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5.93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8.64mm"/>
    </style:style>
    <style:style style:name="co4" style:family="table-column">
      <style:table-column-properties fo:break-before="auto" style:column-width="29.4mm"/>
    </style:style>
    <style:style style:name="co5" style:family="table-column">
      <style:table-column-properties fo:break-before="auto" style:column-width="17.3mm"/>
    </style:style>
    <style:style style:name="co6" style:family="table-column">
      <style:table-column-properties fo:break-before="auto" style:column-width="16mm"/>
    </style:style>
    <style:style style:name="co7" style:family="table-column">
      <style:table-column-properties fo:break-before="auto" style:column-width="13.05mm"/>
    </style:style>
    <style:style style:name="co8" style:family="table-column">
      <style:table-column-properties fo:break-before="auto" style:column-width="8.82mm"/>
    </style:style>
    <style:style style:name="co9" style:family="table-column">
      <style:table-column-properties fo:break-before="auto" style:column-width="15.68mm"/>
    </style:style>
    <style:style style:name="co10" style:family="table-column">
      <style:table-column-properties fo:break-before="auto" style:column-width="10.78mm"/>
    </style:style>
    <style:style style:name="co11" style:family="table-column">
      <style:table-column-properties fo:break-before="auto" style:column-width="19.6mm"/>
    </style:style>
    <style:style style:name="co12" style:family="table-column">
      <style:table-column-properties fo:break-before="auto" style:column-width="17.96mm"/>
    </style:style>
    <style:style style:name="co13" style:family="table-column">
      <style:table-column-properties fo:break-before="auto" style:column-width="14.02mm"/>
    </style:style>
    <style:style style:name="co14" style:family="table-column">
      <style:table-column-properties fo:break-before="auto" style:column-width="2.89mm"/>
    </style:style>
    <style:style style:name="ro1" style:family="table-row">
      <style:table-row-properties style:row-height="4.11mm" fo:break-before="auto" style:use-optimal-row-height="true"/>
    </style:style>
    <style:style style:name="ro2" style:family="table-row">
      <style:table-row-properties style:row-height="4.48mm" fo:break-before="auto" style:use-optimal-row-height="true"/>
    </style:style>
    <style:style style:name="ro3" style:family="table-row">
      <style:table-row-properties style:row-height="4.37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PageStyle_5f_all">
      <style:table-properties table:display="true" style:writing-mode="lr-tb"/>
    </style:style>
    <style:style style:name="ta2" style:family="table" style:master-page-name="PageStyle_5f_daily">
      <style:table-properties table:display="true" style:writing-mode="lr-tb"/>
    </style:style>
    <style:style style:name="ta3" style:family="table" style:master-page-name="PageStyle_5f_monthly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number-style style:name="N3">
      <number:number number:decimal-places="0" loext:min-decimal-places="0" number:min-integer-digits="1" number:grouping="true"/>
    </number:number-style>
    <number:percentage-style style:name="N10">
      <number:number number:decimal-places="0" loext:min-decimal-places="0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8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20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21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2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23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4" style:family="table-cell" style:parent-style-name="Excel_20_Built-in_20_Normal" style:data-style-name="N110"/>
    <style:style style:name="ce25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6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8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Excel_20_Built-in_20_Normal" style:data-style-name="N10"/>
    <style:style style:name="ce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Excel_20_Built-in_20_Normal" style:data-style-name="N2"/>
    <style:style style:name="ce7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9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</style:style>
    <style:style style:name="ce40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2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Excel_20_Built-in_20_Normal" style:data-style-name="N2"/>
    <style:style style:name="ce44" style:family="table-cell" style:parent-style-name="Excel_20_Built-in_20_Normal" style:data-style-name="N84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5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6" style:family="table-cell" style:parent-style-name="Excel_20_Built-in_20_Normal" style:data-style-name="N37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Excel_20_Built-in_20_Normal" style:data-style-name="N11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0" style:family="table-cell" style:parent-style-name="Excel_20_Built-in_20_Normal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Normal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3" style:family="table-cell" style:parent-style-name="Excel_20_Built-in_20_Normal" style:data-style-name="N2"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54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5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Normal">
      <style:text-properties fo:color="#666666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7" style:family="table-cell" style:parent-style-name="Excel_20_Built-in_20_Normal" style:data-style-name="N2">
      <style:text-properties fo:color="#666666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ce58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end" fo:margin-left="0mm" style:writing-mode="page"/>
    </style:style>
    <style:style style:name="ce60" style:family="table-cell" style:parent-style-name="Excel_20_Built-in_20_Normal" style:data-style-name="N1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1" style:family="table-cell" style:parent-style-name="Excel_20_Built-in_20_Normal" style:data-style-name="N110"/>
    <style:style style:name="ce62" style:family="table-cell" style:parent-style-name="Excel_20_Built-in_20_Normal" style:data-style-name="N11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Excel_20_Built-in_20_Normal" style:data-style-name="N111">
      <style:text-properties fo:color="#cccccc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5" style:family="table-cell" style:parent-style-name="Excel_20_Built-in_20_Normal" style:data-style-name="N10">
      <style:text-properties fo:color="#999999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6" style:family="table-cell" style:parent-style-name="Excel_20_Built-in_20_Normal" style:data-style-name="N10"/>
    <style:style style:name="ce6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8" style:family="table-cell" style:parent-style-name="Excel_20_Built-in_20_Normal" style:data-style-name="N37"/>
    <style:style style:name="ce69" style:family="table-cell" style:parent-style-name="Excel_20_Built-in_20_Normal" style:data-style-name="N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0" style:family="table-cell" style:parent-style-name="Excel_20_Built-in_20_Normal" style:data-style-name="N3"/>
    <style:style style:name="ce7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2" style:family="table-cell" style:parent-style-name="Excel_20_Built-in_20_Normal" style:data-style-name="N112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3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4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5" style:family="table-cell" style:parent-style-name="Excel_20_Built-in_20_Normal" style:data-style-name="N10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6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7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8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79" style:family="table-cell" style:parent-style-name="Excel_20_Built-in_20_Normal" style:data-style-name="N1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0" style:family="table-cell" style:parent-style-name="Excel_20_Built-in_20_Normal" style:data-style-name="N1">
      <style:text-properties fo:color="#b2b2b2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1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2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83" style:family="table-cell" style:parent-style-name="Excel_20_Built-in_20_Normal" style:data-style-name="N113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m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84" style:family="table-cell" style:parent-style-name="Excel_20_Built-in_20_Normal"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gr1" style:family="graphic">
      <style:graphic-properties draw:stroke="none" svg:stroke-width="0mm" draw:fill="none" draw:textarea-horizontal-align="center" draw:textarea-vertical-align="middle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center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all" table:style-name="ta1" table:print="false">
        <office:forms form:automatic-focus="false" form:apply-design-mode="false"/>
        <table:table-column table:style-name="co1" table:visibility="collapse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10"/>
        <table:table-column table:style-name="co5" table:default-cell-style-name="ce4"/>
        <table:table-column table:style-name="co5" table:default-cell-style-name="ce13"/>
        <table:table-column table:style-name="co5" table:default-cell-style-name="ce15"/>
        <table:table-column table:style-name="co5" table:number-columns-repeated="2" table:default-cell-style-name="ce18"/>
        <table:table-column table:style-name="co5" table:default-cell-style-name="ce22"/>
        <table:table-column table:style-name="co5" table:default-cell-style-name="ce24"/>
        <table:table-column table:style-name="co6" table:number-columns-repeated="2" table:default-cell-style-name="ce26"/>
        <table:table-column table:style-name="co6" table:number-columns-repeated="2" table:default-cell-style-name="ce28"/>
        <table:table-column table:style-name="co5" table:number-columns-repeated="1009" table:default-cell-style-name="Excel_20_Built-in_20_Normal"/>
        <table:table-row table:style-name="ro1">
          <table:table-cell table:style-name="ce1" office:value-type="string" calcext:value-type="string">
            <text:p>tx id</text:p>
          </table:table-cell>
          <table:table-cell table:style-name="ce4" office:value-type="string" calcext:value-type="string">
            <text:p>date</text:p>
          </table:table-cell>
          <table:table-cell table:style-name="ce7" office:value-type="string" calcext:value-type="string">
            <text:p>tournament</text:p>
          </table:table-cell>
          <table:table-cell table:style-name="ce4" office:value-type="string" calcext:value-type="string">
            <text:p>name</text:p>
          </table:table-cell>
          <table:table-cell office:value-type="string" calcext:value-type="string">
            <text:p>bet</text:p>
          </table:table-cell>
          <table:table-cell table:style-name="ce12" office:value-type="string" calcext:value-type="string">
            <text:p>odds</text:p>
          </table:table-cell>
          <table:table-cell office:value-type="string" calcext:value-type="string">
            <text:p>payout</text:p>
          </table:table-cell>
          <table:table-cell table:style-name="ce17" office:value-type="string" calcext:value-type="string">
            <text:p>net</text:p>
          </table:table-cell>
          <table:table-cell table:style-name="ce20" office:value-type="string" calcext:value-type="string">
            <text:p>balance</text:p>
          </table:table-cell>
          <table:table-cell table:style-name="ce21" office:value-type="string" calcext:value-type="string">
            <text:p>ROI</text:p>
          </table:table-cell>
          <table:table-cell table:style-name="ce23" office:value-type="string" calcext:value-type="string">
            <text:p>K%</text:p>
          </table:table-cell>
          <table:table-cell table:style-name="ce25" office:value-type="string" calcext:value-type="string">
            <text:p>wins</text:p>
          </table:table-cell>
          <table:table-cell table:style-name="ce25" office:value-type="string" calcext:value-type="string">
            <text:p>loss</text:p>
          </table:table-cell>
          <table:table-cell table:style-name="ce27" office:value-type="string" calcext:value-type="string">
            <text:p>R</text:p>
          </table:table-cell>
          <table:table-cell table:style-name="ce27" office:value-type="string" calcext:value-type="string">
            <text:p>W</text:p>
          </table:table-cell>
          <table:table-cell table:style-name="ce4" table:number-columns-repeated="1009"/>
        </table:table-row>
        <table:table-row table:style-name="ro1">
          <table:table-cell table:number-columns-repeated="3"/>
          <table:table-cell table:style-name="ce8"/>
          <table:table-cell table:number-columns-repeated="2"/>
          <table:table-cell table:style-name="ce16"/>
          <table:table-cell/>
          <table:table-cell table:style-name="ce20" table:formula="of:=SUM([.H3:.H14])" office:value-type="float" office:value="38.3" calcext:value-type="float">
            <text:p>38.30</text:p>
          </table:table-cell>
          <table:table-cell table:number-columns-repeated="1015"/>
        </table:table-row>
        <table:table-row table:style-name="ro1">
          <table:table-cell office:value-type="float" office:value="6.07165572400049E+016" calcext:value-type="float">
            <text:p>60716557240004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3]-[.E3]" office:value-type="float" office:value="-5" calcext:value-type="float">
            <text:p>-5.00</text:p>
          </table:table-cell>
          <table:table-cell table:formula="of:=SUM([.$H$2:.H3])" office:value-type="float" office:value="-5" calcext:value-type="float">
            <text:p>-5.00</text:p>
          </table:table-cell>
          <table:table-cell table:formula="of:=[.H3]/[.E3]" office:value-type="percentage" office:value="-1" calcext:value-type="percentage">
            <text:p>-100%</text:p>
          </table:table-cell>
          <table:table-cell table:formula="of:=[.O3]-(1-[.O3])/[.N3]" office:value-type="string" office:string-value="" calcext:value-type="error">
            <text:p>#DIV/0!</text:p>
          </table:table-cell>
          <table:table-cell table:formula="of:=AVERAGEIF([.H3];&quot;&gt;0&quot;)" office:value-type="string" office:string-value="" calcext:value-type="error">
            <text:p>#DIV/0!</text:p>
          </table:table-cell>
          <table:table-cell table:formula="of:=AVERAGEIF([.H3];&quot;&lt;0&quot;)" office:value-type="float" office:value="-5" calcext:value-type="float">
            <text:p>-5.0</text:p>
          </table:table-cell>
          <table:table-cell table:formula="of:=[.L3]/-[.M3]" office:value-type="string" office:string-value="" calcext:value-type="error">
            <text:p>#DIV/0!</text:p>
          </table:table-cell>
          <table:table-cell table:formula="of:=COUNTIF([.G3];&quot;&gt;0&quot;)/COUNTIF([.B3];&quot;&gt;0&quot;)" office:value-type="percentage" office:value="0" calcext:value-type="percentage">
            <text:p>0%</text:p>
          </table:table-cell>
          <table:table-cell table:number-columns-repeated="1009"/>
        </table:table-row>
        <table:table-row table:style-name="ro1">
          <table:table-cell office:value-type="float" office:value="5.32256174012579E+016" calcext:value-type="float">
            <text:p>53225617401257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9" calcext:value-type="float">
            <text:p>9.00</text:p>
          </table:table-cell>
          <table:table-cell table:formula="of:=[.G4]-[.E4]" office:value-type="float" office:value="4" calcext:value-type="float">
            <text:p>4.00</text:p>
          </table:table-cell>
          <table:table-cell table:formula="of:=SUM([.$H$2:.H4])" office:value-type="float" office:value="-1" calcext:value-type="float">
            <text:p>-1.00</text:p>
          </table:table-cell>
          <table:table-cell table:formula="of:=SUM([.H$3:.H4])/SUM([.E$3:.E4])" office:value-type="percentage" office:value="-0.1" calcext:value-type="percentage">
            <text:p>-10%</text:p>
          </table:table-cell>
          <table:table-cell table:formula="of:=[.O4]-(1-[.O4])/[.N4]" office:value-type="percentage" office:value="-0.125" calcext:value-type="percentage">
            <text:p>-12.5%</text:p>
          </table:table-cell>
          <table:table-cell table:formula="of:=AVERAGEIF([.$H$3:.$H4];&quot;&gt;0&quot;)" office:value-type="float" office:value="4" calcext:value-type="float">
            <text:p>4.0</text:p>
          </table:table-cell>
          <table:table-cell table:formula="of:=AVERAGEIF([.$H$3:.$H4];&quot;&lt;0&quot;)" office:value-type="float" office:value="-5" calcext:value-type="float">
            <text:p>-5.0</text:p>
          </table:table-cell>
          <table:table-cell table:formula="of:=[.L4]/-[.M4]" office:value-type="percentage" office:value="0.8" calcext:value-type="percentage">
            <text:p>80%</text:p>
          </table:table-cell>
          <table:table-cell table:formula="of:=COUNTIF([.$G$3:.$G4];&quot;&gt;0&quot;)/COUNTIF([.$B$3:.$B4];&quot;&gt;0&quot;)" office:value-type="percentage" office:value="0.5" calcext:value-type="percentage">
            <text:p>50%</text:p>
          </table:table-cell>
          <table:table-cell table:number-columns-repeated="1009"/>
        </table:table-row>
        <table:table-row table:style-name="ro1">
          <table:table-cell office:value-type="float" office:value="5.51605780422609E+016" calcext:value-type="float">
            <text:p>5516057804226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18" calcext:value-type="float">
            <text:p>1.18</text:p>
          </table:table-cell>
          <table:table-cell office:value-type="float" office:value="23.6" calcext:value-type="float">
            <text:p>23.60</text:p>
          </table:table-cell>
          <table:table-cell table:formula="of:=[.G5]-[.E5]" office:value-type="float" office:value="3.6" calcext:value-type="float">
            <text:p>3.60</text:p>
          </table:table-cell>
          <table:table-cell table:formula="of:=SUM([.$H$2:.H5])" office:value-type="float" office:value="2.6" calcext:value-type="float">
            <text:p>2.60</text:p>
          </table:table-cell>
          <table:table-cell table:formula="of:=SUM([.H$3:.H5])/SUM([.E$3:.E5])" office:value-type="percentage" office:value="0.0866666666666667" calcext:value-type="percentage">
            <text:p>9%</text:p>
          </table:table-cell>
          <table:table-cell table:formula="of:=[.O5]-(1-[.O5])/[.N5]" office:value-type="percentage" office:value="0.228070175438596" calcext:value-type="percentage">
            <text:p>22.8%</text:p>
          </table:table-cell>
          <table:table-cell table:formula="of:=AVERAGEIF([.$H$3:.$H5];&quot;&gt;0&quot;)" office:value-type="float" office:value="3.8" calcext:value-type="float">
            <text:p>3.8</text:p>
          </table:table-cell>
          <table:table-cell table:formula="of:=AVERAGEIF([.$H$3:.$H5];&quot;&lt;0&quot;)" office:value-type="float" office:value="-5" calcext:value-type="float">
            <text:p>-5.0</text:p>
          </table:table-cell>
          <table:table-cell table:formula="of:=[.L5]/-[.M5]" office:value-type="percentage" office:value="0.76" calcext:value-type="percentage">
            <text:p>76%</text:p>
          </table:table-cell>
          <table:table-cell table:formula="of:=COUNTIF([.$G$3:.$G5];&quot;&gt;0&quot;)/COUNTIF([.$B$3:.$B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2.64475822708209E+016" calcext:value-type="float">
            <text:p>26447582270820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basilashvili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05" calcext:value-type="float">
            <text:p>2.05</text:p>
          </table:table-cell>
          <table:table-cell office:value-type="float" office:value="10.25" calcext:value-type="float">
            <text:p>10.25</text:p>
          </table:table-cell>
          <table:table-cell table:formula="of:=[.G6]-[.E6]" office:value-type="float" office:value="5.25" calcext:value-type="float">
            <text:p>5.25</text:p>
          </table:table-cell>
          <table:table-cell table:formula="of:=SUM([.$H$2:.H6])" office:value-type="float" office:value="7.85" calcext:value-type="float">
            <text:p>7.85</text:p>
          </table:table-cell>
          <table:table-cell table:formula="of:=SUM([.H$3:.H6])/SUM([.E$3:.E6])" office:value-type="percentage" office:value="0.224285714285714" calcext:value-type="percentage">
            <text:p>22%</text:p>
          </table:table-cell>
          <table:table-cell table:formula="of:=[.O6]-(1-[.O6])/[.N6]" office:value-type="percentage" office:value="0.458171206225681" calcext:value-type="percentage">
            <text:p>45.8%</text:p>
          </table:table-cell>
          <table:table-cell table:formula="of:=AVERAGEIF([.$H$3:.$H6];&quot;&gt;0&quot;)" office:value-type="float" office:value="4.28333333333333" calcext:value-type="float">
            <text:p>4.3</text:p>
          </table:table-cell>
          <table:table-cell table:formula="of:=AVERAGEIF([.$H$3:.$H6];&quot;&lt;0&quot;)" office:value-type="float" office:value="-5" calcext:value-type="float">
            <text:p>-5.0</text:p>
          </table:table-cell>
          <table:table-cell table:formula="of:=[.L6]/-[.M6]" office:value-type="percentage" office:value="0.856666666666667" calcext:value-type="percentage">
            <text:p>86%</text:p>
          </table:table-cell>
          <table:table-cell table:formula="of:=COUNTIF([.$G$3:.$G6];&quot;&gt;0&quot;)/COUNTIF([.$B$3:.$B6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.65443997327099E+016" calcext:value-type="float">
            <text:p>8654439973270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58" calcext:value-type="float">
            <text:p>1.58</text:p>
          </table:table-cell>
          <table:table-cell office:value-type="float" office:value="31.6" calcext:value-type="float">
            <text:p>31.60</text:p>
          </table:table-cell>
          <table:table-cell table:formula="of:=[.G7]-[.E7]" office:value-type="float" office:value="11.6" calcext:value-type="float">
            <text:p>11.60</text:p>
          </table:table-cell>
          <table:table-cell table:formula="of:=SUM([.$H$2:.H7])" office:value-type="float" office:value="19.45" calcext:value-type="float">
            <text:p>19.45</text:p>
          </table:table-cell>
          <table:table-cell table:formula="of:=SUM([.H$3:.H7])/SUM([.E$3:.E7])" office:value-type="percentage" office:value="0.353636363636364" calcext:value-type="percentage">
            <text:p>35%</text:p>
          </table:table-cell>
          <table:table-cell table:formula="of:=[.O7]-(1-[.O7])/[.N7]" office:value-type="percentage" office:value="0.63640081799591" calcext:value-type="percentage">
            <text:p>63.6%</text:p>
          </table:table-cell>
          <table:table-cell table:formula="of:=AVERAGEIF([.$H$3:.$H7];&quot;&gt;0&quot;)" office:value-type="float" office:value="6.1125" calcext:value-type="float">
            <text:p>6.1</text:p>
          </table:table-cell>
          <table:table-cell table:formula="of:=AVERAGEIF([.$H$3:.$H7];&quot;&lt;0&quot;)" office:value-type="float" office:value="-5" calcext:value-type="float">
            <text:p>-5.0</text:p>
          </table:table-cell>
          <table:table-cell table:formula="of:=[.L7]/-[.M7]" office:value-type="percentage" office:value="1.2225" calcext:value-type="percentage">
            <text:p>122%</text:p>
          </table:table-cell>
          <table:table-cell table:formula="of:=COUNTIF([.$G$3:.$G7];&quot;&gt;0&quot;)/COUNTIF([.$B$3:.$B7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9.37271565626929E+016" calcext:value-type="float">
            <text:p>93727156562692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nego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]-[.E8]" office:value-type="float" office:value="-20" calcext:value-type="float">
            <text:p>-20.00</text:p>
          </table:table-cell>
          <table:table-cell table:formula="of:=SUM([.$H$2:.H8])" office:value-type="float" office:value="-0.549999999999997" calcext:value-type="float">
            <text:p>-0.55</text:p>
          </table:table-cell>
          <table:table-cell table:formula="of:=SUM([.H$3:.H8])/SUM([.E$3:.E8])" office:value-type="percentage" office:value="-0.0073333333333333" calcext:value-type="percentage">
            <text:p>-1%</text:p>
          </table:table-cell>
          <table:table-cell table:formula="of:=[.O8]-(1-[.O8])/[.N8]" office:value-type="percentage" office:value="-0.0149965916837083" calcext:value-type="percentage">
            <text:p>-1.5%</text:p>
          </table:table-cell>
          <table:table-cell table:formula="of:=AVERAGEIF([.$H$3:.$H8];&quot;&gt;0&quot;)" office:value-type="float" office:value="6.1125" calcext:value-type="float">
            <text:p>6.1</text:p>
          </table:table-cell>
          <table:table-cell table:formula="of:=AVERAGEIF([.$H$3:.$H8];&quot;&lt;0&quot;)" office:value-type="float" office:value="-12.5" calcext:value-type="float">
            <text:p>-12.5</text:p>
          </table:table-cell>
          <table:table-cell table:formula="of:=[.L8]/-[.M8]" office:value-type="percentage" office:value="0.489" calcext:value-type="percentage">
            <text:p>49%</text:p>
          </table:table-cell>
          <table:table-cell table:formula="of:=COUNTIF([.$G$3:.$G8];&quot;&gt;0&quot;)/COUNTIF([.$B$3:.$B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office:value-type="float" office:value="7.79746362369759E+016" calcext:value-type="float">
            <text:p>77974636236975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9]-[.E9]" office:value-type="float" office:value="4.75" calcext:value-type="float">
            <text:p>4.75</text:p>
          </table:table-cell>
          <table:table-cell table:formula="of:=SUM([.$H$2:.H9])" office:value-type="float" office:value="4.2" calcext:value-type="float">
            <text:p>4.20</text:p>
          </table:table-cell>
          <table:table-cell table:formula="of:=SUM([.H$3:.H9])/SUM([.E$3:.E9])" office:value-type="percentage" office:value="0.0525" calcext:value-type="percentage">
            <text:p>5%</text:p>
          </table:table-cell>
          <table:table-cell table:formula="of:=[.O9]-(1-[.O9])/[.N9]" office:value-type="percentage" office:value="0.102739726027397" calcext:value-type="percentage">
            <text:p>10.3%</text:p>
          </table:table-cell>
          <table:table-cell table:formula="of:=AVERAGEIF([.$H$3:.$H9];&quot;&gt;0&quot;)" office:value-type="float" office:value="5.84" calcext:value-type="float">
            <text:p>5.8</text:p>
          </table:table-cell>
          <table:table-cell table:formula="of:=AVERAGEIF([.$H$3:.$H9];&quot;&lt;0&quot;)" office:value-type="float" office:value="-12.5" calcext:value-type="float">
            <text:p>-12.5</text:p>
          </table:table-cell>
          <table:table-cell table:formula="of:=[.L9]/-[.M9]" office:value-type="percentage" office:value="0.4672" calcext:value-type="percentage">
            <text:p>47%</text:p>
          </table:table-cell>
          <table:table-cell table:formula="of:=COUNTIF([.$G$3:.$G9];&quot;&gt;0&quot;)/COUNTIF([.$B$3:.$B9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24896045104839E+016" calcext:value-type="float">
            <text:p>824896045104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10]-[.E10]" office:value-type="float" office:value="8" calcext:value-type="float">
            <text:p>8.00</text:p>
          </table:table-cell>
          <table:table-cell table:formula="of:=SUM([.$H$2:.H10])" office:value-type="float" office:value="12.2" calcext:value-type="float">
            <text:p>12.20</text:p>
          </table:table-cell>
          <table:table-cell table:formula="of:=SUM([.H$3:.H10])/SUM([.E$3:.E10])" office:value-type="percentage" office:value="0.143529411764706" calcext:value-type="percentage">
            <text:p>14%</text:p>
          </table:table-cell>
          <table:table-cell table:formula="of:=[.O10]-(1-[.O10])/[.N10]" office:value-type="percentage" office:value="0.245967741935484" calcext:value-type="percentage">
            <text:p>24.6%</text:p>
          </table:table-cell>
          <table:table-cell table:formula="of:=AVERAGEIF([.$H$3:.$H10];&quot;&gt;0&quot;)" office:value-type="float" office:value="6.2" calcext:value-type="float">
            <text:p>6.2</text:p>
          </table:table-cell>
          <table:table-cell table:formula="of:=AVERAGEIF([.$H$3:.$H10];&quot;&lt;0&quot;)" office:value-type="float" office:value="-12.5" calcext:value-type="float">
            <text:p>-12.5</text:p>
          </table:table-cell>
          <table:table-cell table:formula="of:=[.L10]/-[.M10]" office:value-type="percentage" office:value="0.496" calcext:value-type="percentage">
            <text:p>50%</text:p>
          </table:table-cell>
          <table:table-cell table:formula="of:=COUNTIF([.$G$3:.$G10];&quot;&gt;0&quot;)/COUNTIF([.$B$3:.$B1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6.57694154955769E+016" calcext:value-type="float">
            <text:p>65769415495576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" calcext:value-type="float">
            <text:p>1.90</text:p>
          </table:table-cell>
          <table:table-cell office:value-type="float" office:value="9.5" calcext:value-type="float">
            <text:p>9.50</text:p>
          </table:table-cell>
          <table:table-cell table:formula="of:=[.G11]-[.E11]" office:value-type="float" office:value="4.5" calcext:value-type="float">
            <text:p>4.50</text:p>
          </table:table-cell>
          <table:table-cell table:formula="of:=SUM([.$H$2:.H11])" office:value-type="float" office:value="16.7" calcext:value-type="float">
            <text:p>16.70</text:p>
          </table:table-cell>
          <table:table-cell table:formula="of:=SUM([.H$3:.H11])/SUM([.E$3:.E11])" office:value-type="percentage" office:value="0.185555555555556" calcext:value-type="percentage">
            <text:p>19%</text:p>
          </table:table-cell>
          <table:table-cell table:formula="of:=[.O11]-(1-[.O11])/[.N11]" office:value-type="percentage" office:value="0.31148414601652" calcext:value-type="percentage">
            <text:p>31.1%</text:p>
          </table:table-cell>
          <table:table-cell table:formula="of:=AVERAGEIF([.$H$3:.$H11];&quot;&gt;0&quot;)" office:value-type="float" office:value="5.95714285714286" calcext:value-type="float">
            <text:p>6.0</text:p>
          </table:table-cell>
          <table:table-cell table:formula="of:=AVERAGEIF([.$H$3:.$H11];&quot;&lt;0&quot;)" office:value-type="float" office:value="-12.5" calcext:value-type="float">
            <text:p>-12.5</text:p>
          </table:table-cell>
          <table:table-cell table:formula="of:=[.L11]/-[.M11]" office:value-type="percentage" office:value="0.476571428571429" calcext:value-type="percentage">
            <text:p>48%</text:p>
          </table:table-cell>
          <table:table-cell table:formula="of:=COUNTIF([.$G$3:.$G11];&quot;&gt;0&quot;)/COUNTIF([.$B$3:.$B11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.31036065852839E+016" calcext:value-type="float">
            <text:p>73103606585283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85" calcext:value-type="float">
            <text:p>1.85</text:p>
          </table:table-cell>
          <table:table-cell office:value-type="float" office:value="37" calcext:value-type="float">
            <text:p>37.00</text:p>
          </table:table-cell>
          <table:table-cell table:formula="of:=[.G12]-[.E12]" office:value-type="float" office:value="17" calcext:value-type="float">
            <text:p>17.00</text:p>
          </table:table-cell>
          <table:table-cell table:formula="of:=SUM([.$H$2:.H12])" office:value-type="float" office:value="33.7" calcext:value-type="float">
            <text:p>33.70</text:p>
          </table:table-cell>
          <table:table-cell table:formula="of:=SUM([.H$3:.H12])/SUM([.E$3:.E12])" office:value-type="percentage" office:value="0.306363636363636" calcext:value-type="percentage">
            <text:p>31%</text:p>
          </table:table-cell>
          <table:table-cell table:formula="of:=[.O12]-(1-[.O12])/[.N12]" office:value-type="percentage" office:value="0.459284497444634" calcext:value-type="percentage">
            <text:p>45.9%</text:p>
          </table:table-cell>
          <table:table-cell table:formula="of:=AVERAGEIF([.$H$3:.$H12];&quot;&gt;0&quot;)" office:value-type="float" office:value="7.3375" calcext:value-type="float">
            <text:p>7.3</text:p>
          </table:table-cell>
          <table:table-cell table:formula="of:=AVERAGEIF([.$H$3:.$H12];&quot;&lt;0&quot;)" office:value-type="float" office:value="-12.5" calcext:value-type="float">
            <text:p>-12.5</text:p>
          </table:table-cell>
          <table:table-cell table:formula="of:=[.L12]/-[.M12]" office:value-type="percentage" office:value="0.587" calcext:value-type="percentage">
            <text:p>59%</text:p>
          </table:table-cell>
          <table:table-cell table:formula="of:=COUNTIF([.$G$3:.$G12];&quot;&gt;0&quot;)/COUNTIF([.$B$3:.$B12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1.01480509349499E+016" calcext:value-type="float">
            <text:p>10148050934949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13]-[.E13]" office:value-type="float" office:value="9.6" calcext:value-type="float">
            <text:p>9.60</text:p>
          </table:table-cell>
          <table:table-cell table:formula="of:=SUM([.$H$2:.H13])" office:value-type="float" office:value="43.3" calcext:value-type="float">
            <text:p>43.30</text:p>
          </table:table-cell>
          <table:table-cell table:formula="of:=SUM([.H$3:.H13])/SUM([.E$3:.E13])" office:value-type="percentage" office:value="0.333076923076923" calcext:value-type="percentage">
            <text:p>33%</text:p>
          </table:table-cell>
          <table:table-cell table:formula="of:=[.O13]-(1-[.O13])/[.N13]" office:value-type="percentage" office:value="0.518700918408093" calcext:value-type="percentage">
            <text:p>51.9%</text:p>
          </table:table-cell>
          <table:table-cell table:formula="of:=AVERAGEIF([.$H$3:.$H13];&quot;&gt;0&quot;)" office:value-type="float" office:value="7.58888888888889" calcext:value-type="float">
            <text:p>7.6</text:p>
          </table:table-cell>
          <table:table-cell table:formula="of:=AVERAGEIF([.$H$3:.$H13];&quot;&lt;0&quot;)" office:value-type="float" office:value="-12.5" calcext:value-type="float">
            <text:p>-12.5</text:p>
          </table:table-cell>
          <table:table-cell table:formula="of:=[.L13]/-[.M13]" office:value-type="percentage" office:value="0.607111111111111" calcext:value-type="percentage">
            <text:p>61%</text:p>
          </table:table-cell>
          <table:table-cell table:formula="of:=COUNTIF([.$G$3:.$G13];&quot;&gt;0&quot;)/COUNTIF([.$B$3:.$B13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9.94805459925789E+016" calcext:value-type="float">
            <text:p>99480545992578900</text:p>
          </table:table-cell>
          <table:table-cell office:value-type="date" office:date-value="2019-07-24" calcext:value-type="date">
            <text:p>2019-07-24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isner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4]-[.E14]" office:value-type="float" office:value="-5" calcext:value-type="float">
            <text:p>-5.00</text:p>
          </table:table-cell>
          <table:table-cell table:formula="of:=SUM([.$H$2:.H14])" office:value-type="float" office:value="38.3" calcext:value-type="float">
            <text:p>38.30</text:p>
          </table:table-cell>
          <table:table-cell table:formula="of:=SUM([.H$3:.H14])/SUM([.E$3:.E14])" office:value-type="percentage" office:value="0.283703703703704" calcext:value-type="percentage">
            <text:p>28%</text:p>
          </table:table-cell>
          <table:table-cell table:formula="of:=[.O14]-(1-[.O14])/[.N14]" office:value-type="percentage" office:value="0.420571010248902" calcext:value-type="percentage">
            <text:p>42.1%</text:p>
          </table:table-cell>
          <table:table-cell table:formula="of:=AVERAGEIF([.$H$3:.$H14];&quot;&gt;0&quot;)" office:value-type="float" office:value="7.58888888888889" calcext:value-type="float">
            <text:p>7.6</text:p>
          </table:table-cell>
          <table:table-cell table:formula="of:=AVERAGEIF([.$H$3:.$H14];&quot;&lt;0&quot;)" office:value-type="float" office:value="-10" calcext:value-type="float">
            <text:p>-10.0</text:p>
          </table:table-cell>
          <table:table-cell table:formula="of:=[.L14]/-[.M14]" office:value-type="percentage" office:value="0.758888888888889" calcext:value-type="percentage">
            <text:p>76%</text:p>
          </table:table-cell>
          <table:table-cell table:formula="of:=COUNTIF([.$G$3:.$G14];&quot;&gt;0&quot;)/COUNTIF([.$B$3:.$B14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 table:number-columns-repeated="1018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 table:number-columns-repeated="2"/>
          <table:table-cell table:style-name="ce20" table:formula="of:=SUM([.H17:.H28])" office:value-type="float" office:value="37.75" calcext:value-type="float">
            <text:p>37.75</text:p>
          </table:table-cell>
          <table:table-cell table:number-columns-repeated="1015"/>
        </table:table-row>
        <table:table-row table:style-name="ro1">
          <table:table-cell office:value-type="float" office:value="1.53289727667589E+016" calcext:value-type="float">
            <text:p>1532897276675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bden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7]-[.E17]" office:value-type="float" office:value="-20" calcext:value-type="float">
            <text:p>-20.00</text:p>
          </table:table-cell>
          <table:table-cell table:formula="of:=SUM([.$H$2:.H17])" office:value-type="float" office:value="18.3" calcext:value-type="float">
            <text:p>18.30</text:p>
          </table:table-cell>
          <table:table-cell table:formula="of:=SUM([.H$3:.H17])/SUM([.E$3:.E17])" office:value-type="percentage" office:value="0.118064516129032" calcext:value-type="percentage">
            <text:p>12%</text:p>
          </table:table-cell>
          <table:table-cell table:formula="of:=[.O17]-(1-[.O17])/[.N17]" office:value-type="percentage" office:value="0.185493861921388" calcext:value-type="percentage">
            <text:p>18.5%</text:p>
          </table:table-cell>
          <table:table-cell table:formula="of:=AVERAGEIF([.$H$3:.$H17];&quot;&gt;0&quot;)" office:value-type="float" office:value="7.58888888888889" calcext:value-type="float">
            <text:p>7.6</text:p>
          </table:table-cell>
          <table:table-cell table:formula="of:=AVERAGEIF([.$H$3:.$H17];&quot;&lt;0&quot;)" office:value-type="float" office:value="-12.5" calcext:value-type="float">
            <text:p>-12.5</text:p>
          </table:table-cell>
          <table:table-cell table:formula="of:=[.L17]/-[.M17]" office:value-type="percentage" office:value="0.607111111111111" calcext:value-type="percentage">
            <text:p>61%</text:p>
          </table:table-cell>
          <table:table-cell table:formula="of:=COUNTIF([.$G$3:.$G17];&quot;&gt;0&quot;)/COUNTIF([.$B$3:.$B17];&quot;&gt;0&quot;)" office:value-type="percentage" office:value="0.692307692307692" calcext:value-type="percentage">
            <text:p>69%</text:p>
          </table:table-cell>
          <table:table-cell table:number-columns-repeated="1009"/>
        </table:table-row>
        <table:table-row table:style-name="ro1">
          <table:table-cell office:value-type="float" office:value="2.31926930537729E+016" calcext:value-type="float">
            <text:p>2319269305377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2" calcext:value-type="float">
            <text:p>1.42</text:p>
          </table:table-cell>
          <table:table-cell office:value-type="float" office:value="28.4" calcext:value-type="float">
            <text:p>28.40</text:p>
          </table:table-cell>
          <table:table-cell table:formula="of:=[.G18]-[.E18]" office:value-type="float" office:value="8.4" calcext:value-type="float">
            <text:p>8.40</text:p>
          </table:table-cell>
          <table:table-cell table:formula="of:=SUM([.$H$2:.H18])" office:value-type="float" office:value="26.7" calcext:value-type="float">
            <text:p>26.70</text:p>
          </table:table-cell>
          <table:table-cell table:formula="of:=SUM([.H$3:.H18])/SUM([.E$3:.E18])" office:value-type="percentage" office:value="0.152571428571429" calcext:value-type="percentage">
            <text:p>15%</text:p>
          </table:table-cell>
          <table:table-cell table:formula="of:=[.O18]-(1-[.O18])/[.N18]" office:value-type="percentage" office:value="0.248649655429317" calcext:value-type="percentage">
            <text:p>24.9%</text:p>
          </table:table-cell>
          <table:table-cell table:formula="of:=AVERAGEIF([.$H$3:.$H18];&quot;&gt;0&quot;)" office:value-type="float" office:value="7.67" calcext:value-type="float">
            <text:p>7.7</text:p>
          </table:table-cell>
          <table:table-cell table:formula="of:=AVERAGEIF([.$H$3:.$H18];&quot;&lt;0&quot;)" office:value-type="float" office:value="-12.5" calcext:value-type="float">
            <text:p>-12.5</text:p>
          </table:table-cell>
          <table:table-cell table:formula="of:=[.L18]/-[.M18]" office:value-type="percentage" office:value="0.6136" calcext:value-type="percentage">
            <text:p>61%</text:p>
          </table:table-cell>
          <table:table-cell table:formula="of:=COUNTIF([.$G$3:.$G18];&quot;&gt;0&quot;)/COUNTIF([.$B$3:.$B18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5.01282306101639E+016" calcext:value-type="float">
            <text:p>50128230610163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16" calcext:value-type="float">
            <text:p>1.16</text:p>
          </table:table-cell>
          <table:table-cell office:value-type="float" office:value="5.8" calcext:value-type="float">
            <text:p>5.80</text:p>
          </table:table-cell>
          <table:table-cell table:formula="of:=[.G19]-[.E19]" office:value-type="float" office:value="0.8" calcext:value-type="float">
            <text:p>0.80</text:p>
          </table:table-cell>
          <table:table-cell table:formula="of:=SUM([.$H$2:.H19])" office:value-type="float" office:value="27.5" calcext:value-type="float">
            <text:p>27.50</text:p>
          </table:table-cell>
          <table:table-cell table:formula="of:=SUM([.H$3:.H19])/SUM([.E$3:.E19])" office:value-type="percentage" office:value="0.152777777777778" calcext:value-type="percentage">
            <text:p>15%</text:p>
          </table:table-cell>
          <table:table-cell table:formula="of:=[.O19]-(1-[.O19])/[.N19]" office:value-type="percentage" office:value="0.260215053763441" calcext:value-type="percentage">
            <text:p>26.0%</text:p>
          </table:table-cell>
          <table:table-cell table:formula="of:=AVERAGEIF([.$H$3:.$H19];&quot;&gt;0&quot;)" office:value-type="float" office:value="7.04545454545455" calcext:value-type="float">
            <text:p>7.0</text:p>
          </table:table-cell>
          <table:table-cell table:formula="of:=AVERAGEIF([.$H$3:.$H19];&quot;&lt;0&quot;)" office:value-type="float" office:value="-12.5" calcext:value-type="float">
            <text:p>-12.5</text:p>
          </table:table-cell>
          <table:table-cell table:formula="of:=[.L19]/-[.M19]" office:value-type="percentage" office:value="0.563636363636364" calcext:value-type="percentage">
            <text:p>56%</text:p>
          </table:table-cell>
          <table:table-cell table:formula="of:=COUNTIF([.$G$3:.$G19];&quot;&gt;0&quot;)/COUNTIF([.$B$3:.$B19];&quot;&gt;0&quot;)" office:value-type="percentage" office:value="0.733333333333333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8.89796275924929E+016" calcext:value-type="float">
            <text:p>88979627592492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0]-[.E20]" office:value-type="float" office:value="4.75" calcext:value-type="float">
            <text:p>4.75</text:p>
          </table:table-cell>
          <table:table-cell table:formula="of:=SUM([.$H$2:.H20])" office:value-type="float" office:value="32.25" calcext:value-type="float">
            <text:p>32.25</text:p>
          </table:table-cell>
          <table:table-cell table:formula="of:=SUM([.H$3:.H20])/SUM([.E$3:.E20])" office:value-type="percentage" office:value="0.174324324324324" calcext:value-type="percentage">
            <text:p>17%</text:p>
          </table:table-cell>
          <table:table-cell table:formula="of:=[.O20]-(1-[.O20])/[.N20]" office:value-type="percentage" office:value="0.294072948328268" calcext:value-type="percentage">
            <text:p>29.4%</text:p>
          </table:table-cell>
          <table:table-cell table:formula="of:=AVERAGEIF([.$H$3:.$H20];&quot;&gt;0&quot;)" office:value-type="float" office:value="6.85416666666667" calcext:value-type="float">
            <text:p>6.9</text:p>
          </table:table-cell>
          <table:table-cell table:formula="of:=AVERAGEIF([.$H$3:.$H20];&quot;&lt;0&quot;)" office:value-type="float" office:value="-12.5" calcext:value-type="float">
            <text:p>-12.5</text:p>
          </table:table-cell>
          <table:table-cell table:formula="of:=[.L20]/-[.M20]" office:value-type="percentage" office:value="0.548333333333333" calcext:value-type="percentage">
            <text:p>55%</text:p>
          </table:table-cell>
          <table:table-cell table:formula="of:=COUNTIF([.$G$3:.$G20];&quot;&gt;0&quot;)/COUNTIF([.$B$3:.$B20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8793541109445901" calcext:value-type="float">
            <text:p>8793541109445901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8" calcext:value-type="float">
            <text:p>1.48</text:p>
          </table:table-cell>
          <table:table-cell office:value-type="float" office:value="29.6" calcext:value-type="float">
            <text:p>29.60</text:p>
          </table:table-cell>
          <table:table-cell table:formula="of:=[.G21]-[.E21]" office:value-type="float" office:value="9.6" calcext:value-type="float">
            <text:p>9.60</text:p>
          </table:table-cell>
          <table:table-cell table:formula="of:=SUM([.$H$2:.H21])" office:value-type="float" office:value="41.85" calcext:value-type="float">
            <text:p>41.85</text:p>
          </table:table-cell>
          <table:table-cell table:formula="of:=SUM([.H$3:.H21])/SUM([.E$3:.E21])" office:value-type="percentage" office:value="0.204146341463415" calcext:value-type="percentage">
            <text:p>20%</text:p>
          </table:table-cell>
          <table:table-cell table:formula="of:=[.O21]-(1-[.O21])/[.N21]" office:value-type="percentage" office:value="0.348426142367671" calcext:value-type="percentage">
            <text:p>34.8%</text:p>
          </table:table-cell>
          <table:table-cell table:formula="of:=AVERAGEIF([.$H$3:.$H21];&quot;&gt;0&quot;)" office:value-type="float" office:value="7.06538461538462" calcext:value-type="float">
            <text:p>7.1</text:p>
          </table:table-cell>
          <table:table-cell table:formula="of:=AVERAGEIF([.$H$3:.$H21];&quot;&lt;0&quot;)" office:value-type="float" office:value="-12.5" calcext:value-type="float">
            <text:p>-12.5</text:p>
          </table:table-cell>
          <table:table-cell table:formula="of:=[.L21]/-[.M21]" office:value-type="percentage" office:value="0.565230769230769" calcext:value-type="percentage">
            <text:p>57%</text:p>
          </table:table-cell>
          <table:table-cell table:formula="of:=COUNTIF([.$G$3:.$G21];&quot;&gt;0&quot;)/COUNTIF([.$B$3:.$B21];&quot;&gt;0&quot;)" office:value-type="percentage" office:value="0.764705882352941" calcext:value-type="percentage">
            <text:p>76%</text:p>
          </table:table-cell>
          <table:table-cell table:number-columns-repeated="1009"/>
        </table:table-row>
        <table:table-row table:style-name="ro1">
          <table:table-cell office:value-type="float" office:value="2.22824098031999E+016" calcext:value-type="float">
            <text:p>22282409803199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22]-[.E22]" office:value-type="float" office:value="1.2" calcext:value-type="float">
            <text:p>1.20</text:p>
          </table:table-cell>
          <table:table-cell table:formula="of:=SUM([.$H$2:.H22])" office:value-type="float" office:value="43.05" calcext:value-type="float">
            <text:p>43.05</text:p>
          </table:table-cell>
          <table:table-cell table:formula="of:=SUM([.H$3:.H22])/SUM([.E$3:.E22])" office:value-type="percentage" office:value="0.205" calcext:value-type="percentage">
            <text:p>21%</text:p>
          </table:table-cell>
          <table:table-cell table:formula="of:=[.O22]-(1-[.O22])/[.N22]" office:value-type="percentage" office:value="0.359842378649472" calcext:value-type="percentage">
            <text:p>36.0%</text:p>
          </table:table-cell>
          <table:table-cell table:formula="of:=AVERAGEIF([.$H$3:.$H22];&quot;&gt;0&quot;)" office:value-type="float" office:value="6.64642857142857" calcext:value-type="float">
            <text:p>6.6</text:p>
          </table:table-cell>
          <table:table-cell table:formula="of:=AVERAGEIF([.$H$3:.$H22];&quot;&lt;0&quot;)" office:value-type="float" office:value="-12.5" calcext:value-type="float">
            <text:p>-12.5</text:p>
          </table:table-cell>
          <table:table-cell table:formula="of:=[.L22]/-[.M22]" office:value-type="percentage" office:value="0.531714285714286" calcext:value-type="percentage">
            <text:p>53%</text:p>
          </table:table-cell>
          <table:table-cell table:formula="of:=COUNTIF([.$G$3:.$G22];&quot;&gt;0&quot;)/COUNTIF([.$B$3:.$B22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7408066836900900" calcext:value-type="float">
            <text:p>7408066836900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ousa</text:p>
          </table:table-cell>
          <table:table-cell table:style-name="ce10"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23]-[.E23]" office:value-type="float" office:value="2.4" calcext:value-type="float">
            <text:p>2.40</text:p>
          </table:table-cell>
          <table:table-cell table:formula="of:=SUM([.$H$2:.H23])" office:value-type="float" office:value="45.45" calcext:value-type="float">
            <text:p>45.45</text:p>
          </table:table-cell>
          <table:table-cell table:formula="of:=SUM([.H$3:.H23])/SUM([.E$3:.E23])" office:value-type="percentage" office:value="0.211395348837209" calcext:value-type="percentage">
            <text:p>21%</text:p>
          </table:table-cell>
          <table:table-cell table:formula="of:=[.O23]-(1-[.O23])/[.N23]" office:value-type="percentage" office:value="0.375920156598936" calcext:value-type="percentage">
            <text:p>37.6%</text:p>
          </table:table-cell>
          <table:table-cell table:formula="of:=AVERAGEIF([.$H$3:.$H23];&quot;&gt;0&quot;)" office:value-type="float" office:value="6.36333333333334" calcext:value-type="float">
            <text:p>6.4</text:p>
          </table:table-cell>
          <table:table-cell table:formula="of:=AVERAGEIF([.$H$3:.$H23];&quot;&lt;0&quot;)" office:value-type="float" office:value="-12.5" calcext:value-type="float">
            <text:p>-12.5</text:p>
          </table:table-cell>
          <table:table-cell table:formula="of:=[.L23]/-[.M23]" office:value-type="percentage" office:value="0.509066666666667" calcext:value-type="percentage">
            <text:p>51%</text:p>
          </table:table-cell>
          <table:table-cell table:formula="of:=COUNTIF([.$G$3:.$G23];&quot;&gt;0&quot;)/COUNTIF([.$B$3:.$B23];&quot;&gt;0&quot;)" office:value-type="percentage" office:value="0.78947368421052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8256411227378900" calcext:value-type="float">
            <text:p>8256411227378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28" calcext:value-type="float">
            <text:p>1.28</text:p>
          </table:table-cell>
          <table:table-cell office:value-type="float" office:value="25.6" calcext:value-type="float">
            <text:p>25.60</text:p>
          </table:table-cell>
          <table:table-cell table:formula="of:=[.G24]-[.E24]" office:value-type="float" office:value="5.6" calcext:value-type="float">
            <text:p>5.60</text:p>
          </table:table-cell>
          <table:table-cell table:formula="of:=SUM([.$H$2:.H24])" office:value-type="float" office:value="51.05" calcext:value-type="float">
            <text:p>51.05</text:p>
          </table:table-cell>
          <table:table-cell table:formula="of:=SUM([.H$3:.H24])/SUM([.E$3:.E24])" office:value-type="percentage" office:value="0.217234042553191" calcext:value-type="percentage">
            <text:p>22%</text:p>
          </table:table-cell>
          <table:table-cell table:formula="of:=[.O24]-(1-[.O24])/[.N24]" office:value-type="percentage" office:value="0.404156358238496" calcext:value-type="percentage">
            <text:p>40.4%</text:p>
          </table:table-cell>
          <table:table-cell table:formula="of:=AVERAGEIF([.$H$3:.$H24];&quot;&gt;0&quot;)" office:value-type="float" office:value="6.315625" calcext:value-type="float">
            <text:p>6.3</text:p>
          </table:table-cell>
          <table:table-cell table:formula="of:=AVERAGEIF([.$H$3:.$H24];&quot;&lt;0&quot;)" office:value-type="float" office:value="-12.5" calcext:value-type="float">
            <text:p>-12.5</text:p>
          </table:table-cell>
          <table:table-cell table:formula="of:=[.L24]/-[.M24]" office:value-type="percentage" office:value="0.50525" calcext:value-type="percentage">
            <text:p>51%</text:p>
          </table:table-cell>
          <table:table-cell table:formula="of:=COUNTIF([.$G$3:.$G24];&quot;&gt;0&quot;)/COUNTIF([.$B$3:.$B24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6.98236331469679E+016" calcext:value-type="float">
            <text:p>6982363314696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krajinov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45" calcext:value-type="float">
            <text:p>1.45</text:p>
          </table:table-cell>
          <table:table-cell office:value-type="float" office:value="29" calcext:value-type="float">
            <text:p>29.00</text:p>
          </table:table-cell>
          <table:table-cell table:formula="of:=[.G25]-[.E25]" office:value-type="float" office:value="9" calcext:value-type="float">
            <text:p>9.00</text:p>
          </table:table-cell>
          <table:table-cell table:formula="of:=SUM([.$H$2:.H25])" office:value-type="float" office:value="60.05" calcext:value-type="float">
            <text:p>60.05</text:p>
          </table:table-cell>
          <table:table-cell table:formula="of:=SUM([.H$3:.H25])/SUM([.E$3:.E25])" office:value-type="percentage" office:value="0.235490196078431" calcext:value-type="percentage">
            <text:p>24%</text:p>
          </table:table-cell>
          <table:table-cell table:formula="of:=[.O25]-(1-[.O25])/[.N25]" office:value-type="percentage" office:value="0.44172562255252" calcext:value-type="percentage">
            <text:p>44.2%</text:p>
          </table:table-cell>
          <table:table-cell table:formula="of:=AVERAGEIF([.$H$3:.$H25];&quot;&gt;0&quot;)" office:value-type="float" office:value="6.47352941176471" calcext:value-type="float">
            <text:p>6.5</text:p>
          </table:table-cell>
          <table:table-cell table:formula="of:=AVERAGEIF([.$H$3:.$H25];&quot;&lt;0&quot;)" office:value-type="float" office:value="-12.5" calcext:value-type="float">
            <text:p>-12.5</text:p>
          </table:table-cell>
          <table:table-cell table:formula="of:=[.L25]/-[.M25]" office:value-type="percentage" office:value="0.517882352941177" calcext:value-type="percentage">
            <text:p>52%</text:p>
          </table:table-cell>
          <table:table-cell table:formula="of:=COUNTIF([.$G$3:.$G25];&quot;&gt;0&quot;)/COUNTIF([.$B$3:.$B25];&quot;&gt;0&quot;)" office:value-type="percentage" office:value="0.80952380952381" calcext:value-type="percentage">
            <text:p>81%</text:p>
          </table:table-cell>
          <table:table-cell table:number-columns-repeated="1009"/>
        </table:table-row>
        <table:table-row table:style-name="ro1">
          <table:table-cell office:value-type="float" office:value="5559550535645900" calcext:value-type="float">
            <text:p>55595505356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.5" calcext:value-type="float">
            <text:p>2.50</text:p>
          </table:table-cell>
          <table:table-cell office:value-type="float" office:value="50" calcext:value-type="float">
            <text:p>50.00</text:p>
          </table:table-cell>
          <table:table-cell table:formula="of:=[.G26]-[.E26]" office:value-type="float" office:value="30" calcext:value-type="float">
            <text:p>30.00</text:p>
          </table:table-cell>
          <table:table-cell table:formula="of:=SUM([.$H$2:.H26])" office:value-type="float" office:value="90.05" calcext:value-type="float">
            <text:p>90.05</text:p>
          </table:table-cell>
          <table:table-cell table:formula="of:=SUM([.H$3:.H26])/SUM([.E$3:.E26])" office:value-type="percentage" office:value="0.327454545454545" calcext:value-type="percentage">
            <text:p>33%</text:p>
          </table:table-cell>
          <table:table-cell table:formula="of:=[.O26]-(1-[.O26])/[.N26]" office:value-type="percentage" office:value="0.526078348641719" calcext:value-type="percentage">
            <text:p>52.6%</text:p>
          </table:table-cell>
          <table:table-cell table:formula="of:=AVERAGEIF([.$H$3:.$H26];&quot;&gt;0&quot;)" office:value-type="float" office:value="7.78055555555556" calcext:value-type="float">
            <text:p>7.8</text:p>
          </table:table-cell>
          <table:table-cell table:formula="of:=AVERAGEIF([.$H$3:.$H26];&quot;&lt;0&quot;)" office:value-type="float" office:value="-12.5" calcext:value-type="float">
            <text:p>-12.5</text:p>
          </table:table-cell>
          <table:table-cell table:formula="of:=[.L26]/-[.M26]" office:value-type="percentage" office:value="0.622444444444445" calcext:value-type="percentage">
            <text:p>62%</text:p>
          </table:table-cell>
          <table:table-cell table:formula="of:=COUNTIF([.$G$3:.$G26];&quot;&gt;0&quot;)/COUNTIF([.$B$3:.$B26];&quot;&gt;0&quot;)" office:value-type="percentage" office:value="0.818181818181818" calcext:value-type="percentage">
            <text:p>82%</text:p>
          </table:table-cell>
          <table:table-cell table:number-columns-repeated="1009"/>
        </table:table-row>
        <table:table-row table:style-name="ro1">
          <table:table-cell office:value-type="float" office:value="3.27040902443379E+016" calcext:value-type="float">
            <text:p>32704090244337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delbonis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7]-[.E27]" office:value-type="float" office:value="-20" calcext:value-type="float">
            <text:p>-20.00</text:p>
          </table:table-cell>
          <table:table-cell table:formula="of:=SUM([.$H$2:.H27])" office:value-type="float" office:value="70.05" calcext:value-type="float">
            <text:p>70.05</text:p>
          </table:table-cell>
          <table:table-cell table:formula="of:=SUM([.H$3:.H27])/SUM([.E$3:.E27])" office:value-type="percentage" office:value="0.237457627118644" calcext:value-type="percentage">
            <text:p>24%</text:p>
          </table:table-cell>
          <table:table-cell table:formula="of:=[.O27]-(1-[.O27])/[.N27]" office:value-type="percentage" office:value="0.391444049485432" calcext:value-type="percentage">
            <text:p>39.1%</text:p>
          </table:table-cell>
          <table:table-cell table:formula="of:=AVERAGEIF([.$H$3:.$H27];&quot;&gt;0&quot;)" office:value-type="float" office:value="7.78055555555556" calcext:value-type="float">
            <text:p>7.8</text:p>
          </table:table-cell>
          <table:table-cell table:formula="of:=AVERAGEIF([.$H$3:.$H27];&quot;&lt;0&quot;)" office:value-type="float" office:value="-14" calcext:value-type="float">
            <text:p>-14.0</text:p>
          </table:table-cell>
          <table:table-cell table:formula="of:=[.L27]/-[.M27]" office:value-type="percentage" office:value="0.555753968253968" calcext:value-type="percentage">
            <text:p>56%</text:p>
          </table:table-cell>
          <table:table-cell table:formula="of:=COUNTIF([.$G$3:.$G27];&quot;&gt;0&quot;)/COUNTIF([.$B$3:.$B27];&quot;&gt;0&quot;)" office:value-type="percentage" office:value="0.782608695652174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5.58090402791459E+016" calcext:value-type="float">
            <text:p>55809040279145900</text:p>
          </table:table-cell>
          <table:table-cell office:value-type="date" office:date-value="2019-07-25" calcext:value-type="date">
            <text:p>2019-07-25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1.3" calcext:value-type="float">
            <text:p>1.30</text:p>
          </table:table-cell>
          <table:table-cell office:value-type="float" office:value="26" calcext:value-type="float">
            <text:p>26.00</text:p>
          </table:table-cell>
          <table:table-cell table:formula="of:=[.G28]-[.E28]" office:value-type="float" office:value="6" calcext:value-type="float">
            <text:p>6.00</text:p>
          </table:table-cell>
          <table:table-cell table:formula="of:=SUM([.$H$2:.H28])" office:value-type="float" office:value="76.05" calcext:value-type="float">
            <text:p>76.05</text:p>
          </table:table-cell>
          <table:table-cell table:formula="of:=SUM([.H$3:.H28])/SUM([.E$3:.E28])" office:value-type="percentage" office:value="0.241428571428571" calcext:value-type="percentage">
            <text:p>24%</text:p>
          </table:table-cell>
          <table:table-cell table:formula="of:=[.O28]-(1-[.O28])/[.N28]" office:value-type="percentage" office:value="0.412230400547758" calcext:value-type="percentage">
            <text:p>41.2%</text:p>
          </table:table-cell>
          <table:table-cell table:formula="of:=AVERAGEIF([.$H$3:.$H28];&quot;&gt;0&quot;)" office:value-type="float" office:value="7.68684210526316" calcext:value-type="float">
            <text:p>7.7</text:p>
          </table:table-cell>
          <table:table-cell table:formula="of:=AVERAGEIF([.$H$3:.$H28];&quot;&lt;0&quot;)" office:value-type="float" office:value="-14" calcext:value-type="float">
            <text:p>-14.0</text:p>
          </table:table-cell>
          <table:table-cell table:formula="of:=[.L28]/-[.M28]" office:value-type="percentage" office:value="0.54906015037594" calcext:value-type="percentage">
            <text:p>55%</text:p>
          </table:table-cell>
          <table:table-cell table:formula="of:=COUNTIF([.$G$3:.$G28];&quot;&gt;0&quot;)/COUNTIF([.$B$3:.$B28];&quot;&gt;0&quot;)" office:value-type="percentage" office:value="0.791666666666667" calcext:value-type="percentage">
            <text:p>79%</text:p>
          </table:table-cell>
          <table:table-cell table:number-columns-repeated="1009"/>
        </table:table-row>
        <table:table-row table:style-name="ro1">
          <table:table-cell table:number-columns-repeated="5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31:.H42])" office:value-type="float" office:value="-10.9" calcext:value-type="float">
            <text:p>-10.90</text:p>
          </table:table-cell>
          <table:table-cell table:number-columns-repeated="1015"/>
        </table:table-row>
        <table:table-row table:style-name="ro1">
          <table:table-cell office:value-type="float" office:value="5.52819853265719E+016" calcext:value-type="float">
            <text:p>55281985326571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office:value-type="string" calcext:value-type="string">
            <text:p>tomic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3.2" calcext:value-type="float">
            <text:p>3.20</text:p>
          </table:table-cell>
          <table:table-cell office:value-type="float" office:value="20" calcext:value-type="float">
            <text:p>20.00</text:p>
          </table:table-cell>
          <table:table-cell table:formula="of:=[.G31]-[.E31]" office:value-type="float" office:value="0" calcext:value-type="float">
            <text:p>0.00</text:p>
          </table:table-cell>
          <table:table-cell table:formula="of:=SUM([.$H$2:.H31])" office:value-type="float" office:value="76.05" calcext:value-type="float">
            <text:p>76.05</text:p>
          </table:table-cell>
          <table:table-cell table:formula="of:=SUM([.H$3:.H31])/SUM([.E$3:.E31])" office:value-type="percentage" office:value="0.227014925373134" calcext:value-type="percentage">
            <text:p>23%</text:p>
          </table:table-cell>
          <table:table-cell table:formula="of:=[.O31]-(1-[.O31])/[.N31]" office:value-type="percentage" office:value="0.435741184525848" calcext:value-type="percentage">
            <text:p>43.6%</text:p>
          </table:table-cell>
          <table:table-cell table:formula="of:=AVERAGEIF([.$H$3:.$H31];&quot;&gt;0&quot;)" office:value-type="float" office:value="7.68684210526316" calcext:value-type="float">
            <text:p>7.7</text:p>
          </table:table-cell>
          <table:table-cell table:formula="of:=AVERAGEIF([.$H$3:.$H31];&quot;&lt;0&quot;)" office:value-type="float" office:value="-14" calcext:value-type="float">
            <text:p>-14.0</text:p>
          </table:table-cell>
          <table:table-cell table:formula="of:=[.L31]/-[.M31]" office:value-type="percentage" office:value="0.54906015037594" calcext:value-type="percentage">
            <text:p>55%</text:p>
          </table:table-cell>
          <table:table-cell table:formula="of:=COUNTIF([.$G$3:.$G31];&quot;&gt;0&quot;)/COUNTIF([.$B$3:.$B31];&quot;&gt;0&quot;)" office:value-type="percentage" office:value="0.8" calcext:value-type="percentage">
            <text:p>80%</text:p>
          </table:table-cell>
          <table:table-cell table:number-columns-repeated="1009"/>
        </table:table-row>
        <table:table-row table:style-name="ro1">
          <table:table-cell office:value-type="float" office:value="2.89086560811569E+016" calcext:value-type="float">
            <text:p>28908656081156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2]-[.E32]" office:value-type="float" office:value="-10" calcext:value-type="float">
            <text:p>-10.00</text:p>
          </table:table-cell>
          <table:table-cell table:formula="of:=SUM([.$H$2:.H32])" office:value-type="float" office:value="66.05" calcext:value-type="float">
            <text:p>66.05</text:p>
          </table:table-cell>
          <table:table-cell table:formula="of:=SUM([.H$3:.H32])/SUM([.E$3:.E32])" office:value-type="percentage" office:value="0.191449275362319" calcext:value-type="percentage">
            <text:p>19%</text:p>
          </table:table-cell>
          <table:table-cell table:formula="of:=[.O32]-(1-[.O32])/[.N32]" office:value-type="percentage" office:value="0.36894635662181" calcext:value-type="percentage">
            <text:p>36.9%</text:p>
          </table:table-cell>
          <table:table-cell table:formula="of:=AVERAGEIF([.$H$3:.$H32];&quot;&gt;0&quot;)" office:value-type="float" office:value="7.68684210526316" calcext:value-type="float">
            <text:p>7.7</text:p>
          </table:table-cell>
          <table:table-cell table:formula="of:=AVERAGEIF([.$H$3:.$H32];&quot;&lt;0&quot;)" office:value-type="float" office:value="-13.3333333333333" calcext:value-type="float">
            <text:p>-13.3</text:p>
          </table:table-cell>
          <table:table-cell table:formula="of:=[.L32]/-[.M32]" office:value-type="percentage" office:value="0.576513157894737" calcext:value-type="percentage">
            <text:p>58%</text:p>
          </table:table-cell>
          <table:table-cell table:formula="of:=COUNTIF([.$G$3:.$G32];&quot;&gt;0&quot;)/COUNTIF([.$B$3:.$B32];&quot;&gt;0&quot;)" office:value-type="percentage" office:value="0.769230769230769" calcext:value-type="percentage">
            <text:p>77%</text:p>
          </table:table-cell>
          <table:table-cell table:number-columns-repeated="1009"/>
        </table:table-row>
        <table:table-row table:style-name="ro1">
          <table:table-cell table:style-name="ce3" office:value-type="float" office:value="5.57896696859509E+016" calcext:value-type="float">
            <text:p>557896696859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33]-[.E33]" office:value-type="float" office:value="8" calcext:value-type="float">
            <text:p>8.00</text:p>
          </table:table-cell>
          <table:table-cell table:formula="of:=SUM([.$H$2:.H33])" office:value-type="float" office:value="74.05" calcext:value-type="float">
            <text:p>74.05</text:p>
          </table:table-cell>
          <table:table-cell table:formula="of:=SUM([.H$3:.H33])/SUM([.E$3:.E33])" office:value-type="percentage" office:value="0.208591549295775" calcext:value-type="percentage">
            <text:p>21%</text:p>
          </table:table-cell>
          <table:table-cell table:formula="of:=[.O33]-(1-[.O33])/[.N33]" office:value-type="percentage" office:value="0.393102287617056" calcext:value-type="percentage">
            <text:p>39.3%</text:p>
          </table:table-cell>
          <table:table-cell table:formula="of:=AVERAGEIF([.$H$3:.$H33];&quot;&gt;0&quot;)" office:value-type="float" office:value="7.7025" calcext:value-type="float">
            <text:p>7.7</text:p>
          </table:table-cell>
          <table:table-cell table:formula="of:=AVERAGEIF([.$H$3:.$H33];&quot;&lt;0&quot;)" office:value-type="float" office:value="-13.3333333333333" calcext:value-type="float">
            <text:p>-13.3</text:p>
          </table:table-cell>
          <table:table-cell table:formula="of:=[.L33]/-[.M33]" office:value-type="percentage" office:value="0.5776875" calcext:value-type="percentage">
            <text:p>58%</text:p>
          </table:table-cell>
          <table:table-cell table:formula="of:=COUNTIF([.$G$3:.$G33];&quot;&gt;0&quot;)/COUNTIF([.$B$3:.$B33];&quot;&gt;0&quot;)" office:value-type="percentage" office:value="0.777777777777778" calcext:value-type="percentage">
            <text:p>78%</text:p>
          </table:table-cell>
          <table:table-cell table:number-columns-repeated="1009"/>
        </table:table-row>
        <table:table-row table:style-name="ro1">
          <table:table-cell office:value-type="float" office:value="8.33976131809779E+016" calcext:value-type="float">
            <text:p>83397613180977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5" calcext:value-type="float">
            <text:p>1.45</text:p>
          </table:table-cell>
          <table:table-cell office:value-type="float" office:value="14.5" calcext:value-type="float">
            <text:p>14.50</text:p>
          </table:table-cell>
          <table:table-cell table:formula="of:=[.G34]-[.E34]" office:value-type="float" office:value="4.5" calcext:value-type="float">
            <text:p>4.50</text:p>
          </table:table-cell>
          <table:table-cell table:formula="of:=SUM([.$H$2:.H34])" office:value-type="float" office:value="78.55" calcext:value-type="float">
            <text:p>78.55</text:p>
          </table:table-cell>
          <table:table-cell table:formula="of:=SUM([.H$3:.H34])/SUM([.E$3:.E34])" office:value-type="percentage" office:value="0.215205479452055" calcext:value-type="percentage">
            <text:p>22%</text:p>
          </table:table-cell>
          <table:table-cell table:formula="of:=[.O34]-(1-[.O34])/[.N34]" office:value-type="percentage" office:value="0.407284768211921" calcext:value-type="percentage">
            <text:p>40.7%</text:p>
          </table:table-cell>
          <table:table-cell table:formula="of:=AVERAGEIF([.$H$3:.$H34];&quot;&gt;0&quot;)" office:value-type="float" office:value="7.55" calcext:value-type="float">
            <text:p>7.6</text:p>
          </table:table-cell>
          <table:table-cell table:formula="of:=AVERAGEIF([.$H$3:.$H34];&quot;&lt;0&quot;)" office:value-type="float" office:value="-13.3333333333333" calcext:value-type="float">
            <text:p>-13.3</text:p>
          </table:table-cell>
          <table:table-cell table:formula="of:=[.L34]/-[.M34]" office:value-type="percentage" office:value="0.56625" calcext:value-type="percentage">
            <text:p>57%</text:p>
          </table:table-cell>
          <table:table-cell table:formula="of:=COUNTIF([.$G$3:.$G34];&quot;&gt;0&quot;)/COUNTIF([.$B$3:.$B34];&quot;&gt;0&quot;)" office:value-type="percentage" office:value="0.785714285714286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6303592502202900" calcext:value-type="float">
            <text:p>630359250220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6" calcext:value-type="float">
            <text:p>1.60</text:p>
          </table:table-cell>
          <table:table-cell office:value-type="float" office:value="16" calcext:value-type="float">
            <text:p>16.00</text:p>
          </table:table-cell>
          <table:table-cell table:formula="of:=[.G35]-[.E35]" office:value-type="float" office:value="6" calcext:value-type="float">
            <text:p>6.00</text:p>
          </table:table-cell>
          <table:table-cell table:formula="of:=SUM([.$H$2:.H35])" office:value-type="float" office:value="84.55" calcext:value-type="float">
            <text:p>84.55</text:p>
          </table:table-cell>
          <table:table-cell table:formula="of:=SUM([.H$3:.H35])/SUM([.E$3:.E35])" office:value-type="percentage" office:value="0.225466666666667" calcext:value-type="percentage">
            <text:p>23%</text:p>
          </table:table-cell>
          <table:table-cell table:formula="of:=[.O35]-(1-[.O35])/[.N35]" office:value-type="percentage" office:value="0.424281478221691" calcext:value-type="percentage">
            <text:p>42.4%</text:p>
          </table:table-cell>
          <table:table-cell table:formula="of:=AVERAGEIF([.$H$3:.$H35];&quot;&gt;0&quot;)" office:value-type="float" office:value="7.47954545454546" calcext:value-type="float">
            <text:p>7.5</text:p>
          </table:table-cell>
          <table:table-cell table:formula="of:=AVERAGEIF([.$H$3:.$H35];&quot;&lt;0&quot;)" office:value-type="float" office:value="-13.3333333333333" calcext:value-type="float">
            <text:p>-13.3</text:p>
          </table:table-cell>
          <table:table-cell table:formula="of:=[.L35]/-[.M35]" office:value-type="percentage" office:value="0.560965909090909" calcext:value-type="percentage">
            <text:p>56%</text:p>
          </table:table-cell>
          <table:table-cell table:formula="of:=COUNTIF([.$G$3:.$G35];&quot;&gt;0&quot;)/COUNTIF([.$B$3:.$B35];&quot;&gt;0&quot;)" office:value-type="percentage" office:value="0.793103448275862" calcext:value-type="percentage">
            <text:p>79%</text:p>
          </table:table-cell>
          <table:table-cell table:number-columns-repeated="1009"/>
        </table:table-row>
        <table:table-row table:style-name="ro1">
          <table:table-cell office:value-type="float" office:value="7.73729037413639E+016" calcext:value-type="float">
            <text:p>773729037413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]-[.E36]" office:value-type="float" office:value="-10" calcext:value-type="float">
            <text:p>-10.00</text:p>
          </table:table-cell>
          <table:table-cell table:formula="of:=SUM([.$H$2:.H36])" office:value-type="float" office:value="74.55" calcext:value-type="float">
            <text:p>74.55</text:p>
          </table:table-cell>
          <table:table-cell table:formula="of:=SUM([.H$3:.H36])/SUM([.E$3:.E36])" office:value-type="percentage" office:value="0.193636363636364" calcext:value-type="percentage">
            <text:p>19%</text:p>
          </table:table-cell>
          <table:table-cell table:formula="of:=[.O36]-(1-[.O36])/[.N36]" office:value-type="percentage" office:value="0.365572774232756" calcext:value-type="percentage">
            <text:p>36.6%</text:p>
          </table:table-cell>
          <table:table-cell table:formula="of:=AVERAGEIF([.$H$3:.$H36];&quot;&gt;0&quot;)" office:value-type="float" office:value="7.47954545454546" calcext:value-type="float">
            <text:p>7.5</text:p>
          </table:table-cell>
          <table:table-cell table:formula="of:=AVERAGEIF([.$H$3:.$H36];&quot;&lt;0&quot;)" office:value-type="float" office:value="-12.8571428571429" calcext:value-type="float">
            <text:p>-12.9</text:p>
          </table:table-cell>
          <table:table-cell table:formula="of:=[.L36]/-[.M36]" office:value-type="percentage" office:value="0.581742424242424" calcext:value-type="percentage">
            <text:p>58%</text:p>
          </table:table-cell>
          <table:table-cell table:formula="of:=COUNTIF([.$G$3:.$G36];&quot;&gt;0&quot;)/COUNTIF([.$B$3:.$B36];&quot;&gt;0&quot;)" office:value-type="percentage" office:value="0.766666666666667" calcext:value-type="percentage">
            <text:p>77%</text:p>
          </table:table-cell>
          <table:table-cell table:number-columns-repeated="1009"/>
        </table:table-row>
        <table:table-row table:style-name="ro1">
          <table:table-cell office:value-type="float" office:value="5.29875433444729E+016" calcext:value-type="float">
            <text:p>52987543344472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bautista agut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37]-[.E37]" office:value-type="float" office:value="-10" calcext:value-type="float">
            <text:p>-10.00</text:p>
          </table:table-cell>
          <table:table-cell table:formula="of:=SUM([.$H$2:.H37])" office:value-type="float" office:value="64.55" calcext:value-type="float">
            <text:p>64.55</text:p>
          </table:table-cell>
          <table:table-cell table:formula="of:=SUM([.H$3:.H37])/SUM([.E$3:.E37])" office:value-type="percentage" office:value="0.163417721518987" calcext:value-type="percentage">
            <text:p>16%</text:p>
          </table:table-cell>
          <table:table-cell table:formula="of:=[.O37]-(1-[.O37])/[.N37]" office:value-type="percentage" office:value="0.310651728565688" calcext:value-type="percentage">
            <text:p>31.1%</text:p>
          </table:table-cell>
          <table:table-cell table:formula="of:=AVERAGEIF([.$H$3:.$H37];&quot;&gt;0&quot;)" office:value-type="float" office:value="7.47954545454546" calcext:value-type="float">
            <text:p>7.5</text:p>
          </table:table-cell>
          <table:table-cell table:formula="of:=AVERAGEIF([.$H$3:.$H37];&quot;&lt;0&quot;)" office:value-type="float" office:value="-12.5" calcext:value-type="float">
            <text:p>-12.5</text:p>
          </table:table-cell>
          <table:table-cell table:formula="of:=[.L37]/-[.M37]" office:value-type="percentage" office:value="0.598363636363637" calcext:value-type="percentage">
            <text:p>60%</text:p>
          </table:table-cell>
          <table:table-cell table:formula="of:=COUNTIF([.$G$3:.$G37];&quot;&gt;0&quot;)/COUNTIF([.$B$3:.$B37];&quot;&gt;0&quot;)" office:value-type="percentage" office:value="0.741935483870968" calcext:value-type="percentage">
            <text:p>74%</text:p>
          </table:table-cell>
          <table:table-cell table:number-columns-repeated="1009"/>
        </table:table-row>
        <table:table-row table:style-name="ro1">
          <table:table-cell office:value-type="float" office:value="5.62095660322509E+016" calcext:value-type="float">
            <text:p>56209566032250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stebec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9" calcext:value-type="float">
            <text:p>1.90</text:p>
          </table:table-cell>
          <table:table-cell office:value-type="float" office:value="19" calcext:value-type="float">
            <text:p>19.00</text:p>
          </table:table-cell>
          <table:table-cell table:formula="of:=[.G38]-[.E38]" office:value-type="float" office:value="9" calcext:value-type="float">
            <text:p>9.00</text:p>
          </table:table-cell>
          <table:table-cell table:formula="of:=SUM([.$H$2:.H38])" office:value-type="float" office:value="73.55" calcext:value-type="float">
            <text:p>73.55</text:p>
          </table:table-cell>
          <table:table-cell table:formula="of:=SUM([.H$3:.H38])/SUM([.E$3:.E38])" office:value-type="percentage" office:value="0.181604938271605" calcext:value-type="percentage">
            <text:p>18%</text:p>
          </table:table-cell>
          <table:table-cell table:formula="of:=[.O38]-(1-[.O38])/[.N38]" office:value-type="percentage" office:value="0.335854220685681" calcext:value-type="percentage">
            <text:p>33.6%</text:p>
          </table:table-cell>
          <table:table-cell table:formula="of:=AVERAGEIF([.$H$3:.$H38];&quot;&gt;0&quot;)" office:value-type="float" office:value="7.54565217391305" calcext:value-type="float">
            <text:p>7.5</text:p>
          </table:table-cell>
          <table:table-cell table:formula="of:=AVERAGEIF([.$H$3:.$H38];&quot;&lt;0&quot;)" office:value-type="float" office:value="-12.5" calcext:value-type="float">
            <text:p>-12.5</text:p>
          </table:table-cell>
          <table:table-cell table:formula="of:=[.L38]/-[.M38]" office:value-type="percentage" office:value="0.603652173913044" calcext:value-type="percentage">
            <text:p>60%</text:p>
          </table:table-cell>
          <table:table-cell table:formula="of:=COUNTIF([.$G$3:.$G38];&quot;&gt;0&quot;)/COUNTIF([.$B$3:.$B38];&quot;&gt;0&quot;)" office:value-type="percentage" office:value="0.75" calcext:value-type="percentage">
            <text:p>75%</text:p>
          </table:table-cell>
          <table:table-cell table:number-columns-repeated="1009"/>
        </table:table-row>
        <table:table-row table:style-name="ro1">
          <table:table-cell office:value-type="float" office:value="7.06936461790639E+016" calcext:value-type="float">
            <text:p>7069364617906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hardy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9]-[.E39]" office:value-type="float" office:value="-10" calcext:value-type="float">
            <text:p>-10.00</text:p>
          </table:table-cell>
          <table:table-cell table:formula="of:=SUM([.$H$2:.H39])" office:value-type="float" office:value="63.55" calcext:value-type="float">
            <text:p>63.55</text:p>
          </table:table-cell>
          <table:table-cell table:formula="of:=SUM([.H$3:.H39])/SUM([.E$3:.E39])" office:value-type="percentage" office:value="0.153132530120482" calcext:value-type="percentage">
            <text:p>15%</text:p>
          </table:table-cell>
          <table:table-cell table:formula="of:=[.O39]-(1-[.O39])/[.N39]" office:value-type="percentage" office:value="0.285517229337454" calcext:value-type="percentage">
            <text:p>28.6%</text:p>
          </table:table-cell>
          <table:table-cell table:formula="of:=AVERAGEIF([.$H$3:.$H39];&quot;&gt;0&quot;)" office:value-type="float" office:value="7.54565217391305" calcext:value-type="float">
            <text:p>7.5</text:p>
          </table:table-cell>
          <table:table-cell table:formula="of:=AVERAGEIF([.$H$3:.$H39];&quot;&lt;0&quot;)" office:value-type="float" office:value="-12.2222222222222" calcext:value-type="float">
            <text:p>-12.2</text:p>
          </table:table-cell>
          <table:table-cell table:formula="of:=[.L39]/-[.M39]" office:value-type="percentage" office:value="0.617371541501977" calcext:value-type="percentage">
            <text:p>62%</text:p>
          </table:table-cell>
          <table:table-cell table:formula="of:=COUNTIF([.$G$3:.$G39];&quot;&gt;0&quot;)/COUNTIF([.$B$3:.$B39];&quot;&gt;0&quot;)" office:value-type="percentage" office:value="0.727272727272727" calcext:value-type="percentage">
            <text:p>73%</text:p>
          </table:table-cell>
          <table:table-cell table:number-columns-repeated="1009"/>
        </table:table-row>
        <table:table-row table:style-name="ro1">
          <table:table-cell office:value-type="float" office:value="6.17830221461239E+016" calcext:value-type="float">
            <text:p>61783022146123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14" calcext:value-type="float">
            <text:p>1.14</text:p>
          </table:table-cell>
          <table:table-cell office:value-type="float" office:value="0" calcext:value-type="float">
            <text:p>0.00</text:p>
          </table:table-cell>
          <table:table-cell table:formula="of:=[.G40]-[.E40]" office:value-type="float" office:value="-10" calcext:value-type="float">
            <text:p>-10.00</text:p>
          </table:table-cell>
          <table:table-cell table:formula="of:=SUM([.$H$2:.H40])" office:value-type="float" office:value="53.55" calcext:value-type="float">
            <text:p>53.55</text:p>
          </table:table-cell>
          <table:table-cell table:formula="of:=SUM([.H$3:.H40])/SUM([.E$3:.E40])" office:value-type="percentage" office:value="0.126" calcext:value-type="percentage">
            <text:p>13%</text:p>
          </table:table-cell>
          <table:table-cell table:formula="of:=[.O40]-(1-[.O40])/[.N40]" office:value-type="percentage" office:value="0.238141237480299" calcext:value-type="percentage">
            <text:p>23.8%</text:p>
          </table:table-cell>
          <table:table-cell table:formula="of:=AVERAGEIF([.$H$3:.$H40];&quot;&gt;0&quot;)" office:value-type="float" office:value="7.54565217391305" calcext:value-type="float">
            <text:p>7.5</text:p>
          </table:table-cell>
          <table:table-cell table:formula="of:=AVERAGEIF([.$H$3:.$H40];&quot;&lt;0&quot;)" office:value-type="float" office:value="-12" calcext:value-type="float">
            <text:p>-12.0</text:p>
          </table:table-cell>
          <table:table-cell table:formula="of:=[.L40]/-[.M40]" office:value-type="percentage" office:value="0.628804347826087" calcext:value-type="percentage">
            <text:p>63%</text:p>
          </table:table-cell>
          <table:table-cell table:formula="of:=COUNTIF([.$G$3:.$G40];&quot;&gt;0&quot;)/COUNTIF([.$B$3:.$B40];&quot;&gt;0&quot;)" office:value-type="percentage" office:value="0.705882352941176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7.04198569151999E+016" calcext:value-type="float">
            <text:p>70419856915199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zverev 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36" calcext:value-type="float">
            <text:p>1.36</text:p>
          </table:table-cell>
          <table:table-cell office:value-type="float" office:value="13.6" calcext:value-type="float">
            <text:p>13.60</text:p>
          </table:table-cell>
          <table:table-cell table:formula="of:=[.G41]-[.E41]" office:value-type="float" office:value="3.6" calcext:value-type="float">
            <text:p>3.60</text:p>
          </table:table-cell>
          <table:table-cell table:formula="of:=SUM([.$H$2:.H41])" office:value-type="float" office:value="57.15" calcext:value-type="float">
            <text:p>57.15</text:p>
          </table:table-cell>
          <table:table-cell table:formula="of:=SUM([.H$3:.H41])/SUM([.E$3:.E41])" office:value-type="percentage" office:value="0.131379310344828" calcext:value-type="percentage">
            <text:p>13%</text:p>
          </table:table-cell>
          <table:table-cell table:formula="of:=[.O41]-(1-[.O41])/[.N41]" office:value-type="percentage" office:value="0.249788314987299" calcext:value-type="percentage">
            <text:p>25.0%</text:p>
          </table:table-cell>
          <table:table-cell table:formula="of:=AVERAGEIF([.$H$3:.$H41];&quot;&gt;0&quot;)" office:value-type="float" office:value="7.38125" calcext:value-type="float">
            <text:p>7.4</text:p>
          </table:table-cell>
          <table:table-cell table:formula="of:=AVERAGEIF([.$H$3:.$H41];&quot;&lt;0&quot;)" office:value-type="float" office:value="-12" calcext:value-type="float">
            <text:p>-12.0</text:p>
          </table:table-cell>
          <table:table-cell table:formula="of:=[.L41]/-[.M41]" office:value-type="percentage" office:value="0.615104166666667" calcext:value-type="percentage">
            <text:p>62%</text:p>
          </table:table-cell>
          <table:table-cell table:formula="of:=COUNTIF([.$G$3:.$G41];&quot;&gt;0&quot;)/COUNTIF([.$B$3:.$B41];&quot;&gt;0&quot;)" office:value-type="percentage" office:value="0.714285714285714" calcext:value-type="percentage">
            <text:p>71%</text:p>
          </table:table-cell>
          <table:table-cell table:number-columns-repeated="1009"/>
        </table:table-row>
        <table:table-row table:style-name="ro1">
          <table:table-cell office:value-type="float" office:value="8.17624747443359E+016" calcext:value-type="float">
            <text:p>81762474744335900</text:p>
          </table:table-cell>
          <table:table-cell office:value-type="date" office:date-value="2019-07-26" calcext:value-type="date">
            <text:p>2019-07-26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carreno busta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8" calcext:value-type="float">
            <text:p>1.80</text:p>
          </table:table-cell>
          <table:table-cell office:value-type="float" office:value="18" calcext:value-type="float">
            <text:p>18.00</text:p>
          </table:table-cell>
          <table:table-cell table:formula="of:=[.G42]-[.E42]" office:value-type="float" office:value="8" calcext:value-type="float">
            <text:p>8.00</text:p>
          </table:table-cell>
          <table:table-cell table:formula="of:=SUM([.$H$2:.H42])" office:value-type="float" office:value="65.15" calcext:value-type="float">
            <text:p>65.15</text:p>
          </table:table-cell>
          <table:table-cell table:formula="of:=SUM([.H$3:.H42])/SUM([.E$3:.E42])" office:value-type="percentage" office:value="0.146404494382022" calcext:value-type="percentage">
            <text:p>15%</text:p>
          </table:table-cell>
          <table:table-cell table:formula="of:=[.O42]-(1-[.O42])/[.N42]" office:value-type="percentage" office:value="0.272136705974135" calcext:value-type="percentage">
            <text:p>27.2%</text:p>
          </table:table-cell>
          <table:table-cell table:formula="of:=AVERAGEIF([.$H$3:.$H42];&quot;&gt;0&quot;)" office:value-type="float" office:value="7.406" calcext:value-type="float">
            <text:p>7.4</text:p>
          </table:table-cell>
          <table:table-cell table:formula="of:=AVERAGEIF([.$H$3:.$H42];&quot;&lt;0&quot;)" office:value-type="float" office:value="-12" calcext:value-type="float">
            <text:p>-12.0</text:p>
          </table:table-cell>
          <table:table-cell table:formula="of:=[.L42]/-[.M42]" office:value-type="percentage" office:value="0.617166666666667" calcext:value-type="percentage">
            <text:p>62%</text:p>
          </table:table-cell>
          <table:table-cell table:formula="of:=COUNTIF([.$G$3:.$G42];&quot;&gt;0&quot;)/COUNTIF([.$B$3:.$B42];&quot;&gt;0&quot;)" office:value-type="percentage" office:value="0.722222222222222" calcext:value-type="percentage">
            <text:p>72%</text:p>
          </table:table-cell>
          <table:table-cell table:number-columns-repeated="1009"/>
        </table:table-row>
        <table:table-row table:style-name="ro1">
          <table:table-cell/>
          <table:table-cell table:style-name="ce6"/>
          <table:table-cell table:number-columns-repeated="3"/>
          <table:table-cell table:style-name="ce14"/>
          <table:table-cell/>
          <table:table-cell table:style-name="ce19"/>
          <table:table-cell table:number-columns-repeated="1016"/>
        </table:table-row>
        <table:table-row table:style-name="ro1">
          <table:table-cell table:number-columns-repeated="3"/>
          <table:table-cell table:style-name="ce8"/>
          <table:table-cell/>
          <table:table-cell table:style-name="ce14"/>
          <table:table-cell/>
          <table:table-cell table:style-name="ce19"/>
          <table:table-cell table:style-name="ce20" table:formula="of:=SUM([.H45:.H57])" office:value-type="float" office:value="-72.9" calcext:value-type="float">
            <text:p>-72.90</text:p>
          </table:table-cell>
          <table:table-cell table:number-columns-repeated="1015"/>
        </table:table-row>
        <table:table-row table:style-name="ro2">
          <table:table-cell office:value-type="float" office:value="3.77121153885319E+016" calcext:value-type="float">
            <text:p>3771211538853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Swiss Gstaad</text:p>
          </table:table-cell>
          <table:table-cell table:style-name="ce9" office:value-type="string" calcext:value-type="string">
            <text:p>Ramos-vinola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22" calcext:value-type="float">
            <text:p>1.22</text:p>
          </table:table-cell>
          <table:table-cell office:value-type="float" office:value="18.3" calcext:value-type="float">
            <text:p>18.30</text:p>
          </table:table-cell>
          <table:table-cell table:formula="of:=[.G45]-[.E45]" office:value-type="float" office:value="3.3" calcext:value-type="float">
            <text:p>3.30</text:p>
          </table:table-cell>
          <table:table-cell table:formula="of:=SUM([.$H$2:.H45])" office:value-type="float" office:value="68.45" calcext:value-type="float">
            <text:p>68.45</text:p>
          </table:table-cell>
          <table:table-cell table:formula="of:=SUM([.H$3:.H45])/SUM([.E$3:.E45])" office:value-type="percentage" office:value="0.148804347826087" calcext:value-type="percentage">
            <text:p>15%</text:p>
          </table:table-cell>
          <table:table-cell table:formula="of:=[.O45]-(1-[.O45])/[.N45]" office:value-type="percentage" office:value="0.282267143768868" calcext:value-type="percentage">
            <text:p>28.2%</text:p>
          </table:table-cell>
          <table:table-cell table:formula="of:=AVERAGEIF([.$H$3:.$H45];&quot;&gt;0&quot;)" office:value-type="float" office:value="7.24807692307692" calcext:value-type="float">
            <text:p>7.2</text:p>
          </table:table-cell>
          <table:table-cell table:formula="of:=AVERAGEIF([.$H$3:.$H45];&quot;&lt;0&quot;)" office:value-type="float" office:value="-12" calcext:value-type="float">
            <text:p>-12.0</text:p>
          </table:table-cell>
          <table:table-cell table:formula="of:=[.L45]/-[.M45]" office:value-type="percentage" office:value="0.60400641025641" calcext:value-type="percentage">
            <text:p>60%</text:p>
          </table:table-cell>
          <table:table-cell table:formula="of:=COUNTIF([.$G$3:.$G45];&quot;&gt;0&quot;)/COUNTIF([.$B$3:.$B45];&quot;&gt;0&quot;)" office:value-type="percentage" office:value="0.72972972972973" calcext:value-type="percentage">
            <text:p>73%</text:p>
          </table:table-cell>
          <table:table-cell table:number-columns-repeated="1009"/>
        </table:table-row>
        <table:table-row table:style-name="ro2">
          <table:table-cell office:value-type="float" office:value="4.59531786667919E+016" calcext:value-type="float">
            <text:p>45953178666791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Hamburg European Open</text:p>
          </table:table-cell>
          <table:table-cell table:style-name="ce9" office:value-type="string" calcext:value-type="string">
            <text:p>rublev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6]-[.E46]" office:value-type="float" office:value="-15" calcext:value-type="float">
            <text:p>-15.00</text:p>
          </table:table-cell>
          <table:table-cell table:formula="of:=SUM([.$H$2:.H46])" office:value-type="float" office:value="53.45" calcext:value-type="float">
            <text:p>53.45</text:p>
          </table:table-cell>
          <table:table-cell table:formula="of:=SUM([.H$3:.H46])/SUM([.E$3:.E46])" office:value-type="percentage" office:value="0.112526315789474" calcext:value-type="percentage">
            <text:p>11%</text:p>
          </table:table-cell>
          <table:table-cell table:formula="of:=[.O46]-(1-[.O46])/[.N46]" office:value-type="percentage" office:value="0.220378154194188" calcext:value-type="percentage">
            <text:p>22.0%</text:p>
          </table:table-cell>
          <table:table-cell table:formula="of:=AVERAGEIF([.$H$3:.$H46];&quot;&gt;0&quot;)" office:value-type="float" office:value="7.24807692307692" calcext:value-type="float">
            <text:p>7.2</text:p>
          </table:table-cell>
          <table:table-cell table:formula="of:=AVERAGEIF([.$H$3:.$H46];&quot;&lt;0&quot;)" office:value-type="float" office:value="-12.2727272727273" calcext:value-type="float">
            <text:p>-12.3</text:p>
          </table:table-cell>
          <table:table-cell table:formula="of:=[.L46]/-[.M46]" office:value-type="percentage" office:value="0.590584045584046" calcext:value-type="percentage">
            <text:p>59%</text:p>
          </table:table-cell>
          <table:table-cell table:formula="of:=COUNTIF([.$G$3:.$G46];&quot;&gt;0&quot;)/COUNTIF([.$B$3:.$B46];&quot;&gt;0&quot;)" office:value-type="percentage" office:value="0.710526315789474" calcext:value-type="percentage">
            <text:p>71%</text:p>
          </table:table-cell>
          <table:table-cell table:number-columns-repeated="1009"/>
        </table:table-row>
        <table:table-row table:style-name="ro2">
          <table:table-cell office:value-type="float" office:value="5.78901104934099E+016" calcext:value-type="float">
            <text:p>5789011049340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BB&amp;T Atlanta Open</text:p>
          </table:table-cell>
          <table:table-cell table:style-name="ce9" office:value-type="string" calcext:value-type="string">
            <text:p>de mina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9" calcext:value-type="float">
            <text:p>1.90</text:p>
          </table:table-cell>
          <table:table-cell office:value-type="float" office:value="28.5" calcext:value-type="float">
            <text:p>28.50</text:p>
          </table:table-cell>
          <table:table-cell table:formula="of:=[.G47]-[.E47]" office:value-type="float" office:value="13.5" calcext:value-type="float">
            <text:p>13.50</text:p>
          </table:table-cell>
          <table:table-cell table:formula="of:=SUM([.$H$2:.H47])" office:value-type="float" office:value="66.95" calcext:value-type="float">
            <text:p>66.95</text:p>
          </table:table-cell>
          <table:table-cell table:formula="of:=SUM([.H$3:.H47])/SUM([.E$3:.E47])" office:value-type="percentage" office:value="0.136632653061224" calcext:value-type="percentage">
            <text:p>14%</text:p>
          </table:table-cell>
          <table:table-cell table:formula="of:=[.O47]-(1-[.O47])/[.N47]" office:value-type="percentage" office:value="0.255153281149815" calcext:value-type="percentage">
            <text:p>25.5%</text:p>
          </table:table-cell>
          <table:table-cell table:formula="of:=AVERAGEIF([.$H$3:.$H47];&quot;&gt;0&quot;)" office:value-type="float" office:value="7.47962962962963" calcext:value-type="float">
            <text:p>7.5</text:p>
          </table:table-cell>
          <table:table-cell table:formula="of:=AVERAGEIF([.$H$3:.$H47];&quot;&lt;0&quot;)" office:value-type="float" office:value="-12.2727272727273" calcext:value-type="float">
            <text:p>-12.3</text:p>
          </table:table-cell>
          <table:table-cell table:formula="of:=[.L47]/-[.M47]" office:value-type="percentage" office:value="0.609451303155007" calcext:value-type="percentage">
            <text:p>61%</text:p>
          </table:table-cell>
          <table:table-cell table:formula="of:=COUNTIF([.$G$3:.$G47];&quot;&gt;0&quot;)/COUNTIF([.$B$3:.$B47];&quot;&gt;0&quot;)" office:value-type="percentage" office:value="0.717948717948718" calcext:value-type="percentage">
            <text:p>72%</text:p>
          </table:table-cell>
          <table:table-cell table:number-columns-repeated="1009"/>
        </table:table-row>
        <table:table-row table:style-name="ro2">
          <table:table-cell office:value-type="float" office:value="4.26996184255489E+016" calcext:value-type="float">
            <text:p>4269961842554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jowczy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48]-[.E48]" office:value-type="float" office:value="-15" calcext:value-type="float">
            <text:p>-15.00</text:p>
          </table:table-cell>
          <table:table-cell table:formula="of:=SUM([.$H$2:.H48])" office:value-type="float" office:value="51.95" calcext:value-type="float">
            <text:p>51.95</text:p>
          </table:table-cell>
          <table:table-cell table:formula="of:=SUM([.H$3:.H48])/SUM([.E$3:.E48])" office:value-type="percentage" office:value="0.102871287128713" calcext:value-type="percentage">
            <text:p>10%</text:p>
          </table:table-cell>
          <table:table-cell table:formula="of:=[.O48]-(1-[.O48])/[.N48]" office:value-type="percentage" office:value="0.198638276801188" calcext:value-type="percentage">
            <text:p>19.9%</text:p>
          </table:table-cell>
          <table:table-cell table:formula="of:=AVERAGEIF([.$H$3:.$H48];&quot;&gt;0&quot;)" office:value-type="float" office:value="7.47962962962963" calcext:value-type="float">
            <text:p>7.5</text:p>
          </table:table-cell>
          <table:table-cell table:formula="of:=AVERAGEIF([.$H$3:.$H48];&quot;&lt;0&quot;)" office:value-type="float" office:value="-12.5" calcext:value-type="float">
            <text:p>-12.5</text:p>
          </table:table-cell>
          <table:table-cell table:formula="of:=[.L48]/-[.M48]" office:value-type="percentage" office:value="0.59837037037037" calcext:value-type="percentage">
            <text:p>60%</text:p>
          </table:table-cell>
          <table:table-cell table:formula="of:=COUNTIF([.$G$3:.$G48];&quot;&gt;0&quot;)/COUNTIF([.$B$3:.$B48];&quot;&gt;0&quot;)" office:value-type="percentage" office:value="0.7" calcext:value-type="percentage">
            <text:p>70%</text:p>
          </table:table-cell>
          <table:table-cell table:number-columns-repeated="1009"/>
        </table:table-row>
        <table:table-row table:style-name="ro2">
          <table:table-cell office:value-type="float" office:value="4.35717186832459E+016" calcext:value-type="float">
            <text:p>43571718683245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ivashka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49]-[.E49]" office:value-type="float" office:value="-15" calcext:value-type="float">
            <text:p>-15.00</text:p>
          </table:table-cell>
          <table:table-cell table:formula="of:=SUM([.$H$2:.H49])" office:value-type="float" office:value="36.95" calcext:value-type="float">
            <text:p>36.95</text:p>
          </table:table-cell>
          <table:table-cell table:formula="of:=SUM([.H$3:.H49])/SUM([.E$3:.E49])" office:value-type="percentage" office:value="0.0710576923076923" calcext:value-type="percentage">
            <text:p>7%</text:p>
          </table:table-cell>
          <table:table-cell table:formula="of:=[.O49]-(1-[.O49])/[.N49]" office:value-type="percentage" office:value="0.144880101932983" calcext:value-type="percentage">
            <text:p>14.5%</text:p>
          </table:table-cell>
          <table:table-cell table:formula="of:=AVERAGEIF([.$H$3:.$H49];&quot;&gt;0&quot;)" office:value-type="float" office:value="7.47962962962963" calcext:value-type="float">
            <text:p>7.5</text:p>
          </table:table-cell>
          <table:table-cell table:formula="of:=AVERAGEIF([.$H$3:.$H49];&quot;&lt;0&quot;)" office:value-type="float" office:value="-12.6923076923077" calcext:value-type="float">
            <text:p>-12.7</text:p>
          </table:table-cell>
          <table:table-cell table:formula="of:=[.L49]/-[.M49]" office:value-type="percentage" office:value="0.589304152637486" calcext:value-type="percentage">
            <text:p>59%</text:p>
          </table:table-cell>
          <table:table-cell table:formula="of:=COUNTIF([.$G$3:.$G49];&quot;&gt;0&quot;)/COUNTIF([.$B$3:.$B49];&quot;&gt;0&quot;)" office:value-type="percentage" office:value="0.68292682926829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2.75011337181279E+016" calcext:value-type="float">
            <text:p>2750113371812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mbos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0]-[.E50]" office:value-type="float" office:value="-15" calcext:value-type="float">
            <text:p>-15.00</text:p>
          </table:table-cell>
          <table:table-cell table:formula="of:=SUM([.$H$2:.H50])" office:value-type="float" office:value="21.95" calcext:value-type="float">
            <text:p>21.95</text:p>
          </table:table-cell>
          <table:table-cell table:formula="of:=SUM([.H$3:.H50])/SUM([.E$3:.E50])" office:value-type="percentage" office:value="0.0410280373831776" calcext:value-type="percentage">
            <text:p>4%</text:p>
          </table:table-cell>
          <table:table-cell table:formula="of:=[.O50]-(1-[.O50])/[.N50]" office:value-type="percentage" office:value="0.0936818401537392" calcext:value-type="percentage">
            <text:p>9.4%</text:p>
          </table:table-cell>
          <table:table-cell table:formula="of:=AVERAGEIF([.$H$3:.$H50];&quot;&gt;0&quot;)" office:value-type="float" office:value="7.47962962962963" calcext:value-type="float">
            <text:p>7.5</text:p>
          </table:table-cell>
          <table:table-cell table:formula="of:=AVERAGEIF([.$H$3:.$H50];&quot;&lt;0&quot;)" office:value-type="float" office:value="-12.8571428571429" calcext:value-type="float">
            <text:p>-12.9</text:p>
          </table:table-cell>
          <table:table-cell table:formula="of:=[.L50]/-[.M50]" office:value-type="percentage" office:value="0.581748971193416" calcext:value-type="percentage">
            <text:p>58%</text:p>
          </table:table-cell>
          <table:table-cell table:formula="of:=COUNTIF([.$G$3:.$G50];&quot;&gt;0&quot;)/COUNTIF([.$B$3:.$B5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32396117734779E+016" calcext:value-type="float">
            <text:p>9323961177347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ahut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1]-[.E51]" office:value-type="float" office:value="-15" calcext:value-type="float">
            <text:p>-15.00</text:p>
          </table:table-cell>
          <table:table-cell table:formula="of:=SUM([.$H$2:.H51])" office:value-type="float" office:value="6.95" calcext:value-type="float">
            <text:p>6.95</text:p>
          </table:table-cell>
          <table:table-cell table:formula="of:=SUM([.H$3:.H51])/SUM([.E$3:.E51])" office:value-type="percentage" office:value="0.0126363636363636" calcext:value-type="percentage">
            <text:p>1%</text:p>
          </table:table-cell>
          <table:table-cell table:formula="of:=[.O51]-(1-[.O51])/[.N51]" office:value-type="percentage" office:value="0.044864892875856" calcext:value-type="percentage">
            <text:p>4.5%</text:p>
          </table:table-cell>
          <table:table-cell table:formula="of:=AVERAGEIF([.$H$3:.$H51];&quot;&gt;0&quot;)" office:value-type="float" office:value="7.47962962962963" calcext:value-type="float">
            <text:p>7.5</text:p>
          </table:table-cell>
          <table:table-cell table:formula="of:=AVERAGEIF([.$H$3:.$H51];&quot;&lt;0&quot;)" office:value-type="float" office:value="-13" calcext:value-type="float">
            <text:p>-13.0</text:p>
          </table:table-cell>
          <table:table-cell table:formula="of:=[.L51]/-[.M51]" office:value-type="percentage" office:value="0.575356125356125" calcext:value-type="percentage">
            <text:p>58%</text:p>
          </table:table-cell>
          <table:table-cell table:formula="of:=COUNTIF([.$G$3:.$G51];&quot;&gt;0&quot;)/COUNTIF([.$B$3:.$B51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09395692292299E+016" calcext:value-type="float">
            <text:p>30939569229229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roicki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2]-[.E52]" office:value-type="float" office:value="-15" calcext:value-type="float">
            <text:p>-15.00</text:p>
          </table:table-cell>
          <table:table-cell table:formula="of:=SUM([.$H$2:.H52])" office:value-type="float" office:value="-8.05" calcext:value-type="float">
            <text:p>-8.05</text:p>
          </table:table-cell>
          <table:table-cell table:formula="of:=SUM([.H$3:.H52])/SUM([.E$3:.E52])" office:value-type="percentage" office:value="-0.0142477876106195" calcext:value-type="percentage">
            <text:p>-1%</text:p>
          </table:table-cell>
          <table:table-cell table:formula="of:=[.O52]-(1-[.O52])/[.N52]" office:value-type="percentage" office:value="-0.0017331022530328" calcext:value-type="percentage">
            <text:p>-0.2%</text:p>
          </table:table-cell>
          <table:table-cell table:formula="of:=AVERAGEIF([.$H$3:.$H52];&quot;&gt;0&quot;)" office:value-type="float" office:value="7.47962962962963" calcext:value-type="float">
            <text:p>7.5</text:p>
          </table:table-cell>
          <table:table-cell table:formula="of:=AVERAGEIF([.$H$3:.$H52];&quot;&lt;0&quot;)" office:value-type="float" office:value="-13.125" calcext:value-type="float">
            <text:p>-13.1</text:p>
          </table:table-cell>
          <table:table-cell table:formula="of:=[.L52]/-[.M52]" office:value-type="percentage" office:value="0.569876543209877" calcext:value-type="percentage">
            <text:p>57%</text:p>
          </table:table-cell>
          <table:table-cell table:formula="of:=COUNTIF([.$G$3:.$G52];&quot;&gt;0&quot;)/COUNTIF([.$B$3:.$B52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00997811884679E+016" calcext:value-type="float">
            <text:p>8009978118846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chnur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2" calcext:value-type="float">
            <text:p>1.32</text:p>
          </table:table-cell>
          <table:table-cell office:value-type="float" office:value="19.8" calcext:value-type="float">
            <text:p>19.80</text:p>
          </table:table-cell>
          <table:table-cell table:formula="of:=[.G53]-[.E53]" office:value-type="float" office:value="4.8" calcext:value-type="float">
            <text:p>4.80</text:p>
          </table:table-cell>
          <table:table-cell table:formula="of:=SUM([.$H$2:.H53])" office:value-type="float" office:value="-3.25" calcext:value-type="float">
            <text:p>-3.25</text:p>
          </table:table-cell>
          <table:table-cell table:formula="of:=SUM([.H$3:.H53])/SUM([.E$3:.E53])" office:value-type="percentage" office:value="-0.00560344827586206" calcext:value-type="percentage">
            <text:p>-1%</text:p>
          </table:table-cell>
          <table:table-cell table:formula="of:=[.O53]-(1-[.O53])/[.N53]" office:value-type="percentage" office:value="0.0124412199381972" calcext:value-type="percentage">
            <text:p>1.2%</text:p>
          </table:table-cell>
          <table:table-cell table:formula="of:=AVERAGEIF([.$H$3:.$H53];&quot;&gt;0&quot;)" office:value-type="float" office:value="7.38392857142857" calcext:value-type="float">
            <text:p>7.4</text:p>
          </table:table-cell>
          <table:table-cell table:formula="of:=AVERAGEIF([.$H$3:.$H53];&quot;&lt;0&quot;)" office:value-type="float" office:value="-13.125" calcext:value-type="float">
            <text:p>-13.1</text:p>
          </table:table-cell>
          <table:table-cell table:formula="of:=[.L53]/-[.M53]" office:value-type="percentage" office:value="0.562585034013606" calcext:value-type="percentage">
            <text:p>56%</text:p>
          </table:table-cell>
          <table:table-cell table:formula="of:=COUNTIF([.$G$3:.$G53];&quot;&gt;0&quot;)/COUNTIF([.$B$3:.$B53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96474826219039E+016" calcext:value-type="float">
            <text:p>19647482621903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erasimov e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54]-[.E54]" office:value-type="float" office:value="-15" calcext:value-type="float">
            <text:p>-15.00</text:p>
          </table:table-cell>
          <table:table-cell table:formula="of:=SUM([.$H$2:.H54])" office:value-type="float" office:value="-18.25" calcext:value-type="float">
            <text:p>-18.25</text:p>
          </table:table-cell>
          <table:table-cell table:formula="of:=SUM([.H$3:.H54])/SUM([.E$3:.E54])" office:value-type="percentage" office:value="-0.030672268907563" calcext:value-type="percentage">
            <text:p>-3%</text:p>
          </table:table-cell>
          <table:table-cell table:formula="of:=[.O54]-(1-[.O54])/[.N54]" office:value-type="percentage" office:value="-0.0319909573629144" calcext:value-type="percentage">
            <text:p>-3.2%</text:p>
          </table:table-cell>
          <table:table-cell table:formula="of:=AVERAGEIF([.$H$3:.$H54];&quot;&gt;0&quot;)" office:value-type="float" office:value="7.38392857142857" calcext:value-type="float">
            <text:p>7.4</text:p>
          </table:table-cell>
          <table:table-cell table:formula="of:=AVERAGEIF([.$H$3:.$H54];&quot;&lt;0&quot;)" office:value-type="float" office:value="-13.2352941176471" calcext:value-type="float">
            <text:p>-13.2</text:p>
          </table:table-cell>
          <table:table-cell table:formula="of:=[.L54]/-[.M54]" office:value-type="percentage" office:value="0.557896825396826" calcext:value-type="percentage">
            <text:p>56%</text:p>
          </table:table-cell>
          <table:table-cell table:formula="of:=COUNTIF([.$G$3:.$G54];&quot;&gt;0&quot;)/COUNTIF([.$B$3:.$B54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99006368810389E+016" calcext:value-type="float">
            <text:p>999006368810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jung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36" calcext:value-type="float">
            <text:p>1.36</text:p>
          </table:table-cell>
          <table:table-cell office:value-type="float" office:value="20.4" calcext:value-type="float">
            <text:p>20.40</text:p>
          </table:table-cell>
          <table:table-cell table:formula="of:=[.G55]-[.E55]" office:value-type="float" office:value="5.4" calcext:value-type="float">
            <text:p>5.40</text:p>
          </table:table-cell>
          <table:table-cell table:formula="of:=SUM([.$H$2:.H55])" office:value-type="float" office:value="-12.85" calcext:value-type="float">
            <text:p>-12.85</text:p>
          </table:table-cell>
          <table:table-cell table:formula="of:=SUM([.H$3:.H55])/SUM([.E$3:.E55])" office:value-type="percentage" office:value="-0.0210655737704918" calcext:value-type="percentage">
            <text:p>-2%</text:p>
          </table:table-cell>
          <table:table-cell table:formula="of:=[.O55]-(1-[.O55])/[.N55]" office:value-type="percentage" office:value="-0.0160965996560039" calcext:value-type="percentage">
            <text:p>-1.6%</text:p>
          </table:table-cell>
          <table:table-cell table:formula="of:=AVERAGEIF([.$H$3:.$H55];&quot;&gt;0&quot;)" office:value-type="float" office:value="7.31551724137931" calcext:value-type="float">
            <text:p>7.3</text:p>
          </table:table-cell>
          <table:table-cell table:formula="of:=AVERAGEIF([.$H$3:.$H55];&quot;&lt;0&quot;)" office:value-type="float" office:value="-13.2352941176471" calcext:value-type="float">
            <text:p>-13.2</text:p>
          </table:table-cell>
          <table:table-cell table:formula="of:=[.L55]/-[.M55]" office:value-type="percentage" office:value="0.552727969348659" calcext:value-type="percentage">
            <text:p>55%</text:p>
          </table:table-cell>
          <table:table-cell table:formula="of:=COUNTIF([.$G$3:.$G55];&quot;&gt;0&quot;)/COUNTIF([.$B$3:.$B55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904694386338900" calcext:value-type="float">
            <text:p>8904694386338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oepfer domonik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8" calcext:value-type="float">
            <text:p>1.18</text:p>
          </table:table-cell>
          <table:table-cell office:value-type="float" office:value="17.7" calcext:value-type="float">
            <text:p>17.70</text:p>
          </table:table-cell>
          <table:table-cell table:formula="of:=[.G56]-[.E56]" office:value-type="float" office:value="2.7" calcext:value-type="float">
            <text:p>2.70</text:p>
          </table:table-cell>
          <table:table-cell table:formula="of:=SUM([.$H$2:.H56])" office:value-type="float" office:value="-10.15" calcext:value-type="float">
            <text:p>-10.15</text:p>
          </table:table-cell>
          <table:table-cell table:formula="of:=SUM([.H$3:.H56])/SUM([.E$3:.E56])" office:value-type="percentage" office:value="-0.01624" calcext:value-type="percentage">
            <text:p>-2%</text:p>
          </table:table-cell>
          <table:table-cell table:formula="of:=[.O56]-(1-[.O56])/[.N56]" office:value-type="percentage" office:value="-0.00869308044372008" calcext:value-type="percentage">
            <text:p>-0.9%</text:p>
          </table:table-cell>
          <table:table-cell table:formula="of:=AVERAGEIF([.$H$3:.$H56];&quot;&gt;0&quot;)" office:value-type="float" office:value="7.16166666666667" calcext:value-type="float">
            <text:p>7.2</text:p>
          </table:table-cell>
          <table:table-cell table:formula="of:=AVERAGEIF([.$H$3:.$H56];&quot;&lt;0&quot;)" office:value-type="float" office:value="-13.2352941176471" calcext:value-type="float">
            <text:p>-13.2</text:p>
          </table:table-cell>
          <table:table-cell table:formula="of:=[.L56]/-[.M56]" office:value-type="percentage" office:value="0.541103703703704" calcext:value-type="percentage">
            <text:p>54%</text:p>
          </table:table-cell>
          <table:table-cell table:formula="of:=COUNTIF([.$G$3:.$G56];&quot;&gt;0&quot;)/COUNTIF([.$B$3:.$B56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7693631933479E+016" calcext:value-type="float">
            <text:p>35769363193347900</text:p>
          </table:table-cell>
          <table:table-cell office:value-type="date" office:date-value="2019-07-28" calcext:value-type="date">
            <text:p>2019-07-28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.16" calcext:value-type="float">
            <text:p>1.16</text:p>
          </table:table-cell>
          <table:table-cell office:value-type="float" office:value="17.4" calcext:value-type="float">
            <text:p>17.40</text:p>
          </table:table-cell>
          <table:table-cell table:formula="of:=[.G57]-[.E57]" office:value-type="float" office:value="2.4" calcext:value-type="float">
            <text:p>2.40</text:p>
          </table:table-cell>
          <table:table-cell table:formula="of:=SUM([.$H$2:.H57])" office:value-type="float" office:value="-7.75" calcext:value-type="float">
            <text:p>-7.75</text:p>
          </table:table-cell>
          <table:table-cell table:formula="of:=SUM([.H$3:.H57])/SUM([.E$3:.E57])" office:value-type="percentage" office:value="-0.012109375" calcext:value-type="percentage">
            <text:p>-1%</text:p>
          </table:table-cell>
          <table:table-cell table:formula="of:=[.O57]-(1-[.O57])/[.N57]" office:value-type="percentage" office:value="-0.00216058805570563" calcext:value-type="percentage">
            <text:p>-0.2%</text:p>
          </table:table-cell>
          <table:table-cell table:formula="of:=AVERAGEIF([.$H$3:.$H57];&quot;&gt;0&quot;)" office:value-type="float" office:value="7.00806451612903" calcext:value-type="float">
            <text:p>7.0</text:p>
          </table:table-cell>
          <table:table-cell table:formula="of:=AVERAGEIF([.$H$3:.$H57];&quot;&lt;0&quot;)" office:value-type="float" office:value="-13.2352941176471" calcext:value-type="float">
            <text:p>-13.2</text:p>
          </table:table-cell>
          <table:table-cell table:formula="of:=[.L57]/-[.M57]" office:value-type="percentage" office:value="0.529498207885305" calcext:value-type="percentage">
            <text:p>53%</text:p>
          </table:table-cell>
          <table:table-cell table:formula="of:=COUNTIF([.$G$3:.$G57];&quot;&gt;0&quot;)/COUNTIF([.$B$3:.$B57];&quot;&gt;0&quot;)" office:value-type="percentage" office:value="0.653061224489796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style-name="ce9"/>
          <table:table-cell table:number-columns-repeated="1020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60:.H73])" office:value-type="float" office:value="2.17" calcext:value-type="float">
            <text:p>2.17</text:p>
          </table:table-cell>
          <table:table-cell table:number-columns-repeated="1015"/>
        </table:table-row>
        <table:table-row table:style-name="ro2">
          <table:table-cell office:value-type="float" office:value="9.23975303351189E+016" calcext:value-type="float">
            <text:p>9239753033511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yrgios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4" calcext:value-type="float">
            <text:p>1.24</text:p>
          </table:table-cell>
          <table:table-cell office:value-type="float" office:value="13.64" calcext:value-type="float">
            <text:p>13.64</text:p>
          </table:table-cell>
          <table:table-cell table:formula="of:=[.G60]-[.E60]" office:value-type="float" office:value="2.64" calcext:value-type="float">
            <text:p>2.64</text:p>
          </table:table-cell>
          <table:table-cell table:formula="of:=SUM([.$H$2:.H60])" office:value-type="float" office:value="-5.11" calcext:value-type="float">
            <text:p>-5.11</text:p>
          </table:table-cell>
          <table:table-cell table:formula="of:=SUM([.H$3:.H60])/SUM([.E$3:.E60])" office:value-type="percentage" office:value="-0.0078494623655914" calcext:value-type="percentage">
            <text:p>-1%</text:p>
          </table:table-cell>
          <table:table-cell table:formula="of:=[.O60]-(1-[.O60])/[.N60]" office:value-type="percentage" office:value="0.00512710900905022" calcext:value-type="percentage">
            <text:p>0.5%</text:p>
          </table:table-cell>
          <table:table-cell table:formula="of:=AVERAGEIF([.$H$3:.$H60];&quot;&gt;0&quot;)" office:value-type="float" office:value="6.8715625" calcext:value-type="float">
            <text:p>6.9</text:p>
          </table:table-cell>
          <table:table-cell table:formula="of:=AVERAGEIF([.$H$3:.$H60];&quot;&lt;0&quot;)" office:value-type="float" office:value="-13.2352941176471" calcext:value-type="float">
            <text:p>-13.2</text:p>
          </table:table-cell>
          <table:table-cell table:formula="of:=[.L60]/-[.M60]" office:value-type="percentage" office:value="0.519184722222222" calcext:value-type="percentage">
            <text:p>52%</text:p>
          </table:table-cell>
          <table:table-cell table:formula="of:=COUNTIF([.$G$3:.$G60];&quot;&gt;0&quot;)/COUNTIF([.$B$3:.$B60];&quot;&gt;0&quot;)" office:value-type="percentage" office:value="0.6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66923238176859E+016" calcext:value-type="float">
            <text:p>76692323817685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omic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4" calcext:value-type="float">
            <text:p>2.40</text:p>
          </table:table-cell>
          <table:table-cell office:value-type="float" office:value="11" calcext:value-type="float">
            <text:p>11.00</text:p>
          </table:table-cell>
          <table:table-cell table:formula="of:=[.G61]-[.E61]" office:value-type="float" office:value="0" calcext:value-type="float">
            <text:p>0.00</text:p>
          </table:table-cell>
          <table:table-cell table:formula="of:=SUM([.$H$2:.H61])" office:value-type="float" office:value="-5.11" calcext:value-type="float">
            <text:p>-5.11</text:p>
          </table:table-cell>
          <table:table-cell table:formula="of:=SUM([.H$3:.H61])/SUM([.E$3:.E61])" office:value-type="percentage" office:value="-0.0077190332326284" calcext:value-type="percentage">
            <text:p>-1%</text:p>
          </table:table-cell>
          <table:table-cell table:formula="of:=[.O61]-(1-[.O61])/[.N61]" office:value-type="percentage" office:value="0.0246344205971079" calcext:value-type="percentage">
            <text:p>2.5%</text:p>
          </table:table-cell>
          <table:table-cell table:formula="of:=AVERAGEIF([.$H$3:.$H61];&quot;&gt;0&quot;)" office:value-type="float" office:value="6.8715625" calcext:value-type="float">
            <text:p>6.9</text:p>
          </table:table-cell>
          <table:table-cell table:formula="of:=AVERAGEIF([.$H$3:.$H61];&quot;&lt;0&quot;)" office:value-type="float" office:value="-13.2352941176471" calcext:value-type="float">
            <text:p>-13.2</text:p>
          </table:table-cell>
          <table:table-cell table:formula="of:=[.L61]/-[.M61]" office:value-type="percentage" office:value="0.519184722222222" calcext:value-type="percentage">
            <text:p>52%</text:p>
          </table:table-cell>
          <table:table-cell table:formula="of:=COUNTIF([.$G$3:.$G61];&quot;&gt;0&quot;)/COUNTIF([.$B$3:.$B6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4375359544639E+016" calcext:value-type="float">
            <text:p>7643753595446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medvedev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22" calcext:value-type="float">
            <text:p>1.22</text:p>
          </table:table-cell>
          <table:table-cell office:value-type="float" office:value="13.42" calcext:value-type="float">
            <text:p>13.42</text:p>
          </table:table-cell>
          <table:table-cell table:formula="of:=[.G62]-[.E62]" office:value-type="float" office:value="2.42" calcext:value-type="float">
            <text:p>2.42</text:p>
          </table:table-cell>
          <table:table-cell table:formula="of:=SUM([.$H$2:.H62])" office:value-type="float" office:value="-2.69" calcext:value-type="float">
            <text:p>-2.69</text:p>
          </table:table-cell>
          <table:table-cell table:formula="of:=SUM([.H$3:.H62])/SUM([.E$3:.E62])" office:value-type="percentage" office:value="-0.00399702823179792" calcext:value-type="percentage">
            <text:p>0%</text:p>
          </table:table-cell>
          <table:table-cell table:formula="of:=[.O62]-(1-[.O62])/[.N62]" office:value-type="percentage" office:value="0.0307825524302519" calcext:value-type="percentage">
            <text:p>3.1%</text:p>
          </table:table-cell>
          <table:table-cell table:formula="of:=AVERAGEIF([.$H$3:.$H62];&quot;&gt;0&quot;)" office:value-type="float" office:value="6.73666666666667" calcext:value-type="float">
            <text:p>6.7</text:p>
          </table:table-cell>
          <table:table-cell table:formula="of:=AVERAGEIF([.$H$3:.$H62];&quot;&lt;0&quot;)" office:value-type="float" office:value="-13.2352941176471" calcext:value-type="float">
            <text:p>-13.2</text:p>
          </table:table-cell>
          <table:table-cell table:formula="of:=[.L62]/-[.M62]" office:value-type="percentage" office:value="0.508992592592593" calcext:value-type="percentage">
            <text:p>51%</text:p>
          </table:table-cell>
          <table:table-cell table:formula="of:=COUNTIF([.$G$3:.$G62];&quot;&gt;0&quot;)/COUNTIF([.$B$3:.$B62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57651561203529E+016" calcext:value-type="float">
            <text:p>557651561203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hompsonj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3]-[.E63]" office:value-type="float" office:value="7.15" calcext:value-type="float">
            <text:p>7.15</text:p>
          </table:table-cell>
          <table:table-cell table:formula="of:=SUM([.$H$2:.H63])" office:value-type="float" office:value="4.46" calcext:value-type="float">
            <text:p>4.46</text:p>
          </table:table-cell>
          <table:table-cell table:formula="of:=SUM([.H$3:.H63])/SUM([.E$3:.E63])" office:value-type="percentage" office:value="0.00652046783625731" calcext:value-type="percentage">
            <text:p>1%</text:p>
          </table:table-cell>
          <table:table-cell table:formula="of:=[.O63]-(1-[.O63])/[.N63]" office:value-type="percentage" office:value="0.0502048287283187" calcext:value-type="percentage">
            <text:p>5.0%</text:p>
          </table:table-cell>
          <table:table-cell table:formula="of:=AVERAGEIF([.$H$3:.$H63];&quot;&gt;0&quot;)" office:value-type="float" office:value="6.74882352941177" calcext:value-type="float">
            <text:p>6.7</text:p>
          </table:table-cell>
          <table:table-cell table:formula="of:=AVERAGEIF([.$H$3:.$H63];&quot;&lt;0&quot;)" office:value-type="float" office:value="-13.2352941176471" calcext:value-type="float">
            <text:p>-13.2</text:p>
          </table:table-cell>
          <table:table-cell table:formula="of:=[.L63]/-[.M63]" office:value-type="percentage" office:value="0.509911111111111" calcext:value-type="percentage">
            <text:p>51%</text:p>
          </table:table-cell>
          <table:table-cell table:formula="of:=COUNTIF([.$G$3:.$G63];&quot;&gt;0&quot;)/COUNTIF([.$B$3:.$B63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25842874941099E+016" calcext:value-type="float">
            <text:p>4258428749410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opelka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4" calcext:value-type="float">
            <text:p>1.34</text:p>
          </table:table-cell>
          <table:table-cell office:value-type="float" office:value="16.08" calcext:value-type="float">
            <text:p>16.08</text:p>
          </table:table-cell>
          <table:table-cell table:formula="of:=[.G64]-[.E64]" office:value-type="float" office:value="4.08" calcext:value-type="float">
            <text:p>4.08</text:p>
          </table:table-cell>
          <table:table-cell table:formula="of:=SUM([.$H$2:.H64])" office:value-type="float" office:value="8.54" calcext:value-type="float">
            <text:p>8.54</text:p>
          </table:table-cell>
          <table:table-cell table:formula="of:=SUM([.H$3:.H64])/SUM([.E$3:.E64])" office:value-type="percentage" office:value="0.0122701149425287" calcext:value-type="percentage">
            <text:p>1%</text:p>
          </table:table-cell>
          <table:table-cell table:formula="of:=[.O64]-(1-[.O64])/[.N64]" office:value-type="percentage" office:value="0.0607382667415213" calcext:value-type="percentage">
            <text:p>6.1%</text:p>
          </table:table-cell>
          <table:table-cell table:formula="of:=AVERAGEIF([.$H$3:.$H64];&quot;&gt;0&quot;)" office:value-type="float" office:value="6.67257142857143" calcext:value-type="float">
            <text:p>6.7</text:p>
          </table:table-cell>
          <table:table-cell table:formula="of:=AVERAGEIF([.$H$3:.$H64];&quot;&lt;0&quot;)" office:value-type="float" office:value="-13.2352941176471" calcext:value-type="float">
            <text:p>-13.2</text:p>
          </table:table-cell>
          <table:table-cell table:formula="of:=[.L64]/-[.M64]" office:value-type="percentage" office:value="0.504149841269841" calcext:value-type="percentage">
            <text:p>50%</text:p>
          </table:table-cell>
          <table:table-cell table:formula="of:=COUNTIF([.$G$3:.$G64];&quot;&gt;0&quot;)/COUNTIF([.$B$3:.$B64];&quot;&gt;0&quot;)" office:value-type="percentage" office:value="0.685185185185185" calcext:value-type="percentage">
            <text:p>69%</text:p>
          </table:table-cell>
          <table:table-cell table:number-columns-repeated="1009"/>
        </table:table-row>
        <table:table-row table:style-name="ro2">
          <table:table-cell office:value-type="float" office:value="4.40136584414499E+016" calcext:value-type="float">
            <text:p>4401365844144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opyrin</text:p>
          </table:table-cell>
          <table:table-cell table:style-name="ce10" office:value-type="float" office:value="11" calcext:value-type="float">
            <text:p>11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65]-[.E65]" office:value-type="float" office:value="-11" calcext:value-type="float">
            <text:p>-11.00</text:p>
          </table:table-cell>
          <table:table-cell table:formula="of:=SUM([.$H$2:.H65])" office:value-type="float" office:value="-2.46" calcext:value-type="float">
            <text:p>-2.46</text:p>
          </table:table-cell>
          <table:table-cell table:formula="of:=SUM([.H$3:.H65])/SUM([.E$3:.E65])" office:value-type="percentage" office:value="-0.00347949080622348" calcext:value-type="percentage">
            <text:p>0%</text:p>
          </table:table-cell>
          <table:table-cell table:formula="of:=[.O65]-(1-[.O65])/[.N65]" office:value-type="percentage" office:value="0.0296604825336522" calcext:value-type="percentage">
            <text:p>3.0%</text:p>
          </table:table-cell>
          <table:table-cell table:formula="of:=AVERAGEIF([.$H$3:.$H65];&quot;&gt;0&quot;)" office:value-type="float" office:value="6.67257142857143" calcext:value-type="float">
            <text:p>6.7</text:p>
          </table:table-cell>
          <table:table-cell table:formula="of:=AVERAGEIF([.$H$3:.$H65];&quot;&lt;0&quot;)" office:value-type="float" office:value="-13.1111111111111" calcext:value-type="float">
            <text:p>-13.1</text:p>
          </table:table-cell>
          <table:table-cell table:formula="of:=[.L65]/-[.M65]" office:value-type="percentage" office:value="0.508924939467312" calcext:value-type="percentage">
            <text:p>51%</text:p>
          </table:table-cell>
          <table:table-cell table:formula="of:=COUNTIF([.$G$3:.$G65];&quot;&gt;0&quot;)/COUNTIF([.$B$3:.$B65];&quot;&gt;0&quot;)" office:value-type="percentage" office:value="0.67272727272727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69043417181479E+016" calcext:value-type="float">
            <text:p>26904341718147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evans d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66]-[.E66]" office:value-type="float" office:value="-12" calcext:value-type="float">
            <text:p>-12.00</text:p>
          </table:table-cell>
          <table:table-cell table:formula="of:=SUM([.$H$2:.H66])" office:value-type="float" office:value="-14.46" calcext:value-type="float">
            <text:p>-14.46</text:p>
          </table:table-cell>
          <table:table-cell table:formula="of:=SUM([.H$3:.H66])/SUM([.E$3:.E66])" office:value-type="percentage" office:value="-0.0201112656467316" calcext:value-type="percentage">
            <text:p>-2%</text:p>
          </table:table-cell>
          <table:table-cell table:formula="of:=[.O66]-(1-[.O66])/[.N66]" office:value-type="percentage" office:value="-0.00298358188869441" calcext:value-type="percentage">
            <text:p>-0.3%</text:p>
          </table:table-cell>
          <table:table-cell table:formula="of:=AVERAGEIF([.$H$3:.$H66];&quot;&gt;0&quot;)" office:value-type="float" office:value="6.67257142857143" calcext:value-type="float">
            <text:p>6.7</text:p>
          </table:table-cell>
          <table:table-cell table:formula="of:=AVERAGEIF([.$H$3:.$H66];&quot;&lt;0&quot;)" office:value-type="float" office:value="-13.0526315789474" calcext:value-type="float">
            <text:p>-13.1</text:p>
          </table:table-cell>
          <table:table-cell table:formula="of:=[.L66]/-[.M66]" office:value-type="percentage" office:value="0.511205069124424" calcext:value-type="percentage">
            <text:p>51%</text:p>
          </table:table-cell>
          <table:table-cell table:formula="of:=COUNTIF([.$G$3:.$G66];&quot;&gt;0&quot;)/COUNTIF([.$B$3:.$B66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76374442099409E+016" calcext:value-type="float">
            <text:p>37637444209940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ritz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67]-[.E67]" office:value-type="float" office:value="1.8" calcext:value-type="float">
            <text:p>1.80</text:p>
          </table:table-cell>
          <table:table-cell table:formula="of:=SUM([.$H$2:.H67])" office:value-type="float" office:value="-12.66" calcext:value-type="float">
            <text:p>-12.66</text:p>
          </table:table-cell>
          <table:table-cell table:formula="of:=SUM([.H$3:.H67])/SUM([.E$3:.E67])" office:value-type="percentage" office:value="-0.0174620689655172" calcext:value-type="percentage">
            <text:p>-2%</text:p>
          </table:table-cell>
          <table:table-cell table:formula="of:=[.O67]-(1-[.O67])/[.N67]" office:value-type="percentage" office:value="0.00111223925369641" calcext:value-type="percentage">
            <text:p>0.1%</text:p>
          </table:table-cell>
          <table:table-cell table:formula="of:=AVERAGEIF([.$H$3:.$H67];&quot;&gt;0&quot;)" office:value-type="float" office:value="6.53722222222222" calcext:value-type="float">
            <text:p>6.5</text:p>
          </table:table-cell>
          <table:table-cell table:formula="of:=AVERAGEIF([.$H$3:.$H67];&quot;&lt;0&quot;)" office:value-type="float" office:value="-13.0526315789474" calcext:value-type="float">
            <text:p>-13.1</text:p>
          </table:table-cell>
          <table:table-cell table:formula="of:=[.L67]/-[.M67]" office:value-type="percentage" office:value="0.500835573476703" calcext:value-type="percentage">
            <text:p>50%</text:p>
          </table:table-cell>
          <table:table-cell table:formula="of:=COUNTIF([.$G$3:.$G67];&quot;&gt;0&quot;)/COUNTIF([.$B$3:.$B6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33625590818829E+016" calcext:value-type="float">
            <text:p>2336255908188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kwo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68]-[.E68]" office:value-type="float" office:value="1.68" calcext:value-type="float">
            <text:p>1.68</text:p>
          </table:table-cell>
          <table:table-cell table:formula="of:=SUM([.$H$2:.H68])" office:value-type="float" office:value="-10.98" calcext:value-type="float">
            <text:p>-10.98</text:p>
          </table:table-cell>
          <table:table-cell table:formula="of:=SUM([.H$3:.H68])/SUM([.E$3:.E68])" office:value-type="percentage" office:value="-0.0150205198358413" calcext:value-type="percentage">
            <text:p>-2%</text:p>
          </table:table-cell>
          <table:table-cell table:formula="of:=[.O68]-(1-[.O68])/[.N68]" office:value-type="percentage" office:value="0.00493047291222348" calcext:value-type="percentage">
            <text:p>0.5%</text:p>
          </table:table-cell>
          <table:table-cell table:formula="of:=AVERAGEIF([.$H$3:.$H68];&quot;&gt;0&quot;)" office:value-type="float" office:value="6.40594594594595" calcext:value-type="float">
            <text:p>6.4</text:p>
          </table:table-cell>
          <table:table-cell table:formula="of:=AVERAGEIF([.$H$3:.$H68];&quot;&lt;0&quot;)" office:value-type="float" office:value="-13.0526315789474" calcext:value-type="float">
            <text:p>-13.1</text:p>
          </table:table-cell>
          <table:table-cell table:formula="of:=[.L68]/-[.M68]" office:value-type="percentage" office:value="0.490778116826504" calcext:value-type="percentage">
            <text:p>49%</text:p>
          </table:table-cell>
          <table:table-cell table:formula="of:=COUNTIF([.$G$3:.$G68];&quot;&gt;0&quot;)/COUNTIF([.$B$3:.$B68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6427558680139E+016" calcext:value-type="float">
            <text:p>12642755868013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imitro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5" calcext:value-type="float">
            <text:p>1.50</text:p>
          </table:table-cell>
          <table:table-cell office:value-type="float" office:value="9.9" calcext:value-type="float">
            <text:p>9.90</text:p>
          </table:table-cell>
          <table:table-cell table:formula="of:=[.G69]-[.E69]" office:value-type="float" office:value="3.9" calcext:value-type="float">
            <text:p>3.90</text:p>
          </table:table-cell>
          <table:table-cell table:formula="of:=SUM([.$H$2:.H69])" office:value-type="float" office:value="-7.08" calcext:value-type="float">
            <text:p>-7.08</text:p>
          </table:table-cell>
          <table:table-cell table:formula="of:=SUM([.H$3:.H69])/SUM([.E$3:.E69])" office:value-type="percentage" office:value="-0.00960651289009498" calcext:value-type="percentage">
            <text:p>-1%</text:p>
          </table:table-cell>
          <table:table-cell table:formula="of:=[.O69]-(1-[.O69])/[.N69]" office:value-type="percentage" office:value="0.0149708602897931" calcext:value-type="percentage">
            <text:p>1.5%</text:p>
          </table:table-cell>
          <table:table-cell table:formula="of:=AVERAGEIF([.$H$3:.$H69];&quot;&gt;0&quot;)" office:value-type="float" office:value="6.34" calcext:value-type="float">
            <text:p>6.3</text:p>
          </table:table-cell>
          <table:table-cell table:formula="of:=AVERAGEIF([.$H$3:.$H69];&quot;&lt;0&quot;)" office:value-type="float" office:value="-13.0526315789474" calcext:value-type="float">
            <text:p>-13.1</text:p>
          </table:table-cell>
          <table:table-cell table:formula="of:=[.L69]/-[.M69]" office:value-type="percentage" office:value="0.485725806451613" calcext:value-type="percentage">
            <text:p>49%</text:p>
          </table:table-cell>
          <table:table-cell table:formula="of:=COUNTIF([.$G$3:.$G69];&quot;&gt;0&quot;)/COUNTIF([.$B$3:.$B6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5.35231598519529E+016" calcext:value-type="float">
            <text:p>53523159851952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norri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3" calcext:value-type="float">
            <text:p>1.30</text:p>
          </table:table-cell>
          <table:table-cell office:value-type="float" office:value="7.8" calcext:value-type="float">
            <text:p>7.80</text:p>
          </table:table-cell>
          <table:table-cell table:formula="of:=[.G70]-[.E70]" office:value-type="float" office:value="1.8" calcext:value-type="float">
            <text:p>1.80</text:p>
          </table:table-cell>
          <table:table-cell table:formula="of:=SUM([.$H$2:.H70])" office:value-type="float" office:value="-5.28" calcext:value-type="float">
            <text:p>-5.28</text:p>
          </table:table-cell>
          <table:table-cell table:formula="of:=SUM([.H$3:.H70])/SUM([.E$3:.E70])" office:value-type="percentage" office:value="-0.00710632570659489" calcext:value-type="percentage">
            <text:p>-1%</text:p>
          </table:table-cell>
          <table:table-cell table:formula="of:=[.O70]-(1-[.O70])/[.N70]" office:value-type="percentage" office:value="0.0191935838277304" calcext:value-type="percentage">
            <text:p>1.9%</text:p>
          </table:table-cell>
          <table:table-cell table:formula="of:=AVERAGEIF([.$H$3:.$H70];&quot;&gt;0&quot;)" office:value-type="float" office:value="6.22358974358975" calcext:value-type="float">
            <text:p>6.2</text:p>
          </table:table-cell>
          <table:table-cell table:formula="of:=AVERAGEIF([.$H$3:.$H70];&quot;&lt;0&quot;)" office:value-type="float" office:value="-13.0526315789474" calcext:value-type="float">
            <text:p>-13.1</text:p>
          </table:table-cell>
          <table:table-cell table:formula="of:=[.L70]/-[.M70]" office:value-type="percentage" office:value="0.476807278742763" calcext:value-type="percentage">
            <text:p>48%</text:p>
          </table:table-cell>
          <table:table-cell table:formula="of:=COUNTIF([.$G$3:.$G70];&quot;&gt;0&quot;)/COUNTIF([.$B$3:.$B70];&quot;&gt;0&quot;)" office:value-type="percentage" office:value="0.68333333333333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6.66230833766389E+016" calcext:value-type="float">
            <text:p>66623083376638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tipsare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3.1" calcext:value-type="float">
            <text:p>3.10</text:p>
          </table:table-cell>
          <table:table-cell office:value-type="float" office:value="0" calcext:value-type="float">
            <text:p>0.00</text:p>
          </table:table-cell>
          <table:table-cell table:formula="of:=[.G71]-[.E71]" office:value-type="float" office:value="-6" calcext:value-type="float">
            <text:p>-6.00</text:p>
          </table:table-cell>
          <table:table-cell table:formula="of:=SUM([.$H$2:.H71])" office:value-type="float" office:value="-11.28" calcext:value-type="float">
            <text:p>-11.28</text:p>
          </table:table-cell>
          <table:table-cell table:formula="of:=SUM([.H$3:.H71])/SUM([.E$3:.E71])" office:value-type="percentage" office:value="-0.0150600801068091" calcext:value-type="percentage">
            <text:p>-2%</text:p>
          </table:table-cell>
          <table:table-cell table:formula="of:=[.O71]-(1-[.O71])/[.N71]" office:value-type="percentage" office:value="0.00307444589731687" calcext:value-type="percentage">
            <text:p>0.3%</text:p>
          </table:table-cell>
          <table:table-cell table:formula="of:=AVERAGEIF([.$H$3:.$H71];&quot;&gt;0&quot;)" office:value-type="float" office:value="6.22358974358975" calcext:value-type="float">
            <text:p>6.2</text:p>
          </table:table-cell>
          <table:table-cell table:formula="of:=AVERAGEIF([.$H$3:.$H71];&quot;&lt;0&quot;)" office:value-type="float" office:value="-12.7" calcext:value-type="float">
            <text:p>-12.7</text:p>
          </table:table-cell>
          <table:table-cell table:formula="of:=[.L71]/-[.M71]" office:value-type="percentage" office:value="0.49004643650313" calcext:value-type="percentage">
            <text:p>49%</text:p>
          </table:table-cell>
          <table:table-cell table:formula="of:=COUNTIF([.$G$3:.$G71];&quot;&gt;0&quot;)/COUNTIF([.$B$3:.$B71];&quot;&gt;0&quot;)" office:value-type="percentage" office:value="0.67213114754098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65673924734169E+016" calcext:value-type="float">
            <text:p>16567392473416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garin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2]-[.E72]" office:value-type="float" office:value="-9" calcext:value-type="float">
            <text:p>-9.00</text:p>
          </table:table-cell>
          <table:table-cell table:formula="of:=SUM([.$H$2:.H72])" office:value-type="float" office:value="-20.28" calcext:value-type="float">
            <text:p>-20.28</text:p>
          </table:table-cell>
          <table:table-cell table:formula="of:=SUM([.H$3:.H72])/SUM([.E$3:.E72])" office:value-type="percentage" office:value="-0.026754617414248" calcext:value-type="percentage">
            <text:p>-3%</text:p>
          </table:table-cell>
          <table:table-cell table:formula="of:=[.O72]-(1-[.O72])/[.N72]" office:value-type="percentage" office:value="-0.0202995087928211" calcext:value-type="percentage">
            <text:p>-2.0%</text:p>
          </table:table-cell>
          <table:table-cell table:formula="of:=AVERAGEIF([.$H$3:.$H72];&quot;&gt;0&quot;)" office:value-type="float" office:value="6.22358974358975" calcext:value-type="float">
            <text:p>6.2</text:p>
          </table:table-cell>
          <table:table-cell table:formula="of:=AVERAGEIF([.$H$3:.$H72];&quot;&lt;0&quot;)" office:value-type="float" office:value="-12.5238095238095" calcext:value-type="float">
            <text:p>-12.5</text:p>
          </table:table-cell>
          <table:table-cell table:formula="of:=[.L72]/-[.M72]" office:value-type="percentage" office:value="0.49694062591401" calcext:value-type="percentage">
            <text:p>50%</text:p>
          </table:table-cell>
          <table:table-cell table:formula="of:=COUNTIF([.$G$3:.$G72];&quot;&gt;0&quot;)/COUNTIF([.$B$3:.$B72];&quot;&gt;0&quot;)" office:value-type="percentage" office:value="0.661290322580645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8.46951285465199E+016" calcext:value-type="float">
            <text:p>84695128546519900</text:p>
          </table:table-cell>
          <table:table-cell office:value-type="date" office:date-value="2019-07-30" calcext:value-type="date">
            <text:p>2019-07-30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daniel t</text:p>
          </table:table-cell>
          <table:table-cell table:style-name="ce10" office:value-type="float" office:value="7" calcext:value-type="float">
            <text:p>7</text:p>
          </table:table-cell>
          <table:table-cell office:value-type="float" office:value="3.1" calcext:value-type="float">
            <text:p>3.10</text:p>
          </table:table-cell>
          <table:table-cell office:value-type="float" office:value="21.7" calcext:value-type="float">
            <text:p>21.70</text:p>
          </table:table-cell>
          <table:table-cell table:formula="of:=[.G73]-[.E73]" office:value-type="float" office:value="14.7" calcext:value-type="float">
            <text:p>14.70</text:p>
          </table:table-cell>
          <table:table-cell table:formula="of:=SUM([.$H$2:.H73])" office:value-type="float" office:value="-5.58" calcext:value-type="float">
            <text:p>-5.58</text:p>
          </table:table-cell>
          <table:table-cell table:formula="of:=SUM([.H$3:.H73])/SUM([.E$3:.E73])" office:value-type="percentage" office:value="-0.00729411764705883" calcext:value-type="percentage">
            <text:p>-1%</text:p>
          </table:table-cell>
          <table:table-cell table:formula="of:=[.O73]-(1-[.O73])/[.N73]" office:value-type="percentage" office:value="0.0179830873638659" calcext:value-type="percentage">
            <text:p>1.8%</text:p>
          </table:table-cell>
          <table:table-cell table:formula="of:=AVERAGEIF([.$H$3:.$H73];&quot;&gt;0&quot;)" office:value-type="float" office:value="6.4355" calcext:value-type="float">
            <text:p>6.4</text:p>
          </table:table-cell>
          <table:table-cell table:formula="of:=AVERAGEIF([.$H$3:.$H73];&quot;&lt;0&quot;)" office:value-type="float" office:value="-12.5238095238095" calcext:value-type="float">
            <text:p>-12.5</text:p>
          </table:table-cell>
          <table:table-cell table:formula="of:=[.L73]/-[.M73]" office:value-type="percentage" office:value="0.513861216730038" calcext:value-type="percentage">
            <text:p>51%</text:p>
          </table:table-cell>
          <table:table-cell table:formula="of:=COUNTIF([.$G$3:.$G73];&quot;&gt;0&quot;)/COUNTIF([.$B$3:.$B7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76:.H95])" office:value-type="float" office:value="-6.1" calcext:value-type="float">
            <text:p>-6.10</text:p>
          </table:table-cell>
          <table:table-cell table:number-columns-repeated="1015"/>
        </table:table-row>
        <table:table-row table:style-name="ro2">
          <table:table-cell table:style-name="ce3" office:value-type="float" office:value="5.51119330578199E+016" calcext:value-type="float">
            <text:p>551119330578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nderson k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6]-[.E76]" office:value-type="float" office:value="0" calcext:value-type="float">
            <text:p>0.00</text:p>
          </table:table-cell>
          <table:table-cell table:formula="of:=SUM([.$H$2:.H76])" office:value-type="float" office:value="-5.58" calcext:value-type="float">
            <text:p>-5.58</text:p>
          </table:table-cell>
          <table:table-cell table:formula="of:=SUM([.H$3:.H76])/SUM([.E$3:.E76])" office:value-type="percentage" office:value="-0.00725617685305592" calcext:value-type="percentage">
            <text:p>-1%</text:p>
          </table:table-cell>
          <table:table-cell table:formula="of:=[.O76]-(1-[.O76])/[.N76]" office:value-type="percentage" office:value="0.0333271016238056" calcext:value-type="percentage">
            <text:p>3.3%</text:p>
          </table:table-cell>
          <table:table-cell table:formula="of:=AVERAGEIF([.$H$3:.$H76];&quot;&gt;0&quot;)" office:value-type="float" office:value="6.4355" calcext:value-type="float">
            <text:p>6.4</text:p>
          </table:table-cell>
          <table:table-cell table:formula="of:=AVERAGEIF([.$H$3:.$H76];&quot;&lt;0&quot;)" office:value-type="float" office:value="-12.5238095238095" calcext:value-type="float">
            <text:p>-12.5</text:p>
          </table:table-cell>
          <table:table-cell table:formula="of:=[.L76]/-[.M76]" office:value-type="percentage" office:value="0.513861216730038" calcext:value-type="percentage">
            <text:p>51%</text:p>
          </table:table-cell>
          <table:table-cell table:formula="of:=COUNTIF([.$G$3:.$G76];&quot;&gt;0&quot;)/COUNTIF([.$B$3:.$B76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24491125616349E+016" calcext:value-type="float">
            <text:p>3244911256163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kecman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77]-[.E77]" office:value-type="float" office:value="2.2" calcext:value-type="float">
            <text:p>2.20</text:p>
          </table:table-cell>
          <table:table-cell table:formula="of:=SUM([.$H$2:.H77])" office:value-type="float" office:value="-3.38" calcext:value-type="float">
            <text:p>-3.38</text:p>
          </table:table-cell>
          <table:table-cell table:formula="of:=SUM([.H$3:.H77])/SUM([.E$3:.E77])" office:value-type="percentage" office:value="-0.004372574385511" calcext:value-type="percentage">
            <text:p>0%</text:p>
          </table:table-cell>
          <table:table-cell table:formula="of:=[.O77]-(1-[.O77])/[.N77]" office:value-type="percentage" office:value="0.0379418439968476" calcext:value-type="percentage">
            <text:p>3.8%</text:p>
          </table:table-cell>
          <table:table-cell table:formula="of:=AVERAGEIF([.$H$3:.$H77];&quot;&gt;0&quot;)" office:value-type="float" office:value="6.33219512195122" calcext:value-type="float">
            <text:p>6.3</text:p>
          </table:table-cell>
          <table:table-cell table:formula="of:=AVERAGEIF([.$H$3:.$H77];&quot;&lt;0&quot;)" office:value-type="float" office:value="-12.5238095238095" calcext:value-type="float">
            <text:p>-12.5</text:p>
          </table:table-cell>
          <table:table-cell table:formula="of:=[.L77]/-[.M77]" office:value-type="percentage" office:value="0.50561253825466" calcext:value-type="percentage">
            <text:p>51%</text:p>
          </table:table-cell>
          <table:table-cell table:formula="of:=COUNTIF([.$G$3:.$G77];&quot;&gt;0&quot;)/COUNTIF([.$B$3:.$B7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8399106639015899" calcext:value-type="float">
            <text:p>8399106639015899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78]-[.E78]" office:value-type="float" office:value="-4" calcext:value-type="float">
            <text:p>-4.00</text:p>
          </table:table-cell>
          <table:table-cell table:formula="of:=SUM([.$H$2:.H78])" office:value-type="float" office:value="-7.38" calcext:value-type="float">
            <text:p>-7.38</text:p>
          </table:table-cell>
          <table:table-cell table:formula="of:=SUM([.H$3:.H78])/SUM([.E$3:.E78])" office:value-type="percentage" office:value="-0.0094980694980695" calcext:value-type="percentage">
            <text:p>-1%</text:p>
          </table:table-cell>
          <table:table-cell table:formula="of:=[.O78]-(1-[.O78])/[.N78]" office:value-type="percentage" office:value="0.0277958694875725" calcext:value-type="percentage">
            <text:p>2.8%</text:p>
          </table:table-cell>
          <table:table-cell table:formula="of:=AVERAGEIF([.$H$3:.$H78];&quot;&gt;0&quot;)" office:value-type="float" office:value="6.33219512195122" calcext:value-type="float">
            <text:p>6.3</text:p>
          </table:table-cell>
          <table:table-cell table:formula="of:=AVERAGEIF([.$H$3:.$H78];&quot;&lt;0&quot;)" office:value-type="float" office:value="-12.1363636363636" calcext:value-type="float">
            <text:p>-12.1</text:p>
          </table:table-cell>
          <table:table-cell table:formula="of:=[.L78]/-[.M78]" office:value-type="percentage" office:value="0.521753905179501" calcext:value-type="percentage">
            <text:p>52%</text:p>
          </table:table-cell>
          <table:table-cell table:formula="of:=COUNTIF([.$G$3:.$G78];&quot;&gt;0&quot;)/COUNTIF([.$B$3:.$B7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25977979870849E+016" calcext:value-type="float">
            <text:p>9259779798708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95" calcext:value-type="float">
            <text:p>1.95</text:p>
          </table:table-cell>
          <table:table-cell office:value-type="float" office:value="5.85" calcext:value-type="float">
            <text:p>5.85</text:p>
          </table:table-cell>
          <table:table-cell table:formula="of:=[.G79]-[.E79]" office:value-type="float" office:value="2.85" calcext:value-type="float">
            <text:p>2.85</text:p>
          </table:table-cell>
          <table:table-cell table:formula="of:=SUM([.$H$2:.H79])" office:value-type="float" office:value="-4.53" calcext:value-type="float">
            <text:p>-4.53</text:p>
          </table:table-cell>
          <table:table-cell table:formula="of:=SUM([.H$3:.H79])/SUM([.E$3:.E79])" office:value-type="percentage" office:value="-0.00580769230769231" calcext:value-type="percentage">
            <text:p>-1%</text:p>
          </table:table-cell>
          <table:table-cell table:formula="of:=[.O79]-(1-[.O79])/[.N79]" office:value-type="percentage" office:value="0.0339569724812901" calcext:value-type="percentage">
            <text:p>3.4%</text:p>
          </table:table-cell>
          <table:table-cell table:formula="of:=AVERAGEIF([.$H$3:.$H79];&quot;&gt;0&quot;)" office:value-type="float" office:value="6.24928571428571" calcext:value-type="float">
            <text:p>6.2</text:p>
          </table:table-cell>
          <table:table-cell table:formula="of:=AVERAGEIF([.$H$3:.$H79];&quot;&lt;0&quot;)" office:value-type="float" office:value="-12.1363636363636" calcext:value-type="float">
            <text:p>-12.1</text:p>
          </table:table-cell>
          <table:table-cell table:formula="of:=[.L79]/-[.M79]" office:value-type="percentage" office:value="0.514922418405565" calcext:value-type="percentage">
            <text:p>51%</text:p>
          </table:table-cell>
          <table:table-cell table:formula="of:=COUNTIF([.$G$3:.$G79];&quot;&gt;0&quot;)/COUNTIF([.$B$3:.$B79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30468746703689E+016" calcext:value-type="float">
            <text:p>8304687467036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pai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80]-[.E80]" office:value-type="float" office:value="1.92" calcext:value-type="float">
            <text:p>1.92</text:p>
          </table:table-cell>
          <table:table-cell table:formula="of:=SUM([.$H$2:.H80])" office:value-type="float" office:value="-2.61" calcext:value-type="float">
            <text:p>-2.61</text:p>
          </table:table-cell>
          <table:table-cell table:formula="of:=SUM([.H$3:.H80])/SUM([.E$3:.E80])" office:value-type="percentage" office:value="-0.00332908163265307" calcext:value-type="percentage">
            <text:p>0%</text:p>
          </table:table-cell>
          <table:table-cell table:formula="of:=[.O80]-(1-[.O80])/[.N80]" office:value-type="percentage" office:value="0.0378751977359651" calcext:value-type="percentage">
            <text:p>3.8%</text:p>
          </table:table-cell>
          <table:table-cell table:formula="of:=AVERAGEIF([.$H$3:.$H80];&quot;&gt;0&quot;)" office:value-type="float" office:value="6.14860465116279" calcext:value-type="float">
            <text:p>6.1</text:p>
          </table:table-cell>
          <table:table-cell table:formula="of:=AVERAGEIF([.$H$3:.$H80];&quot;&lt;0&quot;)" office:value-type="float" office:value="-12.1363636363636" calcext:value-type="float">
            <text:p>-12.1</text:p>
          </table:table-cell>
          <table:table-cell table:formula="of:=[.L80]/-[.M80]" office:value-type="percentage" office:value="0.506626600470342" calcext:value-type="percentage">
            <text:p>51%</text:p>
          </table:table-cell>
          <table:table-cell table:formula="of:=COUNTIF([.$G$3:.$G80];&quot;&gt;0&quot;)/COUNTIF([.$B$3:.$B80];&quot;&gt;0&quot;)" office:value-type="percentage" office:value="0.676470588235294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70811532960609E+016" calcext:value-type="float">
            <text:p>1708115329606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raon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81]-[.E81]" office:value-type="float" office:value="0.64" calcext:value-type="float">
            <text:p>0.64</text:p>
          </table:table-cell>
          <table:table-cell table:formula="of:=SUM([.$H$2:.H81])" office:value-type="float" office:value="-1.97" calcext:value-type="float">
            <text:p>-1.97</text:p>
          </table:table-cell>
          <table:table-cell table:formula="of:=SUM([.H$3:.H81])/SUM([.E$3:.E81])" office:value-type="percentage" office:value="-0.00250000000000001" calcext:value-type="percentage">
            <text:p>0%</text:p>
          </table:table-cell>
          <table:table-cell table:formula="of:=[.O81]-(1-[.O81])/[.N81]" office:value-type="percentage" office:value="0.0387382997932421" calcext:value-type="percentage">
            <text:p>3.9%</text:p>
          </table:table-cell>
          <table:table-cell table:formula="of:=AVERAGEIF([.$H$3:.$H81];&quot;&gt;0&quot;)" office:value-type="float" office:value="6.02340909090909" calcext:value-type="float">
            <text:p>6.0</text:p>
          </table:table-cell>
          <table:table-cell table:formula="of:=AVERAGEIF([.$H$3:.$H81];&quot;&lt;0&quot;)" office:value-type="float" office:value="-12.1363636363636" calcext:value-type="float">
            <text:p>-12.1</text:p>
          </table:table-cell>
          <table:table-cell table:formula="of:=[.L81]/-[.M81]" office:value-type="percentage" office:value="0.496310861423221" calcext:value-type="percentage">
            <text:p>50%</text:p>
          </table:table-cell>
          <table:table-cell table:formula="of:=COUNTIF([.$G$3:.$G81];&quot;&gt;0&quot;)/COUNTIF([.$B$3:.$B81];&quot;&gt;0&quot;)" office:value-type="percentage" office:value="0.68115942028985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6.34337453945919E+016" calcext:value-type="float">
            <text:p>63433745394591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goffi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2]-[.E82]" office:value-type="float" office:value="-3" calcext:value-type="float">
            <text:p>-3.00</text:p>
          </table:table-cell>
          <table:table-cell table:formula="of:=SUM([.$H$2:.H82])" office:value-type="float" office:value="-4.97" calcext:value-type="float">
            <text:p>-4.97</text:p>
          </table:table-cell>
          <table:table-cell table:formula="of:=SUM([.H$3:.H82])/SUM([.E$3:.E82])" office:value-type="percentage" office:value="-0.00628318584070797" calcext:value-type="percentage">
            <text:p>-1%</text:p>
          </table:table-cell>
          <table:table-cell table:formula="of:=[.O82]-(1-[.O82])/[.N82]" office:value-type="percentage" office:value="0.0310697980282554" calcext:value-type="percentage">
            <text:p>3.1%</text:p>
          </table:table-cell>
          <table:table-cell table:formula="of:=AVERAGEIF([.$H$3:.$H82];&quot;&gt;0&quot;)" office:value-type="float" office:value="6.02340909090909" calcext:value-type="float">
            <text:p>6.0</text:p>
          </table:table-cell>
          <table:table-cell table:formula="of:=AVERAGEIF([.$H$3:.$H82];&quot;&lt;0&quot;)" office:value-type="float" office:value="-11.7391304347826" calcext:value-type="float">
            <text:p>-11.7</text:p>
          </table:table-cell>
          <table:table-cell table:formula="of:=[.L82]/-[.M82]" office:value-type="percentage" office:value="0.513105218855219" calcext:value-type="percentage">
            <text:p>51%</text:p>
          </table:table-cell>
          <table:table-cell table:formula="of:=COUNTIF([.$G$3:.$G82];&quot;&gt;0&quot;)/COUNTIF([.$B$3:.$B82];&quot;&gt;0&quot;)" office:value-type="percentage" office:value="0.671428571428571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02405749314479E+016" calcext:value-type="float">
            <text:p>8024057493144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3]-[.E83]" office:value-type="float" office:value="1.04" calcext:value-type="float">
            <text:p>1.04</text:p>
          </table:table-cell>
          <table:table-cell table:formula="of:=SUM([.$H$2:.H83])" office:value-type="float" office:value="-3.93" calcext:value-type="float">
            <text:p>-3.93</text:p>
          </table:table-cell>
          <table:table-cell table:formula="of:=SUM([.H$3:.H83])/SUM([.E$3:.E83])" office:value-type="percentage" office:value="-0.0049433962264151" calcext:value-type="percentage">
            <text:p>0%</text:p>
          </table:table-cell>
          <table:table-cell table:formula="of:=[.O83]-(1-[.O83])/[.N83]" office:value-type="percentage" office:value="0.0328919054977062" calcext:value-type="percentage">
            <text:p>3.3%</text:p>
          </table:table-cell>
          <table:table-cell table:formula="of:=AVERAGEIF([.$H$3:.$H83];&quot;&gt;0&quot;)" office:value-type="float" office:value="5.91266666666667" calcext:value-type="float">
            <text:p>5.9</text:p>
          </table:table-cell>
          <table:table-cell table:formula="of:=AVERAGEIF([.$H$3:.$H83];&quot;&lt;0&quot;)" office:value-type="float" office:value="-11.7391304347826" calcext:value-type="float">
            <text:p>-11.7</text:p>
          </table:table-cell>
          <table:table-cell table:formula="of:=[.L83]/-[.M83]" office:value-type="percentage" office:value="0.503671604938272" calcext:value-type="percentage">
            <text:p>50%</text:p>
          </table:table-cell>
          <table:table-cell table:formula="of:=COUNTIF([.$G$3:.$G83];&quot;&gt;0&quot;)/COUNTIF([.$B$3:.$B83];&quot;&gt;0&quot;)" office:value-type="percentage" office:value="0.676056338028169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4.65199484082389E+016" calcext:value-type="float">
            <text:p>46519948408238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Citi Open</text:p>
          </table:table-cell>
          <table:table-cell table:style-name="ce9" office:value-type="string" calcext:value-type="string">
            <text:p>struff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4]-[.E84]" office:value-type="float" office:value="-4" calcext:value-type="float">
            <text:p>-4.00</text:p>
          </table:table-cell>
          <table:table-cell table:formula="of:=SUM([.$H$2:.H84])" office:value-type="float" office:value="-7.93" calcext:value-type="float">
            <text:p>-7.93</text:p>
          </table:table-cell>
          <table:table-cell table:formula="of:=SUM([.H$3:.H84])/SUM([.E$3:.E84])" office:value-type="percentage" office:value="-0.00992490613266584" calcext:value-type="percentage">
            <text:p>-1%</text:p>
          </table:table-cell>
          <table:table-cell table:formula="of:=[.O84]-(1-[.O84])/[.N84]" office:value-type="percentage" office:value="0.0230390498740932" calcext:value-type="percentage">
            <text:p>2.3%</text:p>
          </table:table-cell>
          <table:table-cell table:formula="of:=AVERAGEIF([.$H$3:.$H84];&quot;&gt;0&quot;)" office:value-type="float" office:value="5.91266666666667" calcext:value-type="float">
            <text:p>5.9</text:p>
          </table:table-cell>
          <table:table-cell table:formula="of:=AVERAGEIF([.$H$3:.$H84];&quot;&lt;0&quot;)" office:value-type="float" office:value="-11.4166666666667" calcext:value-type="float">
            <text:p>-11.4</text:p>
          </table:table-cell>
          <table:table-cell table:formula="of:=[.L84]/-[.M84]" office:value-type="percentage" office:value="0.517897810218978" calcext:value-type="percentage">
            <text:p>52%</text:p>
          </table:table-cell>
          <table:table-cell table:formula="of:=COUNTIF([.$G$3:.$G84];&quot;&gt;0&quot;)/COUNTIF([.$B$3:.$B8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3.80225765519959E+016" calcext:value-type="float">
            <text:p>380225765519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pouill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5]-[.E85]" office:value-type="float" office:value="-4" calcext:value-type="float">
            <text:p>-4.00</text:p>
          </table:table-cell>
          <table:table-cell table:formula="of:=SUM([.$H$2:.H85])" office:value-type="float" office:value="-11.93" calcext:value-type="float">
            <text:p>-11.93</text:p>
          </table:table-cell>
          <table:table-cell table:formula="of:=SUM([.H$3:.H85])/SUM([.E$3:.E85])" office:value-type="percentage" office:value="-0.0148567870485679" calcext:value-type="percentage">
            <text:p>-1%</text:p>
          </table:table-cell>
          <table:table-cell table:formula="of:=[.O85]-(1-[.O85])/[.N85]" office:value-type="percentage" office:value="0.0134561355004426" calcext:value-type="percentage">
            <text:p>1.3%</text:p>
          </table:table-cell>
          <table:table-cell table:formula="of:=AVERAGEIF([.$H$3:.$H85];&quot;&gt;0&quot;)" office:value-type="float" office:value="5.91266666666667" calcext:value-type="float">
            <text:p>5.9</text:p>
          </table:table-cell>
          <table:table-cell table:formula="of:=AVERAGEIF([.$H$3:.$H85];&quot;&lt;0&quot;)" office:value-type="float" office:value="-11.12" calcext:value-type="float">
            <text:p>-11.1</text:p>
          </table:table-cell>
          <table:table-cell table:formula="of:=[.L85]/-[.M85]" office:value-type="percentage" office:value="0.531714628297362" calcext:value-type="percentage">
            <text:p>53%</text:p>
          </table:table-cell>
          <table:table-cell table:formula="of:=COUNTIF([.$G$3:.$G85];&quot;&gt;0&quot;)/COUNTIF([.$B$3:.$B85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9.21056984234959E+016" calcext:value-type="float">
            <text:p>921056984234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fognin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86]-[.E86]" office:value-type="float" office:value="2.6" calcext:value-type="float">
            <text:p>2.60</text:p>
          </table:table-cell>
          <table:table-cell table:formula="of:=SUM([.$H$2:.H86])" office:value-type="float" office:value="-9.33000000000001" calcext:value-type="float">
            <text:p>-9.33</text:p>
          </table:table-cell>
          <table:table-cell table:formula="of:=SUM([.H$3:.H86])/SUM([.E$3:.E86])" office:value-type="percentage" office:value="-0.0115613382899628" calcext:value-type="percentage">
            <text:p>-1%</text:p>
          </table:table-cell>
          <table:table-cell table:formula="of:=[.O86]-(1-[.O86])/[.N86]" office:value-type="percentage" office:value="0.0189537250057594" calcext:value-type="percentage">
            <text:p>1.9%</text:p>
          </table:table-cell>
          <table:table-cell table:formula="of:=AVERAGEIF([.$H$3:.$H86];&quot;&gt;0&quot;)" office:value-type="float" office:value="5.84065217391305" calcext:value-type="float">
            <text:p>5.8</text:p>
          </table:table-cell>
          <table:table-cell table:formula="of:=AVERAGEIF([.$H$3:.$H86];&quot;&lt;0&quot;)" office:value-type="float" office:value="-11.12" calcext:value-type="float">
            <text:p>-11.1</text:p>
          </table:table-cell>
          <table:table-cell table:formula="of:=[.L86]/-[.M86]" office:value-type="percentage" office:value="0.525238504848296" calcext:value-type="percentage">
            <text:p>53%</text:p>
          </table:table-cell>
          <table:table-cell table:formula="of:=COUNTIF([.$G$3:.$G86];&quot;&gt;0&quot;)/COUNTIF([.$B$3:.$B86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2">
          <table:table-cell table:style-name="ce3" office:value-type="float" office:value="3.14491490260429E+016" calcext:value-type="float">
            <text:p>31449149026042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Mexicano Cabol</text:p>
          </table:table-cell>
          <table:table-cell table:style-name="ce9"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87]-[.E87]" office:value-type="float" office:value="0.78" calcext:value-type="float">
            <text:p>0.78</text:p>
          </table:table-cell>
          <table:table-cell table:formula="of:=SUM([.$H$2:.H87])" office:value-type="float" office:value="-8.55" calcext:value-type="float">
            <text:p>-8.55</text:p>
          </table:table-cell>
          <table:table-cell table:formula="of:=SUM([.H$3:.H87])/SUM([.E$3:.E87])" office:value-type="percentage" office:value="-0.0105555555555556" calcext:value-type="percentage">
            <text:p>-1%</text:p>
          </table:table-cell>
          <table:table-cell table:formula="of:=[.O87]-(1-[.O87])/[.N87]" office:value-type="percentage" office:value="0.0201150491742439" calcext:value-type="percentage">
            <text:p>2.0%</text:p>
          </table:table-cell>
          <table:table-cell table:formula="of:=AVERAGEIF([.$H$3:.$H87];&quot;&gt;0&quot;)" office:value-type="float" office:value="5.73297872340426" calcext:value-type="float">
            <text:p>5.7</text:p>
          </table:table-cell>
          <table:table-cell table:formula="of:=AVERAGEIF([.$H$3:.$H87];&quot;&lt;0&quot;)" office:value-type="float" office:value="-11.12" calcext:value-type="float">
            <text:p>-11.1</text:p>
          </table:table-cell>
          <table:table-cell table:formula="of:=[.L87]/-[.M87]" office:value-type="percentage" office:value="0.515555640593908" calcext:value-type="percentage">
            <text:p>52%</text:p>
          </table:table-cell>
          <table:table-cell table:formula="of:=COUNTIF([.$G$3:.$G87];&quot;&gt;0&quot;)/COUNTIF([.$B$3:.$B8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75401875950959E+016" calcext:value-type="float">
            <text:p>8754018759509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6" calcext:value-type="float">
            <text:p>1.06</text:p>
          </table:table-cell>
          <table:table-cell office:value-type="float" office:value="4.24" calcext:value-type="float">
            <text:p>4.24</text:p>
          </table:table-cell>
          <table:table-cell table:formula="of:=[.G88]-[.E88]" office:value-type="float" office:value="0.24" calcext:value-type="float">
            <text:p>0.24</text:p>
          </table:table-cell>
          <table:table-cell table:formula="of:=SUM([.$H$2:.H88])" office:value-type="float" office:value="-8.31" calcext:value-type="float">
            <text:p>-8.31</text:p>
          </table:table-cell>
          <table:table-cell table:formula="of:=SUM([.H$3:.H88])/SUM([.E$3:.E88])" office:value-type="percentage" office:value="-0.0102088452088452" calcext:value-type="percentage">
            <text:p>-1%</text:p>
          </table:table-cell>
          <table:table-cell table:formula="of:=[.O88]-(1-[.O88])/[.N88]" office:value-type="percentage" office:value="0.020012743676463" calcext:value-type="percentage">
            <text:p>2.0%</text:p>
          </table:table-cell>
          <table:table-cell table:formula="of:=AVERAGEIF([.$H$3:.$H88];&quot;&gt;0&quot;)" office:value-type="float" office:value="5.61854166666667" calcext:value-type="float">
            <text:p>5.6</text:p>
          </table:table-cell>
          <table:table-cell table:formula="of:=AVERAGEIF([.$H$3:.$H88];&quot;&lt;0&quot;)" office:value-type="float" office:value="-11.12" calcext:value-type="float">
            <text:p>-11.1</text:p>
          </table:table-cell>
          <table:table-cell table:formula="of:=[.L88]/-[.M88]" office:value-type="percentage" office:value="0.505264538369305" calcext:value-type="percentage">
            <text:p>51%</text:p>
          </table:table-cell>
          <table:table-cell table:formula="of:=COUNTIF([.$G$3:.$G88];&quot;&gt;0&quot;)/COUNTIF([.$B$3:.$B88];&quot;&gt;0&quot;)" office:value-type="percentage" office:value="0.67105263157894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7.26778127377459E+016" calcext:value-type="float">
            <text:p>7267781273774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89]-[.E89]" office:value-type="float" office:value="2.55" calcext:value-type="float">
            <text:p>2.55</text:p>
          </table:table-cell>
          <table:table-cell table:formula="of:=SUM([.$H$2:.H89])" office:value-type="float" office:value="-5.76" calcext:value-type="float">
            <text:p>-5.76</text:p>
          </table:table-cell>
          <table:table-cell table:formula="of:=SUM([.H$3:.H89])/SUM([.E$3:.E89])" office:value-type="percentage" office:value="-0.00705018359853122" calcext:value-type="percentage">
            <text:p>-1%</text:p>
          </table:table-cell>
          <table:table-cell table:formula="of:=[.O89]-(1-[.O89])/[.N89]" office:value-type="percentage" office:value="0.0254969831813796" calcext:value-type="percentage">
            <text:p>2.5%</text:p>
          </table:table-cell>
          <table:table-cell table:formula="of:=AVERAGEIF([.$H$3:.$H89];&quot;&gt;0&quot;)" office:value-type="float" office:value="5.55591836734694" calcext:value-type="float">
            <text:p>5.6</text:p>
          </table:table-cell>
          <table:table-cell table:formula="of:=AVERAGEIF([.$H$3:.$H89];&quot;&lt;0&quot;)" office:value-type="float" office:value="-11.12" calcext:value-type="float">
            <text:p>-11.1</text:p>
          </table:table-cell>
          <table:table-cell table:formula="of:=[.L89]/-[.M89]" office:value-type="percentage" office:value="0.499632946703862" calcext:value-type="percentage">
            <text:p>50%</text:p>
          </table:table-cell>
          <table:table-cell table:formula="of:=COUNTIF([.$G$3:.$G89];&quot;&gt;0&quot;)/COUNTIF([.$B$3:.$B89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9.63271145824749E+016" calcext:value-type="float">
            <text:p>96327114582474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verdasco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90]-[.E90]" office:value-type="float" office:value="1.68" calcext:value-type="float">
            <text:p>1.68</text:p>
          </table:table-cell>
          <table:table-cell table:formula="of:=SUM([.$H$2:.H90])" office:value-type="float" office:value="-4.08" calcext:value-type="float">
            <text:p>-4.08</text:p>
          </table:table-cell>
          <table:table-cell table:formula="of:=SUM([.H$3:.H90])/SUM([.E$3:.E90])" office:value-type="percentage" office:value="-0.00496954933008527" calcext:value-type="percentage">
            <text:p>0%</text:p>
          </table:table-cell>
          <table:table-cell table:formula="of:=[.O90]-(1-[.O90])/[.N90]" office:value-type="percentage" office:value="0.0289135514018695" calcext:value-type="percentage">
            <text:p>2.9%</text:p>
          </table:table-cell>
          <table:table-cell table:formula="of:=AVERAGEIF([.$H$3:.$H90];&quot;&gt;0&quot;)" office:value-type="float" office:value="5.4784" calcext:value-type="float">
            <text:p>5.5</text:p>
          </table:table-cell>
          <table:table-cell table:formula="of:=AVERAGEIF([.$H$3:.$H90];&quot;&lt;0&quot;)" office:value-type="float" office:value="-11.12" calcext:value-type="float">
            <text:p>-11.1</text:p>
          </table:table-cell>
          <table:table-cell table:formula="of:=[.L90]/-[.M90]" office:value-type="percentage" office:value="0.492661870503597" calcext:value-type="percentage">
            <text:p>49%</text:p>
          </table:table-cell>
          <table:table-cell table:formula="of:=COUNTIF([.$G$3:.$G90];&quot;&gt;0&quot;)/COUNTIF([.$B$3:.$B90];&quot;&gt;0&quot;)" office:value-type="percentage" office:value="0.67948717948718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1.40506566505109E+016" calcext:value-type="float">
            <text:p>1405065665051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arballesbaen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91]-[.E91]" office:value-type="float" office:value="-4" calcext:value-type="float">
            <text:p>-4.00</text:p>
          </table:table-cell>
          <table:table-cell table:formula="of:=SUM([.$H$2:.H91])" office:value-type="float" office:value="-8.08000000000001" calcext:value-type="float">
            <text:p>-8.08</text:p>
          </table:table-cell>
          <table:table-cell table:formula="of:=SUM([.H$3:.H91])/SUM([.E$3:.E91])" office:value-type="percentage" office:value="-0.0097939393939394" calcext:value-type="percentage">
            <text:p>-1%</text:p>
          </table:table-cell>
          <table:table-cell table:formula="of:=[.O91]-(1-[.O91])/[.N91]" office:value-type="percentage" office:value="0.0193052762332901" calcext:value-type="percentage">
            <text:p>1.9%</text:p>
          </table:table-cell>
          <table:table-cell table:formula="of:=AVERAGEIF([.$H$3:.$H91];&quot;&gt;0&quot;)" office:value-type="float" office:value="5.4784" calcext:value-type="float">
            <text:p>5.5</text:p>
          </table:table-cell>
          <table:table-cell table:formula="of:=AVERAGEIF([.$H$3:.$H91];&quot;&lt;0&quot;)" office:value-type="float" office:value="-10.8461538461538" calcext:value-type="float">
            <text:p>-10.8</text:p>
          </table:table-cell>
          <table:table-cell table:formula="of:=[.L91]/-[.M91]" office:value-type="percentage" office:value="0.505100709219858" calcext:value-type="percentage">
            <text:p>51%</text:p>
          </table:table-cell>
          <table:table-cell table:formula="of:=COUNTIF([.$G$3:.$G91];&quot;&gt;0&quot;)/COUNTIF([.$B$3:.$B91];&quot;&gt;0&quot;)" office:value-type="percentage" office:value="0.6708860759493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9.00894139994979E+016" calcext:value-type="float">
            <text:p>90089413999497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cueva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92]-[.E92]" office:value-type="float" office:value="1.44" calcext:value-type="float">
            <text:p>1.44</text:p>
          </table:table-cell>
          <table:table-cell table:formula="of:=SUM([.$H$2:.H92])" office:value-type="float" office:value="-6.64" calcext:value-type="float">
            <text:p>-6.64</text:p>
          </table:table-cell>
          <table:table-cell table:formula="of:=SUM([.H$3:.H92])/SUM([.E$3:.E92])" office:value-type="percentage" office:value="-0.00801932367149759" calcext:value-type="percentage">
            <text:p>-1%</text:p>
          </table:table-cell>
          <table:table-cell table:formula="of:=[.O92]-(1-[.O92])/[.N92]" office:value-type="percentage" office:value="0.0221273968622896" calcext:value-type="percentage">
            <text:p>2.2%</text:p>
          </table:table-cell>
          <table:table-cell table:formula="of:=AVERAGEIF([.$H$3:.$H92];&quot;&gt;0&quot;)" office:value-type="float" office:value="5.39921568627451" calcext:value-type="float">
            <text:p>5.4</text:p>
          </table:table-cell>
          <table:table-cell table:formula="of:=AVERAGEIF([.$H$3:.$H92];&quot;&lt;0&quot;)" office:value-type="float" office:value="-10.8461538461538" calcext:value-type="float">
            <text:p>-10.8</text:p>
          </table:table-cell>
          <table:table-cell table:formula="of:=[.L92]/-[.M92]" office:value-type="percentage" office:value="0.497800027812543" calcext:value-type="percentage">
            <text:p>50%</text:p>
          </table:table-cell>
          <table:table-cell table:formula="of:=COUNTIF([.$G$3:.$G92];&quot;&gt;0&quot;)/COUNTIF([.$B$3:.$B92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2">
          <table:table-cell table:style-name="ce3" office:value-type="float" office:value="5.73837661738009E+016" calcext:value-type="float">
            <text:p>57383766173800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mun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93]-[.E93]" office:value-type="float" office:value="-3" calcext:value-type="float">
            <text:p>-3.00</text:p>
          </table:table-cell>
          <table:table-cell table:formula="of:=SUM([.$H$2:.H93])" office:value-type="float" office:value="-9.64" calcext:value-type="float">
            <text:p>-9.64</text:p>
          </table:table-cell>
          <table:table-cell table:formula="of:=SUM([.H$3:.H93])/SUM([.E$3:.E93])" office:value-type="percentage" office:value="-0.0116004813477738" calcext:value-type="percentage">
            <text:p>-1%</text:p>
          </table:table-cell>
          <table:table-cell table:formula="of:=[.O93]-(1-[.O93])/[.N93]" office:value-type="percentage" office:value="0.0149945122344891" calcext:value-type="percentage">
            <text:p>1.5%</text:p>
          </table:table-cell>
          <table:table-cell table:formula="of:=AVERAGEIF([.$H$3:.$H93];&quot;&gt;0&quot;)" office:value-type="float" office:value="5.39921568627451" calcext:value-type="float">
            <text:p>5.4</text:p>
          </table:table-cell>
          <table:table-cell table:formula="of:=AVERAGEIF([.$H$3:.$H93];&quot;&lt;0&quot;)" office:value-type="float" office:value="-10.5555555555556" calcext:value-type="float">
            <text:p>-10.6</text:p>
          </table:table-cell>
          <table:table-cell table:formula="of:=[.L93]/-[.M93]" office:value-type="percentage" office:value="0.511504643962848" calcext:value-type="percentage">
            <text:p>51%</text:p>
          </table:table-cell>
          <table:table-cell table:formula="of:=COUNTIF([.$G$3:.$G93];&quot;&gt;0&quot;)/COUNTIF([.$B$3:.$B9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1.46979839660199E+016" calcext:value-type="float">
            <text:p>14697983966019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4.96" calcext:value-type="float">
            <text:p>4.96</text:p>
          </table:table-cell>
          <table:table-cell table:formula="of:=[.G94]-[.E94]" office:value-type="float" office:value="0.96" calcext:value-type="float">
            <text:p>0.96</text:p>
          </table:table-cell>
          <table:table-cell table:formula="of:=SUM([.$H$2:.H94])" office:value-type="float" office:value="-8.68" calcext:value-type="float">
            <text:p>-8.68</text:p>
          </table:table-cell>
          <table:table-cell table:formula="of:=SUM([.H$3:.H94])/SUM([.E$3:.E94])" office:value-type="percentage" office:value="-0.0103952095808383" calcext:value-type="percentage">
            <text:p>-1%</text:p>
          </table:table-cell>
          <table:table-cell table:formula="of:=[.O94]-(1-[.O94])/[.N94]" office:value-type="percentage" office:value="0.0166650189952974" calcext:value-type="percentage">
            <text:p>1.7%</text:p>
          </table:table-cell>
          <table:table-cell table:formula="of:=AVERAGEIF([.$H$3:.$H94];&quot;&gt;0&quot;)" office:value-type="float" office:value="5.31384615384616" calcext:value-type="float">
            <text:p>5.3</text:p>
          </table:table-cell>
          <table:table-cell table:formula="of:=AVERAGEIF([.$H$3:.$H94];&quot;&lt;0&quot;)" office:value-type="float" office:value="-10.5555555555556" calcext:value-type="float">
            <text:p>-10.6</text:p>
          </table:table-cell>
          <table:table-cell table:formula="of:=[.L94]/-[.M94]" office:value-type="percentage" office:value="0.503417004048583" calcext:value-type="percentage">
            <text:p>50%</text:p>
          </table:table-cell>
          <table:table-cell table:formula="of:=COUNTIF([.$G$3:.$G94];&quot;&gt;0&quot;)/COUNTIF([.$B$3:.$B94];&quot;&gt;0&quot;)" office:value-type="percentage" office:value="0.670731707317073" calcext:value-type="percentage">
            <text:p>67%</text:p>
          </table:table-cell>
          <table:table-cell table:number-columns-repeated="1009"/>
        </table:table-row>
        <table:table-row table:style-name="ro2">
          <table:table-cell table:style-name="ce3" office:value-type="float" office:value="8.64134858250559E+016" calcext:value-type="float">
            <text:p>86413485825055900</text:p>
          </table:table-cell>
          <table:table-cell office:value-type="date" office:date-value="2019-07-31" calcext:value-type="date">
            <text:p>2019-07-31</text:p>
          </table:table-cell>
          <table:table-cell office:value-type="string" calcext:value-type="string">
            <text:p>Generali Open</text:p>
          </table:table-cell>
          <table:table-cell table:style-name="ce9"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95]-[.E95]" office:value-type="float" office:value="-3" calcext:value-type="float">
            <text:p>-3.00</text:p>
          </table:table-cell>
          <table:table-cell table:formula="of:=SUM([.$H$2:.H95])" office:value-type="float" office:value="-11.68" calcext:value-type="float">
            <text:p>-11.68</text:p>
          </table:table-cell>
          <table:table-cell table:formula="of:=SUM([.H$3:.H95])/SUM([.E$3:.E95])" office:value-type="percentage" office:value="-0.0139379474940334" calcext:value-type="percentage">
            <text:p>-1%</text:p>
          </table:table-cell>
          <table:table-cell table:formula="of:=[.O95]-(1-[.O95])/[.N95]" office:value-type="percentage" office:value="0.00966227387837415" calcext:value-type="percentage">
            <text:p>1.0%</text:p>
          </table:table-cell>
          <table:table-cell table:formula="of:=AVERAGEIF([.$H$3:.$H95];&quot;&gt;0&quot;)" office:value-type="float" office:value="5.31384615384616" calcext:value-type="float">
            <text:p>5.3</text:p>
          </table:table-cell>
          <table:table-cell table:formula="of:=AVERAGEIF([.$H$3:.$H95];&quot;&lt;0&quot;)" office:value-type="float" office:value="-10.2857142857143" calcext:value-type="float">
            <text:p>-10.3</text:p>
          </table:table-cell>
          <table:table-cell table:formula="of:=[.L95]/-[.M95]" office:value-type="percentage" office:value="0.516623931623932" calcext:value-type="percentage">
            <text:p>52%</text:p>
          </table:table-cell>
          <table:table-cell table:formula="of:=COUNTIF([.$G$3:.$G95];&quot;&gt;0&quot;)/COUNTIF([.$B$3:.$B95];&quot;&gt;0&quot;)" office:value-type="percentage" office:value="0.66265060240963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98:.H105])" office:value-type="float" office:value="5.65" calcext:value-type="float">
            <text:p>5.65</text:p>
          </table:table-cell>
          <table:table-cell table:number-columns-repeated="1015"/>
        </table:table-row>
        <table:table-row table:style-name="ro2">
          <table:table-cell office:value-type="float" office:value="6.48498118428459E+016" calcext:value-type="float">
            <text:p>6484981184284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mb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3.2" calcext:value-type="float">
            <text:p>3.20</text:p>
          </table:table-cell>
          <table:table-cell office:value-type="float" office:value="12.8" calcext:value-type="float">
            <text:p>12.80</text:p>
          </table:table-cell>
          <table:table-cell table:formula="of:=[.G98]-[.E98]" office:value-type="float" office:value="8.8" calcext:value-type="float">
            <text:p>8.80</text:p>
          </table:table-cell>
          <table:table-cell table:formula="of:=SUM([.$H$2:.H98])" office:value-type="float" office:value="-2.88" calcext:value-type="float">
            <text:p>-2.88</text:p>
          </table:table-cell>
          <table:table-cell table:formula="of:=SUM([.H$3:.H98])/SUM([.E$3:.E98])" office:value-type="percentage" office:value="-0.00342042755344418" calcext:value-type="percentage">
            <text:p>0%</text:p>
          </table:table-cell>
          <table:table-cell table:formula="of:=[.O98]-(1-[.O98])/[.N98]" office:value-type="percentage" office:value="0.0293410293410293" calcext:value-type="percentage">
            <text:p>2.9%</text:p>
          </table:table-cell>
          <table:table-cell table:formula="of:=AVERAGEIF([.$H$3:.$H98];&quot;&gt;0&quot;)" office:value-type="float" office:value="5.37962264150944" calcext:value-type="float">
            <text:p>5.4</text:p>
          </table:table-cell>
          <table:table-cell table:formula="of:=AVERAGEIF([.$H$3:.$H98];&quot;&lt;0&quot;)" office:value-type="float" office:value="-10.2857142857143" calcext:value-type="float">
            <text:p>-10.3</text:p>
          </table:table-cell>
          <table:table-cell table:formula="of:=[.L98]/-[.M98]" office:value-type="percentage" office:value="0.523018867924528" calcext:value-type="percentage">
            <text:p>52%</text:p>
          </table:table-cell>
          <table:table-cell table:formula="of:=COUNTIF([.$G$3:.$G98];&quot;&gt;0&quot;)/COUNTIF([.$B$3:.$B9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8.82878333121159E+016" calcext:value-type="float">
            <text:p>8828783331211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99]-[.E99]" office:value-type="float" office:value="1.35" calcext:value-type="float">
            <text:p>1.35</text:p>
          </table:table-cell>
          <table:table-cell table:formula="of:=SUM([.$H$2:.H99])" office:value-type="float" office:value="-1.53" calcext:value-type="float">
            <text:p>-1.53</text:p>
          </table:table-cell>
          <table:table-cell table:formula="of:=SUM([.H$3:.H99])/SUM([.E$3:.E99])" office:value-type="percentage" office:value="-0.00181065088757397" calcext:value-type="percentage">
            <text:p>0%</text:p>
          </table:table-cell>
          <table:table-cell table:formula="of:=[.O99]-(1-[.O99])/[.N99]" office:value-type="percentage" office:value="0.031901092199368" calcext:value-type="percentage">
            <text:p>3.2%</text:p>
          </table:table-cell>
          <table:table-cell table:formula="of:=AVERAGEIF([.$H$3:.$H99];&quot;&gt;0&quot;)" office:value-type="float" office:value="5.305" calcext:value-type="float">
            <text:p>5.3</text:p>
          </table:table-cell>
          <table:table-cell table:formula="of:=AVERAGEIF([.$H$3:.$H99];&quot;&lt;0&quot;)" office:value-type="float" office:value="-10.2857142857143" calcext:value-type="float">
            <text:p>-10.3</text:p>
          </table:table-cell>
          <table:table-cell table:formula="of:=[.L99]/-[.M99]" office:value-type="percentage" office:value="0.515763888888889" calcext:value-type="percentage">
            <text:p>52%</text:p>
          </table:table-cell>
          <table:table-cell table:formula="of:=COUNTIF([.$G$3:.$G99];&quot;&gt;0&quot;)/COUNTIF([.$B$3:.$B99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31069426069689E+016" calcext:value-type="float">
            <text:p>63106942606968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00]-[.E100]" office:value-type="float" office:value="-3" calcext:value-type="float">
            <text:p>-3.00</text:p>
          </table:table-cell>
          <table:table-cell table:formula="of:=SUM([.$H$2:.H100])" office:value-type="float" office:value="-4.53" calcext:value-type="float">
            <text:p>-4.53</text:p>
          </table:table-cell>
          <table:table-cell table:formula="of:=SUM([.H$3:.H100])/SUM([.E$3:.E100])" office:value-type="percentage" office:value="-0.00534198113207548" calcext:value-type="percentage">
            <text:p>-1%</text:p>
          </table:table-cell>
          <table:table-cell table:formula="of:=[.O100]-(1-[.O100])/[.N100]" office:value-type="percentage" office:value="0.024954518554238" calcext:value-type="percentage">
            <text:p>2.5%</text:p>
          </table:table-cell>
          <table:table-cell table:formula="of:=AVERAGEIF([.$H$3:.$H100];&quot;&gt;0&quot;)" office:value-type="float" office:value="5.305" calcext:value-type="float">
            <text:p>5.3</text:p>
          </table:table-cell>
          <table:table-cell table:formula="of:=AVERAGEIF([.$H$3:.$H100];&quot;&lt;0&quot;)" office:value-type="float" office:value="-10.0344827586207" calcext:value-type="float">
            <text:p>-10.0</text:p>
          </table:table-cell>
          <table:table-cell table:formula="of:=[.L100]/-[.M100]" office:value-type="percentage" office:value="0.528676975945017" calcext:value-type="percentage">
            <text:p>53%</text:p>
          </table:table-cell>
          <table:table-cell table:formula="of:=COUNTIF([.$G$3:.$G100];&quot;&gt;0&quot;)/COUNTIF([.$B$3:.$B100];&quot;&gt;0&quot;)" office:value-type="percentage" office:value="0.66279069767441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7.07333554665639E+016" calcext:value-type="float">
            <text:p>70733355466563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augeraliassim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101]-[.E101]" office:value-type="float" office:value="-3" calcext:value-type="float">
            <text:p>-3.00</text:p>
          </table:table-cell>
          <table:table-cell table:formula="of:=SUM([.$H$2:.H101])" office:value-type="float" office:value="-7.53" calcext:value-type="float">
            <text:p>-7.53</text:p>
          </table:table-cell>
          <table:table-cell table:formula="of:=SUM([.H$3:.H101])/SUM([.E$3:.E101])" office:value-type="percentage" office:value="-0.00884841363102233" calcext:value-type="percentage">
            <text:p>-1%</text:p>
          </table:table-cell>
          <table:table-cell table:formula="of:=[.O101]-(1-[.O101])/[.N101]" office:value-type="percentage" office:value="0.018167636257272" calcext:value-type="percentage">
            <text:p>1.8%</text:p>
          </table:table-cell>
          <table:table-cell table:formula="of:=AVERAGEIF([.$H$3:.$H101];&quot;&gt;0&quot;)" office:value-type="float" office:value="5.305" calcext:value-type="float">
            <text:p>5.3</text:p>
          </table:table-cell>
          <table:table-cell table:formula="of:=AVERAGEIF([.$H$3:.$H101];&quot;&lt;0&quot;)" office:value-type="float" office:value="-9.8" calcext:value-type="float">
            <text:p>-9.8</text:p>
          </table:table-cell>
          <table:table-cell table:formula="of:=[.L101]/-[.M101]" office:value-type="percentage" office:value="0.541326530612245" calcext:value-type="percentage">
            <text:p>54%</text:p>
          </table:table-cell>
          <table:table-cell table:formula="of:=COUNTIF([.$G$3:.$G101];&quot;&gt;0&quot;)/COUNTIF([.$B$3:.$B101];&quot;&gt;0&quot;)" office:value-type="percentage" office:value="0.65517241379310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74169300427859E+016" calcext:value-type="float">
            <text:p>4741693004278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chardy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02]-[.E102]" office:value-type="float" office:value="-3" calcext:value-type="float">
            <text:p>-3.00</text:p>
          </table:table-cell>
          <table:table-cell table:formula="of:=SUM([.$H$2:.H102])" office:value-type="float" office:value="-10.53" calcext:value-type="float">
            <text:p>-10.53</text:p>
          </table:table-cell>
          <table:table-cell table:formula="of:=SUM([.H$3:.H102])/SUM([.E$3:.E102])" office:value-type="percentage" office:value="-0.0123302107728337" calcext:value-type="percentage">
            <text:p>-1%</text:p>
          </table:table-cell>
          <table:table-cell table:formula="of:=[.O102]-(1-[.O102])/[.N102]" office:value-type="percentage" office:value="0.0115350012852371" calcext:value-type="percentage">
            <text:p>1.2%</text:p>
          </table:table-cell>
          <table:table-cell table:formula="of:=AVERAGEIF([.$H$3:.$H102];&quot;&gt;0&quot;)" office:value-type="float" office:value="5.305" calcext:value-type="float">
            <text:p>5.3</text:p>
          </table:table-cell>
          <table:table-cell table:formula="of:=AVERAGEIF([.$H$3:.$H102];&quot;&lt;0&quot;)" office:value-type="float" office:value="-9.58064516129032" calcext:value-type="float">
            <text:p>-9.6</text:p>
          </table:table-cell>
          <table:table-cell table:formula="of:=[.L102]/-[.M102]" office:value-type="percentage" office:value="0.553720538720539" calcext:value-type="percentage">
            <text:p>55%</text:p>
          </table:table-cell>
          <table:table-cell table:formula="of:=COUNTIF([.$G$3:.$G102];&quot;&gt;0&quot;)/COUNTIF([.$B$3:.$B102];&quot;&gt;0&quot;)" office:value-type="percentage" office:value="0.64772727272727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94611184907749E+016" calcext:value-type="float">
            <text:p>69461118490774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anduja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03]-[.E103]" office:value-type="float" office:value="-3" calcext:value-type="float">
            <text:p>-3.00</text:p>
          </table:table-cell>
          <table:table-cell table:formula="of:=SUM([.$H$2:.H103])" office:value-type="float" office:value="-13.53" calcext:value-type="float">
            <text:p>-13.53</text:p>
          </table:table-cell>
          <table:table-cell table:formula="of:=SUM([.H$3:.H103])/SUM([.E$3:.E103])" office:value-type="percentage" office:value="-0.0157876312718787" calcext:value-type="percentage">
            <text:p>-2%</text:p>
          </table:table-cell>
          <table:table-cell table:formula="of:=[.O103]-(1-[.O103])/[.N103]" office:value-type="percentage" office:value="0.00505141429010181" calcext:value-type="percentage">
            <text:p>0.5%</text:p>
          </table:table-cell>
          <table:table-cell table:formula="of:=AVERAGEIF([.$H$3:.$H103];&quot;&gt;0&quot;)" office:value-type="float" office:value="5.305" calcext:value-type="float">
            <text:p>5.3</text:p>
          </table:table-cell>
          <table:table-cell table:formula="of:=AVERAGEIF([.$H$3:.$H103];&quot;&lt;0&quot;)" office:value-type="float" office:value="-9.375" calcext:value-type="float">
            <text:p>-9.4</text:p>
          </table:table-cell>
          <table:table-cell table:formula="of:=[.L103]/-[.M103]" office:value-type="percentage" office:value="0.565866666666667" calcext:value-type="percentage">
            <text:p>57%</text:p>
          </table:table-cell>
          <table:table-cell table:formula="of:=COUNTIF([.$G$3:.$G103];&quot;&gt;0&quot;)/COUNTIF([.$B$3:.$B103];&quot;&gt;0&quot;)" office:value-type="percentage" office:value="0.640449438202247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9.65133174686699E+016" calcext:value-type="float">
            <text:p>96513317468669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1" calcext:value-type="float">
            <text:p>2.10</text:p>
          </table:table-cell>
          <table:table-cell office:value-type="float" office:value="6.3" calcext:value-type="float">
            <text:p>6.30</text:p>
          </table:table-cell>
          <table:table-cell table:formula="of:=[.G104]-[.E104]" office:value-type="float" office:value="3.3" calcext:value-type="float">
            <text:p>3.30</text:p>
          </table:table-cell>
          <table:table-cell table:formula="of:=SUM([.$H$2:.H104])" office:value-type="float" office:value="-10.23" calcext:value-type="float">
            <text:p>-10.23</text:p>
          </table:table-cell>
          <table:table-cell table:formula="of:=SUM([.H$3:.H104])/SUM([.E$3:.E104])" office:value-type="percentage" office:value="-0.0118953488372093" calcext:value-type="percentage">
            <text:p>-1%</text:p>
          </table:table-cell>
          <table:table-cell table:formula="of:=[.O104]-(1-[.O104])/[.N104]" office:value-type="percentage" office:value="0.0117587511934756" calcext:value-type="percentage">
            <text:p>1.2%</text:p>
          </table:table-cell>
          <table:table-cell table:formula="of:=AVERAGEIF([.$H$3:.$H104];&quot;&gt;0&quot;)" office:value-type="float" office:value="5.26854545454546" calcext:value-type="float">
            <text:p>5.3</text:p>
          </table:table-cell>
          <table:table-cell table:formula="of:=AVERAGEIF([.$H$3:.$H104];&quot;&lt;0&quot;)" office:value-type="float" office:value="-9.375" calcext:value-type="float">
            <text:p>-9.4</text:p>
          </table:table-cell>
          <table:table-cell table:formula="of:=[.L104]/-[.M104]" office:value-type="percentage" office:value="0.561978181818182" calcext:value-type="percentage">
            <text:p>56%</text:p>
          </table:table-cell>
          <table:table-cell table:formula="of:=COUNTIF([.$G$3:.$G104];&quot;&gt;0&quot;)/COUNTIF([.$B$3:.$B104];&quot;&gt;0&quot;)" office:value-type="percentage" office:value="0.64444444444444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55428813106559E+016" calcext:value-type="float">
            <text:p>35542881310655900</text:p>
          </table:table-cell>
          <table:table-cell office:value-type="date" office:date-value="2019-08-01" calcext:value-type="date">
            <text:p>2019-08-01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8.2" calcext:value-type="float">
            <text:p>8.20</text:p>
          </table:table-cell>
          <table:table-cell table:formula="of:=[.G105]-[.E105]" office:value-type="float" office:value="4.2" calcext:value-type="float">
            <text:p>4.20</text:p>
          </table:table-cell>
          <table:table-cell table:formula="of:=SUM([.$H$2:.H105])" office:value-type="float" office:value="-6.03000000000001" calcext:value-type="float">
            <text:p>-6.03</text:p>
          </table:table-cell>
          <table:table-cell table:formula="of:=SUM([.H$3:.H105])/SUM([.E$3:.E105])" office:value-type="percentage" office:value="-0.00697916666666667" calcext:value-type="percentage">
            <text:p>-1%</text:p>
          </table:table-cell>
          <table:table-cell table:formula="of:=[.O105]-(1-[.O105])/[.N105]" office:value-type="percentage" office:value="0.0203440808604604" calcext:value-type="percentage">
            <text:p>2.0%</text:p>
          </table:table-cell>
          <table:table-cell table:formula="of:=AVERAGEIF([.$H$3:.$H105];&quot;&gt;0&quot;)" office:value-type="float" office:value="5.24946428571429" calcext:value-type="float">
            <text:p>5.2</text:p>
          </table:table-cell>
          <table:table-cell table:formula="of:=AVERAGEIF([.$H$3:.$H105];&quot;&lt;0&quot;)" office:value-type="float" office:value="-9.375" calcext:value-type="float">
            <text:p>-9.4</text:p>
          </table:table-cell>
          <table:table-cell table:formula="of:=[.L105]/-[.M105]" office:value-type="percentage" office:value="0.559942857142857" calcext:value-type="percentage">
            <text:p>56%</text:p>
          </table:table-cell>
          <table:table-cell table:formula="of:=COUNTIF([.$G$3:.$G105];&quot;&gt;0&quot;)/COUNTIF([.$B$3:.$B105];&quot;&gt;0&quot;)" office:value-type="percentage" office:value="0.648351648351648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08:.H114])" office:value-type="float" office:value="-10.16" calcext:value-type="float">
            <text:p>-10.16</text:p>
          </table:table-cell>
          <table:table-cell table:number-columns-repeated="1015"/>
        </table:table-row>
        <table:table-row table:style-name="ro2">
          <table:table-cell office:value-type="float" office:value="4.79040933063969E+016" calcext:value-type="float">
            <text:p>479040933063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edmund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08]-[.E108]" office:value-type="float" office:value="-3" calcext:value-type="float">
            <text:p>-3.00</text:p>
          </table:table-cell>
          <table:table-cell table:formula="of:=SUM([.$H$2:.H108])" office:value-type="float" office:value="-9.03000000000001" calcext:value-type="float">
            <text:p>-9.03</text:p>
          </table:table-cell>
          <table:table-cell table:formula="of:=SUM([.H$3:.H108])/SUM([.E$3:.E108])" office:value-type="percentage" office:value="-0.0104152249134948" calcext:value-type="percentage">
            <text:p>-1%</text:p>
          </table:table-cell>
          <table:table-cell table:formula="of:=[.O108]-(1-[.O108])/[.N108]" office:value-type="percentage" office:value="0.0139111355639663" calcext:value-type="percentage">
            <text:p>1.4%</text:p>
          </table:table-cell>
          <table:table-cell table:formula="of:=AVERAGEIF([.$H$3:.$H108];&quot;&gt;0&quot;)" office:value-type="float" office:value="5.24946428571429" calcext:value-type="float">
            <text:p>5.2</text:p>
          </table:table-cell>
          <table:table-cell table:formula="of:=AVERAGEIF([.$H$3:.$H108];&quot;&lt;0&quot;)" office:value-type="float" office:value="-9.18181818181818" calcext:value-type="float">
            <text:p>-9.2</text:p>
          </table:table-cell>
          <table:table-cell table:formula="of:=[.L108]/-[.M108]" office:value-type="percentage" office:value="0.571723833097596" calcext:value-type="percentage">
            <text:p>57%</text:p>
          </table:table-cell>
          <table:table-cell table:formula="of:=COUNTIF([.$G$3:.$G108];&quot;&gt;0&quot;)/COUNTIF([.$B$3:.$B10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5.95805453060709E+016" calcext:value-type="float">
            <text:p>59580545306070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109]-[.E109]" office:value-type="float" office:value="-4" calcext:value-type="float">
            <text:p>-4.00</text:p>
          </table:table-cell>
          <table:table-cell table:formula="of:=SUM([.$H$2:.H109])" office:value-type="float" office:value="-13.03" calcext:value-type="float">
            <text:p>-13.03</text:p>
          </table:table-cell>
          <table:table-cell table:formula="of:=SUM([.H$3:.H109])/SUM([.E$3:.E109])" office:value-type="percentage" office:value="-0.0149598163030999" calcext:value-type="percentage">
            <text:p>-1%</text:p>
          </table:table-cell>
          <table:table-cell table:formula="of:=[.O109]-(1-[.O109])/[.N109]" office:value-type="percentage" office:value="0.00556819308238987" calcext:value-type="percentage">
            <text:p>0.6%</text:p>
          </table:table-cell>
          <table:table-cell table:formula="of:=AVERAGEIF([.$H$3:.$H109];&quot;&gt;0&quot;)" office:value-type="float" office:value="5.24946428571429" calcext:value-type="float">
            <text:p>5.2</text:p>
          </table:table-cell>
          <table:table-cell table:formula="of:=AVERAGEIF([.$H$3:.$H109];&quot;&lt;0&quot;)" office:value-type="float" office:value="-9.02941176470588" calcext:value-type="float">
            <text:p>-9.0</text:p>
          </table:table-cell>
          <table:table-cell table:formula="of:=[.L109]/-[.M109]" office:value-type="percentage" office:value="0.581373894834807" calcext:value-type="percentage">
            <text:p>58%</text:p>
          </table:table-cell>
          <table:table-cell table:formula="of:=COUNTIF([.$G$3:.$G109];&quot;&gt;0&quot;)/COUNTIF([.$B$3:.$B109];&quot;&gt;0&quot;)" office:value-type="percentage" office:value="0.634408602150538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42925445736969E+016" calcext:value-type="float">
            <text:p>64292544573696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10]-[.E110]" office:value-type="float" office:value="1.28" calcext:value-type="float">
            <text:p>1.28</text:p>
          </table:table-cell>
          <table:table-cell table:formula="of:=SUM([.$H$2:.H110])" office:value-type="float" office:value="-11.75" calcext:value-type="float">
            <text:p>-11.75</text:p>
          </table:table-cell>
          <table:table-cell table:formula="of:=SUM([.H$3:.H110])/SUM([.E$3:.E110])" office:value-type="percentage" office:value="-0.0134285714285714" calcext:value-type="percentage">
            <text:p>-1%</text:p>
          </table:table-cell>
          <table:table-cell table:formula="of:=[.O110]-(1-[.O110])/[.N110]" office:value-type="percentage" office:value="0.00778280216909599" calcext:value-type="percentage">
            <text:p>0.8%</text:p>
          </table:table-cell>
          <table:table-cell table:formula="of:=AVERAGEIF([.$H$3:.$H110];&quot;&gt;0&quot;)" office:value-type="float" office:value="5.17982456140351" calcext:value-type="float">
            <text:p>5.2</text:p>
          </table:table-cell>
          <table:table-cell table:formula="of:=AVERAGEIF([.$H$3:.$H110];&quot;&lt;0&quot;)" office:value-type="float" office:value="-9.02941176470588" calcext:value-type="float">
            <text:p>-9.0</text:p>
          </table:table-cell>
          <table:table-cell table:formula="of:=[.L110]/-[.M110]" office:value-type="percentage" office:value="0.573661352077262" calcext:value-type="percentage">
            <text:p>57%</text:p>
          </table:table-cell>
          <table:table-cell table:formula="of:=COUNTIF([.$G$3:.$G110];&quot;&gt;0&quot;)/COUNTIF([.$B$3:.$B110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4.17511301296729E+016" calcext:value-type="float">
            <text:p>4175113012967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6" calcext:value-type="float">
            <text:p>1.16</text:p>
          </table:table-cell>
          <table:table-cell office:value-type="float" office:value="3.48" calcext:value-type="float">
            <text:p>3.48</text:p>
          </table:table-cell>
          <table:table-cell table:formula="of:=[.G111]-[.E111]" office:value-type="float" office:value="0.48" calcext:value-type="float">
            <text:p>0.48</text:p>
          </table:table-cell>
          <table:table-cell table:formula="of:=SUM([.$H$2:.H111])" office:value-type="float" office:value="-11.27" calcext:value-type="float">
            <text:p>-11.27</text:p>
          </table:table-cell>
          <table:table-cell table:formula="of:=SUM([.H$3:.H111])/SUM([.E$3:.E111])" office:value-type="percentage" office:value="-0.0128359908883827" calcext:value-type="percentage">
            <text:p>-1%</text:p>
          </table:table-cell>
          <table:table-cell table:formula="of:=[.O111]-(1-[.O111])/[.N111]" office:value-type="percentage" office:value="0.00831234750047627" calcext:value-type="percentage">
            <text:p>0.8%</text:p>
          </table:table-cell>
          <table:table-cell table:formula="of:=AVERAGEIF([.$H$3:.$H111];&quot;&gt;0&quot;)" office:value-type="float" office:value="5.09879310344828" calcext:value-type="float">
            <text:p>5.1</text:p>
          </table:table-cell>
          <table:table-cell table:formula="of:=AVERAGEIF([.$H$3:.$H111];&quot;&lt;0&quot;)" office:value-type="float" office:value="-9.02941176470588" calcext:value-type="float">
            <text:p>-9.0</text:p>
          </table:table-cell>
          <table:table-cell table:formula="of:=[.L111]/-[.M111]" office:value-type="percentage" office:value="0.564687184095249" calcext:value-type="percentage">
            <text:p>56%</text:p>
          </table:table-cell>
          <table:table-cell table:formula="of:=COUNTIF([.$G$3:.$G111];&quot;&gt;0&quot;)/COUNTIF([.$B$3:.$B111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01771263686089E+016" calcext:value-type="float">
            <text:p>10177126368608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Mexicano Cabol</text:p>
          </table:table-cell>
          <table:table-cell office:value-type="string" calcext:value-type="string">
            <text:p>schwarzman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12]-[.E112]" office:value-type="float" office:value="2.08" calcext:value-type="float">
            <text:p>2.08</text:p>
          </table:table-cell>
          <table:table-cell table:formula="of:=SUM([.$H$2:.H112])" office:value-type="float" office:value="-9.19000000000001" calcext:value-type="float">
            <text:p>-9.19</text:p>
          </table:table-cell>
          <table:table-cell table:formula="of:=SUM([.H$3:.H112])/SUM([.E$3:.E112])" office:value-type="percentage" office:value="-0.0104195011337869" calcext:value-type="percentage">
            <text:p>-1%</text:p>
          </table:table-cell>
          <table:table-cell table:formula="of:=[.O112]-(1-[.O112])/[.N112]" office:value-type="percentage" office:value="0.0122848180607325" calcext:value-type="percentage">
            <text:p>1.2%</text:p>
          </table:table-cell>
          <table:table-cell table:formula="of:=AVERAGEIF([.$H$3:.$H112];&quot;&gt;0&quot;)" office:value-type="float" office:value="5.04762711864407" calcext:value-type="float">
            <text:p>5.0</text:p>
          </table:table-cell>
          <table:table-cell table:formula="of:=AVERAGEIF([.$H$3:.$H112];&quot;&lt;0&quot;)" office:value-type="float" office:value="-9.02941176470588" calcext:value-type="float">
            <text:p>-9.0</text:p>
          </table:table-cell>
          <table:table-cell table:formula="of:=[.L112]/-[.M112]" office:value-type="percentage" office:value="0.559020592944294" calcext:value-type="percentage">
            <text:p>56%</text:p>
          </table:table-cell>
          <table:table-cell table:formula="of:=COUNTIF([.$G$3:.$G112];&quot;&gt;0&quot;)/COUNTIF([.$B$3:.$B112];&quot;&gt;0&quot;)" office:value-type="percentage" office:value="0.645833333333333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13384512242449E+016" calcext:value-type="float">
            <text:p>41338451224244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sonego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.5" calcext:value-type="float">
            <text:p>5.50</text:p>
          </table:table-cell>
          <table:table-cell office:value-type="float" office:value="0" calcext:value-type="float">
            <text:p>0.00</text:p>
          </table:table-cell>
          <table:table-cell table:formula="of:=[.G113]-[.E113]" office:value-type="float" office:value="-3" calcext:value-type="float">
            <text:p>-3.00</text:p>
          </table:table-cell>
          <table:table-cell table:formula="of:=SUM([.$H$2:.H113])" office:value-type="float" office:value="-12.19" calcext:value-type="float">
            <text:p>-12.19</text:p>
          </table:table-cell>
          <table:table-cell table:formula="of:=SUM([.H$3:.H113])/SUM([.E$3:.E113])" office:value-type="percentage" office:value="-0.013774011299435" calcext:value-type="percentage">
            <text:p>-1%</text:p>
          </table:table-cell>
          <table:table-cell table:formula="of:=[.O113]-(1-[.O113])/[.N113]" office:value-type="percentage" office:value="0.00603096764456135" calcext:value-type="percentage">
            <text:p>0.6%</text:p>
          </table:table-cell>
          <table:table-cell table:formula="of:=AVERAGEIF([.$H$3:.$H113];&quot;&gt;0&quot;)" office:value-type="float" office:value="5.04762711864407" calcext:value-type="float">
            <text:p>5.0</text:p>
          </table:table-cell>
          <table:table-cell table:formula="of:=AVERAGEIF([.$H$3:.$H113];&quot;&lt;0&quot;)" office:value-type="float" office:value="-8.85714285714286" calcext:value-type="float">
            <text:p>-8.9</text:p>
          </table:table-cell>
          <table:table-cell table:formula="of:=[.L113]/-[.M113]" office:value-type="percentage" office:value="0.56989338436304" calcext:value-type="percentage">
            <text:p>57%</text:p>
          </table:table-cell>
          <table:table-cell table:formula="of:=COUNTIF([.$G$3:.$G113];&quot;&gt;0&quot;)/COUNTIF([.$B$3:.$B113];&quot;&gt;0&quot;)" office:value-type="percentage" office:value="0.639175257731959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64020653206829E+016" calcext:value-type="float">
            <text:p>36402065320682900</text:p>
          </table:table-cell>
          <table:table-cell office:value-type="date" office:date-value="2019-08-02" calcext:value-type="date">
            <text:p>2019-08-02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114]-[.E114]" office:value-type="float" office:value="-4" calcext:value-type="float">
            <text:p>-4.00</text:p>
          </table:table-cell>
          <table:table-cell table:formula="of:=SUM([.$H$2:.H114])" office:value-type="float" office:value="-16.19" calcext:value-type="float">
            <text:p>-16.19</text:p>
          </table:table-cell>
          <table:table-cell table:formula="of:=SUM([.H$3:.H114])/SUM([.E$3:.E114])" office:value-type="percentage" office:value="-0.0182114735658043" calcext:value-type="percentage">
            <text:p>-2%</text:p>
          </table:table-cell>
          <table:table-cell table:formula="of:=[.O114]-(1-[.O114])/[.N114]" office:value-type="percentage" office:value="-0.00211681328116986" calcext:value-type="percentage">
            <text:p>-0.2%</text:p>
          </table:table-cell>
          <table:table-cell table:formula="of:=AVERAGEIF([.$H$3:.$H114];&quot;&gt;0&quot;)" office:value-type="float" office:value="5.04762711864407" calcext:value-type="float">
            <text:p>5.0</text:p>
          </table:table-cell>
          <table:table-cell table:formula="of:=AVERAGEIF([.$H$3:.$H114];&quot;&lt;0&quot;)" office:value-type="float" office:value="-8.72222222222222" calcext:value-type="float">
            <text:p>-8.7</text:p>
          </table:table-cell>
          <table:table-cell table:formula="of:=[.L114]/-[.M114]" office:value-type="percentage" office:value="0.578708841627982" calcext:value-type="percentage">
            <text:p>58%</text:p>
          </table:table-cell>
          <table:table-cell table:formula="of:=COUNTIF([.$G$3:.$G114];&quot;&gt;0&quot;)/COUNTIF([.$B$3:.$B114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17:.H119])" office:value-type="float" office:value="-6.12" calcext:value-type="float">
            <text:p>-6.12</text:p>
          </table:table-cell>
          <table:table-cell table:number-columns-repeated="1015"/>
        </table:table-row>
        <table:table-row table:style-name="ro2">
          <table:table-cell office:value-type="float" office:value="3.90288110255479E+016" calcext:value-type="float">
            <text:p>3902881102554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gojowczyk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17]-[.E117]" office:value-type="float" office:value="-3" calcext:value-type="float">
            <text:p>-3.00</text:p>
          </table:table-cell>
          <table:table-cell table:formula="of:=SUM([.$H$2:.H117])" office:value-type="float" office:value="-19.19" calcext:value-type="float">
            <text:p>-19.19</text:p>
          </table:table-cell>
          <table:table-cell table:formula="of:=SUM([.H$3:.H117])/SUM([.E$3:.E117])" office:value-type="percentage" office:value="-0.0215134529147982" calcext:value-type="percentage">
            <text:p>-2%</text:p>
          </table:table-cell>
          <table:table-cell table:formula="of:=[.O117]-(1-[.O117])/[.N117]" office:value-type="percentage" office:value="-0.00809885226123752" calcext:value-type="percentage">
            <text:p>-0.8%</text:p>
          </table:table-cell>
          <table:table-cell table:formula="of:=AVERAGEIF([.$H$3:.$H117];&quot;&gt;0&quot;)" office:value-type="float" office:value="5.04762711864407" calcext:value-type="float">
            <text:p>5.0</text:p>
          </table:table-cell>
          <table:table-cell table:formula="of:=AVERAGEIF([.$H$3:.$H117];&quot;&lt;0&quot;)" office:value-type="float" office:value="-8.56756756756757" calcext:value-type="float">
            <text:p>-8.6</text:p>
          </table:table-cell>
          <table:table-cell table:formula="of:=[.L117]/-[.M117]" office:value-type="percentage" office:value="0.58915521574079" calcext:value-type="percentage">
            <text:p>59%</text:p>
          </table:table-cell>
          <table:table-cell table:formula="of:=COUNTIF([.$G$3:.$G117];&quot;&gt;0&quot;)/COUNTIF([.$B$3:.$B117];&quot;&gt;0&quot;)" office:value-type="percentage" office:value="0.62626262626262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15023483509789E+016" calcext:value-type="float">
            <text:p>31502348350978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Citi Open</text:p>
          </table:table-cell>
          <table:table-cell office:value-type="string" calcext:value-type="string">
            <text:p>tsitsipa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118]-[.E118]" office:value-type="float" office:value="-4" calcext:value-type="float">
            <text:p>-4.00</text:p>
          </table:table-cell>
          <table:table-cell table:formula="of:=SUM([.$H$2:.H118])" office:value-type="float" office:value="-23.19" calcext:value-type="float">
            <text:p>-23.19</text:p>
          </table:table-cell>
          <table:table-cell table:formula="of:=SUM([.H$3:.H118])/SUM([.E$3:.E118])" office:value-type="percentage" office:value="-0.0258816964285714" calcext:value-type="percentage">
            <text:p>-3%</text:p>
          </table:table-cell>
          <table:table-cell table:formula="of:=[.O118]-(1-[.O118])/[.N118]" office:value-type="percentage" office:value="-0.0159423793693965" calcext:value-type="percentage">
            <text:p>-1.6%</text:p>
          </table:table-cell>
          <table:table-cell table:formula="of:=AVERAGEIF([.$H$3:.$H118];&quot;&gt;0&quot;)" office:value-type="float" office:value="5.04762711864407" calcext:value-type="float">
            <text:p>5.0</text:p>
          </table:table-cell>
          <table:table-cell table:formula="of:=AVERAGEIF([.$H$3:.$H118];&quot;&lt;0&quot;)" office:value-type="float" office:value="-8.44736842105263" calcext:value-type="float">
            <text:p>-8.4</text:p>
          </table:table-cell>
          <table:table-cell table:formula="of:=[.L118]/-[.M118]" office:value-type="percentage" office:value="0.597538412798986" calcext:value-type="percentage">
            <text:p>60%</text:p>
          </table:table-cell>
          <table:table-cell table:formula="of:=COUNTIF([.$G$3:.$G118];&quot;&gt;0&quot;)/COUNTIF([.$B$3:.$B118];&quot;&gt;0&quot;)" office:value-type="percentage" office:value="0.6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06278061306579E+016" calcext:value-type="float">
            <text:p>10627806130657900</text:p>
          </table:table-cell>
          <table:table-cell office:value-type="date" office:date-value="2019-08-03" calcext:value-type="date">
            <text:p>2019-08-03</text:p>
          </table:table-cell>
          <table:table-cell office:value-type="string" calcext:value-type="string">
            <text:p>Generali Open</text:p>
          </table:table-cell>
          <table:table-cell office:value-type="string" calcext:value-type="string">
            <text:p>thiem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2" calcext:value-type="float">
            <text:p>1.22</text:p>
          </table:table-cell>
          <table:table-cell office:value-type="float" office:value="4.88" calcext:value-type="float">
            <text:p>4.88</text:p>
          </table:table-cell>
          <table:table-cell table:formula="of:=[.G119]-[.E119]" office:value-type="float" office:value="0.88" calcext:value-type="float">
            <text:p>0.88</text:p>
          </table:table-cell>
          <table:table-cell table:formula="of:=SUM([.$H$2:.H119])" office:value-type="float" office:value="-22.31" calcext:value-type="float">
            <text:p>-22.31</text:p>
          </table:table-cell>
          <table:table-cell table:formula="of:=SUM([.H$3:.H119])/SUM([.E$3:.E119])" office:value-type="percentage" office:value="-0.0247888888888889" calcext:value-type="percentage">
            <text:p>-2%</text:p>
          </table:table-cell>
          <table:table-cell table:formula="of:=[.O119]-(1-[.O119])/[.N119]" office:value-type="percentage" office:value="-0.0146690051508749" calcext:value-type="percentage">
            <text:p>-1.5%</text:p>
          </table:table-cell>
          <table:table-cell table:formula="of:=AVERAGEIF([.$H$3:.$H119];&quot;&gt;0&quot;)" office:value-type="float" office:value="4.97816666666667" calcext:value-type="float">
            <text:p>5.0</text:p>
          </table:table-cell>
          <table:table-cell table:formula="of:=AVERAGEIF([.$H$3:.$H119];&quot;&lt;0&quot;)" office:value-type="float" office:value="-8.44736842105263" calcext:value-type="float">
            <text:p>-8.4</text:p>
          </table:table-cell>
          <table:table-cell table:formula="of:=[.L119]/-[.M119]" office:value-type="percentage" office:value="0.589315680166148" calcext:value-type="percentage">
            <text:p>59%</text:p>
          </table:table-cell>
          <table:table-cell table:formula="of:=COUNTIF([.$G$3:.$G119];&quot;&gt;0&quot;)/COUNTIF([.$B$3:.$B119];&quot;&gt;0&quot;)" office:value-type="percentage" office:value="0.623762376237624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2:.H126])" office:value-type="float" office:value="-6.46" calcext:value-type="float">
            <text:p>-6.46</text:p>
          </table:table-cell>
          <table:table-cell table:number-columns-repeated="1015"/>
        </table:table-row>
        <table:table-row table:style-name="ro2">
          <table:table-cell office:value-type="float" office:value="9.46585313923739E+016" calcext:value-type="float">
            <text:p>9465853139237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ere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22]-[.E122]" office:value-type="float" office:value="-4" calcext:value-type="float">
            <text:p>-4.00</text:p>
          </table:table-cell>
          <table:table-cell table:formula="of:=SUM([.$H$2:.H122])" office:value-type="float" office:value="-26.31" calcext:value-type="float">
            <text:p>-26.31</text:p>
          </table:table-cell>
          <table:table-cell table:formula="of:=SUM([.H$3:.H122])/SUM([.E$3:.E122])" office:value-type="percentage" office:value="-0.029103982300885" calcext:value-type="percentage">
            <text:p>-3%</text:p>
          </table:table-cell>
          <table:table-cell table:formula="of:=[.O122]-(1-[.O122])/[.N122]" office:value-type="percentage" office:value="-0.0224027272029036" calcext:value-type="percentage">
            <text:p>-2.2%</text:p>
          </table:table-cell>
          <table:table-cell table:formula="of:=AVERAGEIF([.$H$3:.$H122];&quot;&gt;0&quot;)" office:value-type="float" office:value="4.97816666666667" calcext:value-type="float">
            <text:p>5.0</text:p>
          </table:table-cell>
          <table:table-cell table:formula="of:=AVERAGEIF([.$H$3:.$H122];&quot;&lt;0&quot;)" office:value-type="float" office:value="-8.33333333333333" calcext:value-type="float">
            <text:p>-8.3</text:p>
          </table:table-cell>
          <table:table-cell table:formula="of:=[.L122]/-[.M122]" office:value-type="percentage" office:value="0.59738" calcext:value-type="percentage">
            <text:p>60%</text:p>
          </table:table-cell>
          <table:table-cell table:formula="of:=COUNTIF([.$G$3:.$G122];&quot;&gt;0&quot;)/COUNTIF([.$B$3:.$B122];&quot;&gt;0&quot;)" office:value-type="percentage" office:value="0.61764705882352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96402613899799E+016" calcext:value-type="float">
            <text:p>19640261389979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orrie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" calcext:value-type="float">
            <text:p>1.80</text:p>
          </table:table-cell>
          <table:table-cell office:value-type="float" office:value="5.4" calcext:value-type="float">
            <text:p>5.40</text:p>
          </table:table-cell>
          <table:table-cell table:formula="of:=[.G123]-[.E123]" office:value-type="float" office:value="2.4" calcext:value-type="float">
            <text:p>2.40</text:p>
          </table:table-cell>
          <table:table-cell table:formula="of:=SUM([.$H$2:.H123])" office:value-type="float" office:value="-23.91" calcext:value-type="float">
            <text:p>-23.91</text:p>
          </table:table-cell>
          <table:table-cell table:formula="of:=SUM([.H$3:.H123])/SUM([.E$3:.E123])" office:value-type="percentage" office:value="-0.026361631753032" calcext:value-type="percentage">
            <text:p>-3%</text:p>
          </table:table-cell>
          <table:table-cell table:formula="of:=[.O123]-(1-[.O123])/[.N123]" office:value-type="percentage" office:value="-0.0179038812702199" calcext:value-type="percentage">
            <text:p>-1.8%</text:p>
          </table:table-cell>
          <table:table-cell table:formula="of:=AVERAGEIF([.$H$3:.$H123];&quot;&gt;0&quot;)" office:value-type="float" office:value="4.93590163934426" calcext:value-type="float">
            <text:p>4.9</text:p>
          </table:table-cell>
          <table:table-cell table:formula="of:=AVERAGEIF([.$H$3:.$H123];&quot;&lt;0&quot;)" office:value-type="float" office:value="-8.33333333333333" calcext:value-type="float">
            <text:p>-8.3</text:p>
          </table:table-cell>
          <table:table-cell table:formula="of:=[.L123]/-[.M123]" office:value-type="percentage" office:value="0.592308196721312" calcext:value-type="percentage">
            <text:p>59%</text:p>
          </table:table-cell>
          <table:table-cell table:formula="of:=COUNTIF([.$G$3:.$G123];&quot;&gt;0&quot;)/COUNTIF([.$B$3:.$B123];&quot;&gt;0&quot;)" office:value-type="percentage" office:value="0.621359223300971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2.78133012335339E+016" calcext:value-type="float">
            <text:p>27813301233533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124]-[.E124]" office:value-type="float" office:value="1.14" calcext:value-type="float">
            <text:p>1.14</text:p>
          </table:table-cell>
          <table:table-cell table:formula="of:=SUM([.$H$2:.H124])" office:value-type="float" office:value="-22.77" calcext:value-type="float">
            <text:p>-22.77</text:p>
          </table:table-cell>
          <table:table-cell table:formula="of:=SUM([.H$3:.H124])/SUM([.E$3:.E124])" office:value-type="percentage" office:value="-0.025021978021978" calcext:value-type="percentage">
            <text:p>-3%</text:p>
          </table:table-cell>
          <table:table-cell table:formula="of:=[.O124]-(1-[.O124])/[.N124]" office:value-type="percentage" office:value="-0.0160680607484367" calcext:value-type="percentage">
            <text:p>-1.6%</text:p>
          </table:table-cell>
          <table:table-cell table:formula="of:=AVERAGEIF([.$H$3:.$H124];&quot;&gt;0&quot;)" office:value-type="float" office:value="4.87467741935484" calcext:value-type="float">
            <text:p>4.9</text:p>
          </table:table-cell>
          <table:table-cell table:formula="of:=AVERAGEIF([.$H$3:.$H124];&quot;&lt;0&quot;)" office:value-type="float" office:value="-8.33333333333333" calcext:value-type="float">
            <text:p>-8.3</text:p>
          </table:table-cell>
          <table:table-cell table:formula="of:=[.L124]/-[.M124]" office:value-type="percentage" office:value="0.584961290322581" calcext:value-type="percentage">
            <text:p>58%</text:p>
          </table:table-cell>
          <table:table-cell table:formula="of:=COUNTIF([.$G$3:.$G124];&quot;&gt;0&quot;)/COUNTIF([.$B$3:.$B12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1.83100740781379E+016" calcext:value-type="float">
            <text:p>18310074078137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tsong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125]-[.E125]" office:value-type="float" office:value="-3" calcext:value-type="float">
            <text:p>-3.00</text:p>
          </table:table-cell>
          <table:table-cell table:formula="of:=SUM([.$H$2:.H125])" office:value-type="float" office:value="-25.77" calcext:value-type="float">
            <text:p>-25.77</text:p>
          </table:table-cell>
          <table:table-cell table:formula="of:=SUM([.H$3:.H125])/SUM([.E$3:.E125])" office:value-type="percentage" office:value="-0.0282256297918949" calcext:value-type="percentage">
            <text:p>-3%</text:p>
          </table:table-cell>
          <table:table-cell table:formula="of:=[.O125]-(1-[.O125])/[.N125]" office:value-type="percentage" office:value="-0.0217762252967227" calcext:value-type="percentage">
            <text:p>-2.2%</text:p>
          </table:table-cell>
          <table:table-cell table:formula="of:=AVERAGEIF([.$H$3:.$H125];&quot;&gt;0&quot;)" office:value-type="float" office:value="4.87467741935484" calcext:value-type="float">
            <text:p>4.9</text:p>
          </table:table-cell>
          <table:table-cell table:formula="of:=AVERAGEIF([.$H$3:.$H125];&quot;&lt;0&quot;)" office:value-type="float" office:value="-8.2" calcext:value-type="float">
            <text:p>-8.2</text:p>
          </table:table-cell>
          <table:table-cell table:formula="of:=[.L125]/-[.M125]" office:value-type="percentage" office:value="0.594472856018883" calcext:value-type="percentage">
            <text:p>59%</text:p>
          </table:table-cell>
          <table:table-cell table:formula="of:=COUNTIF([.$G$3:.$G125];&quot;&gt;0&quot;)/COUNTIF([.$B$3:.$B125];&quot;&gt;0&quot;)" office:value-type="percentage" office:value="0.61904761904761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2.50700853950849E+016" calcext:value-type="float">
            <text:p>25070085395084900</text:p>
          </table:table-cell>
          <table:table-cell office:value-type="date" office:date-value="2019-08-05" calcext:value-type="date">
            <text:p>2019-08-0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lajov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0" calcext:value-type="float">
            <text:p>0.00</text:p>
          </table:table-cell>
          <table:table-cell table:formula="of:=[.G126]-[.E126]" office:value-type="float" office:value="-3" calcext:value-type="float">
            <text:p>-3.00</text:p>
          </table:table-cell>
          <table:table-cell table:formula="of:=SUM([.$H$2:.H126])" office:value-type="float" office:value="-28.77" calcext:value-type="float">
            <text:p>-28.77</text:p>
          </table:table-cell>
          <table:table-cell table:formula="of:=SUM([.H$3:.H126])/SUM([.E$3:.E126])" office:value-type="percentage" office:value="-0.0314082969432314" calcext:value-type="percentage">
            <text:p>-3%</text:p>
          </table:table-cell>
          <table:table-cell table:formula="of:=[.O126]-(1-[.O126])/[.N126]" office:value-type="percentage" office:value="-0.0273766886271171" calcext:value-type="percentage">
            <text:p>-2.7%</text:p>
          </table:table-cell>
          <table:table-cell table:formula="of:=AVERAGEIF([.$H$3:.$H126];&quot;&gt;0&quot;)" office:value-type="float" office:value="4.87467741935484" calcext:value-type="float">
            <text:p>4.9</text:p>
          </table:table-cell>
          <table:table-cell table:formula="of:=AVERAGEIF([.$H$3:.$H126];&quot;&lt;0&quot;)" office:value-type="float" office:value="-8.07317073170732" calcext:value-type="float">
            <text:p>-8.1</text:p>
          </table:table-cell>
          <table:table-cell table:formula="of:=[.L126]/-[.M126]" office:value-type="percentage" office:value="0.603812006627035" calcext:value-type="percentage">
            <text:p>60%</text:p>
          </table:table-cell>
          <table:table-cell table:formula="of:=COUNTIF([.$G$3:.$G126];&quot;&gt;0&quot;)/COUNTIF([.$B$3:.$B126];&quot;&gt;0&quot;)" office:value-type="percentage" office:value="0.613207547169811" calcext:value-type="percentage">
            <text:p>61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29:.H139])" office:value-type="float" office:value="10.47" calcext:value-type="float">
            <text:p>10.47</text:p>
          </table:table-cell>
          <table:table-cell table:number-columns-repeated="1015"/>
        </table:table-row>
        <table:table-row table:style-name="ro1">
          <table:table-cell office:value-type="float" office:value="6867131734050900" calcext:value-type="float">
            <text:p>686713173405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129]-[.E129]" office:value-type="float" office:value="1.12" calcext:value-type="float">
            <text:p>1.12</text:p>
          </table:table-cell>
          <table:table-cell table:formula="of:=SUM([.$H$2:.H129])" office:value-type="float" office:value="-27.65" calcext:value-type="float">
            <text:p>-27.65</text:p>
          </table:table-cell>
          <table:table-cell table:formula="of:=SUM([.H$3:.H129])/SUM([.E$3:.E129])" office:value-type="percentage" office:value="-0.030054347826087" calcext:value-type="percentage">
            <text:p>-3%</text:p>
          </table:table-cell>
          <table:table-cell table:formula="of:=[.O129]-(1-[.O129])/[.N129]" office:value-type="percentage" office:value="-0.0256296896493824" calcext:value-type="percentage">
            <text:p>-2.6%</text:p>
          </table:table-cell>
          <table:table-cell table:formula="of:=AVERAGEIF([.$H$3:.$H129];&quot;&gt;0&quot;)" office:value-type="float" office:value="4.81507936507937" calcext:value-type="float">
            <text:p>4.8</text:p>
          </table:table-cell>
          <table:table-cell table:formula="of:=AVERAGEIF([.$H$3:.$H129];&quot;&lt;0&quot;)" office:value-type="float" office:value="-8.07317073170732" calcext:value-type="float">
            <text:p>-8.1</text:p>
          </table:table-cell>
          <table:table-cell table:formula="of:=[.L129]/-[.M129]" office:value-type="percentage" office:value="0.59642977029684" calcext:value-type="percentage">
            <text:p>60%</text:p>
          </table:table-cell>
          <table:table-cell table:formula="of:=COUNTIF([.$G$3:.$G129];&quot;&gt;0&quot;)/COUNTIF([.$B$3:.$B129];&quot;&gt;0&quot;)" office:value-type="percentage" office:value="0.61682242990654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58069827442049E+016" calcext:value-type="float">
            <text:p>3580698274420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130]-[.E130]" office:value-type="float" office:value="-4" calcext:value-type="float">
            <text:p>-4.00</text:p>
          </table:table-cell>
          <table:table-cell table:formula="of:=SUM([.$H$2:.H130])" office:value-type="float" office:value="-31.65" calcext:value-type="float">
            <text:p>-31.65</text:p>
          </table:table-cell>
          <table:table-cell table:formula="of:=SUM([.H$3:.H130])/SUM([.E$3:.E130])" office:value-type="percentage" office:value="-0.0342532467532468" calcext:value-type="percentage">
            <text:p>-3%</text:p>
          </table:table-cell>
          <table:table-cell table:formula="of:=[.O130]-(1-[.O130])/[.N130]" office:value-type="percentage" office:value="-0.0330842627694446" calcext:value-type="percentage">
            <text:p>-3.3%</text:p>
          </table:table-cell>
          <table:table-cell table:formula="of:=AVERAGEIF([.$H$3:.$H130];&quot;&gt;0&quot;)" office:value-type="float" office:value="4.81507936507937" calcext:value-type="float">
            <text:p>4.8</text:p>
          </table:table-cell>
          <table:table-cell table:formula="of:=AVERAGEIF([.$H$3:.$H130];&quot;&lt;0&quot;)" office:value-type="float" office:value="-7.97619047619048" calcext:value-type="float">
            <text:p>-8.0</text:p>
          </table:table-cell>
          <table:table-cell table:formula="of:=[.L130]/-[.M130]" office:value-type="percentage" office:value="0.603681592039801" calcext:value-type="percentage">
            <text:p>60%</text:p>
          </table:table-cell>
          <table:table-cell table:formula="of:=COUNTIF([.$G$3:.$G130];&quot;&gt;0&quot;)/COUNTIF([.$B$3:.$B130];&quot;&gt;0&quot;)" office:value-type="percentage" office:value="0.611111111111111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5.62112782578149E+016" calcext:value-type="float">
            <text:p>56211278257814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131]-[.E131]" office:value-type="float" office:value="1.35" calcext:value-type="float">
            <text:p>1.35</text:p>
          </table:table-cell>
          <table:table-cell table:formula="of:=SUM([.$H$2:.H131])" office:value-type="float" office:value="-30.3" calcext:value-type="float">
            <text:p>-30.30</text:p>
          </table:table-cell>
          <table:table-cell table:formula="of:=SUM([.H$3:.H131])/SUM([.E$3:.E131])" office:value-type="percentage" office:value="-0.0326860841423948" calcext:value-type="percentage">
            <text:p>-3%</text:p>
          </table:table-cell>
          <table:table-cell table:formula="of:=[.O131]-(1-[.O131])/[.N131]" office:value-type="percentage" office:value="-0.0308650710730662" calcext:value-type="percentage">
            <text:p>-3.1%</text:p>
          </table:table-cell>
          <table:table-cell table:formula="of:=AVERAGEIF([.$H$3:.$H131];&quot;&gt;0&quot;)" office:value-type="float" office:value="4.7609375" calcext:value-type="float">
            <text:p>4.8</text:p>
          </table:table-cell>
          <table:table-cell table:formula="of:=AVERAGEIF([.$H$3:.$H131];&quot;&lt;0&quot;)" office:value-type="float" office:value="-7.97619047619048" calcext:value-type="float">
            <text:p>-8.0</text:p>
          </table:table-cell>
          <table:table-cell table:formula="of:=[.L131]/-[.M131]" office:value-type="percentage" office:value="0.596893656716418" calcext:value-type="percentage">
            <text:p>60%</text:p>
          </table:table-cell>
          <table:table-cell table:formula="of:=COUNTIF([.$G$3:.$G131];&quot;&gt;0&quot;)/COUNTIF([.$B$3:.$B131];&quot;&gt;0&quot;)" office:value-type="percentage" office:value="0.614678899082569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4774883910429E+016" calcext:value-type="float">
            <text:p>30477488391042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spisil 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5" calcext:value-type="float">
            <text:p>5.00</text:p>
          </table:table-cell>
          <table:table-cell office:value-type="float" office:value="0" calcext:value-type="float">
            <text:p>0.00</text:p>
          </table:table-cell>
          <table:table-cell table:formula="of:=[.G132]-[.E132]" office:value-type="float" office:value="-3" calcext:value-type="float">
            <text:p>-3.00</text:p>
          </table:table-cell>
          <table:table-cell table:formula="of:=SUM([.$H$2:.H132])" office:value-type="float" office:value="-33.3" calcext:value-type="float">
            <text:p>-33.30</text:p>
          </table:table-cell>
          <table:table-cell table:formula="of:=SUM([.H$3:.H132])/SUM([.E$3:.E132])" office:value-type="percentage" office:value="-0.0358064516129032" calcext:value-type="percentage">
            <text:p>-4%</text:p>
          </table:table-cell>
          <table:table-cell table:formula="of:=[.O132]-(1-[.O132])/[.N132]" office:value-type="percentage" office:value="-0.0363129158337557" calcext:value-type="percentage">
            <text:p>-3.6%</text:p>
          </table:table-cell>
          <table:table-cell table:formula="of:=AVERAGEIF([.$H$3:.$H132];&quot;&gt;0&quot;)" office:value-type="float" office:value="4.7609375" calcext:value-type="float">
            <text:p>4.8</text:p>
          </table:table-cell>
          <table:table-cell table:formula="of:=AVERAGEIF([.$H$3:.$H132];&quot;&lt;0&quot;)" office:value-type="float" office:value="-7.86046511627907" calcext:value-type="float">
            <text:p>-7.9</text:p>
          </table:table-cell>
          <table:table-cell table:formula="of:=[.L132]/-[.M132]" office:value-type="percentage" office:value="0.605681397928994" calcext:value-type="percentage">
            <text:p>61%</text:p>
          </table:table-cell>
          <table:table-cell table:formula="of:=COUNTIF([.$G$3:.$G132];&quot;&gt;0&quot;)/COUNTIF([.$B$3:.$B132];&quot;&gt;0&quot;)" office:value-type="percentage" office:value="0.609090909090909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244652344779E+015" calcext:value-type="float">
            <text:p>9224465234477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133]-[.E133]" office:value-type="float" office:value="0.66" calcext:value-type="float">
            <text:p>0.66</text:p>
          </table:table-cell>
          <table:table-cell table:formula="of:=SUM([.$H$2:.H133])" office:value-type="float" office:value="-32.64" calcext:value-type="float">
            <text:p>-32.64</text:p>
          </table:table-cell>
          <table:table-cell table:formula="of:=SUM([.H$3:.H133])/SUM([.E$3:.E133])" office:value-type="percentage" office:value="-0.034983922829582" calcext:value-type="percentage">
            <text:p>-3%</text:p>
          </table:table-cell>
          <table:table-cell table:formula="of:=[.O133]-(1-[.O133])/[.N133]" office:value-type="percentage" office:value="-0.0355663496873871" calcext:value-type="percentage">
            <text:p>-3.6%</text:p>
          </table:table-cell>
          <table:table-cell table:formula="of:=AVERAGEIF([.$H$3:.$H133];&quot;&gt;0&quot;)" office:value-type="float" office:value="4.69784615384616" calcext:value-type="float">
            <text:p>4.7</text:p>
          </table:table-cell>
          <table:table-cell table:formula="of:=AVERAGEIF([.$H$3:.$H133];&quot;&lt;0&quot;)" office:value-type="float" office:value="-7.86046511627907" calcext:value-type="float">
            <text:p>-7.9</text:p>
          </table:table-cell>
          <table:table-cell table:formula="of:=[.L133]/-[.M133]" office:value-type="percentage" office:value="0.597654984069185" calcext:value-type="percentage">
            <text:p>60%</text:p>
          </table:table-cell>
          <table:table-cell table:formula="of:=COUNTIF([.$G$3:.$G133];&quot;&gt;0&quot;)/COUNTIF([.$B$3:.$B133];&quot;&gt;0&quot;)" office:value-type="percentage" office:value="0.612612612612613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9.25415558315909E+016" calcext:value-type="float">
            <text:p>9254155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8" calcext:value-type="float">
            <text:p>2.80</text:p>
          </table:table-cell>
          <table:table-cell office:value-type="float" office:value="11.2" calcext:value-type="float">
            <text:p>11.20</text:p>
          </table:table-cell>
          <table:table-cell table:formula="of:=[.G134]-[.E134]" office:value-type="float" office:value="7.2" calcext:value-type="float">
            <text:p>7.20</text:p>
          </table:table-cell>
          <table:table-cell table:formula="of:=SUM([.$H$2:.H134])" office:value-type="float" office:value="-25.44" calcext:value-type="float">
            <text:p>-25.44</text:p>
          </table:table-cell>
          <table:table-cell table:formula="of:=SUM([.H$3:.H134])/SUM([.E$3:.E134])" office:value-type="percentage" office:value="-0.0271504802561366" calcext:value-type="percentage">
            <text:p>-3%</text:p>
          </table:table-cell>
          <table:table-cell table:formula="of:=[.O134]-(1-[.O134])/[.N134]" office:value-type="percentage" office:value="-0.0211776481772641" calcext:value-type="percentage">
            <text:p>-2.1%</text:p>
          </table:table-cell>
          <table:table-cell table:formula="of:=AVERAGEIF([.$H$3:.$H134];&quot;&gt;0&quot;)" office:value-type="float" office:value="4.73575757575758" calcext:value-type="float">
            <text:p>4.7</text:p>
          </table:table-cell>
          <table:table-cell table:formula="of:=AVERAGEIF([.$H$3:.$H134];&quot;&lt;0&quot;)" office:value-type="float" office:value="-7.86046511627907" calcext:value-type="float">
            <text:p>-7.9</text:p>
          </table:table-cell>
          <table:table-cell table:formula="of:=[.L134]/-[.M134]" office:value-type="percentage" office:value="0.602478034785727" calcext:value-type="percentage">
            <text:p>60%</text:p>
          </table:table-cell>
          <table:table-cell table:formula="of:=COUNTIF([.$G$3:.$G134];&quot;&gt;0&quot;)/COUNTIF([.$B$3:.$B134];&quot;&gt;0&quot;)" office:value-type="percentage" office:value="0.61607142857142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4570641526559E+016" calcext:value-type="float">
            <text:p>1445706415265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5.44" calcext:value-type="float">
            <text:p>5.44</text:p>
          </table:table-cell>
          <table:table-cell table:formula="of:=[.G135]-[.E135]" office:value-type="float" office:value="1.44" calcext:value-type="float">
            <text:p>1.44</text:p>
          </table:table-cell>
          <table:table-cell table:formula="of:=SUM([.$H$2:.H135])" office:value-type="float" office:value="-24" calcext:value-type="float">
            <text:p>-24.00</text:p>
          </table:table-cell>
          <table:table-cell table:formula="of:=SUM([.H$3:.H135])/SUM([.E$3:.E135])" office:value-type="percentage" office:value="-0.0255047821466525" calcext:value-type="percentage">
            <text:p>-3%</text:p>
          </table:table-cell>
          <table:table-cell table:formula="of:=[.O135]-(1-[.O135])/[.N135]" office:value-type="percentage" office:value="-0.01877008060425" calcext:value-type="percentage">
            <text:p>-1.9%</text:p>
          </table:table-cell>
          <table:table-cell table:formula="of:=AVERAGEIF([.$H$3:.$H135];&quot;&gt;0&quot;)" office:value-type="float" office:value="4.68656716417911" calcext:value-type="float">
            <text:p>4.7</text:p>
          </table:table-cell>
          <table:table-cell table:formula="of:=AVERAGEIF([.$H$3:.$H135];&quot;&lt;0&quot;)" office:value-type="float" office:value="-7.86046511627907" calcext:value-type="float">
            <text:p>-7.9</text:p>
          </table:table-cell>
          <table:table-cell table:formula="of:=[.L135]/-[.M135]" office:value-type="percentage" office:value="0.596220083016868" calcext:value-type="percentage">
            <text:p>60%</text:p>
          </table:table-cell>
          <table:table-cell table:formula="of:=COUNTIF([.$G$3:.$G135];&quot;&gt;0&quot;)/COUNTIF([.$B$3:.$B135];&quot;&gt;0&quot;)" office:value-type="percentage" office:value="0.619469026548672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59780358315909E+016" calcext:value-type="float">
            <text:p>65978035831590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hurkacz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136]-[.E136]" office:value-type="float" office:value="2.8" calcext:value-type="float">
            <text:p>2.80</text:p>
          </table:table-cell>
          <table:table-cell table:formula="of:=SUM([.$H$2:.H136])" office:value-type="float" office:value="-21.2" calcext:value-type="float">
            <text:p>-21.20</text:p>
          </table:table-cell>
          <table:table-cell table:formula="of:=SUM([.H$3:.H136])/SUM([.E$3:.E136])" office:value-type="percentage" office:value="-0.0224338624338624" calcext:value-type="percentage">
            <text:p>-2%</text:p>
          </table:table-cell>
          <table:table-cell table:formula="of:=[.O136]-(1-[.O136])/[.N136]" office:value-type="percentage" office:value="-0.0136009214956581" calcext:value-type="percentage">
            <text:p>-1.4%</text:p>
          </table:table-cell>
          <table:table-cell table:formula="of:=AVERAGEIF([.$H$3:.$H136];&quot;&gt;0&quot;)" office:value-type="float" office:value="4.65882352941177" calcext:value-type="float">
            <text:p>4.7</text:p>
          </table:table-cell>
          <table:table-cell table:formula="of:=AVERAGEIF([.$H$3:.$H136];&quot;&lt;0&quot;)" office:value-type="float" office:value="-7.86046511627907" calcext:value-type="float">
            <text:p>-7.9</text:p>
          </table:table-cell>
          <table:table-cell table:formula="of:=[.L136]/-[.M136]" office:value-type="percentage" office:value="0.592690567351201" calcext:value-type="percentage">
            <text:p>59%</text:p>
          </table:table-cell>
          <table:table-cell table:formula="of:=COUNTIF([.$G$3:.$G136];&quot;&gt;0&quot;)/COUNTIF([.$B$3:.$B136];&quot;&gt;0&quot;)" office:value-type="percentage" office:value="0.62280701754386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40569200698219E+016" calcext:value-type="float">
            <text:p>14056920069821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silashvili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5" calcext:value-type="float">
            <text:p>2.50</text:p>
          </table:table-cell>
          <table:table-cell office:value-type="float" office:value="10" calcext:value-type="float">
            <text:p>10.00</text:p>
          </table:table-cell>
          <table:table-cell table:formula="of:=[.G137]-[.E137]" office:value-type="float" office:value="6" calcext:value-type="float">
            <text:p>6.00</text:p>
          </table:table-cell>
          <table:table-cell table:formula="of:=SUM([.$H$2:.H137])" office:value-type="float" office:value="-15.2" calcext:value-type="float">
            <text:p>-15.20</text:p>
          </table:table-cell>
          <table:table-cell table:formula="of:=SUM([.H$3:.H137])/SUM([.E$3:.E137])" office:value-type="percentage" office:value="-0.0160168598524763" calcext:value-type="percentage">
            <text:p>-2%</text:p>
          </table:table-cell>
          <table:table-cell table:formula="of:=[.O137]-(1-[.O137])/[.N137]" office:value-type="percentage" office:value="-0.00216583158234973" calcext:value-type="percentage">
            <text:p>-0.2%</text:p>
          </table:table-cell>
          <table:table-cell table:formula="of:=AVERAGEIF([.$H$3:.$H137];&quot;&gt;0&quot;)" office:value-type="float" office:value="4.67826086956522" calcext:value-type="float">
            <text:p>4.7</text:p>
          </table:table-cell>
          <table:table-cell table:formula="of:=AVERAGEIF([.$H$3:.$H137];&quot;&lt;0&quot;)" office:value-type="float" office:value="-7.86046511627907" calcext:value-type="float">
            <text:p>-7.9</text:p>
          </table:table-cell>
          <table:table-cell table:formula="of:=[.L137]/-[.M137]" office:value-type="percentage" office:value="0.595163365063031" calcext:value-type="percentage">
            <text:p>60%</text:p>
          </table:table-cell>
          <table:table-cell table:formula="of:=COUNTIF([.$G$3:.$G137];&quot;&gt;0&quot;)/COUNTIF([.$B$3:.$B137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1723411510359E+016" calcext:value-type="float">
            <text:p>49172341151035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138]-[.E138]" office:value-type="float" office:value="-4" calcext:value-type="float">
            <text:p>-4.00</text:p>
          </table:table-cell>
          <table:table-cell table:formula="of:=SUM([.$H$2:.H138])" office:value-type="float" office:value="-19.2" calcext:value-type="float">
            <text:p>-19.20</text:p>
          </table:table-cell>
          <table:table-cell table:formula="of:=SUM([.H$3:.H138])/SUM([.E$3:.E138])" office:value-type="percentage" office:value="-0.0201469045120672" calcext:value-type="percentage">
            <text:p>-2%</text:p>
          </table:table-cell>
          <table:table-cell table:formula="of:=[.O138]-(1-[.O138])/[.N138]" office:value-type="percentage" office:value="-0.00951801051147261" calcext:value-type="percentage">
            <text:p>-1.0%</text:p>
          </table:table-cell>
          <table:table-cell table:formula="of:=AVERAGEIF([.$H$3:.$H138];&quot;&gt;0&quot;)" office:value-type="float" office:value="4.67826086956522" calcext:value-type="float">
            <text:p>4.7</text:p>
          </table:table-cell>
          <table:table-cell table:formula="of:=AVERAGEIF([.$H$3:.$H138];&quot;&lt;0&quot;)" office:value-type="float" office:value="-7.77272727272727" calcext:value-type="float">
            <text:p>-7.8</text:p>
          </table:table-cell>
          <table:table-cell table:formula="of:=[.L138]/-[.M138]" office:value-type="percentage" office:value="0.60188151538266" calcext:value-type="percentage">
            <text:p>60%</text:p>
          </table:table-cell>
          <table:table-cell table:formula="of:=COUNTIF([.$G$3:.$G138];&quot;&gt;0&quot;)/COUNTIF([.$B$3:.$B138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8.30273012102969E+016" calcext:value-type="float">
            <text:p>83027301210296900</text:p>
          </table:table-cell>
          <table:table-cell office:value-type="date" office:date-value="2019-08-06" calcext:value-type="date">
            <text:p>2019-08-0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139]-[.E139]" office:value-type="float" office:value="0.9" calcext:value-type="float">
            <text:p>0.90</text:p>
          </table:table-cell>
          <table:table-cell table:formula="of:=SUM([.$H$2:.H139])" office:value-type="float" office:value="-18.3" calcext:value-type="float">
            <text:p>-18.30</text:p>
          </table:table-cell>
          <table:table-cell table:formula="of:=SUM([.H$3:.H139])/SUM([.E$3:.E139])" office:value-type="percentage" office:value="-0.0191422594142259" calcext:value-type="percentage">
            <text:p>-2%</text:p>
          </table:table-cell>
          <table:table-cell table:formula="of:=[.O139]-(1-[.O139])/[.N139]" office:value-type="percentage" office:value="-0.00818263190830371" calcext:value-type="percentage">
            <text:p>-0.8%</text:p>
          </table:table-cell>
          <table:table-cell table:formula="of:=AVERAGEIF([.$H$3:.$H139];&quot;&gt;0&quot;)" office:value-type="float" office:value="4.62428571428571" calcext:value-type="float">
            <text:p>4.6</text:p>
          </table:table-cell>
          <table:table-cell table:formula="of:=AVERAGEIF([.$H$3:.$H139];&quot;&lt;0&quot;)" office:value-type="float" office:value="-7.77272727272727" calcext:value-type="float">
            <text:p>-7.8</text:p>
          </table:table-cell>
          <table:table-cell table:formula="of:=[.L139]/-[.M139]" office:value-type="percentage" office:value="0.594937343358396" calcext:value-type="percentage">
            <text:p>59%</text:p>
          </table:table-cell>
          <table:table-cell table:formula="of:=COUNTIF([.$G$3:.$G139];&quot;&gt;0&quot;)/COUNTIF([.$B$3:.$B139];&quot;&gt;0&quot;)" office:value-type="percentage" office:value="0.623931623931624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42:.H154])" office:value-type="float" office:value="-13.13" calcext:value-type="float">
            <text:p>-13.13</text:p>
          </table:table-cell>
          <table:table-cell table:number-columns-repeated="1015"/>
        </table:table-row>
        <table:table-row table:style-name="ro2">
          <table:table-cell office:value-type="float" office:value="7.67441919470799E+016" calcext:value-type="float">
            <text:p>7674419194707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ell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142]-[.E142]" office:value-type="float" office:value="1.95" calcext:value-type="float">
            <text:p>1.95</text:p>
          </table:table-cell>
          <table:table-cell table:formula="of:=SUM([.$H$2:.H142])" office:value-type="float" office:value="-16.35" calcext:value-type="float">
            <text:p>-16.35</text:p>
          </table:table-cell>
          <table:table-cell table:formula="of:=SUM([.H$3:.H142])/SUM([.E$3:.E142])" office:value-type="percentage" office:value="-0.0170490093847758" calcext:value-type="percentage">
            <text:p>-2%</text:p>
          </table:table-cell>
          <table:table-cell table:formula="of:=[.O142]-(1-[.O142])/[.N142]" office:value-type="percentage" office:value="-0.00478573491868928" calcext:value-type="percentage">
            <text:p>-0.5%</text:p>
          </table:table-cell>
          <table:table-cell table:formula="of:=AVERAGEIF([.$H$3:.$H142];&quot;&gt;0&quot;)" office:value-type="float" office:value="4.58661971830986" calcext:value-type="float">
            <text:p>4.6</text:p>
          </table:table-cell>
          <table:table-cell table:formula="of:=AVERAGEIF([.$H$3:.$H142];&quot;&lt;0&quot;)" office:value-type="float" office:value="-7.77272727272727" calcext:value-type="float">
            <text:p>-7.8</text:p>
          </table:table-cell>
          <table:table-cell table:formula="of:=[.L142]/-[.M142]" office:value-type="percentage" office:value="0.590091425747467" calcext:value-type="percentage">
            <text:p>59%</text:p>
          </table:table-cell>
          <table:table-cell table:formula="of:=COUNTIF([.$G$3:.$G142];&quot;&gt;0&quot;)/COUNTIF([.$B$3:.$B14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1">
          <table:table-cell office:value-type="float" office:value="2.39832834747179E+016" calcext:value-type="float">
            <text:p>23983283474717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143]-[.E143]" office:value-type="float" office:value="1.28" calcext:value-type="float">
            <text:p>1.28</text:p>
          </table:table-cell>
          <table:table-cell table:formula="of:=SUM([.$H$2:.H143])" office:value-type="float" office:value="-15.07" calcext:value-type="float">
            <text:p>-15.07</text:p>
          </table:table-cell>
          <table:table-cell table:formula="of:=SUM([.H$3:.H143])/SUM([.E$3:.E143])" office:value-type="percentage" office:value="-0.0156490134994808" calcext:value-type="percentage">
            <text:p>-2%</text:p>
          </table:table-cell>
          <table:table-cell table:formula="of:=[.O143]-(1-[.O143])/[.N143]" office:value-type="percentage" office:value="-0.00267962689312107" calcext:value-type="percentage">
            <text:p>-0.3%</text:p>
          </table:table-cell>
          <table:table-cell table:formula="of:=AVERAGEIF([.$H$3:.$H143];&quot;&gt;0&quot;)" office:value-type="float" office:value="4.54069444444444" calcext:value-type="float">
            <text:p>4.5</text:p>
          </table:table-cell>
          <table:table-cell table:formula="of:=AVERAGEIF([.$H$3:.$H143];&quot;&lt;0&quot;)" office:value-type="float" office:value="-7.77272727272727" calcext:value-type="float">
            <text:p>-7.8</text:p>
          </table:table-cell>
          <table:table-cell table:formula="of:=[.L143]/-[.M143]" office:value-type="percentage" office:value="0.584182910981157" calcext:value-type="percentage">
            <text:p>58%</text:p>
          </table:table-cell>
          <table:table-cell table:formula="of:=COUNTIF([.$G$3:.$G143];&quot;&gt;0&quot;)/COUNTIF([.$B$3:.$B143];&quot;&gt;0&quot;)" office:value-type="percentage" office:value="0.63025210084033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8.95614012469299E+016" calcext:value-type="float">
            <text:p>8956140124692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ishikori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144]-[.E144]" office:value-type="float" office:value="-3" calcext:value-type="float">
            <text:p>-3.00</text:p>
          </table:table-cell>
          <table:table-cell table:formula="of:=SUM([.$H$2:.H144])" office:value-type="float" office:value="-18.07" calcext:value-type="float">
            <text:p>-18.07</text:p>
          </table:table-cell>
          <table:table-cell table:formula="of:=SUM([.H$3:.H144])/SUM([.E$3:.E144])" office:value-type="percentage" office:value="-0.0187060041407867" calcext:value-type="percentage">
            <text:p>-2%</text:p>
          </table:table-cell>
          <table:table-cell table:formula="of:=[.O144]-(1-[.O144])/[.N144]" office:value-type="percentage" office:value="-0.00816306242926623" calcext:value-type="percentage">
            <text:p>-0.8%</text:p>
          </table:table-cell>
          <table:table-cell table:formula="of:=AVERAGEIF([.$H$3:.$H144];&quot;&gt;0&quot;)" office:value-type="float" office:value="4.54069444444444" calcext:value-type="float">
            <text:p>4.5</text:p>
          </table:table-cell>
          <table:table-cell table:formula="of:=AVERAGEIF([.$H$3:.$H144];&quot;&lt;0&quot;)" office:value-type="float" office:value="-7.66666666666667" calcext:value-type="float">
            <text:p>-7.7</text:p>
          </table:table-cell>
          <table:table-cell table:formula="of:=[.L144]/-[.M144]" office:value-type="percentage" office:value="0.592264492753623" calcext:value-type="percentage">
            <text:p>59%</text:p>
          </table:table-cell>
          <table:table-cell table:formula="of:=COUNTIF([.$G$3:.$G144];&quot;&gt;0&quot;)/COUNTIF([.$B$3:.$B14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529692152602900" calcext:value-type="float">
            <text:p>652969215260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8" calcext:value-type="float">
            <text:p>1.08</text:p>
          </table:table-cell>
          <table:table-cell office:value-type="float" office:value="4.32" calcext:value-type="float">
            <text:p>4.32</text:p>
          </table:table-cell>
          <table:table-cell table:formula="of:=[.G145]-[.E145]" office:value-type="float" office:value="0.32" calcext:value-type="float">
            <text:p>0.32</text:p>
          </table:table-cell>
          <table:table-cell table:formula="of:=SUM([.$H$2:.H145])" office:value-type="float" office:value="-17.75" calcext:value-type="float">
            <text:p>-17.75</text:p>
          </table:table-cell>
          <table:table-cell table:formula="of:=SUM([.H$3:.H145])/SUM([.E$3:.E145])" office:value-type="percentage" office:value="-0.018298969072165" calcext:value-type="percentage">
            <text:p>-2%</text:p>
          </table:table-cell>
          <table:table-cell table:formula="of:=[.O145]-(1-[.O145])/[.N145]" office:value-type="percentage" office:value="-0.00792984361287719" calcext:value-type="percentage">
            <text:p>-0.8%</text:p>
          </table:table-cell>
          <table:table-cell table:formula="of:=AVERAGEIF([.$H$3:.$H145];&quot;&gt;0&quot;)" office:value-type="float" office:value="4.48287671232877" calcext:value-type="float">
            <text:p>4.5</text:p>
          </table:table-cell>
          <table:table-cell table:formula="of:=AVERAGEIF([.$H$3:.$H145];&quot;&lt;0&quot;)" office:value-type="float" office:value="-7.66666666666667" calcext:value-type="float">
            <text:p>-7.7</text:p>
          </table:table-cell>
          <table:table-cell table:formula="of:=[.L145]/-[.M145]" office:value-type="percentage" office:value="0.584723049434187" calcext:value-type="percentage">
            <text:p>58%</text:p>
          </table:table-cell>
          <table:table-cell table:formula="of:=COUNTIF([.$G$3:.$G145];&quot;&gt;0&quot;)/COUNTIF([.$B$3:.$B14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99477350597739E+016" calcext:value-type="float">
            <text:p>4994773505977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146]-[.E146]" office:value-type="float" office:value="1.68" calcext:value-type="float">
            <text:p>1.68</text:p>
          </table:table-cell>
          <table:table-cell table:formula="of:=SUM([.$H$2:.H146])" office:value-type="float" office:value="-16.07" calcext:value-type="float">
            <text:p>-16.07</text:p>
          </table:table-cell>
          <table:table-cell table:formula="of:=SUM([.H$3:.H146])/SUM([.E$3:.E146])" office:value-type="percentage" office:value="-0.0164989733059548" calcext:value-type="percentage">
            <text:p>-2%</text:p>
          </table:table-cell>
          <table:table-cell table:formula="of:=[.O146]-(1-[.O146])/[.N146]" office:value-type="percentage" office:value="-0.00504342694868043" calcext:value-type="percentage">
            <text:p>-0.5%</text:p>
          </table:table-cell>
          <table:table-cell table:formula="of:=AVERAGEIF([.$H$3:.$H146];&quot;&gt;0&quot;)" office:value-type="float" office:value="4.445" calcext:value-type="float">
            <text:p>4.4</text:p>
          </table:table-cell>
          <table:table-cell table:formula="of:=AVERAGEIF([.$H$3:.$H146];&quot;&lt;0&quot;)" office:value-type="float" office:value="-7.66666666666667" calcext:value-type="float">
            <text:p>-7.7</text:p>
          </table:table-cell>
          <table:table-cell table:formula="of:=[.L146]/-[.M146]" office:value-type="percentage" office:value="0.579782608695652" calcext:value-type="percentage">
            <text:p>58%</text:p>
          </table:table-cell>
          <table:table-cell table:formula="of:=COUNTIF([.$G$3:.$G146];&quot;&gt;0&quot;)/COUNTIF([.$B$3:.$B146];&quot;&gt;0&quot;)" office:value-type="percentage" office:value="0.63114754098360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43337253222399E+016" calcext:value-type="float">
            <text:p>34333725322239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147]-[.E147]" office:value-type="float" office:value="-3" calcext:value-type="float">
            <text:p>-3.00</text:p>
          </table:table-cell>
          <table:table-cell table:formula="of:=SUM([.$H$2:.H147])" office:value-type="float" office:value="-19.07" calcext:value-type="float">
            <text:p>-19.07</text:p>
          </table:table-cell>
          <table:table-cell table:formula="of:=SUM([.H$3:.H147])/SUM([.E$3:.E147])" office:value-type="percentage" office:value="-0.0195189355168884" calcext:value-type="percentage">
            <text:p>-2%</text:p>
          </table:table-cell>
          <table:table-cell table:formula="of:=[.O147]-(1-[.O147])/[.N147]" office:value-type="percentage" office:value="-0.0104895424657284" calcext:value-type="percentage">
            <text:p>-1.0%</text:p>
          </table:table-cell>
          <table:table-cell table:formula="of:=AVERAGEIF([.$H$3:.$H147];&quot;&gt;0&quot;)" office:value-type="float" office:value="4.445" calcext:value-type="float">
            <text:p>4.4</text:p>
          </table:table-cell>
          <table:table-cell table:formula="of:=AVERAGEIF([.$H$3:.$H147];&quot;&lt;0&quot;)" office:value-type="float" office:value="-7.56521739130435" calcext:value-type="float">
            <text:p>-7.6</text:p>
          </table:table-cell>
          <table:table-cell table:formula="of:=[.L147]/-[.M147]" office:value-type="percentage" office:value="0.587557471264368" calcext:value-type="percentage">
            <text:p>59%</text:p>
          </table:table-cell>
          <table:table-cell table:formula="of:=COUNTIF([.$G$3:.$G147];&quot;&gt;0&quot;)/COUNTIF([.$B$3:.$B147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62592633166569E+016" calcext:value-type="float">
            <text:p>4625926331665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148]-[.E148]" office:value-type="float" office:value="1.92" calcext:value-type="float">
            <text:p>1.92</text:p>
          </table:table-cell>
          <table:table-cell table:formula="of:=SUM([.$H$2:.H148])" office:value-type="float" office:value="-17.15" calcext:value-type="float">
            <text:p>-17.15</text:p>
          </table:table-cell>
          <table:table-cell table:formula="of:=SUM([.H$3:.H148])/SUM([.E$3:.E148])" office:value-type="percentage" office:value="-0.0174821610601427" calcext:value-type="percentage">
            <text:p>-2%</text:p>
          </table:table-cell>
          <table:table-cell table:formula="of:=[.O148]-(1-[.O148])/[.N148]" office:value-type="percentage" office:value="-0.00715897955900491" calcext:value-type="percentage">
            <text:p>-0.7%</text:p>
          </table:table-cell>
          <table:table-cell table:formula="of:=AVERAGEIF([.$H$3:.$H148];&quot;&gt;0&quot;)" office:value-type="float" office:value="4.41133333333333" calcext:value-type="float">
            <text:p>4.4</text:p>
          </table:table-cell>
          <table:table-cell table:formula="of:=AVERAGEIF([.$H$3:.$H148];&quot;&lt;0&quot;)" office:value-type="float" office:value="-7.56521739130435" calcext:value-type="float">
            <text:p>-7.6</text:p>
          </table:table-cell>
          <table:table-cell table:formula="of:=[.L148]/-[.M148]" office:value-type="percentage" office:value="0.583107279693487" calcext:value-type="percentage">
            <text:p>58%</text:p>
          </table:table-cell>
          <table:table-cell table:formula="of:=COUNTIF([.$G$3:.$G148];&quot;&gt;0&quot;)/COUNTIF([.$B$3:.$B148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86678664289139E+016" calcext:value-type="float">
            <text:p>68667866428913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3" calcext:value-type="float">
            <text:p>2.30</text:p>
          </table:table-cell>
          <table:table-cell office:value-type="float" office:value="0" calcext:value-type="float">
            <text:p>0.00</text:p>
          </table:table-cell>
          <table:table-cell table:formula="of:=[.G149]-[.E149]" office:value-type="float" office:value="-4" calcext:value-type="float">
            <text:p>-4.00</text:p>
          </table:table-cell>
          <table:table-cell table:formula="of:=SUM([.$H$2:.H149])" office:value-type="float" office:value="-21.15" calcext:value-type="float">
            <text:p>-21.15</text:p>
          </table:table-cell>
          <table:table-cell table:formula="of:=SUM([.H$3:.H149])/SUM([.E$3:.E149])" office:value-type="percentage" office:value="-0.0214720812182741" calcext:value-type="percentage">
            <text:p>-2%</text:p>
          </table:table-cell>
          <table:table-cell table:formula="of:=[.O149]-(1-[.O149])/[.N149]" office:value-type="percentage" office:value="-0.0143557503400333" calcext:value-type="percentage">
            <text:p>-1.4%</text:p>
          </table:table-cell>
          <table:table-cell table:formula="of:=AVERAGEIF([.$H$3:.$H149];&quot;&gt;0&quot;)" office:value-type="float" office:value="4.41133333333333" calcext:value-type="float">
            <text:p>4.4</text:p>
          </table:table-cell>
          <table:table-cell table:formula="of:=AVERAGEIF([.$H$3:.$H149];&quot;&lt;0&quot;)" office:value-type="float" office:value="-7.48936170212766" calcext:value-type="float">
            <text:p>-7.5</text:p>
          </table:table-cell>
          <table:table-cell table:formula="of:=[.L149]/-[.M149]" office:value-type="percentage" office:value="0.589013257575757" calcext:value-type="percentage">
            <text:p>59%</text:p>
          </table:table-cell>
          <table:table-cell table:formula="of:=COUNTIF([.$G$3:.$G149];&quot;&gt;0&quot;)/COUNTIF([.$B$3:.$B149];&quot;&gt;0&quot;)" office:value-type="percentage" office:value="0.624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90664387217389E+016" calcext:value-type="float">
            <text:p>39066438721738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150]-[.E150]" office:value-type="float" office:value="0.72" calcext:value-type="float">
            <text:p>0.72</text:p>
          </table:table-cell>
          <table:table-cell table:formula="of:=SUM([.$H$2:.H150])" office:value-type="float" office:value="-20.43" calcext:value-type="float">
            <text:p>-20.43</text:p>
          </table:table-cell>
          <table:table-cell table:formula="of:=SUM([.H$3:.H150])/SUM([.E$3:.E150])" office:value-type="percentage" office:value="-0.0206781376518219" calcext:value-type="percentage">
            <text:p>-2%</text:p>
          </table:table-cell>
          <table:table-cell table:formula="of:=[.O150]-(1-[.O150])/[.N150]" office:value-type="percentage" office:value="-0.0133556513958841" calcext:value-type="percentage">
            <text:p>-1.3%</text:p>
          </table:table-cell>
          <table:table-cell table:formula="of:=AVERAGEIF([.$H$3:.$H150];&quot;&gt;0&quot;)" office:value-type="float" office:value="4.36276315789474" calcext:value-type="float">
            <text:p>4.4</text:p>
          </table:table-cell>
          <table:table-cell table:formula="of:=AVERAGEIF([.$H$3:.$H150];&quot;&lt;0&quot;)" office:value-type="float" office:value="-7.48936170212766" calcext:value-type="float">
            <text:p>-7.5</text:p>
          </table:table-cell>
          <table:table-cell table:formula="of:=[.L150]/-[.M150]" office:value-type="percentage" office:value="0.582528035287081" calcext:value-type="percentage">
            <text:p>58%</text:p>
          </table:table-cell>
          <table:table-cell table:formula="of:=COUNTIF([.$G$3:.$G150];&quot;&gt;0&quot;)/COUNTIF([.$B$3:.$B150];&quot;&gt;0&quot;)" office:value-type="percentage" office:value="0.626984126984127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2.58802487105859E+016" calcext:value-type="float">
            <text:p>25880248710585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or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151]-[.E151]" office:value-type="float" office:value="-4" calcext:value-type="float">
            <text:p>-4.00</text:p>
          </table:table-cell>
          <table:table-cell table:formula="of:=SUM([.$H$2:.H151])" office:value-type="float" office:value="-24.43" calcext:value-type="float">
            <text:p>-24.43</text:p>
          </table:table-cell>
          <table:table-cell table:formula="of:=SUM([.H$3:.H151])/SUM([.E$3:.E151])" office:value-type="percentage" office:value="-0.0246270161290323" calcext:value-type="percentage">
            <text:p>-2%</text:p>
          </table:table-cell>
          <table:table-cell table:formula="of:=[.O151]-(1-[.O151])/[.N151]" office:value-type="percentage" office:value="-0.0204697812055695" calcext:value-type="percentage">
            <text:p>-2.0%</text:p>
          </table:table-cell>
          <table:table-cell table:formula="of:=AVERAGEIF([.$H$3:.$H151];&quot;&gt;0&quot;)" office:value-type="float" office:value="4.36276315789474" calcext:value-type="float">
            <text:p>4.4</text:p>
          </table:table-cell>
          <table:table-cell table:formula="of:=AVERAGEIF([.$H$3:.$H151];&quot;&lt;0&quot;)" office:value-type="float" office:value="-7.41666666666667" calcext:value-type="float">
            <text:p>-7.4</text:p>
          </table:table-cell>
          <table:table-cell table:formula="of:=[.L151]/-[.M151]" office:value-type="percentage" office:value="0.588237729154347" calcext:value-type="percentage">
            <text:p>59%</text:p>
          </table:table-cell>
          <table:table-cell table:formula="of:=COUNTIF([.$G$3:.$G151];&quot;&gt;0&quot;)/COUNTIF([.$B$3:.$B151];&quot;&gt;0&quot;)" office:value-type="percentage" office:value="0.622047244094488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3.66245595987219E+016" calcext:value-type="float">
            <text:p>36624559598721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aonic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3" calcext:value-type="float">
            <text:p>3.00</text:p>
          </table:table-cell>
          <table:table-cell table:formula="of:=[.G152]-[.E152]" office:value-type="float" office:value="0" calcext:value-type="float">
            <text:p>0.00</text:p>
          </table:table-cell>
          <table:table-cell table:formula="of:=SUM([.$H$2:.H152])" office:value-type="float" office:value="-24.43" calcext:value-type="float">
            <text:p>-24.43</text:p>
          </table:table-cell>
          <table:table-cell table:formula="of:=SUM([.H$3:.H152])/SUM([.E$3:.E152])" office:value-type="percentage" office:value="-0.0245527638190955" calcext:value-type="percentage">
            <text:p>-2%</text:p>
          </table:table-cell>
          <table:table-cell table:formula="of:=[.O152]-(1-[.O152])/[.N152]" office:value-type="percentage" office:value="-0.0124973610399011" calcext:value-type="percentage">
            <text:p>-1.2%</text:p>
          </table:table-cell>
          <table:table-cell table:formula="of:=AVERAGEIF([.$H$3:.$H152];&quot;&gt;0&quot;)" office:value-type="float" office:value="4.36276315789474" calcext:value-type="float">
            <text:p>4.4</text:p>
          </table:table-cell>
          <table:table-cell table:formula="of:=AVERAGEIF([.$H$3:.$H152];&quot;&lt;0&quot;)" office:value-type="float" office:value="-7.41666666666667" calcext:value-type="float">
            <text:p>-7.4</text:p>
          </table:table-cell>
          <table:table-cell table:formula="of:=[.L152]/-[.M152]" office:value-type="percentage" office:value="0.588237729154347" calcext:value-type="percentage">
            <text:p>59%</text:p>
          </table:table-cell>
          <table:table-cell table:formula="of:=COUNTIF([.$G$3:.$G152];&quot;&gt;0&quot;)/COUNTIF([.$B$3:.$B15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8.07106348447129E+016" calcext:value-type="float">
            <text:p>80710634844712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153]-[.E153]" office:value-type="float" office:value="-3" calcext:value-type="float">
            <text:p>-3.00</text:p>
          </table:table-cell>
          <table:table-cell table:formula="of:=SUM([.$H$2:.H153])" office:value-type="float" office:value="-27.43" calcext:value-type="float">
            <text:p>-27.43</text:p>
          </table:table-cell>
          <table:table-cell table:formula="of:=SUM([.H$3:.H153])/SUM([.E$3:.E153])" office:value-type="percentage" office:value="-0.0274849699398798" calcext:value-type="percentage">
            <text:p>-3%</text:p>
          </table:table-cell>
          <table:table-cell table:formula="of:=[.O153]-(1-[.O153])/[.N153]" office:value-type="percentage" office:value="-0.0177310063257889" calcext:value-type="percentage">
            <text:p>-1.8%</text:p>
          </table:table-cell>
          <table:table-cell table:formula="of:=AVERAGEIF([.$H$3:.$H153];&quot;&gt;0&quot;)" office:value-type="float" office:value="4.36276315789474" calcext:value-type="float">
            <text:p>4.4</text:p>
          </table:table-cell>
          <table:table-cell table:formula="of:=AVERAGEIF([.$H$3:.$H153];&quot;&lt;0&quot;)" office:value-type="float" office:value="-7.3265306122449" calcext:value-type="float">
            <text:p>-7.3</text:p>
          </table:table-cell>
          <table:table-cell table:formula="of:=[.L153]/-[.M153]" office:value-type="percentage" office:value="0.595474637149978" calcext:value-type="percentage">
            <text:p>60%</text:p>
          </table:table-cell>
          <table:table-cell table:formula="of:=COUNTIF([.$G$3:.$G153];&quot;&gt;0&quot;)/COUNTIF([.$B$3:.$B153];&quot;&gt;0&quot;)" office:value-type="percentage" office:value="0.6201550387596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22924135786669E+016" calcext:value-type="float">
            <text:p>62292413578666900</text:p>
          </table:table-cell>
          <table:table-cell office:value-type="date" office:date-value="2019-08-07" calcext:value-type="date">
            <text:p>2019-08-0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ul 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154]-[.E154]" office:value-type="float" office:value="-4" calcext:value-type="float">
            <text:p>-4.00</text:p>
          </table:table-cell>
          <table:table-cell table:formula="of:=SUM([.$H$2:.H154])" office:value-type="float" office:value="-31.43" calcext:value-type="float">
            <text:p>-31.43</text:p>
          </table:table-cell>
          <table:table-cell table:formula="of:=SUM([.H$3:.H154])/SUM([.E$3:.E154])" office:value-type="percentage" office:value="-0.0313672654690619" calcext:value-type="percentage">
            <text:p>-3%</text:p>
          </table:table-cell>
          <table:table-cell table:formula="of:=[.O154]-(1-[.O154])/[.N154]" office:value-type="percentage" office:value="-0.0246473073327129" calcext:value-type="percentage">
            <text:p>-2.5%</text:p>
          </table:table-cell>
          <table:table-cell table:formula="of:=AVERAGEIF([.$H$3:.$H154];&quot;&gt;0&quot;)" office:value-type="float" office:value="4.36276315789474" calcext:value-type="float">
            <text:p>4.4</text:p>
          </table:table-cell>
          <table:table-cell table:formula="of:=AVERAGEIF([.$H$3:.$H154];&quot;&lt;0&quot;)" office:value-type="float" office:value="-7.26" calcext:value-type="float">
            <text:p>-7.3</text:p>
          </table:table-cell>
          <table:table-cell table:formula="of:=[.L154]/-[.M154]" office:value-type="percentage" office:value="0.600931564448311" calcext:value-type="percentage">
            <text:p>60%</text:p>
          </table:table-cell>
          <table:table-cell table:formula="of:=COUNTIF([.$G$3:.$G154];&quot;&gt;0&quot;)/COUNTIF([.$B$3:.$B154];&quot;&gt;0&quot;)" office:value-type="percentage" office:value="0.615384615384615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57:.H161])" office:value-type="float" office:value="-0.86" calcext:value-type="float">
            <text:p>-0.86</text:p>
          </table:table-cell>
          <table:table-cell table:number-columns-repeated="1015"/>
        </table:table-row>
        <table:table-row table:style-name="ro1">
          <table:table-cell office:value-type="float" office:value="4805823246488900" calcext:value-type="float">
            <text:p>4805823246488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05" calcext:value-type="float">
            <text:p>2.05</text:p>
          </table:table-cell>
          <table:table-cell office:value-type="float" office:value="0" calcext:value-type="float">
            <text:p>0.00</text:p>
          </table:table-cell>
          <table:table-cell table:formula="of:=[.G157]-[.E157]" office:value-type="float" office:value="-4" calcext:value-type="float">
            <text:p>-4.00</text:p>
          </table:table-cell>
          <table:table-cell table:formula="of:=SUM([.$H$2:.H157])" office:value-type="float" office:value="-35.43" calcext:value-type="float">
            <text:p>-35.43</text:p>
          </table:table-cell>
          <table:table-cell table:formula="of:=SUM([.H$3:.H157])/SUM([.E$3:.E157])" office:value-type="percentage" office:value="-0.0352186878727634" calcext:value-type="percentage">
            <text:p>-4%</text:p>
          </table:table-cell>
          <table:table-cell table:formula="of:=[.O157]-(1-[.O157])/[.N157]" office:value-type="percentage" office:value="-0.031458015957852" calcext:value-type="percentage">
            <text:p>-3.1%</text:p>
          </table:table-cell>
          <table:table-cell table:formula="of:=AVERAGEIF([.$H$3:.$H157];&quot;&gt;0&quot;)" office:value-type="float" office:value="4.36276315789474" calcext:value-type="float">
            <text:p>4.4</text:p>
          </table:table-cell>
          <table:table-cell table:formula="of:=AVERAGEIF([.$H$3:.$H157];&quot;&lt;0&quot;)" office:value-type="float" office:value="-7.19607843137255" calcext:value-type="float">
            <text:p>-7.2</text:p>
          </table:table-cell>
          <table:table-cell table:formula="of:=[.L157]/-[.M157]" office:value-type="percentage" office:value="0.606269539652947" calcext:value-type="percentage">
            <text:p>61%</text:p>
          </table:table-cell>
          <table:table-cell table:formula="of:=COUNTIF([.$G$3:.$G157];&quot;&gt;0&quot;)/COUNTIF([.$B$3:.$B157];&quot;&gt;0&quot;)" office:value-type="percentage" office:value="0.610687022900763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8343051942518899" calcext:value-type="float">
            <text:p>8343051942518899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158]-[.E158]" office:value-type="float" office:value="0.64" calcext:value-type="float">
            <text:p>0.64</text:p>
          </table:table-cell>
          <table:table-cell table:formula="of:=SUM([.$H$2:.H158])" office:value-type="float" office:value="-34.79" calcext:value-type="float">
            <text:p>-34.79</text:p>
          </table:table-cell>
          <table:table-cell table:formula="of:=SUM([.H$3:.H158])/SUM([.E$3:.E158])" office:value-type="percentage" office:value="-0.0344455445544554" calcext:value-type="percentage">
            <text:p>-3%</text:p>
          </table:table-cell>
          <table:table-cell table:formula="of:=[.O158]-(1-[.O158])/[.N158]" office:value-type="percentage" office:value="-0.030785337496454" calcext:value-type="percentage">
            <text:p>-3.1%</text:p>
          </table:table-cell>
          <table:table-cell table:formula="of:=AVERAGEIF([.$H$3:.$H158];&quot;&gt;0&quot;)" office:value-type="float" office:value="4.31441558441559" calcext:value-type="float">
            <text:p>4.3</text:p>
          </table:table-cell>
          <table:table-cell table:formula="of:=AVERAGEIF([.$H$3:.$H158];&quot;&lt;0&quot;)" office:value-type="float" office:value="-7.19607843137255" calcext:value-type="float">
            <text:p>-7.2</text:p>
          </table:table-cell>
          <table:table-cell table:formula="of:=[.L158]/-[.M158]" office:value-type="percentage" office:value="0.599550939523692" calcext:value-type="percentage">
            <text:p>60%</text:p>
          </table:table-cell>
          <table:table-cell table:formula="of:=COUNTIF([.$G$3:.$G158];&quot;&gt;0&quot;)/COUNTIF([.$B$3:.$B158];&quot;&gt;0&quot;)" office:value-type="percentage" office:value="0.613636363636364" calcext:value-type="percentage">
            <text:p>61%</text:p>
          </table:table-cell>
          <table:table-cell table:number-columns-repeated="1009"/>
        </table:table-row>
        <table:table-row table:style-name="ro2">
          <table:table-cell office:value-type="float" office:value="3.01826025020499E+016" calcext:value-type="float">
            <text:p>30182602502049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zverev a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159]-[.E159]" office:value-type="float" office:value="1.26" calcext:value-type="float">
            <text:p>1.26</text:p>
          </table:table-cell>
          <table:table-cell table:formula="of:=SUM([.$H$2:.H159])" office:value-type="float" office:value="-33.53" calcext:value-type="float">
            <text:p>-33.53</text:p>
          </table:table-cell>
          <table:table-cell table:formula="of:=SUM([.H$3:.H159])/SUM([.E$3:.E159])" office:value-type="percentage" office:value="-0.0330997038499506" calcext:value-type="percentage">
            <text:p>-3%</text:p>
          </table:table-cell>
          <table:table-cell table:formula="of:=[.O159]-(1-[.O159])/[.N159]" office:value-type="percentage" office:value="-0.0288932665426724" calcext:value-type="percentage">
            <text:p>-2.9%</text:p>
          </table:table-cell>
          <table:table-cell table:formula="of:=AVERAGEIF([.$H$3:.$H159];&quot;&gt;0&quot;)" office:value-type="float" office:value="4.27525641025641" calcext:value-type="float">
            <text:p>4.3</text:p>
          </table:table-cell>
          <table:table-cell table:formula="of:=AVERAGEIF([.$H$3:.$H159];&quot;&lt;0&quot;)" office:value-type="float" office:value="-7.19607843137255" calcext:value-type="float">
            <text:p>-7.2</text:p>
          </table:table-cell>
          <table:table-cell table:formula="of:=[.L159]/-[.M159]" office:value-type="percentage" office:value="0.594109201425278" calcext:value-type="percentage">
            <text:p>59%</text:p>
          </table:table-cell>
          <table:table-cell table:formula="of:=COUNTIF([.$G$3:.$G159];&quot;&gt;0&quot;)/COUNTIF([.$B$3:.$B159];&quot;&gt;0&quot;)" office:value-type="percentage" office:value="0.616541353383459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6.31219546733319E+016" calcext:value-type="float">
            <text:p>63121954673331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160]-[.E160]" office:value-type="float" office:value="0.2" calcext:value-type="float">
            <text:p>0.20</text:p>
          </table:table-cell>
          <table:table-cell table:formula="of:=SUM([.$H$2:.H160])" office:value-type="float" office:value="-33.33" calcext:value-type="float">
            <text:p>-33.33</text:p>
          </table:table-cell>
          <table:table-cell table:formula="of:=SUM([.H$3:.H160])/SUM([.E$3:.E160])" office:value-type="percentage" office:value="-0.0327728613569321" calcext:value-type="percentage">
            <text:p>-3%</text:p>
          </table:table-cell>
          <table:table-cell table:formula="of:=[.O160]-(1-[.O160])/[.N160]" office:value-type="percentage" office:value="-0.029039103341446" calcext:value-type="percentage">
            <text:p>-2.9%</text:p>
          </table:table-cell>
          <table:table-cell table:formula="of:=AVERAGEIF([.$H$3:.$H160];&quot;&gt;0&quot;)" office:value-type="float" office:value="4.22367088607595" calcext:value-type="float">
            <text:p>4.2</text:p>
          </table:table-cell>
          <table:table-cell table:formula="of:=AVERAGEIF([.$H$3:.$H160];&quot;&lt;0&quot;)" office:value-type="float" office:value="-7.19607843137255" calcext:value-type="float">
            <text:p>-7.2</text:p>
          </table:table-cell>
          <table:table-cell table:formula="of:=[.L160]/-[.M160]" office:value-type="percentage" office:value="0.586940640844342" calcext:value-type="percentage">
            <text:p>59%</text:p>
          </table:table-cell>
          <table:table-cell table:formula="of:=COUNTIF([.$G$3:.$G160];&quot;&gt;0&quot;)/COUNTIF([.$B$3:.$B160];&quot;&gt;0&quot;)" office:value-type="percentage" office:value="0.619402985074627" calcext:value-type="percentage">
            <text:p>62%</text:p>
          </table:table-cell>
          <table:table-cell table:number-columns-repeated="1009"/>
        </table:table-row>
        <table:table-row table:style-name="ro2">
          <table:table-cell office:value-type="float" office:value="1.26991891135179E+016" calcext:value-type="float">
            <text:p>12699189113517900</text:p>
          </table:table-cell>
          <table:table-cell office:value-type="date" office:date-value="2019-08-08" calcext:value-type="date">
            <text:p>2019-08-0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161]-[.E161]" office:value-type="float" office:value="1.04" calcext:value-type="float">
            <text:p>1.04</text:p>
          </table:table-cell>
          <table:table-cell table:formula="of:=SUM([.$H$2:.H161])" office:value-type="float" office:value="-32.29" calcext:value-type="float">
            <text:p>-32.29</text:p>
          </table:table-cell>
          <table:table-cell table:formula="of:=SUM([.H$3:.H161])/SUM([.E$3:.E161])" office:value-type="percentage" office:value="-0.0316258570029383" calcext:value-type="percentage">
            <text:p>-3%</text:p>
          </table:table-cell>
          <table:table-cell table:formula="of:=[.O161]-(1-[.O161])/[.N161]" office:value-type="percentage" office:value="-0.0275387095739041" calcext:value-type="percentage">
            <text:p>-2.8%</text:p>
          </table:table-cell>
          <table:table-cell table:formula="of:=AVERAGEIF([.$H$3:.$H161];&quot;&gt;0&quot;)" office:value-type="float" office:value="4.183875" calcext:value-type="float">
            <text:p>4.2</text:p>
          </table:table-cell>
          <table:table-cell table:formula="of:=AVERAGEIF([.$H$3:.$H161];&quot;&lt;0&quot;)" office:value-type="float" office:value="-7.19607843137255" calcext:value-type="float">
            <text:p>-7.2</text:p>
          </table:table-cell>
          <table:table-cell table:formula="of:=[.L161]/-[.M161]" office:value-type="percentage" office:value="0.581410422343324" calcext:value-type="percentage">
            <text:p>58%</text:p>
          </table:table-cell>
          <table:table-cell table:formula="of:=COUNTIF([.$G$3:.$G161];&quot;&gt;0&quot;)/COUNTIF([.$B$3:.$B16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64:.H167])" office:value-type="float" office:value="7.71" calcext:value-type="float">
            <text:p>7.71</text:p>
          </table:table-cell>
          <table:table-cell table:number-columns-repeated="1015"/>
        </table:table-row>
        <table:table-row table:style-name="ro2">
          <table:table-cell office:value-type="float" office:value="3.76845648224259E+016" calcext:value-type="float">
            <text:p>3768456482242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164]-[.E164]" office:value-type="float" office:value="1.2" calcext:value-type="float">
            <text:p>1.20</text:p>
          </table:table-cell>
          <table:table-cell table:formula="of:=SUM([.$H$2:.H164])" office:value-type="float" office:value="-31.09" calcext:value-type="float">
            <text:p>-31.09</text:p>
          </table:table-cell>
          <table:table-cell table:formula="of:=SUM([.H$3:.H164])/SUM([.E$3:.E164])" office:value-type="percentage" office:value="-0.0303910068426197" calcext:value-type="percentage">
            <text:p>-3%</text:p>
          </table:table-cell>
          <table:table-cell table:formula="of:=[.O164]-(1-[.O164])/[.N164]" office:value-type="percentage" office:value="-0.0257126383642677" calcext:value-type="percentage">
            <text:p>-2.6%</text:p>
          </table:table-cell>
          <table:table-cell table:formula="of:=AVERAGEIF([.$H$3:.$H164];&quot;&gt;0&quot;)" office:value-type="float" office:value="4.14703703703704" calcext:value-type="float">
            <text:p>4.1</text:p>
          </table:table-cell>
          <table:table-cell table:formula="of:=AVERAGEIF([.$H$3:.$H164];&quot;&lt;0&quot;)" office:value-type="float" office:value="-7.19607843137255" calcext:value-type="float">
            <text:p>-7.2</text:p>
          </table:table-cell>
          <table:table-cell table:formula="of:=[.L164]/-[.M164]" office:value-type="percentage" office:value="0.576291250378444" calcext:value-type="percentage">
            <text:p>58%</text:p>
          </table:table-cell>
          <table:table-cell table:formula="of:=COUNTIF([.$G$3:.$G164];&quot;&gt;0&quot;)/COUNTIF([.$B$3:.$B164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3.70697255512659E+016" calcext:value-type="float">
            <text:p>37069725551265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165]-[.E165]" office:value-type="float" office:value="2.55" calcext:value-type="float">
            <text:p>2.55</text:p>
          </table:table-cell>
          <table:table-cell table:formula="of:=SUM([.$H$2:.H165])" office:value-type="float" office:value="-28.54" calcext:value-type="float">
            <text:p>-28.54</text:p>
          </table:table-cell>
          <table:table-cell table:formula="of:=SUM([.H$3:.H165])/SUM([.E$3:.E165])" office:value-type="percentage" office:value="-0.0278167641325536" calcext:value-type="percentage">
            <text:p>-3%</text:p>
          </table:table-cell>
          <table:table-cell table:formula="of:=[.O165]-(1-[.O165])/[.N165]" office:value-type="percentage" office:value="-0.0212736866123113" calcext:value-type="percentage">
            <text:p>-2.1%</text:p>
          </table:table-cell>
          <table:table-cell table:formula="of:=AVERAGEIF([.$H$3:.$H165];&quot;&gt;0&quot;)" office:value-type="float" office:value="4.12756097560976" calcext:value-type="float">
            <text:p>4.1</text:p>
          </table:table-cell>
          <table:table-cell table:formula="of:=AVERAGEIF([.$H$3:.$H165];&quot;&lt;0&quot;)" office:value-type="float" office:value="-7.19607843137255" calcext:value-type="float">
            <text:p>-7.2</text:p>
          </table:table-cell>
          <table:table-cell table:formula="of:=[.L165]/-[.M165]" office:value-type="percentage" office:value="0.573584767727786" calcext:value-type="percentage">
            <text:p>57%</text:p>
          </table:table-cell>
          <table:table-cell table:formula="of:=COUNTIF([.$G$3:.$G165];&quot;&gt;0&quot;)/COUNTIF([.$B$3:.$B165];&quot;&gt;0&quot;)" office:value-type="percentage" office:value="0.627737226277372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74385979516499E+016" calcext:value-type="float">
            <text:p>47438597951649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nadal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166]-[.E166]" office:value-type="float" office:value="0.36" calcext:value-type="float">
            <text:p>0.36</text:p>
          </table:table-cell>
          <table:table-cell table:formula="of:=SUM([.$H$2:.H166])" office:value-type="float" office:value="-28.18" calcext:value-type="float">
            <text:p>-28.18</text:p>
          </table:table-cell>
          <table:table-cell table:formula="of:=SUM([.H$3:.H166])/SUM([.E$3:.E166])" office:value-type="percentage" office:value="-0.0273858114674441" calcext:value-type="percentage">
            <text:p>-3%</text:p>
          </table:table-cell>
          <table:table-cell table:formula="of:=[.O166]-(1-[.O166])/[.N166]" office:value-type="percentage" office:value="-0.0210376335945125" calcext:value-type="percentage">
            <text:p>-2.1%</text:p>
          </table:table-cell>
          <table:table-cell table:formula="of:=AVERAGEIF([.$H$3:.$H166];&quot;&gt;0&quot;)" office:value-type="float" office:value="4.0821686746988" calcext:value-type="float">
            <text:p>4.1</text:p>
          </table:table-cell>
          <table:table-cell table:formula="of:=AVERAGEIF([.$H$3:.$H166];&quot;&lt;0&quot;)" office:value-type="float" office:value="-7.19607843137255" calcext:value-type="float">
            <text:p>-7.2</text:p>
          </table:table-cell>
          <table:table-cell table:formula="of:=[.L166]/-[.M166]" office:value-type="percentage" office:value="0.56727684580283" calcext:value-type="percentage">
            <text:p>57%</text:p>
          </table:table-cell>
          <table:table-cell table:formula="of:=COUNTIF([.$G$3:.$G166];&quot;&gt;0&quot;)/COUNTIF([.$B$3:.$B166];&quot;&gt;0&quot;)" office:value-type="percentage" office:value="0.63043478260869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1.34766684713569E+016" calcext:value-type="float">
            <text:p>13476668471356900</text:p>
          </table:table-cell>
          <table:table-cell office:value-type="date" office:date-value="2019-08-09" calcext:value-type="date">
            <text:p>2019-08-09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3" calcext:value-type="float">
            <text:p>3</text:p>
          </table:table-cell>
          <table:table-cell office:value-type="float" office:value="2.2" calcext:value-type="float">
            <text:p>2.20</text:p>
          </table:table-cell>
          <table:table-cell office:value-type="float" office:value="6.6" calcext:value-type="float">
            <text:p>6.60</text:p>
          </table:table-cell>
          <table:table-cell table:formula="of:=[.G167]-[.E167]" office:value-type="float" office:value="3.6" calcext:value-type="float">
            <text:p>3.60</text:p>
          </table:table-cell>
          <table:table-cell table:formula="of:=SUM([.$H$2:.H167])" office:value-type="float" office:value="-24.58" calcext:value-type="float">
            <text:p>-24.58</text:p>
          </table:table-cell>
          <table:table-cell table:formula="of:=SUM([.H$3:.H167])/SUM([.E$3:.E167])" office:value-type="percentage" office:value="-0.0238178294573643" calcext:value-type="percentage">
            <text:p>-2%</text:p>
          </table:table-cell>
          <table:table-cell table:formula="of:=[.O167]-(1-[.O167])/[.N167]" office:value-type="percentage" office:value="-0.0146027912206769" calcext:value-type="percentage">
            <text:p>-1.5%</text:p>
          </table:table-cell>
          <table:table-cell table:formula="of:=AVERAGEIF([.$H$3:.$H167];&quot;&gt;0&quot;)" office:value-type="float" office:value="4.07642857142857" calcext:value-type="float">
            <text:p>4.1</text:p>
          </table:table-cell>
          <table:table-cell table:formula="of:=AVERAGEIF([.$H$3:.$H167];&quot;&lt;0&quot;)" office:value-type="float" office:value="-7.19607843137255" calcext:value-type="float">
            <text:p>-7.2</text:p>
          </table:table-cell>
          <table:table-cell table:formula="of:=[.L167]/-[.M167]" office:value-type="percentage" office:value="0.566479174776178" calcext:value-type="percentage">
            <text:p>57%</text:p>
          </table:table-cell>
          <table:table-cell table:formula="of:=COUNTIF([.$G$3:.$G167];&quot;&gt;0&quot;)/COUNTIF([.$B$3:.$B167];&quot;&gt;0&quot;)" office:value-type="percentage" office:value="0.63309352517985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70:.H192])" office:value-type="float" office:value="23.52" calcext:value-type="float">
            <text:p>23.52</text:p>
          </table:table-cell>
          <table:table-cell table:number-columns-repeated="1015"/>
        </table:table-row>
        <table:table-row table:style-name="ro2">
          <table:table-cell office:value-type="float" office:value="9.1659461668269E+015" calcext:value-type="float">
            <text:p>9165946166826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opyr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6" calcext:value-type="float">
            <text:p>1.46</text:p>
          </table:table-cell>
          <table:table-cell office:value-type="float" office:value="0" calcext:value-type="float">
            <text:p>0.00</text:p>
          </table:table-cell>
          <table:table-cell table:formula="of:=[.G170]-[.E170]" office:value-type="float" office:value="-2" calcext:value-type="float">
            <text:p>-2.00</text:p>
          </table:table-cell>
          <table:table-cell table:formula="of:=SUM([.$H$2:.H170])" office:value-type="float" office:value="-26.58" calcext:value-type="float">
            <text:p>-26.58</text:p>
          </table:table-cell>
          <table:table-cell table:formula="of:=SUM([.H$3:.H170])/SUM([.E$3:.E170])" office:value-type="percentage" office:value="-0.025705996131528" calcext:value-type="percentage">
            <text:p>-3%</text:p>
          </table:table-cell>
          <table:table-cell table:formula="of:=[.O170]-(1-[.O170])/[.N170]" office:value-type="percentage" office:value="-0.0180029537660517" calcext:value-type="percentage">
            <text:p>-1.8%</text:p>
          </table:table-cell>
          <table:table-cell table:formula="of:=AVERAGEIF([.$H$3:.$H170];&quot;&gt;0&quot;)" office:value-type="float" office:value="4.07642857142857" calcext:value-type="float">
            <text:p>4.1</text:p>
          </table:table-cell>
          <table:table-cell table:formula="of:=AVERAGEIF([.$H$3:.$H170];&quot;&lt;0&quot;)" office:value-type="float" office:value="-7.09615384615385" calcext:value-type="float">
            <text:p>-7.1</text:p>
          </table:table-cell>
          <table:table-cell table:formula="of:=[.L170]/-[.M170]" office:value-type="percentage" office:value="0.574456058846303" calcext:value-type="percentage">
            <text:p>57%</text:p>
          </table:table-cell>
          <table:table-cell table:formula="of:=COUNTIF([.$G$3:.$G170];&quot;&gt;0&quot;)/COUNTIF([.$B$3:.$B170];&quot;&gt;0&quot;)" office:value-type="percentage" office:value="0.62857142857142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95810054343579E+016" calcext:value-type="float">
            <text:p>6958100543435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ud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171]-[.E171]" office:value-type="float" office:value="1.84" calcext:value-type="float">
            <text:p>1.84</text:p>
          </table:table-cell>
          <table:table-cell table:formula="of:=SUM([.$H$2:.H171])" office:value-type="float" office:value="-24.74" calcext:value-type="float">
            <text:p>-24.74</text:p>
          </table:table-cell>
          <table:table-cell table:formula="of:=SUM([.H$3:.H171])/SUM([.E$3:.E171])" office:value-type="percentage" office:value="-0.0238342967244701" calcext:value-type="percentage">
            <text:p>-2%</text:p>
          </table:table-cell>
          <table:table-cell table:formula="of:=[.O171]-(1-[.O171])/[.N171]" office:value-type="percentage" office:value="-0.0149536491675224" calcext:value-type="percentage">
            <text:p>-1.5%</text:p>
          </table:table-cell>
          <table:table-cell table:formula="of:=AVERAGEIF([.$H$3:.$H171];&quot;&gt;0&quot;)" office:value-type="float" office:value="4.05011764705882" calcext:value-type="float">
            <text:p>4.1</text:p>
          </table:table-cell>
          <table:table-cell table:formula="of:=AVERAGEIF([.$H$3:.$H171];&quot;&lt;0&quot;)" office:value-type="float" office:value="-7.09615384615385" calcext:value-type="float">
            <text:p>-7.1</text:p>
          </table:table-cell>
          <table:table-cell table:formula="of:=[.L171]/-[.M171]" office:value-type="percentage" office:value="0.570748286306393" calcext:value-type="percentage">
            <text:p>57%</text:p>
          </table:table-cell>
          <table:table-cell table:formula="of:=COUNTIF([.$G$3:.$G171];&quot;&gt;0&quot;)/COUNTIF([.$B$3:.$B171];&quot;&gt;0&quot;)" office:value-type="percentage" office:value="0.631205673758865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63079207763559E+016" calcext:value-type="float">
            <text:p>9630792077635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172]-[.E172]" office:value-type="float" office:value="0.44" calcext:value-type="float">
            <text:p>0.44</text:p>
          </table:table-cell>
          <table:table-cell table:formula="of:=SUM([.$H$2:.H172])" office:value-type="float" office:value="-24.3" calcext:value-type="float">
            <text:p>-24.30</text:p>
          </table:table-cell>
          <table:table-cell table:formula="of:=SUM([.H$3:.H172])/SUM([.E$3:.E172])" office:value-type="percentage" office:value="-0.0233653846153846" calcext:value-type="percentage">
            <text:p>-2%</text:p>
          </table:table-cell>
          <table:table-cell table:formula="of:=[.O172]-(1-[.O172])/[.N172]" office:value-type="percentage" office:value="-0.0145257970801308" calcext:value-type="percentage">
            <text:p>-1.5%</text:p>
          </table:table-cell>
          <table:table-cell table:formula="of:=AVERAGEIF([.$H$3:.$H172];&quot;&gt;0&quot;)" office:value-type="float" office:value="4.00813953488372" calcext:value-type="float">
            <text:p>4.0</text:p>
          </table:table-cell>
          <table:table-cell table:formula="of:=AVERAGEIF([.$H$3:.$H172];&quot;&lt;0&quot;)" office:value-type="float" office:value="-7.09615384615385" calcext:value-type="float">
            <text:p>-7.1</text:p>
          </table:table-cell>
          <table:table-cell table:formula="of:=[.L172]/-[.M172]" office:value-type="percentage" office:value="0.56483267158253" calcext:value-type="percentage">
            <text:p>56%</text:p>
          </table:table-cell>
          <table:table-cell table:formula="of:=COUNTIF([.$G$3:.$G172];&quot;&gt;0&quot;)/COUNTIF([.$B$3:.$B17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39424200572439E+016" calcext:value-type="float">
            <text:p>93942420057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ecmanovic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73]-[.E173]" office:value-type="float" office:value="3.72" calcext:value-type="float">
            <text:p>3.72</text:p>
          </table:table-cell>
          <table:table-cell table:formula="of:=SUM([.$H$2:.H173])" office:value-type="float" office:value="-20.58" calcext:value-type="float">
            <text:p>-20.58</text:p>
          </table:table-cell>
          <table:table-cell table:formula="of:=SUM([.H$3:.H173])/SUM([.E$3:.E173])" office:value-type="percentage" office:value="-0.0196749521988528" calcext:value-type="percentage">
            <text:p>-2%</text:p>
          </table:table-cell>
          <table:table-cell table:formula="of:=[.O173]-(1-[.O173])/[.N173]" office:value-type="percentage" office:value="-0.00796362239448156" calcext:value-type="percentage">
            <text:p>-0.8%</text:p>
          </table:table-cell>
          <table:table-cell table:formula="of:=AVERAGEIF([.$H$3:.$H173];&quot;&gt;0&quot;)" office:value-type="float" office:value="4.0048275862069" calcext:value-type="float">
            <text:p>4.0</text:p>
          </table:table-cell>
          <table:table-cell table:formula="of:=AVERAGEIF([.$H$3:.$H173];&quot;&lt;0&quot;)" office:value-type="float" office:value="-7.09615384615385" calcext:value-type="float">
            <text:p>-7.1</text:p>
          </table:table-cell>
          <table:table-cell table:formula="of:=[.L173]/-[.M173]" office:value-type="percentage" office:value="0.564365947107747" calcext:value-type="percentage">
            <text:p>56%</text:p>
          </table:table-cell>
          <table:table-cell table:formula="of:=COUNTIF([.$G$3:.$G173];&quot;&gt;0&quot;)/COUNTIF([.$B$3:.$B173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4214737564162900" calcext:value-type="float">
            <text:p>4214737564162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ous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174]-[.E174]" office:value-type="float" office:value="-6" calcext:value-type="float">
            <text:p>-6.00</text:p>
          </table:table-cell>
          <table:table-cell table:formula="of:=SUM([.$H$2:.H174])" office:value-type="float" office:value="-26.58" calcext:value-type="float">
            <text:p>-26.58</text:p>
          </table:table-cell>
          <table:table-cell table:formula="of:=SUM([.H$3:.H174])/SUM([.E$3:.E174])" office:value-type="percentage" office:value="-0.0252661596958175" calcext:value-type="percentage">
            <text:p>-3%</text:p>
          </table:table-cell>
          <table:table-cell table:formula="of:=[.O174]-(1-[.O174])/[.N174]" office:value-type="percentage" office:value="-0.0183124294433918" calcext:value-type="percentage">
            <text:p>-1.8%</text:p>
          </table:table-cell>
          <table:table-cell table:formula="of:=AVERAGEIF([.$H$3:.$H174];&quot;&gt;0&quot;)" office:value-type="float" office:value="4.0048275862069" calcext:value-type="float">
            <text:p>4.0</text:p>
          </table:table-cell>
          <table:table-cell table:formula="of:=AVERAGEIF([.$H$3:.$H174];&quot;&lt;0&quot;)" office:value-type="float" office:value="-7.07547169811321" calcext:value-type="float">
            <text:p>-7.1</text:p>
          </table:table-cell>
          <table:table-cell table:formula="of:=[.L174]/-[.M174]" office:value-type="percentage" office:value="0.566015632183908" calcext:value-type="percentage">
            <text:p>57%</text:p>
          </table:table-cell>
          <table:table-cell table:formula="of:=COUNTIF([.$G$3:.$G174];&quot;&gt;0&quot;)/COUNTIF([.$B$3:.$B174];&quot;&gt;0&quot;)" office:value-type="percentage" office:value="0.631944444444444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3063454807749E+016" calcext:value-type="float">
            <text:p>6030634548077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175]-[.E175]" office:value-type="float" office:value="0.36" calcext:value-type="float">
            <text:p>0.36</text:p>
          </table:table-cell>
          <table:table-cell table:formula="of:=SUM([.$H$2:.H175])" office:value-type="float" office:value="-26.22" calcext:value-type="float">
            <text:p>-26.22</text:p>
          </table:table-cell>
          <table:table-cell table:formula="of:=SUM([.H$3:.H175])/SUM([.E$3:.E175])" office:value-type="percentage" office:value="-0.024876660341556" calcext:value-type="percentage">
            <text:p>-2%</text:p>
          </table:table-cell>
          <table:table-cell table:formula="of:=[.O175]-(1-[.O175])/[.N175]" office:value-type="percentage" office:value="-0.0180380478950269" calcext:value-type="percentage">
            <text:p>-1.8%</text:p>
          </table:table-cell>
          <table:table-cell table:formula="of:=AVERAGEIF([.$H$3:.$H175];&quot;&gt;0&quot;)" office:value-type="float" office:value="3.96340909090909" calcext:value-type="float">
            <text:p>4.0</text:p>
          </table:table-cell>
          <table:table-cell table:formula="of:=AVERAGEIF([.$H$3:.$H175];&quot;&lt;0&quot;)" office:value-type="float" office:value="-7.07547169811321" calcext:value-type="float">
            <text:p>-7.1</text:p>
          </table:table-cell>
          <table:table-cell table:formula="of:=[.L175]/-[.M175]" office:value-type="percentage" office:value="0.560161818181818" calcext:value-type="percentage">
            <text:p>56%</text:p>
          </table:table-cell>
          <table:table-cell table:formula="of:=COUNTIF([.$G$3:.$G175];&quot;&gt;0&quot;)/COUNTIF([.$B$3:.$B175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4.35272556976979E+016" calcext:value-type="float">
            <text:p>435272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76]-[.E176]" office:value-type="float" office:value="4.5" calcext:value-type="float">
            <text:p>4.50</text:p>
          </table:table-cell>
          <table:table-cell table:formula="of:=SUM([.$H$2:.H176])" office:value-type="float" office:value="-21.72" calcext:value-type="float">
            <text:p>-21.72</text:p>
          </table:table-cell>
          <table:table-cell table:formula="of:=SUM([.H$3:.H176])/SUM([.E$3:.E176])" office:value-type="percentage" office:value="-0.0204905660377359" calcext:value-type="percentage">
            <text:p>-2%</text:p>
          </table:table-cell>
          <table:table-cell table:formula="of:=[.O176]-(1-[.O176])/[.N176]" office:value-type="percentage" office:value="-0.0100808703097081" calcext:value-type="percentage">
            <text:p>-1.0%</text:p>
          </table:table-cell>
          <table:table-cell table:formula="of:=AVERAGEIF([.$H$3:.$H176];&quot;&gt;0&quot;)" office:value-type="float" office:value="3.96943820224719" calcext:value-type="float">
            <text:p>4.0</text:p>
          </table:table-cell>
          <table:table-cell table:formula="of:=AVERAGEIF([.$H$3:.$H176];&quot;&lt;0&quot;)" office:value-type="float" office:value="-7.07547169811321" calcext:value-type="float">
            <text:p>-7.1</text:p>
          </table:table-cell>
          <table:table-cell table:formula="of:=[.L176]/-[.M176]" office:value-type="percentage" office:value="0.56101393258427" calcext:value-type="percentage">
            <text:p>56%</text:p>
          </table:table-cell>
          <table:table-cell table:formula="of:=COUNTIF([.$G$3:.$G176];&quot;&gt;0&quot;)/COUNTIF([.$B$3:.$B17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8.24027732876049E+016" calcext:value-type="float">
            <text:p>8240277328760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isn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177]-[.E177]" office:value-type="float" office:value="0.56" calcext:value-type="float">
            <text:p>0.56</text:p>
          </table:table-cell>
          <table:table-cell table:formula="of:=SUM([.$H$2:.H177])" office:value-type="float" office:value="-21.16" calcext:value-type="float">
            <text:p>-21.16</text:p>
          </table:table-cell>
          <table:table-cell table:formula="of:=SUM([.H$3:.H177])/SUM([.E$3:.E177])" office:value-type="percentage" office:value="-0.019924670433145" calcext:value-type="percentage">
            <text:p>-2%</text:p>
          </table:table-cell>
          <table:table-cell table:formula="of:=[.O177]-(1-[.O177])/[.N177]" office:value-type="percentage" office:value="-0.00940199728998514" calcext:value-type="percentage">
            <text:p>-0.9%</text:p>
          </table:table-cell>
          <table:table-cell table:formula="of:=AVERAGEIF([.$H$3:.$H177];&quot;&gt;0&quot;)" office:value-type="float" office:value="3.93155555555556" calcext:value-type="float">
            <text:p>3.9</text:p>
          </table:table-cell>
          <table:table-cell table:formula="of:=AVERAGEIF([.$H$3:.$H177];&quot;&lt;0&quot;)" office:value-type="float" office:value="-7.07547169811321" calcext:value-type="float">
            <text:p>-7.1</text:p>
          </table:table-cell>
          <table:table-cell table:formula="of:=[.L177]/-[.M177]" office:value-type="percentage" office:value="0.555659851851852" calcext:value-type="percentage">
            <text:p>56%</text:p>
          </table:table-cell>
          <table:table-cell table:formula="of:=COUNTIF([.$G$3:.$G177];&quot;&gt;0&quot;)/COUNTIF([.$B$3:.$B177];&quot;&gt;0&quot;)" office:value-type="percentage" office:value="0.639455782312925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6.84854679592679E+016" calcext:value-type="float">
            <text:p>6848546795926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errettini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178]-[.E178]" office:value-type="float" office:value="-2" calcext:value-type="float">
            <text:p>-2.00</text:p>
          </table:table-cell>
          <table:table-cell table:formula="of:=SUM([.$H$2:.H178])" office:value-type="float" office:value="-23.16" calcext:value-type="float">
            <text:p>-23.16</text:p>
          </table:table-cell>
          <table:table-cell table:formula="of:=SUM([.H$3:.H178])/SUM([.E$3:.E178])" office:value-type="percentage" office:value="-0.0217669172932331" calcext:value-type="percentage">
            <text:p>-2%</text:p>
          </table:table-cell>
          <table:table-cell table:formula="of:=[.O178]-(1-[.O178])/[.N178]" office:value-type="percentage" office:value="-0.0127756628434901" calcext:value-type="percentage">
            <text:p>-1.3%</text:p>
          </table:table-cell>
          <table:table-cell table:formula="of:=AVERAGEIF([.$H$3:.$H178];&quot;&gt;0&quot;)" office:value-type="float" office:value="3.93155555555556" calcext:value-type="float">
            <text:p>3.9</text:p>
          </table:table-cell>
          <table:table-cell table:formula="of:=AVERAGEIF([.$H$3:.$H178];&quot;&lt;0&quot;)" office:value-type="float" office:value="-6.98148148148148" calcext:value-type="float">
            <text:p>-7.0</text:p>
          </table:table-cell>
          <table:table-cell table:formula="of:=[.L178]/-[.M178]" office:value-type="percentage" office:value="0.563140583554377" calcext:value-type="percentage">
            <text:p>56%</text:p>
          </table:table-cell>
          <table:table-cell table:formula="of:=COUNTIF([.$G$3:.$G178];&quot;&gt;0&quot;)/COUNTIF([.$B$3:.$B178];&quot;&gt;0&quot;)" office:value-type="percentage" office:value="0.635135135135135" calcext:value-type="percentage">
            <text:p>64%</text:p>
          </table:table-cell>
          <table:table-cell table:number-columns-repeated="1009"/>
        </table:table-row>
        <table:table-row table:style-name="ro1">
          <table:table-cell office:value-type="float" office:value="8.45651646174909E+016" calcext:value-type="float">
            <text:p>84565164617490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il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179]-[.E179]" office:value-type="float" office:value="-2" calcext:value-type="float">
            <text:p>-2.00</text:p>
          </table:table-cell>
          <table:table-cell table:formula="of:=SUM([.$H$2:.H179])" office:value-type="float" office:value="-25.16" calcext:value-type="float">
            <text:p>-25.16</text:p>
          </table:table-cell>
          <table:table-cell table:formula="of:=SUM([.H$3:.H179])/SUM([.E$3:.E179])" office:value-type="percentage" office:value="-0.0236022514071295" calcext:value-type="percentage">
            <text:p>-2%</text:p>
          </table:table-cell>
          <table:table-cell table:formula="of:=[.O179]-(1-[.O179])/[.N179]" office:value-type="percentage" office:value="-0.0161040442956053" calcext:value-type="percentage">
            <text:p>-1.6%</text:p>
          </table:table-cell>
          <table:table-cell table:formula="of:=AVERAGEIF([.$H$3:.$H179];&quot;&gt;0&quot;)" office:value-type="float" office:value="3.93155555555556" calcext:value-type="float">
            <text:p>3.9</text:p>
          </table:table-cell>
          <table:table-cell table:formula="of:=AVERAGEIF([.$H$3:.$H179];&quot;&lt;0&quot;)" office:value-type="float" office:value="-6.89090909090909" calcext:value-type="float">
            <text:p>-6.9</text:p>
          </table:table-cell>
          <table:table-cell table:formula="of:=[.L179]/-[.M179]" office:value-type="percentage" office:value="0.570542362943419" calcext:value-type="percentage">
            <text:p>57%</text:p>
          </table:table-cell>
          <table:table-cell table:formula="of:=COUNTIF([.$G$3:.$G179];&quot;&gt;0&quot;)/COUNTIF([.$B$3:.$B179];&quot;&gt;0&quot;)" office:value-type="percentage" office:value="0.630872483221476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9.75564107628659E+016" calcext:value-type="float">
            <text:p>9755641076286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wawrink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6" calcext:value-type="float">
            <text:p>1.36</text:p>
          </table:table-cell>
          <table:table-cell office:value-type="float" office:value="2.72" calcext:value-type="float">
            <text:p>2.72</text:p>
          </table:table-cell>
          <table:table-cell table:formula="of:=[.G180]-[.E180]" office:value-type="float" office:value="0.72" calcext:value-type="float">
            <text:p>0.72</text:p>
          </table:table-cell>
          <table:table-cell table:formula="of:=SUM([.$H$2:.H180])" office:value-type="float" office:value="-24.44" calcext:value-type="float">
            <text:p>-24.44</text:p>
          </table:table-cell>
          <table:table-cell table:formula="of:=SUM([.H$3:.H180])/SUM([.E$3:.E180])" office:value-type="percentage" office:value="-0.0228838951310862" calcext:value-type="percentage">
            <text:p>-2%</text:p>
          </table:table-cell>
          <table:table-cell table:formula="of:=[.O180]-(1-[.O180])/[.N180]" office:value-type="percentage" office:value="-0.0151511732851984" calcext:value-type="percentage">
            <text:p>-1.5%</text:p>
          </table:table-cell>
          <table:table-cell table:formula="of:=AVERAGEIF([.$H$3:.$H180];&quot;&gt;0&quot;)" office:value-type="float" office:value="3.89626373626374" calcext:value-type="float">
            <text:p>3.9</text:p>
          </table:table-cell>
          <table:table-cell table:formula="of:=AVERAGEIF([.$H$3:.$H180];&quot;&lt;0&quot;)" office:value-type="float" office:value="-6.89090909090909" calcext:value-type="float">
            <text:p>-6.9</text:p>
          </table:table-cell>
          <table:table-cell table:formula="of:=[.L180]/-[.M180]" office:value-type="percentage" office:value="0.565420858824553" calcext:value-type="percentage">
            <text:p>57%</text:p>
          </table:table-cell>
          <table:table-cell table:formula="of:=COUNTIF([.$G$3:.$G180];&quot;&gt;0&quot;)/COUNTIF([.$B$3:.$B180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2">
          <table:table-cell office:value-type="float" office:value="6.07640556976979E+016" calcext:value-type="float">
            <text:p>6076405569769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2.4" calcext:value-type="float">
            <text:p>2.40</text:p>
          </table:table-cell>
          <table:table-cell table:formula="of:=[.G181]-[.E181]" office:value-type="float" office:value="0.4" calcext:value-type="float">
            <text:p>0.40</text:p>
          </table:table-cell>
          <table:table-cell table:formula="of:=SUM([.$H$2:.H181])" office:value-type="float" office:value="-24.04" calcext:value-type="float">
            <text:p>-24.04</text:p>
          </table:table-cell>
          <table:table-cell table:formula="of:=SUM([.H$3:.H181])/SUM([.E$3:.E181])" office:value-type="percentage" office:value="-0.0224672897196262" calcext:value-type="percentage">
            <text:p>-2%</text:p>
          </table:table-cell>
          <table:table-cell table:formula="of:=[.O181]-(1-[.O181])/[.N181]" office:value-type="percentage" office:value="-0.0147734209768245" calcext:value-type="percentage">
            <text:p>-1.5%</text:p>
          </table:table-cell>
          <table:table-cell table:formula="of:=AVERAGEIF([.$H$3:.$H181];&quot;&gt;0&quot;)" office:value-type="float" office:value="3.85826086956522" calcext:value-type="float">
            <text:p>3.9</text:p>
          </table:table-cell>
          <table:table-cell table:formula="of:=AVERAGEIF([.$H$3:.$H181];&quot;&lt;0&quot;)" office:value-type="float" office:value="-6.89090909090909" calcext:value-type="float">
            <text:p>-6.9</text:p>
          </table:table-cell>
          <table:table-cell table:formula="of:=[.L181]/-[.M181]" office:value-type="percentage" office:value="0.559905930939544" calcext:value-type="percentage">
            <text:p>56%</text:p>
          </table:table-cell>
          <table:table-cell table:formula="of:=COUNTIF([.$G$3:.$G181];&quot;&gt;0&quot;)/COUNTIF([.$B$3:.$B181];&quot;&gt;0&quot;)" office:value-type="percentage" office:value="0.635761589403974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26663185870849E+016" calcext:value-type="float">
            <text:p>1266631858708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4" calcext:value-type="float">
            <text:p>4.00</text:p>
          </table:table-cell>
          <table:table-cell table:formula="of:=[.G182]-[.E182]" office:value-type="float" office:value="0" calcext:value-type="float">
            <text:p>0.00</text:p>
          </table:table-cell>
          <table:table-cell table:formula="of:=SUM([.$H$2:.H182])" office:value-type="float" office:value="-24.04" calcext:value-type="float">
            <text:p>-24.04</text:p>
          </table:table-cell>
          <table:table-cell table:formula="of:=SUM([.H$3:.H182])/SUM([.E$3:.E182])" office:value-type="percentage" office:value="-0.0223836126629423" calcext:value-type="percentage">
            <text:p>-2%</text:p>
          </table:table-cell>
          <table:table-cell table:formula="of:=[.O182]-(1-[.O182])/[.N182]" office:value-type="percentage" office:value="-0.0080972800493454" calcext:value-type="percentage">
            <text:p>-0.8%</text:p>
          </table:table-cell>
          <table:table-cell table:formula="of:=AVERAGEIF([.$H$3:.$H182];&quot;&gt;0&quot;)" office:value-type="float" office:value="3.85826086956522" calcext:value-type="float">
            <text:p>3.9</text:p>
          </table:table-cell>
          <table:table-cell table:formula="of:=AVERAGEIF([.$H$3:.$H182];&quot;&lt;0&quot;)" office:value-type="float" office:value="-6.89090909090909" calcext:value-type="float">
            <text:p>-6.9</text:p>
          </table:table-cell>
          <table:table-cell table:formula="of:=[.L182]/-[.M182]" office:value-type="percentage" office:value="0.559905930939544" calcext:value-type="percentage">
            <text:p>56%</text:p>
          </table:table-cell>
          <table:table-cell table:formula="of:=COUNTIF([.$G$3:.$G182];&quot;&gt;0&quot;)/COUNTIF([.$B$3:.$B182];&quot;&gt;0&quot;)" office:value-type="percentage" office:value="0.638157894736842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2.02442796864249E+016" calcext:value-type="float">
            <text:p>20244279686424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annarino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183]-[.E183]" office:value-type="float" office:value="4.8" calcext:value-type="float">
            <text:p>4.80</text:p>
          </table:table-cell>
          <table:table-cell table:formula="of:=SUM([.$H$2:.H183])" office:value-type="float" office:value="-19.24" calcext:value-type="float">
            <text:p>-19.24</text:p>
          </table:table-cell>
          <table:table-cell table:formula="of:=SUM([.H$3:.H183])/SUM([.E$3:.E183])" office:value-type="percentage" office:value="-0.0178148148148148" calcext:value-type="percentage">
            <text:p>-2%</text:p>
          </table:table-cell>
          <table:table-cell table:formula="of:=[.O183]-(1-[.O183])/[.N183]" office:value-type="percentage" office:value="0.000172228108499373" calcext:value-type="percentage">
            <text:p>0.0%</text:p>
          </table:table-cell>
          <table:table-cell table:formula="of:=AVERAGEIF([.$H$3:.$H183];&quot;&gt;0&quot;)" office:value-type="float" office:value="3.86838709677419" calcext:value-type="float">
            <text:p>3.9</text:p>
          </table:table-cell>
          <table:table-cell table:formula="of:=AVERAGEIF([.$H$3:.$H183];&quot;&lt;0&quot;)" office:value-type="float" office:value="-6.89090909090909" calcext:value-type="float">
            <text:p>-6.9</text:p>
          </table:table-cell>
          <table:table-cell table:formula="of:=[.L183]/-[.M183]" office:value-type="percentage" office:value="0.561375436207337" calcext:value-type="percentage">
            <text:p>56%</text:p>
          </table:table-cell>
          <table:table-cell table:formula="of:=COUNTIF([.$G$3:.$G183];&quot;&gt;0&quot;)/COUNTIF([.$B$3:.$B183];&quot;&gt;0&quot;)" office:value-type="percentage" office:value="0.64052287581699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1.39873806112459E+016" calcext:value-type="float">
            <text:p>1398738061124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" calcext:value-type="float">
            <text:p>1.70</text:p>
          </table:table-cell>
          <table:table-cell office:value-type="float" office:value="10.2" calcext:value-type="float">
            <text:p>10.20</text:p>
          </table:table-cell>
          <table:table-cell table:formula="of:=[.G184]-[.E184]" office:value-type="float" office:value="4.2" calcext:value-type="float">
            <text:p>4.20</text:p>
          </table:table-cell>
          <table:table-cell table:formula="of:=SUM([.$H$2:.H184])" office:value-type="float" office:value="-15.04" calcext:value-type="float">
            <text:p>-15.04</text:p>
          </table:table-cell>
          <table:table-cell table:formula="of:=SUM([.H$3:.H184])/SUM([.E$3:.E184])" office:value-type="percentage" office:value="-0.0138489871086556" calcext:value-type="percentage">
            <text:p>-1%</text:p>
          </table:table-cell>
          <table:table-cell table:formula="of:=[.O184]-(1-[.O184])/[.N184]" office:value-type="percentage" office:value="0.00724426688818414" calcext:value-type="percentage">
            <text:p>0.7%</text:p>
          </table:table-cell>
          <table:table-cell table:formula="of:=AVERAGEIF([.$H$3:.$H184];&quot;&gt;0&quot;)" office:value-type="float" office:value="3.87191489361702" calcext:value-type="float">
            <text:p>3.9</text:p>
          </table:table-cell>
          <table:table-cell table:formula="of:=AVERAGEIF([.$H$3:.$H184];&quot;&lt;0&quot;)" office:value-type="float" office:value="-6.89090909090909" calcext:value-type="float">
            <text:p>-6.9</text:p>
          </table:table-cell>
          <table:table-cell table:formula="of:=[.L184]/-[.M184]" office:value-type="percentage" office:value="0.561887385617246" calcext:value-type="percentage">
            <text:p>56%</text:p>
          </table:table-cell>
          <table:table-cell table:formula="of:=COUNTIF([.$G$3:.$G184];&quot;&gt;0&quot;)/COUNTIF([.$B$3:.$B184];&quot;&gt;0&quot;)" office:value-type="percentage" office:value="0.642857142857143" calcext:value-type="percentage">
            <text:p>64%</text:p>
          </table:table-cell>
          <table:table-cell table:number-columns-repeated="1009"/>
        </table:table-row>
        <table:table-row table:style-name="ro2">
          <table:table-cell office:value-type="float" office:value="3.79327035516859E+016" calcext:value-type="float">
            <text:p>379327035516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185]-[.E185]" office:value-type="float" office:value="2.08" calcext:value-type="float">
            <text:p>2.08</text:p>
          </table:table-cell>
          <table:table-cell table:formula="of:=SUM([.$H$2:.H185])" office:value-type="float" office:value="-12.96" calcext:value-type="float">
            <text:p>-12.96</text:p>
          </table:table-cell>
          <table:table-cell table:formula="of:=SUM([.H$3:.H185])/SUM([.E$3:.E185])" office:value-type="percentage" office:value="-0.0118899082568807" calcext:value-type="percentage">
            <text:p>-1%</text:p>
          </table:table-cell>
          <table:table-cell table:formula="of:=[.O185]-(1-[.O185])/[.N185]" office:value-type="percentage" office:value="0.0105576333980776" calcext:value-type="percentage">
            <text:p>1.1%</text:p>
          </table:table-cell>
          <table:table-cell table:formula="of:=AVERAGEIF([.$H$3:.$H185];&quot;&gt;0&quot;)" office:value-type="float" office:value="3.85305263157895" calcext:value-type="float">
            <text:p>3.9</text:p>
          </table:table-cell>
          <table:table-cell table:formula="of:=AVERAGEIF([.$H$3:.$H185];&quot;&lt;0&quot;)" office:value-type="float" office:value="-6.89090909090909" calcext:value-type="float">
            <text:p>-6.9</text:p>
          </table:table-cell>
          <table:table-cell table:formula="of:=[.L185]/-[.M185]" office:value-type="percentage" office:value="0.559150118039161" calcext:value-type="percentage">
            <text:p>56%</text:p>
          </table:table-cell>
          <table:table-cell table:formula="of:=COUNTIF([.$G$3:.$G185];&quot;&gt;0&quot;)/COUNTIF([.$B$3:.$B185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36667163801019E+016" calcext:value-type="float">
            <text:p>43666716380101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yrgios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186]-[.E186]" office:value-type="float" office:value="0.64" calcext:value-type="float">
            <text:p>0.64</text:p>
          </table:table-cell>
          <table:table-cell table:formula="of:=SUM([.$H$2:.H186])" office:value-type="float" office:value="-12.32" calcext:value-type="float">
            <text:p>-12.32</text:p>
          </table:table-cell>
          <table:table-cell table:formula="of:=SUM([.H$3:.H186])/SUM([.E$3:.E186])" office:value-type="percentage" office:value="-0.0112820512820513" calcext:value-type="percentage">
            <text:p>-1%</text:p>
          </table:table-cell>
          <table:table-cell table:formula="of:=[.O186]-(1-[.O186])/[.N186]" office:value-type="percentage" office:value="0.0113751108351308" calcext:value-type="percentage">
            <text:p>1.1%</text:p>
          </table:table-cell>
          <table:table-cell table:formula="of:=AVERAGEIF([.$H$3:.$H186];&quot;&gt;0&quot;)" office:value-type="float" office:value="3.81958333333333" calcext:value-type="float">
            <text:p>3.8</text:p>
          </table:table-cell>
          <table:table-cell table:formula="of:=AVERAGEIF([.$H$3:.$H186];&quot;&lt;0&quot;)" office:value-type="float" office:value="-6.89090909090909" calcext:value-type="float">
            <text:p>-6.9</text:p>
          </table:table-cell>
          <table:table-cell table:formula="of:=[.L186]/-[.M186]" office:value-type="percentage" office:value="0.554293095866315" calcext:value-type="percentage">
            <text:p>55%</text:p>
          </table:table-cell>
          <table:table-cell table:formula="of:=COUNTIF([.$G$3:.$G186];&quot;&gt;0&quot;)/COUNTIF([.$B$3:.$B186];&quot;&gt;0&quot;)" office:value-type="percentage" office:value="0.647435897435897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3.50726336605179E+016" calcext:value-type="float">
            <text:p>35072633660517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187]-[.E187]" office:value-type="float" office:value="0.84" calcext:value-type="float">
            <text:p>0.84</text:p>
          </table:table-cell>
          <table:table-cell table:formula="of:=SUM([.$H$2:.H187])" office:value-type="float" office:value="-11.48" calcext:value-type="float">
            <text:p>-11.48</text:p>
          </table:table-cell>
          <table:table-cell table:formula="of:=SUM([.H$3:.H187])/SUM([.E$3:.E187])" office:value-type="percentage" office:value="-0.0104936014625229" calcext:value-type="percentage">
            <text:p>-1%</text:p>
          </table:table-cell>
          <table:table-cell table:formula="of:=[.O187]-(1-[.O187])/[.N187]" office:value-type="percentage" office:value="0.0125482143698927" calcext:value-type="percentage">
            <text:p>1.3%</text:p>
          </table:table-cell>
          <table:table-cell table:formula="of:=AVERAGEIF([.$H$3:.$H187];&quot;&gt;0&quot;)" office:value-type="float" office:value="3.78886597938144" calcext:value-type="float">
            <text:p>3.8</text:p>
          </table:table-cell>
          <table:table-cell table:formula="of:=AVERAGEIF([.$H$3:.$H187];&quot;&lt;0&quot;)" office:value-type="float" office:value="-6.89090909090909" calcext:value-type="float">
            <text:p>-6.9</text:p>
          </table:table-cell>
          <table:table-cell table:formula="of:=[.L187]/-[.M187]" office:value-type="percentage" office:value="0.549835432364062" calcext:value-type="percentage">
            <text:p>55%</text:p>
          </table:table-cell>
          <table:table-cell table:formula="of:=COUNTIF([.$G$3:.$G187];&quot;&gt;0&quot;)/COUNTIF([.$B$3:.$B187];&quot;&gt;0&quot;)" office:value-type="percentage" office:value="0.64968152866242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05195248165159E+016" calcext:value-type="float">
            <text:p>6051952481651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onfils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6" calcext:value-type="float">
            <text:p>6.00</text:p>
          </table:table-cell>
          <table:table-cell table:formula="of:=[.G188]-[.E188]" office:value-type="float" office:value="0" calcext:value-type="float">
            <text:p>0.00</text:p>
          </table:table-cell>
          <table:table-cell table:formula="of:=SUM([.$H$2:.H188])" office:value-type="float" office:value="-11.48" calcext:value-type="float">
            <text:p>-11.48</text:p>
          </table:table-cell>
          <table:table-cell table:formula="of:=SUM([.H$3:.H188])/SUM([.E$3:.E188])" office:value-type="percentage" office:value="-0.0104363636363636" calcext:value-type="percentage">
            <text:p>-1%</text:p>
          </table:table-cell>
          <table:table-cell table:formula="of:=[.O188]-(1-[.O188])/[.N188]" office:value-type="percentage" office:value="0.0187979092156531" calcext:value-type="percentage">
            <text:p>1.9%</text:p>
          </table:table-cell>
          <table:table-cell table:formula="of:=AVERAGEIF([.$H$3:.$H188];&quot;&gt;0&quot;)" office:value-type="float" office:value="3.78886597938144" calcext:value-type="float">
            <text:p>3.8</text:p>
          </table:table-cell>
          <table:table-cell table:formula="of:=AVERAGEIF([.$H$3:.$H188];&quot;&lt;0&quot;)" office:value-type="float" office:value="-6.89090909090909" calcext:value-type="float">
            <text:p>-6.9</text:p>
          </table:table-cell>
          <table:table-cell table:formula="of:=[.L188]/-[.M188]" office:value-type="percentage" office:value="0.549835432364062" calcext:value-type="percentage">
            <text:p>55%</text:p>
          </table:table-cell>
          <table:table-cell table:formula="of:=COUNTIF([.$G$3:.$G188];&quot;&gt;0&quot;)/COUNTIF([.$B$3:.$B188];&quot;&gt;0&quot;)" office:value-type="percentage" office:value="0.651898734177215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4.81330409367539E+016" calcext:value-type="float">
            <text:p>4813304093675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asque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189]-[.E189]" office:value-type="float" office:value="2.2" calcext:value-type="float">
            <text:p>2.20</text:p>
          </table:table-cell>
          <table:table-cell table:formula="of:=SUM([.$H$2:.H189])" office:value-type="float" office:value="-9.28000000000001" calcext:value-type="float">
            <text:p>-9.28</text:p>
          </table:table-cell>
          <table:table-cell table:formula="of:=SUM([.H$3:.H189])/SUM([.E$3:.E189])" office:value-type="percentage" office:value="-0.00840579710144928" calcext:value-type="percentage">
            <text:p>-1%</text:p>
          </table:table-cell>
          <table:table-cell table:formula="of:=[.O189]-(1-[.O189])/[.N189]" office:value-type="percentage" office:value="0.022265362126838" calcext:value-type="percentage">
            <text:p>2.2%</text:p>
          </table:table-cell>
          <table:table-cell table:formula="of:=AVERAGEIF([.$H$3:.$H189];&quot;&gt;0&quot;)" office:value-type="float" office:value="3.77265306122449" calcext:value-type="float">
            <text:p>3.8</text:p>
          </table:table-cell>
          <table:table-cell table:formula="of:=AVERAGEIF([.$H$3:.$H189];&quot;&lt;0&quot;)" office:value-type="float" office:value="-6.89090909090909" calcext:value-type="float">
            <text:p>-6.9</text:p>
          </table:table-cell>
          <table:table-cell table:formula="of:=[.L189]/-[.M189]" office:value-type="percentage" office:value="0.547482634214636" calcext:value-type="percentage">
            <text:p>55%</text:p>
          </table:table-cell>
          <table:table-cell table:formula="of:=COUNTIF([.$G$3:.$G189];&quot;&gt;0&quot;)/COUNTIF([.$B$3:.$B189];&quot;&gt;0&quot;)" office:value-type="percentage" office:value="0.654088050314465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5.22379907707699E+016" calcext:value-type="float">
            <text:p>52237990770769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opelka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75" calcext:value-type="float">
            <text:p>1.75</text:p>
          </table:table-cell>
          <table:table-cell office:value-type="float" office:value="10.5" calcext:value-type="float">
            <text:p>10.50</text:p>
          </table:table-cell>
          <table:table-cell table:formula="of:=[.G190]-[.E190]" office:value-type="float" office:value="4.5" calcext:value-type="float">
            <text:p>4.50</text:p>
          </table:table-cell>
          <table:table-cell table:formula="of:=SUM([.$H$2:.H190])" office:value-type="float" office:value="-4.78000000000001" calcext:value-type="float">
            <text:p>-4.78</text:p>
          </table:table-cell>
          <table:table-cell table:formula="of:=SUM([.H$3:.H190])/SUM([.E$3:.E190])" office:value-type="percentage" office:value="-0.00430630630630632" calcext:value-type="percentage">
            <text:p>0%</text:p>
          </table:table-cell>
          <table:table-cell table:formula="of:=[.O190]-(1-[.O190])/[.N190]" office:value-type="percentage" office:value="0.0295965608465609" calcext:value-type="percentage">
            <text:p>3.0%</text:p>
          </table:table-cell>
          <table:table-cell table:formula="of:=AVERAGEIF([.$H$3:.$H190];&quot;&gt;0&quot;)" office:value-type="float" office:value="3.78" calcext:value-type="float">
            <text:p>3.8</text:p>
          </table:table-cell>
          <table:table-cell table:formula="of:=AVERAGEIF([.$H$3:.$H190];&quot;&lt;0&quot;)" office:value-type="float" office:value="-6.89090909090909" calcext:value-type="float">
            <text:p>-6.9</text:p>
          </table:table-cell>
          <table:table-cell table:formula="of:=[.L190]/-[.M190]" office:value-type="percentage" office:value="0.548548812664908" calcext:value-type="percentage">
            <text:p>55%</text:p>
          </table:table-cell>
          <table:table-cell table:formula="of:=COUNTIF([.$G$3:.$G190];&quot;&gt;0&quot;)/COUNTIF([.$B$3:.$B190];&quot;&gt;0&quot;)" office:value-type="percentage" office:value="0.6562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8141102475859E+016" calcext:value-type="float">
            <text:p>38814110247585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querrey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191]-[.E191]" office:value-type="float" office:value="3.72" calcext:value-type="float">
            <text:p>3.72</text:p>
          </table:table-cell>
          <table:table-cell table:formula="of:=SUM([.$H$2:.H191])" office:value-type="float" office:value="-1.06000000000001" calcext:value-type="float">
            <text:p>-1.06</text:p>
          </table:table-cell>
          <table:table-cell table:formula="of:=SUM([.H$3:.H191])/SUM([.E$3:.E191])" office:value-type="percentage" office:value="-0.000949820788530474" calcext:value-type="percentage">
            <text:p>0%</text:p>
          </table:table-cell>
          <table:table-cell table:formula="of:=[.O191]-(1-[.O191])/[.N191]" office:value-type="percentage" office:value="0.0355250447259532" calcext:value-type="percentage">
            <text:p>3.6%</text:p>
          </table:table-cell>
          <table:table-cell table:formula="of:=AVERAGEIF([.$H$3:.$H191];&quot;&gt;0&quot;)" office:value-type="float" office:value="3.7794" calcext:value-type="float">
            <text:p>3.8</text:p>
          </table:table-cell>
          <table:table-cell table:formula="of:=AVERAGEIF([.$H$3:.$H191];&quot;&lt;0&quot;)" office:value-type="float" office:value="-6.89090909090909" calcext:value-type="float">
            <text:p>-6.9</text:p>
          </table:table-cell>
          <table:table-cell table:formula="of:=[.L191]/-[.M191]" office:value-type="percentage" office:value="0.548461741424802" calcext:value-type="percentage">
            <text:p>55%</text:p>
          </table:table-cell>
          <table:table-cell table:formula="of:=COUNTIF([.$G$3:.$G191];&quot;&gt;0&quot;)/COUNTIF([.$B$3:.$B191];&quot;&gt;0&quot;)" office:value-type="percentage" office:value="0.65838509316770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08487443512439E+016" calcext:value-type="float">
            <text:p>30848744351243900</text:p>
          </table:table-cell>
          <table:table-cell office:value-type="date" office:date-value="2019-08-11" calcext:value-type="date">
            <text:p>2019-08-11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paire</text:p>
          </table:table-cell>
          <table:table-cell table:style-name="ce10"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6" calcext:value-type="float">
            <text:p>6.00</text:p>
          </table:table-cell>
          <table:table-cell table:formula="of:=[.G192]-[.E192]" office:value-type="float" office:value="0" calcext:value-type="float">
            <text:p>0.00</text:p>
          </table:table-cell>
          <table:table-cell table:formula="of:=SUM([.$H$2:.H192])" office:value-type="float" office:value="-1.06000000000001" calcext:value-type="float">
            <text:p>-1.06</text:p>
          </table:table-cell>
          <table:table-cell table:formula="of:=SUM([.H$3:.H192])/SUM([.E$3:.E192])" office:value-type="percentage" office:value="-0.000944741532976835" calcext:value-type="percentage">
            <text:p>0%</text:p>
          </table:table-cell>
          <table:table-cell table:formula="of:=[.O192]-(1-[.O192])/[.N192]" office:value-type="percentage" office:value="0.0414785938325832" calcext:value-type="percentage">
            <text:p>4.1%</text:p>
          </table:table-cell>
          <table:table-cell table:formula="of:=AVERAGEIF([.$H$3:.$H192];&quot;&gt;0&quot;)" office:value-type="float" office:value="3.7794" calcext:value-type="float">
            <text:p>3.8</text:p>
          </table:table-cell>
          <table:table-cell table:formula="of:=AVERAGEIF([.$H$3:.$H192];&quot;&lt;0&quot;)" office:value-type="float" office:value="-6.89090909090909" calcext:value-type="float">
            <text:p>-6.9</text:p>
          </table:table-cell>
          <table:table-cell table:formula="of:=[.L192]/-[.M192]" office:value-type="percentage" office:value="0.548461741424802" calcext:value-type="percentage">
            <text:p>55%</text:p>
          </table:table-cell>
          <table:table-cell table:formula="of:=COUNTIF([.$G$3:.$G192];&quot;&gt;0&quot;)/COUNTIF([.$B$3:.$B192];&quot;&gt;0&quot;)" office:value-type="percentage" office:value="0.660493827160494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195:.H199])" office:value-type="float" office:value="8.2" calcext:value-type="float">
            <text:p>8.20</text:p>
          </table:table-cell>
          <table:table-cell table:number-columns-repeated="1015"/>
        </table:table-row>
        <table:table-row table:style-name="ro2">
          <table:table-cell office:value-type="float" office:value="4.12577061327609E+016" calcext:value-type="float">
            <text:p>41257706132760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2.15" calcext:value-type="float">
            <text:p>2.15</text:p>
          </table:table-cell>
          <table:table-cell office:value-type="float" office:value="8.6" calcext:value-type="float">
            <text:p>8.60</text:p>
          </table:table-cell>
          <table:table-cell table:formula="of:=[.G195]-[.E195]" office:value-type="float" office:value="4.6" calcext:value-type="float">
            <text:p>4.60</text:p>
          </table:table-cell>
          <table:table-cell table:formula="of:=SUM([.$H$2:.H195])" office:value-type="float" office:value="3.53999999999999" calcext:value-type="float">
            <text:p>3.54</text:p>
          </table:table-cell>
          <table:table-cell table:formula="of:=SUM([.H$3:.H195])/SUM([.E$3:.E195])" office:value-type="percentage" office:value="0.00314387211367672" calcext:value-type="percentage">
            <text:p>0%</text:p>
          </table:table-cell>
          <table:table-cell table:formula="of:=[.O195]-(1-[.O195])/[.N195]" office:value-type="percentage" office:value="0.0486788181419577" calcext:value-type="percentage">
            <text:p>4.9%</text:p>
          </table:table-cell>
          <table:table-cell table:formula="of:=AVERAGEIF([.$H$3:.$H195];&quot;&gt;0&quot;)" office:value-type="float" office:value="3.78752475247525" calcext:value-type="float">
            <text:p>3.8</text:p>
          </table:table-cell>
          <table:table-cell table:formula="of:=AVERAGEIF([.$H$3:.$H195];&quot;&lt;0&quot;)" office:value-type="float" office:value="-6.89090909090909" calcext:value-type="float">
            <text:p>-6.9</text:p>
          </table:table-cell>
          <table:table-cell table:formula="of:=[.L195]/-[.M195]" office:value-type="percentage" office:value="0.549640795214086" calcext:value-type="percentage">
            <text:p>55%</text:p>
          </table:table-cell>
          <table:table-cell table:formula="of:=COUNTIF([.$G$3:.$G195];&quot;&gt;0&quot;)/COUNTIF([.$B$3:.$B195];&quot;&gt;0&quot;)" office:value-type="percentage" office:value="0.662576687116564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5678284562329E+016" calcext:value-type="float">
            <text:p>65567828456232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hapoval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196]-[.E196]" office:value-type="float" office:value="0.96" calcext:value-type="float">
            <text:p>0.96</text:p>
          </table:table-cell>
          <table:table-cell table:formula="of:=SUM([.$H$2:.H196])" office:value-type="float" office:value="4.49999999999999" calcext:value-type="float">
            <text:p>4.50</text:p>
          </table:table-cell>
          <table:table-cell table:formula="of:=SUM([.H$3:.H196])/SUM([.E$3:.E196])" office:value-type="percentage" office:value="0.00398936170212765" calcext:value-type="percentage">
            <text:p>0%</text:p>
          </table:table-cell>
          <table:table-cell table:formula="of:=[.O196]-(1-[.O196])/[.N196]" office:value-type="percentage" office:value="0.0499809202785642" calcext:value-type="percentage">
            <text:p>5.0%</text:p>
          </table:table-cell>
          <table:table-cell table:formula="of:=AVERAGEIF([.$H$3:.$H196];&quot;&gt;0&quot;)" office:value-type="float" office:value="3.75980392156863" calcext:value-type="float">
            <text:p>3.8</text:p>
          </table:table-cell>
          <table:table-cell table:formula="of:=AVERAGEIF([.$H$3:.$H196];&quot;&lt;0&quot;)" office:value-type="float" office:value="-6.89090909090909" calcext:value-type="float">
            <text:p>-6.9</text:p>
          </table:table-cell>
          <table:table-cell table:formula="of:=[.L196]/-[.M196]" office:value-type="percentage" office:value="0.545617983341094" calcext:value-type="percentage">
            <text:p>55%</text:p>
          </table:table-cell>
          <table:table-cell table:formula="of:=COUNTIF([.$G$3:.$G196];&quot;&gt;0&quot;)/COUNTIF([.$B$3:.$B196];&quot;&gt;0&quot;)" office:value-type="percentage" office:value="0.66463414634146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629785900846900" calcext:value-type="float">
            <text:p>162978590084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197]-[.E197]" office:value-type="float" office:value="0.18" calcext:value-type="float">
            <text:p>0.18</text:p>
          </table:table-cell>
          <table:table-cell table:formula="of:=SUM([.$H$2:.H197])" office:value-type="float" office:value="4.67999999999999" calcext:value-type="float">
            <text:p>4.68</text:p>
          </table:table-cell>
          <table:table-cell table:formula="of:=SUM([.H$3:.H197])/SUM([.E$3:.E197])" office:value-type="percentage" office:value="0.00414159292035398" calcext:value-type="percentage">
            <text:p>0%</text:p>
          </table:table-cell>
          <table:table-cell table:formula="of:=[.O197]-(1-[.O197])/[.N197]" office:value-type="percentage" office:value="0.0500385422195264" calcext:value-type="percentage">
            <text:p>5.0%</text:p>
          </table:table-cell>
          <table:table-cell table:formula="of:=AVERAGEIF([.$H$3:.$H197];&quot;&gt;0&quot;)" office:value-type="float" office:value="3.72504854368932" calcext:value-type="float">
            <text:p>3.7</text:p>
          </table:table-cell>
          <table:table-cell table:formula="of:=AVERAGEIF([.$H$3:.$H197];&quot;&lt;0&quot;)" office:value-type="float" office:value="-6.89090909090909" calcext:value-type="float">
            <text:p>-6.9</text:p>
          </table:table-cell>
          <table:table-cell table:formula="of:=[.L197]/-[.M197]" office:value-type="percentage" office:value="0.540574326920614" calcext:value-type="percentage">
            <text:p>54%</text:p>
          </table:table-cell>
          <table:table-cell table:formula="of:=COUNTIF([.$G$3:.$G197];&quot;&gt;0&quot;)/COUNTIF([.$B$3:.$B197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64518165852269E+016" calcext:value-type="float">
            <text:p>56451816585226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198]-[.E198]" office:value-type="float" office:value="0.0600000000000001" calcext:value-type="float">
            <text:p>0.06</text:p>
          </table:table-cell>
          <table:table-cell table:formula="of:=SUM([.$H$2:.H198])" office:value-type="float" office:value="4.73999999999999" calcext:value-type="float">
            <text:p>4.74</text:p>
          </table:table-cell>
          <table:table-cell table:formula="of:=SUM([.H$3:.H198])/SUM([.E$3:.E198])" office:value-type="percentage" office:value="0.00418727915194346" calcext:value-type="percentage">
            <text:p>0%</text:p>
          </table:table-cell>
          <table:table-cell table:formula="of:=[.O198]-(1-[.O198])/[.N198]" office:value-type="percentage" office:value="0.0499073481605581" calcext:value-type="percentage">
            <text:p>5.0%</text:p>
          </table:table-cell>
          <table:table-cell table:formula="of:=AVERAGEIF([.$H$3:.$H198];&quot;&gt;0&quot;)" office:value-type="float" office:value="3.68980769230769" calcext:value-type="float">
            <text:p>3.7</text:p>
          </table:table-cell>
          <table:table-cell table:formula="of:=AVERAGEIF([.$H$3:.$H198];&quot;&lt;0&quot;)" office:value-type="float" office:value="-6.89090909090909" calcext:value-type="float">
            <text:p>-6.9</text:p>
          </table:table-cell>
          <table:table-cell table:formula="of:=[.L198]/-[.M198]" office:value-type="percentage" office:value="0.535460219200325" calcext:value-type="percentage">
            <text:p>54%</text:p>
          </table:table-cell>
          <table:table-cell table:formula="of:=COUNTIF([.$G$3:.$G198];&quot;&gt;0&quot;)/COUNTIF([.$B$3:.$B198];&quot;&gt;0&quot;)" office:value-type="percentage" office:value="0.668674698795181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86744346228879E+016" calcext:value-type="float">
            <text:p>58674434622887900</text:p>
          </table:table-cell>
          <table:table-cell office:value-type="date" office:date-value="2019-08-13" calcext:value-type="date">
            <text:p>2019-08-13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carreno busta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199]-[.E199]" office:value-type="float" office:value="2.4" calcext:value-type="float">
            <text:p>2.40</text:p>
          </table:table-cell>
          <table:table-cell table:formula="of:=SUM([.$H$2:.H199])" office:value-type="float" office:value="7.13999999999999" calcext:value-type="float">
            <text:p>7.14</text:p>
          </table:table-cell>
          <table:table-cell table:formula="of:=SUM([.H$3:.H199])/SUM([.E$3:.E199])" office:value-type="percentage" office:value="0.00629629629629629" calcext:value-type="percentage">
            <text:p>1%</text:p>
          </table:table-cell>
          <table:table-cell table:formula="of:=[.O199]-(1-[.O199])/[.N199]" office:value-type="percentage" office:value="0.0535420586805878" calcext:value-type="percentage">
            <text:p>5.4%</text:p>
          </table:table-cell>
          <table:table-cell table:formula="of:=AVERAGEIF([.$H$3:.$H199];&quot;&gt;0&quot;)" office:value-type="float" office:value="3.67752380952381" calcext:value-type="float">
            <text:p>3.7</text:p>
          </table:table-cell>
          <table:table-cell table:formula="of:=AVERAGEIF([.$H$3:.$H199];&quot;&lt;0&quot;)" office:value-type="float" office:value="-6.89090909090909" calcext:value-type="float">
            <text:p>-6.9</text:p>
          </table:table-cell>
          <table:table-cell table:formula="of:=[.L199]/-[.M199]" office:value-type="percentage" office:value="0.533677597688152" calcext:value-type="percentage">
            <text:p>53%</text:p>
          </table:table-cell>
          <table:table-cell table:formula="of:=COUNTIF([.$G$3:.$G199];&quot;&gt;0&quot;)/COUNTIF([.$B$3:.$B199];&quot;&gt;0&quot;)" office:value-type="percentage" office:value="0.67065868263473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02:.H209])" office:value-type="float" office:value="-11.64" calcext:value-type="float">
            <text:p>-11.64</text:p>
          </table:table-cell>
          <table:table-cell table:number-columns-repeated="1015"/>
        </table:table-row>
        <table:table-row table:style-name="ro2">
          <table:table-cell office:value-type="float" office:value="8.93189657666879E+016" calcext:value-type="float">
            <text:p>8931896576668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e minau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202]-[.E202]" office:value-type="float" office:value="-2" calcext:value-type="float">
            <text:p>-2.00</text:p>
          </table:table-cell>
          <table:table-cell table:formula="of:=SUM([.$H$2:.H202])" office:value-type="float" office:value="5.13999999999999" calcext:value-type="float">
            <text:p>5.14</text:p>
          </table:table-cell>
          <table:table-cell table:formula="of:=SUM([.H$3:.H202])/SUM([.E$3:.E202])" office:value-type="percentage" office:value="0.00452464788732394" calcext:value-type="percentage">
            <text:p>0%</text:p>
          </table:table-cell>
          <table:table-cell table:formula="of:=[.O202]-(1-[.O202])/[.N202]" office:value-type="percentage" office:value="0.0499861880837693" calcext:value-type="percentage">
            <text:p>5.0%</text:p>
          </table:table-cell>
          <table:table-cell table:formula="of:=AVERAGEIF([.$H$3:.$H202];&quot;&gt;0&quot;)" office:value-type="float" office:value="3.67752380952381" calcext:value-type="float">
            <text:p>3.7</text:p>
          </table:table-cell>
          <table:table-cell table:formula="of:=AVERAGEIF([.$H$3:.$H202];&quot;&lt;0&quot;)" office:value-type="float" office:value="-6.80357142857143" calcext:value-type="float">
            <text:p>-6.8</text:p>
          </table:table-cell>
          <table:table-cell table:formula="of:=[.L202]/-[.M202]" office:value-type="percentage" office:value="0.540528433945757" calcext:value-type="percentage">
            <text:p>54%</text:p>
          </table:table-cell>
          <table:table-cell table:formula="of:=COUNTIF([.$G$3:.$G202];&quot;&gt;0&quot;)/COUNTIF([.$B$3:.$B202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7431999484549E+016" calcext:value-type="float">
            <text:p>4674319994845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203]-[.E203]" office:value-type="float" office:value="0.84" calcext:value-type="float">
            <text:p>0.84</text:p>
          </table:table-cell>
          <table:table-cell table:formula="of:=SUM([.$H$2:.H203])" office:value-type="float" office:value="5.97999999999999" calcext:value-type="float">
            <text:p>5.98</text:p>
          </table:table-cell>
          <table:table-cell table:formula="of:=SUM([.H$3:.H203])/SUM([.E$3:.E203])" office:value-type="percentage" office:value="0.00525483304042179" calcext:value-type="percentage">
            <text:p>1%</text:p>
          </table:table-cell>
          <table:table-cell table:formula="of:=[.O203]-(1-[.O203])/[.N203]" office:value-type="percentage" office:value="0.0511125294000179" calcext:value-type="percentage">
            <text:p>5.1%</text:p>
          </table:table-cell>
          <table:table-cell table:formula="of:=AVERAGEIF([.$H$3:.$H203];&quot;&gt;0&quot;)" office:value-type="float" office:value="3.65075471698113" calcext:value-type="float">
            <text:p>3.7</text:p>
          </table:table-cell>
          <table:table-cell table:formula="of:=AVERAGEIF([.$H$3:.$H203];&quot;&lt;0&quot;)" office:value-type="float" office:value="-6.80357142857143" calcext:value-type="float">
            <text:p>-6.8</text:p>
          </table:table-cell>
          <table:table-cell table:formula="of:=[.L203]/-[.M203]" office:value-type="percentage" office:value="0.536593869162581" calcext:value-type="percentage">
            <text:p>54%</text:p>
          </table:table-cell>
          <table:table-cell table:formula="of:=COUNTIF([.$G$3:.$G203];&quot;&gt;0&quot;)/COUNTIF([.$B$3:.$B203];&quot;&gt;0&quot;)" office:value-type="percentage" office:value="0.66863905325443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51610156625679E+016" calcext:value-type="float">
            <text:p>1516101566256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4" calcext:value-type="float">
            <text:p>1.40</text:p>
          </table:table-cell>
          <table:table-cell office:value-type="float" office:value="2.8" calcext:value-type="float">
            <text:p>2.80</text:p>
          </table:table-cell>
          <table:table-cell table:formula="of:=[.G204]-[.E204]" office:value-type="float" office:value="0.8" calcext:value-type="float">
            <text:p>0.80</text:p>
          </table:table-cell>
          <table:table-cell table:formula="of:=SUM([.$H$2:.H204])" office:value-type="float" office:value="6.77999999999999" calcext:value-type="float">
            <text:p>6.78</text:p>
          </table:table-cell>
          <table:table-cell table:formula="of:=SUM([.H$3:.H204])/SUM([.E$3:.E204])" office:value-type="percentage" office:value="0.00594736842105263" calcext:value-type="percentage">
            <text:p>1%</text:p>
          </table:table-cell>
          <table:table-cell table:formula="of:=[.O204]-(1-[.O204])/[.N204]" office:value-type="percentage" office:value="0.0521811943096904" calcext:value-type="percentage">
            <text:p>5.2%</text:p>
          </table:table-cell>
          <table:table-cell table:formula="of:=AVERAGEIF([.$H$3:.$H204];&quot;&gt;0&quot;)" office:value-type="float" office:value="3.62411214953271" calcext:value-type="float">
            <text:p>3.6</text:p>
          </table:table-cell>
          <table:table-cell table:formula="of:=AVERAGEIF([.$H$3:.$H204];&quot;&lt;0&quot;)" office:value-type="float" office:value="-6.80357142857143" calcext:value-type="float">
            <text:p>-6.8</text:p>
          </table:table-cell>
          <table:table-cell table:formula="of:=[.L204]/-[.M204]" office:value-type="percentage" office:value="0.532677901243653" calcext:value-type="percentage">
            <text:p>53%</text:p>
          </table:table-cell>
          <table:table-cell table:formula="of:=COUNTIF([.$G$3:.$G204];&quot;&gt;0&quot;)/COUNTIF([.$B$3:.$B204];&quot;&gt;0&quot;)" office:value-type="percentage" office:value="0.67058823529411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3.23829956322059E+016" calcext:value-type="float">
            <text:p>32382995632205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federer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205]-[.E205]" office:value-type="float" office:value="-2" calcext:value-type="float">
            <text:p>-2.00</text:p>
          </table:table-cell>
          <table:table-cell table:formula="of:=SUM([.$H$2:.H205])" office:value-type="float" office:value="4.77999999999999" calcext:value-type="float">
            <text:p>4.78</text:p>
          </table:table-cell>
          <table:table-cell table:formula="of:=SUM([.H$3:.H205])/SUM([.E$3:.E205])" office:value-type="percentage" office:value="0.00418563922942206" calcext:value-type="percentage">
            <text:p>0%</text:p>
          </table:table-cell>
          <table:table-cell table:formula="of:=[.O205]-(1-[.O205])/[.N205]" office:value-type="percentage" office:value="0.0486487937484296" calcext:value-type="percentage">
            <text:p>4.9%</text:p>
          </table:table-cell>
          <table:table-cell table:formula="of:=AVERAGEIF([.$H$3:.$H205];&quot;&gt;0&quot;)" office:value-type="float" office:value="3.62411214953271" calcext:value-type="float">
            <text:p>3.6</text:p>
          </table:table-cell>
          <table:table-cell table:formula="of:=AVERAGEIF([.$H$3:.$H205];&quot;&lt;0&quot;)" office:value-type="float" office:value="-6.71929824561404" calcext:value-type="float">
            <text:p>-6.7</text:p>
          </table:table-cell>
          <table:table-cell table:formula="of:=[.L205]/-[.M205]" office:value-type="percentage" office:value="0.539358727215051" calcext:value-type="percentage">
            <text:p>54%</text:p>
          </table:table-cell>
          <table:table-cell table:formula="of:=COUNTIF([.$G$3:.$G205];&quot;&gt;0&quot;)/COUNTIF([.$B$3:.$B205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8.64721974096749E+016" calcext:value-type="float">
            <text:p>86472197409674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06]-[.E206]" office:value-type="float" office:value="0.68" calcext:value-type="float">
            <text:p>0.68</text:p>
          </table:table-cell>
          <table:table-cell table:formula="of:=SUM([.$H$2:.H206])" office:value-type="float" office:value="5.45999999999999" calcext:value-type="float">
            <text:p>5.46</text:p>
          </table:table-cell>
          <table:table-cell table:formula="of:=SUM([.H$3:.H206])/SUM([.E$3:.E206])" office:value-type="percentage" office:value="0.00477272727272727" calcext:value-type="percentage">
            <text:p>0%</text:p>
          </table:table-cell>
          <table:table-cell table:formula="of:=[.O206]-(1-[.O206])/[.N206]" office:value-type="percentage" office:value="0.0495232216899408" calcext:value-type="percentage">
            <text:p>5.0%</text:p>
          </table:table-cell>
          <table:table-cell table:formula="of:=AVERAGEIF([.$H$3:.$H206];&quot;&gt;0&quot;)" office:value-type="float" office:value="3.59685185185185" calcext:value-type="float">
            <text:p>3.6</text:p>
          </table:table-cell>
          <table:table-cell table:formula="of:=AVERAGEIF([.$H$3:.$H206];&quot;&lt;0&quot;)" office:value-type="float" office:value="-6.71929824561404" calcext:value-type="float">
            <text:p>-6.7</text:p>
          </table:table-cell>
          <table:table-cell table:formula="of:=[.L206]/-[.M206]" office:value-type="percentage" office:value="0.535301711633304" calcext:value-type="percentage">
            <text:p>54%</text:p>
          </table:table-cell>
          <table:table-cell table:formula="of:=COUNTIF([.$G$3:.$G206];&quot;&gt;0&quot;)/COUNTIF([.$B$3:.$B206];&quot;&gt;0&quot;)" office:value-type="percentage" office:value="0.668604651162791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1.28690488356439E+016" calcext:value-type="float">
            <text:p>12869048835643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khachanov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207]-[.E207]" office:value-type="float" office:value="-2" calcext:value-type="float">
            <text:p>-2.00</text:p>
          </table:table-cell>
          <table:table-cell table:formula="of:=SUM([.$H$2:.H207])" office:value-type="float" office:value="3.45999999999999" calcext:value-type="float">
            <text:p>3.46</text:p>
          </table:table-cell>
          <table:table-cell table:formula="of:=SUM([.H$3:.H207])/SUM([.E$3:.E207])" office:value-type="percentage" office:value="0.00301919720767888" calcext:value-type="percentage">
            <text:p>0%</text:p>
          </table:table-cell>
          <table:table-cell table:formula="of:=[.O207]-(1-[.O207])/[.N207]" office:value-type="percentage" office:value="0.0460228458067263" calcext:value-type="percentage">
            <text:p>4.6%</text:p>
          </table:table-cell>
          <table:table-cell table:formula="of:=AVERAGEIF([.$H$3:.$H207];&quot;&gt;0&quot;)" office:value-type="float" office:value="3.59685185185185" calcext:value-type="float">
            <text:p>3.6</text:p>
          </table:table-cell>
          <table:table-cell table:formula="of:=AVERAGEIF([.$H$3:.$H207];&quot;&lt;0&quot;)" office:value-type="float" office:value="-6.63793103448276" calcext:value-type="float">
            <text:p>-6.6</text:p>
          </table:table-cell>
          <table:table-cell table:formula="of:=[.L207]/-[.M207]" office:value-type="percentage" office:value="0.541863395863396" calcext:value-type="percentage">
            <text:p>54%</text:p>
          </table:table-cell>
          <table:table-cell table:formula="of:=COUNTIF([.$G$3:.$G207];&quot;&gt;0&quot;)/COUNTIF([.$B$3:.$B207];&quot;&gt;0&quot;)" office:value-type="percentage" office:value="0.664739884393063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46976535678179E+016" calcext:value-type="float">
            <text:p>4469765356781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2" calcext:value-type="float">
            <text:p>2</text:p>
          </table:table-cell>
          <table:table-cell office:value-type="float" office:value="1.02" calcext:value-type="float">
            <text:p>1.02</text:p>
          </table:table-cell>
          <table:table-cell office:value-type="float" office:value="2.04" calcext:value-type="float">
            <text:p>2.04</text:p>
          </table:table-cell>
          <table:table-cell table:formula="of:=[.G208]-[.E208]" office:value-type="float" office:value="0.04" calcext:value-type="float">
            <text:p>0.04</text:p>
          </table:table-cell>
          <table:table-cell table:formula="of:=SUM([.$H$2:.H208])" office:value-type="float" office:value="3.49999999999999" calcext:value-type="float">
            <text:p>3.50</text:p>
          </table:table-cell>
          <table:table-cell table:formula="of:=SUM([.H$3:.H208])/SUM([.E$3:.E208])" office:value-type="percentage" office:value="0.00304878048780487" calcext:value-type="percentage">
            <text:p>0%</text:p>
          </table:table-cell>
          <table:table-cell table:formula="of:=[.O208]-(1-[.O208])/[.N208]" office:value-type="percentage" office:value="0.0458734596665631" calcext:value-type="percentage">
            <text:p>4.6%</text:p>
          </table:table-cell>
          <table:table-cell table:formula="of:=AVERAGEIF([.$H$3:.$H208];&quot;&gt;0&quot;)" office:value-type="float" office:value="3.56422018348624" calcext:value-type="float">
            <text:p>3.6</text:p>
          </table:table-cell>
          <table:table-cell table:formula="of:=AVERAGEIF([.$H$3:.$H208];&quot;&lt;0&quot;)" office:value-type="float" office:value="-6.63793103448276" calcext:value-type="float">
            <text:p>-6.6</text:p>
          </table:table-cell>
          <table:table-cell table:formula="of:=[.L208]/-[.M208]" office:value-type="percentage" office:value="0.536947456213511" calcext:value-type="percentage">
            <text:p>54%</text:p>
          </table:table-cell>
          <table:table-cell table:formula="of:=COUNTIF([.$G$3:.$G208];&quot;&gt;0&quot;)/COUNTIF([.$B$3:.$B20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70914387175779E+016" calcext:value-type="float">
            <text:p>67091438717577900</text:p>
          </table:table-cell>
          <table:table-cell office:value-type="date" office:date-value="2019-08-15" calcext:value-type="date">
            <text:p>2019-08-15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schwartzman</text:p>
          </table:table-cell>
          <table:table-cell table:style-name="ce10"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209]-[.E209]" office:value-type="float" office:value="-8" calcext:value-type="float">
            <text:p>-8.00</text:p>
          </table:table-cell>
          <table:table-cell table:formula="of:=SUM([.$H$2:.H209])" office:value-type="float" office:value="-4.50000000000001" calcext:value-type="float">
            <text:p>-4.50</text:p>
          </table:table-cell>
          <table:table-cell table:formula="of:=SUM([.H$3:.H209])/SUM([.E$3:.E209])" office:value-type="percentage" office:value="-0.00389273356401385" calcext:value-type="percentage">
            <text:p>0%</text:p>
          </table:table-cell>
          <table:table-cell table:formula="of:=[.O209]-(1-[.O209])/[.N209]" office:value-type="percentage" office:value="0.0327854384997241" calcext:value-type="percentage">
            <text:p>3.3%</text:p>
          </table:table-cell>
          <table:table-cell table:formula="of:=AVERAGEIF([.$H$3:.$H209];&quot;&gt;0&quot;)" office:value-type="float" office:value="3.56422018348624" calcext:value-type="float">
            <text:p>3.6</text:p>
          </table:table-cell>
          <table:table-cell table:formula="of:=AVERAGEIF([.$H$3:.$H209];&quot;&lt;0&quot;)" office:value-type="float" office:value="-6.66101694915254" calcext:value-type="float">
            <text:p>-6.7</text:p>
          </table:table-cell>
          <table:table-cell table:formula="of:=[.L209]/-[.M209]" office:value-type="percentage" office:value="0.535086490650606" calcext:value-type="percentage">
            <text:p>54%</text:p>
          </table:table-cell>
          <table:table-cell table:formula="of:=COUNTIF([.$G$3:.$G209];&quot;&gt;0&quot;)/COUNTIF([.$B$3:.$B209];&quot;&gt;0&quot;)" office:value-type="percentage" office:value="0.662857142857143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2:.H215])" office:value-type="float" office:value="-13.88" calcext:value-type="float">
            <text:p>-13.88</text:p>
          </table:table-cell>
          <table:table-cell table:number-columns-repeated="1015"/>
        </table:table-row>
        <table:table-row table:style-name="ro2">
          <table:table-cell office:value-type="float" office:value="9.45869057617499E+016" calcext:value-type="float">
            <text:p>94586905761749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bautista agut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212]-[.E212]" office:value-type="float" office:value="-4" calcext:value-type="float">
            <text:p>-4.00</text:p>
          </table:table-cell>
          <table:table-cell table:formula="of:=SUM([.$H$2:.H212])" office:value-type="float" office:value="-8.50000000000001" calcext:value-type="float">
            <text:p>-8.50</text:p>
          </table:table-cell>
          <table:table-cell table:formula="of:=SUM([.H$3:.H212])/SUM([.E$3:.E212])" office:value-type="percentage" office:value="-0.00732758620689656" calcext:value-type="percentage">
            <text:p>-1%</text:p>
          </table:table-cell>
          <table:table-cell table:formula="of:=[.O212]-(1-[.O212])/[.N212]" office:value-type="percentage" office:value="0.0262226512226513" calcext:value-type="percentage">
            <text:p>2.6%</text:p>
          </table:table-cell>
          <table:table-cell table:formula="of:=AVERAGEIF([.$H$3:.$H212];&quot;&gt;0&quot;)" office:value-type="float" office:value="3.56422018348624" calcext:value-type="float">
            <text:p>3.6</text:p>
          </table:table-cell>
          <table:table-cell table:formula="of:=AVERAGEIF([.$H$3:.$H212];&quot;&lt;0&quot;)" office:value-type="float" office:value="-6.61666666666667" calcext:value-type="float">
            <text:p>-6.6</text:p>
          </table:table-cell>
          <table:table-cell table:formula="of:=[.L212]/-[.M212]" office:value-type="percentage" office:value="0.53867307558986" calcext:value-type="percentage">
            <text:p>54%</text:p>
          </table:table-cell>
          <table:table-cell table:formula="of:=COUNTIF([.$G$3:.$G212];&quot;&gt;0&quot;)/COUNTIF([.$B$3:.$B212];&quot;&gt;0&quot;)" office:value-type="percentage" office:value="0.65909090909090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81569073316439E+016" calcext:value-type="float">
            <text:p>38156907331643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8" calcext:value-type="float">
            <text:p>1.48</text:p>
          </table:table-cell>
          <table:table-cell office:value-type="float" office:value="10" calcext:value-type="float">
            <text:p>10.00</text:p>
          </table:table-cell>
          <table:table-cell table:formula="of:=[.G213]-[.E213]" office:value-type="float" office:value="0" calcext:value-type="float">
            <text:p>0.00</text:p>
          </table:table-cell>
          <table:table-cell table:formula="of:=SUM([.$H$2:.H213])" office:value-type="float" office:value="-8.50000000000001" calcext:value-type="float">
            <text:p>-8.50</text:p>
          </table:table-cell>
          <table:table-cell table:formula="of:=SUM([.H$3:.H213])/SUM([.E$3:.E213])" office:value-type="percentage" office:value="-0.00726495726495727" calcext:value-type="percentage">
            <text:p>-1%</text:p>
          </table:table-cell>
          <table:table-cell table:formula="of:=[.O213]-(1-[.O213])/[.N213]" office:value-type="percentage" office:value="0.0317242181648963" calcext:value-type="percentage">
            <text:p>3.2%</text:p>
          </table:table-cell>
          <table:table-cell table:formula="of:=AVERAGEIF([.$H$3:.$H213];&quot;&gt;0&quot;)" office:value-type="float" office:value="3.56422018348624" calcext:value-type="float">
            <text:p>3.6</text:p>
          </table:table-cell>
          <table:table-cell table:formula="of:=AVERAGEIF([.$H$3:.$H213];&quot;&lt;0&quot;)" office:value-type="float" office:value="-6.61666666666667" calcext:value-type="float">
            <text:p>-6.6</text:p>
          </table:table-cell>
          <table:table-cell table:formula="of:=[.L213]/-[.M213]" office:value-type="percentage" office:value="0.53867307558986" calcext:value-type="percentage">
            <text:p>54%</text:p>
          </table:table-cell>
          <table:table-cell table:formula="of:=COUNTIF([.$G$3:.$G213];&quot;&gt;0&quot;)/COUNTIF([.$B$3:.$B213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73458935581109E+016" calcext:value-type="float">
            <text:p>97345893558110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rublev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14]-[.E214]" office:value-type="float" office:value="-10" calcext:value-type="float">
            <text:p>-10.00</text:p>
          </table:table-cell>
          <table:table-cell table:formula="of:=SUM([.$H$2:.H214])" office:value-type="float" office:value="-18.5" calcext:value-type="float">
            <text:p>-18.50</text:p>
          </table:table-cell>
          <table:table-cell table:formula="of:=SUM([.H$3:.H214])/SUM([.E$3:.E214])" office:value-type="percentage" office:value="-0.0156779661016949" calcext:value-type="percentage">
            <text:p>-2%</text:p>
          </table:table-cell>
          <table:table-cell table:formula="of:=[.O214]-(1-[.O214])/[.N214]" office:value-type="percentage" office:value="0.0157838416265387" calcext:value-type="percentage">
            <text:p>1.6%</text:p>
          </table:table-cell>
          <table:table-cell table:formula="of:=AVERAGEIF([.$H$3:.$H214];&quot;&gt;0&quot;)" office:value-type="float" office:value="3.56422018348624" calcext:value-type="float">
            <text:p>3.6</text:p>
          </table:table-cell>
          <table:table-cell table:formula="of:=AVERAGEIF([.$H$3:.$H214];&quot;&lt;0&quot;)" office:value-type="float" office:value="-6.67213114754098" calcext:value-type="float">
            <text:p>-6.7</text:p>
          </table:table-cell>
          <table:table-cell table:formula="of:=[.L214]/-[.M214]" office:value-type="percentage" office:value="0.53419516263553" calcext:value-type="percentage">
            <text:p>53%</text:p>
          </table:table-cell>
          <table:table-cell table:formula="of:=COUNTIF([.$G$3:.$G214];&quot;&gt;0&quot;)/COUNTIF([.$B$3:.$B214];&quot;&gt;0&quot;)" office:value-type="percentage" office:value="0.657303370786517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35392242169929E+016" calcext:value-type="float">
            <text:p>43539224216992900</text:p>
          </table:table-cell>
          <table:table-cell office:value-type="date" office:date-value="2019-08-16" calcext:value-type="date">
            <text:p>2019-08-16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03" calcext:value-type="float">
            <text:p>1.03</text:p>
          </table:table-cell>
          <table:table-cell office:value-type="float" office:value="4.12" calcext:value-type="float">
            <text:p>4.12</text:p>
          </table:table-cell>
          <table:table-cell table:formula="of:=[.G215]-[.E215]" office:value-type="float" office:value="0.12" calcext:value-type="float">
            <text:p>0.12</text:p>
          </table:table-cell>
          <table:table-cell table:formula="of:=SUM([.$H$2:.H215])" office:value-type="float" office:value="-18.38" calcext:value-type="float">
            <text:p>-18.38</text:p>
          </table:table-cell>
          <table:table-cell table:formula="of:=SUM([.H$3:.H215])/SUM([.E$3:.E215])" office:value-type="percentage" office:value="-0.0155236486486487" calcext:value-type="percentage">
            <text:p>-2%</text:p>
          </table:table-cell>
          <table:table-cell table:formula="of:=[.O215]-(1-[.O215])/[.N215]" office:value-type="percentage" office:value="0.0156284276493043" calcext:value-type="percentage">
            <text:p>1.6%</text:p>
          </table:table-cell>
          <table:table-cell table:formula="of:=AVERAGEIF([.$H$3:.$H215];&quot;&gt;0&quot;)" office:value-type="float" office:value="3.53290909090909" calcext:value-type="float">
            <text:p>3.5</text:p>
          </table:table-cell>
          <table:table-cell table:formula="of:=AVERAGEIF([.$H$3:.$H215];&quot;&lt;0&quot;)" office:value-type="float" office:value="-6.67213114754098" calcext:value-type="float">
            <text:p>-6.7</text:p>
          </table:table-cell>
          <table:table-cell table:formula="of:=[.L215]/-[.M215]" office:value-type="percentage" office:value="0.529502345320527" calcext:value-type="percentage">
            <text:p>53%</text:p>
          </table:table-cell>
          <table:table-cell table:formula="of:=COUNTIF([.$G$3:.$G215];&quot;&gt;0&quot;)/COUNTIF([.$B$3:.$B215];&quot;&gt;0&quot;)" office:value-type="percentage" office:value="0.659217877094972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ce10"/>
          <table:table-cell table:number-columns-repeated="1019"/>
        </table:table-row>
        <table:table-row table:style-name="ro1">
          <table:table-cell table:number-columns-repeated="3"/>
          <table:table-cell table:style-name="ce8"/>
          <table:table-cell table:number-columns-repeated="4"/>
          <table:table-cell table:style-name="ce20" table:formula="of:=SUM([.H218:.H219])" office:value-type="float" office:value="0.199999999999999" calcext:value-type="float">
            <text:p>0.20</text:p>
          </table:table-cell>
          <table:table-cell table:number-columns-repeated="1015"/>
        </table:table-row>
        <table:table-row table:style-name="ro2">
          <table:table-cell office:value-type="float" office:value="5.26455464168169E+016" calcext:value-type="float">
            <text:p>52645546416816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goffin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.42" calcext:value-type="float">
            <text:p>1.42</text:p>
          </table:table-cell>
          <table:table-cell office:value-type="float" office:value="14.2" calcext:value-type="float">
            <text:p>14.20</text:p>
          </table:table-cell>
          <table:table-cell table:formula="of:=[.G218]-[.E218]" office:value-type="float" office:value="4.2" calcext:value-type="float">
            <text:p>4.20</text:p>
          </table:table-cell>
          <table:table-cell table:formula="of:=SUM([.$H$2:.H218])" office:value-type="float" office:value="-14.18" calcext:value-type="float">
            <text:p>-14.18</text:p>
          </table:table-cell>
          <table:table-cell table:formula="of:=SUM([.H$3:.H218])/SUM([.E$3:.E218])" office:value-type="percentage" office:value="-0.0118760469011725" calcext:value-type="percentage">
            <text:p>-1%</text:p>
          </table:table-cell>
          <table:table-cell table:formula="of:=[.O218]-(1-[.O218])/[.N218]" office:value-type="percentage" office:value="0.0221840367937818" calcext:value-type="percentage">
            <text:p>2.2%</text:p>
          </table:table-cell>
          <table:table-cell table:formula="of:=AVERAGEIF([.$H$3:.$H218];&quot;&gt;0&quot;)" office:value-type="float" office:value="3.53891891891892" calcext:value-type="float">
            <text:p>3.5</text:p>
          </table:table-cell>
          <table:table-cell table:formula="of:=AVERAGEIF([.$H$3:.$H218];&quot;&lt;0&quot;)" office:value-type="float" office:value="-6.67213114754098" calcext:value-type="float">
            <text:p>-6.7</text:p>
          </table:table-cell>
          <table:table-cell table:formula="of:=[.L218]/-[.M218]" office:value-type="percentage" office:value="0.530403081213892" calcext:value-type="percentage">
            <text:p>53%</text:p>
          </table:table-cell>
          <table:table-cell table:formula="of:=COUNTIF([.$G$3:.$G218];&quot;&gt;0&quot;)/COUNTIF([.$B$3:.$B218];&quot;&gt;0&quot;)" office:value-type="percentage" office:value="0.661111111111111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42930609845459E+016" calcext:value-type="float">
            <text:p>34293060984545900</text:p>
          </table:table-cell>
          <table:table-cell office:value-type="date" office:date-value="2019-08-17" calcext:value-type="date">
            <text:p>2019-08-17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djokovic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219]-[.E219]" office:value-type="float" office:value="-4" calcext:value-type="float">
            <text:p>-4.00</text:p>
          </table:table-cell>
          <table:table-cell table:formula="of:=SUM([.$H$2:.H219])" office:value-type="float" office:value="-18.18" calcext:value-type="float">
            <text:p>-18.18</text:p>
          </table:table-cell>
          <table:table-cell table:formula="of:=SUM([.H$3:.H219])/SUM([.E$3:.E219])" office:value-type="percentage" office:value="-0.0151752921535893" calcext:value-type="percentage">
            <text:p>-2%</text:p>
          </table:table-cell>
          <table:table-cell table:formula="of:=[.O219]-(1-[.O219])/[.N219]" office:value-type="percentage" office:value="0.0158167842046504" calcext:value-type="percentage">
            <text:p>1.6%</text:p>
          </table:table-cell>
          <table:table-cell table:formula="of:=AVERAGEIF([.$H$3:.$H219];&quot;&gt;0&quot;)" office:value-type="float" office:value="3.53891891891892" calcext:value-type="float">
            <text:p>3.5</text:p>
          </table:table-cell>
          <table:table-cell table:formula="of:=AVERAGEIF([.$H$3:.$H219];&quot;&lt;0&quot;)" office:value-type="float" office:value="-6.62903225806452" calcext:value-type="float">
            <text:p>-6.6</text:p>
          </table:table-cell>
          <table:table-cell table:formula="of:=[.L219]/-[.M219]" office:value-type="percentage" office:value="0.533851515749326" calcext:value-type="percentage">
            <text:p>53%</text:p>
          </table:table-cell>
          <table:table-cell table:formula="of:=COUNTIF([.$G$3:.$G219];&quot;&gt;0&quot;)/COUNTIF([.$B$3:.$B219];&quot;&gt;0&quot;)" office:value-type="percentage" office:value="0.657458563535912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2])" office:value-type="float" office:value="1.6" calcext:value-type="float">
            <text:p>1.60</text:p>
          </table:table-cell>
          <table:table-cell table:number-columns-repeated="1015"/>
        </table:table-row>
        <table:table-row table:style-name="ro2">
          <table:table-cell office:value-type="float" office:value="4.81309596051639E+016" calcext:value-type="float">
            <text:p>48130959605163900</text:p>
          </table:table-cell>
          <table:table-cell office:value-type="date" office:date-value="2019-08-18" calcext:value-type="date">
            <text:p>2019-08-18</text:p>
          </table:table-cell>
          <table:table-cell office:value-type="string" calcext:value-type="string">
            <text:p>Coupe Rogers</text:p>
          </table:table-cell>
          <table:table-cell office:value-type="string" calcext:value-type="string">
            <text:p>medvedev</text:p>
          </table:table-cell>
          <table:table-cell table:style-name="ce10" office:value-type="float" office:value="4" calcext:value-type="float">
            <text:p>4</text:p>
          </table:table-cell>
          <table:table-cell office:value-type="float" office:value="1.4" calcext:value-type="float">
            <text:p>1.40</text:p>
          </table:table-cell>
          <table:table-cell office:value-type="float" office:value="5.6" calcext:value-type="float">
            <text:p>5.60</text:p>
          </table:table-cell>
          <table:table-cell table:formula="of:=[.G222]-[.E222]" office:value-type="float" office:value="1.6" calcext:value-type="float">
            <text:p>1.60</text:p>
          </table:table-cell>
          <table:table-cell table:formula="of:=SUM([.$H$2:.H222])" office:value-type="float" office:value="-16.58" calcext:value-type="float">
            <text:p>-16.58</text:p>
          </table:table-cell>
          <table:table-cell table:formula="of:=SUM([.H$3:.H222])/SUM([.E$3:.E222])" office:value-type="percentage" office:value="-0.0137936772046589" calcext:value-type="percentage">
            <text:p>-1%</text:p>
          </table:table-cell>
          <table:table-cell table:formula="of:=[.O222]-(1-[.O222])/[.N222]" office:value-type="percentage" office:value="0.0180874852544647" calcext:value-type="percentage">
            <text:p>1.8%</text:p>
          </table:table-cell>
          <table:table-cell table:formula="of:=AVERAGEIF([.$H$3:.$H222];&quot;&gt;0&quot;)" office:value-type="float" office:value="3.52160714285714" calcext:value-type="float">
            <text:p>3.5</text:p>
          </table:table-cell>
          <table:table-cell table:formula="of:=AVERAGEIF([.$H$3:.$H222];&quot;&lt;0&quot;)" office:value-type="float" office:value="-6.62903225806452" calcext:value-type="float">
            <text:p>-6.6</text:p>
          </table:table-cell>
          <table:table-cell table:formula="of:=[.L222]/-[.M222]" office:value-type="percentage" office:value="0.531240006951686" calcext:value-type="percentage">
            <text:p>53%</text:p>
          </table:table-cell>
          <table:table-cell table:formula="of:=COUNTIF([.$G$3:.$G222];&quot;&gt;0&quot;)/COUNTIF([.$B$3:.$B222];&quot;&gt;0&quot;)" office:value-type="percentage" office:value="0.65934065934065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25:.H237])" office:value-type="float" office:value="21.47" calcext:value-type="float">
            <text:p>21.47</text:p>
          </table:table-cell>
          <table:table-cell table:number-columns-repeated="1015"/>
        </table:table-row>
        <table:table-row table:style-name="ro2">
          <table:table-cell office:value-type="float" office:value="4.66208351254749E+016" calcext:value-type="float">
            <text:p>4662083512547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andujar</text:p>
          </table:table-cell>
          <table:table-cell office:value-type="float" office:value="2" calcext:value-type="float">
            <text:p>2</text:p>
          </table:table-cell>
          <table:table-cell office:value-type="float" office:value="3.1" calcext:value-type="float">
            <text:p>3.10</text:p>
          </table:table-cell>
          <table:table-cell office:value-type="float" office:value="6.2" calcext:value-type="float">
            <text:p>6.20</text:p>
          </table:table-cell>
          <table:table-cell table:formula="of:=[.G225]-[.E225]" office:value-type="float" office:value="4.2" calcext:value-type="float">
            <text:p>4.20</text:p>
          </table:table-cell>
          <table:table-cell table:formula="of:=SUM([.$H$2:.H225])" office:value-type="float" office:value="-12.38" calcext:value-type="float">
            <text:p>-12.38</text:p>
          </table:table-cell>
          <table:table-cell table:formula="of:=SUM([.H$3:.H225])/SUM([.E$3:.E225])" office:value-type="percentage" office:value="-0.0102823920265781" calcext:value-type="percentage">
            <text:p>-1%</text:p>
          </table:table-cell>
          <table:table-cell table:formula="of:=[.O225]-(1-[.O225])/[.N225]" office:value-type="percentage" office:value="0.0245384829026261" calcext:value-type="percentage">
            <text:p>2.5%</text:p>
          </table:table-cell>
          <table:table-cell table:formula="of:=AVERAGEIF([.$H$3:.$H225];&quot;&gt;0&quot;)" office:value-type="float" office:value="3.52761061946903" calcext:value-type="float">
            <text:p>3.5</text:p>
          </table:table-cell>
          <table:table-cell table:formula="of:=AVERAGEIF([.$H$3:.$H225];&quot;&lt;0&quot;)" office:value-type="float" office:value="-6.62903225806452" calcext:value-type="float">
            <text:p>-6.6</text:p>
          </table:table-cell>
          <table:table-cell table:formula="of:=[.L225]/-[.M225]" office:value-type="percentage" office:value="0.532145640893138" calcext:value-type="percentage">
            <text:p>53%</text:p>
          </table:table-cell>
          <table:table-cell table:formula="of:=COUNTIF([.$G$3:.$G225];&quot;&gt;0&quot;)/COUNTIF([.$B$3:.$B225];&quot;&gt;0&quot;)" office:value-type="percentage" office:value="0.661202185792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3.54347754399059E+016" calcext:value-type="float">
            <text:p>3543477543990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" calcext:value-type="float">
            <text:p>1.70</text:p>
          </table:table-cell>
          <table:table-cell office:value-type="float" office:value="2" calcext:value-type="float">
            <text:p>2.00</text:p>
          </table:table-cell>
          <table:table-cell table:formula="of:=[.G226]-[.E226]" office:value-type="float" office:value="0" calcext:value-type="float">
            <text:p>0.00</text:p>
          </table:table-cell>
          <table:table-cell table:formula="of:=SUM([.$H$2:.H226])" office:value-type="float" office:value="-12.38" calcext:value-type="float">
            <text:p>-12.38</text:p>
          </table:table-cell>
          <table:table-cell table:formula="of:=SUM([.H$3:.H226])/SUM([.E$3:.E226])" office:value-type="percentage" office:value="-0.0102653399668325" calcext:value-type="percentage">
            <text:p>-1%</text:p>
          </table:table-cell>
          <table:table-cell table:formula="of:=[.O226]-(1-[.O226])/[.N226]" office:value-type="percentage" office:value="0.0298399041911986" calcext:value-type="percentage">
            <text:p>3.0%</text:p>
          </table:table-cell>
          <table:table-cell table:formula="of:=AVERAGEIF([.$H$3:.$H226];&quot;&gt;0&quot;)" office:value-type="float" office:value="3.52761061946903" calcext:value-type="float">
            <text:p>3.5</text:p>
          </table:table-cell>
          <table:table-cell table:formula="of:=AVERAGEIF([.$H$3:.$H226];&quot;&lt;0&quot;)" office:value-type="float" office:value="-6.62903225806452" calcext:value-type="float">
            <text:p>-6.6</text:p>
          </table:table-cell>
          <table:table-cell table:formula="of:=[.L226]/-[.M226]" office:value-type="percentage" office:value="0.532145640893138" calcext:value-type="percentage">
            <text:p>53%</text:p>
          </table:table-cell>
          <table:table-cell table:formula="of:=COUNTIF([.$G$3:.$G226];&quot;&gt;0&quot;)/COUNTIF([.$B$3:.$B226];&quot;&gt;0&quot;)" office:value-type="percentage" office:value="0.663043478260869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7.96491053339809E+016" calcext:value-type="float">
            <text:p>796491053339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9.75" calcext:value-type="float">
            <text:p>9.75</text:p>
          </table:table-cell>
          <table:table-cell table:formula="of:=[.G227]-[.E227]" office:value-type="float" office:value="4.75" calcext:value-type="float">
            <text:p>4.75</text:p>
          </table:table-cell>
          <table:table-cell table:formula="of:=SUM([.$H$2:.H227])" office:value-type="float" office:value="-7.63000000000001" calcext:value-type="float">
            <text:p>-7.63</text:p>
          </table:table-cell>
          <table:table-cell table:formula="of:=SUM([.H$3:.H227])/SUM([.E$3:.E227])" office:value-type="percentage" office:value="-0.00630057803468209" calcext:value-type="percentage">
            <text:p>-1%</text:p>
          </table:table-cell>
          <table:table-cell table:formula="of:=[.O227]-(1-[.O227])/[.N227]" office:value-type="percentage" office:value="0.0369925271479676" calcext:value-type="percentage">
            <text:p>3.7%</text:p>
          </table:table-cell>
          <table:table-cell table:formula="of:=AVERAGEIF([.$H$3:.$H227];&quot;&gt;0&quot;)" office:value-type="float" office:value="3.53833333333333" calcext:value-type="float">
            <text:p>3.5</text:p>
          </table:table-cell>
          <table:table-cell table:formula="of:=AVERAGEIF([.$H$3:.$H227];&quot;&lt;0&quot;)" office:value-type="float" office:value="-6.62903225806452" calcext:value-type="float">
            <text:p>-6.6</text:p>
          </table:table-cell>
          <table:table-cell table:formula="of:=[.L227]/-[.M227]" office:value-type="percentage" office:value="0.533763179237632" calcext:value-type="percentage">
            <text:p>53%</text:p>
          </table:table-cell>
          <table:table-cell table:formula="of:=COUNTIF([.$G$3:.$G227];&quot;&gt;0&quot;)/COUNTIF([.$B$3:.$B227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0058792340729E+016" calcext:value-type="float">
            <text:p>1200587923407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opyrin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228]-[.E228]" office:value-type="float" office:value="0.68" calcext:value-type="float">
            <text:p>0.68</text:p>
          </table:table-cell>
          <table:table-cell table:formula="of:=SUM([.$H$2:.H228])" office:value-type="float" office:value="-6.95000000000001" calcext:value-type="float">
            <text:p>-6.95</text:p>
          </table:table-cell>
          <table:table-cell table:formula="of:=SUM([.H$3:.H228])/SUM([.E$3:.E228])" office:value-type="percentage" office:value="-0.00572959604286893" calcext:value-type="percentage">
            <text:p>-1%</text:p>
          </table:table-cell>
          <table:table-cell table:formula="of:=[.O228]-(1-[.O228])/[.N228]" office:value-type="percentage" office:value="0.0377521679021413" calcext:value-type="percentage">
            <text:p>3.8%</text:p>
          </table:table-cell>
          <table:table-cell table:formula="of:=AVERAGEIF([.$H$3:.$H228];&quot;&gt;0&quot;)" office:value-type="float" office:value="3.51347826086957" calcext:value-type="float">
            <text:p>3.5</text:p>
          </table:table-cell>
          <table:table-cell table:formula="of:=AVERAGEIF([.$H$3:.$H228];&quot;&lt;0&quot;)" office:value-type="float" office:value="-6.62903225806452" calcext:value-type="float">
            <text:p>-6.6</text:p>
          </table:table-cell>
          <table:table-cell table:formula="of:=[.L228]/-[.M228]" office:value-type="percentage" office:value="0.530013752247964" calcext:value-type="percentage">
            <text:p>53%</text:p>
          </table:table-cell>
          <table:table-cell table:formula="of:=COUNTIF([.$G$3:.$G228];&quot;&gt;0&quot;)/COUNTIF([.$B$3:.$B228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1014385252399E+016" calcext:value-type="float">
            <text:p>44101438525239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balles baena</text:p>
          </table:table-cell>
          <table:table-cell office:value-type="float" office:value="5" calcext:value-type="float">
            <text:p>5</text:p>
          </table:table-cell>
          <table:table-cell office:value-type="float" office:value="2.4" calcext:value-type="float">
            <text:p>2.40</text:p>
          </table:table-cell>
          <table:table-cell office:value-type="float" office:value="12" calcext:value-type="float">
            <text:p>12.00</text:p>
          </table:table-cell>
          <table:table-cell table:formula="of:=[.G229]-[.E229]" office:value-type="float" office:value="7" calcext:value-type="float">
            <text:p>7.00</text:p>
          </table:table-cell>
          <table:table-cell table:formula="of:=SUM([.$H$2:.H229])" office:value-type="float" office:value="0.0499999999999936" calcext:value-type="float">
            <text:p>0.05</text:p>
          </table:table-cell>
          <table:table-cell table:formula="of:=SUM([.H$3:.H229])/SUM([.E$3:.E229])" office:value-type="percentage" office:value="0.0000410509031198634" calcext:value-type="percentage">
            <text:p>0%</text:p>
          </table:table-cell>
          <table:table-cell table:formula="of:=[.O229]-(1-[.O229])/[.N229]" office:value-type="percentage" office:value="0.0482037978907547" calcext:value-type="percentage">
            <text:p>4.8%</text:p>
          </table:table-cell>
          <table:table-cell table:formula="of:=AVERAGEIF([.$H$3:.$H229];&quot;&gt;0&quot;)" office:value-type="float" office:value="3.54353448275862" calcext:value-type="float">
            <text:p>3.5</text:p>
          </table:table-cell>
          <table:table-cell table:formula="of:=AVERAGEIF([.$H$3:.$H229];&quot;&lt;0&quot;)" office:value-type="float" office:value="-6.62903225806452" calcext:value-type="float">
            <text:p>-6.6</text:p>
          </table:table-cell>
          <table:table-cell table:formula="of:=[.L229]/-[.M229]" office:value-type="percentage" office:value="0.534547780854099" calcext:value-type="percentage">
            <text:p>53%</text:p>
          </table:table-cell>
          <table:table-cell table:formula="of:=COUNTIF([.$G$3:.$G229];&quot;&gt;0&quot;)/COUNTIF([.$B$3:.$B229];&quot;&gt;0&quot;)" office:value-type="percentage" office:value="0.66844919786096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72495735796919E+016" calcext:value-type="float">
            <text:p>27249573579691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rmiento</text:p>
          </table:table-cell>
          <table:table-cell office:value-type="float" office:value="3" calcext:value-type="float">
            <text:p>3</text:p>
          </table:table-cell>
          <table:table-cell office:value-type="float" office:value="3.8" calcext:value-type="float">
            <text:p>3.80</text:p>
          </table:table-cell>
          <table:table-cell office:value-type="float" office:value="0" calcext:value-type="float">
            <text:p>0.00</text:p>
          </table:table-cell>
          <table:table-cell table:formula="of:=[.G230]-[.E230]" office:value-type="float" office:value="-3" calcext:value-type="float">
            <text:p>-3.00</text:p>
          </table:table-cell>
          <table:table-cell table:formula="of:=SUM([.$H$2:.H230])" office:value-type="float" office:value="-2.95000000000001" calcext:value-type="float">
            <text:p>-2.95</text:p>
          </table:table-cell>
          <table:table-cell table:formula="of:=SUM([.H$3:.H230])/SUM([.E$3:.E230])" office:value-type="percentage" office:value="-0.00241605241605242" calcext:value-type="percentage">
            <text:p>0%</text:p>
          </table:table-cell>
          <table:table-cell table:formula="of:=[.O230]-(1-[.O230])/[.N230]" office:value-type="percentage" office:value="0.0434441376133255" calcext:value-type="percentage">
            <text:p>4.3%</text:p>
          </table:table-cell>
          <table:table-cell table:formula="of:=AVERAGEIF([.$H$3:.$H230];&quot;&gt;0&quot;)" office:value-type="float" office:value="3.54353448275862" calcext:value-type="float">
            <text:p>3.5</text:p>
          </table:table-cell>
          <table:table-cell table:formula="of:=AVERAGEIF([.$H$3:.$H230];&quot;&lt;0&quot;)" office:value-type="float" office:value="-6.57142857142857" calcext:value-type="float">
            <text:p>-6.6</text:p>
          </table:table-cell>
          <table:table-cell table:formula="of:=[.L230]/-[.M230]" office:value-type="percentage" office:value="0.539233508245877" calcext:value-type="percentage">
            <text:p>54%</text:p>
          </table:table-cell>
          <table:table-cell table:formula="of:=COUNTIF([.$G$3:.$G230];&quot;&gt;0&quot;)/COUNTIF([.$B$3:.$B230];&quot;&gt;0&quot;)" office:value-type="percentage" office:value="0.664893617021277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9156759373449E+016" calcext:value-type="float">
            <text:p>9891567593734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table:style-name="ce11" office:value-type="string" calcext:value-type="string">
            <text:p>fratangelo</text:p>
          </table:table-cell>
          <table:table-cell office:value-type="float" office:value="2" calcext:value-type="float">
            <text:p>2</text:p>
          </table:table-cell>
          <table:table-cell office:value-type="float" office:value="1.09" calcext:value-type="float">
            <text:p>1.09</text:p>
          </table:table-cell>
          <table:table-cell office:value-type="float" office:value="2.18" calcext:value-type="float">
            <text:p>2.18</text:p>
          </table:table-cell>
          <table:table-cell table:formula="of:=[.G231]-[.E231]" office:value-type="float" office:value="0.18" calcext:value-type="float">
            <text:p>0.18</text:p>
          </table:table-cell>
          <table:table-cell table:formula="of:=SUM([.$H$2:.H231])" office:value-type="float" office:value="-2.77000000000001" calcext:value-type="float">
            <text:p>-2.77</text:p>
          </table:table-cell>
          <table:table-cell table:formula="of:=SUM([.H$3:.H231])/SUM([.E$3:.E231])" office:value-type="percentage" office:value="-0.00226492232215863" calcext:value-type="percentage">
            <text:p>0%</text:p>
          </table:table-cell>
          <table:table-cell table:formula="of:=[.O231]-(1-[.O231])/[.N231]" office:value-type="percentage" office:value="0.0434492110196704" calcext:value-type="percentage">
            <text:p>4.3%</text:p>
          </table:table-cell>
          <table:table-cell table:formula="of:=AVERAGEIF([.$H$3:.$H231];&quot;&gt;0&quot;)" office:value-type="float" office:value="3.51478632478633" calcext:value-type="float">
            <text:p>3.5</text:p>
          </table:table-cell>
          <table:table-cell table:formula="of:=AVERAGEIF([.$H$3:.$H231];&quot;&lt;0&quot;)" office:value-type="float" office:value="-6.57142857142857" calcext:value-type="float">
            <text:p>-6.6</text:p>
          </table:table-cell>
          <table:table-cell table:formula="of:=[.L231]/-[.M231]" office:value-type="percentage" office:value="0.534858788554441" calcext:value-type="percentage">
            <text:p>53%</text:p>
          </table:table-cell>
          <table:table-cell table:formula="of:=COUNTIF([.$G$3:.$G231];&quot;&gt;0&quot;)/COUNTIF([.$B$3:.$B231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1969293866809E+016" calcext:value-type="float">
            <text:p>91196929386680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4.3" calcext:value-type="float">
            <text:p>4.30</text:p>
          </table:table-cell>
          <table:table-cell table:formula="of:=[.G232]-[.E232]" office:value-type="float" office:value="2.3" calcext:value-type="float">
            <text:p>2.30</text:p>
          </table:table-cell>
          <table:table-cell table:formula="of:=SUM([.$H$2:.H232])" office:value-type="float" office:value="-0.470000000000006" calcext:value-type="float">
            <text:p>-0.47</text:p>
          </table:table-cell>
          <table:table-cell table:formula="of:=SUM([.H$3:.H232])/SUM([.E$3:.E232])" office:value-type="percentage" office:value="-0.00038367346938776" calcext:value-type="percentage">
            <text:p>0%</text:p>
          </table:table-cell>
          <table:table-cell table:formula="of:=[.O232]-(1-[.O232])/[.N232]" office:value-type="percentage" office:value="0.0466625599619197" calcext:value-type="percentage">
            <text:p>4.7%</text:p>
          </table:table-cell>
          <table:table-cell table:formula="of:=AVERAGEIF([.$H$3:.$H232];&quot;&gt;0&quot;)" office:value-type="float" office:value="3.50449152542373" calcext:value-type="float">
            <text:p>3.5</text:p>
          </table:table-cell>
          <table:table-cell table:formula="of:=AVERAGEIF([.$H$3:.$H232];&quot;&lt;0&quot;)" office:value-type="float" office:value="-6.57142857142857" calcext:value-type="float">
            <text:p>-6.6</text:p>
          </table:table-cell>
          <table:table-cell table:formula="of:=[.L232]/-[.M232]" office:value-type="percentage" office:value="0.533292188651437" calcext:value-type="percentage">
            <text:p>53%</text:p>
          </table:table-cell>
          <table:table-cell table:formula="of:=COUNTIF([.$G$3:.$G232];&quot;&gt;0&quot;)/COUNTIF([.$B$3:.$B232];&quot;&gt;0&quot;)" office:value-type="percentage" office:value="0.66842105263157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793415664295900" calcext:value-type="float">
            <text:p>6793415664295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233]-[.E233]" office:value-type="float" office:value="0.64" calcext:value-type="float">
            <text:p>0.64</text:p>
          </table:table-cell>
          <table:table-cell table:formula="of:=SUM([.$H$2:.H233])" office:value-type="float" office:value="0.169999999999995" calcext:value-type="float">
            <text:p>0.17</text:p>
          </table:table-cell>
          <table:table-cell table:formula="of:=SUM([.H$3:.H233])/SUM([.E$3:.E233])" office:value-type="percentage" office:value="0.000138549307253459" calcext:value-type="percentage">
            <text:p>0%</text:p>
          </table:table-cell>
          <table:table-cell table:formula="of:=[.O233]-(1-[.O233])/[.N233]" office:value-type="percentage" office:value="0.0473761501429658" calcext:value-type="percentage">
            <text:p>4.7%</text:p>
          </table:table-cell>
          <table:table-cell table:formula="of:=AVERAGEIF([.$H$3:.$H233];&quot;&gt;0&quot;)" office:value-type="float" office:value="3.48042016806723" calcext:value-type="float">
            <text:p>3.5</text:p>
          </table:table-cell>
          <table:table-cell table:formula="of:=AVERAGEIF([.$H$3:.$H233];&quot;&lt;0&quot;)" office:value-type="float" office:value="-6.57142857142857" calcext:value-type="float">
            <text:p>-6.6</text:p>
          </table:table-cell>
          <table:table-cell table:formula="of:=[.L233]/-[.M233]" office:value-type="percentage" office:value="0.52962915601023" calcext:value-type="percentage">
            <text:p>53%</text:p>
          </table:table-cell>
          <table:table-cell table:formula="of:=COUNTIF([.$G$3:.$G233];&quot;&gt;0&quot;)/COUNTIF([.$B$3:.$B233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8283120603949E+016" calcext:value-type="float">
            <text:p>4682831206039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2" calcext:value-type="float">
            <text:p>2.00</text:p>
          </table:table-cell>
          <table:table-cell table:formula="of:=[.G234]-[.E234]" office:value-type="float" office:value="0" calcext:value-type="float">
            <text:p>0.00</text:p>
          </table:table-cell>
          <table:table-cell table:formula="of:=SUM([.$H$2:.H234])" office:value-type="float" office:value="0.169999999999995" calcext:value-type="float">
            <text:p>0.17</text:p>
          </table:table-cell>
          <table:table-cell table:formula="of:=SUM([.H$3:.H234])/SUM([.E$3:.E234])" office:value-type="percentage" office:value="0.000138323840520744" calcext:value-type="percentage">
            <text:p>0%</text:p>
          </table:table-cell>
          <table:table-cell table:formula="of:=[.O234]-(1-[.O234])/[.N234]" office:value-type="percentage" office:value="0.0523377326943044" calcext:value-type="percentage">
            <text:p>5.2%</text:p>
          </table:table-cell>
          <table:table-cell table:formula="of:=AVERAGEIF([.$H$3:.$H234];&quot;&gt;0&quot;)" office:value-type="float" office:value="3.48042016806723" calcext:value-type="float">
            <text:p>3.5</text:p>
          </table:table-cell>
          <table:table-cell table:formula="of:=AVERAGEIF([.$H$3:.$H234];&quot;&lt;0&quot;)" office:value-type="float" office:value="-6.57142857142857" calcext:value-type="float">
            <text:p>-6.6</text:p>
          </table:table-cell>
          <table:table-cell table:formula="of:=[.L234]/-[.M234]" office:value-type="percentage" office:value="0.52962915601023" calcext:value-type="percentage">
            <text:p>53%</text:p>
          </table:table-cell>
          <table:table-cell table:formula="of:=COUNTIF([.$G$3:.$G234];&quot;&gt;0&quot;)/COUNTIF([.$B$3:.$B234];&quot;&gt;0&quot;)" office:value-type="percentage" office:value="0.671875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311986752406900" calcext:value-type="float">
            <text:p>5311986752406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35]-[.E235]" office:value-type="float" office:value="0.96" calcext:value-type="float">
            <text:p>0.96</text:p>
          </table:table-cell>
          <table:table-cell table:formula="of:=SUM([.$H$2:.H235])" office:value-type="float" office:value="1.12999999999999" calcext:value-type="float">
            <text:p>1.13</text:p>
          </table:table-cell>
          <table:table-cell table:formula="of:=SUM([.H$3:.H235])/SUM([.E$3:.E235])" office:value-type="percentage" office:value="0.000917952883834277" calcext:value-type="percentage">
            <text:p>0%</text:p>
          </table:table-cell>
          <table:table-cell table:formula="of:=[.O235]-(1-[.O235])/[.N235]" office:value-type="percentage" office:value="0.0535059309094634" calcext:value-type="percentage">
            <text:p>5.4%</text:p>
          </table:table-cell>
          <table:table-cell table:formula="of:=AVERAGEIF([.$H$3:.$H235];&quot;&gt;0&quot;)" office:value-type="float" office:value="3.45941666666667" calcext:value-type="float">
            <text:p>3.5</text:p>
          </table:table-cell>
          <table:table-cell table:formula="of:=AVERAGEIF([.$H$3:.$H235];&quot;&lt;0&quot;)" office:value-type="float" office:value="-6.57142857142857" calcext:value-type="float">
            <text:p>-6.6</text:p>
          </table:table-cell>
          <table:table-cell table:formula="of:=[.L235]/-[.M235]" office:value-type="percentage" office:value="0.526432971014493" calcext:value-type="percentage">
            <text:p>53%</text:p>
          </table:table-cell>
          <table:table-cell table:formula="of:=COUNTIF([.$G$3:.$G235];&quot;&gt;0&quot;)/COUNTIF([.$B$3:.$B235];&quot;&gt;0&quot;)" office:value-type="percentage" office:value="0.67357512953367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77382726172849E+016" calcext:value-type="float">
            <text:p>77738272617284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236]-[.E236]" office:value-type="float" office:value="2.4" calcext:value-type="float">
            <text:p>2.40</text:p>
          </table:table-cell>
          <table:table-cell table:formula="of:=SUM([.$H$2:.H236])" office:value-type="float" office:value="3.52999999999999" calcext:value-type="float">
            <text:p>3.53</text:p>
          </table:table-cell>
          <table:table-cell table:formula="of:=SUM([.H$3:.H236])/SUM([.E$3:.E236])" office:value-type="percentage" office:value="0.0028582995951417" calcext:value-type="percentage">
            <text:p>0%</text:p>
          </table:table-cell>
          <table:table-cell table:formula="of:=[.O236]-(1-[.O236])/[.N236]" office:value-type="percentage" office:value="0.0568195482465489" calcext:value-type="percentage">
            <text:p>5.7%</text:p>
          </table:table-cell>
          <table:table-cell table:formula="of:=AVERAGEIF([.$H$3:.$H236];&quot;&gt;0&quot;)" office:value-type="float" office:value="3.45066115702479" calcext:value-type="float">
            <text:p>3.5</text:p>
          </table:table-cell>
          <table:table-cell table:formula="of:=AVERAGEIF([.$H$3:.$H236];&quot;&lt;0&quot;)" office:value-type="float" office:value="-6.57142857142857" calcext:value-type="float">
            <text:p>-6.6</text:p>
          </table:table-cell>
          <table:table-cell table:formula="of:=[.L236]/-[.M236]" office:value-type="percentage" office:value="0.525100610851599" calcext:value-type="percentage">
            <text:p>53%</text:p>
          </table:table-cell>
          <table:table-cell table:formula="of:=COUNTIF([.$G$3:.$G236];&quot;&gt;0&quot;)/COUNTIF([.$B$3:.$B236];&quot;&gt;0&quot;)" office:value-type="percentage" office:value="0.67525773195876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7.28871958435229E+016" calcext:value-type="float">
            <text:p>72887195843522900</text:p>
          </table:table-cell>
          <table:table-cell office:value-type="date" office:date-value="2019-08-19" calcext:value-type="date">
            <text:p>2019-08-19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johnson s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237]-[.E237]" office:value-type="float" office:value="1.36" calcext:value-type="float">
            <text:p>1.36</text:p>
          </table:table-cell>
          <table:table-cell table:formula="of:=SUM([.$H$2:.H237])" office:value-type="float" office:value="4.88999999999999" calcext:value-type="float">
            <text:p>4.89</text:p>
          </table:table-cell>
          <table:table-cell table:formula="of:=SUM([.H$3:.H237])/SUM([.E$3:.E237])" office:value-type="percentage" office:value="0.00394673123486682" calcext:value-type="percentage">
            <text:p>0%</text:p>
          </table:table-cell>
          <table:table-cell table:formula="of:=[.O237]-(1-[.O237])/[.N237]" office:value-type="percentage" office:value="0.0585856026090935" calcext:value-type="percentage">
            <text:p>5.9%</text:p>
          </table:table-cell>
          <table:table-cell table:formula="of:=AVERAGEIF([.$H$3:.$H237];&quot;&gt;0&quot;)" office:value-type="float" office:value="3.43352459016393" calcext:value-type="float">
            <text:p>3.4</text:p>
          </table:table-cell>
          <table:table-cell table:formula="of:=AVERAGEIF([.$H$3:.$H237];&quot;&lt;0&quot;)" office:value-type="float" office:value="-6.57142857142857" calcext:value-type="float">
            <text:p>-6.6</text:p>
          </table:table-cell>
          <table:table-cell table:formula="of:=[.L237]/-[.M237]" office:value-type="percentage" office:value="0.522492872416251" calcext:value-type="percentage">
            <text:p>52%</text:p>
          </table:table-cell>
          <table:table-cell table:formula="of:=COUNTIF([.$G$3:.$G237];&quot;&gt;0&quot;)/COUNTIF([.$B$3:.$B237];&quot;&gt;0&quot;)" office:value-type="percentage" office:value="0.67692307692307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40:.H250])" office:value-type="float" office:value="0.72" calcext:value-type="float">
            <text:p>0.72</text:p>
          </table:table-cell>
          <table:table-cell table:number-columns-repeated="1015"/>
        </table:table-row>
        <table:table-row table:style-name="ro2">
          <table:table-cell office:value-type="float" office:value="6.61801905787569E+016" calcext:value-type="float">
            <text:p>6618019057875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240]-[.E240]" office:value-type="float" office:value="0.9" calcext:value-type="float">
            <text:p>0.90</text:p>
          </table:table-cell>
          <table:table-cell table:formula="of:=SUM([.$H$2:.H240])" office:value-type="float" office:value="5.78999999999999" calcext:value-type="float">
            <text:p>5.79</text:p>
          </table:table-cell>
          <table:table-cell table:formula="of:=SUM([.H$3:.H240])/SUM([.E$3:.E240])" office:value-type="percentage" office:value="0.00466559226430298" calcext:value-type="percentage">
            <text:p>0%</text:p>
          </table:table-cell>
          <table:table-cell table:formula="of:=[.O240]-(1-[.O240])/[.N240]" office:value-type="percentage" office:value="0.0596759750137461" calcext:value-type="percentage">
            <text:p>6.0%</text:p>
          </table:table-cell>
          <table:table-cell table:formula="of:=AVERAGEIF([.$H$3:.$H240];&quot;&gt;0&quot;)" office:value-type="float" office:value="3.41292682926829" calcext:value-type="float">
            <text:p>3.4</text:p>
          </table:table-cell>
          <table:table-cell table:formula="of:=AVERAGEIF([.$H$3:.$H240];&quot;&lt;0&quot;)" office:value-type="float" office:value="-6.57142857142857" calcext:value-type="float">
            <text:p>-6.6</text:p>
          </table:table-cell>
          <table:table-cell table:formula="of:=[.L240]/-[.M240]" office:value-type="percentage" office:value="0.519358430540827" calcext:value-type="percentage">
            <text:p>52%</text:p>
          </table:table-cell>
          <table:table-cell table:formula="of:=COUNTIF([.$G$3:.$G240];&quot;&gt;0&quot;)/COUNTIF([.$B$3:.$B24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81948130421449E+016" calcext:value-type="float">
            <text:p>9819481304214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usa j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241]-[.E241]" office:value-type="float" office:value="-2" calcext:value-type="float">
            <text:p>-2.00</text:p>
          </table:table-cell>
          <table:table-cell table:formula="of:=SUM([.$H$2:.H241])" office:value-type="float" office:value="3.78999999999999" calcext:value-type="float">
            <text:p>3.79</text:p>
          </table:table-cell>
          <table:table-cell table:formula="of:=SUM([.H$3:.H241])/SUM([.E$3:.E241])" office:value-type="percentage" office:value="0.00304907481898632" calcext:value-type="percentage">
            <text:p>0%</text:p>
          </table:table-cell>
          <table:table-cell table:formula="of:=[.O241]-(1-[.O241])/[.N241]" office:value-type="percentage" office:value="0.0563983949915495" calcext:value-type="percentage">
            <text:p>5.6%</text:p>
          </table:table-cell>
          <table:table-cell table:formula="of:=AVERAGEIF([.$H$3:.$H241];&quot;&gt;0&quot;)" office:value-type="float" office:value="3.41292682926829" calcext:value-type="float">
            <text:p>3.4</text:p>
          </table:table-cell>
          <table:table-cell table:formula="of:=AVERAGEIF([.$H$3:.$H241];&quot;&lt;0&quot;)" office:value-type="float" office:value="-6.5" calcext:value-type="float">
            <text:p>-6.5</text:p>
          </table:table-cell>
          <table:table-cell table:formula="of:=[.L241]/-[.M241]" office:value-type="percentage" office:value="0.525065666041276" calcext:value-type="percentage">
            <text:p>53%</text:p>
          </table:table-cell>
          <table:table-cell table:formula="of:=COUNTIF([.$G$3:.$G241];&quot;&gt;0&quot;)/COUNTIF([.$B$3:.$B241];&quot;&gt;0&quot;)" office:value-type="percentage" office:value="0.6751269035533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62267775599079E+016" calcext:value-type="float">
            <text:p>46226777559907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242]-[.E242]" office:value-type="float" office:value="0.6" calcext:value-type="float">
            <text:p>0.60</text:p>
          </table:table-cell>
          <table:table-cell table:formula="of:=SUM([.$H$2:.H242])" office:value-type="float" office:value="4.38999999999999" calcext:value-type="float">
            <text:p>4.39</text:p>
          </table:table-cell>
          <table:table-cell table:formula="of:=SUM([.H$3:.H242])/SUM([.E$3:.E242])" office:value-type="percentage" office:value="0.00352610441767068" calcext:value-type="percentage">
            <text:p>0%</text:p>
          </table:table-cell>
          <table:table-cell table:formula="of:=[.O242]-(1-[.O242])/[.N242]" office:value-type="percentage" office:value="0.0570449133212283" calcext:value-type="percentage">
            <text:p>5.7%</text:p>
          </table:table-cell>
          <table:table-cell table:formula="of:=AVERAGEIF([.$H$3:.$H242];&quot;&gt;0&quot;)" office:value-type="float" office:value="3.39024193548387" calcext:value-type="float">
            <text:p>3.4</text:p>
          </table:table-cell>
          <table:table-cell table:formula="of:=AVERAGEIF([.$H$3:.$H242];&quot;&lt;0&quot;)" office:value-type="float" office:value="-6.5" calcext:value-type="float">
            <text:p>-6.5</text:p>
          </table:table-cell>
          <table:table-cell table:formula="of:=[.L242]/-[.M242]" office:value-type="percentage" office:value="0.521575682382134" calcext:value-type="percentage">
            <text:p>52%</text:p>
          </table:table-cell>
          <table:table-cell table:formula="of:=COUNTIF([.$G$3:.$G242];&quot;&gt;0&quot;)/COUNTIF([.$B$3:.$B242];&quot;&gt;0&quot;)" office:value-type="percentage" office:value="0.676767676767677" calcext:value-type="percentage">
            <text:p>68%</text:p>
          </table:table-cell>
          <table:table-cell table:number-columns-repeated="1009"/>
        </table:table-row>
        <table:table-row table:style-name="ro1">
          <table:table-cell office:value-type="float" office:value="5.57640118224589E+016" calcext:value-type="float">
            <text:p>55764011822458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ee d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0</text:p>
          </table:table-cell>
          <table:table-cell office:value-type="float" office:value="0" calcext:value-type="float">
            <text:p>0.00</text:p>
          </table:table-cell>
          <table:table-cell table:formula="of:=[.G243]-[.E243]" office:value-type="float" office:value="-3" calcext:value-type="float">
            <text:p>-3.00</text:p>
          </table:table-cell>
          <table:table-cell table:formula="of:=SUM([.$H$2:.H243])" office:value-type="float" office:value="1.38999999999999" calcext:value-type="float">
            <text:p>1.39</text:p>
          </table:table-cell>
          <table:table-cell table:formula="of:=SUM([.H$3:.H243])/SUM([.E$3:.E243])" office:value-type="percentage" office:value="0.00111378205128205" calcext:value-type="percentage">
            <text:p>0%</text:p>
          </table:table-cell>
          <table:table-cell table:formula="of:=[.O243]-(1-[.O243])/[.N243]" office:value-type="percentage" office:value="0.0523115589842933" calcext:value-type="percentage">
            <text:p>5.2%</text:p>
          </table:table-cell>
          <table:table-cell table:formula="of:=AVERAGEIF([.$H$3:.$H243];&quot;&gt;0&quot;)" office:value-type="float" office:value="3.39024193548387" calcext:value-type="float">
            <text:p>3.4</text:p>
          </table:table-cell>
          <table:table-cell table:formula="of:=AVERAGEIF([.$H$3:.$H243];&quot;&lt;0&quot;)" office:value-type="float" office:value="-6.44615384615385" calcext:value-type="float">
            <text:p>-6.4</text:p>
          </table:table-cell>
          <table:table-cell table:formula="of:=[.L243]/-[.M243]" office:value-type="percentage" office:value="0.525932519824467" calcext:value-type="percentage">
            <text:p>53%</text:p>
          </table:table-cell>
          <table:table-cell table:formula="of:=COUNTIF([.$G$3:.$G243];&quot;&gt;0&quot;)/COUNTIF([.$B$3:.$B243];&quot;&gt;0&quot;)" office:value-type="percentage" office:value="0.67336683417085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65588958744749E+016" calcext:value-type="float">
            <text:p>46558895874474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lopez f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244]-[.E244]" office:value-type="float" office:value="1.2" calcext:value-type="float">
            <text:p>1.20</text:p>
          </table:table-cell>
          <table:table-cell table:formula="of:=SUM([.$H$2:.H244])" office:value-type="float" office:value="2.58999999999999" calcext:value-type="float">
            <text:p>2.59</text:p>
          </table:table-cell>
          <table:table-cell table:formula="of:=SUM([.H$3:.H244])/SUM([.E$3:.E244])" office:value-type="percentage" office:value="0.00207199999999999" calcext:value-type="percentage">
            <text:p>0%</text:p>
          </table:table-cell>
          <table:table-cell table:formula="of:=[.O244]-(1-[.O244])/[.N244]" office:value-type="percentage" office:value="0.0538396309210372" calcext:value-type="percentage">
            <text:p>5.4%</text:p>
          </table:table-cell>
          <table:table-cell table:formula="of:=AVERAGEIF([.$H$3:.$H244];&quot;&gt;0&quot;)" office:value-type="float" office:value="3.37272" calcext:value-type="float">
            <text:p>3.4</text:p>
          </table:table-cell>
          <table:table-cell table:formula="of:=AVERAGEIF([.$H$3:.$H244];&quot;&lt;0&quot;)" office:value-type="float" office:value="-6.44615384615385" calcext:value-type="float">
            <text:p>-6.4</text:p>
          </table:table-cell>
          <table:table-cell table:formula="of:=[.L244]/-[.M244]" office:value-type="percentage" office:value="0.523214319809069" calcext:value-type="percentage">
            <text:p>52%</text:p>
          </table:table-cell>
          <table:table-cell table:formula="of:=COUNTIF([.$G$3:.$G244];&quot;&gt;0&quot;)/COUNTIF([.$B$3:.$B244];&quot;&gt;0&quot;)" office:value-type="percentage" office:value="0.67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14908581320169E+016" calcext:value-type="float">
            <text:p>9149085813201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245]-[.E245]" office:value-type="float" office:value="1.6" calcext:value-type="float">
            <text:p>1.60</text:p>
          </table:table-cell>
          <table:table-cell table:formula="of:=SUM([.$H$2:.H245])" office:value-type="float" office:value="4.18999999999999" calcext:value-type="float">
            <text:p>4.19</text:p>
          </table:table-cell>
          <table:table-cell table:formula="of:=SUM([.H$3:.H245])/SUM([.E$3:.E245])" office:value-type="percentage" office:value="0.00334664536741214" calcext:value-type="percentage">
            <text:p>0%</text:p>
          </table:table-cell>
          <table:table-cell table:formula="of:=[.O245]-(1-[.O245])/[.N245]" office:value-type="percentage" office:value="0.0559578345894293" calcext:value-type="percentage">
            <text:p>5.6%</text:p>
          </table:table-cell>
          <table:table-cell table:formula="of:=AVERAGEIF([.$H$3:.$H245];&quot;&gt;0&quot;)" office:value-type="float" office:value="3.35865079365079" calcext:value-type="float">
            <text:p>3.4</text:p>
          </table:table-cell>
          <table:table-cell table:formula="of:=AVERAGEIF([.$H$3:.$H245];&quot;&lt;0&quot;)" office:value-type="float" office:value="-6.44615384615385" calcext:value-type="float">
            <text:p>-6.4</text:p>
          </table:table-cell>
          <table:table-cell table:formula="of:=[.L245]/-[.M245]" office:value-type="percentage" office:value="0.521031746031746" calcext:value-type="percentage">
            <text:p>52%</text:p>
          </table:table-cell>
          <table:table-cell table:formula="of:=COUNTIF([.$G$3:.$G245];&quot;&gt;0&quot;)/COUNTIF([.$B$3:.$B245];&quot;&gt;0&quot;)" office:value-type="percentage" office:value="0.676616915422886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3102344449339E+016" calcext:value-type="float">
            <text:p>3831023444493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246]-[.E246]" office:value-type="float" office:value="1.1" calcext:value-type="float">
            <text:p>1.10</text:p>
          </table:table-cell>
          <table:table-cell table:formula="of:=SUM([.$H$2:.H246])" office:value-type="float" office:value="5.28999999999999" calcext:value-type="float">
            <text:p>5.29</text:p>
          </table:table-cell>
          <table:table-cell table:formula="of:=SUM([.H$3:.H246])/SUM([.E$3:.E246])" office:value-type="percentage" office:value="0.00421850079744816" calcext:value-type="percentage">
            <text:p>0%</text:p>
          </table:table-cell>
          <table:table-cell table:formula="of:=[.O246]-(1-[.O246])/[.N246]" office:value-type="percentage" office:value="0.0573436718627675" calcext:value-type="percentage">
            <text:p>5.7%</text:p>
          </table:table-cell>
          <table:table-cell table:formula="of:=AVERAGEIF([.$H$3:.$H246];&quot;&gt;0&quot;)" office:value-type="float" office:value="3.34086614173228" calcext:value-type="float">
            <text:p>3.3</text:p>
          </table:table-cell>
          <table:table-cell table:formula="of:=AVERAGEIF([.$H$3:.$H246];&quot;&lt;0&quot;)" office:value-type="float" office:value="-6.44615384615385" calcext:value-type="float">
            <text:p>-6.4</text:p>
          </table:table-cell>
          <table:table-cell table:formula="of:=[.L246]/-[.M246]" office:value-type="percentage" office:value="0.518272790483529" calcext:value-type="percentage">
            <text:p>52%</text:p>
          </table:table-cell>
          <table:table-cell table:formula="of:=COUNTIF([.$G$3:.$G246];&quot;&gt;0&quot;)/COUNTIF([.$B$3:.$B246];&quot;&gt;0&quot;)" office:value-type="percentage" office:value="0.67821782178217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4.05450148802429E+016" calcext:value-type="float">
            <text:p>40545014880242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3.8" calcext:value-type="float">
            <text:p>3.80</text:p>
          </table:table-cell>
          <table:table-cell table:formula="of:=[.G247]-[.E247]" office:value-type="float" office:value="1.8" calcext:value-type="float">
            <text:p>1.80</text:p>
          </table:table-cell>
          <table:table-cell table:formula="of:=SUM([.$H$2:.H247])" office:value-type="float" office:value="7.08999999999999" calcext:value-type="float">
            <text:p>7.09</text:p>
          </table:table-cell>
          <table:table-cell table:formula="of:=SUM([.H$3:.H247])/SUM([.E$3:.E247])" office:value-type="percentage" office:value="0.00564490445859872" calcext:value-type="percentage">
            <text:p>1%</text:p>
          </table:table-cell>
          <table:table-cell table:formula="of:=[.O247]-(1-[.O247])/[.N247]" office:value-type="percentage" office:value="0.0597530968676452" calcext:value-type="percentage">
            <text:p>6.0%</text:p>
          </table:table-cell>
          <table:table-cell table:formula="of:=AVERAGEIF([.$H$3:.$H247];&quot;&gt;0&quot;)" office:value-type="float" office:value="3.328828125" calcext:value-type="float">
            <text:p>3.3</text:p>
          </table:table-cell>
          <table:table-cell table:formula="of:=AVERAGEIF([.$H$3:.$H247];&quot;&lt;0&quot;)" office:value-type="float" office:value="-6.44615384615385" calcext:value-type="float">
            <text:p>-6.4</text:p>
          </table:table-cell>
          <table:table-cell table:formula="of:=[.L247]/-[.M247]" office:value-type="percentage" office:value="0.516405317720764" calcext:value-type="percentage">
            <text:p>52%</text:p>
          </table:table-cell>
          <table:table-cell table:formula="of:=COUNTIF([.$G$3:.$G247];&quot;&gt;0&quot;)/COUNTIF([.$B$3:.$B247];&quot;&gt;0&quot;)" office:value-type="percentage" office:value="0.67980295566502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2.29293524102239E+016" calcext:value-type="float">
            <text:p>2292935241022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querre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248]-[.E248]" office:value-type="float" office:value="0.52" calcext:value-type="float">
            <text:p>0.52</text:p>
          </table:table-cell>
          <table:table-cell table:formula="of:=SUM([.$H$2:.H248])" office:value-type="float" office:value="7.60999999999999" calcext:value-type="float">
            <text:p>7.61</text:p>
          </table:table-cell>
          <table:table-cell table:formula="of:=SUM([.H$3:.H248])/SUM([.E$3:.E248])" office:value-type="percentage" office:value="0.00604928457869634" calcext:value-type="percentage">
            <text:p>1%</text:p>
          </table:table-cell>
          <table:table-cell table:formula="of:=[.O248]-(1-[.O248])/[.N248]" office:value-type="percentage" office:value="0.0602997135189373" calcext:value-type="percentage">
            <text:p>6.0%</text:p>
          </table:table-cell>
          <table:table-cell table:formula="of:=AVERAGEIF([.$H$3:.$H248];&quot;&gt;0&quot;)" office:value-type="float" office:value="3.30705426356589" calcext:value-type="float">
            <text:p>3.3</text:p>
          </table:table-cell>
          <table:table-cell table:formula="of:=AVERAGEIF([.$H$3:.$H248];&quot;&lt;0&quot;)" office:value-type="float" office:value="-6.44615384615385" calcext:value-type="float">
            <text:p>-6.4</text:p>
          </table:table-cell>
          <table:table-cell table:formula="of:=[.L248]/-[.M248]" office:value-type="percentage" office:value="0.513027511054375" calcext:value-type="percentage">
            <text:p>51%</text:p>
          </table:table-cell>
          <table:table-cell table:formula="of:=COUNTIF([.$G$3:.$G248];&quot;&gt;0&quot;)/COUNTIF([.$B$3:.$B248];&quot;&gt;0&quot;)" office:value-type="percentage" office:value="0.681372549019608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7723475129969E+016" calcext:value-type="float">
            <text:p>94772347512996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andgren</text:p>
          </table:table-cell>
          <table:table-cell office:value-type="float" office:value="2" calcext:value-type="float">
            <text:p>2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249]-[.E249]" office:value-type="float" office:value="-2" calcext:value-type="float">
            <text:p>-2.00</text:p>
          </table:table-cell>
          <table:table-cell table:formula="of:=SUM([.$H$2:.H249])" office:value-type="float" office:value="5.60999999999999" calcext:value-type="float">
            <text:p>5.61</text:p>
          </table:table-cell>
          <table:table-cell table:formula="of:=SUM([.H$3:.H249])/SUM([.E$3:.E249])" office:value-type="percentage" office:value="0.00445238095238095" calcext:value-type="percentage">
            <text:p>0%</text:p>
          </table:table-cell>
          <table:table-cell table:formula="of:=[.O249]-(1-[.O249])/[.N249]" office:value-type="percentage" office:value="0.0570554816445709" calcext:value-type="percentage">
            <text:p>5.7%</text:p>
          </table:table-cell>
          <table:table-cell table:formula="of:=AVERAGEIF([.$H$3:.$H249];&quot;&gt;0&quot;)" office:value-type="float" office:value="3.30705426356589" calcext:value-type="float">
            <text:p>3.3</text:p>
          </table:table-cell>
          <table:table-cell table:formula="of:=AVERAGEIF([.$H$3:.$H249];&quot;&lt;0&quot;)" office:value-type="float" office:value="-6.37878787878788" calcext:value-type="float">
            <text:p>-6.4</text:p>
          </table:table-cell>
          <table:table-cell table:formula="of:=[.L249]/-[.M249]" office:value-type="percentage" office:value="0.518445561509142" calcext:value-type="percentage">
            <text:p>52%</text:p>
          </table:table-cell>
          <table:table-cell table:formula="of:=COUNTIF([.$G$3:.$G249];&quot;&gt;0&quot;)/COUNTIF([.$B$3:.$B249];&quot;&gt;0&quot;)" office:value-type="percentage" office:value="0.678048780487805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3.87728886357639E+016" calcext:value-type="float">
            <text:p>38772888635763900</text:p>
          </table:table-cell>
          <table:table-cell office:value-type="date" office:date-value="2019-08-20" calcext:value-type="date">
            <text:p>2019-08-20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2" calcext:value-type="float">
            <text:p>2.00</text:p>
          </table:table-cell>
          <table:table-cell table:formula="of:=[.G250]-[.E250]" office:value-type="float" office:value="0" calcext:value-type="float">
            <text:p>0.00</text:p>
          </table:table-cell>
          <table:table-cell table:formula="of:=SUM([.$H$2:.H250])" office:value-type="float" office:value="5.60999999999999" calcext:value-type="float">
            <text:p>5.61</text:p>
          </table:table-cell>
          <table:table-cell table:formula="of:=SUM([.H$3:.H250])/SUM([.E$3:.E250])" office:value-type="percentage" office:value="0.00444532488114104" calcext:value-type="percentage">
            <text:p>0%</text:p>
          </table:table-cell>
          <table:table-cell table:formula="of:=[.O250]-(1-[.O250])/[.N250]" office:value-type="percentage" office:value="0.0616328822191117" calcext:value-type="percentage">
            <text:p>6.2%</text:p>
          </table:table-cell>
          <table:table-cell table:formula="of:=AVERAGEIF([.$H$3:.$H250];&quot;&gt;0&quot;)" office:value-type="float" office:value="3.30705426356589" calcext:value-type="float">
            <text:p>3.3</text:p>
          </table:table-cell>
          <table:table-cell table:formula="of:=AVERAGEIF([.$H$3:.$H250];&quot;&lt;0&quot;)" office:value-type="float" office:value="-6.37878787878788" calcext:value-type="float">
            <text:p>-6.4</text:p>
          </table:table-cell>
          <table:table-cell table:formula="of:=[.L250]/-[.M250]" office:value-type="percentage" office:value="0.518445561509142" calcext:value-type="percentage">
            <text:p>52%</text:p>
          </table:table-cell>
          <table:table-cell table:formula="of:=COUNTIF([.$G$3:.$G250];&quot;&gt;0&quot;)/COUNTIF([.$B$3:.$B250];&quot;&gt;0&quot;)" office:value-type="percentage" office:value="0.67961165048543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53:.H260])" office:value-type="float" office:value="-7.6" calcext:value-type="float">
            <text:p>-7.60</text:p>
          </table:table-cell>
          <table:table-cell table:number-columns-repeated="1015"/>
        </table:table-row>
        <table:table-row table:style-name="ro2">
          <table:table-cell office:value-type="float" office:value="7.55549817783039E+016" calcext:value-type="float">
            <text:p>75554981778303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aase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53]-[.E253]" office:value-type="float" office:value="-2" calcext:value-type="float">
            <text:p>-2.00</text:p>
          </table:table-cell>
          <table:table-cell table:formula="of:=SUM([.$H$2:.H253])" office:value-type="float" office:value="3.60999999999999" calcext:value-type="float">
            <text:p>3.61</text:p>
          </table:table-cell>
          <table:table-cell table:formula="of:=SUM([.H$3:.H253])/SUM([.E$3:.E253])" office:value-type="percentage" office:value="0.00285601265822784" calcext:value-type="percentage">
            <text:p>0%</text:p>
          </table:table-cell>
          <table:table-cell table:formula="of:=[.O253]-(1-[.O253])/[.N253]" office:value-type="percentage" office:value="0.058413555151743" calcext:value-type="percentage">
            <text:p>5.8%</text:p>
          </table:table-cell>
          <table:table-cell table:formula="of:=AVERAGEIF([.$H$3:.$H253];&quot;&gt;0&quot;)" office:value-type="float" office:value="3.30705426356589" calcext:value-type="float">
            <text:p>3.3</text:p>
          </table:table-cell>
          <table:table-cell table:formula="of:=AVERAGEIF([.$H$3:.$H253];&quot;&lt;0&quot;)" office:value-type="float" office:value="-6.3134328358209" calcext:value-type="float">
            <text:p>-6.3</text:p>
          </table:table-cell>
          <table:table-cell table:formula="of:=[.L253]/-[.M253]" office:value-type="percentage" office:value="0.523812377444243" calcext:value-type="percentage">
            <text:p>52%</text:p>
          </table:table-cell>
          <table:table-cell table:formula="of:=COUNTIF([.$G$3:.$G253];&quot;&gt;0&quot;)/COUNTIF([.$B$3:.$B253];&quot;&gt;0&quot;)" office:value-type="percentage" office:value="0.676328502415459" calcext:value-type="percentage">
            <text:p>68%</text:p>
          </table:table-cell>
          <table:table-cell table:number-columns-repeated="1009"/>
        </table:table-row>
        <table:table-row table:style-name="ro2">
          <table:table-cell office:value-type="float" office:value="9.42388275200469E+016" calcext:value-type="float">
            <text:p>94238827520046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mbert</text:p>
          </table:table-cell>
          <table:table-cell office:value-type="float" office:value="2" calcext:value-type="float">
            <text:p>2</text:p>
          </table:table-cell>
          <table:table-cell office:value-type="float" office:value="1.9" calcext:value-type="float">
            <text:p>1.90</text:p>
          </table:table-cell>
          <table:table-cell office:value-type="float" office:value="0" calcext:value-type="float">
            <text:p>0.00</text:p>
          </table:table-cell>
          <table:table-cell table:formula="of:=[.G254]-[.E254]" office:value-type="float" office:value="-2" calcext:value-type="float">
            <text:p>-2.00</text:p>
          </table:table-cell>
          <table:table-cell table:formula="of:=SUM([.$H$2:.H254])" office:value-type="float" office:value="1.60999999999999" calcext:value-type="float">
            <text:p>1.61</text:p>
          </table:table-cell>
          <table:table-cell table:formula="of:=SUM([.H$3:.H254])/SUM([.E$3:.E254])" office:value-type="percentage" office:value="0.00127172195892574" calcext:value-type="percentage">
            <text:p>0%</text:p>
          </table:table-cell>
          <table:table-cell table:formula="of:=[.O254]-(1-[.O254])/[.N254]" office:value-type="percentage" office:value="0.0552251831523301" calcext:value-type="percentage">
            <text:p>5.5%</text:p>
          </table:table-cell>
          <table:table-cell table:formula="of:=AVERAGEIF([.$H$3:.$H254];&quot;&gt;0&quot;)" office:value-type="float" office:value="3.30705426356589" calcext:value-type="float">
            <text:p>3.3</text:p>
          </table:table-cell>
          <table:table-cell table:formula="of:=AVERAGEIF([.$H$3:.$H254];&quot;&lt;0&quot;)" office:value-type="float" office:value="-6.25" calcext:value-type="float">
            <text:p>-6.3</text:p>
          </table:table-cell>
          <table:table-cell table:formula="of:=[.L254]/-[.M254]" office:value-type="percentage" office:value="0.529128682170543" calcext:value-type="percentage">
            <text:p>53%</text:p>
          </table:table-cell>
          <table:table-cell table:formula="of:=COUNTIF([.$G$3:.$G254];&quot;&gt;0&quot;)/COUNTIF([.$B$3:.$B254];&quot;&gt;0&quot;)" office:value-type="percentage" office:value="0.673076923076923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.23652992031809E+016" calcext:value-type="float">
            <text:p>5236529920318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ud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55]-[.E255]" office:value-type="float" office:value="-2" calcext:value-type="float">
            <text:p>-2.00</text:p>
          </table:table-cell>
          <table:table-cell table:formula="of:=SUM([.$H$2:.H255])" office:value-type="float" office:value="-0.390000000000008" calcext:value-type="float">
            <text:p>-0.39</text:p>
          </table:table-cell>
          <table:table-cell table:formula="of:=SUM([.H$3:.H255])/SUM([.E$3:.E255])" office:value-type="percentage" office:value="-0.000307570977917987" calcext:value-type="percentage">
            <text:p>0%</text:p>
          </table:table-cell>
          <table:table-cell table:formula="of:=[.O255]-(1-[.O255])/[.N255]" office:value-type="percentage" office:value="0.0520673218897534" calcext:value-type="percentage">
            <text:p>5.2%</text:p>
          </table:table-cell>
          <table:table-cell table:formula="of:=AVERAGEIF([.$H$3:.$H255];&quot;&gt;0&quot;)" office:value-type="float" office:value="3.30705426356589" calcext:value-type="float">
            <text:p>3.3</text:p>
          </table:table-cell>
          <table:table-cell table:formula="of:=AVERAGEIF([.$H$3:.$H255];&quot;&lt;0&quot;)" office:value-type="float" office:value="-6.18840579710145" calcext:value-type="float">
            <text:p>-6.2</text:p>
          </table:table-cell>
          <table:table-cell table:formula="of:=[.L255]/-[.M255]" office:value-type="percentage" office:value="0.534395185447416" calcext:value-type="percentage">
            <text:p>53%</text:p>
          </table:table-cell>
          <table:table-cell table:formula="of:=COUNTIF([.$G$3:.$G255];&quot;&gt;0&quot;)/COUNTIF([.$B$3:.$B255];&quot;&gt;0&quot;)" office:value-type="percentage" office:value="0.66985645933014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5869821472935900" calcext:value-type="float">
            <text:p>5869821472935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256]-[.E256]" office:value-type="float" office:value="-2" calcext:value-type="float">
            <text:p>-2.00</text:p>
          </table:table-cell>
          <table:table-cell table:formula="of:=SUM([.$H$2:.H256])" office:value-type="float" office:value="-2.39000000000001" calcext:value-type="float">
            <text:p>-2.39</text:p>
          </table:table-cell>
          <table:table-cell table:formula="of:=SUM([.H$3:.H256])/SUM([.E$3:.E256])" office:value-type="percentage" office:value="-0.00188188976377953" calcext:value-type="percentage">
            <text:p>0%</text:p>
          </table:table-cell>
          <table:table-cell table:formula="of:=[.O256]-(1-[.O256])/[.N256]" office:value-type="percentage" office:value="0.0489395354963439" calcext:value-type="percentage">
            <text:p>4.9%</text:p>
          </table:table-cell>
          <table:table-cell table:formula="of:=AVERAGEIF([.$H$3:.$H256];&quot;&gt;0&quot;)" office:value-type="float" office:value="3.30705426356589" calcext:value-type="float">
            <text:p>3.3</text:p>
          </table:table-cell>
          <table:table-cell table:formula="of:=AVERAGEIF([.$H$3:.$H256];&quot;&lt;0&quot;)" office:value-type="float" office:value="-6.12857142857143" calcext:value-type="float">
            <text:p>-6.1</text:p>
          </table:table-cell>
          <table:table-cell table:formula="of:=[.L256]/-[.M256]" office:value-type="percentage" office:value="0.53961258379863" calcext:value-type="percentage">
            <text:p>54%</text:p>
          </table:table-cell>
          <table:table-cell table:formula="of:=COUNTIF([.$G$3:.$G256];&quot;&gt;0&quot;)/COUNTIF([.$B$3:.$B256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2.94672505753379E+016" calcext:value-type="float">
            <text:p>294672505753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kecmanovic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0</text:p>
          </table:table-cell>
          <table:table-cell office:value-type="float" office:value="0" calcext:value-type="float">
            <text:p>0.00</text:p>
          </table:table-cell>
          <table:table-cell table:formula="of:=[.G257]-[.E257]" office:value-type="float" office:value="-2" calcext:value-type="float">
            <text:p>-2.00</text:p>
          </table:table-cell>
          <table:table-cell table:formula="of:=SUM([.$H$2:.H257])" office:value-type="float" office:value="-4.39000000000001" calcext:value-type="float">
            <text:p>-4.39</text:p>
          </table:table-cell>
          <table:table-cell table:formula="of:=SUM([.H$3:.H257])/SUM([.E$3:.E257])" office:value-type="percentage" office:value="-0.00345125786163523" calcext:value-type="percentage">
            <text:p>0%</text:p>
          </table:table-cell>
          <table:table-cell table:formula="of:=[.O257]-(1-[.O257])/[.N257]" office:value-type="percentage" office:value="0.0458413963673271" calcext:value-type="percentage">
            <text:p>4.6%</text:p>
          </table:table-cell>
          <table:table-cell table:formula="of:=AVERAGEIF([.$H$3:.$H257];&quot;&gt;0&quot;)" office:value-type="float" office:value="3.30705426356589" calcext:value-type="float">
            <text:p>3.3</text:p>
          </table:table-cell>
          <table:table-cell table:formula="of:=AVERAGEIF([.$H$3:.$H257];&quot;&lt;0&quot;)" office:value-type="float" office:value="-6.07042253521127" calcext:value-type="float">
            <text:p>-6.1</text:p>
          </table:table-cell>
          <table:table-cell table:formula="of:=[.L257]/-[.M257]" office:value-type="percentage" office:value="0.544781560819439" calcext:value-type="percentage">
            <text:p>54%</text:p>
          </table:table-cell>
          <table:table-cell table:formula="of:=COUNTIF([.$G$3:.$G257];&quot;&gt;0&quot;)/COUNTIF([.$B$3:.$B257];&quot;&gt;0&quot;)" office:value-type="percentage" office:value="0.66350710900473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4.88096344745749E+016" calcext:value-type="float">
            <text:p>48809634474574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.00</text:p>
          </table:table-cell>
          <table:table-cell table:formula="of:=[.G258]-[.E258]" office:value-type="float" office:value="0" calcext:value-type="float">
            <text:p>0.00</text:p>
          </table:table-cell>
          <table:table-cell table:formula="of:=SUM([.$H$2:.H258])" office:value-type="float" office:value="-4.39000000000001" calcext:value-type="float">
            <text:p>-4.39</text:p>
          </table:table-cell>
          <table:table-cell table:formula="of:=SUM([.H$3:.H258])/SUM([.E$3:.E258])" office:value-type="percentage" office:value="-0.00344583987441131" calcext:value-type="percentage">
            <text:p>0%</text:p>
          </table:table-cell>
          <table:table-cell table:formula="of:=[.O258]-(1-[.O258])/[.N258]" office:value-type="percentage" office:value="0.05034214449767" calcext:value-type="percentage">
            <text:p>5.0%</text:p>
          </table:table-cell>
          <table:table-cell table:formula="of:=AVERAGEIF([.$H$3:.$H258];&quot;&gt;0&quot;)" office:value-type="float" office:value="3.30705426356589" calcext:value-type="float">
            <text:p>3.3</text:p>
          </table:table-cell>
          <table:table-cell table:formula="of:=AVERAGEIF([.$H$3:.$H258];&quot;&lt;0&quot;)" office:value-type="float" office:value="-6.07042253521127" calcext:value-type="float">
            <text:p>-6.1</text:p>
          </table:table-cell>
          <table:table-cell table:formula="of:=[.L258]/-[.M258]" office:value-type="percentage" office:value="0.544781560819439" calcext:value-type="percentage">
            <text:p>54%</text:p>
          </table:table-cell>
          <table:table-cell table:formula="of:=COUNTIF([.$G$3:.$G258];&quot;&gt;0&quot;)/COUNTIF([.$B$3:.$B258];&quot;&gt;0&quot;)" office:value-type="percentage" office:value="0.665094339622642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58679124775609E+016" calcext:value-type="float">
            <text:p>75867912477560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tiafoe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8" calcext:value-type="float">
            <text:p>8.00</text:p>
          </table:table-cell>
          <table:table-cell table:formula="of:=[.G259]-[.E259]" office:value-type="float" office:value="0" calcext:value-type="float">
            <text:p>0.00</text:p>
          </table:table-cell>
          <table:table-cell table:formula="of:=SUM([.$H$2:.H259])" office:value-type="float" office:value="-4.39000000000001" calcext:value-type="float">
            <text:p>-4.39</text:p>
          </table:table-cell>
          <table:table-cell table:formula="of:=SUM([.H$3:.H259])/SUM([.E$3:.E259])" office:value-type="percentage" office:value="-0.00342433697347894" calcext:value-type="percentage">
            <text:p>0%</text:p>
          </table:table-cell>
          <table:table-cell table:formula="of:=[.O259]-(1-[.O259])/[.N259]" office:value-type="percentage" office:value="0.0548006320821879" calcext:value-type="percentage">
            <text:p>5.5%</text:p>
          </table:table-cell>
          <table:table-cell table:formula="of:=AVERAGEIF([.$H$3:.$H259];&quot;&gt;0&quot;)" office:value-type="float" office:value="3.30705426356589" calcext:value-type="float">
            <text:p>3.3</text:p>
          </table:table-cell>
          <table:table-cell table:formula="of:=AVERAGEIF([.$H$3:.$H259];&quot;&lt;0&quot;)" office:value-type="float" office:value="-6.07042253521127" calcext:value-type="float">
            <text:p>-6.1</text:p>
          </table:table-cell>
          <table:table-cell table:formula="of:=[.L259]/-[.M259]" office:value-type="percentage" office:value="0.544781560819439" calcext:value-type="percentage">
            <text:p>54%</text:p>
          </table:table-cell>
          <table:table-cell table:formula="of:=COUNTIF([.$G$3:.$G259];&quot;&gt;0&quot;)/COUNTIF([.$B$3:.$B259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24440637464379E+016" calcext:value-type="float">
            <text:p>42444063746437900</text:p>
          </table:table-cell>
          <table:table-cell office:value-type="date" office:date-value="2019-08-21" calcext:value-type="date">
            <text:p>2019-08-21</text:p>
          </table:table-cell>
          <table:table-cell office:value-type="string" calcext:value-type="string">
            <text:p>Winston Salem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2.2" calcext:value-type="float">
            <text:p>2.20</text:p>
          </table:table-cell>
          <table:table-cell office:value-type="float" office:value="4.4" calcext:value-type="float">
            <text:p>4.40</text:p>
          </table:table-cell>
          <table:table-cell table:formula="of:=[.G260]-[.E260]" office:value-type="float" office:value="2.4" calcext:value-type="float">
            <text:p>2.40</text:p>
          </table:table-cell>
          <table:table-cell table:formula="of:=SUM([.$H$2:.H260])" office:value-type="float" office:value="-1.99000000000001" calcext:value-type="float">
            <text:p>-1.99</text:p>
          </table:table-cell>
          <table:table-cell table:formula="of:=SUM([.H$3:.H260])/SUM([.E$3:.E260])" office:value-type="percentage" office:value="-0.00154984423676013" calcext:value-type="percentage">
            <text:p>0%</text:p>
          </table:table-cell>
          <table:table-cell table:formula="of:=[.O260]-(1-[.O260])/[.N260]" office:value-type="percentage" office:value="0.0579298306228622" calcext:value-type="percentage">
            <text:p>5.8%</text:p>
          </table:table-cell>
          <table:table-cell table:formula="of:=AVERAGEIF([.$H$3:.$H260];&quot;&gt;0&quot;)" office:value-type="float" office:value="3.30007692307692" calcext:value-type="float">
            <text:p>3.3</text:p>
          </table:table-cell>
          <table:table-cell table:formula="of:=AVERAGEIF([.$H$3:.$H260];&quot;&lt;0&quot;)" office:value-type="float" office:value="-6.07042253521127" calcext:value-type="float">
            <text:p>-6.1</text:p>
          </table:table-cell>
          <table:table-cell table:formula="of:=[.L260]/-[.M260]" office:value-type="percentage" office:value="0.543632161342138" calcext:value-type="percentage">
            <text:p>54%</text:p>
          </table:table-cell>
          <table:table-cell table:formula="of:=COUNTIF([.$G$3:.$G260];&quot;&gt;0&quot;)/COUNTIF([.$B$3:.$B260];&quot;&gt;0&quot;)" office:value-type="percentage" office:value="0.66822429906542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63:.H273])" office:value-type="float" office:value="-8.42" calcext:value-type="float">
            <text:p>-8.42</text:p>
          </table:table-cell>
          <table:table-cell table:number-columns-repeated="1015"/>
        </table:table-row>
        <table:table-row table:style-name="ro2">
          <table:table-cell office:value-type="float" office:value="1.66299052909089E+016" calcext:value-type="float">
            <text:p>16629905290908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osol</text:p>
          </table:table-cell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0</text:p>
          </table:table-cell>
          <table:table-cell office:value-type="float" office:value="17.4" calcext:value-type="float">
            <text:p>17.40</text:p>
          </table:table-cell>
          <table:table-cell table:formula="of:=[.G263]-[.E263]" office:value-type="float" office:value="11.4" calcext:value-type="float">
            <text:p>11.40</text:p>
          </table:table-cell>
          <table:table-cell table:formula="of:=SUM([.$H$2:.H263])" office:value-type="float" office:value="9.40999999999999" calcext:value-type="float">
            <text:p>9.41</text:p>
          </table:table-cell>
          <table:table-cell table:formula="of:=SUM([.H$3:.H263])/SUM([.E$3:.E263])" office:value-type="percentage" office:value="0.00729457364341085" calcext:value-type="percentage">
            <text:p>1%</text:p>
          </table:table-cell>
          <table:table-cell table:formula="of:=[.O263]-(1-[.O263])/[.N263]" office:value-type="percentage" office:value="0.073483746382203" calcext:value-type="percentage">
            <text:p>7.3%</text:p>
          </table:table-cell>
          <table:table-cell table:formula="of:=AVERAGEIF([.$H$3:.$H263];&quot;&gt;0&quot;)" office:value-type="float" office:value="3.36190839694656" calcext:value-type="float">
            <text:p>3.4</text:p>
          </table:table-cell>
          <table:table-cell table:formula="of:=AVERAGEIF([.$H$3:.$H263];&quot;&lt;0&quot;)" office:value-type="float" office:value="-6.07042253521127" calcext:value-type="float">
            <text:p>-6.1</text:p>
          </table:table-cell>
          <table:table-cell table:formula="of:=[.L263]/-[.M263]" office:value-type="percentage" office:value="0.553817856573564" calcext:value-type="percentage">
            <text:p>55%</text:p>
          </table:table-cell>
          <table:table-cell table:formula="of:=COUNTIF([.$G$3:.$G263];&quot;&gt;0&quot;)/COUNTIF([.$B$3:.$B263];&quot;&gt;0&quot;)" office:value-type="percentage" office:value="0.669767441860465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9.14167563164909E+016" calcext:value-type="float">
            <text:p>91416756316490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ueger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64]-[.E264]" office:value-type="float" office:value="-5" calcext:value-type="float">
            <text:p>-5.00</text:p>
          </table:table-cell>
          <table:table-cell table:formula="of:=SUM([.$H$2:.H264])" office:value-type="float" office:value="4.40999999999999" calcext:value-type="float">
            <text:p>4.41</text:p>
          </table:table-cell>
          <table:table-cell table:formula="of:=SUM([.H$3:.H264])/SUM([.E$3:.E264])" office:value-type="percentage" office:value="0.0034054054054054" calcext:value-type="percentage">
            <text:p>0%</text:p>
          </table:table-cell>
          <table:table-cell table:formula="of:=[.O264]-(1-[.O264])/[.N264]" office:value-type="percentage" office:value="0.0662581247944886" calcext:value-type="percentage">
            <text:p>6.6%</text:p>
          </table:table-cell>
          <table:table-cell table:formula="of:=AVERAGEIF([.$H$3:.$H264];&quot;&gt;0&quot;)" office:value-type="float" office:value="3.36190839694656" calcext:value-type="float">
            <text:p>3.4</text:p>
          </table:table-cell>
          <table:table-cell table:formula="of:=AVERAGEIF([.$H$3:.$H264];&quot;&lt;0&quot;)" office:value-type="float" office:value="-6.05555555555556" calcext:value-type="float">
            <text:p>-6.1</text:p>
          </table:table-cell>
          <table:table-cell table:formula="of:=[.L264]/-[.M264]" office:value-type="percentage" office:value="0.555177533440717" calcext:value-type="percentage">
            <text:p>56%</text:p>
          </table:table-cell>
          <table:table-cell table:formula="of:=COUNTIF([.$G$3:.$G264];&quot;&gt;0&quot;)/COUNTIF([.$B$3:.$B26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3.57009619197959E+016" calcext:value-type="float">
            <text:p>3570096191979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orenzi</text:p>
          </table:table-cell>
          <table:table-cell office:value-type="float" office:value="5" calcext:value-type="float">
            <text:p>5</text:p>
          </table:table-cell>
          <table:table-cell office:value-type="float" office:value="2.6" calcext:value-type="float">
            <text:p>2.60</text:p>
          </table:table-cell>
          <table:table-cell office:value-type="float" office:value="13" calcext:value-type="float">
            <text:p>13.00</text:p>
          </table:table-cell>
          <table:table-cell table:formula="of:=[.G265]-[.E265]" office:value-type="float" office:value="8" calcext:value-type="float">
            <text:p>8.00</text:p>
          </table:table-cell>
          <table:table-cell table:formula="of:=SUM([.$H$2:.H265])" office:value-type="float" office:value="12.41" calcext:value-type="float">
            <text:p>12.41</text:p>
          </table:table-cell>
          <table:table-cell table:formula="of:=SUM([.H$3:.H265])/SUM([.E$3:.E265])" office:value-type="percentage" office:value="0.00954615384615384" calcext:value-type="percentage">
            <text:p>1%</text:p>
          </table:table-cell>
          <table:table-cell table:formula="of:=[.O265]-(1-[.O265])/[.N265]" office:value-type="percentage" office:value="0.0767427398621058" calcext:value-type="percentage">
            <text:p>7.7%</text:p>
          </table:table-cell>
          <table:table-cell table:formula="of:=AVERAGEIF([.$H$3:.$H265];&quot;&gt;0&quot;)" office:value-type="float" office:value="3.39704545454545" calcext:value-type="float">
            <text:p>3.4</text:p>
          </table:table-cell>
          <table:table-cell table:formula="of:=AVERAGEIF([.$H$3:.$H265];&quot;&lt;0&quot;)" office:value-type="float" office:value="-6.05555555555556" calcext:value-type="float">
            <text:p>-6.1</text:p>
          </table:table-cell>
          <table:table-cell table:formula="of:=[.L265]/-[.M265]" office:value-type="percentage" office:value="0.560979983319433" calcext:value-type="percentage">
            <text:p>56%</text:p>
          </table:table-cell>
          <table:table-cell table:formula="of:=COUNTIF([.$G$3:.$G265];&quot;&gt;0&quot;)/COUNTIF([.$B$3:.$B265];&quot;&gt;0&quot;)" office:value-type="percentage" office:value="0.668202764976958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6.11917416827139E+016" calcext:value-type="float">
            <text:p>61191741682713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lansky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66]-[.E266]" office:value-type="float" office:value="-8" calcext:value-type="float">
            <text:p>-8.00</text:p>
          </table:table-cell>
          <table:table-cell table:formula="of:=SUM([.$H$2:.H266])" office:value-type="float" office:value="4.40999999999999" calcext:value-type="float">
            <text:p>4.41</text:p>
          </table:table-cell>
          <table:table-cell table:formula="of:=SUM([.H$3:.H266])/SUM([.E$3:.E266])" office:value-type="percentage" office:value="0.00337155963302751" calcext:value-type="percentage">
            <text:p>0%</text:p>
          </table:table-cell>
          <table:table-cell table:formula="of:=[.O266]-(1-[.O266])/[.N266]" office:value-type="percentage" office:value="0.0655880134272596" calcext:value-type="percentage">
            <text:p>6.6%</text:p>
          </table:table-cell>
          <table:table-cell table:formula="of:=AVERAGEIF([.$H$3:.$H266];&quot;&gt;0&quot;)" office:value-type="float" office:value="3.39704545454545" calcext:value-type="float">
            <text:p>3.4</text:p>
          </table:table-cell>
          <table:table-cell table:formula="of:=AVERAGEIF([.$H$3:.$H266];&quot;&lt;0&quot;)" office:value-type="float" office:value="-6.08219178082192" calcext:value-type="float">
            <text:p>-6.1</text:p>
          </table:table-cell>
          <table:table-cell table:formula="of:=[.L266]/-[.M266]" office:value-type="percentage" office:value="0.558523239148239" calcext:value-type="percentage">
            <text:p>56%</text:p>
          </table:table-cell>
          <table:table-cell table:formula="of:=COUNTIF([.$G$3:.$G266];&quot;&gt;0&quot;)/COUNTIF([.$B$3:.$B266];&quot;&gt;0&quot;)" office:value-type="percentage" office:value="0.665137614678899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4.45464192564179E+016" calcext:value-type="float">
            <text:p>4454641925641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lovic</text:p>
          </table:table-cell>
          <table:table-cell office:value-type="float" office:value="6" calcext:value-type="float">
            <text:p>6</text:p>
          </table:table-cell>
          <table:table-cell office:value-type="float" office:value="3.6" calcext:value-type="float">
            <text:p>3.60</text:p>
          </table:table-cell>
          <table:table-cell office:value-type="float" office:value="0" calcext:value-type="float">
            <text:p>0.00</text:p>
          </table:table-cell>
          <table:table-cell table:formula="of:=[.G267]-[.E267]" office:value-type="float" office:value="-6" calcext:value-type="float">
            <text:p>-6.00</text:p>
          </table:table-cell>
          <table:table-cell table:formula="of:=SUM([.$H$2:.H267])" office:value-type="float" office:value="-1.59000000000001" calcext:value-type="float">
            <text:p>-1.59</text:p>
          </table:table-cell>
          <table:table-cell table:formula="of:=SUM([.H$3:.H267])/SUM([.E$3:.E267])" office:value-type="percentage" office:value="-0.00121004566210046" calcext:value-type="percentage">
            <text:p>0%</text:p>
          </table:table-cell>
          <table:table-cell table:formula="of:=[.O267]-(1-[.O267])/[.N267]" office:value-type="percentage" office:value="0.0572234986755334" calcext:value-type="percentage">
            <text:p>5.7%</text:p>
          </table:table-cell>
          <table:table-cell table:formula="of:=AVERAGEIF([.$H$3:.$H267];&quot;&gt;0&quot;)" office:value-type="float" office:value="3.39704545454545" calcext:value-type="float">
            <text:p>3.4</text:p>
          </table:table-cell>
          <table:table-cell table:formula="of:=AVERAGEIF([.$H$3:.$H267];&quot;&lt;0&quot;)" office:value-type="float" office:value="-6.08108108108108" calcext:value-type="float">
            <text:p>-6.1</text:p>
          </table:table-cell>
          <table:table-cell table:formula="of:=[.L267]/-[.M267]" office:value-type="percentage" office:value="0.558625252525253" calcext:value-type="percentage">
            <text:p>56%</text:p>
          </table:table-cell>
          <table:table-cell table:formula="of:=COUNTIF([.$G$3:.$G267];&quot;&gt;0&quot;)/COUNTIF([.$B$3:.$B267];&quot;&gt;0&quot;)" office:value-type="percentage" office:value="0.66210045662100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2.75045557558199E+016" calcext:value-type="float">
            <text:p>27504555755819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 tallo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268]-[.E268]" office:value-type="float" office:value="1.3" calcext:value-type="float">
            <text:p>1.30</text:p>
          </table:table-cell>
          <table:table-cell table:formula="of:=SUM([.$H$2:.H268])" office:value-type="float" office:value="-0.290000000000011" calcext:value-type="float">
            <text:p>-0.29</text:p>
          </table:table-cell>
          <table:table-cell table:formula="of:=SUM([.H$3:.H268])/SUM([.E$3:.E268])" office:value-type="percentage" office:value="-0.000220364741641345" calcext:value-type="percentage">
            <text:p>0%</text:p>
          </table:table-cell>
          <table:table-cell table:formula="of:=[.O268]-(1-[.O268])/[.N268]" office:value-type="percentage" office:value="0.0587010618964547" calcext:value-type="percentage">
            <text:p>5.9%</text:p>
          </table:table-cell>
          <table:table-cell table:formula="of:=AVERAGEIF([.$H$3:.$H268];&quot;&gt;0&quot;)" office:value-type="float" office:value="3.38127819548872" calcext:value-type="float">
            <text:p>3.4</text:p>
          </table:table-cell>
          <table:table-cell table:formula="of:=AVERAGEIF([.$H$3:.$H268];&quot;&lt;0&quot;)" office:value-type="float" office:value="-6.08108108108108" calcext:value-type="float">
            <text:p>-6.1</text:p>
          </table:table-cell>
          <table:table-cell table:formula="of:=[.L268]/-[.M268]" office:value-type="percentage" office:value="0.556032414369257" calcext:value-type="percentage">
            <text:p>56%</text:p>
          </table:table-cell>
          <table:table-cell table:formula="of:=COUNTIF([.$G$3:.$G268];&quot;&gt;0&quot;)/COUNTIF([.$B$3:.$B268];&quot;&gt;0&quot;)" office:value-type="percentage" office:value="0.663636363636364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67648749140819E+016" calcext:value-type="float">
            <text:p>96764874914081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</text:p>
          </table:table-cell>
          <table:table-cell office:value-type="float" office:value="4" calcext:value-type="float">
            <text:p>4</text:p>
          </table:table-cell>
          <table:table-cell office:value-type="float" office:value="1.46" calcext:value-type="float">
            <text:p>1.46</text:p>
          </table:table-cell>
          <table:table-cell office:value-type="float" office:value="5.84" calcext:value-type="float">
            <text:p>5.84</text:p>
          </table:table-cell>
          <table:table-cell table:formula="of:=[.G269]-[.E269]" office:value-type="float" office:value="1.84" calcext:value-type="float">
            <text:p>1.84</text:p>
          </table:table-cell>
          <table:table-cell table:formula="of:=SUM([.$H$2:.H269])" office:value-type="float" office:value="1.54999999999999" calcext:value-type="float">
            <text:p>1.55</text:p>
          </table:table-cell>
          <table:table-cell table:formula="of:=SUM([.H$3:.H269])/SUM([.E$3:.E269])" office:value-type="percentage" office:value="0.00117424242424242" calcext:value-type="percentage">
            <text:p>0%</text:p>
          </table:table-cell>
          <table:table-cell table:formula="of:=[.O269]-(1-[.O269])/[.N269]" office:value-type="percentage" office:value="0.06090484710532" calcext:value-type="percentage">
            <text:p>6.1%</text:p>
          </table:table-cell>
          <table:table-cell table:formula="of:=AVERAGEIF([.$H$3:.$H269];&quot;&gt;0&quot;)" office:value-type="float" office:value="3.36977611940299" calcext:value-type="float">
            <text:p>3.4</text:p>
          </table:table-cell>
          <table:table-cell table:formula="of:=AVERAGEIF([.$H$3:.$H269];&quot;&lt;0&quot;)" office:value-type="float" office:value="-6.08108108108108" calcext:value-type="float">
            <text:p>-6.1</text:p>
          </table:table-cell>
          <table:table-cell table:formula="of:=[.L269]/-[.M269]" office:value-type="percentage" office:value="0.55414096185738" calcext:value-type="percentage">
            <text:p>55%</text:p>
          </table:table-cell>
          <table:table-cell table:formula="of:=COUNTIF([.$G$3:.$G269];&quot;&gt;0&quot;)/COUNTIF([.$B$3:.$B269];&quot;&gt;0&quot;)" office:value-type="percentage" office:value="0.665158371040724" calcext:value-type="percentage">
            <text:p>67%</text:p>
          </table:table-cell>
          <table:table-cell table:number-columns-repeated="1009"/>
        </table:table-row>
        <table:table-row table:style-name="ro2">
          <table:table-cell office:value-type="float" office:value="7.68576298213259E+016" calcext:value-type="float">
            <text:p>76857629821325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in</text:p>
          </table:table-cell>
          <table:table-cell office:value-type="float" office:value="6" calcext:value-type="float">
            <text:p>6</text:p>
          </table:table-cell>
          <table:table-cell office:value-type="float" office:value="2.25" calcext:value-type="float">
            <text:p>2.25</text:p>
          </table:table-cell>
          <table:table-cell office:value-type="float" office:value="0" calcext:value-type="float">
            <text:p>0.00</text:p>
          </table:table-cell>
          <table:table-cell table:formula="of:=[.G270]-[.E270]" office:value-type="float" office:value="-6" calcext:value-type="float">
            <text:p>-6.00</text:p>
          </table:table-cell>
          <table:table-cell table:formula="of:=SUM([.$H$2:.H270])" office:value-type="float" office:value="-4.45000000000001" calcext:value-type="float">
            <text:p>-4.45</text:p>
          </table:table-cell>
          <table:table-cell table:formula="of:=SUM([.H$3:.H270])/SUM([.E$3:.E270])" office:value-type="percentage" office:value="-0.00335595776772248" calcext:value-type="percentage">
            <text:p>0%</text:p>
          </table:table-cell>
          <table:table-cell table:formula="of:=[.O270]-(1-[.O270])/[.N270]" office:value-type="percentage" office:value="0.0526100787976549" calcext:value-type="percentage">
            <text:p>5.3%</text:p>
          </table:table-cell>
          <table:table-cell table:formula="of:=AVERAGEIF([.$H$3:.$H270];&quot;&gt;0&quot;)" office:value-type="float" office:value="3.36977611940299" calcext:value-type="float">
            <text:p>3.4</text:p>
          </table:table-cell>
          <table:table-cell table:formula="of:=AVERAGEIF([.$H$3:.$H270];&quot;&lt;0&quot;)" office:value-type="float" office:value="-6.08" calcext:value-type="float">
            <text:p>-6.1</text:p>
          </table:table-cell>
          <table:table-cell table:formula="of:=[.L270]/-[.M270]" office:value-type="percentage" office:value="0.554239493322859" calcext:value-type="percentage">
            <text:p>55%</text:p>
          </table:table-cell>
          <table:table-cell table:formula="of:=COUNTIF([.$G$3:.$G270];&quot;&gt;0&quot;)/COUNTIF([.$B$3:.$B270];&quot;&gt;0&quot;)" office:value-type="percentage" office:value="0.66216216216216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51129611972069E+016" calcext:value-type="float">
            <text:p>65112961197206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rd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271]-[.E271]" office:value-type="float" office:value="-3" calcext:value-type="float">
            <text:p>-3.00</text:p>
          </table:table-cell>
          <table:table-cell table:formula="of:=SUM([.$H$2:.H271])" office:value-type="float" office:value="-7.45000000000001" calcext:value-type="float">
            <text:p>-7.45</text:p>
          </table:table-cell>
          <table:table-cell table:formula="of:=SUM([.H$3:.H271])/SUM([.E$3:.E271])" office:value-type="percentage" office:value="-0.00560571858540257" calcext:value-type="percentage">
            <text:p>-1%</text:p>
          </table:table-cell>
          <table:table-cell table:formula="of:=[.O271]-(1-[.O271])/[.N271]" office:value-type="percentage" office:value="0.0483819310963284" calcext:value-type="percentage">
            <text:p>4.8%</text:p>
          </table:table-cell>
          <table:table-cell table:formula="of:=AVERAGEIF([.$H$3:.$H271];&quot;&gt;0&quot;)" office:value-type="float" office:value="3.36977611940299" calcext:value-type="float">
            <text:p>3.4</text:p>
          </table:table-cell>
          <table:table-cell table:formula="of:=AVERAGEIF([.$H$3:.$H271];&quot;&lt;0&quot;)" office:value-type="float" office:value="-6.03947368421053" calcext:value-type="float">
            <text:p>-6.0</text:p>
          </table:table-cell>
          <table:table-cell table:formula="of:=[.L271]/-[.M271]" office:value-type="percentage" office:value="0.557958573147335" calcext:value-type="percentage">
            <text:p>56%</text:p>
          </table:table-cell>
          <table:table-cell table:formula="of:=COUNTIF([.$G$3:.$G271];&quot;&gt;0&quot;)/COUNTIF([.$B$3:.$B271];&quot;&gt;0&quot;)" office:value-type="percentage" office:value="0.65919282511210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50804427001279E+016" calcext:value-type="float">
            <text:p>85080442700127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johnson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272]-[.E272]" office:value-type="float" office:value="1.04" calcext:value-type="float">
            <text:p>1.04</text:p>
          </table:table-cell>
          <table:table-cell table:formula="of:=SUM([.$H$2:.H272])" office:value-type="float" office:value="-6.41000000000001" calcext:value-type="float">
            <text:p>-6.41</text:p>
          </table:table-cell>
          <table:table-cell table:formula="of:=SUM([.H$3:.H272])/SUM([.E$3:.E272])" office:value-type="percentage" office:value="-0.00481592787377912" calcext:value-type="percentage">
            <text:p>0%</text:p>
          </table:table-cell>
          <table:table-cell table:formula="of:=[.O272]-(1-[.O272])/[.N272]" office:value-type="percentage" office:value="0.0495000205168349" calcext:value-type="percentage">
            <text:p>5.0%</text:p>
          </table:table-cell>
          <table:table-cell table:formula="of:=AVERAGEIF([.$H$3:.$H272];&quot;&gt;0&quot;)" office:value-type="float" office:value="3.35251851851852" calcext:value-type="float">
            <text:p>3.4</text:p>
          </table:table-cell>
          <table:table-cell table:formula="of:=AVERAGEIF([.$H$3:.$H272];&quot;&lt;0&quot;)" office:value-type="float" office:value="-6.03947368421053" calcext:value-type="float">
            <text:p>-6.0</text:p>
          </table:table-cell>
          <table:table-cell table:formula="of:=[.L272]/-[.M272]" office:value-type="percentage" office:value="0.555101105462761" calcext:value-type="percentage">
            <text:p>56%</text:p>
          </table:table-cell>
          <table:table-cell table:formula="of:=COUNTIF([.$G$3:.$G272];&quot;&gt;0&quot;)/COUNTIF([.$B$3:.$B272];&quot;&gt;0&quot;)" office:value-type="percentage" office:value="0.66071428571428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29790587651749E+016" calcext:value-type="float">
            <text:p>12979058765174900</text:p>
          </table:table-cell>
          <table:table-cell office:value-type="date" office:date-value="2019-08-22" calcext:value-type="date">
            <text:p>2019-08-22</text:p>
          </table:table-cell>
          <table:table-cell office:value-type="string" calcext:value-type="string">
            <text:p>wsa</text:p>
          </table:table-cell>
          <table:table-cell office:value-type="string" calcext:value-type="string">
            <text:p>tiafoe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273]-[.E273]" office:value-type="float" office:value="-4" calcext:value-type="float">
            <text:p>-4.00</text:p>
          </table:table-cell>
          <table:table-cell table:formula="of:=SUM([.$H$2:.H273])" office:value-type="float" office:value="-10.41" calcext:value-type="float">
            <text:p>-10.41</text:p>
          </table:table-cell>
          <table:table-cell table:formula="of:=SUM([.H$3:.H273])/SUM([.E$3:.E273])" office:value-type="percentage" office:value="-0.00779775280898877" calcext:value-type="percentage">
            <text:p>-1%</text:p>
          </table:table-cell>
          <table:table-cell table:formula="of:=[.O273]-(1-[.O273])/[.N273]" office:value-type="percentage" office:value="0.0439772077254126" calcext:value-type="percentage">
            <text:p>4.4%</text:p>
          </table:table-cell>
          <table:table-cell table:formula="of:=AVERAGEIF([.$H$3:.$H273];&quot;&gt;0&quot;)" office:value-type="float" office:value="3.35251851851852" calcext:value-type="float">
            <text:p>3.4</text:p>
          </table:table-cell>
          <table:table-cell table:formula="of:=AVERAGEIF([.$H$3:.$H273];&quot;&lt;0&quot;)" office:value-type="float" office:value="-6.01298701298701" calcext:value-type="float">
            <text:p>-6.0</text:p>
          </table:table-cell>
          <table:table-cell table:formula="of:=[.L273]/-[.M273]" office:value-type="percentage" office:value="0.557546276297896" calcext:value-type="percentage">
            <text:p>56%</text:p>
          </table:table-cell>
          <table:table-cell table:formula="of:=COUNTIF([.$G$3:.$G273];&quot;&gt;0&quot;)/COUNTIF([.$B$3:.$B273];&quot;&gt;0&quot;)" office:value-type="percentage" office:value="0.657777777777778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76:.H288])" office:value-type="float" office:value="-2.37" calcext:value-type="float">
            <text:p>-2.37</text:p>
          </table:table-cell>
          <table:table-cell table:number-columns-repeated="1015"/>
        </table:table-row>
        <table:table-row table:style-name="ro2">
          <table:table-cell office:value-type="float" office:value="4.93682302015709E+016" calcext:value-type="float">
            <text:p>4936823020157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ppejans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276]-[.E276]" office:value-type="float" office:value="-1" calcext:value-type="float">
            <text:p>-1.00</text:p>
          </table:table-cell>
          <table:table-cell table:formula="of:=SUM([.$H$2:.H276])" office:value-type="float" office:value="-11.41" calcext:value-type="float">
            <text:p>-11.41</text:p>
          </table:table-cell>
          <table:table-cell table:formula="of:=SUM([.H$3:.H276])/SUM([.E$3:.E276])" office:value-type="percentage" office:value="-0.00854041916167665" calcext:value-type="percentage">
            <text:p>-1%</text:p>
          </table:table-cell>
          <table:table-cell table:formula="of:=[.O276]-(1-[.O276])/[.N276]" office:value-type="percentage" office:value="0.0424627810788917" calcext:value-type="percentage">
            <text:p>4.2%</text:p>
          </table:table-cell>
          <table:table-cell table:formula="of:=AVERAGEIF([.$H$3:.$H276];&quot;&gt;0&quot;)" office:value-type="float" office:value="3.35251851851852" calcext:value-type="float">
            <text:p>3.4</text:p>
          </table:table-cell>
          <table:table-cell table:formula="of:=AVERAGEIF([.$H$3:.$H276];&quot;&lt;0&quot;)" office:value-type="float" office:value="-5.94871794871795" calcext:value-type="float">
            <text:p>-5.9</text:p>
          </table:table-cell>
          <table:table-cell table:formula="of:=[.L276]/-[.M276]" office:value-type="percentage" office:value="0.563569923371647" calcext:value-type="percentage">
            <text:p>56%</text:p>
          </table:table-cell>
          <table:table-cell table:formula="of:=COUNTIF([.$G$3:.$G276];&quot;&gt;0&quot;)/COUNTIF([.$B$3:.$B276];&quot;&gt;0&quot;)" office:value-type="percentage" office:value="0.654867256637168" calcext:value-type="percentage">
            <text:p>65%</text:p>
          </table:table-cell>
          <table:table-cell table:number-columns-repeated="1009"/>
        </table:table-row>
        <table:table-row table:style-name="ro2">
          <table:table-cell office:value-type="float" office:value="6.39989978894649E+016" calcext:value-type="float">
            <text:p>63998997889464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amke</text:p>
          </table:table-cell>
          <table:table-cell office:value-type="float" office:value="2" calcext:value-type="float">
            <text:p>2</text:p>
          </table:table-cell>
          <table:table-cell office:value-type="float" office:value="2.6" calcext:value-type="float">
            <text:p>2.60</text:p>
          </table:table-cell>
          <table:table-cell office:value-type="float" office:value="5.2" calcext:value-type="float">
            <text:p>5.20</text:p>
          </table:table-cell>
          <table:table-cell table:formula="of:=[.G277]-[.E277]" office:value-type="float" office:value="3.2" calcext:value-type="float">
            <text:p>3.20</text:p>
          </table:table-cell>
          <table:table-cell table:formula="of:=SUM([.$H$2:.H277])" office:value-type="float" office:value="-8.21000000000001" calcext:value-type="float">
            <text:p>-8.21</text:p>
          </table:table-cell>
          <table:table-cell table:formula="of:=SUM([.H$3:.H277])/SUM([.E$3:.E277])" office:value-type="percentage" office:value="-0.00613602391629298" calcext:value-type="percentage">
            <text:p>-1%</text:p>
          </table:table-cell>
          <table:table-cell table:formula="of:=[.O277]-(1-[.O277])/[.N277]" office:value-type="percentage" office:value="0.0464769839035347" calcext:value-type="percentage">
            <text:p>4.6%</text:p>
          </table:table-cell>
          <table:table-cell table:formula="of:=AVERAGEIF([.$H$3:.$H277];&quot;&gt;0&quot;)" office:value-type="float" office:value="3.35139705882353" calcext:value-type="float">
            <text:p>3.4</text:p>
          </table:table-cell>
          <table:table-cell table:formula="of:=AVERAGEIF([.$H$3:.$H277];&quot;&lt;0&quot;)" office:value-type="float" office:value="-5.94871794871795" calcext:value-type="float">
            <text:p>-5.9</text:p>
          </table:table-cell>
          <table:table-cell table:formula="of:=[.L277]/-[.M277]" office:value-type="percentage" office:value="0.563381402129817" calcext:value-type="percentage">
            <text:p>56%</text:p>
          </table:table-cell>
          <table:table-cell table:formula="of:=COUNTIF([.$G$3:.$G277];&quot;&gt;0&quot;)/COUNTIF([.$B$3:.$B277];&quot;&gt;0&quot;)" office:value-type="percentage" office:value="0.65638766519823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1.59130316617779E+016" calcext:value-type="float">
            <text:p>15913031661777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278]-[.E278]" office:value-type="float" office:value="0.26" calcext:value-type="float">
            <text:p>0.26</text:p>
          </table:table-cell>
          <table:table-cell table:formula="of:=SUM([.$H$2:.H278])" office:value-type="float" office:value="-7.95000000000001" calcext:value-type="float">
            <text:p>-7.95</text:p>
          </table:table-cell>
          <table:table-cell table:formula="of:=SUM([.H$3:.H278])/SUM([.E$3:.E278])" office:value-type="percentage" office:value="-0.00593726661687828" calcext:value-type="percentage">
            <text:p>-1%</text:p>
          </table:table-cell>
          <table:table-cell table:formula="of:=[.O278]-(1-[.O278])/[.N278]" office:value-type="percentage" office:value="0.0465428729152123" calcext:value-type="percentage">
            <text:p>4.7%</text:p>
          </table:table-cell>
          <table:table-cell table:formula="of:=AVERAGEIF([.$H$3:.$H278];&quot;&gt;0&quot;)" office:value-type="float" office:value="3.32883211678832" calcext:value-type="float">
            <text:p>3.3</text:p>
          </table:table-cell>
          <table:table-cell table:formula="of:=AVERAGEIF([.$H$3:.$H278];&quot;&lt;0&quot;)" office:value-type="float" office:value="-5.94871794871795" calcext:value-type="float">
            <text:p>-5.9</text:p>
          </table:table-cell>
          <table:table-cell table:formula="of:=[.L278]/-[.M278]" office:value-type="percentage" office:value="0.559588157563554" calcext:value-type="percentage">
            <text:p>56%</text:p>
          </table:table-cell>
          <table:table-cell table:formula="of:=COUNTIF([.$G$3:.$G278];&quot;&gt;0&quot;)/COUNTIF([.$B$3:.$B278];&quot;&gt;0&quot;)" office:value-type="percentage" office:value="0.65789473684210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05250020304729E+016" calcext:value-type="float">
            <text:p>8052500203047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iekspoor</text:p>
          </table:table-cell>
          <table:table-cell office:value-type="float" office:value="2" calcext:value-type="float">
            <text:p>2</text:p>
          </table:table-cell>
          <table:table-cell office:value-type="float" office:value="1.44" calcext:value-type="float">
            <text:p>1.44</text:p>
          </table:table-cell>
          <table:table-cell office:value-type="float" office:value="0" calcext:value-type="float">
            <text:p>0.00</text:p>
          </table:table-cell>
          <table:table-cell table:formula="of:=[.G279]-[.E279]" office:value-type="float" office:value="-2" calcext:value-type="float">
            <text:p>-2.00</text:p>
          </table:table-cell>
          <table:table-cell table:formula="of:=SUM([.$H$2:.H279])" office:value-type="float" office:value="-9.95000000000001" calcext:value-type="float">
            <text:p>-9.95</text:p>
          </table:table-cell>
          <table:table-cell table:formula="of:=SUM([.H$3:.H279])/SUM([.E$3:.E279])" office:value-type="percentage" office:value="-0.00741983594332588" calcext:value-type="percentage">
            <text:p>-1%</text:p>
          </table:table-cell>
          <table:table-cell table:formula="of:=[.O279]-(1-[.O279])/[.N279]" office:value-type="percentage" office:value="0.0437159987341462" calcext:value-type="percentage">
            <text:p>4.4%</text:p>
          </table:table-cell>
          <table:table-cell table:formula="of:=AVERAGEIF([.$H$3:.$H279];&quot;&gt;0&quot;)" office:value-type="float" office:value="3.32883211678832" calcext:value-type="float">
            <text:p>3.3</text:p>
          </table:table-cell>
          <table:table-cell table:formula="of:=AVERAGEIF([.$H$3:.$H279];&quot;&lt;0&quot;)" office:value-type="float" office:value="-5.89873417721519" calcext:value-type="float">
            <text:p>-5.9</text:p>
          </table:table-cell>
          <table:table-cell table:formula="of:=[.L279]/-[.M279]" office:value-type="percentage" office:value="0.564329908210896" calcext:value-type="percentage">
            <text:p>56%</text:p>
          </table:table-cell>
          <table:table-cell table:formula="of:=COUNTIF([.$G$3:.$G279];&quot;&gt;0&quot;)/COUNTIF([.$B$3:.$B279];&quot;&gt;0&quot;)" office:value-type="percentage" office:value="0.6550218340611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2.67204286920629E+016" calcext:value-type="float">
            <text:p>267204286920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280]-[.E280]" office:value-type="float" office:value="0.52" calcext:value-type="float">
            <text:p>0.52</text:p>
          </table:table-cell>
          <table:table-cell table:formula="of:=SUM([.$H$2:.H280])" office:value-type="float" office:value="-9.43000000000001" calcext:value-type="float">
            <text:p>-9.43</text:p>
          </table:table-cell>
          <table:table-cell table:formula="of:=SUM([.H$3:.H280])/SUM([.E$3:.E280])" office:value-type="percentage" office:value="-0.00702682563338302" calcext:value-type="percentage">
            <text:p>-1%</text:p>
          </table:table-cell>
          <table:table-cell table:formula="of:=[.O280]-(1-[.O280])/[.N280]" office:value-type="percentage" office:value="0.0441293348988819" calcext:value-type="percentage">
            <text:p>4.4%</text:p>
          </table:table-cell>
          <table:table-cell table:formula="of:=AVERAGEIF([.$H$3:.$H280];&quot;&gt;0&quot;)" office:value-type="float" office:value="3.30847826086956" calcext:value-type="float">
            <text:p>3.3</text:p>
          </table:table-cell>
          <table:table-cell table:formula="of:=AVERAGEIF([.$H$3:.$H280];&quot;&lt;0&quot;)" office:value-type="float" office:value="-5.89873417721519" calcext:value-type="float">
            <text:p>-5.9</text:p>
          </table:table-cell>
          <table:table-cell table:formula="of:=[.L280]/-[.M280]" office:value-type="percentage" office:value="0.560879361821235" calcext:value-type="percentage">
            <text:p>56%</text:p>
          </table:table-cell>
          <table:table-cell table:formula="of:=COUNTIF([.$G$3:.$G280];&quot;&gt;0&quot;)/COUNTIF([.$B$3:.$B280];&quot;&gt;0&quot;)" office:value-type="percentage" office:value="0.656521739130435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421146085148900" calcext:value-type="float">
            <text:p>842114608514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sel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1]-[.E281]" office:value-type="float" office:value="0.36" calcext:value-type="float">
            <text:p>0.36</text:p>
          </table:table-cell>
          <table:table-cell table:formula="of:=SUM([.$H$2:.H281])" office:value-type="float" office:value="-9.07000000000001" calcext:value-type="float">
            <text:p>-9.07</text:p>
          </table:table-cell>
          <table:table-cell table:formula="of:=SUM([.H$3:.H281])/SUM([.E$3:.E281])" office:value-type="percentage" office:value="-0.0067535368577811" calcext:value-type="percentage">
            <text:p>-1%</text:p>
          </table:table-cell>
          <table:table-cell table:formula="of:=[.O281]-(1-[.O281])/[.N281]" office:value-type="percentage" office:value="0.0443327636551983" calcext:value-type="percentage">
            <text:p>4.4%</text:p>
          </table:table-cell>
          <table:table-cell table:formula="of:=AVERAGEIF([.$H$3:.$H281];&quot;&gt;0&quot;)" office:value-type="float" office:value="3.28726618705036" calcext:value-type="float">
            <text:p>3.3</text:p>
          </table:table-cell>
          <table:table-cell table:formula="of:=AVERAGEIF([.$H$3:.$H281];&quot;&lt;0&quot;)" office:value-type="float" office:value="-5.89873417721519" calcext:value-type="float">
            <text:p>-5.9</text:p>
          </table:table-cell>
          <table:table-cell table:formula="of:=[.L281]/-[.M281]" office:value-type="percentage" office:value="0.557283323555748" calcext:value-type="percentage">
            <text:p>56%</text:p>
          </table:table-cell>
          <table:table-cell table:formula="of:=COUNTIF([.$G$3:.$G281];&quot;&gt;0&quot;)/COUNTIF([.$B$3:.$B281];&quot;&gt;0&quot;)" office:value-type="percentage" office:value="0.65800865800865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433308296919E+016" calcext:value-type="float">
            <text:p>88943330829691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vash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282]-[.E282]" office:value-type="float" office:value="0.68" calcext:value-type="float">
            <text:p>0.68</text:p>
          </table:table-cell>
          <table:table-cell table:formula="of:=SUM([.$H$2:.H282])" office:value-type="float" office:value="-8.39000000000001" calcext:value-type="float">
            <text:p>-8.39</text:p>
          </table:table-cell>
          <table:table-cell table:formula="of:=SUM([.H$3:.H282])/SUM([.E$3:.E282])" office:value-type="percentage" office:value="-0.00624255952380953" calcext:value-type="percentage">
            <text:p>-1%</text:p>
          </table:table-cell>
          <table:table-cell table:formula="of:=[.O282]-(1-[.O282])/[.N282]" office:value-type="percentage" office:value="0.0449706269982947" calcext:value-type="percentage">
            <text:p>4.5%</text:p>
          </table:table-cell>
          <table:table-cell table:formula="of:=AVERAGEIF([.$H$3:.$H282];&quot;&gt;0&quot;)" office:value-type="float" office:value="3.26864285714286" calcext:value-type="float">
            <text:p>3.3</text:p>
          </table:table-cell>
          <table:table-cell table:formula="of:=AVERAGEIF([.$H$3:.$H282];&quot;&lt;0&quot;)" office:value-type="float" office:value="-5.89873417721519" calcext:value-type="float">
            <text:p>-5.9</text:p>
          </table:table-cell>
          <table:table-cell table:formula="of:=[.L282]/-[.M282]" office:value-type="percentage" office:value="0.554126149601472" calcext:value-type="percentage">
            <text:p>55%</text:p>
          </table:table-cell>
          <table:table-cell table:formula="of:=COUNTIF([.$G$3:.$G282];&quot;&gt;0&quot;)/COUNTIF([.$B$3:.$B282];&quot;&gt;0&quot;)" office:value-type="percentage" office:value="0.65948275862069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55355753537629E+016" calcext:value-type="float">
            <text:p>9553557535376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nezes</text:p>
          </table:table-cell>
          <table:table-cell office:value-type="float" office:value="3" calcext:value-type="float">
            <text:p>3</text:p>
          </table:table-cell>
          <table:table-cell office:value-type="float" office:value="1.5" calcext:value-type="float">
            <text:p>1.50</text:p>
          </table:table-cell>
          <table:table-cell office:value-type="float" office:value="0" calcext:value-type="float">
            <text:p>0.00</text:p>
          </table:table-cell>
          <table:table-cell table:formula="of:=[.G283]-[.E283]" office:value-type="float" office:value="-3" calcext:value-type="float">
            <text:p>-3.00</text:p>
          </table:table-cell>
          <table:table-cell table:formula="of:=SUM([.$H$2:.H283])" office:value-type="float" office:value="-11.39" calcext:value-type="float">
            <text:p>-11.39</text:p>
          </table:table-cell>
          <table:table-cell table:formula="of:=SUM([.H$3:.H283])/SUM([.E$3:.E283])" office:value-type="percentage" office:value="-0.00845582776540461" calcext:value-type="percentage">
            <text:p>-1%</text:p>
          </table:table-cell>
          <table:table-cell table:formula="of:=[.O283]-(1-[.O283])/[.N283]" office:value-type="percentage" office:value="0.040838512244013" calcext:value-type="percentage">
            <text:p>4.1%</text:p>
          </table:table-cell>
          <table:table-cell table:formula="of:=AVERAGEIF([.$H$3:.$H283];&quot;&gt;0&quot;)" office:value-type="float" office:value="3.26864285714286" calcext:value-type="float">
            <text:p>3.3</text:p>
          </table:table-cell>
          <table:table-cell table:formula="of:=AVERAGEIF([.$H$3:.$H283];&quot;&lt;0&quot;)" office:value-type="float" office:value="-5.8625" calcext:value-type="float">
            <text:p>-5.9</text:p>
          </table:table-cell>
          <table:table-cell table:formula="of:=[.L283]/-[.M283]" office:value-type="percentage" office:value="0.557551020408163" calcext:value-type="percentage">
            <text:p>56%</text:p>
          </table:table-cell>
          <table:table-cell table:formula="of:=COUNTIF([.$G$3:.$G283];&quot;&gt;0&quot;)/COUNTIF([.$B$3:.$B283];&quot;&gt;0&quot;)" office:value-type="percentage" office:value="0.656652360515021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3267448730439E+016" calcext:value-type="float">
            <text:p>64326744873043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erasimov 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84]-[.E284]" office:value-type="float" office:value="0.65" calcext:value-type="float">
            <text:p>0.65</text:p>
          </table:table-cell>
          <table:table-cell table:formula="of:=SUM([.$H$2:.H284])" office:value-type="float" office:value="-10.74" calcext:value-type="float">
            <text:p>-10.74</text:p>
          </table:table-cell>
          <table:table-cell table:formula="of:=SUM([.H$3:.H284])/SUM([.E$3:.E284])" office:value-type="percentage" office:value="-0.00796735905044511" calcext:value-type="percentage">
            <text:p>-1%</text:p>
          </table:table-cell>
          <table:table-cell table:formula="of:=[.O284]-(1-[.O284])/[.N284]" office:value-type="percentage" office:value="0.0414335757590679" calcext:value-type="percentage">
            <text:p>4.1%</text:p>
          </table:table-cell>
          <table:table-cell table:formula="of:=AVERAGEIF([.$H$3:.$H284];&quot;&gt;0&quot;)" office:value-type="float" office:value="3.25007092198582" calcext:value-type="float">
            <text:p>3.3</text:p>
          </table:table-cell>
          <table:table-cell table:formula="of:=AVERAGEIF([.$H$3:.$H284];&quot;&lt;0&quot;)" office:value-type="float" office:value="-5.8625" calcext:value-type="float">
            <text:p>-5.9</text:p>
          </table:table-cell>
          <table:table-cell table:formula="of:=[.L284]/-[.M284]" office:value-type="percentage" office:value="0.554383099699073" calcext:value-type="percentage">
            <text:p>55%</text:p>
          </table:table-cell>
          <table:table-cell table:formula="of:=COUNTIF([.$G$3:.$G284];&quot;&gt;0&quot;)/COUNTIF([.$B$3:.$B284];&quot;&gt;0&quot;)" office:value-type="percentage" office:value="0.658119658119658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9.86667786742029E+016" calcext:value-type="float">
            <text:p>98666778674202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285]-[.E285]" office:value-type="float" office:value="0.36" calcext:value-type="float">
            <text:p>0.36</text:p>
          </table:table-cell>
          <table:table-cell table:formula="of:=SUM([.$H$2:.H285])" office:value-type="float" office:value="-10.38" calcext:value-type="float">
            <text:p>-10.38</text:p>
          </table:table-cell>
          <table:table-cell table:formula="of:=SUM([.H$3:.H285])/SUM([.E$3:.E285])" office:value-type="percentage" office:value="-0.00769458858413641" calcext:value-type="percentage">
            <text:p>-1%</text:p>
          </table:table-cell>
          <table:table-cell table:formula="of:=[.O285]-(1-[.O285])/[.N285]" office:value-type="percentage" office:value="0.0416429677561824" calcext:value-type="percentage">
            <text:p>4.2%</text:p>
          </table:table-cell>
          <table:table-cell table:formula="of:=AVERAGEIF([.$H$3:.$H285];&quot;&gt;0&quot;)" office:value-type="float" office:value="3.22971830985915" calcext:value-type="float">
            <text:p>3.2</text:p>
          </table:table-cell>
          <table:table-cell table:formula="of:=AVERAGEIF([.$H$3:.$H285];&quot;&lt;0&quot;)" office:value-type="float" office:value="-5.8625" calcext:value-type="float">
            <text:p>-5.9</text:p>
          </table:table-cell>
          <table:table-cell table:formula="of:=[.L285]/-[.M285]" office:value-type="percentage" office:value="0.550911438781945" calcext:value-type="percentage">
            <text:p>55%</text:p>
          </table:table-cell>
          <table:table-cell table:formula="of:=COUNTIF([.$G$3:.$G285];&quot;&gt;0&quot;)/COUNTIF([.$B$3:.$B285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8.89055267446009E+016" calcext:value-type="float">
            <text:p>88905526744600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onsko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286]-[.E286]" office:value-type="float" office:value="0.6" calcext:value-type="float">
            <text:p>0.60</text:p>
          </table:table-cell>
          <table:table-cell table:formula="of:=SUM([.$H$2:.H286])" office:value-type="float" office:value="-9.78000000000001" calcext:value-type="float">
            <text:p>-9.78</text:p>
          </table:table-cell>
          <table:table-cell table:formula="of:=SUM([.H$3:.H286])/SUM([.E$3:.E286])" office:value-type="percentage" office:value="-0.00724444444444445" calcext:value-type="percentage">
            <text:p>-1%</text:p>
          </table:table-cell>
          <table:table-cell table:formula="of:=[.O286]-(1-[.O286])/[.N286]" office:value-type="percentage" office:value="0.0421802186315928" calcext:value-type="percentage">
            <text:p>4.2%</text:p>
          </table:table-cell>
          <table:table-cell table:formula="of:=AVERAGEIF([.$H$3:.$H286];&quot;&gt;0&quot;)" office:value-type="float" office:value="3.21132867132867" calcext:value-type="float">
            <text:p>3.2</text:p>
          </table:table-cell>
          <table:table-cell table:formula="of:=AVERAGEIF([.$H$3:.$H286];&quot;&lt;0&quot;)" office:value-type="float" office:value="-5.8625" calcext:value-type="float">
            <text:p>-5.9</text:p>
          </table:table-cell>
          <table:table-cell table:formula="of:=[.L286]/-[.M286]" office:value-type="percentage" office:value="0.547774613446255" calcext:value-type="percentage">
            <text:p>55%</text:p>
          </table:table-cell>
          <table:table-cell table:formula="of:=COUNTIF([.$G$3:.$G286];&quot;&gt;0&quot;)/COUNTIF([.$B$3:.$B286];&quot;&gt;0&quot;)" office:value-type="percentage" office:value="0.661016949152542" calcext:value-type="percentage">
            <text:p>66%</text:p>
          </table:table-cell>
          <table:table-cell table:number-columns-repeated="1009"/>
        </table:table-row>
        <table:table-row table:style-name="ro2">
          <table:table-cell office:value-type="float" office:value="6.44960383655289E+016" calcext:value-type="float">
            <text:p>64496038365528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estienne c</text:p>
          </table:table-cell>
          <table:table-cell office:value-type="float" office:value="1" calcext:value-type="float">
            <text:p>1</text:p>
          </table:table-cell>
          <table:table-cell office:value-type="float" office:value="1.87" calcext:value-type="float">
            <text:p>1.87</text:p>
          </table:table-cell>
          <table:table-cell office:value-type="float" office:value="0" calcext:value-type="float">
            <text:p>0.00</text:p>
          </table:table-cell>
          <table:table-cell table:formula="of:=[.G287]-[.E287]" office:value-type="float" office:value="-1" calcext:value-type="float">
            <text:p>-1.00</text:p>
          </table:table-cell>
          <table:table-cell table:formula="of:=SUM([.$H$2:.H287])" office:value-type="float" office:value="-10.78" calcext:value-type="float">
            <text:p>-10.78</text:p>
          </table:table-cell>
          <table:table-cell table:formula="of:=SUM([.H$3:.H287])/SUM([.E$3:.E287])" office:value-type="percentage" office:value="-0.00797927461139897" calcext:value-type="percentage">
            <text:p>-1%</text:p>
          </table:table-cell>
          <table:table-cell table:formula="of:=[.O287]-(1-[.O287])/[.N287]" office:value-type="percentage" office:value="0.0406883291554547" calcext:value-type="percentage">
            <text:p>4.1%</text:p>
          </table:table-cell>
          <table:table-cell table:formula="of:=AVERAGEIF([.$H$3:.$H287];&quot;&gt;0&quot;)" office:value-type="float" office:value="3.21132867132867" calcext:value-type="float">
            <text:p>3.2</text:p>
          </table:table-cell>
          <table:table-cell table:formula="of:=AVERAGEIF([.$H$3:.$H287];&quot;&lt;0&quot;)" office:value-type="float" office:value="-5.80246913580247" calcext:value-type="float">
            <text:p>-5.8</text:p>
          </table:table-cell>
          <table:table-cell table:formula="of:=[.L287]/-[.M287]" office:value-type="percentage" office:value="0.553441749739622" calcext:value-type="percentage">
            <text:p>55%</text:p>
          </table:table-cell>
          <table:table-cell table:formula="of:=COUNTIF([.$G$3:.$G287];&quot;&gt;0&quot;)/COUNTIF([.$B$3:.$B287];&quot;&gt;0&quot;)" office:value-type="percentage" office:value="0.658227848101266" calcext:value-type="percentage">
            <text:p>66%</text:p>
          </table:table-cell>
          <table:table-cell table:number-columns-repeated="1009"/>
        </table:table-row>
        <table:table-row table:style-name="ro1">
          <table:table-cell office:value-type="float" office:value="9.48565158734699E+016" calcext:value-type="float">
            <text:p>94856515873469900</text:p>
          </table:table-cell>
          <table:table-cell office:value-type="date" office:date-value="2019-08-23" calcext:value-type="date">
            <text:p>2019-08-2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ilella martinez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288]-[.E288]" office:value-type="float" office:value="-2" calcext:value-type="float">
            <text:p>-2.00</text:p>
          </table:table-cell>
          <table:table-cell table:formula="of:=SUM([.$H$2:.H288])" office:value-type="float" office:value="-12.78" calcext:value-type="float">
            <text:p>-12.78</text:p>
          </table:table-cell>
          <table:table-cell table:formula="of:=SUM([.H$3:.H288])/SUM([.E$3:.E288])" office:value-type="percentage" office:value="-0.00944567627494458" calcext:value-type="percentage">
            <text:p>-1%</text:p>
          </table:table-cell>
          <table:table-cell table:formula="of:=[.O288]-(1-[.O288])/[.N288]" office:value-type="percentage" office:value="0.0379005833420866" calcext:value-type="percentage">
            <text:p>3.8%</text:p>
          </table:table-cell>
          <table:table-cell table:formula="of:=AVERAGEIF([.$H$3:.$H288];&quot;&gt;0&quot;)" office:value-type="float" office:value="3.21132867132867" calcext:value-type="float">
            <text:p>3.2</text:p>
          </table:table-cell>
          <table:table-cell table:formula="of:=AVERAGEIF([.$H$3:.$H288];&quot;&lt;0&quot;)" office:value-type="float" office:value="-5.75609756097561" calcext:value-type="float">
            <text:p>-5.8</text:p>
          </table:table-cell>
          <table:table-cell table:formula="of:=[.L288]/-[.M288]" office:value-type="percentage" office:value="0.557900320018964" calcext:value-type="percentage">
            <text:p>56%</text:p>
          </table:table-cell>
          <table:table-cell table:formula="of:=COUNTIF([.$G$3:.$G288];&quot;&gt;0&quot;)/COUNTIF([.$B$3:.$B288];&quot;&gt;0&quot;)" office:value-type="percentage" office:value="0.65546218487395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291:.H319])" office:value-type="float" office:value="-17.19" calcext:value-type="float">
            <text:p>-17.19</text:p>
          </table:table-cell>
          <table:table-cell table:number-columns-repeated="1015"/>
        </table:table-row>
        <table:table-row table:style-name="ro1">
          <table:table-cell office:value-type="float" office:value="5.23428714673869E+016" calcext:value-type="float">
            <text:p>52342871467386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dych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291]-[.E291]" office:value-type="float" office:value="-2" calcext:value-type="float">
            <text:p>-2.00</text:p>
          </table:table-cell>
          <table:table-cell table:formula="of:=SUM([.$H$2:.H291])" office:value-type="float" office:value="-14.78" calcext:value-type="float">
            <text:p>-14.78</text:p>
          </table:table-cell>
          <table:table-cell table:formula="of:=SUM([.H$3:.H291])/SUM([.E$3:.E291])" office:value-type="percentage" office:value="-0.0109077490774908" calcext:value-type="percentage">
            <text:p>-1%</text:p>
          </table:table-cell>
          <table:table-cell table:formula="of:=[.O291]-(1-[.O291])/[.N291]" office:value-type="percentage" office:value="0.0351361659455666" calcext:value-type="percentage">
            <text:p>3.5%</text:p>
          </table:table-cell>
          <table:table-cell table:formula="of:=AVERAGEIF([.$H$3:.$H291];&quot;&gt;0&quot;)" office:value-type="float" office:value="3.21132867132867" calcext:value-type="float">
            <text:p>3.2</text:p>
          </table:table-cell>
          <table:table-cell table:formula="of:=AVERAGEIF([.$H$3:.$H291];&quot;&lt;0&quot;)" office:value-type="float" office:value="-5.71084337349398" calcext:value-type="float">
            <text:p>-5.7</text:p>
          </table:table-cell>
          <table:table-cell table:formula="of:=[.L291]/-[.M291]" office:value-type="percentage" office:value="0.562321265232658" calcext:value-type="percentage">
            <text:p>56%</text:p>
          </table:table-cell>
          <table:table-cell table:formula="of:=COUNTIF([.$G$3:.$G291];&quot;&gt;0&quot;)/COUNTIF([.$B$3:.$B291];&quot;&gt;0&quot;)" office:value-type="percentage" office:value="0.652719665271967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9.51914818399389E+016" calcext:value-type="float">
            <text:p>9519148183993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arcis</text:p>
          </table:table-cell>
          <table:table-cell office:value-type="float" office:value="3" calcext:value-type="float">
            <text:p>3</text:p>
          </table:table-cell>
          <table:table-cell office:value-type="float" office:value="4.59" calcext:value-type="float">
            <text:p>4.59</text:p>
          </table:table-cell>
          <table:table-cell office:value-type="float" office:value="0" calcext:value-type="float">
            <text:p>0.00</text:p>
          </table:table-cell>
          <table:table-cell table:formula="of:=[.G292]-[.E292]" office:value-type="float" office:value="-3" calcext:value-type="float">
            <text:p>-3.00</text:p>
          </table:table-cell>
          <table:table-cell table:formula="of:=SUM([.$H$2:.H292])" office:value-type="float" office:value="-17.78" calcext:value-type="float">
            <text:p>-17.78</text:p>
          </table:table-cell>
          <table:table-cell table:formula="of:=SUM([.H$3:.H292])/SUM([.E$3:.E292])" office:value-type="percentage" office:value="-0.0130927835051546" calcext:value-type="percentage">
            <text:p>-1%</text:p>
          </table:table-cell>
          <table:table-cell table:formula="of:=[.O292]-(1-[.O292])/[.N292]" office:value-type="percentage" office:value="0.031097295413963" calcext:value-type="percentage">
            <text:p>3.1%</text:p>
          </table:table-cell>
          <table:table-cell table:formula="of:=AVERAGEIF([.$H$3:.$H292];&quot;&gt;0&quot;)" office:value-type="float" office:value="3.21132867132867" calcext:value-type="float">
            <text:p>3.2</text:p>
          </table:table-cell>
          <table:table-cell table:formula="of:=AVERAGEIF([.$H$3:.$H292];&quot;&lt;0&quot;)" office:value-type="float" office:value="-5.67857142857143" calcext:value-type="float">
            <text:p>-5.7</text:p>
          </table:table-cell>
          <table:table-cell table:formula="of:=[.L292]/-[.M292]" office:value-type="percentage" office:value="0.565516998724546" calcext:value-type="percentage">
            <text:p>57%</text:p>
          </table:table-cell>
          <table:table-cell table:formula="of:=COUNTIF([.$G$3:.$G292];&quot;&gt;0&quot;)/COUNTIF([.$B$3:.$B29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9856783236889E+016" calcext:value-type="float">
            <text:p>51985678323688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ucsovics</text:p>
          </table:table-cell>
          <table:table-cell office:value-type="float" office:value="3" calcext:value-type="float">
            <text:p>3</text:p>
          </table:table-cell>
          <table:table-cell office:value-type="float" office:value="2.29" calcext:value-type="float">
            <text:p>2.29</text:p>
          </table:table-cell>
          <table:table-cell office:value-type="float" office:value="0" calcext:value-type="float">
            <text:p>0.00</text:p>
          </table:table-cell>
          <table:table-cell table:formula="of:=[.G293]-[.E293]" office:value-type="float" office:value="-3" calcext:value-type="float">
            <text:p>-3.00</text:p>
          </table:table-cell>
          <table:table-cell table:formula="of:=SUM([.$H$2:.H293])" office:value-type="float" office:value="-20.78" calcext:value-type="float">
            <text:p>-20.78</text:p>
          </table:table-cell>
          <table:table-cell table:formula="of:=SUM([.H$3:.H293])/SUM([.E$3:.E293])" office:value-type="percentage" office:value="-0.0152681851579721" calcext:value-type="percentage">
            <text:p>-2%</text:p>
          </table:table-cell>
          <table:table-cell table:formula="of:=[.O293]-(1-[.O293])/[.N293]" office:value-type="percentage" office:value="0.0270919424801319" calcext:value-type="percentage">
            <text:p>2.7%</text:p>
          </table:table-cell>
          <table:table-cell table:formula="of:=AVERAGEIF([.$H$3:.$H293];&quot;&gt;0&quot;)" office:value-type="float" office:value="3.21132867132867" calcext:value-type="float">
            <text:p>3.2</text:p>
          </table:table-cell>
          <table:table-cell table:formula="of:=AVERAGEIF([.$H$3:.$H293];&quot;&lt;0&quot;)" office:value-type="float" office:value="-5.64705882352941" calcext:value-type="float">
            <text:p>-5.6</text:p>
          </table:table-cell>
          <table:table-cell table:formula="of:=[.L293]/-[.M293]" office:value-type="percentage" office:value="0.568672785547786" calcext:value-type="percentage">
            <text:p>57%</text:p>
          </table:table-cell>
          <table:table-cell table:formula="of:=COUNTIF([.$G$3:.$G293];&quot;&gt;0&quot;)/COUNTIF([.$B$3:.$B293];&quot;&gt;0&quot;)" office:value-type="percentage" office:value="0.647302904564315" calcext:value-type="percentage">
            <text:p>65%</text:p>
          </table:table-cell>
          <table:table-cell table:number-columns-repeated="1009"/>
        </table:table-row>
        <table:table-row table:style-name="ro1">
          <table:table-cell office:value-type="float" office:value="5.14086404986529E+016" calcext:value-type="float">
            <text:p>51408640498652900</text:p>
          </table:table-cell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ubanks</text:p>
          </table:table-cell>
          <table:table-cell office:value-type="float" office:value="2" calcext:value-type="float">
            <text:p>2</text:p>
          </table:table-cell>
          <table:table-cell office:value-type="float" office:value="3.4" calcext:value-type="float">
            <text:p>3.40</text:p>
          </table:table-cell>
          <table:table-cell office:value-type="float" office:value="0" calcext:value-type="float">
            <text:p>0.00</text:p>
          </table:table-cell>
          <table:table-cell table:formula="of:=[.G294]-[.E294]" office:value-type="float" office:value="-2" calcext:value-type="float">
            <text:p>-2.00</text:p>
          </table:table-cell>
          <table:table-cell table:formula="of:=SUM([.$H$2:.H294])" office:value-type="float" office:value="-22.78" calcext:value-type="float">
            <text:p>-22.78</text:p>
          </table:table-cell>
          <table:table-cell table:formula="of:=SUM([.H$3:.H294])/SUM([.E$3:.E294])" office:value-type="percentage" office:value="-0.0167131327953045" calcext:value-type="percentage">
            <text:p>-2%</text:p>
          </table:table-cell>
          <table:table-cell table:formula="of:=[.O294]-(1-[.O294])/[.N294]" office:value-type="percentage" office:value="0.0244064585259733" calcext:value-type="percentage">
            <text:p>2.4%</text:p>
          </table:table-cell>
          <table:table-cell table:formula="of:=AVERAGEIF([.$H$3:.$H294];&quot;&gt;0&quot;)" office:value-type="float" office:value="3.21132867132867" calcext:value-type="float">
            <text:p>3.2</text:p>
          </table:table-cell>
          <table:table-cell table:formula="of:=AVERAGEIF([.$H$3:.$H294];&quot;&lt;0&quot;)" office:value-type="float" office:value="-5.6046511627907" calcext:value-type="float">
            <text:p>-5.6</text:p>
          </table:table-cell>
          <table:table-cell table:formula="of:=[.L294]/-[.M294]" office:value-type="percentage" office:value="0.572975655050344" calcext:value-type="percentage">
            <text:p>57%</text:p>
          </table:table-cell>
          <table:table-cell table:formula="of:=COUNTIF([.$G$3:.$G294];&quot;&gt;0&quot;)/COUNTIF([.$B$3:.$B294];&quot;&gt;0&quot;)" office:value-type="percentage" office:value="0.644628099173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udl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295]-[.E295]" office:value-type="float" office:value="0.96" calcext:value-type="float">
            <text:p>0.96</text:p>
          </table:table-cell>
          <table:table-cell table:formula="of:=SUM([.$H$2:.H295])" office:value-type="float" office:value="-21.82" calcext:value-type="float">
            <text:p>-21.82</text:p>
          </table:table-cell>
          <table:table-cell table:formula="of:=SUM([.H$3:.H295])/SUM([.E$3:.E295])" office:value-type="percentage" office:value="-0.015985347985348" calcext:value-type="percentage">
            <text:p>-2%</text:p>
          </table:table-cell>
          <table:table-cell table:formula="of:=[.O295]-(1-[.O295])/[.N295]" office:value-type="percentage" office:value="0.0253994366491408" calcext:value-type="percentage">
            <text:p>2.5%</text:p>
          </table:table-cell>
          <table:table-cell table:formula="of:=AVERAGEIF([.$H$3:.$H295];&quot;&gt;0&quot;)" office:value-type="float" office:value="3.19569444444444" calcext:value-type="float">
            <text:p>3.2</text:p>
          </table:table-cell>
          <table:table-cell table:formula="of:=AVERAGEIF([.$H$3:.$H295];&quot;&lt;0&quot;)" office:value-type="float" office:value="-5.6046511627907" calcext:value-type="float">
            <text:p>-5.6</text:p>
          </table:table-cell>
          <table:table-cell table:formula="of:=[.L295]/-[.M295]" office:value-type="percentage" office:value="0.570186145689258" calcext:value-type="percentage">
            <text:p>57%</text:p>
          </table:table-cell>
          <table:table-cell table:formula="of:=COUNTIF([.$G$3:.$G295];&quot;&gt;0&quot;)/COUNTIF([.$B$3:.$B295];&quot;&gt;0&quot;)" office:value-type="percentage" office:value="0.64609053497942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teiro</text:p>
          </table:table-cell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296]-[.E296]" office:value-type="float" office:value="-3" calcext:value-type="float">
            <text:p>-3.00</text:p>
          </table:table-cell>
          <table:table-cell table:formula="of:=SUM([.$H$2:.H296])" office:value-type="float" office:value="-24.82" calcext:value-type="float">
            <text:p>-24.82</text:p>
          </table:table-cell>
          <table:table-cell table:formula="of:=SUM([.H$3:.H296])/SUM([.E$3:.E296])" office:value-type="percentage" office:value="-0.0181432748538012" calcext:value-type="percentage">
            <text:p>-2%</text:p>
          </table:table-cell>
          <table:table-cell table:formula="of:=[.O296]-(1-[.O296])/[.N296]" office:value-type="percentage" office:value="0.021447950873108" calcext:value-type="percentage">
            <text:p>2.1%</text:p>
          </table:table-cell>
          <table:table-cell table:formula="of:=AVERAGEIF([.$H$3:.$H296];&quot;&gt;0&quot;)" office:value-type="float" office:value="3.19569444444444" calcext:value-type="float">
            <text:p>3.2</text:p>
          </table:table-cell>
          <table:table-cell table:formula="of:=AVERAGEIF([.$H$3:.$H296];&quot;&lt;0&quot;)" office:value-type="float" office:value="-5.57471264367816" calcext:value-type="float">
            <text:p>-5.6</text:p>
          </table:table-cell>
          <table:table-cell table:formula="of:=[.L296]/-[.M296]" office:value-type="percentage" office:value="0.573248281786942" calcext:value-type="percentage">
            <text:p>57%</text:p>
          </table:table-cell>
          <table:table-cell table:formula="of:=COUNTIF([.$G$3:.$G296];&quot;&gt;0&quot;)/COUNTIF([.$B$3:.$B296];&quot;&gt;0&quot;)" office:value-type="percentage" office:value="0.643442622950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rungelliti</text:p>
          </table:table-cell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.00</text:p>
          </table:table-cell>
          <table:table-cell office:value-type="float" office:value="4" calcext:value-type="float">
            <text:p>4.00</text:p>
          </table:table-cell>
          <table:table-cell table:formula="of:=[.G297]-[.E297]" office:value-type="float" office:value="0" calcext:value-type="float">
            <text:p>0.00</text:p>
          </table:table-cell>
          <table:table-cell table:formula="of:=SUM([.$H$2:.H297])" office:value-type="float" office:value="-24.82" calcext:value-type="float">
            <text:p>-24.82</text:p>
          </table:table-cell>
          <table:table-cell table:formula="of:=SUM([.H$3:.H297])/SUM([.E$3:.E297])" office:value-type="percentage" office:value="-0.0180903790087464" calcext:value-type="percentage">
            <text:p>-2%</text:p>
          </table:table-cell>
          <table:table-cell table:formula="of:=[.O297]-(1-[.O297])/[.N297]" office:value-type="percentage" office:value="0.0254420408695443" calcext:value-type="percentage">
            <text:p>2.5%</text:p>
          </table:table-cell>
          <table:table-cell table:formula="of:=AVERAGEIF([.$H$3:.$H297];&quot;&gt;0&quot;)" office:value-type="float" office:value="3.19569444444444" calcext:value-type="float">
            <text:p>3.2</text:p>
          </table:table-cell>
          <table:table-cell table:formula="of:=AVERAGEIF([.$H$3:.$H297];&quot;&lt;0&quot;)" office:value-type="float" office:value="-5.57471264367816" calcext:value-type="float">
            <text:p>-5.6</text:p>
          </table:table-cell>
          <table:table-cell table:formula="of:=[.L297]/-[.M297]" office:value-type="percentage" office:value="0.573248281786942" calcext:value-type="percentage">
            <text:p>57%</text:p>
          </table:table-cell>
          <table:table-cell table:formula="of:=COUNTIF([.$G$3:.$G297];&quot;&gt;0&quot;)/COUNTIF([.$B$3:.$B297];&quot;&gt;0&quot;)" office:value-type="percentage" office:value="0.6448979591836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298]-[.E298]" office:value-type="float" office:value="0.65" calcext:value-type="float">
            <text:p>0.65</text:p>
          </table:table-cell>
          <table:table-cell table:formula="of:=SUM([.$H$2:.H298])" office:value-type="float" office:value="-24.17" calcext:value-type="float">
            <text:p>-24.17</text:p>
          </table:table-cell>
          <table:table-cell table:formula="of:=SUM([.H$3:.H298])/SUM([.E$3:.E298])" office:value-type="percentage" office:value="-0.0176037873270211" calcext:value-type="percentage">
            <text:p>-2%</text:p>
          </table:table-cell>
          <table:table-cell table:formula="of:=[.O298]-(1-[.O298])/[.N298]" office:value-type="percentage" office:value="0.0259956010796356" calcext:value-type="percentage">
            <text:p>2.6%</text:p>
          </table:table-cell>
          <table:table-cell table:formula="of:=AVERAGEIF([.$H$3:.$H298];&quot;&gt;0&quot;)" office:value-type="float" office:value="3.17813793103448" calcext:value-type="float">
            <text:p>3.2</text:p>
          </table:table-cell>
          <table:table-cell table:formula="of:=AVERAGEIF([.$H$3:.$H298];&quot;&lt;0&quot;)" office:value-type="float" office:value="-5.57471264367816" calcext:value-type="float">
            <text:p>-5.6</text:p>
          </table:table-cell>
          <table:table-cell table:formula="of:=[.L298]/-[.M298]" office:value-type="percentage" office:value="0.570098969072165" calcext:value-type="percentage">
            <text:p>57%</text:p>
          </table:table-cell>
          <table:table-cell table:formula="of:=COUNTIF([.$G$3:.$G298];&quot;&gt;0&quot;)/COUNTIF([.$B$3:.$B298];&quot;&gt;0&quot;)" office:value-type="percentage" office:value="0.64634146341463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299]-[.E299]" office:value-type="float" office:value="0.24" calcext:value-type="float">
            <text:p>0.24</text:p>
          </table:table-cell>
          <table:table-cell table:formula="of:=SUM([.$H$2:.H299])" office:value-type="float" office:value="-23.93" calcext:value-type="float">
            <text:p>-23.93</text:p>
          </table:table-cell>
          <table:table-cell table:formula="of:=SUM([.H$3:.H299])/SUM([.E$3:.E299])" office:value-type="percentage" office:value="-0.0174163027656478" calcext:value-type="percentage">
            <text:p>-2%</text:p>
          </table:table-cell>
          <table:table-cell table:formula="of:=[.O299]-(1-[.O299])/[.N299]" office:value-type="percentage" office:value="0.0260018304544024" calcext:value-type="percentage">
            <text:p>2.6%</text:p>
          </table:table-cell>
          <table:table-cell table:formula="of:=AVERAGEIF([.$H$3:.$H299];&quot;&gt;0&quot;)" office:value-type="float" office:value="3.15801369863014" calcext:value-type="float">
            <text:p>3.2</text:p>
          </table:table-cell>
          <table:table-cell table:formula="of:=AVERAGEIF([.$H$3:.$H299];&quot;&lt;0&quot;)" office:value-type="float" office:value="-5.57471264367816" calcext:value-type="float">
            <text:p>-5.6</text:p>
          </table:table-cell>
          <table:table-cell table:formula="of:=[.L299]/-[.M299]" office:value-type="percentage" office:value="0.566489055218189" calcext:value-type="percentage">
            <text:p>57%</text:p>
          </table:table-cell>
          <table:table-cell table:formula="of:=COUNTIF([.$G$3:.$G299];&quot;&gt;0&quot;)/COUNTIF([.$B$3:.$B299];&quot;&gt;0&quot;)" office:value-type="percentage" office:value="0.64777327935222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300]-[.E300]" office:value-type="float" office:value="-1" calcext:value-type="float">
            <text:p>-1.00</text:p>
          </table:table-cell>
          <table:table-cell table:formula="of:=SUM([.$H$2:.H300])" office:value-type="float" office:value="-24.93" calcext:value-type="float">
            <text:p>-24.93</text:p>
          </table:table-cell>
          <table:table-cell table:formula="of:=SUM([.H$3:.H300])/SUM([.E$3:.E300])" office:value-type="percentage" office:value="-0.0181309090909091" calcext:value-type="percentage">
            <text:p>-2%</text:p>
          </table:table-cell>
          <table:table-cell table:formula="of:=[.O300]-(1-[.O300])/[.N300]" office:value-type="percentage" office:value="0.024620150743327" calcext:value-type="percentage">
            <text:p>2.5%</text:p>
          </table:table-cell>
          <table:table-cell table:formula="of:=AVERAGEIF([.$H$3:.$H300];&quot;&gt;0&quot;)" office:value-type="float" office:value="3.15801369863014" calcext:value-type="float">
            <text:p>3.2</text:p>
          </table:table-cell>
          <table:table-cell table:formula="of:=AVERAGEIF([.$H$3:.$H300];&quot;&lt;0&quot;)" office:value-type="float" office:value="-5.52272727272727" calcext:value-type="float">
            <text:p>-5.5</text:p>
          </table:table-cell>
          <table:table-cell table:formula="of:=[.L300]/-[.M300]" office:value-type="percentage" office:value="0.571821410451547" calcext:value-type="percentage">
            <text:p>57%</text:p>
          </table:table-cell>
          <table:table-cell table:formula="of:=COUNTIF([.$G$3:.$G300];&quot;&gt;0&quot;)/COUNTIF([.$B$3:.$B300];&quot;&gt;0&quot;)" office:value-type="percentage" office:value="0.64516129032258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won</text:p>
          </table:table-cell>
          <table:table-cell office:value-type="float" office:value="1" calcext:value-type="float">
            <text:p>1</text:p>
          </table:table-cell>
          <table:table-cell office:value-type="float" office:value="1.09" calcext:value-type="float">
            <text:p>1.09</text:p>
          </table:table-cell>
          <table:table-cell office:value-type="float" office:value="1" calcext:value-type="float">
            <text:p>1.00</text:p>
          </table:table-cell>
          <table:table-cell table:formula="of:=[.G301]-[.E301]" office:value-type="float" office:value="0" calcext:value-type="float">
            <text:p>0.00</text:p>
          </table:table-cell>
          <table:table-cell table:formula="of:=SUM([.$H$2:.H301])" office:value-type="float" office:value="-24.93" calcext:value-type="float">
            <text:p>-24.93</text:p>
          </table:table-cell>
          <table:table-cell table:formula="of:=SUM([.H$3:.H301])/SUM([.E$3:.E301])" office:value-type="percentage" office:value="-0.0181177325581395" calcext:value-type="percentage">
            <text:p>-2%</text:p>
          </table:table-cell>
          <table:table-cell table:formula="of:=[.O301]-(1-[.O301])/[.N301]" office:value-type="percentage" office:value="0.0285373388929524" calcext:value-type="percentage">
            <text:p>2.9%</text:p>
          </table:table-cell>
          <table:table-cell table:formula="of:=AVERAGEIF([.$H$3:.$H301];&quot;&gt;0&quot;)" office:value-type="float" office:value="3.15801369863014" calcext:value-type="float">
            <text:p>3.2</text:p>
          </table:table-cell>
          <table:table-cell table:formula="of:=AVERAGEIF([.$H$3:.$H301];&quot;&lt;0&quot;)" office:value-type="float" office:value="-5.52272727272727" calcext:value-type="float">
            <text:p>-5.5</text:p>
          </table:table-cell>
          <table:table-cell table:formula="of:=[.L301]/-[.M301]" office:value-type="percentage" office:value="0.571821410451547" calcext:value-type="percentage">
            <text:p>57%</text:p>
          </table:table-cell>
          <table:table-cell table:formula="of:=COUNTIF([.$G$3:.$G301];&quot;&gt;0&quot;)/COUNTIF([.$B$3:.$B301];&quot;&gt;0&quot;)" office:value-type="percentage" office:value="0.64658634538152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02]-[.E302]" office:value-type="float" office:value="0.18" calcext:value-type="float">
            <text:p>0.18</text:p>
          </table:table-cell>
          <table:table-cell table:formula="of:=SUM([.$H$2:.H302])" office:value-type="float" office:value="-24.75" calcext:value-type="float">
            <text:p>-24.75</text:p>
          </table:table-cell>
          <table:table-cell table:formula="of:=SUM([.H$3:.H302])/SUM([.E$3:.E302])" office:value-type="percentage" office:value="-0.0179738562091503" calcext:value-type="percentage">
            <text:p>-2%</text:p>
          </table:table-cell>
          <table:table-cell table:formula="of:=[.O302]-(1-[.O302])/[.N302]" office:value-type="percentage" office:value="0.028448780487805" calcext:value-type="percentage">
            <text:p>2.8%</text:p>
          </table:table-cell>
          <table:table-cell table:formula="of:=AVERAGEIF([.$H$3:.$H302];&quot;&gt;0&quot;)" office:value-type="float" office:value="3.13775510204082" calcext:value-type="float">
            <text:p>3.1</text:p>
          </table:table-cell>
          <table:table-cell table:formula="of:=AVERAGEIF([.$H$3:.$H302];&quot;&lt;0&quot;)" office:value-type="float" office:value="-5.52272727272727" calcext:value-type="float">
            <text:p>-5.5</text:p>
          </table:table-cell>
          <table:table-cell table:formula="of:=[.L302]/-[.M302]" office:value-type="percentage" office:value="0.568153187200806" calcext:value-type="percentage">
            <text:p>57%</text:p>
          </table:table-cell>
          <table:table-cell table:formula="of:=COUNTIF([.$G$3:.$G302];&quot;&gt;0&quot;)/COUNTIF([.$B$3:.$B302];&quot;&gt;0&quot;)" office:value-type="percentage" office:value="0.6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303]-[.E303]" office:value-type="float" office:value="0.42" calcext:value-type="float">
            <text:p>0.42</text:p>
          </table:table-cell>
          <table:table-cell table:formula="of:=SUM([.$H$2:.H303])" office:value-type="float" office:value="-24.33" calcext:value-type="float">
            <text:p>-24.33</text:p>
          </table:table-cell>
          <table:table-cell table:formula="of:=SUM([.H$3:.H303])/SUM([.E$3:.E303])" office:value-type="percentage" office:value="-0.017656023222061" calcext:value-type="percentage">
            <text:p>-2%</text:p>
          </table:table-cell>
          <table:table-cell table:formula="of:=[.O303]-(1-[.O303])/[.N303]" office:value-type="percentage" office:value="0.0286868640843735" calcext:value-type="percentage">
            <text:p>2.9%</text:p>
          </table:table-cell>
          <table:table-cell table:formula="of:=AVERAGEIF([.$H$3:.$H303];&quot;&gt;0&quot;)" office:value-type="float" office:value="3.11939189189189" calcext:value-type="float">
            <text:p>3.1</text:p>
          </table:table-cell>
          <table:table-cell table:formula="of:=AVERAGEIF([.$H$3:.$H303];&quot;&lt;0&quot;)" office:value-type="float" office:value="-5.52272727272727" calcext:value-type="float">
            <text:p>-5.5</text:p>
          </table:table-cell>
          <table:table-cell table:formula="of:=[.L303]/-[.M303]" office:value-type="percentage" office:value="0.564828161494828" calcext:value-type="percentage">
            <text:p>56%</text:p>
          </table:table-cell>
          <table:table-cell table:formula="of:=COUNTIF([.$G$3:.$G303];&quot;&gt;0&quot;)/COUNTIF([.$B$3:.$B303];&quot;&gt;0&quot;)" office:value-type="percentage" office:value="0.64940239043824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8" calcext:value-type="float">
            <text:p>1.08</text:p>
          </table:table-cell>
          <table:table-cell table:formula="of:=[.G304]-[.E304]" office:value-type="float" office:value="0.0800000000000001" calcext:value-type="float">
            <text:p>0.08</text:p>
          </table:table-cell>
          <table:table-cell table:formula="of:=SUM([.$H$2:.H304])" office:value-type="float" office:value="-24.25" calcext:value-type="float">
            <text:p>-24.25</text:p>
          </table:table-cell>
          <table:table-cell table:formula="of:=SUM([.H$3:.H304])/SUM([.E$3:.E304])" office:value-type="percentage" office:value="-0.0175852066715011" calcext:value-type="percentage">
            <text:p>-2%</text:p>
          </table:table-cell>
          <table:table-cell table:formula="of:=[.O304]-(1-[.O304])/[.N304]" office:value-type="percentage" office:value="0.0284717388128326" calcext:value-type="percentage">
            <text:p>2.8%</text:p>
          </table:table-cell>
          <table:table-cell table:formula="of:=AVERAGEIF([.$H$3:.$H304];&quot;&gt;0&quot;)" office:value-type="float" office:value="3.0989932885906" calcext:value-type="float">
            <text:p>3.1</text:p>
          </table:table-cell>
          <table:table-cell table:formula="of:=AVERAGEIF([.$H$3:.$H304];&quot;&lt;0&quot;)" office:value-type="float" office:value="-5.52272727272727" calcext:value-type="float">
            <text:p>-5.5</text:p>
          </table:table-cell>
          <table:table-cell table:formula="of:=[.L304]/-[.M304]" office:value-type="percentage" office:value="0.561134587234513" calcext:value-type="percentage">
            <text:p>56%</text:p>
          </table:table-cell>
          <table:table-cell table:formula="of:=COUNTIF([.$G$3:.$G304];&quot;&gt;0&quot;)/COUNTIF([.$B$3:.$B304];&quot;&gt;0&quot;)" office:value-type="percentage" office:value="0.6507936507936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ps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305]-[.E305]" office:value-type="float" office:value="0.0600000000000001" calcext:value-type="float">
            <text:p>0.06</text:p>
          </table:table-cell>
          <table:table-cell table:formula="of:=SUM([.$H$2:.H305])" office:value-type="float" office:value="-24.19" calcext:value-type="float">
            <text:p>-24.19</text:p>
          </table:table-cell>
          <table:table-cell table:formula="of:=SUM([.H$3:.H305])/SUM([.E$3:.E305])" office:value-type="percentage" office:value="-0.0175289855072464" calcext:value-type="percentage">
            <text:p>-2%</text:p>
          </table:table-cell>
          <table:table-cell table:formula="of:=[.O305]-(1-[.O305])/[.N305]" office:value-type="percentage" office:value="0.0282326980630349" calcext:value-type="percentage">
            <text:p>2.8%</text:p>
          </table:table-cell>
          <table:table-cell table:formula="of:=AVERAGEIF([.$H$3:.$H305];&quot;&gt;0&quot;)" office:value-type="float" office:value="3.07873333333333" calcext:value-type="float">
            <text:p>3.1</text:p>
          </table:table-cell>
          <table:table-cell table:formula="of:=AVERAGEIF([.$H$3:.$H305];&quot;&lt;0&quot;)" office:value-type="float" office:value="-5.52272727272727" calcext:value-type="float">
            <text:p>-5.5</text:p>
          </table:table-cell>
          <table:table-cell table:formula="of:=[.L305]/-[.M305]" office:value-type="percentage" office:value="0.557466117969822" calcext:value-type="percentage">
            <text:p>56%</text:p>
          </table:table-cell>
          <table:table-cell table:formula="of:=COUNTIF([.$G$3:.$G305];&quot;&gt;0&quot;)/COUNTIF([.$B$3:.$B305];&quot;&gt;0&quot;)" office:value-type="percentage" office:value="0.65217391304347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orri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306]-[.E306]" office:value-type="float" office:value="-2" calcext:value-type="float">
            <text:p>-2.00</text:p>
          </table:table-cell>
          <table:table-cell table:formula="of:=SUM([.$H$2:.H306])" office:value-type="float" office:value="-26.19" calcext:value-type="float">
            <text:p>-26.19</text:p>
          </table:table-cell>
          <table:table-cell table:formula="of:=SUM([.H$3:.H306])/SUM([.E$3:.E306])" office:value-type="percentage" office:value="-0.0189507959479016" calcext:value-type="percentage">
            <text:p>-2%</text:p>
          </table:table-cell>
          <table:table-cell table:formula="of:=[.O306]-(1-[.O306])/[.N306]" office:value-type="percentage" office:value="0.0255639952825129" calcext:value-type="percentage">
            <text:p>2.6%</text:p>
          </table:table-cell>
          <table:table-cell table:formula="of:=AVERAGEIF([.$H$3:.$H306];&quot;&gt;0&quot;)" office:value-type="float" office:value="3.07873333333333" calcext:value-type="float">
            <text:p>3.1</text:p>
          </table:table-cell>
          <table:table-cell table:formula="of:=AVERAGEIF([.$H$3:.$H306];&quot;&lt;0&quot;)" office:value-type="float" office:value="-5.48314606741573" calcext:value-type="float">
            <text:p>-5.5</text:p>
          </table:table-cell>
          <table:table-cell table:formula="of:=[.L306]/-[.M306]" office:value-type="percentage" office:value="0.561490300546448" calcext:value-type="percentage">
            <text:p>56%</text:p>
          </table:table-cell>
          <table:table-cell table:formula="of:=COUNTIF([.$G$3:.$G306];&quot;&gt;0&quot;)/COUNTIF([.$B$3:.$B306];&quot;&gt;0&quot;)" office:value-type="percentage" office:value="0.64960629921259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07]-[.E307]" office:value-type="float" office:value="0.48" calcext:value-type="float">
            <text:p>0.48</text:p>
          </table:table-cell>
          <table:table-cell table:formula="of:=SUM([.$H$2:.H307])" office:value-type="float" office:value="-25.71" calcext:value-type="float">
            <text:p>-25.71</text:p>
          </table:table-cell>
          <table:table-cell table:formula="of:=SUM([.H$3:.H307])/SUM([.E$3:.E307])" office:value-type="percentage" office:value="-0.0185765895953757" calcext:value-type="percentage">
            <text:p>-2%</text:p>
          </table:table-cell>
          <table:table-cell table:formula="of:=[.O307]-(1-[.O307])/[.N307]" office:value-type="percentage" office:value="0.0258910564160771" calcext:value-type="percentage">
            <text:p>2.6%</text:p>
          </table:table-cell>
          <table:table-cell table:formula="of:=AVERAGEIF([.$H$3:.$H307];&quot;&gt;0&quot;)" office:value-type="float" office:value="3.06152317880795" calcext:value-type="float">
            <text:p>3.1</text:p>
          </table:table-cell>
          <table:table-cell table:formula="of:=AVERAGEIF([.$H$3:.$H307];&quot;&lt;0&quot;)" office:value-type="float" office:value="-5.48314606741573" calcext:value-type="float">
            <text:p>-5.5</text:p>
          </table:table-cell>
          <table:table-cell table:formula="of:=[.L307]/-[.M307]" office:value-type="percentage" office:value="0.558351563348171" calcext:value-type="percentage">
            <text:p>56%</text:p>
          </table:table-cell>
          <table:table-cell table:formula="of:=COUNTIF([.$G$3:.$G307];&quot;&gt;0&quot;)/COUNTIF([.$B$3:.$B307];&quot;&gt;0&quot;)" office:value-type="percentage" office:value="0.65098039215686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epfer domini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308]-[.E308]" office:value-type="float" office:value="0.52" calcext:value-type="float">
            <text:p>0.52</text:p>
          </table:table-cell>
          <table:table-cell table:formula="of:=SUM([.$H$2:.H308])" office:value-type="float" office:value="-25.19" calcext:value-type="float">
            <text:p>-25.19</text:p>
          </table:table-cell>
          <table:table-cell table:formula="of:=SUM([.H$3:.H308])/SUM([.E$3:.E308])" office:value-type="percentage" office:value="-0.018187725631769" calcext:value-type="percentage">
            <text:p>-2%</text:p>
          </table:table-cell>
          <table:table-cell table:formula="of:=[.O308]-(1-[.O308])/[.N308]" office:value-type="percentage" office:value="0.026276897511938" calcext:value-type="percentage">
            <text:p>2.6%</text:p>
          </table:table-cell>
          <table:table-cell table:formula="of:=AVERAGEIF([.$H$3:.$H308];&quot;&gt;0&quot;)" office:value-type="float" office:value="3.04480263157895" calcext:value-type="float">
            <text:p>3.0</text:p>
          </table:table-cell>
          <table:table-cell table:formula="of:=AVERAGEIF([.$H$3:.$H308];&quot;&lt;0&quot;)" office:value-type="float" office:value="-5.48314606741573" calcext:value-type="float">
            <text:p>-5.5</text:p>
          </table:table-cell>
          <table:table-cell table:formula="of:=[.L308]/-[.M308]" office:value-type="percentage" office:value="0.555302119283865" calcext:value-type="percentage">
            <text:p>56%</text:p>
          </table:table-cell>
          <table:table-cell table:formula="of:=COUNTIF([.$G$3:.$G308];&quot;&gt;0&quot;)/COUNTIF([.$B$3:.$B308];&quot;&gt;0&quot;)" office:value-type="percentage" office:value="0.6523437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09]-[.E309]" office:value-type="float" office:value="-1" calcext:value-type="float">
            <text:p>-1.00</text:p>
          </table:table-cell>
          <table:table-cell table:formula="of:=SUM([.$H$2:.H309])" office:value-type="float" office:value="-26.19" calcext:value-type="float">
            <text:p>-26.19</text:p>
          </table:table-cell>
          <table:table-cell table:formula="of:=SUM([.H$3:.H309])/SUM([.E$3:.E309])" office:value-type="percentage" office:value="-0.0188961038961039" calcext:value-type="percentage">
            <text:p>-2%</text:p>
          </table:table-cell>
          <table:table-cell table:formula="of:=[.O309]-(1-[.O309])/[.N309]" office:value-type="percentage" office:value="0.0248967208181927" calcext:value-type="percentage">
            <text:p>2.5%</text:p>
          </table:table-cell>
          <table:table-cell table:formula="of:=AVERAGEIF([.$H$3:.$H309];&quot;&gt;0&quot;)" office:value-type="float" office:value="3.04480263157895" calcext:value-type="float">
            <text:p>3.0</text:p>
          </table:table-cell>
          <table:table-cell table:formula="of:=AVERAGEIF([.$H$3:.$H309];&quot;&lt;0&quot;)" office:value-type="float" office:value="-5.43333333333333" calcext:value-type="float">
            <text:p>-5.4</text:p>
          </table:table-cell>
          <table:table-cell table:formula="of:=[.L309]/-[.M309]" office:value-type="percentage" office:value="0.560393122376493" calcext:value-type="percentage">
            <text:p>56%</text:p>
          </table:table-cell>
          <table:table-cell table:formula="of:=COUNTIF([.$G$3:.$G309];&quot;&gt;0&quot;)/COUNTIF([.$B$3:.$B309];&quot;&gt;0&quot;)" office:value-type="percentage" office:value="0.64980544747081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10]-[.E310]" office:value-type="float" office:value="0.6" calcext:value-type="float">
            <text:p>0.60</text:p>
          </table:table-cell>
          <table:table-cell table:formula="of:=SUM([.$H$2:.H310])" office:value-type="float" office:value="-25.59" calcext:value-type="float">
            <text:p>-25.59</text:p>
          </table:table-cell>
          <table:table-cell table:formula="of:=SUM([.H$3:.H310])/SUM([.E$3:.E310])" office:value-type="percentage" office:value="-0.0184365994236311" calcext:value-type="percentage">
            <text:p>-2%</text:p>
          </table:table-cell>
          <table:table-cell table:formula="of:=[.O310]-(1-[.O310])/[.N310]" office:value-type="percentage" office:value="0.0253921511063336" calcext:value-type="percentage">
            <text:p>2.5%</text:p>
          </table:table-cell>
          <table:table-cell table:formula="of:=AVERAGEIF([.$H$3:.$H310];&quot;&gt;0&quot;)" office:value-type="float" office:value="3.02882352941176" calcext:value-type="float">
            <text:p>3.0</text:p>
          </table:table-cell>
          <table:table-cell table:formula="of:=AVERAGEIF([.$H$3:.$H310];&quot;&lt;0&quot;)" office:value-type="float" office:value="-5.43333333333333" calcext:value-type="float">
            <text:p>-5.4</text:p>
          </table:table-cell>
          <table:table-cell table:formula="of:=[.L310]/-[.M310]" office:value-type="percentage" office:value="0.557452183327319" calcext:value-type="percentage">
            <text:p>56%</text:p>
          </table:table-cell>
          <table:table-cell table:formula="of:=COUNTIF([.$G$3:.$G310];&quot;&gt;0&quot;)/COUNTIF([.$B$3:.$B310];&quot;&gt;0&quot;)" office:value-type="percentage" office:value="0.65116279069767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311]-[.E311]" office:value-type="float" office:value="1.3" calcext:value-type="float">
            <text:p>1.30</text:p>
          </table:table-cell>
          <table:table-cell table:formula="of:=SUM([.$H$2:.H311])" office:value-type="float" office:value="-24.29" calcext:value-type="float">
            <text:p>-24.29</text:p>
          </table:table-cell>
          <table:table-cell table:formula="of:=SUM([.H$3:.H311])/SUM([.E$3:.E311])" office:value-type="percentage" office:value="-0.0174748201438849" calcext:value-type="percentage">
            <text:p>-2%</text:p>
          </table:table-cell>
          <table:table-cell table:formula="of:=[.O311]-(1-[.O311])/[.N311]" office:value-type="percentage" office:value="0.0268360996341889" calcext:value-type="percentage">
            <text:p>2.7%</text:p>
          </table:table-cell>
          <table:table-cell table:formula="of:=AVERAGEIF([.$H$3:.$H311];&quot;&gt;0&quot;)" office:value-type="float" office:value="3.0175974025974" calcext:value-type="float">
            <text:p>3.0</text:p>
          </table:table-cell>
          <table:table-cell table:formula="of:=AVERAGEIF([.$H$3:.$H311];&quot;&lt;0&quot;)" office:value-type="float" office:value="-5.43333333333333" calcext:value-type="float">
            <text:p>-5.4</text:p>
          </table:table-cell>
          <table:table-cell table:formula="of:=[.L311]/-[.M311]" office:value-type="percentage" office:value="0.555386025017927" calcext:value-type="percentage">
            <text:p>56%</text:p>
          </table:table-cell>
          <table:table-cell table:formula="of:=COUNTIF([.$G$3:.$G311];&quot;&gt;0&quot;)/COUNTIF([.$B$3:.$B311];&quot;&gt;0&quot;)" office:value-type="percentage" office:value="0.652509652509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0" calcext:value-type="float">
            <text:p>0.00</text:p>
          </table:table-cell>
          <table:table-cell table:formula="of:=[.G312]-[.E312]" office:value-type="float" office:value="-2" calcext:value-type="float">
            <text:p>-2.00</text:p>
          </table:table-cell>
          <table:table-cell table:formula="of:=SUM([.$H$2:.H312])" office:value-type="float" office:value="-26.29" calcext:value-type="float">
            <text:p>-26.29</text:p>
          </table:table-cell>
          <table:table-cell table:formula="of:=SUM([.H$3:.H312])/SUM([.E$3:.E312])" office:value-type="percentage" office:value="-0.0188864942528736" calcext:value-type="percentage">
            <text:p>-2%</text:p>
          </table:table-cell>
          <table:table-cell table:formula="of:=[.O312]-(1-[.O312])/[.N312]" office:value-type="percentage" office:value="0.0241837341071273" calcext:value-type="percentage">
            <text:p>2.4%</text:p>
          </table:table-cell>
          <table:table-cell table:formula="of:=AVERAGEIF([.$H$3:.$H312];&quot;&gt;0&quot;)" office:value-type="float" office:value="3.0175974025974" calcext:value-type="float">
            <text:p>3.0</text:p>
          </table:table-cell>
          <table:table-cell table:formula="of:=AVERAGEIF([.$H$3:.$H312];&quot;&lt;0&quot;)" office:value-type="float" office:value="-5.3956043956044" calcext:value-type="float">
            <text:p>-5.4</text:p>
          </table:table-cell>
          <table:table-cell table:formula="of:=[.L312]/-[.M312]" office:value-type="percentage" office:value="0.559269579707462" calcext:value-type="percentage">
            <text:p>56%</text:p>
          </table:table-cell>
          <table:table-cell table:formula="of:=COUNTIF([.$G$3:.$G312];&quot;&gt;0&quot;)/COUNTIF([.$B$3:.$B312];&quot;&gt;0&quot;)" office:value-type="percentage" office:value="0.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rkacz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313]-[.E313]" office:value-type="float" office:value="-2" calcext:value-type="float">
            <text:p>-2.00</text:p>
          </table:table-cell>
          <table:table-cell table:formula="of:=SUM([.$H$2:.H313])" office:value-type="float" office:value="-28.29" calcext:value-type="float">
            <text:p>-28.29</text:p>
          </table:table-cell>
          <table:table-cell table:formula="of:=SUM([.H$3:.H313])/SUM([.E$3:.E313])" office:value-type="percentage" office:value="-0.0202941176470588" calcext:value-type="percentage">
            <text:p>-2%</text:p>
          </table:table-cell>
          <table:table-cell table:formula="of:=[.O313]-(1-[.O313])/[.N313]" office:value-type="percentage" office:value="0.0215516932201198" calcext:value-type="percentage">
            <text:p>2.2%</text:p>
          </table:table-cell>
          <table:table-cell table:formula="of:=AVERAGEIF([.$H$3:.$H313];&quot;&gt;0&quot;)" office:value-type="float" office:value="3.0175974025974" calcext:value-type="float">
            <text:p>3.0</text:p>
          </table:table-cell>
          <table:table-cell table:formula="of:=AVERAGEIF([.$H$3:.$H313];&quot;&lt;0&quot;)" office:value-type="float" office:value="-5.35869565217391" calcext:value-type="float">
            <text:p>-5.4</text:p>
          </table:table-cell>
          <table:table-cell table:formula="of:=[.L313]/-[.M313]" office:value-type="percentage" office:value="0.563121624825479" calcext:value-type="percentage">
            <text:p>56%</text:p>
          </table:table-cell>
          <table:table-cell table:formula="of:=COUNTIF([.$G$3:.$G313];&quot;&gt;0&quot;)/COUNTIF([.$B$3:.$B313];&quot;&gt;0&quot;)" office:value-type="percentage" office:value="0.647509578544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jchrzak</text:p>
          </table:table-cell>
          <table:table-cell office:value-type="float" office:value="2" calcext:value-type="float">
            <text:p>2</text:p>
          </table:table-cell>
          <table:table-cell office:value-type="float" office:value="2.04" calcext:value-type="float">
            <text:p>2.04</text:p>
          </table:table-cell>
          <table:table-cell office:value-type="float" office:value="4.1" calcext:value-type="float">
            <text:p>4.10</text:p>
          </table:table-cell>
          <table:table-cell table:formula="of:=[.G314]-[.E314]" office:value-type="float" office:value="2.1" calcext:value-type="float">
            <text:p>2.10</text:p>
          </table:table-cell>
          <table:table-cell table:formula="of:=SUM([.$H$2:.H314])" office:value-type="float" office:value="-26.19" calcext:value-type="float">
            <text:p>-26.19</text:p>
          </table:table-cell>
          <table:table-cell table:formula="of:=SUM([.H$3:.H314])/SUM([.E$3:.E314])" office:value-type="percentage" office:value="-0.0187607449856734" calcext:value-type="percentage">
            <text:p>-2%</text:p>
          </table:table-cell>
          <table:table-cell table:formula="of:=[.O314]-(1-[.O314])/[.N314]" office:value-type="percentage" office:value="0.0240604943966773" calcext:value-type="percentage">
            <text:p>2.4%</text:p>
          </table:table-cell>
          <table:table-cell table:formula="of:=AVERAGEIF([.$H$3:.$H314];&quot;&gt;0&quot;)" office:value-type="float" office:value="3.01167741935484" calcext:value-type="float">
            <text:p>3.0</text:p>
          </table:table-cell>
          <table:table-cell table:formula="of:=AVERAGEIF([.$H$3:.$H314];&quot;&lt;0&quot;)" office:value-type="float" office:value="-5.35869565217391" calcext:value-type="float">
            <text:p>-5.4</text:p>
          </table:table-cell>
          <table:table-cell table:formula="of:=[.L314]/-[.M314]" office:value-type="percentage" office:value="0.562016881502323" calcext:value-type="percentage">
            <text:p>56%</text:p>
          </table:table-cell>
          <table:table-cell table:formula="of:=COUNTIF([.$G$3:.$G314];&quot;&gt;0&quot;)/COUNTIF([.$B$3:.$B314];&quot;&gt;0&quot;)" office:value-type="percentage" office:value="0.64885496183206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315]-[.E315]" office:value-type="float" office:value="0.24" calcext:value-type="float">
            <text:p>0.24</text:p>
          </table:table-cell>
          <table:table-cell table:formula="of:=SUM([.$H$2:.H315])" office:value-type="float" office:value="-25.95" calcext:value-type="float">
            <text:p>-25.95</text:p>
          </table:table-cell>
          <table:table-cell table:formula="of:=SUM([.H$3:.H315])/SUM([.E$3:.E315])" office:value-type="percentage" office:value="-0.0185755189692198" calcext:value-type="percentage">
            <text:p>-2%</text:p>
          </table:table-cell>
          <table:table-cell table:formula="of:=[.O315]-(1-[.O315])/[.N315]" office:value-type="percentage" office:value="0.0240775875438549" calcext:value-type="percentage">
            <text:p>2.4%</text:p>
          </table:table-cell>
          <table:table-cell table:formula="of:=AVERAGEIF([.$H$3:.$H315];&quot;&gt;0&quot;)" office:value-type="float" office:value="2.99391025641026" calcext:value-type="float">
            <text:p>3.0</text:p>
          </table:table-cell>
          <table:table-cell table:formula="of:=AVERAGEIF([.$H$3:.$H315];&quot;&lt;0&quot;)" office:value-type="float" office:value="-5.35869565217391" calcext:value-type="float">
            <text:p>-5.4</text:p>
          </table:table-cell>
          <table:table-cell table:formula="of:=[.L315]/-[.M315]" office:value-type="percentage" office:value="0.558701305455869" calcext:value-type="percentage">
            <text:p>56%</text:p>
          </table:table-cell>
          <table:table-cell table:formula="of:=COUNTIF([.$G$3:.$G315];&quot;&gt;0&quot;)/COUNTIF([.$B$3:.$B315];&quot;&gt;0&quot;)" office:value-type="percentage" office:value="0.6501901140684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316]-[.E316]" office:value-type="float" office:value="0.8" calcext:value-type="float">
            <text:p>0.80</text:p>
          </table:table-cell>
          <table:table-cell table:formula="of:=SUM([.$H$2:.H316])" office:value-type="float" office:value="-25.15" calcext:value-type="float">
            <text:p>-25.15</text:p>
          </table:table-cell>
          <table:table-cell table:formula="of:=SUM([.H$3:.H316])/SUM([.E$3:.E316])" office:value-type="percentage" office:value="-0.0179899856938484" calcext:value-type="percentage">
            <text:p>-2%</text:p>
          </table:table-cell>
          <table:table-cell table:formula="of:=[.O316]-(1-[.O316])/[.N316]" office:value-type="percentage" office:value="0.0248493268692052" calcext:value-type="percentage">
            <text:p>2.5%</text:p>
          </table:table-cell>
          <table:table-cell table:formula="of:=AVERAGEIF([.$H$3:.$H316];&quot;&gt;0&quot;)" office:value-type="float" office:value="2.97993630573248" calcext:value-type="float">
            <text:p>3.0</text:p>
          </table:table-cell>
          <table:table-cell table:formula="of:=AVERAGEIF([.$H$3:.$H316];&quot;&lt;0&quot;)" office:value-type="float" office:value="-5.35869565217391" calcext:value-type="float">
            <text:p>-5.4</text:p>
          </table:table-cell>
          <table:table-cell table:formula="of:=[.L316]/-[.M316]" office:value-type="percentage" office:value="0.556093590522086" calcext:value-type="percentage">
            <text:p>56%</text:p>
          </table:table-cell>
          <table:table-cell table:formula="of:=COUNTIF([.$G$3:.$G316];&quot;&gt;0&quot;)/COUNTIF([.$B$3:.$B316];&quot;&gt;0&quot;)" office:value-type="percentage" office:value="0.6515151515151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ck j</text:p>
          </table:table-cell>
          <table:table-cell office:value-type="float" office:value="3" calcext:value-type="float">
            <text:p>3</text:p>
          </table:table-cell>
          <table:table-cell office:value-type="float" office:value="2.15" calcext:value-type="float">
            <text:p>2.15</text:p>
          </table:table-cell>
          <table:table-cell office:value-type="float" office:value="0" calcext:value-type="float">
            <text:p>0.00</text:p>
          </table:table-cell>
          <table:table-cell table:formula="of:=[.G317]-[.E317]" office:value-type="float" office:value="-3" calcext:value-type="float">
            <text:p>-3.00</text:p>
          </table:table-cell>
          <table:table-cell table:formula="of:=SUM([.$H$2:.H317])" office:value-type="float" office:value="-28.15" calcext:value-type="float">
            <text:p>-28.15</text:p>
          </table:table-cell>
          <table:table-cell table:formula="of:=SUM([.H$3:.H317])/SUM([.E$3:.E317])" office:value-type="percentage" office:value="-0.0200927908636688" calcext:value-type="percentage">
            <text:p>-2%</text:p>
          </table:table-cell>
          <table:table-cell table:formula="of:=[.O317]-(1-[.O317])/[.N317]" office:value-type="percentage" office:value="0.020956563646226" calcext:value-type="percentage">
            <text:p>2.1%</text:p>
          </table:table-cell>
          <table:table-cell table:formula="of:=AVERAGEIF([.$H$3:.$H317];&quot;&gt;0&quot;)" office:value-type="float" office:value="2.97993630573248" calcext:value-type="float">
            <text:p>3.0</text:p>
          </table:table-cell>
          <table:table-cell table:formula="of:=AVERAGEIF([.$H$3:.$H317];&quot;&lt;0&quot;)" office:value-type="float" office:value="-5.33333333333333" calcext:value-type="float">
            <text:p>-5.3</text:p>
          </table:table-cell>
          <table:table-cell table:formula="of:=[.L317]/-[.M317]" office:value-type="percentage" office:value="0.558738057324841" calcext:value-type="percentage">
            <text:p>56%</text:p>
          </table:table-cell>
          <table:table-cell table:formula="of:=COUNTIF([.$G$3:.$G317];&quot;&gt;0&quot;)/COUNTIF([.$B$3:.$B317];&quot;&gt;0&quot;)" office:value-type="percentage" office:value="0.6490566037735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nchetrit ellio</text:p>
          </table:table-cell>
          <table:table-cell office:value-type="float" office:value="2" calcext:value-type="float">
            <text:p>2</text:p>
          </table:table-cell>
          <table:table-cell office:value-type="float" office:value="2.8" calcext:value-type="float">
            <text:p>2.80</text:p>
          </table:table-cell>
          <table:table-cell office:value-type="float" office:value="0" calcext:value-type="float">
            <text:p>0.00</text:p>
          </table:table-cell>
          <table:table-cell table:formula="of:=[.G318]-[.E318]" office:value-type="float" office:value="-2" calcext:value-type="float">
            <text:p>-2.00</text:p>
          </table:table-cell>
          <table:table-cell table:formula="of:=SUM([.$H$2:.H318])" office:value-type="float" office:value="-30.15" calcext:value-type="float">
            <text:p>-30.15</text:p>
          </table:table-cell>
          <table:table-cell table:formula="of:=SUM([.H$3:.H318])/SUM([.E$3:.E318])" office:value-type="percentage" office:value="-0.0214896650035638" calcext:value-type="percentage">
            <text:p>-2%</text:p>
          </table:table-cell>
          <table:table-cell table:formula="of:=[.O318]-(1-[.O318])/[.N318]" office:value-type="percentage" office:value="0.018354639403896" calcext:value-type="percentage">
            <text:p>1.8%</text:p>
          </table:table-cell>
          <table:table-cell table:formula="of:=AVERAGEIF([.$H$3:.$H318];&quot;&gt;0&quot;)" office:value-type="float" office:value="2.97993630573248" calcext:value-type="float">
            <text:p>3.0</text:p>
          </table:table-cell>
          <table:table-cell table:formula="of:=AVERAGEIF([.$H$3:.$H318];&quot;&lt;0&quot;)" office:value-type="float" office:value="-5.29787234042553" calcext:value-type="float">
            <text:p>-5.3</text:p>
          </table:table-cell>
          <table:table-cell table:formula="of:=[.L318]/-[.M318]" office:value-type="percentage" office:value="0.562477937226614" calcext:value-type="percentage">
            <text:p>56%</text:p>
          </table:table-cell>
          <table:table-cell table:formula="of:=COUNTIF([.$G$3:.$G318];&quot;&gt;0&quot;)/COUNTIF([.$B$3:.$B318];&quot;&gt;0&quot;)" office:value-type="percentage" office:value="0.64661654135338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6" calcext:value-type="date">
            <text:p>2019-08-2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8" calcext:value-type="float">
            <text:p>1.18</text:p>
          </table:table-cell>
          <table:table-cell table:formula="of:=[.G319]-[.E319]" office:value-type="float" office:value="0.18" calcext:value-type="float">
            <text:p>0.18</text:p>
          </table:table-cell>
          <table:table-cell table:formula="of:=SUM([.$H$2:.H319])" office:value-type="float" office:value="-29.97" calcext:value-type="float">
            <text:p>-29.97</text:p>
          </table:table-cell>
          <table:table-cell table:formula="of:=SUM([.H$3:.H319])/SUM([.E$3:.E319])" office:value-type="percentage" office:value="-0.0213461538461539" calcext:value-type="percentage">
            <text:p>-2%</text:p>
          </table:table-cell>
          <table:table-cell table:formula="of:=[.O319]-(1-[.O319])/[.N319]" office:value-type="percentage" office:value="0.0182867851311751" calcext:value-type="percentage">
            <text:p>1.8%</text:p>
          </table:table-cell>
          <table:table-cell table:formula="of:=AVERAGEIF([.$H$3:.$H319];&quot;&gt;0&quot;)" office:value-type="float" office:value="2.96221518987342" calcext:value-type="float">
            <text:p>3.0</text:p>
          </table:table-cell>
          <table:table-cell table:formula="of:=AVERAGEIF([.$H$3:.$H319];&quot;&lt;0&quot;)" office:value-type="float" office:value="-5.29787234042553" calcext:value-type="float">
            <text:p>-5.3</text:p>
          </table:table-cell>
          <table:table-cell table:formula="of:=[.L319]/-[.M319]" office:value-type="percentage" office:value="0.55913298764679" calcext:value-type="percentage">
            <text:p>56%</text:p>
          </table:table-cell>
          <table:table-cell table:formula="of:=COUNTIF([.$G$3:.$G319];&quot;&gt;0&quot;)/COUNTIF([.$B$3:.$B319];&quot;&gt;0&quot;)" office:value-type="percentage" office:value="0.647940074906367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22:.H353])" office:value-type="float" office:value="-7.84" calcext:value-type="float">
            <text:p>-7.8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322]-[.E322]" office:value-type="float" office:value="-5" calcext:value-type="float">
            <text:p>-5.00</text:p>
          </table:table-cell>
          <table:table-cell table:formula="of:=SUM([.$H$2:.H322])" office:value-type="float" office:value="-34.97" calcext:value-type="float">
            <text:p>-34.97</text:p>
          </table:table-cell>
          <table:table-cell table:formula="of:=SUM([.H$3:.H322])/SUM([.E$3:.E322])" office:value-type="percentage" office:value="-0.024819020581973" calcext:value-type="percentage">
            <text:p>-2%</text:p>
          </table:table-cell>
          <table:table-cell table:formula="of:=[.O322]-(1-[.O322])/[.N322]" office:value-type="percentage" office:value="0.0119203195610949" calcext:value-type="percentage">
            <text:p>1.2%</text:p>
          </table:table-cell>
          <table:table-cell table:formula="of:=AVERAGEIF([.$H$3:.$H322];&quot;&gt;0&quot;)" office:value-type="float" office:value="2.96221518987342" calcext:value-type="float">
            <text:p>3.0</text:p>
          </table:table-cell>
          <table:table-cell table:formula="of:=AVERAGEIF([.$H$3:.$H322];&quot;&lt;0&quot;)" office:value-type="float" office:value="-5.29473684210526" calcext:value-type="float">
            <text:p>-5.3</text:p>
          </table:table-cell>
          <table:table-cell table:formula="of:=[.L322]/-[.M322]" office:value-type="percentage" office:value="0.559464101467147" calcext:value-type="percentage">
            <text:p>56%</text:p>
          </table:table-cell>
          <table:table-cell table:formula="of:=COUNTIF([.$G$3:.$G322];&quot;&gt;0&quot;)/COUNTIF([.$B$3:.$B322];&quot;&gt;0&quot;)" office:value-type="percentage" office:value="0.6455223880597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ublik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323]-[.E323]" office:value-type="float" office:value="3.1" calcext:value-type="float">
            <text:p>3.10</text:p>
          </table:table-cell>
          <table:table-cell table:formula="of:=SUM([.$H$2:.H323])" office:value-type="float" office:value="-31.87" calcext:value-type="float">
            <text:p>-31.87</text:p>
          </table:table-cell>
          <table:table-cell table:formula="of:=SUM([.H$3:.H323])/SUM([.E$3:.E323])" office:value-type="percentage" office:value="-0.0225388967468175" calcext:value-type="percentage">
            <text:p>-2%</text:p>
          </table:table-cell>
          <table:table-cell table:formula="of:=[.O323]-(1-[.O323])/[.N323]" office:value-type="percentage" office:value="0.0157780901205888" calcext:value-type="percentage">
            <text:p>1.6%</text:p>
          </table:table-cell>
          <table:table-cell table:formula="of:=AVERAGEIF([.$H$3:.$H323];&quot;&gt;0&quot;)" office:value-type="float" office:value="2.96308176100629" calcext:value-type="float">
            <text:p>3.0</text:p>
          </table:table-cell>
          <table:table-cell table:formula="of:=AVERAGEIF([.$H$3:.$H323];&quot;&lt;0&quot;)" office:value-type="float" office:value="-5.29473684210526" calcext:value-type="float">
            <text:p>-5.3</text:p>
          </table:table-cell>
          <table:table-cell table:formula="of:=[.L323]/-[.M323]" office:value-type="percentage" office:value="0.559627767983295" calcext:value-type="percentage">
            <text:p>56%</text:p>
          </table:table-cell>
          <table:table-cell table:formula="of:=COUNTIF([.$G$3:.$G323];&quot;&gt;0&quot;)/COUNTIF([.$B$3:.$B323];&quot;&gt;0&quot;)" office:value-type="percentage" office:value="0.64684014869888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imon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324]-[.E324]" office:value-type="float" office:value="1.26" calcext:value-type="float">
            <text:p>1.26</text:p>
          </table:table-cell>
          <table:table-cell table:formula="of:=SUM([.$H$2:.H324])" office:value-type="float" office:value="-30.61" calcext:value-type="float">
            <text:p>-30.61</text:p>
          </table:table-cell>
          <table:table-cell table:formula="of:=SUM([.H$3:.H324])/SUM([.E$3:.E324])" office:value-type="percentage" office:value="-0.0216019760056457" calcext:value-type="percentage">
            <text:p>-2%</text:p>
          </table:table-cell>
          <table:table-cell table:formula="of:=[.O324]-(1-[.O324])/[.N324]" office:value-type="percentage" office:value="0.0171566494414144" calcext:value-type="percentage">
            <text:p>1.7%</text:p>
          </table:table-cell>
          <table:table-cell table:formula="of:=AVERAGEIF([.$H$3:.$H324];&quot;&gt;0&quot;)" office:value-type="float" office:value="2.9524375" calcext:value-type="float">
            <text:p>3.0</text:p>
          </table:table-cell>
          <table:table-cell table:formula="of:=AVERAGEIF([.$H$3:.$H324];&quot;&lt;0&quot;)" office:value-type="float" office:value="-5.29473684210526" calcext:value-type="float">
            <text:p>-5.3</text:p>
          </table:table-cell>
          <table:table-cell table:formula="of:=[.L324]/-[.M324]" office:value-type="percentage" office:value="0.557617420477137" calcext:value-type="percentage">
            <text:p>56%</text:p>
          </table:table-cell>
          <table:table-cell table:formula="of:=COUNTIF([.$G$3:.$G324];&quot;&gt;0&quot;)/COUNTIF([.$B$3:.$B324];&quot;&gt;0&quot;)" office:value-type="percentage" office:value="0.64814814814814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utista agut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325]-[.E325]" office:value-type="float" office:value="-2" calcext:value-type="float">
            <text:p>-2.00</text:p>
          </table:table-cell>
          <table:table-cell table:formula="of:=SUM([.$H$2:.H325])" office:value-type="float" office:value="-32.61" calcext:value-type="float">
            <text:p>-32.61</text:p>
          </table:table-cell>
          <table:table-cell table:formula="of:=SUM([.H$3:.H325])/SUM([.E$3:.E325])" office:value-type="percentage" office:value="-0.0229809725158562" calcext:value-type="percentage">
            <text:p>-2%</text:p>
          </table:table-cell>
          <table:table-cell table:formula="of:=[.O325]-(1-[.O325])/[.N325]" office:value-type="percentage" office:value="0.0145936862319577" calcext:value-type="percentage">
            <text:p>1.5%</text:p>
          </table:table-cell>
          <table:table-cell table:formula="of:=AVERAGEIF([.$H$3:.$H325];&quot;&gt;0&quot;)" office:value-type="float" office:value="2.9524375" calcext:value-type="float">
            <text:p>3.0</text:p>
          </table:table-cell>
          <table:table-cell table:formula="of:=AVERAGEIF([.$H$3:.$H325];&quot;&lt;0&quot;)" office:value-type="float" office:value="-5.26041666666667" calcext:value-type="float">
            <text:p>-5.3</text:p>
          </table:table-cell>
          <table:table-cell table:formula="of:=[.L325]/-[.M325]" office:value-type="percentage" office:value="0.561255445544554" calcext:value-type="percentage">
            <text:p>56%</text:p>
          </table:table-cell>
          <table:table-cell table:formula="of:=COUNTIF([.$G$3:.$G325];&quot;&gt;0&quot;)/COUNTIF([.$B$3:.$B325];&quot;&gt;0&quot;)" office:value-type="percentage" office:value="0.64575645756457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326]-[.E326]" office:value-type="float" office:value="2.08" calcext:value-type="float">
            <text:p>2.08</text:p>
          </table:table-cell>
          <table:table-cell table:formula="of:=SUM([.$H$2:.H326])" office:value-type="float" office:value="-30.53" calcext:value-type="float">
            <text:p>-30.53</text:p>
          </table:table-cell>
          <table:table-cell table:formula="of:=SUM([.H$3:.H326])/SUM([.E$3:.E326])" office:value-type="percentage" office:value="-0.0214546732255798" calcext:value-type="percentage">
            <text:p>-2%</text:p>
          </table:table-cell>
          <table:table-cell table:formula="of:=[.O326]-(1-[.O326])/[.N326]" office:value-type="percentage" office:value="0.0170602120756413" calcext:value-type="percentage">
            <text:p>1.7%</text:p>
          </table:table-cell>
          <table:table-cell table:formula="of:=AVERAGEIF([.$H$3:.$H326];&quot;&gt;0&quot;)" office:value-type="float" office:value="2.94701863354037" calcext:value-type="float">
            <text:p>2.9</text:p>
          </table:table-cell>
          <table:table-cell table:formula="of:=AVERAGEIF([.$H$3:.$H326];&quot;&lt;0&quot;)" office:value-type="float" office:value="-5.26041666666667" calcext:value-type="float">
            <text:p>-5.3</text:p>
          </table:table-cell>
          <table:table-cell table:formula="of:=[.L326]/-[.M326]" office:value-type="percentage" office:value="0.560225324395794" calcext:value-type="percentage">
            <text:p>56%</text:p>
          </table:table-cell>
          <table:table-cell table:formula="of:=COUNTIF([.$G$3:.$G326];&quot;&gt;0&quot;)/COUNTIF([.$B$3:.$B326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ranollers</text:p>
          </table:table-cell>
          <table:table-cell office:value-type="float" office:value="4" calcext:value-type="float">
            <text:p>4</text:p>
          </table:table-cell>
          <table:table-cell office:value-type="float" office:value="2.6" calcext:value-type="float">
            <text:p>2.60</text:p>
          </table:table-cell>
          <table:table-cell office:value-type="float" office:value="0" calcext:value-type="float">
            <text:p>0.00</text:p>
          </table:table-cell>
          <table:table-cell table:formula="of:=[.G327]-[.E327]" office:value-type="float" office:value="-4" calcext:value-type="float">
            <text:p>-4.00</text:p>
          </table:table-cell>
          <table:table-cell table:formula="of:=SUM([.$H$2:.H327])" office:value-type="float" office:value="-34.53" calcext:value-type="float">
            <text:p>-34.53</text:p>
          </table:table-cell>
          <table:table-cell table:formula="of:=SUM([.H$3:.H327])/SUM([.E$3:.E327])" office:value-type="percentage" office:value="-0.024197617379117" calcext:value-type="percentage">
            <text:p>-2%</text:p>
          </table:table-cell>
          <table:table-cell table:formula="of:=[.O327]-(1-[.O327])/[.N327]" office:value-type="percentage" office:value="0.0120259111554666" calcext:value-type="percentage">
            <text:p>1.2%</text:p>
          </table:table-cell>
          <table:table-cell table:formula="of:=AVERAGEIF([.$H$3:.$H327];&quot;&gt;0&quot;)" office:value-type="float" office:value="2.94701863354037" calcext:value-type="float">
            <text:p>2.9</text:p>
          </table:table-cell>
          <table:table-cell table:formula="of:=AVERAGEIF([.$H$3:.$H327];&quot;&lt;0&quot;)" office:value-type="float" office:value="-5.24742268041237" calcext:value-type="float">
            <text:p>-5.2</text:p>
          </table:table-cell>
          <table:table-cell table:formula="of:=[.L327]/-[.M327]" office:value-type="percentage" office:value="0.561612588317124" calcext:value-type="percentage">
            <text:p>56%</text:p>
          </table:table-cell>
          <table:table-cell table:formula="of:=COUNTIF([.$G$3:.$G327];&quot;&gt;0&quot;)/COUNTIF([.$B$3:.$B327];&quot;&gt;0&quot;)" office:value-type="percentage" office:value="0.6446886446886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itsipas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28]-[.E328]" office:value-type="float" office:value="-3" calcext:value-type="float">
            <text:p>-3.00</text:p>
          </table:table-cell>
          <table:table-cell table:formula="of:=SUM([.$H$2:.H328])" office:value-type="float" office:value="-37.53" calcext:value-type="float">
            <text:p>-37.53</text:p>
          </table:table-cell>
          <table:table-cell table:formula="of:=SUM([.H$3:.H328])/SUM([.E$3:.E328])" office:value-type="percentage" office:value="-0.0262447552447553" calcext:value-type="percentage">
            <text:p>-3%</text:p>
          </table:table-cell>
          <table:table-cell table:formula="of:=[.O328]-(1-[.O328])/[.N328]" office:value-type="percentage" office:value="0.0082667729601944" calcext:value-type="percentage">
            <text:p>0.8%</text:p>
          </table:table-cell>
          <table:table-cell table:formula="of:=AVERAGEIF([.$H$3:.$H328];&quot;&gt;0&quot;)" office:value-type="float" office:value="2.94701863354037" calcext:value-type="float">
            <text:p>2.9</text:p>
          </table:table-cell>
          <table:table-cell table:formula="of:=AVERAGEIF([.$H$3:.$H328];&quot;&lt;0&quot;)" office:value-type="float" office:value="-5.22448979591837" calcext:value-type="float">
            <text:p>-5.2</text:p>
          </table:table-cell>
          <table:table-cell table:formula="of:=[.L328]/-[.M328]" office:value-type="percentage" office:value="0.564077785326087" calcext:value-type="percentage">
            <text:p>56%</text:p>
          </table:table-cell>
          <table:table-cell table:formula="of:=COUNTIF([.$G$3:.$G328];&quot;&gt;0&quot;)/COUNTIF([.$B$3:.$B328];&quot;&gt;0&quot;)" office:value-type="percentage" office:value="0.6423357664233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edmund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0</text:p>
          </table:table-cell>
          <table:table-cell office:value-type="float" office:value="0" calcext:value-type="float">
            <text:p>0.00</text:p>
          </table:table-cell>
          <table:table-cell table:formula="of:=[.G329]-[.E329]" office:value-type="float" office:value="-2" calcext:value-type="float">
            <text:p>-2.00</text:p>
          </table:table-cell>
          <table:table-cell table:formula="of:=SUM([.$H$2:.H329])" office:value-type="float" office:value="-39.53" calcext:value-type="float">
            <text:p>-39.53</text:p>
          </table:table-cell>
          <table:table-cell table:formula="of:=SUM([.H$3:.H329])/SUM([.E$3:.E329])" office:value-type="percentage" office:value="-0.027604748603352" calcext:value-type="percentage">
            <text:p>-3%</text:p>
          </table:table-cell>
          <table:table-cell table:formula="of:=[.O329]-(1-[.O329])/[.N329]" office:value-type="percentage" office:value="0.00576888662373543" calcext:value-type="percentage">
            <text:p>0.6%</text:p>
          </table:table-cell>
          <table:table-cell table:formula="of:=AVERAGEIF([.$H$3:.$H329];&quot;&gt;0&quot;)" office:value-type="float" office:value="2.94701863354037" calcext:value-type="float">
            <text:p>2.9</text:p>
          </table:table-cell>
          <table:table-cell table:formula="of:=AVERAGEIF([.$H$3:.$H329];&quot;&lt;0&quot;)" office:value-type="float" office:value="-5.19191919191919" calcext:value-type="float">
            <text:p>-5.2</text:p>
          </table:table-cell>
          <table:table-cell table:formula="of:=[.L329]/-[.M329]" office:value-type="percentage" office:value="0.567616429417309" calcext:value-type="percentage">
            <text:p>57%</text:p>
          </table:table-cell>
          <table:table-cell table:formula="of:=COUNTIF([.$G$3:.$G329];&quot;&gt;0&quot;)/COUNTIF([.$B$3:.$B329];&quot;&gt;0&quot;)" office:value-type="percentage" office:value="0.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isner</text:p>
          </table:table-cell>
          <table:table-cell office:value-type="float" office:value="3" calcext:value-type="float">
            <text:p>3</text:p>
          </table:table-cell>
          <table:table-cell office:value-type="float" office:value="1.18" calcext:value-type="float">
            <text:p>1.18</text:p>
          </table:table-cell>
          <table:table-cell office:value-type="float" office:value="3.54" calcext:value-type="float">
            <text:p>3.54</text:p>
          </table:table-cell>
          <table:table-cell table:formula="of:=[.G330]-[.E330]" office:value-type="float" office:value="0.54" calcext:value-type="float">
            <text:p>0.54</text:p>
          </table:table-cell>
          <table:table-cell table:formula="of:=SUM([.$H$2:.H330])" office:value-type="float" office:value="-38.99" calcext:value-type="float">
            <text:p>-38.99</text:p>
          </table:table-cell>
          <table:table-cell table:formula="of:=SUM([.H$3:.H330])/SUM([.E$3:.E330])" office:value-type="percentage" office:value="-0.0271707317073171" calcext:value-type="percentage">
            <text:p>-3%</text:p>
          </table:table-cell>
          <table:table-cell table:formula="of:=[.O330]-(1-[.O330])/[.N330]" office:value-type="percentage" office:value="0.00616897767827318" calcext:value-type="percentage">
            <text:p>0.6%</text:p>
          </table:table-cell>
          <table:table-cell table:formula="of:=AVERAGEIF([.$H$3:.$H330];&quot;&gt;0&quot;)" office:value-type="float" office:value="2.93216049382716" calcext:value-type="float">
            <text:p>2.9</text:p>
          </table:table-cell>
          <table:table-cell table:formula="of:=AVERAGEIF([.$H$3:.$H330];&quot;&lt;0&quot;)" office:value-type="float" office:value="-5.19191919191919" calcext:value-type="float">
            <text:p>-5.2</text:p>
          </table:table-cell>
          <table:table-cell table:formula="of:=[.L330]/-[.M330]" office:value-type="percentage" office:value="0.564754647643753" calcext:value-type="percentage">
            <text:p>56%</text:p>
          </table:table-cell>
          <table:table-cell table:formula="of:=COUNTIF([.$G$3:.$G330];&quot;&gt;0&quot;)/COUNTIF([.$B$3:.$B330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31]-[.E331]" office:value-type="float" office:value="0.28" calcext:value-type="float">
            <text:p>0.28</text:p>
          </table:table-cell>
          <table:table-cell table:formula="of:=SUM([.$H$2:.H331])" office:value-type="float" office:value="-38.71" calcext:value-type="float">
            <text:p>-38.71</text:p>
          </table:table-cell>
          <table:table-cell table:formula="of:=SUM([.H$3:.H331])/SUM([.E$3:.E331])" office:value-type="percentage" office:value="-0.0269380654140571" calcext:value-type="percentage">
            <text:p>-3%</text:p>
          </table:table-cell>
          <table:table-cell table:formula="of:=[.O331]-(1-[.O331])/[.N331]" office:value-type="percentage" office:value="0.00622549804857897" calcext:value-type="percentage">
            <text:p>0.6%</text:p>
          </table:table-cell>
          <table:table-cell table:formula="of:=AVERAGEIF([.$H$3:.$H331];&quot;&gt;0&quot;)" office:value-type="float" office:value="2.91588957055215" calcext:value-type="float">
            <text:p>2.9</text:p>
          </table:table-cell>
          <table:table-cell table:formula="of:=AVERAGEIF([.$H$3:.$H331];&quot;&lt;0&quot;)" office:value-type="float" office:value="-5.19191919191919" calcext:value-type="float">
            <text:p>-5.2</text:p>
          </table:table-cell>
          <table:table-cell table:formula="of:=[.L331]/-[.M331]" office:value-type="percentage" office:value="0.561620753861211" calcext:value-type="percentage">
            <text:p>56%</text:p>
          </table:table-cell>
          <table:table-cell table:formula="of:=COUNTIF([.$G$3:.$G331];&quot;&gt;0&quot;)/COUNTIF([.$B$3:.$B331];&quot;&gt;0&quot;)" office:value-type="percentage" office:value="0.6425992779783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usa</text:p>
          </table:table-cell>
          <table:table-cell office:value-type="float" office:value="4" calcext:value-type="float">
            <text:p>4</text:p>
          </table:table-cell>
          <table:table-cell office:value-type="float" office:value="2.2" calcext:value-type="float">
            <text:p>2.20</text:p>
          </table:table-cell>
          <table:table-cell office:value-type="float" office:value="0" calcext:value-type="float">
            <text:p>0.00</text:p>
          </table:table-cell>
          <table:table-cell table:formula="of:=[.G332]-[.E332]" office:value-type="float" office:value="-4" calcext:value-type="float">
            <text:p>-4.00</text:p>
          </table:table-cell>
          <table:table-cell table:formula="of:=SUM([.$H$2:.H332])" office:value-type="float" office:value="-42.71" calcext:value-type="float">
            <text:p>-42.71</text:p>
          </table:table-cell>
          <table:table-cell table:formula="of:=SUM([.H$3:.H332])/SUM([.E$3:.E332])" office:value-type="percentage" office:value="-0.0296391394864677" calcext:value-type="percentage">
            <text:p>-3%</text:p>
          </table:table-cell>
          <table:table-cell table:formula="of:=[.O332]-(1-[.O332])/[.N332]" office:value-type="percentage" office:value="0.0012685931542592" calcext:value-type="percentage">
            <text:p>0.1%</text:p>
          </table:table-cell>
          <table:table-cell table:formula="of:=AVERAGEIF([.$H$3:.$H332];&quot;&gt;0&quot;)" office:value-type="float" office:value="2.91588957055215" calcext:value-type="float">
            <text:p>2.9</text:p>
          </table:table-cell>
          <table:table-cell table:formula="of:=AVERAGEIF([.$H$3:.$H332];&quot;&lt;0&quot;)" office:value-type="float" office:value="-5.18" calcext:value-type="float">
            <text:p>-5.2</text:p>
          </table:table-cell>
          <table:table-cell table:formula="of:=[.L332]/-[.M332]" office:value-type="percentage" office:value="0.562913044508137" calcext:value-type="percentage">
            <text:p>56%</text:p>
          </table:table-cell>
          <table:table-cell table:formula="of:=COUNTIF([.$G$3:.$G332];&quot;&gt;0&quot;)/COUNTIF([.$B$3:.$B332];&quot;&gt;0&quot;)" office:value-type="percentage" office:value="0.64028776978417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333]-[.E333]" office:value-type="float" office:value="0.78" calcext:value-type="float">
            <text:p>0.78</text:p>
          </table:table-cell>
          <table:table-cell table:formula="of:=SUM([.$H$2:.H333])" office:value-type="float" office:value="-41.93" calcext:value-type="float">
            <text:p>-41.93</text:p>
          </table:table-cell>
          <table:table-cell table:formula="of:=SUM([.H$3:.H333])/SUM([.E$3:.E333])" office:value-type="percentage" office:value="-0.0290373961218837" calcext:value-type="percentage">
            <text:p>-3%</text:p>
          </table:table-cell>
          <table:table-cell table:formula="of:=[.O333]-(1-[.O333])/[.N333]" office:value-type="percentage" office:value="0.00199158989374848" calcext:value-type="percentage">
            <text:p>0.2%</text:p>
          </table:table-cell>
          <table:table-cell table:formula="of:=AVERAGEIF([.$H$3:.$H333];&quot;&gt;0&quot;)" office:value-type="float" office:value="2.90286585365854" calcext:value-type="float">
            <text:p>2.9</text:p>
          </table:table-cell>
          <table:table-cell table:formula="of:=AVERAGEIF([.$H$3:.$H333];&quot;&lt;0&quot;)" office:value-type="float" office:value="-5.18" calcext:value-type="float">
            <text:p>-5.2</text:p>
          </table:table-cell>
          <table:table-cell table:formula="of:=[.L333]/-[.M333]" office:value-type="percentage" office:value="0.560398813447594" calcext:value-type="percentage">
            <text:p>56%</text:p>
          </table:table-cell>
          <table:table-cell table:formula="of:=COUNTIF([.$G$3:.$G333];&quot;&gt;0&quot;)/COUNTIF([.$B$3:.$B333];&quot;&gt;0&quot;)" office:value-type="percentage" office:value="0.641577060931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rajinovic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334]-[.E334]" office:value-type="float" office:value="-3" calcext:value-type="float">
            <text:p>-3.00</text:p>
          </table:table-cell>
          <table:table-cell table:formula="of:=SUM([.$H$2:.H334])" office:value-type="float" office:value="-44.93" calcext:value-type="float">
            <text:p>-44.93</text:p>
          </table:table-cell>
          <table:table-cell table:formula="of:=SUM([.H$3:.H334])/SUM([.E$3:.E334])" office:value-type="percentage" office:value="-0.0310504492052523" calcext:value-type="percentage">
            <text:p>-3%</text:p>
          </table:table-cell>
          <table:table-cell table:formula="of:=[.O334]-(1-[.O334])/[.N334]" office:value-type="percentage" office:value="-0.00170645673355374" calcext:value-type="percentage">
            <text:p>-0.2%</text:p>
          </table:table-cell>
          <table:table-cell table:formula="of:=AVERAGEIF([.$H$3:.$H334];&quot;&gt;0&quot;)" office:value-type="float" office:value="2.90286585365854" calcext:value-type="float">
            <text:p>2.9</text:p>
          </table:table-cell>
          <table:table-cell table:formula="of:=AVERAGEIF([.$H$3:.$H334];&quot;&lt;0&quot;)" office:value-type="float" office:value="-5.15841584158416" calcext:value-type="float">
            <text:p>-5.2</text:p>
          </table:table-cell>
          <table:table-cell table:formula="of:=[.L334]/-[.M334]" office:value-type="percentage" office:value="0.562743668367586" calcext:value-type="percentage">
            <text:p>56%</text:p>
          </table:table-cell>
          <table:table-cell table:formula="of:=COUNTIF([.$G$3:.$G334];&quot;&gt;0&quot;)/COUNTIF([.$B$3:.$B334];&quot;&gt;0&quot;)" office:value-type="percentage" office:value="0.6392857142857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335]-[.E335]" office:value-type="float" office:value="-2" calcext:value-type="float">
            <text:p>-2.00</text:p>
          </table:table-cell>
          <table:table-cell table:formula="of:=SUM([.$H$2:.H335])" office:value-type="float" office:value="-46.93" calcext:value-type="float">
            <text:p>-46.93</text:p>
          </table:table-cell>
          <table:table-cell table:formula="of:=SUM([.H$3:.H335])/SUM([.E$3:.E335])" office:value-type="percentage" office:value="-0.0323878536922015" calcext:value-type="percentage">
            <text:p>-3%</text:p>
          </table:table-cell>
          <table:table-cell table:formula="of:=[.O335]-(1-[.O335])/[.N335]" office:value-type="percentage" office:value="-0.00415224980745765" calcext:value-type="percentage">
            <text:p>-0.4%</text:p>
          </table:table-cell>
          <table:table-cell table:formula="of:=AVERAGEIF([.$H$3:.$H335];&quot;&gt;0&quot;)" office:value-type="float" office:value="2.90286585365854" calcext:value-type="float">
            <text:p>2.9</text:p>
          </table:table-cell>
          <table:table-cell table:formula="of:=AVERAGEIF([.$H$3:.$H335];&quot;&lt;0&quot;)" office:value-type="float" office:value="-5.12745098039216" calcext:value-type="float">
            <text:p>-5.1</text:p>
          </table:table-cell>
          <table:table-cell table:formula="of:=[.L335]/-[.M335]" office:value-type="percentage" office:value="0.566142097654246" calcext:value-type="percentage">
            <text:p>57%</text:p>
          </table:table-cell>
          <table:table-cell table:formula="of:=COUNTIF([.$G$3:.$G335];&quot;&gt;0&quot;)/COUNTIF([.$B$3:.$B335];&quot;&gt;0&quot;)" office:value-type="percentage" office:value="0.6370106761565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5" calcext:value-type="float">
            <text:p>5</text:p>
          </table:table-cell>
          <table:table-cell office:value-type="float" office:value="5.5" calcext:value-type="float">
            <text:p>5.50</text:p>
          </table:table-cell>
          <table:table-cell office:value-type="float" office:value="27.5" calcext:value-type="float">
            <text:p>27.50</text:p>
          </table:table-cell>
          <table:table-cell table:formula="of:=[.G336]-[.E336]" office:value-type="float" office:value="22.5" calcext:value-type="float">
            <text:p>22.50</text:p>
          </table:table-cell>
          <table:table-cell table:formula="of:=SUM([.$H$2:.H336])" office:value-type="float" office:value="-24.43" calcext:value-type="float">
            <text:p>-24.43</text:p>
          </table:table-cell>
          <table:table-cell table:formula="of:=SUM([.H$3:.H336])/SUM([.E$3:.E336])" office:value-type="percentage" office:value="-0.0168019257221458" calcext:value-type="percentage">
            <text:p>-2%</text:p>
          </table:table-cell>
          <table:table-cell table:formula="of:=[.O336]-(1-[.O336])/[.N336]" office:value-type="percentage" office:value="0.0245211944459026" calcext:value-type="percentage">
            <text:p>2.5%</text:p>
          </table:table-cell>
          <table:table-cell table:formula="of:=AVERAGEIF([.$H$3:.$H336];&quot;&gt;0&quot;)" office:value-type="float" office:value="3.02163636363636" calcext:value-type="float">
            <text:p>3.0</text:p>
          </table:table-cell>
          <table:table-cell table:formula="of:=AVERAGEIF([.$H$3:.$H336];&quot;&lt;0&quot;)" office:value-type="float" office:value="-5.12745098039216" calcext:value-type="float">
            <text:p>-5.1</text:p>
          </table:table-cell>
          <table:table-cell table:formula="of:=[.L336]/-[.M336]" office:value-type="percentage" office:value="0.589305753519903" calcext:value-type="percentage">
            <text:p>59%</text:p>
          </table:table-cell>
          <table:table-cell table:formula="of:=COUNTIF([.$G$3:.$G336];&quot;&gt;0&quot;)/COUNTIF([.$B$3:.$B336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hung h</text:p>
          </table:table-cell>
          <table:table-cell office:value-type="float" office:value="3" calcext:value-type="float">
            <text:p>3</text:p>
          </table:table-cell>
          <table:table-cell office:value-type="float" office:value="1.22" calcext:value-type="float">
            <text:p>1.22</text:p>
          </table:table-cell>
          <table:table-cell office:value-type="float" office:value="3.66" calcext:value-type="float">
            <text:p>3.66</text:p>
          </table:table-cell>
          <table:table-cell table:formula="of:=[.G337]-[.E337]" office:value-type="float" office:value="0.66" calcext:value-type="float">
            <text:p>0.66</text:p>
          </table:table-cell>
          <table:table-cell table:formula="of:=SUM([.$H$2:.H337])" office:value-type="float" office:value="-23.77" calcext:value-type="float">
            <text:p>-23.77</text:p>
          </table:table-cell>
          <table:table-cell table:formula="of:=SUM([.H$3:.H337])/SUM([.E$3:.E337])" office:value-type="percentage" office:value="-0.0163143445435827" calcext:value-type="percentage">
            <text:p>-2%</text:p>
          </table:table-cell>
          <table:table-cell table:formula="of:=[.O337]-(1-[.O337])/[.N337]" office:value-type="percentage" office:value="0.0250748697163243" calcext:value-type="percentage">
            <text:p>2.5%</text:p>
          </table:table-cell>
          <table:table-cell table:formula="of:=AVERAGEIF([.$H$3:.$H337];&quot;&gt;0&quot;)" office:value-type="float" office:value="3.00740963855422" calcext:value-type="float">
            <text:p>3.0</text:p>
          </table:table-cell>
          <table:table-cell table:formula="of:=AVERAGEIF([.$H$3:.$H337];&quot;&lt;0&quot;)" office:value-type="float" office:value="-5.12745098039216" calcext:value-type="float">
            <text:p>-5.1</text:p>
          </table:table-cell>
          <table:table-cell table:formula="of:=[.L337]/-[.M337]" office:value-type="percentage" office:value="0.586531134096616" calcext:value-type="percentage">
            <text:p>59%</text:p>
          </table:table-cell>
          <table:table-cell table:formula="of:=COUNTIF([.$G$3:.$G337];&quot;&gt;0&quot;)/COUNTIF([.$B$3:.$B337];&quot;&gt;0&quot;)" office:value-type="percentage" office:value="0.63957597173144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3.96" calcext:value-type="float">
            <text:p>3.96</text:p>
          </table:table-cell>
          <table:table-cell table:formula="of:=[.G338]-[.E338]" office:value-type="float" office:value="0.96" calcext:value-type="float">
            <text:p>0.96</text:p>
          </table:table-cell>
          <table:table-cell table:formula="of:=SUM([.$H$2:.H338])" office:value-type="float" office:value="-22.81" calcext:value-type="float">
            <text:p>-22.81</text:p>
          </table:table-cell>
          <table:table-cell table:formula="of:=SUM([.H$3:.H338])/SUM([.E$3:.E338])" office:value-type="percentage" office:value="-0.0156232876712329" calcext:value-type="percentage">
            <text:p>-2%</text:p>
          </table:table-cell>
          <table:table-cell table:formula="of:=[.O338]-(1-[.O338])/[.N338]" office:value-type="percentage" office:value="0.0260012462869744" calcext:value-type="percentage">
            <text:p>2.6%</text:p>
          </table:table-cell>
          <table:table-cell table:formula="of:=AVERAGEIF([.$H$3:.$H338];&quot;&gt;0&quot;)" office:value-type="float" office:value="2.9951497005988" calcext:value-type="float">
            <text:p>3.0</text:p>
          </table:table-cell>
          <table:table-cell table:formula="of:=AVERAGEIF([.$H$3:.$H338];&quot;&lt;0&quot;)" office:value-type="float" office:value="-5.12745098039216" calcext:value-type="float">
            <text:p>-5.1</text:p>
          </table:table-cell>
          <table:table-cell table:formula="of:=[.L338]/-[.M338]" office:value-type="percentage" office:value="0.584140094571851" calcext:value-type="percentage">
            <text:p>58%</text:p>
          </table:table-cell>
          <table:table-cell table:formula="of:=COUNTIF([.$G$3:.$G338];&quot;&gt;0&quot;)/COUNTIF([.$B$3:.$B338];&quot;&gt;0&quot;)" office:value-type="percentage" office:value="0.64084507042253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4.14" calcext:value-type="float">
            <text:p>4.14</text:p>
          </table:table-cell>
          <table:table-cell table:formula="of:=[.G339]-[.E339]" office:value-type="float" office:value="1.14" calcext:value-type="float">
            <text:p>1.14</text:p>
          </table:table-cell>
          <table:table-cell table:formula="of:=SUM([.$H$2:.H339])" office:value-type="float" office:value="-21.67" calcext:value-type="float">
            <text:p>-21.67</text:p>
          </table:table-cell>
          <table:table-cell table:formula="of:=SUM([.H$3:.H339])/SUM([.E$3:.E339])" office:value-type="percentage" office:value="-0.014812030075188" calcext:value-type="percentage">
            <text:p>-1%</text:p>
          </table:table-cell>
          <table:table-cell table:formula="of:=[.O339]-(1-[.O339])/[.N339]" office:value-type="percentage" office:value="0.0271515663073069" calcext:value-type="percentage">
            <text:p>2.7%</text:p>
          </table:table-cell>
          <table:table-cell table:formula="of:=AVERAGEIF([.$H$3:.$H339];&quot;&gt;0&quot;)" office:value-type="float" office:value="2.98410714285714" calcext:value-type="float">
            <text:p>3.0</text:p>
          </table:table-cell>
          <table:table-cell table:formula="of:=AVERAGEIF([.$H$3:.$H339];&quot;&lt;0&quot;)" office:value-type="float" office:value="-5.12745098039216" calcext:value-type="float">
            <text:p>-5.1</text:p>
          </table:table-cell>
          <table:table-cell table:formula="of:=[.L339]/-[.M339]" office:value-type="percentage" office:value="0.58198647910407" calcext:value-type="percentage">
            <text:p>58%</text:p>
          </table:table-cell>
          <table:table-cell table:formula="of:=COUNTIF([.$G$3:.$G339];&quot;&gt;0&quot;)/COUNTIF([.$B$3:.$B339];&quot;&gt;0&quot;)" office:value-type="percentage" office:value="0.64210526315789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loyd harris</text:p>
          </table:table-cell>
          <table:table-cell office:value-type="float" office:value="4" calcext:value-type="float">
            <text:p>4</text:p>
          </table:table-cell>
          <table:table-cell office:value-type="float" office:value="2.4" calcext:value-type="float">
            <text:p>2.40</text:p>
          </table:table-cell>
          <table:table-cell office:value-type="float" office:value="0" calcext:value-type="float">
            <text:p>0.00</text:p>
          </table:table-cell>
          <table:table-cell table:formula="of:=[.G340]-[.E340]" office:value-type="float" office:value="-4" calcext:value-type="float">
            <text:p>-4.00</text:p>
          </table:table-cell>
          <table:table-cell table:formula="of:=SUM([.$H$2:.H340])" office:value-type="float" office:value="-25.67" calcext:value-type="float">
            <text:p>-25.67</text:p>
          </table:table-cell>
          <table:table-cell table:formula="of:=SUM([.H$3:.H340])/SUM([.E$3:.E340])" office:value-type="percentage" office:value="-0.0174982958418541" calcext:value-type="percentage">
            <text:p>-2%</text:p>
          </table:table-cell>
          <table:table-cell table:formula="of:=[.O340]-(1-[.O340])/[.N340]" office:value-type="percentage" office:value="0.0223697970391766" calcext:value-type="percentage">
            <text:p>2.2%</text:p>
          </table:table-cell>
          <table:table-cell table:formula="of:=AVERAGEIF([.$H$3:.$H340];&quot;&gt;0&quot;)" office:value-type="float" office:value="2.98410714285714" calcext:value-type="float">
            <text:p>3.0</text:p>
          </table:table-cell>
          <table:table-cell table:formula="of:=AVERAGEIF([.$H$3:.$H340];&quot;&lt;0&quot;)" office:value-type="float" office:value="-5.11650485436893" calcext:value-type="float">
            <text:p>-5.1</text:p>
          </table:table-cell>
          <table:table-cell table:formula="of:=[.L340]/-[.M340]" office:value-type="percentage" office:value="0.583231566820277" calcext:value-type="percentage">
            <text:p>58%</text:p>
          </table:table-cell>
          <table:table-cell table:formula="of:=COUNTIF([.$G$3:.$G340];&quot;&gt;0&quot;)/COUNTIF([.$B$3:.$B340];&quot;&gt;0&quot;)" office:value-type="percentage" office:value="0.6398601398601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1]-[.E341]" office:value-type="float" office:value="-3" calcext:value-type="float">
            <text:p>-3.00</text:p>
          </table:table-cell>
          <table:table-cell table:formula="of:=SUM([.$H$2:.H341])" office:value-type="float" office:value="-28.67" calcext:value-type="float">
            <text:p>-28.67</text:p>
          </table:table-cell>
          <table:table-cell table:formula="of:=SUM([.H$3:.H341])/SUM([.E$3:.E341])" office:value-type="percentage" office:value="-0.0195034013605442" calcext:value-type="percentage">
            <text:p>-2%</text:p>
          </table:table-cell>
          <table:table-cell table:formula="of:=[.O341]-(1-[.O341])/[.N341]" office:value-type="percentage" office:value="0.0187889760275994" calcext:value-type="percentage">
            <text:p>1.9%</text:p>
          </table:table-cell>
          <table:table-cell table:formula="of:=AVERAGEIF([.$H$3:.$H341];&quot;&gt;0&quot;)" office:value-type="float" office:value="2.98410714285714" calcext:value-type="float">
            <text:p>3.0</text:p>
          </table:table-cell>
          <table:table-cell table:formula="of:=AVERAGEIF([.$H$3:.$H341];&quot;&lt;0&quot;)" office:value-type="float" office:value="-5.09615384615385" calcext:value-type="float">
            <text:p>-5.1</text:p>
          </table:table-cell>
          <table:table-cell table:formula="of:=[.L341]/-[.M341]" office:value-type="percentage" office:value="0.58556064690027" calcext:value-type="percentage">
            <text:p>59%</text:p>
          </table:table-cell>
          <table:table-cell table:formula="of:=COUNTIF([.$G$3:.$G341];&quot;&gt;0&quot;)/COUNTIF([.$B$3:.$B341];&quot;&gt;0&quot;)" office:value-type="percentage" office:value="0.63763066202090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2]-[.E342]" office:value-type="float" office:value="0.72" calcext:value-type="float">
            <text:p>0.72</text:p>
          </table:table-cell>
          <table:table-cell table:formula="of:=SUM([.$H$2:.H342])" office:value-type="float" office:value="-27.95" calcext:value-type="float">
            <text:p>-27.95</text:p>
          </table:table-cell>
          <table:table-cell table:formula="of:=SUM([.H$3:.H342])/SUM([.E$3:.E342])" office:value-type="percentage" office:value="-0.0189748811948405" calcext:value-type="percentage">
            <text:p>-2%</text:p>
          </table:table-cell>
          <table:table-cell table:formula="of:=[.O342]-(1-[.O342])/[.N342]" office:value-type="percentage" office:value="0.0194148435857429" calcext:value-type="percentage">
            <text:p>1.9%</text:p>
          </table:table-cell>
          <table:table-cell table:formula="of:=AVERAGEIF([.$H$3:.$H342];&quot;&gt;0&quot;)" office:value-type="float" office:value="2.9707100591716" calcext:value-type="float">
            <text:p>3.0</text:p>
          </table:table-cell>
          <table:table-cell table:formula="of:=AVERAGEIF([.$H$3:.$H342];&quot;&lt;0&quot;)" office:value-type="float" office:value="-5.09615384615385" calcext:value-type="float">
            <text:p>-5.1</text:p>
          </table:table-cell>
          <table:table-cell table:formula="of:=[.L342]/-[.M342]" office:value-type="percentage" office:value="0.582931785195936" calcext:value-type="percentage">
            <text:p>58%</text:p>
          </table:table-cell>
          <table:table-cell table:formula="of:=COUNTIF([.$G$3:.$G342];&quot;&gt;0&quot;)/COUNTIF([.$B$3:.$B342];&quot;&gt;0&quot;)" office:value-type="percentage" office:value="0.6388888888888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43]-[.E343]" office:value-type="float" office:value="-3" calcext:value-type="float">
            <text:p>-3.00</text:p>
          </table:table-cell>
          <table:table-cell table:formula="of:=SUM([.$H$2:.H343])" office:value-type="float" office:value="-30.95" calcext:value-type="float">
            <text:p>-30.95</text:p>
          </table:table-cell>
          <table:table-cell table:formula="of:=SUM([.H$3:.H343])/SUM([.E$3:.E343])" office:value-type="percentage" office:value="-0.0209688346883469" calcext:value-type="percentage">
            <text:p>-2%</text:p>
          </table:table-cell>
          <table:table-cell table:formula="of:=[.O343]-(1-[.O343])/[.N343]" office:value-type="percentage" office:value="0.0158533404046869" calcext:value-type="percentage">
            <text:p>1.6%</text:p>
          </table:table-cell>
          <table:table-cell table:formula="of:=AVERAGEIF([.$H$3:.$H343];&quot;&gt;0&quot;)" office:value-type="float" office:value="2.9707100591716" calcext:value-type="float">
            <text:p>3.0</text:p>
          </table:table-cell>
          <table:table-cell table:formula="of:=AVERAGEIF([.$H$3:.$H343];&quot;&lt;0&quot;)" office:value-type="float" office:value="-5.07619047619048" calcext:value-type="float">
            <text:p>-5.1</text:p>
          </table:table-cell>
          <table:table-cell table:formula="of:=[.L343]/-[.M343]" office:value-type="percentage" office:value="0.585224308091966" calcext:value-type="percentage">
            <text:p>59%</text:p>
          </table:table-cell>
          <table:table-cell table:formula="of:=COUNTIF([.$G$3:.$G343];&quot;&gt;0&quot;)/COUNTIF([.$B$3:.$B343];&quot;&gt;0&quot;)" office:value-type="percentage" office:value="0.6366782006920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ayer l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344]-[.E344]" office:value-type="float" office:value="-5" calcext:value-type="float">
            <text:p>-5.00</text:p>
          </table:table-cell>
          <table:table-cell table:formula="of:=SUM([.$H$2:.H344])" office:value-type="float" office:value="-35.95" calcext:value-type="float">
            <text:p>-35.95</text:p>
          </table:table-cell>
          <table:table-cell table:formula="of:=SUM([.H$3:.H344])/SUM([.E$3:.E344])" office:value-type="percentage" office:value="-0.024274139095206" calcext:value-type="percentage">
            <text:p>-2%</text:p>
          </table:table-cell>
          <table:table-cell table:formula="of:=[.O344]-(1-[.O344])/[.N344]" office:value-type="percentage" office:value="0.00999488304846707" calcext:value-type="percentage">
            <text:p>1.0%</text:p>
          </table:table-cell>
          <table:table-cell table:formula="of:=AVERAGEIF([.$H$3:.$H344];&quot;&gt;0&quot;)" office:value-type="float" office:value="2.9707100591716" calcext:value-type="float">
            <text:p>3.0</text:p>
          </table:table-cell>
          <table:table-cell table:formula="of:=AVERAGEIF([.$H$3:.$H344];&quot;&lt;0&quot;)" office:value-type="float" office:value="-5.07547169811321" calcext:value-type="float">
            <text:p>-5.1</text:p>
          </table:table-cell>
          <table:table-cell table:formula="of:=[.L344]/-[.M344]" office:value-type="percentage" office:value="0.585307186379534" calcext:value-type="percentage">
            <text:p>59%</text:p>
          </table:table-cell>
          <table:table-cell table:formula="of:=COUNTIF([.$G$3:.$G344];&quot;&gt;0&quot;)/COUNTIF([.$B$3:.$B344];&quot;&gt;0&quot;)" office:value-type="percentage" office:value="0.6344827586206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iafoe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" calcext:value-type="float">
            <text:p>2.00</text:p>
          </table:table-cell>
          <table:table-cell table:formula="of:=[.G345]-[.E345]" office:value-type="float" office:value="0" calcext:value-type="float">
            <text:p>0.00</text:p>
          </table:table-cell>
          <table:table-cell table:formula="of:=SUM([.$H$2:.H345])" office:value-type="float" office:value="-35.95" calcext:value-type="float">
            <text:p>-35.95</text:p>
          </table:table-cell>
          <table:table-cell table:formula="of:=SUM([.H$3:.H345])/SUM([.E$3:.E345])" office:value-type="percentage" office:value="-0.0242414025623736" calcext:value-type="percentage">
            <text:p>-2%</text:p>
          </table:table-cell>
          <table:table-cell table:formula="of:=[.O345]-(1-[.O345])/[.N345]" office:value-type="percentage" office:value="0.0133969624881629" calcext:value-type="percentage">
            <text:p>1.3%</text:p>
          </table:table-cell>
          <table:table-cell table:formula="of:=AVERAGEIF([.$H$3:.$H345];&quot;&gt;0&quot;)" office:value-type="float" office:value="2.9707100591716" calcext:value-type="float">
            <text:p>3.0</text:p>
          </table:table-cell>
          <table:table-cell table:formula="of:=AVERAGEIF([.$H$3:.$H345];&quot;&lt;0&quot;)" office:value-type="float" office:value="-5.07547169811321" calcext:value-type="float">
            <text:p>-5.1</text:p>
          </table:table-cell>
          <table:table-cell table:formula="of:=[.L345]/-[.M345]" office:value-type="percentage" office:value="0.585307186379534" calcext:value-type="percentage">
            <text:p>59%</text:p>
          </table:table-cell>
          <table:table-cell table:formula="of:=COUNTIF([.$G$3:.$G345];&quot;&gt;0&quot;)/COUNTIF([.$B$3:.$B345];&quot;&gt;0&quot;)" office:value-type="percentage" office:value="0.6357388316151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346]-[.E346]" office:value-type="float" office:value="2.55" calcext:value-type="float">
            <text:p>2.55</text:p>
          </table:table-cell>
          <table:table-cell table:formula="of:=SUM([.$H$2:.H346])" office:value-type="float" office:value="-33.4" calcext:value-type="float">
            <text:p>-33.40</text:p>
          </table:table-cell>
          <table:table-cell table:formula="of:=SUM([.H$3:.H346])/SUM([.E$3:.E346])" office:value-type="percentage" office:value="-0.0224764468371467" calcext:value-type="percentage">
            <text:p>-2%</text:p>
          </table:table-cell>
          <table:table-cell table:formula="of:=[.O346]-(1-[.O346])/[.N346]" office:value-type="percentage" office:value="0.0162586396929075" calcext:value-type="percentage">
            <text:p>1.6%</text:p>
          </table:table-cell>
          <table:table-cell table:formula="of:=AVERAGEIF([.$H$3:.$H346];&quot;&gt;0&quot;)" office:value-type="float" office:value="2.96823529411765" calcext:value-type="float">
            <text:p>3.0</text:p>
          </table:table-cell>
          <table:table-cell table:formula="of:=AVERAGEIF([.$H$3:.$H346];&quot;&lt;0&quot;)" office:value-type="float" office:value="-5.07547169811321" calcext:value-type="float">
            <text:p>-5.1</text:p>
          </table:table-cell>
          <table:table-cell table:formula="of:=[.L346]/-[.M346]" office:value-type="percentage" office:value="0.584819593264815" calcext:value-type="percentage">
            <text:p>58%</text:p>
          </table:table-cell>
          <table:table-cell table:formula="of:=COUNTIF([.$G$3:.$G346];&quot;&gt;0&quot;)/COUNTIF([.$B$3:.$B346];&quot;&gt;0&quot;)" office:value-type="percentage" office:value="0.6369863013698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valik</text:p>
          </table:table-cell>
          <table:table-cell office:value-type="float" office:value="6" calcext:value-type="float">
            <text:p>6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47]-[.E347]" office:value-type="float" office:value="-6" calcext:value-type="float">
            <text:p>-6.00</text:p>
          </table:table-cell>
          <table:table-cell table:formula="of:=SUM([.$H$2:.H347])" office:value-type="float" office:value="-39.4" calcext:value-type="float">
            <text:p>-39.40</text:p>
          </table:table-cell>
          <table:table-cell table:formula="of:=SUM([.H$3:.H347])/SUM([.E$3:.E347])" office:value-type="percentage" office:value="-0.0264075067024129" calcext:value-type="percentage">
            <text:p>-3%</text:p>
          </table:table-cell>
          <table:table-cell table:formula="of:=[.O347]-(1-[.O347])/[.N347]" office:value-type="percentage" office:value="0.00930416279444146" calcext:value-type="percentage">
            <text:p>0.9%</text:p>
          </table:table-cell>
          <table:table-cell table:formula="of:=AVERAGEIF([.$H$3:.$H347];&quot;&gt;0&quot;)" office:value-type="float" office:value="2.96823529411765" calcext:value-type="float">
            <text:p>3.0</text:p>
          </table:table-cell>
          <table:table-cell table:formula="of:=AVERAGEIF([.$H$3:.$H347];&quot;&lt;0&quot;)" office:value-type="float" office:value="-5.08411214953271" calcext:value-type="float">
            <text:p>-5.1</text:p>
          </table:table-cell>
          <table:table-cell table:formula="of:=[.L347]/-[.M347]" office:value-type="percentage" office:value="0.583825692041523" calcext:value-type="percentage">
            <text:p>58%</text:p>
          </table:table-cell>
          <table:table-cell table:formula="of:=COUNTIF([.$G$3:.$G347];&quot;&gt;0&quot;)/COUNTIF([.$B$3:.$B347];&quot;&gt;0&quot;)" office:value-type="percentage" office:value="0.634812286689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laaksonen</text:p>
          </table:table-cell>
          <table:table-cell office:value-type="float" office:value="3" calcext:value-type="float">
            <text:p>3</text:p>
          </table:table-cell>
          <table:table-cell office:value-type="float" office:value="2.35" calcext:value-type="float">
            <text:p>2.35</text:p>
          </table:table-cell>
          <table:table-cell office:value-type="float" office:value="7.05" calcext:value-type="float">
            <text:p>7.05</text:p>
          </table:table-cell>
          <table:table-cell table:formula="of:=[.G348]-[.E348]" office:value-type="float" office:value="4.05" calcext:value-type="float">
            <text:p>4.05</text:p>
          </table:table-cell>
          <table:table-cell table:formula="of:=SUM([.$H$2:.H348])" office:value-type="float" office:value="-35.35" calcext:value-type="float">
            <text:p>-35.35</text:p>
          </table:table-cell>
          <table:table-cell table:formula="of:=SUM([.H$3:.H348])/SUM([.E$3:.E348])" office:value-type="percentage" office:value="-0.0236454849498328" calcext:value-type="percentage">
            <text:p>-2%</text:p>
          </table:table-cell>
          <table:table-cell table:formula="of:=[.O348]-(1-[.O348])/[.N348]" office:value-type="percentage" office:value="0.0139996429123113" calcext:value-type="percentage">
            <text:p>1.4%</text:p>
          </table:table-cell>
          <table:table-cell table:formula="of:=AVERAGEIF([.$H$3:.$H348];&quot;&gt;0&quot;)" office:value-type="float" office:value="2.97456140350877" calcext:value-type="float">
            <text:p>3.0</text:p>
          </table:table-cell>
          <table:table-cell table:formula="of:=AVERAGEIF([.$H$3:.$H348];&quot;&lt;0&quot;)" office:value-type="float" office:value="-5.08411214953271" calcext:value-type="float">
            <text:p>-5.1</text:p>
          </table:table-cell>
          <table:table-cell table:formula="of:=[.L348]/-[.M348]" office:value-type="percentage" office:value="0.585069981940145" calcext:value-type="percentage">
            <text:p>59%</text:p>
          </table:table-cell>
          <table:table-cell table:formula="of:=COUNTIF([.$G$3:.$G348];&quot;&gt;0&quot;)/COUNTIF([.$B$3:.$B348];&quot;&gt;0&quot;)" office:value-type="percentage" office:value="0.63605442176870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49]-[.E349]" office:value-type="float" office:value="0.72" calcext:value-type="float">
            <text:p>0.72</text:p>
          </table:table-cell>
          <table:table-cell table:formula="of:=SUM([.$H$2:.H349])" office:value-type="float" office:value="-34.63" calcext:value-type="float">
            <text:p>-34.63</text:p>
          </table:table-cell>
          <table:table-cell table:formula="of:=SUM([.H$3:.H349])/SUM([.E$3:.E349])" office:value-type="percentage" office:value="-0.0231174899866489" calcext:value-type="percentage">
            <text:p>-2%</text:p>
          </table:table-cell>
          <table:table-cell table:formula="of:=[.O349]-(1-[.O349])/[.N349]" office:value-type="percentage" office:value="0.0145980262091789" calcext:value-type="percentage">
            <text:p>1.5%</text:p>
          </table:table-cell>
          <table:table-cell table:formula="of:=AVERAGEIF([.$H$3:.$H349];&quot;&gt;0&quot;)" office:value-type="float" office:value="2.96145348837209" calcext:value-type="float">
            <text:p>3.0</text:p>
          </table:table-cell>
          <table:table-cell table:formula="of:=AVERAGEIF([.$H$3:.$H349];&quot;&lt;0&quot;)" office:value-type="float" office:value="-5.08411214953271" calcext:value-type="float">
            <text:p>-5.1</text:p>
          </table:table-cell>
          <table:table-cell table:formula="of:=[.L349]/-[.M349]" office:value-type="percentage" office:value="0.582491770690835" calcext:value-type="percentage">
            <text:p>58%</text:p>
          </table:table-cell>
          <table:table-cell table:formula="of:=COUNTIF([.$G$3:.$G349];&quot;&gt;0&quot;)/COUNTIF([.$B$3:.$B349];&quot;&gt;0&quot;)" office:value-type="percentage" office:value="0.637288135593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50]-[.E350]" office:value-type="float" office:value="0.48" calcext:value-type="float">
            <text:p>0.48</text:p>
          </table:table-cell>
          <table:table-cell table:formula="of:=SUM([.$H$2:.H350])" office:value-type="float" office:value="-34.15" calcext:value-type="float">
            <text:p>-34.15</text:p>
          </table:table-cell>
          <table:table-cell table:formula="of:=SUM([.H$3:.H350])/SUM([.E$3:.E350])" office:value-type="percentage" office:value="-0.0227666666666667" calcext:value-type="percentage">
            <text:p>-2%</text:p>
          </table:table-cell>
          <table:table-cell table:formula="of:=[.O350]-(1-[.O350])/[.N350]" office:value-type="percentage" office:value="0.0149066763144434" calcext:value-type="percentage">
            <text:p>1.5%</text:p>
          </table:table-cell>
          <table:table-cell table:formula="of:=AVERAGEIF([.$H$3:.$H350];&quot;&gt;0&quot;)" office:value-type="float" office:value="2.9471098265896" calcext:value-type="float">
            <text:p>2.9</text:p>
          </table:table-cell>
          <table:table-cell table:formula="of:=AVERAGEIF([.$H$3:.$H350];&quot;&lt;0&quot;)" office:value-type="float" office:value="-5.08411214953271" calcext:value-type="float">
            <text:p>-5.1</text:p>
          </table:table-cell>
          <table:table-cell table:formula="of:=[.L350]/-[.M350]" office:value-type="percentage" office:value="0.579670498979939" calcext:value-type="percentage">
            <text:p>58%</text:p>
          </table:table-cell>
          <table:table-cell table:formula="of:=COUNTIF([.$G$3:.$G350];&quot;&gt;0&quot;)/COUNTIF([.$B$3:.$B350];&quot;&gt;0&quot;)" office:value-type="percentage" office:value="0.638513513513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351]-[.E351]" office:value-type="float" office:value="1.7" calcext:value-type="float">
            <text:p>1.70</text:p>
          </table:table-cell>
          <table:table-cell table:formula="of:=SUM([.$H$2:.H351])" office:value-type="float" office:value="-32.45" calcext:value-type="float">
            <text:p>-32.45</text:p>
          </table:table-cell>
          <table:table-cell table:formula="of:=SUM([.H$3:.H351])/SUM([.E$3:.E351])" office:value-type="percentage" office:value="-0.0216045272969374" calcext:value-type="percentage">
            <text:p>-2%</text:p>
          </table:table-cell>
          <table:table-cell table:formula="of:=[.O351]-(1-[.O351])/[.N351]" office:value-type="percentage" office:value="0.0167083140399533" calcext:value-type="percentage">
            <text:p>1.7%</text:p>
          </table:table-cell>
          <table:table-cell table:formula="of:=AVERAGEIF([.$H$3:.$H351];&quot;&gt;0&quot;)" office:value-type="float" office:value="2.93994252873563" calcext:value-type="float">
            <text:p>2.9</text:p>
          </table:table-cell>
          <table:table-cell table:formula="of:=AVERAGEIF([.$H$3:.$H351];&quot;&lt;0&quot;)" office:value-type="float" office:value="-5.08411214953271" calcext:value-type="float">
            <text:p>-5.1</text:p>
          </table:table-cell>
          <table:table-cell table:formula="of:=[.L351]/-[.M351]" office:value-type="percentage" office:value="0.578260754732928" calcext:value-type="percentage">
            <text:p>58%</text:p>
          </table:table-cell>
          <table:table-cell table:formula="of:=COUNTIF([.$G$3:.$G351];&quot;&gt;0&quot;)/COUNTIF([.$B$3:.$B351];&quot;&gt;0&quot;)" office:value-type="percentage" office:value="0.639730639730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illman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.00</text:p>
          </table:table-cell>
          <table:table-cell office:value-type="float" office:value="0" calcext:value-type="float">
            <text:p>0.00</text:p>
          </table:table-cell>
          <table:table-cell table:formula="of:=[.G352]-[.E352]" office:value-type="float" office:value="-6" calcext:value-type="float">
            <text:p>-6.00</text:p>
          </table:table-cell>
          <table:table-cell table:formula="of:=SUM([.$H$2:.H352])" office:value-type="float" office:value="-38.45" calcext:value-type="float">
            <text:p>-38.45</text:p>
          </table:table-cell>
          <table:table-cell table:formula="of:=SUM([.H$3:.H352])/SUM([.E$3:.E352])" office:value-type="percentage" office:value="-0.0254973474801061" calcext:value-type="percentage">
            <text:p>-3%</text:p>
          </table:table-cell>
          <table:table-cell table:formula="of:=[.O352]-(1-[.O352])/[.N352]" office:value-type="percentage" office:value="0.00980373506234178" calcext:value-type="percentage">
            <text:p>1.0%</text:p>
          </table:table-cell>
          <table:table-cell table:formula="of:=AVERAGEIF([.$H$3:.$H352];&quot;&gt;0&quot;)" office:value-type="float" office:value="2.93994252873563" calcext:value-type="float">
            <text:p>2.9</text:p>
          </table:table-cell>
          <table:table-cell table:formula="of:=AVERAGEIF([.$H$3:.$H352];&quot;&lt;0&quot;)" office:value-type="float" office:value="-5.09259259259259" calcext:value-type="float">
            <text:p>-5.1</text:p>
          </table:table-cell>
          <table:table-cell table:formula="of:=[.L352]/-[.M352]" office:value-type="percentage" office:value="0.577297805642633" calcext:value-type="percentage">
            <text:p>58%</text:p>
          </table:table-cell>
          <table:table-cell table:formula="of:=COUNTIF([.$G$3:.$G352];&quot;&gt;0&quot;)/COUNTIF([.$B$3:.$B352];&quot;&gt;0&quot;)" office:value-type="percentage" office:value="0.6375838926174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7" calcext:value-type="date">
            <text:p>2019-08-27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32" calcext:value-type="float">
            <text:p>1.32</text:p>
          </table:table-cell>
          <table:table-cell office:value-type="float" office:value="2.64" calcext:value-type="float">
            <text:p>2.64</text:p>
          </table:table-cell>
          <table:table-cell table:formula="of:=[.G353]-[.E353]" office:value-type="float" office:value="0.64" calcext:value-type="float">
            <text:p>0.64</text:p>
          </table:table-cell>
          <table:table-cell table:formula="of:=SUM([.$H$2:.H353])" office:value-type="float" office:value="-37.81" calcext:value-type="float">
            <text:p>-37.81</text:p>
          </table:table-cell>
          <table:table-cell table:formula="of:=SUM([.H$3:.H353])/SUM([.E$3:.E353])" office:value-type="percentage" office:value="-0.0250397350993378" calcext:value-type="percentage">
            <text:p>-3%</text:p>
          </table:table-cell>
          <table:table-cell table:formula="of:=[.O353]-(1-[.O353])/[.N353]" office:value-type="percentage" office:value="0.0103058667153006" calcext:value-type="percentage">
            <text:p>1.0%</text:p>
          </table:table-cell>
          <table:table-cell table:formula="of:=AVERAGEIF([.$H$3:.$H353];&quot;&gt;0&quot;)" office:value-type="float" office:value="2.9268" calcext:value-type="float">
            <text:p>2.9</text:p>
          </table:table-cell>
          <table:table-cell table:formula="of:=AVERAGEIF([.$H$3:.$H353];&quot;&lt;0&quot;)" office:value-type="float" office:value="-5.09259259259259" calcext:value-type="float">
            <text:p>-5.1</text:p>
          </table:table-cell>
          <table:table-cell table:formula="of:=[.L353]/-[.M353]" office:value-type="percentage" office:value="0.574717090909091" calcext:value-type="percentage">
            <text:p>57%</text:p>
          </table:table-cell>
          <table:table-cell table:formula="of:=COUNTIF([.$G$3:.$G353];&quot;&gt;0&quot;)/COUNTIF([.$B$3:.$B353];&quot;&gt;0&quot;)" office:value-type="percentage" office:value="0.63879598662207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56:.H390])" office:value-type="float" office:value="-36.78" calcext:value-type="float">
            <text:p>-36.7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356]-[.E356]" office:value-type="float" office:value="-3" calcext:value-type="float">
            <text:p>-3.00</text:p>
          </table:table-cell>
          <table:table-cell table:formula="of:=SUM([.$H$2:.H356])" office:value-type="float" office:value="-40.81" calcext:value-type="float">
            <text:p>-40.81</text:p>
          </table:table-cell>
          <table:table-cell table:formula="of:=SUM([.H$3:.H356])/SUM([.E$3:.E356])" office:value-type="percentage" office:value="-0.0269729015201586" calcext:value-type="percentage">
            <text:p>-3%</text:p>
          </table:table-cell>
          <table:table-cell table:formula="of:=[.O356]-(1-[.O356])/[.N356]" office:value-type="percentage" office:value="0.00685481299257473" calcext:value-type="percentage">
            <text:p>0.7%</text:p>
          </table:table-cell>
          <table:table-cell table:formula="of:=AVERAGEIF([.$H$3:.$H356];&quot;&gt;0&quot;)" office:value-type="float" office:value="2.9268" calcext:value-type="float">
            <text:p>2.9</text:p>
          </table:table-cell>
          <table:table-cell table:formula="of:=AVERAGEIF([.$H$3:.$H356];&quot;&lt;0&quot;)" office:value-type="float" office:value="-5.07339449541284" calcext:value-type="float">
            <text:p>-5.1</text:p>
          </table:table-cell>
          <table:table-cell table:formula="of:=[.L356]/-[.M356]" office:value-type="percentage" office:value="0.576891862567812" calcext:value-type="percentage">
            <text:p>58%</text:p>
          </table:table-cell>
          <table:table-cell table:formula="of:=COUNTIF([.$G$3:.$G356];&quot;&gt;0&quot;)/COUNTIF([.$B$3:.$B356];&quot;&gt;0&quot;)" office:value-type="percentage" office:value="0.63666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llien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.00</text:p>
          </table:table-cell>
          <table:table-cell office:value-type="float" office:value="0" calcext:value-type="float">
            <text:p>0.00</text:p>
          </table:table-cell>
          <table:table-cell table:formula="of:=[.G357]-[.E357]" office:value-type="float" office:value="-5" calcext:value-type="float">
            <text:p>-5.00</text:p>
          </table:table-cell>
          <table:table-cell table:formula="of:=SUM([.$H$2:.H357])" office:value-type="float" office:value="-45.81" calcext:value-type="float">
            <text:p>-45.81</text:p>
          </table:table-cell>
          <table:table-cell table:formula="of:=SUM([.H$3:.H357])/SUM([.E$3:.E357])" office:value-type="percentage" office:value="-0.0301778656126482" calcext:value-type="percentage">
            <text:p>-3%</text:p>
          </table:table-cell>
          <table:table-cell table:formula="of:=[.O357]-(1-[.O357])/[.N357]" office:value-type="percentage" office:value="0.00115645674729203" calcext:value-type="percentage">
            <text:p>0.1%</text:p>
          </table:table-cell>
          <table:table-cell table:formula="of:=AVERAGEIF([.$H$3:.$H357];&quot;&gt;0&quot;)" office:value-type="float" office:value="2.9268" calcext:value-type="float">
            <text:p>2.9</text:p>
          </table:table-cell>
          <table:table-cell table:formula="of:=AVERAGEIF([.$H$3:.$H357];&quot;&lt;0&quot;)" office:value-type="float" office:value="-5.07272727272727" calcext:value-type="float">
            <text:p>-5.1</text:p>
          </table:table-cell>
          <table:table-cell table:formula="of:=[.L357]/-[.M357]" office:value-type="percentage" office:value="0.576967741935484" calcext:value-type="percentage">
            <text:p>58%</text:p>
          </table:table-cell>
          <table:table-cell table:formula="of:=COUNTIF([.$G$3:.$G357];&quot;&gt;0&quot;)/COUNTIF([.$B$3:.$B357];&quot;&gt;0&quot;)" office:value-type="percentage" office:value="0.6345514950166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358]-[.E358]" office:value-type="float" office:value="-4" calcext:value-type="float">
            <text:p>-4.00</text:p>
          </table:table-cell>
          <table:table-cell table:formula="of:=SUM([.$H$2:.H358])" office:value-type="float" office:value="-49.81" calcext:value-type="float">
            <text:p>-49.81</text:p>
          </table:table-cell>
          <table:table-cell table:formula="of:=SUM([.H$3:.H358])/SUM([.E$3:.E358])" office:value-type="percentage" office:value="-0.0327266754270697" calcext:value-type="percentage">
            <text:p>-3%</text:p>
          </table:table-cell>
          <table:table-cell table:formula="of:=[.O358]-(1-[.O358])/[.N358]" office:value-type="percentage" office:value="-0.00337280414746743" calcext:value-type="percentage">
            <text:p>-0.3%</text:p>
          </table:table-cell>
          <table:table-cell table:formula="of:=AVERAGEIF([.$H$3:.$H358];&quot;&gt;0&quot;)" office:value-type="float" office:value="2.9268" calcext:value-type="float">
            <text:p>2.9</text:p>
          </table:table-cell>
          <table:table-cell table:formula="of:=AVERAGEIF([.$H$3:.$H358];&quot;&lt;0&quot;)" office:value-type="float" office:value="-5.06306306306306" calcext:value-type="float">
            <text:p>-5.1</text:p>
          </table:table-cell>
          <table:table-cell table:formula="of:=[.L358]/-[.M358]" office:value-type="percentage" office:value="0.578069039145908" calcext:value-type="percentage">
            <text:p>58%</text:p>
          </table:table-cell>
          <table:table-cell table:formula="of:=COUNTIF([.$G$3:.$G358];&quot;&gt;0&quot;)/COUNTIF([.$B$3:.$B358];&quot;&gt;0&quot;)" office:value-type="percentage" office:value="0.6324503311258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59]-[.E359]" office:value-type="float" office:value="-3" calcext:value-type="float">
            <text:p>-3.00</text:p>
          </table:table-cell>
          <table:table-cell table:formula="of:=SUM([.$H$2:.H359])" office:value-type="float" office:value="-52.81" calcext:value-type="float">
            <text:p>-52.81</text:p>
          </table:table-cell>
          <table:table-cell table:formula="of:=SUM([.H$3:.H359])/SUM([.E$3:.E359])" office:value-type="percentage" office:value="-0.0346295081967213" calcext:value-type="percentage">
            <text:p>-3%</text:p>
          </table:table-cell>
          <table:table-cell table:formula="of:=[.O359]-(1-[.O359])/[.N359]" office:value-type="percentage" office:value="-0.00674454489319365" calcext:value-type="percentage">
            <text:p>-0.7%</text:p>
          </table:table-cell>
          <table:table-cell table:formula="of:=AVERAGEIF([.$H$3:.$H359];&quot;&gt;0&quot;)" office:value-type="float" office:value="2.9268" calcext:value-type="float">
            <text:p>2.9</text:p>
          </table:table-cell>
          <table:table-cell table:formula="of:=AVERAGEIF([.$H$3:.$H359];&quot;&lt;0&quot;)" office:value-type="float" office:value="-5.04464285714286" calcext:value-type="float">
            <text:p>-5.0</text:p>
          </table:table-cell>
          <table:table-cell table:formula="of:=[.L359]/-[.M359]" office:value-type="percentage" office:value="0.58017982300885" calcext:value-type="percentage">
            <text:p>58%</text:p>
          </table:table-cell>
          <table:table-cell table:formula="of:=COUNTIF([.$G$3:.$G359];&quot;&gt;0&quot;)/COUNTIF([.$B$3:.$B359];&quot;&gt;0&quot;)" office:value-type="percentage" office:value="0.630363036303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360]-[.E360]" office:value-type="float" office:value="-1" calcext:value-type="float">
            <text:p>-1.00</text:p>
          </table:table-cell>
          <table:table-cell table:formula="of:=SUM([.$H$2:.H360])" office:value-type="float" office:value="-53.81" calcext:value-type="float">
            <text:p>-53.81</text:p>
          </table:table-cell>
          <table:table-cell table:formula="of:=SUM([.H$3:.H360])/SUM([.E$3:.E360])" office:value-type="percentage" office:value="-0.035262123197903" calcext:value-type="percentage">
            <text:p>-4%</text:p>
          </table:table-cell>
          <table:table-cell table:formula="of:=[.O360]-(1-[.O360])/[.N360]" office:value-type="percentage" office:value="-0.00784627363817492" calcext:value-type="percentage">
            <text:p>-0.8%</text:p>
          </table:table-cell>
          <table:table-cell table:formula="of:=AVERAGEIF([.$H$3:.$H360];&quot;&gt;0&quot;)" office:value-type="float" office:value="2.9268" calcext:value-type="float">
            <text:p>2.9</text:p>
          </table:table-cell>
          <table:table-cell table:formula="of:=AVERAGEIF([.$H$3:.$H360];&quot;&lt;0&quot;)" office:value-type="float" office:value="-5.00884955752212" calcext:value-type="float">
            <text:p>-5.0</text:p>
          </table:table-cell>
          <table:table-cell table:formula="of:=[.L360]/-[.M360]" office:value-type="percentage" office:value="0.584325795053004" calcext:value-type="percentage">
            <text:p>58%</text:p>
          </table:table-cell>
          <table:table-cell table:formula="of:=COUNTIF([.$G$3:.$G360];&quot;&gt;0&quot;)/COUNTIF([.$B$3:.$B360];&quot;&gt;0&quot;)" office:value-type="percentage" office:value="0.628289473684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61]-[.E361]" office:value-type="float" office:value="0.72" calcext:value-type="float">
            <text:p>0.72</text:p>
          </table:table-cell>
          <table:table-cell table:formula="of:=SUM([.$H$2:.H361])" office:value-type="float" office:value="-53.09" calcext:value-type="float">
            <text:p>-53.09</text:p>
          </table:table-cell>
          <table:table-cell table:formula="of:=SUM([.H$3:.H361])/SUM([.E$3:.E361])" office:value-type="percentage" office:value="-0.0347220405493787" calcext:value-type="percentage">
            <text:p>-3%</text:p>
          </table:table-cell>
          <table:table-cell table:formula="of:=[.O361]-(1-[.O361])/[.N361]" office:value-type="percentage" office:value="-0.00726986583464118" calcext:value-type="percentage">
            <text:p>-0.7%</text:p>
          </table:table-cell>
          <table:table-cell table:formula="of:=AVERAGEIF([.$H$3:.$H361];&quot;&gt;0&quot;)" office:value-type="float" office:value="2.91426136363636" calcext:value-type="float">
            <text:p>2.9</text:p>
          </table:table-cell>
          <table:table-cell table:formula="of:=AVERAGEIF([.$H$3:.$H361];&quot;&lt;0&quot;)" office:value-type="float" office:value="-5.00884955752212" calcext:value-type="float">
            <text:p>-5.0</text:p>
          </table:table-cell>
          <table:table-cell table:formula="of:=[.L361]/-[.M361]" office:value-type="percentage" office:value="0.581822498393832" calcext:value-type="percentage">
            <text:p>58%</text:p>
          </table:table-cell>
          <table:table-cell table:formula="of:=COUNTIF([.$G$3:.$G361];&quot;&gt;0&quot;)/COUNTIF([.$B$3:.$B361];&quot;&gt;0&quot;)" office:value-type="percentage" office:value="0.629508196721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2]-[.E362]" office:value-type="float" office:value="0.05" calcext:value-type="float">
            <text:p>0.05</text:p>
          </table:table-cell>
          <table:table-cell table:formula="of:=SUM([.$H$2:.H362])" office:value-type="float" office:value="-53.04" calcext:value-type="float">
            <text:p>-53.04</text:p>
          </table:table-cell>
          <table:table-cell table:formula="of:=SUM([.H$3:.H362])/SUM([.E$3:.E362])" office:value-type="percentage" office:value="-0.0346666666666667" calcext:value-type="percentage">
            <text:p>-3%</text:p>
          </table:table-cell>
          <table:table-cell table:formula="of:=[.O362]-(1-[.O362])/[.N362]" office:value-type="percentage" office:value="-0.00752215005361667" calcext:value-type="percentage">
            <text:p>-0.8%</text:p>
          </table:table-cell>
          <table:table-cell table:formula="of:=AVERAGEIF([.$H$3:.$H362];&quot;&gt;0&quot;)" office:value-type="float" office:value="2.8980790960452" calcext:value-type="float">
            <text:p>2.9</text:p>
          </table:table-cell>
          <table:table-cell table:formula="of:=AVERAGEIF([.$H$3:.$H362];&quot;&lt;0&quot;)" office:value-type="float" office:value="-5.00884955752212" calcext:value-type="float">
            <text:p>-5.0</text:p>
          </table:table-cell>
          <table:table-cell table:formula="of:=[.L362]/-[.M362]" office:value-type="percentage" office:value="0.578591762991356" calcext:value-type="percentage">
            <text:p>58%</text:p>
          </table:table-cell>
          <table:table-cell table:formula="of:=COUNTIF([.$G$3:.$G362];&quot;&gt;0&quot;)/COUNTIF([.$B$3:.$B362];&quot;&gt;0&quot;)" office:value-type="percentage" office:value="0.63071895424836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5" calcext:value-type="float">
            <text:p>5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63]-[.E363]" office:value-type="float" office:value="-5" calcext:value-type="float">
            <text:p>-5.00</text:p>
          </table:table-cell>
          <table:table-cell table:formula="of:=SUM([.$H$2:.H363])" office:value-type="float" office:value="-58.04" calcext:value-type="float">
            <text:p>-58.04</text:p>
          </table:table-cell>
          <table:table-cell table:formula="of:=SUM([.H$3:.H363])/SUM([.E$3:.E363])" office:value-type="percentage" office:value="-0.0378110749185668" calcext:value-type="percentage">
            <text:p>-4%</text:p>
          </table:table-cell>
          <table:table-cell table:formula="of:=[.O363]-(1-[.O363])/[.N363]" office:value-type="percentage" office:value="-0.0131174548535828" calcext:value-type="percentage">
            <text:p>-1.3%</text:p>
          </table:table-cell>
          <table:table-cell table:formula="of:=AVERAGEIF([.$H$3:.$H363];&quot;&gt;0&quot;)" office:value-type="float" office:value="2.8980790960452" calcext:value-type="float">
            <text:p>2.9</text:p>
          </table:table-cell>
          <table:table-cell table:formula="of:=AVERAGEIF([.$H$3:.$H363];&quot;&lt;0&quot;)" office:value-type="float" office:value="-5.00877192982456" calcext:value-type="float">
            <text:p>-5.0</text:p>
          </table:table-cell>
          <table:table-cell table:formula="of:=[.L363]/-[.M363]" office:value-type="percentage" office:value="0.578600730208674" calcext:value-type="percentage">
            <text:p>58%</text:p>
          </table:table-cell>
          <table:table-cell table:formula="of:=COUNTIF([.$G$3:.$G363];&quot;&gt;0&quot;)/COUNTIF([.$B$3:.$B363];&quot;&gt;0&quot;)" office:value-type="percentage" office:value="0.62866449511400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opelka</text:p>
          </table:table-cell>
          <table:table-cell office:value-type="float" office:value="3" calcext:value-type="float">
            <text:p>3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364]-[.E364]" office:value-type="float" office:value="-3" calcext:value-type="float">
            <text:p>-3.00</text:p>
          </table:table-cell>
          <table:table-cell table:formula="of:=SUM([.$H$2:.H364])" office:value-type="float" office:value="-61.04" calcext:value-type="float">
            <text:p>-61.04</text:p>
          </table:table-cell>
          <table:table-cell table:formula="of:=SUM([.H$3:.H364])/SUM([.E$3:.E364])" office:value-type="percentage" office:value="-0.0396879063719116" calcext:value-type="percentage">
            <text:p>-4%</text:p>
          </table:table-cell>
          <table:table-cell table:formula="of:=[.O364]-(1-[.O364])/[.N364]" office:value-type="percentage" office:value="-0.016435802189077" calcext:value-type="percentage">
            <text:p>-1.6%</text:p>
          </table:table-cell>
          <table:table-cell table:formula="of:=AVERAGEIF([.$H$3:.$H364];&quot;&gt;0&quot;)" office:value-type="float" office:value="2.8980790960452" calcext:value-type="float">
            <text:p>2.9</text:p>
          </table:table-cell>
          <table:table-cell table:formula="of:=AVERAGEIF([.$H$3:.$H364];&quot;&lt;0&quot;)" office:value-type="float" office:value="-4.99130434782609" calcext:value-type="float">
            <text:p>-5.0</text:p>
          </table:table-cell>
          <table:table-cell table:formula="of:=[.L364]/-[.M364]" office:value-type="percentage" office:value="0.580625602866198" calcext:value-type="percentage">
            <text:p>58%</text:p>
          </table:table-cell>
          <table:table-cell table:formula="of:=COUNTIF([.$G$3:.$G364];&quot;&gt;0&quot;)/COUNTIF([.$B$3:.$B364];&quot;&gt;0&quot;)" office:value-type="percentage" office:value="0.62662337662337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65]-[.E365]" office:value-type="float" office:value="0.6" calcext:value-type="float">
            <text:p>0.60</text:p>
          </table:table-cell>
          <table:table-cell table:formula="of:=SUM([.$H$2:.H365])" office:value-type="float" office:value="-60.44" calcext:value-type="float">
            <text:p>-60.44</text:p>
          </table:table-cell>
          <table:table-cell table:formula="of:=SUM([.H$3:.H365])/SUM([.E$3:.E365])" office:value-type="percentage" office:value="-0.0392467532467533" calcext:value-type="percentage">
            <text:p>-4%</text:p>
          </table:table-cell>
          <table:table-cell table:formula="of:=[.O365]-(1-[.O365])/[.N365]" office:value-type="percentage" office:value="-0.0160146156620792" calcext:value-type="percentage">
            <text:p>-1.6%</text:p>
          </table:table-cell>
          <table:table-cell table:formula="of:=AVERAGEIF([.$H$3:.$H365];&quot;&gt;0&quot;)" office:value-type="float" office:value="2.88516853932584" calcext:value-type="float">
            <text:p>2.9</text:p>
          </table:table-cell>
          <table:table-cell table:formula="of:=AVERAGEIF([.$H$3:.$H365];&quot;&lt;0&quot;)" office:value-type="float" office:value="-4.99130434782609" calcext:value-type="float">
            <text:p>-5.0</text:p>
          </table:table-cell>
          <table:table-cell table:formula="of:=[.L365]/-[.M365]" office:value-type="percentage" office:value="0.578038993070509" calcext:value-type="percentage">
            <text:p>58%</text:p>
          </table:table-cell>
          <table:table-cell table:formula="of:=COUNTIF([.$G$3:.$G365];&quot;&gt;0&quot;)/COUNTIF([.$B$3:.$B365];&quot;&gt;0&quot;)" office:value-type="percentage" office:value="0.6278317152103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66]-[.E366]" office:value-type="float" office:value="0.05" calcext:value-type="float">
            <text:p>0.05</text:p>
          </table:table-cell>
          <table:table-cell table:formula="of:=SUM([.$H$2:.H366])" office:value-type="float" office:value="-60.39" calcext:value-type="float">
            <text:p>-60.39</text:p>
          </table:table-cell>
          <table:table-cell table:formula="of:=SUM([.H$3:.H366])/SUM([.E$3:.E366])" office:value-type="percentage" office:value="-0.0391888384166126" calcext:value-type="percentage">
            <text:p>-4%</text:p>
          </table:table-cell>
          <table:table-cell table:formula="of:=[.O366]-(1-[.O366])/[.N366]" office:value-type="percentage" office:value="-0.0162797679424138" calcext:value-type="percentage">
            <text:p>-1.6%</text:p>
          </table:table-cell>
          <table:table-cell table:formula="of:=AVERAGEIF([.$H$3:.$H366];&quot;&gt;0&quot;)" office:value-type="float" office:value="2.86932960893855" calcext:value-type="float">
            <text:p>2.9</text:p>
          </table:table-cell>
          <table:table-cell table:formula="of:=AVERAGEIF([.$H$3:.$H366];&quot;&lt;0&quot;)" office:value-type="float" office:value="-4.99130434782609" calcext:value-type="float">
            <text:p>-5.0</text:p>
          </table:table-cell>
          <table:table-cell table:formula="of:=[.L366]/-[.M366]" office:value-type="percentage" office:value="0.574865688201974" calcext:value-type="percentage">
            <text:p>57%</text:p>
          </table:table-cell>
          <table:table-cell table:formula="of:=COUNTIF([.$G$3:.$G366];&quot;&gt;0&quot;)/COUNTIF([.$B$3:.$B366];&quot;&gt;0&quot;)" office:value-type="percentage" office:value="0.62903225806451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uevas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367]-[.E367]" office:value-type="float" office:value="-3" calcext:value-type="float">
            <text:p>-3.00</text:p>
          </table:table-cell>
          <table:table-cell table:formula="of:=SUM([.$H$2:.H367])" office:value-type="float" office:value="-63.39" calcext:value-type="float">
            <text:p>-63.39</text:p>
          </table:table-cell>
          <table:table-cell table:formula="of:=SUM([.H$3:.H367])/SUM([.E$3:.E367])" office:value-type="percentage" office:value="-0.0410556994818653" calcext:value-type="percentage">
            <text:p>-4%</text:p>
          </table:table-cell>
          <table:table-cell table:formula="of:=[.O367]-(1-[.O367])/[.N367]" office:value-type="percentage" office:value="-0.0195892876293152" calcext:value-type="percentage">
            <text:p>-2.0%</text:p>
          </table:table-cell>
          <table:table-cell table:formula="of:=AVERAGEIF([.$H$3:.$H367];&quot;&gt;0&quot;)" office:value-type="float" office:value="2.86932960893855" calcext:value-type="float">
            <text:p>2.9</text:p>
          </table:table-cell>
          <table:table-cell table:formula="of:=AVERAGEIF([.$H$3:.$H367];&quot;&lt;0&quot;)" office:value-type="float" office:value="-4.97413793103448" calcext:value-type="float">
            <text:p>-5.0</text:p>
          </table:table-cell>
          <table:table-cell table:formula="of:=[.L367]/-[.M367]" office:value-type="percentage" office:value="0.576849626753677" calcext:value-type="percentage">
            <text:p>58%</text:p>
          </table:table-cell>
          <table:table-cell table:formula="of:=COUNTIF([.$G$3:.$G367];&quot;&gt;0&quot;)/COUNTIF([.$B$3:.$B367];&quot;&gt;0&quot;)" office:value-type="percentage" office:value="0.62700964630225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uille</text:p>
          </table:table-cell>
          <table:table-cell office:value-type="float" office:value="5" calcext:value-type="float">
            <text:p>5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368]-[.E368]" office:value-type="float" office:value="-5" calcext:value-type="float">
            <text:p>-5.00</text:p>
          </table:table-cell>
          <table:table-cell table:formula="of:=SUM([.$H$2:.H368])" office:value-type="float" office:value="-68.39" calcext:value-type="float">
            <text:p>-68.39</text:p>
          </table:table-cell>
          <table:table-cell table:formula="of:=SUM([.H$3:.H368])/SUM([.E$3:.E368])" office:value-type="percentage" office:value="-0.044151065203357" calcext:value-type="percentage">
            <text:p>-4%</text:p>
          </table:table-cell>
          <table:table-cell table:formula="of:=[.O368]-(1-[.O368])/[.N368]" office:value-type="percentage" office:value="-0.025111653110037" calcext:value-type="percentage">
            <text:p>-2.5%</text:p>
          </table:table-cell>
          <table:table-cell table:formula="of:=AVERAGEIF([.$H$3:.$H368];&quot;&gt;0&quot;)" office:value-type="float" office:value="2.86932960893855" calcext:value-type="float">
            <text:p>2.9</text:p>
          </table:table-cell>
          <table:table-cell table:formula="of:=AVERAGEIF([.$H$3:.$H368];&quot;&lt;0&quot;)" office:value-type="float" office:value="-4.97435897435897" calcext:value-type="float">
            <text:p>-5.0</text:p>
          </table:table-cell>
          <table:table-cell table:formula="of:=[.L368]/-[.M368]" office:value-type="percentage" office:value="0.576823993549502" calcext:value-type="percentage">
            <text:p>58%</text:p>
          </table:table-cell>
          <table:table-cell table:formula="of:=COUNTIF([.$G$3:.$G368];&quot;&gt;0&quot;)/COUNTIF([.$B$3:.$B368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zverev a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369]-[.E369]" office:value-type="float" office:value="1.65" calcext:value-type="float">
            <text:p>1.65</text:p>
          </table:table-cell>
          <table:table-cell table:formula="of:=SUM([.$H$2:.H369])" office:value-type="float" office:value="-66.74" calcext:value-type="float">
            <text:p>-66.74</text:p>
          </table:table-cell>
          <table:table-cell table:formula="of:=SUM([.H$3:.H369])/SUM([.E$3:.E369])" office:value-type="percentage" office:value="-0.0430025773195876" calcext:value-type="percentage">
            <text:p>-4%</text:p>
          </table:table-cell>
          <table:table-cell table:formula="of:=[.O369]-(1-[.O369])/[.N369]" office:value-type="percentage" office:value="-0.0233700682021754" calcext:value-type="percentage">
            <text:p>-2.3%</text:p>
          </table:table-cell>
          <table:table-cell table:formula="of:=AVERAGEIF([.$H$3:.$H369];&quot;&gt;0&quot;)" office:value-type="float" office:value="2.86255555555556" calcext:value-type="float">
            <text:p>2.9</text:p>
          </table:table-cell>
          <table:table-cell table:formula="of:=AVERAGEIF([.$H$3:.$H369];&quot;&lt;0&quot;)" office:value-type="float" office:value="-4.97435897435897" calcext:value-type="float">
            <text:p>-5.0</text:p>
          </table:table-cell>
          <table:table-cell table:formula="of:=[.L369]/-[.M369]" office:value-type="percentage" office:value="0.575462199312715" calcext:value-type="percentage">
            <text:p>58%</text:p>
          </table:table-cell>
          <table:table-cell table:formula="of:=COUNTIF([.$G$3:.$G369];&quot;&gt;0&quot;)/COUNTIF([.$B$3:.$B369];&quot;&gt;0&quot;)" office:value-type="percentage" office:value="0.62619808306709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thompsonj</text:p>
          </table:table-cell>
          <table:table-cell office:value-type="float" office:value="5" calcext:value-type="float">
            <text:p>5</text:p>
          </table:table-cell>
          <table:table-cell office:value-type="float" office:value="2.5" calcext:value-type="float">
            <text:p>2.50</text:p>
          </table:table-cell>
          <table:table-cell office:value-type="float" office:value="0" calcext:value-type="float">
            <text:p>0.00</text:p>
          </table:table-cell>
          <table:table-cell table:formula="of:=[.G370]-[.E370]" office:value-type="float" office:value="-5" calcext:value-type="float">
            <text:p>-5.00</text:p>
          </table:table-cell>
          <table:table-cell table:formula="of:=SUM([.$H$2:.H370])" office:value-type="float" office:value="-71.74" calcext:value-type="float">
            <text:p>-71.74</text:p>
          </table:table-cell>
          <table:table-cell table:formula="of:=SUM([.H$3:.H370])/SUM([.E$3:.E370])" office:value-type="percentage" office:value="-0.0460757867694284" calcext:value-type="percentage">
            <text:p>-5%</text:p>
          </table:table-cell>
          <table:table-cell table:formula="of:=[.O370]-(1-[.O370])/[.N370]" office:value-type="percentage" office:value="-0.0288583513956591" calcext:value-type="percentage">
            <text:p>-2.9%</text:p>
          </table:table-cell>
          <table:table-cell table:formula="of:=AVERAGEIF([.$H$3:.$H370];&quot;&gt;0&quot;)" office:value-type="float" office:value="2.86255555555556" calcext:value-type="float">
            <text:p>2.9</text:p>
          </table:table-cell>
          <table:table-cell table:formula="of:=AVERAGEIF([.$H$3:.$H370];&quot;&lt;0&quot;)" office:value-type="float" office:value="-4.97457627118644" calcext:value-type="float">
            <text:p>-5.0</text:p>
          </table:table-cell>
          <table:table-cell table:formula="of:=[.L370]/-[.M370]" office:value-type="percentage" office:value="0.575437062275223" calcext:value-type="percentage">
            <text:p>58%</text:p>
          </table:table-cell>
          <table:table-cell table:formula="of:=COUNTIF([.$G$3:.$G370];&quot;&gt;0&quot;)/COUNTIF([.$B$3:.$B370];&quot;&gt;0&quot;)" office:value-type="percentage" office:value="0.62420382165605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rooksby</text:p>
          </table:table-cell>
          <table:table-cell office:value-type="float" office:value="7" calcext:value-type="float">
            <text:p>7</text:p>
          </table:table-cell>
          <table:table-cell office:value-type="float" office:value="4.2" calcext:value-type="float">
            <text:p>4.20</text:p>
          </table:table-cell>
          <table:table-cell office:value-type="float" office:value="0" calcext:value-type="float">
            <text:p>0.00</text:p>
          </table:table-cell>
          <table:table-cell table:formula="of:=[.G371]-[.E371]" office:value-type="float" office:value="-7" calcext:value-type="float">
            <text:p>-7.00</text:p>
          </table:table-cell>
          <table:table-cell table:formula="of:=SUM([.$H$2:.H371])" office:value-type="float" office:value="-78.74" calcext:value-type="float">
            <text:p>-78.74</text:p>
          </table:table-cell>
          <table:table-cell table:formula="of:=SUM([.H$3:.H371])/SUM([.E$3:.E371])" office:value-type="percentage" office:value="-0.0503452685421995" calcext:value-type="percentage">
            <text:p>-5%</text:p>
          </table:table-cell>
          <table:table-cell table:formula="of:=[.O371]-(1-[.O371])/[.N371]" office:value-type="percentage" office:value="-0.0365298086526202" calcext:value-type="percentage">
            <text:p>-3.7%</text:p>
          </table:table-cell>
          <table:table-cell table:formula="of:=AVERAGEIF([.$H$3:.$H371];&quot;&gt;0&quot;)" office:value-type="float" office:value="2.86255555555556" calcext:value-type="float">
            <text:p>2.9</text:p>
          </table:table-cell>
          <table:table-cell table:formula="of:=AVERAGEIF([.$H$3:.$H371];&quot;&lt;0&quot;)" office:value-type="float" office:value="-4.99159663865546" calcext:value-type="float">
            <text:p>-5.0</text:p>
          </table:table-cell>
          <table:table-cell table:formula="of:=[.L371]/-[.M371]" office:value-type="percentage" office:value="0.57347493453049" calcext:value-type="percentage">
            <text:p>57%</text:p>
          </table:table-cell>
          <table:table-cell table:formula="of:=COUNTIF([.$G$3:.$G371];&quot;&gt;0&quot;)/COUNTIF([.$B$3:.$B371];&quot;&gt;0&quot;)" office:value-type="percentage" office:value="0.62222222222222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arreno busta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372]-[.E372]" office:value-type="float" office:value="0.72" calcext:value-type="float">
            <text:p>0.72</text:p>
          </table:table-cell>
          <table:table-cell table:formula="of:=SUM([.$H$2:.H372])" office:value-type="float" office:value="-78.02" calcext:value-type="float">
            <text:p>-78.02</text:p>
          </table:table-cell>
          <table:table-cell table:formula="of:=SUM([.H$3:.H372])/SUM([.E$3:.E372])" office:value-type="percentage" office:value="-0.0497894065092534" calcext:value-type="percentage">
            <text:p>-5%</text:p>
          </table:table-cell>
          <table:table-cell table:formula="of:=[.O372]-(1-[.O372])/[.N372]" office:value-type="percentage" office:value="-0.0359763968871324" calcext:value-type="percentage">
            <text:p>-3.6%</text:p>
          </table:table-cell>
          <table:table-cell table:formula="of:=AVERAGEIF([.$H$3:.$H372];&quot;&gt;0&quot;)" office:value-type="float" office:value="2.8507182320442" calcext:value-type="float">
            <text:p>2.9</text:p>
          </table:table-cell>
          <table:table-cell table:formula="of:=AVERAGEIF([.$H$3:.$H372];&quot;&lt;0&quot;)" office:value-type="float" office:value="-4.99159663865546" calcext:value-type="float">
            <text:p>-5.0</text:p>
          </table:table-cell>
          <table:table-cell table:formula="of:=[.L372]/-[.M372]" office:value-type="percentage" office:value="0.571103484197407" calcext:value-type="percentage">
            <text:p>57%</text:p>
          </table:table-cell>
          <table:table-cell table:formula="of:=COUNTIF([.$G$3:.$G372];&quot;&gt;0&quot;)/COUNTIF([.$B$3:.$B372];&quot;&gt;0&quot;)" office:value-type="percentage" office:value="0.62341772151898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373]-[.E373]" office:value-type="float" office:value="0.02" calcext:value-type="float">
            <text:p>0.02</text:p>
          </table:table-cell>
          <table:table-cell table:formula="of:=SUM([.$H$2:.H373])" office:value-type="float" office:value="-78" calcext:value-type="float">
            <text:p>-78.00</text:p>
          </table:table-cell>
          <table:table-cell table:formula="of:=SUM([.H$3:.H373])/SUM([.E$3:.E373])" office:value-type="percentage" office:value="-0.0497448979591837" calcext:value-type="percentage">
            <text:p>-5%</text:p>
          </table:table-cell>
          <table:table-cell table:formula="of:=[.O373]-(1-[.O373])/[.N373]" office:value-type="percentage" office:value="-0.0363142836182229" calcext:value-type="percentage">
            <text:p>-3.6%</text:p>
          </table:table-cell>
          <table:table-cell table:formula="of:=AVERAGEIF([.$H$3:.$H373];&quot;&gt;0&quot;)" office:value-type="float" office:value="2.83516483516484" calcext:value-type="float">
            <text:p>2.8</text:p>
          </table:table-cell>
          <table:table-cell table:formula="of:=AVERAGEIF([.$H$3:.$H373];&quot;&lt;0&quot;)" office:value-type="float" office:value="-4.99159663865546" calcext:value-type="float">
            <text:p>-5.0</text:p>
          </table:table-cell>
          <table:table-cell table:formula="of:=[.L373]/-[.M373]" office:value-type="percentage" office:value="0.567987567987568" calcext:value-type="percentage">
            <text:p>57%</text:p>
          </table:table-cell>
          <table:table-cell table:formula="of:=COUNTIF([.$G$3:.$G373];&quot;&gt;0&quot;)/COUNTIF([.$B$3:.$B373];&quot;&gt;0&quot;)" office:value-type="percentage" office:value="0.62460567823343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ecmanovic</text:p>
          </table:table-cell>
          <table:table-cell office:value-type="float" office:value="3" calcext:value-type="float">
            <text:p>3</text:p>
          </table:table-cell>
          <table:table-cell office:value-type="float" office:value="1.05" calcext:value-type="float">
            <text:p>1.05</text:p>
          </table:table-cell>
          <table:table-cell office:value-type="float" office:value="0" calcext:value-type="float">
            <text:p>0.00</text:p>
          </table:table-cell>
          <table:table-cell table:formula="of:=[.G374]-[.E374]" office:value-type="float" office:value="-3" calcext:value-type="float">
            <text:p>-3.00</text:p>
          </table:table-cell>
          <table:table-cell table:formula="of:=SUM([.$H$2:.H374])" office:value-type="float" office:value="-81" calcext:value-type="float">
            <text:p>-81.00</text:p>
          </table:table-cell>
          <table:table-cell table:formula="of:=SUM([.H$3:.H374])/SUM([.E$3:.E374])" office:value-type="percentage" office:value="-0.0515595162316996" calcext:value-type="percentage">
            <text:p>-5%</text:p>
          </table:table-cell>
          <table:table-cell table:formula="of:=[.O374]-(1-[.O374])/[.N374]" office:value-type="percentage" office:value="-0.039527570571888" calcext:value-type="percentage">
            <text:p>-4.0%</text:p>
          </table:table-cell>
          <table:table-cell table:formula="of:=AVERAGEIF([.$H$3:.$H374];&quot;&gt;0&quot;)" office:value-type="float" office:value="2.83516483516484" calcext:value-type="float">
            <text:p>2.8</text:p>
          </table:table-cell>
          <table:table-cell table:formula="of:=AVERAGEIF([.$H$3:.$H374];&quot;&lt;0&quot;)" office:value-type="float" office:value="-4.975" calcext:value-type="float">
            <text:p>-5.0</text:p>
          </table:table-cell>
          <table:table-cell table:formula="of:=[.L374]/-[.M374]" office:value-type="percentage" office:value="0.569882378927605" calcext:value-type="percentage">
            <text:p>57%</text:p>
          </table:table-cell>
          <table:table-cell table:formula="of:=COUNTIF([.$G$3:.$G374];&quot;&gt;0&quot;)/COUNTIF([.$B$3:.$B374];&quot;&gt;0&quot;)" office:value-type="percentage" office:value="0.62264150943396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ishioka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375]-[.E375]" office:value-type="float" office:value="-1" calcext:value-type="float">
            <text:p>-1.00</text:p>
          </table:table-cell>
          <table:table-cell table:formula="of:=SUM([.$H$2:.H375])" office:value-type="float" office:value="-82" calcext:value-type="float">
            <text:p>-82.00</text:p>
          </table:table-cell>
          <table:table-cell table:formula="of:=SUM([.H$3:.H375])/SUM([.E$3:.E375])" office:value-type="percentage" office:value="-0.0521628498727736" calcext:value-type="percentage">
            <text:p>-5%</text:p>
          </table:table-cell>
          <table:table-cell table:formula="of:=[.O375]-(1-[.O375])/[.N375]" office:value-type="percentage" office:value="-0.0405093436368494" calcext:value-type="percentage">
            <text:p>-4.1%</text:p>
          </table:table-cell>
          <table:table-cell table:formula="of:=AVERAGEIF([.$H$3:.$H375];&quot;&gt;0&quot;)" office:value-type="float" office:value="2.83516483516484" calcext:value-type="float">
            <text:p>2.8</text:p>
          </table:table-cell>
          <table:table-cell table:formula="of:=AVERAGEIF([.$H$3:.$H375];&quot;&lt;0&quot;)" office:value-type="float" office:value="-4.94214876033058" calcext:value-type="float">
            <text:p>-4.9</text:p>
          </table:table-cell>
          <table:table-cell table:formula="of:=[.L375]/-[.M375]" office:value-type="percentage" office:value="0.57367047668051" calcext:value-type="percentage">
            <text:p>57%</text:p>
          </table:table-cell>
          <table:table-cell table:formula="of:=COUNTIF([.$G$3:.$G375];&quot;&gt;0&quot;)/COUNTIF([.$B$3:.$B375];&quot;&gt;0&quot;)" office:value-type="percentage" office:value="0.6206896551724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2.6" calcext:value-type="float">
            <text:p>2.60</text:p>
          </table:table-cell>
          <table:table-cell table:formula="of:=[.G376]-[.E376]" office:value-type="float" office:value="0.6" calcext:value-type="float">
            <text:p>0.60</text:p>
          </table:table-cell>
          <table:table-cell table:formula="of:=SUM([.$H$2:.H376])" office:value-type="float" office:value="-81.4" calcext:value-type="float">
            <text:p>-81.40</text:p>
          </table:table-cell>
          <table:table-cell table:formula="of:=SUM([.H$3:.H376])/SUM([.E$3:.E376])" office:value-type="percentage" office:value="-0.051715374841169" calcext:value-type="percentage">
            <text:p>-5%</text:p>
          </table:table-cell>
          <table:table-cell table:formula="of:=[.O376]-(1-[.O376])/[.N376]" office:value-type="percentage" office:value="-0.0401096109175376" calcext:value-type="percentage">
            <text:p>-4.0%</text:p>
          </table:table-cell>
          <table:table-cell table:formula="of:=AVERAGEIF([.$H$3:.$H376];&quot;&gt;0&quot;)" office:value-type="float" office:value="2.82295081967213" calcext:value-type="float">
            <text:p>2.8</text:p>
          </table:table-cell>
          <table:table-cell table:formula="of:=AVERAGEIF([.$H$3:.$H376];&quot;&lt;0&quot;)" office:value-type="float" office:value="-4.94214876033058" calcext:value-type="float">
            <text:p>-4.9</text:p>
          </table:table-cell>
          <table:table-cell table:formula="of:=[.L376]/-[.M376]" office:value-type="percentage" office:value="0.57119907889687" calcext:value-type="percentage">
            <text:p>57%</text:p>
          </table:table-cell>
          <table:table-cell table:formula="of:=COUNTIF([.$G$3:.$G376];&quot;&gt;0&quot;)/COUNTIF([.$B$3:.$B376];&quot;&gt;0&quot;)" office:value-type="percentage" office:value="0.62187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edene al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.00</text:p>
          </table:table-cell>
          <table:table-cell office:value-type="float" office:value="18" calcext:value-type="float">
            <text:p>18.00</text:p>
          </table:table-cell>
          <table:table-cell table:formula="of:=[.G377]-[.E377]" office:value-type="float" office:value="12" calcext:value-type="float">
            <text:p>12.00</text:p>
          </table:table-cell>
          <table:table-cell table:formula="of:=SUM([.$H$2:.H377])" office:value-type="float" office:value="-69.4" calcext:value-type="float">
            <text:p>-69.40</text:p>
          </table:table-cell>
          <table:table-cell table:formula="of:=SUM([.H$3:.H377])/SUM([.E$3:.E377])" office:value-type="percentage" office:value="-0.0439240506329114" calcext:value-type="percentage">
            <text:p>-4%</text:p>
          </table:table-cell>
          <table:table-cell table:formula="of:=[.O377]-(1-[.O377])/[.N377]" office:value-type="percentage" office:value="-0.0254124513939717" calcext:value-type="percentage">
            <text:p>-2.5%</text:p>
          </table:table-cell>
          <table:table-cell table:formula="of:=AVERAGEIF([.$H$3:.$H377];&quot;&gt;0&quot;)" office:value-type="float" office:value="2.87282608695652" calcext:value-type="float">
            <text:p>2.9</text:p>
          </table:table-cell>
          <table:table-cell table:formula="of:=AVERAGEIF([.$H$3:.$H377];&quot;&lt;0&quot;)" office:value-type="float" office:value="-4.94214876033058" calcext:value-type="float">
            <text:p>-4.9</text:p>
          </table:table-cell>
          <table:table-cell table:formula="of:=[.L377]/-[.M377]" office:value-type="percentage" office:value="0.581290897193544" calcext:value-type="percentage">
            <text:p>58%</text:p>
          </table:table-cell>
          <table:table-cell table:formula="of:=COUNTIF([.$G$3:.$G377];&quot;&gt;0&quot;)/COUNTIF([.$B$3:.$B377];&quot;&gt;0&quot;)" office:value-type="percentage" office:value="0.62305295950155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popyrin</text:p>
          </table:table-cell>
          <table:table-cell office:value-type="float" office:value="3" calcext:value-type="float">
            <text:p>3</text:p>
          </table:table-cell>
          <table:table-cell office:value-type="float" office:value="2.04" calcext:value-type="float">
            <text:p>2.04</text:p>
          </table:table-cell>
          <table:table-cell office:value-type="float" office:value="6.15" calcext:value-type="float">
            <text:p>6.15</text:p>
          </table:table-cell>
          <table:table-cell table:formula="of:=[.G378]-[.E378]" office:value-type="float" office:value="3.15" calcext:value-type="float">
            <text:p>3.15</text:p>
          </table:table-cell>
          <table:table-cell table:formula="of:=SUM([.$H$2:.H378])" office:value-type="float" office:value="-66.25" calcext:value-type="float">
            <text:p>-66.25</text:p>
          </table:table-cell>
          <table:table-cell table:formula="of:=SUM([.H$3:.H378])/SUM([.E$3:.E378])" office:value-type="percentage" office:value="-0.0418509159823121" calcext:value-type="percentage">
            <text:p>-4%</text:p>
          </table:table-cell>
          <table:table-cell table:formula="of:=[.O378]-(1-[.O378])/[.N378]" office:value-type="percentage" office:value="-0.021890978749996" calcext:value-type="percentage">
            <text:p>-2.2%</text:p>
          </table:table-cell>
          <table:table-cell table:formula="of:=AVERAGEIF([.$H$3:.$H378];&quot;&gt;0&quot;)" office:value-type="float" office:value="2.87432432432433" calcext:value-type="float">
            <text:p>2.9</text:p>
          </table:table-cell>
          <table:table-cell table:formula="of:=AVERAGEIF([.$H$3:.$H378];&quot;&lt;0&quot;)" office:value-type="float" office:value="-4.94214876033058" calcext:value-type="float">
            <text:p>-4.9</text:p>
          </table:table-cell>
          <table:table-cell table:formula="of:=[.L378]/-[.M378]" office:value-type="percentage" office:value="0.581594052246226" calcext:value-type="percentage">
            <text:p>58%</text:p>
          </table:table-cell>
          <table:table-cell table:formula="of:=COUNTIF([.$G$3:.$G378];&quot;&gt;0&quot;)/COUNTIF([.$B$3:.$B378];&quot;&gt;0&quot;)" office:value-type="percentage" office:value="0.624223602484472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.00</text:p>
          </table:table-cell>
          <table:table-cell office:value-type="float" office:value="0" calcext:value-type="float">
            <text:p>0.00</text:p>
          </table:table-cell>
          <table:table-cell table:formula="of:=[.G379]-[.E379]" office:value-type="float" office:value="-3" calcext:value-type="float">
            <text:p>-3.00</text:p>
          </table:table-cell>
          <table:table-cell table:formula="of:=SUM([.$H$2:.H379])" office:value-type="float" office:value="-69.25" calcext:value-type="float">
            <text:p>-69.25</text:p>
          </table:table-cell>
          <table:table-cell table:formula="of:=SUM([.H$3:.H379])/SUM([.E$3:.E379])" office:value-type="percentage" office:value="-0.0436633039092056" calcext:value-type="percentage">
            <text:p>-4%</text:p>
          </table:table-cell>
          <table:table-cell table:formula="of:=[.O379]-(1-[.O379])/[.N379]" office:value-type="percentage" office:value="-0.0250545470953578" calcext:value-type="percentage">
            <text:p>-2.5%</text:p>
          </table:table-cell>
          <table:table-cell table:formula="of:=AVERAGEIF([.$H$3:.$H379];&quot;&gt;0&quot;)" office:value-type="float" office:value="2.87432432432433" calcext:value-type="float">
            <text:p>2.9</text:p>
          </table:table-cell>
          <table:table-cell table:formula="of:=AVERAGEIF([.$H$3:.$H379];&quot;&lt;0&quot;)" office:value-type="float" office:value="-4.92622950819672" calcext:value-type="float">
            <text:p>-4.9</text:p>
          </table:table-cell>
          <table:table-cell table:formula="of:=[.L379]/-[.M379]" office:value-type="percentage" office:value="0.583473490129064" calcext:value-type="percentage">
            <text:p>58%</text:p>
          </table:table-cell>
          <table:table-cell table:formula="of:=COUNTIF([.$G$3:.$G379];&quot;&gt;0&quot;)/COUNTIF([.$B$3:.$B379];&quot;&gt;0&quot;)" office:value-type="percentage" office:value="0.62229102167182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onego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380]-[.E380]" office:value-type="float" office:value="-2" calcext:value-type="float">
            <text:p>-2.00</text:p>
          </table:table-cell>
          <table:table-cell table:formula="of:=SUM([.$H$2:.H380])" office:value-type="float" office:value="-71.25" calcext:value-type="float">
            <text:p>-71.25</text:p>
          </table:table-cell>
          <table:table-cell table:formula="of:=SUM([.H$3:.H380])/SUM([.E$3:.E380])" office:value-type="percentage" office:value="-0.044867758186398" calcext:value-type="percentage">
            <text:p>-4%</text:p>
          </table:table-cell>
          <table:table-cell table:formula="of:=[.O380]-(1-[.O380])/[.N380]" office:value-type="percentage" office:value="-0.0271247975761372" calcext:value-type="percentage">
            <text:p>-2.7%</text:p>
          </table:table-cell>
          <table:table-cell table:formula="of:=AVERAGEIF([.$H$3:.$H380];&quot;&gt;0&quot;)" office:value-type="float" office:value="2.87432432432433" calcext:value-type="float">
            <text:p>2.9</text:p>
          </table:table-cell>
          <table:table-cell table:formula="of:=AVERAGEIF([.$H$3:.$H380];&quot;&lt;0&quot;)" office:value-type="float" office:value="-4.90243902439024" calcext:value-type="float">
            <text:p>-4.9</text:p>
          </table:table-cell>
          <table:table-cell table:formula="of:=[.L380]/-[.M380]" office:value-type="percentage" office:value="0.586304961678096" calcext:value-type="percentage">
            <text:p>59%</text:p>
          </table:table-cell>
          <table:table-cell table:formula="of:=COUNTIF([.$G$3:.$G380];&quot;&gt;0&quot;)/COUNTIF([.$B$3:.$B380];&quot;&gt;0&quot;)" office:value-type="percentage" office:value="0.6203703703703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abbia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381]-[.E381]" office:value-type="float" office:value="-2" calcext:value-type="float">
            <text:p>-2.00</text:p>
          </table:table-cell>
          <table:table-cell table:formula="of:=SUM([.$H$2:.H381])" office:value-type="float" office:value="-73.25" calcext:value-type="float">
            <text:p>-73.25</text:p>
          </table:table-cell>
          <table:table-cell table:formula="of:=SUM([.H$3:.H381])/SUM([.E$3:.E381])" office:value-type="percentage" office:value="-0.0460691823899371" calcext:value-type="percentage">
            <text:p>-5%</text:p>
          </table:table-cell>
          <table:table-cell table:formula="of:=[.O381]-(1-[.O381])/[.N381]" office:value-type="percentage" office:value="-0.0291823080539578" calcext:value-type="percentage">
            <text:p>-2.9%</text:p>
          </table:table-cell>
          <table:table-cell table:formula="of:=AVERAGEIF([.$H$3:.$H381];&quot;&gt;0&quot;)" office:value-type="float" office:value="2.87432432432433" calcext:value-type="float">
            <text:p>2.9</text:p>
          </table:table-cell>
          <table:table-cell table:formula="of:=AVERAGEIF([.$H$3:.$H381];&quot;&lt;0&quot;)" office:value-type="float" office:value="-4.87903225806452" calcext:value-type="float">
            <text:p>-4.9</text:p>
          </table:table-cell>
          <table:table-cell table:formula="of:=[.L381]/-[.M381]" office:value-type="percentage" office:value="0.589117712754077" calcext:value-type="percentage">
            <text:p>59%</text:p>
          </table:table-cell>
          <table:table-cell table:formula="of:=COUNTIF([.$G$3:.$G381];&quot;&gt;0&quot;)/COUNTIF([.$B$3:.$B381];&quot;&gt;0&quot;)" office:value-type="percentage" office:value="0.6184615384615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" calcext:value-type="float">
            <text:p>3.00</text:p>
          </table:table-cell>
          <table:table-cell table:formula="of:=[.G382]-[.E382]" office:value-type="float" office:value="0" calcext:value-type="float">
            <text:p>0.00</text:p>
          </table:table-cell>
          <table:table-cell table:formula="of:=SUM([.$H$2:.H382])" office:value-type="float" office:value="-73.25" calcext:value-type="float">
            <text:p>-73.25</text:p>
          </table:table-cell>
          <table:table-cell table:formula="of:=SUM([.H$3:.H382])/SUM([.E$3:.E382])" office:value-type="percentage" office:value="-0.0459824231010672" calcext:value-type="percentage">
            <text:p>-5%</text:p>
          </table:table-cell>
          <table:table-cell table:formula="of:=[.O382]-(1-[.O382])/[.N382]" office:value-type="percentage" office:value="-0.0260253071090073" calcext:value-type="percentage">
            <text:p>-2.6%</text:p>
          </table:table-cell>
          <table:table-cell table:formula="of:=AVERAGEIF([.$H$3:.$H382];&quot;&gt;0&quot;)" office:value-type="float" office:value="2.87432432432433" calcext:value-type="float">
            <text:p>2.9</text:p>
          </table:table-cell>
          <table:table-cell table:formula="of:=AVERAGEIF([.$H$3:.$H382];&quot;&lt;0&quot;)" office:value-type="float" office:value="-4.87903225806452" calcext:value-type="float">
            <text:p>-4.9</text:p>
          </table:table-cell>
          <table:table-cell table:formula="of:=[.L382]/-[.M382]" office:value-type="percentage" office:value="0.589117712754077" calcext:value-type="percentage">
            <text:p>59%</text:p>
          </table:table-cell>
          <table:table-cell table:formula="of:=COUNTIF([.$G$3:.$G382];&quot;&gt;0&quot;)/COUNTIF([.$B$3:.$B382];&quot;&gt;0&quot;)" office:value-type="percentage" office:value="0.619631901840491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andgren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383]-[.E383]" office:value-type="float" office:value="1.56" calcext:value-type="float">
            <text:p>1.56</text:p>
          </table:table-cell>
          <table:table-cell table:formula="of:=SUM([.$H$2:.H383])" office:value-type="float" office:value="-71.69" calcext:value-type="float">
            <text:p>-71.69</text:p>
          </table:table-cell>
          <table:table-cell table:formula="of:=SUM([.H$3:.H383])/SUM([.E$3:.E383])" office:value-type="percentage" office:value="-0.0449185463659148" calcext:value-type="percentage">
            <text:p>-4%</text:p>
          </table:table-cell>
          <table:table-cell table:formula="of:=[.O383]-(1-[.O383])/[.N383]" office:value-type="percentage" office:value="-0.0244739491756432" calcext:value-type="percentage">
            <text:p>-2.4%</text:p>
          </table:table-cell>
          <table:table-cell table:formula="of:=AVERAGEIF([.$H$3:.$H383];&quot;&gt;0&quot;)" office:value-type="float" office:value="2.86725806451613" calcext:value-type="float">
            <text:p>2.9</text:p>
          </table:table-cell>
          <table:table-cell table:formula="of:=AVERAGEIF([.$H$3:.$H383];&quot;&lt;0&quot;)" office:value-type="float" office:value="-4.87903225806452" calcext:value-type="float">
            <text:p>-4.9</text:p>
          </table:table-cell>
          <table:table-cell table:formula="of:=[.L383]/-[.M383]" office:value-type="percentage" office:value="0.587669421487604" calcext:value-type="percentage">
            <text:p>59%</text:p>
          </table:table-cell>
          <table:table-cell table:formula="of:=COUNTIF([.$G$3:.$G383];&quot;&gt;0&quot;)/COUNTIF([.$B$3:.$B383];&quot;&gt;0&quot;)" office:value-type="percentage" office:value="0.620795107033639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yrgios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84]-[.E384]" office:value-type="float" office:value="0.16" calcext:value-type="float">
            <text:p>0.16</text:p>
          </table:table-cell>
          <table:table-cell table:formula="of:=SUM([.$H$2:.H384])" office:value-type="float" office:value="-71.53" calcext:value-type="float">
            <text:p>-71.53</text:p>
          </table:table-cell>
          <table:table-cell table:formula="of:=SUM([.H$3:.H384])/SUM([.E$3:.E384])" office:value-type="percentage" office:value="-0.0447622027534418" calcext:value-type="percentage">
            <text:p>-4%</text:p>
          </table:table-cell>
          <table:table-cell table:formula="of:=[.O384]-(1-[.O384])/[.N384]" office:value-type="percentage" office:value="-0.0246151862609595" calcext:value-type="percentage">
            <text:p>-2.5%</text:p>
          </table:table-cell>
          <table:table-cell table:formula="of:=AVERAGEIF([.$H$3:.$H384];&quot;&gt;0&quot;)" office:value-type="float" office:value="2.8527807486631" calcext:value-type="float">
            <text:p>2.9</text:p>
          </table:table-cell>
          <table:table-cell table:formula="of:=AVERAGEIF([.$H$3:.$H384];&quot;&lt;0&quot;)" office:value-type="float" office:value="-4.87903225806452" calcext:value-type="float">
            <text:p>-4.9</text:p>
          </table:table-cell>
          <table:table-cell table:formula="of:=[.L384]/-[.M384]" office:value-type="percentage" office:value="0.584702169973925" calcext:value-type="percentage">
            <text:p>58%</text:p>
          </table:table-cell>
          <table:table-cell table:formula="of:=COUNTIF([.$G$3:.$G384];&quot;&gt;0&quot;)/COUNTIF([.$B$3:.$B384];&quot;&gt;0&quot;)" office:value-type="percentage" office:value="0.62195121951219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hapovalov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385]-[.E385]" office:value-type="float" office:value="0.14" calcext:value-type="float">
            <text:p>0.14</text:p>
          </table:table-cell>
          <table:table-cell table:formula="of:=SUM([.$H$2:.H385])" office:value-type="float" office:value="-71.39" calcext:value-type="float">
            <text:p>-71.39</text:p>
          </table:table-cell>
          <table:table-cell table:formula="of:=SUM([.H$3:.H385])/SUM([.E$3:.E385])" office:value-type="percentage" office:value="-0.04461875" calcext:value-type="percentage">
            <text:p>-4%</text:p>
          </table:table-cell>
          <table:table-cell table:formula="of:=[.O385]-(1-[.O385])/[.N385]" office:value-type="percentage" office:value="-0.0247778949472393" calcext:value-type="percentage">
            <text:p>-2.5%</text:p>
          </table:table-cell>
          <table:table-cell table:formula="of:=AVERAGEIF([.$H$3:.$H385];&quot;&gt;0&quot;)" office:value-type="float" office:value="2.83835106382979" calcext:value-type="float">
            <text:p>2.8</text:p>
          </table:table-cell>
          <table:table-cell table:formula="of:=AVERAGEIF([.$H$3:.$H385];&quot;&lt;0&quot;)" office:value-type="float" office:value="-4.87903225806452" calcext:value-type="float">
            <text:p>-4.9</text:p>
          </table:table-cell>
          <table:table-cell table:formula="of:=[.L385]/-[.M385]" office:value-type="percentage" office:value="0.581744680851064" calcext:value-type="percentage">
            <text:p>58%</text:p>
          </table:table-cell>
          <table:table-cell table:formula="of:=COUNTIF([.$G$3:.$G385];&quot;&gt;0&quot;)/COUNTIF([.$B$3:.$B385];&quot;&gt;0&quot;)" office:value-type="percentage" office:value="0.623100303951368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schwartzman</text:p>
          </table:table-cell>
          <table:table-cell office:value-type="float" office:value="3" calcext:value-type="float">
            <text:p>3</text:p>
          </table:table-cell>
          <table:table-cell office:value-type="float" office:value="1.12" calcext:value-type="float">
            <text:p>1.12</text:p>
          </table:table-cell>
          <table:table-cell office:value-type="float" office:value="3.36" calcext:value-type="float">
            <text:p>3.36</text:p>
          </table:table-cell>
          <table:table-cell table:formula="of:=[.G386]-[.E386]" office:value-type="float" office:value="0.36" calcext:value-type="float">
            <text:p>0.36</text:p>
          </table:table-cell>
          <table:table-cell table:formula="of:=SUM([.$H$2:.H386])" office:value-type="float" office:value="-71.03" calcext:value-type="float">
            <text:p>-71.03</text:p>
          </table:table-cell>
          <table:table-cell table:formula="of:=SUM([.H$3:.H386])/SUM([.E$3:.E386])" office:value-type="percentage" office:value="-0.0443106674984404" calcext:value-type="percentage">
            <text:p>-4%</text:p>
          </table:table-cell>
          <table:table-cell table:formula="of:=[.O386]-(1-[.O386])/[.N386]" office:value-type="percentage" office:value="-0.0246704360306247" calcext:value-type="percentage">
            <text:p>-2.5%</text:p>
          </table:table-cell>
          <table:table-cell table:formula="of:=AVERAGEIF([.$H$3:.$H386];&quot;&gt;0&quot;)" office:value-type="float" office:value="2.8252380952381" calcext:value-type="float">
            <text:p>2.8</text:p>
          </table:table-cell>
          <table:table-cell table:formula="of:=AVERAGEIF([.$H$3:.$H386];&quot;&lt;0&quot;)" office:value-type="float" office:value="-4.87903225806452" calcext:value-type="float">
            <text:p>-4.9</text:p>
          </table:table-cell>
          <table:table-cell table:formula="of:=[.L386]/-[.M386]" office:value-type="percentage" office:value="0.579057064147973" calcext:value-type="percentage">
            <text:p>58%</text:p>
          </table:table-cell>
          <table:table-cell table:formula="of:=COUNTIF([.$G$3:.$G386];&quot;&gt;0&quot;)/COUNTIF([.$B$3:.$B386];&quot;&gt;0&quot;)" office:value-type="percentage" office:value="0.62424242424242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387]-[.E387]" office:value-type="float" office:value="0.28" calcext:value-type="float">
            <text:p>0.28</text:p>
          </table:table-cell>
          <table:table-cell table:formula="of:=SUM([.$H$2:.H387])" office:value-type="float" office:value="-70.75" calcext:value-type="float">
            <text:p>-70.75</text:p>
          </table:table-cell>
          <table:table-cell table:formula="of:=SUM([.H$3:.H387])/SUM([.E$3:.E387])" office:value-type="percentage" office:value="-0.0440809968847352" calcext:value-type="percentage">
            <text:p>-4%</text:p>
          </table:table-cell>
          <table:table-cell table:formula="of:=[.O387]-(1-[.O387])/[.N387]" office:value-type="percentage" office:value="-0.0246569222743573" calcext:value-type="percentage">
            <text:p>-2.5%</text:p>
          </table:table-cell>
          <table:table-cell table:formula="of:=AVERAGEIF([.$H$3:.$H387];&quot;&gt;0&quot;)" office:value-type="float" office:value="2.81184210526316" calcext:value-type="float">
            <text:p>2.8</text:p>
          </table:table-cell>
          <table:table-cell table:formula="of:=AVERAGEIF([.$H$3:.$H387];&quot;&lt;0&quot;)" office:value-type="float" office:value="-4.87903225806452" calcext:value-type="float">
            <text:p>-4.9</text:p>
          </table:table-cell>
          <table:table-cell table:formula="of:=[.L387]/-[.M387]" office:value-type="percentage" office:value="0.576311439756416" calcext:value-type="percentage">
            <text:p>58%</text:p>
          </table:table-cell>
          <table:table-cell table:formula="of:=COUNTIF([.$G$3:.$G387];&quot;&gt;0&quot;)/COUNTIF([.$B$3:.$B387];&quot;&gt;0&quot;)" office:value-type="percentage" office:value="0.6253776435045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verdasco</text:p>
          </table:table-cell>
          <table:table-cell office:value-type="float" office:value="4" calcext:value-type="float">
            <text:p>4</text:p>
          </table:table-cell>
          <table:table-cell office:value-type="float" office:value="2.04" calcext:value-type="float">
            <text:p>2.04</text:p>
          </table:table-cell>
          <table:table-cell office:value-type="float" office:value="0" calcext:value-type="float">
            <text:p>0.00</text:p>
          </table:table-cell>
          <table:table-cell table:formula="of:=[.G388]-[.E388]" office:value-type="float" office:value="-4" calcext:value-type="float">
            <text:p>-4.00</text:p>
          </table:table-cell>
          <table:table-cell table:formula="of:=SUM([.$H$2:.H388])" office:value-type="float" office:value="-74.75" calcext:value-type="float">
            <text:p>-74.75</text:p>
          </table:table-cell>
          <table:table-cell table:formula="of:=SUM([.H$3:.H388])/SUM([.E$3:.E388])" office:value-type="percentage" office:value="-0.0464574269732753" calcext:value-type="percentage">
            <text:p>-5%</text:p>
          </table:table-cell>
          <table:table-cell table:formula="of:=[.O388]-(1-[.O388])/[.N388]" office:value-type="percentage" office:value="-0.0288674586037174" calcext:value-type="percentage">
            <text:p>-2.9%</text:p>
          </table:table-cell>
          <table:table-cell table:formula="of:=AVERAGEIF([.$H$3:.$H388];&quot;&gt;0&quot;)" office:value-type="float" office:value="2.81184210526316" calcext:value-type="float">
            <text:p>2.8</text:p>
          </table:table-cell>
          <table:table-cell table:formula="of:=AVERAGEIF([.$H$3:.$H388];&quot;&lt;0&quot;)" office:value-type="float" office:value="-4.872" calcext:value-type="float">
            <text:p>-4.9</text:p>
          </table:table-cell>
          <table:table-cell table:formula="of:=[.L388]/-[.M388]" office:value-type="percentage" office:value="0.577143289257627" calcext:value-type="percentage">
            <text:p>58%</text:p>
          </table:table-cell>
          <table:table-cell table:formula="of:=COUNTIF([.$G$3:.$G388];&quot;&gt;0&quot;)/COUNTIF([.$B$3:.$B388];&quot;&gt;0&quot;)" office:value-type="percentage" office:value="0.623493975903614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kokkinakis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10" calcext:value-type="float">
            <text:p>10.00</text:p>
          </table:table-cell>
          <table:table-cell table:formula="of:=[.G389]-[.E389]" office:value-type="float" office:value="0" calcext:value-type="float">
            <text:p>0.00</text:p>
          </table:table-cell>
          <table:table-cell table:formula="of:=SUM([.$H$2:.H389])" office:value-type="float" office:value="-74.75" calcext:value-type="float">
            <text:p>-74.75</text:p>
          </table:table-cell>
          <table:table-cell table:formula="of:=SUM([.H$3:.H389])/SUM([.E$3:.E389])" office:value-type="percentage" office:value="-0.0461704756022236" calcext:value-type="percentage">
            <text:p>-5%</text:p>
          </table:table-cell>
          <table:table-cell table:formula="of:=[.O389]-(1-[.O389])/[.N389]" office:value-type="percentage" office:value="-0.0257777665358383" calcext:value-type="percentage">
            <text:p>-2.6%</text:p>
          </table:table-cell>
          <table:table-cell table:formula="of:=AVERAGEIF([.$H$3:.$H389];&quot;&gt;0&quot;)" office:value-type="float" office:value="2.81184210526316" calcext:value-type="float">
            <text:p>2.8</text:p>
          </table:table-cell>
          <table:table-cell table:formula="of:=AVERAGEIF([.$H$3:.$H389];&quot;&lt;0&quot;)" office:value-type="float" office:value="-4.872" calcext:value-type="float">
            <text:p>-4.9</text:p>
          </table:table-cell>
          <table:table-cell table:formula="of:=[.L389]/-[.M389]" office:value-type="percentage" office:value="0.577143289257627" calcext:value-type="percentage">
            <text:p>58%</text:p>
          </table:table-cell>
          <table:table-cell table:formula="of:=COUNTIF([.$G$3:.$G389];&quot;&gt;0&quot;)/COUNTIF([.$B$3:.$B389];&quot;&gt;0&quot;)" office:value-type="percentage" office:value="0.624624624624625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29" calcext:value-type="date">
            <text:p>2019-08-29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08" calcext:value-type="float">
            <text:p>1.08</text:p>
          </table:table-cell>
          <table:table-cell office:value-type="float" office:value="2.16" calcext:value-type="float">
            <text:p>2.16</text:p>
          </table:table-cell>
          <table:table-cell table:formula="of:=[.G390]-[.E390]" office:value-type="float" office:value="0.16" calcext:value-type="float">
            <text:p>0.16</text:p>
          </table:table-cell>
          <table:table-cell table:formula="of:=SUM([.$H$2:.H390])" office:value-type="float" office:value="-74.59" calcext:value-type="float">
            <text:p>-74.59</text:p>
          </table:table-cell>
          <table:table-cell table:formula="of:=SUM([.H$3:.H390])/SUM([.E$3:.E390])" office:value-type="percentage" office:value="-0.046014805675509" calcext:value-type="percentage">
            <text:p>-5%</text:p>
          </table:table-cell>
          <table:table-cell table:formula="of:=[.O390]-(1-[.O390])/[.N390]" office:value-type="percentage" office:value="-0.0259243306766082" calcext:value-type="percentage">
            <text:p>-2.6%</text:p>
          </table:table-cell>
          <table:table-cell table:formula="of:=AVERAGEIF([.$H$3:.$H390];&quot;&gt;0&quot;)" office:value-type="float" office:value="2.79795811518325" calcext:value-type="float">
            <text:p>2.8</text:p>
          </table:table-cell>
          <table:table-cell table:formula="of:=AVERAGEIF([.$H$3:.$H390];&quot;&lt;0&quot;)" office:value-type="float" office:value="-4.872" calcext:value-type="float">
            <text:p>-4.9</text:p>
          </table:table-cell>
          <table:table-cell table:formula="of:=[.L390]/-[.M390]" office:value-type="percentage" office:value="0.574293537599189" calcext:value-type="percentage">
            <text:p>57%</text:p>
          </table:table-cell>
          <table:table-cell table:formula="of:=COUNTIF([.$G$3:.$G390];&quot;&gt;0&quot;)/COUNTIF([.$B$3:.$B390];&quot;&gt;0&quot;)" office:value-type="percentage" office:value="0.625748502994012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393:.H400])" office:value-type="float" office:value="3.7" calcext:value-type="float">
            <text:p>3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e minaur</text:p>
          </table:table-cell>
          <table:table-cell office:value-type="float" office:value="9" calcext:value-type="float">
            <text:p>9</text:p>
          </table:table-cell>
          <table:table-cell office:value-type="float" office:value="2.4" calcext:value-type="float">
            <text:p>2.40</text:p>
          </table:table-cell>
          <table:table-cell office:value-type="float" office:value="21.6" calcext:value-type="float">
            <text:p>21.60</text:p>
          </table:table-cell>
          <table:table-cell table:formula="of:=[.G393]-[.E393]" office:value-type="float" office:value="12.6" calcext:value-type="float">
            <text:p>12.60</text:p>
          </table:table-cell>
          <table:table-cell table:formula="of:=SUM([.$H$2:.H393])" office:value-type="float" office:value="-61.99" calcext:value-type="float">
            <text:p>-61.99</text:p>
          </table:table-cell>
          <table:table-cell table:formula="of:=SUM([.H$3:.H393])/SUM([.E$3:.E393])" office:value-type="percentage" office:value="-0.0380306748466258" calcext:value-type="percentage">
            <text:p>-4%</text:p>
          </table:table-cell>
          <table:table-cell table:formula="of:=[.O393]-(1-[.O393])/[.N393]" office:value-type="percentage" office:value="-0.0112192006094459" calcext:value-type="percentage">
            <text:p>-1.1%</text:p>
          </table:table-cell>
          <table:table-cell table:formula="of:=AVERAGEIF([.$H$3:.$H393];&quot;&gt;0&quot;)" office:value-type="float" office:value="2.84901041666667" calcext:value-type="float">
            <text:p>2.8</text:p>
          </table:table-cell>
          <table:table-cell table:formula="of:=AVERAGEIF([.$H$3:.$H393];&quot;&lt;0&quot;)" office:value-type="float" office:value="-4.872" calcext:value-type="float">
            <text:p>-4.9</text:p>
          </table:table-cell>
          <table:table-cell table:formula="of:=[.L393]/-[.M393]" office:value-type="percentage" office:value="0.5847722530104" calcext:value-type="percentage">
            <text:p>58%</text:p>
          </table:table-cell>
          <table:table-cell table:formula="of:=COUNTIF([.$G$3:.$G393];&quot;&gt;0&quot;)/COUNTIF([.$B$3:.$B393];&quot;&gt;0&quot;)" office:value-type="percentage" office:value="0.62686567164179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394]-[.E394]" office:value-type="float" office:value="0.14" calcext:value-type="float">
            <text:p>0.14</text:p>
          </table:table-cell>
          <table:table-cell table:formula="of:=SUM([.$H$2:.H394])" office:value-type="float" office:value="-61.85" calcext:value-type="float">
            <text:p>-61.85</text:p>
          </table:table-cell>
          <table:table-cell table:formula="of:=SUM([.H$3:.H394])/SUM([.E$3:.E394])" office:value-type="percentage" office:value="-0.0379215205395463" calcext:value-type="percentage">
            <text:p>-4%</text:p>
          </table:table-cell>
          <table:table-cell table:formula="of:=[.O394]-(1-[.O394])/[.N394]" office:value-type="percentage" office:value="-0.0113594578834915" calcext:value-type="percentage">
            <text:p>-1.1%</text:p>
          </table:table-cell>
          <table:table-cell table:formula="of:=AVERAGEIF([.$H$3:.$H394];&quot;&gt;0&quot;)" office:value-type="float" office:value="2.83497409326425" calcext:value-type="float">
            <text:p>2.8</text:p>
          </table:table-cell>
          <table:table-cell table:formula="of:=AVERAGEIF([.$H$3:.$H394];&quot;&lt;0&quot;)" office:value-type="float" office:value="-4.872" calcext:value-type="float">
            <text:p>-4.9</text:p>
          </table:table-cell>
          <table:table-cell table:formula="of:=[.L394]/-[.M394]" office:value-type="percentage" office:value="0.581891234249641" calcext:value-type="percentage">
            <text:p>58%</text:p>
          </table:table-cell>
          <table:table-cell table:formula="of:=COUNTIF([.$G$3:.$G394];&quot;&gt;0&quot;)/COUNTIF([.$B$3:.$B394];&quot;&gt;0&quot;)" office:value-type="percentage" office:value="0.627976190476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395]-[.E395]" office:value-type="float" office:value="0.4" calcext:value-type="float">
            <text:p>0.40</text:p>
          </table:table-cell>
          <table:table-cell table:formula="of:=SUM([.$H$2:.H395])" office:value-type="float" office:value="-61.45" calcext:value-type="float">
            <text:p>-61.45</text:p>
          </table:table-cell>
          <table:table-cell table:formula="of:=SUM([.H$3:.H395])/SUM([.E$3:.E395])" office:value-type="percentage" office:value="-0.0376531862745098" calcext:value-type="percentage">
            <text:p>-4%</text:p>
          </table:table-cell>
          <table:table-cell table:formula="of:=[.O395]-(1-[.O395])/[.N395]" office:value-type="percentage" office:value="-0.0111931026989122" calcext:value-type="percentage">
            <text:p>-1.1%</text:p>
          </table:table-cell>
          <table:table-cell table:formula="of:=AVERAGEIF([.$H$3:.$H395];&quot;&gt;0&quot;)" office:value-type="float" office:value="2.82242268041237" calcext:value-type="float">
            <text:p>2.8</text:p>
          </table:table-cell>
          <table:table-cell table:formula="of:=AVERAGEIF([.$H$3:.$H395];&quot;&lt;0&quot;)" office:value-type="float" office:value="-4.872" calcext:value-type="float">
            <text:p>-4.9</text:p>
          </table:table-cell>
          <table:table-cell table:formula="of:=[.L395]/-[.M395]" office:value-type="percentage" office:value="0.579315000084641" calcext:value-type="percentage">
            <text:p>58%</text:p>
          </table:table-cell>
          <table:table-cell table:formula="of:=COUNTIF([.$G$3:.$G395];&quot;&gt;0&quot;)/COUNTIF([.$B$3:.$B395];&quot;&gt;0&quot;)" office:value-type="percentage" office:value="0.62908011869436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imitrov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396]-[.E396]" office:value-type="float" office:value="0.48" calcext:value-type="float">
            <text:p>0.48</text:p>
          </table:table-cell>
          <table:table-cell table:formula="of:=SUM([.$H$2:.H396])" office:value-type="float" office:value="-60.97" calcext:value-type="float">
            <text:p>-60.97</text:p>
          </table:table-cell>
          <table:table-cell table:formula="of:=SUM([.H$3:.H396])/SUM([.E$3:.E396])" office:value-type="percentage" office:value="-0.0373133414932681" calcext:value-type="percentage">
            <text:p>-4%</text:p>
          </table:table-cell>
          <table:table-cell table:formula="of:=[.O396]-(1-[.O396])/[.N396]" office:value-type="percentage" office:value="-0.0109300045877071" calcext:value-type="percentage">
            <text:p>-1.1%</text:p>
          </table:table-cell>
          <table:table-cell table:formula="of:=AVERAGEIF([.$H$3:.$H396];&quot;&gt;0&quot;)" office:value-type="float" office:value="2.81041025641026" calcext:value-type="float">
            <text:p>2.8</text:p>
          </table:table-cell>
          <table:table-cell table:formula="of:=AVERAGEIF([.$H$3:.$H396];&quot;&lt;0&quot;)" office:value-type="float" office:value="-4.872" calcext:value-type="float">
            <text:p>-4.9</text:p>
          </table:table-cell>
          <table:table-cell table:formula="of:=[.L396]/-[.M396]" office:value-type="percentage" office:value="0.576849395814913" calcext:value-type="percentage">
            <text:p>58%</text:p>
          </table:table-cell>
          <table:table-cell table:formula="of:=COUNTIF([.$G$3:.$G396];&quot;&gt;0&quot;)/COUNTIF([.$B$3:.$B396];&quot;&gt;0&quot;)" office:value-type="percentage" office:value="0.6301775147928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3" calcext:value-type="float">
            <text:p>1.03</text:p>
          </table:table-cell>
          <table:table-cell table:formula="of:=[.G397]-[.E397]" office:value-type="float" office:value="0.03" calcext:value-type="float">
            <text:p>0.03</text:p>
          </table:table-cell>
          <table:table-cell table:formula="of:=SUM([.$H$2:.H397])" office:value-type="float" office:value="-60.94" calcext:value-type="float">
            <text:p>-60.94</text:p>
          </table:table-cell>
          <table:table-cell table:formula="of:=SUM([.H$3:.H397])/SUM([.E$3:.E397])" office:value-type="percentage" office:value="-0.0372721712538226" calcext:value-type="percentage">
            <text:p>-4%</text:p>
          </table:table-cell>
          <table:table-cell table:formula="of:=[.O397]-(1-[.O397])/[.N397]" office:value-type="percentage" office:value="-0.0111907735270462" calcext:value-type="percentage">
            <text:p>-1.1%</text:p>
          </table:table-cell>
          <table:table-cell table:formula="of:=AVERAGEIF([.$H$3:.$H397];&quot;&gt;0&quot;)" office:value-type="float" office:value="2.79622448979592" calcext:value-type="float">
            <text:p>2.8</text:p>
          </table:table-cell>
          <table:table-cell table:formula="of:=AVERAGEIF([.$H$3:.$H397];&quot;&lt;0&quot;)" office:value-type="float" office:value="-4.872" calcext:value-type="float">
            <text:p>-4.9</text:p>
          </table:table-cell>
          <table:table-cell table:formula="of:=[.L397]/-[.M397]" office:value-type="percentage" office:value="0.573937703160082" calcext:value-type="percentage">
            <text:p>57%</text:p>
          </table:table-cell>
          <table:table-cell table:formula="of:=COUNTIF([.$G$3:.$G397];&quot;&gt;0&quot;)/COUNTIF([.$B$3:.$B397];&quot;&gt;0&quot;)" office:value-type="percentage" office:value="0.63126843657817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398]-[.E398]" office:value-type="float" office:value="-1" calcext:value-type="float">
            <text:p>-1.00</text:p>
          </table:table-cell>
          <table:table-cell table:formula="of:=SUM([.$H$2:.H398])" office:value-type="float" office:value="-61.94" calcext:value-type="float">
            <text:p>-61.94</text:p>
          </table:table-cell>
          <table:table-cell table:formula="of:=SUM([.H$3:.H398])/SUM([.E$3:.E398])" office:value-type="percentage" office:value="-0.0378606356968215" calcext:value-type="percentage">
            <text:p>-4%</text:p>
          </table:table-cell>
          <table:table-cell table:formula="of:=[.O398]-(1-[.O398])/[.N398]" office:value-type="percentage" office:value="-0.0122096979506322" calcext:value-type="percentage">
            <text:p>-1.2%</text:p>
          </table:table-cell>
          <table:table-cell table:formula="of:=AVERAGEIF([.$H$3:.$H398];&quot;&gt;0&quot;)" office:value-type="float" office:value="2.79622448979592" calcext:value-type="float">
            <text:p>2.8</text:p>
          </table:table-cell>
          <table:table-cell table:formula="of:=AVERAGEIF([.$H$3:.$H398];&quot;&lt;0&quot;)" office:value-type="float" office:value="-4.84126984126984" calcext:value-type="float">
            <text:p>-4.8</text:p>
          </table:table-cell>
          <table:table-cell table:formula="of:=[.L398]/-[.M398]" office:value-type="percentage" office:value="0.577580796252927" calcext:value-type="percentage">
            <text:p>58%</text:p>
          </table:table-cell>
          <table:table-cell table:formula="of:=COUNTIF([.$G$3:.$G398];&quot;&gt;0&quot;)/COUNTIF([.$B$3:.$B398];&quot;&gt;0&quot;)" office:value-type="percentage" office:value="0.62941176470588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5" calcext:value-type="float">
            <text:p>1.05</text:p>
          </table:table-cell>
          <table:table-cell table:formula="of:=[.G399]-[.E399]" office:value-type="float" office:value="0.05" calcext:value-type="float">
            <text:p>0.05</text:p>
          </table:table-cell>
          <table:table-cell table:formula="of:=SUM([.$H$2:.H399])" office:value-type="float" office:value="-61.89" calcext:value-type="float">
            <text:p>-61.89</text:p>
          </table:table-cell>
          <table:table-cell table:formula="of:=SUM([.H$3:.H399])/SUM([.E$3:.E399])" office:value-type="percentage" office:value="-0.0378069639584606" calcext:value-type="percentage">
            <text:p>-4%</text:p>
          </table:table-cell>
          <table:table-cell table:formula="of:=[.O399]-(1-[.O399])/[.N399]" office:value-type="percentage" office:value="-0.0124466635574306" calcext:value-type="percentage">
            <text:p>-1.2%</text:p>
          </table:table-cell>
          <table:table-cell table:formula="of:=AVERAGEIF([.$H$3:.$H399];&quot;&gt;0&quot;)" office:value-type="float" office:value="2.78228426395939" calcext:value-type="float">
            <text:p>2.8</text:p>
          </table:table-cell>
          <table:table-cell table:formula="of:=AVERAGEIF([.$H$3:.$H399];&quot;&lt;0&quot;)" office:value-type="float" office:value="-4.84126984126984" calcext:value-type="float">
            <text:p>-4.8</text:p>
          </table:table-cell>
          <table:table-cell table:formula="of:=[.L399]/-[.M399]" office:value-type="percentage" office:value="0.574701339768661" calcext:value-type="percentage">
            <text:p>57%</text:p>
          </table:table-cell>
          <table:table-cell table:formula="of:=COUNTIF([.$G$3:.$G399];&quot;&gt;0&quot;)/COUNTIF([.$B$3:.$B399];&quot;&gt;0&quot;)" office:value-type="percentage" office:value="0.630498533724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8-30" calcext:value-type="date">
            <text:p>2019-08-30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 lopez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.00</text:p>
          </table:table-cell>
          <table:table-cell office:value-type="float" office:value="0" calcext:value-type="float">
            <text:p>0.00</text:p>
          </table:table-cell>
          <table:table-cell table:formula="of:=[.G400]-[.E400]" office:value-type="float" office:value="-9" calcext:value-type="float">
            <text:p>-9.00</text:p>
          </table:table-cell>
          <table:table-cell table:formula="of:=SUM([.$H$2:.H400])" office:value-type="float" office:value="-70.89" calcext:value-type="float">
            <text:p>-70.89</text:p>
          </table:table-cell>
          <table:table-cell table:formula="of:=SUM([.H$3:.H400])/SUM([.E$3:.E400])" office:value-type="percentage" office:value="-0.0430680437424059" calcext:value-type="percentage">
            <text:p>-4%</text:p>
          </table:table-cell>
          <table:table-cell table:formula="of:=[.O400]-(1-[.O400])/[.N400]" office:value-type="percentage" office:value="-0.021868609419226" calcext:value-type="percentage">
            <text:p>-2.2%</text:p>
          </table:table-cell>
          <table:table-cell table:formula="of:=AVERAGEIF([.$H$3:.$H400];&quot;&gt;0&quot;)" office:value-type="float" office:value="2.78228426395939" calcext:value-type="float">
            <text:p>2.8</text:p>
          </table:table-cell>
          <table:table-cell table:formula="of:=AVERAGEIF([.$H$3:.$H400];&quot;&lt;0&quot;)" office:value-type="float" office:value="-4.8740157480315" calcext:value-type="float">
            <text:p>-4.9</text:p>
          </table:table-cell>
          <table:table-cell table:formula="of:=[.L400]/-[.M400]" office:value-type="percentage" office:value="0.57084022863141" calcext:value-type="percentage">
            <text:p>57%</text:p>
          </table:table-cell>
          <table:table-cell table:formula="of:=COUNTIF([.$G$3:.$G400];&quot;&gt;0&quot;)/COUNTIF([.$B$3:.$B400];&quot;&gt;0&quot;)" office:value-type="percentage" office:value="0.628654970760234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03:.H407])" office:value-type="float" office:value="-2.8" calcext:value-type="float">
            <text:p>-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8" calcext:value-type="float">
            <text:p>1.18</text:p>
          </table:table-cell>
          <table:table-cell office:value-type="float" office:value="1" calcext:value-type="float">
            <text:p>1.00</text:p>
          </table:table-cell>
          <table:table-cell table:formula="of:=[.G403]-[.E403]" office:value-type="float" office:value="0" calcext:value-type="float">
            <text:p>0.00</text:p>
          </table:table-cell>
          <table:table-cell table:formula="of:=SUM([.$H$2:.H403])" office:value-type="float" office:value="-70.89" calcext:value-type="float">
            <text:p>-70.89</text:p>
          </table:table-cell>
          <table:table-cell table:formula="of:=SUM([.H$3:.H403])/SUM([.E$3:.E403])" office:value-type="percentage" office:value="-0.0430418943533698" calcext:value-type="percentage">
            <text:p>-4%</text:p>
          </table:table-cell>
          <table:table-cell table:formula="of:=[.O403]-(1-[.O403])/[.N403]" office:value-type="percentage" office:value="-0.0188894006454089" calcext:value-type="percentage">
            <text:p>-1.9%</text:p>
          </table:table-cell>
          <table:table-cell table:formula="of:=AVERAGEIF([.$H$3:.$H403];&quot;&gt;0&quot;)" office:value-type="float" office:value="2.78228426395939" calcext:value-type="float">
            <text:p>2.8</text:p>
          </table:table-cell>
          <table:table-cell table:formula="of:=AVERAGEIF([.$H$3:.$H403];&quot;&lt;0&quot;)" office:value-type="float" office:value="-4.8740157480315" calcext:value-type="float">
            <text:p>-4.9</text:p>
          </table:table-cell>
          <table:table-cell table:formula="of:=[.L403]/-[.M403]" office:value-type="percentage" office:value="0.57084022863141" calcext:value-type="percentage">
            <text:p>57%</text:p>
          </table:table-cell>
          <table:table-cell table:formula="of:=COUNTIF([.$G$3:.$G403];&quot;&gt;0&quot;)/COUNTIF([.$B$3:.$B403];&quot;&gt;0&quot;)" office:value-type="percentage" office:value="0.6297376093294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04]-[.E404]" office:value-type="float" office:value="-2" calcext:value-type="float">
            <text:p>-2.00</text:p>
          </table:table-cell>
          <table:table-cell table:formula="of:=SUM([.$H$2:.H404])" office:value-type="float" office:value="-72.89" calcext:value-type="float">
            <text:p>-72.89</text:p>
          </table:table-cell>
          <table:table-cell table:formula="of:=SUM([.H$3:.H404])/SUM([.E$3:.E404])" office:value-type="percentage" office:value="-0.0442025469981807" calcext:value-type="percentage">
            <text:p>-4%</text:p>
          </table:table-cell>
          <table:table-cell table:formula="of:=[.O404]-(1-[.O404])/[.N404]" office:value-type="percentage" office:value="-0.0209241227677519" calcext:value-type="percentage">
            <text:p>-2.1%</text:p>
          </table:table-cell>
          <table:table-cell table:formula="of:=AVERAGEIF([.$H$3:.$H404];&quot;&gt;0&quot;)" office:value-type="float" office:value="2.78228426395939" calcext:value-type="float">
            <text:p>2.8</text:p>
          </table:table-cell>
          <table:table-cell table:formula="of:=AVERAGEIF([.$H$3:.$H404];&quot;&lt;0&quot;)" office:value-type="float" office:value="-4.8515625" calcext:value-type="float">
            <text:p>-4.9</text:p>
          </table:table-cell>
          <table:table-cell table:formula="of:=[.L404]/-[.M404]" office:value-type="percentage" office:value="0.573482102716267" calcext:value-type="percentage">
            <text:p>57%</text:p>
          </table:table-cell>
          <table:table-cell table:formula="of:=COUNTIF([.$G$3:.$G404];&quot;&gt;0&quot;)/COUNTIF([.$B$3:.$B404];&quot;&gt;0&quot;)" office:value-type="percentage" office:value="0.62790697674418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a zvere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405]-[.E405]" office:value-type="float" office:value="-1" calcext:value-type="float">
            <text:p>-1.00</text:p>
          </table:table-cell>
          <table:table-cell table:formula="of:=SUM([.$H$2:.H405])" office:value-type="float" office:value="-73.8900000000001" calcext:value-type="float">
            <text:p>-73.89</text:p>
          </table:table-cell>
          <table:table-cell table:formula="of:=SUM([.H$3:.H405])/SUM([.E$3:.E405])" office:value-type="percentage" office:value="-0.0447818181818182" calcext:value-type="percentage">
            <text:p>-4%</text:p>
          </table:table-cell>
          <table:table-cell table:formula="of:=[.O405]-(1-[.O405])/[.N405]" office:value-type="percentage" office:value="-0.0219052612680357" calcext:value-type="percentage">
            <text:p>-2.2%</text:p>
          </table:table-cell>
          <table:table-cell table:formula="of:=AVERAGEIF([.$H$3:.$H405];&quot;&gt;0&quot;)" office:value-type="float" office:value="2.78228426395939" calcext:value-type="float">
            <text:p>2.8</text:p>
          </table:table-cell>
          <table:table-cell table:formula="of:=AVERAGEIF([.$H$3:.$H405];&quot;&lt;0&quot;)" office:value-type="float" office:value="-4.82170542635659" calcext:value-type="float">
            <text:p>-4.8</text:p>
          </table:table-cell>
          <table:table-cell table:formula="of:=[.L405]/-[.M405]" office:value-type="percentage" office:value="0.577033231592864" calcext:value-type="percentage">
            <text:p>58%</text:p>
          </table:table-cell>
          <table:table-cell table:formula="of:=COUNTIF([.$G$3:.$G405];&quot;&gt;0&quot;)/COUNTIF([.$B$3:.$B405];&quot;&gt;0&quot;)" office:value-type="percentage" office:value="0.62608695652173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6]-[.E406]" office:value-type="float" office:value="0.1" calcext:value-type="float">
            <text:p>0.10</text:p>
          </table:table-cell>
          <table:table-cell table:formula="of:=SUM([.$H$2:.H406])" office:value-type="float" office:value="-73.7900000000001" calcext:value-type="float">
            <text:p>-73.79</text:p>
          </table:table-cell>
          <table:table-cell table:formula="of:=SUM([.H$3:.H406])/SUM([.E$3:.E406])" office:value-type="percentage" office:value="-0.044694124772865" calcext:value-type="percentage">
            <text:p>-4%</text:p>
          </table:table-cell>
          <table:table-cell table:formula="of:=[.O406]-(1-[.O406])/[.N406]" office:value-type="percentage" office:value="-0.0221131136932988" calcext:value-type="percentage">
            <text:p>-2.2%</text:p>
          </table:table-cell>
          <table:table-cell table:formula="of:=AVERAGEIF([.$H$3:.$H406];&quot;&gt;0&quot;)" office:value-type="float" office:value="2.76873737373737" calcext:value-type="float">
            <text:p>2.8</text:p>
          </table:table-cell>
          <table:table-cell table:formula="of:=AVERAGEIF([.$H$3:.$H406];&quot;&lt;0&quot;)" office:value-type="float" office:value="-4.82170542635659" calcext:value-type="float">
            <text:p>-4.8</text:p>
          </table:table-cell>
          <table:table-cell table:formula="of:=[.L406]/-[.M406]" office:value-type="percentage" office:value="0.574223667543603" calcext:value-type="percentage">
            <text:p>57%</text:p>
          </table:table-cell>
          <table:table-cell table:formula="of:=COUNTIF([.$G$3:.$G406];&quot;&gt;0&quot;)/COUNTIF([.$B$3:.$B406];&quot;&gt;0&quot;)" office:value-type="percentage" office:value="0.62716763005780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2" calcext:value-type="date">
            <text:p>2019-09-02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" calcext:value-type="float">
            <text:p>1.10</text:p>
          </table:table-cell>
          <table:table-cell table:formula="of:=[.G407]-[.E407]" office:value-type="float" office:value="0.1" calcext:value-type="float">
            <text:p>0.10</text:p>
          </table:table-cell>
          <table:table-cell table:formula="of:=SUM([.$H$2:.H407])" office:value-type="float" office:value="-73.6900000000001" calcext:value-type="float">
            <text:p>-73.69</text:p>
          </table:table-cell>
          <table:table-cell table:formula="of:=SUM([.H$3:.H407])/SUM([.E$3:.E407])" office:value-type="percentage" office:value="-0.0446065375302664" calcext:value-type="percentage">
            <text:p>-4%</text:p>
          </table:table-cell>
          <table:table-cell table:formula="of:=[.O407]-(1-[.O407])/[.N407]" office:value-type="percentage" office:value="-0.0223186183250949" calcext:value-type="percentage">
            <text:p>-2.2%</text:p>
          </table:table-cell>
          <table:table-cell table:formula="of:=AVERAGEIF([.$H$3:.$H407];&quot;&gt;0&quot;)" office:value-type="float" office:value="2.75532663316583" calcext:value-type="float">
            <text:p>2.8</text:p>
          </table:table-cell>
          <table:table-cell table:formula="of:=AVERAGEIF([.$H$3:.$H407];&quot;&lt;0&quot;)" office:value-type="float" office:value="-4.82170542635659" calcext:value-type="float">
            <text:p>-4.8</text:p>
          </table:table-cell>
          <table:table-cell table:formula="of:=[.L407]/-[.M407]" office:value-type="percentage" office:value="0.571442340318958" calcext:value-type="percentage">
            <text:p>57%</text:p>
          </table:table-cell>
          <table:table-cell table:formula="of:=COUNTIF([.$G$3:.$G407];&quot;&gt;0&quot;)/COUNTIF([.$B$3:.$B407];&quot;&gt;0&quot;)" office:value-type="percentage" office:value="0.628242074927954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10:.H411])" office:value-type="float" office:value="-13" calcext:value-type="float">
            <text:p>-13.0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wawrinka</text:p>
          </table:table-cell>
          <table:table-cell office:value-type="float" office:value="4" calcext:value-type="float">
            <text:p>4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410]-[.E410]" office:value-type="float" office:value="-4" calcext:value-type="float">
            <text:p>-4.00</text:p>
          </table:table-cell>
          <table:table-cell table:formula="of:=SUM([.$H$2:.H410])" office:value-type="float" office:value="-77.6900000000001" calcext:value-type="float">
            <text:p>-77.69</text:p>
          </table:table-cell>
          <table:table-cell table:formula="of:=SUM([.H$3:.H410])/SUM([.E$3:.E410])" office:value-type="percentage" office:value="-0.0469142512077295" calcext:value-type="percentage">
            <text:p>-5%</text:p>
          </table:table-cell>
          <table:table-cell table:formula="of:=[.O410]-(1-[.O410])/[.N410]" office:value-type="percentage" office:value="-0.0264261323770827" calcext:value-type="percentage">
            <text:p>-2.6%</text:p>
          </table:table-cell>
          <table:table-cell table:formula="of:=AVERAGEIF([.$H$3:.$H410];&quot;&gt;0&quot;)" office:value-type="float" office:value="2.75532663316583" calcext:value-type="float">
            <text:p>2.8</text:p>
          </table:table-cell>
          <table:table-cell table:formula="of:=AVERAGEIF([.$H$3:.$H410];&quot;&lt;0&quot;)" office:value-type="float" office:value="-4.81538461538462" calcext:value-type="float">
            <text:p>-4.8</text:p>
          </table:table-cell>
          <table:table-cell table:formula="of:=[.L410]/-[.M410]" office:value-type="percentage" office:value="0.5721924318076" calcext:value-type="percentage">
            <text:p>57%</text:p>
          </table:table-cell>
          <table:table-cell table:formula="of:=COUNTIF([.$G$3:.$G410];&quot;&gt;0&quot;)/COUNTIF([.$B$3:.$B410];&quot;&gt;0&quot;)" office:value-type="percentage" office:value="0.62643678160919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03" calcext:value-type="date">
            <text:p>2019-09-03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federer</text:p>
          </table:table-cell>
          <table:table-cell office:value-type="float" office:value="9" calcext:value-type="float">
            <text:p>9</text:p>
          </table:table-cell>
          <table:table-cell office:value-type="float" office:value="1.07" calcext:value-type="float">
            <text:p>1.07</text:p>
          </table:table-cell>
          <table:table-cell office:value-type="float" office:value="0" calcext:value-type="float">
            <text:p>0.00</text:p>
          </table:table-cell>
          <table:table-cell table:formula="of:=[.G411]-[.E411]" office:value-type="float" office:value="-9" calcext:value-type="float">
            <text:p>-9.00</text:p>
          </table:table-cell>
          <table:table-cell table:formula="of:=SUM([.$H$2:.H411])" office:value-type="float" office:value="-86.6900000000001" calcext:value-type="float">
            <text:p>-86.69</text:p>
          </table:table-cell>
          <table:table-cell table:formula="of:=SUM([.H$3:.H411])/SUM([.E$3:.E411])" office:value-type="percentage" office:value="-0.0520660660660661" calcext:value-type="percentage">
            <text:p>-5%</text:p>
          </table:table-cell>
          <table:table-cell table:formula="of:=[.O411]-(1-[.O411])/[.N411]" office:value-type="percentage" office:value="-0.0357097262497493" calcext:value-type="percentage">
            <text:p>-3.6%</text:p>
          </table:table-cell>
          <table:table-cell table:formula="of:=AVERAGEIF([.$H$3:.$H411];&quot;&gt;0&quot;)" office:value-type="float" office:value="2.75532663316583" calcext:value-type="float">
            <text:p>2.8</text:p>
          </table:table-cell>
          <table:table-cell table:formula="of:=AVERAGEIF([.$H$3:.$H411];&quot;&lt;0&quot;)" office:value-type="float" office:value="-4.84732824427481" calcext:value-type="float">
            <text:p>-4.8</text:p>
          </table:table-cell>
          <table:table-cell table:formula="of:=[.L411]/-[.M411]" office:value-type="percentage" office:value="0.56842171487358" calcext:value-type="percentage">
            <text:p>57%</text:p>
          </table:table-cell>
          <table:table-cell table:formula="of:=COUNTIF([.$G$3:.$G411];&quot;&gt;0&quot;)/COUNTIF([.$B$3:.$B411];&quot;&gt;0&quot;)" office:value-type="percentage" office:value="0.624641833810888" calcext:value-type="percentage">
            <text:p>62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4]" office:value-type="float" office:value="2.2" calcext:value-type="float">
            <text:p>2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5" calcext:value-type="date">
            <text:p>2019-09-05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55" calcext:value-type="float">
            <text:p>1.55</text:p>
          </table:table-cell>
          <table:table-cell office:value-type="float" office:value="6.2" calcext:value-type="float">
            <text:p>6.20</text:p>
          </table:table-cell>
          <table:table-cell table:formula="of:=[.G414]-[.E414]" office:value-type="float" office:value="2.2" calcext:value-type="float">
            <text:p>2.20</text:p>
          </table:table-cell>
          <table:table-cell table:formula="of:=SUM([.$H$2:.H414])" office:value-type="float" office:value="-84.4900000000001" calcext:value-type="float">
            <text:p>-84.49</text:p>
          </table:table-cell>
          <table:table-cell table:formula="of:=SUM([.H$3:.H414])/SUM([.E$3:.E414])" office:value-type="percentage" office:value="-0.0506231276213302" calcext:value-type="percentage">
            <text:p>-5%</text:p>
          </table:table-cell>
          <table:table-cell table:formula="of:=[.O414]-(1-[.O414])/[.N414]" office:value-type="percentage" office:value="-0.033414781618084" calcext:value-type="percentage">
            <text:p>-3.3%</text:p>
          </table:table-cell>
          <table:table-cell table:formula="of:=AVERAGEIF([.$H$3:.$H414];&quot;&gt;0&quot;)" office:value-type="float" office:value="2.75255" calcext:value-type="float">
            <text:p>2.8</text:p>
          </table:table-cell>
          <table:table-cell table:formula="of:=AVERAGEIF([.$H$3:.$H414];&quot;&lt;0&quot;)" office:value-type="float" office:value="-4.84732824427481" calcext:value-type="float">
            <text:p>-4.8</text:p>
          </table:table-cell>
          <table:table-cell table:formula="of:=[.L414]/-[.M414]" office:value-type="percentage" office:value="0.567848897637795" calcext:value-type="percentage">
            <text:p>57%</text:p>
          </table:table-cell>
          <table:table-cell table:formula="of:=COUNTIF([.$G$3:.$G414];&quot;&gt;0&quot;)/COUNTIF([.$B$3:.$B414];&quot;&gt;0&quot;)" office:value-type="percentage" office:value="0.62571428571428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[.H417]" office:value-type="float" office:value="0.12" calcext:value-type="float">
            <text:p>0.1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06" calcext:value-type="date">
            <text:p>2019-09-06</text:p>
          </table:table-cell>
          <table:table-cell office:value-type="string" calcext:value-type="string">
            <text:p>usp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06" calcext:value-type="float">
            <text:p>1.06</text:p>
          </table:table-cell>
          <table:table-cell office:value-type="float" office:value="2.12" calcext:value-type="float">
            <text:p>2.12</text:p>
          </table:table-cell>
          <table:table-cell table:formula="of:=[.G417]-[.E417]" office:value-type="float" office:value="0.12" calcext:value-type="float">
            <text:p>0.12</text:p>
          </table:table-cell>
          <table:table-cell table:formula="of:=SUM([.$H$2:.H417])" office:value-type="float" office:value="-84.3700000000001" calcext:value-type="float">
            <text:p>-84.37</text:p>
          </table:table-cell>
          <table:table-cell table:formula="of:=SUM([.H$3:.H417])/SUM([.E$3:.E417])" office:value-type="percentage" office:value="-0.0504907241172951" calcext:value-type="percentage">
            <text:p>-5%</text:p>
          </table:table-cell>
          <table:table-cell table:formula="of:=[.O417]-(1-[.O417])/[.N417]" office:value-type="percentage" office:value="-0.0336128836210562" calcext:value-type="percentage">
            <text:p>-3.4%</text:p>
          </table:table-cell>
          <table:table-cell table:formula="of:=AVERAGEIF([.$H$3:.$H417];&quot;&gt;0&quot;)" office:value-type="float" office:value="2.73945273631841" calcext:value-type="float">
            <text:p>2.7</text:p>
          </table:table-cell>
          <table:table-cell table:formula="of:=AVERAGEIF([.$H$3:.$H417];&quot;&lt;0&quot;)" office:value-type="float" office:value="-4.84732824427481" calcext:value-type="float">
            <text:p>-4.8</text:p>
          </table:table-cell>
          <table:table-cell table:formula="of:=[.L417]/-[.M417]" office:value-type="percentage" office:value="0.565146942453089" calcext:value-type="percentage">
            <text:p>57%</text:p>
          </table:table-cell>
          <table:table-cell table:formula="of:=COUNTIF([.$G$3:.$G417];&quot;&gt;0&quot;)/COUNTIF([.$B$3:.$B417];&quot;&gt;0&quot;)" office:value-type="percentage" office:value="0.62678062678062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0:.H422])" office:value-type="float" office:value="-0.48" calcext:value-type="float">
            <text:p>-0.4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dzumhur</text:p>
          </table:table-cell>
          <table:table-cell office:value-type="float" office:value="3" calcext:value-type="float">
            <text:p>3</text:p>
          </table:table-cell>
          <table:table-cell office:value-type="float" office:value="1.34" calcext:value-type="float">
            <text:p>1.34</text:p>
          </table:table-cell>
          <table:table-cell office:value-type="float" office:value="0" calcext:value-type="float">
            <text:p>0.00</text:p>
          </table:table-cell>
          <table:table-cell table:formula="of:=[.G420]-[.E420]" office:value-type="float" office:value="-3" calcext:value-type="float">
            <text:p>-3.00</text:p>
          </table:table-cell>
          <table:table-cell table:formula="of:=SUM([.$H$2:.H420])" office:value-type="float" office:value="-87.3700000000001" calcext:value-type="float">
            <text:p>-87.37</text:p>
          </table:table-cell>
          <table:table-cell table:formula="of:=SUM([.H$3:.H420])/SUM([.E$3:.E420])" office:value-type="percentage" office:value="-0.0521923536439666" calcext:value-type="percentage">
            <text:p>-5%</text:p>
          </table:table-cell>
          <table:table-cell table:formula="of:=[.O420]-(1-[.O420])/[.N420]" office:value-type="percentage" office:value="-0.0366284982656229" calcext:value-type="percentage">
            <text:p>-3.7%</text:p>
          </table:table-cell>
          <table:table-cell table:formula="of:=AVERAGEIF([.$H$3:.$H420];&quot;&gt;0&quot;)" office:value-type="float" office:value="2.73945273631841" calcext:value-type="float">
            <text:p>2.7</text:p>
          </table:table-cell>
          <table:table-cell table:formula="of:=AVERAGEIF([.$H$3:.$H420];&quot;&lt;0&quot;)" office:value-type="float" office:value="-4.83333333333333" calcext:value-type="float">
            <text:p>-4.8</text:p>
          </table:table-cell>
          <table:table-cell table:formula="of:=[.L420]/-[.M420]" office:value-type="percentage" office:value="0.566783324755533" calcext:value-type="percentage">
            <text:p>57%</text:p>
          </table:table-cell>
          <table:table-cell table:formula="of:=COUNTIF([.$G$3:.$G420];&quot;&gt;0&quot;)/COUNTIF([.$B$3:.$B420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ivashka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421]-[.E421]" office:value-type="float" office:value="0.48" calcext:value-type="float">
            <text:p>0.48</text:p>
          </table:table-cell>
          <table:table-cell table:formula="of:=SUM([.$H$2:.H421])" office:value-type="float" office:value="-86.89" calcext:value-type="float">
            <text:p>-86.89</text:p>
          </table:table-cell>
          <table:table-cell table:formula="of:=SUM([.H$3:.H421])/SUM([.E$3:.E421])" office:value-type="percentage" office:value="-0.0518436754176611" calcext:value-type="percentage">
            <text:p>-5%</text:p>
          </table:table-cell>
          <table:table-cell table:formula="of:=[.O421]-(1-[.O421])/[.N421]" office:value-type="percentage" office:value="-0.0363967481954909" calcext:value-type="percentage">
            <text:p>-3.6%</text:p>
          </table:table-cell>
          <table:table-cell table:formula="of:=AVERAGEIF([.$H$3:.$H421];&quot;&gt;0&quot;)" office:value-type="float" office:value="2.72826732673267" calcext:value-type="float">
            <text:p>2.7</text:p>
          </table:table-cell>
          <table:table-cell table:formula="of:=AVERAGEIF([.$H$3:.$H421];&quot;&lt;0&quot;)" office:value-type="float" office:value="-4.83333333333333" calcext:value-type="float">
            <text:p>-4.8</text:p>
          </table:table-cell>
          <table:table-cell table:formula="of:=[.L421]/-[.M421]" office:value-type="percentage" office:value="0.564469102082622" calcext:value-type="percentage">
            <text:p>56%</text:p>
          </table:table-cell>
          <table:table-cell table:formula="of:=COUNTIF([.$G$3:.$G421];&quot;&gt;0&quot;)/COUNTIF([.$B$3:.$B421];&quot;&gt;0&quot;)" office:value-type="percentage" office:value="0.62606232294617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6" calcext:value-type="date">
            <text:p>2019-09-16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hoang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422]-[.E422]" office:value-type="float" office:value="2.04" calcext:value-type="float">
            <text:p>2.04</text:p>
          </table:table-cell>
          <table:table-cell table:formula="of:=SUM([.$H$2:.H422])" office:value-type="float" office:value="-84.85" calcext:value-type="float">
            <text:p>-84.85</text:p>
          </table:table-cell>
          <table:table-cell table:formula="of:=SUM([.H$3:.H422])/SUM([.E$3:.E422])" office:value-type="percentage" office:value="-0.0505360333531864" calcext:value-type="percentage">
            <text:p>-5%</text:p>
          </table:table-cell>
          <table:table-cell table:formula="of:=[.O422]-(1-[.O422])/[.N422]" office:value-type="percentage" office:value="-0.0342910225003076" calcext:value-type="percentage">
            <text:p>-3.4%</text:p>
          </table:table-cell>
          <table:table-cell table:formula="of:=AVERAGEIF([.$H$3:.$H422];&quot;&gt;0&quot;)" office:value-type="float" office:value="2.72487684729064" calcext:value-type="float">
            <text:p>2.7</text:p>
          </table:table-cell>
          <table:table-cell table:formula="of:=AVERAGEIF([.$H$3:.$H422];&quot;&lt;0&quot;)" office:value-type="float" office:value="-4.83333333333333" calcext:value-type="float">
            <text:p>-4.8</text:p>
          </table:table-cell>
          <table:table-cell table:formula="of:=[.L422]/-[.M422]" office:value-type="percentage" office:value="0.563767623577374" calcext:value-type="percentage">
            <text:p>56%</text:p>
          </table:table-cell>
          <table:table-cell table:formula="of:=COUNTIF([.$G$3:.$G422];&quot;&gt;0&quot;)/COUNTIF([.$B$3:.$B422];&quot;&gt;0&quot;)" office:value-type="percentage" office:value="0.62711864406779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5:.H426])" office:value-type="float" office:value="-1.64" calcext:value-type="float">
            <text:p>-1.64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25]-[.E425]" office:value-type="float" office:value="-3" calcext:value-type="float">
            <text:p>-3.00</text:p>
          </table:table-cell>
          <table:table-cell table:formula="of:=SUM([.$H$2:.H425])" office:value-type="float" office:value="-87.85" calcext:value-type="float">
            <text:p>-87.85</text:p>
          </table:table-cell>
          <table:table-cell table:formula="of:=SUM([.H$3:.H425])/SUM([.E$3:.E425])" office:value-type="percentage" office:value="-0.0522294887039239" calcext:value-type="percentage">
            <text:p>-5%</text:p>
          </table:table-cell>
          <table:table-cell table:formula="of:=[.O425]-(1-[.O425])/[.N425]" office:value-type="percentage" office:value="-0.0372957440930494" calcext:value-type="percentage">
            <text:p>-3.7%</text:p>
          </table:table-cell>
          <table:table-cell table:formula="of:=AVERAGEIF([.$H$3:.$H425];&quot;&gt;0&quot;)" office:value-type="float" office:value="2.72487684729064" calcext:value-type="float">
            <text:p>2.7</text:p>
          </table:table-cell>
          <table:table-cell table:formula="of:=AVERAGEIF([.$H$3:.$H425];&quot;&lt;0&quot;)" office:value-type="float" office:value="-4.81954887218045" calcext:value-type="float">
            <text:p>-4.8</text:p>
          </table:table-cell>
          <table:table-cell table:formula="of:=[.L425]/-[.M425]" office:value-type="percentage" office:value="0.565380063478401" calcext:value-type="percentage">
            <text:p>57%</text:p>
          </table:table-cell>
          <table:table-cell table:formula="of:=COUNTIF([.$G$3:.$G425];&quot;&gt;0&quot;)/COUNTIF([.$B$3:.$B425];&quot;&gt;0&quot;)" office:value-type="percentage" office:value="0.62535211267605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7" calcext:value-type="date">
            <text:p>2019-09-17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onego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426]-[.E426]" office:value-type="float" office:value="1.36" calcext:value-type="float">
            <text:p>1.36</text:p>
          </table:table-cell>
          <table:table-cell table:formula="of:=SUM([.$H$2:.H426])" office:value-type="float" office:value="-86.49" calcext:value-type="float">
            <text:p>-86.49</text:p>
          </table:table-cell>
          <table:table-cell table:formula="of:=SUM([.H$3:.H426])/SUM([.E$3:.E426])" office:value-type="percentage" office:value="-0.0512989323843417" calcext:value-type="percentage">
            <text:p>-5%</text:p>
          </table:table-cell>
          <table:table-cell table:formula="of:=[.O426]-(1-[.O426])/[.N426]" office:value-type="percentage" office:value="-0.0360084589309437" calcext:value-type="percentage">
            <text:p>-3.6%</text:p>
          </table:table-cell>
          <table:table-cell table:formula="of:=AVERAGEIF([.$H$3:.$H426];&quot;&gt;0&quot;)" office:value-type="float" office:value="2.7181862745098" calcext:value-type="float">
            <text:p>2.7</text:p>
          </table:table-cell>
          <table:table-cell table:formula="of:=AVERAGEIF([.$H$3:.$H426];&quot;&lt;0&quot;)" office:value-type="float" office:value="-4.81954887218045" calcext:value-type="float">
            <text:p>-4.8</text:p>
          </table:table-cell>
          <table:table-cell table:formula="of:=[.L426]/-[.M426]" office:value-type="percentage" office:value="0.563991847909211" calcext:value-type="percentage">
            <text:p>56%</text:p>
          </table:table-cell>
          <table:table-cell table:formula="of:=COUNTIF([.$G$3:.$G426];&quot;&gt;0&quot;)/COUNTIF([.$B$3:.$B426];&quot;&gt;0&quot;)" office:value-type="percentage" office:value="0.626404494382023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29:.H438])" office:value-type="float" office:value="0.0499999999999989" calcext:value-type="float">
            <text:p>0.0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simo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29]-[.E429]" office:value-type="float" office:value="0.42" calcext:value-type="float">
            <text:p>0.42</text:p>
          </table:table-cell>
          <table:table-cell table:formula="of:=SUM([.$H$2:.H429])" office:value-type="float" office:value="-86.07" calcext:value-type="float">
            <text:p>-86.07</text:p>
          </table:table-cell>
          <table:table-cell table:formula="of:=SUM([.H$3:.H429])/SUM([.E$3:.E429])" office:value-type="percentage" office:value="-0.0510195613515116" calcext:value-type="percentage">
            <text:p>-5%</text:p>
          </table:table-cell>
          <table:table-cell table:formula="of:=[.O429]-(1-[.O429])/[.N429]" office:value-type="percentage" office:value="-0.0358421061106402" calcext:value-type="percentage">
            <text:p>-3.6%</text:p>
          </table:table-cell>
          <table:table-cell table:formula="of:=AVERAGEIF([.$H$3:.$H429];&quot;&gt;0&quot;)" office:value-type="float" office:value="2.7069756097561" calcext:value-type="float">
            <text:p>2.7</text:p>
          </table:table-cell>
          <table:table-cell table:formula="of:=AVERAGEIF([.$H$3:.$H429];&quot;&lt;0&quot;)" office:value-type="float" office:value="-4.81954887218045" calcext:value-type="float">
            <text:p>-4.8</text:p>
          </table:table-cell>
          <table:table-cell table:formula="of:=[.L429]/-[.M429]" office:value-type="percentage" office:value="0.561665766142841" calcext:value-type="percentage">
            <text:p>56%</text:p>
          </table:table-cell>
          <table:table-cell table:formula="of:=COUNTIF([.$G$3:.$G429];&quot;&gt;0&quot;)/COUNTIF([.$B$3:.$B429];&quot;&gt;0&quot;)" office:value-type="percentage" office:value="0.62745098039215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430]-[.E430]" office:value-type="float" office:value="0.55" calcext:value-type="float">
            <text:p>0.55</text:p>
          </table:table-cell>
          <table:table-cell table:formula="of:=SUM([.$H$2:.H430])" office:value-type="float" office:value="-85.52" calcext:value-type="float">
            <text:p>-85.52</text:p>
          </table:table-cell>
          <table:table-cell table:formula="of:=SUM([.H$3:.H430])/SUM([.E$3:.E430])" office:value-type="percentage" office:value="-0.0506635071090048" calcext:value-type="percentage">
            <text:p>-5%</text:p>
          </table:table-cell>
          <table:table-cell table:formula="of:=[.O430]-(1-[.O430])/[.N430]" office:value-type="percentage" office:value="-0.0355171208312262" calcext:value-type="percentage">
            <text:p>-3.6%</text:p>
          </table:table-cell>
          <table:table-cell table:formula="of:=AVERAGEIF([.$H$3:.$H430];&quot;&gt;0&quot;)" office:value-type="float" office:value="2.69650485436893" calcext:value-type="float">
            <text:p>2.7</text:p>
          </table:table-cell>
          <table:table-cell table:formula="of:=AVERAGEIF([.$H$3:.$H430];&quot;&lt;0&quot;)" office:value-type="float" office:value="-4.81954887218045" calcext:value-type="float">
            <text:p>-4.8</text:p>
          </table:table-cell>
          <table:table-cell table:formula="of:=[.L430]/-[.M430]" office:value-type="percentage" office:value="0.559493206912743" calcext:value-type="percentage">
            <text:p>56%</text:p>
          </table:table-cell>
          <table:table-cell table:formula="of:=COUNTIF([.$G$3:.$G430];&quot;&gt;0&quot;)/COUNTIF([.$B$3:.$B430];&quot;&gt;0&quot;)" office:value-type="percentage" office:value="0.62849162011173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asquet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31]-[.E431]" office:value-type="float" office:value="-5" calcext:value-type="float">
            <text:p>-5.00</text:p>
          </table:table-cell>
          <table:table-cell table:formula="of:=SUM([.$H$2:.H431])" office:value-type="float" office:value="-90.52" calcext:value-type="float">
            <text:p>-90.52</text:p>
          </table:table-cell>
          <table:table-cell table:formula="of:=SUM([.H$3:.H431])/SUM([.E$3:.E431])" office:value-type="percentage" office:value="-0.0534672179562906" calcext:value-type="percentage">
            <text:p>-5%</text:p>
          </table:table-cell>
          <table:table-cell table:formula="of:=[.O431]-(1-[.O431])/[.N431]" office:value-type="percentage" office:value="-0.0405832351974242" calcext:value-type="percentage">
            <text:p>-4.1%</text:p>
          </table:table-cell>
          <table:table-cell table:formula="of:=AVERAGEIF([.$H$3:.$H431];&quot;&gt;0&quot;)" office:value-type="float" office:value="2.69650485436893" calcext:value-type="float">
            <text:p>2.7</text:p>
          </table:table-cell>
          <table:table-cell table:formula="of:=AVERAGEIF([.$H$3:.$H431];&quot;&lt;0&quot;)" office:value-type="float" office:value="-4.82089552238806" calcext:value-type="float">
            <text:p>-4.8</text:p>
          </table:table-cell>
          <table:table-cell table:formula="of:=[.L431]/-[.M431]" office:value-type="percentage" office:value="0.559336920256094" calcext:value-type="percentage">
            <text:p>56%</text:p>
          </table:table-cell>
          <table:table-cell table:formula="of:=COUNTIF([.$G$3:.$G431];&quot;&gt;0&quot;)/COUNTIF([.$B$3:.$B431];&quot;&gt;0&quot;)" office:value-type="percentage" office:value="0.6267409470752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32]-[.E432]" office:value-type="float" office:value="0.8" calcext:value-type="float">
            <text:p>0.80</text:p>
          </table:table-cell>
          <table:table-cell table:formula="of:=SUM([.$H$2:.H432])" office:value-type="float" office:value="-89.7200000000001" calcext:value-type="float">
            <text:p>-89.72</text:p>
          </table:table-cell>
          <table:table-cell table:formula="of:=SUM([.H$3:.H432])/SUM([.E$3:.E432])" office:value-type="percentage" office:value="-0.0529634002361275" calcext:value-type="percentage">
            <text:p>-5%</text:p>
          </table:table-cell>
          <table:table-cell table:formula="of:=[.O432]-(1-[.O432])/[.N432]" office:value-type="percentage" office:value="-0.0399614902167575" calcext:value-type="percentage">
            <text:p>-4.0%</text:p>
          </table:table-cell>
          <table:table-cell table:formula="of:=AVERAGEIF([.$H$3:.$H432];&quot;&gt;0&quot;)" office:value-type="float" office:value="2.68734299516908" calcext:value-type="float">
            <text:p>2.7</text:p>
          </table:table-cell>
          <table:table-cell table:formula="of:=AVERAGEIF([.$H$3:.$H432];&quot;&lt;0&quot;)" office:value-type="float" office:value="-4.82089552238806" calcext:value-type="float">
            <text:p>-4.8</text:p>
          </table:table-cell>
          <table:table-cell table:formula="of:=[.L432]/-[.M432]" office:value-type="percentage" office:value="0.557436472682131" calcext:value-type="percentage">
            <text:p>56%</text:p>
          </table:table-cell>
          <table:table-cell table:formula="of:=COUNTIF([.$G$3:.$G432];&quot;&gt;0&quot;)/COUNTIF([.$B$3:.$B432];&quot;&gt;0&quot;)" office:value-type="percentage" office:value="0.62777777777777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433]-[.E433]" office:value-type="float" office:value="3.36" calcext:value-type="float">
            <text:p>3.36</text:p>
          </table:table-cell>
          <table:table-cell table:formula="of:=SUM([.$H$2:.H433])" office:value-type="float" office:value="-86.36" calcext:value-type="float">
            <text:p>-86.36</text:p>
          </table:table-cell>
          <table:table-cell table:formula="of:=SUM([.H$3:.H433])/SUM([.E$3:.E433])" office:value-type="percentage" office:value="-0.0506213364595545" calcext:value-type="percentage">
            <text:p>-5%</text:p>
          </table:table-cell>
          <table:table-cell table:formula="of:=[.O433]-(1-[.O433])/[.N433]" office:value-type="percentage" office:value="-0.0362803472196512" calcext:value-type="percentage">
            <text:p>-3.6%</text:p>
          </table:table-cell>
          <table:table-cell table:formula="of:=AVERAGEIF([.$H$3:.$H433];&quot;&gt;0&quot;)" office:value-type="float" office:value="2.69057692307692" calcext:value-type="float">
            <text:p>2.7</text:p>
          </table:table-cell>
          <table:table-cell table:formula="of:=AVERAGEIF([.$H$3:.$H433];&quot;&lt;0&quot;)" office:value-type="float" office:value="-4.82089552238806" calcext:value-type="float">
            <text:p>-4.8</text:p>
          </table:table-cell>
          <table:table-cell table:formula="of:=[.L433]/-[.M433]" office:value-type="percentage" office:value="0.558107287449393" calcext:value-type="percentage">
            <text:p>56%</text:p>
          </table:table-cell>
          <table:table-cell table:formula="of:=COUNTIF([.$G$3:.$G433];&quot;&gt;0&quot;)/COUNTIF([.$B$3:.$B433];&quot;&gt;0&quot;)" office:value-type="percentage" office:value="0.62880886426592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ucsovics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34]-[.E434]" office:value-type="float" office:value="1.52" calcext:value-type="float">
            <text:p>1.52</text:p>
          </table:table-cell>
          <table:table-cell table:formula="of:=SUM([.$H$2:.H434])" office:value-type="float" office:value="-84.8400000000001" calcext:value-type="float">
            <text:p>-84.84</text:p>
          </table:table-cell>
          <table:table-cell table:formula="of:=SUM([.H$3:.H434])/SUM([.E$3:.E434])" office:value-type="percentage" office:value="-0.0496140350877193" calcext:value-type="percentage">
            <text:p>-5%</text:p>
          </table:table-cell>
          <table:table-cell table:formula="of:=[.O434]-(1-[.O434])/[.N434]" office:value-type="percentage" office:value="-0.0348012345382436" calcext:value-type="percentage">
            <text:p>-3.5%</text:p>
          </table:table-cell>
          <table:table-cell table:formula="of:=AVERAGEIF([.$H$3:.$H434];&quot;&gt;0&quot;)" office:value-type="float" office:value="2.68497607655502" calcext:value-type="float">
            <text:p>2.7</text:p>
          </table:table-cell>
          <table:table-cell table:formula="of:=AVERAGEIF([.$H$3:.$H434];&quot;&lt;0&quot;)" office:value-type="float" office:value="-4.82089552238806" calcext:value-type="float">
            <text:p>-4.8</text:p>
          </table:table-cell>
          <table:table-cell table:formula="of:=[.L434]/-[.M434]" office:value-type="percentage" office:value="0.556945501947946" calcext:value-type="percentage">
            <text:p>56%</text:p>
          </table:table-cell>
          <table:table-cell table:formula="of:=COUNTIF([.$G$3:.$G434];&quot;&gt;0&quot;)/COUNTIF([.$B$3:.$B434];&quot;&gt;0&quot;)" office:value-type="percentage" office:value="0.629834254143646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fabbiano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435]-[.E435]" office:value-type="float" office:value="-1" calcext:value-type="float">
            <text:p>-1.00</text:p>
          </table:table-cell>
          <table:table-cell table:formula="of:=SUM([.$H$2:.H435])" office:value-type="float" office:value="-85.8400000000001" calcext:value-type="float">
            <text:p>-85.84</text:p>
          </table:table-cell>
          <table:table-cell table:formula="of:=SUM([.H$3:.H435])/SUM([.E$3:.E435])" office:value-type="percentage" office:value="-0.0501694915254238" calcext:value-type="percentage">
            <text:p>-5%</text:p>
          </table:table-cell>
          <table:table-cell table:formula="of:=[.O435]-(1-[.O435])/[.N435]" office:value-type="percentage" office:value="-0.0357313765837667" calcext:value-type="percentage">
            <text:p>-3.6%</text:p>
          </table:table-cell>
          <table:table-cell table:formula="of:=AVERAGEIF([.$H$3:.$H435];&quot;&gt;0&quot;)" office:value-type="float" office:value="2.68497607655502" calcext:value-type="float">
            <text:p>2.7</text:p>
          </table:table-cell>
          <table:table-cell table:formula="of:=AVERAGEIF([.$H$3:.$H435];&quot;&lt;0&quot;)" office:value-type="float" office:value="-4.79259259259259" calcext:value-type="float">
            <text:p>-4.8</text:p>
          </table:table-cell>
          <table:table-cell table:formula="of:=[.L435]/-[.M435]" office:value-type="percentage" office:value="0.560234575479024" calcext:value-type="percentage">
            <text:p>56%</text:p>
          </table:table-cell>
          <table:table-cell table:formula="of:=COUNTIF([.$G$3:.$G435];&quot;&gt;0&quot;)/COUNTIF([.$B$3:.$B435];&quot;&gt;0&quot;)" office:value-type="percentage" office:value="0.62809917355371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kukushki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436]-[.E436]" office:value-type="float" office:value="2.4" calcext:value-type="float">
            <text:p>2.40</text:p>
          </table:table-cell>
          <table:table-cell table:formula="of:=SUM([.$H$2:.H436])" office:value-type="float" office:value="-83.4400000000001" calcext:value-type="float">
            <text:p>-83.44</text:p>
          </table:table-cell>
          <table:table-cell table:formula="of:=SUM([.H$3:.H436])/SUM([.E$3:.E436])" office:value-type="percentage" office:value="-0.0486530612244898" calcext:value-type="percentage">
            <text:p>-5%</text:p>
          </table:table-cell>
          <table:table-cell table:formula="of:=[.O436]-(1-[.O436])/[.N436]" office:value-type="percentage" office:value="-0.0332207185248566" calcext:value-type="percentage">
            <text:p>-3.3%</text:p>
          </table:table-cell>
          <table:table-cell table:formula="of:=AVERAGEIF([.$H$3:.$H436];&quot;&gt;0&quot;)" office:value-type="float" office:value="2.68361904761905" calcext:value-type="float">
            <text:p>2.7</text:p>
          </table:table-cell>
          <table:table-cell table:formula="of:=AVERAGEIF([.$H$3:.$H436];&quot;&lt;0&quot;)" office:value-type="float" office:value="-4.79259259259259" calcext:value-type="float">
            <text:p>-4.8</text:p>
          </table:table-cell>
          <table:table-cell table:formula="of:=[.L436]/-[.M436]" office:value-type="percentage" office:value="0.559951424155443" calcext:value-type="percentage">
            <text:p>56%</text:p>
          </table:table-cell>
          <table:table-cell table:formula="of:=COUNTIF([.$G$3:.$G436];&quot;&gt;0&quot;)/COUNTIF([.$B$3:.$B436];&quot;&gt;0&quot;)" office:value-type="percentage" office:value="0.62912087912087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437]-[.E437]" office:value-type="float" office:value="-2" calcext:value-type="float">
            <text:p>-2.00</text:p>
          </table:table-cell>
          <table:table-cell table:formula="of:=SUM([.$H$2:.H437])" office:value-type="float" office:value="-85.44" calcext:value-type="float">
            <text:p>-85.44</text:p>
          </table:table-cell>
          <table:table-cell table:formula="of:=SUM([.H$3:.H437])/SUM([.E$3:.E437])" office:value-type="percentage" office:value="-0.0497612114152592" calcext:value-type="percentage">
            <text:p>-5%</text:p>
          </table:table-cell>
          <table:table-cell table:formula="of:=[.O437]-(1-[.O437])/[.N437]" office:value-type="percentage" office:value="-0.0351715172722917" calcext:value-type="percentage">
            <text:p>-3.5%</text:p>
          </table:table-cell>
          <table:table-cell table:formula="of:=AVERAGEIF([.$H$3:.$H437];&quot;&gt;0&quot;)" office:value-type="float" office:value="2.68361904761905" calcext:value-type="float">
            <text:p>2.7</text:p>
          </table:table-cell>
          <table:table-cell table:formula="of:=AVERAGEIF([.$H$3:.$H437];&quot;&lt;0&quot;)" office:value-type="float" office:value="-4.77205882352941" calcext:value-type="float">
            <text:p>-4.8</text:p>
          </table:table-cell>
          <table:table-cell table:formula="of:=[.L437]/-[.M437]" office:value-type="percentage" office:value="0.562360848191357" calcext:value-type="percentage">
            <text:p>56%</text:p>
          </table:table-cell>
          <table:table-cell table:formula="of:=COUNTIF([.$G$3:.$G437];&quot;&gt;0&quot;)/COUNTIF([.$B$3:.$B437];&quot;&gt;0&quot;)" office:value-type="percentage" office:value="0.62739726027397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8" calcext:value-type="date">
            <text:p>2019-09-18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38]-[.E438]" office:value-type="float" office:value="-1" calcext:value-type="float">
            <text:p>-1.00</text:p>
          </table:table-cell>
          <table:table-cell table:formula="of:=SUM([.$H$2:.H438])" office:value-type="float" office:value="-86.44" calcext:value-type="float">
            <text:p>-86.44</text:p>
          </table:table-cell>
          <table:table-cell table:formula="of:=SUM([.H$3:.H438])/SUM([.E$3:.E438])" office:value-type="percentage" office:value="-0.050314318975553" calcext:value-type="percentage">
            <text:p>-5%</text:p>
          </table:table-cell>
          <table:table-cell table:formula="of:=[.O438]-(1-[.O438])/[.N438]" office:value-type="percentage" office:value="-0.0360935380739226" calcext:value-type="percentage">
            <text:p>-3.6%</text:p>
          </table:table-cell>
          <table:table-cell table:formula="of:=AVERAGEIF([.$H$3:.$H438];&quot;&gt;0&quot;)" office:value-type="float" office:value="2.68361904761905" calcext:value-type="float">
            <text:p>2.7</text:p>
          </table:table-cell>
          <table:table-cell table:formula="of:=AVERAGEIF([.$H$3:.$H438];&quot;&lt;0&quot;)" office:value-type="float" office:value="-4.74452554744526" calcext:value-type="float">
            <text:p>-4.7</text:p>
          </table:table-cell>
          <table:table-cell table:formula="of:=[.L438]/-[.M438]" office:value-type="percentage" office:value="0.565624322344322" calcext:value-type="percentage">
            <text:p>57%</text:p>
          </table:table-cell>
          <table:table-cell table:formula="of:=COUNTIF([.$G$3:.$G438];&quot;&gt;0&quot;)/COUNTIF([.$B$3:.$B438];&quot;&gt;0&quot;)" office:value-type="percentage" office:value="0.6256830601092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1:.H445])" office:value-type="float" office:value="1.73" calcext:value-type="float">
            <text:p>1.7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441]-[.E441]" office:value-type="float" office:value="-1" calcext:value-type="float">
            <text:p>-1.00</text:p>
          </table:table-cell>
          <table:table-cell table:formula="of:=SUM([.$H$2:.H441])" office:value-type="float" office:value="-87.44" calcext:value-type="float">
            <text:p>-87.44</text:p>
          </table:table-cell>
          <table:table-cell table:formula="of:=SUM([.H$3:.H441])/SUM([.E$3:.E441])" office:value-type="percentage" office:value="-0.0508667830133799" calcext:value-type="percentage">
            <text:p>-5%</text:p>
          </table:table-cell>
          <table:table-cell table:formula="of:=[.O441]-(1-[.O441])/[.N441]" office:value-type="percentage" office:value="-0.0370105342390328" calcext:value-type="percentage">
            <text:p>-3.7%</text:p>
          </table:table-cell>
          <table:table-cell table:formula="of:=AVERAGEIF([.$H$3:.$H441];&quot;&gt;0&quot;)" office:value-type="float" office:value="2.68361904761905" calcext:value-type="float">
            <text:p>2.7</text:p>
          </table:table-cell>
          <table:table-cell table:formula="of:=AVERAGEIF([.$H$3:.$H441];&quot;&lt;0&quot;)" office:value-type="float" office:value="-4.71739130434783" calcext:value-type="float">
            <text:p>-4.7</text:p>
          </table:table-cell>
          <table:table-cell table:formula="of:=[.L441]/-[.M441]" office:value-type="percentage" office:value="0.568877770463024" calcext:value-type="percentage">
            <text:p>57%</text:p>
          </table:table-cell>
          <table:table-cell table:formula="of:=COUNTIF([.$G$3:.$G441];&quot;&gt;0&quot;)/COUNTIF([.$B$3:.$B441];&quot;&gt;0&quot;)" office:value-type="percentage" office:value="0.623978201634877" calcext:value-type="percentage">
            <text:p>62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.48</text:p>
          </table:table-cell>
          <table:table-cell office:value-type="float" office:value="4.44" calcext:value-type="float">
            <text:p>4.44</text:p>
          </table:table-cell>
          <table:table-cell table:formula="of:=[.G442]-[.E442]" office:value-type="float" office:value="1.44" calcext:value-type="float">
            <text:p>1.44</text:p>
          </table:table-cell>
          <table:table-cell table:formula="of:=SUM([.$H$2:.H442])" office:value-type="float" office:value="-86.0000000000001" calcext:value-type="float">
            <text:p>-86.00</text:p>
          </table:table-cell>
          <table:table-cell table:formula="of:=SUM([.H$3:.H442])/SUM([.E$3:.E442])" office:value-type="percentage" office:value="-0.0499419279907085" calcext:value-type="percentage">
            <text:p>-5%</text:p>
          </table:table-cell>
          <table:table-cell table:formula="of:=[.O442]-(1-[.O442])/[.N442]" office:value-type="percentage" office:value="-0.0356435167372067" calcext:value-type="percentage">
            <text:p>-3.6%</text:p>
          </table:table-cell>
          <table:table-cell table:formula="of:=AVERAGEIF([.$H$3:.$H442];&quot;&gt;0&quot;)" office:value-type="float" office:value="2.67772511848341" calcext:value-type="float">
            <text:p>2.7</text:p>
          </table:table-cell>
          <table:table-cell table:formula="of:=AVERAGEIF([.$H$3:.$H442];&quot;&lt;0&quot;)" office:value-type="float" office:value="-4.71739130434783" calcext:value-type="float">
            <text:p>-4.7</text:p>
          </table:table-cell>
          <table:table-cell table:formula="of:=[.L442]/-[.M442]" office:value-type="percentage" office:value="0.567628366130124" calcext:value-type="percentage">
            <text:p>57%</text:p>
          </table:table-cell>
          <table:table-cell table:formula="of:=COUNTIF([.$G$3:.$G442];&quot;&gt;0&quot;)/COUNTIF([.$B$3:.$B442];&quot;&gt;0&quot;)" office:value-type="percentage" office:value="0.62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43]-[.E443]" office:value-type="float" office:value="0.24" calcext:value-type="float">
            <text:p>0.24</text:p>
          </table:table-cell>
          <table:table-cell table:formula="of:=SUM([.$H$2:.H443])" office:value-type="float" office:value="-85.76" calcext:value-type="float">
            <text:p>-85.76</text:p>
          </table:table-cell>
          <table:table-cell table:formula="of:=SUM([.H$3:.H443])/SUM([.E$3:.E443])" office:value-type="percentage" office:value="-0.0497736506094022" calcext:value-type="percentage">
            <text:p>-5%</text:p>
          </table:table-cell>
          <table:table-cell table:formula="of:=[.O443]-(1-[.O443])/[.N443]" office:value-type="percentage" office:value="-0.0356783477253781" calcext:value-type="percentage">
            <text:p>-3.6%</text:p>
          </table:table-cell>
          <table:table-cell table:formula="of:=AVERAGEIF([.$H$3:.$H443];&quot;&gt;0&quot;)" office:value-type="float" office:value="2.66622641509434" calcext:value-type="float">
            <text:p>2.7</text:p>
          </table:table-cell>
          <table:table-cell table:formula="of:=AVERAGEIF([.$H$3:.$H443];&quot;&lt;0&quot;)" office:value-type="float" office:value="-4.71739130434783" calcext:value-type="float">
            <text:p>-4.7</text:p>
          </table:table-cell>
          <table:table-cell table:formula="of:=[.L443]/-[.M443]" office:value-type="percentage" office:value="0.565190852969307" calcext:value-type="percentage">
            <text:p>57%</text:p>
          </table:table-cell>
          <table:table-cell table:formula="of:=COUNTIF([.$G$3:.$G443];&quot;&gt;0&quot;)/COUNTIF([.$B$3:.$B443];&quot;&gt;0&quot;)" office:value-type="percentage" office:value="0.62601626016260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ruu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44]-[.E444]" office:value-type="float" office:value="0.42" calcext:value-type="float">
            <text:p>0.42</text:p>
          </table:table-cell>
          <table:table-cell table:formula="of:=SUM([.$H$2:.H444])" office:value-type="float" office:value="-85.34" calcext:value-type="float">
            <text:p>-85.34</text:p>
          </table:table-cell>
          <table:table-cell table:formula="of:=SUM([.H$3:.H444])/SUM([.E$3:.E444])" office:value-type="percentage" office:value="-0.0495011600928075" calcext:value-type="percentage">
            <text:p>-5%</text:p>
          </table:table-cell>
          <table:table-cell table:formula="of:=[.O444]-(1-[.O444])/[.N444]" office:value-type="percentage" office:value="-0.0354996937325543" calcext:value-type="percentage">
            <text:p>-3.5%</text:p>
          </table:table-cell>
          <table:table-cell table:formula="of:=AVERAGEIF([.$H$3:.$H444];&quot;&gt;0&quot;)" office:value-type="float" office:value="2.65568075117371" calcext:value-type="float">
            <text:p>2.7</text:p>
          </table:table-cell>
          <table:table-cell table:formula="of:=AVERAGEIF([.$H$3:.$H444];&quot;&lt;0&quot;)" office:value-type="float" office:value="-4.71739130434783" calcext:value-type="float">
            <text:p>-4.7</text:p>
          </table:table-cell>
          <table:table-cell table:formula="of:=[.L444]/-[.M444]" office:value-type="percentage" office:value="0.562955366608252" calcext:value-type="percentage">
            <text:p>56%</text:p>
          </table:table-cell>
          <table:table-cell table:formula="of:=COUNTIF([.$G$3:.$G444];&quot;&gt;0&quot;)/COUNTIF([.$B$3:.$B444];&quot;&gt;0&quot;)" office:value-type="percentage" office:value="0.62702702702702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19" calcext:value-type="date">
            <text:p>2019-09-19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7" calcext:value-type="float">
            <text:p>7</text:p>
          </table:table-cell>
          <table:table-cell office:value-type="float" office:value="1.09" calcext:value-type="float">
            <text:p>1.09</text:p>
          </table:table-cell>
          <table:table-cell office:value-type="float" office:value="7.63" calcext:value-type="float">
            <text:p>7.63</text:p>
          </table:table-cell>
          <table:table-cell table:formula="of:=[.G445]-[.E445]" office:value-type="float" office:value="0.63" calcext:value-type="float">
            <text:p>0.63</text:p>
          </table:table-cell>
          <table:table-cell table:formula="of:=SUM([.$H$2:.H445])" office:value-type="float" office:value="-84.7100000000001" calcext:value-type="float">
            <text:p>-84.71</text:p>
          </table:table-cell>
          <table:table-cell table:formula="of:=SUM([.H$3:.H445])/SUM([.E$3:.E445])" office:value-type="percentage" office:value="-0.0489370306181398" calcext:value-type="percentage">
            <text:p>-5%</text:p>
          </table:table-cell>
          <table:table-cell table:formula="of:=[.O445]-(1-[.O445])/[.N445]" office:value-type="percentage" office:value="-0.0350721314248571" calcext:value-type="percentage">
            <text:p>-3.5%</text:p>
          </table:table-cell>
          <table:table-cell table:formula="of:=AVERAGEIF([.$H$3:.$H445];&quot;&gt;0&quot;)" office:value-type="float" office:value="2.64621495327103" calcext:value-type="float">
            <text:p>2.6</text:p>
          </table:table-cell>
          <table:table-cell table:formula="of:=AVERAGEIF([.$H$3:.$H445];&quot;&lt;0&quot;)" office:value-type="float" office:value="-4.71739130434783" calcext:value-type="float">
            <text:p>-4.7</text:p>
          </table:table-cell>
          <table:table-cell table:formula="of:=[.L445]/-[.M445]" office:value-type="percentage" office:value="0.560948791937637" calcext:value-type="percentage">
            <text:p>56%</text:p>
          </table:table-cell>
          <table:table-cell table:formula="of:=COUNTIF([.$G$3:.$G445];&quot;&gt;0&quot;)/COUNTIF([.$B$3:.$B445];&quot;&gt;0&quot;)" office:value-type="percentage" office:value="0.628032345013477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48:.H453])" office:value-type="float" office:value="-2.02" calcext:value-type="float">
            <text:p>-2.0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carreno busta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48]-[.E448]" office:value-type="float" office:value="-2" calcext:value-type="float">
            <text:p>-2.00</text:p>
          </table:table-cell>
          <table:table-cell table:formula="of:=SUM([.$H$2:.H448])" office:value-type="float" office:value="-86.7100000000001" calcext:value-type="float">
            <text:p>-86.71</text:p>
          </table:table-cell>
          <table:table-cell table:formula="of:=SUM([.H$3:.H448])/SUM([.E$3:.E448])" office:value-type="percentage" office:value="-0.0500346220427005" calcext:value-type="percentage">
            <text:p>-5%</text:p>
          </table:table-cell>
          <table:table-cell table:formula="of:=[.O448]-(1-[.O448])/[.N448]" office:value-type="percentage" office:value="-0.0370095625232484" calcext:value-type="percentage">
            <text:p>-3.7%</text:p>
          </table:table-cell>
          <table:table-cell table:formula="of:=AVERAGEIF([.$H$3:.$H448];&quot;&gt;0&quot;)" office:value-type="float" office:value="2.64621495327103" calcext:value-type="float">
            <text:p>2.6</text:p>
          </table:table-cell>
          <table:table-cell table:formula="of:=AVERAGEIF([.$H$3:.$H448];&quot;&lt;0&quot;)" office:value-type="float" office:value="-4.69784172661871" calcext:value-type="float">
            <text:p>-4.7</text:p>
          </table:table-cell>
          <table:table-cell table:formula="of:=[.L448]/-[.M448]" office:value-type="percentage" office:value="0.563283121752945" calcext:value-type="percentage">
            <text:p>56%</text:p>
          </table:table-cell>
          <table:table-cell table:formula="of:=COUNTIF([.$G$3:.$G448];&quot;&gt;0&quot;)/COUNTIF([.$B$3:.$B448];&quot;&gt;0&quot;)" office:value-type="percentage" office:value="0.6263440860215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49]-[.E449]" office:value-type="float" office:value="0.48" calcext:value-type="float">
            <text:p>0.48</text:p>
          </table:table-cell>
          <table:table-cell table:formula="of:=SUM([.$H$2:.H449])" office:value-type="float" office:value="-86.23" calcext:value-type="float">
            <text:p>-86.23</text:p>
          </table:table-cell>
          <table:table-cell table:formula="of:=SUM([.H$3:.H449])/SUM([.E$3:.E449])" office:value-type="percentage" office:value="-0.0497289504036909" calcext:value-type="percentage">
            <text:p>-5%</text:p>
          </table:table-cell>
          <table:table-cell table:formula="of:=[.O449]-(1-[.O449])/[.N449]" office:value-type="percentage" office:value="-0.036757939882371" calcext:value-type="percentage">
            <text:p>-3.7%</text:p>
          </table:table-cell>
          <table:table-cell table:formula="of:=AVERAGEIF([.$H$3:.$H449];&quot;&gt;0&quot;)" office:value-type="float" office:value="2.63613953488372" calcext:value-type="float">
            <text:p>2.6</text:p>
          </table:table-cell>
          <table:table-cell table:formula="of:=AVERAGEIF([.$H$3:.$H449];&quot;&lt;0&quot;)" office:value-type="float" office:value="-4.69784172661871" calcext:value-type="float">
            <text:p>-4.7</text:p>
          </table:table-cell>
          <table:table-cell table:formula="of:=[.L449]/-[.M449]" office:value-type="percentage" office:value="0.5611384308558" calcext:value-type="percentage">
            <text:p>56%</text:p>
          </table:table-cell>
          <table:table-cell table:formula="of:=COUNTIF([.$G$3:.$G449];&quot;&gt;0&quot;)/COUNTIF([.$B$3:.$B449];&quot;&gt;0&quot;)" office:value-type="percentage" office:value="0.62734584450402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5" calcext:value-type="float">
            <text:p>1.65</text:p>
          </table:table-cell>
          <table:table-cell table:formula="of:=[.G450]-[.E450]" office:value-type="float" office:value="0.65" calcext:value-type="float">
            <text:p>0.65</text:p>
          </table:table-cell>
          <table:table-cell table:formula="of:=SUM([.$H$2:.H450])" office:value-type="float" office:value="-85.58" calcext:value-type="float">
            <text:p>-85.58</text:p>
          </table:table-cell>
          <table:table-cell table:formula="of:=SUM([.H$3:.H450])/SUM([.E$3:.E450])" office:value-type="percentage" office:value="-0.0493256484149856" calcext:value-type="percentage">
            <text:p>-5%</text:p>
          </table:table-cell>
          <table:table-cell table:formula="of:=[.O450]-(1-[.O450])/[.N450]" office:value-type="percentage" office:value="-0.036304206091292" calcext:value-type="percentage">
            <text:p>-3.6%</text:p>
          </table:table-cell>
          <table:table-cell table:formula="of:=AVERAGEIF([.$H$3:.$H450];&quot;&gt;0&quot;)" office:value-type="float" office:value="2.62694444444444" calcext:value-type="float">
            <text:p>2.6</text:p>
          </table:table-cell>
          <table:table-cell table:formula="of:=AVERAGEIF([.$H$3:.$H450];&quot;&lt;0&quot;)" office:value-type="float" office:value="-4.69784172661871" calcext:value-type="float">
            <text:p>-4.7</text:p>
          </table:table-cell>
          <table:table-cell table:formula="of:=[.L450]/-[.M450]" office:value-type="percentage" office:value="0.559181129828144" calcext:value-type="percentage">
            <text:p>56%</text:p>
          </table:table-cell>
          <table:table-cell table:formula="of:=COUNTIF([.$G$3:.$G450];&quot;&gt;0&quot;)/COUNTIF([.$B$3:.$B450];&quot;&gt;0&quot;)" office:value-type="percentage" office:value="0.628342245989305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3" calcext:value-type="float">
            <text:p>3.00</text:p>
          </table:table-cell>
          <table:table-cell table:formula="of:=[.G451]-[.E451]" office:value-type="float" office:value="0" calcext:value-type="float">
            <text:p>0.00</text:p>
          </table:table-cell>
          <table:table-cell table:formula="of:=SUM([.$H$2:.H451])" office:value-type="float" office:value="-85.58" calcext:value-type="float">
            <text:p>-85.58</text:p>
          </table:table-cell>
          <table:table-cell table:formula="of:=SUM([.H$3:.H451])/SUM([.E$3:.E451])" office:value-type="percentage" office:value="-0.0492405063291139" calcext:value-type="percentage">
            <text:p>-5%</text:p>
          </table:table-cell>
          <table:table-cell table:formula="of:=[.O451]-(1-[.O451])/[.N451]" office:value-type="percentage" office:value="-0.0335407282083819" calcext:value-type="percentage">
            <text:p>-3.4%</text:p>
          </table:table-cell>
          <table:table-cell table:formula="of:=AVERAGEIF([.$H$3:.$H451];&quot;&gt;0&quot;)" office:value-type="float" office:value="2.62694444444444" calcext:value-type="float">
            <text:p>2.6</text:p>
          </table:table-cell>
          <table:table-cell table:formula="of:=AVERAGEIF([.$H$3:.$H451];&quot;&lt;0&quot;)" office:value-type="float" office:value="-4.69784172661871" calcext:value-type="float">
            <text:p>-4.7</text:p>
          </table:table-cell>
          <table:table-cell table:formula="of:=[.L451]/-[.M451]" office:value-type="percentage" office:value="0.559181129828144" calcext:value-type="percentage">
            <text:p>56%</text:p>
          </table:table-cell>
          <table:table-cell table:formula="of:=COUNTIF([.$G$3:.$G451];&quot;&gt;0&quot;)/COUNTIF([.$B$3:.$B451];&quot;&gt;0&quot;)" office:value-type="percentage" office:value="0.629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sous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452]-[.E452]" office:value-type="float" office:value="0.85" calcext:value-type="float">
            <text:p>0.85</text:p>
          </table:table-cell>
          <table:table-cell table:formula="of:=SUM([.$H$2:.H452])" office:value-type="float" office:value="-84.73" calcext:value-type="float">
            <text:p>-84.73</text:p>
          </table:table-cell>
          <table:table-cell table:formula="of:=SUM([.H$3:.H452])/SUM([.E$3:.E452])" office:value-type="percentage" office:value="-0.0487234042553192" calcext:value-type="percentage">
            <text:p>-5%</text:p>
          </table:table-cell>
          <table:table-cell table:formula="of:=[.O452]-(1-[.O452])/[.N452]" office:value-type="percentage" office:value="-0.0328592023794503" calcext:value-type="percentage">
            <text:p>-3.3%</text:p>
          </table:table-cell>
          <table:table-cell table:formula="of:=AVERAGEIF([.$H$3:.$H452];&quot;&gt;0&quot;)" office:value-type="float" office:value="2.61875576036866" calcext:value-type="float">
            <text:p>2.6</text:p>
          </table:table-cell>
          <table:table-cell table:formula="of:=AVERAGEIF([.$H$3:.$H452];&quot;&lt;0&quot;)" office:value-type="float" office:value="-4.69784172661871" calcext:value-type="float">
            <text:p>-4.7</text:p>
          </table:table-cell>
          <table:table-cell table:formula="of:=[.L452]/-[.M452]" office:value-type="percentage" office:value="0.557438056188735" calcext:value-type="percentage">
            <text:p>56%</text:p>
          </table:table-cell>
          <table:table-cell table:formula="of:=COUNTIF([.$G$3:.$G452];&quot;&gt;0&quot;)/COUNTIF([.$B$3:.$B452];&quot;&gt;0&quot;)" office:value-type="percentage" office:value="0.63031914893617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0" calcext:value-type="date">
            <text:p>2019-09-20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berrettini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453]-[.E453]" office:value-type="float" office:value="-2" calcext:value-type="float">
            <text:p>-2.00</text:p>
          </table:table-cell>
          <table:table-cell table:formula="of:=SUM([.$H$2:.H453])" office:value-type="float" office:value="-86.7300000000001" calcext:value-type="float">
            <text:p>-86.73</text:p>
          </table:table-cell>
          <table:table-cell table:formula="of:=SUM([.H$3:.H453])/SUM([.E$3:.E453])" office:value-type="percentage" office:value="-0.0498161975875934" calcext:value-type="percentage">
            <text:p>-5%</text:p>
          </table:table-cell>
          <table:table-cell table:formula="of:=[.O453]-(1-[.O453])/[.N453]" office:value-type="percentage" office:value="-0.0347978290851488" calcext:value-type="percentage">
            <text:p>-3.5%</text:p>
          </table:table-cell>
          <table:table-cell table:formula="of:=AVERAGEIF([.$H$3:.$H453];&quot;&gt;0&quot;)" office:value-type="float" office:value="2.61875576036866" calcext:value-type="float">
            <text:p>2.6</text:p>
          </table:table-cell>
          <table:table-cell table:formula="of:=AVERAGEIF([.$H$3:.$H453];&quot;&lt;0&quot;)" office:value-type="float" office:value="-4.67857142857143" calcext:value-type="float">
            <text:p>-4.7</text:p>
          </table:table-cell>
          <table:table-cell table:formula="of:=[.L453]/-[.M453]" office:value-type="percentage" office:value="0.559734055651317" calcext:value-type="percentage">
            <text:p>56%</text:p>
          </table:table-cell>
          <table:table-cell table:formula="of:=COUNTIF([.$G$3:.$G453];&quot;&gt;0&quot;)/COUNTIF([.$B$3:.$B453];&quot;&gt;0&quot;)" office:value-type="percentage" office:value="0.62864721485411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56:.H458])" office:value-type="float" office:value="5.58" calcext:value-type="float">
            <text:p>5.5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7.2" calcext:value-type="float">
            <text:p>7.20</text:p>
          </table:table-cell>
          <table:table-cell table:formula="of:=[.G456]-[.E456]" office:value-type="float" office:value="3.2" calcext:value-type="float">
            <text:p>3.20</text:p>
          </table:table-cell>
          <table:table-cell table:formula="of:=SUM([.$H$2:.H456])" office:value-type="float" office:value="-83.5300000000001" calcext:value-type="float">
            <text:p>-83.53</text:p>
          </table:table-cell>
          <table:table-cell table:formula="of:=SUM([.H$3:.H456])/SUM([.E$3:.E456])" office:value-type="percentage" office:value="-0.0478681948424069" calcext:value-type="percentage">
            <text:p>-5%</text:p>
          </table:table-cell>
          <table:table-cell table:formula="of:=[.O456]-(1-[.O456])/[.N456]" office:value-type="percentage" office:value="-0.031387261460581" calcext:value-type="percentage">
            <text:p>-3.1%</text:p>
          </table:table-cell>
          <table:table-cell table:formula="of:=AVERAGEIF([.$H$3:.$H456];&quot;&gt;0&quot;)" office:value-type="float" office:value="2.62142201834862" calcext:value-type="float">
            <text:p>2.6</text:p>
          </table:table-cell>
          <table:table-cell table:formula="of:=AVERAGEIF([.$H$3:.$H456];&quot;&lt;0&quot;)" office:value-type="float" office:value="-4.67857142857143" calcext:value-type="float">
            <text:p>-4.7</text:p>
          </table:table-cell>
          <table:table-cell table:formula="of:=[.L456]/-[.M456]" office:value-type="percentage" office:value="0.560303942853141" calcext:value-type="percentage">
            <text:p>56%</text:p>
          </table:table-cell>
          <table:table-cell table:formula="of:=COUNTIF([.$G$3:.$G456];&quot;&gt;0&quot;)/COUNTIF([.$B$3:.$B456];&quot;&gt;0&quot;)" office:value-type="percentage" office:value="0.629629629629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5.1" calcext:value-type="float">
            <text:p>5.10</text:p>
          </table:table-cell>
          <table:table-cell table:formula="of:=[.G457]-[.E457]" office:value-type="float" office:value="2.1" calcext:value-type="float">
            <text:p>2.10</text:p>
          </table:table-cell>
          <table:table-cell table:formula="of:=SUM([.$H$2:.H457])" office:value-type="float" office:value="-81.43" calcext:value-type="float">
            <text:p>-81.43</text:p>
          </table:table-cell>
          <table:table-cell table:formula="of:=SUM([.H$3:.H457])/SUM([.E$3:.E457])" office:value-type="percentage" office:value="-0.0465846681922197" calcext:value-type="percentage">
            <text:p>-5%</text:p>
          </table:table-cell>
          <table:table-cell table:formula="of:=[.O457]-(1-[.O457])/[.N457]" office:value-type="percentage" office:value="-0.0292652558941698" calcext:value-type="percentage">
            <text:p>-2.9%</text:p>
          </table:table-cell>
          <table:table-cell table:formula="of:=AVERAGEIF([.$H$3:.$H457];&quot;&gt;0&quot;)" office:value-type="float" office:value="2.61904109589041" calcext:value-type="float">
            <text:p>2.6</text:p>
          </table:table-cell>
          <table:table-cell table:formula="of:=AVERAGEIF([.$H$3:.$H457];&quot;&lt;0&quot;)" office:value-type="float" office:value="-4.67857142857143" calcext:value-type="float">
            <text:p>-4.7</text:p>
          </table:table-cell>
          <table:table-cell table:formula="of:=[.L457]/-[.M457]" office:value-type="percentage" office:value="0.559795043396424" calcext:value-type="percentage">
            <text:p>56%</text:p>
          </table:table-cell>
          <table:table-cell table:formula="of:=COUNTIF([.$G$3:.$G457];&quot;&gt;0&quot;)/COUNTIF([.$B$3:.$B457];&quot;&gt;0&quot;)" office:value-type="percentage" office:value="0.63060686015831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1" calcext:value-type="date">
            <text:p>2019-09-21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13" calcext:value-type="float">
            <text:p>1.13</text:p>
          </table:table-cell>
          <table:table-cell office:value-type="float" office:value="2.28" calcext:value-type="float">
            <text:p>2.28</text:p>
          </table:table-cell>
          <table:table-cell table:formula="of:=[.G458]-[.E458]" office:value-type="float" office:value="0.28" calcext:value-type="float">
            <text:p>0.28</text:p>
          </table:table-cell>
          <table:table-cell table:formula="of:=SUM([.$H$2:.H458])" office:value-type="float" office:value="-81.1500000000001" calcext:value-type="float">
            <text:p>-81.15</text:p>
          </table:table-cell>
          <table:table-cell table:formula="of:=SUM([.H$3:.H458])/SUM([.E$3:.E458])" office:value-type="percentage" office:value="-0.0463714285714286" calcext:value-type="percentage">
            <text:p>-5%</text:p>
          </table:table-cell>
          <table:table-cell table:formula="of:=[.O458]-(1-[.O458])/[.N458]" office:value-type="percentage" office:value="-0.029239256545127" calcext:value-type="percentage">
            <text:p>-2.9%</text:p>
          </table:table-cell>
          <table:table-cell table:formula="of:=AVERAGEIF([.$H$3:.$H458];&quot;&gt;0&quot;)" office:value-type="float" office:value="2.60840909090909" calcext:value-type="float">
            <text:p>2.6</text:p>
          </table:table-cell>
          <table:table-cell table:formula="of:=AVERAGEIF([.$H$3:.$H458];&quot;&lt;0&quot;)" office:value-type="float" office:value="-4.67857142857143" calcext:value-type="float">
            <text:p>-4.7</text:p>
          </table:table-cell>
          <table:table-cell table:formula="of:=[.L458]/-[.M458]" office:value-type="percentage" office:value="0.557522553782096" calcext:value-type="percentage">
            <text:p>56%</text:p>
          </table:table-cell>
          <table:table-cell table:formula="of:=COUNTIF([.$G$3:.$G458];&quot;&gt;0&quot;)/COUNTIF([.$B$3:.$B458];&quot;&gt;0&quot;)" office:value-type="percentage" office:value="0.63157894736842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1:.H462])" office:value-type="float" office:value="0.8" calcext:value-type="float">
            <text:p>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mtz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461]-[.E461]" office:value-type="float" office:value="0.36" calcext:value-type="float">
            <text:p>0.36</text:p>
          </table:table-cell>
          <table:table-cell table:formula="of:=SUM([.$H$2:.H461])" office:value-type="float" office:value="-80.79" calcext:value-type="float">
            <text:p>-80.79</text:p>
          </table:table-cell>
          <table:table-cell table:formula="of:=SUM([.H$3:.H461])/SUM([.E$3:.E461])" office:value-type="percentage" office:value="-0.0461393489434609" calcext:value-type="percentage">
            <text:p>-5%</text:p>
          </table:table-cell>
          <table:table-cell table:formula="of:=[.O461]-(1-[.O461])/[.N461]" office:value-type="percentage" office:value="-0.0291185868010557" calcext:value-type="percentage">
            <text:p>-2.9%</text:p>
          </table:table-cell>
          <table:table-cell table:formula="of:=AVERAGEIF([.$H$3:.$H461];&quot;&gt;0&quot;)" office:value-type="float" office:value="2.59823529411765" calcext:value-type="float">
            <text:p>2.6</text:p>
          </table:table-cell>
          <table:table-cell table:formula="of:=AVERAGEIF([.$H$3:.$H461];&quot;&lt;0&quot;)" office:value-type="float" office:value="-4.67857142857143" calcext:value-type="float">
            <text:p>-4.7</text:p>
          </table:table-cell>
          <table:table-cell table:formula="of:=[.L461]/-[.M461]" office:value-type="percentage" office:value="0.555348001796138" calcext:value-type="percentage">
            <text:p>56%</text:p>
          </table:table-cell>
          <table:table-cell table:formula="of:=COUNTIF([.$G$3:.$G461];&quot;&gt;0&quot;)/COUNTIF([.$B$3:.$B461];&quot;&gt;0&quot;)" office:value-type="percentage" office:value="0.6325459317585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2" calcext:value-type="date">
            <text:p>2019-09-22</text:p>
          </table:table-cell>
          <table:table-cell office:value-type="string" calcext:value-type="string">
            <text:p>spt</text:p>
          </table:table-cell>
          <table:table-cell office:value-type="string" calcext:value-type="string">
            <text:p>medvedev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462]-[.E462]" office:value-type="float" office:value="0.44" calcext:value-type="float">
            <text:p>0.44</text:p>
          </table:table-cell>
          <table:table-cell table:formula="of:=SUM([.$H$2:.H462])" office:value-type="float" office:value="-80.3500000000001" calcext:value-type="float">
            <text:p>-80.35</text:p>
          </table:table-cell>
          <table:table-cell table:formula="of:=SUM([.H$3:.H462])/SUM([.E$3:.E462])" office:value-type="percentage" office:value="-0.0458357102110668" calcext:value-type="percentage">
            <text:p>-5%</text:p>
          </table:table-cell>
          <table:table-cell table:formula="of:=[.O462]-(1-[.O462])/[.N462]" office:value-type="percentage" office:value="-0.0289030928454972" calcext:value-type="percentage">
            <text:p>-2.9%</text:p>
          </table:table-cell>
          <table:table-cell table:formula="of:=AVERAGEIF([.$H$3:.$H462];&quot;&gt;0&quot;)" office:value-type="float" office:value="2.58851351351351" calcext:value-type="float">
            <text:p>2.6</text:p>
          </table:table-cell>
          <table:table-cell table:formula="of:=AVERAGEIF([.$H$3:.$H462];&quot;&lt;0&quot;)" office:value-type="float" office:value="-4.67857142857143" calcext:value-type="float">
            <text:p>-4.7</text:p>
          </table:table-cell>
          <table:table-cell table:formula="of:=[.L462]/-[.M462]" office:value-type="percentage" office:value="0.553270063957087" calcext:value-type="percentage">
            <text:p>55%</text:p>
          </table:table-cell>
          <table:table-cell table:formula="of:=COUNTIF([.$G$3:.$G462];&quot;&gt;0&quot;)/COUNTIF([.$B$3:.$B462];&quot;&gt;0&quot;)" office:value-type="percentage" office:value="0.633507853403141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5])" office:value-type="float" office:value="0.16" calcext:value-type="float">
            <text:p>0.1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3" calcext:value-type="date">
            <text:p>2019-09-23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office:value-type="float" office:value="1.15" calcext:value-type="float">
            <text:p>1.15</text:p>
          </table:table-cell>
          <table:table-cell office:value-type="float" office:value="1.16" calcext:value-type="float">
            <text:p>1.16</text:p>
          </table:table-cell>
          <table:table-cell table:formula="of:=[.G465]-[.E465]" office:value-type="float" office:value="0.16" calcext:value-type="float">
            <text:p>0.16</text:p>
          </table:table-cell>
          <table:table-cell table:formula="of:=SUM([.$H$2:.H465])" office:value-type="float" office:value="-80.1900000000001" calcext:value-type="float">
            <text:p>-80.19</text:p>
          </table:table-cell>
          <table:table-cell table:formula="of:=SUM([.H$3:.H465])/SUM([.E$3:.E465])" office:value-type="percentage" office:value="-0.0457183580387686" calcext:value-type="percentage">
            <text:p>-5%</text:p>
          </table:table-cell>
          <table:table-cell table:formula="of:=[.O465]-(1-[.O465])/[.N465]" office:value-type="percentage" office:value="-0.029007973255597" calcext:value-type="percentage">
            <text:p>-2.9%</text:p>
          </table:table-cell>
          <table:table-cell table:formula="of:=AVERAGEIF([.$H$3:.$H465];&quot;&gt;0&quot;)" office:value-type="float" office:value="2.57762331838565" calcext:value-type="float">
            <text:p>2.6</text:p>
          </table:table-cell>
          <table:table-cell table:formula="of:=AVERAGEIF([.$H$3:.$H465];&quot;&lt;0&quot;)" office:value-type="float" office:value="-4.67857142857143" calcext:value-type="float">
            <text:p>-4.7</text:p>
          </table:table-cell>
          <table:table-cell table:formula="of:=[.L465]/-[.M465]" office:value-type="percentage" office:value="0.550942388662582" calcext:value-type="percentage">
            <text:p>55%</text:p>
          </table:table-cell>
          <table:table-cell table:formula="of:=COUNTIF([.$G$3:.$G465];&quot;&gt;0&quot;)/COUNTIF([.$B$3:.$B465];&quot;&gt;0&quot;)" office:value-type="percentage" office:value="0.634464751958225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68:.H470])" office:value-type="float" office:value="-0.8" calcext:value-type="float">
            <text:p>-0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468]-[.E468]" office:value-type="float" office:value="1.28" calcext:value-type="float">
            <text:p>1.28</text:p>
          </table:table-cell>
          <table:table-cell table:formula="of:=SUM([.$H$2:.H468])" office:value-type="float" office:value="-78.9100000000001" calcext:value-type="float">
            <text:p>-78.91</text:p>
          </table:table-cell>
          <table:table-cell table:formula="of:=SUM([.H$3:.H468])/SUM([.E$3:.E468])" office:value-type="percentage" office:value="-0.0448862343572242" calcext:value-type="percentage">
            <text:p>-4%</text:p>
          </table:table-cell>
          <table:table-cell table:formula="of:=[.O468]-(1-[.O468])/[.N468]" office:value-type="percentage" office:value="-0.0278188231584187" calcext:value-type="percentage">
            <text:p>-2.8%</text:p>
          </table:table-cell>
          <table:table-cell table:formula="of:=AVERAGEIF([.$H$3:.$H468];&quot;&gt;0&quot;)" office:value-type="float" office:value="2.57183035714286" calcext:value-type="float">
            <text:p>2.6</text:p>
          </table:table-cell>
          <table:table-cell table:formula="of:=AVERAGEIF([.$H$3:.$H468];&quot;&lt;0&quot;)" office:value-type="float" office:value="-4.67857142857143" calcext:value-type="float">
            <text:p>-4.7</text:p>
          </table:table-cell>
          <table:table-cell table:formula="of:=[.L468]/-[.M468]" office:value-type="percentage" office:value="0.549704198473282" calcext:value-type="percentage">
            <text:p>55%</text:p>
          </table:table-cell>
          <table:table-cell table:formula="of:=COUNTIF([.$G$3:.$G468];&quot;&gt;0&quot;)/COUNTIF([.$B$3:.$B468];&quot;&gt;0&quot;)" office:value-type="percentage" office:value="0.6354166666666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oepfer dominik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469]-[.E469]" office:value-type="float" office:value="-4" calcext:value-type="float">
            <text:p>-4.00</text:p>
          </table:table-cell>
          <table:table-cell table:formula="of:=SUM([.$H$2:.H469])" office:value-type="float" office:value="-82.9100000000001" calcext:value-type="float">
            <text:p>-82.91</text:p>
          </table:table-cell>
          <table:table-cell table:formula="of:=SUM([.H$3:.H469])/SUM([.E$3:.E469])" office:value-type="percentage" office:value="-0.0470544835414302" calcext:value-type="percentage">
            <text:p>-5%</text:p>
          </table:table-cell>
          <table:table-cell table:formula="of:=[.O469]-(1-[.O469])/[.N469]" office:value-type="percentage" office:value="-0.0317863393007902" calcext:value-type="percentage">
            <text:p>-3.2%</text:p>
          </table:table-cell>
          <table:table-cell table:formula="of:=AVERAGEIF([.$H$3:.$H469];&quot;&gt;0&quot;)" office:value-type="float" office:value="2.57183035714286" calcext:value-type="float">
            <text:p>2.6</text:p>
          </table:table-cell>
          <table:table-cell table:formula="of:=AVERAGEIF([.$H$3:.$H469];&quot;&lt;0&quot;)" office:value-type="float" office:value="-4.67375886524823" calcext:value-type="float">
            <text:p>-4.7</text:p>
          </table:table-cell>
          <table:table-cell table:formula="of:=[.L469]/-[.M469]" office:value-type="percentage" office:value="0.550270228159549" calcext:value-type="percentage">
            <text:p>55%</text:p>
          </table:table-cell>
          <table:table-cell table:formula="of:=COUNTIF([.$G$3:.$G469];&quot;&gt;0&quot;)/COUNTIF([.$B$3:.$B469];&quot;&gt;0&quot;)" office:value-type="percentage" office:value="0.6337662337662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4" calcext:value-type="date">
            <text:p>2019-09-24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48" calcext:value-type="float">
            <text:p>1.48</text:p>
          </table:table-cell>
          <table:table-cell office:value-type="float" office:value="5.92" calcext:value-type="float">
            <text:p>5.92</text:p>
          </table:table-cell>
          <table:table-cell table:formula="of:=[.G470]-[.E470]" office:value-type="float" office:value="1.92" calcext:value-type="float">
            <text:p>1.92</text:p>
          </table:table-cell>
          <table:table-cell table:formula="of:=SUM([.$H$2:.H470])" office:value-type="float" office:value="-80.9900000000001" calcext:value-type="float">
            <text:p>-80.99</text:p>
          </table:table-cell>
          <table:table-cell table:formula="of:=SUM([.H$3:.H470])/SUM([.E$3:.E470])" office:value-type="percentage" office:value="-0.0458607021517554" calcext:value-type="percentage">
            <text:p>-5%</text:p>
          </table:table-cell>
          <table:table-cell table:formula="of:=[.O470]-(1-[.O470])/[.N470]" office:value-type="percentage" office:value="-0.0298619266586724" calcext:value-type="percentage">
            <text:p>-3.0%</text:p>
          </table:table-cell>
          <table:table-cell table:formula="of:=AVERAGEIF([.$H$3:.$H470];&quot;&gt;0&quot;)" office:value-type="float" office:value="2.56893333333333" calcext:value-type="float">
            <text:p>2.6</text:p>
          </table:table-cell>
          <table:table-cell table:formula="of:=AVERAGEIF([.$H$3:.$H470];&quot;&lt;0&quot;)" office:value-type="float" office:value="-4.67375886524823" calcext:value-type="float">
            <text:p>-4.7</text:p>
          </table:table-cell>
          <table:table-cell table:formula="of:=[.L470]/-[.M470]" office:value-type="percentage" office:value="0.549650379362671" calcext:value-type="percentage">
            <text:p>55%</text:p>
          </table:table-cell>
          <table:table-cell table:formula="of:=COUNTIF([.$G$3:.$G470];&quot;&gt;0&quot;)/COUNTIF([.$B$3:.$B470];&quot;&gt;0&quot;)" office:value-type="percentage" office:value="0.634715025906736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73:.H478])" office:value-type="float" office:value="-1.31" calcext:value-type="float">
            <text:p>-1.31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73]-[.E473]" office:value-type="float" office:value="0.42" calcext:value-type="float">
            <text:p>0.42</text:p>
          </table:table-cell>
          <table:table-cell table:formula="of:=SUM([.$H$2:.H473])" office:value-type="float" office:value="-80.5700000000001" calcext:value-type="float">
            <text:p>-80.57</text:p>
          </table:table-cell>
          <table:table-cell table:formula="of:=SUM([.H$3:.H473])/SUM([.E$3:.E473])" office:value-type="percentage" office:value="-0.0455970571590266" calcext:value-type="percentage">
            <text:p>-5%</text:p>
          </table:table-cell>
          <table:table-cell table:formula="of:=[.O473]-(1-[.O473])/[.N473]" office:value-type="percentage" office:value="-0.0296633840127073" calcext:value-type="percentage">
            <text:p>-3.0%</text:p>
          </table:table-cell>
          <table:table-cell table:formula="of:=AVERAGEIF([.$H$3:.$H473];&quot;&gt;0&quot;)" office:value-type="float" office:value="2.55942477876106" calcext:value-type="float">
            <text:p>2.6</text:p>
          </table:table-cell>
          <table:table-cell table:formula="of:=AVERAGEIF([.$H$3:.$H473];&quot;&lt;0&quot;)" office:value-type="float" office:value="-4.67375886524823" calcext:value-type="float">
            <text:p>-4.7</text:p>
          </table:table-cell>
          <table:table-cell table:formula="of:=[.L473]/-[.M473]" office:value-type="percentage" office:value="0.547615923832033" calcext:value-type="percentage">
            <text:p>55%</text:p>
          </table:table-cell>
          <table:table-cell table:formula="of:=COUNTIF([.$G$3:.$G473];&quot;&gt;0&quot;)/COUNTIF([.$B$3:.$B473];&quot;&gt;0&quot;)" office:value-type="percentage" office:value="0.63565891472868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474]-[.E474]" office:value-type="float" office:value="-1" calcext:value-type="float">
            <text:p>-1.00</text:p>
          </table:table-cell>
          <table:table-cell table:formula="of:=SUM([.$H$2:.H474])" office:value-type="float" office:value="-81.5700000000001" calcext:value-type="float">
            <text:p>-81.57</text:p>
          </table:table-cell>
          <table:table-cell table:formula="of:=SUM([.H$3:.H474])/SUM([.E$3:.E474])" office:value-type="percentage" office:value="-0.0461368778280543" calcext:value-type="percentage">
            <text:p>-5%</text:p>
          </table:table-cell>
          <table:table-cell table:formula="of:=[.O474]-(1-[.O474])/[.N474]" office:value-type="percentage" office:value="-0.0305939237227826" calcext:value-type="percentage">
            <text:p>-3.1%</text:p>
          </table:table-cell>
          <table:table-cell table:formula="of:=AVERAGEIF([.$H$3:.$H474];&quot;&gt;0&quot;)" office:value-type="float" office:value="2.55942477876106" calcext:value-type="float">
            <text:p>2.6</text:p>
          </table:table-cell>
          <table:table-cell table:formula="of:=AVERAGEIF([.$H$3:.$H474];&quot;&lt;0&quot;)" office:value-type="float" office:value="-4.64788732394366" calcext:value-type="float">
            <text:p>-4.6</text:p>
          </table:table-cell>
          <table:table-cell table:formula="of:=[.L474]/-[.M474]" office:value-type="percentage" office:value="0.550664119066774" calcext:value-type="percentage">
            <text:p>55%</text:p>
          </table:table-cell>
          <table:table-cell table:formula="of:=COUNTIF([.$G$3:.$G474];&quot;&gt;0&quot;)/COUNTIF([.$B$3:.$B474];&quot;&gt;0&quot;)" office:value-type="percentage" office:value="0.63402061855670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475]-[.E475]" office:value-type="float" office:value="0.75" calcext:value-type="float">
            <text:p>0.75</text:p>
          </table:table-cell>
          <table:table-cell table:formula="of:=SUM([.$H$2:.H475])" office:value-type="float" office:value="-80.82" calcext:value-type="float">
            <text:p>-80.82</text:p>
          </table:table-cell>
          <table:table-cell table:formula="of:=SUM([.H$3:.H475])/SUM([.E$3:.E475])" office:value-type="percentage" office:value="-0.0456868287167892" calcext:value-type="percentage">
            <text:p>-5%</text:p>
          </table:table-cell>
          <table:table-cell table:formula="of:=[.O475]-(1-[.O475])/[.N475]" office:value-type="percentage" office:value="-0.0300155764940614" calcext:value-type="percentage">
            <text:p>-3.0%</text:p>
          </table:table-cell>
          <table:table-cell table:formula="of:=AVERAGEIF([.$H$3:.$H475];&quot;&gt;0&quot;)" office:value-type="float" office:value="2.55145374449339" calcext:value-type="float">
            <text:p>2.6</text:p>
          </table:table-cell>
          <table:table-cell table:formula="of:=AVERAGEIF([.$H$3:.$H475];&quot;&lt;0&quot;)" office:value-type="float" office:value="-4.64788732394366" calcext:value-type="float">
            <text:p>-4.6</text:p>
          </table:table-cell>
          <table:table-cell table:formula="of:=[.L475]/-[.M475]" office:value-type="percentage" office:value="0.54894913896676" calcext:value-type="percentage">
            <text:p>55%</text:p>
          </table:table-cell>
          <table:table-cell table:formula="of:=COUNTIF([.$G$3:.$G475];&quot;&gt;0&quot;)/COUNTIF([.$B$3:.$B475];&quot;&gt;0&quot;)" office:value-type="percentage" office:value="0.63496143958868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pouille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6]-[.E476]" office:value-type="float" office:value="-1" calcext:value-type="float">
            <text:p>-1.00</text:p>
          </table:table-cell>
          <table:table-cell table:formula="of:=SUM([.$H$2:.H476])" office:value-type="float" office:value="-81.8200000000001" calcext:value-type="float">
            <text:p>-81.82</text:p>
          </table:table-cell>
          <table:table-cell table:formula="of:=SUM([.H$3:.H476])/SUM([.E$3:.E476])" office:value-type="percentage" office:value="-0.046225988700565" calcext:value-type="percentage">
            <text:p>-5%</text:p>
          </table:table-cell>
          <table:table-cell table:formula="of:=[.O476]-(1-[.O476])/[.N476]" office:value-type="percentage" office:value="-0.0309435709725777" calcext:value-type="percentage">
            <text:p>-3.1%</text:p>
          </table:table-cell>
          <table:table-cell table:formula="of:=AVERAGEIF([.$H$3:.$H476];&quot;&gt;0&quot;)" office:value-type="float" office:value="2.55145374449339" calcext:value-type="float">
            <text:p>2.6</text:p>
          </table:table-cell>
          <table:table-cell table:formula="of:=AVERAGEIF([.$H$3:.$H476];&quot;&lt;0&quot;)" office:value-type="float" office:value="-4.62237762237762" calcext:value-type="float">
            <text:p>-4.6</text:p>
          </table:table-cell>
          <table:table-cell table:formula="of:=[.L476]/-[.M476]" office:value-type="percentage" office:value="0.551978646690704" calcext:value-type="percentage">
            <text:p>55%</text:p>
          </table:table-cell>
          <table:table-cell table:formula="of:=COUNTIF([.$G$3:.$G476];&quot;&gt;0&quot;)/COUNTIF([.$B$3:.$B476];&quot;&gt;0&quot;)" office:value-type="percentage" office:value="0.6333333333333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kecmanovic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477]-[.E477]" office:value-type="float" office:value="-1" calcext:value-type="float">
            <text:p>-1.00</text:p>
          </table:table-cell>
          <table:table-cell table:formula="of:=SUM([.$H$2:.H477])" office:value-type="float" office:value="-82.8200000000001" calcext:value-type="float">
            <text:p>-82.82</text:p>
          </table:table-cell>
          <table:table-cell table:formula="of:=SUM([.H$3:.H477])/SUM([.E$3:.E477])" office:value-type="percentage" office:value="-0.0467645398080181" calcext:value-type="percentage">
            <text:p>-5%</text:p>
          </table:table-cell>
          <table:table-cell table:formula="of:=[.O477]-(1-[.O477])/[.N477]" office:value-type="percentage" office:value="-0.0318668186762678" calcext:value-type="percentage">
            <text:p>-3.2%</text:p>
          </table:table-cell>
          <table:table-cell table:formula="of:=AVERAGEIF([.$H$3:.$H477];&quot;&gt;0&quot;)" office:value-type="float" office:value="2.55145374449339" calcext:value-type="float">
            <text:p>2.6</text:p>
          </table:table-cell>
          <table:table-cell table:formula="of:=AVERAGEIF([.$H$3:.$H477];&quot;&lt;0&quot;)" office:value-type="float" office:value="-4.59722222222222" calcext:value-type="float">
            <text:p>-4.6</text:p>
          </table:table-cell>
          <table:table-cell table:formula="of:=[.L477]/-[.M477]" office:value-type="percentage" office:value="0.554999001823336" calcext:value-type="percentage">
            <text:p>55%</text:p>
          </table:table-cell>
          <table:table-cell table:formula="of:=COUNTIF([.$G$3:.$G477];&quot;&gt;0&quot;)/COUNTIF([.$B$3:.$B477];&quot;&gt;0&quot;)" office:value-type="percentage" office:value="0.63171355498721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5" calcext:value-type="date">
            <text:p>2019-09-25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478]-[.E478]" office:value-type="float" office:value="0.52" calcext:value-type="float">
            <text:p>0.52</text:p>
          </table:table-cell>
          <table:table-cell table:formula="of:=SUM([.$H$2:.H478])" office:value-type="float" office:value="-82.3000000000001" calcext:value-type="float">
            <text:p>-82.30</text:p>
          </table:table-cell>
          <table:table-cell table:formula="of:=SUM([.H$3:.H478])/SUM([.E$3:.E478])" office:value-type="percentage" office:value="-0.0464184997179921" calcext:value-type="percentage">
            <text:p>-5%</text:p>
          </table:table-cell>
          <table:table-cell table:formula="of:=[.O478]-(1-[.O478])/[.N478]" office:value-type="percentage" office:value="-0.0315539705618317" calcext:value-type="percentage">
            <text:p>-3.2%</text:p>
          </table:table-cell>
          <table:table-cell table:formula="of:=AVERAGEIF([.$H$3:.$H478];&quot;&gt;0&quot;)" office:value-type="float" office:value="2.54254385964912" calcext:value-type="float">
            <text:p>2.5</text:p>
          </table:table-cell>
          <table:table-cell table:formula="of:=AVERAGEIF([.$H$3:.$H478];&quot;&lt;0&quot;)" office:value-type="float" office:value="-4.59722222222222" calcext:value-type="float">
            <text:p>-4.6</text:p>
          </table:table-cell>
          <table:table-cell table:formula="of:=[.L478]/-[.M478]" office:value-type="percentage" office:value="0.553060899984099" calcext:value-type="percentage">
            <text:p>55%</text:p>
          </table:table-cell>
          <table:table-cell table:formula="of:=COUNTIF([.$G$3:.$G478];&quot;&gt;0&quot;)/COUNTIF([.$B$3:.$B478];&quot;&gt;0&quot;)" office:value-type="percentage" office:value="0.63265306122449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81:.H491])" office:value-type="float" office:value="-5.32" calcext:value-type="float">
            <text:p>-5.32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81]-[.E481]" office:value-type="float" office:value="0.48" calcext:value-type="float">
            <text:p>0.48</text:p>
          </table:table-cell>
          <table:table-cell table:formula="of:=SUM([.$H$2:.H481])" office:value-type="float" office:value="-81.8200000000001" calcext:value-type="float">
            <text:p>-81.82</text:p>
          </table:table-cell>
          <table:table-cell table:formula="of:=SUM([.H$3:.H481])/SUM([.E$3:.E481])" office:value-type="percentage" office:value="-0.0461217587373168" calcext:value-type="percentage">
            <text:p>-5%</text:p>
          </table:table-cell>
          <table:table-cell table:formula="of:=[.O481]-(1-[.O481])/[.N481]" office:value-type="percentage" office:value="-0.0312844035329215" calcext:value-type="percentage">
            <text:p>-3.1%</text:p>
          </table:table-cell>
          <table:table-cell table:formula="of:=AVERAGEIF([.$H$3:.$H481];&quot;&gt;0&quot;)" office:value-type="float" office:value="2.53353711790393" calcext:value-type="float">
            <text:p>2.5</text:p>
          </table:table-cell>
          <table:table-cell table:formula="of:=AVERAGEIF([.$H$3:.$H481];&quot;&lt;0&quot;)" office:value-type="float" office:value="-4.59722222222222" calcext:value-type="float">
            <text:p>-4.6</text:p>
          </table:table-cell>
          <table:table-cell table:formula="of:=[.L481]/-[.M481]" office:value-type="percentage" office:value="0.551101729574269" calcext:value-type="percentage">
            <text:p>55%</text:p>
          </table:table-cell>
          <table:table-cell table:formula="of:=COUNTIF([.$G$3:.$G481];&quot;&gt;0&quot;)/COUNTIF([.$B$3:.$B481];&quot;&gt;0&quot;)" office:value-type="percentage" office:value="0.63358778625954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verdasco</text:p>
          </table:table-cell>
          <table:table-cell office:value-type="float" office:value="1" calcext:value-type="float">
            <text:p>1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2]-[.E482]" office:value-type="float" office:value="-1" calcext:value-type="float">
            <text:p>-1.00</text:p>
          </table:table-cell>
          <table:table-cell table:formula="of:=SUM([.$H$2:.H482])" office:value-type="float" office:value="-82.8200000000001" calcext:value-type="float">
            <text:p>-82.82</text:p>
          </table:table-cell>
          <table:table-cell table:formula="of:=SUM([.H$3:.H482])/SUM([.E$3:.E482])" office:value-type="percentage" office:value="-0.0466591549295775" calcext:value-type="percentage">
            <text:p>-5%</text:p>
          </table:table-cell>
          <table:table-cell table:formula="of:=[.O482]-(1-[.O482])/[.N482]" office:value-type="percentage" office:value="-0.032206791065892" calcext:value-type="percentage">
            <text:p>-3.2%</text:p>
          </table:table-cell>
          <table:table-cell table:formula="of:=AVERAGEIF([.$H$3:.$H482];&quot;&gt;0&quot;)" office:value-type="float" office:value="2.53353711790393" calcext:value-type="float">
            <text:p>2.5</text:p>
          </table:table-cell>
          <table:table-cell table:formula="of:=AVERAGEIF([.$H$3:.$H482];&quot;&lt;0&quot;)" office:value-type="float" office:value="-4.57241379310345" calcext:value-type="float">
            <text:p>-4.6</text:p>
          </table:table-cell>
          <table:table-cell table:formula="of:=[.L482]/-[.M482]" office:value-type="percentage" office:value="0.5540918281992" calcext:value-type="percentage">
            <text:p>55%</text:p>
          </table:table-cell>
          <table:table-cell table:formula="of:=COUNTIF([.$G$3:.$G482];&quot;&gt;0&quot;)/COUNTIF([.$B$3:.$B482];&quot;&gt;0&quot;)" office:value-type="percentage" office:value="0.631979695431472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thompsonj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483]-[.E483]" office:value-type="float" office:value="-1" calcext:value-type="float">
            <text:p>-1.00</text:p>
          </table:table-cell>
          <table:table-cell table:formula="of:=SUM([.$H$2:.H483])" office:value-type="float" office:value="-83.8200000000001" calcext:value-type="float">
            <text:p>-83.82</text:p>
          </table:table-cell>
          <table:table-cell table:formula="of:=SUM([.H$3:.H483])/SUM([.E$3:.E483])" office:value-type="percentage" office:value="-0.047195945945946" calcext:value-type="percentage">
            <text:p>-5%</text:p>
          </table:table-cell>
          <table:table-cell table:formula="of:=[.O483]-(1-[.O483])/[.N483]" office:value-type="percentage" office:value="-0.0331245082822398" calcext:value-type="percentage">
            <text:p>-3.3%</text:p>
          </table:table-cell>
          <table:table-cell table:formula="of:=AVERAGEIF([.$H$3:.$H483];&quot;&gt;0&quot;)" office:value-type="float" office:value="2.53353711790393" calcext:value-type="float">
            <text:p>2.5</text:p>
          </table:table-cell>
          <table:table-cell table:formula="of:=AVERAGEIF([.$H$3:.$H483];&quot;&lt;0&quot;)" office:value-type="float" office:value="-4.54794520547945" calcext:value-type="float">
            <text:p>-4.5</text:p>
          </table:table-cell>
          <table:table-cell table:formula="of:=[.L483]/-[.M483]" office:value-type="percentage" office:value="0.557072920502973" calcext:value-type="percentage">
            <text:p>56%</text:p>
          </table:table-cell>
          <table:table-cell table:formula="of:=COUNTIF([.$G$3:.$G483];&quot;&gt;0&quot;)/COUNTIF([.$B$3:.$B483];&quot;&gt;0&quot;)" office:value-type="percentage" office:value="0.63037974683544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484]-[.E484]" office:value-type="float" office:value="0.24" calcext:value-type="float">
            <text:p>0.24</text:p>
          </table:table-cell>
          <table:table-cell table:formula="of:=SUM([.$H$2:.H484])" office:value-type="float" office:value="-83.5800000000001" calcext:value-type="float">
            <text:p>-83.58</text:p>
          </table:table-cell>
          <table:table-cell table:formula="of:=SUM([.H$3:.H484])/SUM([.E$3:.E484])" office:value-type="percentage" office:value="-0.0470343275182893" calcext:value-type="percentage">
            <text:p>-5%</text:p>
          </table:table-cell>
          <table:table-cell table:formula="of:=[.O484]-(1-[.O484])/[.N484]" office:value-type="percentage" office:value="-0.0331308328103754" calcext:value-type="percentage">
            <text:p>-3.3%</text:p>
          </table:table-cell>
          <table:table-cell table:formula="of:=AVERAGEIF([.$H$3:.$H484];&quot;&gt;0&quot;)" office:value-type="float" office:value="2.5235652173913" calcext:value-type="float">
            <text:p>2.5</text:p>
          </table:table-cell>
          <table:table-cell table:formula="of:=AVERAGEIF([.$H$3:.$H484];&quot;&lt;0&quot;)" office:value-type="float" office:value="-4.54794520547945" calcext:value-type="float">
            <text:p>-4.5</text:p>
          </table:table-cell>
          <table:table-cell table:formula="of:=[.L484]/-[.M484]" office:value-type="percentage" office:value="0.554880303823992" calcext:value-type="percentage">
            <text:p>55%</text:p>
          </table:table-cell>
          <table:table-cell table:formula="of:=COUNTIF([.$G$3:.$G484];&quot;&gt;0&quot;)/COUNTIF([.$B$3:.$B484];&quot;&gt;0&quot;)" office:value-type="percentage" office:value="0.63131313131313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isner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485]-[.E485]" office:value-type="float" office:value="-2" calcext:value-type="float">
            <text:p>-2.00</text:p>
          </table:table-cell>
          <table:table-cell table:formula="of:=SUM([.$H$2:.H485])" office:value-type="float" office:value="-85.5800000000001" calcext:value-type="float">
            <text:p>-85.58</text:p>
          </table:table-cell>
          <table:table-cell table:formula="of:=SUM([.H$3:.H485])/SUM([.E$3:.E485])" office:value-type="percentage" office:value="-0.0481056773468241" calcext:value-type="percentage">
            <text:p>-5%</text:p>
          </table:table-cell>
          <table:table-cell table:formula="of:=[.O485]-(1-[.O485])/[.N485]" office:value-type="percentage" office:value="-0.0350436759205988" calcext:value-type="percentage">
            <text:p>-3.5%</text:p>
          </table:table-cell>
          <table:table-cell table:formula="of:=AVERAGEIF([.$H$3:.$H485];&quot;&gt;0&quot;)" office:value-type="float" office:value="2.5235652173913" calcext:value-type="float">
            <text:p>2.5</text:p>
          </table:table-cell>
          <table:table-cell table:formula="of:=AVERAGEIF([.$H$3:.$H485];&quot;&lt;0&quot;)" office:value-type="float" office:value="-4.53061224489796" calcext:value-type="float">
            <text:p>-4.5</text:p>
          </table:table-cell>
          <table:table-cell table:formula="of:=[.L485]/-[.M485]" office:value-type="percentage" office:value="0.557003133568351" calcext:value-type="percentage">
            <text:p>56%</text:p>
          </table:table-cell>
          <table:table-cell table:formula="of:=COUNTIF([.$G$3:.$G485];&quot;&gt;0&quot;)/COUNTIF([.$B$3:.$B485];&quot;&gt;0&quot;)" office:value-type="percentage" office:value="0.62972292191435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lajovic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0" calcext:value-type="float">
            <text:p>0.00</text:p>
          </table:table-cell>
          <table:table-cell table:formula="of:=[.G486]-[.E486]" office:value-type="float" office:value="-6" calcext:value-type="float">
            <text:p>-6.00</text:p>
          </table:table-cell>
          <table:table-cell table:formula="of:=SUM([.$H$2:.H486])" office:value-type="float" office:value="-91.5800000000001" calcext:value-type="float">
            <text:p>-91.58</text:p>
          </table:table-cell>
          <table:table-cell table:formula="of:=SUM([.H$3:.H486])/SUM([.E$3:.E486])" office:value-type="percentage" office:value="-0.0513053221288516" calcext:value-type="percentage">
            <text:p>-5%</text:p>
          </table:table-cell>
          <table:table-cell table:formula="of:=[.O486]-(1-[.O486])/[.N486]" office:value-type="percentage" office:value="-0.0409294672944335" calcext:value-type="percentage">
            <text:p>-4.1%</text:p>
          </table:table-cell>
          <table:table-cell table:formula="of:=AVERAGEIF([.$H$3:.$H486];&quot;&gt;0&quot;)" office:value-type="float" office:value="2.5235652173913" calcext:value-type="float">
            <text:p>2.5</text:p>
          </table:table-cell>
          <table:table-cell table:formula="of:=AVERAGEIF([.$H$3:.$H486];&quot;&lt;0&quot;)" office:value-type="float" office:value="-4.54054054054054" calcext:value-type="float">
            <text:p>-4.5</text:p>
          </table:table-cell>
          <table:table-cell table:formula="of:=[.L486]/-[.M486]" office:value-type="percentage" office:value="0.555785196687371" calcext:value-type="percentage">
            <text:p>56%</text:p>
          </table:table-cell>
          <table:table-cell table:formula="of:=COUNTIF([.$G$3:.$G486];&quot;&gt;0&quot;)/COUNTIF([.$B$3:.$B486];&quot;&gt;0&quot;)" office:value-type="percentage" office:value="0.62814070351758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seppi</text:p>
          </table:table-cell>
          <table:table-cell office:value-type="float" office:value="5" calcext:value-type="float">
            <text:p>5</text:p>
          </table:table-cell>
          <table:table-cell office:value-type="float" office:value="1.38" calcext:value-type="float">
            <text:p>1.38</text:p>
          </table:table-cell>
          <table:table-cell office:value-type="float" office:value="6.9" calcext:value-type="float">
            <text:p>6.90</text:p>
          </table:table-cell>
          <table:table-cell table:formula="of:=[.G487]-[.E487]" office:value-type="float" office:value="1.9" calcext:value-type="float">
            <text:p>1.90</text:p>
          </table:table-cell>
          <table:table-cell table:formula="of:=SUM([.$H$2:.H487])" office:value-type="float" office:value="-89.6800000000001" calcext:value-type="float">
            <text:p>-89.68</text:p>
          </table:table-cell>
          <table:table-cell table:formula="of:=SUM([.H$3:.H487])/SUM([.E$3:.E487])" office:value-type="percentage" office:value="-0.0501005586592179" calcext:value-type="percentage">
            <text:p>-5%</text:p>
          </table:table-cell>
          <table:table-cell table:formula="of:=[.O487]-(1-[.O487])/[.N487]" office:value-type="percentage" office:value="-0.0390352857001688" calcext:value-type="percentage">
            <text:p>-3.9%</text:p>
          </table:table-cell>
          <table:table-cell table:formula="of:=AVERAGEIF([.$H$3:.$H487];&quot;&gt;0&quot;)" office:value-type="float" office:value="2.5208658008658" calcext:value-type="float">
            <text:p>2.5</text:p>
          </table:table-cell>
          <table:table-cell table:formula="of:=AVERAGEIF([.$H$3:.$H487];&quot;&lt;0&quot;)" office:value-type="float" office:value="-4.54054054054054" calcext:value-type="float">
            <text:p>-4.5</text:p>
          </table:table-cell>
          <table:table-cell table:formula="of:=[.L487]/-[.M487]" office:value-type="percentage" office:value="0.555190682333539" calcext:value-type="percentage">
            <text:p>56%</text:p>
          </table:table-cell>
          <table:table-cell table:formula="of:=COUNTIF([.$G$3:.$G487];&quot;&gt;0&quot;)/COUNTIF([.$B$3:.$B487];&quot;&gt;0&quot;)" office:value-type="percentage" office:value="0.629072681704261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28" calcext:value-type="float">
            <text:p>1.28</text:p>
          </table:table-cell>
          <table:table-cell office:value-type="float" office:value="7" calcext:value-type="float">
            <text:p>7.00</text:p>
          </table:table-cell>
          <table:table-cell table:formula="of:=[.G488]-[.E488]" office:value-type="float" office:value="0" calcext:value-type="float">
            <text:p>0.00</text:p>
          </table:table-cell>
          <table:table-cell table:formula="of:=SUM([.$H$2:.H488])" office:value-type="float" office:value="-89.6800000000001" calcext:value-type="float">
            <text:p>-89.68</text:p>
          </table:table-cell>
          <table:table-cell table:formula="of:=SUM([.H$3:.H488])/SUM([.E$3:.E488])" office:value-type="percentage" office:value="-0.0499053978853645" calcext:value-type="percentage">
            <text:p>-5%</text:p>
          </table:table-cell>
          <table:table-cell table:formula="of:=[.O488]-(1-[.O488])/[.N488]" office:value-type="percentage" office:value="-0.0364376974859185" calcext:value-type="percentage">
            <text:p>-3.6%</text:p>
          </table:table-cell>
          <table:table-cell table:formula="of:=AVERAGEIF([.$H$3:.$H488];&quot;&gt;0&quot;)" office:value-type="float" office:value="2.5208658008658" calcext:value-type="float">
            <text:p>2.5</text:p>
          </table:table-cell>
          <table:table-cell table:formula="of:=AVERAGEIF([.$H$3:.$H488];&quot;&lt;0&quot;)" office:value-type="float" office:value="-4.54054054054054" calcext:value-type="float">
            <text:p>-4.5</text:p>
          </table:table-cell>
          <table:table-cell table:formula="of:=[.L488]/-[.M488]" office:value-type="percentage" office:value="0.555190682333539" calcext:value-type="percentage">
            <text:p>56%</text:p>
          </table:table-cell>
          <table:table-cell table:formula="of:=COUNTIF([.$G$3:.$G488];&quot;&gt;0&quot;)/COUNTIF([.$B$3:.$B488];&quot;&gt;0&quot;)" office:value-type="percentage" office:value="0.6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489]-[.E489]" office:value-type="float" office:value="0.22" calcext:value-type="float">
            <text:p>0.22</text:p>
          </table:table-cell>
          <table:table-cell table:formula="of:=SUM([.$H$2:.H489])" office:value-type="float" office:value="-89.4600000000001" calcext:value-type="float">
            <text:p>-89.46</text:p>
          </table:table-cell>
          <table:table-cell table:formula="of:=SUM([.H$3:.H489])/SUM([.E$3:.E489])" office:value-type="percentage" office:value="-0.0497552836484984" calcext:value-type="percentage">
            <text:p>-5%</text:p>
          </table:table-cell>
          <table:table-cell table:formula="of:=[.O489]-(1-[.O489])/[.N489]" office:value-type="percentage" office:value="-0.0364787382660868" calcext:value-type="percentage">
            <text:p>-3.6%</text:p>
          </table:table-cell>
          <table:table-cell table:formula="of:=AVERAGEIF([.$H$3:.$H489];&quot;&gt;0&quot;)" office:value-type="float" office:value="2.51094827586207" calcext:value-type="float">
            <text:p>2.5</text:p>
          </table:table-cell>
          <table:table-cell table:formula="of:=AVERAGEIF([.$H$3:.$H489];&quot;&lt;0&quot;)" office:value-type="float" office:value="-4.54054054054054" calcext:value-type="float">
            <text:p>-4.5</text:p>
          </table:table-cell>
          <table:table-cell table:formula="of:=[.L489]/-[.M489]" office:value-type="percentage" office:value="0.553006465517241" calcext:value-type="percentage">
            <text:p>55%</text:p>
          </table:table-cell>
          <table:table-cell table:formula="of:=COUNTIF([.$G$3:.$G489];&quot;&gt;0&quot;)/COUNTIF([.$B$3:.$B489];&quot;&gt;0&quot;)" office:value-type="percentage" office:value="0.630922693266833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coric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490]-[.E490]" office:value-type="float" office:value="0.32" calcext:value-type="float">
            <text:p>0.32</text:p>
          </table:table-cell>
          <table:table-cell table:formula="of:=SUM([.$H$2:.H490])" office:value-type="float" office:value="-89.1400000000001" calcext:value-type="float">
            <text:p>-89.14</text:p>
          </table:table-cell>
          <table:table-cell table:formula="of:=SUM([.H$3:.H490])/SUM([.E$3:.E490])" office:value-type="percentage" office:value="-0.0495222222222223" calcext:value-type="percentage">
            <text:p>-5%</text:p>
          </table:table-cell>
          <table:table-cell table:formula="of:=[.O490]-(1-[.O490])/[.N490]" office:value-type="percentage" office:value="-0.0364029285682215" calcext:value-type="percentage">
            <text:p>-3.6%</text:p>
          </table:table-cell>
          <table:table-cell table:formula="of:=AVERAGEIF([.$H$3:.$H490];&quot;&gt;0&quot;)" office:value-type="float" office:value="2.50154506437768" calcext:value-type="float">
            <text:p>2.5</text:p>
          </table:table-cell>
          <table:table-cell table:formula="of:=AVERAGEIF([.$H$3:.$H490];&quot;&lt;0&quot;)" office:value-type="float" office:value="-4.54054054054054" calcext:value-type="float">
            <text:p>-4.5</text:p>
          </table:table-cell>
          <table:table-cell table:formula="of:=[.L490]/-[.M490]" office:value-type="percentage" office:value="0.550935520130799" calcext:value-type="percentage">
            <text:p>55%</text:p>
          </table:table-cell>
          <table:table-cell table:formula="of:=COUNTIF([.$G$3:.$G490];&quot;&gt;0&quot;)/COUNTIF([.$B$3:.$B490];&quot;&gt;0&quot;)" office:value-type="percentage" office:value="0.631840796019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6" calcext:value-type="date">
            <text:p>2019-09-26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38" calcext:value-type="float">
            <text:p>1.38</text:p>
          </table:table-cell>
          <table:table-cell office:value-type="float" office:value="5.52" calcext:value-type="float">
            <text:p>5.52</text:p>
          </table:table-cell>
          <table:table-cell table:formula="of:=[.G491]-[.E491]" office:value-type="float" office:value="1.52" calcext:value-type="float">
            <text:p>1.52</text:p>
          </table:table-cell>
          <table:table-cell table:formula="of:=SUM([.$H$2:.H491])" office:value-type="float" office:value="-87.6200000000001" calcext:value-type="float">
            <text:p>-87.62</text:p>
          </table:table-cell>
          <table:table-cell table:formula="of:=SUM([.H$3:.H491])/SUM([.E$3:.E491])" office:value-type="percentage" office:value="-0.048569844789357" calcext:value-type="percentage">
            <text:p>-5%</text:p>
          </table:table-cell>
          <table:table-cell table:formula="of:=[.O491]-(1-[.O491])/[.N491]" office:value-type="percentage" office:value="-0.0349508295232962" calcext:value-type="percentage">
            <text:p>-3.5%</text:p>
          </table:table-cell>
          <table:table-cell table:formula="of:=AVERAGEIF([.$H$3:.$H491];&quot;&gt;0&quot;)" office:value-type="float" office:value="2.49735042735043" calcext:value-type="float">
            <text:p>2.5</text:p>
          </table:table-cell>
          <table:table-cell table:formula="of:=AVERAGEIF([.$H$3:.$H491];&quot;&lt;0&quot;)" office:value-type="float" office:value="-4.54054054054054" calcext:value-type="float">
            <text:p>-4.5</text:p>
          </table:table-cell>
          <table:table-cell table:formula="of:=[.L491]/-[.M491]" office:value-type="percentage" office:value="0.550011701261701" calcext:value-type="percentage">
            <text:p>55%</text:p>
          </table:table-cell>
          <table:table-cell table:formula="of:=COUNTIF([.$G$3:.$G491];&quot;&gt;0&quot;)/COUNTIF([.$B$3:.$B491];&quot;&gt;0&quot;)" office:value-type="percentage" office:value="0.632754342431762" calcext:value-type="percentage">
            <text:p>63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4:.H496])" office:value-type="float" office:value="1.7" calcext:value-type="float">
            <text:p>1.7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494]-[.E494]" office:value-type="float" office:value="0.48" calcext:value-type="float">
            <text:p>0.48</text:p>
          </table:table-cell>
          <table:table-cell table:formula="of:=SUM([.$H$2:.H494])" office:value-type="float" office:value="-87.1400000000001" calcext:value-type="float">
            <text:p>-87.14</text:p>
          </table:table-cell>
          <table:table-cell table:formula="of:=SUM([.H$3:.H494])/SUM([.E$3:.E494])" office:value-type="percentage" office:value="-0.0482770083102493" calcext:value-type="percentage">
            <text:p>-5%</text:p>
          </table:table-cell>
          <table:table-cell table:formula="of:=[.O494]-(1-[.O494])/[.N494]" office:value-type="percentage" office:value="-0.0346864765469811" calcext:value-type="percentage">
            <text:p>-3.5%</text:p>
          </table:table-cell>
          <table:table-cell table:formula="of:=AVERAGEIF([.$H$3:.$H494];&quot;&gt;0&quot;)" office:value-type="float" office:value="2.48876595744681" calcext:value-type="float">
            <text:p>2.5</text:p>
          </table:table-cell>
          <table:table-cell table:formula="of:=AVERAGEIF([.$H$3:.$H494];&quot;&lt;0&quot;)" office:value-type="float" office:value="-4.54054054054054" calcext:value-type="float">
            <text:p>-4.5</text:p>
          </table:table-cell>
          <table:table-cell table:formula="of:=[.L494]/-[.M494]" office:value-type="percentage" office:value="0.548121073961499" calcext:value-type="percentage">
            <text:p>55%</text:p>
          </table:table-cell>
          <table:table-cell table:formula="of:=COUNTIF([.$G$3:.$G494];&quot;&gt;0&quot;)/COUNTIF([.$B$3:.$B494];&quot;&gt;0&quot;)" office:value-type="percentage" office:value="0.633663366336634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495]-[.E495]" office:value-type="float" office:value="0.42" calcext:value-type="float">
            <text:p>0.42</text:p>
          </table:table-cell>
          <table:table-cell table:formula="of:=SUM([.$H$2:.H495])" office:value-type="float" office:value="-86.7200000000001" calcext:value-type="float">
            <text:p>-86.72</text:p>
          </table:table-cell>
          <table:table-cell table:formula="of:=SUM([.H$3:.H495])/SUM([.E$3:.E495])" office:value-type="percentage" office:value="-0.0480177187153932" calcext:value-type="percentage">
            <text:p>-5%</text:p>
          </table:table-cell>
          <table:table-cell table:formula="of:=[.O495]-(1-[.O495])/[.N495]" office:value-type="percentage" office:value="-0.0344882516925529" calcext:value-type="percentage">
            <text:p>-3.4%</text:p>
          </table:table-cell>
          <table:table-cell table:formula="of:=AVERAGEIF([.$H$3:.$H495];&quot;&gt;0&quot;)" office:value-type="float" office:value="2.48" calcext:value-type="float">
            <text:p>2.5</text:p>
          </table:table-cell>
          <table:table-cell table:formula="of:=AVERAGEIF([.$H$3:.$H495];&quot;&lt;0&quot;)" office:value-type="float" office:value="-4.54054054054054" calcext:value-type="float">
            <text:p>-4.5</text:p>
          </table:table-cell>
          <table:table-cell table:formula="of:=[.L495]/-[.M495]" office:value-type="percentage" office:value="0.546190476190476" calcext:value-type="percentage">
            <text:p>55%</text:p>
          </table:table-cell>
          <table:table-cell table:formula="of:=COUNTIF([.$G$3:.$G495];&quot;&gt;0&quot;)/COUNTIF([.$B$3:.$B495];&quot;&gt;0&quot;)" office:value-type="percentage" office:value="0.6345679012345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7" calcext:value-type="date">
            <text:p>2019-09-27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496]-[.E496]" office:value-type="float" office:value="0.8" calcext:value-type="float">
            <text:p>0.80</text:p>
          </table:table-cell>
          <table:table-cell table:formula="of:=SUM([.$H$2:.H496])" office:value-type="float" office:value="-85.9200000000001" calcext:value-type="float">
            <text:p>-85.92</text:p>
          </table:table-cell>
          <table:table-cell table:formula="of:=SUM([.H$3:.H496])/SUM([.E$3:.E496])" office:value-type="percentage" office:value="-0.0475484228002214" calcext:value-type="percentage">
            <text:p>-5%</text:p>
          </table:table-cell>
          <table:table-cell table:formula="of:=[.O496]-(1-[.O496])/[.N496]" office:value-type="percentage" office:value="-0.0338533786809649" calcext:value-type="percentage">
            <text:p>-3.4%</text:p>
          </table:table-cell>
          <table:table-cell table:formula="of:=AVERAGEIF([.$H$3:.$H496];&quot;&gt;0&quot;)" office:value-type="float" office:value="2.47291139240506" calcext:value-type="float">
            <text:p>2.5</text:p>
          </table:table-cell>
          <table:table-cell table:formula="of:=AVERAGEIF([.$H$3:.$H496];&quot;&lt;0&quot;)" office:value-type="float" office:value="-4.54054054054054" calcext:value-type="float">
            <text:p>-4.5</text:p>
          </table:table-cell>
          <table:table-cell table:formula="of:=[.L496]/-[.M496]" office:value-type="percentage" office:value="0.544629294755877" calcext:value-type="percentage">
            <text:p>54%</text:p>
          </table:table-cell>
          <table:table-cell table:formula="of:=COUNTIF([.$G$3:.$G496];&quot;&gt;0&quot;)/COUNTIF([.$B$3:.$B496];&quot;&gt;0&quot;)" office:value-type="percentage" office:value="0.635467980295566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499:.H506])" office:value-type="float" office:value="-0.26" calcext:value-type="float">
            <text:p>-0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chg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499]-[.E499]" office:value-type="float" office:value="0.4" calcext:value-type="float">
            <text:p>0.40</text:p>
          </table:table-cell>
          <table:table-cell table:formula="of:=SUM([.$H$2:.H499])" office:value-type="float" office:value="-85.5200000000001" calcext:value-type="float">
            <text:p>-85.52</text:p>
          </table:table-cell>
          <table:table-cell table:formula="of:=SUM([.H$3:.H499])/SUM([.E$3:.E499])" office:value-type="percentage" office:value="-0.0473008849557522" calcext:value-type="percentage">
            <text:p>-5%</text:p>
          </table:table-cell>
          <table:table-cell table:formula="of:=[.O499]-(1-[.O499])/[.N499]" office:value-type="percentage" office:value="-0.0336730996941065" calcext:value-type="percentage">
            <text:p>-3.4%</text:p>
          </table:table-cell>
          <table:table-cell table:formula="of:=AVERAGEIF([.$H$3:.$H499];&quot;&gt;0&quot;)" office:value-type="float" office:value="2.46420168067227" calcext:value-type="float">
            <text:p>2.5</text:p>
          </table:table-cell>
          <table:table-cell table:formula="of:=AVERAGEIF([.$H$3:.$H499];&quot;&lt;0&quot;)" office:value-type="float" office:value="-4.54054054054054" calcext:value-type="float">
            <text:p>-4.5</text:p>
          </table:table-cell>
          <table:table-cell table:formula="of:=[.L499]/-[.M499]" office:value-type="percentage" office:value="0.542711084433774" calcext:value-type="percentage">
            <text:p>54%</text:p>
          </table:table-cell>
          <table:table-cell table:formula="of:=COUNTIF([.$G$3:.$G499];&quot;&gt;0&quot;)/COUNTIF([.$B$3:.$B499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zhu</text:p>
          </table:table-cell>
          <table:table-cell office:value-type="string" calcext:value-type="string">
            <text:p>de minau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00]-[.E500]" office:value-type="float" office:value="0.26" calcext:value-type="float">
            <text:p>0.26</text:p>
          </table:table-cell>
          <table:table-cell table:formula="of:=SUM([.$H$2:.H500])" office:value-type="float" office:value="-85.2600000000001" calcext:value-type="float">
            <text:p>-85.26</text:p>
          </table:table-cell>
          <table:table-cell table:formula="of:=SUM([.H$3:.H500])/SUM([.E$3:.E500])" office:value-type="percentage" office:value="-0.0471310116086236" calcext:value-type="percentage">
            <text:p>-5%</text:p>
          </table:table-cell>
          <table:table-cell table:formula="of:=[.O500]-(1-[.O500])/[.N500]" office:value-type="percentage" office:value="-0.0336505396718459" calcext:value-type="percentage">
            <text:p>-3.4%</text:p>
          </table:table-cell>
          <table:table-cell table:formula="of:=AVERAGEIF([.$H$3:.$H500];&quot;&gt;0&quot;)" office:value-type="float" office:value="2.45497907949791" calcext:value-type="float">
            <text:p>2.5</text:p>
          </table:table-cell>
          <table:table-cell table:formula="of:=AVERAGEIF([.$H$3:.$H500];&quot;&lt;0&quot;)" office:value-type="float" office:value="-4.54054054054054" calcext:value-type="float">
            <text:p>-4.5</text:p>
          </table:table-cell>
          <table:table-cell table:formula="of:=[.L500]/-[.M500]" office:value-type="percentage" office:value="0.540679916317992" calcext:value-type="percentage">
            <text:p>54%</text:p>
          </table:table-cell>
          <table:table-cell table:formula="of:=COUNTIF([.$G$3:.$G500];&quot;&gt;0&quot;)/COUNTIF([.$B$3:.$B500];&quot;&gt;0&quot;)" office:value-type="percentage" office:value="0.63725490196078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ranoller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501]-[.E501]" office:value-type="float" office:value="-1" calcext:value-type="float">
            <text:p>-1.00</text:p>
          </table:table-cell>
          <table:table-cell table:formula="of:=SUM([.$H$2:.H501])" office:value-type="float" office:value="-86.2600000000001" calcext:value-type="float">
            <text:p>-86.26</text:p>
          </table:table-cell>
          <table:table-cell table:formula="of:=SUM([.H$3:.H501])/SUM([.E$3:.E501])" office:value-type="percentage" office:value="-0.0476574585635359" calcext:value-type="percentage">
            <text:p>-5%</text:p>
          </table:table-cell>
          <table:table-cell table:formula="of:=[.O501]-(1-[.O501])/[.N501]" office:value-type="percentage" office:value="-0.0345641947012679" calcext:value-type="percentage">
            <text:p>-3.5%</text:p>
          </table:table-cell>
          <table:table-cell table:formula="of:=AVERAGEIF([.$H$3:.$H501];&quot;&gt;0&quot;)" office:value-type="float" office:value="2.45497907949791" calcext:value-type="float">
            <text:p>2.5</text:p>
          </table:table-cell>
          <table:table-cell table:formula="of:=AVERAGEIF([.$H$3:.$H501];&quot;&lt;0&quot;)" office:value-type="float" office:value="-4.51677852348993" calcext:value-type="float">
            <text:p>-4.5</text:p>
          </table:table-cell>
          <table:table-cell table:formula="of:=[.L501]/-[.M501]" office:value-type="percentage" office:value="0.543524343009195" calcext:value-type="percentage">
            <text:p>54%</text:p>
          </table:table-cell>
          <table:table-cell table:formula="of:=COUNTIF([.$G$3:.$G501];&quot;&gt;0&quot;)/COUNTIF([.$B$3:.$B501];&quot;&gt;0&quot;)" office:value-type="percentage" office:value="0.63569682151589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502]-[.E502]" office:value-type="float" office:value="0.34" calcext:value-type="float">
            <text:p>0.34</text:p>
          </table:table-cell>
          <table:table-cell table:formula="of:=SUM([.$H$2:.H502])" office:value-type="float" office:value="-85.92" calcext:value-type="float">
            <text:p>-85.92</text:p>
          </table:table-cell>
          <table:table-cell table:formula="of:=SUM([.H$3:.H502])/SUM([.E$3:.E502])" office:value-type="percentage" office:value="-0.0474434014356709" calcext:value-type="percentage">
            <text:p>-5%</text:p>
          </table:table-cell>
          <table:table-cell table:formula="of:=[.O502]-(1-[.O502])/[.N502]" office:value-type="percentage" office:value="-0.0344496200293475" calcext:value-type="percentage">
            <text:p>-3.4%</text:p>
          </table:table-cell>
          <table:table-cell table:formula="of:=AVERAGEIF([.$H$3:.$H502];&quot;&gt;0&quot;)" office:value-type="float" office:value="2.44616666666667" calcext:value-type="float">
            <text:p>2.4</text:p>
          </table:table-cell>
          <table:table-cell table:formula="of:=AVERAGEIF([.$H$3:.$H502];&quot;&lt;0&quot;)" office:value-type="float" office:value="-4.51677852348993" calcext:value-type="float">
            <text:p>-4.5</text:p>
          </table:table-cell>
          <table:table-cell table:formula="of:=[.L502]/-[.M502]" office:value-type="percentage" office:value="0.541573303615651" calcext:value-type="percentage">
            <text:p>54%</text:p>
          </table:table-cell>
          <table:table-cell table:formula="of:=COUNTIF([.$G$3:.$G502];&quot;&gt;0&quot;)/COUNTIF([.$B$3:.$B502];&quot;&gt;0&quot;)" office:value-type="percentage" office:value="0.6365853658536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kwon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503]-[.E503]" office:value-type="float" office:value="-3" calcext:value-type="float">
            <text:p>-3.00</text:p>
          </table:table-cell>
          <table:table-cell table:formula="of:=SUM([.$H$2:.H503])" office:value-type="float" office:value="-88.9200000000001" calcext:value-type="float">
            <text:p>-88.92</text:p>
          </table:table-cell>
          <table:table-cell table:formula="of:=SUM([.H$3:.H503])/SUM([.E$3:.E503])" office:value-type="percentage" office:value="-0.0490187431091511" calcext:value-type="percentage">
            <text:p>-5%</text:p>
          </table:table-cell>
          <table:table-cell table:formula="of:=[.O503]-(1-[.O503])/[.N503]" office:value-type="percentage" office:value="-0.0373497636950213" calcext:value-type="percentage">
            <text:p>-3.7%</text:p>
          </table:table-cell>
          <table:table-cell table:formula="of:=AVERAGEIF([.$H$3:.$H503];&quot;&gt;0&quot;)" office:value-type="float" office:value="2.44616666666667" calcext:value-type="float">
            <text:p>2.4</text:p>
          </table:table-cell>
          <table:table-cell table:formula="of:=AVERAGEIF([.$H$3:.$H503];&quot;&lt;0&quot;)" office:value-type="float" office:value="-4.50666666666667" calcext:value-type="float">
            <text:p>-4.5</text:p>
          </table:table-cell>
          <table:table-cell table:formula="of:=[.L503]/-[.M503]" office:value-type="percentage" office:value="0.542788461538461" calcext:value-type="percentage">
            <text:p>54%</text:p>
          </table:table-cell>
          <table:table-cell table:formula="of:=COUNTIF([.$G$3:.$G503];&quot;&gt;0&quot;)/COUNTIF([.$B$3:.$B503];&quot;&gt;0&quot;)" office:value-type="percentage" office:value="0.635036496350365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thy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2" calcext:value-type="float">
            <text:p>1.72</text:p>
          </table:table-cell>
          <table:table-cell table:formula="of:=[.G504]-[.E504]" office:value-type="float" office:value="0.72" calcext:value-type="float">
            <text:p>0.72</text:p>
          </table:table-cell>
          <table:table-cell table:formula="of:=SUM([.$H$2:.H504])" office:value-type="float" office:value="-88.2" calcext:value-type="float">
            <text:p>-88.20</text:p>
          </table:table-cell>
          <table:table-cell table:formula="of:=SUM([.H$3:.H504])/SUM([.E$3:.E504])" office:value-type="percentage" office:value="-0.0485950413223141" calcext:value-type="percentage">
            <text:p>-5%</text:p>
          </table:table-cell>
          <table:table-cell table:formula="of:=[.O504]-(1-[.O504])/[.N504]" office:value-type="percentage" office:value="-0.0368016992768823" calcext:value-type="percentage">
            <text:p>-3.7%</text:p>
          </table:table-cell>
          <table:table-cell table:formula="of:=AVERAGEIF([.$H$3:.$H504];&quot;&gt;0&quot;)" office:value-type="float" office:value="2.43900414937759" calcext:value-type="float">
            <text:p>2.4</text:p>
          </table:table-cell>
          <table:table-cell table:formula="of:=AVERAGEIF([.$H$3:.$H504];&quot;&lt;0&quot;)" office:value-type="float" office:value="-4.50666666666667" calcext:value-type="float">
            <text:p>-4.5</text:p>
          </table:table-cell>
          <table:table-cell table:formula="of:=[.L504]/-[.M504]" office:value-type="percentage" office:value="0.541199145571951" calcext:value-type="percentage">
            <text:p>54%</text:p>
          </table:table-cell>
          <table:table-cell table:formula="of:=COUNTIF([.$G$3:.$G504];&quot;&gt;0&quot;)/COUNTIF([.$B$3:.$B504];&quot;&gt;0&quot;)" office:value-type="percentage" office:value="0.635922330097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05]-[.E505]" office:value-type="float" office:value="0.52" calcext:value-type="float">
            <text:p>0.52</text:p>
          </table:table-cell>
          <table:table-cell table:formula="of:=SUM([.$H$2:.H505])" office:value-type="float" office:value="-87.68" calcext:value-type="float">
            <text:p>-87.68</text:p>
          </table:table-cell>
          <table:table-cell table:formula="of:=SUM([.H$3:.H505])/SUM([.E$3:.E505])" office:value-type="percentage" office:value="-0.0482819383259912" calcext:value-type="percentage">
            <text:p>-5%</text:p>
          </table:table-cell>
          <table:table-cell table:formula="of:=[.O505]-(1-[.O505])/[.N505]" office:value-type="percentage" office:value="-0.036480286790276" calcext:value-type="percentage">
            <text:p>-3.6%</text:p>
          </table:table-cell>
          <table:table-cell table:formula="of:=AVERAGEIF([.$H$3:.$H505];&quot;&gt;0&quot;)" office:value-type="float" office:value="2.43107438016529" calcext:value-type="float">
            <text:p>2.4</text:p>
          </table:table-cell>
          <table:table-cell table:formula="of:=AVERAGEIF([.$H$3:.$H505];&quot;&lt;0&quot;)" office:value-type="float" office:value="-4.50666666666667" calcext:value-type="float">
            <text:p>-4.5</text:p>
          </table:table-cell>
          <table:table-cell table:formula="of:=[.L505]/-[.M505]" office:value-type="percentage" office:value="0.539439581397623" calcext:value-type="percentage">
            <text:p>54%</text:p>
          </table:table-cell>
          <table:table-cell table:formula="of:=COUNTIF([.$G$3:.$G505];&quot;&gt;0&quot;)/COUNTIF([.$B$3:.$B505];&quot;&gt;0&quot;)" office:value-type="percentage" office:value="0.636803874092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29" calcext:value-type="date">
            <text:p>2019-09-29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3.5" calcext:value-type="float">
            <text:p>3.50</text:p>
          </table:table-cell>
          <table:table-cell table:formula="of:=[.G506]-[.E506]" office:value-type="float" office:value="1.5" calcext:value-type="float">
            <text:p>1.50</text:p>
          </table:table-cell>
          <table:table-cell table:formula="of:=SUM([.$H$2:.H506])" office:value-type="float" office:value="-86.1800000000001" calcext:value-type="float">
            <text:p>-86.18</text:p>
          </table:table-cell>
          <table:table-cell table:formula="of:=SUM([.H$3:.H506])/SUM([.E$3:.E506])" office:value-type="percentage" office:value="-0.0474037403740374" calcext:value-type="percentage">
            <text:p>-5%</text:p>
          </table:table-cell>
          <table:table-cell table:formula="of:=[.O506]-(1-[.O506])/[.N506]" office:value-type="percentage" office:value="-0.0350369727143484" calcext:value-type="percentage">
            <text:p>-3.5%</text:p>
          </table:table-cell>
          <table:table-cell table:formula="of:=AVERAGEIF([.$H$3:.$H506];&quot;&gt;0&quot;)" office:value-type="float" office:value="2.42724279835391" calcext:value-type="float">
            <text:p>2.4</text:p>
          </table:table-cell>
          <table:table-cell table:formula="of:=AVERAGEIF([.$H$3:.$H506];&quot;&lt;0&quot;)" office:value-type="float" office:value="-4.50666666666667" calcext:value-type="float">
            <text:p>-4.5</text:p>
          </table:table-cell>
          <table:table-cell table:formula="of:=[.L506]/-[.M506]" office:value-type="percentage" office:value="0.538589378332968" calcext:value-type="percentage">
            <text:p>54%</text:p>
          </table:table-cell>
          <table:table-cell table:formula="of:=COUNTIF([.$G$3:.$G506];&quot;&gt;0&quot;)/COUNTIF([.$B$3:.$B506];&quot;&gt;0&quot;)" office:value-type="percentage" office:value="0.63768115942029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09:.H517])" office:value-type="float" office:value="1.56" calcext:value-type="float">
            <text:p>1.5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truff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509]-[.E509]" office:value-type="float" office:value="-3" calcext:value-type="float">
            <text:p>-3.00</text:p>
          </table:table-cell>
          <table:table-cell table:formula="of:=SUM([.$H$2:.H509])" office:value-type="float" office:value="-89.18" calcext:value-type="float">
            <text:p>-89.18</text:p>
          </table:table-cell>
          <table:table-cell table:formula="of:=SUM([.H$3:.H509])/SUM([.E$3:.E509])" office:value-type="percentage" office:value="-0.0489730917078529" calcext:value-type="percentage">
            <text:p>-5%</text:p>
          </table:table-cell>
          <table:table-cell table:formula="of:=[.O509]-(1-[.O509])/[.N509]" office:value-type="percentage" office:value="-0.0379307879512354" calcext:value-type="percentage">
            <text:p>-3.8%</text:p>
          </table:table-cell>
          <table:table-cell table:formula="of:=AVERAGEIF([.$H$3:.$H509];&quot;&gt;0&quot;)" office:value-type="float" office:value="2.42724279835391" calcext:value-type="float">
            <text:p>2.4</text:p>
          </table:table-cell>
          <table:table-cell table:formula="of:=AVERAGEIF([.$H$3:.$H509];&quot;&lt;0&quot;)" office:value-type="float" office:value="-4.49668874172185" calcext:value-type="float">
            <text:p>-4.5</text:p>
          </table:table-cell>
          <table:table-cell table:formula="of:=[.L509]/-[.M509]" office:value-type="percentage" office:value="0.539784480929956" calcext:value-type="percentage">
            <text:p>54%</text:p>
          </table:table-cell>
          <table:table-cell table:formula="of:=COUNTIF([.$G$3:.$G509];&quot;&gt;0&quot;)/COUNTIF([.$B$3:.$B509];&quot;&gt;0&quot;)" office:value-type="percentage" office:value="0.63614457831325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pouil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510]-[.E510]" office:value-type="float" office:value="0.85" calcext:value-type="float">
            <text:p>0.85</text:p>
          </table:table-cell>
          <table:table-cell table:formula="of:=SUM([.$H$2:.H510])" office:value-type="float" office:value="-88.3300000000001" calcext:value-type="float">
            <text:p>-88.33</text:p>
          </table:table-cell>
          <table:table-cell table:formula="of:=SUM([.H$3:.H510])/SUM([.E$3:.E510])" office:value-type="percentage" office:value="-0.0484796926454446" calcext:value-type="percentage">
            <text:p>-5%</text:p>
          </table:table-cell>
          <table:table-cell table:formula="of:=[.O510]-(1-[.O510])/[.N510]" office:value-type="percentage" office:value="-0.0372313920567389" calcext:value-type="percentage">
            <text:p>-3.7%</text:p>
          </table:table-cell>
          <table:table-cell table:formula="of:=AVERAGEIF([.$H$3:.$H510];&quot;&gt;0&quot;)" office:value-type="float" office:value="2.42077868852459" calcext:value-type="float">
            <text:p>2.4</text:p>
          </table:table-cell>
          <table:table-cell table:formula="of:=AVERAGEIF([.$H$3:.$H510];&quot;&lt;0&quot;)" office:value-type="float" office:value="-4.49668874172185" calcext:value-type="float">
            <text:p>-4.5</text:p>
          </table:table-cell>
          <table:table-cell table:formula="of:=[.L510]/-[.M510]" office:value-type="percentage" office:value="0.538346954296337" calcext:value-type="percentage">
            <text:p>54%</text:p>
          </table:table-cell>
          <table:table-cell table:formula="of:=COUNTIF([.$G$3:.$G510];&quot;&gt;0&quot;)/COUNTIF([.$B$3:.$B510];&quot;&gt;0&quot;)" office:value-type="percentage" office:value="0.63701923076923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nishioka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3.7" calcext:value-type="float">
            <text:p>3.70</text:p>
          </table:table-cell>
          <table:table-cell table:formula="of:=[.G511]-[.E511]" office:value-type="float" office:value="1.7" calcext:value-type="float">
            <text:p>1.70</text:p>
          </table:table-cell>
          <table:table-cell table:formula="of:=SUM([.$H$2:.H511])" office:value-type="float" office:value="-86.6300000000001" calcext:value-type="float">
            <text:p>-86.63</text:p>
          </table:table-cell>
          <table:table-cell table:formula="of:=SUM([.H$3:.H511])/SUM([.E$3:.E511])" office:value-type="percentage" office:value="-0.0474945175438597" calcext:value-type="percentage">
            <text:p>-5%</text:p>
          </table:table-cell>
          <table:table-cell table:formula="of:=[.O511]-(1-[.O511])/[.N511]" office:value-type="percentage" office:value="-0.0355624678642217" calcext:value-type="percentage">
            <text:p>-3.6%</text:p>
          </table:table-cell>
          <table:table-cell table:formula="of:=AVERAGEIF([.$H$3:.$H511];&quot;&gt;0&quot;)" office:value-type="float" office:value="2.41783673469388" calcext:value-type="float">
            <text:p>2.4</text:p>
          </table:table-cell>
          <table:table-cell table:formula="of:=AVERAGEIF([.$H$3:.$H511];&quot;&lt;0&quot;)" office:value-type="float" office:value="-4.49668874172185" calcext:value-type="float">
            <text:p>-4.5</text:p>
          </table:table-cell>
          <table:table-cell table:formula="of:=[.L511]/-[.M511]" office:value-type="percentage" office:value="0.537692705359021" calcext:value-type="percentage">
            <text:p>54%</text:p>
          </table:table-cell>
          <table:table-cell table:formula="of:=COUNTIF([.$G$3:.$G511];&quot;&gt;0&quot;)/COUNTIF([.$B$3:.$B511];&quot;&gt;0&quot;)" office:value-type="percentage" office:value="0.637889688249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chung h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5" calcext:value-type="float">
            <text:p>1.45</text:p>
          </table:table-cell>
          <table:table-cell table:formula="of:=[.G512]-[.E512]" office:value-type="float" office:value="0.45" calcext:value-type="float">
            <text:p>0.45</text:p>
          </table:table-cell>
          <table:table-cell table:formula="of:=SUM([.$H$2:.H512])" office:value-type="float" office:value="-86.1800000000001" calcext:value-type="float">
            <text:p>-86.18</text:p>
          </table:table-cell>
          <table:table-cell table:formula="of:=SUM([.H$3:.H512])/SUM([.E$3:.E512])" office:value-type="percentage" office:value="-0.0472219178082192" calcext:value-type="percentage">
            <text:p>-5%</text:p>
          </table:table-cell>
          <table:table-cell table:formula="of:=[.O512]-(1-[.O512])/[.N512]" office:value-type="percentage" office:value="-0.0353151888249966" calcext:value-type="percentage">
            <text:p>-3.5%</text:p>
          </table:table-cell>
          <table:table-cell table:formula="of:=AVERAGEIF([.$H$3:.$H512];&quot;&gt;0&quot;)" office:value-type="float" office:value="2.40983739837398" calcext:value-type="float">
            <text:p>2.4</text:p>
          </table:table-cell>
          <table:table-cell table:formula="of:=AVERAGEIF([.$H$3:.$H512];&quot;&lt;0&quot;)" office:value-type="float" office:value="-4.49668874172185" calcext:value-type="float">
            <text:p>-4.5</text:p>
          </table:table-cell>
          <table:table-cell table:formula="of:=[.L512]/-[.M512]" office:value-type="percentage" office:value="0.535913766059605" calcext:value-type="percentage">
            <text:p>54%</text:p>
          </table:table-cell>
          <table:table-cell table:formula="of:=COUNTIF([.$G$3:.$G512];&quot;&gt;0&quot;)/COUNTIF([.$B$3:.$B512];&quot;&gt;0&quot;)" office:value-type="percentage" office:value="0.63875598086124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13]-[.E513]" office:value-type="float" office:value="-1" calcext:value-type="float">
            <text:p>-1.00</text:p>
          </table:table-cell>
          <table:table-cell table:formula="of:=SUM([.$H$2:.H513])" office:value-type="float" office:value="-87.1800000000001" calcext:value-type="float">
            <text:p>-87.18</text:p>
          </table:table-cell>
          <table:table-cell table:formula="of:=SUM([.H$3:.H513])/SUM([.E$3:.E513])" office:value-type="percentage" office:value="-0.0477437020810515" calcext:value-type="percentage">
            <text:p>-5%</text:p>
          </table:table-cell>
          <table:table-cell table:formula="of:=[.O513]-(1-[.O513])/[.N513]" office:value-type="percentage" office:value="-0.0362212760996164" calcext:value-type="percentage">
            <text:p>-3.6%</text:p>
          </table:table-cell>
          <table:table-cell table:formula="of:=AVERAGEIF([.$H$3:.$H513];&quot;&gt;0&quot;)" office:value-type="float" office:value="2.40983739837398" calcext:value-type="float">
            <text:p>2.4</text:p>
          </table:table-cell>
          <table:table-cell table:formula="of:=AVERAGEIF([.$H$3:.$H513];&quot;&lt;0&quot;)" office:value-type="float" office:value="-4.47368421052632" calcext:value-type="float">
            <text:p>-4.5</text:p>
          </table:table-cell>
          <table:table-cell table:formula="of:=[.L513]/-[.M513]" office:value-type="percentage" office:value="0.538669536107126" calcext:value-type="percentage">
            <text:p>54%</text:p>
          </table:table-cell>
          <table:table-cell table:formula="of:=COUNTIF([.$G$3:.$G513];&quot;&gt;0&quot;)/COUNTIF([.$B$3:.$B513];&quot;&gt;0&quot;)" office:value-type="percentage" office:value="0.6372315035799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chardy</text:p>
          </table:table-cell>
          <table:table-cell office:value-type="float" office:value="3" calcext:value-type="float">
            <text:p>3</text:p>
          </table:table-cell>
          <table:table-cell office:value-type="float" office:value="1.28" calcext:value-type="float">
            <text:p>1.28</text:p>
          </table:table-cell>
          <table:table-cell office:value-type="float" office:value="3.84" calcext:value-type="float">
            <text:p>3.84</text:p>
          </table:table-cell>
          <table:table-cell table:formula="of:=[.G514]-[.E514]" office:value-type="float" office:value="0.84" calcext:value-type="float">
            <text:p>0.84</text:p>
          </table:table-cell>
          <table:table-cell table:formula="of:=SUM([.$H$2:.H514])" office:value-type="float" office:value="-86.34" calcext:value-type="float">
            <text:p>-86.34</text:p>
          </table:table-cell>
          <table:table-cell table:formula="of:=SUM([.H$3:.H514])/SUM([.E$3:.E514])" office:value-type="percentage" office:value="-0.0472061235647895" calcext:value-type="percentage">
            <text:p>-5%</text:p>
          </table:table-cell>
          <table:table-cell table:formula="of:=[.O514]-(1-[.O514])/[.N514]" office:value-type="percentage" office:value="-0.0355306789359952" calcext:value-type="percentage">
            <text:p>-3.6%</text:p>
          </table:table-cell>
          <table:table-cell table:formula="of:=AVERAGEIF([.$H$3:.$H514];&quot;&gt;0&quot;)" office:value-type="float" office:value="2.40348178137652" calcext:value-type="float">
            <text:p>2.4</text:p>
          </table:table-cell>
          <table:table-cell table:formula="of:=AVERAGEIF([.$H$3:.$H514];&quot;&lt;0&quot;)" office:value-type="float" office:value="-4.47368421052632" calcext:value-type="float">
            <text:p>-4.5</text:p>
          </table:table-cell>
          <table:table-cell table:formula="of:=[.L514]/-[.M514]" office:value-type="percentage" office:value="0.537248868778281" calcext:value-type="percentage">
            <text:p>54%</text:p>
          </table:table-cell>
          <table:table-cell table:formula="of:=COUNTIF([.$G$3:.$G514];&quot;&gt;0&quot;)/COUNTIF([.$B$3:.$B514];&quot;&gt;0&quot;)" office:value-type="percentage" office:value="0.63809523809523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5" calcext:value-type="float">
            <text:p>5</text:p>
          </table:table-cell>
          <table:table-cell office:value-type="float" office:value="1.48" calcext:value-type="float">
            <text:p>1.48</text:p>
          </table:table-cell>
          <table:table-cell office:value-type="float" office:value="7.4" calcext:value-type="float">
            <text:p>7.40</text:p>
          </table:table-cell>
          <table:table-cell table:formula="of:=[.G515]-[.E515]" office:value-type="float" office:value="2.4" calcext:value-type="float">
            <text:p>2.40</text:p>
          </table:table-cell>
          <table:table-cell table:formula="of:=SUM([.$H$2:.H515])" office:value-type="float" office:value="-83.94" calcext:value-type="float">
            <text:p>-83.94</text:p>
          </table:table-cell>
          <table:table-cell table:formula="of:=SUM([.H$3:.H515])/SUM([.E$3:.E515])" office:value-type="percentage" office:value="-0.0457688113413304" calcext:value-type="percentage">
            <text:p>-5%</text:p>
          </table:table-cell>
          <table:table-cell table:formula="of:=[.O515]-(1-[.O515])/[.N515]" office:value-type="percentage" office:value="-0.0330749116346988" calcext:value-type="percentage">
            <text:p>-3.3%</text:p>
          </table:table-cell>
          <table:table-cell table:formula="of:=AVERAGEIF([.$H$3:.$H515];&quot;&gt;0&quot;)" office:value-type="float" office:value="2.40346774193548" calcext:value-type="float">
            <text:p>2.4</text:p>
          </table:table-cell>
          <table:table-cell table:formula="of:=AVERAGEIF([.$H$3:.$H515];&quot;&lt;0&quot;)" office:value-type="float" office:value="-4.47368421052632" calcext:value-type="float">
            <text:p>-4.5</text:p>
          </table:table-cell>
          <table:table-cell table:formula="of:=[.L515]/-[.M515]" office:value-type="percentage" office:value="0.537245730550285" calcext:value-type="percentage">
            <text:p>54%</text:p>
          </table:table-cell>
          <table:table-cell table:formula="of:=COUNTIF([.$G$3:.$G515];&quot;&gt;0&quot;)/COUNTIF([.$B$3:.$B515];&quot;&gt;0&quot;)" office:value-type="percentage" office:value="0.6389548693586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dmund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516]-[.E516]" office:value-type="float" office:value="-1" calcext:value-type="float">
            <text:p>-1.00</text:p>
          </table:table-cell>
          <table:table-cell table:formula="of:=SUM([.$H$2:.H516])" office:value-type="float" office:value="-84.94" calcext:value-type="float">
            <text:p>-84.94</text:p>
          </table:table-cell>
          <table:table-cell table:formula="of:=SUM([.H$3:.H516])/SUM([.E$3:.E516])" office:value-type="percentage" office:value="-0.0462888283378747" calcext:value-type="percentage">
            <text:p>-5%</text:p>
          </table:table-cell>
          <table:table-cell table:formula="of:=[.O516]-(1-[.O516])/[.N516]" office:value-type="percentage" office:value="-0.0339824722629628" calcext:value-type="percentage">
            <text:p>-3.4%</text:p>
          </table:table-cell>
          <table:table-cell table:formula="of:=AVERAGEIF([.$H$3:.$H516];&quot;&gt;0&quot;)" office:value-type="float" office:value="2.40346774193548" calcext:value-type="float">
            <text:p>2.4</text:p>
          </table:table-cell>
          <table:table-cell table:formula="of:=AVERAGEIF([.$H$3:.$H516];&quot;&lt;0&quot;)" office:value-type="float" office:value="-4.45098039215686" calcext:value-type="float">
            <text:p>-4.5</text:p>
          </table:table-cell>
          <table:table-cell table:formula="of:=[.L516]/-[.M516]" office:value-type="percentage" office:value="0.539986144663919" calcext:value-type="percentage">
            <text:p>54%</text:p>
          </table:table-cell>
          <table:table-cell table:formula="of:=COUNTIF([.$G$3:.$G516];&quot;&gt;0&quot;)/COUNTIF([.$B$3:.$B516];&quot;&gt;0&quot;)" office:value-type="percentage" office:value="0.63744075829383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09-30" calcext:value-type="date">
            <text:p>2019-09-30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evans d</text:p>
          </table:table-cell>
          <table:table-cell office:value-type="float" office:value="2" calcext:value-type="float">
            <text:p>2</text:p>
          </table:table-cell>
          <table:table-cell office:value-type="float" office:value="1.15" calcext:value-type="float">
            <text:p>1.15</text:p>
          </table:table-cell>
          <table:table-cell office:value-type="float" office:value="2.32" calcext:value-type="float">
            <text:p>2.32</text:p>
          </table:table-cell>
          <table:table-cell table:formula="of:=[.G517]-[.E517]" office:value-type="float" office:value="0.32" calcext:value-type="float">
            <text:p>0.32</text:p>
          </table:table-cell>
          <table:table-cell table:formula="of:=SUM([.$H$2:.H517])" office:value-type="float" office:value="-84.6200000000001" calcext:value-type="float">
            <text:p>-84.62</text:p>
          </table:table-cell>
          <table:table-cell table:formula="of:=SUM([.H$3:.H517])/SUM([.E$3:.E517])" office:value-type="percentage" office:value="-0.0460642351660316" calcext:value-type="percentage">
            <text:p>-5%</text:p>
          </table:table-cell>
          <table:table-cell table:formula="of:=[.O517]-(1-[.O517])/[.N517]" office:value-type="percentage" office:value="-0.0338781570796284" calcext:value-type="percentage">
            <text:p>-3.4%</text:p>
          </table:table-cell>
          <table:table-cell table:formula="of:=AVERAGEIF([.$H$3:.$H517];&quot;&gt;0&quot;)" office:value-type="float" office:value="2.39510040160643" calcext:value-type="float">
            <text:p>2.4</text:p>
          </table:table-cell>
          <table:table-cell table:formula="of:=AVERAGEIF([.$H$3:.$H517];&quot;&lt;0&quot;)" office:value-type="float" office:value="-4.45098039215686" calcext:value-type="float">
            <text:p>-4.5</text:p>
          </table:table-cell>
          <table:table-cell table:formula="of:=[.L517]/-[.M517]" office:value-type="percentage" office:value="0.538106257629638" calcext:value-type="percentage">
            <text:p>54%</text:p>
          </table:table-cell>
          <table:table-cell table:formula="of:=COUNTIF([.$G$3:.$G517];&quot;&gt;0&quot;)/COUNTIF([.$B$3:.$B517];&quot;&gt;0&quot;)" office:value-type="percentage" office:value="0.638297872340426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20:.H533])" office:value-type="float" office:value="-1.26" calcext:value-type="float">
            <text:p>-1.2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fritz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20]-[.E520]" office:value-type="float" office:value="-2" calcext:value-type="float">
            <text:p>-2.00</text:p>
          </table:table-cell>
          <table:table-cell table:formula="of:=SUM([.$H$2:.H520])" office:value-type="float" office:value="-86.62" calcext:value-type="float">
            <text:p>-86.62</text:p>
          </table:table-cell>
          <table:table-cell table:formula="of:=SUM([.H$3:.H520])/SUM([.E$3:.E520])" office:value-type="percentage" office:value="-0.0471016856987493" calcext:value-type="percentage">
            <text:p>-5%</text:p>
          </table:table-cell>
          <table:table-cell table:formula="of:=[.O520]-(1-[.O520])/[.N520]" office:value-type="percentage" office:value="-0.0357676851595822" calcext:value-type="percentage">
            <text:p>-3.6%</text:p>
          </table:table-cell>
          <table:table-cell table:formula="of:=AVERAGEIF([.$H$3:.$H520];&quot;&gt;0&quot;)" office:value-type="float" office:value="2.39510040160643" calcext:value-type="float">
            <text:p>2.4</text:p>
          </table:table-cell>
          <table:table-cell table:formula="of:=AVERAGEIF([.$H$3:.$H520];&quot;&lt;0&quot;)" office:value-type="float" office:value="-4.43506493506494" calcext:value-type="float">
            <text:p>-4.4</text:p>
          </table:table-cell>
          <table:table-cell table:formula="of:=[.L520]/-[.M520]" office:value-type="percentage" office:value="0.540037279425168" calcext:value-type="percentage">
            <text:p>54%</text:p>
          </table:table-cell>
          <table:table-cell table:formula="of:=COUNTIF([.$G$3:.$G520];&quot;&gt;0&quot;)/COUNTIF([.$B$3:.$B520];&quot;&gt;0&quot;)" office:value-type="percentage" office:value="0.6367924528301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tp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521]-[.E521]" office:value-type="float" office:value="-1" calcext:value-type="float">
            <text:p>-1.00</text:p>
          </table:table-cell>
          <table:table-cell table:formula="of:=SUM([.$H$2:.H521])" office:value-type="float" office:value="-87.62" calcext:value-type="float">
            <text:p>-87.62</text:p>
          </table:table-cell>
          <table:table-cell table:formula="of:=SUM([.H$3:.H521])/SUM([.E$3:.E521])" office:value-type="percentage" office:value="-0.0476195652173913" calcext:value-type="percentage">
            <text:p>-5%</text:p>
          </table:table-cell>
          <table:table-cell table:formula="of:=[.O521]-(1-[.O521])/[.N521]" office:value-type="percentage" office:value="-0.0366659236215362" calcext:value-type="percentage">
            <text:p>-3.7%</text:p>
          </table:table-cell>
          <table:table-cell table:formula="of:=AVERAGEIF([.$H$3:.$H521];&quot;&gt;0&quot;)" office:value-type="float" office:value="2.39510040160643" calcext:value-type="float">
            <text:p>2.4</text:p>
          </table:table-cell>
          <table:table-cell table:formula="of:=AVERAGEIF([.$H$3:.$H521];&quot;&lt;0&quot;)" office:value-type="float" office:value="-4.41290322580645" calcext:value-type="float">
            <text:p>-4.4</text:p>
          </table:table-cell>
          <table:table-cell table:formula="of:=[.L521]/-[.M521]" office:value-type="percentage" office:value="0.542749360013152" calcext:value-type="percentage">
            <text:p>54%</text:p>
          </table:table-cell>
          <table:table-cell table:formula="of:=COUNTIF([.$G$3:.$G521];&quot;&gt;0&quot;)/COUNTIF([.$B$3:.$B521];&quot;&gt;0&quot;)" office:value-type="percentage" office:value="0.63529411764705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22]-[.E522]" office:value-type="float" office:value="-2" calcext:value-type="float">
            <text:p>-2.00</text:p>
          </table:table-cell>
          <table:table-cell table:formula="of:=SUM([.$H$2:.H522])" office:value-type="float" office:value="-89.6200000000001" calcext:value-type="float">
            <text:p>-89.62</text:p>
          </table:table-cell>
          <table:table-cell table:formula="of:=SUM([.H$3:.H522])/SUM([.E$3:.E522])" office:value-type="percentage" office:value="-0.0486536373507058" calcext:value-type="percentage">
            <text:p>-5%</text:p>
          </table:table-cell>
          <table:table-cell table:formula="of:=[.O522]-(1-[.O522])/[.N522]" office:value-type="percentage" office:value="-0.0385400366247249" calcext:value-type="percentage">
            <text:p>-3.9%</text:p>
          </table:table-cell>
          <table:table-cell table:formula="of:=AVERAGEIF([.$H$3:.$H522];&quot;&gt;0&quot;)" office:value-type="float" office:value="2.39510040160643" calcext:value-type="float">
            <text:p>2.4</text:p>
          </table:table-cell>
          <table:table-cell table:formula="of:=AVERAGEIF([.$H$3:.$H522];&quot;&lt;0&quot;)" office:value-type="float" office:value="-4.3974358974359" calcext:value-type="float">
            <text:p>-4.4</text:p>
          </table:table-cell>
          <table:table-cell table:formula="of:=[.L522]/-[.M522]" office:value-type="percentage" office:value="0.54465840036531" calcext:value-type="percentage">
            <text:p>54%</text:p>
          </table:table-cell>
          <table:table-cell table:formula="of:=COUNTIF([.$G$3:.$G522];&quot;&gt;0&quot;)/COUNTIF([.$B$3:.$B522];&quot;&gt;0&quot;)" office:value-type="percentage" office:value="0.63380281690140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9" calcext:value-type="float">
            <text:p>1.09</text:p>
          </table:table-cell>
          <table:table-cell table:formula="of:=[.G523]-[.E523]" office:value-type="float" office:value="0.0900000000000001" calcext:value-type="float">
            <text:p>0.09</text:p>
          </table:table-cell>
          <table:table-cell table:formula="of:=SUM([.$H$2:.H523])" office:value-type="float" office:value="-89.5300000000001" calcext:value-type="float">
            <text:p>-89.53</text:p>
          </table:table-cell>
          <table:table-cell table:formula="of:=SUM([.H$3:.H523])/SUM([.E$3:.E523])" office:value-type="percentage" office:value="-0.0485784047748237" calcext:value-type="percentage">
            <text:p>-5%</text:p>
          </table:table-cell>
          <table:table-cell table:formula="of:=[.O523]-(1-[.O523])/[.N523]" office:value-type="percentage" office:value="-0.038700089900499" calcext:value-type="percentage">
            <text:p>-3.9%</text:p>
          </table:table-cell>
          <table:table-cell table:formula="of:=AVERAGEIF([.$H$3:.$H523];&quot;&gt;0&quot;)" office:value-type="float" office:value="2.38588" calcext:value-type="float">
            <text:p>2.4</text:p>
          </table:table-cell>
          <table:table-cell table:formula="of:=AVERAGEIF([.$H$3:.$H523];&quot;&lt;0&quot;)" office:value-type="float" office:value="-4.3974358974359" calcext:value-type="float">
            <text:p>-4.4</text:p>
          </table:table-cell>
          <table:table-cell table:formula="of:=[.L523]/-[.M523]" office:value-type="percentage" office:value="0.542561632653061" calcext:value-type="percentage">
            <text:p>54%</text:p>
          </table:table-cell>
          <table:table-cell table:formula="of:=COUNTIF([.$G$3:.$G523];&quot;&gt;0&quot;)/COUNTIF([.$B$3:.$B523];&quot;&gt;0&quot;)" office:value-type="percentage" office:value="0.634660421545668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24]-[.E524]" office:value-type="float" office:value="0.42" calcext:value-type="float">
            <text:p>0.42</text:p>
          </table:table-cell>
          <table:table-cell table:formula="of:=SUM([.$H$2:.H524])" office:value-type="float" office:value="-89.1100000000001" calcext:value-type="float">
            <text:p>-89.11</text:p>
          </table:table-cell>
          <table:table-cell table:formula="of:=SUM([.H$3:.H524])/SUM([.E$3:.E524])" office:value-type="percentage" office:value="-0.048324295010846" calcext:value-type="percentage">
            <text:p>-5%</text:p>
          </table:table-cell>
          <table:table-cell table:formula="of:=[.O524]-(1-[.O524])/[.N524]" office:value-type="percentage" office:value="-0.0384857774479964" calcext:value-type="percentage">
            <text:p>-3.8%</text:p>
          </table:table-cell>
          <table:table-cell table:formula="of:=AVERAGEIF([.$H$3:.$H524];&quot;&gt;0&quot;)" office:value-type="float" office:value="2.37804780876494" calcext:value-type="float">
            <text:p>2.4</text:p>
          </table:table-cell>
          <table:table-cell table:formula="of:=AVERAGEIF([.$H$3:.$H524];&quot;&lt;0&quot;)" office:value-type="float" office:value="-4.3974358974359" calcext:value-type="float">
            <text:p>-4.4</text:p>
          </table:table-cell>
          <table:table-cell table:formula="of:=[.L524]/-[.M524]" office:value-type="percentage" office:value="0.540780551264331" calcext:value-type="percentage">
            <text:p>54%</text:p>
          </table:table-cell>
          <table:table-cell table:formula="of:=COUNTIF([.$G$3:.$G524];&quot;&gt;0&quot;)/COUNTIF([.$B$3:.$B524];&quot;&gt;0&quot;)" office:value-type="percentage" office:value="0.63551401869158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j thompson</text:p>
          </table:table-cell>
          <table:table-cell office:value-type="float" office:value="5" calcext:value-type="float">
            <text:p>5</text:p>
          </table:table-cell>
          <table:table-cell office:value-type="float" office:value="1.45" calcext:value-type="float">
            <text:p>1.45</text:p>
          </table:table-cell>
          <table:table-cell office:value-type="float" office:value="7.25" calcext:value-type="float">
            <text:p>7.25</text:p>
          </table:table-cell>
          <table:table-cell table:formula="of:=[.G525]-[.E525]" office:value-type="float" office:value="2.25" calcext:value-type="float">
            <text:p>2.25</text:p>
          </table:table-cell>
          <table:table-cell table:formula="of:=SUM([.$H$2:.H525])" office:value-type="float" office:value="-86.86" calcext:value-type="float">
            <text:p>-86.86</text:p>
          </table:table-cell>
          <table:table-cell table:formula="of:=SUM([.H$3:.H525])/SUM([.E$3:.E525])" office:value-type="percentage" office:value="-0.0469767441860465" calcext:value-type="percentage">
            <text:p>-5%</text:p>
          </table:table-cell>
          <table:table-cell table:formula="of:=[.O525]-(1-[.O525])/[.N525]" office:value-type="percentage" office:value="-0.0362087757020494" calcext:value-type="percentage">
            <text:p>-3.6%</text:p>
          </table:table-cell>
          <table:table-cell table:formula="of:=AVERAGEIF([.$H$3:.$H525];&quot;&gt;0&quot;)" office:value-type="float" office:value="2.37753968253968" calcext:value-type="float">
            <text:p>2.4</text:p>
          </table:table-cell>
          <table:table-cell table:formula="of:=AVERAGEIF([.$H$3:.$H525];&quot;&lt;0&quot;)" office:value-type="float" office:value="-4.3974358974359" calcext:value-type="float">
            <text:p>-4.4</text:p>
          </table:table-cell>
          <table:table-cell table:formula="of:=[.L525]/-[.M525]" office:value-type="percentage" office:value="0.540665000694155" calcext:value-type="percentage">
            <text:p>54%</text:p>
          </table:table-cell>
          <table:table-cell table:formula="of:=COUNTIF([.$G$3:.$G525];&quot;&gt;0&quot;)/COUNTIF([.$B$3:.$B525];&quot;&gt;0&quot;)" office:value-type="percentage" office:value="0.63636363636363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55" calcext:value-type="float">
            <text:p>1.55</text:p>
          </table:table-cell>
          <table:table-cell office:value-type="float" office:value="3.1" calcext:value-type="float">
            <text:p>3.10</text:p>
          </table:table-cell>
          <table:table-cell table:formula="of:=[.G526]-[.E526]" office:value-type="float" office:value="1.1" calcext:value-type="float">
            <text:p>1.10</text:p>
          </table:table-cell>
          <table:table-cell table:formula="of:=SUM([.$H$2:.H526])" office:value-type="float" office:value="-85.76" calcext:value-type="float">
            <text:p>-85.76</text:p>
          </table:table-cell>
          <table:table-cell table:formula="of:=SUM([.H$3:.H526])/SUM([.E$3:.E526])" office:value-type="percentage" office:value="-0.0463317125877904" calcext:value-type="percentage">
            <text:p>-5%</text:p>
          </table:table-cell>
          <table:table-cell table:formula="of:=[.O526]-(1-[.O526])/[.N526]" office:value-type="percentage" office:value="-0.0352271494502974" calcext:value-type="percentage">
            <text:p>-3.5%</text:p>
          </table:table-cell>
          <table:table-cell table:formula="of:=AVERAGEIF([.$H$3:.$H526];&quot;&gt;0&quot;)" office:value-type="float" office:value="2.37249011857708" calcext:value-type="float">
            <text:p>2.4</text:p>
          </table:table-cell>
          <table:table-cell table:formula="of:=AVERAGEIF([.$H$3:.$H526];&quot;&lt;0&quot;)" office:value-type="float" office:value="-4.3974358974359" calcext:value-type="float">
            <text:p>-4.4</text:p>
          </table:table-cell>
          <table:table-cell table:formula="of:=[.L526]/-[.M526]" office:value-type="percentage" office:value="0.539516703349889" calcext:value-type="percentage">
            <text:p>54%</text:p>
          </table:table-cell>
          <table:table-cell table:formula="of:=COUNTIF([.$G$3:.$G526];&quot;&gt;0&quot;)/COUNTIF([.$B$3:.$B526];&quot;&gt;0&quot;)" office:value-type="percentage" office:value="0.63720930232558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monfils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27]-[.E527]" office:value-type="float" office:value="-3" calcext:value-type="float">
            <text:p>-3.00</text:p>
          </table:table-cell>
          <table:table-cell table:formula="of:=SUM([.$H$2:.H527])" office:value-type="float" office:value="-88.7600000000001" calcext:value-type="float">
            <text:p>-88.76</text:p>
          </table:table-cell>
          <table:table-cell table:formula="of:=SUM([.H$3:.H527])/SUM([.E$3:.E527])" office:value-type="percentage" office:value="-0.0478748651564186" calcext:value-type="percentage">
            <text:p>-5%</text:p>
          </table:table-cell>
          <table:table-cell table:formula="of:=[.O527]-(1-[.O527])/[.N527]" office:value-type="percentage" office:value="-0.0380792771831714" calcext:value-type="percentage">
            <text:p>-3.8%</text:p>
          </table:table-cell>
          <table:table-cell table:formula="of:=AVERAGEIF([.$H$3:.$H527];&quot;&gt;0&quot;)" office:value-type="float" office:value="2.37249011857708" calcext:value-type="float">
            <text:p>2.4</text:p>
          </table:table-cell>
          <table:table-cell table:formula="of:=AVERAGEIF([.$H$3:.$H527];&quot;&lt;0&quot;)" office:value-type="float" office:value="-4.38853503184713" calcext:value-type="float">
            <text:p>-4.4</text:p>
          </table:table-cell>
          <table:table-cell table:formula="of:=[.L527]/-[.M527]" office:value-type="percentage" office:value="0.540610955902178" calcext:value-type="percentage">
            <text:p>54%</text:p>
          </table:table-cell>
          <table:table-cell table:formula="of:=COUNTIF([.$G$3:.$G527];&quot;&gt;0&quot;)/COUNTIF([.$B$3:.$B527];&quot;&gt;0&quot;)" office:value-type="percentage" office:value="0.63573085846867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528]-[.E528]" office:value-type="float" office:value="-1" calcext:value-type="float">
            <text:p>-1.00</text:p>
          </table:table-cell>
          <table:table-cell table:formula="of:=SUM([.$H$2:.H528])" office:value-type="float" office:value="-89.76" calcext:value-type="float">
            <text:p>-89.76</text:p>
          </table:table-cell>
          <table:table-cell table:formula="of:=SUM([.H$3:.H528])/SUM([.E$3:.E528])" office:value-type="percentage" office:value="-0.0483881401617251" calcext:value-type="percentage">
            <text:p>-5%</text:p>
          </table:table-cell>
          <table:table-cell table:formula="of:=[.O528]-(1-[.O528])/[.N528]" office:value-type="percentage" office:value="-0.0389668206791355" calcext:value-type="percentage">
            <text:p>-3.9%</text:p>
          </table:table-cell>
          <table:table-cell table:formula="of:=AVERAGEIF([.$H$3:.$H528];&quot;&gt;0&quot;)" office:value-type="float" office:value="2.37249011857708" calcext:value-type="float">
            <text:p>2.4</text:p>
          </table:table-cell>
          <table:table-cell table:formula="of:=AVERAGEIF([.$H$3:.$H528];&quot;&lt;0&quot;)" office:value-type="float" office:value="-4.36708860759494" calcext:value-type="float">
            <text:p>-4.4</text:p>
          </table:table-cell>
          <table:table-cell table:formula="of:=[.L528]/-[.M528]" office:value-type="percentage" office:value="0.543265853239388" calcext:value-type="percentage">
            <text:p>54%</text:p>
          </table:table-cell>
          <table:table-cell table:formula="of:=COUNTIF([.$G$3:.$G528];&quot;&gt;0&quot;)/COUNTIF([.$B$3:.$B528];&quot;&gt;0&quot;)" office:value-type="percentage" office:value="0.634259259259259" calcext:value-type="percentage">
            <text:p>63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silashvil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529]-[.E529]" office:value-type="float" office:value="0.58" calcext:value-type="float">
            <text:p>0.58</text:p>
          </table:table-cell>
          <table:table-cell table:formula="of:=SUM([.$H$2:.H529])" office:value-type="float" office:value="-89.18" calcext:value-type="float">
            <text:p>-89.18</text:p>
          </table:table-cell>
          <table:table-cell table:formula="of:=SUM([.H$3:.H529])/SUM([.E$3:.E529])" office:value-type="percentage" office:value="-0.0480495689655173" calcext:value-type="percentage">
            <text:p>-5%</text:p>
          </table:table-cell>
          <table:table-cell table:formula="of:=[.O529]-(1-[.O529])/[.N529]" office:value-type="percentage" office:value="-0.0385712274825634" calcext:value-type="percentage">
            <text:p>-3.9%</text:p>
          </table:table-cell>
          <table:table-cell table:formula="of:=AVERAGEIF([.$H$3:.$H529];&quot;&gt;0&quot;)" office:value-type="float" office:value="2.36543307086614" calcext:value-type="float">
            <text:p>2.4</text:p>
          </table:table-cell>
          <table:table-cell table:formula="of:=AVERAGEIF([.$H$3:.$H529];&quot;&lt;0&quot;)" office:value-type="float" office:value="-4.36708860759494" calcext:value-type="float">
            <text:p>-4.4</text:p>
          </table:table-cell>
          <table:table-cell table:formula="of:=[.L529]/-[.M529]" office:value-type="percentage" office:value="0.541649891589638" calcext:value-type="percentage">
            <text:p>54%</text:p>
          </table:table-cell>
          <table:table-cell table:formula="of:=COUNTIF([.$G$3:.$G529];&quot;&gt;0&quot;)/COUNTIF([.$B$3:.$B529];&quot;&gt;0&quot;)" office:value-type="percentage" office:value="0.63510392609699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530]-[.E530]" office:value-type="float" office:value="2.08" calcext:value-type="float">
            <text:p>2.08</text:p>
          </table:table-cell>
          <table:table-cell table:formula="of:=SUM([.$H$2:.H530])" office:value-type="float" office:value="-87.1" calcext:value-type="float">
            <text:p>-87.10</text:p>
          </table:table-cell>
          <table:table-cell table:formula="of:=SUM([.H$3:.H530])/SUM([.E$3:.E530])" office:value-type="percentage" office:value="-0.0468279569892473" calcext:value-type="percentage">
            <text:p>-5%</text:p>
          </table:table-cell>
          <table:table-cell table:formula="of:=[.O530]-(1-[.O530])/[.N530]" office:value-type="percentage" office:value="-0.0364964117365144" calcext:value-type="percentage">
            <text:p>-3.6%</text:p>
          </table:table-cell>
          <table:table-cell table:formula="of:=AVERAGEIF([.$H$3:.$H530];&quot;&gt;0&quot;)" office:value-type="float" office:value="2.3643137254902" calcext:value-type="float">
            <text:p>2.4</text:p>
          </table:table-cell>
          <table:table-cell table:formula="of:=AVERAGEIF([.$H$3:.$H530];&quot;&lt;0&quot;)" office:value-type="float" office:value="-4.36708860759494" calcext:value-type="float">
            <text:p>-4.4</text:p>
          </table:table-cell>
          <table:table-cell table:formula="of:=[.L530]/-[.M530]" office:value-type="percentage" office:value="0.541393577720944" calcext:value-type="percentage">
            <text:p>54%</text:p>
          </table:table-cell>
          <table:table-cell table:formula="of:=COUNTIF([.$G$3:.$G530];&quot;&gt;0&quot;)/COUNTIF([.$B$3:.$B530];&quot;&gt;0&quot;)" office:value-type="percentage" office:value="0.63594470046082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531]-[.E531]" office:value-type="float" office:value="0.26" calcext:value-type="float">
            <text:p>0.26</text:p>
          </table:table-cell>
          <table:table-cell table:formula="of:=SUM([.$H$2:.H531])" office:value-type="float" office:value="-86.84" calcext:value-type="float">
            <text:p>-86.84</text:p>
          </table:table-cell>
          <table:table-cell table:formula="of:=SUM([.H$3:.H531])/SUM([.E$3:.E531])" office:value-type="percentage" office:value="-0.0466630843632456" calcext:value-type="percentage">
            <text:p>-5%</text:p>
          </table:table-cell>
          <table:table-cell table:formula="of:=[.O531]-(1-[.O531])/[.N531]" office:value-type="percentage" office:value="-0.0364542909260269" calcext:value-type="percentage">
            <text:p>-3.6%</text:p>
          </table:table-cell>
          <table:table-cell table:formula="of:=AVERAGEIF([.$H$3:.$H531];&quot;&gt;0&quot;)" office:value-type="float" office:value="2.35609375" calcext:value-type="float">
            <text:p>2.4</text:p>
          </table:table-cell>
          <table:table-cell table:formula="of:=AVERAGEIF([.$H$3:.$H531];&quot;&lt;0&quot;)" office:value-type="float" office:value="-4.36708860759494" calcext:value-type="float">
            <text:p>-4.4</text:p>
          </table:table-cell>
          <table:table-cell table:formula="of:=[.L531]/-[.M531]" office:value-type="percentage" office:value="0.539511322463768" calcext:value-type="percentage">
            <text:p>54%</text:p>
          </table:table-cell>
          <table:table-cell table:formula="of:=COUNTIF([.$G$3:.$G531];&quot;&gt;0&quot;)/COUNTIF([.$B$3:.$B531];&quot;&gt;0&quot;)" office:value-type="percentage" office:value="0.6367816091954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bautista agut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4" calcext:value-type="float">
            <text:p>4.00</text:p>
          </table:table-cell>
          <table:table-cell table:formula="of:=[.G532]-[.E532]" office:value-type="float" office:value="0" calcext:value-type="float">
            <text:p>0.00</text:p>
          </table:table-cell>
          <table:table-cell table:formula="of:=SUM([.$H$2:.H532])" office:value-type="float" office:value="-86.84" calcext:value-type="float">
            <text:p>-86.84</text:p>
          </table:table-cell>
          <table:table-cell table:formula="of:=SUM([.H$3:.H532])/SUM([.E$3:.E532])" office:value-type="percentage" office:value="-0.0465630026809652" calcext:value-type="percentage">
            <text:p>-5%</text:p>
          </table:table-cell>
          <table:table-cell table:formula="of:=[.O532]-(1-[.O532])/[.N532]" office:value-type="percentage" office:value="-0.034077102185371" calcext:value-type="percentage">
            <text:p>-3.4%</text:p>
          </table:table-cell>
          <table:table-cell table:formula="of:=AVERAGEIF([.$H$3:.$H532];&quot;&gt;0&quot;)" office:value-type="float" office:value="2.35609375" calcext:value-type="float">
            <text:p>2.4</text:p>
          </table:table-cell>
          <table:table-cell table:formula="of:=AVERAGEIF([.$H$3:.$H532];&quot;&lt;0&quot;)" office:value-type="float" office:value="-4.36708860759494" calcext:value-type="float">
            <text:p>-4.4</text:p>
          </table:table-cell>
          <table:table-cell table:formula="of:=[.L532]/-[.M532]" office:value-type="percentage" office:value="0.539511322463768" calcext:value-type="percentage">
            <text:p>54%</text:p>
          </table:table-cell>
          <table:table-cell table:formula="of:=COUNTIF([.$G$3:.$G532];&quot;&gt;0&quot;)/COUNTIF([.$B$3:.$B532];&quot;&gt;0&quot;)" office:value-type="percentage" office:value="0.6376146788990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1" calcext:value-type="date">
            <text:p>2019-10-01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schwartzman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533]-[.E533]" office:value-type="float" office:value="0.96" calcext:value-type="float">
            <text:p>0.96</text:p>
          </table:table-cell>
          <table:table-cell table:formula="of:=SUM([.$H$2:.H533])" office:value-type="float" office:value="-85.88" calcext:value-type="float">
            <text:p>-85.88</text:p>
          </table:table-cell>
          <table:table-cell table:formula="of:=SUM([.H$3:.H533])/SUM([.E$3:.E533])" office:value-type="percentage" office:value="-0.045998928762721" calcext:value-type="percentage">
            <text:p>-5%</text:p>
          </table:table-cell>
          <table:table-cell table:formula="of:=[.O533]-(1-[.O533])/[.N533]" office:value-type="percentage" office:value="-0.0332594900220617" calcext:value-type="percentage">
            <text:p>-3.3%</text:p>
          </table:table-cell>
          <table:table-cell table:formula="of:=AVERAGEIF([.$H$3:.$H533];&quot;&gt;0&quot;)" office:value-type="float" office:value="2.35066147859922" calcext:value-type="float">
            <text:p>2.4</text:p>
          </table:table-cell>
          <table:table-cell table:formula="of:=AVERAGEIF([.$H$3:.$H533];&quot;&lt;0&quot;)" office:value-type="float" office:value="-4.36708860759494" calcext:value-type="float">
            <text:p>-4.4</text:p>
          </table:table-cell>
          <table:table-cell table:formula="of:=[.L533]/-[.M533]" office:value-type="percentage" office:value="0.538267411041561" calcext:value-type="percentage">
            <text:p>54%</text:p>
          </table:table-cell>
          <table:table-cell table:formula="of:=COUNTIF([.$G$3:.$G533];&quot;&gt;0&quot;)/COUNTIF([.$B$3:.$B533];&quot;&gt;0&quot;)" office:value-type="percentage" office:value="0.63844393592677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36:.H544])" office:value-type="float" office:value="0.25" calcext:value-type="float">
            <text:p>0.25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6.8" calcext:value-type="float">
            <text:p>6.80</text:p>
          </table:table-cell>
          <table:table-cell table:formula="of:=[.G536]-[.E536]" office:value-type="float" office:value="2.8" calcext:value-type="float">
            <text:p>2.80</text:p>
          </table:table-cell>
          <table:table-cell table:formula="of:=SUM([.$H$2:.H536])" office:value-type="float" office:value="-83.0800000000001" calcext:value-type="float">
            <text:p>-83.08</text:p>
          </table:table-cell>
          <table:table-cell table:formula="of:=SUM([.H$3:.H536])/SUM([.E$3:.E536])" office:value-type="percentage" office:value="-0.0444040619989311" calcext:value-type="percentage">
            <text:p>-4%</text:p>
          </table:table-cell>
          <table:table-cell table:formula="of:=[.O536]-(1-[.O536])/[.N536]" office:value-type="percentage" office:value="-0.0304042839855824" calcext:value-type="percentage">
            <text:p>-3.0%</text:p>
          </table:table-cell>
          <table:table-cell table:formula="of:=AVERAGEIF([.$H$3:.$H536];&quot;&gt;0&quot;)" office:value-type="float" office:value="2.35240310077519" calcext:value-type="float">
            <text:p>2.4</text:p>
          </table:table-cell>
          <table:table-cell table:formula="of:=AVERAGEIF([.$H$3:.$H536];&quot;&lt;0&quot;)" office:value-type="float" office:value="-4.36708860759494" calcext:value-type="float">
            <text:p>-4.4</text:p>
          </table:table-cell>
          <table:table-cell table:formula="of:=[.L536]/-[.M536]" office:value-type="percentage" office:value="0.538666217278958" calcext:value-type="percentage">
            <text:p>54%</text:p>
          </table:table-cell>
          <table:table-cell table:formula="of:=COUNTIF([.$G$3:.$G536];&quot;&gt;0&quot;)/COUNTIF([.$B$3:.$B536];&quot;&gt;0&quot;)" office:value-type="percentage" office:value="0.63926940639269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37]-[.E537]" office:value-type="float" office:value="2.04" calcext:value-type="float">
            <text:p>2.04</text:p>
          </table:table-cell>
          <table:table-cell table:formula="of:=SUM([.$H$2:.H537])" office:value-type="float" office:value="-81.04" calcext:value-type="float">
            <text:p>-81.04</text:p>
          </table:table-cell>
          <table:table-cell table:formula="of:=SUM([.H$3:.H537])/SUM([.E$3:.E537])" office:value-type="percentage" office:value="-0.0432443970117396" calcext:value-type="percentage">
            <text:p>-4%</text:p>
          </table:table-cell>
          <table:table-cell table:formula="of:=[.O537]-(1-[.O537])/[.N537]" office:value-type="percentage" office:value="-0.0283998889177498" calcext:value-type="percentage">
            <text:p>-2.8%</text:p>
          </table:table-cell>
          <table:table-cell table:formula="of:=AVERAGEIF([.$H$3:.$H537];&quot;&gt;0&quot;)" office:value-type="float" office:value="2.35119691119691" calcext:value-type="float">
            <text:p>2.4</text:p>
          </table:table-cell>
          <table:table-cell table:formula="of:=AVERAGEIF([.$H$3:.$H537];&quot;&lt;0&quot;)" office:value-type="float" office:value="-4.36708860759494" calcext:value-type="float">
            <text:p>-4.4</text:p>
          </table:table-cell>
          <table:table-cell table:formula="of:=[.L537]/-[.M537]" office:value-type="percentage" office:value="0.538390017346539" calcext:value-type="percentage">
            <text:p>54%</text:p>
          </table:table-cell>
          <table:table-cell table:formula="of:=COUNTIF([.$G$3:.$G537];&quot;&gt;0&quot;)/COUNTIF([.$B$3:.$B537];&quot;&gt;0&quot;)" office:value-type="percentage" office:value="0.640091116173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albot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538]-[.E538]" office:value-type="float" office:value="-3" calcext:value-type="float">
            <text:p>-3.00</text:p>
          </table:table-cell>
          <table:table-cell table:formula="of:=SUM([.$H$2:.H538])" office:value-type="float" office:value="-84.0400000000001" calcext:value-type="float">
            <text:p>-84.04</text:p>
          </table:table-cell>
          <table:table-cell table:formula="of:=SUM([.H$3:.H538])/SUM([.E$3:.E538])" office:value-type="percentage" office:value="-0.0447735748534896" calcext:value-type="percentage">
            <text:p>-4%</text:p>
          </table:table-cell>
          <table:table-cell table:formula="of:=[.O538]-(1-[.O538])/[.N538]" office:value-type="percentage" office:value="-0.031235220704151" calcext:value-type="percentage">
            <text:p>-3.1%</text:p>
          </table:table-cell>
          <table:table-cell table:formula="of:=AVERAGEIF([.$H$3:.$H538];&quot;&gt;0&quot;)" office:value-type="float" office:value="2.35119691119691" calcext:value-type="float">
            <text:p>2.4</text:p>
          </table:table-cell>
          <table:table-cell table:formula="of:=AVERAGEIF([.$H$3:.$H538];&quot;&lt;0&quot;)" office:value-type="float" office:value="-4.35849056603774" calcext:value-type="float">
            <text:p>-4.4</text:p>
          </table:table-cell>
          <table:table-cell table:formula="of:=[.L538]/-[.M538]" office:value-type="percentage" office:value="0.539452105166391" calcext:value-type="percentage">
            <text:p>54%</text:p>
          </table:table-cell>
          <table:table-cell table:formula="of:=COUNTIF([.$G$3:.$G538];&quot;&gt;0&quot;)/COUNTIF([.$B$3:.$B538];&quot;&gt;0&quot;)" office:value-type="percentage" office:value="0.6386363636363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e minaur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539]-[.E539]" office:value-type="float" office:value="-5" calcext:value-type="float">
            <text:p>-5.00</text:p>
          </table:table-cell>
          <table:table-cell table:formula="of:=SUM([.$H$2:.H539])" office:value-type="float" office:value="-89.0400000000001" calcext:value-type="float">
            <text:p>-89.04</text:p>
          </table:table-cell>
          <table:table-cell table:formula="of:=SUM([.H$3:.H539])/SUM([.E$3:.E539])" office:value-type="percentage" office:value="-0.0473113708820404" calcext:value-type="percentage">
            <text:p>-5%</text:p>
          </table:table-cell>
          <table:table-cell table:formula="of:=[.O539]-(1-[.O539])/[.N539]" office:value-type="percentage" office:value="-0.0359865613787989" calcext:value-type="percentage">
            <text:p>-3.6%</text:p>
          </table:table-cell>
          <table:table-cell table:formula="of:=AVERAGEIF([.$H$3:.$H539];&quot;&gt;0&quot;)" office:value-type="float" office:value="2.35119691119691" calcext:value-type="float">
            <text:p>2.4</text:p>
          </table:table-cell>
          <table:table-cell table:formula="of:=AVERAGEIF([.$H$3:.$H539];&quot;&lt;0&quot;)" office:value-type="float" office:value="-4.3625" calcext:value-type="float">
            <text:p>-4.4</text:p>
          </table:table-cell>
          <table:table-cell table:formula="of:=[.L539]/-[.M539]" office:value-type="percentage" office:value="0.538956312022215" calcext:value-type="percentage">
            <text:p>54%</text:p>
          </table:table-cell>
          <table:table-cell table:formula="of:=COUNTIF([.$G$3:.$G539];&quot;&gt;0&quot;)/COUNTIF([.$B$3:.$B539];&quot;&gt;0&quot;)" office:value-type="percentage" office:value="0.6371882086167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3" calcext:value-type="float">
            <text:p>1.03</text:p>
          </table:table-cell>
          <table:table-cell office:value-type="float" office:value="2.06" calcext:value-type="float">
            <text:p>2.06</text:p>
          </table:table-cell>
          <table:table-cell table:formula="of:=[.G540]-[.E540]" office:value-type="float" office:value="0.0600000000000001" calcext:value-type="float">
            <text:p>0.06</text:p>
          </table:table-cell>
          <table:table-cell table:formula="of:=SUM([.$H$2:.H540])" office:value-type="float" office:value="-88.9800000000001" calcext:value-type="float">
            <text:p>-88.98</text:p>
          </table:table-cell>
          <table:table-cell table:formula="of:=SUM([.H$3:.H540])/SUM([.E$3:.E540])" office:value-type="percentage" office:value="-0.0472292993630574" calcext:value-type="percentage">
            <text:p>-5%</text:p>
          </table:table-cell>
          <table:table-cell table:formula="of:=[.O540]-(1-[.O540])/[.N540]" office:value-type="percentage" office:value="-0.0361695244834406" calcext:value-type="percentage">
            <text:p>-3.6%</text:p>
          </table:table-cell>
          <table:table-cell table:formula="of:=AVERAGEIF([.$H$3:.$H540];&quot;&gt;0&quot;)" office:value-type="float" office:value="2.34238461538462" calcext:value-type="float">
            <text:p>2.3</text:p>
          </table:table-cell>
          <table:table-cell table:formula="of:=AVERAGEIF([.$H$3:.$H540];&quot;&lt;0&quot;)" office:value-type="float" office:value="-4.3625" calcext:value-type="float">
            <text:p>-4.4</text:p>
          </table:table-cell>
          <table:table-cell table:formula="of:=[.L540]/-[.M540]" office:value-type="percentage" office:value="0.536936301520829" calcext:value-type="percentage">
            <text:p>54%</text:p>
          </table:table-cell>
          <table:table-cell table:formula="of:=COUNTIF([.$G$3:.$G540];&quot;&gt;0&quot;)/COUNTIF([.$B$3:.$B540];&quot;&gt;0&quot;)" office:value-type="percentage" office:value="0.63800904977375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5" calcext:value-type="float">
            <text:p>5</text:p>
          </table:table-cell>
          <table:table-cell office:value-type="float" office:value="1.65" calcext:value-type="float">
            <text:p>1.65</text:p>
          </table:table-cell>
          <table:table-cell office:value-type="float" office:value="8.25" calcext:value-type="float">
            <text:p>8.25</text:p>
          </table:table-cell>
          <table:table-cell table:formula="of:=[.G541]-[.E541]" office:value-type="float" office:value="3.25" calcext:value-type="float">
            <text:p>3.25</text:p>
          </table:table-cell>
          <table:table-cell table:formula="of:=SUM([.$H$2:.H541])" office:value-type="float" office:value="-85.73" calcext:value-type="float">
            <text:p>-85.73</text:p>
          </table:table-cell>
          <table:table-cell table:formula="of:=SUM([.H$3:.H541])/SUM([.E$3:.E541])" office:value-type="percentage" office:value="-0.0453838009528852" calcext:value-type="percentage">
            <text:p>-5%</text:p>
          </table:table-cell>
          <table:table-cell table:formula="of:=[.O541]-(1-[.O541])/[.N541]" office:value-type="percentage" office:value="-0.0328334100378631" calcext:value-type="percentage">
            <text:p>-3.3%</text:p>
          </table:table-cell>
          <table:table-cell table:formula="of:=AVERAGEIF([.$H$3:.$H541];&quot;&gt;0&quot;)" office:value-type="float" office:value="2.34586206896552" calcext:value-type="float">
            <text:p>2.3</text:p>
          </table:table-cell>
          <table:table-cell table:formula="of:=AVERAGEIF([.$H$3:.$H541];&quot;&lt;0&quot;)" office:value-type="float" office:value="-4.3625" calcext:value-type="float">
            <text:p>-4.4</text:p>
          </table:table-cell>
          <table:table-cell table:formula="of:=[.L541]/-[.M541]" office:value-type="percentage" office:value="0.537733425550835" calcext:value-type="percentage">
            <text:p>54%</text:p>
          </table:table-cell>
          <table:table-cell table:formula="of:=COUNTIF([.$G$3:.$G541];&quot;&gt;0&quot;)/COUNTIF([.$B$3:.$B541];&quot;&gt;0&quot;)" office:value-type="percentage" office:value="0.6388261851015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42]-[.E542]" office:value-type="float" office:value="0.68" calcext:value-type="float">
            <text:p>0.68</text:p>
          </table:table-cell>
          <table:table-cell table:formula="of:=SUM([.$H$2:.H542])" office:value-type="float" office:value="-85.05" calcext:value-type="float">
            <text:p>-85.05</text:p>
          </table:table-cell>
          <table:table-cell table:formula="of:=SUM([.H$3:.H542])/SUM([.E$3:.E542])" office:value-type="percentage" office:value="-0.0449762030671603" calcext:value-type="percentage">
            <text:p>-4%</text:p>
          </table:table-cell>
          <table:table-cell table:formula="of:=[.O542]-(1-[.O542])/[.N542]" office:value-type="percentage" office:value="-0.0323285190729515" calcext:value-type="percentage">
            <text:p>-3.2%</text:p>
          </table:table-cell>
          <table:table-cell table:formula="of:=AVERAGEIF([.$H$3:.$H542];&quot;&gt;0&quot;)" office:value-type="float" office:value="2.33950381679389" calcext:value-type="float">
            <text:p>2.3</text:p>
          </table:table-cell>
          <table:table-cell table:formula="of:=AVERAGEIF([.$H$3:.$H542];&quot;&lt;0&quot;)" office:value-type="float" office:value="-4.3625" calcext:value-type="float">
            <text:p>-4.4</text:p>
          </table:table-cell>
          <table:table-cell table:formula="of:=[.L542]/-[.M542]" office:value-type="percentage" office:value="0.536275946543013" calcext:value-type="percentage">
            <text:p>54%</text:p>
          </table:table-cell>
          <table:table-cell table:formula="of:=COUNTIF([.$G$3:.$G542];&quot;&gt;0&quot;)/COUNTIF([.$B$3:.$B542];&quot;&gt;0&quot;)" office:value-type="percentage" office:value="0.6396396396396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rublev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543]-[.E543]" office:value-type="float" office:value="-1" calcext:value-type="float">
            <text:p>-1.00</text:p>
          </table:table-cell>
          <table:table-cell table:formula="of:=SUM([.$H$2:.H543])" office:value-type="float" office:value="-86.05" calcext:value-type="float">
            <text:p>-86.05</text:p>
          </table:table-cell>
          <table:table-cell table:formula="of:=SUM([.H$3:.H543])/SUM([.E$3:.E543])" office:value-type="percentage" office:value="-0.0454809725158563" calcext:value-type="percentage">
            <text:p>-5%</text:p>
          </table:table-cell>
          <table:table-cell table:formula="of:=[.O543]-(1-[.O543])/[.N543]" office:value-type="percentage" office:value="-0.0332164124316827" calcext:value-type="percentage">
            <text:p>-3.3%</text:p>
          </table:table-cell>
          <table:table-cell table:formula="of:=AVERAGEIF([.$H$3:.$H543];&quot;&gt;0&quot;)" office:value-type="float" office:value="2.33950381679389" calcext:value-type="float">
            <text:p>2.3</text:p>
          </table:table-cell>
          <table:table-cell table:formula="of:=AVERAGEIF([.$H$3:.$H543];&quot;&lt;0&quot;)" office:value-type="float" office:value="-4.3416149068323" calcext:value-type="float">
            <text:p>-4.3</text:p>
          </table:table-cell>
          <table:table-cell table:formula="of:=[.L543]/-[.M543]" office:value-type="percentage" office:value="0.53885567167928" calcext:value-type="percentage">
            <text:p>54%</text:p>
          </table:table-cell>
          <table:table-cell table:formula="of:=COUNTIF([.$G$3:.$G543];&quot;&gt;0&quot;)/COUNTIF([.$B$3:.$B543];&quot;&gt;0&quot;)" office:value-type="percentage" office:value="0.638202247191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2" calcext:value-type="date">
            <text:p>2019-10-02</text:p>
          </table:table-cell>
          <table:table-cell office:value-type="string" calcext:value-type="string">
            <text:p>bej</text:p>
          </table:table-cell>
          <table:table-cell table:style-name="ce9"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13" calcext:value-type="float">
            <text:p>1.13</text:p>
          </table:table-cell>
          <table:table-cell office:value-type="float" office:value="3.42" calcext:value-type="float">
            <text:p>3.42</text:p>
          </table:table-cell>
          <table:table-cell table:formula="of:=[.G544]-[.E544]" office:value-type="float" office:value="0.42" calcext:value-type="float">
            <text:p>0.42</text:p>
          </table:table-cell>
          <table:table-cell table:formula="of:=SUM([.$H$2:.H544])" office:value-type="float" office:value="-85.63" calcext:value-type="float">
            <text:p>-85.63</text:p>
          </table:table-cell>
          <table:table-cell table:formula="of:=SUM([.H$3:.H544])/SUM([.E$3:.E544])" office:value-type="percentage" office:value="-0.0451873350923483" calcext:value-type="percentage">
            <text:p>-5%</text:p>
          </table:table-cell>
          <table:table-cell table:formula="of:=[.O544]-(1-[.O544])/[.N544]" office:value-type="percentage" office:value="-0.0329962361140773" calcext:value-type="percentage">
            <text:p>-3.3%</text:p>
          </table:table-cell>
          <table:table-cell table:formula="of:=AVERAGEIF([.$H$3:.$H544];&quot;&gt;0&quot;)" office:value-type="float" office:value="2.33220532319392" calcext:value-type="float">
            <text:p>2.3</text:p>
          </table:table-cell>
          <table:table-cell table:formula="of:=AVERAGEIF([.$H$3:.$H544];&quot;&lt;0&quot;)" office:value-type="float" office:value="-4.3416149068323" calcext:value-type="float">
            <text:p>-4.3</text:p>
          </table:table-cell>
          <table:table-cell table:formula="of:=[.L544]/-[.M544]" office:value-type="percentage" office:value="0.537174616644092" calcext:value-type="percentage">
            <text:p>54%</text:p>
          </table:table-cell>
          <table:table-cell table:formula="of:=COUNTIF([.$G$3:.$G544];&quot;&gt;0&quot;)/COUNTIF([.$B$3:.$B544];&quot;&gt;0&quot;)" office:value-type="percentage" office:value="0.639013452914798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47:.H548])" office:value-type="float" office:value="1.28" calcext:value-type="float">
            <text:p>1.2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goff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547]-[.E547]" office:value-type="float" office:value="0.8" calcext:value-type="float">
            <text:p>0.80</text:p>
          </table:table-cell>
          <table:table-cell table:formula="of:=SUM([.$H$2:.H547])" office:value-type="float" office:value="-84.83" calcext:value-type="float">
            <text:p>-84.83</text:p>
          </table:table-cell>
          <table:table-cell table:formula="of:=SUM([.H$3:.H547])/SUM([.E$3:.E547])" office:value-type="percentage" office:value="-0.0447415611814346" calcext:value-type="percentage">
            <text:p>-4%</text:p>
          </table:table-cell>
          <table:table-cell table:formula="of:=[.O547]-(1-[.O547])/[.N547]" office:value-type="percentage" office:value="-0.0323580333349616" calcext:value-type="percentage">
            <text:p>-3.2%</text:p>
          </table:table-cell>
          <table:table-cell table:formula="of:=AVERAGEIF([.$H$3:.$H547];&quot;&gt;0&quot;)" office:value-type="float" office:value="2.32640151515151" calcext:value-type="float">
            <text:p>2.3</text:p>
          </table:table-cell>
          <table:table-cell table:formula="of:=AVERAGEIF([.$H$3:.$H547];&quot;&lt;0&quot;)" office:value-type="float" office:value="-4.3416149068323" calcext:value-type="float">
            <text:p>-4.3</text:p>
          </table:table-cell>
          <table:table-cell table:formula="of:=[.L547]/-[.M547]" office:value-type="percentage" office:value="0.535837831100707" calcext:value-type="percentage">
            <text:p>54%</text:p>
          </table:table-cell>
          <table:table-cell table:formula="of:=COUNTIF([.$G$3:.$G547];&quot;&gt;0&quot;)/COUNTIF([.$B$3:.$B547];&quot;&gt;0&quot;)" office:value-type="percentage" office:value="0.63982102908277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3" calcext:value-type="date">
            <text:p>2019-10-03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 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48]-[.E548]" office:value-type="float" office:value="0.48" calcext:value-type="float">
            <text:p>0.48</text:p>
          </table:table-cell>
          <table:table-cell table:formula="of:=SUM([.$H$2:.H548])" office:value-type="float" office:value="-84.35" calcext:value-type="float">
            <text:p>-84.35</text:p>
          </table:table-cell>
          <table:table-cell table:formula="of:=SUM([.H$3:.H548])/SUM([.E$3:.E548])" office:value-type="percentage" office:value="-0.0444649446494465" calcext:value-type="percentage">
            <text:p>-4%</text:p>
          </table:table-cell>
          <table:table-cell table:formula="of:=[.O548]-(1-[.O548])/[.N548]" office:value-type="percentage" office:value="-0.0320683736969937" calcext:value-type="percentage">
            <text:p>-3.2%</text:p>
          </table:table-cell>
          <table:table-cell table:formula="of:=AVERAGEIF([.$H$3:.$H548];&quot;&gt;0&quot;)" office:value-type="float" office:value="2.31943396226415" calcext:value-type="float">
            <text:p>2.3</text:p>
          </table:table-cell>
          <table:table-cell table:formula="of:=AVERAGEIF([.$H$3:.$H548];&quot;&lt;0&quot;)" office:value-type="float" office:value="-4.3416149068323" calcext:value-type="float">
            <text:p>-4.3</text:p>
          </table:table-cell>
          <table:table-cell table:formula="of:=[.L548]/-[.M548]" office:value-type="percentage" office:value="0.534233001322644" calcext:value-type="percentage">
            <text:p>53%</text:p>
          </table:table-cell>
          <table:table-cell table:formula="of:=COUNTIF([.$G$3:.$G548];&quot;&gt;0&quot;)/COUNTIF([.$B$3:.$B548];&quot;&gt;0&quot;)" office:value-type="percentage" office:value="0.640625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1:.H555])" office:value-type="float" office:value="5.37" calcext:value-type="float">
            <text:p>5.3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mill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551]-[.E551]" office:value-type="float" office:value="0.42" calcext:value-type="float">
            <text:p>0.42</text:p>
          </table:table-cell>
          <table:table-cell table:formula="of:=SUM([.$H$2:.H551])" office:value-type="float" office:value="-83.93" calcext:value-type="float">
            <text:p>-83.93</text:p>
          </table:table-cell>
          <table:table-cell table:formula="of:=SUM([.H$3:.H551])/SUM([.E$3:.E551])" office:value-type="percentage" office:value="-0.0442202318229716" calcext:value-type="percentage">
            <text:p>-4%</text:p>
          </table:table-cell>
          <table:table-cell table:formula="of:=[.O551]-(1-[.O551])/[.N551]" office:value-type="percentage" office:value="-0.0318425378493685" calcext:value-type="percentage">
            <text:p>-3.2%</text:p>
          </table:table-cell>
          <table:table-cell table:formula="of:=AVERAGEIF([.$H$3:.$H551];&quot;&gt;0&quot;)" office:value-type="float" office:value="2.31229323308271" calcext:value-type="float">
            <text:p>2.3</text:p>
          </table:table-cell>
          <table:table-cell table:formula="of:=AVERAGEIF([.$H$3:.$H551];&quot;&lt;0&quot;)" office:value-type="float" office:value="-4.3416149068323" calcext:value-type="float">
            <text:p>-4.3</text:p>
          </table:table-cell>
          <table:table-cell table:formula="of:=[.L551]/-[.M551]" office:value-type="percentage" office:value="0.532588284014758" calcext:value-type="percentage">
            <text:p>53%</text:p>
          </table:table-cell>
          <table:table-cell table:formula="of:=COUNTIF([.$G$3:.$G551];&quot;&gt;0&quot;)/COUNTIF([.$B$3:.$B551];&quot;&gt;0&quot;)" office:value-type="percentage" office:value="0.64142538975501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2" calcext:value-type="float">
            <text:p>1.12</text:p>
          </table:table-cell>
          <table:table-cell table:formula="of:=[.G552]-[.E552]" office:value-type="float" office:value="0.12" calcext:value-type="float">
            <text:p>0.12</text:p>
          </table:table-cell>
          <table:table-cell table:formula="of:=SUM([.$H$2:.H552])" office:value-type="float" office:value="-83.81" calcext:value-type="float">
            <text:p>-83.81</text:p>
          </table:table-cell>
          <table:table-cell table:formula="of:=SUM([.H$3:.H552])/SUM([.E$3:.E552])" office:value-type="percentage" office:value="-0.0441337546076883" calcext:value-type="percentage">
            <text:p>-4%</text:p>
          </table:table-cell>
          <table:table-cell table:formula="of:=[.O552]-(1-[.O552])/[.N552]" office:value-type="percentage" office:value="-0.0319434826819537" calcext:value-type="percentage">
            <text:p>-3.2%</text:p>
          </table:table-cell>
          <table:table-cell table:formula="of:=AVERAGEIF([.$H$3:.$H552];&quot;&gt;0&quot;)" office:value-type="float" office:value="2.30408239700375" calcext:value-type="float">
            <text:p>2.3</text:p>
          </table:table-cell>
          <table:table-cell table:formula="of:=AVERAGEIF([.$H$3:.$H552];&quot;&lt;0&quot;)" office:value-type="float" office:value="-4.3416149068323" calcext:value-type="float">
            <text:p>-4.3</text:p>
          </table:table-cell>
          <table:table-cell table:formula="of:=[.L552]/-[.M552]" office:value-type="percentage" office:value="0.530697090010877" calcext:value-type="percentage">
            <text:p>53%</text:p>
          </table:table-cell>
          <table:table-cell table:formula="of:=COUNTIF([.$G$3:.$G552];&quot;&gt;0&quot;)/COUNTIF([.$B$3:.$B552];&quot;&gt;0&quot;)" office:value-type="percentage" office:value="0.64222222222222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khachano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553]-[.E553]" office:value-type="float" office:value="2.4" calcext:value-type="float">
            <text:p>2.40</text:p>
          </table:table-cell>
          <table:table-cell table:formula="of:=SUM([.$H$2:.H553])" office:value-type="float" office:value="-81.41" calcext:value-type="float">
            <text:p>-81.41</text:p>
          </table:table-cell>
          <table:table-cell table:formula="of:=SUM([.H$3:.H553])/SUM([.E$3:.E553])" office:value-type="percentage" office:value="-0.0427798213347346" calcext:value-type="percentage">
            <text:p>-4%</text:p>
          </table:table-cell>
          <table:table-cell table:formula="of:=[.O553]-(1-[.O553])/[.N553]" office:value-type="percentage" office:value="-0.0295508874726517" calcext:value-type="percentage">
            <text:p>-3.0%</text:p>
          </table:table-cell>
          <table:table-cell table:formula="of:=AVERAGEIF([.$H$3:.$H553];&quot;&gt;0&quot;)" office:value-type="float" office:value="2.30444029850746" calcext:value-type="float">
            <text:p>2.3</text:p>
          </table:table-cell>
          <table:table-cell table:formula="of:=AVERAGEIF([.$H$3:.$H553];&quot;&lt;0&quot;)" office:value-type="float" office:value="-4.3416149068323" calcext:value-type="float">
            <text:p>-4.3</text:p>
          </table:table-cell>
          <table:table-cell table:formula="of:=[.L553]/-[.M553]" office:value-type="percentage" office:value="0.530779525121175" calcext:value-type="percentage">
            <text:p>53%</text:p>
          </table:table-cell>
          <table:table-cell table:formula="of:=COUNTIF([.$G$3:.$G553];&quot;&gt;0&quot;)/COUNTIF([.$B$3:.$B553];&quot;&gt;0&quot;)" office:value-type="percentage" office:value="0.64301552106430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42" calcext:value-type="float">
            <text:p>1.42</text:p>
          </table:table-cell>
          <table:table-cell office:value-type="float" office:value="5.68" calcext:value-type="float">
            <text:p>5.68</text:p>
          </table:table-cell>
          <table:table-cell table:formula="of:=[.G554]-[.E554]" office:value-type="float" office:value="1.68" calcext:value-type="float">
            <text:p>1.68</text:p>
          </table:table-cell>
          <table:table-cell table:formula="of:=SUM([.$H$2:.H554])" office:value-type="float" office:value="-79.73" calcext:value-type="float">
            <text:p>-79.73</text:p>
          </table:table-cell>
          <table:table-cell table:formula="of:=SUM([.H$3:.H554])/SUM([.E$3:.E554])" office:value-type="percentage" office:value="-0.0418091242789722" calcext:value-type="percentage">
            <text:p>-4%</text:p>
          </table:table-cell>
          <table:table-cell table:formula="of:=[.O554]-(1-[.O554])/[.N554]" office:value-type="percentage" office:value="-0.0279498013004467" calcext:value-type="percentage">
            <text:p>-2.8%</text:p>
          </table:table-cell>
          <table:table-cell table:formula="of:=AVERAGEIF([.$H$3:.$H554];&quot;&gt;0&quot;)" office:value-type="float" office:value="2.30211895910781" calcext:value-type="float">
            <text:p>2.3</text:p>
          </table:table-cell>
          <table:table-cell table:formula="of:=AVERAGEIF([.$H$3:.$H554];&quot;&lt;0&quot;)" office:value-type="float" office:value="-4.3416149068323" calcext:value-type="float">
            <text:p>-4.3</text:p>
          </table:table-cell>
          <table:table-cell table:formula="of:=[.L554]/-[.M554]" office:value-type="percentage" office:value="0.530244853242284" calcext:value-type="percentage">
            <text:p>53%</text:p>
          </table:table-cell>
          <table:table-cell table:formula="of:=COUNTIF([.$G$3:.$G554];&quot;&gt;0&quot;)/COUNTIF([.$B$3:.$B554];&quot;&gt;0&quot;)" office:value-type="percentage" office:value="0.64380530973451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4" calcext:value-type="date">
            <text:p>2019-10-04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555]-[.E555]" office:value-type="float" office:value="0.75" calcext:value-type="float">
            <text:p>0.75</text:p>
          </table:table-cell>
          <table:table-cell table:formula="of:=SUM([.$H$2:.H555])" office:value-type="float" office:value="-78.98" calcext:value-type="float">
            <text:p>-78.98</text:p>
          </table:table-cell>
          <table:table-cell table:formula="of:=SUM([.H$3:.H555])/SUM([.E$3:.E555])" office:value-type="percentage" office:value="-0.0413941299790356" calcext:value-type="percentage">
            <text:p>-4%</text:p>
          </table:table-cell>
          <table:table-cell table:formula="of:=[.O555]-(1-[.O555])/[.N555]" office:value-type="percentage" office:value="-0.027358513607729" calcext:value-type="percentage">
            <text:p>-2.7%</text:p>
          </table:table-cell>
          <table:table-cell table:formula="of:=AVERAGEIF([.$H$3:.$H555];&quot;&gt;0&quot;)" office:value-type="float" office:value="2.29637037037037" calcext:value-type="float">
            <text:p>2.3</text:p>
          </table:table-cell>
          <table:table-cell table:formula="of:=AVERAGEIF([.$H$3:.$H555];&quot;&lt;0&quot;)" office:value-type="float" office:value="-4.3416149068323" calcext:value-type="float">
            <text:p>-4.3</text:p>
          </table:table-cell>
          <table:table-cell table:formula="of:=[.L555]/-[.M555]" office:value-type="percentage" office:value="0.528920786308483" calcext:value-type="percentage">
            <text:p>53%</text:p>
          </table:table-cell>
          <table:table-cell table:formula="of:=COUNTIF([.$G$3:.$G555];&quot;&gt;0&quot;)/COUNTIF([.$B$3:.$B555];&quot;&gt;0&quot;)" office:value-type="percentage" office:value="0.644591611479029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58:.H560])" office:value-type="float" office:value="-5.86" calcext:value-type="float">
            <text:p>-5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zverev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558]-[.E558]" office:value-type="float" office:value="-2" calcext:value-type="float">
            <text:p>-2.00</text:p>
          </table:table-cell>
          <table:table-cell table:formula="of:=SUM([.$H$2:.H558])" office:value-type="float" office:value="-80.98" calcext:value-type="float">
            <text:p>-80.98</text:p>
          </table:table-cell>
          <table:table-cell table:formula="of:=SUM([.H$3:.H558])/SUM([.E$3:.E558])" office:value-type="percentage" office:value="-0.0423979057591623" calcext:value-type="percentage">
            <text:p>-4%</text:p>
          </table:table-cell>
          <table:table-cell table:formula="of:=[.O558]-(1-[.O558])/[.N558]" office:value-type="percentage" office:value="-0.0292166218312981" calcext:value-type="percentage">
            <text:p>-2.9%</text:p>
          </table:table-cell>
          <table:table-cell table:formula="of:=AVERAGEIF([.$H$3:.$H558];&quot;&gt;0&quot;)" office:value-type="float" office:value="2.29637037037037" calcext:value-type="float">
            <text:p>2.3</text:p>
          </table:table-cell>
          <table:table-cell table:formula="of:=AVERAGEIF([.$H$3:.$H558];&quot;&lt;0&quot;)" office:value-type="float" office:value="-4.32716049382716" calcext:value-type="float">
            <text:p>-4.3</text:p>
          </table:table-cell>
          <table:table-cell table:formula="of:=[.L558]/-[.M558]" office:value-type="percentage" office:value="0.530687589158345" calcext:value-type="percentage">
            <text:p>53%</text:p>
          </table:table-cell>
          <table:table-cell table:formula="of:=COUNTIF([.$G$3:.$G558];&quot;&gt;0&quot;)/COUNTIF([.$B$3:.$B558];&quot;&gt;0&quot;)" office:value-type="percentage" office:value="0.6431718061674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opelka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559]-[.E559]" office:value-type="float" office:value="-4" calcext:value-type="float">
            <text:p>-4.00</text:p>
          </table:table-cell>
          <table:table-cell table:formula="of:=SUM([.$H$2:.H559])" office:value-type="float" office:value="-84.98" calcext:value-type="float">
            <text:p>-84.98</text:p>
          </table:table-cell>
          <table:table-cell table:formula="of:=SUM([.H$3:.H559])/SUM([.E$3:.E559])" office:value-type="percentage" office:value="-0.0443991640543365" calcext:value-type="percentage">
            <text:p>-4%</text:p>
          </table:table-cell>
          <table:table-cell table:formula="of:=[.O559]-(1-[.O559])/[.N559]" office:value-type="percentage" office:value="-0.0329807156167595" calcext:value-type="percentage">
            <text:p>-3.3%</text:p>
          </table:table-cell>
          <table:table-cell table:formula="of:=AVERAGEIF([.$H$3:.$H559];&quot;&gt;0&quot;)" office:value-type="float" office:value="2.29637037037037" calcext:value-type="float">
            <text:p>2.3</text:p>
          </table:table-cell>
          <table:table-cell table:formula="of:=AVERAGEIF([.$H$3:.$H559];&quot;&lt;0&quot;)" office:value-type="float" office:value="-4.32515337423313" calcext:value-type="float">
            <text:p>-4.3</text:p>
          </table:table-cell>
          <table:table-cell table:formula="of:=[.L559]/-[.M559]" office:value-type="percentage" office:value="0.530933858681376" calcext:value-type="percentage">
            <text:p>53%</text:p>
          </table:table-cell>
          <table:table-cell table:formula="of:=COUNTIF([.$G$3:.$G559];&quot;&gt;0&quot;)/COUNTIF([.$B$3:.$B559];&quot;&gt;0&quot;)" office:value-type="percentage" office:value="0.64175824175824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5" calcext:value-type="date">
            <text:p>2019-10-05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office:value-type="float" office:value="1.13" calcext:value-type="float">
            <text:p>1.13</text:p>
          </table:table-cell>
          <table:table-cell office:value-type="float" office:value="1.14" calcext:value-type="float">
            <text:p>1.14</text:p>
          </table:table-cell>
          <table:table-cell table:formula="of:=[.G560]-[.E560]" office:value-type="float" office:value="0.14" calcext:value-type="float">
            <text:p>0.14</text:p>
          </table:table-cell>
          <table:table-cell table:formula="of:=SUM([.$H$2:.H560])" office:value-type="float" office:value="-84.84" calcext:value-type="float">
            <text:p>-84.84</text:p>
          </table:table-cell>
          <table:table-cell table:formula="of:=SUM([.H$3:.H560])/SUM([.E$3:.E560])" office:value-type="percentage" office:value="-0.0443028720626632" calcext:value-type="percentage">
            <text:p>-4%</text:p>
          </table:table-cell>
          <table:table-cell table:formula="of:=[.O560]-(1-[.O560])/[.N560]" office:value-type="percentage" office:value="-0.0330564098908263" calcext:value-type="percentage">
            <text:p>-3.3%</text:p>
          </table:table-cell>
          <table:table-cell table:formula="of:=AVERAGEIF([.$H$3:.$H560];&quot;&gt;0&quot;)" office:value-type="float" office:value="2.28841328413284" calcext:value-type="float">
            <text:p>2.3</text:p>
          </table:table-cell>
          <table:table-cell table:formula="of:=AVERAGEIF([.$H$3:.$H560];&quot;&lt;0&quot;)" office:value-type="float" office:value="-4.32515337423313" calcext:value-type="float">
            <text:p>-4.3</text:p>
          </table:table-cell>
          <table:table-cell table:formula="of:=[.L560]/-[.M560]" office:value-type="percentage" office:value="0.529094135196671" calcext:value-type="percentage">
            <text:p>53%</text:p>
          </table:table-cell>
          <table:table-cell table:formula="of:=COUNTIF([.$G$3:.$G560];&quot;&gt;0&quot;)/COUNTIF([.$B$3:.$B560];&quot;&gt;0&quot;)" office:value-type="percentage" office:value="0.642543859649123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3:.H564])" office:value-type="float" office:value="-1.88" calcext:value-type="float">
            <text:p>-1.88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tky</text:p>
          </table:table-cell>
          <table:table-cell office:value-type="string" calcext:value-type="string">
            <text:p>djokovic</text:p>
          </table:table-cell>
          <table:table-cell office:value-type="float" office:value="6" calcext:value-type="float">
            <text:p>6</text:p>
          </table:table-cell>
          <table:table-cell office:value-type="float" office:value="1.02" calcext:value-type="float">
            <text:p>1.02</text:p>
          </table:table-cell>
          <table:table-cell office:value-type="float" office:value="6.12" calcext:value-type="float">
            <text:p>6.12</text:p>
          </table:table-cell>
          <table:table-cell table:formula="of:=[.G563]-[.E563]" office:value-type="float" office:value="0.12" calcext:value-type="float">
            <text:p>0.12</text:p>
          </table:table-cell>
          <table:table-cell table:formula="of:=SUM([.$H$2:.H563])" office:value-type="float" office:value="-84.72" calcext:value-type="float">
            <text:p>-84.72</text:p>
          </table:table-cell>
          <table:table-cell table:formula="of:=SUM([.H$3:.H563])/SUM([.E$3:.E563])" office:value-type="percentage" office:value="-0.044102030192608" calcext:value-type="percentage">
            <text:p>-4%</text:p>
          </table:table-cell>
          <table:table-cell table:formula="of:=[.O563]-(1-[.O563])/[.N563]" office:value-type="percentage" office:value="-0.033152529830885" calcext:value-type="percentage">
            <text:p>-3.3%</text:p>
          </table:table-cell>
          <table:table-cell table:formula="of:=AVERAGEIF([.$H$3:.$H563];&quot;&gt;0&quot;)" office:value-type="float" office:value="2.28044117647059" calcext:value-type="float">
            <text:p>2.3</text:p>
          </table:table-cell>
          <table:table-cell table:formula="of:=AVERAGEIF([.$H$3:.$H563];&quot;&lt;0&quot;)" office:value-type="float" office:value="-4.32515337423313" calcext:value-type="float">
            <text:p>-4.3</text:p>
          </table:table-cell>
          <table:table-cell table:formula="of:=[.L563]/-[.M563]" office:value-type="percentage" office:value="0.527250938673341" calcext:value-type="percentage">
            <text:p>53%</text:p>
          </table:table-cell>
          <table:table-cell table:formula="of:=COUNTIF([.$G$3:.$G563];&quot;&gt;0&quot;)/COUNTIF([.$B$3:.$B563];&quot;&gt;0&quot;)" office:value-type="percentage" office:value="0.643326039387308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6" calcext:value-type="date">
            <text:p>2019-10-06</text:p>
          </table:table-cell>
          <table:table-cell office:value-type="string" calcext:value-type="string">
            <text:p>bej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564]-[.E564]" office:value-type="float" office:value="-2" calcext:value-type="float">
            <text:p>-2.00</text:p>
          </table:table-cell>
          <table:table-cell table:formula="of:=SUM([.$H$2:.H564])" office:value-type="float" office:value="-86.72" calcext:value-type="float">
            <text:p>-86.72</text:p>
          </table:table-cell>
          <table:table-cell table:formula="of:=SUM([.H$3:.H564])/SUM([.E$3:.E564])" office:value-type="percentage" office:value="-0.0450962038481539" calcext:value-type="percentage">
            <text:p>-5%</text:p>
          </table:table-cell>
          <table:table-cell table:formula="of:=[.O564]-(1-[.O564])/[.N564]" office:value-type="percentage" office:value="-0.0349950423854222" calcext:value-type="percentage">
            <text:p>-3.5%</text:p>
          </table:table-cell>
          <table:table-cell table:formula="of:=AVERAGEIF([.$H$3:.$H564];&quot;&gt;0&quot;)" office:value-type="float" office:value="2.28044117647059" calcext:value-type="float">
            <text:p>2.3</text:p>
          </table:table-cell>
          <table:table-cell table:formula="of:=AVERAGEIF([.$H$3:.$H564];&quot;&lt;0&quot;)" office:value-type="float" office:value="-4.3109756097561" calcext:value-type="float">
            <text:p>-4.3</text:p>
          </table:table-cell>
          <table:table-cell table:formula="of:=[.L564]/-[.M564]" office:value-type="percentage" office:value="0.528984940510858" calcext:value-type="percentage">
            <text:p>53%</text:p>
          </table:table-cell>
          <table:table-cell table:formula="of:=COUNTIF([.$G$3:.$G564];&quot;&gt;0&quot;)/COUNTIF([.$B$3:.$B564];&quot;&gt;0&quot;)" office:value-type="percentage" office:value="0.641921397379913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67:.H571])" office:value-type="float" office:value="2.86" calcext:value-type="float">
            <text:p>2.86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norrie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567]-[.E567]" office:value-type="float" office:value="3.4" calcext:value-type="float">
            <text:p>3.40</text:p>
          </table:table-cell>
          <table:table-cell table:formula="of:=SUM([.$H$2:.H567])" office:value-type="float" office:value="-83.32" calcext:value-type="float">
            <text:p>-83.32</text:p>
          </table:table-cell>
          <table:table-cell table:formula="of:=SUM([.H$3:.H567])/SUM([.E$3:.E567])" office:value-type="percentage" office:value="-0.0432381940840685" calcext:value-type="percentage">
            <text:p>-4%</text:p>
          </table:table-cell>
          <table:table-cell table:formula="of:=[.O567]-(1-[.O567])/[.N567]" office:value-type="percentage" office:value="-0.0315276757758576" calcext:value-type="percentage">
            <text:p>-3.2%</text:p>
          </table:table-cell>
          <table:table-cell table:formula="of:=AVERAGEIF([.$H$3:.$H567];&quot;&gt;0&quot;)" office:value-type="float" office:value="2.28454212454212" calcext:value-type="float">
            <text:p>2.3</text:p>
          </table:table-cell>
          <table:table-cell table:formula="of:=AVERAGEIF([.$H$3:.$H567];&quot;&lt;0&quot;)" office:value-type="float" office:value="-4.3109756097561" calcext:value-type="float">
            <text:p>-4.3</text:p>
          </table:table-cell>
          <table:table-cell table:formula="of:=[.L567]/-[.M567]" office:value-type="percentage" office:value="0.529936221251638" calcext:value-type="percentage">
            <text:p>53%</text:p>
          </table:table-cell>
          <table:table-cell table:formula="of:=COUNTIF([.$G$3:.$G567];&quot;&gt;0&quot;)/COUNTIF([.$B$3:.$B567];&quot;&gt;0&quot;)" office:value-type="percentage" office:value="0.6427015250544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office:value-type="float" office:value="1.38" calcext:value-type="float">
            <text:p>1.38</text:p>
          </table:table-cell>
          <table:table-cell office:value-type="float" office:value="0" calcext:value-type="float">
            <text:p>0.00</text:p>
          </table:table-cell>
          <table:table-cell table:formula="of:=[.G568]-[.E568]" office:value-type="float" office:value="-1" calcext:value-type="float">
            <text:p>-1.00</text:p>
          </table:table-cell>
          <table:table-cell table:formula="of:=SUM([.$H$2:.H568])" office:value-type="float" office:value="-84.32" calcext:value-type="float">
            <text:p>-84.32</text:p>
          </table:table-cell>
          <table:table-cell table:formula="of:=SUM([.H$3:.H568])/SUM([.E$3:.E568])" office:value-type="percentage" office:value="-0.0437344398340249" calcext:value-type="percentage">
            <text:p>-4%</text:p>
          </table:table-cell>
          <table:table-cell table:formula="of:=[.O568]-(1-[.O568])/[.N568]" office:value-type="percentage" office:value="-0.0324107122939303" calcext:value-type="percentage">
            <text:p>-3.2%</text:p>
          </table:table-cell>
          <table:table-cell table:formula="of:=AVERAGEIF([.$H$3:.$H568];&quot;&gt;0&quot;)" office:value-type="float" office:value="2.28454212454212" calcext:value-type="float">
            <text:p>2.3</text:p>
          </table:table-cell>
          <table:table-cell table:formula="of:=AVERAGEIF([.$H$3:.$H568];&quot;&lt;0&quot;)" office:value-type="float" office:value="-4.29090909090909" calcext:value-type="float">
            <text:p>-4.3</text:p>
          </table:table-cell>
          <table:table-cell table:formula="of:=[.L568]/-[.M568]" office:value-type="percentage" office:value="0.53241447817719" calcext:value-type="percentage">
            <text:p>53%</text:p>
          </table:table-cell>
          <table:table-cell table:formula="of:=COUNTIF([.$G$3:.$G568];&quot;&gt;0&quot;)/COUNTIF([.$B$3:.$B568];&quot;&gt;0&quot;)" office:value-type="percentage" office:value="0.641304347826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cuevas</text:p>
          </table:table-cell>
          <table:table-cell office:value-type="float" office:value="1" calcext:value-type="float">
            <text:p>1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569]-[.E569]" office:value-type="float" office:value="-1" calcext:value-type="float">
            <text:p>-1.00</text:p>
          </table:table-cell>
          <table:table-cell table:formula="of:=SUM([.$H$2:.H569])" office:value-type="float" office:value="-85.32" calcext:value-type="float">
            <text:p>-85.32</text:p>
          </table:table-cell>
          <table:table-cell table:formula="of:=SUM([.H$3:.H569])/SUM([.E$3:.E569])" office:value-type="percentage" office:value="-0.0442301710730949" calcext:value-type="percentage">
            <text:p>-4%</text:p>
          </table:table-cell>
          <table:table-cell table:formula="of:=[.O569]-(1-[.O569])/[.N569]" office:value-type="percentage" office:value="-0.0332899178509701" calcext:value-type="percentage">
            <text:p>-3.3%</text:p>
          </table:table-cell>
          <table:table-cell table:formula="of:=AVERAGEIF([.$H$3:.$H569];&quot;&gt;0&quot;)" office:value-type="float" office:value="2.28454212454212" calcext:value-type="float">
            <text:p>2.3</text:p>
          </table:table-cell>
          <table:table-cell table:formula="of:=AVERAGEIF([.$H$3:.$H569];&quot;&lt;0&quot;)" office:value-type="float" office:value="-4.2710843373494" calcext:value-type="float">
            <text:p>-4.3</text:p>
          </table:table-cell>
          <table:table-cell table:formula="of:=[.L569]/-[.M569]" office:value-type="percentage" office:value="0.534885744251047" calcext:value-type="percentage">
            <text:p>53%</text:p>
          </table:table-cell>
          <table:table-cell table:formula="of:=COUNTIF([.$G$3:.$G569];&quot;&gt;0&quot;)/COUNTIF([.$B$3:.$B569];&quot;&gt;0&quot;)" office:value-type="percentage" office:value="0.63991323210412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570]-[.E570]" office:value-type="float" office:value="0.56" calcext:value-type="float">
            <text:p>0.56</text:p>
          </table:table-cell>
          <table:table-cell table:formula="of:=SUM([.$H$2:.H570])" office:value-type="float" office:value="-84.76" calcext:value-type="float">
            <text:p>-84.76</text:p>
          </table:table-cell>
          <table:table-cell table:formula="of:=SUM([.H$3:.H570])/SUM([.E$3:.E570])" office:value-type="percentage" office:value="-0.0438943552563439" calcext:value-type="percentage">
            <text:p>-4%</text:p>
          </table:table-cell>
          <table:table-cell table:formula="of:=[.O570]-(1-[.O570])/[.N570]" office:value-type="percentage" office:value="-0.0329091430590858" calcext:value-type="percentage">
            <text:p>-3.3%</text:p>
          </table:table-cell>
          <table:table-cell table:formula="of:=AVERAGEIF([.$H$3:.$H570];&quot;&gt;0&quot;)" office:value-type="float" office:value="2.27824817518248" calcext:value-type="float">
            <text:p>2.3</text:p>
          </table:table-cell>
          <table:table-cell table:formula="of:=AVERAGEIF([.$H$3:.$H570];&quot;&lt;0&quot;)" office:value-type="float" office:value="-4.2710843373494" calcext:value-type="float">
            <text:p>-4.3</text:p>
          </table:table-cell>
          <table:table-cell table:formula="of:=[.L570]/-[.M570]" office:value-type="percentage" office:value="0.533412125642161" calcext:value-type="percentage">
            <text:p>53%</text:p>
          </table:table-cell>
          <table:table-cell table:formula="of:=COUNTIF([.$G$3:.$G570];&quot;&gt;0&quot;)/COUNTIF([.$B$3:.$B570];&quot;&gt;0&quot;)" office:value-type="percentage" office:value="0.64069264069264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7" calcext:value-type="date">
            <text:p>2019-10-07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71]-[.E571]" office:value-type="float" office:value="0.9" calcext:value-type="float">
            <text:p>0.90</text:p>
          </table:table-cell>
          <table:table-cell table:formula="of:=SUM([.$H$2:.H571])" office:value-type="float" office:value="-83.86" calcext:value-type="float">
            <text:p>-83.86</text:p>
          </table:table-cell>
          <table:table-cell table:formula="of:=SUM([.H$3:.H571])/SUM([.E$3:.E571])" office:value-type="percentage" office:value="-0.0433609100310238" calcext:value-type="percentage">
            <text:p>-4%</text:p>
          </table:table-cell>
          <table:table-cell table:formula="of:=[.O571]-(1-[.O571])/[.N571]" office:value-type="percentage" office:value="-0.0321601222665219" calcext:value-type="percentage">
            <text:p>-3.2%</text:p>
          </table:table-cell>
          <table:table-cell table:formula="of:=AVERAGEIF([.$H$3:.$H571];&quot;&gt;0&quot;)" office:value-type="float" office:value="2.27323636363636" calcext:value-type="float">
            <text:p>2.3</text:p>
          </table:table-cell>
          <table:table-cell table:formula="of:=AVERAGEIF([.$H$3:.$H571];&quot;&lt;0&quot;)" office:value-type="float" office:value="-4.2710843373494" calcext:value-type="float">
            <text:p>-4.3</text:p>
          </table:table-cell>
          <table:table-cell table:formula="of:=[.L571]/-[.M571]" office:value-type="percentage" office:value="0.53223869726888" calcext:value-type="percentage">
            <text:p>53%</text:p>
          </table:table-cell>
          <table:table-cell table:formula="of:=COUNTIF([.$G$3:.$G571];&quot;&gt;0&quot;)/COUNTIF([.$B$3:.$B571];&quot;&gt;0&quot;)" office:value-type="percentage" office:value="0.6414686825054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74:.H581])" office:value-type="float" office:value="2.33" calcext:value-type="float">
            <text:p>2.33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574]-[.E574]" office:value-type="float" office:value="-2" calcext:value-type="float">
            <text:p>-2.00</text:p>
          </table:table-cell>
          <table:table-cell table:formula="of:=SUM([.$H$2:.H574])" office:value-type="float" office:value="-85.86" calcext:value-type="float">
            <text:p>-85.86</text:p>
          </table:table-cell>
          <table:table-cell table:formula="of:=SUM([.H$3:.H574])/SUM([.E$3:.E574])" office:value-type="percentage" office:value="-0.044349173553719" calcext:value-type="percentage">
            <text:p>-4%</text:p>
          </table:table-cell>
          <table:table-cell table:formula="of:=[.O574]-(1-[.O574])/[.N574]" office:value-type="percentage" office:value="-0.0339869386498808" calcext:value-type="percentage">
            <text:p>-3.4%</text:p>
          </table:table-cell>
          <table:table-cell table:formula="of:=AVERAGEIF([.$H$3:.$H574];&quot;&gt;0&quot;)" office:value-type="float" office:value="2.27323636363636" calcext:value-type="float">
            <text:p>2.3</text:p>
          </table:table-cell>
          <table:table-cell table:formula="of:=AVERAGEIF([.$H$3:.$H574];&quot;&lt;0&quot;)" office:value-type="float" office:value="-4.25748502994012" calcext:value-type="float">
            <text:p>-4.3</text:p>
          </table:table-cell>
          <table:table-cell table:formula="of:=[.L574]/-[.M574]" office:value-type="percentage" office:value="0.533938780207134" calcext:value-type="percentage">
            <text:p>53%</text:p>
          </table:table-cell>
          <table:table-cell table:formula="of:=COUNTIF([.$G$3:.$G574];&quot;&gt;0&quot;)/COUNTIF([.$B$3:.$B574];&quot;&gt;0&quot;)" office:value-type="percentage" office:value="0.640086206896552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opelka</text:p>
          </table:table-cell>
          <table:table-cell office:value-type="float" office:value="2" calcext:value-type="float">
            <text:p>2</text:p>
          </table:table-cell>
          <table:table-cell office:value-type="float" office:value="1.42" calcext:value-type="float">
            <text:p>1.42</text:p>
          </table:table-cell>
          <table:table-cell office:value-type="float" office:value="2.84" calcext:value-type="float">
            <text:p>2.84</text:p>
          </table:table-cell>
          <table:table-cell table:formula="of:=[.G575]-[.E575]" office:value-type="float" office:value="0.84" calcext:value-type="float">
            <text:p>0.84</text:p>
          </table:table-cell>
          <table:table-cell table:formula="of:=SUM([.$H$2:.H575])" office:value-type="float" office:value="-85.02" calcext:value-type="float">
            <text:p>-85.02</text:p>
          </table:table-cell>
          <table:table-cell table:formula="of:=SUM([.H$3:.H575])/SUM([.E$3:.E575])" office:value-type="percentage" office:value="-0.0438699690402477" calcext:value-type="percentage">
            <text:p>-4%</text:p>
          </table:table-cell>
          <table:table-cell table:formula="of:=[.O575]-(1-[.O575])/[.N575]" office:value-type="percentage" office:value="-0.0333033416506145" calcext:value-type="percentage">
            <text:p>-3.3%</text:p>
          </table:table-cell>
          <table:table-cell table:formula="of:=AVERAGEIF([.$H$3:.$H575];&quot;&gt;0&quot;)" office:value-type="float" office:value="2.26804347826087" calcext:value-type="float">
            <text:p>2.3</text:p>
          </table:table-cell>
          <table:table-cell table:formula="of:=AVERAGEIF([.$H$3:.$H575];&quot;&lt;0&quot;)" office:value-type="float" office:value="-4.25748502994012" calcext:value-type="float">
            <text:p>-4.3</text:p>
          </table:table-cell>
          <table:table-cell table:formula="of:=[.L575]/-[.M575]" office:value-type="percentage" office:value="0.532719072952975" calcext:value-type="percentage">
            <text:p>53%</text:p>
          </table:table-cell>
          <table:table-cell table:formula="of:=COUNTIF([.$G$3:.$G575];&quot;&gt;0&quot;)/COUNTIF([.$B$3:.$B575];&quot;&gt;0&quot;)" office:value-type="percentage" office:value="0.64086021505376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rublev</text:p>
          </table:table-cell>
          <table:table-cell office:value-type="float" office:value="2" calcext:value-type="float">
            <text:p>2</text:p>
          </table:table-cell>
          <table:table-cell office:value-type="float" office:value="1.58" calcext:value-type="float">
            <text:p>1.58</text:p>
          </table:table-cell>
          <table:table-cell office:value-type="float" office:value="3.16" calcext:value-type="float">
            <text:p>3.16</text:p>
          </table:table-cell>
          <table:table-cell table:formula="of:=[.G576]-[.E576]" office:value-type="float" office:value="1.16" calcext:value-type="float">
            <text:p>1.16</text:p>
          </table:table-cell>
          <table:table-cell table:formula="of:=SUM([.$H$2:.H576])" office:value-type="float" office:value="-83.86" calcext:value-type="float">
            <text:p>-83.86</text:p>
          </table:table-cell>
          <table:table-cell table:formula="of:=SUM([.H$3:.H576])/SUM([.E$3:.E576])" office:value-type="percentage" office:value="-0.0432268041237113" calcext:value-type="percentage">
            <text:p>-4%</text:p>
          </table:table-cell>
          <table:table-cell table:formula="of:=[.O576]-(1-[.O576])/[.N576]" office:value-type="percentage" office:value="-0.0322745220793191" calcext:value-type="percentage">
            <text:p>-3.2%</text:p>
          </table:table-cell>
          <table:table-cell table:formula="of:=AVERAGEIF([.$H$3:.$H576];&quot;&gt;0&quot;)" office:value-type="float" office:value="2.26404332129964" calcext:value-type="float">
            <text:p>2.3</text:p>
          </table:table-cell>
          <table:table-cell table:formula="of:=AVERAGEIF([.$H$3:.$H576];&quot;&lt;0&quot;)" office:value-type="float" office:value="-4.25748502994012" calcext:value-type="float">
            <text:p>-4.3</text:p>
          </table:table-cell>
          <table:table-cell table:formula="of:=[.L576]/-[.M576]" office:value-type="percentage" office:value="0.531779514285569" calcext:value-type="percentage">
            <text:p>53%</text:p>
          </table:table-cell>
          <table:table-cell table:formula="of:=COUNTIF([.$G$3:.$G576];&quot;&gt;0&quot;)/COUNTIF([.$B$3:.$B576];&quot;&gt;0&quot;)" office:value-type="percentage" office:value="0.641630901287554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illman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3.6" calcext:value-type="float">
            <text:p>3.60</text:p>
          </table:table-cell>
          <table:table-cell table:formula="of:=[.G577]-[.E577]" office:value-type="float" office:value="1.6" calcext:value-type="float">
            <text:p>1.60</text:p>
          </table:table-cell>
          <table:table-cell table:formula="of:=SUM([.$H$2:.H577])" office:value-type="float" office:value="-82.26" calcext:value-type="float">
            <text:p>-82.26</text:p>
          </table:table-cell>
          <table:table-cell table:formula="of:=SUM([.H$3:.H577])/SUM([.E$3:.E577])" office:value-type="percentage" office:value="-0.0423583934088569" calcext:value-type="percentage">
            <text:p>-4%</text:p>
          </table:table-cell>
          <table:table-cell table:formula="of:=[.O577]-(1-[.O577])/[.N577]" office:value-type="percentage" office:value="-0.0307743048041635" calcext:value-type="percentage">
            <text:p>-3.1%</text:p>
          </table:table-cell>
          <table:table-cell table:formula="of:=AVERAGEIF([.$H$3:.$H577];&quot;&gt;0&quot;)" office:value-type="float" office:value="2.26165467625899" calcext:value-type="float">
            <text:p>2.3</text:p>
          </table:table-cell>
          <table:table-cell table:formula="of:=AVERAGEIF([.$H$3:.$H577];&quot;&lt;0&quot;)" office:value-type="float" office:value="-4.25748502994012" calcext:value-type="float">
            <text:p>-4.3</text:p>
          </table:table-cell>
          <table:table-cell table:formula="of:=[.L577]/-[.M577]" office:value-type="percentage" office:value="0.531218468263364" calcext:value-type="percentage">
            <text:p>53%</text:p>
          </table:table-cell>
          <table:table-cell table:formula="of:=COUNTIF([.$G$3:.$G577];&quot;&gt;0&quot;)/COUNTIF([.$B$3:.$B577];&quot;&gt;0&quot;)" office:value-type="percentage" office:value="0.642398286937901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ugeraliassime</text:p>
          </table:table-cell>
          <table:table-cell office:value-type="float" office:value="2" calcext:value-type="float">
            <text:p>2</text:p>
          </table:table-cell>
          <table:table-cell office:value-type="float" office:value="1.8" calcext:value-type="float">
            <text:p>1.80</text:p>
          </table:table-cell>
          <table:table-cell office:value-type="float" office:value="2" calcext:value-type="float">
            <text:p>2.00</text:p>
          </table:table-cell>
          <table:table-cell table:formula="of:=[.G578]-[.E578]" office:value-type="float" office:value="0" calcext:value-type="float">
            <text:p>0.00</text:p>
          </table:table-cell>
          <table:table-cell table:formula="of:=SUM([.$H$2:.H578])" office:value-type="float" office:value="-82.26" calcext:value-type="float">
            <text:p>-82.26</text:p>
          </table:table-cell>
          <table:table-cell table:formula="of:=SUM([.H$3:.H578])/SUM([.E$3:.E578])" office:value-type="percentage" office:value="-0.0423148148148148" calcext:value-type="percentage">
            <text:p>-4%</text:p>
          </table:table-cell>
          <table:table-cell table:formula="of:=[.O578]-(1-[.O578])/[.N578]" office:value-type="percentage" office:value="-0.0285717956058638" calcext:value-type="percentage">
            <text:p>-2.9%</text:p>
          </table:table-cell>
          <table:table-cell table:formula="of:=AVERAGEIF([.$H$3:.$H578];&quot;&gt;0&quot;)" office:value-type="float" office:value="2.26165467625899" calcext:value-type="float">
            <text:p>2.3</text:p>
          </table:table-cell>
          <table:table-cell table:formula="of:=AVERAGEIF([.$H$3:.$H578];&quot;&lt;0&quot;)" office:value-type="float" office:value="-4.25748502994012" calcext:value-type="float">
            <text:p>-4.3</text:p>
          </table:table-cell>
          <table:table-cell table:formula="of:=[.L578]/-[.M578]" office:value-type="percentage" office:value="0.531218468263364" calcext:value-type="percentage">
            <text:p>53%</text:p>
          </table:table-cell>
          <table:table-cell table:formula="of:=COUNTIF([.$G$3:.$G578];&quot;&gt;0&quot;)/COUNTIF([.$B$3:.$B578];&quot;&gt;0&quot;)" office:value-type="percentage" office:value="0.64316239316239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75" calcext:value-type="float">
            <text:p>1.75</text:p>
          </table:table-cell>
          <table:table-cell office:value-type="float" office:value="5.25" calcext:value-type="float">
            <text:p>5.25</text:p>
          </table:table-cell>
          <table:table-cell table:formula="of:=[.G579]-[.E579]" office:value-type="float" office:value="2.25" calcext:value-type="float">
            <text:p>2.25</text:p>
          </table:table-cell>
          <table:table-cell table:formula="of:=SUM([.$H$2:.H579])" office:value-type="float" office:value="-80.01" calcext:value-type="float">
            <text:p>-80.01</text:p>
          </table:table-cell>
          <table:table-cell table:formula="of:=SUM([.H$3:.H579])/SUM([.E$3:.E579])" office:value-type="percentage" office:value="-0.0410939907550077" calcext:value-type="percentage">
            <text:p>-4%</text:p>
          </table:table-cell>
          <table:table-cell table:formula="of:=[.O579]-(1-[.O579])/[.N579]" office:value-type="percentage" office:value="-0.0263910595564267" calcext:value-type="percentage">
            <text:p>-2.6%</text:p>
          </table:table-cell>
          <table:table-cell table:formula="of:=AVERAGEIF([.$H$3:.$H579];&quot;&gt;0&quot;)" office:value-type="float" office:value="2.26161290322581" calcext:value-type="float">
            <text:p>2.3</text:p>
          </table:table-cell>
          <table:table-cell table:formula="of:=AVERAGEIF([.$H$3:.$H579];&quot;&lt;0&quot;)" office:value-type="float" office:value="-4.25748502994012" calcext:value-type="float">
            <text:p>-4.3</text:p>
          </table:table-cell>
          <table:table-cell table:formula="of:=[.L579]/-[.M579]" office:value-type="percentage" office:value="0.531208656594528" calcext:value-type="percentage">
            <text:p>53%</text:p>
          </table:table-cell>
          <table:table-cell table:formula="of:=COUNTIF([.$G$3:.$G579];&quot;&gt;0&quot;)/COUNTIF([.$B$3:.$B579];&quot;&gt;0&quot;)" office:value-type="percentage" office:value="0.643923240938166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580]-[.E580]" office:value-type="float" office:value="0.48" calcext:value-type="float">
            <text:p>0.48</text:p>
          </table:table-cell>
          <table:table-cell table:formula="of:=SUM([.$H$2:.H580])" office:value-type="float" office:value="-79.53" calcext:value-type="float">
            <text:p>-79.53</text:p>
          </table:table-cell>
          <table:table-cell table:formula="of:=SUM([.H$3:.H580])/SUM([.E$3:.E580])" office:value-type="percentage" office:value="-0.0408264887063655" calcext:value-type="percentage">
            <text:p>-4%</text:p>
          </table:table-cell>
          <table:table-cell table:formula="of:=[.O580]-(1-[.O580])/[.N580]" office:value-type="percentage" office:value="-0.0260944321406084" calcext:value-type="percentage">
            <text:p>-2.6%</text:p>
          </table:table-cell>
          <table:table-cell table:formula="of:=AVERAGEIF([.$H$3:.$H580];&quot;&gt;0&quot;)" office:value-type="float" office:value="2.25525" calcext:value-type="float">
            <text:p>2.3</text:p>
          </table:table-cell>
          <table:table-cell table:formula="of:=AVERAGEIF([.$H$3:.$H580];&quot;&lt;0&quot;)" office:value-type="float" office:value="-4.25748502994012" calcext:value-type="float">
            <text:p>-4.3</text:p>
          </table:table-cell>
          <table:table-cell table:formula="of:=[.L580]/-[.M580]" office:value-type="percentage" office:value="0.529714135021097" calcext:value-type="percentage">
            <text:p>53%</text:p>
          </table:table-cell>
          <table:table-cell table:formula="of:=COUNTIF([.$G$3:.$G580];&quot;&gt;0&quot;)/COUNTIF([.$B$3:.$B580];&quot;&gt;0&quot;)" office:value-type="percentage" office:value="0.64468085106383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8" calcext:value-type="date">
            <text:p>2019-10-08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81]-[.E581]" office:value-type="float" office:value="-2" calcext:value-type="float">
            <text:p>-2.00</text:p>
          </table:table-cell>
          <table:table-cell table:formula="of:=SUM([.$H$2:.H581])" office:value-type="float" office:value="-81.53" calcext:value-type="float">
            <text:p>-81.53</text:p>
          </table:table-cell>
          <table:table-cell table:formula="of:=SUM([.H$3:.H581])/SUM([.E$3:.E581])" office:value-type="percentage" office:value="-0.0418102564102564" calcext:value-type="percentage">
            <text:p>-4%</text:p>
          </table:table-cell>
          <table:table-cell table:formula="of:=[.O581]-(1-[.O581])/[.N581]" office:value-type="percentage" office:value="-0.0279218742019979" calcext:value-type="percentage">
            <text:p>-2.8%</text:p>
          </table:table-cell>
          <table:table-cell table:formula="of:=AVERAGEIF([.$H$3:.$H581];&quot;&gt;0&quot;)" office:value-type="float" office:value="2.25525" calcext:value-type="float">
            <text:p>2.3</text:p>
          </table:table-cell>
          <table:table-cell table:formula="of:=AVERAGEIF([.$H$3:.$H581];&quot;&lt;0&quot;)" office:value-type="float" office:value="-4.24404761904762" calcext:value-type="float">
            <text:p>-4.2</text:p>
          </table:table-cell>
          <table:table-cell table:formula="of:=[.L581]/-[.M581]" office:value-type="percentage" office:value="0.531391304347826" calcext:value-type="percentage">
            <text:p>53%</text:p>
          </table:table-cell>
          <table:table-cell table:formula="of:=COUNTIF([.$G$3:.$G581];&quot;&gt;0&quot;)/COUNTIF([.$B$3:.$B581];&quot;&gt;0&quot;)" office:value-type="percentage" office:value="0.643312101910828" calcext:value-type="percentage">
            <text:p>64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84:.H588])" office:value-type="float" office:value="3.77" calcext:value-type="float">
            <text:p>3.7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is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584]-[.E584]" office:value-type="float" office:value="0.52" calcext:value-type="float">
            <text:p>0.52</text:p>
          </table:table-cell>
          <table:table-cell table:formula="of:=SUM([.$H$2:.H584])" office:value-type="float" office:value="-81.01" calcext:value-type="float">
            <text:p>-81.01</text:p>
          </table:table-cell>
          <table:table-cell table:formula="of:=SUM([.H$3:.H584])/SUM([.E$3:.E584])" office:value-type="percentage" office:value="-0.0415222962583291" calcext:value-type="percentage">
            <text:p>-4%</text:p>
          </table:table-cell>
          <table:table-cell table:formula="of:=[.O584]-(1-[.O584])/[.N584]" office:value-type="percentage" office:value="-0.0275831708343381" calcext:value-type="percentage">
            <text:p>-2.8%</text:p>
          </table:table-cell>
          <table:table-cell table:formula="of:=AVERAGEIF([.$H$3:.$H584];&quot;&gt;0&quot;)" office:value-type="float" office:value="2.24907473309608" calcext:value-type="float">
            <text:p>2.2</text:p>
          </table:table-cell>
          <table:table-cell table:formula="of:=AVERAGEIF([.$H$3:.$H584];&quot;&lt;0&quot;)" office:value-type="float" office:value="-4.24404761904762" calcext:value-type="float">
            <text:p>-4.2</text:p>
          </table:table-cell>
          <table:table-cell table:formula="of:=[.L584]/-[.M584]" office:value-type="percentage" office:value="0.529936262496693" calcext:value-type="percentage">
            <text:p>53%</text:p>
          </table:table-cell>
          <table:table-cell table:formula="of:=COUNTIF([.$G$3:.$G584];&quot;&gt;0&quot;)/COUNTIF([.$B$3:.$B584];&quot;&gt;0&quot;)" office:value-type="percentage" office:value="0.644067796610169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autista agut</text:p>
          </table:table-cell>
          <table:table-cell office:value-type="float" office:value="3" calcext:value-type="float">
            <text:p>3</text:p>
          </table:table-cell>
          <table:table-cell office:value-type="float" office:value="1.65" calcext:value-type="float">
            <text:p>1.65</text:p>
          </table:table-cell>
          <table:table-cell office:value-type="float" office:value="4.95" calcext:value-type="float">
            <text:p>4.95</text:p>
          </table:table-cell>
          <table:table-cell table:formula="of:=[.G585]-[.E585]" office:value-type="float" office:value="1.95" calcext:value-type="float">
            <text:p>1.95</text:p>
          </table:table-cell>
          <table:table-cell table:formula="of:=SUM([.$H$2:.H585])" office:value-type="float" office:value="-79.06" calcext:value-type="float">
            <text:p>-79.06</text:p>
          </table:table-cell>
          <table:table-cell table:formula="of:=SUM([.H$3:.H585])/SUM([.E$3:.E585])" office:value-type="percentage" office:value="-0.040460593654043" calcext:value-type="percentage">
            <text:p>-4%</text:p>
          </table:table-cell>
          <table:table-cell table:formula="of:=[.O585]-(1-[.O585])/[.N585]" office:value-type="percentage" office:value="-0.0257268863387412" calcext:value-type="percentage">
            <text:p>-2.6%</text:p>
          </table:table-cell>
          <table:table-cell table:formula="of:=AVERAGEIF([.$H$3:.$H585];&quot;&gt;0&quot;)" office:value-type="float" office:value="2.24801418439716" calcext:value-type="float">
            <text:p>2.2</text:p>
          </table:table-cell>
          <table:table-cell table:formula="of:=AVERAGEIF([.$H$3:.$H585];&quot;&lt;0&quot;)" office:value-type="float" office:value="-4.24404761904762" calcext:value-type="float">
            <text:p>-4.2</text:p>
          </table:table-cell>
          <table:table-cell table:formula="of:=[.L585]/-[.M585]" office:value-type="percentage" office:value="0.529686371639163" calcext:value-type="percentage">
            <text:p>53%</text:p>
          </table:table-cell>
          <table:table-cell table:formula="of:=COUNTIF([.$G$3:.$G585];&quot;&gt;0&quot;)/COUNTIF([.$B$3:.$B585];&quot;&gt;0&quot;)" office:value-type="percentage" office:value="0.644820295983087" calcext:value-type="percentage">
            <text:p>64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0</text:p>
          </table:table-cell>
          <table:table-cell office:value-type="float" office:value="3.9" calcext:value-type="float">
            <text:p>3.90</text:p>
          </table:table-cell>
          <table:table-cell table:formula="of:=[.G586]-[.E586]" office:value-type="float" office:value="0.9" calcext:value-type="float">
            <text:p>0.90</text:p>
          </table:table-cell>
          <table:table-cell table:formula="of:=SUM([.$H$2:.H586])" office:value-type="float" office:value="-78.16" calcext:value-type="float">
            <text:p>-78.16</text:p>
          </table:table-cell>
          <table:table-cell table:formula="of:=SUM([.H$3:.H586])/SUM([.E$3:.E586])" office:value-type="percentage" office:value="-0.0399386816555953" calcext:value-type="percentage">
            <text:p>-4%</text:p>
          </table:table-cell>
          <table:table-cell table:formula="of:=[.O586]-(1-[.O586])/[.N586]" office:value-type="percentage" office:value="-0.0249837362256401" calcext:value-type="percentage">
            <text:p>-2.5%</text:p>
          </table:table-cell>
          <table:table-cell table:formula="of:=AVERAGEIF([.$H$3:.$H586];&quot;&gt;0&quot;)" office:value-type="float" office:value="2.24325088339223" calcext:value-type="float">
            <text:p>2.2</text:p>
          </table:table-cell>
          <table:table-cell table:formula="of:=AVERAGEIF([.$H$3:.$H586];&quot;&lt;0&quot;)" office:value-type="float" office:value="-4.24404761904762" calcext:value-type="float">
            <text:p>-4.2</text:p>
          </table:table-cell>
          <table:table-cell table:formula="of:=[.L586]/-[.M586]" office:value-type="percentage" office:value="0.528564023015279" calcext:value-type="percentage">
            <text:p>53%</text:p>
          </table:table-cell>
          <table:table-cell table:formula="of:=COUNTIF([.$G$3:.$G586];&quot;&gt;0&quot;)/COUNTIF([.$B$3:.$B586];&quot;&gt;0&quot;)" office:value-type="percentage" office:value="0.6455696202531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1" calcext:value-type="float">
            <text:p>1.10</text:p>
          </table:table-cell>
          <table:table-cell office:value-type="float" office:value="4.4" calcext:value-type="float">
            <text:p>4.40</text:p>
          </table:table-cell>
          <table:table-cell table:formula="of:=[.G587]-[.E587]" office:value-type="float" office:value="0.4" calcext:value-type="float">
            <text:p>0.40</text:p>
          </table:table-cell>
          <table:table-cell table:formula="of:=SUM([.$H$2:.H587])" office:value-type="float" office:value="-77.76" calcext:value-type="float">
            <text:p>-77.76</text:p>
          </table:table-cell>
          <table:table-cell table:formula="of:=SUM([.H$3:.H587])/SUM([.E$3:.E587])" office:value-type="percentage" office:value="-0.0396532381438042" calcext:value-type="percentage">
            <text:p>-4%</text:p>
          </table:table-cell>
          <table:table-cell table:formula="of:=[.O587]-(1-[.O587])/[.N587]" office:value-type="percentage" office:value="-0.0247674977381117" calcext:value-type="percentage">
            <text:p>-2.5%</text:p>
          </table:table-cell>
          <table:table-cell table:formula="of:=AVERAGEIF([.$H$3:.$H587];&quot;&gt;0&quot;)" office:value-type="float" office:value="2.23676056338028" calcext:value-type="float">
            <text:p>2.2</text:p>
          </table:table-cell>
          <table:table-cell table:formula="of:=AVERAGEIF([.$H$3:.$H587];&quot;&lt;0&quot;)" office:value-type="float" office:value="-4.24404761904762" calcext:value-type="float">
            <text:p>-4.2</text:p>
          </table:table-cell>
          <table:table-cell table:formula="of:=[.L587]/-[.M587]" office:value-type="percentage" office:value="0.527034747051735" calcext:value-type="percentage">
            <text:p>53%</text:p>
          </table:table-cell>
          <table:table-cell table:formula="of:=COUNTIF([.$G$3:.$G587];&quot;&gt;0&quot;)/COUNTIF([.$B$3:.$B587];&quot;&gt;0&quot;)" office:value-type="percentage" office:value="0.6463157894736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09" calcext:value-type="date">
            <text:p>2019-10-09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goffin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" calcext:value-type="float">
            <text:p>2.00</text:p>
          </table:table-cell>
          <table:table-cell table:formula="of:=[.G588]-[.E588]" office:value-type="float" office:value="0" calcext:value-type="float">
            <text:p>0.00</text:p>
          </table:table-cell>
          <table:table-cell table:formula="of:=SUM([.$H$2:.H588])" office:value-type="float" office:value="-77.76" calcext:value-type="float">
            <text:p>-77.76</text:p>
          </table:table-cell>
          <table:table-cell table:formula="of:=SUM([.H$3:.H588])/SUM([.E$3:.E588])" office:value-type="percentage" office:value="-0.0396128374936322" calcext:value-type="percentage">
            <text:p>-4%</text:p>
          </table:table-cell>
          <table:table-cell table:formula="of:=[.O588]-(1-[.O588])/[.N588]" office:value-type="percentage" office:value="-0.0226146248437037" calcext:value-type="percentage">
            <text:p>-2.3%</text:p>
          </table:table-cell>
          <table:table-cell table:formula="of:=AVERAGEIF([.$H$3:.$H588];&quot;&gt;0&quot;)" office:value-type="float" office:value="2.23676056338028" calcext:value-type="float">
            <text:p>2.2</text:p>
          </table:table-cell>
          <table:table-cell table:formula="of:=AVERAGEIF([.$H$3:.$H588];&quot;&lt;0&quot;)" office:value-type="float" office:value="-4.24404761904762" calcext:value-type="float">
            <text:p>-4.2</text:p>
          </table:table-cell>
          <table:table-cell table:formula="of:=[.L588]/-[.M588]" office:value-type="percentage" office:value="0.527034747051735" calcext:value-type="percentage">
            <text:p>53%</text:p>
          </table:table-cell>
          <table:table-cell table:formula="of:=COUNTIF([.$G$3:.$G588];&quot;&gt;0&quot;)/COUNTIF([.$B$3:.$B588];&quot;&gt;0&quot;)" office:value-type="percentage" office:value="0.647058823529412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591:.H598])" office:value-type="float" office:value="4.29" calcext:value-type="float">
            <text:p>4.2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khachanov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591]-[.E591]" office:value-type="float" office:value="-2" calcext:value-type="float">
            <text:p>-2.00</text:p>
          </table:table-cell>
          <table:table-cell table:formula="of:=SUM([.$H$2:.H591])" office:value-type="float" office:value="-79.76" calcext:value-type="float">
            <text:p>-79.76</text:p>
          </table:table-cell>
          <table:table-cell table:formula="of:=SUM([.H$3:.H591])/SUM([.E$3:.E591])" office:value-type="percentage" office:value="-0.0405903307888041" calcext:value-type="percentage">
            <text:p>-4%</text:p>
          </table:table-cell>
          <table:table-cell table:formula="of:=[.O591]-(1-[.O591])/[.N591]" office:value-type="percentage" office:value="-0.0244417435388491" calcext:value-type="percentage">
            <text:p>-2.4%</text:p>
          </table:table-cell>
          <table:table-cell table:formula="of:=AVERAGEIF([.$H$3:.$H591];&quot;&gt;0&quot;)" office:value-type="float" office:value="2.23676056338028" calcext:value-type="float">
            <text:p>2.2</text:p>
          </table:table-cell>
          <table:table-cell table:formula="of:=AVERAGEIF([.$H$3:.$H591];&quot;&lt;0&quot;)" office:value-type="float" office:value="-4.23076923076923" calcext:value-type="float">
            <text:p>-4.2</text:p>
          </table:table-cell>
          <table:table-cell table:formula="of:=[.L591]/-[.M591]" office:value-type="percentage" office:value="0.528688860435339" calcext:value-type="percentage">
            <text:p>53%</text:p>
          </table:table-cell>
          <table:table-cell table:formula="of:=COUNTIF([.$G$3:.$G591];&quot;&gt;0&quot;)/COUNTIF([.$B$3:.$B591];&quot;&gt;0&quot;)" office:value-type="percentage" office:value="0.64570230607966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3" calcext:value-type="float">
            <text:p>3</text:p>
          </table:table-cell>
          <table:table-cell office:value-type="float" office:value="1.07" calcext:value-type="float">
            <text:p>1.07</text:p>
          </table:table-cell>
          <table:table-cell office:value-type="float" office:value="3.21" calcext:value-type="float">
            <text:p>3.21</text:p>
          </table:table-cell>
          <table:table-cell table:formula="of:=[.G592]-[.E592]" office:value-type="float" office:value="0.21" calcext:value-type="float">
            <text:p>0.21</text:p>
          </table:table-cell>
          <table:table-cell table:formula="of:=SUM([.$H$2:.H592])" office:value-type="float" office:value="-79.55" calcext:value-type="float">
            <text:p>-79.55</text:p>
          </table:table-cell>
          <table:table-cell table:formula="of:=SUM([.H$3:.H592])/SUM([.E$3:.E592])" office:value-type="percentage" office:value="-0.0404217479674797" calcext:value-type="percentage">
            <text:p>-4%</text:p>
          </table:table-cell>
          <table:table-cell table:formula="of:=[.O592]-(1-[.O592])/[.N592]" office:value-type="percentage" office:value="-0.0244315052325127" calcext:value-type="percentage">
            <text:p>-2.4%</text:p>
          </table:table-cell>
          <table:table-cell table:formula="of:=AVERAGEIF([.$H$3:.$H592];&quot;&gt;0&quot;)" office:value-type="float" office:value="2.22964912280702" calcext:value-type="float">
            <text:p>2.2</text:p>
          </table:table-cell>
          <table:table-cell table:formula="of:=AVERAGEIF([.$H$3:.$H592];&quot;&lt;0&quot;)" office:value-type="float" office:value="-4.23076923076923" calcext:value-type="float">
            <text:p>-4.2</text:p>
          </table:table-cell>
          <table:table-cell table:formula="of:=[.L592]/-[.M592]" office:value-type="percentage" office:value="0.527007974481658" calcext:value-type="percentage">
            <text:p>53%</text:p>
          </table:table-cell>
          <table:table-cell table:formula="of:=COUNTIF([.$G$3:.$G592];&quot;&gt;0&quot;)/COUNTIF([.$B$3:.$B592];&quot;&gt;0&quot;)" office:value-type="percentage" office:value="0.64644351464435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68" calcext:value-type="float">
            <text:p>1.68</text:p>
          </table:table-cell>
          <table:table-cell office:value-type="float" office:value="5.04" calcext:value-type="float">
            <text:p>5.04</text:p>
          </table:table-cell>
          <table:table-cell table:formula="of:=[.G593]-[.E593]" office:value-type="float" office:value="2.04" calcext:value-type="float">
            <text:p>2.04</text:p>
          </table:table-cell>
          <table:table-cell table:formula="of:=SUM([.$H$2:.H593])" office:value-type="float" office:value="-77.51" calcext:value-type="float">
            <text:p>-77.51</text:p>
          </table:table-cell>
          <table:table-cell table:formula="of:=SUM([.H$3:.H593])/SUM([.E$3:.E593])" office:value-type="percentage" office:value="-0.0393252156265855" calcext:value-type="percentage">
            <text:p>-4%</text:p>
          </table:table-cell>
          <table:table-cell table:formula="of:=[.O593]-(1-[.O593])/[.N593]" office:value-type="percentage" office:value="-0.022491981617232" calcext:value-type="percentage">
            <text:p>-2.2%</text:p>
          </table:table-cell>
          <table:table-cell table:formula="of:=AVERAGEIF([.$H$3:.$H593];&quot;&gt;0&quot;)" office:value-type="float" office:value="2.22898601398601" calcext:value-type="float">
            <text:p>2.2</text:p>
          </table:table-cell>
          <table:table-cell table:formula="of:=AVERAGEIF([.$H$3:.$H593];&quot;&lt;0&quot;)" office:value-type="float" office:value="-4.23076923076923" calcext:value-type="float">
            <text:p>-4.2</text:p>
          </table:table-cell>
          <table:table-cell table:formula="of:=[.L593]/-[.M593]" office:value-type="percentage" office:value="0.526851239669421" calcext:value-type="percentage">
            <text:p>53%</text:p>
          </table:table-cell>
          <table:table-cell table:formula="of:=COUNTIF([.$G$3:.$G593];&quot;&gt;0&quot;)/COUNTIF([.$B$3:.$B593];&quot;&gt;0&quot;)" office:value-type="percentage" office:value="0.647181628392484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table:style-name="ce9"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12" calcext:value-type="float">
            <text:p>1.12</text:p>
          </table:table-cell>
          <table:table-cell office:value-type="float" office:value="8.96" calcext:value-type="float">
            <text:p>8.96</text:p>
          </table:table-cell>
          <table:table-cell table:formula="of:=[.G594]-[.E594]" office:value-type="float" office:value="0.960000000000001" calcext:value-type="float">
            <text:p>0.96</text:p>
          </table:table-cell>
          <table:table-cell table:formula="of:=SUM([.$H$2:.H594])" office:value-type="float" office:value="-76.55" calcext:value-type="float">
            <text:p>-76.55</text:p>
          </table:table-cell>
          <table:table-cell table:formula="of:=SUM([.H$3:.H594])/SUM([.E$3:.E594])" office:value-type="percentage" office:value="-0.0386811520970187" calcext:value-type="percentage">
            <text:p>-4%</text:p>
          </table:table-cell>
          <table:table-cell table:formula="of:=[.O594]-(1-[.O594])/[.N594]" office:value-type="percentage" office:value="-0.0216900631738326" calcext:value-type="percentage">
            <text:p>-2.2%</text:p>
          </table:table-cell>
          <table:table-cell table:formula="of:=AVERAGEIF([.$H$3:.$H594];&quot;&gt;0&quot;)" office:value-type="float" office:value="2.22456445993031" calcext:value-type="float">
            <text:p>2.2</text:p>
          </table:table-cell>
          <table:table-cell table:formula="of:=AVERAGEIF([.$H$3:.$H594];&quot;&lt;0&quot;)" office:value-type="float" office:value="-4.23076923076923" calcext:value-type="float">
            <text:p>-4.2</text:p>
          </table:table-cell>
          <table:table-cell table:formula="of:=[.L594]/-[.M594]" office:value-type="percentage" office:value="0.525806145074438" calcext:value-type="percentage">
            <text:p>53%</text:p>
          </table:table-cell>
          <table:table-cell table:formula="of:=COUNTIF([.$G$3:.$G594];&quot;&gt;0&quot;)/COUNTIF([.$B$3:.$B594];&quot;&gt;0&quot;)" office:value-type="percentage" office:value="0.6479166666666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sitsipas</text:p>
          </table:table-cell>
          <table:table-cell office:value-type="float" office:value="2" calcext:value-type="float">
            <text:p>2</text:p>
          </table:table-cell>
          <table:table-cell office:value-type="float" office:value="1.34" calcext:value-type="float">
            <text:p>1.34</text:p>
          </table:table-cell>
          <table:table-cell office:value-type="float" office:value="2.68" calcext:value-type="float">
            <text:p>2.68</text:p>
          </table:table-cell>
          <table:table-cell table:formula="of:=[.G595]-[.E595]" office:value-type="float" office:value="0.68" calcext:value-type="float">
            <text:p>0.68</text:p>
          </table:table-cell>
          <table:table-cell table:formula="of:=SUM([.$H$2:.H595])" office:value-type="float" office:value="-75.87" calcext:value-type="float">
            <text:p>-75.87</text:p>
          </table:table-cell>
          <table:table-cell table:formula="of:=SUM([.H$3:.H595])/SUM([.E$3:.E595])" office:value-type="percentage" office:value="-0.038298838970217" calcext:value-type="percentage">
            <text:p>-4%</text:p>
          </table:table-cell>
          <table:table-cell table:formula="of:=[.O595]-(1-[.O595])/[.N595]" office:value-type="percentage" office:value="-0.021180819703812" calcext:value-type="percentage">
            <text:p>-2.1%</text:p>
          </table:table-cell>
          <table:table-cell table:formula="of:=AVERAGEIF([.$H$3:.$H595];&quot;&gt;0&quot;)" office:value-type="float" office:value="2.21920138888889" calcext:value-type="float">
            <text:p>2.2</text:p>
          </table:table-cell>
          <table:table-cell table:formula="of:=AVERAGEIF([.$H$3:.$H595];&quot;&lt;0&quot;)" office:value-type="float" office:value="-4.23076923076923" calcext:value-type="float">
            <text:p>-4.2</text:p>
          </table:table-cell>
          <table:table-cell table:formula="of:=[.L595]/-[.M595]" office:value-type="percentage" office:value="0.52453851010101" calcext:value-type="percentage">
            <text:p>52%</text:p>
          </table:table-cell>
          <table:table-cell table:formula="of:=COUNTIF([.$G$3:.$G595];&quot;&gt;0&quot;)/COUNTIF([.$B$3:.$B595];&quot;&gt;0&quot;)" office:value-type="percentage" office:value="0.64864864864864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596]-[.E596]" office:value-type="float" office:value="0.48" calcext:value-type="float">
            <text:p>0.48</text:p>
          </table:table-cell>
          <table:table-cell table:formula="of:=SUM([.$H$2:.H596])" office:value-type="float" office:value="-75.39" calcext:value-type="float">
            <text:p>-75.39</text:p>
          </table:table-cell>
          <table:table-cell table:formula="of:=SUM([.H$3:.H596])/SUM([.E$3:.E596])" office:value-type="percentage" office:value="-0.038018154311649" calcext:value-type="percentage">
            <text:p>-4%</text:p>
          </table:table-cell>
          <table:table-cell table:formula="of:=[.O596]-(1-[.O596])/[.N596]" office:value-type="percentage" office:value="-0.0208797814487707" calcext:value-type="percentage">
            <text:p>-2.1%</text:p>
          </table:table-cell>
          <table:table-cell table:formula="of:=AVERAGEIF([.$H$3:.$H596];&quot;&gt;0&quot;)" office:value-type="float" office:value="2.21318339100346" calcext:value-type="float">
            <text:p>2.2</text:p>
          </table:table-cell>
          <table:table-cell table:formula="of:=AVERAGEIF([.$H$3:.$H596];&quot;&lt;0&quot;)" office:value-type="float" office:value="-4.23076923076923" calcext:value-type="float">
            <text:p>-4.2</text:p>
          </table:table-cell>
          <table:table-cell table:formula="of:=[.L596]/-[.M596]" office:value-type="percentage" office:value="0.523116074237181" calcext:value-type="percentage">
            <text:p>52%</text:p>
          </table:table-cell>
          <table:table-cell table:formula="of:=COUNTIF([.$G$3:.$G596];&quot;&gt;0&quot;)/COUNTIF([.$B$3:.$B596];&quot;&gt;0&quot;)" office:value-type="percentage" office:value="0.649377593360996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3" calcext:value-type="float">
            <text:p>3</text:p>
          </table:table-cell>
          <table:table-cell office:value-type="float" office:value="1.24" calcext:value-type="float">
            <text:p>1.24</text:p>
          </table:table-cell>
          <table:table-cell office:value-type="float" office:value="3.72" calcext:value-type="float">
            <text:p>3.72</text:p>
          </table:table-cell>
          <table:table-cell table:formula="of:=[.G597]-[.E597]" office:value-type="float" office:value="0.72" calcext:value-type="float">
            <text:p>0.72</text:p>
          </table:table-cell>
          <table:table-cell table:formula="of:=SUM([.$H$2:.H597])" office:value-type="float" office:value="-74.67" calcext:value-type="float">
            <text:p>-74.67</text:p>
          </table:table-cell>
          <table:table-cell table:formula="of:=SUM([.H$3:.H597])/SUM([.E$3:.E597])" office:value-type="percentage" office:value="-0.0375981873111782" calcext:value-type="percentage">
            <text:p>-4%</text:p>
          </table:table-cell>
          <table:table-cell table:formula="of:=[.O597]-(1-[.O597])/[.N597]" office:value-type="percentage" office:value="-0.0203258936846716" calcext:value-type="percentage">
            <text:p>-2.0%</text:p>
          </table:table-cell>
          <table:table-cell table:formula="of:=AVERAGEIF([.$H$3:.$H597];&quot;&gt;0&quot;)" office:value-type="float" office:value="2.20803448275862" calcext:value-type="float">
            <text:p>2.2</text:p>
          </table:table-cell>
          <table:table-cell table:formula="of:=AVERAGEIF([.$H$3:.$H597];&quot;&lt;0&quot;)" office:value-type="float" office:value="-4.23076923076923" calcext:value-type="float">
            <text:p>-4.2</text:p>
          </table:table-cell>
          <table:table-cell table:formula="of:=[.L597]/-[.M597]" office:value-type="percentage" office:value="0.521899059561128" calcext:value-type="percentage">
            <text:p>52%</text:p>
          </table:table-cell>
          <table:table-cell table:formula="of:=COUNTIF([.$G$3:.$G597];&quot;&gt;0&quot;)/COUNTIF([.$B$3:.$B597];&quot;&gt;0&quot;)" office:value-type="percentage" office:value="0.65010351966873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0" calcext:value-type="date">
            <text:p>2019-10-10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598]-[.E598]" office:value-type="float" office:value="1.2" calcext:value-type="float">
            <text:p>1.20</text:p>
          </table:table-cell>
          <table:table-cell table:formula="of:=SUM([.$H$2:.H598])" office:value-type="float" office:value="-73.47" calcext:value-type="float">
            <text:p>-73.47</text:p>
          </table:table-cell>
          <table:table-cell table:formula="of:=SUM([.H$3:.H598])/SUM([.E$3:.E598])" office:value-type="percentage" office:value="-0.0369567404426559" calcext:value-type="percentage">
            <text:p>-4%</text:p>
          </table:table-cell>
          <table:table-cell table:formula="of:=[.O598]-(1-[.O598])/[.N598]" office:value-type="percentage" office:value="-0.0192690498553756" calcext:value-type="percentage">
            <text:p>-1.9%</text:p>
          </table:table-cell>
          <table:table-cell table:formula="of:=AVERAGEIF([.$H$3:.$H598];&quot;&gt;0&quot;)" office:value-type="float" office:value="2.20457044673539" calcext:value-type="float">
            <text:p>2.2</text:p>
          </table:table-cell>
          <table:table-cell table:formula="of:=AVERAGEIF([.$H$3:.$H598];&quot;&lt;0&quot;)" office:value-type="float" office:value="-4.23076923076923" calcext:value-type="float">
            <text:p>-4.2</text:p>
          </table:table-cell>
          <table:table-cell table:formula="of:=[.L598]/-[.M598]" office:value-type="percentage" office:value="0.521080287410184" calcext:value-type="percentage">
            <text:p>52%</text:p>
          </table:table-cell>
          <table:table-cell table:formula="of:=COUNTIF([.$G$3:.$G598];&quot;&gt;0&quot;)/COUNTIF([.$B$3:.$B598];&quot;&gt;0&quot;)" office:value-type="percentage" office:value="0.650826446280992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1:.H604])" office:value-type="float" office:value="-8.2" calcext:value-type="float">
            <text:p>-8.2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01]-[.E601]" office:value-type="float" office:value="0.8" calcext:value-type="float">
            <text:p>0.80</text:p>
          </table:table-cell>
          <table:table-cell table:formula="of:=SUM([.$H$2:.H601])" office:value-type="float" office:value="-72.67" calcext:value-type="float">
            <text:p>-72.67</text:p>
          </table:table-cell>
          <table:table-cell table:formula="of:=SUM([.H$3:.H601])/SUM([.E$3:.E601])" office:value-type="percentage" office:value="-0.0364809236947791" calcext:value-type="percentage">
            <text:p>-4%</text:p>
          </table:table-cell>
          <table:table-cell table:formula="of:=[.O601]-(1-[.O601])/[.N601]" office:value-type="percentage" office:value="-0.018629727694006" calcext:value-type="percentage">
            <text:p>-1.9%</text:p>
          </table:table-cell>
          <table:table-cell table:formula="of:=AVERAGEIF([.$H$3:.$H601];&quot;&gt;0&quot;)" office:value-type="float" office:value="2.1997602739726" calcext:value-type="float">
            <text:p>2.2</text:p>
          </table:table-cell>
          <table:table-cell table:formula="of:=AVERAGEIF([.$H$3:.$H601];&quot;&lt;0&quot;)" office:value-type="float" office:value="-4.23076923076923" calcext:value-type="float">
            <text:p>-4.2</text:p>
          </table:table-cell>
          <table:table-cell table:formula="of:=[.L601]/-[.M601]" office:value-type="percentage" office:value="0.519943337484433" calcext:value-type="percentage">
            <text:p>52%</text:p>
          </table:table-cell>
          <table:table-cell table:formula="of:=COUNTIF([.$G$3:.$G601];&quot;&gt;0&quot;)/COUNTIF([.$B$3:.$B601];&quot;&gt;0&quot;)" office:value-type="percentage" office:value="0.6515463917525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2" calcext:value-type="float">
            <text:p>1.12</text:p>
          </table:table-cell>
          <table:table-cell office:value-type="float" office:value="0" calcext:value-type="float">
            <text:p>0.00</text:p>
          </table:table-cell>
          <table:table-cell table:formula="of:=[.G602]-[.E602]" office:value-type="float" office:value="-5" calcext:value-type="float">
            <text:p>-5.00</text:p>
          </table:table-cell>
          <table:table-cell table:formula="of:=SUM([.$H$2:.H602])" office:value-type="float" office:value="-77.67" calcext:value-type="float">
            <text:p>-77.67</text:p>
          </table:table-cell>
          <table:table-cell table:formula="of:=SUM([.H$3:.H602])/SUM([.E$3:.E602])" office:value-type="percentage" office:value="-0.038893340010015" calcext:value-type="percentage">
            <text:p>-4%</text:p>
          </table:table-cell>
          <table:table-cell table:formula="of:=[.O602]-(1-[.O602])/[.N602]" office:value-type="percentage" office:value="-0.0232682981114473" calcext:value-type="percentage">
            <text:p>-2.3%</text:p>
          </table:table-cell>
          <table:table-cell table:formula="of:=AVERAGEIF([.$H$3:.$H602];&quot;&gt;0&quot;)" office:value-type="float" office:value="2.1997602739726" calcext:value-type="float">
            <text:p>2.2</text:p>
          </table:table-cell>
          <table:table-cell table:formula="of:=AVERAGEIF([.$H$3:.$H602];&quot;&lt;0&quot;)" office:value-type="float" office:value="-4.23529411764706" calcext:value-type="float">
            <text:p>-4.2</text:p>
          </table:table-cell>
          <table:table-cell table:formula="of:=[.L602]/-[.M602]" office:value-type="percentage" office:value="0.519387842465753" calcext:value-type="percentage">
            <text:p>52%</text:p>
          </table:table-cell>
          <table:table-cell table:formula="of:=COUNTIF([.$G$3:.$G602];&quot;&gt;0&quot;)/COUNTIF([.$B$3:.$B602];&quot;&gt;0&quot;)" office:value-type="percentage" office:value="0.65020576131687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federe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603]-[.E603]" office:value-type="float" office:value="-2" calcext:value-type="float">
            <text:p>-2.00</text:p>
          </table:table-cell>
          <table:table-cell table:formula="of:=SUM([.$H$2:.H603])" office:value-type="float" office:value="-79.67" calcext:value-type="float">
            <text:p>-79.67</text:p>
          </table:table-cell>
          <table:table-cell table:formula="of:=SUM([.H$3:.H603])/SUM([.E$3:.E603])" office:value-type="percentage" office:value="-0.0398549274637318" calcext:value-type="percentage">
            <text:p>-4%</text:p>
          </table:table-cell>
          <table:table-cell table:formula="of:=[.O603]-(1-[.O603])/[.N603]" office:value-type="percentage" office:value="-0.0250874391424882" calcext:value-type="percentage">
            <text:p>-2.5%</text:p>
          </table:table-cell>
          <table:table-cell table:formula="of:=AVERAGEIF([.$H$3:.$H603];&quot;&gt;0&quot;)" office:value-type="float" office:value="2.1997602739726" calcext:value-type="float">
            <text:p>2.2</text:p>
          </table:table-cell>
          <table:table-cell table:formula="of:=AVERAGEIF([.$H$3:.$H603];&quot;&lt;0&quot;)" office:value-type="float" office:value="-4.22222222222222" calcext:value-type="float">
            <text:p>-4.2</text:p>
          </table:table-cell>
          <table:table-cell table:formula="of:=[.L603]/-[.M603]" office:value-type="percentage" office:value="0.520995854361932" calcext:value-type="percentage">
            <text:p>52%</text:p>
          </table:table-cell>
          <table:table-cell table:formula="of:=COUNTIF([.$G$3:.$G603];&quot;&gt;0&quot;)/COUNTIF([.$B$3:.$B603];&quot;&gt;0&quot;)" office:value-type="percentage" office:value="0.64887063655030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1" calcext:value-type="date">
            <text:p>2019-10-11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thiem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604]-[.E604]" office:value-type="float" office:value="-2" calcext:value-type="float">
            <text:p>-2.00</text:p>
          </table:table-cell>
          <table:table-cell table:formula="of:=SUM([.$H$2:.H604])" office:value-type="float" office:value="-81.67" calcext:value-type="float">
            <text:p>-81.67</text:p>
          </table:table-cell>
          <table:table-cell table:formula="of:=SUM([.H$3:.H604])/SUM([.E$3:.E604])" office:value-type="percentage" office:value="-0.0408145927036482" calcext:value-type="percentage">
            <text:p>-4%</text:p>
          </table:table-cell>
          <table:table-cell table:formula="of:=[.O604]-(1-[.O604])/[.N604]" office:value-type="percentage" office:value="-0.0268991246774997" calcext:value-type="percentage">
            <text:p>-2.7%</text:p>
          </table:table-cell>
          <table:table-cell table:formula="of:=AVERAGEIF([.$H$3:.$H604];&quot;&gt;0&quot;)" office:value-type="float" office:value="2.1997602739726" calcext:value-type="float">
            <text:p>2.2</text:p>
          </table:table-cell>
          <table:table-cell table:formula="of:=AVERAGEIF([.$H$3:.$H604];&quot;&lt;0&quot;)" office:value-type="float" office:value="-4.2093023255814" calcext:value-type="float">
            <text:p>-4.2</text:p>
          </table:table-cell>
          <table:table-cell table:formula="of:=[.L604]/-[.M604]" office:value-type="percentage" office:value="0.522594982214486" calcext:value-type="percentage">
            <text:p>52%</text:p>
          </table:table-cell>
          <table:table-cell table:formula="of:=COUNTIF([.$G$3:.$G604];&quot;&gt;0&quot;)/COUNTIF([.$B$3:.$B604];&quot;&gt;0&quot;)" office:value-type="percentage" office:value="0.647540983606557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07:.H608])" office:value-type="float" office:value="2.8" calcext:value-type="float">
            <text:p>2.80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" calcext:value-type="float">
            <text:p>1.40</text:p>
          </table:table-cell>
          <table:table-cell table:formula="of:=[.G607]-[.E607]" office:value-type="float" office:value="0.4" calcext:value-type="float">
            <text:p>0.40</text:p>
          </table:table-cell>
          <table:table-cell table:formula="of:=SUM([.$H$2:.H607])" office:value-type="float" office:value="-81.27" calcext:value-type="float">
            <text:p>-81.27</text:p>
          </table:table-cell>
          <table:table-cell table:formula="of:=SUM([.H$3:.H607])/SUM([.E$3:.E607])" office:value-type="percentage" office:value="-0.0405944055944056" calcext:value-type="percentage">
            <text:p>-4%</text:p>
          </table:table-cell>
          <table:table-cell table:formula="of:=[.O607]-(1-[.O607])/[.N607]" office:value-type="percentage" office:value="-0.0266838187069939" calcext:value-type="percentage">
            <text:p>-2.7%</text:p>
          </table:table-cell>
          <table:table-cell table:formula="of:=AVERAGEIF([.$H$3:.$H607];&quot;&gt;0&quot;)" office:value-type="float" office:value="2.19361774744027" calcext:value-type="float">
            <text:p>2.2</text:p>
          </table:table-cell>
          <table:table-cell table:formula="of:=AVERAGEIF([.$H$3:.$H607];&quot;&lt;0&quot;)" office:value-type="float" office:value="-4.2093023255814" calcext:value-type="float">
            <text:p>-4.2</text:p>
          </table:table-cell>
          <table:table-cell table:formula="of:=[.L607]/-[.M607]" office:value-type="percentage" office:value="0.521135707955424" calcext:value-type="percentage">
            <text:p>52%</text:p>
          </table:table-cell>
          <table:table-cell table:formula="of:=COUNTIF([.$G$3:.$G607];&quot;&gt;0&quot;)/COUNTIF([.$B$3:.$B607];&quot;&gt;0&quot;)" office:value-type="percentage" office:value="0.64826175869120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2" calcext:value-type="date">
            <text:p>2019-10-12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a zverev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08]-[.E608]" office:value-type="float" office:value="2.4" calcext:value-type="float">
            <text:p>2.40</text:p>
          </table:table-cell>
          <table:table-cell table:formula="of:=SUM([.$H$2:.H608])" office:value-type="float" office:value="-78.87" calcext:value-type="float">
            <text:p>-78.87</text:p>
          </table:table-cell>
          <table:table-cell table:formula="of:=SUM([.H$3:.H608])/SUM([.E$3:.E608])" office:value-type="percentage" office:value="-0.0393170488534397" calcext:value-type="percentage">
            <text:p>-4%</text:p>
          </table:table-cell>
          <table:table-cell table:formula="of:=[.O608]-(1-[.O608])/[.N608]" office:value-type="percentage" office:value="-0.0243730657671595" calcext:value-type="percentage">
            <text:p>-2.4%</text:p>
          </table:table-cell>
          <table:table-cell table:formula="of:=AVERAGEIF([.$H$3:.$H608];&quot;&gt;0&quot;)" office:value-type="float" office:value="2.19431972789116" calcext:value-type="float">
            <text:p>2.2</text:p>
          </table:table-cell>
          <table:table-cell table:formula="of:=AVERAGEIF([.$H$3:.$H608];&quot;&lt;0&quot;)" office:value-type="float" office:value="-4.2093023255814" calcext:value-type="float">
            <text:p>-4.2</text:p>
          </table:table-cell>
          <table:table-cell table:formula="of:=[.L608]/-[.M608]" office:value-type="percentage" office:value="0.521302476791821" calcext:value-type="percentage">
            <text:p>52%</text:p>
          </table:table-cell>
          <table:table-cell table:formula="of:=COUNTIF([.$G$3:.$G608];&quot;&gt;0&quot;)/COUNTIF([.$B$3:.$B608];&quot;&gt;0&quot;)" office:value-type="percentage" office:value="0.648979591836735" calcext:value-type="percentage">
            <text:p>65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11:.H630])" office:value-type="float" office:value="11.19" calcext:value-type="float">
            <text:p>11.1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hg</text:p>
          </table:table-cell>
          <table:table-cell office:value-type="string" calcext:value-type="string">
            <text:p>medvedev</text:p>
          </table:table-cell>
          <table:table-cell office:value-type="float" office:value="6" calcext:value-type="float">
            <text:p>6</text:p>
          </table:table-cell>
          <table:table-cell office:value-type="float" office:value="1.52" calcext:value-type="float">
            <text:p>1.52</text:p>
          </table:table-cell>
          <table:table-cell office:value-type="float" office:value="9.12" calcext:value-type="float">
            <text:p>9.12</text:p>
          </table:table-cell>
          <table:table-cell table:formula="of:=[.G611]-[.E611]" office:value-type="float" office:value="3.12" calcext:value-type="float">
            <text:p>3.12</text:p>
          </table:table-cell>
          <table:table-cell table:formula="of:=SUM([.$H$2:.H611])" office:value-type="float" office:value="-75.75" calcext:value-type="float">
            <text:p>-75.75</text:p>
          </table:table-cell>
          <table:table-cell table:formula="of:=SUM([.H$3:.H611])/SUM([.E$3:.E611])" office:value-type="percentage" office:value="-0.0376491053677932" calcext:value-type="percentage">
            <text:p>-4%</text:p>
          </table:table-cell>
          <table:table-cell table:formula="of:=[.O611]-(1-[.O611])/[.N611]" office:value-type="percentage" office:value="-0.0213271984812632" calcext:value-type="percentage">
            <text:p>-2.1%</text:p>
          </table:table-cell>
          <table:table-cell table:formula="of:=AVERAGEIF([.$H$3:.$H611];&quot;&gt;0&quot;)" office:value-type="float" office:value="2.19745762711864" calcext:value-type="float">
            <text:p>2.2</text:p>
          </table:table-cell>
          <table:table-cell table:formula="of:=AVERAGEIF([.$H$3:.$H611];&quot;&lt;0&quot;)" office:value-type="float" office:value="-4.2093023255814" calcext:value-type="float">
            <text:p>-4.2</text:p>
          </table:table-cell>
          <table:table-cell table:formula="of:=[.L611]/-[.M611]" office:value-type="percentage" office:value="0.522047944564098" calcext:value-type="percentage">
            <text:p>52%</text:p>
          </table:table-cell>
          <table:table-cell table:formula="of:=COUNTIF([.$G$3:.$G611];&quot;&gt;0&quot;)/COUNTIF([.$B$3:.$B611];&quot;&gt;0&quot;)" office:value-type="percentage" office:value="0.6496945010183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4" calcext:value-type="float">
            <text:p>4</text:p>
          </table:table-cell>
          <table:table-cell office:value-type="float" office:value="1.14" calcext:value-type="float">
            <text:p>1.14</text:p>
          </table:table-cell>
          <table:table-cell office:value-type="float" office:value="4.56" calcext:value-type="float">
            <text:p>4.56</text:p>
          </table:table-cell>
          <table:table-cell table:formula="of:=[.G612]-[.E612]" office:value-type="float" office:value="0.560000000000001" calcext:value-type="float">
            <text:p>0.56</text:p>
          </table:table-cell>
          <table:table-cell table:formula="of:=SUM([.$H$2:.H612])" office:value-type="float" office:value="-75.19" calcext:value-type="float">
            <text:p>-75.19</text:p>
          </table:table-cell>
          <table:table-cell table:formula="of:=SUM([.H$3:.H612])/SUM([.E$3:.E612])" office:value-type="percentage" office:value="-0.037296626984127" calcext:value-type="percentage">
            <text:p>-4%</text:p>
          </table:table-cell>
          <table:table-cell table:formula="of:=[.O612]-(1-[.O612])/[.N612]" office:value-type="percentage" office:value="-0.0209414032920561" calcext:value-type="percentage">
            <text:p>-2.1%</text:p>
          </table:table-cell>
          <table:table-cell table:formula="of:=AVERAGEIF([.$H$3:.$H612];&quot;&gt;0&quot;)" office:value-type="float" office:value="2.19192567567567" calcext:value-type="float">
            <text:p>2.2</text:p>
          </table:table-cell>
          <table:table-cell table:formula="of:=AVERAGEIF([.$H$3:.$H612];&quot;&lt;0&quot;)" office:value-type="float" office:value="-4.2093023255814" calcext:value-type="float">
            <text:p>-4.2</text:p>
          </table:table-cell>
          <table:table-cell table:formula="of:=[.L612]/-[.M612]" office:value-type="percentage" office:value="0.520733724055547" calcext:value-type="percentage">
            <text:p>52%</text:p>
          </table:table-cell>
          <table:table-cell table:formula="of:=COUNTIF([.$G$3:.$G612];&quot;&gt;0&quot;)/COUNTIF([.$B$3:.$B612];&quot;&gt;0&quot;)" office:value-type="percentage" office:value="0.650406504065041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horansky</text:p>
          </table:table-cell>
          <table:table-cell office:value-type="float" office:value="1" calcext:value-type="float">
            <text:p>1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613]-[.E613]" office:value-type="float" office:value="-1" calcext:value-type="float">
            <text:p>-1.00</text:p>
          </table:table-cell>
          <table:table-cell table:formula="of:=SUM([.$H$2:.H613])" office:value-type="float" office:value="-76.19" calcext:value-type="float">
            <text:p>-76.19</text:p>
          </table:table-cell>
          <table:table-cell table:formula="of:=SUM([.H$3:.H613])/SUM([.E$3:.E613])" office:value-type="percentage" office:value="-0.0377739216658403" calcext:value-type="percentage">
            <text:p>-4%</text:p>
          </table:table-cell>
          <table:table-cell table:formula="of:=[.O613]-(1-[.O613])/[.N613]" office:value-type="percentage" office:value="-0.0218243210311106" calcext:value-type="percentage">
            <text:p>-2.2%</text:p>
          </table:table-cell>
          <table:table-cell table:formula="of:=AVERAGEIF([.$H$3:.$H613];&quot;&gt;0&quot;)" office:value-type="float" office:value="2.19192567567567" calcext:value-type="float">
            <text:p>2.2</text:p>
          </table:table-cell>
          <table:table-cell table:formula="of:=AVERAGEIF([.$H$3:.$H613];&quot;&lt;0&quot;)" office:value-type="float" office:value="-4.19075144508671" calcext:value-type="float">
            <text:p>-4.2</text:p>
          </table:table-cell>
          <table:table-cell table:formula="of:=[.L613]/-[.M613]" office:value-type="percentage" office:value="0.523038816402609" calcext:value-type="percentage">
            <text:p>52%</text:p>
          </table:table-cell>
          <table:table-cell table:formula="of:=COUNTIF([.$G$3:.$G613];&quot;&gt;0&quot;)/COUNTIF([.$B$3:.$B613];&quot;&gt;0&quot;)" office:value-type="percentage" office:value="0.64908722109533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dzumhur</text:p>
          </table:table-cell>
          <table:table-cell office:value-type="float" office:value="2" calcext:value-type="float">
            <text:p>2</text:p>
          </table:table-cell>
          <table:table-cell office:value-type="float" office:value="1.28" calcext:value-type="float">
            <text:p>1.28</text:p>
          </table:table-cell>
          <table:table-cell office:value-type="float" office:value="2.56" calcext:value-type="float">
            <text:p>2.56</text:p>
          </table:table-cell>
          <table:table-cell table:formula="of:=[.G614]-[.E614]" office:value-type="float" office:value="0.56" calcext:value-type="float">
            <text:p>0.56</text:p>
          </table:table-cell>
          <table:table-cell table:formula="of:=SUM([.$H$2:.H614])" office:value-type="float" office:value="-75.63" calcext:value-type="float">
            <text:p>-75.63</text:p>
          </table:table-cell>
          <table:table-cell table:formula="of:=SUM([.H$3:.H614])/SUM([.E$3:.E614])" office:value-type="percentage" office:value="-0.0374591381872214" calcext:value-type="percentage">
            <text:p>-4%</text:p>
          </table:table-cell>
          <table:table-cell table:formula="of:=[.O614]-(1-[.O614])/[.N614]" office:value-type="percentage" office:value="-0.0214384991894048" calcext:value-type="percentage">
            <text:p>-2.1%</text:p>
          </table:table-cell>
          <table:table-cell table:formula="of:=AVERAGEIF([.$H$3:.$H614];&quot;&gt;0&quot;)" office:value-type="float" office:value="2.18643097643098" calcext:value-type="float">
            <text:p>2.2</text:p>
          </table:table-cell>
          <table:table-cell table:formula="of:=AVERAGEIF([.$H$3:.$H614];&quot;&lt;0&quot;)" office:value-type="float" office:value="-4.19075144508671" calcext:value-type="float">
            <text:p>-4.2</text:p>
          </table:table-cell>
          <table:table-cell table:formula="of:=[.L614]/-[.M614]" office:value-type="percentage" office:value="0.521727667479391" calcext:value-type="percentage">
            <text:p>52%</text:p>
          </table:table-cell>
          <table:table-cell table:formula="of:=COUNTIF([.$G$3:.$G614];&quot;&gt;0&quot;)/COUNTIF([.$B$3:.$B614];&quot;&gt;0&quot;)" office:value-type="percentage" office:value="0.64979757085020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osol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15]-[.E615]" office:value-type="float" office:value="2.32" calcext:value-type="float">
            <text:p>2.32</text:p>
          </table:table-cell>
          <table:table-cell table:formula="of:=SUM([.$H$2:.H615])" office:value-type="float" office:value="-73.3099999999999" calcext:value-type="float">
            <text:p>-73.31</text:p>
          </table:table-cell>
          <table:table-cell table:formula="of:=SUM([.H$3:.H615])/SUM([.E$3:.E615])" office:value-type="percentage" office:value="-0.0362382600098863" calcext:value-type="percentage">
            <text:p>-4%</text:p>
          </table:table-cell>
          <table:table-cell table:formula="of:=[.O615]-(1-[.O615])/[.N615]" office:value-type="percentage" office:value="-0.0192376898540875" calcext:value-type="percentage">
            <text:p>-1.9%</text:p>
          </table:table-cell>
          <table:table-cell table:formula="of:=AVERAGEIF([.$H$3:.$H615];&quot;&gt;0&quot;)" office:value-type="float" office:value="2.18687919463087" calcext:value-type="float">
            <text:p>2.2</text:p>
          </table:table-cell>
          <table:table-cell table:formula="of:=AVERAGEIF([.$H$3:.$H615];&quot;&lt;0&quot;)" office:value-type="float" office:value="-4.19075144508671" calcext:value-type="float">
            <text:p>-4.2</text:p>
          </table:table-cell>
          <table:table-cell table:formula="of:=[.L615]/-[.M615]" office:value-type="percentage" office:value="0.521834621615367" calcext:value-type="percentage">
            <text:p>52%</text:p>
          </table:table-cell>
          <table:table-cell table:formula="of:=COUNTIF([.$G$3:.$G615];&quot;&gt;0&quot;)/COUNTIF([.$B$3:.$B615];&quot;&gt;0&quot;)" office:value-type="percentage" office:value="0.650505050505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4" calcext:value-type="float">
            <text:p>4</text:p>
          </table:table-cell>
          <table:table-cell office:value-type="float" office:value="1.34" calcext:value-type="float">
            <text:p>1.34</text:p>
          </table:table-cell>
          <table:table-cell office:value-type="float" office:value="5.36" calcext:value-type="float">
            <text:p>5.36</text:p>
          </table:table-cell>
          <table:table-cell table:formula="of:=[.G616]-[.E616]" office:value-type="float" office:value="1.36" calcext:value-type="float">
            <text:p>1.36</text:p>
          </table:table-cell>
          <table:table-cell table:formula="of:=SUM([.$H$2:.H616])" office:value-type="float" office:value="-71.95" calcext:value-type="float">
            <text:p>-71.95</text:p>
          </table:table-cell>
          <table:table-cell table:formula="of:=SUM([.H$3:.H616])/SUM([.E$3:.E616])" office:value-type="percentage" office:value="-0.0354958066107548" calcext:value-type="percentage">
            <text:p>-4%</text:p>
          </table:table-cell>
          <table:table-cell table:formula="of:=[.O616]-(1-[.O616])/[.N616]" office:value-type="percentage" office:value="-0.0180290806661548" calcext:value-type="percentage">
            <text:p>-1.8%</text:p>
          </table:table-cell>
          <table:table-cell table:formula="of:=AVERAGEIF([.$H$3:.$H616];&quot;&gt;0&quot;)" office:value-type="float" office:value="2.18411371237458" calcext:value-type="float">
            <text:p>2.2</text:p>
          </table:table-cell>
          <table:table-cell table:formula="of:=AVERAGEIF([.$H$3:.$H616];&quot;&lt;0&quot;)" office:value-type="float" office:value="-4.19075144508671" calcext:value-type="float">
            <text:p>-4.2</text:p>
          </table:table-cell>
          <table:table-cell table:formula="of:=[.L616]/-[.M616]" office:value-type="percentage" office:value="0.521174720332141" calcext:value-type="percentage">
            <text:p>52%</text:p>
          </table:table-cell>
          <table:table-cell table:formula="of:=COUNTIF([.$G$3:.$G616];&quot;&gt;0&quot;)/COUNTIF([.$B$3:.$B616];&quot;&gt;0&quot;)" office:value-type="percentage" office:value="0.65120967741935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5" calcext:value-type="float">
            <text:p>1.85</text:p>
          </table:table-cell>
          <table:table-cell table:formula="of:=[.G617]-[.E617]" office:value-type="float" office:value="0.85" calcext:value-type="float">
            <text:p>0.85</text:p>
          </table:table-cell>
          <table:table-cell table:formula="of:=SUM([.$H$2:.H617])" office:value-type="float" office:value="-71.1" calcext:value-type="float">
            <text:p>-71.10</text:p>
          </table:table-cell>
          <table:table-cell table:formula="of:=SUM([.H$3:.H617])/SUM([.E$3:.E617])" office:value-type="percentage" office:value="-0.0350591715976331" calcext:value-type="percentage">
            <text:p>-4%</text:p>
          </table:table-cell>
          <table:table-cell table:formula="of:=[.O617]-(1-[.O617])/[.N617]" office:value-type="percentage" office:value="-0.0173433935929387" calcext:value-type="percentage">
            <text:p>-1.7%</text:p>
          </table:table-cell>
          <table:table-cell table:formula="of:=AVERAGEIF([.$H$3:.$H617];&quot;&gt;0&quot;)" office:value-type="float" office:value="2.17966666666667" calcext:value-type="float">
            <text:p>2.2</text:p>
          </table:table-cell>
          <table:table-cell table:formula="of:=AVERAGEIF([.$H$3:.$H617];&quot;&lt;0&quot;)" office:value-type="float" office:value="-4.19075144508671" calcext:value-type="float">
            <text:p>-4.2</text:p>
          </table:table-cell>
          <table:table-cell table:formula="of:=[.L617]/-[.M617]" office:value-type="percentage" office:value="0.520113563218391" calcext:value-type="percentage">
            <text:p>52%</text:p>
          </table:table-cell>
          <table:table-cell table:formula="of:=COUNTIF([.$G$3:.$G617];&quot;&gt;0&quot;)/COUNTIF([.$B$3:.$B617];&quot;&gt;0&quot;)" office:value-type="percentage" office:value="0.65191146881287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0</text:p>
          </table:table-cell>
          <table:table-cell office:value-type="float" office:value="4.8" calcext:value-type="float">
            <text:p>4.80</text:p>
          </table:table-cell>
          <table:table-cell table:formula="of:=[.G618]-[.E618]" office:value-type="float" office:value="0.8" calcext:value-type="float">
            <text:p>0.80</text:p>
          </table:table-cell>
          <table:table-cell table:formula="of:=SUM([.$H$2:.H618])" office:value-type="float" office:value="-70.3" calcext:value-type="float">
            <text:p>-70.30</text:p>
          </table:table-cell>
          <table:table-cell table:formula="of:=SUM([.H$3:.H618])/SUM([.E$3:.E618])" office:value-type="percentage" office:value="-0.0345964566929134" calcext:value-type="percentage">
            <text:p>-3%</text:p>
          </table:table-cell>
          <table:table-cell table:formula="of:=[.O618]-(1-[.O618])/[.N618]" office:value-type="percentage" office:value="-0.0167080418819008" calcext:value-type="percentage">
            <text:p>-1.7%</text:p>
          </table:table-cell>
          <table:table-cell table:formula="of:=AVERAGEIF([.$H$3:.$H618];&quot;&gt;0&quot;)" office:value-type="float" office:value="2.1750830564784" calcext:value-type="float">
            <text:p>2.2</text:p>
          </table:table-cell>
          <table:table-cell table:formula="of:=AVERAGEIF([.$H$3:.$H618];&quot;&lt;0&quot;)" office:value-type="float" office:value="-4.19075144508671" calcext:value-type="float">
            <text:p>-4.2</text:p>
          </table:table-cell>
          <table:table-cell table:formula="of:=[.L618]/-[.M618]" office:value-type="percentage" office:value="0.519019818994157" calcext:value-type="percentage">
            <text:p>52%</text:p>
          </table:table-cell>
          <table:table-cell table:formula="of:=COUNTIF([.$G$3:.$G618];&quot;&gt;0&quot;)/COUNTIF([.$B$3:.$B618];&quot;&gt;0&quot;)" office:value-type="percentage" office:value="0.652610441767068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ott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8" calcext:value-type="float">
            <text:p>1.38</text:p>
          </table:table-cell>
          <table:table-cell table:formula="of:=[.G619]-[.E619]" office:value-type="float" office:value="0.38" calcext:value-type="float">
            <text:p>0.38</text:p>
          </table:table-cell>
          <table:table-cell table:formula="of:=SUM([.$H$2:.H619])" office:value-type="float" office:value="-69.92" calcext:value-type="float">
            <text:p>-69.92</text:p>
          </table:table-cell>
          <table:table-cell table:formula="of:=SUM([.H$3:.H619])/SUM([.E$3:.E619])" office:value-type="percentage" office:value="-0.034392523364486" calcext:value-type="percentage">
            <text:p>-3%</text:p>
          </table:table-cell>
          <table:table-cell table:formula="of:=[.O619]-(1-[.O619])/[.N619]" office:value-type="percentage" office:value="-0.0165009753279536" calcext:value-type="percentage">
            <text:p>-1.7%</text:p>
          </table:table-cell>
          <table:table-cell table:formula="of:=AVERAGEIF([.$H$3:.$H619];&quot;&gt;0&quot;)" office:value-type="float" office:value="2.16913907284768" calcext:value-type="float">
            <text:p>2.2</text:p>
          </table:table-cell>
          <table:table-cell table:formula="of:=AVERAGEIF([.$H$3:.$H619];&quot;&lt;0&quot;)" office:value-type="float" office:value="-4.19075144508671" calcext:value-type="float">
            <text:p>-4.2</text:p>
          </table:table-cell>
          <table:table-cell table:formula="of:=[.L619]/-[.M619]" office:value-type="percentage" office:value="0.517601461520895" calcext:value-type="percentage">
            <text:p>52%</text:p>
          </table:table-cell>
          <table:table-cell table:formula="of:=COUNTIF([.$G$3:.$G619];&quot;&gt;0&quot;)/COUNTIF([.$B$3:.$B619];&quot;&gt;0&quot;)" office:value-type="percentage" office:value="0.6533066132264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hung h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0]-[.E620]" office:value-type="float" office:value="-4" calcext:value-type="float">
            <text:p>-4.00</text:p>
          </table:table-cell>
          <table:table-cell table:formula="of:=SUM([.$H$2:.H620])" office:value-type="float" office:value="-73.92" calcext:value-type="float">
            <text:p>-73.92</text:p>
          </table:table-cell>
          <table:table-cell table:formula="of:=SUM([.H$3:.H620])/SUM([.E$3:.E620])" office:value-type="percentage" office:value="-0.0362886597938144" calcext:value-type="percentage">
            <text:p>-4%</text:p>
          </table:table-cell>
          <table:table-cell table:formula="of:=[.O620]-(1-[.O620])/[.N620]" office:value-type="percentage" office:value="-0.0201560725407585" calcext:value-type="percentage">
            <text:p>-2.0%</text:p>
          </table:table-cell>
          <table:table-cell table:formula="of:=AVERAGEIF([.$H$3:.$H620];&quot;&gt;0&quot;)" office:value-type="float" office:value="2.16913907284768" calcext:value-type="float">
            <text:p>2.2</text:p>
          </table:table-cell>
          <table:table-cell table:formula="of:=AVERAGEIF([.$H$3:.$H620];&quot;&lt;0&quot;)" office:value-type="float" office:value="-4.18965517241379" calcext:value-type="float">
            <text:p>-4.2</text:p>
          </table:table-cell>
          <table:table-cell table:formula="of:=[.L620]/-[.M620]" office:value-type="percentage" office:value="0.517736898045949" calcext:value-type="percentage">
            <text:p>52%</text:p>
          </table:table-cell>
          <table:table-cell table:formula="of:=COUNTIF([.$G$3:.$G620];&quot;&gt;0&quot;)/COUNTIF([.$B$3:.$B620];&quot;&gt;0&quot;)" office:value-type="percentage" office:value="0.65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novak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21]-[.E621]" office:value-type="float" office:value="0.6" calcext:value-type="float">
            <text:p>0.60</text:p>
          </table:table-cell>
          <table:table-cell table:formula="of:=SUM([.$H$2:.H621])" office:value-type="float" office:value="-73.32" calcext:value-type="float">
            <text:p>-73.32</text:p>
          </table:table-cell>
          <table:table-cell table:formula="of:=SUM([.H$3:.H621])/SUM([.E$3:.E621])" office:value-type="percentage" office:value="-0.0359764474975466" calcext:value-type="percentage">
            <text:p>-4%</text:p>
          </table:table-cell>
          <table:table-cell table:formula="of:=[.O621]-(1-[.O621])/[.N621]" office:value-type="percentage" office:value="-0.0197251909066202" calcext:value-type="percentage">
            <text:p>-2.0%</text:p>
          </table:table-cell>
          <table:table-cell table:formula="of:=AVERAGEIF([.$H$3:.$H621];&quot;&gt;0&quot;)" office:value-type="float" office:value="2.1639603960396" calcext:value-type="float">
            <text:p>2.2</text:p>
          </table:table-cell>
          <table:table-cell table:formula="of:=AVERAGEIF([.$H$3:.$H621];&quot;&lt;0&quot;)" office:value-type="float" office:value="-4.18965517241379" calcext:value-type="float">
            <text:p>-4.2</text:p>
          </table:table-cell>
          <table:table-cell table:formula="of:=[.L621]/-[.M621]" office:value-type="percentage" office:value="0.516500835268712" calcext:value-type="percentage">
            <text:p>52%</text:p>
          </table:table-cell>
          <table:table-cell table:formula="of:=COUNTIF([.$G$3:.$G621];&quot;&gt;0&quot;)/COUNTIF([.$B$3:.$B621];&quot;&gt;0&quot;)" office:value-type="percentage" office:value="0.65269461077844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mager</text:p>
          </table:table-cell>
          <table:table-cell office:value-type="float" office:value="4" calcext:value-type="float">
            <text:p>4</text:p>
          </table:table-cell>
          <table:table-cell office:value-type="float" office:value="1.05" calcext:value-type="float">
            <text:p>1.05</text:p>
          </table:table-cell>
          <table:table-cell office:value-type="float" office:value="4.2" calcext:value-type="float">
            <text:p>4.20</text:p>
          </table:table-cell>
          <table:table-cell table:formula="of:=[.G622]-[.E622]" office:value-type="float" office:value="0.2" calcext:value-type="float">
            <text:p>0.20</text:p>
          </table:table-cell>
          <table:table-cell table:formula="of:=SUM([.$H$2:.H622])" office:value-type="float" office:value="-73.12" calcext:value-type="float">
            <text:p>-73.12</text:p>
          </table:table-cell>
          <table:table-cell table:formula="of:=SUM([.H$3:.H622])/SUM([.E$3:.E622])" office:value-type="percentage" office:value="-0.0358080313418217" calcext:value-type="percentage">
            <text:p>-4%</text:p>
          </table:table-cell>
          <table:table-cell table:formula="of:=[.O622]-(1-[.O622])/[.N622]" office:value-type="percentage" office:value="-0.0197033419046875" calcext:value-type="percentage">
            <text:p>-2.0%</text:p>
          </table:table-cell>
          <table:table-cell table:formula="of:=AVERAGEIF([.$H$3:.$H622];&quot;&gt;0&quot;)" office:value-type="float" office:value="2.1575" calcext:value-type="float">
            <text:p>2.2</text:p>
          </table:table-cell>
          <table:table-cell table:formula="of:=AVERAGEIF([.$H$3:.$H622];&quot;&lt;0&quot;)" office:value-type="float" office:value="-4.18965517241379" calcext:value-type="float">
            <text:p>-4.2</text:p>
          </table:table-cell>
          <table:table-cell table:formula="of:=[.L622]/-[.M622]" office:value-type="percentage" office:value="0.514958847736625" calcext:value-type="percentage">
            <text:p>51%</text:p>
          </table:table-cell>
          <table:table-cell table:formula="of:=COUNTIF([.$G$3:.$G622];&quot;&gt;0&quot;)/COUNTIF([.$B$3:.$B622];&quot;&gt;0&quot;)" office:value-type="percentage" office:value="0.653386454183267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623]-[.E623]" office:value-type="float" office:value="2.6" calcext:value-type="float">
            <text:p>2.60</text:p>
          </table:table-cell>
          <table:table-cell table:formula="of:=SUM([.$H$2:.H623])" office:value-type="float" office:value="-70.52" calcext:value-type="float">
            <text:p>-70.52</text:p>
          </table:table-cell>
          <table:table-cell table:formula="of:=SUM([.H$3:.H623])/SUM([.E$3:.E623])" office:value-type="percentage" office:value="-0.0344672531769306" calcext:value-type="percentage">
            <text:p>-3%</text:p>
          </table:table-cell>
          <table:table-cell table:formula="of:=[.O623]-(1-[.O623])/[.N623]" office:value-type="percentage" office:value="-0.0172246801054926" calcext:value-type="percentage">
            <text:p>-1.7%</text:p>
          </table:table-cell>
          <table:table-cell table:formula="of:=AVERAGEIF([.$H$3:.$H623];&quot;&gt;0&quot;)" office:value-type="float" office:value="2.15895081967213" calcext:value-type="float">
            <text:p>2.2</text:p>
          </table:table-cell>
          <table:table-cell table:formula="of:=AVERAGEIF([.$H$3:.$H623];&quot;&lt;0&quot;)" office:value-type="float" office:value="-4.18965517241379" calcext:value-type="float">
            <text:p>-4.2</text:p>
          </table:table-cell>
          <table:table-cell table:formula="of:=[.L623]/-[.M623]" office:value-type="percentage" office:value="0.515305133913513" calcext:value-type="percentage">
            <text:p>52%</text:p>
          </table:table-cell>
          <table:table-cell table:formula="of:=COUNTIF([.$G$3:.$G623];&quot;&gt;0&quot;)/COUNTIF([.$B$3:.$B623];&quot;&gt;0&quot;)" office:value-type="percentage" office:value="0.654075546719682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n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624]-[.E624]" office:value-type="float" office:value="0.48" calcext:value-type="float">
            <text:p>0.48</text:p>
          </table:table-cell>
          <table:table-cell table:formula="of:=SUM([.$H$2:.H624])" office:value-type="float" office:value="-70.04" calcext:value-type="float">
            <text:p>-70.04</text:p>
          </table:table-cell>
          <table:table-cell table:formula="of:=SUM([.H$3:.H624])/SUM([.E$3:.E624])" office:value-type="percentage" office:value="-0.0342159257449926" calcext:value-type="percentage">
            <text:p>-3%</text:p>
          </table:table-cell>
          <table:table-cell table:formula="of:=[.O624]-(1-[.O624])/[.N624]" office:value-type="percentage" office:value="-0.0169133757667206" calcext:value-type="percentage">
            <text:p>-1.7%</text:p>
          </table:table-cell>
          <table:table-cell table:formula="of:=AVERAGEIF([.$H$3:.$H624];&quot;&gt;0&quot;)" office:value-type="float" office:value="2.15346405228758" calcext:value-type="float">
            <text:p>2.2</text:p>
          </table:table-cell>
          <table:table-cell table:formula="of:=AVERAGEIF([.$H$3:.$H624];&quot;&lt;0&quot;)" office:value-type="float" office:value="-4.18965517241379" calcext:value-type="float">
            <text:p>-4.2</text:p>
          </table:table-cell>
          <table:table-cell table:formula="of:=[.L624]/-[.M624]" office:value-type="percentage" office:value="0.513995535113908" calcext:value-type="percentage">
            <text:p>51%</text:p>
          </table:table-cell>
          <table:table-cell table:formula="of:=COUNTIF([.$G$3:.$G624];&quot;&gt;0&quot;)/COUNTIF([.$B$3:.$B624];&quot;&gt;0&quot;)" office:value-type="percentage" office:value="0.654761904761905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edmund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0" calcext:value-type="float">
            <text:p>0.00</text:p>
          </table:table-cell>
          <table:table-cell table:formula="of:=[.G625]-[.E625]" office:value-type="float" office:value="-4" calcext:value-type="float">
            <text:p>-4.00</text:p>
          </table:table-cell>
          <table:table-cell table:formula="of:=SUM([.$H$2:.H625])" office:value-type="float" office:value="-74.04" calcext:value-type="float">
            <text:p>-74.04</text:p>
          </table:table-cell>
          <table:table-cell table:formula="of:=SUM([.H$3:.H625])/SUM([.E$3:.E625])" office:value-type="percentage" office:value="-0.0360994636762555" calcext:value-type="percentage">
            <text:p>-4%</text:p>
          </table:table-cell>
          <table:table-cell table:formula="of:=[.O625]-(1-[.O625])/[.N625]" office:value-type="percentage" office:value="-0.02055804706366" calcext:value-type="percentage">
            <text:p>-2.1%</text:p>
          </table:table-cell>
          <table:table-cell table:formula="of:=AVERAGEIF([.$H$3:.$H625];&quot;&gt;0&quot;)" office:value-type="float" office:value="2.15346405228758" calcext:value-type="float">
            <text:p>2.2</text:p>
          </table:table-cell>
          <table:table-cell table:formula="of:=AVERAGEIF([.$H$3:.$H625];&quot;&lt;0&quot;)" office:value-type="float" office:value="-4.18857142857143" calcext:value-type="float">
            <text:p>-4.2</text:p>
          </table:table-cell>
          <table:table-cell table:formula="of:=[.L625]/-[.M625]" office:value-type="percentage" office:value="0.514128525443829" calcext:value-type="percentage">
            <text:p>51%</text:p>
          </table:table-cell>
          <table:table-cell table:formula="of:=COUNTIF([.$G$3:.$G625];&quot;&gt;0&quot;)/COUNTIF([.$B$3:.$B625];&quot;&gt;0&quot;)" office:value-type="percentage" office:value="0.653465346534653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den</text:p>
          </table:table-cell>
          <table:table-cell office:value-type="float" office:value="4" calcext:value-type="float">
            <text:p>4</text:p>
          </table:table-cell>
          <table:table-cell office:value-type="float" office:value="1.6" calcext:value-type="float">
            <text:p>1.60</text:p>
          </table:table-cell>
          <table:table-cell office:value-type="float" office:value="6.4" calcext:value-type="float">
            <text:p>6.40</text:p>
          </table:table-cell>
          <table:table-cell table:formula="of:=[.G626]-[.E626]" office:value-type="float" office:value="2.4" calcext:value-type="float">
            <text:p>2.40</text:p>
          </table:table-cell>
          <table:table-cell table:formula="of:=SUM([.$H$2:.H626])" office:value-type="float" office:value="-71.64" calcext:value-type="float">
            <text:p>-71.64</text:p>
          </table:table-cell>
          <table:table-cell table:formula="of:=SUM([.H$3:.H626])/SUM([.E$3:.E626])" office:value-type="percentage" office:value="-0.0348613138686131" calcext:value-type="percentage">
            <text:p>-3%</text:p>
          </table:table-cell>
          <table:table-cell table:formula="of:=[.O626]-(1-[.O626])/[.N626]" office:value-type="percentage" office:value="-0.0182903739856214" calcext:value-type="percentage">
            <text:p>-1.8%</text:p>
          </table:table-cell>
          <table:table-cell table:formula="of:=AVERAGEIF([.$H$3:.$H626];&quot;&gt;0&quot;)" office:value-type="float" office:value="2.1542671009772" calcext:value-type="float">
            <text:p>2.2</text:p>
          </table:table-cell>
          <table:table-cell table:formula="of:=AVERAGEIF([.$H$3:.$H626];&quot;&lt;0&quot;)" office:value-type="float" office:value="-4.18857142857143" calcext:value-type="float">
            <text:p>-4.2</text:p>
          </table:table-cell>
          <table:table-cell table:formula="of:=[.L626]/-[.M626]" office:value-type="percentage" office:value="0.514320249210109" calcext:value-type="percentage">
            <text:p>51%</text:p>
          </table:table-cell>
          <table:table-cell table:formula="of:=COUNTIF([.$G$3:.$G626];&quot;&gt;0&quot;)/COUNTIF([.$B$3:.$B626];&quot;&gt;0&quot;)" office:value-type="percentage" office:value="0.65415019762845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7.4" calcext:value-type="float">
            <text:p>7.40</text:p>
          </table:table-cell>
          <table:table-cell table:formula="of:=[.G627]-[.E627]" office:value-type="float" office:value="3.4" calcext:value-type="float">
            <text:p>3.40</text:p>
          </table:table-cell>
          <table:table-cell table:formula="of:=SUM([.$H$2:.H627])" office:value-type="float" office:value="-68.24" calcext:value-type="float">
            <text:p>-68.24</text:p>
          </table:table-cell>
          <table:table-cell table:formula="of:=SUM([.H$3:.H627])/SUM([.E$3:.E627])" office:value-type="percentage" office:value="-0.0331423020883924" calcext:value-type="percentage">
            <text:p>-3%</text:p>
          </table:table-cell>
          <table:table-cell table:formula="of:=[.O627]-(1-[.O627])/[.N627]" office:value-type="percentage" office:value="-0.0150242711907537" calcext:value-type="percentage">
            <text:p>-1.5%</text:p>
          </table:table-cell>
          <table:table-cell table:formula="of:=AVERAGEIF([.$H$3:.$H627];&quot;&gt;0&quot;)" office:value-type="float" office:value="2.15831168831169" calcext:value-type="float">
            <text:p>2.2</text:p>
          </table:table-cell>
          <table:table-cell table:formula="of:=AVERAGEIF([.$H$3:.$H627];&quot;&lt;0&quot;)" office:value-type="float" office:value="-4.18857142857143" calcext:value-type="float">
            <text:p>-4.2</text:p>
          </table:table-cell>
          <table:table-cell table:formula="of:=[.L627]/-[.M627]" office:value-type="percentage" office:value="0.515285873744264" calcext:value-type="percentage">
            <text:p>52%</text:p>
          </table:table-cell>
          <table:table-cell table:formula="of:=COUNTIF([.$G$3:.$G627];&quot;&gt;0&quot;)/COUNTIF([.$B$3:.$B627];&quot;&gt;0&quot;)" office:value-type="percentage" office:value="0.654832347140039" calcext:value-type="percentage">
            <text:p>65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28]-[.E628]" office:value-type="float" office:value="0.34" calcext:value-type="float">
            <text:p>0.34</text:p>
          </table:table-cell>
          <table:table-cell table:formula="of:=SUM([.$H$2:.H628])" office:value-type="float" office:value="-67.9" calcext:value-type="float">
            <text:p>-67.90</text:p>
          </table:table-cell>
          <table:table-cell table:formula="of:=SUM([.H$3:.H628])/SUM([.E$3:.E628])" office:value-type="percentage" office:value="-0.0329611650485437" calcext:value-type="percentage">
            <text:p>-3%</text:p>
          </table:table-cell>
          <table:table-cell table:formula="of:=[.O628]-(1-[.O628])/[.N628]" office:value-type="percentage" office:value="-0.0148539027344183" calcext:value-type="percentage">
            <text:p>-1.5%</text:p>
          </table:table-cell>
          <table:table-cell table:formula="of:=AVERAGEIF([.$H$3:.$H628];&quot;&gt;0&quot;)" office:value-type="float" office:value="2.15242718446602" calcext:value-type="float">
            <text:p>2.2</text:p>
          </table:table-cell>
          <table:table-cell table:formula="of:=AVERAGEIF([.$H$3:.$H628];&quot;&lt;0&quot;)" office:value-type="float" office:value="-4.18857142857143" calcext:value-type="float">
            <text:p>-4.2</text:p>
          </table:table-cell>
          <table:table-cell table:formula="of:=[.L628]/-[.M628]" office:value-type="percentage" office:value="0.513880978556007" calcext:value-type="percentage">
            <text:p>51%</text:p>
          </table:table-cell>
          <table:table-cell table:formula="of:=COUNTIF([.$G$3:.$G628];&quot;&gt;0&quot;)/COUNTIF([.$B$3:.$B628];&quot;&gt;0&quot;)" office:value-type="percentage" office:value="0.65551181102362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lorenzi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6" calcext:value-type="float">
            <text:p>1.06</text:p>
          </table:table-cell>
          <table:table-cell table:formula="of:=[.G629]-[.E629]" office:value-type="float" office:value="0.0600000000000001" calcext:value-type="float">
            <text:p>0.06</text:p>
          </table:table-cell>
          <table:table-cell table:formula="of:=SUM([.$H$2:.H629])" office:value-type="float" office:value="-67.8399999999999" calcext:value-type="float">
            <text:p>-67.84</text:p>
          </table:table-cell>
          <table:table-cell table:formula="of:=SUM([.H$3:.H629])/SUM([.E$3:.E629])" office:value-type="percentage" office:value="-0.0329160601649684" calcext:value-type="percentage">
            <text:p>-3%</text:p>
          </table:table-cell>
          <table:table-cell table:formula="of:=[.O629]-(1-[.O629])/[.N629]" office:value-type="percentage" office:value="-0.0149647436999371" calcext:value-type="percentage">
            <text:p>-1.5%</text:p>
          </table:table-cell>
          <table:table-cell table:formula="of:=AVERAGEIF([.$H$3:.$H629];&quot;&gt;0&quot;)" office:value-type="float" office:value="2.14567741935484" calcext:value-type="float">
            <text:p>2.1</text:p>
          </table:table-cell>
          <table:table-cell table:formula="of:=AVERAGEIF([.$H$3:.$H629];&quot;&lt;0&quot;)" office:value-type="float" office:value="-4.18857142857143" calcext:value-type="float">
            <text:p>-4.2</text:p>
          </table:table-cell>
          <table:table-cell table:formula="of:=[.L629]/-[.M629]" office:value-type="percentage" office:value="0.512269506667253" calcext:value-type="percentage">
            <text:p>51%</text:p>
          </table:table-cell>
          <table:table-cell table:formula="of:=COUNTIF([.$G$3:.$G629];&quot;&gt;0&quot;)/COUNTIF([.$B$3:.$B629];&quot;&gt;0&quot;)" office:value-type="percentage" office:value="0.65618860510805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3" calcext:value-type="date">
            <text:p>2019-10-13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barrer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6" calcext:value-type="float">
            <text:p>1.16</text:p>
          </table:table-cell>
          <table:table-cell table:formula="of:=[.G630]-[.E630]" office:value-type="float" office:value="0.16" calcext:value-type="float">
            <text:p>0.16</text:p>
          </table:table-cell>
          <table:table-cell table:formula="of:=SUM([.$H$2:.H630])" office:value-type="float" office:value="-67.68" calcext:value-type="float">
            <text:p>-67.68</text:p>
          </table:table-cell>
          <table:table-cell table:formula="of:=SUM([.H$3:.H630])/SUM([.E$3:.E630])" office:value-type="percentage" office:value="-0.0328225024248302" calcext:value-type="percentage">
            <text:p>-3%</text:p>
          </table:table-cell>
          <table:table-cell table:formula="of:=[.O630]-(1-[.O630])/[.N630]" office:value-type="percentage" office:value="-0.0149737764401742" calcext:value-type="percentage">
            <text:p>-1.5%</text:p>
          </table:table-cell>
          <table:table-cell table:formula="of:=AVERAGEIF([.$H$3:.$H630];&quot;&gt;0&quot;)" office:value-type="float" office:value="2.13929260450161" calcext:value-type="float">
            <text:p>2.1</text:p>
          </table:table-cell>
          <table:table-cell table:formula="of:=AVERAGEIF([.$H$3:.$H630];&quot;&lt;0&quot;)" office:value-type="float" office:value="-4.18857142857143" calcext:value-type="float">
            <text:p>-4.2</text:p>
          </table:table-cell>
          <table:table-cell table:formula="of:=[.L630]/-[.M630]" office:value-type="percentage" office:value="0.510745164785513" calcext:value-type="percentage">
            <text:p>51%</text:p>
          </table:table-cell>
          <table:table-cell table:formula="of:=COUNTIF([.$G$3:.$G630];&quot;&gt;0&quot;)/COUNTIF([.$B$3:.$B630];&quot;&gt;0&quot;)" office:value-type="percentage" office:value="0.656862745098039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33:.H639])" office:value-type="float" office:value="4.27" calcext:value-type="float">
            <text:p>4.27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opyr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33]-[.E633]" office:value-type="float" office:value="0.34" calcext:value-type="float">
            <text:p>0.34</text:p>
          </table:table-cell>
          <table:table-cell table:formula="of:=SUM([.$H$2:.H633])" office:value-type="float" office:value="-67.3399999999999" calcext:value-type="float">
            <text:p>-67.34</text:p>
          </table:table-cell>
          <table:table-cell table:formula="of:=SUM([.H$3:.H633])/SUM([.E$3:.E633])" office:value-type="percentage" office:value="-0.0326417838099854" calcext:value-type="percentage">
            <text:p>-3%</text:p>
          </table:table-cell>
          <table:table-cell table:formula="of:=[.O633]-(1-[.O633])/[.N633]" office:value-type="percentage" office:value="-0.014799960464764" calcext:value-type="percentage">
            <text:p>-1.5%</text:p>
          </table:table-cell>
          <table:table-cell table:formula="of:=AVERAGEIF([.$H$3:.$H633];&quot;&gt;0&quot;)" office:value-type="float" office:value="2.13352564102564" calcext:value-type="float">
            <text:p>2.1</text:p>
          </table:table-cell>
          <table:table-cell table:formula="of:=AVERAGEIF([.$H$3:.$H633];&quot;&lt;0&quot;)" office:value-type="float" office:value="-4.18857142857143" calcext:value-type="float">
            <text:p>-4.2</text:p>
          </table:table-cell>
          <table:table-cell table:formula="of:=[.L633]/-[.M633]" office:value-type="percentage" office:value="0.509368331759191" calcext:value-type="percentage">
            <text:p>51%</text:p>
          </table:table-cell>
          <table:table-cell table:formula="of:=COUNTIF([.$G$3:.$G633];&quot;&gt;0&quot;)/COUNTIF([.$B$3:.$B633];&quot;&gt;0&quot;)" office:value-type="percentage" office:value="0.65753424657534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34]-[.E634]" office:value-type="float" office:value="0.75" calcext:value-type="float">
            <text:p>0.75</text:p>
          </table:table-cell>
          <table:table-cell table:formula="of:=SUM([.$H$2:.H634])" office:value-type="float" office:value="-66.5899999999999" calcext:value-type="float">
            <text:p>-66.59</text:p>
          </table:table-cell>
          <table:table-cell table:formula="of:=SUM([.H$3:.H634])/SUM([.E$3:.E634])" office:value-type="percentage" office:value="-0.0322625968992248" calcext:value-type="percentage">
            <text:p>-3%</text:p>
          </table:table-cell>
          <table:table-cell table:formula="of:=[.O634]-(1-[.O634])/[.N634]" office:value-type="percentage" office:value="-0.0142110278863615" calcext:value-type="percentage">
            <text:p>-1.4%</text:p>
          </table:table-cell>
          <table:table-cell table:formula="of:=AVERAGEIF([.$H$3:.$H634];&quot;&gt;0&quot;)" office:value-type="float" office:value="2.1291054313099" calcext:value-type="float">
            <text:p>2.1</text:p>
          </table:table-cell>
          <table:table-cell table:formula="of:=AVERAGEIF([.$H$3:.$H634];&quot;&lt;0&quot;)" office:value-type="float" office:value="-4.18857142857143" calcext:value-type="float">
            <text:p>-4.2</text:p>
          </table:table-cell>
          <table:table-cell table:formula="of:=[.L634]/-[.M634]" office:value-type="percentage" office:value="0.508313029303183" calcext:value-type="percentage">
            <text:p>51%</text:p>
          </table:table-cell>
          <table:table-cell table:formula="of:=COUNTIF([.$G$3:.$G634];&quot;&gt;0&quot;)/COUNTIF([.$B$3:.$B634];&quot;&gt;0&quot;)" office:value-type="percentage" office:value="0.6582031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evans d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635]-[.E635]" office:value-type="float" office:value="0.26" calcext:value-type="float">
            <text:p>0.26</text:p>
          </table:table-cell>
          <table:table-cell table:formula="of:=SUM([.$H$2:.H635])" office:value-type="float" office:value="-66.33" calcext:value-type="float">
            <text:p>-66.33</text:p>
          </table:table-cell>
          <table:table-cell table:formula="of:=SUM([.H$3:.H635])/SUM([.E$3:.E635])" office:value-type="percentage" office:value="-0.0321210653753026" calcext:value-type="percentage">
            <text:p>-3%</text:p>
          </table:table-cell>
          <table:table-cell table:formula="of:=[.O635]-(1-[.O635])/[.N635]" office:value-type="percentage" office:value="-0.0141155434573709" calcext:value-type="percentage">
            <text:p>-1.4%</text:p>
          </table:table-cell>
          <table:table-cell table:formula="of:=AVERAGEIF([.$H$3:.$H635];&quot;&gt;0&quot;)" office:value-type="float" office:value="2.12315286624204" calcext:value-type="float">
            <text:p>2.1</text:p>
          </table:table-cell>
          <table:table-cell table:formula="of:=AVERAGEIF([.$H$3:.$H635];&quot;&lt;0&quot;)" office:value-type="float" office:value="-4.18857142857143" calcext:value-type="float">
            <text:p>-4.2</text:p>
          </table:table-cell>
          <table:table-cell table:formula="of:=[.L635]/-[.M635]" office:value-type="percentage" office:value="0.506891884846325" calcext:value-type="percentage">
            <text:p>51%</text:p>
          </table:table-cell>
          <table:table-cell table:formula="of:=COUNTIF([.$G$3:.$G635];&quot;&gt;0&quot;)/COUNTIF([.$B$3:.$B635];&quot;&gt;0&quot;)" office:value-type="percentage" office:value="0.65886939571150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ajchrzak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636]-[.E636]" office:value-type="float" office:value="2.08" calcext:value-type="float">
            <text:p>2.08</text:p>
          </table:table-cell>
          <table:table-cell table:formula="of:=SUM([.$H$2:.H636])" office:value-type="float" office:value="-64.25" calcext:value-type="float">
            <text:p>-64.25</text:p>
          </table:table-cell>
          <table:table-cell table:formula="of:=SUM([.H$3:.H636])/SUM([.E$3:.E636])" office:value-type="percentage" office:value="-0.0310536491058482" calcext:value-type="percentage">
            <text:p>-3%</text:p>
          </table:table-cell>
          <table:table-cell table:formula="of:=[.O636]-(1-[.O636])/[.N636]" office:value-type="percentage" office:value="-0.0121858976690065" calcext:value-type="percentage">
            <text:p>-1.2%</text:p>
          </table:table-cell>
          <table:table-cell table:formula="of:=AVERAGEIF([.$H$3:.$H636];&quot;&gt;0&quot;)" office:value-type="float" office:value="2.12301587301587" calcext:value-type="float">
            <text:p>2.1</text:p>
          </table:table-cell>
          <table:table-cell table:formula="of:=AVERAGEIF([.$H$3:.$H636];&quot;&lt;0&quot;)" office:value-type="float" office:value="-4.18857142857143" calcext:value-type="float">
            <text:p>-4.2</text:p>
          </table:table-cell>
          <table:table-cell table:formula="of:=[.L636]/-[.M636]" office:value-type="percentage" office:value="0.506859178414431" calcext:value-type="percentage">
            <text:p>51%</text:p>
          </table:table-cell>
          <table:table-cell table:formula="of:=COUNTIF([.$G$3:.$G636];&quot;&gt;0&quot;)/COUNTIF([.$B$3:.$B636];&quot;&gt;0&quot;)" office:value-type="percentage" office:value="0.6595330739299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oang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37]-[.E637]" office:value-type="float" office:value="-1" calcext:value-type="float">
            <text:p>-1.00</text:p>
          </table:table-cell>
          <table:table-cell table:formula="of:=SUM([.$H$2:.H637])" office:value-type="float" office:value="-65.25" calcext:value-type="float">
            <text:p>-65.25</text:p>
          </table:table-cell>
          <table:table-cell table:formula="of:=SUM([.H$3:.H637])/SUM([.E$3:.E637])" office:value-type="percentage" office:value="-0.0315217391304348" calcext:value-type="percentage">
            <text:p>-3%</text:p>
          </table:table-cell>
          <table:table-cell table:formula="of:=[.O637]-(1-[.O637])/[.N637]" office:value-type="percentage" office:value="-0.013076853280102" calcext:value-type="percentage">
            <text:p>-1.3%</text:p>
          </table:table-cell>
          <table:table-cell table:formula="of:=AVERAGEIF([.$H$3:.$H637];&quot;&gt;0&quot;)" office:value-type="float" office:value="2.12301587301587" calcext:value-type="float">
            <text:p>2.1</text:p>
          </table:table-cell>
          <table:table-cell table:formula="of:=AVERAGEIF([.$H$3:.$H637];&quot;&lt;0&quot;)" office:value-type="float" office:value="-4.17045454545455" calcext:value-type="float">
            <text:p>-4.2</text:p>
          </table:table-cell>
          <table:table-cell table:formula="of:=[.L637]/-[.M637]" office:value-type="percentage" office:value="0.509061026772198" calcext:value-type="percentage">
            <text:p>51%</text:p>
          </table:table-cell>
          <table:table-cell table:formula="of:=COUNTIF([.$G$3:.$G637];&quot;&gt;0&quot;)/COUNTIF([.$B$3:.$B637];&quot;&gt;0&quot;)" office:value-type="percentage" office:value="0.658252427184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pella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4.56" calcext:value-type="float">
            <text:p>4.56</text:p>
          </table:table-cell>
          <table:table-cell table:formula="of:=[.G638]-[.E638]" office:value-type="float" office:value="1.56" calcext:value-type="float">
            <text:p>1.56</text:p>
          </table:table-cell>
          <table:table-cell table:formula="of:=SUM([.$H$2:.H638])" office:value-type="float" office:value="-63.69" calcext:value-type="float">
            <text:p>-63.69</text:p>
          </table:table-cell>
          <table:table-cell table:formula="of:=SUM([.H$3:.H638])/SUM([.E$3:.E638])" office:value-type="percentage" office:value="-0.0307235890014472" calcext:value-type="percentage">
            <text:p>-3%</text:p>
          </table:table-cell>
          <table:table-cell table:formula="of:=[.O638]-(1-[.O638])/[.N638]" office:value-type="percentage" office:value="-0.0116763052707656" calcext:value-type="percentage">
            <text:p>-1.2%</text:p>
          </table:table-cell>
          <table:table-cell table:formula="of:=AVERAGEIF([.$H$3:.$H638];&quot;&gt;0&quot;)" office:value-type="float" office:value="2.12123417721519" calcext:value-type="float">
            <text:p>2.1</text:p>
          </table:table-cell>
          <table:table-cell table:formula="of:=AVERAGEIF([.$H$3:.$H638];&quot;&lt;0&quot;)" office:value-type="float" office:value="-4.17045454545455" calcext:value-type="float">
            <text:p>-4.2</text:p>
          </table:table-cell>
          <table:table-cell table:formula="of:=[.L638]/-[.M638]" office:value-type="percentage" office:value="0.50863380816059" calcext:value-type="percentage">
            <text:p>51%</text:p>
          </table:table-cell>
          <table:table-cell table:formula="of:=COUNTIF([.$G$3:.$G638];&quot;&gt;0&quot;)/COUNTIF([.$B$3:.$B638];&quot;&gt;0&quot;)" office:value-type="percentage" office:value="0.6589147286821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4" calcext:value-type="date">
            <text:p>2019-10-14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39]-[.E639]" office:value-type="float" office:value="0.28" calcext:value-type="float">
            <text:p>0.28</text:p>
          </table:table-cell>
          <table:table-cell table:formula="of:=SUM([.$H$2:.H639])" office:value-type="float" office:value="-63.41" calcext:value-type="float">
            <text:p>-63.41</text:p>
          </table:table-cell>
          <table:table-cell table:formula="of:=SUM([.H$3:.H639])/SUM([.E$3:.E639])" office:value-type="percentage" office:value="-0.0305737704918033" calcext:value-type="percentage">
            <text:p>-3%</text:p>
          </table:table-cell>
          <table:table-cell table:formula="of:=[.O639]-(1-[.O639])/[.N639]" office:value-type="percentage" office:value="-0.0115571601934996" calcext:value-type="percentage">
            <text:p>-1.2%</text:p>
          </table:table-cell>
          <table:table-cell table:formula="of:=AVERAGEIF([.$H$3:.$H639];&quot;&gt;0&quot;)" office:value-type="float" office:value="2.11542586750789" calcext:value-type="float">
            <text:p>2.1</text:p>
          </table:table-cell>
          <table:table-cell table:formula="of:=AVERAGEIF([.$H$3:.$H639];&quot;&lt;0&quot;)" office:value-type="float" office:value="-4.17045454545455" calcext:value-type="float">
            <text:p>-4.2</text:p>
          </table:table-cell>
          <table:table-cell table:formula="of:=[.L639]/-[.M639]" office:value-type="percentage" office:value="0.507241079947395" calcext:value-type="percentage">
            <text:p>51%</text:p>
          </table:table-cell>
          <table:table-cell table:formula="of:=COUNTIF([.$G$3:.$G639];&quot;&gt;0&quot;)/COUNTIF([.$B$3:.$B639];&quot;&gt;0&quot;)" office:value-type="percentage" office:value="0.659574468085106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 table:formula="of:=SUM([.H642:.H657])" office:value-type="float" office:value="5.69" calcext:value-type="float">
            <text:p>5.69</text:p>
          </table:table-cell>
          <table:table-cell table:number-columns-repeated="1015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berankis</text:p>
          </table:table-cell>
          <table:table-cell office:value-type="float" office:value="2" calcext:value-type="float">
            <text:p>2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42]-[.E642]" office:value-type="float" office:value="-2" calcext:value-type="float">
            <text:p>-2.00</text:p>
          </table:table-cell>
          <table:table-cell table:formula="of:=SUM([.$H$2:.H642])" office:value-type="float" office:value="-65.41" calcext:value-type="float">
            <text:p>-65.41</text:p>
          </table:table-cell>
          <table:table-cell table:formula="of:=SUM([.H$3:.H642])/SUM([.E$3:.E642])" office:value-type="percentage" office:value="-0.0315077071290944" calcext:value-type="percentage">
            <text:p>-3%</text:p>
          </table:table-cell>
          <table:table-cell table:formula="of:=[.O642]-(1-[.O642])/[.N642]" office:value-type="percentage" office:value="-0.0133600153060629" calcext:value-type="percentage">
            <text:p>-1.3%</text:p>
          </table:table-cell>
          <table:table-cell table:formula="of:=AVERAGEIF([.$H$3:.$H642];&quot;&gt;0&quot;)" office:value-type="float" office:value="2.11542586750789" calcext:value-type="float">
            <text:p>2.1</text:p>
          </table:table-cell>
          <table:table-cell table:formula="of:=AVERAGEIF([.$H$3:.$H642];&quot;&lt;0&quot;)" office:value-type="float" office:value="-4.15819209039548" calcext:value-type="float">
            <text:p>-4.2</text:p>
          </table:table-cell>
          <table:table-cell table:formula="of:=[.L642]/-[.M642]" office:value-type="percentage" office:value="0.508736927376217" calcext:value-type="percentage">
            <text:p>51%</text:p>
          </table:table-cell>
          <table:table-cell table:formula="of:=COUNTIF([.$G$3:.$G642];&quot;&gt;0&quot;)/COUNTIF([.$B$3:.$B642];&quot;&gt;0&quot;)" office:value-type="percentage" office:value="0.658301158301158" calcext:value-type="percentage">
            <text:p>66%</text:p>
          </table:table-cell>
          <table:table-cell/>
          <table:table-cell table:style-name="ce29"/>
          <table:table-cell table:number-columns-repeated="1007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ukushki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643]-[.E643]" office:value-type="float" office:value="0.52" calcext:value-type="float">
            <text:p>0.52</text:p>
          </table:table-cell>
          <table:table-cell table:formula="of:=SUM([.$H$2:.H643])" office:value-type="float" office:value="-64.89" calcext:value-type="float">
            <text:p>-64.89</text:p>
          </table:table-cell>
          <table:table-cell table:formula="of:=SUM([.H$3:.H643])/SUM([.E$3:.E643])" office:value-type="percentage" office:value="-0.0312421762156957" calcext:value-type="percentage">
            <text:p>-3%</text:p>
          </table:table-cell>
          <table:table-cell table:formula="of:=[.O643]-(1-[.O643])/[.N643]" office:value-type="percentage" office:value="-0.0130011507981388" calcext:value-type="percentage">
            <text:p>-1.3%</text:p>
          </table:table-cell>
          <table:table-cell table:formula="of:=AVERAGEIF([.$H$3:.$H643];&quot;&gt;0&quot;)" office:value-type="float" office:value="2.11040880503145" calcext:value-type="float">
            <text:p>2.1</text:p>
          </table:table-cell>
          <table:table-cell table:formula="of:=AVERAGEIF([.$H$3:.$H643];&quot;&lt;0&quot;)" office:value-type="float" office:value="-4.15819209039548" calcext:value-type="float">
            <text:p>-4.2</text:p>
          </table:table-cell>
          <table:table-cell table:formula="of:=[.L643]/-[.M643]" office:value-type="percentage" office:value="0.507530378383921" calcext:value-type="percentage">
            <text:p>51%</text:p>
          </table:table-cell>
          <table:table-cell table:formula="of:=COUNTIF([.$G$3:.$G643];&quot;&gt;0&quot;)/COUNTIF([.$B$3:.$B643];&quot;&gt;0&quot;)" office:value-type="percentage" office:value="0.65895953757225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44]-[.E644]" office:value-type="float" office:value="0.62" calcext:value-type="float">
            <text:p>0.62</text:p>
          </table:table-cell>
          <table:table-cell table:formula="of:=SUM([.$H$2:.H644])" office:value-type="float" office:value="-64.27" calcext:value-type="float">
            <text:p>-64.27</text:p>
          </table:table-cell>
          <table:table-cell table:formula="of:=SUM([.H$3:.H644])/SUM([.E$3:.E644])" office:value-type="percentage" office:value="-0.0309287776708373" calcext:value-type="percentage">
            <text:p>-3%</text:p>
          </table:table-cell>
          <table:table-cell table:formula="of:=[.O644]-(1-[.O644])/[.N644]" office:value-type="percentage" office:value="-0.0125411251544522" calcext:value-type="percentage">
            <text:p>-1.3%</text:p>
          </table:table-cell>
          <table:table-cell table:formula="of:=AVERAGEIF([.$H$3:.$H644];&quot;&gt;0&quot;)" office:value-type="float" office:value="2.10573667711599" calcext:value-type="float">
            <text:p>2.1</text:p>
          </table:table-cell>
          <table:table-cell table:formula="of:=AVERAGEIF([.$H$3:.$H644];&quot;&lt;0&quot;)" office:value-type="float" office:value="-4.15819209039548" calcext:value-type="float">
            <text:p>-4.2</text:p>
          </table:table-cell>
          <table:table-cell table:formula="of:=[.L644]/-[.M644]" office:value-type="percentage" office:value="0.506406782404252" calcext:value-type="percentage">
            <text:p>51%</text:p>
          </table:table-cell>
          <table:table-cell table:formula="of:=COUNTIF([.$G$3:.$G644];&quot;&gt;0&quot;)/COUNTIF([.$B$3:.$B644];&quot;&gt;0&quot;)" office:value-type="percentage" office:value="0.65961538461538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albot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645]-[.E645]" office:value-type="float" office:value="-1" calcext:value-type="float">
            <text:p>-1.00</text:p>
          </table:table-cell>
          <table:table-cell table:formula="of:=SUM([.$H$2:.H645])" office:value-type="float" office:value="-65.27" calcext:value-type="float">
            <text:p>-65.27</text:p>
          </table:table-cell>
          <table:table-cell table:formula="of:=SUM([.H$3:.H645])/SUM([.E$3:.E645])" office:value-type="percentage" office:value="-0.0313949013949014" calcext:value-type="percentage">
            <text:p>-3%</text:p>
          </table:table-cell>
          <table:table-cell table:formula="of:=[.O645]-(1-[.O645])/[.N645]" office:value-type="percentage" office:value="-0.0134285571335234" calcext:value-type="percentage">
            <text:p>-1.3%</text:p>
          </table:table-cell>
          <table:table-cell table:formula="of:=AVERAGEIF([.$H$3:.$H645];&quot;&gt;0&quot;)" office:value-type="float" office:value="2.10573667711599" calcext:value-type="float">
            <text:p>2.1</text:p>
          </table:table-cell>
          <table:table-cell table:formula="of:=AVERAGEIF([.$H$3:.$H645];&quot;&lt;0&quot;)" office:value-type="float" office:value="-4.14044943820225" calcext:value-type="float">
            <text:p>-4.1</text:p>
          </table:table-cell>
          <table:table-cell table:formula="of:=[.L645]/-[.M645]" office:value-type="percentage" office:value="0.508576836535476" calcext:value-type="percentage">
            <text:p>51%</text:p>
          </table:table-cell>
          <table:table-cell table:formula="of:=COUNTIF([.$G$3:.$G645];&quot;&gt;0&quot;)/COUNTIF([.$B$3:.$B645];&quot;&gt;0&quot;)" office:value-type="percentage" office:value="0.6583493282149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paul 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1" calcext:value-type="float">
            <text:p>1.00</text:p>
          </table:table-cell>
          <table:table-cell table:formula="of:=[.G646]-[.E646]" office:value-type="float" office:value="0" calcext:value-type="float">
            <text:p>0.00</text:p>
          </table:table-cell>
          <table:table-cell table:formula="of:=SUM([.$H$2:.H646])" office:value-type="float" office:value="-65.27" calcext:value-type="float">
            <text:p>-65.27</text:p>
          </table:table-cell>
          <table:table-cell table:formula="of:=SUM([.H$3:.H646])/SUM([.E$3:.E646])" office:value-type="percentage" office:value="-0.0313798076923077" calcext:value-type="percentage">
            <text:p>-3%</text:p>
          </table:table-cell>
          <table:table-cell table:formula="of:=[.O646]-(1-[.O646])/[.N646]" office:value-type="percentage" office:value="-0.0114871231160261" calcext:value-type="percentage">
            <text:p>-1.1%</text:p>
          </table:table-cell>
          <table:table-cell table:formula="of:=AVERAGEIF([.$H$3:.$H646];&quot;&gt;0&quot;)" office:value-type="float" office:value="2.10573667711599" calcext:value-type="float">
            <text:p>2.1</text:p>
          </table:table-cell>
          <table:table-cell table:formula="of:=AVERAGEIF([.$H$3:.$H646];&quot;&lt;0&quot;)" office:value-type="float" office:value="-4.14044943820225" calcext:value-type="float">
            <text:p>-4.1</text:p>
          </table:table-cell>
          <table:table-cell table:formula="of:=[.L646]/-[.M646]" office:value-type="percentage" office:value="0.508576836535476" calcext:value-type="percentage">
            <text:p>51%</text:p>
          </table:table-cell>
          <table:table-cell table:formula="of:=COUNTIF([.$G$3:.$G646];&quot;&gt;0&quot;)/COUNTIF([.$B$3:.$B646];&quot;&gt;0&quot;)" office:value-type="percentage" office:value="0.65900383141762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querrey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647]-[.E647]" office:value-type="float" office:value="2.32" calcext:value-type="float">
            <text:p>2.32</text:p>
          </table:table-cell>
          <table:table-cell table:formula="of:=SUM([.$H$2:.H647])" office:value-type="float" office:value="-62.95" calcext:value-type="float">
            <text:p>-62.95</text:p>
          </table:table-cell>
          <table:table-cell table:formula="of:=SUM([.H$3:.H647])/SUM([.E$3:.E647])" office:value-type="percentage" office:value="-0.0302063339731286" calcext:value-type="percentage">
            <text:p>-3%</text:p>
          </table:table-cell>
          <table:table-cell table:formula="of:=[.O647]-(1-[.O647])/[.N647]" office:value-type="percentage" office:value="-0.00934038884554345" calcext:value-type="percentage">
            <text:p>-0.9%</text:p>
          </table:table-cell>
          <table:table-cell table:formula="of:=AVERAGEIF([.$H$3:.$H647];&quot;&gt;0&quot;)" office:value-type="float" office:value="2.10640625" calcext:value-type="float">
            <text:p>2.1</text:p>
          </table:table-cell>
          <table:table-cell table:formula="of:=AVERAGEIF([.$H$3:.$H647];&quot;&lt;0&quot;)" office:value-type="float" office:value="-4.14044943820225" calcext:value-type="float">
            <text:p>-4.1</text:p>
          </table:table-cell>
          <table:table-cell table:formula="of:=[.L647]/-[.M647]" office:value-type="percentage" office:value="0.50873855156038" calcext:value-type="percentage">
            <text:p>51%</text:p>
          </table:table-cell>
          <table:table-cell table:formula="of:=COUNTIF([.$G$3:.$G647];&quot;&gt;0&quot;)/COUNTIF([.$B$3:.$B647];&quot;&gt;0&quot;)" office:value-type="percentage" office:value="0.659655831739962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tebe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648]-[.E648]" office:value-type="float" office:value="0.28" calcext:value-type="float">
            <text:p>0.28</text:p>
          </table:table-cell>
          <table:table-cell table:formula="of:=SUM([.$H$2:.H648])" office:value-type="float" office:value="-62.67" calcext:value-type="float">
            <text:p>-62.67</text:p>
          </table:table-cell>
          <table:table-cell table:formula="of:=SUM([.H$3:.H648])/SUM([.E$3:.E648])" office:value-type="percentage" office:value="-0.0300575539568345" calcext:value-type="percentage">
            <text:p>-3%</text:p>
          </table:table-cell>
          <table:table-cell table:formula="of:=[.O648]-(1-[.O648])/[.N648]" office:value-type="percentage" office:value="-0.00922266863020282" calcext:value-type="percentage">
            <text:p>-0.9%</text:p>
          </table:table-cell>
          <table:table-cell table:formula="of:=AVERAGEIF([.$H$3:.$H648];&quot;&gt;0&quot;)" office:value-type="float" office:value="2.10071651090343" calcext:value-type="float">
            <text:p>2.1</text:p>
          </table:table-cell>
          <table:table-cell table:formula="of:=AVERAGEIF([.$H$3:.$H648];&quot;&lt;0&quot;)" office:value-type="float" office:value="-4.14044943820225" calcext:value-type="float">
            <text:p>-4.1</text:p>
          </table:table-cell>
          <table:table-cell table:formula="of:=[.L648]/-[.M648]" office:value-type="percentage" office:value="0.507364367626608" calcext:value-type="percentage">
            <text:p>51%</text:p>
          </table:table-cell>
          <table:table-cell table:formula="of:=COUNTIF([.$G$3:.$G648];&quot;&gt;0&quot;)/COUNTIF([.$B$3:.$B648];&quot;&gt;0&quot;)" office:value-type="percentage" office:value="0.6603053435114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ugi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49]-[.E649]" office:value-type="float" office:value="0.75" calcext:value-type="float">
            <text:p>0.75</text:p>
          </table:table-cell>
          <table:table-cell table:formula="of:=SUM([.$H$2:.H649])" office:value-type="float" office:value="-61.92" calcext:value-type="float">
            <text:p>-61.92</text:p>
          </table:table-cell>
          <table:table-cell table:formula="of:=SUM([.H$3:.H649])/SUM([.E$3:.E649])" office:value-type="percentage" office:value="-0.0296836049856184" calcext:value-type="percentage">
            <text:p>-3%</text:p>
          </table:table-cell>
          <table:table-cell table:formula="of:=[.O649]-(1-[.O649])/[.N649]" office:value-type="percentage" office:value="-0.00863739606170155" calcext:value-type="percentage">
            <text:p>-0.9%</text:p>
          </table:table-cell>
          <table:table-cell table:formula="of:=AVERAGEIF([.$H$3:.$H649];&quot;&gt;0&quot;)" office:value-type="float" office:value="2.09652173913043" calcext:value-type="float">
            <text:p>2.1</text:p>
          </table:table-cell>
          <table:table-cell table:formula="of:=AVERAGEIF([.$H$3:.$H649];&quot;&lt;0&quot;)" office:value-type="float" office:value="-4.14044943820225" calcext:value-type="float">
            <text:p>-4.1</text:p>
          </table:table-cell>
          <table:table-cell table:formula="of:=[.L649]/-[.M649]" office:value-type="percentage" office:value="0.506351247713999" calcext:value-type="percentage">
            <text:p>51%</text:p>
          </table:table-cell>
          <table:table-cell table:formula="of:=COUNTIF([.$G$3:.$G649];&quot;&gt;0&quot;)/COUNTIF([.$B$3:.$B649];&quot;&gt;0&quot;)" office:value-type="percentage" office:value="0.66095238095238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5" calcext:value-type="float">
            <text:p>5</text:p>
          </table:table-cell>
          <table:table-cell office:value-type="float" office:value="1.4" calcext:value-type="float">
            <text:p>1.40</text:p>
          </table:table-cell>
          <table:table-cell office:value-type="float" office:value="7" calcext:value-type="float">
            <text:p>7.00</text:p>
          </table:table-cell>
          <table:table-cell table:formula="of:=[.G650]-[.E650]" office:value-type="float" office:value="2" calcext:value-type="float">
            <text:p>2.00</text:p>
          </table:table-cell>
          <table:table-cell table:formula="of:=SUM([.$H$2:.H650])" office:value-type="float" office:value="-59.92" calcext:value-type="float">
            <text:p>-59.92</text:p>
          </table:table-cell>
          <table:table-cell table:formula="of:=SUM([.H$3:.H650])/SUM([.E$3:.E650])" office:value-type="percentage" office:value="-0.0286561453849832" calcext:value-type="percentage">
            <text:p>-3%</text:p>
          </table:table-cell>
          <table:table-cell table:formula="of:=[.O650]-(1-[.O650])/[.N650]" office:value-type="percentage" office:value="-0.00681510696457488" calcext:value-type="percentage">
            <text:p>-0.7%</text:p>
          </table:table-cell>
          <table:table-cell table:formula="of:=AVERAGEIF([.$H$3:.$H650];&quot;&gt;0&quot;)" office:value-type="float" office:value="2.09622291021672" calcext:value-type="float">
            <text:p>2.1</text:p>
          </table:table-cell>
          <table:table-cell table:formula="of:=AVERAGEIF([.$H$3:.$H650];&quot;&lt;0&quot;)" office:value-type="float" office:value="-4.14044943820225" calcext:value-type="float">
            <text:p>-4.1</text:p>
          </table:table-cell>
          <table:table-cell table:formula="of:=[.L650]/-[.M650]" office:value-type="percentage" office:value="0.50627907465207" calcext:value-type="percentage">
            <text:p>51%</text:p>
          </table:table-cell>
          <table:table-cell table:formula="of:=COUNTIF([.$G$3:.$G650];&quot;&gt;0&quot;)/COUNTIF([.$B$3:.$B650];&quot;&gt;0&quot;)" office:value-type="percentage" office:value="0.661596958174905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651]-[.E651]" office:value-type="float" office:value="0.62" calcext:value-type="float">
            <text:p>0.62</text:p>
          </table:table-cell>
          <table:table-cell table:formula="of:=SUM([.$H$2:.H651])" office:value-type="float" office:value="-59.3" calcext:value-type="float">
            <text:p>-59.30</text:p>
          </table:table-cell>
          <table:table-cell table:formula="of:=SUM([.H$3:.H651])/SUM([.E$3:.E651])" office:value-type="percentage" office:value="-0.0283460803059273" calcext:value-type="percentage">
            <text:p>-3%</text:p>
          </table:table-cell>
          <table:table-cell table:formula="of:=[.O651]-(1-[.O651])/[.N651]" office:value-type="percentage" office:value="-0.00635787022687262" calcext:value-type="percentage">
            <text:p>-0.6%</text:p>
          </table:table-cell>
          <table:table-cell table:formula="of:=AVERAGEIF([.$H$3:.$H651];&quot;&gt;0&quot;)" office:value-type="float" office:value="2.09166666666667" calcext:value-type="float">
            <text:p>2.1</text:p>
          </table:table-cell>
          <table:table-cell table:formula="of:=AVERAGEIF([.$H$3:.$H651];&quot;&lt;0&quot;)" office:value-type="float" office:value="-4.14044943820225" calcext:value-type="float">
            <text:p>-4.1</text:p>
          </table:table-cell>
          <table:table-cell table:formula="of:=[.L651]/-[.M651]" office:value-type="percentage" office:value="0.505178652193577" calcext:value-type="percentage">
            <text:p>51%</text:p>
          </table:table-cell>
          <table:table-cell table:formula="of:=COUNTIF([.$G$3:.$G651];&quot;&gt;0&quot;)/COUNTIF([.$B$3:.$B651];&quot;&gt;0&quot;)" office:value-type="percentage" office:value="0.66223908918406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opil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4" calcext:value-type="float">
            <text:p>1.34</text:p>
          </table:table-cell>
          <table:table-cell table:formula="of:=[.G652]-[.E652]" office:value-type="float" office:value="0.34" calcext:value-type="float">
            <text:p>0.34</text:p>
          </table:table-cell>
          <table:table-cell table:formula="of:=SUM([.$H$2:.H652])" office:value-type="float" office:value="-58.96" calcext:value-type="float">
            <text:p>-58.96</text:p>
          </table:table-cell>
          <table:table-cell table:formula="of:=SUM([.H$3:.H652])/SUM([.E$3:.E652])" office:value-type="percentage" office:value="-0.0281700907787864" calcext:value-type="percentage">
            <text:p>-3%</text:p>
          </table:table-cell>
          <table:table-cell table:formula="of:=[.O652]-(1-[.O652])/[.N652]" office:value-type="percentage" office:value="-0.00617588932806357" calcext:value-type="percentage">
            <text:p>-0.6%</text:p>
          </table:table-cell>
          <table:table-cell table:formula="of:=AVERAGEIF([.$H$3:.$H652];&quot;&gt;0&quot;)" office:value-type="float" office:value="2.08627692307692" calcext:value-type="float">
            <text:p>2.1</text:p>
          </table:table-cell>
          <table:table-cell table:formula="of:=AVERAGEIF([.$H$3:.$H652];&quot;&lt;0&quot;)" office:value-type="float" office:value="-4.14044943820225" calcext:value-type="float">
            <text:p>-4.1</text:p>
          </table:table-cell>
          <table:table-cell table:formula="of:=[.L652]/-[.M652]" office:value-type="percentage" office:value="0.503876923076923" calcext:value-type="percentage">
            <text:p>50%</text:p>
          </table:table-cell>
          <table:table-cell table:formula="of:=COUNTIF([.$G$3:.$G652];&quot;&gt;0&quot;)/COUNTIF([.$B$3:.$B652];&quot;&gt;0&quot;)" office:value-type="percentage" office:value="0.6628787878787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653]-[.E653]" office:value-type="float" office:value="-1" calcext:value-type="float">
            <text:p>-1.00</text:p>
          </table:table-cell>
          <table:table-cell table:formula="of:=SUM([.$H$2:.H653])" office:value-type="float" office:value="-59.96" calcext:value-type="float">
            <text:p>-59.96</text:p>
          </table:table-cell>
          <table:table-cell table:formula="of:=SUM([.H$3:.H653])/SUM([.E$3:.E653])" office:value-type="percentage" office:value="-0.0286341929321872" calcext:value-type="percentage">
            <text:p>-3%</text:p>
          </table:table-cell>
          <table:table-cell table:formula="of:=[.O653]-(1-[.O653])/[.N653]" office:value-type="percentage" office:value="-0.00707030684128063" calcext:value-type="percentage">
            <text:p>-0.7%</text:p>
          </table:table-cell>
          <table:table-cell table:formula="of:=AVERAGEIF([.$H$3:.$H653];&quot;&gt;0&quot;)" office:value-type="float" office:value="2.08627692307692" calcext:value-type="float">
            <text:p>2.1</text:p>
          </table:table-cell>
          <table:table-cell table:formula="of:=AVERAGEIF([.$H$3:.$H653];&quot;&lt;0&quot;)" office:value-type="float" office:value="-4.12290502793296" calcext:value-type="float">
            <text:p>-4.1</text:p>
          </table:table-cell>
          <table:table-cell table:formula="of:=[.L653]/-[.M653]" office:value-type="percentage" office:value="0.506021096518657" calcext:value-type="percentage">
            <text:p>51%</text:p>
          </table:table-cell>
          <table:table-cell table:formula="of:=COUNTIF([.$G$3:.$G653];&quot;&gt;0&quot;)/COUNTIF([.$B$3:.$B653];&quot;&gt;0&quot;)" office:value-type="percentage" office:value="0.661625708884688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nn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654]-[.E654]" office:value-type="float" office:value="0.8" calcext:value-type="float">
            <text:p>0.80</text:p>
          </table:table-cell>
          <table:table-cell table:formula="of:=SUM([.$H$2:.H654])" office:value-type="float" office:value="-59.16" calcext:value-type="float">
            <text:p>-59.16</text:p>
          </table:table-cell>
          <table:table-cell table:formula="of:=SUM([.H$3:.H654])/SUM([.E$3:.E654])" office:value-type="percentage" office:value="-0.0282386634844868" calcext:value-type="percentage">
            <text:p>-3%</text:p>
          </table:table-cell>
          <table:table-cell table:formula="of:=[.O654]-(1-[.O654])/[.N654]" office:value-type="percentage" office:value="-0.00643483945420797" calcext:value-type="percentage">
            <text:p>-0.6%</text:p>
          </table:table-cell>
          <table:table-cell table:formula="of:=AVERAGEIF([.$H$3:.$H654];&quot;&gt;0&quot;)" office:value-type="float" office:value="2.08233128834356" calcext:value-type="float">
            <text:p>2.1</text:p>
          </table:table-cell>
          <table:table-cell table:formula="of:=AVERAGEIF([.$H$3:.$H654];&quot;&lt;0&quot;)" office:value-type="float" office:value="-4.12290502793296" calcext:value-type="float">
            <text:p>-4.1</text:p>
          </table:table-cell>
          <table:table-cell table:formula="of:=[.L654]/-[.M654]" office:value-type="percentage" office:value="0.505064092972218" calcext:value-type="percentage">
            <text:p>51%</text:p>
          </table:table-cell>
          <table:table-cell table:formula="of:=COUNTIF([.$G$3:.$G654];&quot;&gt;0&quot;)/COUNTIF([.$B$3:.$B654];&quot;&gt;0&quot;)" office:value-type="percentage" office:value="0.66226415094339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imon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55]-[.E655]" office:value-type="float" office:value="0.52" calcext:value-type="float">
            <text:p>0.52</text:p>
          </table:table-cell>
          <table:table-cell table:formula="of:=SUM([.$H$2:.H655])" office:value-type="float" office:value="-58.64" calcext:value-type="float">
            <text:p>-58.64</text:p>
          </table:table-cell>
          <table:table-cell table:formula="of:=SUM([.H$3:.H655])/SUM([.E$3:.E655])" office:value-type="percentage" office:value="-0.0279637577491654" calcext:value-type="percentage">
            <text:p>-3%</text:p>
          </table:table-cell>
          <table:table-cell table:formula="of:=[.O655]-(1-[.O655])/[.N655]" office:value-type="percentage" office:value="-0.00607439992264824" calcext:value-type="percentage">
            <text:p>-0.6%</text:p>
          </table:table-cell>
          <table:table-cell table:formula="of:=AVERAGEIF([.$H$3:.$H655];&quot;&gt;0&quot;)" office:value-type="float" office:value="2.07755351681957" calcext:value-type="float">
            <text:p>2.1</text:p>
          </table:table-cell>
          <table:table-cell table:formula="of:=AVERAGEIF([.$H$3:.$H655];&quot;&lt;0&quot;)" office:value-type="float" office:value="-4.12290502793296" calcext:value-type="float">
            <text:p>-4.1</text:p>
          </table:table-cell>
          <table:table-cell table:formula="of:=[.L655]/-[.M655]" office:value-type="percentage" office:value="0.503905256789571" calcext:value-type="percentage">
            <text:p>50%</text:p>
          </table:table-cell>
          <table:table-cell table:formula="of:=COUNTIF([.$G$3:.$G655];&quot;&gt;0&quot;)/COUNTIF([.$B$3:.$B655];&quot;&gt;0&quot;)" office:value-type="percentage" office:value="0.66290018832391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656]-[.E656]" office:value-type="float" office:value="0.78" calcext:value-type="float">
            <text:p>0.78</text:p>
          </table:table-cell>
          <table:table-cell table:formula="of:=SUM([.$H$2:.H656])" office:value-type="float" office:value="-57.86" calcext:value-type="float">
            <text:p>-57.86</text:p>
          </table:table-cell>
          <table:table-cell table:formula="of:=SUM([.H$3:.H656])/SUM([.E$3:.E656])" office:value-type="percentage" office:value="-0.0275523809523809" calcext:value-type="percentage">
            <text:p>-3%</text:p>
          </table:table-cell>
          <table:table-cell table:formula="of:=[.O656]-(1-[.O656])/[.N656]" office:value-type="percentage" office:value="-0.0054571360916188" calcext:value-type="percentage">
            <text:p>-0.5%</text:p>
          </table:table-cell>
          <table:table-cell table:formula="of:=AVERAGEIF([.$H$3:.$H656];&quot;&gt;0&quot;)" office:value-type="float" office:value="2.07359756097561" calcext:value-type="float">
            <text:p>2.1</text:p>
          </table:table-cell>
          <table:table-cell table:formula="of:=AVERAGEIF([.$H$3:.$H656];&quot;&lt;0&quot;)" office:value-type="float" office:value="-4.12290502793296" calcext:value-type="float">
            <text:p>-4.1</text:p>
          </table:table-cell>
          <table:table-cell table:formula="of:=[.L656]/-[.M656]" office:value-type="percentage" office:value="0.502945749884328" calcext:value-type="percentage">
            <text:p>50%</text:p>
          </table:table-cell>
          <table:table-cell table:formula="of:=COUNTIF([.$G$3:.$G656];&quot;&gt;0&quot;)/COUNTIF([.$B$3:.$B656];&quot;&gt;0&quot;)" office:value-type="percentage" office:value="0.66353383458646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5" calcext:value-type="date">
            <text:p>2019-10-15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07" calcext:value-type="float">
            <text:p>1.07</text:p>
          </table:table-cell>
          <table:table-cell office:value-type="float" office:value="2.14" calcext:value-type="float">
            <text:p>2.14</text:p>
          </table:table-cell>
          <table:table-cell table:formula="of:=[.G657]-[.E657]" office:value-type="float" office:value="0.14" calcext:value-type="float">
            <text:p>0.14</text:p>
          </table:table-cell>
          <table:table-cell table:formula="of:=SUM([.$H$2:.H657])" office:value-type="float" office:value="-57.72" calcext:value-type="float">
            <text:p>-57.72</text:p>
          </table:table-cell>
          <table:table-cell table:formula="of:=SUM([.H$3:.H657])/SUM([.E$3:.E657])" office:value-type="percentage" office:value="-0.0274595623215985" calcext:value-type="percentage">
            <text:p>-3%</text:p>
          </table:table-cell>
          <table:table-cell table:formula="of:=[.O657]-(1-[.O657])/[.N657]" office:value-type="percentage" office:value="-0.00546866752030539" calcext:value-type="percentage">
            <text:p>-0.5%</text:p>
          </table:table-cell>
          <table:table-cell table:formula="of:=AVERAGEIF([.$H$3:.$H657];&quot;&gt;0&quot;)" office:value-type="float" office:value="2.06772036474164" calcext:value-type="float">
            <text:p>2.1</text:p>
          </table:table-cell>
          <table:table-cell table:formula="of:=AVERAGEIF([.$H$3:.$H657];&quot;&lt;0&quot;)" office:value-type="float" office:value="-4.12290502793296" calcext:value-type="float">
            <text:p>-4.1</text:p>
          </table:table-cell>
          <table:table-cell table:formula="of:=[.L657]/-[.M657]" office:value-type="percentage" office:value="0.501520251068772" calcext:value-type="percentage">
            <text:p>50%</text:p>
          </table:table-cell>
          <table:table-cell table:formula="of:=COUNTIF([.$G$3:.$G657];&quot;&gt;0&quot;)/COUNTIF([.$B$3:.$B657];&quot;&gt;0&quot;)" office:value-type="percentage" office:value="0.664165103189493" calcext:value-type="percentage">
            <text:p>66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gerasimov e</text:p>
          </table:table-cell>
          <table:table-cell office:value-type="float" office:value="9" calcext:value-type="float">
            <text:p>9</text:p>
          </table:table-cell>
          <table:table-cell office:value-type="float" office:value="1.26" calcext:value-type="float">
            <text:p>1.26</text:p>
          </table:table-cell>
          <table:table-cell office:value-type="float" office:value="11.34" calcext:value-type="float">
            <text:p>11.34</text:p>
          </table:table-cell>
          <table:table-cell table:formula="of:=[.G660]-[.E660]" office:value-type="float" office:value="2.34" calcext:value-type="float">
            <text:p>2.34</text:p>
          </table:table-cell>
          <table:table-cell table:formula="of:=SUM([.$H$2:.H660])" office:value-type="float" office:value="-55.38" calcext:value-type="float">
            <text:p>-55.38</text:p>
          </table:table-cell>
          <table:table-cell table:formula="of:=SUM([.H$3:.H660])/SUM([.E$3:.E660])" office:value-type="percentage" office:value="-0.0262340123164377" calcext:value-type="percentage">
            <text:p>-3%</text:p>
          </table:table-cell>
          <table:table-cell table:formula="of:=[.O660]-(1-[.O660])/[.N660]" office:value-type="percentage" office:value="-0.00331916781969321" calcext:value-type="percentage">
            <text:p>-0.3%</text:p>
          </table:table-cell>
          <table:table-cell table:formula="of:=AVERAGEIF([.$H$3:.$H660];&quot;&gt;0&quot;)" office:value-type="float" office:value="2.06854545454545" calcext:value-type="float">
            <text:p>2.1</text:p>
          </table:table-cell>
          <table:table-cell table:formula="of:=AVERAGEIF([.$H$3:.$H660];&quot;&lt;0&quot;)" office:value-type="float" office:value="-4.12290502793296" calcext:value-type="float">
            <text:p>-4.1</text:p>
          </table:table-cell>
          <table:table-cell table:formula="of:=[.L660]/-[.M660]" office:value-type="percentage" office:value="0.501720374476472" calcext:value-type="percentage">
            <text:p>50%</text:p>
          </table:table-cell>
          <table:table-cell table:formula="of:=COUNTIF([.$G$3:.$G660];&quot;&gt;0&quot;)/COUNTIF([.$B$3:.$B660];&quot;&gt;0&quot;)" office:value-type="percentage" office:value="0.664794007490637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seppi</text:p>
          </table:table-cell>
          <table:table-cell office:value-type="float" office:value="3" calcext:value-type="float">
            <text:p>3</text:p>
          </table:table-cell>
          <table:table-cell office:value-type="float" office:value="1.36" calcext:value-type="float">
            <text:p>1.36</text:p>
          </table:table-cell>
          <table:table-cell office:value-type="float" office:value="4.08" calcext:value-type="float">
            <text:p>4.08</text:p>
          </table:table-cell>
          <table:table-cell table:formula="of:=[.G661]-[.E661]" office:value-type="float" office:value="1.08" calcext:value-type="float">
            <text:p>1.08</text:p>
          </table:table-cell>
          <table:table-cell table:formula="of:=SUM([.$H$2:.H661])" office:value-type="float" office:value="-54.3" calcext:value-type="float">
            <text:p>-54.30</text:p>
          </table:table-cell>
          <table:table-cell table:formula="of:=SUM([.H$3:.H661])/SUM([.E$3:.E661])" office:value-type="percentage" office:value="-0.025685903500473" calcext:value-type="percentage">
            <text:p>-3%</text:p>
          </table:table-cell>
          <table:table-cell table:formula="of:=[.O661]-(1-[.O661])/[.N661]" office:value-type="percentage" office:value="-0.00240800810324293" calcext:value-type="percentage">
            <text:p>-0.2%</text:p>
          </table:table-cell>
          <table:table-cell table:formula="of:=AVERAGEIF([.$H$3:.$H661];&quot;&gt;0&quot;)" office:value-type="float" office:value="2.06555891238671" calcext:value-type="float">
            <text:p>2.1</text:p>
          </table:table-cell>
          <table:table-cell table:formula="of:=AVERAGEIF([.$H$3:.$H661];&quot;&lt;0&quot;)" office:value-type="float" office:value="-4.12290502793296" calcext:value-type="float">
            <text:p>-4.1</text:p>
          </table:table-cell>
          <table:table-cell table:formula="of:=[.L661]/-[.M661]" office:value-type="percentage" office:value="0.500995996364797" calcext:value-type="percentage">
            <text:p>50%</text:p>
          </table:table-cell>
          <table:table-cell table:formula="of:=COUNTIF([.$G$3:.$G661];&quot;&gt;0&quot;)/COUNTIF([.$B$3:.$B661];&quot;&gt;0&quot;)" office:value-type="percentage" office:value="0.6654205607476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2" calcext:value-type="float">
            <text:p>2</text:p>
          </table:table-cell>
          <table:table-cell office:value-type="float" office:value="1.52" calcext:value-type="float">
            <text:p>1.52</text:p>
          </table:table-cell>
          <table:table-cell office:value-type="float" office:value="3.04" calcext:value-type="float">
            <text:p>3.04</text:p>
          </table:table-cell>
          <table:table-cell table:formula="of:=[.G662]-[.E662]" office:value-type="float" office:value="1.04" calcext:value-type="float">
            <text:p>1.04</text:p>
          </table:table-cell>
          <table:table-cell table:formula="of:=SUM([.$H$2:.H662])" office:value-type="float" office:value="-53.26" calcext:value-type="float">
            <text:p>-53.26</text:p>
          </table:table-cell>
          <table:table-cell table:formula="of:=SUM([.H$3:.H662])/SUM([.E$3:.E662])" office:value-type="percentage" office:value="-0.0251701323251418" calcext:value-type="percentage">
            <text:p>-3%</text:p>
          </table:table-cell>
          <table:table-cell table:formula="of:=[.O662]-(1-[.O662])/[.N662]" office:value-type="percentage" office:value="-0.00153620788193332" calcext:value-type="percentage">
            <text:p>-0.2%</text:p>
          </table:table-cell>
          <table:table-cell table:formula="of:=AVERAGEIF([.$H$3:.$H662];&quot;&gt;0&quot;)" office:value-type="float" office:value="2.06246987951807" calcext:value-type="float">
            <text:p>2.1</text:p>
          </table:table-cell>
          <table:table-cell table:formula="of:=AVERAGEIF([.$H$3:.$H662];&quot;&lt;0&quot;)" office:value-type="float" office:value="-4.12290502793296" calcext:value-type="float">
            <text:p>-4.1</text:p>
          </table:table-cell>
          <table:table-cell table:formula="of:=[.L662]/-[.M662]" office:value-type="percentage" office:value="0.500246759395304" calcext:value-type="percentage">
            <text:p>50%</text:p>
          </table:table-cell>
          <table:table-cell table:formula="of:=COUNTIF([.$G$3:.$G662];&quot;&gt;0&quot;)/COUNTIF([.$B$3:.$B662];&quot;&gt;0&quot;)" office:value-type="percentage" office:value="0.6660447761194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laj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663]-[.E663]" office:value-type="float" office:value="0.68" calcext:value-type="float">
            <text:p>0.68</text:p>
          </table:table-cell>
          <table:table-cell table:formula="of:=SUM([.$H$2:.H663])" office:value-type="float" office:value="-52.58" calcext:value-type="float">
            <text:p>-52.58</text:p>
          </table:table-cell>
          <table:table-cell table:formula="of:=SUM([.H$3:.H663])/SUM([.E$3:.E663])" office:value-type="percentage" office:value="-0.0248370335380255" calcext:value-type="percentage">
            <text:p>-2%</text:p>
          </table:table-cell>
          <table:table-cell table:formula="of:=[.O663]-(1-[.O663])/[.N663]" office:value-type="percentage" office:value="-0.00101513150169574" calcext:value-type="percentage">
            <text:p>-0.1%</text:p>
          </table:table-cell>
          <table:table-cell table:formula="of:=AVERAGEIF([.$H$3:.$H663];&quot;&gt;0&quot;)" office:value-type="float" office:value="2.05831831831832" calcext:value-type="float">
            <text:p>2.1</text:p>
          </table:table-cell>
          <table:table-cell table:formula="of:=AVERAGEIF([.$H$3:.$H663];&quot;&lt;0&quot;)" office:value-type="float" office:value="-4.12290502793296" calcext:value-type="float">
            <text:p>-4.1</text:p>
          </table:table-cell>
          <table:table-cell table:formula="of:=[.L663]/-[.M663]" office:value-type="percentage" office:value="0.499239808914605" calcext:value-type="percentage">
            <text:p>50%</text:p>
          </table:table-cell>
          <table:table-cell table:formula="of:=COUNTIF([.$G$3:.$G663];&quot;&gt;0&quot;)/COUNTIF([.$B$3:.$B663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664]-[.E664]" office:value-type="float" office:value="4.34" calcext:value-type="float">
            <text:p>4.34</text:p>
          </table:table-cell>
          <table:table-cell table:formula="of:=SUM([.$H$2:.H664])" office:value-type="float" office:value="-48.24" calcext:value-type="float">
            <text:p>-48.24</text:p>
          </table:table-cell>
          <table:table-cell table:formula="of:=SUM([.H$3:.H664])/SUM([.E$3:.E664])" office:value-type="percentage" office:value="-0.0227118644067796" calcext:value-type="percentage">
            <text:p>-2%</text:p>
          </table:table-cell>
          <table:table-cell table:formula="of:=[.O664]-(1-[.O664])/[.N664]" office:value-type="percentage" office:value="0.00305003453601416" calcext:value-type="percentage">
            <text:p>0.3%</text:p>
          </table:table-cell>
          <table:table-cell table:formula="of:=AVERAGEIF([.$H$3:.$H664];&quot;&gt;0&quot;)" office:value-type="float" office:value="2.0651497005988" calcext:value-type="float">
            <text:p>2.1</text:p>
          </table:table-cell>
          <table:table-cell table:formula="of:=AVERAGEIF([.$H$3:.$H664];&quot;&lt;0&quot;)" office:value-type="float" office:value="-4.12290502793296" calcext:value-type="float">
            <text:p>-4.1</text:p>
          </table:table-cell>
          <table:table-cell table:formula="of:=[.L664]/-[.M664]" office:value-type="percentage" office:value="0.500896743099167" calcext:value-type="percentage">
            <text:p>50%</text:p>
          </table:table-cell>
          <table:table-cell table:formula="of:=COUNTIF([.$G$3:.$G664];&quot;&gt;0&quot;)/COUNTIF([.$B$3:.$B664];&quot;&gt;0&quot;)" office:value-type="percentage" office:value="0.6672862453531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5" calcext:value-type="float">
            <text:p>1.75</text:p>
          </table:table-cell>
          <table:table-cell table:formula="of:=[.G665]-[.E665]" office:value-type="float" office:value="0.75" calcext:value-type="float">
            <text:p>0.75</text:p>
          </table:table-cell>
          <table:table-cell table:formula="of:=SUM([.$H$2:.H665])" office:value-type="float" office:value="-47.49" calcext:value-type="float">
            <text:p>-47.49</text:p>
          </table:table-cell>
          <table:table-cell table:formula="of:=SUM([.H$3:.H665])/SUM([.E$3:.E665])" office:value-type="percentage" office:value="-0.0223482352941176" calcext:value-type="percentage">
            <text:p>-2%</text:p>
          </table:table-cell>
          <table:table-cell table:formula="of:=[.O665]-(1-[.O665])/[.N665]" office:value-type="percentage" office:value="0.00363690207842626" calcext:value-type="percentage">
            <text:p>0.4%</text:p>
          </table:table-cell>
          <table:table-cell table:formula="of:=AVERAGEIF([.$H$3:.$H665];&quot;&gt;0&quot;)" office:value-type="float" office:value="2.06122388059701" calcext:value-type="float">
            <text:p>2.1</text:p>
          </table:table-cell>
          <table:table-cell table:formula="of:=AVERAGEIF([.$H$3:.$H665];&quot;&lt;0&quot;)" office:value-type="float" office:value="-4.12290502793296" calcext:value-type="float">
            <text:p>-4.1</text:p>
          </table:table-cell>
          <table:table-cell table:formula="of:=[.L665]/-[.M665]" office:value-type="percentage" office:value="0.499944545564858" calcext:value-type="percentage">
            <text:p>50%</text:p>
          </table:table-cell>
          <table:table-cell table:formula="of:=COUNTIF([.$G$3:.$G665];&quot;&gt;0&quot;)/COUNTIF([.$B$3:.$B665];&quot;&gt;0&quot;)" office:value-type="percentage" office:value="0.6679035250463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iafoe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666]-[.E666]" office:value-type="float" office:value="1.65" calcext:value-type="float">
            <text:p>1.65</text:p>
          </table:table-cell>
          <table:table-cell table:formula="of:=SUM([.$H$2:.H666])" office:value-type="float" office:value="-45.84" calcext:value-type="float">
            <text:p>-45.84</text:p>
          </table:table-cell>
          <table:table-cell table:formula="of:=SUM([.H$3:.H666])/SUM([.E$3:.E666])" office:value-type="percentage" office:value="-0.0215413533834586" calcext:value-type="percentage">
            <text:p>-2%</text:p>
          </table:table-cell>
          <table:table-cell table:formula="of:=[.O666]-(1-[.O666])/[.N666]" office:value-type="percentage" office:value="0.00508809780654396" calcext:value-type="percentage">
            <text:p>0.5%</text:p>
          </table:table-cell>
          <table:table-cell table:formula="of:=AVERAGEIF([.$H$3:.$H666];&quot;&gt;0&quot;)" office:value-type="float" office:value="2.06" calcext:value-type="float">
            <text:p>2.1</text:p>
          </table:table-cell>
          <table:table-cell table:formula="of:=AVERAGEIF([.$H$3:.$H666];&quot;&lt;0&quot;)" office:value-type="float" office:value="-4.12290502793296" calcext:value-type="float">
            <text:p>-4.1</text:p>
          </table:table-cell>
          <table:table-cell table:formula="of:=[.L666]/-[.M666]" office:value-type="percentage" office:value="0.499647696476964" calcext:value-type="percentage">
            <text:p>50%</text:p>
          </table:table-cell>
          <table:table-cell table:formula="of:=COUNTIF([.$G$3:.$G666];&quot;&gt;0&quot;)/COUNTIF([.$B$3:.$B666];&quot;&gt;0&quot;)" office:value-type="percentage" office:value="0.6685185185185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cuevas</text:p>
          </table:table-cell>
          <table:table-cell office:value-type="float" office:value="5" calcext:value-type="float">
            <text:p>5</text:p>
          </table:table-cell>
          <table:table-cell office:value-type="float" office:value="1.26" calcext:value-type="float">
            <text:p>1.26</text:p>
          </table:table-cell>
          <table:table-cell office:value-type="float" office:value="6.3" calcext:value-type="float">
            <text:p>6.30</text:p>
          </table:table-cell>
          <table:table-cell table:formula="of:=[.G667]-[.E667]" office:value-type="float" office:value="1.3" calcext:value-type="float">
            <text:p>1.30</text:p>
          </table:table-cell>
          <table:table-cell table:formula="of:=SUM([.$H$2:.H667])" office:value-type="float" office:value="-44.54" calcext:value-type="float">
            <text:p>-44.54</text:p>
          </table:table-cell>
          <table:table-cell table:formula="of:=SUM([.H$3:.H667])/SUM([.E$3:.E667])" office:value-type="percentage" office:value="-0.0208813877168307" calcext:value-type="percentage">
            <text:p>-2%</text:p>
          </table:table-cell>
          <table:table-cell table:formula="of:=[.O667]-(1-[.O667])/[.N667]" office:value-type="percentage" office:value="0.00620137665379916" calcext:value-type="percentage">
            <text:p>0.6%</text:p>
          </table:table-cell>
          <table:table-cell table:formula="of:=AVERAGEIF([.$H$3:.$H667];&quot;&gt;0&quot;)" office:value-type="float" office:value="2.05774480712166" calcext:value-type="float">
            <text:p>2.1</text:p>
          </table:table-cell>
          <table:table-cell table:formula="of:=AVERAGEIF([.$H$3:.$H667];&quot;&lt;0&quot;)" office:value-type="float" office:value="-4.12290502793296" calcext:value-type="float">
            <text:p>-4.1</text:p>
          </table:table-cell>
          <table:table-cell table:formula="of:=[.L667]/-[.M667]" office:value-type="percentage" office:value="0.499100705250376" calcext:value-type="percentage">
            <text:p>50%</text:p>
          </table:table-cell>
          <table:table-cell table:formula="of:=COUNTIF([.$G$3:.$G667];&quot;&gt;0&quot;)/COUNTIF([.$B$3:.$B667];&quot;&gt;0&quot;)" office:value-type="percentage" office:value="0.6691312384473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tsonga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68]-[.E668]" office:value-type="float" office:value="-1" calcext:value-type="float">
            <text:p>-1.00</text:p>
          </table:table-cell>
          <table:table-cell table:formula="of:=SUM([.$H$2:.H668])" office:value-type="float" office:value="-45.54" calcext:value-type="float">
            <text:p>-45.54</text:p>
          </table:table-cell>
          <table:table-cell table:formula="of:=SUM([.H$3:.H668])/SUM([.E$3:.E668])" office:value-type="percentage" office:value="-0.021340206185567" calcext:value-type="percentage">
            <text:p>-2%</text:p>
          </table:table-cell>
          <table:table-cell table:formula="of:=[.O668]-(1-[.O668])/[.N668]" office:value-type="percentage" office:value="0.00529331339516437" calcext:value-type="percentage">
            <text:p>0.5%</text:p>
          </table:table-cell>
          <table:table-cell table:formula="of:=AVERAGEIF([.$H$3:.$H668];&quot;&gt;0&quot;)" office:value-type="float" office:value="2.05774480712166" calcext:value-type="float">
            <text:p>2.1</text:p>
          </table:table-cell>
          <table:table-cell table:formula="of:=AVERAGEIF([.$H$3:.$H668];&quot;&lt;0&quot;)" office:value-type="float" office:value="-4.10555555555556" calcext:value-type="float">
            <text:p>-4.1</text:p>
          </table:table-cell>
          <table:table-cell table:formula="of:=[.L668]/-[.M668]" office:value-type="percentage" office:value="0.501209831233963" calcext:value-type="percentage">
            <text:p>50%</text:p>
          </table:table-cell>
          <table:table-cell table:formula="of:=COUNTIF([.$G$3:.$G668];&quot;&gt;0&quot;)/COUNTIF([.$B$3:.$B668];&quot;&gt;0&quot;)" office:value-type="percentage" office:value="0.667896678966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6" calcext:value-type="date">
            <text:p>2019-10-16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42" calcext:value-type="float">
            <text:p>1.42</text:p>
          </table:table-cell>
          <table:table-cell office:value-type="float" office:value="4.26" calcext:value-type="float">
            <text:p>4.26</text:p>
          </table:table-cell>
          <table:table-cell table:formula="of:=[.G669]-[.E669]" office:value-type="float" office:value="1.26" calcext:value-type="float">
            <text:p>1.26</text:p>
          </table:table-cell>
          <table:table-cell table:formula="of:=SUM([.$H$2:.H669])" office:value-type="float" office:value="-44.28" calcext:value-type="float">
            <text:p>-44.28</text:p>
          </table:table-cell>
          <table:table-cell table:formula="of:=SUM([.H$3:.H669])/SUM([.E$3:.E669])" office:value-type="percentage" office:value="-0.0207206364061769" calcext:value-type="percentage">
            <text:p>-2%</text:p>
          </table:table-cell>
          <table:table-cell table:formula="of:=[.O669]-(1-[.O669])/[.N669]" office:value-type="percentage" office:value="0.00636572159548254" calcext:value-type="percentage">
            <text:p>0.6%</text:p>
          </table:table-cell>
          <table:table-cell table:formula="of:=AVERAGEIF([.$H$3:.$H669];&quot;&gt;0&quot;)" office:value-type="float" office:value="2.05538461538461" calcext:value-type="float">
            <text:p>2.1</text:p>
          </table:table-cell>
          <table:table-cell table:formula="of:=AVERAGEIF([.$H$3:.$H669];&quot;&lt;0&quot;)" office:value-type="float" office:value="-4.10555555555556" calcext:value-type="float">
            <text:p>-4.1</text:p>
          </table:table-cell>
          <table:table-cell table:formula="of:=[.L669]/-[.M669]" office:value-type="percentage" office:value="0.500634953679608" calcext:value-type="percentage">
            <text:p>50%</text:p>
          </table:table-cell>
          <table:table-cell table:formula="of:=COUNTIF([.$G$3:.$G669];&quot;&gt;0&quot;)/COUNTIF([.$B$3:.$B669];&quot;&gt;0&quot;)" office:value-type="percentage" office:value="0.668508287292818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8"/>
          <table:table-cell table:style-name="ce20"/>
          <table:table-cell table:number-columns-repeated="1015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iloje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672]-[.E672]" office:value-type="float" office:value="0.24" calcext:value-type="float">
            <text:p>0.24</text:p>
          </table:table-cell>
          <table:table-cell table:formula="of:=SUM([.$H$2:.H672])" office:value-type="float" office:value="-44.04" calcext:value-type="float">
            <text:p>-44.04</text:p>
          </table:table-cell>
          <table:table-cell table:formula="of:=SUM([.H$3:.H672])/SUM([.E$3:.E672])" office:value-type="percentage" office:value="-0.0205986903648269" calcext:value-type="percentage">
            <text:p>-2%</text:p>
          </table:table-cell>
          <table:table-cell table:formula="of:=[.O672]-(1-[.O672])/[.N672]" office:value-type="percentage" office:value="0.00646577627827882" calcext:value-type="percentage">
            <text:p>0.6%</text:p>
          </table:table-cell>
          <table:table-cell table:formula="of:=AVERAGEIF([.$H$3:.$H672];&quot;&gt;0&quot;)" office:value-type="float" office:value="2.05002949852507" calcext:value-type="float">
            <text:p>2.1</text:p>
          </table:table-cell>
          <table:table-cell table:formula="of:=AVERAGEIF([.$H$3:.$H672];&quot;&lt;0&quot;)" office:value-type="float" office:value="-4.10555555555556" calcext:value-type="float">
            <text:p>-4.1</text:p>
          </table:table-cell>
          <table:table-cell table:formula="of:=[.L672]/-[.M672]" office:value-type="percentage" office:value="0.499330595039937" calcext:value-type="percentage">
            <text:p>50%</text:p>
          </table:table-cell>
          <table:table-cell table:formula="of:=COUNTIF([.$G$3:.$G672];&quot;&gt;0&quot;)/COUNTIF([.$B$3:.$B672];&quot;&gt;0&quot;)" office:value-type="percentage" office:value="0.669117647058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hardy</text:p>
          </table:table-cell>
          <table:table-cell office:value-type="float" office:value="5" calcext:value-type="float">
            <text:p>5</text:p>
          </table:table-cell>
          <table:table-cell office:value-type="float" office:value="1.62" calcext:value-type="float">
            <text:p>1.62</text:p>
          </table:table-cell>
          <table:table-cell office:value-type="float" office:value="8.1" calcext:value-type="float">
            <text:p>8.10</text:p>
          </table:table-cell>
          <table:table-cell table:formula="of:=[.G673]-[.E673]" office:value-type="float" office:value="3.1" calcext:value-type="float">
            <text:p>3.10</text:p>
          </table:table-cell>
          <table:table-cell table:formula="of:=SUM([.$H$2:.H673])" office:value-type="float" office:value="-40.94" calcext:value-type="float">
            <text:p>-40.94</text:p>
          </table:table-cell>
          <table:table-cell table:formula="of:=SUM([.H$3:.H673])/SUM([.E$3:.E673])" office:value-type="percentage" office:value="-0.0191040597293514" calcext:value-type="percentage">
            <text:p>-2%</text:p>
          </table:table-cell>
          <table:table-cell table:formula="of:=[.O673]-(1-[.O673])/[.N673]" office:value-type="percentage" office:value="0.00928365822238109" calcext:value-type="percentage">
            <text:p>0.9%</text:p>
          </table:table-cell>
          <table:table-cell table:formula="of:=AVERAGEIF([.$H$3:.$H673];&quot;&gt;0&quot;)" office:value-type="float" office:value="2.05311764705882" calcext:value-type="float">
            <text:p>2.1</text:p>
          </table:table-cell>
          <table:table-cell table:formula="of:=AVERAGEIF([.$H$3:.$H673];&quot;&lt;0&quot;)" office:value-type="float" office:value="-4.10555555555556" calcext:value-type="float">
            <text:p>-4.1</text:p>
          </table:table-cell>
          <table:table-cell table:formula="of:=[.L673]/-[.M673]" office:value-type="percentage" office:value="0.500082782774815" calcext:value-type="percentage">
            <text:p>50%</text:p>
          </table:table-cell>
          <table:table-cell table:formula="of:=COUNTIF([.$G$3:.$G673];&quot;&gt;0&quot;)/COUNTIF([.$B$3:.$B673];&quot;&gt;0&quot;)" office:value-type="percentage" office:value="0.6697247706422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" calcext:value-type="float">
            <text:p>1.30</text:p>
          </table:table-cell>
          <table:table-cell table:formula="of:=[.G674]-[.E674]" office:value-type="float" office:value="0.3" calcext:value-type="float">
            <text:p>0.30</text:p>
          </table:table-cell>
          <table:table-cell table:formula="of:=SUM([.$H$2:.H674])" office:value-type="float" office:value="-40.64" calcext:value-type="float">
            <text:p>-40.64</text:p>
          </table:table-cell>
          <table:table-cell table:formula="of:=SUM([.H$3:.H674])/SUM([.E$3:.E674])" office:value-type="percentage" office:value="-0.018955223880597" calcext:value-type="percentage">
            <text:p>-2%</text:p>
          </table:table-cell>
          <table:table-cell table:formula="of:=[.O674]-(1-[.O674])/[.N674]" office:value-type="percentage" office:value="0.00944326498481895" calcext:value-type="percentage">
            <text:p>0.9%</text:p>
          </table:table-cell>
          <table:table-cell table:formula="of:=AVERAGEIF([.$H$3:.$H674];&quot;&gt;0&quot;)" office:value-type="float" office:value="2.04797653958944" calcext:value-type="float">
            <text:p>2.0</text:p>
          </table:table-cell>
          <table:table-cell table:formula="of:=AVERAGEIF([.$H$3:.$H674];&quot;&lt;0&quot;)" office:value-type="float" office:value="-4.10555555555556" calcext:value-type="float">
            <text:p>-4.1</text:p>
          </table:table-cell>
          <table:table-cell table:formula="of:=[.L674]/-[.M674]" office:value-type="percentage" office:value="0.498830550914884" calcext:value-type="percentage">
            <text:p>50%</text:p>
          </table:table-cell>
          <table:table-cell table:formula="of:=COUNTIF([.$G$3:.$G674];&quot;&gt;0&quot;)/COUNTIF([.$B$3:.$B674];&quot;&gt;0&quot;)" office:value-type="percentage" office:value="0.670329670329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675]-[.E675]" office:value-type="float" office:value="0.36" calcext:value-type="float">
            <text:p>0.36</text:p>
          </table:table-cell>
          <table:table-cell table:formula="of:=SUM([.$H$2:.H675])" office:value-type="float" office:value="-40.28" calcext:value-type="float">
            <text:p>-40.28</text:p>
          </table:table-cell>
          <table:table-cell table:formula="of:=SUM([.H$3:.H675])/SUM([.E$3:.E675])" office:value-type="percentage" office:value="-0.0187523277467411" calcext:value-type="percentage">
            <text:p>-2%</text:p>
          </table:table-cell>
          <table:table-cell table:formula="of:=[.O675]-(1-[.O675])/[.N675]" office:value-type="percentage" office:value="0.0096604959332266" calcext:value-type="percentage">
            <text:p>1.0%</text:p>
          </table:table-cell>
          <table:table-cell table:formula="of:=AVERAGEIF([.$H$3:.$H675];&quot;&gt;0&quot;)" office:value-type="float" office:value="2.04304093567251" calcext:value-type="float">
            <text:p>2.0</text:p>
          </table:table-cell>
          <table:table-cell table:formula="of:=AVERAGEIF([.$H$3:.$H675];&quot;&lt;0&quot;)" office:value-type="float" office:value="-4.10555555555556" calcext:value-type="float">
            <text:p>-4.1</text:p>
          </table:table-cell>
          <table:table-cell table:formula="of:=[.L675]/-[.M675]" office:value-type="percentage" office:value="0.497628374047432" calcext:value-type="percentage">
            <text:p>50%</text:p>
          </table:table-cell>
          <table:table-cell table:formula="of:=COUNTIF([.$G$3:.$G675];&quot;&gt;0&quot;)/COUNTIF([.$B$3:.$B675];&quot;&gt;0&quot;)" office:value-type="percentage" office:value="0.6709323583180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ravaglia</text:p>
          </table:table-cell>
          <table:table-cell office:value-type="float" office:value="2" calcext:value-type="float">
            <text:p>2</text:p>
          </table:table-cell>
          <table:table-cell office:value-type="float" office:value="1.75" calcext:value-type="float">
            <text:p>1.75</text:p>
          </table:table-cell>
          <table:table-cell office:value-type="float" office:value="0" calcext:value-type="float">
            <text:p>0.00</text:p>
          </table:table-cell>
          <table:table-cell table:formula="of:=[.G676]-[.E676]" office:value-type="float" office:value="-2" calcext:value-type="float">
            <text:p>-2.00</text:p>
          </table:table-cell>
          <table:table-cell table:formula="of:=SUM([.$H$2:.H676])" office:value-type="float" office:value="-42.28" calcext:value-type="float">
            <text:p>-42.28</text:p>
          </table:table-cell>
          <table:table-cell table:formula="of:=SUM([.H$3:.H676])/SUM([.E$3:.E676])" office:value-type="percentage" office:value="-0.0196651162790698" calcext:value-type="percentage">
            <text:p>-2%</text:p>
          </table:table-cell>
          <table:table-cell table:formula="of:=[.O676]-(1-[.O676])/[.N676]" office:value-type="percentage" office:value="0.00785649337516392" calcext:value-type="percentage">
            <text:p>0.8%</text:p>
          </table:table-cell>
          <table:table-cell table:formula="of:=AVERAGEIF([.$H$3:.$H676];&quot;&gt;0&quot;)" office:value-type="float" office:value="2.04304093567251" calcext:value-type="float">
            <text:p>2.0</text:p>
          </table:table-cell>
          <table:table-cell table:formula="of:=AVERAGEIF([.$H$3:.$H676];&quot;&lt;0&quot;)" office:value-type="float" office:value="-4.0939226519337" calcext:value-type="float">
            <text:p>-4.1</text:p>
          </table:table-cell>
          <table:table-cell table:formula="of:=[.L676]/-[.M676]" office:value-type="percentage" office:value="0.49904238779585" calcext:value-type="percentage">
            <text:p>50%</text:p>
          </table:table-cell>
          <table:table-cell table:formula="of:=COUNTIF([.$G$3:.$G676];&quot;&gt;0&quot;)/COUNTIF([.$B$3:.$B676];&quot;&gt;0&quot;)" office:value-type="percentage" office:value="0.6697080291970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fognini</text:p>
          </table:table-cell>
          <table:table-cell office:value-type="float" office:value="1" calcext:value-type="float">
            <text:p>1</text:p>
          </table:table-cell>
          <table:table-cell office:value-type="float" office:value="1.24" calcext:value-type="float">
            <text:p>1.24</text:p>
          </table:table-cell>
          <table:table-cell office:value-type="float" office:value="0" calcext:value-type="float">
            <text:p>0.00</text:p>
          </table:table-cell>
          <table:table-cell table:formula="of:=[.G677]-[.E677]" office:value-type="float" office:value="-1" calcext:value-type="float">
            <text:p>-1.00</text:p>
          </table:table-cell>
          <table:table-cell table:formula="of:=SUM([.$H$2:.H677])" office:value-type="float" office:value="-43.28" calcext:value-type="float">
            <text:p>-43.28</text:p>
          </table:table-cell>
          <table:table-cell table:formula="of:=SUM([.H$3:.H677])/SUM([.E$3:.E677])" office:value-type="percentage" office:value="-0.0201208740120874" calcext:value-type="percentage">
            <text:p>-2%</text:p>
          </table:table-cell>
          <table:table-cell table:formula="of:=[.O677]-(1-[.O677])/[.N677]" office:value-type="percentage" office:value="0.00695062279899339" calcext:value-type="percentage">
            <text:p>0.7%</text:p>
          </table:table-cell>
          <table:table-cell table:formula="of:=AVERAGEIF([.$H$3:.$H677];&quot;&gt;0&quot;)" office:value-type="float" office:value="2.04304093567251" calcext:value-type="float">
            <text:p>2.0</text:p>
          </table:table-cell>
          <table:table-cell table:formula="of:=AVERAGEIF([.$H$3:.$H677];&quot;&lt;0&quot;)" office:value-type="float" office:value="-4.07692307692308" calcext:value-type="float">
            <text:p>-4.1</text:p>
          </table:table-cell>
          <table:table-cell table:formula="of:=[.L677]/-[.M677]" office:value-type="percentage" office:value="0.501123248372503" calcext:value-type="percentage">
            <text:p>50%</text:p>
          </table:table-cell>
          <table:table-cell table:formula="of:=COUNTIF([.$G$3:.$G677];&quot;&gt;0&quot;)/COUNTIF([.$B$3:.$B677];&quot;&gt;0&quot;)" office:value-type="percentage" office:value="0.66848816029143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6" calcext:value-type="float">
            <text:p>6</text:p>
          </table:table-cell>
          <table:table-cell office:value-type="float" office:value="1.36" calcext:value-type="float">
            <text:p>1.36</text:p>
          </table:table-cell>
          <table:table-cell office:value-type="float" office:value="8.16" calcext:value-type="float">
            <text:p>8.16</text:p>
          </table:table-cell>
          <table:table-cell table:formula="of:=[.G678]-[.E678]" office:value-type="float" office:value="2.16" calcext:value-type="float">
            <text:p>2.16</text:p>
          </table:table-cell>
          <table:table-cell table:formula="of:=SUM([.$H$2:.H678])" office:value-type="float" office:value="-41.12" calcext:value-type="float">
            <text:p>-41.12</text:p>
          </table:table-cell>
          <table:table-cell table:formula="of:=SUM([.H$3:.H678])/SUM([.E$3:.E678])" office:value-type="percentage" office:value="-0.0190635141400093" calcext:value-type="percentage">
            <text:p>-2%</text:p>
          </table:table-cell>
          <table:table-cell table:formula="of:=[.O678]-(1-[.O678])/[.N678]" office:value-type="percentage" office:value="0.00886636021209652" calcext:value-type="percentage">
            <text:p>0.9%</text:p>
          </table:table-cell>
          <table:table-cell table:formula="of:=AVERAGEIF([.$H$3:.$H678];&quot;&gt;0&quot;)" office:value-type="float" office:value="2.04338192419825" calcext:value-type="float">
            <text:p>2.0</text:p>
          </table:table-cell>
          <table:table-cell table:formula="of:=AVERAGEIF([.$H$3:.$H678];&quot;&lt;0&quot;)" office:value-type="float" office:value="-4.07692307692308" calcext:value-type="float">
            <text:p>-4.1</text:p>
          </table:table-cell>
          <table:table-cell table:formula="of:=[.L678]/-[.M678]" office:value-type="percentage" office:value="0.501206887067495" calcext:value-type="percentage">
            <text:p>50%</text:p>
          </table:table-cell>
          <table:table-cell table:formula="of:=COUNTIF([.$G$3:.$G678];&quot;&gt;0&quot;)/COUNTIF([.$B$3:.$B678];&quot;&gt;0&quot;)" office:value-type="percentage" office:value="0.66909090909090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ymer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79]-[.E679]" office:value-type="float" office:value="-3" calcext:value-type="float">
            <text:p>-3.00</text:p>
          </table:table-cell>
          <table:table-cell table:formula="of:=SUM([.$H$2:.H679])" office:value-type="float" office:value="-44.12" calcext:value-type="float">
            <text:p>-44.12</text:p>
          </table:table-cell>
          <table:table-cell table:formula="of:=SUM([.H$3:.H679])/SUM([.E$3:.E679])" office:value-type="percentage" office:value="-0.0204259259259259" calcext:value-type="percentage">
            <text:p>-2%</text:p>
          </table:table-cell>
          <table:table-cell table:formula="of:=[.O679]-(1-[.O679])/[.N679]" office:value-type="percentage" office:value="0.00618574191718713" calcext:value-type="percentage">
            <text:p>0.6%</text:p>
          </table:table-cell>
          <table:table-cell table:formula="of:=AVERAGEIF([.$H$3:.$H679];&quot;&gt;0&quot;)" office:value-type="float" office:value="2.04338192419825" calcext:value-type="float">
            <text:p>2.0</text:p>
          </table:table-cell>
          <table:table-cell table:formula="of:=AVERAGEIF([.$H$3:.$H679];&quot;&lt;0&quot;)" office:value-type="float" office:value="-4.07103825136612" calcext:value-type="float">
            <text:p>-4.1</text:p>
          </table:table-cell>
          <table:table-cell table:formula="of:=[.L679]/-[.M679]" office:value-type="percentage" office:value="0.501931398829906" calcext:value-type="percentage">
            <text:p>50%</text:p>
          </table:table-cell>
          <table:table-cell table:formula="of:=COUNTIF([.$G$3:.$G679];&quot;&gt;0&quot;)/COUNTIF([.$B$3:.$B679];&quot;&gt;0&quot;)" office:value-type="percentage" office:value="0.6678765880217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680]-[.E680]" office:value-type="float" office:value="-1" calcext:value-type="float">
            <text:p>-1.00</text:p>
          </table:table-cell>
          <table:table-cell table:formula="of:=SUM([.$H$2:.H680])" office:value-type="float" office:value="-45.12" calcext:value-type="float">
            <text:p>-45.12</text:p>
          </table:table-cell>
          <table:table-cell table:formula="of:=SUM([.H$3:.H680])/SUM([.E$3:.E680])" office:value-type="percentage" office:value="-0.0208792225821379" calcext:value-type="percentage">
            <text:p>-2%</text:p>
          </table:table-cell>
          <table:table-cell table:formula="of:=[.O680]-(1-[.O680])/[.N680]" office:value-type="percentage" office:value="0.00528796924446084" calcext:value-type="percentage">
            <text:p>0.5%</text:p>
          </table:table-cell>
          <table:table-cell table:formula="of:=AVERAGEIF([.$H$3:.$H680];&quot;&gt;0&quot;)" office:value-type="float" office:value="2.04338192419825" calcext:value-type="float">
            <text:p>2.0</text:p>
          </table:table-cell>
          <table:table-cell table:formula="of:=AVERAGEIF([.$H$3:.$H680];&quot;&lt;0&quot;)" office:value-type="float" office:value="-4.05434782608696" calcext:value-type="float">
            <text:p>-4.1</text:p>
          </table:table-cell>
          <table:table-cell table:formula="of:=[.L680]/-[.M680]" office:value-type="percentage" office:value="0.503997686397424" calcext:value-type="percentage">
            <text:p>50%</text:p>
          </table:table-cell>
          <table:table-cell table:formula="of:=COUNTIF([.$G$3:.$G680];&quot;&gt;0&quot;)/COUNTIF([.$B$3:.$B680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681]-[.E681]" office:value-type="float" office:value="-1" calcext:value-type="float">
            <text:p>-1.00</text:p>
          </table:table-cell>
          <table:table-cell table:formula="of:=SUM([.$H$2:.H681])" office:value-type="float" office:value="-46.12" calcext:value-type="float">
            <text:p>-46.12</text:p>
          </table:table-cell>
          <table:table-cell table:formula="of:=SUM([.H$3:.H681])/SUM([.E$3:.E681])" office:value-type="percentage" office:value="-0.021332099907493" calcext:value-type="percentage">
            <text:p>-2%</text:p>
          </table:table-cell>
          <table:table-cell table:formula="of:=[.O681]-(1-[.O681])/[.N681]" office:value-type="percentage" office:value="0.0043934434891767" calcext:value-type="percentage">
            <text:p>0.4%</text:p>
          </table:table-cell>
          <table:table-cell table:formula="of:=AVERAGEIF([.$H$3:.$H681];&quot;&gt;0&quot;)" office:value-type="float" office:value="2.04338192419825" calcext:value-type="float">
            <text:p>2.0</text:p>
          </table:table-cell>
          <table:table-cell table:formula="of:=AVERAGEIF([.$H$3:.$H681];&quot;&lt;0&quot;)" office:value-type="float" office:value="-4.03783783783784" calcext:value-type="float">
            <text:p>-4.0</text:p>
          </table:table-cell>
          <table:table-cell table:formula="of:=[.L681]/-[.M681]" office:value-type="percentage" office:value="0.506058441735845" calcext:value-type="percentage">
            <text:p>51%</text:p>
          </table:table-cell>
          <table:table-cell table:formula="of:=COUNTIF([.$G$3:.$G681];&quot;&gt;0&quot;)/COUNTIF([.$B$3:.$B681];&quot;&gt;0&quot;)" office:value-type="percentage" office:value="0.6654611211573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onfils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682]-[.E682]" office:value-type="float" office:value="-4" calcext:value-type="float">
            <text:p>-4.00</text:p>
          </table:table-cell>
          <table:table-cell table:formula="of:=SUM([.$H$2:.H682])" office:value-type="float" office:value="-50.12" calcext:value-type="float">
            <text:p>-50.12</text:p>
          </table:table-cell>
          <table:table-cell table:formula="of:=SUM([.H$3:.H682])/SUM([.E$3:.E682])" office:value-type="percentage" office:value="-0.0231394275161588" calcext:value-type="percentage">
            <text:p>-2%</text:p>
          </table:table-cell>
          <table:table-cell table:formula="of:=[.O682]-(1-[.O682])/[.N682]" office:value-type="percentage" office:value="0.000852049017696532" calcext:value-type="percentage">
            <text:p>0.1%</text:p>
          </table:table-cell>
          <table:table-cell table:formula="of:=AVERAGEIF([.$H$3:.$H682];&quot;&gt;0&quot;)" office:value-type="float" office:value="2.04338192419825" calcext:value-type="float">
            <text:p>2.0</text:p>
          </table:table-cell>
          <table:table-cell table:formula="of:=AVERAGEIF([.$H$3:.$H682];&quot;&lt;0&quot;)" office:value-type="float" office:value="-4.03763440860215" calcext:value-type="float">
            <text:p>-4.0</text:p>
          </table:table-cell>
          <table:table-cell table:formula="of:=[.L682]/-[.M682]" office:value-type="percentage" office:value="0.506083938616344" calcext:value-type="percentage">
            <text:p>51%</text:p>
          </table:table-cell>
          <table:table-cell table:formula="of:=COUNTIF([.$G$3:.$G682];&quot;&gt;0&quot;)/COUNTIF([.$B$3:.$B682];&quot;&gt;0&quot;)" office:value-type="percentage" office:value="0.66425992779783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7" calcext:value-type="date">
            <text:p>2019-10-17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2" calcext:value-type="float">
            <text:p>2</text:p>
          </table:table-cell>
          <table:table-cell office:value-type="float" office:value="1.26" calcext:value-type="float">
            <text:p>1.26</text:p>
          </table:table-cell>
          <table:table-cell office:value-type="float" office:value="2.52" calcext:value-type="float">
            <text:p>2.52</text:p>
          </table:table-cell>
          <table:table-cell table:formula="of:=[.G683]-[.E683]" office:value-type="float" office:value="0.52" calcext:value-type="float">
            <text:p>0.52</text:p>
          </table:table-cell>
          <table:table-cell table:formula="of:=SUM([.$H$2:.H683])" office:value-type="float" office:value="-49.6" calcext:value-type="float">
            <text:p>-49.60</text:p>
          </table:table-cell>
          <table:table-cell table:formula="of:=SUM([.H$3:.H683])/SUM([.E$3:.E683])" office:value-type="percentage" office:value="-0.0228782287822878" calcext:value-type="percentage">
            <text:p>-2%</text:p>
          </table:table-cell>
          <table:table-cell table:formula="of:=[.O683]-(1-[.O683])/[.N683]" office:value-type="percentage" office:value="0.00121404552542215" calcext:value-type="percentage">
            <text:p>0.1%</text:p>
          </table:table-cell>
          <table:table-cell table:formula="of:=AVERAGEIF([.$H$3:.$H683];&quot;&gt;0&quot;)" office:value-type="float" office:value="2.03895348837209" calcext:value-type="float">
            <text:p>2.0</text:p>
          </table:table-cell>
          <table:table-cell table:formula="of:=AVERAGEIF([.$H$3:.$H683];&quot;&lt;0&quot;)" office:value-type="float" office:value="-4.03763440860215" calcext:value-type="float">
            <text:p>-4.0</text:p>
          </table:table-cell>
          <table:table-cell table:formula="of:=[.L683]/-[.M683]" office:value-type="percentage" office:value="0.504987148917722" calcext:value-type="percentage">
            <text:p>50%</text:p>
          </table:table-cell>
          <table:table-cell table:formula="of:=COUNTIF([.$G$3:.$G683];&quot;&gt;0&quot;)/COUNTIF([.$B$3:.$B683];&quot;&gt;0&quot;)" office:value-type="percentage" office:value="0.664864864864865" calcext:value-type="percentage">
            <text:p>66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686]-[.E686]" office:value-type="float" office:value="0.55" calcext:value-type="float">
            <text:p>0.55</text:p>
          </table:table-cell>
          <table:table-cell table:formula="of:=SUM([.$H$2:.H686])" office:value-type="float" office:value="-49.05" calcext:value-type="float">
            <text:p>-49.05</text:p>
          </table:table-cell>
          <table:table-cell table:formula="of:=SUM([.H$3:.H686])/SUM([.E$3:.E686])" office:value-type="percentage" office:value="-0.0226141078838174" calcext:value-type="percentage">
            <text:p>-2%</text:p>
          </table:table-cell>
          <table:table-cell table:formula="of:=[.O686]-(1-[.O686])/[.N686]" office:value-type="percentage" office:value="0.00160524048885335" calcext:value-type="percentage">
            <text:p>0.2%</text:p>
          </table:table-cell>
          <table:table-cell table:formula="of:=AVERAGEIF([.$H$3:.$H686];&quot;&gt;0&quot;)" office:value-type="float" office:value="2.03463768115942" calcext:value-type="float">
            <text:p>2.0</text:p>
          </table:table-cell>
          <table:table-cell table:formula="of:=AVERAGEIF([.$H$3:.$H686];&quot;&lt;0&quot;)" office:value-type="float" office:value="-4.03763440860215" calcext:value-type="float">
            <text:p>-4.0</text:p>
          </table:table-cell>
          <table:table-cell table:formula="of:=[.L686]/-[.M686]" office:value-type="percentage" office:value="0.503918253922306" calcext:value-type="percentage">
            <text:p>50%</text:p>
          </table:table-cell>
          <table:table-cell table:formula="of:=COUNTIF([.$G$3:.$G686];&quot;&gt;0&quot;)/COUNTIF([.$B$3:.$B686];&quot;&gt;0&quot;)" office:value-type="percentage" office:value="0.6654676258992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26" calcext:value-type="float">
            <text:p>1.26</text:p>
          </table:table-cell>
          <table:table-cell office:value-type="float" office:value="0" calcext:value-type="float">
            <text:p>0.00</text:p>
          </table:table-cell>
          <table:table-cell table:formula="of:=[.G687]-[.E687]" office:value-type="float" office:value="-1" calcext:value-type="float">
            <text:p>-1.00</text:p>
          </table:table-cell>
          <table:table-cell table:formula="of:=SUM([.$H$2:.H687])" office:value-type="float" office:value="-50.05" calcext:value-type="float">
            <text:p>-50.05</text:p>
          </table:table-cell>
          <table:table-cell table:formula="of:=SUM([.H$3:.H687])/SUM([.E$3:.E687])" office:value-type="percentage" office:value="-0.0230645161290322" calcext:value-type="percentage">
            <text:p>-2%</text:p>
          </table:table-cell>
          <table:table-cell table:formula="of:=[.O687]-(1-[.O687])/[.N687]" office:value-type="percentage" office:value="0.000719974352032193" calcext:value-type="percentage">
            <text:p>0.1%</text:p>
          </table:table-cell>
          <table:table-cell table:formula="of:=AVERAGEIF([.$H$3:.$H687];&quot;&gt;0&quot;)" office:value-type="float" office:value="2.03463768115942" calcext:value-type="float">
            <text:p>2.0</text:p>
          </table:table-cell>
          <table:table-cell table:formula="of:=AVERAGEIF([.$H$3:.$H687];&quot;&lt;0&quot;)" office:value-type="float" office:value="-4.02139037433155" calcext:value-type="float">
            <text:p>-4.0</text:p>
          </table:table-cell>
          <table:table-cell table:formula="of:=[.L687]/-[.M687]" office:value-type="percentage" office:value="0.505953785075547" calcext:value-type="percentage">
            <text:p>51%</text:p>
          </table:table-cell>
          <table:table-cell table:formula="of:=COUNTIF([.$G$3:.$G687];&quot;&gt;0&quot;)/COUNTIF([.$B$3:.$B687];&quot;&gt;0&quot;)" office:value-type="percentage" office:value="0.66427289048474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cilic</text:p>
          </table:table-cell>
          <table:table-cell office:value-type="float" office:value="2" calcext:value-type="float">
            <text:p>2</text:p>
          </table:table-cell>
          <table:table-cell office:value-type="float" office:value="1.65" calcext:value-type="float">
            <text:p>1.65</text:p>
          </table:table-cell>
          <table:table-cell office:value-type="float" office:value="3.3" calcext:value-type="float">
            <text:p>3.30</text:p>
          </table:table-cell>
          <table:table-cell table:formula="of:=[.G688]-[.E688]" office:value-type="float" office:value="1.3" calcext:value-type="float">
            <text:p>1.30</text:p>
          </table:table-cell>
          <table:table-cell table:formula="of:=SUM([.$H$2:.H688])" office:value-type="float" office:value="-48.75" calcext:value-type="float">
            <text:p>-48.75</text:p>
          </table:table-cell>
          <table:table-cell table:formula="of:=SUM([.H$3:.H688])/SUM([.E$3:.E688])" office:value-type="percentage" office:value="-0.0224447513812155" calcext:value-type="percentage">
            <text:p>-2%</text:p>
          </table:table-cell>
          <table:table-cell table:formula="of:=[.O688]-(1-[.O688])/[.N688]" office:value-type="percentage" office:value="0.00181887218457" calcext:value-type="percentage">
            <text:p>0.2%</text:p>
          </table:table-cell>
          <table:table-cell table:formula="of:=AVERAGEIF([.$H$3:.$H688];&quot;&gt;0&quot;)" office:value-type="float" office:value="2.03251445086705" calcext:value-type="float">
            <text:p>2.0</text:p>
          </table:table-cell>
          <table:table-cell table:formula="of:=AVERAGEIF([.$H$3:.$H688];&quot;&lt;0&quot;)" office:value-type="float" office:value="-4.02139037433155" calcext:value-type="float">
            <text:p>-4.0</text:p>
          </table:table-cell>
          <table:table-cell table:formula="of:=[.L688]/-[.M688]" office:value-type="percentage" office:value="0.505425800946993" calcext:value-type="percentage">
            <text:p>51%</text:p>
          </table:table-cell>
          <table:table-cell table:formula="of:=COUNTIF([.$G$3:.$G688];&quot;&gt;0&quot;)/COUNTIF([.$B$3:.$B688];&quot;&gt;0&quot;)" office:value-type="percentage" office:value="0.664874551971326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krajinovic</text:p>
          </table:table-cell>
          <table:table-cell office:value-type="float" office:value="11" calcext:value-type="float">
            <text:p>11</text:p>
          </table:table-cell>
          <table:table-cell office:value-type="float" office:value="1.65" calcext:value-type="float">
            <text:p>1.65</text:p>
          </table:table-cell>
          <table:table-cell office:value-type="float" office:value="18.15" calcext:value-type="float">
            <text:p>18.15</text:p>
          </table:table-cell>
          <table:table-cell table:formula="of:=[.G689]-[.E689]" office:value-type="float" office:value="7.15" calcext:value-type="float">
            <text:p>7.15</text:p>
          </table:table-cell>
          <table:table-cell table:formula="of:=SUM([.$H$2:.H689])" office:value-type="float" office:value="-41.6" calcext:value-type="float">
            <text:p>-41.60</text:p>
          </table:table-cell>
          <table:table-cell table:formula="of:=SUM([.H$3:.H689])/SUM([.E$3:.E689])" office:value-type="percentage" office:value="-0.0190563444800733" calcext:value-type="percentage">
            <text:p>-2%</text:p>
          </table:table-cell>
          <table:table-cell table:formula="of:=[.O689]-(1-[.O689])/[.N689]" office:value-type="percentage" office:value="0.008372415349159" calcext:value-type="percentage">
            <text:p>0.8%</text:p>
          </table:table-cell>
          <table:table-cell table:formula="of:=AVERAGEIF([.$H$3:.$H689];&quot;&gt;0&quot;)" office:value-type="float" office:value="2.04726224783861" calcext:value-type="float">
            <text:p>2.0</text:p>
          </table:table-cell>
          <table:table-cell table:formula="of:=AVERAGEIF([.$H$3:.$H689];&quot;&lt;0&quot;)" office:value-type="float" office:value="-4.02139037433155" calcext:value-type="float">
            <text:p>-4.0</text:p>
          </table:table-cell>
          <table:table-cell table:formula="of:=[.L689]/-[.M689]" office:value-type="percentage" office:value="0.509093138757741" calcext:value-type="percentage">
            <text:p>51%</text:p>
          </table:table-cell>
          <table:table-cell table:formula="of:=COUNTIF([.$G$3:.$G689];&quot;&gt;0&quot;)/COUNTIF([.$B$3:.$B689];&quot;&gt;0&quot;)" office:value-type="percentage" office:value="0.6654740608228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carreno bust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7" calcext:value-type="float">
            <text:p>1.70</text:p>
          </table:table-cell>
          <table:table-cell table:formula="of:=[.G690]-[.E690]" office:value-type="float" office:value="0.7" calcext:value-type="float">
            <text:p>0.70</text:p>
          </table:table-cell>
          <table:table-cell table:formula="of:=SUM([.$H$2:.H690])" office:value-type="float" office:value="-40.9" calcext:value-type="float">
            <text:p>-40.90</text:p>
          </table:table-cell>
          <table:table-cell table:formula="of:=SUM([.H$3:.H690])/SUM([.E$3:.E690])" office:value-type="percentage" office:value="-0.0187271062271062" calcext:value-type="percentage">
            <text:p>-2%</text:p>
          </table:table-cell>
          <table:table-cell table:formula="of:=[.O690]-(1-[.O690])/[.N690]" office:value-type="percentage" office:value="0.00890044598911088" calcext:value-type="percentage">
            <text:p>0.9%</text:p>
          </table:table-cell>
          <table:table-cell table:formula="of:=AVERAGEIF([.$H$3:.$H690];&quot;&gt;0&quot;)" office:value-type="float" office:value="2.0433908045977" calcext:value-type="float">
            <text:p>2.0</text:p>
          </table:table-cell>
          <table:table-cell table:formula="of:=AVERAGEIF([.$H$3:.$H690];&quot;&lt;0&quot;)" office:value-type="float" office:value="-4.02139037433155" calcext:value-type="float">
            <text:p>-4.0</text:p>
          </table:table-cell>
          <table:table-cell table:formula="of:=[.L690]/-[.M690]" office:value-type="percentage" office:value="0.508130426143311" calcext:value-type="percentage">
            <text:p>51%</text:p>
          </table:table-cell>
          <table:table-cell table:formula="of:=COUNTIF([.$G$3:.$G690];&quot;&gt;0&quot;)/COUNTIF([.$B$3:.$B690];&quot;&gt;0&quot;)" office:value-type="percentage" office:value="0.66607142857142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tipsarevic</text:p>
          </table:table-cell>
          <table:table-cell office:value-type="float" office:value="4" calcext:value-type="float">
            <text:p>4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691]-[.E691]" office:value-type="float" office:value="-4" calcext:value-type="float">
            <text:p>-4.00</text:p>
          </table:table-cell>
          <table:table-cell table:formula="of:=SUM([.$H$2:.H691])" office:value-type="float" office:value="-44.9" calcext:value-type="float">
            <text:p>-44.90</text:p>
          </table:table-cell>
          <table:table-cell table:formula="of:=SUM([.H$3:.H691])/SUM([.E$3:.E691])" office:value-type="percentage" office:value="-0.0205210237659963" calcext:value-type="percentage">
            <text:p>-2%</text:p>
          </table:table-cell>
          <table:table-cell table:formula="of:=[.O691]-(1-[.O691])/[.N691]" office:value-type="percentage" office:value="0.00539522133241854" calcext:value-type="percentage">
            <text:p>0.5%</text:p>
          </table:table-cell>
          <table:table-cell table:formula="of:=AVERAGEIF([.$H$3:.$H691];&quot;&gt;0&quot;)" office:value-type="float" office:value="2.0433908045977" calcext:value-type="float">
            <text:p>2.0</text:p>
          </table:table-cell>
          <table:table-cell table:formula="of:=AVERAGEIF([.$H$3:.$H691];&quot;&lt;0&quot;)" office:value-type="float" office:value="-4.02127659574468" calcext:value-type="float">
            <text:p>-4.0</text:p>
          </table:table-cell>
          <table:table-cell table:formula="of:=[.L691]/-[.M691]" office:value-type="percentage" office:value="0.508144803259745" calcext:value-type="percentage">
            <text:p>51%</text:p>
          </table:table-cell>
          <table:table-cell table:formula="of:=COUNTIF([.$G$3:.$G691];&quot;&gt;0&quot;)/COUNTIF([.$B$3:.$B691];&quot;&gt;0&quot;)" office:value-type="percentage" office:value="0.664884135472371" calcext:value-type="percentage">
            <text:p>66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warinka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692]-[.E692]" office:value-type="float" office:value="0.96" calcext:value-type="float">
            <text:p>0.96</text:p>
          </table:table-cell>
          <table:table-cell table:formula="of:=SUM([.$H$2:.H692])" office:value-type="float" office:value="-43.94" calcext:value-type="float">
            <text:p>-43.94</text:p>
          </table:table-cell>
          <table:table-cell table:formula="of:=SUM([.H$3:.H692])/SUM([.E$3:.E692])" office:value-type="percentage" office:value="-0.0200639269406393" calcext:value-type="percentage">
            <text:p>-2%</text:p>
          </table:table-cell>
          <table:table-cell table:formula="of:=[.O692]-(1-[.O692])/[.N692]" office:value-type="percentage" office:value="0.00616336161843245" calcext:value-type="percentage">
            <text:p>0.6%</text:p>
          </table:table-cell>
          <table:table-cell table:formula="of:=AVERAGEIF([.$H$3:.$H692];&quot;&gt;0&quot;)" office:value-type="float" office:value="2.04028653295129" calcext:value-type="float">
            <text:p>2.0</text:p>
          </table:table-cell>
          <table:table-cell table:formula="of:=AVERAGEIF([.$H$3:.$H692];&quot;&lt;0&quot;)" office:value-type="float" office:value="-4.02127659574468" calcext:value-type="float">
            <text:p>-4.0</text:p>
          </table:table-cell>
          <table:table-cell table:formula="of:=[.L692]/-[.M692]" office:value-type="percentage" office:value="0.507372841527569" calcext:value-type="percentage">
            <text:p>51%</text:p>
          </table:table-cell>
          <table:table-cell table:formula="of:=COUNTIF([.$G$3:.$G692];&quot;&gt;0&quot;)/COUNTIF([.$B$3:.$B692];&quot;&gt;0&quot;)" office:value-type="percentage" office:value="0.66548042704626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8" calcext:value-type="float">
            <text:p>8</text:p>
          </table:table-cell>
          <table:table-cell office:value-type="float" office:value="1.24" calcext:value-type="float">
            <text:p>1.24</text:p>
          </table:table-cell>
          <table:table-cell office:value-type="float" office:value="9.92" calcext:value-type="float">
            <text:p>9.92</text:p>
          </table:table-cell>
          <table:table-cell table:formula="of:=[.G693]-[.E693]" office:value-type="float" office:value="1.92" calcext:value-type="float">
            <text:p>1.92</text:p>
          </table:table-cell>
          <table:table-cell table:formula="of:=SUM([.$H$2:.H693])" office:value-type="float" office:value="-42.02" calcext:value-type="float">
            <text:p>-42.02</text:p>
          </table:table-cell>
          <table:table-cell table:formula="of:=SUM([.H$3:.H693])/SUM([.E$3:.E693])" office:value-type="percentage" office:value="-0.0191173794358508" calcext:value-type="percentage">
            <text:p>-2%</text:p>
          </table:table-cell>
          <table:table-cell table:formula="of:=[.O693]-(1-[.O693])/[.N693]" office:value-type="percentage" office:value="0.0078177332011774" calcext:value-type="percentage">
            <text:p>0.8%</text:p>
          </table:table-cell>
          <table:table-cell table:formula="of:=AVERAGEIF([.$H$3:.$H693];&quot;&gt;0&quot;)" office:value-type="float" office:value="2.03994285714286" calcext:value-type="float">
            <text:p>2.0</text:p>
          </table:table-cell>
          <table:table-cell table:formula="of:=AVERAGEIF([.$H$3:.$H693];&quot;&lt;0&quot;)" office:value-type="float" office:value="-4.02127659574468" calcext:value-type="float">
            <text:p>-4.0</text:p>
          </table:table-cell>
          <table:table-cell table:formula="of:=[.L693]/-[.M693]" office:value-type="percentage" office:value="0.507287377173091" calcext:value-type="percentage">
            <text:p>51%</text:p>
          </table:table-cell>
          <table:table-cell table:formula="of:=COUNTIF([.$G$3:.$G693];&quot;&gt;0&quot;)/COUNTIF([.$B$3:.$B693];&quot;&gt;0&quot;)" office:value-type="percentage" office:value="0.6660746003552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8" calcext:value-type="date">
            <text:p>2019-10-18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humbert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4.86" calcext:value-type="float">
            <text:p>4.86</text:p>
          </table:table-cell>
          <table:table-cell table:formula="of:=[.G694]-[.E694]" office:value-type="float" office:value="1.86" calcext:value-type="float">
            <text:p>1.86</text:p>
          </table:table-cell>
          <table:table-cell table:formula="of:=SUM([.$H$2:.H694])" office:value-type="float" office:value="-40.16" calcext:value-type="float">
            <text:p>-40.16</text:p>
          </table:table-cell>
          <table:table-cell table:formula="of:=SUM([.H$3:.H694])/SUM([.E$3:.E694])" office:value-type="percentage" office:value="-0.018246251703771" calcext:value-type="percentage">
            <text:p>-2%</text:p>
          </table:table-cell>
          <table:table-cell table:formula="of:=[.O694]-(1-[.O694])/[.N694]" office:value-type="percentage" office:value="0.00941174698890623" calcext:value-type="percentage">
            <text:p>0.9%</text:p>
          </table:table-cell>
          <table:table-cell table:formula="of:=AVERAGEIF([.$H$3:.$H694];&quot;&gt;0&quot;)" office:value-type="float" office:value="2.0394301994302" calcext:value-type="float">
            <text:p>2.0</text:p>
          </table:table-cell>
          <table:table-cell table:formula="of:=AVERAGEIF([.$H$3:.$H694];&quot;&lt;0&quot;)" office:value-type="float" office:value="-4.02127659574468" calcext:value-type="float">
            <text:p>-4.0</text:p>
          </table:table-cell>
          <table:table-cell table:formula="of:=[.L694]/-[.M694]" office:value-type="percentage" office:value="0.507159890863594" calcext:value-type="percentage">
            <text:p>51%</text:p>
          </table:table-cell>
          <table:table-cell table:formula="of:=COUNTIF([.$G$3:.$G694];&quot;&gt;0&quot;)/COUNTIF([.$B$3:.$B694];&quot;&gt;0&quot;)" office:value-type="percentage" office:value="0.666666666666667" calcext:value-type="percentage">
            <text:p>67%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" calcext:value-type="float">
            <text:p>1.60</text:p>
          </table:table-cell>
          <table:table-cell table:formula="of:=[.G697]-[.E697]" office:value-type="float" office:value="0.6" calcext:value-type="float">
            <text:p>0.60</text:p>
          </table:table-cell>
          <table:table-cell table:formula="of:=SUM([.$H$2:.H697])" office:value-type="float" office:value="-39.56" calcext:value-type="float">
            <text:p>-39.56</text:p>
          </table:table-cell>
          <table:table-cell table:formula="of:=SUM([.H$3:.H697])/SUM([.E$3:.E697])" office:value-type="percentage" office:value="-0.0179654859218892" calcext:value-type="percentage">
            <text:p>-2%</text:p>
          </table:table-cell>
          <table:table-cell table:formula="of:=[.O697]-(1-[.O697])/[.N697]" office:value-type="percentage" office:value="0.00984681880863192" calcext:value-type="percentage">
            <text:p>1.0%</text:p>
          </table:table-cell>
          <table:table-cell table:formula="of:=AVERAGEIF([.$H$3:.$H697];&quot;&gt;0&quot;)" office:value-type="float" office:value="2.03534090909091" calcext:value-type="float">
            <text:p>2.0</text:p>
          </table:table-cell>
          <table:table-cell table:formula="of:=AVERAGEIF([.$H$3:.$H697];&quot;&lt;0&quot;)" office:value-type="float" office:value="-4.02127659574468" calcext:value-type="float">
            <text:p>-4.0</text:p>
          </table:table-cell>
          <table:table-cell table:formula="of:=[.L697]/-[.M697]" office:value-type="percentage" office:value="0.506142977392977" calcext:value-type="percentage">
            <text:p>51%</text:p>
          </table:table-cell>
          <table:table-cell table:formula="of:=COUNTIF([.$G$3:.$G697];&quot;&gt;0&quot;)/COUNTIF([.$B$3:.$B697];&quot;&gt;0&quot;)" office:value-type="percentage" office:value="0.6672566371681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7" calcext:value-type="float">
            <text:p>7</text:p>
          </table:table-cell>
          <table:table-cell office:value-type="float" office:value="1.6" calcext:value-type="float">
            <text:p>1.60</text:p>
          </table:table-cell>
          <table:table-cell office:value-type="float" office:value="11.2" calcext:value-type="float">
            <text:p>11.20</text:p>
          </table:table-cell>
          <table:table-cell table:formula="of:=[.G698]-[.E698]" office:value-type="float" office:value="4.2" calcext:value-type="float">
            <text:p>4.20</text:p>
          </table:table-cell>
          <table:table-cell table:formula="of:=SUM([.$H$2:.H698])" office:value-type="float" office:value="-35.36" calcext:value-type="float">
            <text:p>-35.36</text:p>
          </table:table-cell>
          <table:table-cell table:formula="of:=SUM([.H$3:.H698])/SUM([.E$3:.E698])" office:value-type="percentage" office:value="-0.0160072430964237" calcext:value-type="percentage">
            <text:p>-2%</text:p>
          </table:table-cell>
          <table:table-cell table:formula="of:=[.O698]-(1-[.O698])/[.N698]" office:value-type="percentage" office:value="0.0135674453489317" calcext:value-type="percentage">
            <text:p>1.4%</text:p>
          </table:table-cell>
          <table:table-cell table:formula="of:=AVERAGEIF([.$H$3:.$H698];&quot;&gt;0&quot;)" office:value-type="float" office:value="2.0414730878187" calcext:value-type="float">
            <text:p>2.0</text:p>
          </table:table-cell>
          <table:table-cell table:formula="of:=AVERAGEIF([.$H$3:.$H698];&quot;&lt;0&quot;)" office:value-type="float" office:value="-4.02127659574468" calcext:value-type="float">
            <text:p>-4.0</text:p>
          </table:table-cell>
          <table:table-cell table:formula="of:=[.L698]/-[.M698]" office:value-type="percentage" office:value="0.507667910727401" calcext:value-type="percentage">
            <text:p>51%</text:p>
          </table:table-cell>
          <table:table-cell table:formula="of:=COUNTIF([.$G$3:.$G698];&quot;&gt;0&quot;)/COUNTIF([.$B$3:.$B698];&quot;&gt;0&quot;)" office:value-type="percentage" office:value="0.66784452296819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4" calcext:value-type="float">
            <text:p>1.14</text:p>
          </table:table-cell>
          <table:table-cell table:formula="of:=[.G699]-[.E699]" office:value-type="float" office:value="0.14" calcext:value-type="float">
            <text:p>0.14</text:p>
          </table:table-cell>
          <table:table-cell table:formula="of:=SUM([.$H$2:.H699])" office:value-type="float" office:value="-35.22" calcext:value-type="float">
            <text:p>-35.22</text:p>
          </table:table-cell>
          <table:table-cell table:formula="of:=SUM([.H$3:.H699])/SUM([.E$3:.E699])" office:value-type="percentage" office:value="-0.0159366515837104" calcext:value-type="percentage">
            <text:p>-2%</text:p>
          </table:table-cell>
          <table:table-cell table:formula="of:=[.O699]-(1-[.O699])/[.N699]" office:value-type="percentage" office:value="0.0135841961919263" calcext:value-type="percentage">
            <text:p>1.4%</text:p>
          </table:table-cell>
          <table:table-cell table:formula="of:=AVERAGEIF([.$H$3:.$H699];&quot;&gt;0&quot;)" office:value-type="float" office:value="2.03610169491525" calcext:value-type="float">
            <text:p>2.0</text:p>
          </table:table-cell>
          <table:table-cell table:formula="of:=AVERAGEIF([.$H$3:.$H699];&quot;&lt;0&quot;)" office:value-type="float" office:value="-4.02127659574468" calcext:value-type="float">
            <text:p>-4.0</text:p>
          </table:table-cell>
          <table:table-cell table:formula="of:=[.L699]/-[.M699]" office:value-type="percentage" office:value="0.506332167518608" calcext:value-type="percentage">
            <text:p>51%</text:p>
          </table:table-cell>
          <table:table-cell table:formula="of:=COUNTIF([.$G$3:.$G699];&quot;&gt;0&quot;)/COUNTIF([.$B$3:.$B699];&quot;&gt;0&quot;)" office:value-type="percentage" office:value="0.6684303350970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ant</text:p>
          </table:table-cell>
          <table:table-cell office:value-type="string" calcext:value-type="string">
            <text:p>murray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0</text:p>
          </table:table-cell>
          <table:table-cell office:value-type="float" office:value="4.2" calcext:value-type="float">
            <text:p>4.20</text:p>
          </table:table-cell>
          <table:table-cell table:formula="of:=[.G700]-[.E700]" office:value-type="float" office:value="1.2" calcext:value-type="float">
            <text:p>1.20</text:p>
          </table:table-cell>
          <table:table-cell table:formula="of:=SUM([.$H$2:.H700])" office:value-type="float" office:value="-34.02" calcext:value-type="float">
            <text:p>-34.02</text:p>
          </table:table-cell>
          <table:table-cell table:formula="of:=SUM([.H$3:.H700])/SUM([.E$3:.E700])" office:value-type="percentage" office:value="-0.0153727971079982" calcext:value-type="percentage">
            <text:p>-2%</text:p>
          </table:table-cell>
          <table:table-cell table:formula="of:=[.O700]-(1-[.O700])/[.N700]" office:value-type="percentage" office:value="0.0145638227269372" calcext:value-type="percentage">
            <text:p>1.5%</text:p>
          </table:table-cell>
          <table:table-cell table:formula="of:=AVERAGEIF([.$H$3:.$H700];&quot;&gt;0&quot;)" office:value-type="float" office:value="2.03374647887324" calcext:value-type="float">
            <text:p>2.0</text:p>
          </table:table-cell>
          <table:table-cell table:formula="of:=AVERAGEIF([.$H$3:.$H700];&quot;&lt;0&quot;)" office:value-type="float" office:value="-4.02127659574468" calcext:value-type="float">
            <text:p>-4.0</text:p>
          </table:table-cell>
          <table:table-cell table:formula="of:=[.L700]/-[.M700]" office:value-type="percentage" office:value="0.505746478873239" calcext:value-type="percentage">
            <text:p>51%</text:p>
          </table:table-cell>
          <table:table-cell table:formula="of:=COUNTIF([.$G$3:.$G700];&quot;&gt;0&quot;)/COUNTIF([.$B$3:.$B700];&quot;&gt;0&quot;)" office:value-type="percentage" office:value="0.66901408450704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3" calcext:value-type="float">
            <text:p>3</text:p>
          </table:table-cell>
          <table:table-cell office:value-type="float" office:value="1.55" calcext:value-type="float">
            <text:p>1.55</text:p>
          </table:table-cell>
          <table:table-cell office:value-type="float" office:value="4.65" calcext:value-type="float">
            <text:p>4.65</text:p>
          </table:table-cell>
          <table:table-cell table:formula="of:=[.G701]-[.E701]" office:value-type="float" office:value="1.65" calcext:value-type="float">
            <text:p>1.65</text:p>
          </table:table-cell>
          <table:table-cell table:formula="of:=SUM([.$H$2:.H701])" office:value-type="float" office:value="-32.37" calcext:value-type="float">
            <text:p>-32.37</text:p>
          </table:table-cell>
          <table:table-cell table:formula="of:=SUM([.H$3:.H701])/SUM([.E$3:.E701])" office:value-type="percentage" office:value="-0.0146074007220216" calcext:value-type="percentage">
            <text:p>-1%</text:p>
          </table:table-cell>
          <table:table-cell table:formula="of:=[.O701]-(1-[.O701])/[.N701]" office:value-type="percentage" office:value="0.0159492465090143" calcext:value-type="percentage">
            <text:p>1.6%</text:p>
          </table:table-cell>
          <table:table-cell table:formula="of:=AVERAGEIF([.$H$3:.$H701];&quot;&gt;0&quot;)" office:value-type="float" office:value="2.03266853932584" calcext:value-type="float">
            <text:p>2.0</text:p>
          </table:table-cell>
          <table:table-cell table:formula="of:=AVERAGEIF([.$H$3:.$H701];&quot;&lt;0&quot;)" office:value-type="float" office:value="-4.02127659574468" calcext:value-type="float">
            <text:p>-4.0</text:p>
          </table:table-cell>
          <table:table-cell table:formula="of:=[.L701]/-[.M701]" office:value-type="percentage" office:value="0.505478419832352" calcext:value-type="percentage">
            <text:p>51%</text:p>
          </table:table-cell>
          <table:table-cell table:formula="of:=COUNTIF([.$G$3:.$G701];&quot;&gt;0&quot;)/COUNTIF([.$B$3:.$B701];&quot;&gt;0&quot;)" office:value-type="percentage" office:value="0.6695957820738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1" calcext:value-type="float">
            <text:p>1.11</text:p>
          </table:table-cell>
          <table:table-cell table:formula="of:=[.G702]-[.E702]" office:value-type="float" office:value="0.11" calcext:value-type="float">
            <text:p>0.11</text:p>
          </table:table-cell>
          <table:table-cell table:formula="of:=SUM([.$H$2:.H702])" office:value-type="float" office:value="-32.26" calcext:value-type="float">
            <text:p>-32.26</text:p>
          </table:table-cell>
          <table:table-cell table:formula="of:=SUM([.H$3:.H702])/SUM([.E$3:.E702])" office:value-type="percentage" office:value="-0.0145511953089761" calcext:value-type="percentage">
            <text:p>-1%</text:p>
          </table:table-cell>
          <table:table-cell table:formula="of:=[.O702]-(1-[.O702])/[.N702]" office:value-type="percentage" office:value="0.0159422376650716" calcext:value-type="percentage">
            <text:p>1.6%</text:p>
          </table:table-cell>
          <table:table-cell table:formula="of:=AVERAGEIF([.$H$3:.$H702];&quot;&gt;0&quot;)" office:value-type="float" office:value="2.02728291316526" calcext:value-type="float">
            <text:p>2.0</text:p>
          </table:table-cell>
          <table:table-cell table:formula="of:=AVERAGEIF([.$H$3:.$H702];&quot;&lt;0&quot;)" office:value-type="float" office:value="-4.02127659574468" calcext:value-type="float">
            <text:p>-4.0</text:p>
          </table:table-cell>
          <table:table-cell table:formula="of:=[.L702]/-[.M702]" office:value-type="percentage" office:value="0.504139137136336" calcext:value-type="percentage">
            <text:p>50%</text:p>
          </table:table-cell>
          <table:table-cell table:formula="of:=COUNTIF([.$G$3:.$G702];&quot;&gt;0&quot;)/COUNTIF([.$B$3:.$B702];&quot;&gt;0&quot;)" office:value-type="percentage" office:value="0.67017543859649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zumhur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703]-[.E703]" office:value-type="float" office:value="2.4" calcext:value-type="float">
            <text:p>2.40</text:p>
          </table:table-cell>
          <table:table-cell table:formula="of:=SUM([.$H$2:.H703])" office:value-type="float" office:value="-29.86" calcext:value-type="float">
            <text:p>-29.86</text:p>
          </table:table-cell>
          <table:table-cell table:formula="of:=SUM([.H$3:.H703])/SUM([.E$3:.E703])" office:value-type="percentage" office:value="-0.0134322986954566" calcext:value-type="percentage">
            <text:p>-1%</text:p>
          </table:table-cell>
          <table:table-cell table:formula="of:=[.O703]-(1-[.O703])/[.N703]" office:value-type="percentage" office:value="0.018000851562736" calcext:value-type="percentage">
            <text:p>1.8%</text:p>
          </table:table-cell>
          <table:table-cell table:formula="of:=AVERAGEIF([.$H$3:.$H703];&quot;&gt;0&quot;)" office:value-type="float" office:value="2.02832402234637" calcext:value-type="float">
            <text:p>2.0</text:p>
          </table:table-cell>
          <table:table-cell table:formula="of:=AVERAGEIF([.$H$3:.$H703];&quot;&lt;0&quot;)" office:value-type="float" office:value="-4.02127659574468" calcext:value-type="float">
            <text:p>-4.0</text:p>
          </table:table-cell>
          <table:table-cell table:formula="of:=[.L703]/-[.M703]" office:value-type="percentage" office:value="0.504398037303065" calcext:value-type="percentage">
            <text:p>50%</text:p>
          </table:table-cell>
          <table:table-cell table:formula="of:=COUNTIF([.$G$3:.$G703];&quot;&gt;0&quot;)/COUNTIF([.$B$3:.$B703];&quot;&gt;0&quot;)" office:value-type="percentage" office:value="0.6707530647985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4]-[.E704]" office:value-type="float" office:value="0.22" calcext:value-type="float">
            <text:p>0.22</text:p>
          </table:table-cell>
          <table:table-cell table:formula="of:=SUM([.$H$2:.H704])" office:value-type="float" office:value="-29.64" calcext:value-type="float">
            <text:p>-29.64</text:p>
          </table:table-cell>
          <table:table-cell table:formula="of:=SUM([.H$3:.H704])/SUM([.E$3:.E704])" office:value-type="percentage" office:value="-0.0133273381294964" calcext:value-type="percentage">
            <text:p>-1%</text:p>
          </table:table-cell>
          <table:table-cell table:formula="of:=[.O704]-(1-[.O704])/[.N704]" office:value-type="percentage" office:value="0.0180954020372488" calcext:value-type="percentage">
            <text:p>1.8%</text:p>
          </table:table-cell>
          <table:table-cell table:formula="of:=AVERAGEIF([.$H$3:.$H704];&quot;&gt;0&quot;)" office:value-type="float" office:value="2.02328690807799" calcext:value-type="float">
            <text:p>2.0</text:p>
          </table:table-cell>
          <table:table-cell table:formula="of:=AVERAGEIF([.$H$3:.$H704];&quot;&lt;0&quot;)" office:value-type="float" office:value="-4.02127659574468" calcext:value-type="float">
            <text:p>-4.0</text:p>
          </table:table-cell>
          <table:table-cell table:formula="of:=[.L704]/-[.M704]" office:value-type="percentage" office:value="0.503145421585533" calcext:value-type="percentage">
            <text:p>50%</text:p>
          </table:table-cell>
          <table:table-cell table:formula="of:=COUNTIF([.$G$3:.$G704];&quot;&gt;0&quot;)/COUNTIF([.$B$3:.$B704];&quot;&gt;0&quot;)" office:value-type="percentage" office:value="0.67132867132867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ivashka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5]-[.E705]" office:value-type="float" office:value="-7" calcext:value-type="float">
            <text:p>-7.00</text:p>
          </table:table-cell>
          <table:table-cell table:formula="of:=SUM([.$H$2:.H705])" office:value-type="float" office:value="-36.64" calcext:value-type="float">
            <text:p>-36.64</text:p>
          </table:table-cell>
          <table:table-cell table:formula="of:=SUM([.H$3:.H705])/SUM([.E$3:.E705])" office:value-type="percentage" office:value="-0.0164231286418646" calcext:value-type="percentage">
            <text:p>-2%</text:p>
          </table:table-cell>
          <table:table-cell table:formula="of:=[.O705]-(1-[.O705])/[.N705]" office:value-type="percentage" office:value="0.0120259215018161" calcext:value-type="percentage">
            <text:p>1.2%</text:p>
          </table:table-cell>
          <table:table-cell table:formula="of:=AVERAGEIF([.$H$3:.$H705];&quot;&gt;0&quot;)" office:value-type="float" office:value="2.02328690807799" calcext:value-type="float">
            <text:p>2.0</text:p>
          </table:table-cell>
          <table:table-cell table:formula="of:=AVERAGEIF([.$H$3:.$H705];&quot;&lt;0&quot;)" office:value-type="float" office:value="-4.03703703703704" calcext:value-type="float">
            <text:p>-4.0</text:p>
          </table:table-cell>
          <table:table-cell table:formula="of:=[.L705]/-[.M705]" office:value-type="percentage" office:value="0.501181160716567" calcext:value-type="percentage">
            <text:p>50%</text:p>
          </table:table-cell>
          <table:table-cell table:formula="of:=COUNTIF([.$G$3:.$G705];&quot;&gt;0&quot;)/COUNTIF([.$B$3:.$B705];&quot;&gt;0&quot;)" office:value-type="percentage" office:value="0.6701570680628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gerasimov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06]-[.E706]" office:value-type="float" office:value="-4" calcext:value-type="float">
            <text:p>-4.00</text:p>
          </table:table-cell>
          <table:table-cell table:formula="of:=SUM([.$H$2:.H706])" office:value-type="float" office:value="-40.64" calcext:value-type="float">
            <text:p>-40.64</text:p>
          </table:table-cell>
          <table:table-cell table:formula="of:=SUM([.H$3:.H706])/SUM([.E$3:.E706])" office:value-type="percentage" office:value="-0.0181834451901566" calcext:value-type="percentage">
            <text:p>-2%</text:p>
          </table:table-cell>
          <table:table-cell table:formula="of:=[.O706]-(1-[.O706])/[.N706]" office:value-type="percentage" office:value="0.00856075245513244" calcext:value-type="percentage">
            <text:p>0.9%</text:p>
          </table:table-cell>
          <table:table-cell table:formula="of:=AVERAGEIF([.$H$3:.$H706];&quot;&gt;0&quot;)" office:value-type="float" office:value="2.02328690807799" calcext:value-type="float">
            <text:p>2.0</text:p>
          </table:table-cell>
          <table:table-cell table:formula="of:=AVERAGEIF([.$H$3:.$H706];&quot;&lt;0&quot;)" office:value-type="float" office:value="-4.03684210526316" calcext:value-type="float">
            <text:p>-4.0</text:p>
          </table:table-cell>
          <table:table-cell table:formula="of:=[.L706]/-[.M706]" office:value-type="percentage" office:value="0.501205361844614" calcext:value-type="percentage">
            <text:p>50%</text:p>
          </table:table-cell>
          <table:table-cell table:formula="of:=COUNTIF([.$G$3:.$G706];&quot;&gt;0&quot;)/COUNTIF([.$B$3:.$B706];&quot;&gt;0&quot;)" office:value-type="percentage" office:value="0.66898954703832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2" calcext:value-type="float">
            <text:p>1.22</text:p>
          </table:table-cell>
          <table:table-cell table:formula="of:=[.G707]-[.E707]" office:value-type="float" office:value="0.22" calcext:value-type="float">
            <text:p>0.22</text:p>
          </table:table-cell>
          <table:table-cell table:formula="of:=SUM([.$H$2:.H707])" office:value-type="float" office:value="-40.42" calcext:value-type="float">
            <text:p>-40.42</text:p>
          </table:table-cell>
          <table:table-cell table:formula="of:=SUM([.H$3:.H707])/SUM([.E$3:.E707])" office:value-type="percentage" office:value="-0.0180769230769231" calcext:value-type="percentage">
            <text:p>-2%</text:p>
          </table:table-cell>
          <table:table-cell table:formula="of:=[.O707]-(1-[.O707])/[.N707]" office:value-type="percentage" office:value="0.00864873792287124" calcext:value-type="percentage">
            <text:p>0.9%</text:p>
          </table:table-cell>
          <table:table-cell table:formula="of:=AVERAGEIF([.$H$3:.$H707];&quot;&gt;0&quot;)" office:value-type="float" office:value="2.01827777777778" calcext:value-type="float">
            <text:p>2.0</text:p>
          </table:table-cell>
          <table:table-cell table:formula="of:=AVERAGEIF([.$H$3:.$H707];&quot;&lt;0&quot;)" office:value-type="float" office:value="-4.03684210526316" calcext:value-type="float">
            <text:p>-4.0</text:p>
          </table:table-cell>
          <table:table-cell table:formula="of:=[.L707]/-[.M707]" office:value-type="percentage" office:value="0.499964508184847" calcext:value-type="percentage">
            <text:p>50%</text:p>
          </table:table-cell>
          <table:table-cell table:formula="of:=COUNTIF([.$G$3:.$G707];&quot;&gt;0&quot;)/COUNTIF([.$B$3:.$B707];&quot;&gt;0&quot;)" office:value-type="percentage" office:value="0.66956521739130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jowczyk</text:p>
          </table:table-cell>
          <table:table-cell office:value-type="float" office:value="9" calcext:value-type="float">
            <text:p>9</text:p>
          </table:table-cell>
          <table:table-cell office:value-type="float" office:value="1.68" calcext:value-type="float">
            <text:p>1.68</text:p>
          </table:table-cell>
          <table:table-cell office:value-type="float" office:value="15.12" calcext:value-type="float">
            <text:p>15.12</text:p>
          </table:table-cell>
          <table:table-cell table:formula="of:=[.G708]-[.E708]" office:value-type="float" office:value="6.12" calcext:value-type="float">
            <text:p>6.12</text:p>
          </table:table-cell>
          <table:table-cell table:formula="of:=SUM([.$H$2:.H708])" office:value-type="float" office:value="-34.3" calcext:value-type="float">
            <text:p>-34.30</text:p>
          </table:table-cell>
          <table:table-cell table:formula="of:=SUM([.H$3:.H708])/SUM([.E$3:.E708])" office:value-type="percentage" office:value="-0.0152783964365256" calcext:value-type="percentage">
            <text:p>-2%</text:p>
          </table:table-cell>
          <table:table-cell table:formula="of:=[.O708]-(1-[.O708])/[.N708]" office:value-type="percentage" office:value="0.0140632819252987" calcext:value-type="percentage">
            <text:p>1.4%</text:p>
          </table:table-cell>
          <table:table-cell table:formula="of:=AVERAGEIF([.$H$3:.$H708];&quot;&gt;0&quot;)" office:value-type="float" office:value="2.02963988919667" calcext:value-type="float">
            <text:p>2.0</text:p>
          </table:table-cell>
          <table:table-cell table:formula="of:=AVERAGEIF([.$H$3:.$H708];&quot;&lt;0&quot;)" office:value-type="float" office:value="-4.03684210526316" calcext:value-type="float">
            <text:p>-4.0</text:p>
          </table:table-cell>
          <table:table-cell table:formula="of:=[.L708]/-[.M708]" office:value-type="percentage" office:value="0.502779112056543" calcext:value-type="percentage">
            <text:p>50%</text:p>
          </table:table-cell>
          <table:table-cell table:formula="of:=COUNTIF([.$G$3:.$G708];&quot;&gt;0&quot;)/COUNTIF([.$B$3:.$B708];&quot;&gt;0&quot;)" office:value-type="percentage" office:value="0.6701388888888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ousa</text:p>
          </table:table-cell>
          <table:table-cell office:value-type="float" office:value="3" calcext:value-type="float">
            <text:p>3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709]-[.E709]" office:value-type="float" office:value="-3" calcext:value-type="float">
            <text:p>-3.00</text:p>
          </table:table-cell>
          <table:table-cell table:formula="of:=SUM([.$H$2:.H709])" office:value-type="float" office:value="-37.3" calcext:value-type="float">
            <text:p>-37.30</text:p>
          </table:table-cell>
          <table:table-cell table:formula="of:=SUM([.H$3:.H709])/SUM([.E$3:.E709])" office:value-type="percentage" office:value="-0.0165925266903914" calcext:value-type="percentage">
            <text:p>-2%</text:p>
          </table:table-cell>
          <table:table-cell table:formula="of:=[.O709]-(1-[.O709])/[.N709]" office:value-type="percentage" office:value="0.01147721953346" calcext:value-type="percentage">
            <text:p>1.1%</text:p>
          </table:table-cell>
          <table:table-cell table:formula="of:=AVERAGEIF([.$H$3:.$H709];&quot;&gt;0&quot;)" office:value-type="float" office:value="2.02963988919667" calcext:value-type="float">
            <text:p>2.0</text:p>
          </table:table-cell>
          <table:table-cell table:formula="of:=AVERAGEIF([.$H$3:.$H709];&quot;&lt;0&quot;)" office:value-type="float" office:value="-4.03141361256545" calcext:value-type="float">
            <text:p>-4.0</text:p>
          </table:table-cell>
          <table:table-cell table:formula="of:=[.L709]/-[.M709]" office:value-type="percentage" office:value="0.503456128359175" calcext:value-type="percentage">
            <text:p>50%</text:p>
          </table:table-cell>
          <table:table-cell table:formula="of:=COUNTIF([.$G$3:.$G709];&quot;&gt;0&quot;)/COUNTIF([.$B$3:.$B709];&quot;&gt;0&quot;)" office:value-type="percentage" office:value="0.66897746967071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llie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5" calcext:value-type="float">
            <text:p>1.55</text:p>
          </table:table-cell>
          <table:table-cell table:formula="of:=[.G710]-[.E710]" office:value-type="float" office:value="0.55" calcext:value-type="float">
            <text:p>0.55</text:p>
          </table:table-cell>
          <table:table-cell table:formula="of:=SUM([.$H$2:.H710])" office:value-type="float" office:value="-36.75" calcext:value-type="float">
            <text:p>-36.75</text:p>
          </table:table-cell>
          <table:table-cell table:formula="of:=SUM([.H$3:.H710])/SUM([.E$3:.E710])" office:value-type="percentage" office:value="-0.0163405958203646" calcext:value-type="percentage">
            <text:p>-2%</text:p>
          </table:table-cell>
          <table:table-cell table:formula="of:=[.O710]-(1-[.O710])/[.N710]" office:value-type="percentage" office:value="0.0118629790818473" calcext:value-type="percentage">
            <text:p>1.2%</text:p>
          </table:table-cell>
          <table:table-cell table:formula="of:=AVERAGEIF([.$H$3:.$H710];&quot;&gt;0&quot;)" office:value-type="float" office:value="2.02555248618784" calcext:value-type="float">
            <text:p>2.0</text:p>
          </table:table-cell>
          <table:table-cell table:formula="of:=AVERAGEIF([.$H$3:.$H710];&quot;&lt;0&quot;)" office:value-type="float" office:value="-4.03141361256545" calcext:value-type="float">
            <text:p>-4.0</text:p>
          </table:table-cell>
          <table:table-cell table:formula="of:=[.L710]/-[.M710]" office:value-type="percentage" office:value="0.502442240080361" calcext:value-type="percentage">
            <text:p>50%</text:p>
          </table:table-cell>
          <table:table-cell table:formula="of:=COUNTIF([.$G$3:.$G710];&quot;&gt;0&quot;)/COUNTIF([.$B$3:.$B710];&quot;&gt;0&quot;)" office:value-type="percentage" office:value="0.6695501730103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19" calcext:value-type="date">
            <text:p>2019-10-19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4" calcext:value-type="float">
            <text:p>4</text:p>
          </table:table-cell>
          <table:table-cell office:value-type="float" office:value="1.16" calcext:value-type="float">
            <text:p>1.16</text:p>
          </table:table-cell>
          <table:table-cell office:value-type="float" office:value="4.64" calcext:value-type="float">
            <text:p>4.64</text:p>
          </table:table-cell>
          <table:table-cell table:formula="of:=[.G711]-[.E711]" office:value-type="float" office:value="0.64" calcext:value-type="float">
            <text:p>0.64</text:p>
          </table:table-cell>
          <table:table-cell table:formula="of:=SUM([.$H$2:.H711])" office:value-type="float" office:value="-36.11" calcext:value-type="float">
            <text:p>-36.11</text:p>
          </table:table-cell>
          <table:table-cell table:formula="of:=SUM([.H$3:.H711])/SUM([.E$3:.E711])" office:value-type="percentage" office:value="-0.0160275188637372" calcext:value-type="percentage">
            <text:p>-2%</text:p>
          </table:table-cell>
          <table:table-cell table:formula="of:=[.O711]-(1-[.O711])/[.N711]" office:value-type="percentage" office:value="0.0123300657007156" calcext:value-type="percentage">
            <text:p>1.2%</text:p>
          </table:table-cell>
          <table:table-cell table:formula="of:=AVERAGEIF([.$H$3:.$H711];&quot;&gt;0&quot;)" office:value-type="float" office:value="2.02173553719008" calcext:value-type="float">
            <text:p>2.0</text:p>
          </table:table-cell>
          <table:table-cell table:formula="of:=AVERAGEIF([.$H$3:.$H711];&quot;&lt;0&quot;)" office:value-type="float" office:value="-4.03141361256545" calcext:value-type="float">
            <text:p>-4.0</text:p>
          </table:table-cell>
          <table:table-cell table:formula="of:=[.L711]/-[.M711]" office:value-type="percentage" office:value="0.501495438445851" calcext:value-type="percentage">
            <text:p>50%</text:p>
          </table:table-cell>
          <table:table-cell table:formula="of:=COUNTIF([.$G$3:.$G711];&quot;&gt;0&quot;)/COUNTIF([.$B$3:.$B711];&quot;&gt;0&quot;)" office:value-type="percentage" office:value="0.670120898100173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msw</text:p>
          </table:table-cell>
          <table:table-cell office:value-type="string" calcext:value-type="string">
            <text:p>rubl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13]-[.E713]" office:value-type="float" office:value="1.68" calcext:value-type="float">
            <text:p>1.68</text:p>
          </table:table-cell>
          <table:table-cell table:formula="of:=SUM([.$H$2:.H713])" office:value-type="float" office:value="-34.43" calcext:value-type="float">
            <text:p>-34.43</text:p>
          </table:table-cell>
          <table:table-cell table:formula="of:=SUM([.H$3:.H713])/SUM([.E$3:.E713])" office:value-type="percentage" office:value="-0.0152412571934484" calcext:value-type="percentage">
            <text:p>-2%</text:p>
          </table:table-cell>
          <table:table-cell table:formula="of:=[.O713]-(1-[.O713])/[.N713]" office:value-type="percentage" office:value="0.0137278713716263" calcext:value-type="percentage">
            <text:p>1.4%</text:p>
          </table:table-cell>
          <table:table-cell table:formula="of:=AVERAGEIF([.$H$3:.$H713];&quot;&gt;0&quot;)" office:value-type="float" office:value="2.0207967032967" calcext:value-type="float">
            <text:p>2.0</text:p>
          </table:table-cell>
          <table:table-cell table:formula="of:=AVERAGEIF([.$H$3:.$H713];&quot;&lt;0&quot;)" office:value-type="float" office:value="-4.03141361256545" calcext:value-type="float">
            <text:p>-4.0</text:p>
          </table:table-cell>
          <table:table-cell table:formula="of:=[.L713]/-[.M713]" office:value-type="percentage" office:value="0.501262558869701" calcext:value-type="percentage">
            <text:p>50%</text:p>
          </table:table-cell>
          <table:table-cell table:formula="of:=COUNTIF([.$G$3:.$G713];&quot;&gt;0&quot;)/COUNTIF([.$B$3:.$B713];&quot;&gt;0&quot;)" office:value-type="percentage" office:value="0.670689655172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tk</text:p>
          </table:table-cell>
          <table:table-cell office:value-type="string" calcext:value-type="string">
            <text:p>shapoval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14]-[.E714]" office:value-type="float" office:value="0.42" calcext:value-type="float">
            <text:p>0.42</text:p>
          </table:table-cell>
          <table:table-cell table:formula="of:=SUM([.$H$2:.H714])" office:value-type="float" office:value="-34.01" calcext:value-type="float">
            <text:p>-34.01</text:p>
          </table:table-cell>
          <table:table-cell table:formula="of:=SUM([.H$3:.H714])/SUM([.E$3:.E714])" office:value-type="percentage" office:value="-0.0150486725663717" calcext:value-type="percentage">
            <text:p>-2%</text:p>
          </table:table-cell>
          <table:table-cell table:formula="of:=[.O714]-(1-[.O714])/[.N714]" office:value-type="percentage" office:value="0.0139989648048374" calcext:value-type="percentage">
            <text:p>1.4%</text:p>
          </table:table-cell>
          <table:table-cell table:formula="of:=AVERAGEIF([.$H$3:.$H714];&quot;&gt;0&quot;)" office:value-type="float" office:value="2.01641095890411" calcext:value-type="float">
            <text:p>2.0</text:p>
          </table:table-cell>
          <table:table-cell table:formula="of:=AVERAGEIF([.$H$3:.$H714];&quot;&lt;0&quot;)" office:value-type="float" office:value="-4.03141361256545" calcext:value-type="float">
            <text:p>-4.0</text:p>
          </table:table-cell>
          <table:table-cell table:formula="of:=[.L714]/-[.M714]" office:value-type="percentage" office:value="0.500174666429461" calcext:value-type="percentage">
            <text:p>50%</text:p>
          </table:table-cell>
          <table:table-cell table:formula="of:=COUNTIF([.$G$3:.$G714];&quot;&gt;0&quot;)/COUNTIF([.$B$3:.$B714];&quot;&gt;0&quot;)" office:value-type="percentage" office:value="0.6712564543889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sant</text:p>
          </table:table-cell>
          <table:table-cell office:value-type="string" calcext:value-type="string">
            <text:p>wawrinka</text:p>
          </table:table-cell>
          <table:table-cell office:value-type="float" office:value="3" calcext:value-type="float">
            <text:p>3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15]-[.E715]" office:value-type="float" office:value="-3" calcext:value-type="float">
            <text:p>-3.00</text:p>
          </table:table-cell>
          <table:table-cell table:formula="of:=SUM([.$H$2:.H715])" office:value-type="float" office:value="-37.01" calcext:value-type="float">
            <text:p>-37.01</text:p>
          </table:table-cell>
          <table:table-cell table:formula="of:=SUM([.H$3:.H715])/SUM([.E$3:.E715])" office:value-type="percentage" office:value="-0.0163543968183827" calcext:value-type="percentage">
            <text:p>-2%</text:p>
          </table:table-cell>
          <table:table-cell table:formula="of:=[.O715]-(1-[.O715])/[.N715]" office:value-type="percentage" office:value="0.0114185680376553" calcext:value-type="percentage">
            <text:p>1.1%</text:p>
          </table:table-cell>
          <table:table-cell table:formula="of:=AVERAGEIF([.$H$3:.$H715];&quot;&gt;0&quot;)" office:value-type="float" office:value="2.01641095890411" calcext:value-type="float">
            <text:p>2.0</text:p>
          </table:table-cell>
          <table:table-cell table:formula="of:=AVERAGEIF([.$H$3:.$H715];&quot;&lt;0&quot;)" office:value-type="float" office:value="-4.02604166666667" calcext:value-type="float">
            <text:p>-4.0</text:p>
          </table:table-cell>
          <table:table-cell table:formula="of:=[.L715]/-[.M715]" office:value-type="percentage" office:value="0.500842049300891" calcext:value-type="percentage">
            <text:p>50%</text:p>
          </table:table-cell>
          <table:table-cell table:formula="of:=COUNTIF([.$G$3:.$G715];&quot;&gt;0&quot;)/COUNTIF([.$B$3:.$B715];&quot;&gt;0&quot;)" office:value-type="percentage" office:value="0.6701030927835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ublik</text:p>
          </table:table-cell>
          <table:table-cell office:value-type="float" office:value="2" calcext:value-type="float">
            <text:p>2</text:p>
          </table:table-cell>
          <table:table-cell office:value-type="float" office:value="1.72" calcext:value-type="float">
            <text:p>1.72</text:p>
          </table:table-cell>
          <table:table-cell office:value-type="float" office:value="0" calcext:value-type="float">
            <text:p>0.00</text:p>
          </table:table-cell>
          <table:table-cell table:formula="of:=[.G716]-[.E716]" office:value-type="float" office:value="-2" calcext:value-type="float">
            <text:p>-2.00</text:p>
          </table:table-cell>
          <table:table-cell table:formula="of:=SUM([.$H$2:.H716])" office:value-type="float" office:value="-39.01" calcext:value-type="float">
            <text:p>-39.01</text:p>
          </table:table-cell>
          <table:table-cell table:formula="of:=SUM([.H$3:.H716])/SUM([.E$3:.E716])" office:value-type="percentage" office:value="-0.0172229580573951" calcext:value-type="percentage">
            <text:p>-2%</text:p>
          </table:table-cell>
          <table:table-cell table:formula="of:=[.O716]-(1-[.O716])/[.N716]" office:value-type="percentage" office:value="0.00969767632153018" calcext:value-type="percentage">
            <text:p>1.0%</text:p>
          </table:table-cell>
          <table:table-cell table:formula="of:=AVERAGEIF([.$H$3:.$H716];&quot;&gt;0&quot;)" office:value-type="float" office:value="2.01641095890411" calcext:value-type="float">
            <text:p>2.0</text:p>
          </table:table-cell>
          <table:table-cell table:formula="of:=AVERAGEIF([.$H$3:.$H716];&quot;&lt;0&quot;)" office:value-type="float" office:value="-4.01554404145078" calcext:value-type="float">
            <text:p>-4.0</text:p>
          </table:table-cell>
          <table:table-cell table:formula="of:=[.L716]/-[.M716]" office:value-type="percentage" office:value="0.502151374281926" calcext:value-type="percentage">
            <text:p>50%</text:p>
          </table:table-cell>
          <table:table-cell table:formula="of:=COUNTIF([.$G$3:.$G716];&quot;&gt;0&quot;)/COUNTIF([.$B$3:.$B716];&quot;&gt;0&quot;)" office:value-type="percentage" office:value="0.66895368782161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6" calcext:value-type="float">
            <text:p>6</text:p>
          </table:table-cell>
          <table:table-cell office:value-type="float" office:value="1.62" calcext:value-type="float">
            <text:p>1.62</text:p>
          </table:table-cell>
          <table:table-cell office:value-type="float" office:value="9.72" calcext:value-type="float">
            <text:p>9.72</text:p>
          </table:table-cell>
          <table:table-cell table:formula="of:=[.G717]-[.E717]" office:value-type="float" office:value="3.72" calcext:value-type="float">
            <text:p>3.72</text:p>
          </table:table-cell>
          <table:table-cell table:formula="of:=SUM([.$H$2:.H717])" office:value-type="float" office:value="-35.29" calcext:value-type="float">
            <text:p>-35.29</text:p>
          </table:table-cell>
          <table:table-cell table:formula="of:=SUM([.H$3:.H717])/SUM([.E$3:.E717])" office:value-type="percentage" office:value="-0.0155394099515632" calcext:value-type="percentage">
            <text:p>-2%</text:p>
          </table:table-cell>
          <table:table-cell table:formula="of:=[.O717]-(1-[.O717])/[.N717]" office:value-type="percentage" office:value="0.012909099141592" calcext:value-type="percentage">
            <text:p>1.3%</text:p>
          </table:table-cell>
          <table:table-cell table:formula="of:=AVERAGEIF([.$H$3:.$H717];&quot;&gt;0&quot;)" office:value-type="float" office:value="2.02106557377049" calcext:value-type="float">
            <text:p>2.0</text:p>
          </table:table-cell>
          <table:table-cell table:formula="of:=AVERAGEIF([.$H$3:.$H717];&quot;&lt;0&quot;)" office:value-type="float" office:value="-4.01554404145078" calcext:value-type="float">
            <text:p>-4.0</text:p>
          </table:table-cell>
          <table:table-cell table:formula="of:=[.L717]/-[.M717]" office:value-type="percentage" office:value="0.503310523532522" calcext:value-type="percentage">
            <text:p>50%</text:p>
          </table:table-cell>
          <table:table-cell table:formula="of:=COUNTIF([.$G$3:.$G717];&quot;&gt;0&quot;)/COUNTIF([.$B$3:.$B717];&quot;&gt;0&quot;)" office:value-type="percentage" office:value="0.66952054794520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18]-[.E718]" office:value-type="float" office:value="0.26" calcext:value-type="float">
            <text:p>0.26</text:p>
          </table:table-cell>
          <table:table-cell table:formula="of:=SUM([.$H$2:.H718])" office:value-type="float" office:value="-35.03" calcext:value-type="float">
            <text:p>-35.03</text:p>
          </table:table-cell>
          <table:table-cell table:formula="of:=SUM([.H$3:.H718])/SUM([.E$3:.E718])" office:value-type="percentage" office:value="-0.0154181338028169" calcext:value-type="percentage">
            <text:p>-2%</text:p>
          </table:table-cell>
          <table:table-cell table:formula="of:=[.O718]-(1-[.O718])/[.N718]" office:value-type="percentage" office:value="0.0130364259396512" calcext:value-type="percentage">
            <text:p>1.3%</text:p>
          </table:table-cell>
          <table:table-cell table:formula="of:=AVERAGEIF([.$H$3:.$H718];&quot;&gt;0&quot;)" office:value-type="float" office:value="2.01626702997275" calcext:value-type="float">
            <text:p>2.0</text:p>
          </table:table-cell>
          <table:table-cell table:formula="of:=AVERAGEIF([.$H$3:.$H718];&quot;&lt;0&quot;)" office:value-type="float" office:value="-4.01554404145078" calcext:value-type="float">
            <text:p>-4.0</text:p>
          </table:table-cell>
          <table:table-cell table:formula="of:=[.L718]/-[.M718]" office:value-type="percentage" office:value="0.50211553133515" calcext:value-type="percentage">
            <text:p>50%</text:p>
          </table:table-cell>
          <table:table-cell table:formula="of:=COUNTIF([.$G$3:.$G718];&quot;&gt;0&quot;)/COUNTIF([.$B$3:.$B718];&quot;&gt;0&quot;)" office:value-type="percentage" office:value="0.6700854700854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8" calcext:value-type="float">
            <text:p>8</text:p>
          </table:table-cell>
          <table:table-cell office:value-type="float" office:value="1.34" calcext:value-type="float">
            <text:p>1.34</text:p>
          </table:table-cell>
          <table:table-cell office:value-type="float" office:value="10.72" calcext:value-type="float">
            <text:p>10.72</text:p>
          </table:table-cell>
          <table:table-cell table:formula="of:=[.G719]-[.E719]" office:value-type="float" office:value="2.72" calcext:value-type="float">
            <text:p>2.72</text:p>
          </table:table-cell>
          <table:table-cell table:formula="of:=SUM([.$H$2:.H719])" office:value-type="float" office:value="-32.31" calcext:value-type="float">
            <text:p>-32.31</text:p>
          </table:table-cell>
          <table:table-cell table:formula="of:=SUM([.H$3:.H719])/SUM([.E$3:.E719])" office:value-type="percentage" office:value="-0.0141710526315789" calcext:value-type="percentage">
            <text:p>-1%</text:p>
          </table:table-cell>
          <table:table-cell table:formula="of:=[.O719]-(1-[.O719])/[.N719]" office:value-type="percentage" office:value="0.0153421859114936" calcext:value-type="percentage">
            <text:p>1.5%</text:p>
          </table:table-cell>
          <table:table-cell table:formula="of:=AVERAGEIF([.$H$3:.$H719];&quot;&gt;0&quot;)" office:value-type="float" office:value="2.01817934782609" calcext:value-type="float">
            <text:p>2.0</text:p>
          </table:table-cell>
          <table:table-cell table:formula="of:=AVERAGEIF([.$H$3:.$H719];&quot;&lt;0&quot;)" office:value-type="float" office:value="-4.01554404145078" calcext:value-type="float">
            <text:p>-4.0</text:p>
          </table:table-cell>
          <table:table-cell table:formula="of:=[.L719]/-[.M719]" office:value-type="percentage" office:value="0.502591760168303" calcext:value-type="percentage">
            <text:p>50%</text:p>
          </table:table-cell>
          <table:table-cell table:formula="of:=COUNTIF([.$G$3:.$G719];&quot;&gt;0&quot;)/COUNTIF([.$B$3:.$B719];&quot;&gt;0&quot;)" office:value-type="percentage" office:value="0.670648464163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rrere</text:p>
          </table:table-cell>
          <table:table-cell office:value-type="float" office:value="3" calcext:value-type="float">
            <text:p>3</text:p>
          </table:table-cell>
          <table:table-cell office:value-type="float" office:value="1.72" calcext:value-type="float">
            <text:p>1.72</text:p>
          </table:table-cell>
          <table:table-cell office:value-type="float" office:value="3" calcext:value-type="float">
            <text:p>3.00</text:p>
          </table:table-cell>
          <table:table-cell table:formula="of:=[.G720]-[.E720]" office:value-type="float" office:value="0" calcext:value-type="float">
            <text:p>0.00</text:p>
          </table:table-cell>
          <table:table-cell table:formula="of:=SUM([.$H$2:.H720])" office:value-type="float" office:value="-32.31" calcext:value-type="float">
            <text:p>-32.31</text:p>
          </table:table-cell>
          <table:table-cell table:formula="of:=SUM([.H$3:.H720])/SUM([.E$3:.E720])" office:value-type="percentage" office:value="-0.0141524310118265" calcext:value-type="percentage">
            <text:p>-1%</text:p>
          </table:table-cell>
          <table:table-cell table:formula="of:=[.O720]-(1-[.O720])/[.N720]" office:value-type="percentage" office:value="0.0170196268213547" calcext:value-type="percentage">
            <text:p>1.7%</text:p>
          </table:table-cell>
          <table:table-cell table:formula="of:=AVERAGEIF([.$H$3:.$H720];&quot;&gt;0&quot;)" office:value-type="float" office:value="2.01817934782609" calcext:value-type="float">
            <text:p>2.0</text:p>
          </table:table-cell>
          <table:table-cell table:formula="of:=AVERAGEIF([.$H$3:.$H720];&quot;&lt;0&quot;)" office:value-type="float" office:value="-4.01554404145078" calcext:value-type="float">
            <text:p>-4.0</text:p>
          </table:table-cell>
          <table:table-cell table:formula="of:=[.L720]/-[.M720]" office:value-type="percentage" office:value="0.502591760168303" calcext:value-type="percentage">
            <text:p>50%</text:p>
          </table:table-cell>
          <table:table-cell table:formula="of:=COUNTIF([.$G$3:.$G720];&quot;&gt;0&quot;)/COUNTIF([.$B$3:.$B720];&quot;&gt;0&quot;)" office:value-type="percentage" office:value="0.6712095400340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opyrin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0</text:p>
          </table:table-cell>
          <table:table-cell office:value-type="float" office:value="7.5" calcext:value-type="float">
            <text:p>7.50</text:p>
          </table:table-cell>
          <table:table-cell table:formula="of:=[.G721]-[.E721]" office:value-type="float" office:value="2.5" calcext:value-type="float">
            <text:p>2.50</text:p>
          </table:table-cell>
          <table:table-cell table:formula="of:=SUM([.$H$2:.H721])" office:value-type="float" office:value="-29.81" calcext:value-type="float">
            <text:p>-29.81</text:p>
          </table:table-cell>
          <table:table-cell table:formula="of:=SUM([.H$3:.H721])/SUM([.E$3:.E721])" office:value-type="percentage" office:value="-0.0130288461538461" calcext:value-type="percentage">
            <text:p>-1%</text:p>
          </table:table-cell>
          <table:table-cell table:formula="of:=[.O721]-(1-[.O721])/[.N721]" office:value-type="percentage" office:value="0.0191136251330867" calcext:value-type="percentage">
            <text:p>1.9%</text:p>
          </table:table-cell>
          <table:table-cell table:formula="of:=AVERAGEIF([.$H$3:.$H721];&quot;&gt;0&quot;)" office:value-type="float" office:value="2.01948509485095" calcext:value-type="float">
            <text:p>2.0</text:p>
          </table:table-cell>
          <table:table-cell table:formula="of:=AVERAGEIF([.$H$3:.$H721];&quot;&lt;0&quot;)" office:value-type="float" office:value="-4.01554404145078" calcext:value-type="float">
            <text:p>-4.0</text:p>
          </table:table-cell>
          <table:table-cell table:formula="of:=[.L721]/-[.M721]" office:value-type="percentage" office:value="0.502916933298365" calcext:value-type="percentage">
            <text:p>50%</text:p>
          </table:table-cell>
          <table:table-cell table:formula="of:=COUNTIF([.$G$3:.$G721];&quot;&gt;0&quot;)/COUNTIF([.$B$3:.$B721];&quot;&gt;0&quot;)" office:value-type="percentage" office:value="0.67176870748299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0" calcext:value-type="date">
            <text:p>2019-10-20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nishioka</text:p>
          </table:table-cell>
          <table:table-cell office:value-type="float" office:value="8" calcext:value-type="float">
            <text:p>8</text:p>
          </table:table-cell>
          <table:table-cell office:value-type="float" office:value="1.13" calcext:value-type="float">
            <text:p>1.13</text:p>
          </table:table-cell>
          <table:table-cell office:value-type="float" office:value="0" calcext:value-type="float">
            <text:p>0.00</text:p>
          </table:table-cell>
          <table:table-cell table:formula="of:=[.G722]-[.E722]" office:value-type="float" office:value="-8" calcext:value-type="float">
            <text:p>-8.00</text:p>
          </table:table-cell>
          <table:table-cell table:formula="of:=SUM([.$H$2:.H722])" office:value-type="float" office:value="-37.81" calcext:value-type="float">
            <text:p>-37.81</text:p>
          </table:table-cell>
          <table:table-cell table:formula="of:=SUM([.H$3:.H722])/SUM([.E$3:.E722])" office:value-type="percentage" office:value="-0.0164677700348432" calcext:value-type="percentage">
            <text:p>-2%</text:p>
          </table:table-cell>
          <table:table-cell table:formula="of:=[.O722]-(1-[.O722])/[.N722]" office:value-type="percentage" office:value="0.0123555276099975" calcext:value-type="percentage">
            <text:p>1.2%</text:p>
          </table:table-cell>
          <table:table-cell table:formula="of:=AVERAGEIF([.$H$3:.$H722];&quot;&gt;0&quot;)" office:value-type="float" office:value="2.01948509485095" calcext:value-type="float">
            <text:p>2.0</text:p>
          </table:table-cell>
          <table:table-cell table:formula="of:=AVERAGEIF([.$H$3:.$H722];&quot;&lt;0&quot;)" office:value-type="float" office:value="-4.0360824742268" calcext:value-type="float">
            <text:p>-4.0</text:p>
          </table:table-cell>
          <table:table-cell table:formula="of:=[.L722]/-[.M722]" office:value-type="percentage" office:value="0.500357737421563" calcext:value-type="percentage">
            <text:p>50%</text:p>
          </table:table-cell>
          <table:table-cell table:formula="of:=COUNTIF([.$G$3:.$G722];&quot;&gt;0&quot;)/COUNTIF([.$B$3:.$B722];&quot;&gt;0&quot;)" office:value-type="percentage" office:value="0.67062818336163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6" calcext:value-type="float">
            <text:p>6</text:p>
          </table:table-cell>
          <table:table-cell office:value-type="float" office:value="1.38" calcext:value-type="float">
            <text:p>1.38</text:p>
          </table:table-cell>
          <table:table-cell office:value-type="float" office:value="8.28" calcext:value-type="float">
            <text:p>8.28</text:p>
          </table:table-cell>
          <table:table-cell table:formula="of:=[.G724]-[.E724]" office:value-type="float" office:value="2.28" calcext:value-type="float">
            <text:p>2.28</text:p>
          </table:table-cell>
          <table:table-cell table:formula="of:=SUM([.$H$2:.H724])" office:value-type="float" office:value="-35.53" calcext:value-type="float">
            <text:p>-35.53</text:p>
          </table:table-cell>
          <table:table-cell table:formula="of:=SUM([.H$3:.H724])/SUM([.E$3:.E724])" office:value-type="percentage" office:value="-0.0154344048653345" calcext:value-type="percentage">
            <text:p>-2%</text:p>
          </table:table-cell>
          <table:table-cell table:formula="of:=[.O724]-(1-[.O724])/[.N724]" office:value-type="percentage" office:value="0.0142585394844933" calcext:value-type="percentage">
            <text:p>1.4%</text:p>
          </table:table-cell>
          <table:table-cell table:formula="of:=AVERAGEIF([.$H$3:.$H724];&quot;&gt;0&quot;)" office:value-type="float" office:value="2.02018918918919" calcext:value-type="float">
            <text:p>2.0</text:p>
          </table:table-cell>
          <table:table-cell table:formula="of:=AVERAGEIF([.$H$3:.$H724];&quot;&lt;0&quot;)" office:value-type="float" office:value="-4.0360824742268" calcext:value-type="float">
            <text:p>-4.0</text:p>
          </table:table-cell>
          <table:table-cell table:formula="of:=[.L724]/-[.M724]" office:value-type="percentage" office:value="0.500532187359773" calcext:value-type="percentage">
            <text:p>50%</text:p>
          </table:table-cell>
          <table:table-cell table:formula="of:=COUNTIF([.$G$3:.$G724];&quot;&gt;0&quot;)/COUNTIF([.$B$3:.$B724];&quot;&gt;0&quot;)" office:value-type="percentage" office:value="0.6711864406779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fucsovic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5]-[.E725]" office:value-type="float" office:value="0.62" calcext:value-type="float">
            <text:p>0.62</text:p>
          </table:table-cell>
          <table:table-cell table:formula="of:=SUM([.$H$2:.H725])" office:value-type="float" office:value="-34.91" calcext:value-type="float">
            <text:p>-34.91</text:p>
          </table:table-cell>
          <table:table-cell table:formula="of:=SUM([.H$3:.H725])/SUM([.E$3:.E725])" office:value-type="percentage" office:value="-0.0151584889274859" calcext:value-type="percentage">
            <text:p>-2%</text:p>
          </table:table-cell>
          <table:table-cell table:formula="of:=[.O725]-(1-[.O725])/[.N725]" office:value-type="percentage" office:value="0.0146989788026215" calcext:value-type="percentage">
            <text:p>1.5%</text:p>
          </table:table-cell>
          <table:table-cell table:formula="of:=AVERAGEIF([.$H$3:.$H725];&quot;&gt;0&quot;)" office:value-type="float" office:value="2.01641509433962" calcext:value-type="float">
            <text:p>2.0</text:p>
          </table:table-cell>
          <table:table-cell table:formula="of:=AVERAGEIF([.$H$3:.$H725];&quot;&lt;0&quot;)" office:value-type="float" office:value="-4.0360824742268" calcext:value-type="float">
            <text:p>-4.0</text:p>
          </table:table-cell>
          <table:table-cell table:formula="of:=[.L725]/-[.M725]" office:value-type="percentage" office:value="0.49959709872527" calcext:value-type="percentage">
            <text:p>50%</text:p>
          </table:table-cell>
          <table:table-cell table:formula="of:=COUNTIF([.$G$3:.$G725];&quot;&gt;0&quot;)/COUNTIF([.$B$3:.$B725];&quot;&gt;0&quot;)" office:value-type="percentage" office:value="0.6717428087986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3" calcext:value-type="float">
            <text:p>3</text:p>
          </table:table-cell>
          <table:table-cell office:value-type="float" office:value="1.26" calcext:value-type="float">
            <text:p>1.26</text:p>
          </table:table-cell>
          <table:table-cell office:value-type="float" office:value="3.78" calcext:value-type="float">
            <text:p>3.78</text:p>
          </table:table-cell>
          <table:table-cell table:formula="of:=[.G726]-[.E726]" office:value-type="float" office:value="0.78" calcext:value-type="float">
            <text:p>0.78</text:p>
          </table:table-cell>
          <table:table-cell table:formula="of:=SUM([.$H$2:.H726])" office:value-type="float" office:value="-34.13" calcext:value-type="float">
            <text:p>-34.13</text:p>
          </table:table-cell>
          <table:table-cell table:formula="of:=SUM([.H$3:.H726])/SUM([.E$3:.E726])" office:value-type="percentage" office:value="-0.0148005203816132" calcext:value-type="percentage">
            <text:p>-1%</text:p>
          </table:table-cell>
          <table:table-cell table:formula="of:=[.O726]-(1-[.O726])/[.N726]" office:value-type="percentage" office:value="0.015280364758578" calcext:value-type="percentage">
            <text:p>1.5%</text:p>
          </table:table-cell>
          <table:table-cell table:formula="of:=AVERAGEIF([.$H$3:.$H726];&quot;&gt;0&quot;)" office:value-type="float" office:value="2.01309139784946" calcext:value-type="float">
            <text:p>2.0</text:p>
          </table:table-cell>
          <table:table-cell table:formula="of:=AVERAGEIF([.$H$3:.$H726];&quot;&lt;0&quot;)" office:value-type="float" office:value="-4.0360824742268" calcext:value-type="float">
            <text:p>-4.0</text:p>
          </table:table-cell>
          <table:table-cell table:formula="of:=[.L726]/-[.M726]" office:value-type="percentage" office:value="0.498773603043161" calcext:value-type="percentage">
            <text:p>50%</text:p>
          </table:table-cell>
          <table:table-cell table:formula="of:=COUNTIF([.$G$3:.$G726];&quot;&gt;0&quot;)/COUNTIF([.$B$3:.$B726];&quot;&gt;0&quot;)" office:value-type="percentage" office:value="0.67229729729729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dimitrov</text:p>
          </table:table-cell>
          <table:table-cell office:value-type="float" office:value="4" calcext:value-type="float">
            <text:p>4</text:p>
          </table:table-cell>
          <table:table-cell office:value-type="float" office:value="1.32" calcext:value-type="float">
            <text:p>1.32</text:p>
          </table:table-cell>
          <table:table-cell office:value-type="float" office:value="5.28" calcext:value-type="float">
            <text:p>5.28</text:p>
          </table:table-cell>
          <table:table-cell table:formula="of:=[.G727]-[.E727]" office:value-type="float" office:value="1.28" calcext:value-type="float">
            <text:p>1.28</text:p>
          </table:table-cell>
          <table:table-cell table:formula="of:=SUM([.$H$2:.H727])" office:value-type="float" office:value="-32.85" calcext:value-type="float">
            <text:p>-32.85</text:p>
          </table:table-cell>
          <table:table-cell table:formula="of:=SUM([.H$3:.H727])/SUM([.E$3:.E727])" office:value-type="percentage" office:value="-0.0142207792207792" calcext:value-type="percentage">
            <text:p>-1%</text:p>
          </table:table-cell>
          <table:table-cell table:formula="of:=[.O727]-(1-[.O727])/[.N727]" office:value-type="percentage" office:value="0.0162999440584053" calcext:value-type="percentage">
            <text:p>1.6%</text:p>
          </table:table-cell>
          <table:table-cell table:formula="of:=AVERAGEIF([.$H$3:.$H727];&quot;&gt;0&quot;)" office:value-type="float" office:value="2.01112600536193" calcext:value-type="float">
            <text:p>2.0</text:p>
          </table:table-cell>
          <table:table-cell table:formula="of:=AVERAGEIF([.$H$3:.$H727];&quot;&lt;0&quot;)" office:value-type="float" office:value="-4.0360824742268" calcext:value-type="float">
            <text:p>-4.0</text:p>
          </table:table-cell>
          <table:table-cell table:formula="of:=[.L727]/-[.M727]" office:value-type="percentage" office:value="0.498286647560938" calcext:value-type="percentage">
            <text:p>50%</text:p>
          </table:table-cell>
          <table:table-cell table:formula="of:=COUNTIF([.$G$3:.$G727];&quot;&gt;0&quot;)/COUNTIF([.$B$3:.$B727];&quot;&gt;0&quot;)" office:value-type="percentage" office:value="0.67284991568296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2" calcext:value-type="float">
            <text:p>1.62</text:p>
          </table:table-cell>
          <table:table-cell table:formula="of:=[.G728]-[.E728]" office:value-type="float" office:value="0.62" calcext:value-type="float">
            <text:p>0.62</text:p>
          </table:table-cell>
          <table:table-cell table:formula="of:=SUM([.$H$2:.H728])" office:value-type="float" office:value="-32.23" calcext:value-type="float">
            <text:p>-32.23</text:p>
          </table:table-cell>
          <table:table-cell table:formula="of:=SUM([.H$3:.H728])/SUM([.E$3:.E728])" office:value-type="percentage" office:value="-0.0139463435742103" calcext:value-type="percentage">
            <text:p>-1%</text:p>
          </table:table-cell>
          <table:table-cell table:formula="of:=[.O728]-(1-[.O728])/[.N728]" office:value-type="percentage" office:value="0.0167415101416191" calcext:value-type="percentage">
            <text:p>1.7%</text:p>
          </table:table-cell>
          <table:table-cell table:formula="of:=AVERAGEIF([.$H$3:.$H728];&quot;&gt;0&quot;)" office:value-type="float" office:value="2.0074064171123" calcext:value-type="float">
            <text:p>2.0</text:p>
          </table:table-cell>
          <table:table-cell table:formula="of:=AVERAGEIF([.$H$3:.$H728];&quot;&lt;0&quot;)" office:value-type="float" office:value="-4.0360824742268" calcext:value-type="float">
            <text:p>-4.0</text:p>
          </table:table-cell>
          <table:table-cell table:formula="of:=[.L728]/-[.M728]" office:value-type="percentage" office:value="0.497365063754516" calcext:value-type="percentage">
            <text:p>50%</text:p>
          </table:table-cell>
          <table:table-cell table:formula="of:=COUNTIF([.$G$3:.$G728];&quot;&gt;0&quot;)/COUNTIF([.$B$3:.$B728];&quot;&gt;0&quot;)" office:value-type="percentage" office:value="0.67340067340067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3" calcext:value-type="float">
            <text:p>3</text:p>
          </table:table-cell>
          <table:table-cell office:value-type="float" office:value="1.04" calcext:value-type="float">
            <text:p>1.04</text:p>
          </table:table-cell>
          <table:table-cell office:value-type="float" office:value="3.12" calcext:value-type="float">
            <text:p>3.12</text:p>
          </table:table-cell>
          <table:table-cell table:formula="of:=[.G729]-[.E729]" office:value-type="float" office:value="0.12" calcext:value-type="float">
            <text:p>0.12</text:p>
          </table:table-cell>
          <table:table-cell table:formula="of:=SUM([.$H$2:.H729])" office:value-type="float" office:value="-32.11" calcext:value-type="float">
            <text:p>-32.11</text:p>
          </table:table-cell>
          <table:table-cell table:formula="of:=SUM([.H$3:.H729])/SUM([.E$3:.E729])" office:value-type="percentage" office:value="-0.013876404494382" calcext:value-type="percentage">
            <text:p>-1%</text:p>
          </table:table-cell>
          <table:table-cell table:formula="of:=[.O729]-(1-[.O729])/[.N729]" office:value-type="percentage" office:value="0.0167462678182111" calcext:value-type="percentage">
            <text:p>1.7%</text:p>
          </table:table-cell>
          <table:table-cell table:formula="of:=AVERAGEIF([.$H$3:.$H729];&quot;&gt;0&quot;)" office:value-type="float" office:value="2.00237333333333" calcext:value-type="float">
            <text:p>2.0</text:p>
          </table:table-cell>
          <table:table-cell table:formula="of:=AVERAGEIF([.$H$3:.$H729];&quot;&lt;0&quot;)" office:value-type="float" office:value="-4.0360824742268" calcext:value-type="float">
            <text:p>-4.0</text:p>
          </table:table-cell>
          <table:table-cell table:formula="of:=[.L729]/-[.M729]" office:value-type="percentage" office:value="0.49611804171988" calcext:value-type="percentage">
            <text:p>50%</text:p>
          </table:table-cell>
          <table:table-cell table:formula="of:=COUNTIF([.$G$3:.$G729];&quot;&gt;0&quot;)/COUNTIF([.$B$3:.$B729];&quot;&gt;0&quot;)" office:value-type="percentage" office:value="0.6739495798319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struff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3.24" calcext:value-type="float">
            <text:p>3.24</text:p>
          </table:table-cell>
          <table:table-cell table:formula="of:=[.G730]-[.E730]" office:value-type="float" office:value="1.24" calcext:value-type="float">
            <text:p>1.24</text:p>
          </table:table-cell>
          <table:table-cell table:formula="of:=SUM([.$H$2:.H730])" office:value-type="float" office:value="-30.87" calcext:value-type="float">
            <text:p>-30.87</text:p>
          </table:table-cell>
          <table:table-cell table:formula="of:=SUM([.H$3:.H730])/SUM([.E$3:.E730])" office:value-type="percentage" office:value="-0.0133290155440414" calcext:value-type="percentage">
            <text:p>-1%</text:p>
          </table:table-cell>
          <table:table-cell table:formula="of:=[.O730]-(1-[.O730])/[.N730]" office:value-type="percentage" office:value="0.017730986280841" calcext:value-type="percentage">
            <text:p>1.8%</text:p>
          </table:table-cell>
          <table:table-cell table:formula="of:=AVERAGEIF([.$H$3:.$H730];&quot;&gt;0&quot;)" office:value-type="float" office:value="2.00034574468085" calcext:value-type="float">
            <text:p>2.0</text:p>
          </table:table-cell>
          <table:table-cell table:formula="of:=AVERAGEIF([.$H$3:.$H730];&quot;&lt;0&quot;)" office:value-type="float" office:value="-4.0360824742268" calcext:value-type="float">
            <text:p>-4.0</text:p>
          </table:table-cell>
          <table:table-cell table:formula="of:=[.L730]/-[.M730]" office:value-type="percentage" office:value="0.495615676204451" calcext:value-type="percentage">
            <text:p>50%</text:p>
          </table:table-cell>
          <table:table-cell table:formula="of:=COUNTIF([.$G$3:.$G730];&quot;&gt;0&quot;)/COUNTIF([.$B$3:.$B730];&quot;&gt;0&quot;)" office:value-type="percentage" office:value="0.674496644295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7" calcext:value-type="float">
            <text:p>7</text:p>
          </table:table-cell>
          <table:table-cell office:value-type="float" office:value="1.07" calcext:value-type="float">
            <text:p>1.07</text:p>
          </table:table-cell>
          <table:table-cell office:value-type="float" office:value="7.49" calcext:value-type="float">
            <text:p>7.49</text:p>
          </table:table-cell>
          <table:table-cell table:formula="of:=[.G731]-[.E731]" office:value-type="float" office:value="0.49" calcext:value-type="float">
            <text:p>0.49</text:p>
          </table:table-cell>
          <table:table-cell table:formula="of:=SUM([.$H$2:.H731])" office:value-type="float" office:value="-30.38" calcext:value-type="float">
            <text:p>-30.38</text:p>
          </table:table-cell>
          <table:table-cell table:formula="of:=SUM([.H$3:.H731])/SUM([.E$3:.E731])" office:value-type="percentage" office:value="-0.0130779164873009" calcext:value-type="percentage">
            <text:p>-1%</text:p>
          </table:table-cell>
          <table:table-cell table:formula="of:=[.O731]-(1-[.O731])/[.N731]" office:value-type="percentage" office:value="0.0180605489068288" calcext:value-type="percentage">
            <text:p>1.8%</text:p>
          </table:table-cell>
          <table:table-cell table:formula="of:=AVERAGEIF([.$H$3:.$H731];&quot;&gt;0&quot;)" office:value-type="float" office:value="1.99633952254642" calcext:value-type="float">
            <text:p>2.0</text:p>
          </table:table-cell>
          <table:table-cell table:formula="of:=AVERAGEIF([.$H$3:.$H731];&quot;&lt;0&quot;)" office:value-type="float" office:value="-4.0360824742268" calcext:value-type="float">
            <text:p>-4.0</text:p>
          </table:table-cell>
          <table:table-cell table:formula="of:=[.L731]/-[.M731]" office:value-type="percentage" office:value="0.494623074551731" calcext:value-type="percentage">
            <text:p>49%</text:p>
          </table:table-cell>
          <table:table-cell table:formula="of:=COUNTIF([.$G$3:.$G731];&quot;&gt;0&quot;)/COUNTIF([.$B$3:.$B731];&quot;&gt;0&quot;)" office:value-type="percentage" office:value="0.6750418760469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1" calcext:value-type="date">
            <text:p>2019-10-21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paire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0" calcext:value-type="float">
            <text:p>0.00</text:p>
          </table:table-cell>
          <table:table-cell table:formula="of:=[.G732]-[.E732]" office:value-type="float" office:value="-1" calcext:value-type="float">
            <text:p>-1.00</text:p>
          </table:table-cell>
          <table:table-cell table:formula="of:=SUM([.$H$2:.H732])" office:value-type="float" office:value="-31.38" calcext:value-type="float">
            <text:p>-31.38</text:p>
          </table:table-cell>
          <table:table-cell table:formula="of:=SUM([.H$3:.H732])/SUM([.E$3:.E732])" office:value-type="percentage" office:value="-0.0135025817555938" calcext:value-type="percentage">
            <text:p>-1%</text:p>
          </table:table-cell>
          <table:table-cell table:formula="of:=[.O732]-(1-[.O732])/[.N732]" office:value-type="percentage" office:value="0.0171926938128019" calcext:value-type="percentage">
            <text:p>1.7%</text:p>
          </table:table-cell>
          <table:table-cell table:formula="of:=AVERAGEIF([.$H$3:.$H732];&quot;&gt;0&quot;)" office:value-type="float" office:value="1.99633952254642" calcext:value-type="float">
            <text:p>2.0</text:p>
          </table:table-cell>
          <table:table-cell table:formula="of:=AVERAGEIF([.$H$3:.$H732];&quot;&lt;0&quot;)" office:value-type="float" office:value="-4.02051282051282" calcext:value-type="float">
            <text:p>-4.0</text:p>
          </table:table-cell>
          <table:table-cell table:formula="of:=[.L732]/-[.M732]" office:value-type="percentage" office:value="0.496538529204785" calcext:value-type="percentage">
            <text:p>50%</text:p>
          </table:table-cell>
          <table:table-cell table:formula="of:=COUNTIF([.$G$3:.$G732];&quot;&gt;0&quot;)/COUNTIF([.$B$3:.$B732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4" calcext:value-type="float">
            <text:p>4</text:p>
          </table:table-cell>
          <table:table-cell office:value-type="float" office:value="1.65" calcext:value-type="float">
            <text:p>1.65</text:p>
          </table:table-cell>
          <table:table-cell office:value-type="float" office:value="6.6" calcext:value-type="float">
            <text:p>6.60</text:p>
          </table:table-cell>
          <table:table-cell table:formula="of:=[.G734]-[.E734]" office:value-type="float" office:value="2.6" calcext:value-type="float">
            <text:p>2.60</text:p>
          </table:table-cell>
          <table:table-cell table:formula="of:=SUM([.$H$2:.H734])" office:value-type="float" office:value="-28.78" calcext:value-type="float">
            <text:p>-28.78</text:p>
          </table:table-cell>
          <table:table-cell table:formula="of:=SUM([.H$3:.H734])/SUM([.E$3:.E734])" office:value-type="percentage" office:value="-0.0123625429553264" calcext:value-type="percentage">
            <text:p>-1%</text:p>
          </table:table-cell>
          <table:table-cell table:formula="of:=[.O734]-(1-[.O734])/[.N734]" office:value-type="percentage" office:value="0.0193574922214173" calcext:value-type="percentage">
            <text:p>1.9%</text:p>
          </table:table-cell>
          <table:table-cell table:formula="of:=AVERAGEIF([.$H$3:.$H734];&quot;&gt;0&quot;)" office:value-type="float" office:value="1.99793650793651" calcext:value-type="float">
            <text:p>2.0</text:p>
          </table:table-cell>
          <table:table-cell table:formula="of:=AVERAGEIF([.$H$3:.$H734];&quot;&lt;0&quot;)" office:value-type="float" office:value="-4.02051282051282" calcext:value-type="float">
            <text:p>-4.0</text:p>
          </table:table-cell>
          <table:table-cell table:formula="of:=[.L734]/-[.M734]" office:value-type="percentage" office:value="0.496935738581146" calcext:value-type="percentage">
            <text:p>50%</text:p>
          </table:table-cell>
          <table:table-cell table:formula="of:=COUNTIF([.$G$3:.$G734];&quot;&gt;0&quot;)/COUNTIF([.$B$3:.$B734];&quot;&gt;0&quot;)" office:value-type="percentage" office:value="0.67445742904841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raonic</text:p>
          </table:table-cell>
          <table:table-cell office:value-type="float" office:value="1" calcext:value-type="float">
            <text:p>1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5]-[.E735]" office:value-type="float" office:value="-1" calcext:value-type="float">
            <text:p>-1.00</text:p>
          </table:table-cell>
          <table:table-cell table:formula="of:=SUM([.$H$2:.H735])" office:value-type="float" office:value="-29.78" calcext:value-type="float">
            <text:p>-29.78</text:p>
          </table:table-cell>
          <table:table-cell table:formula="of:=SUM([.H$3:.H735])/SUM([.E$3:.E735])" office:value-type="percentage" office:value="-0.0127866036925719" calcext:value-type="percentage">
            <text:p>-1%</text:p>
          </table:table-cell>
          <table:table-cell table:formula="of:=[.O735]-(1-[.O735])/[.N735]" office:value-type="percentage" office:value="0.0184910357246891" calcext:value-type="percentage">
            <text:p>1.8%</text:p>
          </table:table-cell>
          <table:table-cell table:formula="of:=AVERAGEIF([.$H$3:.$H735];&quot;&gt;0&quot;)" office:value-type="float" office:value="1.99793650793651" calcext:value-type="float">
            <text:p>2.0</text:p>
          </table:table-cell>
          <table:table-cell table:formula="of:=AVERAGEIF([.$H$3:.$H735];&quot;&lt;0&quot;)" office:value-type="float" office:value="-4.00510204081633" calcext:value-type="float">
            <text:p>-4.0</text:p>
          </table:table-cell>
          <table:table-cell table:formula="of:=[.L735]/-[.M735]" office:value-type="percentage" office:value="0.498847841472045" calcext:value-type="percentage">
            <text:p>50%</text:p>
          </table:table-cell>
          <table:table-cell table:formula="of:=COUNTIF([.$G$3:.$G735];&quot;&gt;0&quot;)/COUNTIF([.$B$3:.$B735];&quot;&gt;0&quot;)" office:value-type="percentage" office:value="0.67333333333333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55" calcext:value-type="float">
            <text:p>1.55</text:p>
          </table:table-cell>
          <table:table-cell office:value-type="float" office:value="0" calcext:value-type="float">
            <text:p>0.00</text:p>
          </table:table-cell>
          <table:table-cell table:formula="of:=[.G736]-[.E736]" office:value-type="float" office:value="-8" calcext:value-type="float">
            <text:p>-8.00</text:p>
          </table:table-cell>
          <table:table-cell table:formula="of:=SUM([.$H$2:.H736])" office:value-type="float" office:value="-37.78" calcext:value-type="float">
            <text:p>-37.78</text:p>
          </table:table-cell>
          <table:table-cell table:formula="of:=SUM([.H$3:.H736])/SUM([.E$3:.E736])" office:value-type="percentage" office:value="-0.0161660248181429" calcext:value-type="percentage">
            <text:p>-2%</text:p>
          </table:table-cell>
          <table:table-cell table:formula="of:=[.O736]-(1-[.O736])/[.N736]" office:value-type="percentage" office:value="0.011797820612794" calcext:value-type="percentage">
            <text:p>1.2%</text:p>
          </table:table-cell>
          <table:table-cell table:formula="of:=AVERAGEIF([.$H$3:.$H736];&quot;&gt;0&quot;)" office:value-type="float" office:value="1.99793650793651" calcext:value-type="float">
            <text:p>2.0</text:p>
          </table:table-cell>
          <table:table-cell table:formula="of:=AVERAGEIF([.$H$3:.$H736];&quot;&lt;0&quot;)" office:value-type="float" office:value="-4.0253807106599" calcext:value-type="float">
            <text:p>-4.0</text:p>
          </table:table-cell>
          <table:table-cell table:formula="of:=[.L736]/-[.M736]" office:value-type="percentage" office:value="0.496334794531516" calcext:value-type="percentage">
            <text:p>50%</text:p>
          </table:table-cell>
          <table:table-cell table:formula="of:=COUNTIF([.$G$3:.$G736];&quot;&gt;0&quot;)/COUNTIF([.$B$3:.$B736];&quot;&gt;0&quot;)" office:value-type="percentage" office:value="0.67221297836938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kohlschreiber</text:p>
          </table:table-cell>
          <table:table-cell office:value-type="float" office:value="1" calcext:value-type="float">
            <text:p>1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37]-[.E737]" office:value-type="float" office:value="-1" calcext:value-type="float">
            <text:p>-1.00</text:p>
          </table:table-cell>
          <table:table-cell table:formula="of:=SUM([.$H$2:.H737])" office:value-type="float" office:value="-38.78" calcext:value-type="float">
            <text:p>-38.78</text:p>
          </table:table-cell>
          <table:table-cell table:formula="of:=SUM([.H$3:.H737])/SUM([.E$3:.E737])" office:value-type="percentage" office:value="-0.0165868263473054" calcext:value-type="percentage">
            <text:p>-2%</text:p>
          </table:table-cell>
          <table:table-cell table:formula="of:=[.O737]-(1-[.O737])/[.N737]" office:value-type="percentage" office:value="0.0109468003031122" calcext:value-type="percentage">
            <text:p>1.1%</text:p>
          </table:table-cell>
          <table:table-cell table:formula="of:=AVERAGEIF([.$H$3:.$H737];&quot;&gt;0&quot;)" office:value-type="float" office:value="1.99793650793651" calcext:value-type="float">
            <text:p>2.0</text:p>
          </table:table-cell>
          <table:table-cell table:formula="of:=AVERAGEIF([.$H$3:.$H737];&quot;&lt;0&quot;)" office:value-type="float" office:value="-4.01010101010101" calcext:value-type="float">
            <text:p>-4.0</text:p>
          </table:table-cell>
          <table:table-cell table:formula="of:=[.L737]/-[.M737]" office:value-type="percentage" office:value="0.498225980568549" calcext:value-type="percentage">
            <text:p>50%</text:p>
          </table:table-cell>
          <table:table-cell table:formula="of:=COUNTIF([.$G$3:.$G737];&quot;&gt;0&quot;)/COUNTIF([.$B$3:.$B737];&quot;&gt;0&quot;)" office:value-type="percentage" office:value="0.6710963455149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albot</text:p>
          </table:table-cell>
          <table:table-cell office:value-type="float" office:value="10" calcext:value-type="float">
            <text:p>10</text:p>
          </table:table-cell>
          <table:table-cell office:value-type="float" office:value="1.65" calcext:value-type="float">
            <text:p>1.65</text:p>
          </table:table-cell>
          <table:table-cell office:value-type="float" office:value="16.5" calcext:value-type="float">
            <text:p>16.50</text:p>
          </table:table-cell>
          <table:table-cell table:formula="of:=[.G738]-[.E738]" office:value-type="float" office:value="6.5" calcext:value-type="float">
            <text:p>6.50</text:p>
          </table:table-cell>
          <table:table-cell table:formula="of:=SUM([.$H$2:.H738])" office:value-type="float" office:value="-32.28" calcext:value-type="float">
            <text:p>-32.28</text:p>
          </table:table-cell>
          <table:table-cell table:formula="of:=SUM([.H$3:.H738])/SUM([.E$3:.E738])" office:value-type="percentage" office:value="-0.013747870528109" calcext:value-type="percentage">
            <text:p>-1%</text:p>
          </table:table-cell>
          <table:table-cell table:formula="of:=[.O738]-(1-[.O738])/[.N738]" office:value-type="percentage" office:value="0.0164822929759467" calcext:value-type="percentage">
            <text:p>1.6%</text:p>
          </table:table-cell>
          <table:table-cell table:formula="of:=AVERAGEIF([.$H$3:.$H738];&quot;&gt;0&quot;)" office:value-type="float" office:value="2.00981530343008" calcext:value-type="float">
            <text:p>2.0</text:p>
          </table:table-cell>
          <table:table-cell table:formula="of:=AVERAGEIF([.$H$3:.$H738];&quot;&lt;0&quot;)" office:value-type="float" office:value="-4.01010101010101" calcext:value-type="float">
            <text:p>-4.0</text:p>
          </table:table-cell>
          <table:table-cell table:formula="of:=[.L738]/-[.M738]" office:value-type="percentage" office:value="0.501188199092135" calcext:value-type="percentage">
            <text:p>50%</text:p>
          </table:table-cell>
          <table:table-cell table:formula="of:=COUNTIF([.$G$3:.$G738];&quot;&gt;0&quot;)/COUNTIF([.$B$3:.$B738];&quot;&gt;0&quot;)" office:value-type="percentage" office:value="0.67164179104477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zverev</text:p>
          </table:table-cell>
          <table:table-cell office:value-type="float" office:value="1" calcext:value-type="float">
            <text:p>1</text:p>
          </table:table-cell>
          <table:table-cell office:value-type="float" office:value="1.22" calcext:value-type="float">
            <text:p>1.22</text:p>
          </table:table-cell>
          <table:table-cell office:value-type="float" office:value="0" calcext:value-type="float">
            <text:p>0.00</text:p>
          </table:table-cell>
          <table:table-cell table:formula="of:=[.G739]-[.E739]" office:value-type="float" office:value="-1" calcext:value-type="float">
            <text:p>-1.00</text:p>
          </table:table-cell>
          <table:table-cell table:formula="of:=SUM([.$H$2:.H739])" office:value-type="float" office:value="-33.28" calcext:value-type="float">
            <text:p>-33.28</text:p>
          </table:table-cell>
          <table:table-cell table:formula="of:=SUM([.H$3:.H739])/SUM([.E$3:.E739])" office:value-type="percentage" office:value="-0.0141677309493401" calcext:value-type="percentage">
            <text:p>-1%</text:p>
          </table:table-cell>
          <table:table-cell table:formula="of:=[.O739]-(1-[.O739])/[.N739]" office:value-type="percentage" office:value="0.0156312326268917" calcext:value-type="percentage">
            <text:p>1.6%</text:p>
          </table:table-cell>
          <table:table-cell table:formula="of:=AVERAGEIF([.$H$3:.$H739];&quot;&gt;0&quot;)" office:value-type="float" office:value="2.00981530343008" calcext:value-type="float">
            <text:p>2.0</text:p>
          </table:table-cell>
          <table:table-cell table:formula="of:=AVERAGEIF([.$H$3:.$H739];&quot;&lt;0&quot;)" office:value-type="float" office:value="-3.99497487437186" calcext:value-type="float">
            <text:p>-4.0</text:p>
          </table:table-cell>
          <table:table-cell table:formula="of:=[.L739]/-[.M739]" office:value-type="percentage" office:value="0.503085843248535" calcext:value-type="percentage">
            <text:p>50%</text:p>
          </table:table-cell>
          <table:table-cell table:formula="of:=COUNTIF([.$G$3:.$G739];&quot;&gt;0&quot;)/COUNTIF([.$B$3:.$B739];&quot;&gt;0&quot;)" office:value-type="percentage" office:value="0.67052980132450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740]-[.E740]" office:value-type="float" office:value="0.48" calcext:value-type="float">
            <text:p>0.48</text:p>
          </table:table-cell>
          <table:table-cell table:formula="of:=SUM([.$H$2:.H740])" office:value-type="float" office:value="-32.8" calcext:value-type="float">
            <text:p>-32.80</text:p>
          </table:table-cell>
          <table:table-cell table:formula="of:=SUM([.H$3:.H740])/SUM([.E$3:.E740])" office:value-type="percentage" office:value="-0.0139574468085106" calcext:value-type="percentage">
            <text:p>-1%</text:p>
          </table:table-cell>
          <table:table-cell table:formula="of:=[.O740]-(1-[.O740])/[.N740]" office:value-type="percentage" office:value="0.0159460110033806" calcext:value-type="percentage">
            <text:p>1.6%</text:p>
          </table:table-cell>
          <table:table-cell table:formula="of:=AVERAGEIF([.$H$3:.$H740];&quot;&gt;0&quot;)" office:value-type="float" office:value="2.00578947368421" calcext:value-type="float">
            <text:p>2.0</text:p>
          </table:table-cell>
          <table:table-cell table:formula="of:=AVERAGEIF([.$H$3:.$H740];&quot;&lt;0&quot;)" office:value-type="float" office:value="-3.99497487437186" calcext:value-type="float">
            <text:p>-4.0</text:p>
          </table:table-cell>
          <table:table-cell table:formula="of:=[.L740]/-[.M740]" office:value-type="percentage" office:value="0.502078119827871" calcext:value-type="percentage">
            <text:p>50%</text:p>
          </table:table-cell>
          <table:table-cell table:formula="of:=COUNTIF([.$G$3:.$G740];&quot;&gt;0&quot;)/COUNTIF([.$B$3:.$B740];&quot;&gt;0&quot;)" office:value-type="percentage" office:value="0.67107438016528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741]-[.E741]" office:value-type="float" office:value="0.96" calcext:value-type="float">
            <text:p>0.96</text:p>
          </table:table-cell>
          <table:table-cell table:formula="of:=SUM([.$H$2:.H741])" office:value-type="float" office:value="-31.84" calcext:value-type="float">
            <text:p>-31.84</text:p>
          </table:table-cell>
          <table:table-cell table:formula="of:=SUM([.H$3:.H741])/SUM([.E$3:.E741])" office:value-type="percentage" office:value="-0.0135144312393888" calcext:value-type="percentage">
            <text:p>-1%</text:p>
          </table:table-cell>
          <table:table-cell table:formula="of:=[.O741]-(1-[.O741])/[.N741]" office:value-type="percentage" office:value="0.0166735946093164" calcext:value-type="percentage">
            <text:p>1.7%</text:p>
          </table:table-cell>
          <table:table-cell table:formula="of:=AVERAGEIF([.$H$3:.$H741];&quot;&gt;0&quot;)" office:value-type="float" office:value="2.00304461942257" calcext:value-type="float">
            <text:p>2.0</text:p>
          </table:table-cell>
          <table:table-cell table:formula="of:=AVERAGEIF([.$H$3:.$H741];&quot;&lt;0&quot;)" office:value-type="float" office:value="-3.99497487437186" calcext:value-type="float">
            <text:p>-4.0</text:p>
          </table:table-cell>
          <table:table-cell table:formula="of:=[.L741]/-[.M741]" office:value-type="percentage" office:value="0.501391043100744" calcext:value-type="percentage">
            <text:p>50%</text:p>
          </table:table-cell>
          <table:table-cell table:formula="of:=COUNTIF([.$G$3:.$G741];&quot;&gt;0&quot;)/COUNTIF([.$B$3:.$B741];&quot;&gt;0&quot;)" office:value-type="percentage" office:value="0.67161716171617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8" calcext:value-type="float">
            <text:p>1.28</text:p>
          </table:table-cell>
          <table:table-cell table:formula="of:=[.G742]-[.E742]" office:value-type="float" office:value="0.28" calcext:value-type="float">
            <text:p>0.28</text:p>
          </table:table-cell>
          <table:table-cell table:formula="of:=SUM([.$H$2:.H742])" office:value-type="float" office:value="-31.56" calcext:value-type="float">
            <text:p>-31.56</text:p>
          </table:table-cell>
          <table:table-cell table:formula="of:=SUM([.H$3:.H742])/SUM([.E$3:.E742])" office:value-type="percentage" office:value="-0.0133899024183284" calcext:value-type="percentage">
            <text:p>-1%</text:p>
          </table:table-cell>
          <table:table-cell table:formula="of:=[.O742]-(1-[.O742])/[.N742]" office:value-type="percentage" office:value="0.01681783364675" calcext:value-type="percentage">
            <text:p>1.7%</text:p>
          </table:table-cell>
          <table:table-cell table:formula="of:=AVERAGEIF([.$H$3:.$H742];&quot;&gt;0&quot;)" office:value-type="float" office:value="1.99853403141361" calcext:value-type="float">
            <text:p>2.0</text:p>
          </table:table-cell>
          <table:table-cell table:formula="of:=AVERAGEIF([.$H$3:.$H742];&quot;&lt;0&quot;)" office:value-type="float" office:value="-3.99497487437186" calcext:value-type="float">
            <text:p>-4.0</text:p>
          </table:table-cell>
          <table:table-cell table:formula="of:=[.L742]/-[.M742]" office:value-type="percentage" office:value="0.500261977674602" calcext:value-type="percentage">
            <text:p>50%</text:p>
          </table:table-cell>
          <table:table-cell table:formula="of:=COUNTIF([.$G$3:.$G742];&quot;&gt;0&quot;)/COUNTIF([.$B$3:.$B742];&quot;&gt;0&quot;)" office:value-type="percentage" office:value="0.672158154859967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2" calcext:value-type="date">
            <text:p>2019-10-22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4]-[.E744]" office:value-type="float" office:value="0.36" calcext:value-type="float">
            <text:p>0.36</text:p>
          </table:table-cell>
          <table:table-cell table:formula="of:=SUM([.$H$2:.H744])" office:value-type="float" office:value="-31.2" calcext:value-type="float">
            <text:p>-31.20</text:p>
          </table:table-cell>
          <table:table-cell table:formula="of:=SUM([.H$3:.H744])/SUM([.E$3:.E744])" office:value-type="percentage" office:value="-0.0132259431962696" calcext:value-type="percentage">
            <text:p>-1%</text:p>
          </table:table-cell>
          <table:table-cell table:formula="of:=[.O744]-(1-[.O744])/[.N744]" office:value-type="percentage" office:value="0.0170313598213913" calcext:value-type="percentage">
            <text:p>1.7%</text:p>
          </table:table-cell>
          <table:table-cell table:formula="of:=AVERAGEIF([.$H$3:.$H744];&quot;&gt;0&quot;)" office:value-type="float" office:value="1.99425587467363" calcext:value-type="float">
            <text:p>2.0</text:p>
          </table:table-cell>
          <table:table-cell table:formula="of:=AVERAGEIF([.$H$3:.$H744];&quot;&lt;0&quot;)" office:value-type="float" office:value="-3.99497487437186" calcext:value-type="float">
            <text:p>-4.0</text:p>
          </table:table-cell>
          <table:table-cell table:formula="of:=[.L744]/-[.M744]" office:value-type="percentage" office:value="0.499191093157298" calcext:value-type="percentage">
            <text:p>50%</text:p>
          </table:table-cell>
          <table:table-cell table:formula="of:=COUNTIF([.$G$3:.$G744];&quot;&gt;0&quot;)/COUNTIF([.$B$3:.$B744];&quot;&gt;0&quot;)" office:value-type="percentage" office:value="0.67269736842105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55" calcext:value-type="float">
            <text:p>1.55</text:p>
          </table:table-cell>
          <table:table-cell office:value-type="float" office:value="9.3" calcext:value-type="float">
            <text:p>9.30</text:p>
          </table:table-cell>
          <table:table-cell table:formula="of:=[.G745]-[.E745]" office:value-type="float" office:value="3.3" calcext:value-type="float">
            <text:p>3.30</text:p>
          </table:table-cell>
          <table:table-cell table:formula="of:=SUM([.$H$2:.H745])" office:value-type="float" office:value="-27.9" calcext:value-type="float">
            <text:p>-27.90</text:p>
          </table:table-cell>
          <table:table-cell table:formula="of:=SUM([.H$3:.H745])/SUM([.E$3:.E745])" office:value-type="percentage" office:value="-0.0117970401691332" calcext:value-type="percentage">
            <text:p>-1%</text:p>
          </table:table-cell>
          <table:table-cell table:formula="of:=[.O745]-(1-[.O745])/[.N745]" office:value-type="percentage" office:value="0.0197596603675919" calcext:value-type="percentage">
            <text:p>2.0%</text:p>
          </table:table-cell>
          <table:table-cell table:formula="of:=AVERAGEIF([.$H$3:.$H745];&quot;&gt;0&quot;)" office:value-type="float" office:value="1.99765625" calcext:value-type="float">
            <text:p>2.0</text:p>
          </table:table-cell>
          <table:table-cell table:formula="of:=AVERAGEIF([.$H$3:.$H745];&quot;&lt;0&quot;)" office:value-type="float" office:value="-3.99497487437186" calcext:value-type="float">
            <text:p>-4.0</text:p>
          </table:table-cell>
          <table:table-cell table:formula="of:=[.L745]/-[.M745]" office:value-type="percentage" office:value="0.500042256289308" calcext:value-type="percentage">
            <text:p>50%</text:p>
          </table:table-cell>
          <table:table-cell table:formula="of:=COUNTIF([.$G$3:.$G745];&quot;&gt;0&quot;)/COUNTIF([.$B$3:.$B745];&quot;&gt;0&quot;)" office:value-type="percentage" office:value="0.67323481116584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erank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746]-[.E746]" office:value-type="float" office:value="0.42" calcext:value-type="float">
            <text:p>0.42</text:p>
          </table:table-cell>
          <table:table-cell table:formula="of:=SUM([.$H$2:.H746])" office:value-type="float" office:value="-27.48" calcext:value-type="float">
            <text:p>-27.48</text:p>
          </table:table-cell>
          <table:table-cell table:formula="of:=SUM([.H$3:.H746])/SUM([.E$3:.E746])" office:value-type="percentage" office:value="-0.011614539306847" calcext:value-type="percentage">
            <text:p>-1%</text:p>
          </table:table-cell>
          <table:table-cell table:formula="of:=[.O746]-(1-[.O746])/[.N746]" office:value-type="percentage" office:value="0.0200255795117844" calcext:value-type="percentage">
            <text:p>2.0%</text:p>
          </table:table-cell>
          <table:table-cell table:formula="of:=AVERAGEIF([.$H$3:.$H746];&quot;&gt;0&quot;)" office:value-type="float" office:value="1.99355844155844" calcext:value-type="float">
            <text:p>2.0</text:p>
          </table:table-cell>
          <table:table-cell table:formula="of:=AVERAGEIF([.$H$3:.$H746];&quot;&lt;0&quot;)" office:value-type="float" office:value="-3.99497487437186" calcext:value-type="float">
            <text:p>-4.0</text:p>
          </table:table-cell>
          <table:table-cell table:formula="of:=[.L746]/-[.M746]" office:value-type="percentage" office:value="0.499016515559911" calcext:value-type="percentage">
            <text:p>50%</text:p>
          </table:table-cell>
          <table:table-cell table:formula="of:=COUNTIF([.$G$3:.$G746];&quot;&gt;0&quot;)/COUNTIF([.$B$3:.$B746];&quot;&gt;0&quot;)" office:value-type="percentage" office:value="0.67377049180327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krajinovic</text:p>
          </table:table-cell>
          <table:table-cell office:value-type="float" office:value="2" calcext:value-type="float">
            <text:p>2</text:p>
          </table:table-cell>
          <table:table-cell office:value-type="float" office:value="1.18" calcext:value-type="float">
            <text:p>1.18</text:p>
          </table:table-cell>
          <table:table-cell office:value-type="float" office:value="2.36" calcext:value-type="float">
            <text:p>2.36</text:p>
          </table:table-cell>
          <table:table-cell table:formula="of:=[.G747]-[.E747]" office:value-type="float" office:value="0.36" calcext:value-type="float">
            <text:p>0.36</text:p>
          </table:table-cell>
          <table:table-cell table:formula="of:=SUM([.$H$2:.H747])" office:value-type="float" office:value="-27.12" calcext:value-type="float">
            <text:p>-27.12</text:p>
          </table:table-cell>
          <table:table-cell table:formula="of:=SUM([.H$3:.H747])/SUM([.E$3:.E747])" office:value-type="percentage" office:value="-0.0114527027027027" calcext:value-type="percentage">
            <text:p>-1%</text:p>
          </table:table-cell>
          <table:table-cell table:formula="of:=[.O747]-(1-[.O747])/[.N747]" office:value-type="percentage" office:value="0.0202409899869271" calcext:value-type="percentage">
            <text:p>2.0%</text:p>
          </table:table-cell>
          <table:table-cell table:formula="of:=AVERAGEIF([.$H$3:.$H747];&quot;&gt;0&quot;)" office:value-type="float" office:value="1.98932642487046" calcext:value-type="float">
            <text:p>2.0</text:p>
          </table:table-cell>
          <table:table-cell table:formula="of:=AVERAGEIF([.$H$3:.$H747];&quot;&lt;0&quot;)" office:value-type="float" office:value="-3.99497487437186" calcext:value-type="float">
            <text:p>-4.0</text:p>
          </table:table-cell>
          <table:table-cell table:formula="of:=[.L747]/-[.M747]" office:value-type="percentage" office:value="0.49795718056506" calcext:value-type="percentage">
            <text:p>50%</text:p>
          </table:table-cell>
          <table:table-cell table:formula="of:=COUNTIF([.$G$3:.$G747];&quot;&gt;0&quot;)/COUNTIF([.$B$3:.$B747];&quot;&gt;0&quot;)" office:value-type="percentage" office:value="0.674304418985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748]-[.E748]" office:value-type="float" office:value="2.6" calcext:value-type="float">
            <text:p>2.60</text:p>
          </table:table-cell>
          <table:table-cell table:formula="of:=SUM([.$H$2:.H748])" office:value-type="float" office:value="-24.52" calcext:value-type="float">
            <text:p>-24.52</text:p>
          </table:table-cell>
          <table:table-cell table:formula="of:=SUM([.H$3:.H748])/SUM([.E$3:.E748])" office:value-type="percentage" office:value="-0.0103329119258323" calcext:value-type="percentage">
            <text:p>-1%</text:p>
          </table:table-cell>
          <table:table-cell table:formula="of:=[.O748]-(1-[.O748])/[.N748]" office:value-type="percentage" office:value="0.0223594594796348" calcext:value-type="percentage">
            <text:p>2.2%</text:p>
          </table:table-cell>
          <table:table-cell table:formula="of:=AVERAGEIF([.$H$3:.$H748];&quot;&gt;0&quot;)" office:value-type="float" office:value="1.99090439276486" calcext:value-type="float">
            <text:p>2.0</text:p>
          </table:table-cell>
          <table:table-cell table:formula="of:=AVERAGEIF([.$H$3:.$H748];&quot;&lt;0&quot;)" office:value-type="float" office:value="-3.99497487437186" calcext:value-type="float">
            <text:p>-4.0</text:p>
          </table:table-cell>
          <table:table-cell table:formula="of:=[.L748]/-[.M748]" office:value-type="percentage" office:value="0.498352168754977" calcext:value-type="percentage">
            <text:p>50%</text:p>
          </table:table-cell>
          <table:table-cell table:formula="of:=COUNTIF([.$G$3:.$G748];&quot;&gt;0&quot;)/COUNTIF([.$B$3:.$B748];&quot;&gt;0&quot;)" office:value-type="percentage" office:value="0.6748366013071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4" calcext:value-type="float">
            <text:p>4</text:p>
          </table:table-cell>
          <table:table-cell office:value-type="float" office:value="1.01" calcext:value-type="float">
            <text:p>1.01</text:p>
          </table:table-cell>
          <table:table-cell office:value-type="float" office:value="4.04" calcext:value-type="float">
            <text:p>4.04</text:p>
          </table:table-cell>
          <table:table-cell table:formula="of:=[.G749]-[.E749]" office:value-type="float" office:value="0.04" calcext:value-type="float">
            <text:p>0.04</text:p>
          </table:table-cell>
          <table:table-cell table:formula="of:=SUM([.$H$2:.H749])" office:value-type="float" office:value="-24.48" calcext:value-type="float">
            <text:p>-24.48</text:p>
          </table:table-cell>
          <table:table-cell table:formula="of:=SUM([.H$3:.H749])/SUM([.E$3:.E749])" office:value-type="percentage" office:value="-0.0102986958350862" calcext:value-type="percentage">
            <text:p>-1%</text:p>
          </table:table-cell>
          <table:table-cell table:formula="of:=[.O749]-(1-[.O749])/[.N749]" office:value-type="percentage" office:value="0.0223049724941581" calcext:value-type="percentage">
            <text:p>2.2%</text:p>
          </table:table-cell>
          <table:table-cell table:formula="of:=AVERAGEIF([.$H$3:.$H749];&quot;&gt;0&quot;)" office:value-type="float" office:value="1.98587628865979" calcext:value-type="float">
            <text:p>2.0</text:p>
          </table:table-cell>
          <table:table-cell table:formula="of:=AVERAGEIF([.$H$3:.$H749];&quot;&lt;0&quot;)" office:value-type="float" office:value="-3.99497487437186" calcext:value-type="float">
            <text:p>-4.0</text:p>
          </table:table-cell>
          <table:table-cell table:formula="of:=[.L749]/-[.M749]" office:value-type="percentage" office:value="0.497093561563898" calcext:value-type="percentage">
            <text:p>50%</text:p>
          </table:table-cell>
          <table:table-cell table:formula="of:=COUNTIF([.$G$3:.$G749];&quot;&gt;0&quot;)/COUNTIF([.$B$3:.$B749];&quot;&gt;0&quot;)" office:value-type="percentage" office:value="0.6753670473083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evans d</text:p>
          </table:table-cell>
          <table:table-cell office:value-type="float" office:value="3" calcext:value-type="float">
            <text:p>3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50]-[.E750]" office:value-type="float" office:value="-3" calcext:value-type="float">
            <text:p>-3.00</text:p>
          </table:table-cell>
          <table:table-cell table:formula="of:=SUM([.$H$2:.H750])" office:value-type="float" office:value="-27.48" calcext:value-type="float">
            <text:p>-27.48</text:p>
          </table:table-cell>
          <table:table-cell table:formula="of:=SUM([.H$3:.H750])/SUM([.E$3:.E750])" office:value-type="percentage" office:value="-0.0115462184873949" calcext:value-type="percentage">
            <text:p>-1%</text:p>
          </table:table-cell>
          <table:table-cell table:formula="of:=[.O750]-(1-[.O750])/[.N750]" office:value-type="percentage" office:value="0.0198082736460721" calcext:value-type="percentage">
            <text:p>2.0%</text:p>
          </table:table-cell>
          <table:table-cell table:formula="of:=AVERAGEIF([.$H$3:.$H750];&quot;&gt;0&quot;)" office:value-type="float" office:value="1.98587628865979" calcext:value-type="float">
            <text:p>2.0</text:p>
          </table:table-cell>
          <table:table-cell table:formula="of:=AVERAGEIF([.$H$3:.$H750];&quot;&lt;0&quot;)" office:value-type="float" office:value="-3.99" calcext:value-type="float">
            <text:p>-4.0</text:p>
          </table:table-cell>
          <table:table-cell table:formula="of:=[.L750]/-[.M750]" office:value-type="percentage" office:value="0.497713355553833" calcext:value-type="percentage">
            <text:p>50%</text:p>
          </table:table-cell>
          <table:table-cell table:formula="of:=COUNTIF([.$G$3:.$G750];&quot;&gt;0&quot;)/COUNTIF([.$B$3:.$B750];&quot;&gt;0&quot;)" office:value-type="percentage" office:value="0.674267100977199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3" calcext:value-type="date">
            <text:p>2019-10-23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4" calcext:value-type="float">
            <text:p>4</text:p>
          </table:table-cell>
          <table:table-cell office:value-type="float" office:value="1.58" calcext:value-type="float">
            <text:p>1.58</text:p>
          </table:table-cell>
          <table:table-cell office:value-type="float" office:value="6.32" calcext:value-type="float">
            <text:p>6.32</text:p>
          </table:table-cell>
          <table:table-cell table:formula="of:=[.G751]-[.E751]" office:value-type="float" office:value="2.32" calcext:value-type="float">
            <text:p>2.32</text:p>
          </table:table-cell>
          <table:table-cell table:formula="of:=SUM([.$H$2:.H751])" office:value-type="float" office:value="-25.16" calcext:value-type="float">
            <text:p>-25.16</text:p>
          </table:table-cell>
          <table:table-cell table:formula="of:=SUM([.H$3:.H751])/SUM([.E$3:.E751])" office:value-type="percentage" office:value="-0.0105536912751678" calcext:value-type="percentage">
            <text:p>-1%</text:p>
          </table:table-cell>
          <table:table-cell table:formula="of:=[.O751]-(1-[.O751])/[.N751]" office:value-type="percentage" office:value="0.0216845649642766" calcext:value-type="percentage">
            <text:p>2.2%</text:p>
          </table:table-cell>
          <table:table-cell table:formula="of:=AVERAGEIF([.$H$3:.$H751];&quot;&gt;0&quot;)" office:value-type="float" office:value="1.986735218509" calcext:value-type="float">
            <text:p>2.0</text:p>
          </table:table-cell>
          <table:table-cell table:formula="of:=AVERAGEIF([.$H$3:.$H751];&quot;&lt;0&quot;)" office:value-type="float" office:value="-3.99" calcext:value-type="float">
            <text:p>-4.0</text:p>
          </table:table-cell>
          <table:table-cell table:formula="of:=[.L751]/-[.M751]" office:value-type="percentage" office:value="0.497928626192731" calcext:value-type="percentage">
            <text:p>50%</text:p>
          </table:table-cell>
          <table:table-cell table:formula="of:=COUNTIF([.$G$3:.$G751];&quot;&gt;0&quot;)/COUNTIF([.$B$3:.$B751];&quot;&gt;0&quot;)" office:value-type="percentage" office:value="0.67479674796748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schwartzman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8" calcext:value-type="float">
            <text:p>1.80</text:p>
          </table:table-cell>
          <table:table-cell table:formula="of:=[.G753]-[.E753]" office:value-type="float" office:value="0.8" calcext:value-type="float">
            <text:p>0.80</text:p>
          </table:table-cell>
          <table:table-cell table:formula="of:=SUM([.$H$2:.H753])" office:value-type="float" office:value="-24.36" calcext:value-type="float">
            <text:p>-24.36</text:p>
          </table:table-cell>
          <table:table-cell table:formula="of:=SUM([.H$3:.H753])/SUM([.E$3:.E753])" office:value-type="percentage" office:value="-0.0102138364779874" calcext:value-type="percentage">
            <text:p>-1%</text:p>
          </table:table-cell>
          <table:table-cell table:formula="of:=[.O753]-(1-[.O753])/[.N753]" office:value-type="percentage" office:value="0.0222725157578572" calcext:value-type="percentage">
            <text:p>2.2%</text:p>
          </table:table-cell>
          <table:table-cell table:formula="of:=AVERAGEIF([.$H$3:.$H753];&quot;&gt;0&quot;)" office:value-type="float" office:value="1.98369230769231" calcext:value-type="float">
            <text:p>2.0</text:p>
          </table:table-cell>
          <table:table-cell table:formula="of:=AVERAGEIF([.$H$3:.$H753];&quot;&lt;0&quot;)" office:value-type="float" office:value="-3.99" calcext:value-type="float">
            <text:p>-4.0</text:p>
          </table:table-cell>
          <table:table-cell table:formula="of:=[.L753]/-[.M753]" office:value-type="percentage" office:value="0.497165991902834" calcext:value-type="percentage">
            <text:p>50%</text:p>
          </table:table-cell>
          <table:table-cell table:formula="of:=COUNTIF([.$G$3:.$G753];&quot;&gt;0&quot;)/COUNTIF([.$B$3:.$B753];&quot;&gt;0&quot;)" office:value-type="percentage" office:value="0.67532467532467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carreno busta</text:p>
          </table:table-cell>
          <table:table-cell office:value-type="float" office:value="7" calcext:value-type="float">
            <text:p>7</text:p>
          </table:table-cell>
          <table:table-cell office:value-type="float" office:value="1.34" calcext:value-type="float">
            <text:p>1.34</text:p>
          </table:table-cell>
          <table:table-cell office:value-type="float" office:value="9.38" calcext:value-type="float">
            <text:p>9.38</text:p>
          </table:table-cell>
          <table:table-cell table:formula="of:=[.G754]-[.E754]" office:value-type="float" office:value="2.38" calcext:value-type="float">
            <text:p>2.38</text:p>
          </table:table-cell>
          <table:table-cell table:formula="of:=SUM([.$H$2:.H754])" office:value-type="float" office:value="-21.98" calcext:value-type="float">
            <text:p>-21.98</text:p>
          </table:table-cell>
          <table:table-cell table:formula="of:=SUM([.H$3:.H754])/SUM([.E$3:.E754])" office:value-type="percentage" office:value="-0.00918896321070232" calcext:value-type="percentage">
            <text:p>-1%</text:p>
          </table:table-cell>
          <table:table-cell table:formula="of:=[.O754]-(1-[.O754])/[.N754]" office:value-type="percentage" office:value="0.0241901316099176" calcext:value-type="percentage">
            <text:p>2.4%</text:p>
          </table:table-cell>
          <table:table-cell table:formula="of:=AVERAGEIF([.$H$3:.$H754];&quot;&gt;0&quot;)" office:value-type="float" office:value="1.98470588235294" calcext:value-type="float">
            <text:p>2.0</text:p>
          </table:table-cell>
          <table:table-cell table:formula="of:=AVERAGEIF([.$H$3:.$H754];&quot;&lt;0&quot;)" office:value-type="float" office:value="-3.99" calcext:value-type="float">
            <text:p>-4.0</text:p>
          </table:table-cell>
          <table:table-cell table:formula="of:=[.L754]/-[.M754]" office:value-type="percentage" office:value="0.497420020639834" calcext:value-type="percentage">
            <text:p>50%</text:p>
          </table:table-cell>
          <table:table-cell table:formula="of:=COUNTIF([.$G$3:.$G754];&quot;&gt;0&quot;)/COUNTIF([.$B$3:.$B754];&quot;&gt;0&quot;)" office:value-type="percentage" office:value="0.67585089141004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dene</text:p>
          </table:table-cell>
          <table:table-cell office:value-type="float" office:value="13" calcext:value-type="float">
            <text:p>13</text:p>
          </table:table-cell>
          <table:table-cell office:value-type="float" office:value="1.7" calcext:value-type="float">
            <text:p>1.70</text:p>
          </table:table-cell>
          <table:table-cell office:value-type="float" office:value="22.1" calcext:value-type="float">
            <text:p>22.10</text:p>
          </table:table-cell>
          <table:table-cell table:formula="of:=[.G755]-[.E755]" office:value-type="float" office:value="9.1" calcext:value-type="float">
            <text:p>9.10</text:p>
          </table:table-cell>
          <table:table-cell table:formula="of:=SUM([.$H$2:.H755])" office:value-type="float" office:value="-12.88" calcext:value-type="float">
            <text:p>-12.88</text:p>
          </table:table-cell>
          <table:table-cell table:formula="of:=SUM([.H$3:.H755])/SUM([.E$3:.E755])" office:value-type="percentage" office:value="-0.00535550935550934" calcext:value-type="percentage">
            <text:p>-1%</text:p>
          </table:table-cell>
          <table:table-cell table:formula="of:=[.O755]-(1-[.O755])/[.N755]" office:value-type="percentage" office:value="0.0316653509318627" calcext:value-type="percentage">
            <text:p>3.2%</text:p>
          </table:table-cell>
          <table:table-cell table:formula="of:=AVERAGEIF([.$H$3:.$H755];&quot;&gt;0&quot;)" office:value-type="float" office:value="2.00285714285714" calcext:value-type="float">
            <text:p>2.0</text:p>
          </table:table-cell>
          <table:table-cell table:formula="of:=AVERAGEIF([.$H$3:.$H755];&quot;&lt;0&quot;)" office:value-type="float" office:value="-3.99" calcext:value-type="float">
            <text:p>-4.0</text:p>
          </table:table-cell>
          <table:table-cell table:formula="of:=[.L755]/-[.M755]" office:value-type="percentage" office:value="0.501969208736126" calcext:value-type="percentage">
            <text:p>50%</text:p>
          </table:table-cell>
          <table:table-cell table:formula="of:=COUNTIF([.$G$3:.$G755];&quot;&gt;0&quot;)/COUNTIF([.$B$3:.$B755];&quot;&gt;0&quot;)" office:value-type="percentage" office:value="0.67637540453074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thiem</text:p>
          </table:table-cell>
          <table:table-cell office:value-type="float" office:value="5" calcext:value-type="float">
            <text:p>5</text:p>
          </table:table-cell>
          <table:table-cell office:value-type="float" office:value="1.24" calcext:value-type="float">
            <text:p>1.24</text:p>
          </table:table-cell>
          <table:table-cell office:value-type="float" office:value="6.2" calcext:value-type="float">
            <text:p>6.20</text:p>
          </table:table-cell>
          <table:table-cell table:formula="of:=[.G756]-[.E756]" office:value-type="float" office:value="1.2" calcext:value-type="float">
            <text:p>1.20</text:p>
          </table:table-cell>
          <table:table-cell table:formula="of:=SUM([.$H$2:.H756])" office:value-type="float" office:value="-11.68" calcext:value-type="float">
            <text:p>-11.68</text:p>
          </table:table-cell>
          <table:table-cell table:formula="of:=SUM([.H$3:.H756])/SUM([.E$3:.E756])" office:value-type="percentage" office:value="-0.00484647302904562" calcext:value-type="percentage">
            <text:p>0%</text:p>
          </table:table-cell>
          <table:table-cell table:formula="of:=[.O756]-(1-[.O756])/[.N756]" office:value-type="percentage" office:value="0.032572498611556" calcext:value-type="percentage">
            <text:p>3.3%</text:p>
          </table:table-cell>
          <table:table-cell table:formula="of:=AVERAGEIF([.$H$3:.$H756];&quot;&gt;0&quot;)" office:value-type="float" office:value="2.00081424936387" calcext:value-type="float">
            <text:p>2.0</text:p>
          </table:table-cell>
          <table:table-cell table:formula="of:=AVERAGEIF([.$H$3:.$H756];&quot;&lt;0&quot;)" office:value-type="float" office:value="-3.99" calcext:value-type="float">
            <text:p>-4.0</text:p>
          </table:table-cell>
          <table:table-cell table:formula="of:=[.L756]/-[.M756]" office:value-type="percentage" office:value="0.501457205354352" calcext:value-type="percentage">
            <text:p>50%</text:p>
          </table:table-cell>
          <table:table-cell table:formula="of:=COUNTIF([.$G$3:.$G756];&quot;&gt;0&quot;)/COUNTIF([.$B$3:.$B756];&quot;&gt;0&quot;)" office:value-type="percentage" office:value="0.67689822294022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36" calcext:value-type="float">
            <text:p>1.36</text:p>
          </table:table-cell>
          <table:table-cell office:value-type="float" office:value="0" calcext:value-type="float">
            <text:p>0.00</text:p>
          </table:table-cell>
          <table:table-cell table:formula="of:=[.G757]-[.E757]" office:value-type="float" office:value="-5" calcext:value-type="float">
            <text:p>-5.00</text:p>
          </table:table-cell>
          <table:table-cell table:formula="of:=SUM([.$H$2:.H757])" office:value-type="float" office:value="-16.68" calcext:value-type="float">
            <text:p>-16.68</text:p>
          </table:table-cell>
          <table:table-cell table:formula="of:=SUM([.H$3:.H757])/SUM([.E$3:.E757])" office:value-type="percentage" office:value="-0.00690683229813663" calcext:value-type="percentage">
            <text:p>-1%</text:p>
          </table:table-cell>
          <table:table-cell table:formula="of:=[.O757]-(1-[.O757])/[.N757]" office:value-type="percentage" office:value="0.0284893452226619" calcext:value-type="percentage">
            <text:p>2.8%</text:p>
          </table:table-cell>
          <table:table-cell table:formula="of:=AVERAGEIF([.$H$3:.$H757];&quot;&gt;0&quot;)" office:value-type="float" office:value="2.00081424936387" calcext:value-type="float">
            <text:p>2.0</text:p>
          </table:table-cell>
          <table:table-cell table:formula="of:=AVERAGEIF([.$H$3:.$H757];&quot;&lt;0&quot;)" office:value-type="float" office:value="-3.99502487562189" calcext:value-type="float">
            <text:p>-4.0</text:p>
          </table:table-cell>
          <table:table-cell table:formula="of:=[.L757]/-[.M757]" office:value-type="percentage" office:value="0.500826480849486" calcext:value-type="percentage">
            <text:p>50%</text:p>
          </table:table-cell>
          <table:table-cell table:formula="of:=COUNTIF([.$G$3:.$G757];&quot;&gt;0&quot;)/COUNTIF([.$B$3:.$B757];&quot;&gt;0&quot;)" office:value-type="percentage" office:value="0.67580645161290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gasquet</text:p>
          </table:table-cell>
          <table:table-cell office:value-type="float" office:value="1" calcext:value-type="float">
            <text:p>1</text:p>
          </table:table-cell>
          <table:table-cell office:value-type="float" office:value="3.3" calcext:value-type="float">
            <text:p>3.30</text:p>
          </table:table-cell>
          <table:table-cell office:value-type="float" office:value="0" calcext:value-type="float">
            <text:p>0.00</text:p>
          </table:table-cell>
          <table:table-cell table:formula="of:=[.G758]-[.E758]" office:value-type="float" office:value="-1" calcext:value-type="float">
            <text:p>-1.00</text:p>
          </table:table-cell>
          <table:table-cell table:formula="of:=SUM([.$H$2:.H758])" office:value-type="float" office:value="-17.68" calcext:value-type="float">
            <text:p>-17.68</text:p>
          </table:table-cell>
          <table:table-cell table:formula="of:=SUM([.H$3:.H758])/SUM([.E$3:.E758])" office:value-type="percentage" office:value="-0.00731788079470197" calcext:value-type="percentage">
            <text:p>-1%</text:p>
          </table:table-cell>
          <table:table-cell table:formula="of:=[.O758]-(1-[.O758])/[.N758]" office:value-type="percentage" office:value="0.0276386433454909" calcext:value-type="percentage">
            <text:p>2.8%</text:p>
          </table:table-cell>
          <table:table-cell table:formula="of:=AVERAGEIF([.$H$3:.$H758];&quot;&gt;0&quot;)" office:value-type="float" office:value="2.00081424936387" calcext:value-type="float">
            <text:p>2.0</text:p>
          </table:table-cell>
          <table:table-cell table:formula="of:=AVERAGEIF([.$H$3:.$H758];&quot;&lt;0&quot;)" office:value-type="float" office:value="-3.98019801980198" calcext:value-type="float">
            <text:p>-4.0</text:p>
          </table:table-cell>
          <table:table-cell table:formula="of:=[.L758]/-[.M758]" office:value-type="percentage" office:value="0.502692137277986" calcext:value-type="percentage">
            <text:p>50%</text:p>
          </table:table-cell>
          <table:table-cell table:formula="of:=COUNTIF([.$G$3:.$G758];&quot;&gt;0&quot;)/COUNTIF([.$B$3:.$B758];&quot;&gt;0&quot;)" office:value-type="percentage" office:value="0.67471819645732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4" calcext:value-type="date">
            <text:p>2019-10-24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16" calcext:value-type="float">
            <text:p>1.16</text:p>
          </table:table-cell>
          <table:table-cell office:value-type="float" office:value="8.12" calcext:value-type="float">
            <text:p>8.12</text:p>
          </table:table-cell>
          <table:table-cell table:formula="of:=[.G759]-[.E759]" office:value-type="float" office:value="1.12" calcext:value-type="float">
            <text:p>1.12</text:p>
          </table:table-cell>
          <table:table-cell table:formula="of:=SUM([.$H$2:.H759])" office:value-type="float" office:value="-16.56" calcext:value-type="float">
            <text:p>-16.56</text:p>
          </table:table-cell>
          <table:table-cell table:formula="of:=SUM([.H$3:.H759])/SUM([.E$3:.E759])" office:value-type="percentage" office:value="-0.00683450268262483" calcext:value-type="percentage">
            <text:p>-1%</text:p>
          </table:table-cell>
          <table:table-cell table:formula="of:=[.O759]-(1-[.O759])/[.N759]" office:value-type="percentage" office:value="0.0284792790214728" calcext:value-type="percentage">
            <text:p>2.8%</text:p>
          </table:table-cell>
          <table:table-cell table:formula="of:=AVERAGEIF([.$H$3:.$H759];&quot;&gt;0&quot;)" office:value-type="float" office:value="1.99857868020304" calcext:value-type="float">
            <text:p>2.0</text:p>
          </table:table-cell>
          <table:table-cell table:formula="of:=AVERAGEIF([.$H$3:.$H759];&quot;&lt;0&quot;)" office:value-type="float" office:value="-3.98019801980198" calcext:value-type="float">
            <text:p>-4.0</text:p>
          </table:table-cell>
          <table:table-cell table:formula="of:=[.L759]/-[.M759]" office:value-type="percentage" office:value="0.502130464429123" calcext:value-type="percentage">
            <text:p>50%</text:p>
          </table:table-cell>
          <table:table-cell table:formula="of:=COUNTIF([.$G$3:.$G759];&quot;&gt;0&quot;)/COUNTIF([.$B$3:.$B759];&quot;&gt;0&quot;)" office:value-type="percentage" office:value="0.67524115755627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vna</text:p>
          </table:table-cell>
          <table:table-cell office:value-type="string" calcext:value-type="string">
            <text:p>berrettini</text:p>
          </table:table-cell>
          <table:table-cell office:value-type="float" office:value="6" calcext:value-type="float">
            <text:p>6</text:p>
          </table:table-cell>
          <table:table-cell office:value-type="float" office:value="1.6" calcext:value-type="float">
            <text:p>1.60</text:p>
          </table:table-cell>
          <table:table-cell office:value-type="float" office:value="9.6" calcext:value-type="float">
            <text:p>9.60</text:p>
          </table:table-cell>
          <table:table-cell table:formula="of:=[.G761]-[.E761]" office:value-type="float" office:value="3.6" calcext:value-type="float">
            <text:p>3.60</text:p>
          </table:table-cell>
          <table:table-cell table:formula="of:=SUM([.$H$2:.H761])" office:value-type="float" office:value="-12.96" calcext:value-type="float">
            <text:p>-12.96</text:p>
          </table:table-cell>
          <table:table-cell table:formula="of:=SUM([.H$3:.H761])/SUM([.E$3:.E761])" office:value-type="percentage" office:value="-0.00533552902428981" calcext:value-type="percentage">
            <text:p>-1%</text:p>
          </table:table-cell>
          <table:table-cell table:formula="of:=[.O761]-(1-[.O761])/[.N761]" office:value-type="percentage" office:value="0.031345938069784" calcext:value-type="percentage">
            <text:p>3.1%</text:p>
          </table:table-cell>
          <table:table-cell table:formula="of:=AVERAGEIF([.$H$3:.$H761];&quot;&gt;0&quot;)" office:value-type="float" office:value="2.0026329113924" calcext:value-type="float">
            <text:p>2.0</text:p>
          </table:table-cell>
          <table:table-cell table:formula="of:=AVERAGEIF([.$H$3:.$H761];&quot;&lt;0&quot;)" office:value-type="float" office:value="-3.98019801980198" calcext:value-type="float">
            <text:p>-4.0</text:p>
          </table:table-cell>
          <table:table-cell table:formula="of:=[.L761]/-[.M761]" office:value-type="percentage" office:value="0.503149064802569" calcext:value-type="percentage">
            <text:p>50%</text:p>
          </table:table-cell>
          <table:table-cell table:formula="of:=COUNTIF([.$G$3:.$G761];&quot;&gt;0&quot;)/COUNTIF([.$B$3:.$B761];&quot;&gt;0&quot;)" office:value-type="percentage" office:value="0.67576243980738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bautista agut</text:p>
          </table:table-cell>
          <table:table-cell office:value-type="float" office:value="1" calcext:value-type="float">
            <text:p>1</text:p>
          </table:table-cell>
          <table:table-cell office:value-type="float" office:value="1.45" calcext:value-type="float">
            <text:p>1.45</text:p>
          </table:table-cell>
          <table:table-cell office:value-type="float" office:value="0" calcext:value-type="float">
            <text:p>0.00</text:p>
          </table:table-cell>
          <table:table-cell table:formula="of:=[.G762]-[.E762]" office:value-type="float" office:value="-1" calcext:value-type="float">
            <text:p>-1.00</text:p>
          </table:table-cell>
          <table:table-cell table:formula="of:=SUM([.$H$2:.H762])" office:value-type="float" office:value="-13.96" calcext:value-type="float">
            <text:p>-13.96</text:p>
          </table:table-cell>
          <table:table-cell table:formula="of:=SUM([.H$3:.H762])/SUM([.E$3:.E762])" office:value-type="percentage" office:value="-0.00574485596707817" calcext:value-type="percentage">
            <text:p>-1%</text:p>
          </table:table-cell>
          <table:table-cell table:formula="of:=[.O762]-(1-[.O762])/[.N762]" office:value-type="percentage" office:value="0.0304954756088704" calcext:value-type="percentage">
            <text:p>3.0%</text:p>
          </table:table-cell>
          <table:table-cell table:formula="of:=AVERAGEIF([.$H$3:.$H762];&quot;&gt;0&quot;)" office:value-type="float" office:value="2.0026329113924" calcext:value-type="float">
            <text:p>2.0</text:p>
          </table:table-cell>
          <table:table-cell table:formula="of:=AVERAGEIF([.$H$3:.$H762];&quot;&lt;0&quot;)" office:value-type="float" office:value="-3.96551724137931" calcext:value-type="float">
            <text:p>-4.0</text:p>
          </table:table-cell>
          <table:table-cell table:formula="of:=[.L762]/-[.M762]" office:value-type="percentage" office:value="0.505011777655476" calcext:value-type="percentage">
            <text:p>51%</text:p>
          </table:table-cell>
          <table:table-cell table:formula="of:=COUNTIF([.$G$3:.$G762];&quot;&gt;0&quot;)/COUNTIF([.$B$3:.$B762];&quot;&gt;0&quot;)" office:value-type="percentage" office:value="0.67467948717948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8" calcext:value-type="float">
            <text:p>1.48</text:p>
          </table:table-cell>
          <table:table-cell office:value-type="float" office:value="2.96" calcext:value-type="float">
            <text:p>2.96</text:p>
          </table:table-cell>
          <table:table-cell table:formula="of:=[.G763]-[.E763]" office:value-type="float" office:value="0.96" calcext:value-type="float">
            <text:p>0.96</text:p>
          </table:table-cell>
          <table:table-cell table:formula="of:=SUM([.$H$2:.H763])" office:value-type="float" office:value="-13" calcext:value-type="float">
            <text:p>-13.00</text:p>
          </table:table-cell>
          <table:table-cell table:formula="of:=SUM([.H$3:.H763])/SUM([.E$3:.E763])" office:value-type="percentage" office:value="-0.00534539473684209" calcext:value-type="percentage">
            <text:p>-1%</text:p>
          </table:table-cell>
          <table:table-cell table:formula="of:=[.O763]-(1-[.O763])/[.N763]" office:value-type="percentage" office:value="0.0311999999999998" calcext:value-type="percentage">
            <text:p>3.1%</text:p>
          </table:table-cell>
          <table:table-cell table:formula="of:=AVERAGEIF([.$H$3:.$H763];&quot;&gt;0&quot;)" office:value-type="float" office:value="2" calcext:value-type="float">
            <text:p>2.0</text:p>
          </table:table-cell>
          <table:table-cell table:formula="of:=AVERAGEIF([.$H$3:.$H763];&quot;&lt;0&quot;)" office:value-type="float" office:value="-3.96551724137931" calcext:value-type="float">
            <text:p>-4.0</text:p>
          </table:table-cell>
          <table:table-cell table:formula="of:=[.L763]/-[.M763]" office:value-type="percentage" office:value="0.504347826086956" calcext:value-type="percentage">
            <text:p>50%</text:p>
          </table:table-cell>
          <table:table-cell table:formula="of:=COUNTIF([.$G$3:.$G763];&quot;&gt;0&quot;)/COUNTIF([.$B$3:.$B763];&quot;&gt;0&quot;)" office:value-type="percentage" office:value="0.67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5" calcext:value-type="date">
            <text:p>2019-10-25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38" calcext:value-type="float">
            <text:p>1.38</text:p>
          </table:table-cell>
          <table:table-cell office:value-type="float" office:value="9.66" calcext:value-type="float">
            <text:p>9.66</text:p>
          </table:table-cell>
          <table:table-cell table:formula="of:=[.G764]-[.E764]" office:value-type="float" office:value="2.66" calcext:value-type="float">
            <text:p>2.66</text:p>
          </table:table-cell>
          <table:table-cell table:formula="of:=SUM([.$H$2:.H764])" office:value-type="float" office:value="-10.34" calcext:value-type="float">
            <text:p>-10.34</text:p>
          </table:table-cell>
          <table:table-cell table:formula="of:=SUM([.H$3:.H764])/SUM([.E$3:.E764])" office:value-type="percentage" office:value="-0.00423944239442393" calcext:value-type="percentage">
            <text:p>0%</text:p>
          </table:table-cell>
          <table:table-cell table:formula="of:=[.O764]-(1-[.O764])/[.N764]" office:value-type="percentage" office:value="0.0332816196675101" calcext:value-type="percentage">
            <text:p>3.3%</text:p>
          </table:table-cell>
          <table:table-cell table:formula="of:=AVERAGEIF([.$H$3:.$H764];&quot;&gt;0&quot;)" office:value-type="float" office:value="2.00166246851385" calcext:value-type="float">
            <text:p>2.0</text:p>
          </table:table-cell>
          <table:table-cell table:formula="of:=AVERAGEIF([.$H$3:.$H764];&quot;&lt;0&quot;)" office:value-type="float" office:value="-3.96551724137931" calcext:value-type="float">
            <text:p>-4.0</text:p>
          </table:table-cell>
          <table:table-cell table:formula="of:=[.L764]/-[.M764]" office:value-type="percentage" office:value="0.504767057277406" calcext:value-type="percentage">
            <text:p>50%</text:p>
          </table:table-cell>
          <table:table-cell table:formula="of:=COUNTIF([.$G$3:.$G764];&quot;&gt;0&quot;)/COUNTIF([.$B$3:.$B764];&quot;&gt;0&quot;)" office:value-type="percentage" office:value="0.675718849840256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45" calcext:value-type="float">
            <text:p>1.45</text:p>
          </table:table-cell>
          <table:table-cell office:value-type="float" office:value="2.9" calcext:value-type="float">
            <text:p>2.90</text:p>
          </table:table-cell>
          <table:table-cell table:formula="of:=[.G766]-[.E766]" office:value-type="float" office:value="0.9" calcext:value-type="float">
            <text:p>0.90</text:p>
          </table:table-cell>
          <table:table-cell table:formula="of:=SUM([.$H$2:.H766])" office:value-type="float" office:value="-9.43999999999996" calcext:value-type="float">
            <text:p>-9.44</text:p>
          </table:table-cell>
          <table:table-cell table:formula="of:=SUM([.H$3:.H766])/SUM([.E$3:.E766])" office:value-type="percentage" office:value="-0.0038672675133142" calcext:value-type="percentage">
            <text:p>0%</text:p>
          </table:table-cell>
          <table:table-cell table:formula="of:=[.O766]-(1-[.O766])/[.N766]" office:value-type="percentage" office:value="0.0339352304813241" calcext:value-type="percentage">
            <text:p>3.4%</text:p>
          </table:table-cell>
          <table:table-cell table:formula="of:=AVERAGEIF([.$H$3:.$H766];&quot;&gt;0&quot;)" office:value-type="float" office:value="1.99889447236181" calcext:value-type="float">
            <text:p>2.0</text:p>
          </table:table-cell>
          <table:table-cell table:formula="of:=AVERAGEIF([.$H$3:.$H766];&quot;&lt;0&quot;)" office:value-type="float" office:value="-3.96551724137931" calcext:value-type="float">
            <text:p>-4.0</text:p>
          </table:table-cell>
          <table:table-cell table:formula="of:=[.L766]/-[.M766]" office:value-type="percentage" office:value="0.504069040856456" calcext:value-type="percentage">
            <text:p>50%</text:p>
          </table:table-cell>
          <table:table-cell table:formula="of:=COUNTIF([.$G$3:.$G766];&quot;&gt;0&quot;)/COUNTIF([.$B$3:.$B766];&quot;&gt;0&quot;)" office:value-type="percentage" office:value="0.67623604465709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bsl</text:p>
          </table:table-cell>
          <table:table-cell office:value-type="string" calcext:value-type="string">
            <text:p>federer</text:p>
          </table:table-cell>
          <table:table-cell office:value-type="float" office:value="6" calcext:value-type="float">
            <text:p>6</text:p>
          </table:table-cell>
          <table:table-cell office:value-type="float" office:value="1.24" calcext:value-type="float">
            <text:p>1.24</text:p>
          </table:table-cell>
          <table:table-cell office:value-type="float" office:value="7.44" calcext:value-type="float">
            <text:p>7.44</text:p>
          </table:table-cell>
          <table:table-cell table:formula="of:=[.G767]-[.E767]" office:value-type="float" office:value="1.44" calcext:value-type="float">
            <text:p>1.44</text:p>
          </table:table-cell>
          <table:table-cell table:formula="of:=SUM([.$H$2:.H767])" office:value-type="float" office:value="-7.99999999999996" calcext:value-type="float">
            <text:p>-8.00</text:p>
          </table:table-cell>
          <table:table-cell table:formula="of:=SUM([.H$3:.H767])/SUM([.E$3:.E767])" office:value-type="percentage" office:value="-0.00326930935839802" calcext:value-type="percentage">
            <text:p>0%</text:p>
          </table:table-cell>
          <table:table-cell table:formula="of:=[.O767]-(1-[.O767])/[.N767]" office:value-type="percentage" office:value="0.0350238553812462" calcext:value-type="percentage">
            <text:p>3.5%</text:p>
          </table:table-cell>
          <table:table-cell table:formula="of:=AVERAGEIF([.$H$3:.$H767];&quot;&gt;0&quot;)" office:value-type="float" office:value="1.99749373433584" calcext:value-type="float">
            <text:p>2.0</text:p>
          </table:table-cell>
          <table:table-cell table:formula="of:=AVERAGEIF([.$H$3:.$H767];&quot;&lt;0&quot;)" office:value-type="float" office:value="-3.96551724137931" calcext:value-type="float">
            <text:p>-4.0</text:p>
          </table:table-cell>
          <table:table-cell table:formula="of:=[.L767]/-[.M767]" office:value-type="percentage" office:value="0.503715811267298" calcext:value-type="percentage">
            <text:p>50%</text:p>
          </table:table-cell>
          <table:table-cell table:formula="of:=COUNTIF([.$G$3:.$G767];&quot;&gt;0&quot;)/COUNTIF([.$B$3:.$B767];&quot;&gt;0&quot;)" office:value-type="percentage" office:value="0.67675159235668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londero</text:p>
          </table:table-cell>
          <table:table-cell office:value-type="float" office:value="6" calcext:value-type="float">
            <text:p>6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68]-[.E768]" office:value-type="float" office:value="-6" calcext:value-type="float">
            <text:p>-6.00</text:p>
          </table:table-cell>
          <table:table-cell table:formula="of:=SUM([.$H$2:.H768])" office:value-type="float" office:value="-14" calcext:value-type="float">
            <text:p>-14.00</text:p>
          </table:table-cell>
          <table:table-cell table:formula="of:=SUM([.H$3:.H768])/SUM([.E$3:.E768])" office:value-type="percentage" office:value="-0.0057072971871178" calcext:value-type="percentage">
            <text:p>-1%</text:p>
          </table:table-cell>
          <table:table-cell table:formula="of:=[.O768]-(1-[.O768])/[.N768]" office:value-type="percentage" office:value="0.0301927139332111" calcext:value-type="percentage">
            <text:p>3.0%</text:p>
          </table:table-cell>
          <table:table-cell table:formula="of:=AVERAGEIF([.$H$3:.$H768];&quot;&gt;0&quot;)" office:value-type="float" office:value="1.99749373433584" calcext:value-type="float">
            <text:p>2.0</text:p>
          </table:table-cell>
          <table:table-cell table:formula="of:=AVERAGEIF([.$H$3:.$H768];&quot;&lt;0&quot;)" office:value-type="float" office:value="-3.97549019607843" calcext:value-type="float">
            <text:p>-4.0</text:p>
          </table:table-cell>
          <table:table-cell table:formula="of:=[.L768]/-[.M768]" office:value-type="percentage" office:value="0.502452184715797" calcext:value-type="percentage">
            <text:p>50%</text:p>
          </table:table-cell>
          <table:table-cell table:formula="of:=COUNTIF([.$G$3:.$G768];&quot;&gt;0&quot;)/COUNTIF([.$B$3:.$B768];&quot;&gt;0&quot;)" office:value-type="percentage" office:value="0.6756756756756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zumhur</text:p>
          </table:table-cell>
          <table:table-cell office:value-type="float" office:value="4" calcext:value-type="float">
            <text:p>4</text:p>
          </table:table-cell>
          <table:table-cell office:value-type="float" office:value="1.28" calcext:value-type="float">
            <text:p>1.28</text:p>
          </table:table-cell>
          <table:table-cell office:value-type="float" office:value="5.12" calcext:value-type="float">
            <text:p>5.12</text:p>
          </table:table-cell>
          <table:table-cell table:formula="of:=[.G769]-[.E769]" office:value-type="float" office:value="1.12" calcext:value-type="float">
            <text:p>1.12</text:p>
          </table:table-cell>
          <table:table-cell table:formula="of:=SUM([.$H$2:.H769])" office:value-type="float" office:value="-12.88" calcext:value-type="float">
            <text:p>-12.88</text:p>
          </table:table-cell>
          <table:table-cell table:formula="of:=SUM([.H$3:.H769])/SUM([.E$3:.E769])" office:value-type="percentage" office:value="-0.00524216524216522" calcext:value-type="percentage">
            <text:p>-1%</text:p>
          </table:table-cell>
          <table:table-cell table:formula="of:=[.O769]-(1-[.O769])/[.N769]" office:value-type="percentage" office:value="0.0310235402401993" calcext:value-type="percentage">
            <text:p>3.1%</text:p>
          </table:table-cell>
          <table:table-cell table:formula="of:=AVERAGEIF([.$H$3:.$H769];&quot;&gt;0&quot;)" office:value-type="float" office:value="1.9953" calcext:value-type="float">
            <text:p>2.0</text:p>
          </table:table-cell>
          <table:table-cell table:formula="of:=AVERAGEIF([.$H$3:.$H769];&quot;&lt;0&quot;)" office:value-type="float" office:value="-3.97549019607843" calcext:value-type="float">
            <text:p>-4.0</text:p>
          </table:table-cell>
          <table:table-cell table:formula="of:=[.L769]/-[.M769]" office:value-type="percentage" office:value="0.501900369913687" calcext:value-type="percentage">
            <text:p>50%</text:p>
          </table:table-cell>
          <table:table-cell table:formula="of:=COUNTIF([.$G$3:.$G769];&quot;&gt;0&quot;)/COUNTIF([.$B$3:.$B769];&quot;&gt;0&quot;)" office:value-type="percentage" office:value="0.67619047619047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6" calcext:value-type="date">
            <text:p>2019-10-26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illman</text:p>
          </table:table-cell>
          <table:table-cell office:value-type="float" office:value="7" calcext:value-type="float">
            <text:p>7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0]-[.E770]" office:value-type="float" office:value="-7" calcext:value-type="float">
            <text:p>-7.00</text:p>
          </table:table-cell>
          <table:table-cell table:formula="of:=SUM([.$H$2:.H770])" office:value-type="float" office:value="-19.88" calcext:value-type="float">
            <text:p>-19.88</text:p>
          </table:table-cell>
          <table:table-cell table:formula="of:=SUM([.H$3:.H770])/SUM([.E$3:.E770])" office:value-type="percentage" office:value="-0.0080681818181818" calcext:value-type="percentage">
            <text:p>-1%</text:p>
          </table:table-cell>
          <table:table-cell table:formula="of:=[.O770]-(1-[.O770])/[.N770]" office:value-type="percentage" office:value="0.0254145578083136" calcext:value-type="percentage">
            <text:p>2.5%</text:p>
          </table:table-cell>
          <table:table-cell table:formula="of:=AVERAGEIF([.$H$3:.$H770];&quot;&gt;0&quot;)" office:value-type="float" office:value="1.9953" calcext:value-type="float">
            <text:p>2.0</text:p>
          </table:table-cell>
          <table:table-cell table:formula="of:=AVERAGEIF([.$H$3:.$H770];&quot;&lt;0&quot;)" office:value-type="float" office:value="-3.99024390243902" calcext:value-type="float">
            <text:p>-4.0</text:p>
          </table:table-cell>
          <table:table-cell table:formula="of:=[.L770]/-[.M770]" office:value-type="percentage" office:value="0.500044621026895" calcext:value-type="percentage">
            <text:p>50%</text:p>
          </table:table-cell>
          <table:table-cell table:formula="of:=COUNTIF([.$G$3:.$G770];&quot;&gt;0&quot;)/COUNTIF([.$B$3:.$B770];&quot;&gt;0&quot;)" office:value-type="percentage" office:value="0.675118858954041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7" calcext:value-type="date">
            <text:p>2019-10-27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6" calcext:value-type="float">
            <text:p>1.26</text:p>
          </table:table-cell>
          <table:table-cell table:formula="of:=[.G772]-[.E772]" office:value-type="float" office:value="0.26" calcext:value-type="float">
            <text:p>0.26</text:p>
          </table:table-cell>
          <table:table-cell table:formula="of:=SUM([.$H$2:.H772])" office:value-type="float" office:value="-19.62" calcext:value-type="float">
            <text:p>-19.62</text:p>
          </table:table-cell>
          <table:table-cell table:formula="of:=SUM([.H$3:.H772])/SUM([.E$3:.E772])" office:value-type="percentage" office:value="-0.00795943204868152" calcext:value-type="percentage">
            <text:p>-1%</text:p>
          </table:table-cell>
          <table:table-cell table:formula="of:=[.O772]-(1-[.O772])/[.N772]" office:value-type="percentage" office:value="0.0255467083502318" calcext:value-type="percentage">
            <text:p>2.6%</text:p>
          </table:table-cell>
          <table:table-cell table:formula="of:=AVERAGEIF([.$H$3:.$H772];&quot;&gt;0&quot;)" office:value-type="float" office:value="1.99097256857855" calcext:value-type="float">
            <text:p>2.0</text:p>
          </table:table-cell>
          <table:table-cell table:formula="of:=AVERAGEIF([.$H$3:.$H772];&quot;&lt;0&quot;)" office:value-type="float" office:value="-3.99024390243902" calcext:value-type="float">
            <text:p>-4.0</text:p>
          </table:table-cell>
          <table:table-cell table:formula="of:=[.L772]/-[.M772]" office:value-type="percentage" office:value="0.498960118042302" calcext:value-type="percentage">
            <text:p>50%</text:p>
          </table:table-cell>
          <table:table-cell table:formula="of:=COUNTIF([.$G$3:.$G772];&quot;&gt;0&quot;)/COUNTIF([.$B$3:.$B772];&quot;&gt;0&quot;)" office:value-type="percentage" office:value="0.675632911392405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asilashvili</text:p>
          </table:table-cell>
          <table:table-cell office:value-type="float" office:value="3" calcext:value-type="float">
            <text:p>3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74]-[.E774]" office:value-type="float" office:value="-3" calcext:value-type="float">
            <text:p>-3.00</text:p>
          </table:table-cell>
          <table:table-cell table:formula="of:=SUM([.$H$2:.H774])" office:value-type="float" office:value="-22.62" calcext:value-type="float">
            <text:p>-22.62</text:p>
          </table:table-cell>
          <table:table-cell table:formula="of:=SUM([.H$3:.H774])/SUM([.E$3:.E774])" office:value-type="percentage" office:value="-0.00916531604538086" calcext:value-type="percentage">
            <text:p>-1%</text:p>
          </table:table-cell>
          <table:table-cell table:formula="of:=[.O774]-(1-[.O774])/[.N774]" office:value-type="percentage" office:value="0.0231259374482929" calcext:value-type="percentage">
            <text:p>2.3%</text:p>
          </table:table-cell>
          <table:table-cell table:formula="of:=AVERAGEIF([.$H$3:.$H774];&quot;&gt;0&quot;)" office:value-type="float" office:value="1.99097256857855" calcext:value-type="float">
            <text:p>2.0</text:p>
          </table:table-cell>
          <table:table-cell table:formula="of:=AVERAGEIF([.$H$3:.$H774];&quot;&lt;0&quot;)" office:value-type="float" office:value="-3.98543689320388" calcext:value-type="float">
            <text:p>-4.0</text:p>
          </table:table-cell>
          <table:table-cell table:formula="of:=[.L774]/-[.M774]" office:value-type="percentage" office:value="0.499561935599491" calcext:value-type="percentage">
            <text:p>50%</text:p>
          </table:table-cell>
          <table:table-cell table:formula="of:=COUNTIF([.$G$3:.$G774];&quot;&gt;0&quot;)/COUNTIF([.$B$3:.$B774];&quot;&gt;0&quot;)" office:value-type="percentage" office:value="0.67456556082148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coric</text:p>
          </table:table-cell>
          <table:table-cell office:value-type="float" office:value="4" calcext:value-type="float">
            <text:p>4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775]-[.E775]" office:value-type="float" office:value="-4" calcext:value-type="float">
            <text:p>-4.00</text:p>
          </table:table-cell>
          <table:table-cell table:formula="of:=SUM([.$H$2:.H775])" office:value-type="float" office:value="-26.62" calcext:value-type="float">
            <text:p>-26.62</text:p>
          </table:table-cell>
          <table:table-cell table:formula="of:=SUM([.H$3:.H775])/SUM([.E$3:.E775])" office:value-type="percentage" office:value="-0.0107686084142395" calcext:value-type="percentage">
            <text:p>-1%</text:p>
          </table:table-cell>
          <table:table-cell table:formula="of:=[.O775]-(1-[.O775])/[.N775]" office:value-type="percentage" office:value="0.0199205836614094" calcext:value-type="percentage">
            <text:p>2.0%</text:p>
          </table:table-cell>
          <table:table-cell table:formula="of:=AVERAGEIF([.$H$3:.$H775];&quot;&gt;0&quot;)" office:value-type="float" office:value="1.99097256857855" calcext:value-type="float">
            <text:p>2.0</text:p>
          </table:table-cell>
          <table:table-cell table:formula="of:=AVERAGEIF([.$H$3:.$H775];&quot;&lt;0&quot;)" office:value-type="float" office:value="-3.98550724637681" calcext:value-type="float">
            <text:p>-4.0</text:p>
          </table:table-cell>
          <table:table-cell table:formula="of:=[.L775]/-[.M775]" office:value-type="percentage" office:value="0.499553117206982" calcext:value-type="percentage">
            <text:p>50%</text:p>
          </table:table-cell>
          <table:table-cell table:formula="of:=COUNTIF([.$G$3:.$G775];&quot;&gt;0&quot;)/COUNTIF([.$B$3:.$B775];&quot;&gt;0&quot;)" office:value-type="percentage" office:value="0.67350157728706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truff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68" calcext:value-type="float">
            <text:p>1.68</text:p>
          </table:table-cell>
          <table:table-cell table:formula="of:=[.G776]-[.E776]" office:value-type="float" office:value="0.68" calcext:value-type="float">
            <text:p>0.68</text:p>
          </table:table-cell>
          <table:table-cell table:formula="of:=SUM([.$H$2:.H776])" office:value-type="float" office:value="-25.94" calcext:value-type="float">
            <text:p>-25.94</text:p>
          </table:table-cell>
          <table:table-cell table:formula="of:=SUM([.H$3:.H776])/SUM([.E$3:.E776])" office:value-type="percentage" office:value="-0.0104892842701172" calcext:value-type="percentage">
            <text:p>-1%</text:p>
          </table:table-cell>
          <table:table-cell table:formula="of:=[.O776]-(1-[.O776])/[.N776]" office:value-type="percentage" office:value="0.0203934110769127" calcext:value-type="percentage">
            <text:p>2.0%</text:p>
          </table:table-cell>
          <table:table-cell table:formula="of:=AVERAGEIF([.$H$3:.$H776];&quot;&gt;0&quot;)" office:value-type="float" office:value="1.98771144278607" calcext:value-type="float">
            <text:p>2.0</text:p>
          </table:table-cell>
          <table:table-cell table:formula="of:=AVERAGEIF([.$H$3:.$H776];&quot;&lt;0&quot;)" office:value-type="float" office:value="-3.98550724637681" calcext:value-type="float">
            <text:p>-4.0</text:p>
          </table:table-cell>
          <table:table-cell table:formula="of:=[.L776]/-[.M776]" office:value-type="percentage" office:value="0.49873487109905" calcext:value-type="percentage">
            <text:p>50%</text:p>
          </table:table-cell>
          <table:table-cell table:formula="of:=COUNTIF([.$G$3:.$G776];&quot;&gt;0&quot;)/COUNTIF([.$B$3:.$B776];&quot;&gt;0&quot;)" office:value-type="percentage" office:value="0.674015748031496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querrey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7]-[.E777]" office:value-type="float" office:value="-1" calcext:value-type="float">
            <text:p>-1.00</text:p>
          </table:table-cell>
          <table:table-cell table:formula="of:=SUM([.$H$2:.H777])" office:value-type="float" office:value="-26.94" calcext:value-type="float">
            <text:p>-26.94</text:p>
          </table:table-cell>
          <table:table-cell table:formula="of:=SUM([.H$3:.H777])/SUM([.E$3:.E777])" office:value-type="percentage" office:value="-0.0108892481810832" calcext:value-type="percentage">
            <text:p>-1%</text:p>
          </table:table-cell>
          <table:table-cell table:formula="of:=[.O777]-(1-[.O777])/[.N777]" office:value-type="percentage" office:value="0.0195703221725774" calcext:value-type="percentage">
            <text:p>2.0%</text:p>
          </table:table-cell>
          <table:table-cell table:formula="of:=AVERAGEIF([.$H$3:.$H777];&quot;&gt;0&quot;)" office:value-type="float" office:value="1.98771144278607" calcext:value-type="float">
            <text:p>2.0</text:p>
          </table:table-cell>
          <table:table-cell table:formula="of:=AVERAGEIF([.$H$3:.$H777];&quot;&lt;0&quot;)" office:value-type="float" office:value="-3.97115384615385" calcext:value-type="float">
            <text:p>-4.0</text:p>
          </table:table-cell>
          <table:table-cell table:formula="of:=[.L777]/-[.M777]" office:value-type="percentage" office:value="0.500537506173732" calcext:value-type="percentage">
            <text:p>50%</text:p>
          </table:table-cell>
          <table:table-cell table:formula="of:=COUNTIF([.$G$3:.$G777];&quot;&gt;0&quot;)/COUNTIF([.$B$3:.$B777];&quot;&gt;0&quot;)" office:value-type="percentage" office:value="0.672955974842767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778]-[.E778]" office:value-type="float" office:value="1.2" calcext:value-type="float">
            <text:p>1.20</text:p>
          </table:table-cell>
          <table:table-cell table:formula="of:=SUM([.$H$2:.H778])" office:value-type="float" office:value="-25.74" calcext:value-type="float">
            <text:p>-25.74</text:p>
          </table:table-cell>
          <table:table-cell table:formula="of:=SUM([.H$3:.H778])/SUM([.E$3:.E778])" office:value-type="percentage" office:value="-0.0103957996768982" calcext:value-type="percentage">
            <text:p>-1%</text:p>
          </table:table-cell>
          <table:table-cell table:formula="of:=[.O778]-(1-[.O778])/[.N778]" office:value-type="percentage" office:value="0.0204673277103304" calcext:value-type="percentage">
            <text:p>2.0%</text:p>
          </table:table-cell>
          <table:table-cell table:formula="of:=AVERAGEIF([.$H$3:.$H778];&quot;&gt;0&quot;)" office:value-type="float" office:value="1.98575682382134" calcext:value-type="float">
            <text:p>2.0</text:p>
          </table:table-cell>
          <table:table-cell table:formula="of:=AVERAGEIF([.$H$3:.$H778];&quot;&lt;0&quot;)" office:value-type="float" office:value="-3.97115384615385" calcext:value-type="float">
            <text:p>-4.0</text:p>
          </table:table-cell>
          <table:table-cell table:formula="of:=[.L778]/-[.M778]" office:value-type="percentage" office:value="0.500045301882371" calcext:value-type="percentage">
            <text:p>50%</text:p>
          </table:table-cell>
          <table:table-cell table:formula="of:=COUNTIF([.$G$3:.$G778];&quot;&gt;0&quot;)/COUNTIF([.$B$3:.$B778];&quot;&gt;0&quot;)" office:value-type="percentage" office:value="0.6734693877551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rublev</text:p>
          </table:table-cell>
          <table:table-cell office:value-type="float" office:value="4" calcext:value-type="float">
            <text:p>4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779]-[.E779]" office:value-type="float" office:value="-4" calcext:value-type="float">
            <text:p>-4.00</text:p>
          </table:table-cell>
          <table:table-cell table:formula="of:=SUM([.$H$2:.H779])" office:value-type="float" office:value="-29.74" calcext:value-type="float">
            <text:p>-29.74</text:p>
          </table:table-cell>
          <table:table-cell table:formula="of:=SUM([.H$3:.H779])/SUM([.E$3:.E779])" office:value-type="percentage" office:value="-0.011991935483871" calcext:value-type="percentage">
            <text:p>-1%</text:p>
          </table:table-cell>
          <table:table-cell table:formula="of:=[.O779]-(1-[.O779])/[.N779]" office:value-type="percentage" office:value="0.0172779661656979" calcext:value-type="percentage">
            <text:p>1.7%</text:p>
          </table:table-cell>
          <table:table-cell table:formula="of:=AVERAGEIF([.$H$3:.$H779];&quot;&gt;0&quot;)" office:value-type="float" office:value="1.98575682382134" calcext:value-type="float">
            <text:p>2.0</text:p>
          </table:table-cell>
          <table:table-cell table:formula="of:=AVERAGEIF([.$H$3:.$H779];&quot;&lt;0&quot;)" office:value-type="float" office:value="-3.97129186602871" calcext:value-type="float">
            <text:p>-4.0</text:p>
          </table:table-cell>
          <table:table-cell table:formula="of:=[.L779]/-[.M779]" office:value-type="percentage" office:value="0.500027923106819" calcext:value-type="percentage">
            <text:p>50%</text:p>
          </table:table-cell>
          <table:table-cell table:formula="of:=COUNTIF([.$G$3:.$G779];&quot;&gt;0&quot;)/COUNTIF([.$B$3:.$B779];&quot;&gt;0&quot;)" office:value-type="percentage" office:value="0.672413793103448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8" calcext:value-type="date">
            <text:p>2019-10-28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2" calcext:value-type="float">
            <text:p>1.52</text:p>
          </table:table-cell>
          <table:table-cell table:formula="of:=[.G780]-[.E780]" office:value-type="float" office:value="0.52" calcext:value-type="float">
            <text:p>0.52</text:p>
          </table:table-cell>
          <table:table-cell table:formula="of:=SUM([.$H$2:.H780])" office:value-type="float" office:value="-29.22" calcext:value-type="float">
            <text:p>-29.22</text:p>
          </table:table-cell>
          <table:table-cell table:formula="of:=SUM([.H$3:.H780])/SUM([.E$3:.E780])" office:value-type="percentage" office:value="-0.0117775090689238" calcext:value-type="percentage">
            <text:p>-1%</text:p>
          </table:table-cell>
          <table:table-cell table:formula="of:=[.O780]-(1-[.O780])/[.N780]" office:value-type="percentage" office:value="0.0176185808820748" calcext:value-type="percentage">
            <text:p>1.8%</text:p>
          </table:table-cell>
          <table:table-cell table:formula="of:=AVERAGEIF([.$H$3:.$H780];&quot;&gt;0&quot;)" office:value-type="float" office:value="1.98212871287129" calcext:value-type="float">
            <text:p>2.0</text:p>
          </table:table-cell>
          <table:table-cell table:formula="of:=AVERAGEIF([.$H$3:.$H780];&quot;&lt;0&quot;)" office:value-type="float" office:value="-3.97129186602871" calcext:value-type="float">
            <text:p>-4.0</text:p>
          </table:table-cell>
          <table:table-cell table:formula="of:=[.L780]/-[.M780]" office:value-type="percentage" office:value="0.499114338542288" calcext:value-type="percentage">
            <text:p>50%</text:p>
          </table:table-cell>
          <table:table-cell table:formula="of:=COUNTIF([.$G$3:.$G780];&quot;&gt;0&quot;)/COUNTIF([.$B$3:.$B780];&quot;&gt;0&quot;)" office:value-type="percentage" office:value="0.672926447574335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utet</text:p>
          </table:table-cell>
          <table:table-cell office:value-type="float" office:value="3" calcext:value-type="float">
            <text:p>3</text:p>
          </table:table-cell>
          <table:table-cell office:value-type="float" office:value="1.85" calcext:value-type="float">
            <text:p>1.85</text:p>
          </table:table-cell>
          <table:table-cell office:value-type="float" office:value="5.55" calcext:value-type="float">
            <text:p>5.55</text:p>
          </table:table-cell>
          <table:table-cell table:formula="of:=[.G782]-[.E782]" office:value-type="float" office:value="2.55" calcext:value-type="float">
            <text:p>2.55</text:p>
          </table:table-cell>
          <table:table-cell table:formula="of:=SUM([.$H$2:.H782])" office:value-type="float" office:value="-26.67" calcext:value-type="float">
            <text:p>-26.67</text:p>
          </table:table-cell>
          <table:table-cell table:formula="of:=SUM([.H$3:.H782])/SUM([.E$3:.E782])" office:value-type="percentage" office:value="-0.0107367149758454" calcext:value-type="percentage">
            <text:p>-1%</text:p>
          </table:table-cell>
          <table:table-cell table:formula="of:=[.O782]-(1-[.O782])/[.N782]" office:value-type="percentage" office:value="0.0196160629815888" calcext:value-type="percentage">
            <text:p>2.0%</text:p>
          </table:table-cell>
          <table:table-cell table:formula="of:=AVERAGEIF([.$H$3:.$H782];&quot;&gt;0&quot;)" office:value-type="float" office:value="1.98353086419753" calcext:value-type="float">
            <text:p>2.0</text:p>
          </table:table-cell>
          <table:table-cell table:formula="of:=AVERAGEIF([.$H$3:.$H782];&quot;&lt;0&quot;)" office:value-type="float" office:value="-3.97129186602871" calcext:value-type="float">
            <text:p>-4.0</text:p>
          </table:table-cell>
          <table:table-cell table:formula="of:=[.L782]/-[.M782]" office:value-type="percentage" office:value="0.499467410382269" calcext:value-type="percentage">
            <text:p>50%</text:p>
          </table:table-cell>
          <table:table-cell table:formula="of:=COUNTIF([.$G$3:.$G782];&quot;&gt;0&quot;)/COUNTIF([.$B$3:.$B782];&quot;&gt;0&quot;)" office:value-type="percentage" office:value="0.673437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783]-[.E783]" office:value-type="float" office:value="0.42" calcext:value-type="float">
            <text:p>0.42</text:p>
          </table:table-cell>
          <table:table-cell table:formula="of:=SUM([.$H$2:.H783])" office:value-type="float" office:value="-26.25" calcext:value-type="float">
            <text:p>-26.25</text:p>
          </table:table-cell>
          <table:table-cell table:formula="of:=SUM([.H$3:.H783])/SUM([.E$3:.E783])" office:value-type="percentage" office:value="-0.0105548854041013" calcext:value-type="percentage">
            <text:p>-1%</text:p>
          </table:table-cell>
          <table:table-cell table:formula="of:=[.O783]-(1-[.O783])/[.N783]" office:value-type="percentage" office:value="0.0198756317282236" calcext:value-type="percentage">
            <text:p>2.0%</text:p>
          </table:table-cell>
          <table:table-cell table:formula="of:=AVERAGEIF([.$H$3:.$H783];&quot;&gt;0&quot;)" office:value-type="float" office:value="1.97967980295566" calcext:value-type="float">
            <text:p>2.0</text:p>
          </table:table-cell>
          <table:table-cell table:formula="of:=AVERAGEIF([.$H$3:.$H783];&quot;&lt;0&quot;)" office:value-type="float" office:value="-3.97129186602871" calcext:value-type="float">
            <text:p>-4.0</text:p>
          </table:table-cell>
          <table:table-cell table:formula="of:=[.L783]/-[.M783]" office:value-type="percentage" office:value="0.498497685322571" calcext:value-type="percentage">
            <text:p>50%</text:p>
          </table:table-cell>
          <table:table-cell table:formula="of:=COUNTIF([.$G$3:.$G783];&quot;&gt;0&quot;)/COUNTIF([.$B$3:.$B783];&quot;&gt;0&quot;)" office:value-type="percentage" office:value="0.673946957878315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khachanov</text:p>
          </table:table-cell>
          <table:table-cell office:value-type="float" office:value="1" calcext:value-type="float">
            <text:p>1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784]-[.E784]" office:value-type="float" office:value="-1" calcext:value-type="float">
            <text:p>-1.00</text:p>
          </table:table-cell>
          <table:table-cell table:formula="of:=SUM([.$H$2:.H784])" office:value-type="float" office:value="-27.25" calcext:value-type="float">
            <text:p>-27.25</text:p>
          </table:table-cell>
          <table:table-cell table:formula="of:=SUM([.H$3:.H784])/SUM([.E$3:.E784])" office:value-type="percentage" office:value="-0.0109525723472669" calcext:value-type="percentage">
            <text:p>-1%</text:p>
          </table:table-cell>
          <table:table-cell table:formula="of:=[.O784]-(1-[.O784])/[.N784]" office:value-type="percentage" office:value="0.0190578625310672" calcext:value-type="percentage">
            <text:p>1.9%</text:p>
          </table:table-cell>
          <table:table-cell table:formula="of:=AVERAGEIF([.$H$3:.$H784];&quot;&gt;0&quot;)" office:value-type="float" office:value="1.97967980295566" calcext:value-type="float">
            <text:p>2.0</text:p>
          </table:table-cell>
          <table:table-cell table:formula="of:=AVERAGEIF([.$H$3:.$H784];&quot;&lt;0&quot;)" office:value-type="float" office:value="-3.95714285714286" calcext:value-type="float">
            <text:p>-4.0</text:p>
          </table:table-cell>
          <table:table-cell table:formula="of:=[.L784]/-[.M784]" office:value-type="percentage" office:value="0.500280094609734" calcext:value-type="percentage">
            <text:p>50%</text:p>
          </table:table-cell>
          <table:table-cell table:formula="of:=COUNTIF([.$G$3:.$G784];&quot;&gt;0&quot;)/COUNTIF([.$B$3:.$B784];&quot;&gt;0&quot;)" office:value-type="percentage" office:value="0.67289719626168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edmund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0</text:p>
          </table:table-cell>
          <table:table-cell office:value-type="float" office:value="10.8" calcext:value-type="float">
            <text:p>10.80</text:p>
          </table:table-cell>
          <table:table-cell table:formula="of:=[.G785]-[.E785]" office:value-type="float" office:value="4.8" calcext:value-type="float">
            <text:p>4.80</text:p>
          </table:table-cell>
          <table:table-cell table:formula="of:=SUM([.$H$2:.H785])" office:value-type="float" office:value="-22.45" calcext:value-type="float">
            <text:p>-22.45</text:p>
          </table:table-cell>
          <table:table-cell table:formula="of:=SUM([.H$3:.H785])/SUM([.E$3:.E785])" office:value-type="percentage" office:value="-0.00900160384923816" calcext:value-type="percentage">
            <text:p>-1%</text:p>
          </table:table-cell>
          <table:table-cell table:formula="of:=[.O785]-(1-[.O785])/[.N785]" office:value-type="percentage" office:value="0.0228605572654536" calcext:value-type="percentage">
            <text:p>2.3%</text:p>
          </table:table-cell>
          <table:table-cell table:formula="of:=AVERAGEIF([.$H$3:.$H785];&quot;&gt;0&quot;)" office:value-type="float" office:value="1.98660933660934" calcext:value-type="float">
            <text:p>2.0</text:p>
          </table:table-cell>
          <table:table-cell table:formula="of:=AVERAGEIF([.$H$3:.$H785];&quot;&lt;0&quot;)" office:value-type="float" office:value="-3.95714285714286" calcext:value-type="float">
            <text:p>-4.0</text:p>
          </table:table-cell>
          <table:table-cell table:formula="of:=[.L785]/-[.M785]" office:value-type="percentage" office:value="0.502031240298388" calcext:value-type="percentage">
            <text:p>50%</text:p>
          </table:table-cell>
          <table:table-cell table:formula="of:=COUNTIF([.$G$3:.$G785];&quot;&gt;0&quot;)/COUNTIF([.$B$3:.$B785];&quot;&gt;0&quot;)" office:value-type="percentage" office:value="0.67340590979782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4" calcext:value-type="float">
            <text:p>4</text:p>
          </table:table-cell>
          <table:table-cell office:value-type="float" office:value="1.36" calcext:value-type="float">
            <text:p>1.36</text:p>
          </table:table-cell>
          <table:table-cell office:value-type="float" office:value="4" calcext:value-type="float">
            <text:p>4.00</text:p>
          </table:table-cell>
          <table:table-cell table:formula="of:=[.G786]-[.E786]" office:value-type="float" office:value="0" calcext:value-type="float">
            <text:p>0.00</text:p>
          </table:table-cell>
          <table:table-cell table:formula="of:=SUM([.$H$2:.H786])" office:value-type="float" office:value="-22.45" calcext:value-type="float">
            <text:p>-22.45</text:p>
          </table:table-cell>
          <table:table-cell table:formula="of:=SUM([.H$3:.H786])/SUM([.E$3:.E786])" office:value-type="percentage" office:value="-0.00898718975180142" calcext:value-type="percentage">
            <text:p>-1%</text:p>
          </table:table-cell>
          <table:table-cell table:formula="of:=[.O786]-(1-[.O786])/[.N786]" office:value-type="percentage" office:value="0.0243778545367805" calcext:value-type="percentage">
            <text:p>2.4%</text:p>
          </table:table-cell>
          <table:table-cell table:formula="of:=AVERAGEIF([.$H$3:.$H786];&quot;&gt;0&quot;)" office:value-type="float" office:value="1.98660933660934" calcext:value-type="float">
            <text:p>2.0</text:p>
          </table:table-cell>
          <table:table-cell table:formula="of:=AVERAGEIF([.$H$3:.$H786];&quot;&lt;0&quot;)" office:value-type="float" office:value="-3.95714285714286" calcext:value-type="float">
            <text:p>-4.0</text:p>
          </table:table-cell>
          <table:table-cell table:formula="of:=[.L786]/-[.M786]" office:value-type="percentage" office:value="0.502031240298388" calcext:value-type="percentage">
            <text:p>50%</text:p>
          </table:table-cell>
          <table:table-cell table:formula="of:=COUNTIF([.$G$3:.$G786];&quot;&gt;0&quot;)/COUNTIF([.$B$3:.$B786];&quot;&gt;0&quot;)" office:value-type="percentage" office:value="0.67391304347826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0" calcext:value-type="float">
            <text:p>0.00</text:p>
          </table:table-cell>
          <table:table-cell table:formula="of:=[.G787]-[.E787]" office:value-type="float" office:value="-5" calcext:value-type="float">
            <text:p>-5.00</text:p>
          </table:table-cell>
          <table:table-cell table:formula="of:=SUM([.$H$2:.H787])" office:value-type="float" office:value="-27.45" calcext:value-type="float">
            <text:p>-27.45</text:p>
          </table:table-cell>
          <table:table-cell table:formula="of:=SUM([.H$3:.H787])/SUM([.E$3:.E787])" office:value-type="percentage" office:value="-0.0109668397922493" calcext:value-type="percentage">
            <text:p>-1%</text:p>
          </table:table-cell>
          <table:table-cell table:formula="of:=[.O787]-(1-[.O787])/[.N787]" office:value-type="percentage" office:value="0.0204379646021512" calcext:value-type="percentage">
            <text:p>2.0%</text:p>
          </table:table-cell>
          <table:table-cell table:formula="of:=AVERAGEIF([.$H$3:.$H787];&quot;&gt;0&quot;)" office:value-type="float" office:value="1.98660933660934" calcext:value-type="float">
            <text:p>2.0</text:p>
          </table:table-cell>
          <table:table-cell table:formula="of:=AVERAGEIF([.$H$3:.$H787];&quot;&lt;0&quot;)" office:value-type="float" office:value="-3.96208530805687" calcext:value-type="float">
            <text:p>-4.0</text:p>
          </table:table-cell>
          <table:table-cell table:formula="of:=[.L787]/-[.M787]" office:value-type="percentage" office:value="0.501404988067667" calcext:value-type="percentage">
            <text:p>50%</text:p>
          </table:table-cell>
          <table:table-cell table:formula="of:=COUNTIF([.$G$3:.$G787];&quot;&gt;0&quot;)/COUNTIF([.$B$3:.$B787];&quot;&gt;0&quot;)" office:value-type="percentage" office:value="0.672868217054264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29" calcext:value-type="date">
            <text:p>2019-10-29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6" calcext:value-type="float">
            <text:p>6</text:p>
          </table:table-cell>
          <table:table-cell office:value-type="float" office:value="1.28" calcext:value-type="float">
            <text:p>1.28</text:p>
          </table:table-cell>
          <table:table-cell office:value-type="float" office:value="7.68" calcext:value-type="float">
            <text:p>7.68</text:p>
          </table:table-cell>
          <table:table-cell table:formula="of:=[.G788]-[.E788]" office:value-type="float" office:value="1.68" calcext:value-type="float">
            <text:p>1.68</text:p>
          </table:table-cell>
          <table:table-cell table:formula="of:=SUM([.$H$2:.H788])" office:value-type="float" office:value="-25.77" calcext:value-type="float">
            <text:p>-25.77</text:p>
          </table:table-cell>
          <table:table-cell table:formula="of:=SUM([.H$3:.H788])/SUM([.E$3:.E788])" office:value-type="percentage" office:value="-0.0102710243124751" calcext:value-type="percentage">
            <text:p>-1%</text:p>
          </table:table-cell>
          <table:table-cell table:formula="of:=[.O788]-(1-[.O788])/[.N788]" office:value-type="percentage" office:value="0.0217078023443936" calcext:value-type="percentage">
            <text:p>2.2%</text:p>
          </table:table-cell>
          <table:table-cell table:formula="of:=AVERAGEIF([.$H$3:.$H788];&quot;&gt;0&quot;)" office:value-type="float" office:value="1.98585784313725" calcext:value-type="float">
            <text:p>2.0</text:p>
          </table:table-cell>
          <table:table-cell table:formula="of:=AVERAGEIF([.$H$3:.$H788];&quot;&lt;0&quot;)" office:value-type="float" office:value="-3.96208530805687" calcext:value-type="float">
            <text:p>-4.0</text:p>
          </table:table-cell>
          <table:table-cell table:formula="of:=[.L788]/-[.M788]" office:value-type="percentage" office:value="0.501215316868374" calcext:value-type="percentage">
            <text:p>50%</text:p>
          </table:table-cell>
          <table:table-cell table:formula="of:=COUNTIF([.$G$3:.$G788];&quot;&gt;0&quot;)/COUNTIF([.$B$3:.$B788];&quot;&gt;0&quot;)" office:value-type="percentage" office:value="0.673374613003096" calcext:value-type="percentage">
            <text:p>67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8" calcext:value-type="float">
            <text:p>1.58</text:p>
          </table:table-cell>
          <table:table-cell table:formula="of:=[.G790]-[.E790]" office:value-type="float" office:value="0.58" calcext:value-type="float">
            <text:p>0.58</text:p>
          </table:table-cell>
          <table:table-cell table:formula="of:=SUM([.$H$2:.H790])" office:value-type="float" office:value="-25.19" calcext:value-type="float">
            <text:p>-25.19</text:p>
          </table:table-cell>
          <table:table-cell table:formula="of:=SUM([.H$3:.H790])/SUM([.E$3:.E790])" office:value-type="percentage" office:value="-0.0100358565737052" calcext:value-type="percentage">
            <text:p>-1%</text:p>
          </table:table-cell>
          <table:table-cell table:formula="of:=[.O790]-(1-[.O790])/[.N790]" office:value-type="percentage" office:value="0.0220916717567925" calcext:value-type="percentage">
            <text:p>2.2%</text:p>
          </table:table-cell>
          <table:table-cell table:formula="of:=AVERAGEIF([.$H$3:.$H790];&quot;&gt;0&quot;)" office:value-type="float" office:value="1.98242053789731" calcext:value-type="float">
            <text:p>2.0</text:p>
          </table:table-cell>
          <table:table-cell table:formula="of:=AVERAGEIF([.$H$3:.$H790];&quot;&lt;0&quot;)" office:value-type="float" office:value="-3.96208530805687" calcext:value-type="float">
            <text:p>-4.0</text:p>
          </table:table-cell>
          <table:table-cell table:formula="of:=[.L790]/-[.M790]" office:value-type="percentage" office:value="0.50034776734011" calcext:value-type="percentage">
            <text:p>50%</text:p>
          </table:table-cell>
          <table:table-cell table:formula="of:=COUNTIF([.$G$3:.$G790];&quot;&gt;0&quot;)/COUNTIF([.$B$3:.$B790];&quot;&gt;0&quot;)" office:value-type="percentage" office:value="0.673879443585781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shapovalov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791]-[.E791]" office:value-type="float" office:value="4.16" calcext:value-type="float">
            <text:p>4.16</text:p>
          </table:table-cell>
          <table:table-cell table:formula="of:=SUM([.$H$2:.H791])" office:value-type="float" office:value="-21.03" calcext:value-type="float">
            <text:p>-21.03</text:p>
          </table:table-cell>
          <table:table-cell table:formula="of:=SUM([.H$3:.H791])/SUM([.E$3:.E791])" office:value-type="percentage" office:value="-0.00835186656076249" calcext:value-type="percentage">
            <text:p>-1%</text:p>
          </table:table-cell>
          <table:table-cell table:formula="of:=[.O791]-(1-[.O791])/[.N791]" office:value-type="percentage" office:value="0.0253396625824439" calcext:value-type="percentage">
            <text:p>2.5%</text:p>
          </table:table-cell>
          <table:table-cell table:formula="of:=AVERAGEIF([.$H$3:.$H791];&quot;&gt;0&quot;)" office:value-type="float" office:value="1.98773170731707" calcext:value-type="float">
            <text:p>2.0</text:p>
          </table:table-cell>
          <table:table-cell table:formula="of:=AVERAGEIF([.$H$3:.$H791];&quot;&lt;0&quot;)" office:value-type="float" office:value="-3.96208530805687" calcext:value-type="float">
            <text:p>-4.0</text:p>
          </table:table-cell>
          <table:table-cell table:formula="of:=[.L791]/-[.M791]" office:value-type="percentage" office:value="0.501688265841988" calcext:value-type="percentage">
            <text:p>50%</text:p>
          </table:table-cell>
          <table:table-cell table:formula="of:=COUNTIF([.$G$3:.$G791];&quot;&gt;0&quot;)/COUNTIF([.$B$3:.$B791];&quot;&gt;0&quot;)" office:value-type="percentage" office:value="0.674382716049383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e minaur</text:p>
          </table:table-cell>
          <table:table-cell office:value-type="float" office:value="2" calcext:value-type="float">
            <text:p>2</text:p>
          </table:table-cell>
          <table:table-cell office:value-type="float" office:value="1.68" calcext:value-type="float">
            <text:p>1.68</text:p>
          </table:table-cell>
          <table:table-cell office:value-type="float" office:value="3.36" calcext:value-type="float">
            <text:p>3.36</text:p>
          </table:table-cell>
          <table:table-cell table:formula="of:=[.G792]-[.E792]" office:value-type="float" office:value="1.36" calcext:value-type="float">
            <text:p>1.36</text:p>
          </table:table-cell>
          <table:table-cell table:formula="of:=SUM([.$H$2:.H792])" office:value-type="float" office:value="-19.67" calcext:value-type="float">
            <text:p>-19.67</text:p>
          </table:table-cell>
          <table:table-cell table:formula="of:=SUM([.H$3:.H792])/SUM([.E$3:.E792])" office:value-type="percentage" office:value="-0.00780555555555554" calcext:value-type="percentage">
            <text:p>-1%</text:p>
          </table:table-cell>
          <table:table-cell table:formula="of:=[.O792]-(1-[.O792])/[.N792]" office:value-type="percentage" office:value="0.0263431261002652" calcext:value-type="percentage">
            <text:p>2.6%</text:p>
          </table:table-cell>
          <table:table-cell table:formula="of:=AVERAGEIF([.$H$3:.$H792];&quot;&gt;0&quot;)" office:value-type="float" office:value="1.98620437956204" calcext:value-type="float">
            <text:p>2.0</text:p>
          </table:table-cell>
          <table:table-cell table:formula="of:=AVERAGEIF([.$H$3:.$H792];&quot;&lt;0&quot;)" office:value-type="float" office:value="-3.96208530805687" calcext:value-type="float">
            <text:p>-4.0</text:p>
          </table:table-cell>
          <table:table-cell table:formula="of:=[.L792]/-[.M792]" office:value-type="percentage" office:value="0.50130278000908" calcext:value-type="percentage">
            <text:p>50%</text:p>
          </table:table-cell>
          <table:table-cell table:formula="of:=COUNTIF([.$G$3:.$G792];&quot;&gt;0&quot;)/COUNTIF([.$B$3:.$B792];&quot;&gt;0&quot;)" office:value-type="percentage" office:value="0.674884437596302" calcext:value-type="percentage">
            <text:p>67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8" calcext:value-type="float">
            <text:p>8</text:p>
          </table:table-cell>
          <table:table-cell office:value-type="float" office:value="1.48" calcext:value-type="float">
            <text:p>1.48</text:p>
          </table:table-cell>
          <table:table-cell office:value-type="float" office:value="11.84" calcext:value-type="float">
            <text:p>11.84</text:p>
          </table:table-cell>
          <table:table-cell table:formula="of:=[.G793]-[.E793]" office:value-type="float" office:value="3.84" calcext:value-type="float">
            <text:p>3.84</text:p>
          </table:table-cell>
          <table:table-cell table:formula="of:=SUM([.$H$2:.H793])" office:value-type="float" office:value="-15.83" calcext:value-type="float">
            <text:p>-15.83</text:p>
          </table:table-cell>
          <table:table-cell table:formula="of:=SUM([.H$3:.H793])/SUM([.E$3:.E793])" office:value-type="percentage" office:value="-0.00626186708860758" calcext:value-type="percentage">
            <text:p>-1%</text:p>
          </table:table-cell>
          <table:table-cell table:formula="of:=[.O793]-(1-[.O793])/[.N793]" office:value-type="percentage" office:value="0.0293046751095686" calcext:value-type="percentage">
            <text:p>2.9%</text:p>
          </table:table-cell>
          <table:table-cell table:formula="of:=AVERAGEIF([.$H$3:.$H793];&quot;&gt;0&quot;)" office:value-type="float" office:value="1.99070388349514" calcext:value-type="float">
            <text:p>2.0</text:p>
          </table:table-cell>
          <table:table-cell table:formula="of:=AVERAGEIF([.$H$3:.$H793];&quot;&lt;0&quot;)" office:value-type="float" office:value="-3.96208530805687" calcext:value-type="float">
            <text:p>-4.0</text:p>
          </table:table-cell>
          <table:table-cell table:formula="of:=[.L793]/-[.M793]" office:value-type="percentage" office:value="0.502438420355832" calcext:value-type="percentage">
            <text:p>50%</text:p>
          </table:table-cell>
          <table:table-cell table:formula="of:=COUNTIF([.$G$3:.$G793];&quot;&gt;0&quot;)/COUNTIF([.$B$3:.$B793];&quot;&gt;0&quot;)" office:value-type="percentage" office:value="0.67538461538461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warinka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794]-[.E794]" office:value-type="float" office:value="3" calcext:value-type="float">
            <text:p>3.00</text:p>
          </table:table-cell>
          <table:table-cell table:formula="of:=SUM([.$H$2:.H794])" office:value-type="float" office:value="-12.83" calcext:value-type="float">
            <text:p>-12.83</text:p>
          </table:table-cell>
          <table:table-cell table:formula="of:=SUM([.H$3:.H794])/SUM([.E$3:.E794])" office:value-type="percentage" office:value="-0.00506514015001972" calcext:value-type="percentage">
            <text:p>-1%</text:p>
          </table:table-cell>
          <table:table-cell table:formula="of:=[.O794]-(1-[.O794])/[.N794]" office:value-type="percentage" office:value="0.0315867061222443" calcext:value-type="percentage">
            <text:p>3.2%</text:p>
          </table:table-cell>
          <table:table-cell table:formula="of:=AVERAGEIF([.$H$3:.$H794];&quot;&gt;0&quot;)" office:value-type="float" office:value="1.99314769975787" calcext:value-type="float">
            <text:p>2.0</text:p>
          </table:table-cell>
          <table:table-cell table:formula="of:=AVERAGEIF([.$H$3:.$H794];&quot;&lt;0&quot;)" office:value-type="float" office:value="-3.96208530805687" calcext:value-type="float">
            <text:p>-4.0</text:p>
          </table:table-cell>
          <table:table-cell table:formula="of:=[.L794]/-[.M794]" office:value-type="percentage" office:value="0.503055220871902" calcext:value-type="percentage">
            <text:p>50%</text:p>
          </table:table-cell>
          <table:table-cell table:formula="of:=COUNTIF([.$G$3:.$G794];&quot;&gt;0&quot;)/COUNTIF([.$B$3:.$B794];&quot;&gt;0&quot;)" office:value-type="percentage" office:value="0.6758832565284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2" calcext:value-type="float">
            <text:p>2</text:p>
          </table:table-cell>
          <table:table-cell office:value-type="float" office:value="1.01" calcext:value-type="float">
            <text:p>1.01</text:p>
          </table:table-cell>
          <table:table-cell office:value-type="float" office:value="2.02" calcext:value-type="float">
            <text:p>2.02</text:p>
          </table:table-cell>
          <table:table-cell table:formula="of:=[.G795]-[.E795]" office:value-type="float" office:value="0.02" calcext:value-type="float">
            <text:p>0.02</text:p>
          </table:table-cell>
          <table:table-cell table:formula="of:=SUM([.$H$2:.H795])" office:value-type="float" office:value="-12.81" calcext:value-type="float">
            <text:p>-12.81</text:p>
          </table:table-cell>
          <table:table-cell table:formula="of:=SUM([.H$3:.H795])/SUM([.E$3:.E795])" office:value-type="percentage" office:value="-0.0050532544378698" calcext:value-type="percentage">
            <text:p>-1%</text:p>
          </table:table-cell>
          <table:table-cell table:formula="of:=[.O795]-(1-[.O795])/[.N795]" office:value-type="percentage" office:value="0.0315300227001088" calcext:value-type="percentage">
            <text:p>3.2%</text:p>
          </table:table-cell>
          <table:table-cell table:formula="of:=AVERAGEIF([.$H$3:.$H795];&quot;&gt;0&quot;)" office:value-type="float" office:value="1.98838164251208" calcext:value-type="float">
            <text:p>2.0</text:p>
          </table:table-cell>
          <table:table-cell table:formula="of:=AVERAGEIF([.$H$3:.$H795];&quot;&lt;0&quot;)" office:value-type="float" office:value="-3.96208530805687" calcext:value-type="float">
            <text:p>-4.0</text:p>
          </table:table-cell>
          <table:table-cell table:formula="of:=[.L795]/-[.M795]" office:value-type="percentage" office:value="0.501852304509627" calcext:value-type="percentage">
            <text:p>50%</text:p>
          </table:table-cell>
          <table:table-cell table:formula="of:=COUNTIF([.$G$3:.$G795];&quot;&gt;0&quot;)/COUNTIF([.$B$3:.$B795];&quot;&gt;0&quot;)" office:value-type="percentage" office:value="0.67638036809816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6" calcext:value-type="float">
            <text:p>6</text:p>
          </table:table-cell>
          <table:table-cell office:value-type="float" office:value="1.14" calcext:value-type="float">
            <text:p>1.14</text:p>
          </table:table-cell>
          <table:table-cell office:value-type="float" office:value="6.84" calcext:value-type="float">
            <text:p>6.84</text:p>
          </table:table-cell>
          <table:table-cell table:formula="of:=[.G796]-[.E796]" office:value-type="float" office:value="0.84" calcext:value-type="float">
            <text:p>0.84</text:p>
          </table:table-cell>
          <table:table-cell table:formula="of:=SUM([.$H$2:.H796])" office:value-type="float" office:value="-11.97" calcext:value-type="float">
            <text:p>-11.97</text:p>
          </table:table-cell>
          <table:table-cell table:formula="of:=SUM([.H$3:.H796])/SUM([.E$3:.E796])" office:value-type="percentage" office:value="-0.00471074380165287" calcext:value-type="percentage">
            <text:p>0%</text:p>
          </table:table-cell>
          <table:table-cell table:formula="of:=[.O796]-(1-[.O796])/[.N796]" office:value-type="percentage" office:value="0.032115833663187" calcext:value-type="percentage">
            <text:p>3.2%</text:p>
          </table:table-cell>
          <table:table-cell table:formula="of:=AVERAGEIF([.$H$3:.$H796];&quot;&gt;0&quot;)" office:value-type="float" office:value="1.98561445783132" calcext:value-type="float">
            <text:p>2.0</text:p>
          </table:table-cell>
          <table:table-cell table:formula="of:=AVERAGEIF([.$H$3:.$H796];&quot;&lt;0&quot;)" office:value-type="float" office:value="-3.96208530805687" calcext:value-type="float">
            <text:p>-4.0</text:p>
          </table:table-cell>
          <table:table-cell table:formula="of:=[.L796]/-[.M796]" office:value-type="percentage" office:value="0.501153888280394" calcext:value-type="percentage">
            <text:p>50%</text:p>
          </table:table-cell>
          <table:table-cell table:formula="of:=COUNTIF([.$G$3:.$G796];&quot;&gt;0&quot;)/COUNTIF([.$B$3:.$B796];&quot;&gt;0&quot;)" office:value-type="percentage" office:value="0.676875957120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0" calcext:value-type="date">
            <text:p>2019-10-30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berrettini</text:p>
          </table:table-cell>
          <table:table-cell office:value-type="float" office:value="5" calcext:value-type="float">
            <text:p>5</text:p>
          </table:table-cell>
          <table:table-cell office:value-type="float" office:value="1.58" calcext:value-type="float">
            <text:p>1.58</text:p>
          </table:table-cell>
          <table:table-cell office:value-type="float" office:value="0" calcext:value-type="float">
            <text:p>0.00</text:p>
          </table:table-cell>
          <table:table-cell table:formula="of:=[.G797]-[.E797]" office:value-type="float" office:value="-5" calcext:value-type="float">
            <text:p>-5.00</text:p>
          </table:table-cell>
          <table:table-cell table:formula="of:=SUM([.$H$2:.H797])" office:value-type="float" office:value="-16.97" calcext:value-type="float">
            <text:p>-16.97</text:p>
          </table:table-cell>
          <table:table-cell table:formula="of:=SUM([.H$3:.H797])/SUM([.E$3:.E797])" office:value-type="percentage" office:value="-0.00666535742340925" calcext:value-type="percentage">
            <text:p>-1%</text:p>
          </table:table-cell>
          <table:table-cell table:formula="of:=[.O797]-(1-[.O797])/[.N797]" office:value-type="percentage" office:value="0.0282164024119393" calcext:value-type="percentage">
            <text:p>2.8%</text:p>
          </table:table-cell>
          <table:table-cell table:formula="of:=AVERAGEIF([.$H$3:.$H797];&quot;&gt;0&quot;)" office:value-type="float" office:value="1.98561445783132" calcext:value-type="float">
            <text:p>2.0</text:p>
          </table:table-cell>
          <table:table-cell table:formula="of:=AVERAGEIF([.$H$3:.$H797];&quot;&lt;0&quot;)" office:value-type="float" office:value="-3.96698113207547" calcext:value-type="float">
            <text:p>-4.0</text:p>
          </table:table-cell>
          <table:table-cell table:formula="of:=[.L797]/-[.M797]" office:value-type="percentage" office:value="0.500535392461642" calcext:value-type="percentage">
            <text:p>50%</text:p>
          </table:table-cell>
          <table:table-cell table:formula="of:=COUNTIF([.$G$3:.$G797];&quot;&gt;0&quot;)/COUNTIF([.$B$3:.$B797];&quot;&gt;0&quot;)" office:value-type="percentage" office:value="0.675840978593272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8" calcext:value-type="float">
            <text:p>8</text:p>
          </table:table-cell>
          <table:table-cell office:value-type="float" office:value="1.08" calcext:value-type="float">
            <text:p>1.08</text:p>
          </table:table-cell>
          <table:table-cell office:value-type="float" office:value="8.64" calcext:value-type="float">
            <text:p>8.64</text:p>
          </table:table-cell>
          <table:table-cell table:formula="of:=[.G799]-[.E799]" office:value-type="float" office:value="0.640000000000001" calcext:value-type="float">
            <text:p>0.64</text:p>
          </table:table-cell>
          <table:table-cell table:formula="of:=SUM([.$H$2:.H799])" office:value-type="float" office:value="-16.33" calcext:value-type="float">
            <text:p>-16.33</text:p>
          </table:table-cell>
          <table:table-cell table:formula="of:=SUM([.H$3:.H799])/SUM([.E$3:.E799])" office:value-type="percentage" office:value="-0.00639389193422081" calcext:value-type="percentage">
            <text:p>-1%</text:p>
          </table:table-cell>
          <table:table-cell table:formula="of:=[.O799]-(1-[.O799])/[.N799]" office:value-type="percentage" office:value="0.0286449254696091" calcext:value-type="percentage">
            <text:p>2.9%</text:p>
          </table:table-cell>
          <table:table-cell table:formula="of:=AVERAGEIF([.$H$3:.$H799];&quot;&gt;0&quot;)" office:value-type="float" office:value="1.98237980769231" calcext:value-type="float">
            <text:p>2.0</text:p>
          </table:table-cell>
          <table:table-cell table:formula="of:=AVERAGEIF([.$H$3:.$H799];&quot;&lt;0&quot;)" office:value-type="float" office:value="-3.96698113207547" calcext:value-type="float">
            <text:p>-4.0</text:p>
          </table:table-cell>
          <table:table-cell table:formula="of:=[.L799]/-[.M799]" office:value-type="percentage" office:value="0.499719999085338" calcext:value-type="percentage">
            <text:p>50%</text:p>
          </table:table-cell>
          <table:table-cell table:formula="of:=COUNTIF([.$G$3:.$G799];&quot;&gt;0&quot;)/COUNTIF([.$B$3:.$B799];&quot;&gt;0&quot;)" office:value-type="percentage" office:value="0.67633587786259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tsonga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0</text:p>
          </table:table-cell>
          <table:table-cell office:value-type="float" office:value="4.8" calcext:value-type="float">
            <text:p>4.80</text:p>
          </table:table-cell>
          <table:table-cell table:formula="of:=[.G800]-[.E800]" office:value-type="float" office:value="1.8" calcext:value-type="float">
            <text:p>1.80</text:p>
          </table:table-cell>
          <table:table-cell table:formula="of:=SUM([.$H$2:.H800])" office:value-type="float" office:value="-14.53" calcext:value-type="float">
            <text:p>-14.53</text:p>
          </table:table-cell>
          <table:table-cell table:formula="of:=SUM([.H$3:.H800])/SUM([.E$3:.E800])" office:value-type="percentage" office:value="-0.00568244035979662" calcext:value-type="percentage">
            <text:p>-1%</text:p>
          </table:table-cell>
          <table:table-cell table:formula="of:=[.O800]-(1-[.O800])/[.N800]" office:value-type="percentage" office:value="0.0299829394896363" calcext:value-type="percentage">
            <text:p>3.0%</text:p>
          </table:table-cell>
          <table:table-cell table:formula="of:=AVERAGEIF([.$H$3:.$H800];&quot;&gt;0&quot;)" office:value-type="float" office:value="1.98194244604316" calcext:value-type="float">
            <text:p>2.0</text:p>
          </table:table-cell>
          <table:table-cell table:formula="of:=AVERAGEIF([.$H$3:.$H800];&quot;&lt;0&quot;)" office:value-type="float" office:value="-3.96698113207547" calcext:value-type="float">
            <text:p>-4.0</text:p>
          </table:table-cell>
          <table:table-cell table:formula="of:=[.L800]/-[.M800]" office:value-type="percentage" office:value="0.499609748586386" calcext:value-type="percentage">
            <text:p>50%</text:p>
          </table:table-cell>
          <table:table-cell table:formula="of:=COUNTIF([.$G$3:.$G800];&quot;&gt;0&quot;)/COUNTIF([.$B$3:.$B800];&quot;&gt;0&quot;)" office:value-type="percentage" office:value="0.676829268292683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zverev</text:p>
          </table:table-cell>
          <table:table-cell office:value-type="float" office:value="5" calcext:value-type="float">
            <text:p>5</text:p>
          </table:table-cell>
          <table:table-cell office:value-type="float" office:value="1.42" calcext:value-type="float">
            <text:p>1.42</text:p>
          </table:table-cell>
          <table:table-cell office:value-type="float" office:value="0" calcext:value-type="float">
            <text:p>0.00</text:p>
          </table:table-cell>
          <table:table-cell table:formula="of:=[.G801]-[.E801]" office:value-type="float" office:value="-5" calcext:value-type="float">
            <text:p>-5.00</text:p>
          </table:table-cell>
          <table:table-cell table:formula="of:=SUM([.$H$2:.H801])" office:value-type="float" office:value="-19.53" calcext:value-type="float">
            <text:p>-19.53</text:p>
          </table:table-cell>
          <table:table-cell table:formula="of:=SUM([.H$3:.H801])/SUM([.E$3:.E801])" office:value-type="percentage" office:value="-0.00762295081967211" calcext:value-type="percentage">
            <text:p>-1%</text:p>
          </table:table-cell>
          <table:table-cell table:formula="of:=[.O801]-(1-[.O801])/[.N801]" office:value-type="percentage" office:value="0.0260974592220977" calcext:value-type="percentage">
            <text:p>2.6%</text:p>
          </table:table-cell>
          <table:table-cell table:formula="of:=AVERAGEIF([.$H$3:.$H801];&quot;&gt;0&quot;)" office:value-type="float" office:value="1.98194244604316" calcext:value-type="float">
            <text:p>2.0</text:p>
          </table:table-cell>
          <table:table-cell table:formula="of:=AVERAGEIF([.$H$3:.$H801];&quot;&lt;0&quot;)" office:value-type="float" office:value="-3.97183098591549" calcext:value-type="float">
            <text:p>-4.0</text:p>
          </table:table-cell>
          <table:table-cell table:formula="of:=[.L801]/-[.M801]" office:value-type="percentage" office:value="0.498999693861931" calcext:value-type="percentage">
            <text:p>50%</text:p>
          </table:table-cell>
          <table:table-cell table:formula="of:=COUNTIF([.$G$3:.$G801];&quot;&gt;0&quot;)/COUNTIF([.$B$3:.$B801];&quot;&gt;0&quot;)" office:value-type="percentage" office:value="0.67579908675799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4" calcext:value-type="float">
            <text:p>1.24</text:p>
          </table:table-cell>
          <table:table-cell office:value-type="float" office:value="2.48" calcext:value-type="float">
            <text:p>2.48</text:p>
          </table:table-cell>
          <table:table-cell table:formula="of:=[.G802]-[.E802]" office:value-type="float" office:value="0.48" calcext:value-type="float">
            <text:p>0.48</text:p>
          </table:table-cell>
          <table:table-cell table:formula="of:=SUM([.$H$2:.H802])" office:value-type="float" office:value="-19.05" calcext:value-type="float">
            <text:p>-19.05</text:p>
          </table:table-cell>
          <table:table-cell table:formula="of:=SUM([.H$3:.H802])/SUM([.E$3:.E802])" office:value-type="percentage" office:value="-0.00742979719188766" calcext:value-type="percentage">
            <text:p>-1%</text:p>
          </table:table-cell>
          <table:table-cell table:formula="of:=[.O802]-(1-[.O802])/[.N802]" office:value-type="percentage" office:value="0.0263993313400704" calcext:value-type="percentage">
            <text:p>2.6%</text:p>
          </table:table-cell>
          <table:table-cell table:formula="of:=AVERAGEIF([.$H$3:.$H802];&quot;&gt;0&quot;)" office:value-type="float" office:value="1.97834928229665" calcext:value-type="float">
            <text:p>2.0</text:p>
          </table:table-cell>
          <table:table-cell table:formula="of:=AVERAGEIF([.$H$3:.$H802];&quot;&lt;0&quot;)" office:value-type="float" office:value="-3.97183098591549" calcext:value-type="float">
            <text:p>-4.0</text:p>
          </table:table-cell>
          <table:table-cell table:formula="of:=[.L802]/-[.M802]" office:value-type="percentage" office:value="0.498095032067596" calcext:value-type="percentage">
            <text:p>50%</text:p>
          </table:table-cell>
          <table:table-cell table:formula="of:=COUNTIF([.$G$3:.$G802];&quot;&gt;0&quot;)/COUNTIF([.$B$3:.$B802];&quot;&gt;0&quot;)" office:value-type="percentage" office:value="0.6762917933130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0-31" calcext:value-type="date">
            <text:p>2019-10-3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monfils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3]-[.E803]" office:value-type="float" office:value="0.44" calcext:value-type="float">
            <text:p>0.44</text:p>
          </table:table-cell>
          <table:table-cell table:formula="of:=SUM([.$H$2:.H803])" office:value-type="float" office:value="-18.61" calcext:value-type="float">
            <text:p>-18.61</text:p>
          </table:table-cell>
          <table:table-cell table:formula="of:=SUM([.H$3:.H803])/SUM([.E$3:.E803])" office:value-type="percentage" office:value="-0.00725253312548712" calcext:value-type="percentage">
            <text:p>-1%</text:p>
          </table:table-cell>
          <table:table-cell table:formula="of:=[.O803]-(1-[.O803])/[.N803]" office:value-type="percentage" office:value="0.0266702241784458" calcext:value-type="percentage">
            <text:p>2.7%</text:p>
          </table:table-cell>
          <table:table-cell table:formula="of:=AVERAGEIF([.$H$3:.$H803];&quot;&gt;0&quot;)" office:value-type="float" office:value="1.97467780429594" calcext:value-type="float">
            <text:p>2.0</text:p>
          </table:table-cell>
          <table:table-cell table:formula="of:=AVERAGEIF([.$H$3:.$H803];&quot;&lt;0&quot;)" office:value-type="float" office:value="-3.97183098591549" calcext:value-type="float">
            <text:p>-4.0</text:p>
          </table:table-cell>
          <table:table-cell table:formula="of:=[.L803]/-[.M803]" office:value-type="percentage" office:value="0.497170652854652" calcext:value-type="percentage">
            <text:p>50%</text:p>
          </table:table-cell>
          <table:table-cell table:formula="of:=COUNTIF([.$G$3:.$G803];&quot;&gt;0&quot;)/COUNTIF([.$B$3:.$B803];&quot;&gt;0&quot;)" office:value-type="percentage" office:value="0.676783004552352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imitrov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24" calcext:value-type="float">
            <text:p>1.24</text:p>
          </table:table-cell>
          <table:table-cell table:formula="of:=[.G805]-[.E805]" office:value-type="float" office:value="0.24" calcext:value-type="float">
            <text:p>0.24</text:p>
          </table:table-cell>
          <table:table-cell table:formula="of:=SUM([.$H$2:.H805])" office:value-type="float" office:value="-18.37" calcext:value-type="float">
            <text:p>-18.37</text:p>
          </table:table-cell>
          <table:table-cell table:formula="of:=SUM([.H$3:.H805])/SUM([.E$3:.E805])" office:value-type="percentage" office:value="-0.00715621347876897" calcext:value-type="percentage">
            <text:p>-1%</text:p>
          </table:table-cell>
          <table:table-cell table:formula="of:=[.O805]-(1-[.O805])/[.N805]" office:value-type="percentage" office:value="0.0267844216728375" calcext:value-type="percentage">
            <text:p>2.7%</text:p>
          </table:table-cell>
          <table:table-cell table:formula="of:=AVERAGEIF([.$H$3:.$H805];&quot;&gt;0&quot;)" office:value-type="float" office:value="1.97054761904762" calcext:value-type="float">
            <text:p>2.0</text:p>
          </table:table-cell>
          <table:table-cell table:formula="of:=AVERAGEIF([.$H$3:.$H805];&quot;&lt;0&quot;)" office:value-type="float" office:value="-3.97183098591549" calcext:value-type="float">
            <text:p>-4.0</text:p>
          </table:table-cell>
          <table:table-cell table:formula="of:=[.L805]/-[.M805]" office:value-type="percentage" office:value="0.496130783519081" calcext:value-type="percentage">
            <text:p>50%</text:p>
          </table:table-cell>
          <table:table-cell table:formula="of:=COUNTIF([.$G$3:.$G805];&quot;&gt;0&quot;)/COUNTIF([.$B$3:.$B805];&quot;&gt;0&quot;)" office:value-type="percentage" office:value="0.677272727272727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26" calcext:value-type="float">
            <text:p>1.26</text:p>
          </table:table-cell>
          <table:table-cell office:value-type="float" office:value="5.04" calcext:value-type="float">
            <text:p>5.04</text:p>
          </table:table-cell>
          <table:table-cell table:formula="of:=[.G806]-[.E806]" office:value-type="float" office:value="1.04" calcext:value-type="float">
            <text:p>1.04</text:p>
          </table:table-cell>
          <table:table-cell table:formula="of:=SUM([.$H$2:.H806])" office:value-type="float" office:value="-17.33" calcext:value-type="float">
            <text:p>-17.33</text:p>
          </table:table-cell>
          <table:table-cell table:formula="of:=SUM([.H$3:.H806])/SUM([.E$3:.E806])" office:value-type="percentage" office:value="-0.00674056787242316" calcext:value-type="percentage">
            <text:p>-1%</text:p>
          </table:table-cell>
          <table:table-cell table:formula="of:=[.O806]-(1-[.O806])/[.N806]" office:value-type="percentage" office:value="0.0275274049313691" calcext:value-type="percentage">
            <text:p>2.8%</text:p>
          </table:table-cell>
          <table:table-cell table:formula="of:=AVERAGEIF([.$H$3:.$H806];&quot;&gt;0&quot;)" office:value-type="float" office:value="1.96833729216152" calcext:value-type="float">
            <text:p>2.0</text:p>
          </table:table-cell>
          <table:table-cell table:formula="of:=AVERAGEIF([.$H$3:.$H806];&quot;&lt;0&quot;)" office:value-type="float" office:value="-3.97183098591549" calcext:value-type="float">
            <text:p>-4.0</text:p>
          </table:table-cell>
          <table:table-cell table:formula="of:=[.L806]/-[.M806]" office:value-type="percentage" office:value="0.495574282778255" calcext:value-type="percentage">
            <text:p>50%</text:p>
          </table:table-cell>
          <table:table-cell table:formula="of:=COUNTIF([.$G$3:.$G806];&quot;&gt;0&quot;)/COUNTIF([.$B$3:.$B806];&quot;&gt;0&quot;)" office:value-type="percentage" office:value="0.677760968229955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19-11-01" calcext:value-type="date">
            <text:p>2019-11-01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nadal</text:p>
          </table:table-cell>
          <table:table-cell office:value-type="float" office:value="2" calcext:value-type="float">
            <text:p>2</text:p>
          </table:table-cell>
          <table:table-cell office:value-type="float" office:value="1.22" calcext:value-type="float">
            <text:p>1.22</text:p>
          </table:table-cell>
          <table:table-cell office:value-type="float" office:value="2.44" calcext:value-type="float">
            <text:p>2.44</text:p>
          </table:table-cell>
          <table:table-cell table:formula="of:=[.G807]-[.E807]" office:value-type="float" office:value="0.44" calcext:value-type="float">
            <text:p>0.44</text:p>
          </table:table-cell>
          <table:table-cell table:formula="of:=SUM([.$H$2:.H807])" office:value-type="float" office:value="-16.89" calcext:value-type="float">
            <text:p>-16.89</text:p>
          </table:table-cell>
          <table:table-cell table:formula="of:=SUM([.H$3:.H807])/SUM([.E$3:.E807])" office:value-type="percentage" office:value="-0.00656432180334239" calcext:value-type="percentage">
            <text:p>-1%</text:p>
          </table:table-cell>
          <table:table-cell table:formula="of:=[.O807]-(1-[.O807])/[.N807]" office:value-type="percentage" office:value="0.0277996013706827" calcext:value-type="percentage">
            <text:p>2.8%</text:p>
          </table:table-cell>
          <table:table-cell table:formula="of:=AVERAGEIF([.$H$3:.$H807];&quot;&gt;0&quot;)" office:value-type="float" office:value="1.96471563981043" calcext:value-type="float">
            <text:p>2.0</text:p>
          </table:table-cell>
          <table:table-cell table:formula="of:=AVERAGEIF([.$H$3:.$H807];&quot;&lt;0&quot;)" office:value-type="float" office:value="-3.97183098591549" calcext:value-type="float">
            <text:p>-4.0</text:p>
          </table:table-cell>
          <table:table-cell table:formula="of:=[.L807]/-[.M807]" office:value-type="percentage" office:value="0.494662448321065" calcext:value-type="percentage">
            <text:p>49%</text:p>
          </table:table-cell>
          <table:table-cell table:formula="of:=COUNTIF([.$G$3:.$G807];&quot;&gt;0&quot;)/COUNTIF([.$B$3:.$B807];&quot;&gt;0&quot;)" office:value-type="percentage" office:value="0.678247734138973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2" calcext:value-type="date">
            <text:p>2019-11-02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13" calcext:value-type="float">
            <text:p>1.13</text:p>
          </table:table-cell>
          <table:table-cell table:formula="of:=[.G809]-[.E809]" office:value-type="float" office:value="0.13" calcext:value-type="float">
            <text:p>0.13</text:p>
          </table:table-cell>
          <table:table-cell table:formula="of:=SUM([.$H$2:.H809])" office:value-type="float" office:value="-16.76" calcext:value-type="float">
            <text:p>-16.76</text:p>
          </table:table-cell>
          <table:table-cell table:formula="of:=SUM([.H$3:.H809])/SUM([.E$3:.E809])" office:value-type="percentage" office:value="-0.00651126651126649" calcext:value-type="percentage">
            <text:p>-1%</text:p>
          </table:table-cell>
          <table:table-cell table:formula="of:=[.O809]-(1-[.O809])/[.N809]" office:value-type="percentage" office:value="0.0278290037587704" calcext:value-type="percentage">
            <text:p>2.8%</text:p>
          </table:table-cell>
          <table:table-cell table:formula="of:=AVERAGEIF([.$H$3:.$H809];&quot;&gt;0&quot;)" office:value-type="float" office:value="1.96037825059102" calcext:value-type="float">
            <text:p>2.0</text:p>
          </table:table-cell>
          <table:table-cell table:formula="of:=AVERAGEIF([.$H$3:.$H809];&quot;&lt;0&quot;)" office:value-type="float" office:value="-3.97183098591549" calcext:value-type="float">
            <text:p>-4.0</text:p>
          </table:table-cell>
          <table:table-cell table:formula="of:=[.L809]/-[.M809]" office:value-type="percentage" office:value="0.493570410609795" calcext:value-type="percentage">
            <text:p>49%</text:p>
          </table:table-cell>
          <table:table-cell table:formula="of:=COUNTIF([.$G$3:.$G809];&quot;&gt;0&quot;)/COUNTIF([.$B$3:.$B809];&quot;&gt;0&quot;)" office:value-type="percentage" office:value="0.678733031674208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19-11-03" calcext:value-type="date">
            <text:p>2019-11-03</text:p>
          </table:table-cell>
          <table:table-cell office:value-type="string" calcext:value-type="string">
            <text:p>par</text:p>
          </table:table-cell>
          <table:table-cell office:value-type="string" calcext:value-type="string">
            <text:p>djokovic</text:p>
          </table:table-cell>
          <table:table-cell office:value-type="float" office:value="5" calcext:value-type="float">
            <text:p>5</text:p>
          </table:table-cell>
          <table:table-cell office:value-type="float" office:value="1.1" calcext:value-type="float">
            <text:p>1.10</text:p>
          </table:table-cell>
          <table:table-cell office:value-type="float" office:value="5.5" calcext:value-type="float">
            <text:p>5.50</text:p>
          </table:table-cell>
          <table:table-cell table:formula="of:=[.G811]-[.E811]" office:value-type="float" office:value="0.5" calcext:value-type="float">
            <text:p>0.50</text:p>
          </table:table-cell>
          <table:table-cell table:formula="of:=SUM([.$H$2:.H811])" office:value-type="float" office:value="-16.26" calcext:value-type="float">
            <text:p>-16.26</text:p>
          </table:table-cell>
          <table:table-cell table:formula="of:=SUM([.H$3:.H811])/SUM([.E$3:.E811])" office:value-type="percentage" office:value="-0.00630476929042263" calcext:value-type="percentage">
            <text:p>-1%</text:p>
          </table:table-cell>
          <table:table-cell table:formula="of:=[.O811]-(1-[.O811])/[.N811]" office:value-type="percentage" office:value="0.0281492228223034" calcext:value-type="percentage">
            <text:p>2.8%</text:p>
          </table:table-cell>
          <table:table-cell table:formula="of:=AVERAGEIF([.$H$3:.$H811];&quot;&gt;0&quot;)" office:value-type="float" office:value="1.95693396226415" calcext:value-type="float">
            <text:p>2.0</text:p>
          </table:table-cell>
          <table:table-cell table:formula="of:=AVERAGEIF([.$H$3:.$H811];&quot;&lt;0&quot;)" office:value-type="float" office:value="-3.97183098591549" calcext:value-type="float">
            <text:p>-4.0</text:p>
          </table:table-cell>
          <table:table-cell table:formula="of:=[.L811]/-[.M811]" office:value-type="percentage" office:value="0.492703231633882" calcext:value-type="percentage">
            <text:p>49%</text:p>
          </table:table-cell>
          <table:table-cell table:formula="of:=COUNTIF([.$G$3:.$G811];&quot;&gt;0&quot;)/COUNTIF([.$B$3:.$B811];&quot;&gt;0&quot;)" office:value-type="percentage" office:value="0.67921686746988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arci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02" calcext:value-type="float">
            <text:p>1.02</text:p>
          </table:table-cell>
          <table:table-cell table:formula="of:=[.G813]-[.E813]" office:value-type="float" office:value="0.02" calcext:value-type="float">
            <text:p>0.02</text:p>
          </table:table-cell>
          <table:table-cell table:formula="of:=SUM([.$H$2:.H813])" office:value-type="float" office:value="-16.24" calcext:value-type="float">
            <text:p>-16.24</text:p>
          </table:table-cell>
          <table:table-cell table:formula="of:=SUM([.H$3:.H813])/SUM([.E$3:.E813])" office:value-type="percentage" office:value="-0.00629457364341084" calcext:value-type="percentage">
            <text:p>-1%</text:p>
          </table:table-cell>
          <table:table-cell table:formula="of:=[.O813]-(1-[.O813])/[.N813]" office:value-type="percentage" office:value="0.0280931310149648" calcext:value-type="percentage">
            <text:p>2.8%</text:p>
          </table:table-cell>
          <table:table-cell table:formula="of:=AVERAGEIF([.$H$3:.$H813];&quot;&gt;0&quot;)" office:value-type="float" office:value="1.95237647058823" calcext:value-type="float">
            <text:p>2.0</text:p>
          </table:table-cell>
          <table:table-cell table:formula="of:=AVERAGEIF([.$H$3:.$H813];&quot;&lt;0&quot;)" office:value-type="float" office:value="-3.97183098591549" calcext:value-type="float">
            <text:p>-4.0</text:p>
          </table:table-cell>
          <table:table-cell table:formula="of:=[.L813]/-[.M813]" office:value-type="percentage" office:value="0.491555778055903" calcext:value-type="percentage">
            <text:p>49%</text:p>
          </table:table-cell>
          <table:table-cell table:formula="of:=COUNTIF([.$G$3:.$G813];&quot;&gt;0&quot;)/COUNTIF([.$B$3:.$B813];&quot;&gt;0&quot;)" office:value-type="percentage" office:value="0.67969924812030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7.6" calcext:value-type="float">
            <text:p>7.60</text:p>
          </table:table-cell>
          <table:table-cell table:formula="of:=[.G814]-[.E814]" office:value-type="float" office:value="2.6" calcext:value-type="float">
            <text:p>2.60</text:p>
          </table:table-cell>
          <table:table-cell table:formula="of:=SUM([.$H$2:.H814])" office:value-type="float" office:value="-13.64" calcext:value-type="float">
            <text:p>-13.64</text:p>
          </table:table-cell>
          <table:table-cell table:formula="of:=SUM([.H$3:.H814])/SUM([.E$3:.E814])" office:value-type="percentage" office:value="-0.00527659574468083" calcext:value-type="percentage">
            <text:p>-1%</text:p>
          </table:table-cell>
          <table:table-cell table:formula="of:=[.O814]-(1-[.O814])/[.N814]" office:value-type="percentage" office:value="0.0300586761012536" calcext:value-type="percentage">
            <text:p>3.0%</text:p>
          </table:table-cell>
          <table:table-cell table:formula="of:=AVERAGEIF([.$H$3:.$H814];&quot;&gt;0&quot;)" office:value-type="float" office:value="1.95389671361502" calcext:value-type="float">
            <text:p>2.0</text:p>
          </table:table-cell>
          <table:table-cell table:formula="of:=AVERAGEIF([.$H$3:.$H814];&quot;&lt;0&quot;)" office:value-type="float" office:value="-3.97183098591549" calcext:value-type="float">
            <text:p>-4.0</text:p>
          </table:table-cell>
          <table:table-cell table:formula="of:=[.L814]/-[.M814]" office:value-type="percentage" office:value="0.49193853427896" calcext:value-type="percentage">
            <text:p>49%</text:p>
          </table:table-cell>
          <table:table-cell table:formula="of:=COUNTIF([.$G$3:.$G814];&quot;&gt;0&quot;)/COUNTIF([.$B$3:.$B814];&quot;&gt;0&quot;)" office:value-type="percentage" office:value="0.680180180180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ritz</text:p>
          </table:table-cell>
          <table:table-cell office:value-type="float" office:value="5" calcext:value-type="float">
            <text:p>5</text:p>
          </table:table-cell>
          <table:table-cell office:value-type="float" office:value="1.09" calcext:value-type="float">
            <text:p>1.09</text:p>
          </table:table-cell>
          <table:table-cell office:value-type="float" office:value="5.45" calcext:value-type="float">
            <text:p>5.45</text:p>
          </table:table-cell>
          <table:table-cell table:formula="of:=[.G815]-[.E815]" office:value-type="float" office:value="0.45" calcext:value-type="float">
            <text:p>0.45</text:p>
          </table:table-cell>
          <table:table-cell table:formula="of:=SUM([.$H$2:.H815])" office:value-type="float" office:value="-13.19" calcext:value-type="float">
            <text:p>-13.19</text:p>
          </table:table-cell>
          <table:table-cell table:formula="of:=SUM([.H$3:.H815])/SUM([.E$3:.E815])" office:value-type="percentage" office:value="-0.00509266409266408" calcext:value-type="percentage">
            <text:p>-1%</text:p>
          </table:table-cell>
          <table:table-cell table:formula="of:=[.O815]-(1-[.O815])/[.N815]" office:value-type="percentage" office:value="0.0303406251269722" calcext:value-type="percentage">
            <text:p>3.0%</text:p>
          </table:table-cell>
          <table:table-cell table:formula="of:=AVERAGEIF([.$H$3:.$H815];&quot;&gt;0&quot;)" office:value-type="float" office:value="1.95037470725995" calcext:value-type="float">
            <text:p>2.0</text:p>
          </table:table-cell>
          <table:table-cell table:formula="of:=AVERAGEIF([.$H$3:.$H815];&quot;&lt;0&quot;)" office:value-type="float" office:value="-3.97183098591549" calcext:value-type="float">
            <text:p>-4.0</text:p>
          </table:table-cell>
          <table:table-cell table:formula="of:=[.L815]/-[.M815]" office:value-type="percentage" office:value="0.491051787998073" calcext:value-type="percentage">
            <text:p>49%</text:p>
          </table:table-cell>
          <table:table-cell table:formula="of:=COUNTIF([.$G$3:.$G815];&quot;&gt;0&quot;)/COUNTIF([.$B$3:.$B815];&quot;&gt;0&quot;)" office:value-type="percentage" office:value="0.68065967016491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7" calcext:value-type="float">
            <text:p>7</text:p>
          </table:table-cell>
          <table:table-cell office:value-type="float" office:value="1.7" calcext:value-type="float">
            <text:p>1.70</text:p>
          </table:table-cell>
          <table:table-cell office:value-type="float" office:value="0" calcext:value-type="float">
            <text:p>0.00</text:p>
          </table:table-cell>
          <table:table-cell table:formula="of:=[.G816]-[.E816]" office:value-type="float" office:value="-7" calcext:value-type="float">
            <text:p>-7.00</text:p>
          </table:table-cell>
          <table:table-cell table:formula="of:=SUM([.$H$2:.H816])" office:value-type="float" office:value="-20.19" calcext:value-type="float">
            <text:p>-20.19</text:p>
          </table:table-cell>
          <table:table-cell table:formula="of:=SUM([.H$3:.H816])/SUM([.E$3:.E816])" office:value-type="percentage" office:value="-0.00777435502502886" calcext:value-type="percentage">
            <text:p>-1%</text:p>
          </table:table-cell>
          <table:table-cell table:formula="of:=[.O816]-(1-[.O816])/[.N816]" office:value-type="percentage" office:value="0.0249223698111152" calcext:value-type="percentage">
            <text:p>2.5%</text:p>
          </table:table-cell>
          <table:table-cell table:formula="of:=AVERAGEIF([.$H$3:.$H816];&quot;&gt;0&quot;)" office:value-type="float" office:value="1.95037470725995" calcext:value-type="float">
            <text:p>2.0</text:p>
          </table:table-cell>
          <table:table-cell table:formula="of:=AVERAGEIF([.$H$3:.$H816];&quot;&lt;0&quot;)" office:value-type="float" office:value="-3.98598130841121" calcext:value-type="float">
            <text:p>-4.0</text:p>
          </table:table-cell>
          <table:table-cell table:formula="of:=[.L816]/-[.M816]" office:value-type="percentage" office:value="0.489308543204724" calcext:value-type="percentage">
            <text:p>49%</text:p>
          </table:table-cell>
          <table:table-cell table:formula="of:=COUNTIF([.$G$3:.$G816];&quot;&gt;0&quot;)/COUNTIF([.$B$3:.$B816];&quot;&gt;0&quot;)" office:value-type="percentage" office:value="0.67964071856287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isner</text:p>
          </table:table-cell>
          <table:table-cell office:value-type="float" office:value="5" calcext:value-type="float">
            <text:p>5</text:p>
          </table:table-cell>
          <table:table-cell office:value-type="float" office:value="1.52" calcext:value-type="float">
            <text:p>1.52</text:p>
          </table:table-cell>
          <table:table-cell office:value-type="float" office:value="0" calcext:value-type="float">
            <text:p>0.00</text:p>
          </table:table-cell>
          <table:table-cell table:formula="of:=[.G817]-[.E817]" office:value-type="float" office:value="-5" calcext:value-type="float">
            <text:p>-5.00</text:p>
          </table:table-cell>
          <table:table-cell table:formula="of:=SUM([.$H$2:.H817])" office:value-type="float" office:value="-25.19" calcext:value-type="float">
            <text:p>-25.19</text:p>
          </table:table-cell>
          <table:table-cell table:formula="of:=SUM([.H$3:.H817])/SUM([.E$3:.E817])" office:value-type="percentage" office:value="-0.00968101460415063" calcext:value-type="percentage">
            <text:p>-1%</text:p>
          </table:table-cell>
          <table:table-cell table:formula="of:=[.O817]-(1-[.O817])/[.N817]" office:value-type="percentage" office:value="0.0210531137321052" calcext:value-type="percentage">
            <text:p>2.1%</text:p>
          </table:table-cell>
          <table:table-cell table:formula="of:=AVERAGEIF([.$H$3:.$H817];&quot;&gt;0&quot;)" office:value-type="float" office:value="1.95037470725995" calcext:value-type="float">
            <text:p>2.0</text:p>
          </table:table-cell>
          <table:table-cell table:formula="of:=AVERAGEIF([.$H$3:.$H817];&quot;&lt;0&quot;)" office:value-type="float" office:value="-3.9906976744186" calcext:value-type="float">
            <text:p>-4.0</text:p>
          </table:table-cell>
          <table:table-cell table:formula="of:=[.L817]/-[.M817]" office:value-type="percentage" office:value="0.488730258812226" calcext:value-type="percentage">
            <text:p>49%</text:p>
          </table:table-cell>
          <table:table-cell table:formula="of:=COUNTIF([.$G$3:.$G817];&quot;&gt;0&quot;)/COUNTIF([.$B$3:.$B817];&quot;&gt;0&quot;)" office:value-type="percentage" office:value="0.67862481315396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5" calcext:value-type="float">
            <text:p>5</text:p>
          </table:table-cell>
          <table:table-cell office:value-type="float" office:value="1.14" calcext:value-type="float">
            <text:p>1.14</text:p>
          </table:table-cell>
          <table:table-cell office:value-type="float" office:value="5.7" calcext:value-type="float">
            <text:p>5.70</text:p>
          </table:table-cell>
          <table:table-cell table:formula="of:=[.G818]-[.E818]" office:value-type="float" office:value="0.7" calcext:value-type="float">
            <text:p>0.70</text:p>
          </table:table-cell>
          <table:table-cell table:formula="of:=SUM([.$H$2:.H818])" office:value-type="float" office:value="-24.49" calcext:value-type="float">
            <text:p>-24.49</text:p>
          </table:table-cell>
          <table:table-cell table:formula="of:=SUM([.H$3:.H818])/SUM([.E$3:.E818])" office:value-type="percentage" office:value="-0.00939393939393938" calcext:value-type="percentage">
            <text:p>-1%</text:p>
          </table:table-cell>
          <table:table-cell table:formula="of:=[.O818]-(1-[.O818])/[.N818]" office:value-type="percentage" office:value="0.021529256693103" calcext:value-type="percentage">
            <text:p>2.2%</text:p>
          </table:table-cell>
          <table:table-cell table:formula="of:=AVERAGEIF([.$H$3:.$H818];&quot;&gt;0&quot;)" office:value-type="float" office:value="1.94745327102804" calcext:value-type="float">
            <text:p>1.9</text:p>
          </table:table-cell>
          <table:table-cell table:formula="of:=AVERAGEIF([.$H$3:.$H818];&quot;&lt;0&quot;)" office:value-type="float" office:value="-3.9906976744186" calcext:value-type="float">
            <text:p>-4.0</text:p>
          </table:table-cell>
          <table:table-cell table:formula="of:=[.L818]/-[.M818]" office:value-type="percentage" office:value="0.48799819728558" calcext:value-type="percentage">
            <text:p>49%</text:p>
          </table:table-cell>
          <table:table-cell table:formula="of:=COUNTIF([.$G$3:.$G818];&quot;&gt;0&quot;)/COUNTIF([.$B$3:.$B818];&quot;&gt;0&quot;)" office:value-type="percentage" office:value="0.67910447761194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6" calcext:value-type="float">
            <text:p>6</text:p>
          </table:table-cell>
          <table:table-cell office:value-type="float" office:value="1.16" calcext:value-type="float">
            <text:p>1.16</text:p>
          </table:table-cell>
          <table:table-cell office:value-type="float" office:value="6.96" calcext:value-type="float">
            <text:p>6.96</text:p>
          </table:table-cell>
          <table:table-cell table:formula="of:=[.G819]-[.E819]" office:value-type="float" office:value="0.96" calcext:value-type="float">
            <text:p>0.96</text:p>
          </table:table-cell>
          <table:table-cell table:formula="of:=SUM([.$H$2:.H819])" office:value-type="float" office:value="-23.53" calcext:value-type="float">
            <text:p>-23.53</text:p>
          </table:table-cell>
          <table:table-cell table:formula="of:=SUM([.H$3:.H819])/SUM([.E$3:.E819])" office:value-type="percentage" office:value="-0.00900497512437809" calcext:value-type="percentage">
            <text:p>-1%</text:p>
          </table:table-cell>
          <table:table-cell table:formula="of:=[.O819]-(1-[.O819])/[.N819]" office:value-type="percentage" office:value="0.0222105155869926" calcext:value-type="percentage">
            <text:p>2.2%</text:p>
          </table:table-cell>
          <table:table-cell table:formula="of:=AVERAGEIF([.$H$3:.$H819];&quot;&gt;0&quot;)" office:value-type="float" office:value="1.94515151515151" calcext:value-type="float">
            <text:p>1.9</text:p>
          </table:table-cell>
          <table:table-cell table:formula="of:=AVERAGEIF([.$H$3:.$H819];&quot;&lt;0&quot;)" office:value-type="float" office:value="-3.9906976744186" calcext:value-type="float">
            <text:p>-4.0</text:p>
          </table:table-cell>
          <table:table-cell table:formula="of:=[.L819]/-[.M819]" office:value-type="percentage" office:value="0.487421416966871" calcext:value-type="percentage">
            <text:p>49%</text:p>
          </table:table-cell>
          <table:table-cell table:formula="of:=COUNTIF([.$G$3:.$G819];&quot;&gt;0&quot;)/COUNTIF([.$B$3:.$B819];&quot;&gt;0&quot;)" office:value-type="percentage" office:value="0.679582712369598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zverev a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20]-[.E820]" office:value-type="float" office:value="-5" calcext:value-type="float">
            <text:p>-5.00</text:p>
          </table:table-cell>
          <table:table-cell table:formula="of:=SUM([.$H$2:.H820])" office:value-type="float" office:value="-28.53" calcext:value-type="float">
            <text:p>-28.53</text:p>
          </table:table-cell>
          <table:table-cell table:formula="of:=SUM([.H$3:.H820])/SUM([.E$3:.E820])" office:value-type="percentage" office:value="-0.0108976317799847" calcext:value-type="percentage">
            <text:p>-1%</text:p>
          </table:table-cell>
          <table:table-cell table:formula="of:=[.O820]-(1-[.O820])/[.N820]" office:value-type="percentage" office:value="0.0183523245721405" calcext:value-type="percentage">
            <text:p>1.8%</text:p>
          </table:table-cell>
          <table:table-cell table:formula="of:=AVERAGEIF([.$H$3:.$H820];&quot;&gt;0&quot;)" office:value-type="float" office:value="1.94515151515151" calcext:value-type="float">
            <text:p>1.9</text:p>
          </table:table-cell>
          <table:table-cell table:formula="of:=AVERAGEIF([.$H$3:.$H820];&quot;&lt;0&quot;)" office:value-type="float" office:value="-3.99537037037037" calcext:value-type="float">
            <text:p>-4.0</text:p>
          </table:table-cell>
          <table:table-cell table:formula="of:=[.L820]/-[.M820]" office:value-type="percentage" office:value="0.486851364163067" calcext:value-type="percentage">
            <text:p>49%</text:p>
          </table:table-cell>
          <table:table-cell table:formula="of:=COUNTIF([.$G$3:.$G820];&quot;&gt;0&quot;)/COUNTIF([.$B$3:.$B820];&quot;&gt;0&quot;)" office:value-type="percentage" office:value="0.678571428571429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3" calcext:value-type="date">
            <text:p>2020-01-03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32" calcext:value-type="float">
            <text:p>1.32</text:p>
          </table:table-cell>
          <table:table-cell office:value-type="float" office:value="6.6" calcext:value-type="float">
            <text:p>6.60</text:p>
          </table:table-cell>
          <table:table-cell table:formula="of:=[.G821]-[.E821]" office:value-type="float" office:value="1.6" calcext:value-type="float">
            <text:p>1.60</text:p>
          </table:table-cell>
          <table:table-cell table:formula="of:=SUM([.$H$2:.H821])" office:value-type="float" office:value="-26.93" calcext:value-type="float">
            <text:p>-26.93</text:p>
          </table:table-cell>
          <table:table-cell table:formula="of:=SUM([.H$3:.H821])/SUM([.E$3:.E821])" office:value-type="percentage" office:value="-0.0102668699961876" calcext:value-type="percentage">
            <text:p>-1%</text:p>
          </table:table-cell>
          <table:table-cell table:formula="of:=[.O821]-(1-[.O821])/[.N821]" office:value-type="percentage" office:value="0.0195387885559749" calcext:value-type="percentage">
            <text:p>2.0%</text:p>
          </table:table-cell>
          <table:table-cell table:formula="of:=AVERAGEIF([.$H$3:.$H821];&quot;&gt;0&quot;)" office:value-type="float" office:value="1.9443488372093" calcext:value-type="float">
            <text:p>1.9</text:p>
          </table:table-cell>
          <table:table-cell table:formula="of:=AVERAGEIF([.$H$3:.$H821];&quot;&lt;0&quot;)" office:value-type="float" office:value="-3.99537037037037" calcext:value-type="float">
            <text:p>-4.0</text:p>
          </table:table-cell>
          <table:table-cell table:formula="of:=[.L821]/-[.M821]" office:value-type="percentage" office:value="0.486650462152038" calcext:value-type="percentage">
            <text:p>49%</text:p>
          </table:table-cell>
          <table:table-cell table:formula="of:=COUNTIF([.$G$3:.$G821];&quot;&gt;0&quot;)/COUNTIF([.$B$3:.$B821];&quot;&gt;0&quot;)" office:value-type="percentage" office:value="0.679049034175334" calcext:value-type="percentage">
            <text:p>68%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7" calcext:value-type="float">
            <text:p>7</text:p>
          </table:table-cell>
          <table:table-cell office:value-type="float" office:value="1.62" calcext:value-type="float">
            <text:p>1.62</text:p>
          </table:table-cell>
          <table:table-cell office:value-type="float" office:value="11.34" calcext:value-type="float">
            <text:p>11.34</text:p>
          </table:table-cell>
          <table:table-cell table:formula="of:=[.G823]-[.E823]" office:value-type="float" office:value="4.34" calcext:value-type="float">
            <text:p>4.34</text:p>
          </table:table-cell>
          <table:table-cell table:formula="of:=SUM([.$H$2:.H823])" office:value-type="float" office:value="-22.59" calcext:value-type="float">
            <text:p>-22.59</text:p>
          </table:table-cell>
          <table:table-cell table:formula="of:=SUM([.H$3:.H823])/SUM([.E$3:.E823])" office:value-type="percentage" office:value="-0.00858935361216729" calcext:value-type="percentage">
            <text:p>-1%</text:p>
          </table:table-cell>
          <table:table-cell table:formula="of:=[.O823]-(1-[.O823])/[.N823]" office:value-type="percentage" office:value="0.0228706724572084" calcext:value-type="percentage">
            <text:p>2.3%</text:p>
          </table:table-cell>
          <table:table-cell table:formula="of:=AVERAGEIF([.$H$3:.$H823];&quot;&gt;0&quot;)" office:value-type="float" office:value="1.94990719257541" calcext:value-type="float">
            <text:p>1.9</text:p>
          </table:table-cell>
          <table:table-cell table:formula="of:=AVERAGEIF([.$H$3:.$H823];&quot;&lt;0&quot;)" office:value-type="float" office:value="-3.99537037037037" calcext:value-type="float">
            <text:p>-4.0</text:p>
          </table:table-cell>
          <table:table-cell table:formula="of:=[.L823]/-[.M823]" office:value-type="percentage" office:value="0.488041661177622" calcext:value-type="percentage">
            <text:p>49%</text:p>
          </table:table-cell>
          <table:table-cell table:formula="of:=COUNTIF([.$G$3:.$G823];&quot;&gt;0&quot;)/COUNTIF([.$B$3:.$B823];&quot;&gt;0&quot;)" office:value-type="percentage" office:value="0.67952522255192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24]-[.E824]" office:value-type="float" office:value="3.9" calcext:value-type="float">
            <text:p>3.90</text:p>
          </table:table-cell>
          <table:table-cell table:formula="of:=SUM([.$H$2:.H824])" office:value-type="float" office:value="-18.69" calcext:value-type="float">
            <text:p>-18.69</text:p>
          </table:table-cell>
          <table:table-cell table:formula="of:=SUM([.H$3:.H824])/SUM([.E$3:.E824])" office:value-type="percentage" office:value="-0.00709028831562972" calcext:value-type="percentage">
            <text:p>-1%</text:p>
          </table:table-cell>
          <table:table-cell table:formula="of:=[.O824]-(1-[.O824])/[.N824]" office:value-type="percentage" office:value="0.0258326917838234" calcext:value-type="percentage">
            <text:p>2.6%</text:p>
          </table:table-cell>
          <table:table-cell table:formula="of:=AVERAGEIF([.$H$3:.$H824];&quot;&gt;0&quot;)" office:value-type="float" office:value="1.9544212962963" calcext:value-type="float">
            <text:p>2.0</text:p>
          </table:table-cell>
          <table:table-cell table:formula="of:=AVERAGEIF([.$H$3:.$H824];&quot;&lt;0&quot;)" office:value-type="float" office:value="-3.99537037037037" calcext:value-type="float">
            <text:p>-4.0</text:p>
          </table:table-cell>
          <table:table-cell table:formula="of:=[.L824]/-[.M824]" office:value-type="percentage" office:value="0.489171494785631" calcext:value-type="percentage">
            <text:p>49%</text:p>
          </table:table-cell>
          <table:table-cell table:formula="of:=COUNTIF([.$G$3:.$G824];&quot;&gt;0&quot;)/COUNTIF([.$B$3:.$B824];&quot;&gt;0&quot;)" office:value-type="percentage" office:value="0.68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chwarzman</text:p>
          </table:table-cell>
          <table:table-cell office:value-type="float" office:value="8" calcext:value-type="float">
            <text:p>8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25]-[.E825]" office:value-type="float" office:value="-8" calcext:value-type="float">
            <text:p>-8.00</text:p>
          </table:table-cell>
          <table:table-cell table:formula="of:=SUM([.$H$2:.H825])" office:value-type="float" office:value="-26.69" calcext:value-type="float">
            <text:p>-26.69</text:p>
          </table:table-cell>
          <table:table-cell table:formula="of:=SUM([.H$3:.H825])/SUM([.E$3:.E825])" office:value-type="percentage" office:value="-0.0100945537065053" calcext:value-type="percentage">
            <text:p>-1%</text:p>
          </table:table-cell>
          <table:table-cell table:formula="of:=[.O825]-(1-[.O825])/[.N825]" office:value-type="percentage" office:value="0.0197393249724098" calcext:value-type="percentage">
            <text:p>2.0%</text:p>
          </table:table-cell>
          <table:table-cell table:formula="of:=AVERAGEIF([.$H$3:.$H825];&quot;&gt;0&quot;)" office:value-type="float" office:value="1.9544212962963" calcext:value-type="float">
            <text:p>2.0</text:p>
          </table:table-cell>
          <table:table-cell table:formula="of:=AVERAGEIF([.$H$3:.$H825];&quot;&lt;0&quot;)" office:value-type="float" office:value="-4.01382488479263" calcext:value-type="float">
            <text:p>-4.0</text:p>
          </table:table-cell>
          <table:table-cell table:formula="of:=[.L825]/-[.M825]" office:value-type="percentage" office:value="0.486922412510099" calcext:value-type="percentage">
            <text:p>49%</text:p>
          </table:table-cell>
          <table:table-cell table:formula="of:=COUNTIF([.$G$3:.$G825];&quot;&gt;0&quot;)/COUNTIF([.$B$3:.$B825];&quot;&gt;0&quot;)" office:value-type="percentage" office:value="0.678994082840237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onfils</text:p>
          </table:table-cell>
          <table:table-cell office:value-type="float" office:value="6" calcext:value-type="float">
            <text:p>6</text:p>
          </table:table-cell>
          <table:table-cell office:value-type="float" office:value="1.48" calcext:value-type="float">
            <text:p>1.48</text:p>
          </table:table-cell>
          <table:table-cell office:value-type="float" office:value="8.88" calcext:value-type="float">
            <text:p>8.88</text:p>
          </table:table-cell>
          <table:table-cell table:formula="of:=[.G826]-[.E826]" office:value-type="float" office:value="2.88" calcext:value-type="float">
            <text:p>2.88</text:p>
          </table:table-cell>
          <table:table-cell table:formula="of:=SUM([.$H$2:.H826])" office:value-type="float" office:value="-23.81" calcext:value-type="float">
            <text:p>-23.81</text:p>
          </table:table-cell>
          <table:table-cell table:formula="of:=SUM([.H$3:.H826])/SUM([.E$3:.E826])" office:value-type="percentage" office:value="-0.00898490566037734" calcext:value-type="percentage">
            <text:p>-1%</text:p>
          </table:table-cell>
          <table:table-cell table:formula="of:=[.O826]-(1-[.O826])/[.N826]" office:value-type="percentage" office:value="0.0219064631127495" calcext:value-type="percentage">
            <text:p>2.2%</text:p>
          </table:table-cell>
          <table:table-cell table:formula="of:=AVERAGEIF([.$H$3:.$H826];&quot;&gt;0&quot;)" office:value-type="float" office:value="1.95655889145496" calcext:value-type="float">
            <text:p>2.0</text:p>
          </table:table-cell>
          <table:table-cell table:formula="of:=AVERAGEIF([.$H$3:.$H826];&quot;&lt;0&quot;)" office:value-type="float" office:value="-4.01382488479263" calcext:value-type="float">
            <text:p>-4.0</text:p>
          </table:table-cell>
          <table:table-cell table:formula="of:=[.L826]/-[.M826]" office:value-type="percentage" office:value="0.487454970660996" calcext:value-type="percentage">
            <text:p>49%</text:p>
          </table:table-cell>
          <table:table-cell table:formula="of:=COUNTIF([.$G$3:.$G826];&quot;&gt;0&quot;)/COUNTIF([.$B$3:.$B826];&quot;&gt;0&quot;)" office:value-type="percentage" office:value="0.679468242245199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isioka</text:p>
          </table:table-cell>
          <table:table-cell office:value-type="float" office:value="8" calcext:value-type="float">
            <text:p>8</text:p>
          </table:table-cell>
          <table:table-cell office:value-type="float" office:value="1.52" calcext:value-type="float">
            <text:p>1.52</text:p>
          </table:table-cell>
          <table:table-cell office:value-type="float" office:value="12.16" calcext:value-type="float">
            <text:p>12.16</text:p>
          </table:table-cell>
          <table:table-cell table:formula="of:=[.G827]-[.E827]" office:value-type="float" office:value="4.16" calcext:value-type="float">
            <text:p>4.16</text:p>
          </table:table-cell>
          <table:table-cell table:formula="of:=SUM([.$H$2:.H827])" office:value-type="float" office:value="-19.65" calcext:value-type="float">
            <text:p>-19.65</text:p>
          </table:table-cell>
          <table:table-cell table:formula="of:=SUM([.H$3:.H827])/SUM([.E$3:.E827])" office:value-type="percentage" office:value="-0.00739277652370201" calcext:value-type="percentage">
            <text:p>-1%</text:p>
          </table:table-cell>
          <table:table-cell table:formula="of:=[.O827]-(1-[.O827])/[.N827]" office:value-type="percentage" office:value="0.0250484524578607" calcext:value-type="percentage">
            <text:p>2.5%</text:p>
          </table:table-cell>
          <table:table-cell table:formula="of:=AVERAGEIF([.$H$3:.$H827];&quot;&gt;0&quot;)" office:value-type="float" office:value="1.96163594470046" calcext:value-type="float">
            <text:p>2.0</text:p>
          </table:table-cell>
          <table:table-cell table:formula="of:=AVERAGEIF([.$H$3:.$H827];&quot;&lt;0&quot;)" office:value-type="float" office:value="-4.01382488479263" calcext:value-type="float">
            <text:p>-4.0</text:p>
          </table:table-cell>
          <table:table-cell table:formula="of:=[.L827]/-[.M827]" office:value-type="percentage" office:value="0.488719862227325" calcext:value-type="percentage">
            <text:p>49%</text:p>
          </table:table-cell>
          <table:table-cell table:formula="of:=COUNTIF([.$G$3:.$G827];&quot;&gt;0&quot;)/COUNTIF([.$B$3:.$B827];&quot;&gt;0&quot;)" office:value-type="percentage" office:value="0.679941002949852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ilic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36" calcext:value-type="float">
            <text:p>1.36</text:p>
          </table:table-cell>
          <table:table-cell table:formula="of:=[.G828]-[.E828]" office:value-type="float" office:value="0.36" calcext:value-type="float">
            <text:p>0.36</text:p>
          </table:table-cell>
          <table:table-cell table:formula="of:=SUM([.$H$2:.H828])" office:value-type="float" office:value="-19.29" calcext:value-type="float">
            <text:p>-19.29</text:p>
          </table:table-cell>
          <table:table-cell table:formula="of:=SUM([.H$3:.H828])/SUM([.E$3:.E828])" office:value-type="percentage" office:value="-0.00725460699511093" calcext:value-type="percentage">
            <text:p>-1%</text:p>
          </table:table-cell>
          <table:table-cell table:formula="of:=[.O828]-(1-[.O828])/[.N828]" office:value-type="percentage" office:value="0.0252546082074959" calcext:value-type="percentage">
            <text:p>2.5%</text:p>
          </table:table-cell>
          <table:table-cell table:formula="of:=AVERAGEIF([.$H$3:.$H828];&quot;&gt;0&quot;)" office:value-type="float" office:value="1.9579540229885" calcext:value-type="float">
            <text:p>2.0</text:p>
          </table:table-cell>
          <table:table-cell table:formula="of:=AVERAGEIF([.$H$3:.$H828];&quot;&lt;0&quot;)" office:value-type="float" office:value="-4.01382488479263" calcext:value-type="float">
            <text:p>-4.0</text:p>
          </table:table-cell>
          <table:table-cell table:formula="of:=[.L828]/-[.M828]" office:value-type="percentage" office:value="0.487802552225609" calcext:value-type="percentage">
            <text:p>49%</text:p>
          </table:table-cell>
          <table:table-cell table:formula="of:=COUNTIF([.$G$3:.$G828];&quot;&gt;0&quot;)/COUNTIF([.$B$3:.$B828];&quot;&gt;0&quot;)" office:value-type="percentage" office:value="0.680412371134021" calcext:value-type="percentage">
            <text:p>68%</text:p>
          </table:table-cell>
          <table:table-cell table:number-columns-repeated="1009"/>
        </table:table-row>
        <table:table-row table:style-name="ro1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29]-[.E829]" office:value-type="float" office:value="-1" calcext:value-type="float">
            <text:p>-1.00</text:p>
          </table:table-cell>
          <table:table-cell table:formula="of:=SUM([.$H$2:.H829])" office:value-type="float" office:value="-20.29" calcext:value-type="float">
            <text:p>-20.29</text:p>
          </table:table-cell>
          <table:table-cell table:formula="of:=SUM([.H$3:.H829])/SUM([.E$3:.E829])" office:value-type="percentage" office:value="-0.00762781954887216" calcext:value-type="percentage">
            <text:p>-1%</text:p>
          </table:table-cell>
          <table:table-cell table:formula="of:=[.O829]-(1-[.O829])/[.N829]" office:value-type="percentage" office:value="0.024466384926656" calcext:value-type="percentage">
            <text:p>2.4%</text:p>
          </table:table-cell>
          <table:table-cell table:formula="of:=AVERAGEIF([.$H$3:.$H829];&quot;&gt;0&quot;)" office:value-type="float" office:value="1.9579540229885" calcext:value-type="float">
            <text:p>2.0</text:p>
          </table:table-cell>
          <table:table-cell table:formula="of:=AVERAGEIF([.$H$3:.$H829];&quot;&lt;0&quot;)" office:value-type="float" office:value="-4" calcext:value-type="float">
            <text:p>-4.0</text:p>
          </table:table-cell>
          <table:table-cell table:formula="of:=[.L829]/-[.M829]" office:value-type="percentage" office:value="0.489488505747126" calcext:value-type="percentage">
            <text:p>49%</text:p>
          </table:table-cell>
          <table:table-cell table:formula="of:=COUNTIF([.$G$3:.$G829];&quot;&gt;0&quot;)/COUNTIF([.$B$3:.$B829];&quot;&gt;0&quot;)" office:value-type="percentage" office:value="0.679411764705882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1" calcext:value-type="float">
            <text:p>1</text:p>
          </table:table-cell>
          <table:table-cell office:value-type="float" office:value="1.4" calcext:value-type="float">
            <text:p>1.40</text:p>
          </table:table-cell>
          <table:table-cell office:value-type="float" office:value="0" calcext:value-type="float">
            <text:p>0.00</text:p>
          </table:table-cell>
          <table:table-cell table:formula="of:=[.G830]-[.E830]" office:value-type="float" office:value="-1" calcext:value-type="float">
            <text:p>-1.00</text:p>
          </table:table-cell>
          <table:table-cell table:formula="of:=SUM([.$H$2:.H830])" office:value-type="float" office:value="-21.29" calcext:value-type="float">
            <text:p>-21.29</text:p>
          </table:table-cell>
          <table:table-cell table:formula="of:=SUM([.H$3:.H830])/SUM([.E$3:.E830])" office:value-type="percentage" office:value="-0.00800075159714391" calcext:value-type="percentage">
            <text:p>-1%</text:p>
          </table:table-cell>
          <table:table-cell table:formula="of:=[.O830]-(1-[.O830])/[.N830]" office:value-type="percentage" office:value="0.0236804765453195" calcext:value-type="percentage">
            <text:p>2.4%</text:p>
          </table:table-cell>
          <table:table-cell table:formula="of:=AVERAGEIF([.$H$3:.$H830];&quot;&gt;0&quot;)" office:value-type="float" office:value="1.9579540229885" calcext:value-type="float">
            <text:p>2.0</text:p>
          </table:table-cell>
          <table:table-cell table:formula="of:=AVERAGEIF([.$H$3:.$H830];&quot;&lt;0&quot;)" office:value-type="float" office:value="-3.98630136986301" calcext:value-type="float">
            <text:p>-4.0</text:p>
          </table:table-cell>
          <table:table-cell table:formula="of:=[.L830]/-[.M830]" office:value-type="percentage" office:value="0.491170596832168" calcext:value-type="percentage">
            <text:p>49%</text:p>
          </table:table-cell>
          <table:table-cell table:formula="of:=COUNTIF([.$G$3:.$G830];&quot;&gt;0&quot;)/COUNTIF([.$B$3:.$B830];&quot;&gt;0&quot;)" office:value-type="percentage" office:value="0.6784140969163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4" calcext:value-type="float">
            <text:p>4</text:p>
          </table:table-cell>
          <table:table-cell office:value-type="float" office:value="1.09" calcext:value-type="float">
            <text:p>1.09</text:p>
          </table:table-cell>
          <table:table-cell office:value-type="float" office:value="4.36" calcext:value-type="float">
            <text:p>4.36</text:p>
          </table:table-cell>
          <table:table-cell table:formula="of:=[.G831]-[.E831]" office:value-type="float" office:value="0.36" calcext:value-type="float">
            <text:p>0.36</text:p>
          </table:table-cell>
          <table:table-cell table:formula="of:=SUM([.$H$2:.H831])" office:value-type="float" office:value="-20.93" calcext:value-type="float">
            <text:p>-20.93</text:p>
          </table:table-cell>
          <table:table-cell table:formula="of:=SUM([.H$3:.H831])/SUM([.E$3:.E831])" office:value-type="percentage" office:value="-0.00785365853658535" calcext:value-type="percentage">
            <text:p>-1%</text:p>
          </table:table-cell>
          <table:table-cell table:formula="of:=[.O831]-(1-[.O831])/[.N831]" office:value-type="percentage" office:value="0.0238859569417746" calcext:value-type="percentage">
            <text:p>2.4%</text:p>
          </table:table-cell>
          <table:table-cell table:formula="of:=AVERAGEIF([.$H$3:.$H831];&quot;&gt;0&quot;)" office:value-type="float" office:value="1.95428899082569" calcext:value-type="float">
            <text:p>2.0</text:p>
          </table:table-cell>
          <table:table-cell table:formula="of:=AVERAGEIF([.$H$3:.$H831];&quot;&lt;0&quot;)" office:value-type="float" office:value="-3.98630136986301" calcext:value-type="float">
            <text:p>-4.0</text:p>
          </table:table-cell>
          <table:table-cell table:formula="of:=[.L831]/-[.M831]" office:value-type="percentage" office:value="0.490251190138403" calcext:value-type="percentage">
            <text:p>49%</text:p>
          </table:table-cell>
          <table:table-cell table:formula="of:=COUNTIF([.$G$3:.$G831];&quot;&gt;0&quot;)/COUNTIF([.$B$3:.$B831];&quot;&gt;0&quot;)" office:value-type="percentage" office:value="0.678885630498534" calcext:value-type="percentage">
            <text:p>68%</text:p>
          </table:table-cell>
          <table:table-cell table:number-columns-repeated="1009"/>
        </table:table-row>
        <table:table-row table:style-name="ro3">
          <table:table-cell/>
          <table:table-cell office:value-type="date" office:date-value="2020-01-04" calcext:value-type="date">
            <text:p>2020-01-04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adal</text:p>
          </table:table-cell>
          <table:table-cell office:value-type="float" office:value="5" calcext:value-type="float">
            <text:p>5</text:p>
          </table:table-cell>
          <table:table-cell office:value-type="float" office:value="1.06" calcext:value-type="float">
            <text:p>1.06</text:p>
          </table:table-cell>
          <table:table-cell office:value-type="float" office:value="5.3" calcext:value-type="float">
            <text:p>5.30</text:p>
          </table:table-cell>
          <table:table-cell table:formula="of:=[.G832]-[.E832]" office:value-type="float" office:value="0.3" calcext:value-type="float">
            <text:p>0.30</text:p>
          </table:table-cell>
          <table:table-cell table:formula="of:=SUM([.$H$2:.H832])" office:value-type="float" office:value="-20.63" calcext:value-type="float">
            <text:p>-20.63</text:p>
          </table:table-cell>
          <table:table-cell table:formula="of:=SUM([.H$3:.H832])/SUM([.E$3:.E832])" office:value-type="percentage" office:value="-0.00772659176029961" calcext:value-type="percentage">
            <text:p>-1%</text:p>
          </table:table-cell>
          <table:table-cell table:formula="of:=[.O832]-(1-[.O832])/[.N832]" office:value-type="percentage" office:value="0.024045744402855" calcext:value-type="percentage">
            <text:p>2.4%</text:p>
          </table:table-cell>
          <table:table-cell table:formula="of:=AVERAGEIF([.$H$3:.$H832];&quot;&gt;0&quot;)" office:value-type="float" office:value="1.95050343249428" calcext:value-type="float">
            <text:p>2.0</text:p>
          </table:table-cell>
          <table:table-cell table:formula="of:=AVERAGEIF([.$H$3:.$H832];&quot;&lt;0&quot;)" office:value-type="float" office:value="-3.98630136986301" calcext:value-type="float">
            <text:p>-4.0</text:p>
          </table:table-cell>
          <table:table-cell table:formula="of:=[.L832]/-[.M832]" office:value-type="percentage" office:value="0.489301548357671" calcext:value-type="percentage">
            <text:p>49%</text:p>
          </table:table-cell>
          <table:table-cell table:formula="of:=COUNTIF([.$G$3:.$G832];&quot;&gt;0&quot;)/COUNTIF([.$B$3:.$B832];&quot;&gt;0&quot;)" office:value-type="percentage" office:value="0.679355783308931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uzmanov</text:p>
          </table:table-cell>
          <table:table-cell office:value-type="float" office:value="2" calcext:value-type="float">
            <text:p>2</text:p>
          </table:table-cell>
          <table:table-cell office:value-type="float" office:value="1.1" calcext:value-type="float">
            <text:p>1.10</text:p>
          </table:table-cell>
          <table:table-cell office:value-type="float" office:value="2.2" calcext:value-type="float">
            <text:p>2.20</text:p>
          </table:table-cell>
          <table:table-cell table:formula="of:=[.G834]-[.E834]" office:value-type="float" office:value="0.2" calcext:value-type="float">
            <text:p>0.20</text:p>
          </table:table-cell>
          <table:table-cell table:formula="of:=SUM([.$H$2:.H834])" office:value-type="float" office:value="-20.4299999999999" calcext:value-type="float">
            <text:p>-20.43</text:p>
          </table:table-cell>
          <table:table-cell table:formula="of:=SUM([.H$3:.H834])/SUM([.E$3:.E834])" office:value-type="percentage" office:value="-0.00764595808383231" calcext:value-type="percentage">
            <text:p>-1%</text:p>
          </table:table-cell>
          <table:table-cell table:formula="of:=[.O834]-(1-[.O834])/[.N834]" office:value-type="percentage" office:value="0.0241290574689651" calcext:value-type="percentage">
            <text:p>2.4%</text:p>
          </table:table-cell>
          <table:table-cell table:formula="of:=AVERAGEIF([.$H$3:.$H834];&quot;&gt;0&quot;)" office:value-type="float" office:value="1.94650684931507" calcext:value-type="float">
            <text:p>1.9</text:p>
          </table:table-cell>
          <table:table-cell table:formula="of:=AVERAGEIF([.$H$3:.$H834];&quot;&lt;0&quot;)" office:value-type="float" office:value="-3.98630136986301" calcext:value-type="float">
            <text:p>-4.0</text:p>
          </table:table-cell>
          <table:table-cell table:formula="of:=[.L834]/-[.M834]" office:value-type="percentage" office:value="0.488298969072165" calcext:value-type="percentage">
            <text:p>49%</text:p>
          </table:table-cell>
          <table:table-cell table:formula="of:=COUNTIF([.$G$3:.$G834];&quot;&gt;0&quot;)/COUNTIF([.$B$3:.$B834];&quot;&gt;0&quot;)" office:value-type="percentage" office:value="0.67982456140350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yrgios</text:p>
          </table:table-cell>
          <table:table-cell office:value-type="float" office:value="1" calcext:value-type="float">
            <text:p>1</text:p>
          </table:table-cell>
          <table:table-cell office:value-type="float" office:value="1.48" calcext:value-type="float">
            <text:p>1.48</text:p>
          </table:table-cell>
          <table:table-cell office:value-type="float" office:value="1" calcext:value-type="float">
            <text:p>1.00</text:p>
          </table:table-cell>
          <table:table-cell table:formula="of:=[.G835]-[.E835]" office:value-type="float" office:value="0" calcext:value-type="float">
            <text:p>0.00</text:p>
          </table:table-cell>
          <table:table-cell table:formula="of:=SUM([.$H$2:.H835])" office:value-type="float" office:value="-20.4299999999999" calcext:value-type="float">
            <text:p>-20.43</text:p>
          </table:table-cell>
          <table:table-cell table:formula="of:=SUM([.H$3:.H835])/SUM([.E$3:.E835])" office:value-type="percentage" office:value="-0.00764309764309762" calcext:value-type="percentage">
            <text:p>-1%</text:p>
          </table:table-cell>
          <table:table-cell table:formula="of:=[.O835]-(1-[.O835])/[.N835]" office:value-type="percentage" office:value="0.0255536865821491" calcext:value-type="percentage">
            <text:p>2.6%</text:p>
          </table:table-cell>
          <table:table-cell table:formula="of:=AVERAGEIF([.$H$3:.$H835];&quot;&gt;0&quot;)" office:value-type="float" office:value="1.94650684931507" calcext:value-type="float">
            <text:p>1.9</text:p>
          </table:table-cell>
          <table:table-cell table:formula="of:=AVERAGEIF([.$H$3:.$H835];&quot;&lt;0&quot;)" office:value-type="float" office:value="-3.98630136986301" calcext:value-type="float">
            <text:p>-4.0</text:p>
          </table:table-cell>
          <table:table-cell table:formula="of:=[.L835]/-[.M835]" office:value-type="percentage" office:value="0.488298969072165" calcext:value-type="percentage">
            <text:p>49%</text:p>
          </table:table-cell>
          <table:table-cell table:formula="of:=COUNTIF([.$G$3:.$G835];&quot;&gt;0&quot;)/COUNTIF([.$B$3:.$B835];&quot;&gt;0&quot;)" office:value-type="percentage" office:value="0.6802919708029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imitrov</text:p>
          </table:table-cell>
          <table:table-cell office:value-type="float" office:value="6" calcext:value-type="float">
            <text:p>6</text:p>
          </table:table-cell>
          <table:table-cell office:value-type="float" office:value="1.4" calcext:value-type="float">
            <text:p>1.40</text:p>
          </table:table-cell>
          <table:table-cell office:value-type="float" office:value="8.4" calcext:value-type="float">
            <text:p>8.40</text:p>
          </table:table-cell>
          <table:table-cell table:formula="of:=[.G836]-[.E836]" office:value-type="float" office:value="2.4" calcext:value-type="float">
            <text:p>2.40</text:p>
          </table:table-cell>
          <table:table-cell table:formula="of:=SUM([.$H$2:.H836])" office:value-type="float" office:value="-18.0299999999999" calcext:value-type="float">
            <text:p>-18.03</text:p>
          </table:table-cell>
          <table:table-cell table:formula="of:=SUM([.H$3:.H836])/SUM([.E$3:.E836])" office:value-type="percentage" office:value="-0.00673012318029113" calcext:value-type="percentage">
            <text:p>-1%</text:p>
          </table:table-cell>
          <table:table-cell table:formula="of:=[.O836]-(1-[.O836])/[.N836]" office:value-type="percentage" office:value="0.0273209422621035" calcext:value-type="percentage">
            <text:p>2.7%</text:p>
          </table:table-cell>
          <table:table-cell table:formula="of:=AVERAGEIF([.$H$3:.$H836];&quot;&gt;0&quot;)" office:value-type="float" office:value="1.94753986332574" calcext:value-type="float">
            <text:p>1.9</text:p>
          </table:table-cell>
          <table:table-cell table:formula="of:=AVERAGEIF([.$H$3:.$H836];&quot;&lt;0&quot;)" office:value-type="float" office:value="-3.98630136986301" calcext:value-type="float">
            <text:p>-4.0</text:p>
          </table:table-cell>
          <table:table-cell table:formula="of:=[.L836]/-[.M836]" office:value-type="percentage" office:value="0.488558110043914" calcext:value-type="percentage">
            <text:p>49%</text:p>
          </table:table-cell>
          <table:table-cell table:formula="of:=COUNTIF([.$G$3:.$G836];&quot;&gt;0&quot;)/COUNTIF([.$B$3:.$B836];&quot;&gt;0&quot;)" office:value-type="percentage" office:value="0.68075801749271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shapovalov</text:p>
          </table:table-cell>
          <table:table-cell office:value-type="float" office:value="5" calcext:value-type="float">
            <text:p>5</text:p>
          </table:table-cell>
          <table:table-cell office:value-type="float" office:value="1.95" calcext:value-type="float">
            <text:p>1.95</text:p>
          </table:table-cell>
          <table:table-cell office:value-type="float" office:value="0" calcext:value-type="float">
            <text:p>0.00</text:p>
          </table:table-cell>
          <table:table-cell table:formula="of:=[.G837]-[.E837]" office:value-type="float" office:value="-5" calcext:value-type="float">
            <text:p>-5.00</text:p>
          </table:table-cell>
          <table:table-cell table:formula="of:=SUM([.$H$2:.H837])" office:value-type="float" office:value="-23.0299999999999" calcext:value-type="float">
            <text:p>-23.03</text:p>
          </table:table-cell>
          <table:table-cell table:formula="of:=SUM([.H$3:.H837])/SUM([.E$3:.E837])" office:value-type="percentage" office:value="-0.00858047690014901" calcext:value-type="percentage">
            <text:p>-1%</text:p>
          </table:table-cell>
          <table:table-cell table:formula="of:=[.O837]-(1-[.O837])/[.N837]" office:value-type="percentage" office:value="0.0235441409718417" calcext:value-type="percentage">
            <text:p>2.4%</text:p>
          </table:table-cell>
          <table:table-cell table:formula="of:=AVERAGEIF([.$H$3:.$H837];&quot;&gt;0&quot;)" office:value-type="float" office:value="1.94753986332574" calcext:value-type="float">
            <text:p>1.9</text:p>
          </table:table-cell>
          <table:table-cell table:formula="of:=AVERAGEIF([.$H$3:.$H837];&quot;&lt;0&quot;)" office:value-type="float" office:value="-3.99090909090909" calcext:value-type="float">
            <text:p>-4.0</text:p>
          </table:table-cell>
          <table:table-cell table:formula="of:=[.L837]/-[.M837]" office:value-type="percentage" office:value="0.487994043202349" calcext:value-type="percentage">
            <text:p>49%</text:p>
          </table:table-cell>
          <table:table-cell table:formula="of:=COUNTIF([.$G$3:.$G837];&quot;&gt;0&quot;)/COUNTIF([.$B$3:.$B837];&quot;&gt;0&quot;)" office:value-type="percentage" office:value="0.67976710334788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ravaglia</text:p>
          </table:table-cell>
          <table:table-cell office:value-type="float" office:value="6" calcext:value-type="float">
            <text:p>6</text:p>
          </table:table-cell>
          <table:table-cell office:value-type="float" office:value="1.42" calcext:value-type="float">
            <text:p>1.42</text:p>
          </table:table-cell>
          <table:table-cell office:value-type="float" office:value="8.52" calcext:value-type="float">
            <text:p>8.52</text:p>
          </table:table-cell>
          <table:table-cell table:formula="of:=[.G838]-[.E838]" office:value-type="float" office:value="2.52" calcext:value-type="float">
            <text:p>2.52</text:p>
          </table:table-cell>
          <table:table-cell table:formula="of:=SUM([.$H$2:.H838])" office:value-type="float" office:value="-20.5099999999999" calcext:value-type="float">
            <text:p>-20.51</text:p>
          </table:table-cell>
          <table:table-cell table:formula="of:=SUM([.H$3:.H838])/SUM([.E$3:.E838])" office:value-type="percentage" office:value="-0.00762453531598511" calcext:value-type="percentage">
            <text:p>-1%</text:p>
          </table:table-cell>
          <table:table-cell table:formula="of:=[.O838]-(1-[.O838])/[.N838]" office:value-type="percentage" office:value="0.025400865750146" calcext:value-type="percentage">
            <text:p>2.5%</text:p>
          </table:table-cell>
          <table:table-cell table:formula="of:=AVERAGEIF([.$H$3:.$H838];&quot;&gt;0&quot;)" office:value-type="float" office:value="1.94884090909091" calcext:value-type="float">
            <text:p>1.9</text:p>
          </table:table-cell>
          <table:table-cell table:formula="of:=AVERAGEIF([.$H$3:.$H838];&quot;&lt;0&quot;)" office:value-type="float" office:value="-3.99090909090909" calcext:value-type="float">
            <text:p>-4.0</text:p>
          </table:table-cell>
          <table:table-cell table:formula="of:=[.L838]/-[.M838]" office:value-type="percentage" office:value="0.488320045558086" calcext:value-type="percentage">
            <text:p>49%</text:p>
          </table:table-cell>
          <table:table-cell table:formula="of:=COUNTIF([.$G$3:.$G838];&quot;&gt;0&quot;)/COUNTIF([.$B$3:.$B838];&quot;&gt;0&quot;)" office:value-type="percentage" office:value="0.68023255813953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fognini</text:p>
          </table:table-cell>
          <table:table-cell office:value-type="float" office:value="5" calcext:value-type="float">
            <text:p>5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39]-[.E839]" office:value-type="float" office:value="-5" calcext:value-type="float">
            <text:p>-5.00</text:p>
          </table:table-cell>
          <table:table-cell table:formula="of:=SUM([.$H$2:.H839])" office:value-type="float" office:value="-25.5099999999999" calcext:value-type="float">
            <text:p>-25.51</text:p>
          </table:table-cell>
          <table:table-cell table:formula="of:=SUM([.H$3:.H839])/SUM([.E$3:.E839])" office:value-type="percentage" office:value="-0.00946567717996287" calcext:value-type="percentage">
            <text:p>-1%</text:p>
          </table:table-cell>
          <table:table-cell table:formula="of:=[.O839]-(1-[.O839])/[.N839]" office:value-type="percentage" office:value="0.0216403019573391" calcext:value-type="percentage">
            <text:p>2.2%</text:p>
          </table:table-cell>
          <table:table-cell table:formula="of:=AVERAGEIF([.$H$3:.$H839];&quot;&gt;0&quot;)" office:value-type="float" office:value="1.94884090909091" calcext:value-type="float">
            <text:p>1.9</text:p>
          </table:table-cell>
          <table:table-cell table:formula="of:=AVERAGEIF([.$H$3:.$H839];&quot;&lt;0&quot;)" office:value-type="float" office:value="-3.99547511312217" calcext:value-type="float">
            <text:p>-4.0</text:p>
          </table:table-cell>
          <table:table-cell table:formula="of:=[.L839]/-[.M839]" office:value-type="percentage" office:value="0.487761994234531" calcext:value-type="percentage">
            <text:p>49%</text:p>
          </table:table-cell>
          <table:table-cell table:formula="of:=COUNTIF([.$G$3:.$G839];&quot;&gt;0&quot;)/COUNTIF([.$B$3:.$B839];&quot;&gt;0&quot;)" office:value-type="percentage" office:value="0.67924528301886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norrie</text:p>
          </table:table-cell>
          <table:table-cell office:value-type="float" office:value="1" calcext:value-type="float">
            <text:p>1</text:p>
          </table:table-cell>
          <table:table-cell office:value-type="float" office:value="1.3" calcext:value-type="float">
            <text:p>1.30</text:p>
          </table:table-cell>
          <table:table-cell office:value-type="float" office:value="0" calcext:value-type="float">
            <text:p>0.00</text:p>
          </table:table-cell>
          <table:table-cell table:formula="of:=[.G840]-[.E840]" office:value-type="float" office:value="-1" calcext:value-type="float">
            <text:p>-1.00</text:p>
          </table:table-cell>
          <table:table-cell table:formula="of:=SUM([.$H$2:.H840])" office:value-type="float" office:value="-26.5099999999999" calcext:value-type="float">
            <text:p>-26.51</text:p>
          </table:table-cell>
          <table:table-cell table:formula="of:=SUM([.H$3:.H840])/SUM([.E$3:.E840])" office:value-type="percentage" office:value="-0.00983308605341244" calcext:value-type="percentage">
            <text:p>-1%</text:p>
          </table:table-cell>
          <table:table-cell table:formula="of:=[.O840]-(1-[.O840])/[.N840]" office:value-type="percentage" office:value="0.0208652790305912" calcext:value-type="percentage">
            <text:p>2.1%</text:p>
          </table:table-cell>
          <table:table-cell table:formula="of:=AVERAGEIF([.$H$3:.$H840];&quot;&gt;0&quot;)" office:value-type="float" office:value="1.94884090909091" calcext:value-type="float">
            <text:p>1.9</text:p>
          </table:table-cell>
          <table:table-cell table:formula="of:=AVERAGEIF([.$H$3:.$H840];&quot;&lt;0&quot;)" office:value-type="float" office:value="-3.98198198198198" calcext:value-type="float">
            <text:p>-4.0</text:p>
          </table:table-cell>
          <table:table-cell table:formula="of:=[.L840]/-[.M840]" office:value-type="percentage" office:value="0.489414798436857" calcext:value-type="percentage">
            <text:p>49%</text:p>
          </table:table-cell>
          <table:table-cell table:formula="of:=COUNTIF([.$G$3:.$G840];&quot;&gt;0&quot;)/COUNTIF([.$B$3:.$B840];&quot;&gt;0&quot;)" office:value-type="percentage" office:value="0.67826086956521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goffin</text:p>
          </table:table-cell>
          <table:table-cell office:value-type="float" office:value="3" calcext:value-type="float">
            <text:p>3</text:p>
          </table:table-cell>
          <table:table-cell office:value-type="float" office:value="1.32" calcext:value-type="float">
            <text:p>1.32</text:p>
          </table:table-cell>
          <table:table-cell office:value-type="float" office:value="0" calcext:value-type="float">
            <text:p>0.00</text:p>
          </table:table-cell>
          <table:table-cell table:formula="of:=[.G841]-[.E841]" office:value-type="float" office:value="-3" calcext:value-type="float">
            <text:p>-3.00</text:p>
          </table:table-cell>
          <table:table-cell table:formula="of:=SUM([.$H$2:.H841])" office:value-type="float" office:value="-29.5099999999999" calcext:value-type="float">
            <text:p>-29.51</text:p>
          </table:table-cell>
          <table:table-cell table:formula="of:=SUM([.H$3:.H841])/SUM([.E$3:.E841])" office:value-type="percentage" office:value="-0.0109336791404224" calcext:value-type="percentage">
            <text:p>-1%</text:p>
          </table:table-cell>
          <table:table-cell table:formula="of:=[.O841]-(1-[.O841])/[.N841]" office:value-type="percentage" office:value="0.01860733137281" calcext:value-type="percentage">
            <text:p>1.9%</text:p>
          </table:table-cell>
          <table:table-cell table:formula="of:=AVERAGEIF([.$H$3:.$H841];&quot;&gt;0&quot;)" office:value-type="float" office:value="1.94884090909091" calcext:value-type="float">
            <text:p>1.9</text:p>
          </table:table-cell>
          <table:table-cell table:formula="of:=AVERAGEIF([.$H$3:.$H841];&quot;&lt;0&quot;)" office:value-type="float" office:value="-3.97757847533632" calcext:value-type="float">
            <text:p>-4.0</text:p>
          </table:table-cell>
          <table:table-cell table:formula="of:=[.L841]/-[.M841]" office:value-type="percentage" office:value="0.489956620887568" calcext:value-type="percentage">
            <text:p>49%</text:p>
          </table:table-cell>
          <table:table-cell table:formula="of:=COUNTIF([.$G$3:.$G841];&quot;&gt;0&quot;)/COUNTIF([.$B$3:.$B841];&quot;&gt;0&quot;)" office:value-type="percentage" office:value="0.677279305354559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khachanov</text:p>
          </table:table-cell>
          <table:table-cell office:value-type="float" office:value="9" calcext:value-type="float">
            <text:p>9</text:p>
          </table:table-cell>
          <table:table-cell office:value-type="float" office:value="1.45" calcext:value-type="float">
            <text:p>1.45</text:p>
          </table:table-cell>
          <table:table-cell office:value-type="float" office:value="13.05" calcext:value-type="float">
            <text:p>13.05</text:p>
          </table:table-cell>
          <table:table-cell table:formula="of:=[.G842]-[.E842]" office:value-type="float" office:value="4.05" calcext:value-type="float">
            <text:p>4.05</text:p>
          </table:table-cell>
          <table:table-cell table:formula="of:=SUM([.$H$2:.H842])" office:value-type="float" office:value="-25.4599999999999" calcext:value-type="float">
            <text:p>-25.46</text:p>
          </table:table-cell>
          <table:table-cell table:formula="of:=SUM([.H$3:.H842])/SUM([.E$3:.E842])" office:value-type="percentage" office:value="-0.00940177252584931" calcext:value-type="percentage">
            <text:p>-1%</text:p>
          </table:table-cell>
          <table:table-cell table:formula="of:=[.O842]-(1-[.O842])/[.N842]" office:value-type="percentage" office:value="0.0216296037167477" calcext:value-type="percentage">
            <text:p>2.2%</text:p>
          </table:table-cell>
          <table:table-cell table:formula="of:=AVERAGEIF([.$H$3:.$H842];&quot;&gt;0&quot;)" office:value-type="float" office:value="1.95360544217687" calcext:value-type="float">
            <text:p>2.0</text:p>
          </table:table-cell>
          <table:table-cell table:formula="of:=AVERAGEIF([.$H$3:.$H842];&quot;&lt;0&quot;)" office:value-type="float" office:value="-3.97757847533632" calcext:value-type="float">
            <text:p>-4.0</text:p>
          </table:table-cell>
          <table:table-cell table:formula="of:=[.L842]/-[.M842]" office:value-type="percentage" office:value="0.491154468551795" calcext:value-type="percentage">
            <text:p>49%</text:p>
          </table:table-cell>
          <table:table-cell table:formula="of:=COUNTIF([.$G$3:.$G842];&quot;&gt;0&quot;)/COUNTIF([.$B$3:.$B842];&quot;&gt;0&quot;)" office:value-type="percentage" office:value="0.677745664739884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sitsipa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2" calcext:value-type="float">
            <text:p>1.42</text:p>
          </table:table-cell>
          <table:table-cell table:formula="of:=[.G843]-[.E843]" office:value-type="float" office:value="0.42" calcext:value-type="float">
            <text:p>0.42</text:p>
          </table:table-cell>
          <table:table-cell table:formula="of:=SUM([.$H$2:.H843])" office:value-type="float" office:value="-25.0399999999999" calcext:value-type="float">
            <text:p>-25.04</text:p>
          </table:table-cell>
          <table:table-cell table:formula="of:=SUM([.H$3:.H843])/SUM([.E$3:.E843])" office:value-type="percentage" office:value="-0.00924326319675155" calcext:value-type="percentage">
            <text:p>-1%</text:p>
          </table:table-cell>
          <table:table-cell table:formula="of:=[.O843]-(1-[.O843])/[.N843]" office:value-type="percentage" office:value="0.021875711698905" calcext:value-type="percentage">
            <text:p>2.2%</text:p>
          </table:table-cell>
          <table:table-cell table:formula="of:=AVERAGEIF([.$H$3:.$H843];&quot;&gt;0&quot;)" office:value-type="float" office:value="1.95013574660633" calcext:value-type="float">
            <text:p>2.0</text:p>
          </table:table-cell>
          <table:table-cell table:formula="of:=AVERAGEIF([.$H$3:.$H843];&quot;&lt;0&quot;)" office:value-type="float" office:value="-3.97757847533632" calcext:value-type="float">
            <text:p>-4.0</text:p>
          </table:table-cell>
          <table:table-cell table:formula="of:=[.L843]/-[.M843]" office:value-type="percentage" office:value="0.490282155009259" calcext:value-type="percentage">
            <text:p>49%</text:p>
          </table:table-cell>
          <table:table-cell table:formula="of:=COUNTIF([.$G$3:.$G843];&quot;&gt;0&quot;)/COUNTIF([.$B$3:.$B843];&quot;&gt;0&quot;)" office:value-type="percentage" office:value="0.678210678210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5" calcext:value-type="date">
            <text:p>2020-01-05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medvedev</text:p>
          </table:table-cell>
          <table:table-cell office:value-type="float" office:value="5" calcext:value-type="float">
            <text:p>5</text:p>
          </table:table-cell>
          <table:table-cell office:value-type="float" office:value="1.28" calcext:value-type="float">
            <text:p>1.28</text:p>
          </table:table-cell>
          <table:table-cell office:value-type="float" office:value="6.4" calcext:value-type="float">
            <text:p>6.40</text:p>
          </table:table-cell>
          <table:table-cell table:formula="of:=[.G844]-[.E844]" office:value-type="float" office:value="1.4" calcext:value-type="float">
            <text:p>1.40</text:p>
          </table:table-cell>
          <table:table-cell table:formula="of:=SUM([.$H$2:.H844])" office:value-type="float" office:value="-23.6399999999999" calcext:value-type="float">
            <text:p>-23.64</text:p>
          </table:table-cell>
          <table:table-cell table:formula="of:=SUM([.H$3:.H844])/SUM([.E$3:.E844])" office:value-type="percentage" office:value="-0.00871039056742813" calcext:value-type="percentage">
            <text:p>-1%</text:p>
          </table:table-cell>
          <table:table-cell table:formula="of:=[.O844]-(1-[.O844])/[.N844]" office:value-type="percentage" office:value="0.0228674965766078" calcext:value-type="percentage">
            <text:p>2.3%</text:p>
          </table:table-cell>
          <table:table-cell table:formula="of:=AVERAGEIF([.$H$3:.$H844];&quot;&gt;0&quot;)" office:value-type="float" office:value="1.94889390519187" calcext:value-type="float">
            <text:p>1.9</text:p>
          </table:table-cell>
          <table:table-cell table:formula="of:=AVERAGEIF([.$H$3:.$H844];&quot;&lt;0&quot;)" office:value-type="float" office:value="-3.97757847533632" calcext:value-type="float">
            <text:p>-4.0</text:p>
          </table:table-cell>
          <table:table-cell table:formula="of:=[.L844]/-[.M844]" office:value-type="percentage" office:value="0.48996994459728" calcext:value-type="percentage">
            <text:p>49%</text:p>
          </table:table-cell>
          <table:table-cell table:formula="of:=COUNTIF([.$G$3:.$G844];&quot;&gt;0&quot;)/COUNTIF([.$B$3:.$B844];&quot;&gt;0&quot;)" office:value-type="percentage" office:value="0.678674351585014" calcext:value-type="percentage">
            <text:p>68%</text:p>
          </table:table-cell>
          <table:table-cell table:number-columns-repeated="1009"/>
        </table:table-row>
        <table:table-row table:style-name="ro3">
          <table:table-cell table:number-columns-repeated="1024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harris</text:p>
          </table:table-cell>
          <table:table-cell office:value-type="float" office:value="5" calcext:value-type="float">
            <text:p>5</text:p>
          </table:table-cell>
          <table:table-cell office:value-type="float" office:value="1.6" calcext:value-type="float">
            <text:p>1.60</text:p>
          </table:table-cell>
          <table:table-cell office:value-type="float" office:value="8" calcext:value-type="float">
            <text:p>8.00</text:p>
          </table:table-cell>
          <table:table-cell table:formula="of:=[.G846]-[.E846]" office:value-type="float" office:value="3" calcext:value-type="float">
            <text:p>3.00</text:p>
          </table:table-cell>
          <table:table-cell table:formula="of:=SUM([.$H$2:.H846])" office:value-type="float" office:value="-20.6399999999999" calcext:value-type="float">
            <text:p>-20.64</text:p>
          </table:table-cell>
          <table:table-cell table:formula="of:=SUM([.H$3:.H846])/SUM([.E$3:.E846])" office:value-type="percentage" office:value="-0.00759102611254135" calcext:value-type="percentage">
            <text:p>-1%</text:p>
          </table:table-cell>
          <table:table-cell table:formula="of:=[.O846]-(1-[.O846])/[.N846]" office:value-type="percentage" office:value="0.0250679515485444" calcext:value-type="percentage">
            <text:p>2.5%</text:p>
          </table:table-cell>
          <table:table-cell table:formula="of:=AVERAGEIF([.$H$3:.$H846];&quot;&gt;0&quot;)" office:value-type="float" office:value="1.95126126126126" calcext:value-type="float">
            <text:p>2.0</text:p>
          </table:table-cell>
          <table:table-cell table:formula="of:=AVERAGEIF([.$H$3:.$H846];&quot;&lt;0&quot;)" office:value-type="float" office:value="-3.97757847533632" calcext:value-type="float">
            <text:p>-4.0</text:p>
          </table:table-cell>
          <table:table-cell table:formula="of:=[.L846]/-[.M846]" office:value-type="percentage" office:value="0.49056511979849" calcext:value-type="percentage">
            <text:p>49%</text:p>
          </table:table-cell>
          <table:table-cell table:formula="of:=COUNTIF([.$G$3:.$G846];&quot;&gt;0&quot;)/COUNTIF([.$B$3:.$B846];&quot;&gt;0&quot;)" office:value-type="percentage" office:value="0.67913669064748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coric</text:p>
          </table:table-cell>
          <table:table-cell office:value-type="float" office:value="8" calcext:value-type="float">
            <text:p>8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47]-[.E847]" office:value-type="float" office:value="-8" calcext:value-type="float">
            <text:p>-8.00</text:p>
          </table:table-cell>
          <table:table-cell table:formula="of:=SUM([.$H$2:.H847])" office:value-type="float" office:value="-28.6399999999999" calcext:value-type="float">
            <text:p>-28.64</text:p>
          </table:table-cell>
          <table:table-cell table:formula="of:=SUM([.H$3:.H847])/SUM([.E$3:.E847])" office:value-type="percentage" office:value="-0.0105023835716905" calcext:value-type="percentage">
            <text:p>-1%</text:p>
          </table:table-cell>
          <table:table-cell table:formula="of:=[.O847]-(1-[.O847])/[.N847]" office:value-type="percentage" office:value="0.0191412558183712" calcext:value-type="percentage">
            <text:p>1.9%</text:p>
          </table:table-cell>
          <table:table-cell table:formula="of:=AVERAGEIF([.$H$3:.$H847];&quot;&gt;0&quot;)" office:value-type="float" office:value="1.95126126126126" calcext:value-type="float">
            <text:p>2.0</text:p>
          </table:table-cell>
          <table:table-cell table:formula="of:=AVERAGEIF([.$H$3:.$H847];&quot;&lt;0&quot;)" office:value-type="float" office:value="-3.99553571428571" calcext:value-type="float">
            <text:p>-4.0</text:p>
          </table:table-cell>
          <table:table-cell table:formula="of:=[.L847]/-[.M847]" office:value-type="percentage" office:value="0.48836036036036" calcext:value-type="percentage">
            <text:p>49%</text:p>
          </table:table-cell>
          <table:table-cell table:formula="of:=COUNTIF([.$G$3:.$G847];&quot;&gt;0&quot;)/COUNTIF([.$B$3:.$B847];&quot;&gt;0&quot;)" office:value-type="percentage" office:value="0.6781609195402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anderson k</text:p>
          </table:table-cell>
          <table:table-cell office:value-type="float" office:value="3" calcext:value-type="float">
            <text:p>3</text:p>
          </table:table-cell>
          <table:table-cell office:value-type="float" office:value="1.45" calcext:value-type="float">
            <text:p>1.45</text:p>
          </table:table-cell>
          <table:table-cell office:value-type="float" office:value="4.35" calcext:value-type="float">
            <text:p>4.35</text:p>
          </table:table-cell>
          <table:table-cell table:formula="of:=[.G848]-[.E848]" office:value-type="float" office:value="1.35" calcext:value-type="float">
            <text:p>1.35</text:p>
          </table:table-cell>
          <table:table-cell table:formula="of:=SUM([.$H$2:.H848])" office:value-type="float" office:value="-27.2899999999999" calcext:value-type="float">
            <text:p>-27.29</text:p>
          </table:table-cell>
          <table:table-cell table:formula="of:=SUM([.H$3:.H848])/SUM([.E$3:.E848])" office:value-type="percentage" office:value="-0.00999633699633698" calcext:value-type="percentage">
            <text:p>-1%</text:p>
          </table:table-cell>
          <table:table-cell table:formula="of:=[.O848]-(1-[.O848])/[.N848]" office:value-type="percentage" office:value="0.0200925151572712" calcext:value-type="percentage">
            <text:p>2.0%</text:p>
          </table:table-cell>
          <table:table-cell table:formula="of:=AVERAGEIF([.$H$3:.$H848];&quot;&gt;0&quot;)" office:value-type="float" office:value="1.94991011235955" calcext:value-type="float">
            <text:p>1.9</text:p>
          </table:table-cell>
          <table:table-cell table:formula="of:=AVERAGEIF([.$H$3:.$H848];&quot;&lt;0&quot;)" office:value-type="float" office:value="-3.99553571428571" calcext:value-type="float">
            <text:p>-4.0</text:p>
          </table:table-cell>
          <table:table-cell table:formula="of:=[.L848]/-[.M848]" office:value-type="percentage" office:value="0.488022195719038" calcext:value-type="percentage">
            <text:p>49%</text:p>
          </table:table-cell>
          <table:table-cell table:formula="of:=COUNTIF([.$G$3:.$G848];&quot;&gt;0&quot;)/COUNTIF([.$B$3:.$B848];&quot;&gt;0&quot;)" office:value-type="percentage" office:value="0.67862266857962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basilashvili</text:p>
          </table:table-cell>
          <table:table-cell office:value-type="float" office:value="8" calcext:value-type="float">
            <text:p>8</text:p>
          </table:table-cell>
          <table:table-cell office:value-type="float" office:value="1.8" calcext:value-type="float">
            <text:p>1.80</text:p>
          </table:table-cell>
          <table:table-cell office:value-type="float" office:value="0" calcext:value-type="float">
            <text:p>0.00</text:p>
          </table:table-cell>
          <table:table-cell table:formula="of:=[.G849]-[.E849]" office:value-type="float" office:value="-8" calcext:value-type="float">
            <text:p>-8.00</text:p>
          </table:table-cell>
          <table:table-cell table:formula="of:=SUM([.$H$2:.H849])" office:value-type="float" office:value="-35.2899999999999" calcext:value-type="float">
            <text:p>-35.29</text:p>
          </table:table-cell>
          <table:table-cell table:formula="of:=SUM([.H$3:.H849])/SUM([.E$3:.E849])" office:value-type="percentage" office:value="-0.0128889700511322" calcext:value-type="percentage">
            <text:p>-1%</text:p>
          </table:table-cell>
          <table:table-cell table:formula="of:=[.O849]-(1-[.O849])/[.N849]" office:value-type="percentage" office:value="0.014185859370508" calcext:value-type="percentage">
            <text:p>1.4%</text:p>
          </table:table-cell>
          <table:table-cell table:formula="of:=AVERAGEIF([.$H$3:.$H849];&quot;&gt;0&quot;)" office:value-type="float" office:value="1.94991011235955" calcext:value-type="float">
            <text:p>1.9</text:p>
          </table:table-cell>
          <table:table-cell table:formula="of:=AVERAGEIF([.$H$3:.$H849];&quot;&lt;0&quot;)" office:value-type="float" office:value="-4.01333333333333" calcext:value-type="float">
            <text:p>-4.0</text:p>
          </table:table-cell>
          <table:table-cell table:formula="of:=[.L849]/-[.M849]" office:value-type="percentage" office:value="0.485858001418492" calcext:value-type="percentage">
            <text:p>49%</text:p>
          </table:table-cell>
          <table:table-cell table:formula="of:=COUNTIF([.$G$3:.$G849];&quot;&gt;0&quot;)/COUNTIF([.$B$3:.$B849];&quot;&gt;0&quot;)" office:value-type="percentage" office:value="0.67765042979942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ella</text:p>
          </table:table-cell>
          <table:table-cell office:value-type="float" office:value="2" calcext:value-type="float">
            <text:p>2</text:p>
          </table:table-cell>
          <table:table-cell office:value-type="float" office:value="1.62" calcext:value-type="float">
            <text:p>1.62</text:p>
          </table:table-cell>
          <table:table-cell office:value-type="float" office:value="0" calcext:value-type="float">
            <text:p>0.00</text:p>
          </table:table-cell>
          <table:table-cell table:formula="of:=[.G850]-[.E850]" office:value-type="float" office:value="-2" calcext:value-type="float">
            <text:p>-2.00</text:p>
          </table:table-cell>
          <table:table-cell table:formula="of:=SUM([.$H$2:.H850])" office:value-type="float" office:value="-37.2899999999999" calcext:value-type="float">
            <text:p>-37.29</text:p>
          </table:table-cell>
          <table:table-cell table:formula="of:=SUM([.H$3:.H850])/SUM([.E$3:.E850])" office:value-type="percentage" office:value="-0.0136094890510949" calcext:value-type="percentage">
            <text:p>-1%</text:p>
          </table:table-cell>
          <table:table-cell table:formula="of:=[.O850]-(1-[.O850])/[.N850]" office:value-type="percentage" office:value="0.0126981996203345" calcext:value-type="percentage">
            <text:p>1.3%</text:p>
          </table:table-cell>
          <table:table-cell table:formula="of:=AVERAGEIF([.$H$3:.$H850];&quot;&gt;0&quot;)" office:value-type="float" office:value="1.94991011235955" calcext:value-type="float">
            <text:p>1.9</text:p>
          </table:table-cell>
          <table:table-cell table:formula="of:=AVERAGEIF([.$H$3:.$H850];&quot;&lt;0&quot;)" office:value-type="float" office:value="-4.00442477876106" calcext:value-type="float">
            <text:p>-4.0</text:p>
          </table:table-cell>
          <table:table-cell table:formula="of:=[.L850]/-[.M850]" office:value-type="percentage" office:value="0.486938878887578" calcext:value-type="percentage">
            <text:p>49%</text:p>
          </table:table-cell>
          <table:table-cell table:formula="of:=COUNTIF([.$G$3:.$G850];&quot;&gt;0&quot;)/COUNTIF([.$B$3:.$B850];&quot;&gt;0&quot;)" office:value-type="percentage" office:value="0.676680972818312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paire</text:p>
          </table:table-cell>
          <table:table-cell office:value-type="float" office:value="2" calcext:value-type="float">
            <text:p>2</text:p>
          </table:table-cell>
          <table:table-cell office:value-type="float" office:value="1.6" calcext:value-type="float">
            <text:p>1.60</text:p>
          </table:table-cell>
          <table:table-cell office:value-type="float" office:value="3.2" calcext:value-type="float">
            <text:p>3.20</text:p>
          </table:table-cell>
          <table:table-cell table:formula="of:=[.G851]-[.E851]" office:value-type="float" office:value="1.2" calcext:value-type="float">
            <text:p>1.20</text:p>
          </table:table-cell>
          <table:table-cell table:formula="of:=SUM([.$H$2:.H851])" office:value-type="float" office:value="-36.0899999999999" calcext:value-type="float">
            <text:p>-36.09</text:p>
          </table:table-cell>
          <table:table-cell table:formula="of:=SUM([.H$3:.H851])/SUM([.E$3:.E851])" office:value-type="percentage" office:value="-0.0131619256017505" calcext:value-type="percentage">
            <text:p>-1%</text:p>
          </table:table-cell>
          <table:table-cell table:formula="of:=[.O851]-(1-[.O851])/[.N851]" office:value-type="percentage" office:value="0.0135364011068051" calcext:value-type="percentage">
            <text:p>1.4%</text:p>
          </table:table-cell>
          <table:table-cell table:formula="of:=AVERAGEIF([.$H$3:.$H851];&quot;&gt;0&quot;)" office:value-type="float" office:value="1.94822869955157" calcext:value-type="float">
            <text:p>1.9</text:p>
          </table:table-cell>
          <table:table-cell table:formula="of:=AVERAGEIF([.$H$3:.$H851];&quot;&lt;0&quot;)" office:value-type="float" office:value="-4.00442477876106" calcext:value-type="float">
            <text:p>-4.0</text:p>
          </table:table-cell>
          <table:table-cell table:formula="of:=[.L851]/-[.M851]" office:value-type="percentage" office:value="0.486518990164259" calcext:value-type="percentage">
            <text:p>49%</text:p>
          </table:table-cell>
          <table:table-cell table:formula="of:=COUNTIF([.$G$3:.$G851];&quot;&gt;0&quot;)/COUNTIF([.$B$3:.$B851];&quot;&gt;0&quot;)" office:value-type="percentage" office:value="0.677142857142857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thiem</text:p>
          </table:table-cell>
          <table:table-cell office:value-type="float" office:value="4" calcext:value-type="float">
            <text:p>4</text:p>
          </table:table-cell>
          <table:table-cell office:value-type="float" office:value="1.52" calcext:value-type="float">
            <text:p>1.52</text:p>
          </table:table-cell>
          <table:table-cell office:value-type="float" office:value="6.08" calcext:value-type="float">
            <text:p>6.08</text:p>
          </table:table-cell>
          <table:table-cell table:formula="of:=[.G852]-[.E852]" office:value-type="float" office:value="2.08" calcext:value-type="float">
            <text:p>2.08</text:p>
          </table:table-cell>
          <table:table-cell table:formula="of:=SUM([.$H$2:.H852])" office:value-type="float" office:value="-34.0099999999999" calcext:value-type="float">
            <text:p>-34.01</text:p>
          </table:table-cell>
          <table:table-cell table:formula="of:=SUM([.H$3:.H852])/SUM([.E$3:.E852])" office:value-type="percentage" office:value="-0.0123852876911872" calcext:value-type="percentage">
            <text:p>-1%</text:p>
          </table:table-cell>
          <table:table-cell table:formula="of:=[.O852]-(1-[.O852])/[.N852]" office:value-type="percentage" office:value="0.0150438777105079" calcext:value-type="percentage">
            <text:p>1.5%</text:p>
          </table:table-cell>
          <table:table-cell table:formula="of:=AVERAGEIF([.$H$3:.$H852];&quot;&gt;0&quot;)" office:value-type="float" office:value="1.94852348993289" calcext:value-type="float">
            <text:p>1.9</text:p>
          </table:table-cell>
          <table:table-cell table:formula="of:=AVERAGEIF([.$H$3:.$H852];&quot;&lt;0&quot;)" office:value-type="float" office:value="-4.00442477876106" calcext:value-type="float">
            <text:p>-4.0</text:p>
          </table:table-cell>
          <table:table-cell table:formula="of:=[.L852]/-[.M852]" office:value-type="percentage" office:value="0.486592606325781" calcext:value-type="percentage">
            <text:p>49%</text:p>
          </table:table-cell>
          <table:table-cell table:formula="of:=COUNTIF([.$G$3:.$G852];&quot;&gt;0&quot;)/COUNTIF([.$B$3:.$B852];&quot;&gt;0&quot;)" office:value-type="percentage" office:value="0.67760342368045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cup</text:p>
          </table:table-cell>
          <table:table-cell office:value-type="string" calcext:value-type="string">
            <text:p>djokovic</text:p>
          </table:table-cell>
          <table:table-cell office:value-type="float" office:value="3" calcext:value-type="float">
            <text:p>3</text:p>
          </table:table-cell>
          <table:table-cell office:value-type="float" office:value="1.14" calcext:value-type="float">
            <text:p>1.14</text:p>
          </table:table-cell>
          <table:table-cell office:value-type="float" office:value="3.42" calcext:value-type="float">
            <text:p>3.42</text:p>
          </table:table-cell>
          <table:table-cell table:formula="of:=[.G853]-[.E853]" office:value-type="float" office:value="0.42" calcext:value-type="float">
            <text:p>0.42</text:p>
          </table:table-cell>
          <table:table-cell table:formula="of:=SUM([.$H$2:.H853])" office:value-type="float" office:value="-33.5899999999999" calcext:value-type="float">
            <text:p>-33.59</text:p>
          </table:table-cell>
          <table:table-cell table:formula="of:=SUM([.H$3:.H853])/SUM([.E$3:.E853])" office:value-type="percentage" office:value="-0.012218988723172" calcext:value-type="percentage">
            <text:p>-1%</text:p>
          </table:table-cell>
          <table:table-cell table:formula="of:=[.O853]-(1-[.O853])/[.N853]" office:value-type="percentage" office:value="0.0152864217081975" calcext:value-type="percentage">
            <text:p>1.5%</text:p>
          </table:table-cell>
          <table:table-cell table:formula="of:=AVERAGEIF([.$H$3:.$H853];&quot;&gt;0&quot;)" office:value-type="float" office:value="1.94511160714286" calcext:value-type="float">
            <text:p>1.9</text:p>
          </table:table-cell>
          <table:table-cell table:formula="of:=AVERAGEIF([.$H$3:.$H853];&quot;&lt;0&quot;)" office:value-type="float" office:value="-4.00442477876106" calcext:value-type="float">
            <text:p>-4.0</text:p>
          </table:table-cell>
          <table:table-cell table:formula="of:=[.L853]/-[.M853]" office:value-type="percentage" office:value="0.485740578137332" calcext:value-type="percentage">
            <text:p>49%</text:p>
          </table:table-cell>
          <table:table-cell table:formula="of:=COUNTIF([.$G$3:.$G853];&quot;&gt;0&quot;)/COUNTIF([.$B$3:.$B853];&quot;&gt;0&quot;)" office:value-type="percentage" office:value="0.678062678062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annarino</text:p>
          </table:table-cell>
          <table:table-cell office:value-type="float" office:value="1" calcext:value-type="float">
            <text:p>1</text:p>
          </table:table-cell>
          <table:table-cell office:value-type="float" office:value="1.68" calcext:value-type="float">
            <text:p>1.68</text:p>
          </table:table-cell>
          <table:table-cell office:value-type="float" office:value="0" calcext:value-type="float">
            <text:p>0.00</text:p>
          </table:table-cell>
          <table:table-cell table:formula="of:=[.G854]-[.E854]" office:value-type="float" office:value="-1" calcext:value-type="float">
            <text:p>-1.00</text:p>
          </table:table-cell>
          <table:table-cell table:formula="of:=SUM([.$H$2:.H854])" office:value-type="float" office:value="-34.5899999999999" calcext:value-type="float">
            <text:p>-34.59</text:p>
          </table:table-cell>
          <table:table-cell table:formula="of:=SUM([.H$3:.H854])/SUM([.E$3:.E854])" office:value-type="percentage" office:value="-0.0125781818181818" calcext:value-type="percentage">
            <text:p>-1%</text:p>
          </table:table-cell>
          <table:table-cell table:formula="of:=[.O854]-(1-[.O854])/[.N854]" office:value-type="percentage" office:value="0.0145333694481806" calcext:value-type="percentage">
            <text:p>1.5%</text:p>
          </table:table-cell>
          <table:table-cell table:formula="of:=AVERAGEIF([.$H$3:.$H854];&quot;&gt;0&quot;)" office:value-type="float" office:value="1.94511160714286" calcext:value-type="float">
            <text:p>1.9</text:p>
          </table:table-cell>
          <table:table-cell table:formula="of:=AVERAGEIF([.$H$3:.$H854];&quot;&lt;0&quot;)" office:value-type="float" office:value="-3.99118942731278" calcext:value-type="float">
            <text:p>-4.0</text:p>
          </table:table-cell>
          <table:table-cell table:formula="of:=[.L854]/-[.M854]" office:value-type="percentage" office:value="0.487351362937559" calcext:value-type="percentage">
            <text:p>49%</text:p>
          </table:table-cell>
          <table:table-cell table:formula="of:=COUNTIF([.$G$3:.$G854];&quot;&gt;0&quot;)/COUNTIF([.$B$3:.$B854];&quot;&gt;0&quot;)" office:value-type="percentage" office:value="0.677098150782361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moutet</text:p>
          </table:table-cell>
          <table:table-cell office:value-type="float" office:value="5" calcext:value-type="float">
            <text:p>5</text:p>
          </table:table-cell>
          <table:table-cell office:value-type="float" office:value="1.55" calcext:value-type="float">
            <text:p>1.55</text:p>
          </table:table-cell>
          <table:table-cell office:value-type="float" office:value="7.75" calcext:value-type="float">
            <text:p>7.75</text:p>
          </table:table-cell>
          <table:table-cell table:formula="of:=[.G855]-[.E855]" office:value-type="float" office:value="2.75" calcext:value-type="float">
            <text:p>2.75</text:p>
          </table:table-cell>
          <table:table-cell table:formula="of:=SUM([.$H$2:.H855])" office:value-type="float" office:value="-31.8399999999999" calcext:value-type="float">
            <text:p>-31.84</text:p>
          </table:table-cell>
          <table:table-cell table:formula="of:=SUM([.H$3:.H855])/SUM([.E$3:.E855])" office:value-type="percentage" office:value="-0.011557168784029" calcext:value-type="percentage">
            <text:p>-1%</text:p>
          </table:table-cell>
          <table:table-cell table:formula="of:=[.O855]-(1-[.O855])/[.N855]" office:value-type="percentage" office:value="0.0165423741857116" calcext:value-type="percentage">
            <text:p>1.7%</text:p>
          </table:table-cell>
          <table:table-cell table:formula="of:=AVERAGEIF([.$H$3:.$H855];&quot;&gt;0&quot;)" office:value-type="float" office:value="1.94690423162583" calcext:value-type="float">
            <text:p>1.9</text:p>
          </table:table-cell>
          <table:table-cell table:formula="of:=AVERAGEIF([.$H$3:.$H855];&quot;&lt;0&quot;)" office:value-type="float" office:value="-3.99118942731278" calcext:value-type="float">
            <text:p>-4.0</text:p>
          </table:table-cell>
          <table:table-cell table:formula="of:=[.L855]/-[.M855]" office:value-type="percentage" office:value="0.487800508365413" calcext:value-type="percentage">
            <text:p>49%</text:p>
          </table:table-cell>
          <table:table-cell table:formula="of:=COUNTIF([.$G$3:.$G855];&quot;&gt;0&quot;)/COUNTIF([.$B$3:.$B855];&quot;&gt;0&quot;)" office:value-type="percentage" office:value="0.67755681818181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verdasco</text:p>
          </table:table-cell>
          <table:table-cell office:value-type="float" office:value="12" calcext:value-type="float">
            <text:p>12</text:p>
          </table:table-cell>
          <table:table-cell office:value-type="float" office:value="1.28" calcext:value-type="float">
            <text:p>1.28</text:p>
          </table:table-cell>
          <table:table-cell office:value-type="float" office:value="15.36" calcext:value-type="float">
            <text:p>15.36</text:p>
          </table:table-cell>
          <table:table-cell table:formula="of:=[.G856]-[.E856]" office:value-type="float" office:value="3.36" calcext:value-type="float">
            <text:p>3.36</text:p>
          </table:table-cell>
          <table:table-cell table:formula="of:=SUM([.$H$2:.H856])" office:value-type="float" office:value="-28.4799999999999" calcext:value-type="float">
            <text:p>-28.48</text:p>
          </table:table-cell>
          <table:table-cell table:formula="of:=SUM([.H$3:.H856])/SUM([.E$3:.E856])" office:value-type="percentage" office:value="-0.010292735814962" calcext:value-type="percentage">
            <text:p>-1%</text:p>
          </table:table-cell>
          <table:table-cell table:formula="of:=[.O856]-(1-[.O856])/[.N856]" office:value-type="percentage" office:value="0.0190002903087937" calcext:value-type="percentage">
            <text:p>1.9%</text:p>
          </table:table-cell>
          <table:table-cell table:formula="of:=AVERAGEIF([.$H$3:.$H856];&quot;&gt;0&quot;)" office:value-type="float" office:value="1.95004444444444" calcext:value-type="float">
            <text:p>2.0</text:p>
          </table:table-cell>
          <table:table-cell table:formula="of:=AVERAGEIF([.$H$3:.$H856];&quot;&lt;0&quot;)" office:value-type="float" office:value="-3.99118942731278" calcext:value-type="float">
            <text:p>-4.0</text:p>
          </table:table-cell>
          <table:table-cell table:formula="of:=[.L856]/-[.M856]" office:value-type="percentage" office:value="0.488587294579347" calcext:value-type="percentage">
            <text:p>49%</text:p>
          </table:table-cell>
          <table:table-cell table:formula="of:=COUNTIF([.$G$3:.$G856];&quot;&gt;0&quot;)/COUNTIF([.$B$3:.$B856];&quot;&gt;0&quot;)" office:value-type="percentage" office:value="0.678014184397163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ymer</text:p>
          </table:table-cell>
          <table:table-cell office:value-type="float" office:value="6" calcext:value-type="float">
            <text:p>6</text:p>
          </table:table-cell>
          <table:table-cell office:value-type="float" office:value="1.85" calcext:value-type="float">
            <text:p>1.85</text:p>
          </table:table-cell>
          <table:table-cell office:value-type="float" office:value="0" calcext:value-type="float">
            <text:p>0.00</text:p>
          </table:table-cell>
          <table:table-cell table:formula="of:=[.G857]-[.E857]" office:value-type="float" office:value="-6" calcext:value-type="float">
            <text:p>-6.00</text:p>
          </table:table-cell>
          <table:table-cell table:formula="of:=SUM([.$H$2:.H857])" office:value-type="float" office:value="-34.4799999999999" calcext:value-type="float">
            <text:p>-34.48</text:p>
          </table:table-cell>
          <table:table-cell table:formula="of:=SUM([.H$3:.H857])/SUM([.E$3:.E857])" office:value-type="percentage" office:value="-0.0124341868012982" calcext:value-type="percentage">
            <text:p>-1%</text:p>
          </table:table-cell>
          <table:table-cell table:formula="of:=[.O857]-(1-[.O857])/[.N857]" office:value-type="percentage" office:value="0.0146152290630014" calcext:value-type="percentage">
            <text:p>1.5%</text:p>
          </table:table-cell>
          <table:table-cell table:formula="of:=AVERAGEIF([.$H$3:.$H857];&quot;&gt;0&quot;)" office:value-type="float" office:value="1.95004444444444" calcext:value-type="float">
            <text:p>2.0</text:p>
          </table:table-cell>
          <table:table-cell table:formula="of:=AVERAGEIF([.$H$3:.$H857];&quot;&lt;0&quot;)" office:value-type="float" office:value="-4" calcext:value-type="float">
            <text:p>-4.0</text:p>
          </table:table-cell>
          <table:table-cell table:formula="of:=[.L857]/-[.M857]" office:value-type="percentage" office:value="0.487511111111111" calcext:value-type="percentage">
            <text:p>49%</text:p>
          </table:table-cell>
          <table:table-cell table:formula="of:=COUNTIF([.$G$3:.$G857];&quot;&gt;0&quot;)/COUNTIF([.$B$3:.$B857];&quot;&gt;0&quot;)" office:value-type="percentage" office:value="0.677053824362606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chard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48" calcext:value-type="float">
            <text:p>1.48</text:p>
          </table:table-cell>
          <table:table-cell table:formula="of:=[.G858]-[.E858]" office:value-type="float" office:value="0.48" calcext:value-type="float">
            <text:p>0.48</text:p>
          </table:table-cell>
          <table:table-cell table:formula="of:=SUM([.$H$2:.H858])" office:value-type="float" office:value="-33.9999999999999" calcext:value-type="float">
            <text:p>-34.00</text:p>
          </table:table-cell>
          <table:table-cell table:formula="of:=SUM([.H$3:.H858])/SUM([.E$3:.E858])" office:value-type="percentage" office:value="-0.0122566690699351" calcext:value-type="percentage">
            <text:p>-1%</text:p>
          </table:table-cell>
          <table:table-cell table:formula="of:=[.O858]-(1-[.O858])/[.N858]" office:value-type="percentage" office:value="0.0149014250595246" calcext:value-type="percentage">
            <text:p>1.5%</text:p>
          </table:table-cell>
          <table:table-cell table:formula="of:=AVERAGEIF([.$H$3:.$H858];&quot;&gt;0&quot;)" office:value-type="float" office:value="1.94678492239468" calcext:value-type="float">
            <text:p>1.9</text:p>
          </table:table-cell>
          <table:table-cell table:formula="of:=AVERAGEIF([.$H$3:.$H858];&quot;&lt;0&quot;)" office:value-type="float" office:value="-4" calcext:value-type="float">
            <text:p>-4.0</text:p>
          </table:table-cell>
          <table:table-cell table:formula="of:=[.L858]/-[.M858]" office:value-type="percentage" office:value="0.486696230598669" calcext:value-type="percentage">
            <text:p>49%</text:p>
          </table:table-cell>
          <table:table-cell table:formula="of:=COUNTIF([.$G$3:.$G858];&quot;&gt;0&quot;)/COUNTIF([.$B$3:.$B858];&quot;&gt;0&quot;)" office:value-type="percentage" office:value="0.677510608203678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kecmanovic</text:p>
          </table:table-cell>
          <table:table-cell office:value-type="float" office:value="6" calcext:value-type="float">
            <text:p>6</text:p>
          </table:table-cell>
          <table:table-cell office:value-type="float" office:value="1.65" calcext:value-type="float">
            <text:p>1.65</text:p>
          </table:table-cell>
          <table:table-cell office:value-type="float" office:value="9.9" calcext:value-type="float">
            <text:p>9.90</text:p>
          </table:table-cell>
          <table:table-cell table:formula="of:=[.G859]-[.E859]" office:value-type="float" office:value="3.9" calcext:value-type="float">
            <text:p>3.90</text:p>
          </table:table-cell>
          <table:table-cell table:formula="of:=SUM([.$H$2:.H859])" office:value-type="float" office:value="-30.0999999999999" calcext:value-type="float">
            <text:p>-30.10</text:p>
          </table:table-cell>
          <table:table-cell table:formula="of:=SUM([.H$3:.H859])/SUM([.E$3:.E859])" office:value-type="percentage" office:value="-0.0108273381294964" calcext:value-type="percentage">
            <text:p>-1%</text:p>
          </table:table-cell>
          <table:table-cell table:formula="of:=[.O859]-(1-[.O859])/[.N859]" office:value-type="percentage" office:value="0.0177582684535119" calcext:value-type="percentage">
            <text:p>1.8%</text:p>
          </table:table-cell>
          <table:table-cell table:formula="of:=AVERAGEIF([.$H$3:.$H859];&quot;&gt;0&quot;)" office:value-type="float" office:value="1.95110619469026" calcext:value-type="float">
            <text:p>2.0</text:p>
          </table:table-cell>
          <table:table-cell table:formula="of:=AVERAGEIF([.$H$3:.$H859];&quot;&lt;0&quot;)" office:value-type="float" office:value="-4" calcext:value-type="float">
            <text:p>-4.0</text:p>
          </table:table-cell>
          <table:table-cell table:formula="of:=[.L859]/-[.M859]" office:value-type="percentage" office:value="0.487776548672566" calcext:value-type="percentage">
            <text:p>49%</text:p>
          </table:table-cell>
          <table:table-cell table:formula="of:=COUNTIF([.$G$3:.$G859];&quot;&gt;0&quot;)/COUNTIF([.$B$3:.$B859];&quot;&gt;0&quot;)" office:value-type="percentage" office:value="0.677966101694915" calcext:value-type="percentage">
            <text:p>68%</text:p>
          </table:table-cell>
          <table:table-cell table:number-columns-repeated="1009"/>
        </table:table-row>
        <table:table-row table:style-name="ro4">
          <table:table-cell/>
          <table:table-cell office:value-type="date" office:date-value="2020-01-06" calcext:value-type="date">
            <text:p>2020-01-06</text:p>
          </table:table-cell>
          <table:table-cell office:value-type="string" calcext:value-type="string">
            <text:p>doh</text:p>
          </table:table-cell>
          <table:table-cell office:value-type="string" calcext:value-type="string">
            <text:p>edmund</text:p>
          </table:table-cell>
          <table:table-cell office:value-type="float" office:value="8" calcext:value-type="float">
            <text:p>8</text:p>
          </table:table-cell>
          <table:table-cell office:value-type="float" office:value="1.65" calcext:value-type="float">
            <text:p>1.65</text:p>
          </table:table-cell>
          <table:table-cell office:value-type="float" office:value="0" calcext:value-type="float">
            <text:p>0.00</text:p>
          </table:table-cell>
          <table:table-cell table:formula="of:=[.G860]-[.E860]" office:value-type="float" office:value="-8" calcext:value-type="float">
            <text:p>-8.00</text:p>
          </table:table-cell>
          <table:table-cell table:formula="of:=SUM([.$H$2:.H860])" office:value-type="float" office:value="-38.0999999999999" calcext:value-type="float">
            <text:p>-38.10</text:p>
          </table:table-cell>
          <table:table-cell table:formula="of:=SUM([.H$3:.H860])/SUM([.E$3:.E860])" office:value-type="percentage" office:value="-0.0136657101865136" calcext:value-type="percentage">
            <text:p>-1%</text:p>
          </table:table-cell>
          <table:table-cell table:formula="of:=[.O860]-(1-[.O860])/[.N860]" office:value-type="percentage" office:value="0.0119500930082515" calcext:value-type="percentage">
            <text:p>1.2%</text:p>
          </table:table-cell>
          <table:table-cell table:formula="of:=AVERAGEIF([.$H$3:.$H860];&quot;&gt;0&quot;)" office:value-type="float" office:value="1.95110619469026" calcext:value-type="float">
            <text:p>2.0</text:p>
          </table:table-cell>
          <table:table-cell table:formula="of:=AVERAGEIF([.$H$3:.$H860];&quot;&lt;0&quot;)" office:value-type="float" office:value="-4.0174672489083" calcext:value-type="float">
            <text:p>-4.0</text:p>
          </table:table-cell>
          <table:table-cell table:formula="of:=[.L860]/-[.M860]" office:value-type="percentage" office:value="0.485655781069642" calcext:value-type="percentage">
            <text:p>49%</text:p>
          </table:table-cell>
          <table:table-cell table:formula="of:=COUNTIF([.$G$3:.$G860];&quot;&gt;0&quot;)/COUNTIF([.$B$3:.$B860];&quot;&gt;0&quot;)" office:value-type="percentage" office:value="0.677009873060649" calcext:value-type="percentage">
            <text:p>68%</text:p>
          </table:table-cell>
          <table:table-cell table:number-columns-repeated="1009"/>
        </table:table-row>
        <table:table-row table:style-name="ro3" table:number-rows-repeated="104771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ily" table:style-name="ta2" table:print="false">
        <office:forms form:automatic-focus="false" form:apply-design-mode="false"/>
        <table:table-column table:style-name="co5" table:number-columns-repeated="4" table:default-cell-style-name="Excel_20_Built-in_20_Normal"/>
        <table:table-column table:style-name="co5" table:default-cell-style-name="ce70"/>
        <table:table-column table:style-name="co5" table:default-cell-style-name="Excel_20_Built-in_20_Normal"/>
        <table:table-column table:style-name="co7" table:default-cell-style-name="Excel_20_Built-in_20_Normal"/>
        <table:table-column table:style-name="co6" table:number-columns-repeated="2" table:default-cell-style-name="ce66"/>
        <table:table-column table:style-name="co8" table:default-cell-style-name="ce66"/>
        <table:table-column table:style-name="co9" table:default-cell-style-name="ce70"/>
        <table:table-column table:style-name="co5" table:default-cell-style-name="ce70"/>
        <table:table-column table:style-name="co9" table:default-cell-style-name="ce66"/>
        <table:table-column table:style-name="co5" table:default-cell-style-name="ce66"/>
        <table:table-column table:style-name="co10" table:default-cell-style-name="ce47"/>
        <table:table-column table:style-name="co5" table:number-columns-repeated="1009" table:default-cell-style-name="Excel_20_Built-in_20_Normal"/>
        <table:table-row table:style-name="ro1">
          <table:table-cell table:style-name="ce67" office:value-type="string" calcext:value-type="string">
            <text:p>date</text:p>
          </table:table-cell>
          <table:table-cell table:style-name="ce67" office:value-type="string" calcext:value-type="string">
            <text:p>no bets</text:p>
          </table:table-cell>
          <table:table-cell table:style-name="ce67" office:value-type="string" calcext:value-type="string">
            <text:p>wager</text:p>
          </table:table-cell>
          <table:table-cell table:style-name="ce67" office:value-type="string" calcext:value-type="string">
            <text:p>wins</text:p>
          </table:table-cell>
          <table:table-cell table:style-name="ce69" office:value-type="string" calcext:value-type="string">
            <text:p>losses</text:p>
          </table:table-cell>
          <table:table-cell table:style-name="ce67" office:value-type="string" calcext:value-type="string">
            <text:p>net</text:p>
          </table:table-cell>
          <table:table-cell table:style-name="ce67" office:value-type="string" calcext:value-type="string">
            <text:p>roi</text:p>
          </table:table-cell>
          <table:table-cell table:style-name="ce58" office:value-type="string" calcext:value-type="string">
            <text:p>winrate</text:p>
          </table:table-cell>
          <table:table-cell table:style-name="ce58" office:value-type="string" calcext:value-type="string">
            <text:p>k%</text:p>
          </table:table-cell>
          <table:table-cell table:style-name="ce58"/>
          <table:table-cell table:style-name="ce69" office:value-type="string" calcext:value-type="string">
            <text:p>avg bet</text:p>
          </table:table-cell>
          <table:table-cell table:style-name="ce69" office:value-type="string" calcext:value-type="string">
            <text:p>closing</text:p>
          </table:table-cell>
          <table:table-cell table:style-name="ce58" office:value-type="string" calcext:value-type="string">
            <text:p>Actual %</text:p>
          </table:table-cell>
          <table:table-cell table:style-name="ce58" office:value-type="string" calcext:value-type="string">
            <text:p>over/under</text:p>
          </table:table-cell>
          <table:table-cell table:style-name="ce67" office:value-type="string" calcext:value-type="string">
            <text:p>multi</text:p>
          </table:table-cell>
          <table:table-cell table:style-name="ce67" table:number-columns-repeated="1009"/>
        </table:table-row>
        <table:table-row table:style-name="ro1">
          <table:table-cell table:number-columns-repeated="16"/>
          <table:table-cell table:style-name="ce66" table:number-columns-repeated="2"/>
          <table:table-cell table:number-columns-repeated="1006"/>
        </table:table-row>
        <table:table-row table:style-name="ro1">
          <table:table-cell table:style-name="ce68" office:value-type="date" office:date-value="2019-07-24" calcext:value-type="date">
            <text:p>24/07/19</text:p>
          </table:table-cell>
          <table:table-cell table:formula="of:=COUNT([$all.B3:.B14])" office:value-type="float" office:value="12" calcext:value-type="float">
            <text:p>12</text:p>
          </table:table-cell>
          <table:table-cell table:formula="of:=SUM([$all.E3:.E14])" office:value-type="float" office:value="135" calcext:value-type="float">
            <text:p>135</text:p>
          </table:table-cell>
          <table:table-cell table:style-name="ce43" table:formula="of:=SUMIF([$all.H3:.H14];&quot;&gt;0&quot;)" office:value-type="float" office:value="68.3" calcext:value-type="float">
            <text:p>68.30</text:p>
          </table:table-cell>
          <table:table-cell table:formula="of:=SUMIF([$all.H3:.H14];&quot;&lt;0&quot;)" office:value-type="float" office:value="-30" calcext:value-type="float">
            <text:p>-30</text:p>
          </table:table-cell>
          <table:table-cell table:style-name="ce43" table:formula="of:=[.D3]+[.E3]" office:value-type="float" office:value="38.3" calcext:value-type="float">
            <text:p>38.30</text:p>
          </table:table-cell>
          <table:table-cell table:style-name="ce66" table:formula="of:=[$all.J14]" office:value-type="percentage" office:value="0.283703703703704" calcext:value-type="percentage">
            <text:p>28%</text:p>
          </table:table-cell>
          <table:table-cell table:formula="of:=[$all.O14]" office:value-type="percentage" office:value="0.75" calcext:value-type="percentage">
            <text:p>75%</text:p>
          </table:table-cell>
          <table:table-cell table:formula="of:=[$all.K14]" office:value-type="percentage" office:value="0.420571010248902" calcext:value-type="percentage">
            <text:p>42%</text:p>
          </table:table-cell>
          <table:table-cell/>
          <table:table-cell table:formula="of:=[.C3]" office:value-type="float" office:value="135" calcext:value-type="float">
            <text:p>135</text:p>
          </table:table-cell>
          <table:table-cell office:value-type="float" office:value="230.3" calcext:value-type="float">
            <text:p>230</text:p>
          </table:table-cell>
          <table:table-cell table:formula="of:=[.K3]/200" office:value-type="percentage" office:value="0.675" calcext:value-type="percentage">
            <text:p>68%</text:p>
          </table:table-cell>
          <table:table-cell table:formula="of:=[.M3]/[.I3]" office:value-type="percentage" office:value="1.60496083550914" calcext:value-type="percentage">
            <text:p>16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7-25" calcext:value-type="date">
            <text:p>25/07/19</text:p>
          </table:table-cell>
          <table:table-cell table:formula="of:=COUNT([$all.B17:.B28])" office:value-type="float" office:value="12" calcext:value-type="float">
            <text:p>12</text:p>
          </table:table-cell>
          <table:table-cell table:formula="of:=SUM([$all.E17:.E28])" office:value-type="float" office:value="180" calcext:value-type="float">
            <text:p>180</text:p>
          </table:table-cell>
          <table:table-cell table:style-name="ce43" table:formula="of:=SUMIF([$all.H17:.H28];&quot;&gt;0&quot;)" office:value-type="float" office:value="77.75" calcext:value-type="float">
            <text:p>77.75</text:p>
          </table:table-cell>
          <table:table-cell table:formula="of:=SUMIF([$all.H17:.H28];&quot;&lt;0&quot;)" office:value-type="float" office:value="-40" calcext:value-type="float">
            <text:p>-40</text:p>
          </table:table-cell>
          <table:table-cell table:style-name="ce43" table:formula="of:=[.D4]+[.E4]" office:value-type="float" office:value="37.75" calcext:value-type="float">
            <text:p>37.75</text:p>
          </table:table-cell>
          <table:table-cell table:style-name="ce66" table:formula="of:=[$all.J28]" office:value-type="percentage" office:value="0.241428571428571" calcext:value-type="percentage">
            <text:p>24%</text:p>
          </table:table-cell>
          <table:table-cell table:formula="of:=[$all.O28]" office:value-type="percentage" office:value="0.791666666666667" calcext:value-type="percentage">
            <text:p>79%</text:p>
          </table:table-cell>
          <table:table-cell table:formula="of:=[$all.K28]" office:value-type="percentage" office:value="0.412230400547758" calcext:value-type="percentage">
            <text:p>41%</text:p>
          </table:table-cell>
          <table:table-cell/>
          <table:table-cell table:formula="of:=MEDIAN([.$C$3:.$C4])" office:value-type="float" office:value="157.5" calcext:value-type="float">
            <text:p>158</text:p>
          </table:table-cell>
          <table:table-cell office:value-type="float" office:value="268.05" calcext:value-type="float">
            <text:p>268</text:p>
          </table:table-cell>
          <table:table-cell table:formula="of:=[.K4]/[.L3]" office:value-type="percentage" office:value="0.683890577507599" calcext:value-type="percentage">
            <text:p>68%</text:p>
          </table:table-cell>
          <table:table-cell table:formula="of:=[.M4]/[.I4]" office:value-type="percentage" office:value="1.65900083205622" calcext:value-type="percentage">
            <text:p>1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7-26" calcext:value-type="date">
            <text:p>26/07/19</text:p>
          </table:table-cell>
          <table:table-cell table:formula="of:=COUNT([$all.B31:.B42])" office:value-type="float" office:value="12" calcext:value-type="float">
            <text:p>12</text:p>
          </table:table-cell>
          <table:table-cell table:formula="of:=SUM([$all.E31:.E42])" office:value-type="float" office:value="130" calcext:value-type="float">
            <text:p>130</text:p>
          </table:table-cell>
          <table:table-cell table:style-name="ce43" table:formula="of:=SUMIF([$all.H31:.H42];&quot;&gt;0&quot;)" office:value-type="float" office:value="39.1" calcext:value-type="float">
            <text:p>39.10</text:p>
          </table:table-cell>
          <table:table-cell table:formula="of:=SUMIF([$all.H31:.H42];&quot;&lt;0&quot;)" office:value-type="float" office:value="-50" calcext:value-type="float">
            <text:p>-50</text:p>
          </table:table-cell>
          <table:table-cell table:style-name="ce43" table:formula="of:=[.D5]+[.E5]" office:value-type="float" office:value="-10.9" calcext:value-type="float">
            <text:p>-10.90</text:p>
          </table:table-cell>
          <table:table-cell table:style-name="ce66" table:formula="of:=[$all.J42]" office:value-type="percentage" office:value="0.146404494382022" calcext:value-type="percentage">
            <text:p>15%</text:p>
          </table:table-cell>
          <table:table-cell table:formula="of:=[$all.O42]" office:value-type="percentage" office:value="0.722222222222222" calcext:value-type="percentage">
            <text:p>72%</text:p>
          </table:table-cell>
          <table:table-cell table:formula="of:=[$all.K42]" office:value-type="percentage" office:value="0.272136705974135" calcext:value-type="percentage">
            <text:p>27%</text:p>
          </table:table-cell>
          <table:table-cell/>
          <table:table-cell table:formula="of:=MEDIAN([.$C$3:.$C5])" office:value-type="float" office:value="135" calcext:value-type="float">
            <text:p>135</text:p>
          </table:table-cell>
          <table:table-cell office:value-type="float" office:value="257.15" calcext:value-type="float">
            <text:p>257</text:p>
          </table:table-cell>
          <table:table-cell table:formula="of:=[.K5]/[.L4]" office:value-type="percentage" office:value="0.503637381085618" calcext:value-type="percentage">
            <text:p>50%</text:p>
          </table:table-cell>
          <table:table-cell table:formula="of:=[.M5]/[.I5]" office:value-type="percentage" office:value="1.85067787633722" calcext:value-type="percentage">
            <text:p>18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7-28" calcext:value-type="date">
            <text:p>28/07/19</text:p>
          </table:table-cell>
          <table:table-cell table:formula="of:=COUNT([$all.B45:.B57])" office:value-type="float" office:value="13" calcext:value-type="float">
            <text:p>13</text:p>
          </table:table-cell>
          <table:table-cell table:formula="of:=SUM([$all.E45:.E57])" office:value-type="float" office:value="195" calcext:value-type="float">
            <text:p>195</text:p>
          </table:table-cell>
          <table:table-cell table:style-name="ce43" table:formula="of:=SUMIF([$all.H45:.H57];&quot;&gt;0&quot;)" office:value-type="float" office:value="32.1" calcext:value-type="float">
            <text:p>32.10</text:p>
          </table:table-cell>
          <table:table-cell table:formula="of:=SUMIF([$all.H45:.H57];&quot;&lt;0&quot;)" office:value-type="float" office:value="-105" calcext:value-type="float">
            <text:p>-105</text:p>
          </table:table-cell>
          <table:table-cell table:style-name="ce43" table:formula="of:=[.D6]+[.E6]" office:value-type="float" office:value="-72.9" calcext:value-type="float">
            <text:p>-72.90</text:p>
          </table:table-cell>
          <table:table-cell table:style-name="ce66" table:formula="of:=[$all.J57]" office:value-type="percentage" office:value="-0.012109375" calcext:value-type="percentage">
            <text:p>-1%</text:p>
          </table:table-cell>
          <table:table-cell table:formula="of:=[$all.O57]" office:value-type="percentage" office:value="0.653061224489796" calcext:value-type="percentage">
            <text:p>65%</text:p>
          </table:table-cell>
          <table:table-cell table:formula="of:=[$all.K57]" office:value-type="percentage" office:value="-0.00216058805570563" calcext:value-type="percentage">
            <text:p>0%</text:p>
          </table:table-cell>
          <table:table-cell/>
          <table:table-cell table:formula="of:=MEDIAN([.$C$3:.$C6])" office:value-type="float" office:value="157.5" calcext:value-type="float">
            <text:p>158</text:p>
          </table:table-cell>
          <table:table-cell office:value-type="float" office:value="154.35" calcext:value-type="float">
            <text:p>154</text:p>
          </table:table-cell>
          <table:table-cell table:formula="of:=[.K6]/[.L5]" office:value-type="percentage" office:value="0.612482986583706" calcext:value-type="percentage">
            <text:p>61%</text:p>
          </table:table-cell>
          <table:table-cell table:formula="of:=[.M6]/[.I6]" office:value-type="percentage" office:value="-283.479761431744" calcext:value-type="percentage">
            <text:p>-283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7-30" calcext:value-type="date">
            <text:p>30/07/19</text:p>
          </table:table-cell>
          <table:table-cell table:formula="of:=COUNT([$all.B60:.B73])" office:value-type="float" office:value="14" calcext:value-type="float">
            <text:p>14</text:p>
          </table:table-cell>
          <table:table-cell table:formula="of:=SUM([$all.E60:.E73])" office:value-type="float" office:value="125" calcext:value-type="float">
            <text:p>125</text:p>
          </table:table-cell>
          <table:table-cell table:style-name="ce43" table:formula="of:=SUMIF([$all.H60:.H73];&quot;&gt;0&quot;)" office:value-type="float" office:value="40.17" calcext:value-type="float">
            <text:p>40.17</text:p>
          </table:table-cell>
          <table:table-cell table:formula="of:=SUMIF([$all.H60:.H73];&quot;&lt;0&quot;)" office:value-type="float" office:value="-38" calcext:value-type="float">
            <text:p>-38</text:p>
          </table:table-cell>
          <table:table-cell table:style-name="ce43" table:formula="of:=[.D7]+[.E7]" office:value-type="float" office:value="2.16999999999999" calcext:value-type="float">
            <text:p>2.17</text:p>
          </table:table-cell>
          <table:table-cell table:style-name="ce66" table:formula="of:=[$all.J73]" office:value-type="percentage" office:value="-0.00729411764705883" calcext:value-type="percentage">
            <text:p>-1%</text:p>
          </table:table-cell>
          <table:table-cell table:formula="of:=[$all.O73]" office:value-type="percentage" office:value="0.666666666666667" calcext:value-type="percentage">
            <text:p>67%</text:p>
          </table:table-cell>
          <table:table-cell table:formula="of:=[$all.K73]" office:value-type="percentage" office:value="0.0179830873638659" calcext:value-type="percentage">
            <text:p>2%</text:p>
          </table:table-cell>
          <table:table-cell/>
          <table:table-cell table:formula="of:=MEDIAN([.$C$3:.$C7])" office:value-type="float" office:value="135" calcext:value-type="float">
            <text:p>135</text:p>
          </table:table-cell>
          <table:table-cell office:value-type="float" office:value="148.72" calcext:value-type="float">
            <text:p>149</text:p>
          </table:table-cell>
          <table:table-cell table:formula="of:=[.K7]/[.L6]" office:value-type="percentage" office:value="0.874635568513119" calcext:value-type="percentage">
            <text:p>87%</text:p>
          </table:table-cell>
          <table:table-cell table:formula="of:=[.M7]/[.I7]" office:value-type="percentage" office:value="48.6365633895856" calcext:value-type="percentage">
            <text:p>48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7-31" calcext:value-type="date">
            <text:p>31/07/19</text:p>
          </table:table-cell>
          <table:table-cell table:formula="of:=COUNT([$all.B76:.B95])" office:value-type="float" office:value="20" calcext:value-type="float">
            <text:p>20</text:p>
          </table:table-cell>
          <table:table-cell table:formula="of:=SUM([$all.E76:.E95])" office:value-type="float" office:value="73" calcext:value-type="float">
            <text:p>73</text:p>
          </table:table-cell>
          <table:table-cell table:style-name="ce43" table:formula="of:=SUMIF([$all.H76:.H95];&quot;&gt;0&quot;)" office:value-type="float" office:value="18.9" calcext:value-type="float">
            <text:p>18.90</text:p>
          </table:table-cell>
          <table:table-cell table:formula="of:=SUMIF([$all.H76:.H95];&quot;&lt;0&quot;)" office:value-type="float" office:value="-25" calcext:value-type="float">
            <text:p>-25</text:p>
          </table:table-cell>
          <table:table-cell table:style-name="ce43" table:formula="of:=[.D8]+[.E8]" office:value-type="float" office:value="-6.1" calcext:value-type="float">
            <text:p>-6.10</text:p>
          </table:table-cell>
          <table:table-cell table:style-name="ce66" table:formula="of:=[$all.J95]" office:value-type="percentage" office:value="-0.0139379474940334" calcext:value-type="percentage">
            <text:p>-1%</text:p>
          </table:table-cell>
          <table:table-cell table:formula="of:=[$all.O95]" office:value-type="percentage" office:value="0.662650602409639" calcext:value-type="percentage">
            <text:p>66%</text:p>
          </table:table-cell>
          <table:table-cell table:formula="of:=[$all.K95]" office:value-type="percentage" office:value="0.00966227387837415" calcext:value-type="percentage">
            <text:p>1%</text:p>
          </table:table-cell>
          <table:table-cell/>
          <table:table-cell table:formula="of:=MEDIAN([.$C$3:.$C8])" office:value-type="float" office:value="132.5" calcext:value-type="float">
            <text:p>133</text:p>
          </table:table-cell>
          <table:table-cell office:value-type="float" office:value="143.82" calcext:value-type="float">
            <text:p>144</text:p>
          </table:table-cell>
          <table:table-cell table:formula="of:=[.K8]/[.L7]" office:value-type="percentage" office:value="0.890935987089833" calcext:value-type="percentage">
            <text:p>89%</text:p>
          </table:table-cell>
          <table:table-cell table:formula="of:=[.M8]/[.I8]" office:value-type="percentage" office:value="92.2076933757698" calcext:value-type="percentage">
            <text:p>922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01" calcext:value-type="date">
            <text:p>01/08/19</text:p>
          </table:table-cell>
          <table:table-cell table:formula="of:=COUNT([$all.B98:.B105])" office:value-type="float" office:value="8" calcext:value-type="float">
            <text:p>8</text:p>
          </table:table-cell>
          <table:table-cell table:formula="of:=SUM([$all.E98:.E105])" office:value-type="float" office:value="26" calcext:value-type="float">
            <text:p>26</text:p>
          </table:table-cell>
          <table:table-cell table:style-name="ce43" table:formula="of:=SUMIF([$all.H98:.H105];&quot;&gt;0&quot;)" office:value-type="float" office:value="17.65" calcext:value-type="float">
            <text:p>17.65</text:p>
          </table:table-cell>
          <table:table-cell table:formula="of:=SUMIF([$all.H98:.H105];&quot;&lt;0&quot;)" office:value-type="float" office:value="-12" calcext:value-type="float">
            <text:p>-12</text:p>
          </table:table-cell>
          <table:table-cell table:style-name="ce43" table:formula="of:=[.D9]+[.E9]" office:value-type="float" office:value="5.65" calcext:value-type="float">
            <text:p>5.65</text:p>
          </table:table-cell>
          <table:table-cell table:style-name="ce66" table:formula="of:=[$all.J105]" office:value-type="percentage" office:value="-0.00697916666666667" calcext:value-type="percentage">
            <text:p>-1%</text:p>
          </table:table-cell>
          <table:table-cell table:formula="of:=[$all.O105]" office:value-type="percentage" office:value="0.648351648351648" calcext:value-type="percentage">
            <text:p>65%</text:p>
          </table:table-cell>
          <table:table-cell table:formula="of:=[$all.K105]" office:value-type="percentage" office:value="0.0203440808604604" calcext:value-type="percentage">
            <text:p>2%</text:p>
          </table:table-cell>
          <table:table-cell/>
          <table:table-cell table:formula="of:=MEDIAN([.$C$3:.$C9])" office:value-type="float" office:value="130" calcext:value-type="float">
            <text:p>130</text:p>
          </table:table-cell>
          <table:table-cell office:value-type="float" office:value="156.07" calcext:value-type="float">
            <text:p>156</text:p>
          </table:table-cell>
          <table:table-cell table:formula="of:=[.K9]/[.L8]" office:value-type="percentage" office:value="0.903907662355723" calcext:value-type="percentage">
            <text:p>90%</text:p>
          </table:table-cell>
          <table:table-cell table:formula="of:=[.M9]/[.I9]" office:value-type="percentage" office:value="44.4309904465877" calcext:value-type="percentage">
            <text:p>444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02" calcext:value-type="date">
            <text:p>02/08/19</text:p>
          </table:table-cell>
          <table:table-cell table:formula="of:=COUNT([$all.B108:.B114])" office:value-type="float" office:value="7" calcext:value-type="float">
            <text:p>7</text:p>
          </table:table-cell>
          <table:table-cell table:formula="of:=SUM([$all.E108:.E114])" office:value-type="float" office:value="25" calcext:value-type="float">
            <text:p>25</text:p>
          </table:table-cell>
          <table:table-cell table:style-name="ce43" table:formula="of:=SUMIF([$all.H108:.H114];&quot;&gt;0&quot;)" office:value-type="float" office:value="3.84" calcext:value-type="float">
            <text:p>3.84</text:p>
          </table:table-cell>
          <table:table-cell table:formula="of:=SUMIF([$all.H108:.H114];&quot;&lt;0&quot;)" office:value-type="float" office:value="-14" calcext:value-type="float">
            <text:p>-14</text:p>
          </table:table-cell>
          <table:table-cell table:style-name="ce43" table:formula="of:=[.D10]+[.E10]" office:value-type="float" office:value="-10.16" calcext:value-type="float">
            <text:p>-10.16</text:p>
          </table:table-cell>
          <table:table-cell table:style-name="ce66" table:formula="of:=[$all.J114]" office:value-type="percentage" office:value="-0.0182114735658043" calcext:value-type="percentage">
            <text:p>-2%</text:p>
          </table:table-cell>
          <table:table-cell table:formula="of:=[$all.O114]" office:value-type="percentage" office:value="0.63265306122449" calcext:value-type="percentage">
            <text:p>63%</text:p>
          </table:table-cell>
          <table:table-cell table:formula="of:=[$all.K114]" office:value-type="percentage" office:value="-0.00211681328116986" calcext:value-type="percentage">
            <text:p>0%</text:p>
          </table:table-cell>
          <table:table-cell/>
          <table:table-cell table:formula="of:=MEDIAN([.$C$3:.$C10])" office:value-type="float" office:value="127.5" calcext:value-type="float">
            <text:p>128</text:p>
          </table:table-cell>
          <table:table-cell office:value-type="float" office:value="145.91" calcext:value-type="float">
            <text:p>146</text:p>
          </table:table-cell>
          <table:table-cell table:formula="of:=[.K10]/[.L9]" office:value-type="percentage" office:value="0.816941116165823" calcext:value-type="percentage">
            <text:p>82%</text:p>
          </table:table-cell>
          <table:table-cell table:formula="of:=[.M10]/[.I10]" office:value-type="percentage" office:value="-385.929700759596" calcext:value-type="percentage">
            <text:p>-385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03" calcext:value-type="date">
            <text:p>03/08/19</text:p>
          </table:table-cell>
          <table:table-cell table:formula="of:=COUNT([$all.B117:.B119])" office:value-type="float" office:value="3" calcext:value-type="float">
            <text:p>3</text:p>
          </table:table-cell>
          <table:table-cell table:formula="of:=SUM([$all.E117:.E119])" office:value-type="float" office:value="11" calcext:value-type="float">
            <text:p>11</text:p>
          </table:table-cell>
          <table:table-cell table:style-name="ce43" table:formula="of:=SUMIF([$all.H117:.H119];&quot;&gt;0&quot;)" office:value-type="float" office:value="0.88" calcext:value-type="float">
            <text:p>0.88</text:p>
          </table:table-cell>
          <table:table-cell table:formula="of:=SUMIF([$all.H117:.H119];&quot;&lt;0&quot;)" office:value-type="float" office:value="-7" calcext:value-type="float">
            <text:p>-7</text:p>
          </table:table-cell>
          <table:table-cell table:style-name="ce43" table:formula="of:=[.D11]+[.E11]" office:value-type="float" office:value="-6.12" calcext:value-type="float">
            <text:p>-6.12</text:p>
          </table:table-cell>
          <table:table-cell table:style-name="ce66" table:formula="of:=[$all.J119]" office:value-type="percentage" office:value="-0.0247888888888889" calcext:value-type="percentage">
            <text:p>-2%</text:p>
          </table:table-cell>
          <table:table-cell table:formula="of:=[$all.O119]" office:value-type="percentage" office:value="0.623762376237624" calcext:value-type="percentage">
            <text:p>62%</text:p>
          </table:table-cell>
          <table:table-cell table:formula="of:=[$all.K119]" office:value-type="percentage" office:value="-0.0146690051508749" calcext:value-type="percentage">
            <text:p>-1%</text:p>
          </table:table-cell>
          <table:table-cell/>
          <table:table-cell table:formula="of:=MEDIAN([.$C$3:.$C11])" office:value-type="float" office:value="125" calcext:value-type="float">
            <text:p>125</text:p>
          </table:table-cell>
          <table:table-cell office:value-type="float" office:value="141.19" calcext:value-type="float">
            <text:p>141</text:p>
          </table:table-cell>
          <table:table-cell table:formula="of:=[.K11]/[.L10]" office:value-type="percentage" office:value="0.856692481666781" calcext:value-type="percentage">
            <text:p>86%</text:p>
          </table:table-cell>
          <table:table-cell table:formula="of:=[.M11]/[.I11]" office:value-type="percentage" office:value="-58.4015393583584" calcext:value-type="percentage">
            <text:p>-58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05" calcext:value-type="date">
            <text:p>05/08/19</text:p>
          </table:table-cell>
          <table:table-cell table:formula="of:=COUNT([$all.B122:.B126])" office:value-type="float" office:value="5" calcext:value-type="float">
            <text:p>5</text:p>
          </table:table-cell>
          <table:table-cell table:formula="of:=SUM([$all.E122:.E126])" office:value-type="float" office:value="16" calcext:value-type="float">
            <text:p>16</text:p>
          </table:table-cell>
          <table:table-cell table:style-name="ce43" table:formula="of:=SUMIF([$all.H122:.H126];&quot;&gt;0&quot;)" office:value-type="float" office:value="3.54" calcext:value-type="float">
            <text:p>3.54</text:p>
          </table:table-cell>
          <table:table-cell table:formula="of:=SUMIF([$all.H122:.H126];&quot;&lt;0&quot;)" office:value-type="float" office:value="-10" calcext:value-type="float">
            <text:p>-10</text:p>
          </table:table-cell>
          <table:table-cell table:style-name="ce43" table:formula="of:=[.D12]+[.E12]" office:value-type="float" office:value="-6.46" calcext:value-type="float">
            <text:p>-6.46</text:p>
          </table:table-cell>
          <table:table-cell table:style-name="ce66" table:formula="of:=[$all.J126]" office:value-type="percentage" office:value="-0.0314082969432314" calcext:value-type="percentage">
            <text:p>-3%</text:p>
          </table:table-cell>
          <table:table-cell table:formula="of:=[$all.O126]" office:value-type="percentage" office:value="0.613207547169811" calcext:value-type="percentage">
            <text:p>61%</text:p>
          </table:table-cell>
          <table:table-cell table:formula="of:=[$all.K126]" office:value-type="percentage" office:value="-0.0273766886271171" calcext:value-type="percentage">
            <text:p>-3%</text:p>
          </table:table-cell>
          <table:table-cell/>
          <table:table-cell table:formula="of:=MEDIAN([.$C$3:.$C12])" office:value-type="float" office:value="99" calcext:value-type="float">
            <text:p>99</text:p>
          </table:table-cell>
          <table:table-cell office:value-type="float" office:value="134.73" calcext:value-type="float">
            <text:p>135</text:p>
          </table:table-cell>
          <table:table-cell table:formula="of:=[.K12]/[.L11]" office:value-type="percentage" office:value="0.701182803314682" calcext:value-type="percentage">
            <text:p>70%</text:p>
          </table:table-cell>
          <table:table-cell table:formula="of:=[.M12]/[.I12]" office:value-type="percentage" office:value="-25.6124037813744" calcext:value-type="percentage">
            <text:p>-256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06" calcext:value-type="date">
            <text:p>06/08/19</text:p>
          </table:table-cell>
          <table:table-cell table:formula="of:=COUNT([$all.B129:.B139])" office:value-type="float" office:value="11" calcext:value-type="float">
            <text:p>11</text:p>
          </table:table-cell>
          <table:table-cell table:formula="of:=SUM([$all.E129:.E139])" office:value-type="float" office:value="40" calcext:value-type="float">
            <text:p>40</text:p>
          </table:table-cell>
          <table:table-cell table:style-name="ce43" table:formula="of:=SUMIF([$all.H129:.H139];&quot;&gt;0&quot;)" office:value-type="float" office:value="21.47" calcext:value-type="float">
            <text:p>21.47</text:p>
          </table:table-cell>
          <table:table-cell table:formula="of:=SUMIF([$all.H129:.H139];&quot;&lt;0&quot;)" office:value-type="float" office:value="-11" calcext:value-type="float">
            <text:p>-11</text:p>
          </table:table-cell>
          <table:table-cell table:style-name="ce43" table:formula="of:=[.D13]+[.E13]" office:value-type="float" office:value="10.47" calcext:value-type="float">
            <text:p>10.47</text:p>
          </table:table-cell>
          <table:table-cell table:style-name="ce66" table:formula="of:=[$all.J139]" office:value-type="percentage" office:value="-0.0191422594142259" calcext:value-type="percentage">
            <text:p>-2%</text:p>
          </table:table-cell>
          <table:table-cell table:formula="of:=[$all.O139]" office:value-type="percentage" office:value="0.623931623931624" calcext:value-type="percentage">
            <text:p>62%</text:p>
          </table:table-cell>
          <table:table-cell table:formula="of:=[$all.K139]" office:value-type="percentage" office:value="-0.00818263190830371" calcext:value-type="percentage">
            <text:p>-1%</text:p>
          </table:table-cell>
          <table:table-cell/>
          <table:table-cell table:formula="of:=MEDIAN([.$C$3:.$C13])" office:value-type="float" office:value="73" calcext:value-type="float">
            <text:p>73</text:p>
          </table:table-cell>
          <table:table-cell office:value-type="float" office:value="145.2" calcext:value-type="float">
            <text:p>145</text:p>
          </table:table-cell>
          <table:table-cell table:formula="of:=[.K13]/[.L12]" office:value-type="percentage" office:value="0.54182438951978" calcext:value-type="percentage">
            <text:p>54%</text:p>
          </table:table-cell>
          <table:table-cell table:formula="of:=[.M13]/[.I13]" office:value-type="percentage" office:value="-66.2163953592901" calcext:value-type="percentage">
            <text:p>-662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07" calcext:value-type="date">
            <text:p>07/08/19</text:p>
          </table:table-cell>
          <table:table-cell table:formula="of:=COUNT([$all.B142:.B154])" office:value-type="float" office:value="13" calcext:value-type="float">
            <text:p>13</text:p>
          </table:table-cell>
          <table:table-cell table:formula="of:=SUM([$all.E142:.E154])" office:value-type="float" office:value="46" calcext:value-type="float">
            <text:p>46</text:p>
          </table:table-cell>
          <table:table-cell table:style-name="ce43" table:formula="of:=SUMIF([$all.H142:.H154];&quot;&gt;0&quot;)" office:value-type="float" office:value="7.87" calcext:value-type="float">
            <text:p>7.87</text:p>
          </table:table-cell>
          <table:table-cell table:formula="of:=SUMIF([$all.H142:.H154];&quot;&lt;0&quot;)" office:value-type="float" office:value="-21" calcext:value-type="float">
            <text:p>-21</text:p>
          </table:table-cell>
          <table:table-cell table:style-name="ce43" table:formula="of:=[.D14]+[.E14]" office:value-type="float" office:value="-13.13" calcext:value-type="float">
            <text:p>-13.13</text:p>
          </table:table-cell>
          <table:table-cell table:style-name="ce66" table:formula="of:=[$all.J154]" office:value-type="percentage" office:value="-0.0313672654690619" calcext:value-type="percentage">
            <text:p>-3%</text:p>
          </table:table-cell>
          <table:table-cell table:formula="of:=[$all.O154]" office:value-type="percentage" office:value="0.615384615384615" calcext:value-type="percentage">
            <text:p>62%</text:p>
          </table:table-cell>
          <table:table-cell table:formula="of:=[$all.K154]" office:value-type="percentage" office:value="-0.0246473073327129" calcext:value-type="percentage">
            <text:p>-2%</text:p>
          </table:table-cell>
          <table:table-cell/>
          <table:table-cell table:formula="of:=MEDIAN([.$C$3:.$C14])" office:value-type="float" office:value="59.5" calcext:value-type="float">
            <text:p>60</text:p>
          </table:table-cell>
          <table:table-cell office:value-type="float" office:value="132.07" calcext:value-type="float">
            <text:p>132</text:p>
          </table:table-cell>
          <table:table-cell table:formula="of:=[.K14]/[.L13]" office:value-type="percentage" office:value="0.409779614325069" calcext:value-type="percentage">
            <text:p>41%</text:p>
          </table:table-cell>
          <table:table-cell table:formula="of:=[.M14]/[.I14]" office:value-type="percentage" office:value="-16.6257355740111" calcext:value-type="percentage">
            <text:p>-16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08" calcext:value-type="date">
            <text:p>08/08/19</text:p>
          </table:table-cell>
          <table:table-cell table:formula="of:=COUNT([$all.B157:.B161])" office:value-type="float" office:value="5" calcext:value-type="float">
            <text:p>5</text:p>
          </table:table-cell>
          <table:table-cell table:formula="of:=SUM([$all.E157:.E161])" office:value-type="float" office:value="19" calcext:value-type="float">
            <text:p>19</text:p>
          </table:table-cell>
          <table:table-cell table:style-name="ce43" table:formula="of:=SUMIF([$all.H157:.H161];&quot;&gt;0&quot;)" office:value-type="float" office:value="3.14" calcext:value-type="float">
            <text:p>3.14</text:p>
          </table:table-cell>
          <table:table-cell table:formula="of:=SUMIF([$all.H157:.H161];&quot;&lt;0&quot;)" office:value-type="float" office:value="-4" calcext:value-type="float">
            <text:p>-4</text:p>
          </table:table-cell>
          <table:table-cell table:style-name="ce43" table:formula="of:=[.D15]+[.E15]" office:value-type="float" office:value="-0.86" calcext:value-type="float">
            <text:p>-0.86</text:p>
          </table:table-cell>
          <table:table-cell table:style-name="ce66" table:formula="of:=[$all.J161]" office:value-type="percentage" office:value="-0.0316258570029383" calcext:value-type="percentage">
            <text:p>-3%</text:p>
          </table:table-cell>
          <table:table-cell table:formula="of:=[$all.O161]" office:value-type="percentage" office:value="0.622222222222222" calcext:value-type="percentage">
            <text:p>62%</text:p>
          </table:table-cell>
          <table:table-cell table:formula="of:=[$all.K161]" office:value-type="percentage" office:value="-0.0275387095739041" calcext:value-type="percentage">
            <text:p>-3%</text:p>
          </table:table-cell>
          <table:table-cell/>
          <table:table-cell table:formula="of:=MEDIAN([.$C$3:.$C15])" office:value-type="float" office:value="46" calcext:value-type="float">
            <text:p>46</text:p>
          </table:table-cell>
          <table:table-cell office:value-type="float" office:value="131.21" calcext:value-type="float">
            <text:p>131</text:p>
          </table:table-cell>
          <table:table-cell table:formula="of:=[.K15]/[.L14]" office:value-type="percentage" office:value="0.348300143863103" calcext:value-type="percentage">
            <text:p>35%</text:p>
          </table:table-cell>
          <table:table-cell table:formula="of:=[.M15]/[.I15]" office:value-type="percentage" office:value="-12.6476566713625" calcext:value-type="percentage">
            <text:p>-12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09" calcext:value-type="date">
            <text:p>09/08/19</text:p>
          </table:table-cell>
          <table:table-cell table:formula="of:=COUNT([$all.B164:.B167])" office:value-type="float" office:value="4" calcext:value-type="float">
            <text:p>4</text:p>
          </table:table-cell>
          <table:table-cell table:formula="of:=SUM([$all.E164:.E167])" office:value-type="float" office:value="11" calcext:value-type="float">
            <text:p>11</text:p>
          </table:table-cell>
          <table:table-cell table:style-name="ce43" table:formula="of:=SUMIF([$all.H164:.H167];&quot;&gt;0&quot;)" office:value-type="float" office:value="7.71" calcext:value-type="float">
            <text:p>7.71</text:p>
          </table:table-cell>
          <table:table-cell table:formula="of:=SUMIF([$all.H164:.H167];&quot;&lt;0&quot;)" office:value-type="float" office:value="0" calcext:value-type="float">
            <text:p>0</text:p>
          </table:table-cell>
          <table:table-cell table:style-name="ce43" table:formula="of:=[.D16]+[.E16]" office:value-type="float" office:value="7.71" calcext:value-type="float">
            <text:p>7.71</text:p>
          </table:table-cell>
          <table:table-cell table:style-name="ce66" table:formula="of:=[$all.J167]" office:value-type="percentage" office:value="-0.0238178294573643" calcext:value-type="percentage">
            <text:p>-2%</text:p>
          </table:table-cell>
          <table:table-cell table:formula="of:=[$all.O167]" office:value-type="percentage" office:value="0.633093525179856" calcext:value-type="percentage">
            <text:p>63%</text:p>
          </table:table-cell>
          <table:table-cell table:formula="of:=[$all.K167]" office:value-type="percentage" office:value="-0.0146027912206769" calcext:value-type="percentage">
            <text:p>-1%</text:p>
          </table:table-cell>
          <table:table-cell/>
          <table:table-cell table:formula="of:=MEDIAN([.$C$3:.$C16])" office:value-type="float" office:value="43" calcext:value-type="float">
            <text:p>43</text:p>
          </table:table-cell>
          <table:table-cell office:value-type="float" office:value="232.32" calcext:value-type="float">
            <text:p>232</text:p>
          </table:table-cell>
          <table:table-cell table:formula="of:=[.K16]/[.L15]" office:value-type="percentage" office:value="0.32771892386251" calcext:value-type="percentage">
            <text:p>33%</text:p>
          </table:table-cell>
          <table:table-cell table:formula="of:=[.M16]/[.I16]" office:value-type="percentage" office:value="-22.4422111437487" calcext:value-type="percentage">
            <text:p>-224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11" calcext:value-type="date">
            <text:p>11/08/19</text:p>
          </table:table-cell>
          <table:table-cell table:formula="of:=COUNT([$all.B170:.B192])" office:value-type="float" office:value="23" calcext:value-type="float">
            <text:p>23</text:p>
          </table:table-cell>
          <table:table-cell table:formula="of:=SUM([$all.E170:.E192])" office:value-type="float" office:value="90" calcext:value-type="float">
            <text:p>90</text:p>
          </table:table-cell>
          <table:table-cell table:style-name="ce43" table:formula="of:=SUMIF([$all.H170:.H192];&quot;&gt;0&quot;)" office:value-type="float" office:value="35.52" calcext:value-type="float">
            <text:p>35.52</text:p>
          </table:table-cell>
          <table:table-cell table:formula="of:=SUMIF([$all.H170:.H192];&quot;&lt;0&quot;)" office:value-type="float" office:value="-12" calcext:value-type="float">
            <text:p>-12</text:p>
          </table:table-cell>
          <table:table-cell table:style-name="ce43" table:formula="of:=[.D17]+[.E17]" office:value-type="float" office:value="23.52" calcext:value-type="float">
            <text:p>23.52</text:p>
          </table:table-cell>
          <table:table-cell table:style-name="ce66" table:formula="of:=[$all.J192]" office:value-type="percentage" office:value="-0.000944741532976835" calcext:value-type="percentage">
            <text:p>0%</text:p>
          </table:table-cell>
          <table:table-cell table:formula="of:=[$all.O192]" office:value-type="percentage" office:value="0.660493827160494" calcext:value-type="percentage">
            <text:p>66%</text:p>
          </table:table-cell>
          <table:table-cell table:formula="of:=[$all.K192]" office:value-type="percentage" office:value="0.0414785938325832" calcext:value-type="percentage">
            <text:p>4%</text:p>
          </table:table-cell>
          <table:table-cell/>
          <table:table-cell table:formula="of:=MEDIAN([.$C$3:.$C17])" office:value-type="float" office:value="46" calcext:value-type="float">
            <text:p>46</text:p>
          </table:table-cell>
          <table:table-cell office:value-type="float" office:value="173.54" calcext:value-type="float">
            <text:p>174</text:p>
          </table:table-cell>
          <table:table-cell table:formula="of:=[.K17]/[.L16]" office:value-type="percentage" office:value="0.198002754820937" calcext:value-type="percentage">
            <text:p>20%</text:p>
          </table:table-cell>
          <table:table-cell table:formula="of:=[.M17]/[.I17]" office:value-type="percentage" office:value="4.773613001928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13" calcext:value-type="date">
            <text:p>13/08/19</text:p>
          </table:table-cell>
          <table:table-cell table:formula="of:=COUNT([$all.B195:.B199])" office:value-type="float" office:value="5" calcext:value-type="float">
            <text:p>5</text:p>
          </table:table-cell>
          <table:table-cell table:formula="of:=SUM([$all.E195:.E199])" office:value-type="float" office:value="12" calcext:value-type="float">
            <text:p>12</text:p>
          </table:table-cell>
          <table:table-cell table:style-name="ce43" table:formula="of:=SUMIF([$all.H195:.H199];&quot;&gt;0&quot;)" office:value-type="float" office:value="8.2" calcext:value-type="float">
            <text:p>8.20</text:p>
          </table:table-cell>
          <table:table-cell table:formula="of:=SUMIF([$all.H195:.H199];&quot;&lt;0&quot;)" office:value-type="float" office:value="0" calcext:value-type="float">
            <text:p>0</text:p>
          </table:table-cell>
          <table:table-cell table:style-name="ce43" table:formula="of:=[.D18]+[.E18]" office:value-type="float" office:value="8.2" calcext:value-type="float">
            <text:p>8.20</text:p>
          </table:table-cell>
          <table:table-cell table:style-name="ce66" table:formula="of:=[$all.J199]" office:value-type="percentage" office:value="0.00629629629629629" calcext:value-type="percentage">
            <text:p>1%</text:p>
          </table:table-cell>
          <table:table-cell table:formula="of:=[$all.O199]" office:value-type="percentage" office:value="0.670658682634731" calcext:value-type="percentage">
            <text:p>67%</text:p>
          </table:table-cell>
          <table:table-cell table:formula="of:=[$all.K199]" office:value-type="percentage" office:value="0.0535420586805878" calcext:value-type="percentage">
            <text:p>5%</text:p>
          </table:table-cell>
          <table:table-cell/>
          <table:table-cell table:formula="of:=MEDIAN([.$C$3:.$C18])" office:value-type="float" office:value="43" calcext:value-type="float">
            <text:p>43</text:p>
          </table:table-cell>
          <table:table-cell office:value-type="float" office:value="255.84" calcext:value-type="float">
            <text:p>256</text:p>
          </table:table-cell>
          <table:table-cell table:formula="of:=[.K18]/[.L17]" office:value-type="percentage" office:value="0.247781491298836" calcext:value-type="percentage">
            <text:p>25%</text:p>
          </table:table-cell>
          <table:table-cell table:formula="of:=[.M18]/[.I18]" office:value-type="percentage" office:value="4.62779163530131" calcext:value-type="percentage">
            <text:p>46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15" calcext:value-type="date">
            <text:p>15/08/19</text:p>
          </table:table-cell>
          <table:table-cell table:formula="of:=COUNT([$all.B202:.B209])" office:value-type="float" office:value="8" calcext:value-type="float">
            <text:p>8</text:p>
          </table:table-cell>
          <table:table-cell table:formula="of:=SUM([$all.E202:.E209])" office:value-type="float" office:value="22" calcext:value-type="float">
            <text:p>22</text:p>
          </table:table-cell>
          <table:table-cell table:style-name="ce43" table:formula="of:=SUMIF([$all.H202:.H209];&quot;&gt;0&quot;)" office:value-type="float" office:value="2.36" calcext:value-type="float">
            <text:p>2.36</text:p>
          </table:table-cell>
          <table:table-cell table:formula="of:=SUMIF([$all.H202:.H209];&quot;&lt;0&quot;)" office:value-type="float" office:value="-14" calcext:value-type="float">
            <text:p>-14</text:p>
          </table:table-cell>
          <table:table-cell table:style-name="ce43" table:formula="of:=[.D19]+[.E19]" office:value-type="float" office:value="-11.64" calcext:value-type="float">
            <text:p>-11.64</text:p>
          </table:table-cell>
          <table:table-cell table:style-name="ce66" table:formula="of:=[$all.J209]" office:value-type="percentage" office:value="-0.00389273356401385" calcext:value-type="percentage">
            <text:p>0%</text:p>
          </table:table-cell>
          <table:table-cell table:formula="of:=[$all.O209]" office:value-type="percentage" office:value="0.662857142857143" calcext:value-type="percentage">
            <text:p>66%</text:p>
          </table:table-cell>
          <table:table-cell table:formula="of:=[$all.K209]" office:value-type="percentage" office:value="0.0327854384997241" calcext:value-type="percentage">
            <text:p>3%</text:p>
          </table:table-cell>
          <table:table-cell/>
          <table:table-cell table:formula="of:=MEDIAN([.$C$3:.$C19])" office:value-type="float" office:value="40" calcext:value-type="float">
            <text:p>40</text:p>
          </table:table-cell>
          <table:table-cell office:value-type="float" office:value="244.2" calcext:value-type="float">
            <text:p>244</text:p>
          </table:table-cell>
          <table:table-cell table:formula="of:=[.K19]/[.L18]" office:value-type="percentage" office:value="0.156347717323327" calcext:value-type="percentage">
            <text:p>16%</text:p>
          </table:table-cell>
          <table:table-cell table:formula="of:=[.M19]/[.I19]" office:value-type="percentage" office:value="4.76881580597565" calcext:value-type="percentage">
            <text:p>4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16" calcext:value-type="date">
            <text:p>16/08/19</text:p>
          </table:table-cell>
          <table:table-cell table:formula="of:=COUNT([$all.B212:.B215])" office:value-type="float" office:value="4" calcext:value-type="float">
            <text:p>4</text:p>
          </table:table-cell>
          <table:table-cell table:formula="of:=SUM([$all.E212:.E215])" office:value-type="float" office:value="28" calcext:value-type="float">
            <text:p>28</text:p>
          </table:table-cell>
          <table:table-cell table:style-name="ce43" table:formula="of:=SUMIF([$all.H212:.H215];&quot;&gt;0&quot;)" office:value-type="float" office:value="0.12" calcext:value-type="float">
            <text:p>0.12</text:p>
          </table:table-cell>
          <table:table-cell table:formula="of:=SUMIF([$all.H212:.H215];&quot;&lt;0&quot;)" office:value-type="float" office:value="-14" calcext:value-type="float">
            <text:p>-14</text:p>
          </table:table-cell>
          <table:table-cell table:style-name="ce43" table:formula="of:=[.D20]+[.E20]" office:value-type="float" office:value="-13.88" calcext:value-type="float">
            <text:p>-13.88</text:p>
          </table:table-cell>
          <table:table-cell table:style-name="ce66" table:formula="of:=[$all.J215]" office:value-type="percentage" office:value="-0.0155236486486487" calcext:value-type="percentage">
            <text:p>-2%</text:p>
          </table:table-cell>
          <table:table-cell table:formula="of:=[$all.O215]" office:value-type="percentage" office:value="0.659217877094972" calcext:value-type="percentage">
            <text:p>66%</text:p>
          </table:table-cell>
          <table:table-cell table:formula="of:=[$all.K215]" office:value-type="percentage" office:value="0.0156284276493043" calcext:value-type="percentage">
            <text:p>2%</text:p>
          </table:table-cell>
          <table:table-cell/>
          <table:table-cell table:formula="of:=MEDIAN([.$C$3:.$C20])" office:value-type="float" office:value="34" calcext:value-type="float">
            <text:p>34</text:p>
          </table:table-cell>
          <table:table-cell office:value-type="float" office:value="230.32" calcext:value-type="float">
            <text:p>230</text:p>
          </table:table-cell>
          <table:table-cell table:formula="of:=[.K20]/[.L19]" office:value-type="percentage" office:value="0.139230139230139" calcext:value-type="percentage">
            <text:p>14%</text:p>
          </table:table-cell>
          <table:table-cell table:formula="of:=[.M20]/[.I20]" office:value-type="percentage" office:value="8.9087745968058" calcext:value-type="percentage">
            <text:p>8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17" calcext:value-type="date">
            <text:p>17/08/19</text:p>
          </table:table-cell>
          <table:table-cell table:formula="of:=COUNT([$all.B218:.B219])" office:value-type="float" office:value="2" calcext:value-type="float">
            <text:p>2</text:p>
          </table:table-cell>
          <table:table-cell table:formula="of:=SUM([$all.E218:.E219])" office:value-type="float" office:value="14" calcext:value-type="float">
            <text:p>14</text:p>
          </table:table-cell>
          <table:table-cell table:style-name="ce43" table:formula="of:=SUMIF([$all.H218:.H219];&quot;&gt;0&quot;)" office:value-type="float" office:value="4.2" calcext:value-type="float">
            <text:p>4.20</text:p>
          </table:table-cell>
          <table:table-cell table:formula="of:=SUMIF([$all.H218:.H219];&quot;&lt;0&quot;)" office:value-type="float" office:value="-4" calcext:value-type="float">
            <text:p>-4</text:p>
          </table:table-cell>
          <table:table-cell table:style-name="ce43" table:formula="of:=[.D21]+[.E21]" office:value-type="float" office:value="0.199999999999999" calcext:value-type="float">
            <text:p>0.20</text:p>
          </table:table-cell>
          <table:table-cell table:style-name="ce66" table:formula="of:=[$all.J219]" office:value-type="percentage" office:value="-0.0151752921535893" calcext:value-type="percentage">
            <text:p>-2%</text:p>
          </table:table-cell>
          <table:table-cell table:formula="of:=[$all.O219]" office:value-type="percentage" office:value="0.657458563535912" calcext:value-type="percentage">
            <text:p>66%</text:p>
          </table:table-cell>
          <table:table-cell table:formula="of:=[$all.K219]" office:value-type="percentage" office:value="0.0158167842046504" calcext:value-type="percentage">
            <text:p>2%</text:p>
          </table:table-cell>
          <table:table-cell/>
          <table:table-cell table:formula="of:=MEDIAN([.$C$3:.$C21])" office:value-type="float" office:value="28" calcext:value-type="float">
            <text:p>28</text:p>
          </table:table-cell>
          <table:table-cell office:value-type="float" office:value="222.94" calcext:value-type="float">
            <text:p>223</text:p>
          </table:table-cell>
          <table:table-cell table:formula="of:=[.K21]/[.L20]" office:value-type="percentage" office:value="0.121569989579715" calcext:value-type="percentage">
            <text:p>12%</text:p>
          </table:table-cell>
          <table:table-cell table:formula="of:=[.M21]/[.I21]" office:value-type="percentage" office:value="7.68613821916921" calcext:value-type="percentage">
            <text:p>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18" calcext:value-type="date">
            <text:p>18/08/19</text:p>
          </table:table-cell>
          <table:table-cell table:formula="of:=COUNT([$all.B222:.B222])" office:value-type="float" office:value="1" calcext:value-type="float">
            <text:p>1</text:p>
          </table:table-cell>
          <table:table-cell table:formula="of:=SUM([$all.E222:.E222])" office:value-type="float" office:value="4" calcext:value-type="float">
            <text:p>4</text:p>
          </table:table-cell>
          <table:table-cell table:style-name="ce43" table:formula="of:=SUMIF([$all.H222:.H222];&quot;&gt;0&quot;)" office:value-type="float" office:value="1.6" calcext:value-type="float">
            <text:p>1.60</text:p>
          </table:table-cell>
          <table:table-cell table:formula="of:=SUMIF([$all.H222:.H222];&quot;&lt;0&quot;)" office:value-type="float" office:value="0" calcext:value-type="float">
            <text:p>0</text:p>
          </table:table-cell>
          <table:table-cell table:style-name="ce43" table:formula="of:=[.D22]+[.E22]" office:value-type="float" office:value="1.6" calcext:value-type="float">
            <text:p>1.60</text:p>
          </table:table-cell>
          <table:table-cell table:style-name="ce66" table:formula="of:=[$all.J222]" office:value-type="percentage" office:value="-0.0137936772046589" calcext:value-type="percentage">
            <text:p>-1%</text:p>
          </table:table-cell>
          <table:table-cell table:formula="of:=[$all.O222]" office:value-type="percentage" office:value="0.659340659340659" calcext:value-type="percentage">
            <text:p>66%</text:p>
          </table:table-cell>
          <table:table-cell table:formula="of:=[$all.K222]" office:value-type="percentage" office:value="0.0180874852544647" calcext:value-type="percentage">
            <text:p>2%</text:p>
          </table:table-cell>
          <table:table-cell/>
          <table:table-cell table:formula="of:=MEDIAN([.$C$3:.$C22])" office:value-type="float" office:value="27" calcext:value-type="float">
            <text:p>27</text:p>
          </table:table-cell>
          <table:table-cell office:value-type="float" office:value="224.54" calcext:value-type="float">
            <text:p>225</text:p>
          </table:table-cell>
          <table:table-cell table:formula="of:=[.K22]/[.L21]" office:value-type="percentage" office:value="0.121108818516193" calcext:value-type="percentage">
            <text:p>12%</text:p>
          </table:table-cell>
          <table:table-cell table:formula="of:=[.M22]/[.I22]" office:value-type="percentage" office:value="6.69572451959834" calcext:value-type="percentage">
            <text:p>67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19" calcext:value-type="date">
            <text:p>19/08/19</text:p>
          </table:table-cell>
          <table:table-cell table:formula="of:=COUNT([$all.B225:.B237])" office:value-type="float" office:value="13" calcext:value-type="float">
            <text:p>13</text:p>
          </table:table-cell>
          <table:table-cell table:formula="of:=SUM([$all.E225:.E237])" office:value-type="float" office:value="37" calcext:value-type="float">
            <text:p>37</text:p>
          </table:table-cell>
          <table:table-cell table:style-name="ce43" table:formula="of:=SUMIF([$all.H225:.H237];&quot;&gt;0&quot;)" office:value-type="float" office:value="24.47" calcext:value-type="float">
            <text:p>24.47</text:p>
          </table:table-cell>
          <table:table-cell table:formula="of:=SUMIF([$all.H225:.H237];&quot;&lt;0&quot;)" office:value-type="float" office:value="-3" calcext:value-type="float">
            <text:p>-3</text:p>
          </table:table-cell>
          <table:table-cell table:style-name="ce43" table:formula="of:=[.D23]+[.E23]" office:value-type="float" office:value="21.47" calcext:value-type="float">
            <text:p>21.47</text:p>
          </table:table-cell>
          <table:table-cell table:style-name="ce66" table:formula="of:=[$all.J237]" office:value-type="percentage" office:value="0.00394673123486682" calcext:value-type="percentage">
            <text:p>0%</text:p>
          </table:table-cell>
          <table:table-cell table:formula="of:=[$all.O237]" office:value-type="percentage" office:value="0.676923076923077" calcext:value-type="percentage">
            <text:p>68%</text:p>
          </table:table-cell>
          <table:table-cell table:formula="of:=[$all.K237]" office:value-type="percentage" office:value="0.0585856026090935" calcext:value-type="percentage">
            <text:p>6%</text:p>
          </table:table-cell>
          <table:table-cell/>
          <table:table-cell table:formula="of:=MEDIAN([.$C$3:.$C23])" office:value-type="float" office:value="28" calcext:value-type="float">
            <text:p>28</text:p>
          </table:table-cell>
          <table:table-cell office:value-type="float" office:value="226.65" calcext:value-type="float">
            <text:p>227</text:p>
          </table:table-cell>
          <table:table-cell table:formula="of:=[.K23]/[.L22]" office:value-type="percentage" office:value="0.124699385410172" calcext:value-type="percentage">
            <text:p>12%</text:p>
          </table:table-cell>
          <table:table-cell table:formula="of:=[.M23]/[.I23]" office:value-type="percentage" office:value="2.1284988095491" calcext:value-type="percentage">
            <text:p>21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20" calcext:value-type="date">
            <text:p>20/08/19</text:p>
          </table:table-cell>
          <table:table-cell table:formula="of:=COUNT([$all.B240:.B250])" office:value-type="float" office:value="11" calcext:value-type="float">
            <text:p>11</text:p>
          </table:table-cell>
          <table:table-cell table:formula="of:=SUM([$all.E240:.E250])" office:value-type="float" office:value="23" calcext:value-type="float">
            <text:p>23</text:p>
          </table:table-cell>
          <table:table-cell table:style-name="ce43" table:formula="of:=SUMIF([$all.H240:.H250];&quot;&gt;0&quot;)" office:value-type="float" office:value="7.72" calcext:value-type="float">
            <text:p>7.72</text:p>
          </table:table-cell>
          <table:table-cell table:formula="of:=SUMIF([$all.H240:.H250];&quot;&lt;0&quot;)" office:value-type="float" office:value="-7" calcext:value-type="float">
            <text:p>-7</text:p>
          </table:table-cell>
          <table:table-cell table:style-name="ce43" table:formula="of:=[.D24]+[.E24]" office:value-type="float" office:value="0.720000000000001" calcext:value-type="float">
            <text:p>0.72</text:p>
          </table:table-cell>
          <table:table-cell table:style-name="ce66" table:formula="of:=[$all.J250]" office:value-type="percentage" office:value="0.00444532488114104" calcext:value-type="percentage">
            <text:p>0%</text:p>
          </table:table-cell>
          <table:table-cell table:formula="of:=[$all.O250]" office:value-type="percentage" office:value="0.679611650485437" calcext:value-type="percentage">
            <text:p>68%</text:p>
          </table:table-cell>
          <table:table-cell table:formula="of:=[$all.K250]" office:value-type="percentage" office:value="0.0616328822191117" calcext:value-type="percentage">
            <text:p>6%</text:p>
          </table:table-cell>
          <table:table-cell/>
          <table:table-cell table:formula="of:=MEDIAN([.$C$3:.$C24])" office:value-type="float" office:value="27" calcext:value-type="float">
            <text:p>27</text:p>
          </table:table-cell>
          <table:table-cell office:value-type="float" office:value="246.73" calcext:value-type="float">
            <text:p>247</text:p>
          </table:table-cell>
          <table:table-cell table:formula="of:=[.K24]/[.L23]" office:value-type="percentage" office:value="0.119126406353408" calcext:value-type="percentage">
            <text:p>12%</text:p>
          </table:table-cell>
          <table:table-cell table:formula="of:=[.M24]/[.I24]" office:value-type="percentage" office:value="1.9328384794646" calcext:value-type="percentage">
            <text:p>19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21" calcext:value-type="date">
            <text:p>21/08/19</text:p>
          </table:table-cell>
          <table:table-cell table:formula="of:=COUNT([$all.B253:.B260])" office:value-type="float" office:value="8" calcext:value-type="float">
            <text:p>8</text:p>
          </table:table-cell>
          <table:table-cell table:formula="of:=SUM([$all.E253:.E260])" office:value-type="float" office:value="22" calcext:value-type="float">
            <text:p>22</text:p>
          </table:table-cell>
          <table:table-cell table:style-name="ce43" table:formula="of:=SUMIF([$all.H253:.H260];&quot;&gt;0&quot;)" office:value-type="float" office:value="2.4" calcext:value-type="float">
            <text:p>2.40</text:p>
          </table:table-cell>
          <table:table-cell table:formula="of:=SUMIF([$all.H253:.H260];&quot;&lt;0&quot;)" office:value-type="float" office:value="-10" calcext:value-type="float">
            <text:p>-10</text:p>
          </table:table-cell>
          <table:table-cell table:style-name="ce43" table:formula="of:=[.D25]+[.E25]" office:value-type="float" office:value="-7.6" calcext:value-type="float">
            <text:p>-7.60</text:p>
          </table:table-cell>
          <table:table-cell table:style-name="ce66" table:formula="of:=[$all.J260]" office:value-type="percentage" office:value="-0.00154984423676013" calcext:value-type="percentage">
            <text:p>0%</text:p>
          </table:table-cell>
          <table:table-cell table:formula="of:=[$all.O260]" office:value-type="percentage" office:value="0.668224299065421" calcext:value-type="percentage">
            <text:p>67%</text:p>
          </table:table-cell>
          <table:table-cell table:formula="of:=[$all.K260]" office:value-type="percentage" office:value="0.0579298306228622" calcext:value-type="percentage">
            <text:p>6%</text:p>
          </table:table-cell>
          <table:table-cell/>
          <table:table-cell table:formula="of:=MEDIAN([.$C$3:.$C25])" office:value-type="float" office:value="26" calcext:value-type="float">
            <text:p>26</text:p>
          </table:table-cell>
          <table:table-cell office:value-type="float" office:value="239.13" calcext:value-type="float">
            <text:p>239</text:p>
          </table:table-cell>
          <table:table-cell table:formula="of:=[.K25]/[.L24]" office:value-type="percentage" office:value="0.105378348802335" calcext:value-type="percentage">
            <text:p>11%</text:p>
          </table:table-cell>
          <table:table-cell table:formula="of:=[.M25]/[.I25]" office:value-type="percentage" office:value="1.81906882290705" calcext:value-type="percentage">
            <text:p>1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22" calcext:value-type="date">
            <text:p>22/08/19</text:p>
          </table:table-cell>
          <table:table-cell table:formula="of:=COUNT([$all.B263:.B273])" office:value-type="float" office:value="11" calcext:value-type="float">
            <text:p>11</text:p>
          </table:table-cell>
          <table:table-cell table:formula="of:=SUM([$all.E263:.E273])" office:value-type="float" office:value="51" calcext:value-type="float">
            <text:p>51</text:p>
          </table:table-cell>
          <table:table-cell table:style-name="ce43" table:formula="of:=SUMIF([$all.H263:.H273];&quot;&gt;0&quot;)" office:value-type="float" office:value="23.58" calcext:value-type="float">
            <text:p>23.58</text:p>
          </table:table-cell>
          <table:table-cell table:formula="of:=SUMIF([$all.H263:.H273];&quot;&lt;0&quot;)" office:value-type="float" office:value="-32" calcext:value-type="float">
            <text:p>-32</text:p>
          </table:table-cell>
          <table:table-cell table:style-name="ce43" table:formula="of:=[.D26]+[.E26]" office:value-type="float" office:value="-8.42" calcext:value-type="float">
            <text:p>-8.42</text:p>
          </table:table-cell>
          <table:table-cell table:style-name="ce66" table:formula="of:=[$all.J273]" office:value-type="percentage" office:value="-0.00779775280898877" calcext:value-type="percentage">
            <text:p>-1%</text:p>
          </table:table-cell>
          <table:table-cell table:formula="of:=[$all.O273]" office:value-type="percentage" office:value="0.657777777777778" calcext:value-type="percentage">
            <text:p>66%</text:p>
          </table:table-cell>
          <table:table-cell table:formula="of:=[$all.K273]" office:value-type="percentage" office:value="0.0439772077254126" calcext:value-type="percentage">
            <text:p>4%</text:p>
          </table:table-cell>
          <table:table-cell/>
          <table:table-cell table:formula="of:=MEDIAN([.$C$3:.$C26])" office:value-type="float" office:value="27" calcext:value-type="float">
            <text:p>27</text:p>
          </table:table-cell>
          <table:table-cell office:value-type="float" office:value="227.67" calcext:value-type="float">
            <text:p>228</text:p>
          </table:table-cell>
          <table:table-cell table:formula="of:=[.K26]/[.L25]" office:value-type="percentage" office:value="0.11290929619872" calcext:value-type="percentage">
            <text:p>11%</text:p>
          </table:table-cell>
          <table:table-cell table:formula="of:=[.M26]/[.I26]" office:value-type="percentage" office:value="2.56745032344277" calcext:value-type="percentage">
            <text:p>25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23" calcext:value-type="date">
            <text:p>23/08/19</text:p>
          </table:table-cell>
          <table:table-cell table:formula="of:=COUNT([$all.B276:.B288])" office:value-type="float" office:value="13" calcext:value-type="float">
            <text:p>13</text:p>
          </table:table-cell>
          <table:table-cell table:formula="of:=SUM([$all.E276:.E288])" office:value-type="float" office:value="18" calcext:value-type="float">
            <text:p>18</text:p>
          </table:table-cell>
          <table:table-cell table:style-name="ce43" table:formula="of:=SUMIF([$all.H276:.H288];&quot;&gt;0&quot;)" office:value-type="float" office:value="6.63" calcext:value-type="float">
            <text:p>6.63</text:p>
          </table:table-cell>
          <table:table-cell table:formula="of:=SUMIF([$all.H276:.H288];&quot;&lt;0&quot;)" office:value-type="float" office:value="-9" calcext:value-type="float">
            <text:p>-9</text:p>
          </table:table-cell>
          <table:table-cell table:style-name="ce43" table:formula="of:=[.D27]+[.E27]" office:value-type="float" office:value="-2.37" calcext:value-type="float">
            <text:p>-2.37</text:p>
          </table:table-cell>
          <table:table-cell table:style-name="ce66" table:formula="of:=[$all.J288]" office:value-type="percentage" office:value="-0.00944567627494458" calcext:value-type="percentage">
            <text:p>-1%</text:p>
          </table:table-cell>
          <table:table-cell table:formula="of:=[$all.O288]" office:value-type="percentage" office:value="0.65546218487395" calcext:value-type="percentage">
            <text:p>66%</text:p>
          </table:table-cell>
          <table:table-cell table:formula="of:=[$all.K288]" office:value-type="percentage" office:value="0.0379005833420866" calcext:value-type="percentage">
            <text:p>4%</text:p>
          </table:table-cell>
          <table:table-cell/>
          <table:table-cell table:formula="of:=MEDIAN([.$C$3:.$C27])" office:value-type="float" office:value="26" calcext:value-type="float">
            <text:p>26</text:p>
          </table:table-cell>
          <table:table-cell office:value-type="float" office:value="228.34" calcext:value-type="float">
            <text:p>228</text:p>
          </table:table-cell>
          <table:table-cell table:formula="of:=[.K27]/[.L26]" office:value-type="percentage" office:value="0.114200377739711" calcext:value-type="percentage">
            <text:p>11%</text:p>
          </table:table-cell>
          <table:table-cell table:formula="of:=[.M27]/[.I27]" office:value-type="percentage" office:value="3.0131562015537" calcext:value-type="percentage">
            <text:p>30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26" calcext:value-type="date">
            <text:p>26/08/19</text:p>
          </table:table-cell>
          <table:table-cell table:formula="of:=COUNT([$all.B291:.B319])" office:value-type="float" office:value="29" calcext:value-type="float">
            <text:p>29</text:p>
          </table:table-cell>
          <table:table-cell table:formula="of:=SUM([$all.E291:.E319])" office:value-type="float" office:value="51" calcext:value-type="float">
            <text:p>51</text:p>
          </table:table-cell>
          <table:table-cell table:style-name="ce43" table:formula="of:=SUMIF([$all.H291:.H319];&quot;&gt;0&quot;)" office:value-type="float" office:value="8.81" calcext:value-type="float">
            <text:p>8.81</text:p>
          </table:table-cell>
          <table:table-cell table:formula="of:=SUMIF([$all.H291:.H319];&quot;&lt;0&quot;)" office:value-type="float" office:value="-26" calcext:value-type="float">
            <text:p>-26</text:p>
          </table:table-cell>
          <table:table-cell table:style-name="ce43" table:formula="of:=[.D28]+[.E28]" office:value-type="float" office:value="-17.19" calcext:value-type="float">
            <text:p>-17.19</text:p>
          </table:table-cell>
          <table:table-cell table:style-name="ce66" table:formula="of:=[$all.J319]" office:value-type="percentage" office:value="-0.0213461538461539" calcext:value-type="percentage">
            <text:p>-2%</text:p>
          </table:table-cell>
          <table:table-cell table:formula="of:=[$all.O319]" office:value-type="percentage" office:value="0.647940074906367" calcext:value-type="percentage">
            <text:p>65%</text:p>
          </table:table-cell>
          <table:table-cell table:formula="of:=[$all.K319]" office:value-type="percentage" office:value="0.0182867851311751" calcext:value-type="percentage">
            <text:p>2%</text:p>
          </table:table-cell>
          <table:table-cell/>
          <table:table-cell table:formula="of:=MEDIAN([.$C$3:.$C28])" office:value-type="float" office:value="27" calcext:value-type="float">
            <text:p>27</text:p>
          </table:table-cell>
          <table:table-cell office:value-type="float" office:value="211.15" calcext:value-type="float">
            <text:p>211</text:p>
          </table:table-cell>
          <table:table-cell table:formula="of:=[.K28]/[.L27]" office:value-type="percentage" office:value="0.118244722781817" calcext:value-type="percentage">
            <text:p>12%</text:p>
          </table:table-cell>
          <table:table-cell table:formula="of:=[.M28]/[.I28]" office:value-type="percentage" office:value="6.46612960854636" calcext:value-type="percentage">
            <text:p>64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27" calcext:value-type="date">
            <text:p>27/08/19</text:p>
          </table:table-cell>
          <table:table-cell table:formula="of:=COUNT([$all.B322:.B353])" office:value-type="float" office:value="32" calcext:value-type="float">
            <text:p>32</text:p>
          </table:table-cell>
          <table:table-cell table:formula="of:=SUM([$all.E322:.E353])" office:value-type="float" office:value="106" calcext:value-type="float">
            <text:p>106</text:p>
          </table:table-cell>
          <table:table-cell table:style-name="ce43" table:formula="of:=SUMIF([$all.H322:.H353];&quot;&gt;0&quot;)" office:value-type="float" office:value="44.16" calcext:value-type="float">
            <text:p>44.16</text:p>
          </table:table-cell>
          <table:table-cell table:formula="of:=SUMIF([$all.H322:.H353];&quot;&lt;0&quot;)" office:value-type="float" office:value="-52" calcext:value-type="float">
            <text:p>-52</text:p>
          </table:table-cell>
          <table:table-cell table:style-name="ce43" table:formula="of:=[.D29]+[.E29]" office:value-type="float" office:value="-7.84" calcext:value-type="float">
            <text:p>-7.84</text:p>
          </table:table-cell>
          <table:table-cell table:style-name="ce66" table:formula="of:=[$all.J353]" office:value-type="percentage" office:value="-0.0250397350993378" calcext:value-type="percentage">
            <text:p>-3%</text:p>
          </table:table-cell>
          <table:table-cell table:formula="of:=[$all.O353]" office:value-type="percentage" office:value="0.638795986622074" calcext:value-type="percentage">
            <text:p>64%</text:p>
          </table:table-cell>
          <table:table-cell table:formula="of:=[$all.K353]" office:value-type="percentage" office:value="0.0103058667153006" calcext:value-type="percentage">
            <text:p>1%</text:p>
          </table:table-cell>
          <table:table-cell/>
          <table:table-cell table:formula="of:=MEDIAN([.$C$3:.$C29])" office:value-type="float" office:value="28" calcext:value-type="float">
            <text:p>28</text:p>
          </table:table-cell>
          <table:table-cell office:value-type="float" office:value="203.31" calcext:value-type="float">
            <text:p>203</text:p>
          </table:table-cell>
          <table:table-cell table:formula="of:=[.K29]/[.L28]" office:value-type="percentage" office:value="0.132607151314232" calcext:value-type="percentage">
            <text:p>13%</text:p>
          </table:table-cell>
          <table:table-cell table:formula="of:=[.M29]/[.I29]" office:value-type="percentage" office:value="12.8671517862108" calcext:value-type="percentage">
            <text:p>128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29" calcext:value-type="date">
            <text:p>29/08/19</text:p>
          </table:table-cell>
          <table:table-cell table:formula="of:=COUNT([$all.B356:.B390])" office:value-type="float" office:value="35" calcext:value-type="float">
            <text:p>35</text:p>
          </table:table-cell>
          <table:table-cell table:formula="of:=SUM([$all.E356:.E390])" office:value-type="float" office:value="111" calcext:value-type="float">
            <text:p>111</text:p>
          </table:table-cell>
          <table:table-cell table:style-name="ce43" table:formula="of:=SUMIF([$all.H356:.H390];&quot;&gt;0&quot;)" office:value-type="float" office:value="22.22" calcext:value-type="float">
            <text:p>22.22</text:p>
          </table:table-cell>
          <table:table-cell table:formula="of:=SUMIF([$all.H356:.H390];&quot;&lt;0&quot;)" office:value-type="float" office:value="-59" calcext:value-type="float">
            <text:p>-59</text:p>
          </table:table-cell>
          <table:table-cell table:style-name="ce43" table:formula="of:=[.D30]+[.E30]" office:value-type="float" office:value="-36.78" calcext:value-type="float">
            <text:p>-36.78</text:p>
          </table:table-cell>
          <table:table-cell table:style-name="ce66" table:formula="of:=[$all.J390]" office:value-type="percentage" office:value="-0.046014805675509" calcext:value-type="percentage">
            <text:p>-5%</text:p>
          </table:table-cell>
          <table:table-cell table:formula="of:=[$all.O390]" office:value-type="percentage" office:value="0.625748502994012" calcext:value-type="percentage">
            <text:p>63%</text:p>
          </table:table-cell>
          <table:table-cell table:formula="of:=[$all.K390]" office:value-type="percentage" office:value="-0.0259243306766082" calcext:value-type="percentage">
            <text:p>-3%</text:p>
          </table:table-cell>
          <table:table-cell/>
          <table:table-cell table:formula="of:=MEDIAN([.$C$3:.$C30])" office:value-type="float" office:value="32.5" calcext:value-type="float">
            <text:p>33</text:p>
          </table:table-cell>
          <table:table-cell office:value-type="float" office:value="166.53" calcext:value-type="float">
            <text:p>167</text:p>
          </table:table-cell>
          <table:table-cell table:formula="of:=[.K30]/[.L29]" office:value-type="percentage" office:value="0.159854409522404" calcext:value-type="percentage">
            <text:p>16%</text:p>
          </table:table-cell>
          <table:table-cell table:formula="of:=[.M30]/[.I30]" office:value-type="percentage" office:value="-6.16619235098104" calcext:value-type="percentage">
            <text:p>-6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8-30" calcext:value-type="date">
            <text:p>30/08/19</text:p>
          </table:table-cell>
          <table:table-cell table:formula="of:=COUNT([$all.B393:.B400])" office:value-type="float" office:value="8" calcext:value-type="float">
            <text:p>8</text:p>
          </table:table-cell>
          <table:table-cell table:formula="of:=SUM([$all.E393:.E400])" office:value-type="float" office:value="25" calcext:value-type="float">
            <text:p>25</text:p>
          </table:table-cell>
          <table:table-cell table:style-name="ce43" table:formula="of:=SUMIF([$all.H393:.H400];&quot;&gt;0&quot;)" office:value-type="float" office:value="13.7" calcext:value-type="float">
            <text:p>13.70</text:p>
          </table:table-cell>
          <table:table-cell table:formula="of:=SUMIF([$all.H393:.H400];&quot;&lt;0&quot;)" office:value-type="float" office:value="-10" calcext:value-type="float">
            <text:p>-10</text:p>
          </table:table-cell>
          <table:table-cell table:style-name="ce43" table:formula="of:=[.D31]+[.E31]" office:value-type="float" office:value="3.7" calcext:value-type="float">
            <text:p>3.70</text:p>
          </table:table-cell>
          <table:table-cell table:style-name="ce66" table:formula="of:=[$all.J400]" office:value-type="percentage" office:value="-0.0430680437424059" calcext:value-type="percentage">
            <text:p>-4%</text:p>
          </table:table-cell>
          <table:table-cell table:formula="of:=[$all.O400]" office:value-type="percentage" office:value="0.628654970760234" calcext:value-type="percentage">
            <text:p>63%</text:p>
          </table:table-cell>
          <table:table-cell table:formula="of:=[$all.K400]" office:value-type="percentage" office:value="-0.021868609419226" calcext:value-type="percentage">
            <text:p>-2%</text:p>
          </table:table-cell>
          <table:table-cell/>
          <table:table-cell table:formula="of:=MEDIAN([.$C$3:.$C31])" office:value-type="float" office:value="28" calcext:value-type="float">
            <text:p>28</text:p>
          </table:table-cell>
          <table:table-cell office:value-type="float" office:value="169.18" calcext:value-type="float">
            <text:p>169</text:p>
          </table:table-cell>
          <table:table-cell table:formula="of:=[.K31]/[.L30]" office:value-type="percentage" office:value="0.168137873055906" calcext:value-type="percentage">
            <text:p>17%</text:p>
          </table:table-cell>
          <table:table-cell table:formula="of:=[.M31]/[.I31]" office:value-type="percentage" office:value="-7.68854890737067" calcext:value-type="percentage">
            <text:p>-76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02" calcext:value-type="date">
            <text:p>02/09/19</text:p>
          </table:table-cell>
          <table:table-cell table:formula="of:=COUNT([$all.B403:.B407])" office:value-type="float" office:value="5" calcext:value-type="float">
            <text:p>5</text:p>
          </table:table-cell>
          <table:table-cell table:formula="of:=SUM([$all.E403:.E407])" office:value-type="float" office:value="6" calcext:value-type="float">
            <text:p>6</text:p>
          </table:table-cell>
          <table:table-cell table:style-name="ce43" table:formula="of:=SUMIF([$all.H403:.H407];&quot;&gt;0&quot;)" office:value-type="float" office:value="0.2" calcext:value-type="float">
            <text:p>0.20</text:p>
          </table:table-cell>
          <table:table-cell table:formula="of:=SUMIF([$all.H403:.H407];&quot;&lt;0&quot;)" office:value-type="float" office:value="-3" calcext:value-type="float">
            <text:p>-3</text:p>
          </table:table-cell>
          <table:table-cell table:style-name="ce43" table:formula="of:=[.D32]+[.E32]" office:value-type="float" office:value="-2.8" calcext:value-type="float">
            <text:p>-2.80</text:p>
          </table:table-cell>
          <table:table-cell table:style-name="ce66" table:formula="of:=[$all.J407]" office:value-type="percentage" office:value="-0.0446065375302664" calcext:value-type="percentage">
            <text:p>-4%</text:p>
          </table:table-cell>
          <table:table-cell table:formula="of:=[$all.O407]" office:value-type="percentage" office:value="0.628242074927954" calcext:value-type="percentage">
            <text:p>63%</text:p>
          </table:table-cell>
          <table:table-cell table:formula="of:=[$all.K407]" office:value-type="percentage" office:value="-0.0223186183250949" calcext:value-type="percentage">
            <text:p>-2%</text:p>
          </table:table-cell>
          <table:table-cell/>
          <table:table-cell table:formula="of:=MEDIAN([.$C3:.$C32])" office:value-type="float" office:value="27" calcext:value-type="float">
            <text:p>27</text:p>
          </table:table-cell>
          <table:table-cell office:value-type="float" office:value="157.69" calcext:value-type="float">
            <text:p>158</text:p>
          </table:table-cell>
          <table:table-cell table:formula="of:=[.K32]/[.L31]" office:value-type="percentage" office:value="0.159593332545218" calcext:value-type="percentage">
            <text:p>16%</text:p>
          </table:table-cell>
          <table:table-cell table:formula="of:=[.M32]/[.I32]" office:value-type="percentage" office:value="-7.15068156193938" calcext:value-type="percentage">
            <text:p>-7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03" calcext:value-type="date">
            <text:p>03/09/19</text:p>
          </table:table-cell>
          <table:table-cell table:formula="of:=COUNT([$all.B410:.B411])" office:value-type="float" office:value="2" calcext:value-type="float">
            <text:p>2</text:p>
          </table:table-cell>
          <table:table-cell table:formula="of:=SUM([$all.E410:.E411])" office:value-type="float" office:value="13" calcext:value-type="float">
            <text:p>13</text:p>
          </table:table-cell>
          <table:table-cell table:style-name="ce43" table:formula="of:=SUMIF([$all.H410:.H411];&quot;&gt;0&quot;)" office:value-type="float" office:value="0" calcext:value-type="float">
            <text:p>0.00</text:p>
          </table:table-cell>
          <table:table-cell table:formula="of:=SUMIF([$all.H410:.H411];&quot;&lt;0&quot;)" office:value-type="float" office:value="-13" calcext:value-type="float">
            <text:p>-13</text:p>
          </table:table-cell>
          <table:table-cell table:style-name="ce43" table:formula="of:=[.D33]+[.E33]" office:value-type="float" office:value="-13" calcext:value-type="float">
            <text:p>-13.00</text:p>
          </table:table-cell>
          <table:table-cell table:style-name="ce66" table:formula="of:=[$all.J411]" office:value-type="percentage" office:value="-0.0520660660660661" calcext:value-type="percentage">
            <text:p>-5%</text:p>
          </table:table-cell>
          <table:table-cell table:formula="of:=[$all.O411]" office:value-type="percentage" office:value="0.624641833810888" calcext:value-type="percentage">
            <text:p>62%</text:p>
          </table:table-cell>
          <table:table-cell table:formula="of:=[$all.K411]" office:value-type="percentage" office:value="-0.0357097262497493" calcext:value-type="percentage">
            <text:p>-4%</text:p>
          </table:table-cell>
          <table:table-cell/>
          <table:table-cell table:formula="of:=MEDIAN([.$C4:.$C33])" office:value-type="float" office:value="25.5" calcext:value-type="float">
            <text:p>26</text:p>
          </table:table-cell>
          <table:table-cell office:value-type="float" office:value="144.69" calcext:value-type="float">
            <text:p>145</text:p>
          </table:table-cell>
          <table:table-cell table:formula="of:=[.K33]/[.L32]" office:value-type="percentage" office:value="0.161709683556345" calcext:value-type="percentage">
            <text:p>16%</text:p>
          </table:table-cell>
          <table:table-cell table:formula="of:=[.M33]/[.I33]" office:value-type="percentage" office:value="-4.52844926408474" calcext:value-type="percentage">
            <text:p>-45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05" calcext:value-type="date">
            <text:p>05/09/19</text:p>
          </table:table-cell>
          <table:table-cell table:formula="of:=COUNT([$all.B414:.B414])" office:value-type="float" office:value="1" calcext:value-type="float">
            <text:p>1</text:p>
          </table:table-cell>
          <table:table-cell table:formula="of:=SUM([$all.E414:.E414])" office:value-type="float" office:value="4" calcext:value-type="float">
            <text:p>4</text:p>
          </table:table-cell>
          <table:table-cell table:style-name="ce43" table:formula="of:=SUMIF([$all.H414:.H414];&quot;&gt;0&quot;)" office:value-type="float" office:value="2.2" calcext:value-type="float">
            <text:p>2.20</text:p>
          </table:table-cell>
          <table:table-cell table:formula="of:=SUMIF([$all.H414:.H414];&quot;&lt;0&quot;)" office:value-type="float" office:value="0" calcext:value-type="float">
            <text:p>0</text:p>
          </table:table-cell>
          <table:table-cell table:style-name="ce43" table:formula="of:=[.D34]+[.E34]" office:value-type="float" office:value="2.2" calcext:value-type="float">
            <text:p>2.20</text:p>
          </table:table-cell>
          <table:table-cell table:style-name="ce66" table:formula="of:=[$all.J414]" office:value-type="percentage" office:value="-0.0506231276213302" calcext:value-type="percentage">
            <text:p>-5%</text:p>
          </table:table-cell>
          <table:table-cell table:formula="of:=[$all.O414]" office:value-type="percentage" office:value="0.625714285714286" calcext:value-type="percentage">
            <text:p>63%</text:p>
          </table:table-cell>
          <table:table-cell table:formula="of:=[$all.K414]" office:value-type="percentage" office:value="-0.033414781618084" calcext:value-type="percentage">
            <text:p>-3%</text:p>
          </table:table-cell>
          <table:table-cell/>
          <table:table-cell table:formula="of:=MEDIAN([.$C5:.$C34])" office:value-type="float" office:value="25" calcext:value-type="float">
            <text:p>25</text:p>
          </table:table-cell>
          <table:table-cell office:value-type="float" office:value="140.69" calcext:value-type="float">
            <text:p>141</text:p>
          </table:table-cell>
          <table:table-cell table:formula="of:=[.K34]/[.L33]" office:value-type="percentage" office:value="0.172783191651116" calcext:value-type="percentage">
            <text:p>17%</text:p>
          </table:table-cell>
          <table:table-cell table:formula="of:=[.M34]/[.I34]" office:value-type="percentage" office:value="-5.17086101671861" calcext:value-type="percentage">
            <text:p>-51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06" calcext:value-type="date">
            <text:p>06/09/19</text:p>
          </table:table-cell>
          <table:table-cell table:formula="of:=COUNT([$all.B417:.B417])" office:value-type="float" office:value="1" calcext:value-type="float">
            <text:p>1</text:p>
          </table:table-cell>
          <table:table-cell table:formula="of:=SUM([$all.E417:.E417])" office:value-type="float" office:value="2" calcext:value-type="float">
            <text:p>2</text:p>
          </table:table-cell>
          <table:table-cell table:style-name="ce43" table:formula="of:=SUMIF([$all.H417:.H417];&quot;&gt;0&quot;)" office:value-type="float" office:value="0.12" calcext:value-type="float">
            <text:p>0.12</text:p>
          </table:table-cell>
          <table:table-cell table:formula="of:=SUMIF([$all.H417:.H417];&quot;&lt;0&quot;)" office:value-type="float" office:value="0" calcext:value-type="float">
            <text:p>0</text:p>
          </table:table-cell>
          <table:table-cell table:style-name="ce43" table:formula="of:=[.D35]+[.E35]" office:value-type="float" office:value="0.12" calcext:value-type="float">
            <text:p>0.12</text:p>
          </table:table-cell>
          <table:table-cell table:style-name="ce66" table:formula="of:=[$all.J417]" office:value-type="percentage" office:value="-0.0504907241172951" calcext:value-type="percentage">
            <text:p>-5%</text:p>
          </table:table-cell>
          <table:table-cell table:formula="of:=[$all.O417]" office:value-type="percentage" office:value="0.626780626780627" calcext:value-type="percentage">
            <text:p>63%</text:p>
          </table:table-cell>
          <table:table-cell table:formula="of:=[$all.K417]" office:value-type="percentage" office:value="-0.0336128836210562" calcext:value-type="percentage">
            <text:p>-3%</text:p>
          </table:table-cell>
          <table:table-cell/>
          <table:table-cell table:formula="of:=MEDIAN([.$C6:.$C35])" office:value-type="float" office:value="24" calcext:value-type="float">
            <text:p>24</text:p>
          </table:table-cell>
          <table:table-cell office:value-type="float" office:value="138.69" calcext:value-type="float">
            <text:p>139</text:p>
          </table:table-cell>
          <table:table-cell table:formula="of:=[.K35]/[.L34]" office:value-type="percentage" office:value="0.170587817186723" calcext:value-type="percentage">
            <text:p>17%</text:p>
          </table:table-cell>
          <table:table-cell table:formula="of:=[.M35]/[.I35]" office:value-type="percentage" office:value="-5.075072377303" calcext:value-type="percentage">
            <text:p>-5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16" calcext:value-type="date">
            <text:p>16/09/19</text:p>
          </table:table-cell>
          <table:table-cell table:formula="of:=COUNT([$all.B420:.B422])" office:value-type="float" office:value="3" calcext:value-type="float">
            <text:p>3</text:p>
          </table:table-cell>
          <table:table-cell table:formula="of:=SUM([$all.E420:.E422])" office:value-type="float" office:value="8" calcext:value-type="float">
            <text:p>8</text:p>
          </table:table-cell>
          <table:table-cell table:style-name="ce43" table:formula="of:=SUMIF([$all.H420:.H422];&quot;&gt;0&quot;)" office:value-type="float" office:value="2.52" calcext:value-type="float">
            <text:p>2.52</text:p>
          </table:table-cell>
          <table:table-cell table:formula="of:=SUMIF([$all.H420:.H422];&quot;&lt;0&quot;)" office:value-type="float" office:value="-3" calcext:value-type="float">
            <text:p>-3</text:p>
          </table:table-cell>
          <table:table-cell table:style-name="ce43" table:formula="of:=[.D36]+[.E36]" office:value-type="float" office:value="-0.48" calcext:value-type="float">
            <text:p>-0.48</text:p>
          </table:table-cell>
          <table:table-cell table:style-name="ce66" table:formula="of:=[$all.J422]" office:value-type="percentage" office:value="-0.0505360333531864" calcext:value-type="percentage">
            <text:p>-5%</text:p>
          </table:table-cell>
          <table:table-cell table:formula="of:=[$all.O422]" office:value-type="percentage" office:value="0.627118644067797" calcext:value-type="percentage">
            <text:p>63%</text:p>
          </table:table-cell>
          <table:table-cell table:formula="of:=[$all.K422]" office:value-type="percentage" office:value="-0.0342910225003076" calcext:value-type="percentage">
            <text:p>-3%</text:p>
          </table:table-cell>
          <table:table-cell/>
          <table:table-cell table:formula="of:=MEDIAN([.$C7:.$C36])" office:value-type="float" office:value="22.5" calcext:value-type="float">
            <text:p>23</text:p>
          </table:table-cell>
          <table:table-cell office:value-type="float" office:value="141.49" calcext:value-type="float">
            <text:p>141</text:p>
          </table:table-cell>
          <table:table-cell table:formula="of:=[.K36]/[.L35]" office:value-type="percentage" office:value="0.162232316677482" calcext:value-type="percentage">
            <text:p>16%</text:p>
          </table:table-cell>
          <table:table-cell table:formula="of:=[.M36]/[.I36]" office:value-type="percentage" office:value="-4.73104342910822" calcext:value-type="percentage">
            <text:p>-47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17" calcext:value-type="date">
            <text:p>17/09/19</text:p>
          </table:table-cell>
          <table:table-cell table:formula="of:=COUNT([$all.B425:.B426])" office:value-type="float" office:value="2" calcext:value-type="float">
            <text:p>2</text:p>
          </table:table-cell>
          <table:table-cell table:formula="of:=SUM([$all.E425:.E426])" office:value-type="float" office:value="7" calcext:value-type="float">
            <text:p>7</text:p>
          </table:table-cell>
          <table:table-cell table:style-name="ce43" table:formula="of:=SUMIF([$all.H425:.H426];&quot;&gt;0&quot;)" office:value-type="float" office:value="1.36" calcext:value-type="float">
            <text:p>1.36</text:p>
          </table:table-cell>
          <table:table-cell table:formula="of:=SUMIF([$all.H425:.H426];&quot;&lt;0&quot;)" office:value-type="float" office:value="-3" calcext:value-type="float">
            <text:p>-3</text:p>
          </table:table-cell>
          <table:table-cell table:style-name="ce43" table:formula="of:=[.D37]+[.E37]" office:value-type="float" office:value="-1.64" calcext:value-type="float">
            <text:p>-1.64</text:p>
          </table:table-cell>
          <table:table-cell table:style-name="ce66" table:formula="of:=[$all.J426]" office:value-type="percentage" office:value="-0.0512989323843417" calcext:value-type="percentage">
            <text:p>-5%</text:p>
          </table:table-cell>
          <table:table-cell table:formula="of:=[$all.O426]" office:value-type="percentage" office:value="0.626404494382023" calcext:value-type="percentage">
            <text:p>63%</text:p>
          </table:table-cell>
          <table:table-cell table:formula="of:=[$all.K426]" office:value-type="percentage" office:value="-0.0360084589309437" calcext:value-type="percentage">
            <text:p>-4%</text:p>
          </table:table-cell>
          <table:table-cell/>
          <table:table-cell table:formula="of:=MEDIAN([.$C8:.$C37])" office:value-type="float" office:value="22" calcext:value-type="float">
            <text:p>22</text:p>
          </table:table-cell>
          <table:table-cell office:value-type="float" office:value="139.53" calcext:value-type="float">
            <text:p>140</text:p>
          </table:table-cell>
          <table:table-cell table:formula="of:=[.K37]/[.L36]" office:value-type="percentage" office:value="0.155488020354795" calcext:value-type="percentage">
            <text:p>16%</text:p>
          </table:table-cell>
          <table:table-cell table:formula="of:=[.M37]/[.I37]" office:value-type="percentage" office:value="-4.31809705194513" calcext:value-type="percentage">
            <text:p>-43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18" calcext:value-type="date">
            <text:p>18/09/19</text:p>
          </table:table-cell>
          <table:table-cell table:formula="of:=COUNT([$all.B429:.B438])" office:value-type="float" office:value="10" calcext:value-type="float">
            <text:p>10</text:p>
          </table:table-cell>
          <table:table-cell table:formula="of:=SUM([$all.E429:.E438])" office:value-type="float" office:value="32" calcext:value-type="float">
            <text:p>32</text:p>
          </table:table-cell>
          <table:table-cell table:style-name="ce43" table:formula="of:=SUMIF([$all.H429:.H438];&quot;&gt;0&quot;)" office:value-type="float" office:value="9.05" calcext:value-type="float">
            <text:p>9.05</text:p>
          </table:table-cell>
          <table:table-cell table:formula="of:=SUMIF([$all.H429:.H438];&quot;&lt;0&quot;)" office:value-type="float" office:value="-9" calcext:value-type="float">
            <text:p>-9</text:p>
          </table:table-cell>
          <table:table-cell table:style-name="ce43" table:formula="of:=[.D38]+[.E38]" office:value-type="float" office:value="0.0499999999999989" calcext:value-type="float">
            <text:p>0.05</text:p>
          </table:table-cell>
          <table:table-cell table:style-name="ce66" table:formula="of:=[$all.J438]" office:value-type="percentage" office:value="-0.050314318975553" calcext:value-type="percentage">
            <text:p>-5%</text:p>
          </table:table-cell>
          <table:table-cell table:formula="of:=[$all.O438]" office:value-type="percentage" office:value="0.62568306010929" calcext:value-type="percentage">
            <text:p>63%</text:p>
          </table:table-cell>
          <table:table-cell table:formula="of:=[$all.K438]" office:value-type="percentage" office:value="-0.0360935380739226" calcext:value-type="percentage">
            <text:p>-4%</text:p>
          </table:table-cell>
          <table:table-cell/>
          <table:table-cell table:formula="of:=MEDIAN([.$C9:.$C38])" office:value-type="float" office:value="22" calcext:value-type="float">
            <text:p>22</text:p>
          </table:table-cell>
          <table:table-cell office:value-type="float" office:value="144.94" calcext:value-type="float">
            <text:p>145</text:p>
          </table:table-cell>
          <table:table-cell table:formula="of:=[.K38]/[.L37]" office:value-type="percentage" office:value="0.157672185193148" calcext:value-type="percentage">
            <text:p>16%</text:p>
          </table:table-cell>
          <table:table-cell table:formula="of:=[.M38]/[.I38]" office:value-type="percentage" office:value="-4.36843251194224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19" calcext:value-type="date">
            <text:p>19/09/19</text:p>
          </table:table-cell>
          <table:table-cell table:formula="of:=COUNT([$all.B441:.B445])" office:value-type="float" office:value="5" calcext:value-type="float">
            <text:p>5</text:p>
          </table:table-cell>
          <table:table-cell table:formula="of:=SUM([$all.E441:.E445])" office:value-type="float" office:value="13" calcext:value-type="float">
            <text:p>13</text:p>
          </table:table-cell>
          <table:table-cell table:style-name="ce43" table:formula="of:=SUMIF([$all.H441:.H445];&quot;&gt;0&quot;)" office:value-type="float" office:value="2.73" calcext:value-type="float">
            <text:p>2.73</text:p>
          </table:table-cell>
          <table:table-cell table:formula="of:=SUMIF([$all.H441:.H445];&quot;&lt;0&quot;)" office:value-type="float" office:value="-1" calcext:value-type="float">
            <text:p>-1</text:p>
          </table:table-cell>
          <table:table-cell table:style-name="ce43" table:formula="of:=[.D39]+[.E39]" office:value-type="float" office:value="1.73" calcext:value-type="float">
            <text:p>1.73</text:p>
          </table:table-cell>
          <table:table-cell table:style-name="ce66" table:formula="of:=[$all.J445]" office:value-type="percentage" office:value="-0.0489370306181398" calcext:value-type="percentage">
            <text:p>-5%</text:p>
          </table:table-cell>
          <table:table-cell table:formula="of:=[$all.O445]" office:value-type="percentage" office:value="0.628032345013477" calcext:value-type="percentage">
            <text:p>63%</text:p>
          </table:table-cell>
          <table:table-cell table:formula="of:=[$all.K445]" office:value-type="percentage" office:value="-0.0350721314248571" calcext:value-type="percentage">
            <text:p>-4%</text:p>
          </table:table-cell>
          <table:table-cell/>
          <table:table-cell table:formula="of:=MEDIAN([.$C10:.$C39])" office:value-type="float" office:value="20.5" calcext:value-type="float">
            <text:p>21</text:p>
          </table:table-cell>
          <table:table-cell office:value-type="float" office:value="146.67" calcext:value-type="float">
            <text:p>147</text:p>
          </table:table-cell>
          <table:table-cell table:formula="of:=[.K39]/[.L38]" office:value-type="percentage" office:value="0.141437836346074" calcext:value-type="percentage">
            <text:p>14%</text:p>
          </table:table-cell>
          <table:table-cell table:formula="of:=[.M39]/[.I39]" office:value-type="percentage" office:value="-4.03276991160655" calcext:value-type="percentage">
            <text:p>-40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0" calcext:value-type="date">
            <text:p>20/09/19</text:p>
          </table:table-cell>
          <table:table-cell table:formula="of:=COUNT([$all.B448:.B453])" office:value-type="float" office:value="6" calcext:value-type="float">
            <text:p>6</text:p>
          </table:table-cell>
          <table:table-cell table:formula="of:=SUM([$all.E448:.E453])" office:value-type="float" office:value="10" calcext:value-type="float">
            <text:p>10</text:p>
          </table:table-cell>
          <table:table-cell table:style-name="ce43" table:formula="of:=SUMIF([$all.H448:.H453];&quot;&gt;0&quot;)" office:value-type="float" office:value="1.98" calcext:value-type="float">
            <text:p>1.98</text:p>
          </table:table-cell>
          <table:table-cell table:formula="of:=SUMIF([$all.H448:.H453];&quot;&lt;0&quot;)" office:value-type="float" office:value="-4" calcext:value-type="float">
            <text:p>-4</text:p>
          </table:table-cell>
          <table:table-cell table:style-name="ce43" table:formula="of:=[.D40]+[.E40]" office:value-type="float" office:value="-2.02" calcext:value-type="float">
            <text:p>-2.02</text:p>
          </table:table-cell>
          <table:table-cell table:style-name="ce66" table:formula="of:=[$all.J453]" office:value-type="percentage" office:value="-0.0498161975875934" calcext:value-type="percentage">
            <text:p>-5%</text:p>
          </table:table-cell>
          <table:table-cell table:formula="of:=[$all.O453]" office:value-type="percentage" office:value="0.628647214854111" calcext:value-type="percentage">
            <text:p>63%</text:p>
          </table:table-cell>
          <table:table-cell table:formula="of:=[$all.K453]" office:value-type="percentage" office:value="-0.0347978290851488" calcext:value-type="percentage">
            <text:p>-3%</text:p>
          </table:table-cell>
          <table:table-cell/>
          <table:table-cell table:formula="of:=MEDIAN([.$C11:.$C40])" office:value-type="float" office:value="18.5" calcext:value-type="float">
            <text:p>19</text:p>
          </table:table-cell>
          <table:table-cell office:value-type="float" office:value="144.65" calcext:value-type="float">
            <text:p>145</text:p>
          </table:table-cell>
          <table:table-cell table:formula="of:=[.K40]/[.L39]" office:value-type="percentage" office:value="0.126133496965978" calcext:value-type="percentage">
            <text:p>13%</text:p>
          </table:table-cell>
          <table:table-cell table:formula="of:=[.M40]/[.I40]" office:value-type="percentage" office:value="-3.62475189637074" calcext:value-type="percentage">
            <text:p>-36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1" calcext:value-type="date">
            <text:p>21/09/19</text:p>
          </table:table-cell>
          <table:table-cell table:formula="of:=COUNT([$all.B456:.B458])" office:value-type="float" office:value="3" calcext:value-type="float">
            <text:p>3</text:p>
          </table:table-cell>
          <table:table-cell table:formula="of:=SUM([$all.E456:.E458])" office:value-type="float" office:value="9" calcext:value-type="float">
            <text:p>9</text:p>
          </table:table-cell>
          <table:table-cell table:style-name="ce43" table:formula="of:=SUMIF([$all.H456:.H458];&quot;&gt;0&quot;)" office:value-type="float" office:value="5.58" calcext:value-type="float">
            <text:p>5.58</text:p>
          </table:table-cell>
          <table:table-cell table:formula="of:=SUMIF([$all.H456:.H458];&quot;&lt;0&quot;)" office:value-type="float" office:value="0" calcext:value-type="float">
            <text:p>0</text:p>
          </table:table-cell>
          <table:table-cell table:style-name="ce43" table:formula="of:=[.D41]+[.E41]" office:value-type="float" office:value="5.58" calcext:value-type="float">
            <text:p>5.58</text:p>
          </table:table-cell>
          <table:table-cell table:style-name="ce66" table:formula="of:=[$all.J458]" office:value-type="percentage" office:value="-0.0463714285714286" calcext:value-type="percentage">
            <text:p>-5%</text:p>
          </table:table-cell>
          <table:table-cell table:formula="of:=[$all.O458]" office:value-type="percentage" office:value="0.631578947368421" calcext:value-type="percentage">
            <text:p>63%</text:p>
          </table:table-cell>
          <table:table-cell table:formula="of:=[$all.K458]" office:value-type="percentage" office:value="-0.029239256545127" calcext:value-type="percentage">
            <text:p>-3%</text:p>
          </table:table-cell>
          <table:table-cell/>
          <table:table-cell table:formula="of:=MEDIAN([.$C12:.$C41])" office:value-type="float" office:value="18.5" calcext:value-type="float">
            <text:p>19</text:p>
          </table:table-cell>
          <table:table-cell office:value-type="float" office:value="150.23" calcext:value-type="float">
            <text:p>150</text:p>
          </table:table-cell>
          <table:table-cell table:formula="of:=[.K41]/[.L40]" office:value-type="percentage" office:value="0.127894918769443" calcext:value-type="percentage">
            <text:p>13%</text:p>
          </table:table-cell>
          <table:table-cell table:formula="of:=[.M41]/[.I41]" office:value-type="percentage" office:value="-4.37408244536088" calcext:value-type="percentage">
            <text:p>-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2" calcext:value-type="date">
            <text:p>22/09/19</text:p>
          </table:table-cell>
          <table:table-cell table:formula="of:=COUNT([$all.B461:.B462])" office:value-type="float" office:value="2" calcext:value-type="float">
            <text:p>2</text:p>
          </table:table-cell>
          <table:table-cell table:formula="of:=SUM([$all.E461:.E462])" office:value-type="float" office:value="3" calcext:value-type="float">
            <text:p>3</text:p>
          </table:table-cell>
          <table:table-cell table:style-name="ce43" table:formula="of:=SUMIF([$all.H461:.H462];&quot;&gt;0&quot;)" office:value-type="float" office:value="0.8" calcext:value-type="float">
            <text:p>0.80</text:p>
          </table:table-cell>
          <table:table-cell table:formula="of:=SUMIF([$all.H461:.H462];&quot;&lt;0&quot;)" office:value-type="float" office:value="0" calcext:value-type="float">
            <text:p>0</text:p>
          </table:table-cell>
          <table:table-cell table:style-name="ce43" table:formula="of:=[.D42]+[.E42]" office:value-type="float" office:value="0.8" calcext:value-type="float">
            <text:p>0.80</text:p>
          </table:table-cell>
          <table:table-cell table:style-name="ce66" table:formula="of:=[$all.J462]" office:value-type="percentage" office:value="-0.0458357102110668" calcext:value-type="percentage">
            <text:p>-5%</text:p>
          </table:table-cell>
          <table:table-cell table:formula="of:=[$all.O462]" office:value-type="percentage" office:value="0.633507853403141" calcext:value-type="percentage">
            <text:p>63%</text:p>
          </table:table-cell>
          <table:table-cell table:formula="of:=[$all.K462]" office:value-type="percentage" office:value="-0.0289030928454972" calcext:value-type="percentage">
            <text:p>-3%</text:p>
          </table:table-cell>
          <table:table-cell/>
          <table:table-cell table:formula="of:=MEDIAN([.$C13:.$C42])" office:value-type="float" office:value="18.5" calcext:value-type="float">
            <text:p>19</text:p>
          </table:table-cell>
          <table:table-cell office:value-type="float" office:value="151.03" calcext:value-type="float">
            <text:p>151</text:p>
          </table:table-cell>
          <table:table-cell table:formula="of:=[.K42]/[.L41]" office:value-type="percentage" office:value="0.123144511748652" calcext:value-type="percentage">
            <text:p>12%</text:p>
          </table:table-cell>
          <table:table-cell table:formula="of:=[.M42]/[.I42]" office:value-type="percentage" office:value="-4.26059980525014" calcext:value-type="percentage">
            <text:p>-42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3" calcext:value-type="date">
            <text:p>23/09/19</text:p>
          </table:table-cell>
          <table:table-cell table:formula="of:=COUNT([$all.B465:.B465])" office:value-type="float" office:value="1" calcext:value-type="float">
            <text:p>1</text:p>
          </table:table-cell>
          <table:table-cell table:formula="of:=SUM([$all.E465:.E465])" office:value-type="float" office:value="1" calcext:value-type="float">
            <text:p>1</text:p>
          </table:table-cell>
          <table:table-cell table:style-name="ce43" table:formula="of:=SUMIF([$all.H465:.H465];&quot;&gt;0&quot;)" office:value-type="float" office:value="0.16" calcext:value-type="float">
            <text:p>0.16</text:p>
          </table:table-cell>
          <table:table-cell table:formula="of:=SUMIF([$all.H465:.H465];&quot;&lt;0&quot;)" office:value-type="float" office:value="0" calcext:value-type="float">
            <text:p>0</text:p>
          </table:table-cell>
          <table:table-cell table:style-name="ce43" table:formula="of:=[.D43]+[.E43]" office:value-type="float" office:value="0.16" calcext:value-type="float">
            <text:p>0.16</text:p>
          </table:table-cell>
          <table:table-cell table:style-name="ce66" table:formula="of:=[$all.J465]" office:value-type="percentage" office:value="-0.0457183580387686" calcext:value-type="percentage">
            <text:p>-5%</text:p>
          </table:table-cell>
          <table:table-cell table:formula="of:=[$all.O465]" office:value-type="percentage" office:value="0.634464751958225" calcext:value-type="percentage">
            <text:p>63%</text:p>
          </table:table-cell>
          <table:table-cell table:formula="of:=[$all.K465]" office:value-type="percentage" office:value="-0.029007973255597" calcext:value-type="percentage">
            <text:p>-3%</text:p>
          </table:table-cell>
          <table:table-cell/>
          <table:table-cell table:formula="of:=MEDIAN([.$C14:.$C43])" office:value-type="float" office:value="16" calcext:value-type="float">
            <text:p>16</text:p>
          </table:table-cell>
          <table:table-cell office:value-type="float" office:value="151.19" calcext:value-type="float">
            <text:p>151</text:p>
          </table:table-cell>
          <table:table-cell table:formula="of:=[.K43]/[.L42]" office:value-type="percentage" office:value="0.105939217374032" calcext:value-type="percentage">
            <text:p>11%</text:p>
          </table:table-cell>
          <table:table-cell table:formula="of:=[.M43]/[.I43]" office:value-type="percentage" office:value="-3.65207236095307" calcext:value-type="percentage">
            <text:p>-36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4" calcext:value-type="date">
            <text:p>24/09/19</text:p>
          </table:table-cell>
          <table:table-cell table:formula="of:=COUNT([$all.B468:.B470])" office:value-type="float" office:value="3" calcext:value-type="float">
            <text:p>3</text:p>
          </table:table-cell>
          <table:table-cell table:formula="of:=SUM([$all.E468:.E470])" office:value-type="float" office:value="12" calcext:value-type="float">
            <text:p>12</text:p>
          </table:table-cell>
          <table:table-cell table:style-name="ce43" table:formula="of:=SUMIF([$all.H468:.H470];&quot;&gt;0&quot;)" office:value-type="float" office:value="3.2" calcext:value-type="float">
            <text:p>3.20</text:p>
          </table:table-cell>
          <table:table-cell table:formula="of:=SUMIF([$all.H468:.H470];&quot;&lt;0&quot;)" office:value-type="float" office:value="-4" calcext:value-type="float">
            <text:p>-4</text:p>
          </table:table-cell>
          <table:table-cell table:style-name="ce43" table:formula="of:=[.D44]+[.E44]" office:value-type="float" office:value="-0.8" calcext:value-type="float">
            <text:p>-0.80</text:p>
          </table:table-cell>
          <table:table-cell table:style-name="ce66" table:formula="of:=[$all.J470]" office:value-type="percentage" office:value="-0.0458607021517554" calcext:value-type="percentage">
            <text:p>-5%</text:p>
          </table:table-cell>
          <table:table-cell table:formula="of:=[$all.O470]" office:value-type="percentage" office:value="0.634715025906736" calcext:value-type="percentage">
            <text:p>63%</text:p>
          </table:table-cell>
          <table:table-cell table:formula="of:=[$all.K470]" office:value-type="percentage" office:value="-0.0298619266586724" calcext:value-type="percentage">
            <text:p>-3%</text:p>
          </table:table-cell>
          <table:table-cell/>
          <table:table-cell table:formula="of:=MEDIAN([.$C15:.$C44])" office:value-type="float" office:value="13.5" calcext:value-type="float">
            <text:p>14</text:p>
          </table:table-cell>
          <table:table-cell office:value-type="float" office:value="150.39" calcext:value-type="float">
            <text:p>150</text:p>
          </table:table-cell>
          <table:table-cell table:formula="of:=[.K44]/[.L43]" office:value-type="percentage" office:value="0.0892916198161254" calcext:value-type="percentage">
            <text:p>9%</text:p>
          </table:table-cell>
          <table:table-cell table:formula="of:=[.M44]/[.I44]" office:value-type="percentage" office:value="-2.99014932414596" calcext:value-type="percentage">
            <text:p>-29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5" calcext:value-type="date">
            <text:p>25/09/19</text:p>
          </table:table-cell>
          <table:table-cell table:formula="of:=COUNT([$all.B473:.B478])" office:value-type="float" office:value="6" calcext:value-type="float">
            <text:p>6</text:p>
          </table:table-cell>
          <table:table-cell table:formula="of:=SUM([$all.E473:.E478])" office:value-type="float" office:value="7" calcext:value-type="float">
            <text:p>7</text:p>
          </table:table-cell>
          <table:table-cell table:style-name="ce43" table:formula="of:=SUMIF([$all.H473:.H478];&quot;&gt;0&quot;)" office:value-type="float" office:value="1.69" calcext:value-type="float">
            <text:p>1.69</text:p>
          </table:table-cell>
          <table:table-cell table:formula="of:=SUMIF([$all.H473:.H478];&quot;&lt;0&quot;)" office:value-type="float" office:value="-3" calcext:value-type="float">
            <text:p>-3</text:p>
          </table:table-cell>
          <table:table-cell table:style-name="ce43" table:formula="of:=[.D45]+[.E45]" office:value-type="float" office:value="-1.31" calcext:value-type="float">
            <text:p>-1.31</text:p>
          </table:table-cell>
          <table:table-cell table:style-name="ce66" table:formula="of:=[$all.J478]" office:value-type="percentage" office:value="-0.0464184997179921" calcext:value-type="percentage">
            <text:p>-5%</text:p>
          </table:table-cell>
          <table:table-cell table:formula="of:=[$all.O478]" office:value-type="percentage" office:value="0.63265306122449" calcext:value-type="percentage">
            <text:p>63%</text:p>
          </table:table-cell>
          <table:table-cell table:formula="of:=[$all.K478]" office:value-type="percentage" office:value="-0.0315539705618317" calcext:value-type="percentage">
            <text:p>-3%</text:p>
          </table:table-cell>
          <table:table-cell/>
          <table:table-cell table:formula="of:=MEDIAN([.$C16:.$C45])" office:value-type="float" office:value="13" calcext:value-type="float">
            <text:p>13</text:p>
          </table:table-cell>
          <table:table-cell office:value-type="float" office:value="149.08" calcext:value-type="float">
            <text:p>149</text:p>
          </table:table-cell>
          <table:table-cell table:formula="of:=[.K45]/[.L44]" office:value-type="percentage" office:value="0.0864419176806969" calcext:value-type="percentage">
            <text:p>9%</text:p>
          </table:table-cell>
          <table:table-cell table:formula="of:=[.M45]/[.I45]" office:value-type="percentage" office:value="-2.73949414737867" calcext:value-type="percentage">
            <text:p>-2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6" calcext:value-type="date">
            <text:p>26/09/19</text:p>
          </table:table-cell>
          <table:table-cell table:formula="of:=COUNT([$all.B481:.B491])" office:value-type="float" office:value="11" calcext:value-type="float">
            <text:p>11</text:p>
          </table:table-cell>
          <table:table-cell table:formula="of:=SUM([$all.E481:.E491])" office:value-type="float" office:value="31" calcext:value-type="float">
            <text:p>31</text:p>
          </table:table-cell>
          <table:table-cell table:style-name="ce43" table:formula="of:=SUMIF([$all.H481:.H491];&quot;&gt;0&quot;)" office:value-type="float" office:value="4.68" calcext:value-type="float">
            <text:p>4.68</text:p>
          </table:table-cell>
          <table:table-cell table:formula="of:=SUMIF([$all.H481:.H491];&quot;&lt;0&quot;)" office:value-type="float" office:value="-10" calcext:value-type="float">
            <text:p>-10</text:p>
          </table:table-cell>
          <table:table-cell table:style-name="ce43" table:formula="of:=[.D46]+[.E46]" office:value-type="float" office:value="-5.32" calcext:value-type="float">
            <text:p>-5.32</text:p>
          </table:table-cell>
          <table:table-cell table:style-name="ce66" table:formula="of:=[$all.J491]" office:value-type="percentage" office:value="-0.048569844789357" calcext:value-type="percentage">
            <text:p>-5%</text:p>
          </table:table-cell>
          <table:table-cell table:formula="of:=[$all.O491]" office:value-type="percentage" office:value="0.632754342431762" calcext:value-type="percentage">
            <text:p>63%</text:p>
          </table:table-cell>
          <table:table-cell table:formula="of:=[$all.K491]" office:value-type="percentage" office:value="-0.0349508295232962" calcext:value-type="percentage">
            <text:p>-3%</text:p>
          </table:table-cell>
          <table:table-cell/>
          <table:table-cell table:formula="of:=MEDIAN([.$C17:.$C46])" office:value-type="float" office:value="13.5" calcext:value-type="float">
            <text:p>14</text:p>
          </table:table-cell>
          <table:table-cell office:value-type="float" office:value="143.76" calcext:value-type="float">
            <text:p>144</text:p>
          </table:table-cell>
          <table:table-cell table:formula="of:=[.K46]/[.L45]" office:value-type="percentage" office:value="0.090555406493158" calcext:value-type="percentage">
            <text:p>9%</text:p>
          </table:table-cell>
          <table:table-cell table:formula="of:=[.M46]/[.I46]" office:value-type="percentage" office:value="-2.59093726038173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7" calcext:value-type="date">
            <text:p>27/09/19</text:p>
          </table:table-cell>
          <table:table-cell table:formula="of:=COUNT([$all.B494:.B496])" office:value-type="float" office:value="3" calcext:value-type="float">
            <text:p>3</text:p>
          </table:table-cell>
          <table:table-cell table:formula="of:=SUM([$all.E494:.E496])" office:value-type="float" office:value="3" calcext:value-type="float">
            <text:p>3</text:p>
          </table:table-cell>
          <table:table-cell table:style-name="ce43" table:formula="of:=SUMIF([$all.H494:.H496];&quot;&gt;0&quot;)" office:value-type="float" office:value="1.7" calcext:value-type="float">
            <text:p>1.70</text:p>
          </table:table-cell>
          <table:table-cell table:formula="of:=SUMIF([$all.H494:.H496];&quot;&lt;0&quot;)" office:value-type="float" office:value="0" calcext:value-type="float">
            <text:p>0</text:p>
          </table:table-cell>
          <table:table-cell table:style-name="ce43" table:formula="of:=[.D47]+[.E47]" office:value-type="float" office:value="1.7" calcext:value-type="float">
            <text:p>1.70</text:p>
          </table:table-cell>
          <table:table-cell table:style-name="ce66" table:formula="of:=[$all.J496]" office:value-type="percentage" office:value="-0.0475484228002214" calcext:value-type="percentage">
            <text:p>-5%</text:p>
          </table:table-cell>
          <table:table-cell table:formula="of:=[$all.O496]" office:value-type="percentage" office:value="0.635467980295566" calcext:value-type="percentage">
            <text:p>64%</text:p>
          </table:table-cell>
          <table:table-cell table:formula="of:=[$all.K496]" office:value-type="percentage" office:value="-0.0338533786809649" calcext:value-type="percentage">
            <text:p>-3%</text:p>
          </table:table-cell>
          <table:table-cell/>
          <table:table-cell table:formula="of:=MEDIAN([.$C18:.$C47])" office:value-type="float" office:value="13" calcext:value-type="float">
            <text:p>13</text:p>
          </table:table-cell>
          <table:table-cell office:value-type="float" office:value="145.46" calcext:value-type="float">
            <text:p>145</text:p>
          </table:table-cell>
          <table:table-cell table:formula="of:=[.K47]/[.L46]" office:value-type="percentage" office:value="0.0904284919309961" calcext:value-type="percentage">
            <text:p>9%</text:p>
          </table:table-cell>
          <table:table-cell table:formula="of:=[.M47]/[.I47]" office:value-type="percentage" office:value="-2.67118070498063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29" calcext:value-type="date">
            <text:p>29/09/19</text:p>
          </table:table-cell>
          <table:table-cell table:formula="of:=COUNT([$all.B499:.B506])" office:value-type="float" office:value="8" calcext:value-type="float">
            <text:p>8</text:p>
          </table:table-cell>
          <table:table-cell table:formula="of:=SUM([$all.E499:.E506])" office:value-type="float" office:value="11" calcext:value-type="float">
            <text:p>11</text:p>
          </table:table-cell>
          <table:table-cell table:style-name="ce43" table:formula="of:=SUMIF([$all.H499:.H506];&quot;&gt;0&quot;)" office:value-type="float" office:value="3.74" calcext:value-type="float">
            <text:p>3.74</text:p>
          </table:table-cell>
          <table:table-cell table:formula="of:=SUMIF([$all.H499:.H506];&quot;&lt;0&quot;)" office:value-type="float" office:value="-4" calcext:value-type="float">
            <text:p>-4</text:p>
          </table:table-cell>
          <table:table-cell table:style-name="ce43" table:formula="of:=[.D48]+[.E48]" office:value-type="float" office:value="-0.26" calcext:value-type="float">
            <text:p>-0.26</text:p>
          </table:table-cell>
          <table:table-cell table:style-name="ce66" table:formula="of:=[$all.J506]" office:value-type="percentage" office:value="-0.0474037403740374" calcext:value-type="percentage">
            <text:p>-5%</text:p>
          </table:table-cell>
          <table:table-cell table:formula="of:=[$all.O506]" office:value-type="percentage" office:value="0.63768115942029" calcext:value-type="percentage">
            <text:p>64%</text:p>
          </table:table-cell>
          <table:table-cell table:formula="of:=[$all.K506]" office:value-type="percentage" office:value="-0.0350369727143484" calcext:value-type="percentage">
            <text:p>-4%</text:p>
          </table:table-cell>
          <table:table-cell/>
          <table:table-cell table:formula="of:=MEDIAN([.$C19:.$C48])" office:value-type="float" office:value="13" calcext:value-type="float">
            <text:p>13</text:p>
          </table:table-cell>
          <table:table-cell office:value-type="float" office:value="145.2" calcext:value-type="float">
            <text:p>145</text:p>
          </table:table-cell>
          <table:table-cell table:formula="of:=[.K48]/[.L47]" office:value-type="percentage" office:value="0.0893716485631789" calcext:value-type="percentage">
            <text:p>9%</text:p>
          </table:table-cell>
          <table:table-cell table:formula="of:=[.M48]/[.I48]" office:value-type="percentage" office:value="-2.55078112175426" calcext:value-type="percentage">
            <text:p>-25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09-30" calcext:value-type="date">
            <text:p>30/09/19</text:p>
          </table:table-cell>
          <table:table-cell table:formula="of:=COUNT([$all.B509:.B517])" office:value-type="float" office:value="9" calcext:value-type="float">
            <text:p>9</text:p>
          </table:table-cell>
          <table:table-cell table:formula="of:=SUM([$all.E509:.E517])" office:value-type="float" office:value="19" calcext:value-type="float">
            <text:p>19</text:p>
          </table:table-cell>
          <table:table-cell table:style-name="ce43" table:formula="of:=SUMIF([$all.H509:.H517];&quot;&gt;0&quot;)" office:value-type="float" office:value="6.56" calcext:value-type="float">
            <text:p>6.56</text:p>
          </table:table-cell>
          <table:table-cell table:formula="of:=SUMIF([$all.H509:.H517];&quot;&lt;0&quot;)" office:value-type="float" office:value="-5" calcext:value-type="float">
            <text:p>-5</text:p>
          </table:table-cell>
          <table:table-cell table:style-name="ce43" table:formula="of:=[.D49]+[.E49]" office:value-type="float" office:value="1.56" calcext:value-type="float">
            <text:p>1.56</text:p>
          </table:table-cell>
          <table:table-cell table:style-name="ce66" table:formula="of:=[$all.J517]" office:value-type="percentage" office:value="-0.0460642351660316" calcext:value-type="percentage">
            <text:p>-5%</text:p>
          </table:table-cell>
          <table:table-cell table:formula="of:=[$all.O517]" office:value-type="percentage" office:value="0.638297872340426" calcext:value-type="percentage">
            <text:p>64%</text:p>
          </table:table-cell>
          <table:table-cell table:formula="of:=[$all.K517]" office:value-type="percentage" office:value="-0.0338781570796284" calcext:value-type="percentage">
            <text:p>-3%</text:p>
          </table:table-cell>
          <table:table-cell/>
          <table:table-cell table:formula="of:=MEDIAN([.$C20:.$C49])" office:value-type="float" office:value="13" calcext:value-type="float">
            <text:p>13</text:p>
          </table:table-cell>
          <table:table-cell office:value-type="float" office:value="146.76" calcext:value-type="float">
            <text:p>147</text:p>
          </table:table-cell>
          <table:table-cell table:formula="of:=[.K49]/[.L48]" office:value-type="percentage" office:value="0.0895316804407713" calcext:value-type="percentage">
            <text:p>9%</text:p>
          </table:table-cell>
          <table:table-cell table:formula="of:=[.M49]/[.I49]" office:value-type="percentage" office:value="-2.64275533732053" calcext:value-type="percentage">
            <text:p>-26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1" calcext:value-type="date">
            <text:p>01/10/19</text:p>
          </table:table-cell>
          <table:table-cell table:formula="of:=COUNT([$all.B520:.B533])" office:value-type="float" office:value="14" calcext:value-type="float">
            <text:p>14</text:p>
          </table:table-cell>
          <table:table-cell table:formula="of:=SUM([$all.E520:.E533])" office:value-type="float" office:value="30" calcext:value-type="float">
            <text:p>30</text:p>
          </table:table-cell>
          <table:table-cell table:style-name="ce43" table:formula="of:=SUMIF([$all.H520:.H533];&quot;&gt;0&quot;)" office:value-type="float" office:value="7.74" calcext:value-type="float">
            <text:p>7.74</text:p>
          </table:table-cell>
          <table:table-cell table:formula="of:=SUMIF([$all.H520:.H533];&quot;&lt;0&quot;)" office:value-type="float" office:value="-9" calcext:value-type="float">
            <text:p>-9</text:p>
          </table:table-cell>
          <table:table-cell table:style-name="ce43" table:formula="of:=[.D50]+[.E50]" office:value-type="float" office:value="-1.26" calcext:value-type="float">
            <text:p>-1.26</text:p>
          </table:table-cell>
          <table:table-cell table:style-name="ce66" table:formula="of:=[$all.J533]" office:value-type="percentage" office:value="-0.045998928762721" calcext:value-type="percentage">
            <text:p>-5%</text:p>
          </table:table-cell>
          <table:table-cell table:formula="of:=[$all.O533]" office:value-type="percentage" office:value="0.638443935926774" calcext:value-type="percentage">
            <text:p>64%</text:p>
          </table:table-cell>
          <table:table-cell table:formula="of:=[$all.K533]" office:value-type="percentage" office:value="-0.0332594900220617" calcext:value-type="percentage">
            <text:p>-3%</text:p>
          </table:table-cell>
          <table:table-cell/>
          <table:table-cell table:formula="of:=MEDIAN([.$C21:.$C50])" office:value-type="float" office:value="13" calcext:value-type="float">
            <text:p>13</text:p>
          </table:table-cell>
          <table:table-cell office:value-type="float" office:value="145.5" calcext:value-type="float">
            <text:p>146</text:p>
          </table:table-cell>
          <table:table-cell table:formula="of:=[.K50]/[.L49]" office:value-type="percentage" office:value="0.0885799945489234" calcext:value-type="percentage">
            <text:p>9%</text:p>
          </table:table-cell>
          <table:table-cell table:formula="of:=[.M50]/[.I50]" office:value-type="percentage" office:value="-2.66329984284685" calcext:value-type="percentage">
            <text:p>-26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2" calcext:value-type="date">
            <text:p>02/10/19</text:p>
          </table:table-cell>
          <table:table-cell table:formula="of:=COUNT([$all.B536:.B544])" office:value-type="float" office:value="9" calcext:value-type="float">
            <text:p>9</text:p>
          </table:table-cell>
          <table:table-cell table:formula="of:=SUM([$all.E536:.E544])" office:value-type="float" office:value="28" calcext:value-type="float">
            <text:p>28</text:p>
          </table:table-cell>
          <table:table-cell table:style-name="ce43" table:formula="of:=SUMIF([$all.H536:.H544];&quot;&gt;0&quot;)" office:value-type="float" office:value="9.25" calcext:value-type="float">
            <text:p>9.25</text:p>
          </table:table-cell>
          <table:table-cell table:formula="of:=SUMIF([$all.H536:.H544];&quot;&lt;0&quot;)" office:value-type="float" office:value="-9" calcext:value-type="float">
            <text:p>-9</text:p>
          </table:table-cell>
          <table:table-cell table:style-name="ce43" table:formula="of:=[.D51]+[.E51]" office:value-type="float" office:value="0.25" calcext:value-type="float">
            <text:p>0.25</text:p>
          </table:table-cell>
          <table:table-cell table:style-name="ce66" table:formula="of:=[$all.J544]" office:value-type="percentage" office:value="-0.0451873350923483" calcext:value-type="percentage">
            <text:p>-5%</text:p>
          </table:table-cell>
          <table:table-cell table:formula="of:=[$all.O544]" office:value-type="percentage" office:value="0.639013452914798" calcext:value-type="percentage">
            <text:p>64%</text:p>
          </table:table-cell>
          <table:table-cell table:formula="of:=[$all.K544]" office:value-type="percentage" office:value="-0.0329962361140773" calcext:value-type="percentage">
            <text:p>-3%</text:p>
          </table:table-cell>
          <table:table-cell/>
          <table:table-cell table:formula="of:=MEDIAN([.$C22:.$C51])" office:value-type="float" office:value="13" calcext:value-type="float">
            <text:p>13</text:p>
          </table:table-cell>
          <table:table-cell office:value-type="float" office:value="145.75" calcext:value-type="float">
            <text:p>146</text:p>
          </table:table-cell>
          <table:table-cell table:formula="of:=[.K51]/[.L50]" office:value-type="percentage" office:value="0.0893470790378007" calcext:value-type="percentage">
            <text:p>9%</text:p>
          </table:table-cell>
          <table:table-cell table:formula="of:=[.M51]/[.I51]" office:value-type="percentage" office:value="-2.70779608707195" calcext:value-type="percentage">
            <text:p>-2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3" calcext:value-type="date">
            <text:p>03/10/19</text:p>
          </table:table-cell>
          <table:table-cell table:formula="of:=COUNT([$all.B547:.B548])" office:value-type="float" office:value="2" calcext:value-type="float">
            <text:p>2</text:p>
          </table:table-cell>
          <table:table-cell table:formula="of:=SUM([$all.E547:.E548])" office:value-type="float" office:value="2" calcext:value-type="float">
            <text:p>2</text:p>
          </table:table-cell>
          <table:table-cell table:style-name="ce43" table:formula="of:=SUMIF([$all.H547:.H548];&quot;&gt;0&quot;)" office:value-type="float" office:value="1.28" calcext:value-type="float">
            <text:p>1.28</text:p>
          </table:table-cell>
          <table:table-cell table:formula="of:=SUMIF([$all.H547:.H548];&quot;&lt;0&quot;)" office:value-type="float" office:value="0" calcext:value-type="float">
            <text:p>0</text:p>
          </table:table-cell>
          <table:table-cell table:style-name="ce43" table:formula="of:=[.D52]+[.E52]" office:value-type="float" office:value="1.28" calcext:value-type="float">
            <text:p>1.28</text:p>
          </table:table-cell>
          <table:table-cell table:style-name="ce66" table:formula="of:=[$all.J548]" office:value-type="percentage" office:value="-0.0444649446494465" calcext:value-type="percentage">
            <text:p>-4%</text:p>
          </table:table-cell>
          <table:table-cell table:formula="of:=[$all.O548]" office:value-type="percentage" office:value="0.640625" calcext:value-type="percentage">
            <text:p>64%</text:p>
          </table:table-cell>
          <table:table-cell table:formula="of:=[$all.K548]" office:value-type="percentage" office:value="-0.0320683736969937" calcext:value-type="percentage">
            <text:p>-3%</text:p>
          </table:table-cell>
          <table:table-cell/>
          <table:table-cell table:formula="of:=MEDIAN([.$C23:.$C52])" office:value-type="float" office:value="13" calcext:value-type="float">
            <text:p>13</text:p>
          </table:table-cell>
          <table:table-cell office:value-type="float" office:value="147.03" calcext:value-type="float">
            <text:p>147</text:p>
          </table:table-cell>
          <table:table-cell table:formula="of:=[.K52]/[.L51]" office:value-type="percentage" office:value="0.0891938250428816" calcext:value-type="percentage">
            <text:p>9%</text:p>
          </table:table-cell>
          <table:table-cell table:formula="of:=[.M52]/[.I52]" office:value-type="percentage" office:value="-2.78136415290818" calcext:value-type="percentage">
            <text:p>-27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4" calcext:value-type="date">
            <text:p>04/10/19</text:p>
          </table:table-cell>
          <table:table-cell table:formula="of:=COUNT([$all.B551:.B555])" office:value-type="float" office:value="5" calcext:value-type="float">
            <text:p>5</text:p>
          </table:table-cell>
          <table:table-cell table:formula="of:=SUM([$all.E551:.E555])" office:value-type="float" office:value="11" calcext:value-type="float">
            <text:p>11</text:p>
          </table:table-cell>
          <table:table-cell table:style-name="ce43" table:formula="of:=SUMIF([$all.H551:.H555];&quot;&gt;0&quot;)" office:value-type="float" office:value="5.37" calcext:value-type="float">
            <text:p>5.37</text:p>
          </table:table-cell>
          <table:table-cell table:formula="of:=SUMIF([$all.H551:.H555];&quot;&lt;0&quot;)" office:value-type="float" office:value="0" calcext:value-type="float">
            <text:p>0</text:p>
          </table:table-cell>
          <table:table-cell table:style-name="ce43" table:formula="of:=[.D53]+[.E53]" office:value-type="float" office:value="5.37" calcext:value-type="float">
            <text:p>5.37</text:p>
          </table:table-cell>
          <table:table-cell table:style-name="ce66" table:formula="of:=[$all.J555]" office:value-type="percentage" office:value="-0.0413941299790356" calcext:value-type="percentage">
            <text:p>-4%</text:p>
          </table:table-cell>
          <table:table-cell table:formula="of:=[$all.O555]" office:value-type="percentage" office:value="0.644591611479029" calcext:value-type="percentage">
            <text:p>64%</text:p>
          </table:table-cell>
          <table:table-cell table:formula="of:=[$all.K555]" office:value-type="percentage" office:value="-0.027358513607729" calcext:value-type="percentage">
            <text:p>-3%</text:p>
          </table:table-cell>
          <table:table-cell/>
          <table:table-cell table:formula="of:=MEDIAN([.$C24:.$C53])" office:value-type="float" office:value="12.5" calcext:value-type="float">
            <text:p>13</text:p>
          </table:table-cell>
          <table:table-cell office:value-type="float" office:value="152.4" calcext:value-type="float">
            <text:p>152</text:p>
          </table:table-cell>
          <table:table-cell table:formula="of:=[.K53]/[.L52]" office:value-type="percentage" office:value="0.0850166632660001" calcext:value-type="percentage">
            <text:p>9%</text:p>
          </table:table-cell>
          <table:table-cell table:formula="of:=[.M53]/[.I53]" office:value-type="percentage" office:value="-3.1075030056451" calcext:value-type="percentage">
            <text:p>-31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5" calcext:value-type="date">
            <text:p>05/10/19</text:p>
          </table:table-cell>
          <table:table-cell table:formula="of:=COUNT([$all.B558:.B560])" office:value-type="float" office:value="3" calcext:value-type="float">
            <text:p>3</text:p>
          </table:table-cell>
          <table:table-cell table:formula="of:=SUM([$all.E558:.E560])" office:value-type="float" office:value="7" calcext:value-type="float">
            <text:p>7</text:p>
          </table:table-cell>
          <table:table-cell table:style-name="ce43" table:formula="of:=SUMIF([$all.H558:.H560];&quot;&gt;0&quot;)" office:value-type="float" office:value="0.14" calcext:value-type="float">
            <text:p>0.14</text:p>
          </table:table-cell>
          <table:table-cell table:formula="of:=SUMIF([$all.H550:.H558];&quot;&lt;0&quot;)" office:value-type="float" office:value="-2" calcext:value-type="float">
            <text:p>-2</text:p>
          </table:table-cell>
          <table:table-cell table:style-name="ce43" table:formula="of:=[.D54]+[.E54]" office:value-type="float" office:value="-1.86" calcext:value-type="float">
            <text:p>-1.86</text:p>
          </table:table-cell>
          <table:table-cell table:style-name="ce66" table:formula="of:=[$all.J560]" office:value-type="percentage" office:value="-0.0443028720626632" calcext:value-type="percentage">
            <text:p>-4%</text:p>
          </table:table-cell>
          <table:table-cell table:formula="of:=[$all.O560]" office:value-type="percentage" office:value="0.642543859649123" calcext:value-type="percentage">
            <text:p>64%</text:p>
          </table:table-cell>
          <table:table-cell table:formula="of:=[$all.K560]" office:value-type="percentage" office:value="-0.0330564098908263" calcext:value-type="percentage">
            <text:p>-3%</text:p>
          </table:table-cell>
          <table:table-cell/>
          <table:table-cell table:formula="of:=MEDIAN([.$C25:.$C54])" office:value-type="float" office:value="11.5" calcext:value-type="float">
            <text:p>12</text:p>
          </table:table-cell>
          <table:table-cell office:value-type="float" office:value="146.54" calcext:value-type="float">
            <text:p>147</text:p>
          </table:table-cell>
          <table:table-cell table:formula="of:=[.K54]/[.L53]" office:value-type="percentage" office:value="0.0754593175853018" calcext:value-type="percentage">
            <text:p>8%</text:p>
          </table:table-cell>
          <table:table-cell table:formula="of:=[.M54]/[.I54]" office:value-type="percentage" office:value="-2.28274388642074" calcext:value-type="percentage">
            <text:p>-22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6" calcext:value-type="date">
            <text:p>06/10/19</text:p>
          </table:table-cell>
          <table:table-cell table:formula="of:=COUNT([$all.B563:.B564])" office:value-type="float" office:value="2" calcext:value-type="float">
            <text:p>2</text:p>
          </table:table-cell>
          <table:table-cell table:formula="of:=SUM([$all.E563:.E564])" office:value-type="float" office:value="8" calcext:value-type="float">
            <text:p>8</text:p>
          </table:table-cell>
          <table:table-cell table:style-name="ce43" table:formula="of:=SUMIF([$all.H563:.H564];&quot;&gt;0&quot;)" office:value-type="float" office:value="0.12" calcext:value-type="float">
            <text:p>0.12</text:p>
          </table:table-cell>
          <table:table-cell table:formula="of:=SUMIF([$all.H563:.H564];&quot;&lt;0&quot;)" office:value-type="float" office:value="-2" calcext:value-type="float">
            <text:p>-2</text:p>
          </table:table-cell>
          <table:table-cell table:style-name="ce43" table:formula="of:=[.D55]+[.E55]" office:value-type="float" office:value="-1.88" calcext:value-type="float">
            <text:p>-1.88</text:p>
          </table:table-cell>
          <table:table-cell table:style-name="ce66" table:formula="of:=[$all.J564]" office:value-type="percentage" office:value="-0.0450962038481539" calcext:value-type="percentage">
            <text:p>-5%</text:p>
          </table:table-cell>
          <table:table-cell table:formula="of:=[$all.O564]" office:value-type="percentage" office:value="0.641921397379913" calcext:value-type="percentage">
            <text:p>64%</text:p>
          </table:table-cell>
          <table:table-cell table:formula="of:=[$all.K564]" office:value-type="percentage" office:value="-0.0349950423854222" calcext:value-type="percentage">
            <text:p>-3%</text:p>
          </table:table-cell>
          <table:table-cell/>
          <table:table-cell table:formula="of:=MEDIAN([.$C26:.$C55])" office:value-type="float" office:value="11" calcext:value-type="float">
            <text:p>11</text:p>
          </table:table-cell>
          <table:table-cell office:value-type="float" office:value="144.66" calcext:value-type="float">
            <text:p>145</text:p>
          </table:table-cell>
          <table:table-cell table:formula="of:=[.K55]/[.L54]" office:value-type="percentage" office:value="0.075064828715709" calcext:value-type="percentage">
            <text:p>8%</text:p>
          </table:table-cell>
          <table:table-cell table:formula="of:=[.M55]/[.I55]" office:value-type="percentage" office:value="-2.14501322470118" calcext:value-type="percentage">
            <text:p>-21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7" calcext:value-type="date">
            <text:p>07/10/19</text:p>
          </table:table-cell>
          <table:table-cell table:formula="of:=COUNT([$all.B567:.B571])" office:value-type="float" office:value="5" calcext:value-type="float">
            <text:p>5</text:p>
          </table:table-cell>
          <table:table-cell table:formula="of:=SUM([$all.E567:.E571])" office:value-type="float" office:value="11" calcext:value-type="float">
            <text:p>11</text:p>
          </table:table-cell>
          <table:table-cell table:style-name="ce43" table:formula="of:=SUMIF([$all.H567:.H571];&quot;&gt;0&quot;)" office:value-type="float" office:value="4.86" calcext:value-type="float">
            <text:p>4.86</text:p>
          </table:table-cell>
          <table:table-cell table:formula="of:=SUMIF([$all.H567:.H571];&quot;&lt;0&quot;)" office:value-type="float" office:value="-2" calcext:value-type="float">
            <text:p>-2</text:p>
          </table:table-cell>
          <table:table-cell table:style-name="ce43" table:formula="of:=[.D56]+[.E56]" office:value-type="float" office:value="2.86" calcext:value-type="float">
            <text:p>2.86</text:p>
          </table:table-cell>
          <table:table-cell table:style-name="ce66" table:formula="of:=[$all.J571]" office:value-type="percentage" office:value="-0.0433609100310238" calcext:value-type="percentage">
            <text:p>-4%</text:p>
          </table:table-cell>
          <table:table-cell table:formula="of:=[$all.O571]" office:value-type="percentage" office:value="0.6414686825054" calcext:value-type="percentage">
            <text:p>64%</text:p>
          </table:table-cell>
          <table:table-cell table:formula="of:=[$all.K571]" office:value-type="percentage" office:value="-0.0321601222665219" calcext:value-type="percentage">
            <text:p>-3%</text:p>
          </table:table-cell>
          <table:table-cell/>
          <table:table-cell table:formula="of:=MEDIAN([.$C27:.$C56])" office:value-type="float" office:value="11" calcext:value-type="float">
            <text:p>11</text:p>
          </table:table-cell>
          <table:table-cell office:value-type="float" office:value="147.52" calcext:value-type="float">
            <text:p>148</text:p>
          </table:table-cell>
          <table:table-cell table:formula="of:=[.K56]/[.L55]" office:value-type="percentage" office:value="0.0760403705239873" calcext:value-type="percentage">
            <text:p>8%</text:p>
          </table:table-cell>
          <table:table-cell table:formula="of:=[.M56]/[.I56]" office:value-type="percentage" office:value="-2.36443039282671" calcext:value-type="percentage">
            <text:p>-2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8" calcext:value-type="date">
            <text:p>08/10/19</text:p>
          </table:table-cell>
          <table:table-cell table:formula="of:=COUNT([$all.B574:.B581])" office:value-type="float" office:value="8" calcext:value-type="float">
            <text:p>8</text:p>
          </table:table-cell>
          <table:table-cell table:formula="of:=SUM([$all.E574:.E581])" office:value-type="float" office:value="16" calcext:value-type="float">
            <text:p>16</text:p>
          </table:table-cell>
          <table:table-cell table:style-name="ce43" table:formula="of:=SUMIF([$all.H574:.H581];&quot;&gt;0&quot;)" office:value-type="float" office:value="6.33" calcext:value-type="float">
            <text:p>6.33</text:p>
          </table:table-cell>
          <table:table-cell table:formula="of:=SUMIF([$all.H574:.H581];&quot;&lt;0&quot;)" office:value-type="float" office:value="-4" calcext:value-type="float">
            <text:p>-4</text:p>
          </table:table-cell>
          <table:table-cell table:style-name="ce43" table:formula="of:=[.D57]+[.E57]" office:value-type="float" office:value="2.33" calcext:value-type="float">
            <text:p>2.33</text:p>
          </table:table-cell>
          <table:table-cell table:style-name="ce66" table:formula="of:=[$all.J581]" office:value-type="percentage" office:value="-0.0418102564102564" calcext:value-type="percentage">
            <text:p>-4%</text:p>
          </table:table-cell>
          <table:table-cell table:formula="of:=[$all.O581]" office:value-type="percentage" office:value="0.643312101910828" calcext:value-type="percentage">
            <text:p>64%</text:p>
          </table:table-cell>
          <table:table-cell table:formula="of:=[$all.K581]" office:value-type="percentage" office:value="-0.0279218742019979" calcext:value-type="percentage">
            <text:p>-3%</text:p>
          </table:table-cell>
          <table:table-cell/>
          <table:table-cell table:formula="of:=MEDIAN([.$C28:.$C57])" office:value-type="float" office:value="11" calcext:value-type="float">
            <text:p>11</text:p>
          </table:table-cell>
          <table:table-cell office:value-type="float" office:value="149.85" calcext:value-type="float">
            <text:p>150</text:p>
          </table:table-cell>
          <table:table-cell table:formula="of:=[.K57]/[.L56]" office:value-type="percentage" office:value="0.0745661605206074" calcext:value-type="percentage">
            <text:p>7%</text:p>
          </table:table-cell>
          <table:table-cell table:formula="of:=[.M57]/[.I57]" office:value-type="percentage" office:value="-2.67052848892471" calcext:value-type="percentage">
            <text:p>-26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09" calcext:value-type="date">
            <text:p>09/10/19</text:p>
          </table:table-cell>
          <table:table-cell table:formula="of:=COUNT([$all.B584:.B588])" office:value-type="float" office:value="5" calcext:value-type="float">
            <text:p>5</text:p>
          </table:table-cell>
          <table:table-cell table:formula="of:=SUM([$all.E584:.E588])" office:value-type="float" office:value="13" calcext:value-type="float">
            <text:p>13</text:p>
          </table:table-cell>
          <table:table-cell table:style-name="ce43" table:formula="of:=SUMIF([$all.H584:.H588];&quot;&gt;0&quot;)" office:value-type="float" office:value="3.77" calcext:value-type="float">
            <text:p>3.77</text:p>
          </table:table-cell>
          <table:table-cell table:formula="of:=SUMIF([$all.H584:.H588];&quot;&lt;0&quot;)" office:value-type="float" office:value="0" calcext:value-type="float">
            <text:p>0</text:p>
          </table:table-cell>
          <table:table-cell table:style-name="ce43" table:formula="of:=[.D58]+[.E58]" office:value-type="float" office:value="3.77" calcext:value-type="float">
            <text:p>3.77</text:p>
          </table:table-cell>
          <table:table-cell table:style-name="ce66" table:formula="of:=[$all.J588]" office:value-type="percentage" office:value="-0.0396128374936322" calcext:value-type="percentage">
            <text:p>-4%</text:p>
          </table:table-cell>
          <table:table-cell table:formula="of:=[$all.O588]" office:value-type="percentage" office:value="0.647058823529412" calcext:value-type="percentage">
            <text:p>65%</text:p>
          </table:table-cell>
          <table:table-cell table:formula="of:=[$all.K588]" office:value-type="percentage" office:value="-0.0226146248437037" calcext:value-type="percentage">
            <text:p>-2%</text:p>
          </table:table-cell>
          <table:table-cell/>
          <table:table-cell table:formula="of:=MEDIAN([.$C29:.$C58])" office:value-type="float" office:value="11" calcext:value-type="float">
            <text:p>11</text:p>
          </table:table-cell>
          <table:table-cell office:value-type="float" office:value="153.62" calcext:value-type="float">
            <text:p>154</text:p>
          </table:table-cell>
          <table:table-cell table:formula="of:=[.K58]/[.L57]" office:value-type="percentage" office:value="0.0734067400734067" calcext:value-type="percentage">
            <text:p>7%</text:p>
          </table:table-cell>
          <table:table-cell table:formula="of:=[.M58]/[.I58]" office:value-type="percentage" office:value="-3.24598531175035" calcext:value-type="percentage">
            <text:p>-32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0" calcext:value-type="date">
            <text:p>10/10/19</text:p>
          </table:table-cell>
          <table:table-cell table:formula="of:=COUNT([$all.B591:.B598])" office:value-type="float" office:value="8" calcext:value-type="float">
            <text:p>8</text:p>
          </table:table-cell>
          <table:table-cell table:formula="of:=SUM([$all.E591:.E598])" office:value-type="float" office:value="25" calcext:value-type="float">
            <text:p>25</text:p>
          </table:table-cell>
          <table:table-cell table:style-name="ce43" table:formula="of:=SUMIF([$all.H591:.H598];&quot;&gt;0&quot;)" office:value-type="float" office:value="6.29" calcext:value-type="float">
            <text:p>6.29</text:p>
          </table:table-cell>
          <table:table-cell table:formula="of:=SUMIF([$all.H591:.H598];&quot;&lt;0&quot;)" office:value-type="float" office:value="-2" calcext:value-type="float">
            <text:p>-2</text:p>
          </table:table-cell>
          <table:table-cell table:style-name="ce43" table:formula="of:=[.D59]+[.E59]" office:value-type="float" office:value="4.29" calcext:value-type="float">
            <text:p>4.29</text:p>
          </table:table-cell>
          <table:table-cell table:style-name="ce66" table:formula="of:=[$all.J598]" office:value-type="percentage" office:value="-0.0369567404426559" calcext:value-type="percentage">
            <text:p>-4%</text:p>
          </table:table-cell>
          <table:table-cell table:formula="of:=[$all.O598]" office:value-type="percentage" office:value="0.650826446280992" calcext:value-type="percentage">
            <text:p>65%</text:p>
          </table:table-cell>
          <table:table-cell table:formula="of:=[$all.K598]" office:value-type="percentage" office:value="-0.0192690498553756" calcext:value-type="percentage">
            <text:p>-2%</text:p>
          </table:table-cell>
          <table:table-cell/>
          <table:table-cell table:formula="of:=MEDIAN([.$C30:.$C59])" office:value-type="float" office:value="11" calcext:value-type="float">
            <text:p>11</text:p>
          </table:table-cell>
          <table:table-cell office:value-type="float" office:value="157.91" calcext:value-type="float">
            <text:p>158</text:p>
          </table:table-cell>
          <table:table-cell table:formula="of:=[.K59]/[.L58]" office:value-type="percentage" office:value="0.0716052597318057" calcext:value-type="percentage">
            <text:p>7%</text:p>
          </table:table-cell>
          <table:table-cell table:formula="of:=[.M59]/[.I59]" office:value-type="percentage" office:value="-3.71607631249289" calcext:value-type="percentage">
            <text:p>-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1" calcext:value-type="date">
            <text:p>11/10/19</text:p>
          </table:table-cell>
          <table:table-cell table:formula="of:=COUNT([$all.B601:.B604])" office:value-type="float" office:value="4" calcext:value-type="float">
            <text:p>4</text:p>
          </table:table-cell>
          <table:table-cell table:formula="of:=SUM([$all.E601:.E604])" office:value-type="float" office:value="13" calcext:value-type="float">
            <text:p>13</text:p>
          </table:table-cell>
          <table:table-cell table:style-name="ce43" table:formula="of:=SUMIF([$all.H601:.H604];&quot;&gt;0&quot;)" office:value-type="float" office:value="0.8" calcext:value-type="float">
            <text:p>0.80</text:p>
          </table:table-cell>
          <table:table-cell table:formula="of:=SUMIF([$all.H601:.H604];&quot;&lt;0&quot;)" office:value-type="float" office:value="-9" calcext:value-type="float">
            <text:p>-9</text:p>
          </table:table-cell>
          <table:table-cell table:style-name="ce43" table:formula="of:=[.D60]+[.E60]" office:value-type="float" office:value="-8.2" calcext:value-type="float">
            <text:p>-8.20</text:p>
          </table:table-cell>
          <table:table-cell table:style-name="ce66" table:formula="of:=[$all.J604]" office:value-type="percentage" office:value="-0.0408145927036482" calcext:value-type="percentage">
            <text:p>-4%</text:p>
          </table:table-cell>
          <table:table-cell table:formula="of:=[$all.O604]" office:value-type="percentage" office:value="0.647540983606557" calcext:value-type="percentage">
            <text:p>65%</text:p>
          </table:table-cell>
          <table:table-cell table:formula="of:=[$all.K604]" office:value-type="percentage" office:value="-0.0268991246774997" calcext:value-type="percentage">
            <text:p>-3%</text:p>
          </table:table-cell>
          <table:table-cell/>
          <table:table-cell table:formula="of:=MEDIAN([.$C31:.$C60])" office:value-type="float" office:value="11" calcext:value-type="float">
            <text:p>11</text:p>
          </table:table-cell>
          <table:table-cell office:value-type="float" office:value="149.71" calcext:value-type="float">
            <text:p>150</text:p>
          </table:table-cell>
          <table:table-cell table:formula="of:=[.K60]/[.L59]" office:value-type="percentage" office:value="0.0696599328731556" calcext:value-type="percentage">
            <text:p>7%</text:p>
          </table:table-cell>
          <table:table-cell table:formula="of:=[.M60]/[.I60]" office:value-type="percentage" office:value="-2.58967285026282" calcext:value-type="percentage">
            <text:p>-259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2" calcext:value-type="date">
            <text:p>12/10/19</text:p>
          </table:table-cell>
          <table:table-cell table:formula="of:=COUNT([$all.B607:.B608])" office:value-type="float" office:value="2" calcext:value-type="float">
            <text:p>2</text:p>
          </table:table-cell>
          <table:table-cell table:formula="of:=SUM([$all.E607:.E608])" office:value-type="float" office:value="5" calcext:value-type="float">
            <text:p>5</text:p>
          </table:table-cell>
          <table:table-cell table:style-name="ce43" table:formula="of:=SUMIF([$all.H607:.H608];&quot;&gt;0&quot;)" office:value-type="float" office:value="2.8" calcext:value-type="float">
            <text:p>2.80</text:p>
          </table:table-cell>
          <table:table-cell table:formula="of:=SUMIF([$all.H607:.H608];&quot;&lt;0&quot;)" office:value-type="float" office:value="0" calcext:value-type="float">
            <text:p>0</text:p>
          </table:table-cell>
          <table:table-cell table:style-name="ce43" table:formula="of:=[.D61]+[.E61]" office:value-type="float" office:value="2.8" calcext:value-type="float">
            <text:p>2.80</text:p>
          </table:table-cell>
          <table:table-cell table:style-name="ce66" table:formula="of:=[$all.J608]" office:value-type="percentage" office:value="-0.0393170488534397" calcext:value-type="percentage">
            <text:p>-4%</text:p>
          </table:table-cell>
          <table:table-cell table:formula="of:=[$all.O608]" office:value-type="percentage" office:value="0.648979591836735" calcext:value-type="percentage">
            <text:p>65%</text:p>
          </table:table-cell>
          <table:table-cell table:formula="of:=[$all.K608]" office:value-type="percentage" office:value="-0.0243730657671595" calcext:value-type="percentage">
            <text:p>-2%</text:p>
          </table:table-cell>
          <table:table-cell/>
          <table:table-cell table:formula="of:=MEDIAN([.$C32:.$C61])" office:value-type="float" office:value="10.5" calcext:value-type="float">
            <text:p>11</text:p>
          </table:table-cell>
          <table:table-cell office:value-type="float" office:value="152.51" calcext:value-type="float">
            <text:p>153</text:p>
          </table:table-cell>
          <table:table-cell table:formula="of:=[.K61]/[.L60]" office:value-type="percentage" office:value="0.0701355954846036" calcext:value-type="percentage">
            <text:p>7%</text:p>
          </table:table-cell>
          <table:table-cell table:formula="of:=[.M61]/[.I61]" office:value-type="percentage" office:value="-2.87758610897054" calcext:value-type="percentage">
            <text:p>-28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3" calcext:value-type="date">
            <text:p>13/10/19</text:p>
          </table:table-cell>
          <table:table-cell table:formula="of:=COUNT([$all.B611:.B630])" office:value-type="float" office:value="20" calcext:value-type="float">
            <text:p>20</text:p>
          </table:table-cell>
          <table:table-cell table:formula="of:=SUM([$all.E611:.E630])" office:value-type="float" office:value="56" calcext:value-type="float">
            <text:p>56</text:p>
          </table:table-cell>
          <table:table-cell table:style-name="ce43" table:formula="of:=SUMIF([$all.H611:.H630];&quot;&gt;0&quot;)" office:value-type="float" office:value="20.19" calcext:value-type="float">
            <text:p>20.19</text:p>
          </table:table-cell>
          <table:table-cell table:formula="of:=SUMIF([$all.H611:.H630];&quot;&lt;0&quot;)" office:value-type="float" office:value="-9" calcext:value-type="float">
            <text:p>-9</text:p>
          </table:table-cell>
          <table:table-cell table:style-name="ce43" table:formula="of:=[.D62]+[.E62]" office:value-type="float" office:value="11.19" calcext:value-type="float">
            <text:p>11.19</text:p>
          </table:table-cell>
          <table:table-cell table:style-name="ce66" table:formula="of:=[$all.J630]" office:value-type="percentage" office:value="-0.0328225024248302" calcext:value-type="percentage">
            <text:p>-3%</text:p>
          </table:table-cell>
          <table:table-cell table:formula="of:=[$all.O630]" office:value-type="percentage" office:value="0.656862745098039" calcext:value-type="percentage">
            <text:p>66%</text:p>
          </table:table-cell>
          <table:table-cell table:formula="of:=[$all.K630]" office:value-type="percentage" office:value="-0.0149737764401742" calcext:value-type="percentage">
            <text:p>-1%</text:p>
          </table:table-cell>
          <table:table-cell/>
          <table:table-cell table:formula="of:=MEDIAN([.$C33:.$C62])" office:value-type="float" office:value="11" calcext:value-type="float">
            <text:p>11</text:p>
          </table:table-cell>
          <table:table-cell office:value-type="float" office:value="163.7" calcext:value-type="float">
            <text:p>164</text:p>
          </table:table-cell>
          <table:table-cell table:formula="of:=[.K62]/[.L61]" office:value-type="percentage" office:value="0.0721264179398072" calcext:value-type="percentage">
            <text:p>7%</text:p>
          </table:table-cell>
          <table:table-cell table:formula="of:=[.M62]/[.I62]" office:value-type="percentage" office:value="-4.81684885759977" calcext:value-type="percentage">
            <text:p>-48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4" calcext:value-type="date">
            <text:p>14/10/19</text:p>
          </table:table-cell>
          <table:table-cell table:formula="of:=COUNT([$all.B633:.B639])" office:value-type="float" office:value="7" calcext:value-type="float">
            <text:p>7</text:p>
          </table:table-cell>
          <table:table-cell table:formula="of:=SUM([$all.E633:.E639])" office:value-type="float" office:value="12" calcext:value-type="float">
            <text:p>12</text:p>
          </table:table-cell>
          <table:table-cell table:style-name="ce43" table:formula="of:=SUMIF([$all.H633:.H639];&quot;&gt;0&quot;)" office:value-type="float" office:value="5.27" calcext:value-type="float">
            <text:p>5.27</text:p>
          </table:table-cell>
          <table:table-cell table:formula="of:=SUMIF([$all.H633:.H639];&quot;&lt;0&quot;)" office:value-type="float" office:value="-1" calcext:value-type="float">
            <text:p>-1</text:p>
          </table:table-cell>
          <table:table-cell table:style-name="ce43" table:formula="of:=[.D63]+[.E63]" office:value-type="float" office:value="4.27" calcext:value-type="float">
            <text:p>4.27</text:p>
          </table:table-cell>
          <table:table-cell table:style-name="ce66" table:formula="of:=[$all.J639]" office:value-type="percentage" office:value="-0.0305737704918033" calcext:value-type="percentage">
            <text:p>-3%</text:p>
          </table:table-cell>
          <table:table-cell table:formula="of:=[$all.O639]" office:value-type="percentage" office:value="0.659574468085106" calcext:value-type="percentage">
            <text:p>66%</text:p>
          </table:table-cell>
          <table:table-cell table:formula="of:=[$all.K639]" office:value-type="percentage" office:value="-0.0115571601934996" calcext:value-type="percentage">
            <text:p>-1%</text:p>
          </table:table-cell>
          <table:table-cell/>
          <table:table-cell table:formula="of:=MEDIAN([.$C34:.$C63])" office:value-type="float" office:value="11" calcext:value-type="float">
            <text:p>11</text:p>
          </table:table-cell>
          <table:table-cell office:value-type="float" office:value="167.97" calcext:value-type="float">
            <text:p>168</text:p>
          </table:table-cell>
          <table:table-cell table:formula="of:=[.K63]/[.L62]" office:value-type="percentage" office:value="0.0671960904092853" calcext:value-type="percentage">
            <text:p>7%</text:p>
          </table:table-cell>
          <table:table-cell table:formula="of:=[.M63]/[.I63]" office:value-type="percentage" office:value="-5.81423890334929" calcext:value-type="percentage">
            <text:p>-58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5" calcext:value-type="date">
            <text:p>15/10/19</text:p>
          </table:table-cell>
          <table:table-cell table:formula="of:=COUNT([$all.B642:.B657])" office:value-type="float" office:value="16" calcext:value-type="float">
            <text:p>16</text:p>
          </table:table-cell>
          <table:table-cell table:formula="of:=SUM([$all.E642:.E657])" office:value-type="float" office:value="28" calcext:value-type="float">
            <text:p>28</text:p>
          </table:table-cell>
          <table:table-cell table:style-name="ce43" table:formula="of:=SUMIF([$all.H642:.H657];&quot;&gt;0&quot;)" office:value-type="float" office:value="9.69" calcext:value-type="float">
            <text:p>9.69</text:p>
          </table:table-cell>
          <table:table-cell table:formula="of:=SUMIF([$all.H642:.H657];&quot;&lt;0&quot;)" office:value-type="float" office:value="-4" calcext:value-type="float">
            <text:p>-4</text:p>
          </table:table-cell>
          <table:table-cell table:style-name="ce43" table:formula="of:=[.D64]+[.E64]" office:value-type="float" office:value="5.69" calcext:value-type="float">
            <text:p>5.69</text:p>
          </table:table-cell>
          <table:table-cell table:style-name="ce66" table:formula="of:=[$all.J657]" office:value-type="percentage" office:value="-0.0274595623215985" calcext:value-type="percentage">
            <text:p>-3%</text:p>
          </table:table-cell>
          <table:table-cell table:formula="of:=[$all.O657]" office:value-type="percentage" office:value="0.664165103189493" calcext:value-type="percentage">
            <text:p>66%</text:p>
          </table:table-cell>
          <table:table-cell table:formula="of:=[$all.K657]" office:value-type="percentage" office:value="-0.00546866752030539" calcext:value-type="percentage">
            <text:p>-1%</text:p>
          </table:table-cell>
          <table:table-cell/>
          <table:table-cell table:formula="of:=MEDIAN([.$C35:.$C64])" office:value-type="float" office:value="11" calcext:value-type="float">
            <text:p>11</text:p>
          </table:table-cell>
          <table:table-cell office:value-type="float" office:value="173.66" calcext:value-type="float">
            <text:p>174</text:p>
          </table:table-cell>
          <table:table-cell table:formula="of:=[.K64]/[.L63]" office:value-type="percentage" office:value="0.0654878847413229" calcext:value-type="percentage">
            <text:p>7%</text:p>
          </table:table-cell>
          <table:table-cell table:formula="of:=[.M64]/[.I64]" office:value-type="percentage" office:value="-11.9751081041522" calcext:value-type="percentage">
            <text:p>-119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6" calcext:value-type="date">
            <text:p>16/10/19</text:p>
          </table:table-cell>
          <table:table-cell table:formula="of:=COUNT([$all.B660:.B669])" office:value-type="float" office:value="10" calcext:value-type="float">
            <text:p>10</text:p>
          </table:table-cell>
          <table:table-cell table:formula="of:=SUM([$all.E660:.E669])" office:value-type="float" office:value="35" calcext:value-type="float">
            <text:p>35</text:p>
          </table:table-cell>
          <table:table-cell table:style-name="ce43" table:formula="of:=SUMIF([$all.H660:.H669];&quot;&gt;0&quot;)" office:value-type="float" office:value="14.44" calcext:value-type="float">
            <text:p>14.44</text:p>
          </table:table-cell>
          <table:table-cell table:formula="of:=SUMIF([$all.H660:.H669];&quot;&lt;0&quot;)" office:value-type="float" office:value="-1" calcext:value-type="float">
            <text:p>-1</text:p>
          </table:table-cell>
          <table:table-cell table:style-name="ce43" table:formula="of:=[.D65]+[.E65]" office:value-type="float" office:value="13.44" calcext:value-type="float">
            <text:p>13.44</text:p>
          </table:table-cell>
          <table:table-cell table:style-name="ce66" table:formula="of:=[$all.J669]" office:value-type="percentage" office:value="-0.0207206364061769" calcext:value-type="percentage">
            <text:p>-2%</text:p>
          </table:table-cell>
          <table:table-cell table:formula="of:=[$all.O669]" office:value-type="percentage" office:value="0.668508287292818" calcext:value-type="percentage">
            <text:p>67%</text:p>
          </table:table-cell>
          <table:table-cell table:formula="of:=[$all.K669]" office:value-type="percentage" office:value="0.00636572159548254" calcext:value-type="percentage">
            <text:p>1%</text:p>
          </table:table-cell>
          <table:table-cell/>
          <table:table-cell table:formula="of:=MEDIAN([.$C36:.$C65])" office:value-type="float" office:value="11.5" calcext:value-type="float">
            <text:p>12</text:p>
          </table:table-cell>
          <table:table-cell office:value-type="float" office:value="187.1" calcext:value-type="float">
            <text:p>187</text:p>
          </table:table-cell>
          <table:table-cell table:formula="of:=[.K65]/[.L64]" office:value-type="percentage" office:value="0.0662213520672579" calcext:value-type="percentage">
            <text:p>7%</text:p>
          </table:table-cell>
          <table:table-cell table:formula="of:=[.M65]/[.I65]" office:value-type="percentage" office:value="10.4028036843855" calcext:value-type="percentage">
            <text:p>104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7" calcext:value-type="date">
            <text:p>17/10/19</text:p>
          </table:table-cell>
          <table:table-cell table:formula="of:=COUNT([$all.B672:.B683])" office:value-type="float" office:value="12" calcext:value-type="float">
            <text:p>12</text:p>
          </table:table-cell>
          <table:table-cell table:formula="of:=SUM([$all.E672:.E683])" office:value-type="float" office:value="31" calcext:value-type="float">
            <text:p>31</text:p>
          </table:table-cell>
          <table:table-cell table:style-name="ce43" table:formula="of:=SUMIF([$all.H672:.H683];&quot;&gt;0&quot;)" office:value-type="float" office:value="6.68" calcext:value-type="float">
            <text:p>6.68</text:p>
          </table:table-cell>
          <table:table-cell table:formula="of:=SUMIF([$all.H672:.H683];&quot;&lt;0&quot;)" office:value-type="float" office:value="-12" calcext:value-type="float">
            <text:p>-12</text:p>
          </table:table-cell>
          <table:table-cell table:style-name="ce43" table:formula="of:=[.D66]+[.E66]" office:value-type="float" office:value="-5.32" calcext:value-type="float">
            <text:p>-5.32</text:p>
          </table:table-cell>
          <table:table-cell table:style-name="ce66" table:formula="of:=[$all.J683]" office:value-type="percentage" office:value="-0.0228782287822878" calcext:value-type="percentage">
            <text:p>-2%</text:p>
          </table:table-cell>
          <table:table-cell table:formula="of:=[$all.O683]" office:value-type="percentage" office:value="0.664864864864865" calcext:value-type="percentage">
            <text:p>66%</text:p>
          </table:table-cell>
          <table:table-cell table:formula="of:=[$all.K683]" office:value-type="percentage" office:value="0.00121404552542215" calcext:value-type="percentage">
            <text:p>0%</text:p>
          </table:table-cell>
          <table:table-cell/>
          <table:table-cell table:formula="of:=MEDIAN([.$C37:.$C66])" office:value-type="float" office:value="12" calcext:value-type="float">
            <text:p>12</text:p>
          </table:table-cell>
          <table:table-cell office:value-type="float" office:value="180.48" calcext:value-type="float">
            <text:p>180</text:p>
          </table:table-cell>
          <table:table-cell table:formula="of:=[.K66]/[.L65]" office:value-type="percentage" office:value="0.0641368252271513" calcext:value-type="percentage">
            <text:p>6%</text:p>
          </table:table-cell>
          <table:table-cell table:formula="of:=[.M66]/[.I66]" office:value-type="percentage" office:value="52.8290116672928" calcext:value-type="percentage">
            <text:p>5283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8" calcext:value-type="date">
            <text:p>18/10/19</text:p>
          </table:table-cell>
          <table:table-cell table:formula="of:=COUNT([$all.B686:.B694])" office:value-type="float" office:value="9" calcext:value-type="float">
            <text:p>9</text:p>
          </table:table-cell>
          <table:table-cell table:formula="of:=SUM([$all.E686:.E694])" office:value-type="float" office:value="33" calcext:value-type="float">
            <text:p>33</text:p>
          </table:table-cell>
          <table:table-cell table:style-name="ce43" table:formula="of:=SUMIF([$all.H686:.H694];&quot;&gt;0&quot;)" office:value-type="float" office:value="14.44" calcext:value-type="float">
            <text:p>14.44</text:p>
          </table:table-cell>
          <table:table-cell table:formula="of:=SUMIF([$all.H686:.H694];&quot;&lt;0&quot;)" office:value-type="float" office:value="-5" calcext:value-type="float">
            <text:p>-5</text:p>
          </table:table-cell>
          <table:table-cell table:style-name="ce43" table:formula="of:=[.D67]+[.E67]" office:value-type="float" office:value="9.44" calcext:value-type="float">
            <text:p>9.44</text:p>
          </table:table-cell>
          <table:table-cell table:style-name="ce66" table:formula="of:=[$all.J694]" office:value-type="percentage" office:value="-0.018246251703771" calcext:value-type="percentage">
            <text:p>-2%</text:p>
          </table:table-cell>
          <table:table-cell table:formula="of:=[$all.O694]" office:value-type="percentage" office:value="0.666666666666667" calcext:value-type="percentage">
            <text:p>67%</text:p>
          </table:table-cell>
          <table:table-cell table:formula="of:=[$all.K694]" office:value-type="percentage" office:value="0.00941174698890623" calcext:value-type="percentage">
            <text:p>1%</text:p>
          </table:table-cell>
          <table:table-cell/>
          <table:table-cell table:formula="of:=MEDIAN([.$C38:.$C67])" office:value-type="float" office:value="12.5" calcext:value-type="float">
            <text:p>13</text:p>
          </table:table-cell>
          <table:table-cell office:value-type="float" office:value="191.22" calcext:value-type="float">
            <text:p>191</text:p>
          </table:table-cell>
          <table:table-cell table:formula="of:=[.K67]/[.L66]" office:value-type="percentage" office:value="0.0692597517730497" calcext:value-type="percentage">
            <text:p>7%</text:p>
          </table:table-cell>
          <table:table-cell table:formula="of:=[.M67]/[.I67]" office:value-type="percentage" office:value="7.35886247842055" calcext:value-type="percentage">
            <text:p>736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19" calcext:value-type="date">
            <text:p>19/10/19</text:p>
          </table:table-cell>
          <table:table-cell table:formula="of:=COUNT([$all.B697:.B711])" office:value-type="float" office:value="15" calcext:value-type="float">
            <text:p>15</text:p>
          </table:table-cell>
          <table:table-cell table:formula="of:=SUM([$all.E697:.E711])" office:value-type="float" office:value="52" calcext:value-type="float">
            <text:p>52</text:p>
          </table:table-cell>
          <table:table-cell table:style-name="ce43" table:formula="of:=SUMIF([$all.H697:.H711];&quot;&gt;0&quot;)" office:value-type="float" office:value="18.05" calcext:value-type="float">
            <text:p>18.05</text:p>
          </table:table-cell>
          <table:table-cell table:formula="of:=SUMIF([$all.H697:.H711];&quot;&lt;0&quot;)" office:value-type="float" office:value="-14" calcext:value-type="float">
            <text:p>-14</text:p>
          </table:table-cell>
          <table:table-cell table:style-name="ce43" table:formula="of:=[.D68]+[.E68]" office:value-type="float" office:value="4.05" calcext:value-type="float">
            <text:p>4.05</text:p>
          </table:table-cell>
          <table:table-cell table:style-name="ce66" table:formula="of:=[$all.J711]" office:value-type="percentage" office:value="-0.0160275188637372" calcext:value-type="percentage">
            <text:p>-2%</text:p>
          </table:table-cell>
          <table:table-cell table:formula="of:=[$all.O711]" office:value-type="percentage" office:value="0.670120898100173" calcext:value-type="percentage">
            <text:p>67%</text:p>
          </table:table-cell>
          <table:table-cell table:formula="of:=[$all.K711]" office:value-type="percentage" office:value="0.0123300657007156" calcext:value-type="percentage">
            <text:p>1%</text:p>
          </table:table-cell>
          <table:table-cell/>
          <table:table-cell table:formula="of:=MEDIAN([.$C39:.$C68])" office:value-type="float" office:value="12.5" calcext:value-type="float">
            <text:p>13</text:p>
          </table:table-cell>
          <table:table-cell office:value-type="float" office:value="195.27" calcext:value-type="float">
            <text:p>195</text:p>
          </table:table-cell>
          <table:table-cell table:formula="of:=[.K68]/[.L67]" office:value-type="percentage" office:value="0.0653697311996653" calcext:value-type="percentage">
            <text:p>7%</text:p>
          </table:table-cell>
          <table:table-cell table:formula="of:=[.M68]/[.I68]" office:value-type="percentage" office:value="5.30165311251111" calcext:value-type="percentage">
            <text:p>53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0" calcext:value-type="date">
            <text:p>20/10/19</text:p>
          </table:table-cell>
          <table:table-cell table:formula="of:=COUNT([$all.B713:.B722])" office:value-type="float" office:value="10" calcext:value-type="float">
            <text:p>10</text:p>
          </table:table-cell>
          <table:table-cell table:formula="of:=SUM([$all.E713:.E722])" office:value-type="float" office:value="43" calcext:value-type="float">
            <text:p>43</text:p>
          </table:table-cell>
          <table:table-cell table:style-name="ce43" table:formula="of:=SUMIF([$all.H713:.H722];&quot;&gt;0&quot;)" office:value-type="float" office:value="11.3" calcext:value-type="float">
            <text:p>11.30</text:p>
          </table:table-cell>
          <table:table-cell table:formula="of:=SUMIF([$all.H713:.H722];&quot;&lt;0&quot;)" office:value-type="float" office:value="-13" calcext:value-type="float">
            <text:p>-13</text:p>
          </table:table-cell>
          <table:table-cell table:style-name="ce43" table:formula="of:=[.D69]+[.E69]" office:value-type="float" office:value="-1.7" calcext:value-type="float">
            <text:p>-1.70</text:p>
          </table:table-cell>
          <table:table-cell table:style-name="ce66" table:formula="of:=[$all.J722]" office:value-type="percentage" office:value="-0.0164677700348432" calcext:value-type="percentage">
            <text:p>-2%</text:p>
          </table:table-cell>
          <table:table-cell table:formula="of:=[$all.O722]" office:value-type="percentage" office:value="0.67062818336163" calcext:value-type="percentage">
            <text:p>67%</text:p>
          </table:table-cell>
          <table:table-cell table:formula="of:=[$all.K722]" office:value-type="percentage" office:value="0.0123555276099975" calcext:value-type="percentage">
            <text:p>1%</text:p>
          </table:table-cell>
          <table:table-cell/>
          <table:table-cell table:formula="of:=MEDIAN([.$C40:.$C69])" office:value-type="float" office:value="12.5" calcext:value-type="float">
            <text:p>13</text:p>
          </table:table-cell>
          <table:table-cell office:value-type="float" office:value="193.57" calcext:value-type="float">
            <text:p>194</text:p>
          </table:table-cell>
          <table:table-cell table:formula="of:=[.K69]/[.L68]" office:value-type="percentage" office:value="0.0640139294310442" calcext:value-type="percentage">
            <text:p>6%</text:p>
          </table:table-cell>
          <table:table-cell table:formula="of:=[.M69]/[.I69]" office:value-type="percentage" office:value="5.18099521539229" calcext:value-type="percentage">
            <text:p>51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1" calcext:value-type="date">
            <text:p>21/10/19</text:p>
          </table:table-cell>
          <table:table-cell table:formula="of:=COUNT([$all.B724:.B732])" office:value-type="float" office:value="9" calcext:value-type="float">
            <text:p>9</text:p>
          </table:table-cell>
          <table:table-cell table:formula="of:=SUM([$all.E724:.E732])" office:value-type="float" office:value="28" calcext:value-type="float">
            <text:p>28</text:p>
          </table:table-cell>
          <table:table-cell table:style-name="ce43" table:formula="of:=SUMIF([$all.H724:.H732];&quot;&gt;0&quot;)" office:value-type="float" office:value="7.43" calcext:value-type="float">
            <text:p>7.43</text:p>
          </table:table-cell>
          <table:table-cell table:formula="of:=SUMIF([$all.H724:.H732];&quot;&lt;0&quot;)" office:value-type="float" office:value="-1" calcext:value-type="float">
            <text:p>-1</text:p>
          </table:table-cell>
          <table:table-cell table:style-name="ce43" table:formula="of:=[.D70]+[.E70]" office:value-type="float" office:value="6.43" calcext:value-type="float">
            <text:p>6.43</text:p>
          </table:table-cell>
          <table:table-cell table:style-name="ce66" table:formula="of:=[$all.J732]" office:value-type="percentage" office:value="-0.0135025817555938" calcext:value-type="percentage">
            <text:p>-1%</text:p>
          </table:table-cell>
          <table:table-cell table:formula="of:=[$all.O732]" office:value-type="percentage" office:value="0.673913043478261" calcext:value-type="percentage">
            <text:p>67%</text:p>
          </table:table-cell>
          <table:table-cell table:formula="of:=[$all.K732]" office:value-type="percentage" office:value="0.0171926938128019" calcext:value-type="percentage">
            <text:p>2%</text:p>
          </table:table-cell>
          <table:table-cell/>
          <table:table-cell table:formula="of:=MEDIAN([.$C41:.$C70])" office:value-type="float" office:value="13" calcext:value-type="float">
            <text:p>13</text:p>
          </table:table-cell>
          <table:table-cell office:value-type="float" office:value="200" calcext:value-type="float">
            <text:p>200</text:p>
          </table:table-cell>
          <table:table-cell table:formula="of:=[.K70]/[.L69]" office:value-type="percentage" office:value="0.0671591672263264" calcext:value-type="percentage">
            <text:p>7%</text:p>
          </table:table-cell>
          <table:table-cell table:formula="of:=[.M70]/[.I70]" office:value-type="percentage" office:value="3.90626204116536" calcext:value-type="percentage">
            <text:p>39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2" calcext:value-type="date">
            <text:p>22/10/19</text:p>
          </table:table-cell>
          <table:table-cell table:formula="of:=COUNT([$all.B734:.B742])" office:value-type="float" office:value="9" calcext:value-type="float">
            <text:p>9</text:p>
          </table:table-cell>
          <table:table-cell table:formula="of:=SUM([$all.E734:.E742])" office:value-type="float" office:value="33" calcext:value-type="float">
            <text:p>33</text:p>
          </table:table-cell>
          <table:table-cell table:style-name="ce43" table:formula="of:=SUMIF([$all.H734:.H742];&quot;&gt;0&quot;)" office:value-type="float" office:value="10.82" calcext:value-type="float">
            <text:p>10.82</text:p>
          </table:table-cell>
          <table:table-cell table:formula="of:=SUMIF([$all.H734:.H742];&quot;&lt;0&quot;)" office:value-type="float" office:value="-11" calcext:value-type="float">
            <text:p>-11</text:p>
          </table:table-cell>
          <table:table-cell table:style-name="ce43" table:formula="of:=[.D71]+[.E71]" office:value-type="float" office:value="-0.18" calcext:value-type="float">
            <text:p>-0.18</text:p>
          </table:table-cell>
          <table:table-cell table:style-name="ce66" table:formula="of:=[$all.J742]" office:value-type="percentage" office:value="-0.0133899024183284" calcext:value-type="percentage">
            <text:p>-1%</text:p>
          </table:table-cell>
          <table:table-cell table:formula="of:=[$all.O742]" office:value-type="percentage" office:value="0.672158154859967" calcext:value-type="percentage">
            <text:p>67%</text:p>
          </table:table-cell>
          <table:table-cell table:formula="of:=[$all.K742]" office:value-type="percentage" office:value="0.01681783364675" calcext:value-type="percentage">
            <text:p>2%</text:p>
          </table:table-cell>
          <table:table-cell/>
          <table:table-cell table:formula="of:=MEDIAN([.$C42:.$C71])" office:value-type="float" office:value="14.5" calcext:value-type="float">
            <text:p>15</text:p>
          </table:table-cell>
          <table:table-cell office:value-type="float" office:value="197.82" calcext:value-type="float">
            <text:p>198</text:p>
          </table:table-cell>
          <table:table-cell table:formula="of:=[.K71]/[.L70]" office:value-type="percentage" office:value="0.0725" calcext:value-type="percentage">
            <text:p>7%</text:p>
          </table:table-cell>
          <table:table-cell table:formula="of:=[.M71]/[.I71]" office:value-type="percentage" office:value="4.31090005543076" calcext:value-type="percentage">
            <text:p>43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3" calcext:value-type="date">
            <text:p>23/10/19</text:p>
          </table:table-cell>
          <table:table-cell table:formula="of:=COUNT([$all.B744:.B751])" office:value-type="float" office:value="8" calcext:value-type="float">
            <text:p>8</text:p>
          </table:table-cell>
          <table:table-cell table:formula="of:=SUM([$all.E744:.E751])" office:value-type="float" office:value="27" calcext:value-type="float">
            <text:p>27</text:p>
          </table:table-cell>
          <table:table-cell table:style-name="ce43" table:formula="of:=SUMIF([$all.H744:.H751];&quot;&gt;0&quot;)" office:value-type="float" office:value="9.4" calcext:value-type="float">
            <text:p>9.40</text:p>
          </table:table-cell>
          <table:table-cell table:formula="of:=SUMIF([$all.H744:.H751];&quot;&lt;0&quot;)" office:value-type="float" office:value="-3" calcext:value-type="float">
            <text:p>-3</text:p>
          </table:table-cell>
          <table:table-cell table:style-name="ce43" table:formula="of:=[.D72]+[.E72]" office:value-type="float" office:value="6.4" calcext:value-type="float">
            <text:p>6.40</text:p>
          </table:table-cell>
          <table:table-cell table:style-name="ce66" table:formula="of:=[$all.J751]" office:value-type="percentage" office:value="-0.0105536912751678" calcext:value-type="percentage">
            <text:p>-1%</text:p>
          </table:table-cell>
          <table:table-cell table:formula="of:=[$all.O751]" office:value-type="percentage" office:value="0.67479674796748" calcext:value-type="percentage">
            <text:p>67%</text:p>
          </table:table-cell>
          <table:table-cell table:formula="of:=[$all.K751]" office:value-type="percentage" office:value="0.0216845649642766" calcext:value-type="percentage">
            <text:p>2%</text:p>
          </table:table-cell>
          <table:table-cell/>
          <table:table-cell table:formula="of:=MEDIAN([.$C43:.$C72])" office:value-type="float" office:value="17.5" calcext:value-type="float">
            <text:p>18</text:p>
          </table:table-cell>
          <table:table-cell office:value-type="float" office:value="206.22" calcext:value-type="float">
            <text:p>206</text:p>
          </table:table-cell>
          <table:table-cell table:formula="of:=[.K72]/[.L71]" office:value-type="percentage" office:value="0.0884642604387827" calcext:value-type="percentage">
            <text:p>9%</text:p>
          </table:table-cell>
          <table:table-cell table:formula="of:=[.M72]/[.I72]" office:value-type="percentage" office:value="4.07959581317493" calcext:value-type="percentage">
            <text:p>4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4" calcext:value-type="date">
            <text:p>24/10/19</text:p>
          </table:table-cell>
          <table:table-cell table:formula="of:=COUNT([$all.B753:.B759])" office:value-type="float" office:value="7" calcext:value-type="float">
            <text:p>7</text:p>
          </table:table-cell>
          <table:table-cell table:formula="of:=SUM([$all.E753:.E759])" office:value-type="float" office:value="39" calcext:value-type="float">
            <text:p>39</text:p>
          </table:table-cell>
          <table:table-cell table:style-name="ce43" table:formula="of:=SUMIF([$all.H753:.H759];&quot;&gt;0&quot;)" office:value-type="float" office:value="14.6" calcext:value-type="float">
            <text:p>14.60</text:p>
          </table:table-cell>
          <table:table-cell table:formula="of:=SUMIF([$all.H753:.H759];&quot;&lt;0&quot;)" office:value-type="float" office:value="-6" calcext:value-type="float">
            <text:p>-6</text:p>
          </table:table-cell>
          <table:table-cell table:style-name="ce43" table:formula="of:=[.D73]+[.E73]" office:value-type="float" office:value="8.6" calcext:value-type="float">
            <text:p>8.60</text:p>
          </table:table-cell>
          <table:table-cell table:style-name="ce66" table:formula="of:=[$all.J759]" office:value-type="percentage" office:value="-0.00683450268262483" calcext:value-type="percentage">
            <text:p>-1%</text:p>
          </table:table-cell>
          <table:table-cell table:formula="of:=[$all.O759]" office:value-type="percentage" office:value="0.67524115755627" calcext:value-type="percentage">
            <text:p>68%</text:p>
          </table:table-cell>
          <table:table-cell table:formula="of:=[$all.K759]" office:value-type="percentage" office:value="0.0284792790214728" calcext:value-type="percentage">
            <text:p>3%</text:p>
          </table:table-cell>
          <table:table-cell/>
          <table:table-cell table:formula="of:=MEDIAN([.$C44:.$C73])" office:value-type="float" office:value="22" calcext:value-type="float">
            <text:p>22</text:p>
          </table:table-cell>
          <table:table-cell office:value-type="float" office:value="214.82" calcext:value-type="float">
            <text:p>215</text:p>
          </table:table-cell>
          <table:table-cell table:formula="of:=[.K73]/[.L72]" office:value-type="percentage" office:value="0.106682184075259" calcext:value-type="percentage">
            <text:p>11%</text:p>
          </table:table-cell>
          <table:table-cell table:formula="of:=[.M73]/[.I73]" office:value-type="percentage" office:value="3.74595803478111" calcext:value-type="percentage">
            <text:p>37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5" calcext:value-type="date">
            <text:p>25/10/19</text:p>
          </table:table-cell>
          <table:table-cell table:formula="of:=COUNT([$all.B761:.B764])" office:value-type="float" office:value="4" calcext:value-type="float">
            <text:p>4</text:p>
          </table:table-cell>
          <table:table-cell table:formula="of:=SUM([$all.E761:.E764])" office:value-type="float" office:value="16" calcext:value-type="float">
            <text:p>16</text:p>
          </table:table-cell>
          <table:table-cell table:style-name="ce43" table:formula="of:=SUMIF([$all.H761:.H764];&quot;&gt;0&quot;)" office:value-type="float" office:value="7.22" calcext:value-type="float">
            <text:p>7.22</text:p>
          </table:table-cell>
          <table:table-cell table:formula="of:=SUMIF([$all.H761:.H764];&quot;&lt;0&quot;)" office:value-type="float" office:value="-1" calcext:value-type="float">
            <text:p>-1</text:p>
          </table:table-cell>
          <table:table-cell table:style-name="ce43" table:formula="of:=[.D74]+[.E74]" office:value-type="float" office:value="6.22" calcext:value-type="float">
            <text:p>6.22</text:p>
          </table:table-cell>
          <table:table-cell table:style-name="ce66" table:formula="of:=[$all.J764]" office:value-type="percentage" office:value="-0.00423944239442393" calcext:value-type="percentage">
            <text:p>0%</text:p>
          </table:table-cell>
          <table:table-cell table:formula="of:=[$all.O764]" office:value-type="percentage" office:value="0.675718849840256" calcext:value-type="percentage">
            <text:p>68%</text:p>
          </table:table-cell>
          <table:table-cell table:formula="of:=[$all.K764]" office:value-type="percentage" office:value="0.0332816196675101" calcext:value-type="percentage">
            <text:p>3%</text:p>
          </table:table-cell>
          <table:table-cell/>
          <table:table-cell table:formula="of:=MEDIAN([.$C45:.$C74])" office:value-type="float" office:value="22" calcext:value-type="float">
            <text:p>22</text:p>
          </table:table-cell>
          <table:table-cell office:value-type="float" office:value="221.04" calcext:value-type="float">
            <text:p>221</text:p>
          </table:table-cell>
          <table:table-cell table:formula="of:=[.K74]/[.L73]" office:value-type="percentage" office:value="0.102411321106042" calcext:value-type="percentage">
            <text:p>10%</text:p>
          </table:table-cell>
          <table:table-cell table:formula="of:=[.M74]/[.I74]" office:value-type="percentage" office:value="3.07711349775496" calcext:value-type="percentage">
            <text:p>30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6" calcext:value-type="date">
            <text:p>26/10/19</text:p>
          </table:table-cell>
          <table:table-cell table:formula="of:=COUNT([$all.B766:.B770])" office:value-type="float" office:value="5" calcext:value-type="float">
            <text:p>5</text:p>
          </table:table-cell>
          <table:table-cell table:formula="of:=SUM([$all.E766:.E770])" office:value-type="float" office:value="25" calcext:value-type="float">
            <text:p>25</text:p>
          </table:table-cell>
          <table:table-cell table:style-name="ce43" table:formula="of:=SUMIF([$all.H766:.H770];&quot;&gt;0&quot;)" office:value-type="float" office:value="3.46" calcext:value-type="float">
            <text:p>3.46</text:p>
          </table:table-cell>
          <table:table-cell table:formula="of:=SUMIF([$all.H766:.H770];&quot;&lt;0&quot;)" office:value-type="float" office:value="-13" calcext:value-type="float">
            <text:p>-13</text:p>
          </table:table-cell>
          <table:table-cell table:style-name="ce43" table:formula="of:=[.D75]+[.E75]" office:value-type="float" office:value="-9.54" calcext:value-type="float">
            <text:p>-9.54</text:p>
          </table:table-cell>
          <table:table-cell table:style-name="ce66" table:formula="of:=[$all.J770]" office:value-type="percentage" office:value="-0.0080681818181818" calcext:value-type="percentage">
            <text:p>-1%</text:p>
          </table:table-cell>
          <table:table-cell table:formula="of:=[$all.O770]" office:value-type="percentage" office:value="0.675118858954041" calcext:value-type="percentage">
            <text:p>68%</text:p>
          </table:table-cell>
          <table:table-cell table:formula="of:=[$all.K770]" office:value-type="percentage" office:value="0.0254145578083136" calcext:value-type="percentage">
            <text:p>3%</text:p>
          </table:table-cell>
          <table:table-cell/>
          <table:table-cell table:formula="of:=MEDIAN([.$C46:.$C75])" office:value-type="float" office:value="25" calcext:value-type="float">
            <text:p>25</text:p>
          </table:table-cell>
          <table:table-cell office:value-type="float" office:value="211.5" calcext:value-type="float">
            <text:p>212</text:p>
          </table:table-cell>
          <table:table-cell table:formula="of:=[.K75]/[.L74]" office:value-type="percentage" office:value="0.113101701049584" calcext:value-type="percentage">
            <text:p>11%</text:p>
          </table:table-cell>
          <table:table-cell table:formula="of:=[.M75]/[.I75]" office:value-type="percentage" office:value="4.45027223777177" calcext:value-type="percentage">
            <text:p>44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7" calcext:value-type="date">
            <text:p>27/10/19</text:p>
          </table:table-cell>
          <table:table-cell table:formula="of:=COUNT([$all.B772:.B772])" office:value-type="float" office:value="1" calcext:value-type="float">
            <text:p>1</text:p>
          </table:table-cell>
          <table:table-cell table:formula="of:=SUM([$all.E772:.E772])" office:value-type="float" office:value="1" calcext:value-type="float">
            <text:p>1</text:p>
          </table:table-cell>
          <table:table-cell table:style-name="ce43" table:formula="of:=SUMIF([$all.H772:.H772];&quot;&gt;0&quot;)" office:value-type="float" office:value="0.26" calcext:value-type="float">
            <text:p>0.26</text:p>
          </table:table-cell>
          <table:table-cell table:formula="of:=SUMIF([$all.H772:.H772];&quot;&lt;0&quot;)" office:value-type="float" office:value="0" calcext:value-type="float">
            <text:p>0</text:p>
          </table:table-cell>
          <table:table-cell table:style-name="ce43" table:formula="of:=[.D76]+[.E76]" office:value-type="float" office:value="0.26" calcext:value-type="float">
            <text:p>0.26</text:p>
          </table:table-cell>
          <table:table-cell table:style-name="ce66" table:formula="of:=[$all.J772]" office:value-type="percentage" office:value="-0.00795943204868152" calcext:value-type="percentage">
            <text:p>-1%</text:p>
          </table:table-cell>
          <table:table-cell table:formula="of:=[$all.O772]" office:value-type="percentage" office:value="0.675632911392405" calcext:value-type="percentage">
            <text:p>68%</text:p>
          </table:table-cell>
          <table:table-cell table:formula="of:=[$all.K772]" office:value-type="percentage" office:value="0.0255467083502318" calcext:value-type="percentage">
            <text:p>3%</text:p>
          </table:table-cell>
          <table:table-cell/>
          <table:table-cell table:formula="of:=MEDIAN([.$C47:.$C76])" office:value-type="float" office:value="22" calcext:value-type="float">
            <text:p>22</text:p>
          </table:table-cell>
          <table:table-cell office:value-type="float" office:value="211.76" calcext:value-type="float">
            <text:p>212</text:p>
          </table:table-cell>
          <table:table-cell table:formula="of:=[.K76]/[.L75]" office:value-type="percentage" office:value="0.104018912529551" calcext:value-type="percentage">
            <text:p>10%</text:p>
          </table:table-cell>
          <table:table-cell table:formula="of:=[.M76]/[.I76]" office:value-type="percentage" office:value="4.07171488019149" calcext:value-type="percentage">
            <text:p>40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8" calcext:value-type="date">
            <text:p>28/10/19</text:p>
          </table:table-cell>
          <table:table-cell table:formula="of:=COUNT([$all.B774:.B780])" office:value-type="float" office:value="7" calcext:value-type="float">
            <text:p>7</text:p>
          </table:table-cell>
          <table:table-cell table:formula="of:=SUM([$all.E774:.E780])" office:value-type="float" office:value="16" calcext:value-type="float">
            <text:p>16</text:p>
          </table:table-cell>
          <table:table-cell table:style-name="ce43" table:formula="of:=SUMIF([$all.H774:.H780];&quot;&gt;0&quot;)" office:value-type="float" office:value="2.4" calcext:value-type="float">
            <text:p>2.40</text:p>
          </table:table-cell>
          <table:table-cell table:formula="of:=SUMIF([$all.H774:.H780];&quot;&lt;0&quot;)" office:value-type="float" office:value="-12" calcext:value-type="float">
            <text:p>-12</text:p>
          </table:table-cell>
          <table:table-cell table:style-name="ce43" table:formula="of:=[.D77]+[.E77]" office:value-type="float" office:value="-9.6" calcext:value-type="float">
            <text:p>-9.60</text:p>
          </table:table-cell>
          <table:table-cell table:style-name="ce66" table:formula="of:=[$all.J780]" office:value-type="percentage" office:value="-0.0117775090689238" calcext:value-type="percentage">
            <text:p>-1%</text:p>
          </table:table-cell>
          <table:table-cell table:formula="of:=[$all.O780]" office:value-type="percentage" office:value="0.672926447574335" calcext:value-type="percentage">
            <text:p>67%</text:p>
          </table:table-cell>
          <table:table-cell table:formula="of:=[$all.K780]" office:value-type="percentage" office:value="0.0176185808820748" calcext:value-type="percentage">
            <text:p>2%</text:p>
          </table:table-cell>
          <table:table-cell/>
          <table:table-cell table:formula="of:=MEDIAN([.$C48:.$C77])" office:value-type="float" office:value="22" calcext:value-type="float">
            <text:p>22</text:p>
          </table:table-cell>
          <table:table-cell office:value-type="float" office:value="200.64" calcext:value-type="float">
            <text:p>201</text:p>
          </table:table-cell>
          <table:table-cell table:formula="of:=[.K77]/[.L76]" office:value-type="percentage" office:value="0.103891197582169" calcext:value-type="percentage">
            <text:p>10%</text:p>
          </table:table-cell>
          <table:table-cell table:formula="of:=[.M77]/[.I77]" office:value-type="percentage" office:value="5.89668363630057" calcext:value-type="percentage">
            <text:p>59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29" calcext:value-type="date">
            <text:p>29/10/19</text:p>
          </table:table-cell>
          <table:table-cell table:formula="of:=COUNT([$all.B782:.B788])" office:value-type="float" office:value="7" calcext:value-type="float">
            <text:p>7</text:p>
          </table:table-cell>
          <table:table-cell table:formula="of:=SUM([$all.E782:.E788])" office:value-type="float" office:value="28" calcext:value-type="float">
            <text:p>28</text:p>
          </table:table-cell>
          <table:table-cell table:style-name="ce43" table:formula="of:=SUMIF([$all.H782:.H788];&quot;&gt;0&quot;)" office:value-type="float" office:value="9.45" calcext:value-type="float">
            <text:p>9.45</text:p>
          </table:table-cell>
          <table:table-cell table:formula="of:=SUMIF([$all.H782:.H788];&quot;&lt;0&quot;)" office:value-type="float" office:value="-6" calcext:value-type="float">
            <text:p>-6</text:p>
          </table:table-cell>
          <table:table-cell table:style-name="ce43" table:formula="of:=[.D78]+[.E78]" office:value-type="float" office:value="3.45" calcext:value-type="float">
            <text:p>3.45</text:p>
          </table:table-cell>
          <table:table-cell table:style-name="ce66" table:formula="of:=[$all.J788]" office:value-type="percentage" office:value="-0.0102710243124751" calcext:value-type="percentage">
            <text:p>-1%</text:p>
          </table:table-cell>
          <table:table-cell table:formula="of:=[$all.O788]" office:value-type="percentage" office:value="0.673374613003096" calcext:value-type="percentage">
            <text:p>67%</text:p>
          </table:table-cell>
          <table:table-cell table:formula="of:=[$all.K788]" office:value-type="percentage" office:value="0.0217078023443936" calcext:value-type="percentage">
            <text:p>2%</text:p>
          </table:table-cell>
          <table:table-cell/>
          <table:table-cell table:formula="of:=MEDIAN([.$C49:.$C78])" office:value-type="float" office:value="25" calcext:value-type="float">
            <text:p>25</text:p>
          </table:table-cell>
          <table:table-cell office:value-type="float" office:value="205.61" calcext:value-type="float">
            <text:p>206</text:p>
          </table:table-cell>
          <table:table-cell table:formula="of:=[.K78]/[.L77]" office:value-type="percentage" office:value="0.124601275917065" calcext:value-type="percentage">
            <text:p>12%</text:p>
          </table:table-cell>
          <table:table-cell table:formula="of:=[.M78]/[.I78]" office:value-type="percentage" office:value="5.73993046095915" calcext:value-type="percentage">
            <text:p>57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30" calcext:value-type="date">
            <text:p>30/10/19</text:p>
          </table:table-cell>
          <table:table-cell table:formula="of:=COUNT([$all.B790:.B797])" office:value-type="float" office:value="8" calcext:value-type="float">
            <text:p>8</text:p>
          </table:table-cell>
          <table:table-cell table:formula="of:=SUM([$all.E790:.E797])" office:value-type="float" office:value="37" calcext:value-type="float">
            <text:p>37</text:p>
          </table:table-cell>
          <table:table-cell table:style-name="ce43" table:formula="of:=SUMIF([$all.H790:.H797];&quot;&gt;0&quot;)" office:value-type="float" office:value="13.8" calcext:value-type="float">
            <text:p>13.80</text:p>
          </table:table-cell>
          <table:table-cell table:formula="of:=SUMIF([$all.H790:.H797];&quot;&lt;0&quot;)" office:value-type="float" office:value="-5" calcext:value-type="float">
            <text:p>-5</text:p>
          </table:table-cell>
          <table:table-cell table:style-name="ce43" table:formula="of:=[.D79]+[.E79]" office:value-type="float" office:value="8.8" calcext:value-type="float">
            <text:p>8.80</text:p>
          </table:table-cell>
          <table:table-cell table:style-name="ce66" table:formula="of:=[$all.J797]" office:value-type="percentage" office:value="-0.00666535742340925" calcext:value-type="percentage">
            <text:p>-1%</text:p>
          </table:table-cell>
          <table:table-cell table:formula="of:=[$all.O797]" office:value-type="percentage" office:value="0.675840978593272" calcext:value-type="percentage">
            <text:p>68%</text:p>
          </table:table-cell>
          <table:table-cell table:formula="of:=[$all.K797]" office:value-type="percentage" office:value="0.0282164024119393" calcext:value-type="percentage">
            <text:p>3%</text:p>
          </table:table-cell>
          <table:table-cell/>
          <table:table-cell table:formula="of:=MEDIAN([.$C50:.$C79])" office:value-type="float" office:value="26" calcext:value-type="float">
            <text:p>26</text:p>
          </table:table-cell>
          <table:table-cell office:value-type="float" office:value="214.41" calcext:value-type="float">
            <text:p>214</text:p>
          </table:table-cell>
          <table:table-cell table:formula="of:=[.K79]/[.L78]" office:value-type="percentage" office:value="0.126452993531443" calcext:value-type="percentage">
            <text:p>13%</text:p>
          </table:table-cell>
          <table:table-cell table:formula="of:=[.M79]/[.I79]" office:value-type="percentage" office:value="4.48154203662535" calcext:value-type="percentage">
            <text:p>448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0-31" calcext:value-type="date">
            <text:p>31/10/19</text:p>
          </table:table-cell>
          <table:table-cell table:formula="of:=COUNT([$all.B799:.B803])" office:value-type="float" office:value="5" calcext:value-type="float">
            <text:p>5</text:p>
          </table:table-cell>
          <table:table-cell table:formula="of:=SUM([$all.E799:.E803])" office:value-type="float" office:value="20" calcext:value-type="float">
            <text:p>20</text:p>
          </table:table-cell>
          <table:table-cell table:style-name="ce43" table:formula="of:=SUMIF([$all.H799:.H803];&quot;&gt;0&quot;)" office:value-type="float" office:value="3.36" calcext:value-type="float">
            <text:p>3.36</text:p>
          </table:table-cell>
          <table:table-cell table:formula="of:=SUMIF([$all.H799:.H803];&quot;&lt;0&quot;)" office:value-type="float" office:value="-5" calcext:value-type="float">
            <text:p>-5</text:p>
          </table:table-cell>
          <table:table-cell table:style-name="ce43" table:formula="of:=[.D80]+[.E80]" office:value-type="float" office:value="-1.64" calcext:value-type="float">
            <text:p>-1.64</text:p>
          </table:table-cell>
          <table:table-cell table:style-name="ce66" table:formula="of:=[$all.J803]" office:value-type="percentage" office:value="-0.00725253312548712" calcext:value-type="percentage">
            <text:p>-1%</text:p>
          </table:table-cell>
          <table:table-cell table:formula="of:=[$all.O803]" office:value-type="percentage" office:value="0.676783004552352" calcext:value-type="percentage">
            <text:p>68%</text:p>
          </table:table-cell>
          <table:table-cell table:formula="of:=[$all.K803]" office:value-type="percentage" office:value="0.0266702241784458" calcext:value-type="percentage">
            <text:p>3%</text:p>
          </table:table-cell>
          <table:table-cell/>
          <table:table-cell table:formula="of:=MEDIAN([.$C51:.$C80])" office:value-type="float" office:value="25" calcext:value-type="float">
            <text:p>25</text:p>
          </table:table-cell>
          <table:table-cell office:value-type="float" office:value="212.77" calcext:value-type="float">
            <text:p>213</text:p>
          </table:table-cell>
          <table:table-cell table:formula="of:=[.K80]/[.L79]" office:value-type="percentage" office:value="0.116599039223917" calcext:value-type="percentage">
            <text:p>12%</text:p>
          </table:table-cell>
          <table:table-cell table:formula="of:=[.M80]/[.I80]" office:value-type="percentage" office:value="4.37188073275174" calcext:value-type="percentage">
            <text:p>43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1-01" calcext:value-type="date">
            <text:p>01/11/19</text:p>
          </table:table-cell>
          <table:table-cell table:formula="of:=COUNT([$all.B805:.B807])" office:value-type="float" office:value="3" calcext:value-type="float">
            <text:p>3</text:p>
          </table:table-cell>
          <table:table-cell table:formula="of:=SUM([$all.E805:.E807])" office:value-type="float" office:value="7" calcext:value-type="float">
            <text:p>7</text:p>
          </table:table-cell>
          <table:table-cell table:style-name="ce43" table:formula="of:=SUMIF([$all.H805:.H807];&quot;&gt;0&quot;)" office:value-type="float" office:value="1.72" calcext:value-type="float">
            <text:p>1.72</text:p>
          </table:table-cell>
          <table:table-cell table:formula="of:=SUMIF([$all.H805:.H807];&quot;&lt;0&quot;)" office:value-type="float" office:value="0" calcext:value-type="float">
            <text:p>0</text:p>
          </table:table-cell>
          <table:table-cell table:style-name="ce43" table:formula="of:=[.D81]+[.E81]" office:value-type="float" office:value="1.72" calcext:value-type="float">
            <text:p>1.72</text:p>
          </table:table-cell>
          <table:table-cell table:style-name="ce66" table:formula="of:=[$all.J807]" office:value-type="percentage" office:value="-0.00656432180334239" calcext:value-type="percentage">
            <text:p>-1%</text:p>
          </table:table-cell>
          <table:table-cell table:formula="of:=[$all.O807]" office:value-type="percentage" office:value="0.678247734138973" calcext:value-type="percentage">
            <text:p>68%</text:p>
          </table:table-cell>
          <table:table-cell table:formula="of:=[$all.K807]" office:value-type="percentage" office:value="0.0277996013706827" calcext:value-type="percentage">
            <text:p>3%</text:p>
          </table:table-cell>
          <table:table-cell/>
          <table:table-cell table:formula="of:=MEDIAN([.$C52:.$C81])" office:value-type="float" office:value="22.5" calcext:value-type="float">
            <text:p>23</text:p>
          </table:table-cell>
          <table:table-cell office:value-type="float" office:value="214.49" calcext:value-type="float">
            <text:p>214</text:p>
          </table:table-cell>
          <table:table-cell table:formula="of:=[.K81]/[.L80]" office:value-type="percentage" office:value="0.105747990788175" calcext:value-type="percentage">
            <text:p>11%</text:p>
          </table:table-cell>
          <table:table-cell table:formula="of:=[.M81]/[.I81]" office:value-type="percentage" office:value="3.80393910610877" calcext:value-type="percentage">
            <text:p>380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1-02" calcext:value-type="date">
            <text:p>02/11/19</text:p>
          </table:table-cell>
          <table:table-cell table:formula="of:=COUNT([$all.B809:.B809])" office:value-type="float" office:value="1" calcext:value-type="float">
            <text:p>1</text:p>
          </table:table-cell>
          <table:table-cell table:formula="of:=SUM([$all.E809:.E809])" office:value-type="float" office:value="1" calcext:value-type="float">
            <text:p>1</text:p>
          </table:table-cell>
          <table:table-cell table:style-name="ce43" table:formula="of:=SUMIF([$all.H809:.H809];&quot;&gt;0&quot;)" office:value-type="float" office:value="0.13" calcext:value-type="float">
            <text:p>0.13</text:p>
          </table:table-cell>
          <table:table-cell table:formula="of:=SUMIF([$all.H809:.H809];&quot;&lt;0&quot;)" office:value-type="float" office:value="0" calcext:value-type="float">
            <text:p>0</text:p>
          </table:table-cell>
          <table:table-cell table:style-name="ce43" table:formula="of:=[.D82]+[.E82]" office:value-type="float" office:value="0.13" calcext:value-type="float">
            <text:p>0.13</text:p>
          </table:table-cell>
          <table:table-cell table:style-name="ce66" table:formula="of:=[$all.J809]" office:value-type="percentage" office:value="-0.00651126651126649" calcext:value-type="percentage">
            <text:p>-1%</text:p>
          </table:table-cell>
          <table:table-cell table:formula="of:=[$all.O809]" office:value-type="percentage" office:value="0.678733031674208" calcext:value-type="percentage">
            <text:p>68%</text:p>
          </table:table-cell>
          <table:table-cell table:formula="of:=[$all.K809]" office:value-type="percentage" office:value="0.0278290037587704" calcext:value-type="percentage">
            <text:p>3%</text:p>
          </table:table-cell>
          <table:table-cell/>
          <table:table-cell table:formula="of:=MEDIAN([.$C53:.$C82])" office:value-type="float" office:value="22.5" calcext:value-type="float">
            <text:p>23</text:p>
          </table:table-cell>
          <table:table-cell office:value-type="float" office:value="214.62" calcext:value-type="float">
            <text:p>215</text:p>
          </table:table-cell>
          <table:table-cell table:formula="of:=[.K82]/[.L81]" office:value-type="percentage" office:value="0.104899995337778" calcext:value-type="percentage">
            <text:p>10%</text:p>
          </table:table-cell>
          <table:table-cell table:formula="of:=[.M82]/[.I82]" office:value-type="percentage" office:value="3.76944845913567" calcext:value-type="percentage">
            <text:p>37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19-11-03" calcext:value-type="date">
            <text:p>03/11/19</text:p>
          </table:table-cell>
          <table:table-cell table:formula="of:=COUNT([$all.B811:.B811])" office:value-type="float" office:value="1" calcext:value-type="float">
            <text:p>1</text:p>
          </table:table-cell>
          <table:table-cell table:formula="of:=SUM([$all.E811:.E811])" office:value-type="float" office:value="5" calcext:value-type="float">
            <text:p>5</text:p>
          </table:table-cell>
          <table:table-cell table:style-name="ce43" table:formula="of:=SUMIF([$all.H811:.H811];&quot;&gt;0&quot;)" office:value-type="float" office:value="0.5" calcext:value-type="float">
            <text:p>0.50</text:p>
          </table:table-cell>
          <table:table-cell table:formula="of:=SUMIF([$all.H811:.H811];&quot;&lt;0&quot;)" office:value-type="float" office:value="0" calcext:value-type="float">
            <text:p>0</text:p>
          </table:table-cell>
          <table:table-cell table:style-name="ce43" table:formula="of:=[.D83]+[.E83]" office:value-type="float" office:value="0.5" calcext:value-type="float">
            <text:p>0.50</text:p>
          </table:table-cell>
          <table:table-cell table:style-name="ce66" table:formula="of:=[$all.J811]" office:value-type="percentage" office:value="-0.00630476929042263" calcext:value-type="percentage">
            <text:p>-1%</text:p>
          </table:table-cell>
          <table:table-cell table:formula="of:=[$all.O811]" office:value-type="percentage" office:value="0.67921686746988" calcext:value-type="percentage">
            <text:p>68%</text:p>
          </table:table-cell>
          <table:table-cell table:formula="of:=[$all.K811]" office:value-type="percentage" office:value="0.0281492228223034" calcext:value-type="percentage">
            <text:p>3%</text:p>
          </table:table-cell>
          <table:table-cell/>
          <table:table-cell table:formula="of:=MEDIAN([.$C54:.$C83])" office:value-type="float" office:value="22.5" calcext:value-type="float">
            <text:p>23</text:p>
          </table:table-cell>
          <table:table-cell office:value-type="float" office:value="215.12" calcext:value-type="float">
            <text:p>215</text:p>
          </table:table-cell>
          <table:table-cell table:formula="of:=[.K83]/[.L82]" office:value-type="percentage" office:value="0.104836455129997" calcext:value-type="percentage">
            <text:p>10%</text:p>
          </table:table-cell>
          <table:table-cell table:formula="of:=[.M83]/[.I83]" office:value-type="percentage" office:value="3.72431081993967" calcext:value-type="percentage">
            <text:p>372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20-01-03" calcext:value-type="date">
            <text:p>03/01/20</text:p>
          </table:table-cell>
          <table:table-cell table:formula="of:=COUNT([$all.B813:.B821])" office:value-type="float" office:value="9" calcext:value-type="float">
            <text:p>9</text:p>
          </table:table-cell>
          <table:table-cell table:formula="of:=SUM([$all.E813:.E821])" office:value-type="float" office:value="44" calcext:value-type="float">
            <text:p>44</text:p>
          </table:table-cell>
          <table:table-cell table:style-name="ce43" table:formula="of:=SUMIF([$all.H813:.H821];&quot;&gt;0&quot;)" office:value-type="float" office:value="6.33" calcext:value-type="float">
            <text:p>6.33</text:p>
          </table:table-cell>
          <table:table-cell table:formula="of:=SUMIF([$all.H813:.H821];&quot;&lt;0&quot;)" office:value-type="float" office:value="-17" calcext:value-type="float">
            <text:p>-17</text:p>
          </table:table-cell>
          <table:table-cell table:style-name="ce43" table:formula="of:=[.D84]+[.E84]" office:value-type="float" office:value="-10.67" calcext:value-type="float">
            <text:p>-10.67</text:p>
          </table:table-cell>
          <table:table-cell table:style-name="ce66" table:formula="of:=[$all.J821]" office:value-type="percentage" office:value="-0.0102668699961876" calcext:value-type="percentage">
            <text:p>-1%</text:p>
          </table:table-cell>
          <table:table-cell table:formula="of:=[$all.O821]" office:value-type="percentage" office:value="0.679049034175334" calcext:value-type="percentage">
            <text:p>68%</text:p>
          </table:table-cell>
          <table:table-cell table:formula="of:=[$all.K821]" office:value-type="percentage" office:value="0.0195387885559749" calcext:value-type="percentage">
            <text:p>2%</text:p>
          </table:table-cell>
          <table:table-cell/>
          <table:table-cell table:formula="of:=MEDIAN([.$C55:.$C84])" office:value-type="float" office:value="25" calcext:value-type="float">
            <text:p>25</text:p>
          </table:table-cell>
          <table:table-cell office:value-type="float" office:value="205" calcext:value-type="float">
            <text:p>205</text:p>
          </table:table-cell>
          <table:table-cell table:formula="of:=[.K84]/[.L83]" office:value-type="percentage" office:value="0.116214206024544" calcext:value-type="percentage">
            <text:p>12%</text:p>
          </table:table-cell>
          <table:table-cell table:formula="of:=[.M84]/[.I84]" office:value-type="percentage" office:value="5.94787162426232" calcext:value-type="percentage">
            <text:p>595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style-name="ce68" office:value-type="date" office:date-value="2020-01-04" calcext:value-type="date">
            <text:p>04/01/20</text:p>
          </table:table-cell>
          <table:table-cell table:formula="of:=COUNT([$all.B823:.B832])" office:value-type="float" office:value="10" calcext:value-type="float">
            <text:p>10</text:p>
          </table:table-cell>
          <table:table-cell table:formula="of:=SUM([$all.E823:.E832])" office:value-type="float" office:value="47" calcext:value-type="float">
            <text:p>47</text:p>
          </table:table-cell>
          <table:table-cell table:style-name="ce43" table:formula="of:=SUMIF([$all.H823:.H832];&quot;&gt;0&quot;)" office:value-type="float" office:value="16.3" calcext:value-type="float">
            <text:p>16.30</text:p>
          </table:table-cell>
          <table:table-cell table:formula="of:=SUMIF([$all.H823:.H832];&quot;&lt;0&quot;)" office:value-type="float" office:value="-10" calcext:value-type="float">
            <text:p>-10</text:p>
          </table:table-cell>
          <table:table-cell table:style-name="ce43" table:formula="of:=[.D85]+[.E85]" office:value-type="float" office:value="6.3" calcext:value-type="float">
            <text:p>6.30</text:p>
          </table:table-cell>
          <table:table-cell table:style-name="ce66" table:formula="of:=[$all.J832]" office:value-type="percentage" office:value="-0.00772659176029961" calcext:value-type="percentage">
            <text:p>-1%</text:p>
          </table:table-cell>
          <table:table-cell table:formula="of:=[$all.O832]" office:value-type="percentage" office:value="0.679355783308931" calcext:value-type="percentage">
            <text:p>68%</text:p>
          </table:table-cell>
          <table:table-cell table:formula="of:=[$all.K832]" office:value-type="percentage" office:value="0.024045744402855" calcext:value-type="percentage">
            <text:p>2%</text:p>
          </table:table-cell>
          <table:table-cell/>
          <table:table-cell table:formula="of:=MEDIAN([.$C56:.$C85])" office:value-type="float" office:value="26" calcext:value-type="float">
            <text:p>26</text:p>
          </table:table-cell>
          <table:table-cell office:value-type="float" office:value="210.75" calcext:value-type="float">
            <text:p>211</text:p>
          </table:table-cell>
          <table:table-cell table:formula="of:=[.K85]/[.L84]" office:value-type="percentage" office:value="0.126829268292683" calcext:value-type="percentage">
            <text:p>13%</text:p>
          </table:table-cell>
          <table:table-cell table:formula="of:=[.M85]/[.I85]" office:value-type="percentage" office:value="5.27449956082974" calcext:value-type="percentage">
            <text:p>527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68" office:value-type="date" office:date-value="2020-01-05" calcext:value-type="date">
            <text:p>05/01/20</text:p>
          </table:table-cell>
          <table:table-cell table:formula="of:=COUNT([$all.B834:.B844])" office:value-type="float" office:value="11" calcext:value-type="float">
            <text:p>11</text:p>
          </table:table-cell>
          <table:table-cell table:formula="of:=SUM([$all.E834:.E844])" office:value-type="float" office:value="44" calcext:value-type="float">
            <text:p>44</text:p>
          </table:table-cell>
          <table:table-cell table:style-name="ce43" table:formula="of:=SUMIF([$all.H834:.H844];&quot;&gt;0&quot;)" office:value-type="float" office:value="10.99" calcext:value-type="float">
            <text:p>10.99</text:p>
          </table:table-cell>
          <table:table-cell table:formula="of:=SUMIF([$all.H834:.H844];&quot;&lt;0&quot;)" office:value-type="float" office:value="-14" calcext:value-type="float">
            <text:p>-14</text:p>
          </table:table-cell>
          <table:table-cell table:style-name="ce43" table:formula="of:=[.D86]+[.E86]" office:value-type="float" office:value="-3.01" calcext:value-type="float">
            <text:p>-3.01</text:p>
          </table:table-cell>
          <table:table-cell table:style-name="ce66" table:formula="of:=[$all.J844]" office:value-type="percentage" office:value="-0.00871039056742813" calcext:value-type="percentage">
            <text:p>-1%</text:p>
          </table:table-cell>
          <table:table-cell table:formula="of:=[$all.O844]" office:value-type="percentage" office:value="0.678674351585014" calcext:value-type="percentage">
            <text:p>68%</text:p>
          </table:table-cell>
          <table:table-cell table:formula="of:=[$all.K844]" office:value-type="percentage" office:value="0.0228674965766078" calcext:value-type="percentage">
            <text:p>2%</text:p>
          </table:table-cell>
          <table:table-cell/>
          <table:table-cell table:formula="of:=MEDIAN([.$C57:.$C86])" office:value-type="float" office:value="27.5" calcext:value-type="float">
            <text:p>28</text:p>
          </table:table-cell>
          <table:table-cell office:value-type="float" office:value="310.74" calcext:value-type="float">
            <text:p>311</text:p>
          </table:table-cell>
          <table:table-cell table:formula="of:=[.K86]/[.L85]" office:value-type="percentage" office:value="0.130486358244365" calcext:value-type="percentage">
            <text:p>13%</text:p>
          </table:table-cell>
          <table:table-cell table:formula="of:=[.M86]/[.I86]" office:value-type="percentage" office:value="5.7061934089386" calcext:value-type="percentage">
            <text:p>571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4">
          <table:table-cell table:style-name="ce68" office:value-type="date" office:date-value="2020-01-06" calcext:value-type="date">
            <text:p>06/01/20</text:p>
          </table:table-cell>
          <table:table-cell table:formula="of:=COUNT([$all.B846:.B860])" office:value-type="float" office:value="15" calcext:value-type="float">
            <text:p>15</text:p>
          </table:table-cell>
          <table:table-cell table:formula="of:=SUM([$all.E846:.E860])" office:value-type="float" office:value="74" calcext:value-type="float">
            <text:p>74</text:p>
          </table:table-cell>
          <table:table-cell table:style-name="ce43" table:formula="of:=SUMIF([$all.H846:.H860];&quot;&gt;0&quot;)" office:value-type="float" office:value="18.54" calcext:value-type="float">
            <text:p>18.54</text:p>
          </table:table-cell>
          <table:table-cell table:formula="of:=SUMIF([$all.H846:.H860];&quot;&lt;0&quot;)" office:value-type="float" office:value="-33" calcext:value-type="float">
            <text:p>-33</text:p>
          </table:table-cell>
          <table:table-cell table:style-name="ce43" table:formula="of:=[.D87]+[.E87]" office:value-type="float" office:value="-14.46" calcext:value-type="float">
            <text:p>-14.46</text:p>
          </table:table-cell>
          <table:table-cell table:style-name="ce66" table:formula="of:=[$all.J860]" office:value-type="percentage" office:value="-0.0136657101865136" calcext:value-type="percentage">
            <text:p>-1%</text:p>
          </table:table-cell>
          <table:table-cell table:formula="of:=[$all.O860]" office:value-type="percentage" office:value="0.677009873060649" calcext:value-type="percentage">
            <text:p>68%</text:p>
          </table:table-cell>
          <table:table-cell table:formula="of:=[$all.K860]" office:value-type="percentage" office:value="0.0119500930082515" calcext:value-type="percentage">
            <text:p>1%</text:p>
          </table:table-cell>
          <table:table-cell/>
          <table:table-cell table:formula="of:=MEDIAN([.$C58:.$C87])" office:value-type="float" office:value="28" calcext:value-type="float">
            <text:p>28</text:p>
          </table:table-cell>
          <table:table-cell office:value-type="float" office:value="296.28" calcext:value-type="float">
            <text:p>296</text:p>
          </table:table-cell>
          <table:table-cell table:formula="of:=[.K87]/[.L86]" office:value-type="percentage" office:value="0.0901074853575336" calcext:value-type="percentage">
            <text:p>9%</text:p>
          </table:table-cell>
          <table:table-cell table:formula="of:=[.M87]/[.I87]" office:value-type="percentage" office:value="7.54031665655783" calcext:value-type="percentage">
            <text:p>754%</text:p>
          </table:table-cell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>
            <draw:frame table:end-cell-address="daily.O106" table:end-x="3.72mm" table:end-y="2.14mm" draw:z-index="0" draw:name="Chart 1" draw:style-name="gr1" draw:text-style-name="P1" svg:width="220.99mm" svg:height="68.31mm" svg:x="6.39mm" svg:y="3.72mm">
              <loext:p draw:notify-on-update-of-ranges="daily.A3:daily.A88 daily.L2:daily.L2 daily.L3:daily.L88"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" table:number-rows-repeated="104848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onthly" table:style-name="ta3" table:print="false">
        <office:forms form:automatic-focus="false" form:apply-design-mode="false"/>
        <table:table-column table:style-name="co11" table:default-cell-style-name="ce71"/>
        <table:table-column table:style-name="co12" table:number-columns-repeated="2" table:default-cell-style-name="ce71"/>
        <table:table-column table:style-name="co12" table:default-cell-style-name="ce74"/>
        <table:table-column table:style-name="co13" table:default-cell-style-name="ce74"/>
        <table:table-column table:style-name="co14" table:default-cell-style-name="ce77"/>
        <table:table-column table:style-name="co13" table:number-columns-repeated="15" table:default-cell-style-name="ce77"/>
        <table:table-column table:style-name="co13" table:number-columns-repeated="3" table:default-cell-style-name="ce79"/>
        <table:table-column table:style-name="co5" table:number-columns-repeated="2" table:default-cell-style-name="ce84"/>
        <table:table-column table:style-name="co5" table:number-columns-repeated="998" table:default-cell-style-name="ce47"/>
        <table:table-row table:style-name="ro4">
          <table:table-cell table:style-name="ce67" office:value-type="string" calcext:value-type="string">
            <text:p>month</text:p>
          </table:table-cell>
          <table:table-cell table:style-name="ce67" office:value-type="string" calcext:value-type="string">
            <text:p>bets</text:p>
          </table:table-cell>
          <table:table-cell table:style-name="ce67" office:value-type="string" calcext:value-type="string">
            <text:p>wagered</text:p>
          </table:table-cell>
          <table:table-cell table:style-name="ce73" office:value-type="string" calcext:value-type="string">
            <text:p>net</text:p>
          </table:table-cell>
          <table:table-cell table:style-name="ce73" office:value-type="string" calcext:value-type="string">
            <text:p>roi</text:p>
          </table:table-cell>
          <table:table-cell table:style-name="ce76"/>
          <table:table-cell table:number-columns-repeated="2" table:style-name="ce76" office:value-type="string" calcext:value-type="string">
            <text:p>2020-11</text:p>
          </table:table-cell>
          <table:table-cell table:style-name="ce76" office:value-type="string" calcext:value-type="string">
            <text:p>2020-10</text:p>
          </table:table-cell>
          <table:table-cell table:style-name="ce76" office:value-type="string" calcext:value-type="string">
            <text:p>2020-09</text:p>
          </table:table-cell>
          <table:table-cell table:style-name="ce76" office:value-type="string" calcext:value-type="string">
            <text:p>2020-08</text:p>
          </table:table-cell>
          <table:table-cell table:style-name="ce76" office:value-type="string" calcext:value-type="string">
            <text:p>2020-07</text:p>
          </table:table-cell>
          <table:table-cell table:style-name="ce76" office:value-type="string" calcext:value-type="string">
            <text:p>2020-06</text:p>
          </table:table-cell>
          <table:table-cell table:style-name="ce76" office:value-type="string" calcext:value-type="string">
            <text:p>2020-05</text:p>
          </table:table-cell>
          <table:table-cell table:style-name="ce76" office:value-type="string" calcext:value-type="string">
            <text:p>2020-04</text:p>
          </table:table-cell>
          <table:table-cell table:style-name="ce76" office:value-type="string" calcext:value-type="string">
            <text:p>2020-03</text:p>
          </table:table-cell>
          <table:table-cell table:style-name="ce76" office:value-type="string" calcext:value-type="string">
            <text:p>2020-02</text:p>
          </table:table-cell>
          <table:table-cell table:style-name="ce76" office:value-type="string" calcext:value-type="string">
            <text:p>2020-01</text:p>
          </table:table-cell>
          <table:table-cell table:style-name="ce76" office:value-type="string" calcext:value-type="string">
            <text:p>2019-12</text:p>
          </table:table-cell>
          <table:table-cell table:style-name="ce76" office:value-type="string" calcext:value-type="string">
            <text:p>2019-11</text:p>
          </table:table-cell>
          <table:table-cell table:style-name="ce76" office:value-type="string" calcext:value-type="string">
            <text:p>2019-10</text:p>
          </table:table-cell>
          <table:table-cell table:style-name="ce78" office:value-type="string" calcext:value-type="string">
            <text:p>2019-09</text:p>
          </table:table-cell>
          <table:table-cell table:style-name="ce78" office:value-type="string" calcext:value-type="string">
            <text:p>2019-08</text:p>
          </table:table-cell>
          <table:table-cell table:style-name="ce78" office:value-type="string" calcext:value-type="string">
            <text:p>2019-07</text:p>
          </table:table-cell>
          <table:table-cell table:style-name="ce81" table:number-columns-repeated="2"/>
          <table:table-cell table:style-name="ce41" table:number-columns-repeated="998"/>
        </table:table-row>
        <table:table-row table:style-name="ro4">
          <table:table-cell table:style-name="ce67" table:number-columns-repeated="3"/>
          <table:table-cell table:style-name="ce73" table:number-columns-repeated="2"/>
          <table:table-cell table:style-name="ce76"/>
          <table:table-cell table:style-name="ce76" table:formula="of:=SUM([.G3:.G28])" office:value-type="float" office:value="-1.82" calcext:value-type="float">
            <text:p>-2</text:p>
          </table:table-cell>
          <table:table-cell table:style-name="ce76" table:formula="of:=SUM([.H3:.H28])" office:value-type="float" office:value="-1.82" calcext:value-type="float">
            <text:p>-2</text:p>
          </table:table-cell>
          <table:table-cell table:style-name="ce76" table:formula="of:=SUM([.I3:.I28])" office:value-type="float" office:value="-1.62416666666667" calcext:value-type="float">
            <text:p>-2</text:p>
          </table:table-cell>
          <table:table-cell table:style-name="ce76" table:formula="of:=SUM([.J3:.J28])" office:value-type="float" office:value="4.21" calcext:value-type="float">
            <text:p>4</text:p>
          </table:table-cell>
          <table:table-cell table:style-name="ce76" table:formula="of:=SUM([.K3:.K28])" office:value-type="float" office:value="3.06583333333333" calcext:value-type="float">
            <text:p>3</text:p>
          </table:table-cell>
          <table:table-cell table:style-name="ce76" table:formula="of:=SUM([.L3:.L28])" office:value-type="float" office:value="-1.86833333333334" calcext:value-type="float">
            <text:p>-2</text:p>
          </table:table-cell>
          <table:table-cell table:style-name="ce76" table:formula="of:=SUM([.M3:.M28])" office:value-type="float" office:value="-2.84166666666667" calcext:value-type="float">
            <text:p>-3</text:p>
          </table:table-cell>
          <table:table-cell table:style-name="ce76" table:formula="of:=SUM([.N3:.N28])" office:value-type="float" office:value="-2.84166666666667" calcext:value-type="float">
            <text:p>-3</text:p>
          </table:table-cell>
          <table:table-cell table:style-name="ce76" table:formula="of:=SUM([.O3:.O28])" office:value-type="float" office:value="-2.84166666666667" calcext:value-type="float">
            <text:p>-3</text:p>
          </table:table-cell>
          <table:table-cell table:style-name="ce76" table:formula="of:=SUM([.P3:.P28])" office:value-type="float" office:value="-2.84166666666667" calcext:value-type="float">
            <text:p>-3</text:p>
          </table:table-cell>
          <table:table-cell table:style-name="ce76" table:formula="of:=SUM([.Q3:.Q28])" office:value-type="float" office:value="-2.84166666666667" calcext:value-type="float">
            <text:p>-3</text:p>
          </table:table-cell>
          <table:table-cell table:style-name="ce76" table:formula="of:=SUM([.R3:.R28])" office:value-type="float" office:value="-2.84166666666667" calcext:value-type="float">
            <text:p>-3</text:p>
          </table:table-cell>
          <table:table-cell table:style-name="ce76" table:formula="of:=SUM([.S3:.S28])" office:value-type="float" office:value="-1.02166666666667" calcext:value-type="float">
            <text:p>-1</text:p>
          </table:table-cell>
          <table:table-cell table:style-name="ce76" table:formula="of:=SUM([.T3:.T28])" office:value-type="float" office:value="-1.02166666666667" calcext:value-type="float">
            <text:p>-1</text:p>
          </table:table-cell>
          <table:table-cell table:style-name="ce76" table:formula="of:=SUM([.U3:.U28])" office:value-type="float" office:value="-1.2175" calcext:value-type="float">
            <text:p>-1</text:p>
          </table:table-cell>
          <table:table-cell table:style-name="ce78" table:formula="of:=SUM([.V3:.V28])" office:value-type="float" office:value="-7.05166666666667" calcext:value-type="float">
            <text:p>-7</text:p>
          </table:table-cell>
          <table:table-cell table:style-name="ce78" table:formula="of:=SUM([.W3:.W28])" office:value-type="float" office:value="-5.9075" calcext:value-type="float">
            <text:p>-6</text:p>
          </table:table-cell>
          <table:table-cell table:style-name="ce78" table:formula="of:=SUM([.X3:.X28])" office:value-type="float" office:value="-0.973333333333333" calcext:value-type="float">
            <text:p>-1</text:p>
          </table:table-cell>
          <table:table-cell table:style-name="ce82"/>
          <table:table-cell table:style-name="ce81"/>
          <table:table-cell table:number-columns-repeated="998"/>
        </table:table-row>
        <table:table-row table:style-name="ro4">
          <table:table-cell table:number-columns-repeated="24"/>
          <table:table-cell table:style-name="ce83"/>
          <table:table-cell table:number-columns-repeated="999"/>
        </table:table-row>
        <table:table-row table:style-name="ro4">
          <table:table-cell office:value-type="string" calcext:value-type="string">
            <text:p>2020-01</text:p>
          </table:table-cell>
          <table:table-cell table:formula="of:=SUM([$daily.B84:.B89])" office:value-type="float" office:value="45" calcext:value-type="float">
            <text:p>45</text:p>
          </table:table-cell>
          <table:table-cell table:formula="of:=SUM([$daily.C84:.C89])" office:value-type="float" office:value="209" calcext:value-type="float">
            <text:p>209</text:p>
          </table:table-cell>
          <table:table-cell table:formula="of:=SUM([$daily.F84:.F89])" office:value-type="float" office:value="-21.84" calcext:value-type="float">
            <text:p>-22</text:p>
          </table:table-cell>
          <table:table-cell table:style-name="ce75" table:formula="of:=[.D4]/[.C4]" office:value-type="percentage" office:value="-0.104497607655502" calcext:value-type="percentage">
            <text:p>-10%</text:p>
          </table:table-cell>
          <table:table-cell/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formula="of:=[.$D4]/12" office:value-type="float" office:value="-1.82" calcext:value-type="float">
            <text:p>-2</text:p>
          </table:table-cell>
          <table:table-cell table:number-columns-repeated="6"/>
          <table:table-cell table:style-name="ce83"/>
          <table:table-cell table:number-columns-repeated="999"/>
        </table:table-row>
        <table:table-row table:style-name="ro4">
          <table:table-cell table:style-name="ce72" office:value-type="string" calcext:value-type="string">
            <text:p>2019-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75" table:formula="of:=[.D5]/[.C5]" office:value-type="string" office:string-value="" calcext:value-type="error">
            <text:p>#DIV/0!</text:p>
          </table:table-cell>
          <table:table-cell table:number-columns-repeated="2"/>
          <table:table-cell table:number-columns-repeated="12" office:value-type="float" office:value="0" calcext:value-type="float">
            <text:p>0</text:p>
          </table:table-cell>
          <table:table-cell table:number-columns-repeated="5"/>
          <table:table-cell table:style-name="ce83"/>
          <table:table-cell table:number-columns-repeated="999"/>
        </table:table-row>
        <table:table-row table:style-name="ro4">
          <table:table-cell table:style-name="ce72" office:value-type="string" calcext:value-type="string">
            <text:p>2019-11</text:p>
          </table:table-cell>
          <table:table-cell table:formula="of:=SUM([$daily.B81:.B83])" office:value-type="float" office:value="5" calcext:value-type="float">
            <text:p>5</text:p>
          </table:table-cell>
          <table:table-cell table:formula="of:=SUM([$daily.C81:.C83])" office:value-type="float" office:value="13" calcext:value-type="float">
            <text:p>13</text:p>
          </table:table-cell>
          <table:table-cell table:formula="of:=SUM([$daily.F81:.F83])" office:value-type="float" office:value="2.35" calcext:value-type="float">
            <text:p>2</text:p>
          </table:table-cell>
          <table:table-cell table:style-name="ce75" table:formula="of:=[.D6]/[.C6]" office:value-type="percentage" office:value="0.180769230769231" calcext:value-type="percentage">
            <text:p>18%</text:p>
          </table:table-cell>
          <table:table-cell table:number-columns-repeated="3"/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formula="of:=[.$D$6]/12" office:value-type="float" office:value="0.195833333333333" calcext:value-type="float">
            <text:p>0</text:p>
          </table:table-cell>
          <table:table-cell table:number-columns-repeated="4"/>
          <table:table-cell table:style-name="ce83"/>
          <table:table-cell table:number-columns-repeated="999"/>
        </table:table-row>
        <table:table-row table:style-name="ro4">
          <table:table-cell office:value-type="string" calcext:value-type="string">
            <text:p>2019-10</text:p>
          </table:table-cell>
          <table:table-cell table:formula="of:=SUM([$daily.B50:.B80])" office:value-type="float" office:value="236" calcext:value-type="float">
            <text:p>236</text:p>
          </table:table-cell>
          <table:table-cell table:formula="of:=SUM([$daily.C50:.C80])" office:value-type="float" office:value="729" calcext:value-type="float">
            <text:p>729</text:p>
          </table:table-cell>
          <table:table-cell table:formula="of:=SUM([$daily.F50:.F80])" office:value-type="float" office:value="70.01" calcext:value-type="float">
            <text:p>70</text:p>
          </table:table-cell>
          <table:table-cell table:style-name="ce75" table:formula="of:=[.D7]/[.C7]" office:value-type="percentage" office:value="0.0960356652949245" calcext:value-type="percentage">
            <text:p>10%</text:p>
          </table:table-cell>
          <table:table-cell table:number-columns-repeated="4"/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 table:formula="of:=[.$D$7]/12" office:value-type="float" office:value="5.83416666666667" calcext:value-type="float">
            <text:p>6</text:p>
          </table:table-cell>
          <table:table-cell/>
          <table:table-cell table:style-name="ce80"/>
          <table:table-cell table:number-columns-repeated="1001"/>
        </table:table-row>
        <table:table-row table:style-name="ro4">
          <table:table-cell office:value-type="string" calcext:value-type="string">
            <text:p>2019-09</text:p>
          </table:table-cell>
          <table:table-cell table:formula="of:=SUM([$daily.B32:.B49])" office:value-type="float" office:value="81" calcext:value-type="float">
            <text:p>81</text:p>
          </table:table-cell>
          <table:table-cell table:formula="of:=SUM([$daily.C32:.C49])" office:value-type="float" office:value="191" calcext:value-type="float">
            <text:p>191</text:p>
          </table:table-cell>
          <table:table-cell table:formula="of:=SUM([$daily.F32:.F49])" office:value-type="float" office:value="-13.73" calcext:value-type="float">
            <text:p>-14</text:p>
          </table:table-cell>
          <table:table-cell table:style-name="ce75" table:formula="of:=[.D8]/[.C8]" office:value-type="percentage" office:value="-0.0718848167539267" calcext:value-type="percentage">
            <text:p>-7%</text:p>
          </table:table-cell>
          <table:table-cell table:number-columns-repeated="5"/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formula="of:=[.$D$8]/12" office:value-type="float" office:value="-1.14416666666667" calcext:value-type="float">
            <text:p>-1</text:p>
          </table:table-cell>
          <table:table-cell table:style-name="ce80"/>
          <table:table-cell table:number-columns-repeated="1001"/>
        </table:table-row>
        <table:table-row table:style-name="ro4">
          <table:table-cell office:value-type="string" calcext:value-type="string">
            <text:p>2019-08</text:p>
          </table:table-cell>
          <table:table-cell table:formula="of:=SUM([$daily.B9:.B31])" office:value-type="float" office:value="259" calcext:value-type="float">
            <text:p>259</text:p>
          </table:table-cell>
          <table:table-cell table:formula="of:=SUM([$daily.C9:.C31])" office:value-type="float" office:value="808" calcext:value-type="float">
            <text:p>808</text:p>
          </table:table-cell>
          <table:table-cell table:formula="of:=SUM([$daily.F9:.F31])" office:value-type="float" office:value="-59.21" calcext:value-type="float">
            <text:p>-59</text:p>
          </table:table-cell>
          <table:table-cell table:style-name="ce75" table:formula="of:=[.D9]/[.C9]" office:value-type="percentage" office:value="-0.073279702970297" calcext:value-type="percentage">
            <text:p>-7%</text:p>
          </table:table-cell>
          <table:table-cell table:number-columns-repeated="6"/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 table:formula="of:=[.$D$9]/12" office:value-type="float" office:value="-4.93416666666667" calcext:value-type="float">
            <text:p>-5</text:p>
          </table:table-cell>
          <table:table-cell/>
          <table:table-cell table:style-name="ce83"/>
          <table:table-cell table:number-columns-repeated="999"/>
        </table:table-row>
        <table:table-row table:style-name="ro4">
          <table:table-cell office:value-type="string" calcext:value-type="string">
            <text:p>2019-07</text:p>
          </table:table-cell>
          <table:table-cell table:formula="of:=SUM([$daily.B3:.B8])" office:value-type="float" office:value="83" calcext:value-type="float">
            <text:p>83</text:p>
          </table:table-cell>
          <table:table-cell table:formula="of:=SUM([$daily.C3:.C8])" office:value-type="float" office:value="838" calcext:value-type="float">
            <text:p>838</text:p>
          </table:table-cell>
          <table:table-cell table:formula="of:=SUM([$daily.F3:.F8])" office:value-type="float" office:value="-11.68" calcext:value-type="float">
            <text:p>-12</text:p>
          </table:table-cell>
          <table:table-cell table:style-name="ce75" table:formula="of:=[.D10]/[.C10]" office:value-type="percentage" office:value="-0.0139379474940334" calcext:value-type="percentage">
            <text:p>-1%</text:p>
          </table:table-cell>
          <table:table-cell table:number-columns-repeated="7"/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formula="of:=[.$D$10]/12" office:value-type="float" office:value="-0.973333333333333" calcext:value-type="float">
            <text:p>-1</text:p>
          </table:table-cell>
          <table:table-cell table:style-name="ce83"/>
          <table:table-cell table:number-columns-repeated="999"/>
        </table:table-row>
        <table:table-row table:style-name="ro4" table:number-rows-repeated="104856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AU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AU" style:letter-kerning="true" style:font-name-asian="Segoe UI" style:font-size-asian="12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percentage-style style:name="N110">
      <number:number number:decimal-places="1" loext:min-decimal-places="1" number:min-integer-digits="1"/>
      <number:text>%</number:text>
    </number:percentage-style>
    <number:number-style style:name="N111">
      <number:number number:decimal-places="1" loext:min-decimal-places="1" number:min-integer-digits="1" number:grouping="true"/>
    </number:number-style>
    <number:date-style style:name="N112">
      <number:day/>
      <number:text>-</number:text>
      <number:month number:textual="true"/>
    </number:date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date-style style:name="N10109" number:language="en" number:country="AU">
      <number:day/>
      <number:text>/</number:text>
      <number:month number:style="long"/>
      <number:text>/</number:text>
      <number:year number:style="long"/>
    </number:date-style>
    <number:date-style style:name="N10110" number:language="en" number:country="AU">
      <number:day/>
      <number:text>-</number:text>
      <number:month number:textual="true"/>
      <number:text>-</number:text>
      <number:year/>
    </number:date-style>
    <number:date-style style:name="N10111" number:language="en" number:country="AU">
      <number:day/>
      <number:text>-</number:text>
      <number:month number:textual="true"/>
    </number:date-style>
    <number:date-style style:name="N10112" number:language="en" number:country="AU">
      <number:month number:textual="true"/>
      <number:text>-</number:text>
      <number:year/>
    </number:date-style>
    <number:time-style style:name="N10113" number:language="en" number:country="AU">
      <number:hours/>
      <number:text>:</number:text>
      <number:minutes number:style="long"/>
      <number:text> </number:text>
      <number:am-pm/>
    </number:time-style>
    <number:time-style style:name="N10114" number:language="en" number:country="AU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AU">
      <number:hours/>
      <number:text>:</number:text>
      <number:minutes number:style="long"/>
    </number:time-style>
    <number:time-style style:name="N10116" number:language="en" number:country="AU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AU">
      <number:day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AU">
      <number:number number:decimal-places="0" loext:min-decimal-places="0" number:min-integer-digits="1" number:grouping="true"/>
    </number:number-style>
    <number:number-style style:name="N10118" number:language="en" number:country="AU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AU">
      <number:number number:decimal-places="0" loext:min-decimal-places="0" number:min-integer-digits="1" number:grouping="true"/>
    </number:number-style>
    <number:number-style style:name="N10119" number:language="en" number:country="AU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AU">
      <number:number number:decimal-places="2" loext:min-decimal-places="2" number:min-integer-digits="1" number:grouping="true"/>
    </number:number-style>
    <number:number-style style:name="N10120" number:language="en" number:country="AU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AU">
      <number:number number:decimal-places="2" loext:min-decimal-places="2" number:min-integer-digits="1" number:grouping="true"/>
    </number:number-style>
    <number:number-style style:name="N10121" number:language="en" number:country="AU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AU"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AU">
      <number:text>-</number:text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AU">
      <number:text> - </number:text>
    </number:number-style>
    <number:text-style style:name="N10125" number:language="en" number:country="AU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AU">
      <number:currency-symbol/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AU">
      <number:text>-</number:text>
      <number:currency-symbol/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AU">
      <number:currency-symbol/>
      <number:text>- </number:text>
    </number:currency-style>
    <number:text-style style:name="N10129" number:language="en" number:country="AU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AU"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AU">
      <number:text>-</number:text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AU"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AU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AU">
      <number:currency-symbol/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AU">
      <number:text>-</number:text>
      <number:currency-symbol/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AU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AU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time-style style:name="N10138" number:language="en" number:country="AU">
      <number:minutes number:style="long"/>
      <number:text>:</number:text>
      <number:seconds number:style="long"/>
    </number:time-style>
    <number:time-style style:name="N10139" number:language="en" number:country="AU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0" number:language="en" number:country="AU">
      <number:minutes number:style="long"/>
      <number:text>:</number:text>
      <number:seconds number:style="long" number:decimal-places="1"/>
    </number:time-style>
    <number:number-style style:name="N10141" number:language="en" number:country="AU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ext-properties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03mm" fo:margin-left="0mm" fo:margin-right="0mm" fo:margin-bottom="2.5mm"/>
      </style:header-style>
      <style:footer-style>
        <style:header-footer-properties fo:min-height="6.03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2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07">00/00/0000</text:date>, <text:time style:data-style-name="N2" text:time-value="11:11:34.22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ll" style:display-name="PageStyle_all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daily" style:display-name="PageStyle_dai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  <style:master-page style:name="PageStyle_5f_monthly" style:display-name="PageStyle_monthly" style:page-layout-name="Mpm4">
      <style:header>
        <text:p><text:span text:style-name="MT2"><text:sheet-name>???</text:sheet-name></text:span></text:p>
      </style:header>
      <style:header-left style:display="false"/>
      <style:footer>
        <text:p><text:span text:style-name="MT2">Page </text:span><text:span text:style-name="MT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07T11:15:32.697000000</dc:date>
    <meta:generator>LibreOffice/5.2.6.2$Windows_X86_64 LibreOffice_project/a3100ed2409ebf1c212f5048fbe377c281438fdc</meta:generator>
    <meta:editing-duration>PT14M28S</meta:editing-duration>
    <meta:editing-cycles>4</meta:editing-cycles>
    <meta:document-statistic meta:table-count="3" meta:cell-count="11609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3">
      <number:number number:decimal-places="0" loext:min-decimal-places="0" number:min-integer-digits="1" number:grouping="true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h1" style:family="chart">
      <style:graphic-properties draw:stroke="solid" svg:stroke-width="0.026cm" svg:stroke-color="#5b9bd5" draw:fill-color="#5b9bd5"/>
    </style:style>
    <style:style style:name="ch2" style:family="chart">
      <style:chart-properties chart:auto-position="true" style:rotation-angle="0"/>
      <style:text-properties fo:color="#ffffff" fo:font-family="Calibri" fo:font-size="15pt" fo:font-weight="bold" style:font-size-asian="15pt" style:font-weight-asian="bold" style:font-size-complex="15pt" style:font-weight-complex="bold"/>
    </style:style>
    <style:style style:name="ch3" style:family="chart">
      <style:chart-properties chart:include-hidden-cells="false" chart:auto-position="true" chart:auto-size="true" chart:treat-empty-cells="leave-gap"/>
    </style:style>
    <style:style style:name="ch4" style:family="chart" style:data-style-name="N37">
      <style:chart-properties chart:display-label="true" chart:logarithmic="false" chart:reverse-direction="false" text:line-break="false" loext:try-staggering-first="true" chart:label-arrangement="side-by-side" chart:link-data-style-to-source="true" chart:axis-position="0" chart:tick-mark-position="at-axis"/>
      <style:graphic-properties svg:stroke-width="0.035cm" svg:stroke-color="#ffffff"/>
      <style:text-properties fo:color="#ffffff" fo:font-family="Calibri" fo:font-size="9pt" style:font-size-asian="9pt" style:font-size-complex="9pt"/>
    </style:style>
    <style:style style:name="ch5" style:family="chart" style:data-style-name="N3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end" chart:tick-mark-position="at-axis"/>
      <style:graphic-properties draw:stroke="none" svg:stroke-width="0.018cm" svg:stroke-color="#b3b3b3"/>
      <style:text-properties fo:color="#ffffff" fo:font-family="Calibri" fo:font-size="9pt" style:font-size-asian="9pt" style:font-size-complex="9pt"/>
    </style:style>
    <style:style style:name="ch6" style:family="chart">
      <style:graphic-properties svg:stroke-width="0.018cm" svg:stroke-color="#b3b3b3"/>
    </style:style>
    <style:style style:name="ch7" style:family="chart" style:data-style-name="N3">
      <style:chart-properties chart:symbol-type="none" chart:link-data-style-to-source="true" chart:label-position="right">
        <chart:label-separator>
          <text:p>; </text:p>
        </chart:label-separator>
      </style:chart-properties>
      <style:graphic-properties svg:stroke-width="0.097cm" svg:stroke-color="#ffffff" draw:fill-color="#ffffff"/>
      <style:text-properties fo:font-size="10pt" style:font-size-asian="10pt" style:font-size-complex="10pt"/>
    </style:style>
    <style:style style:name="ch8" style:family="chart">
      <style:graphic-properties draw:fill="none" draw:fill-color="#d9d9d9"/>
    </style:style>
    <style:style style:name="ch9" style:family="chart">
      <style:graphic-properties draw:fill-color="#d9d9d9"/>
    </style:style>
  </office:automatic-styles>
  <office:body>
    <office:chart>
      <chart:chart svg:width="22.1cm" svg:height="6.833cm" xlink:href=".." xlink:type="simple" chart:class="chart:line" chart:style-name="ch1">
        <chart:title svg:x="10.201cm" svg:y="0.272cm" chart:style-name="ch2">
          <text:p>closing</text:p>
        </chart:title>
        <chart:plot-area chart:style-name="ch3" table:cell-range-address="daily.A3:daily.A88 daily.L2:daily.L88" chart:data-source-has-labels="both" svg:x="0.442cm" svg:y="1.361cm" svg:width="21.216cm" svg:height="5.336cm">
          <chartooo:coordinate-region svg:x="0.991cm" svg:y="1.547cm" svg:width="20.089cm" svg:height="4.53cm"/>
          <chart:axis chart:dimension="x" chart:name="primary-x" chart:style-name="ch4" chartooo:axis-type="auto">
            <chartooo:date-scale/>
            <chart:categories table:cell-range-address="daily.A3:daily.A88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daily.L3:daily.L88" chart:label-cell-address="daily.L2:daily.L2" chart:class="chart:line">
            <chart:data-point chart:repeated="8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daily.L2:daily.L2</svg:desc>
                </draw:g>
              </table:table-cell>
            </table:table-row>
          </table:table-header-rows>
          <table:table-rows>
            <table:table-row>
              <table:table-cell office:value-type="float" office:value="43670">
                <text:p>43670</text:p>
                <draw:g>
                  <svg:desc>daily.A3:daily.A88</svg:desc>
                </draw:g>
              </table:table-cell>
              <table:table-cell office:value-type="float" office:value="230.3">
                <text:p>230.3</text:p>
                <draw:g>
                  <svg:desc>daily.L3:daily.L88</svg:desc>
                </draw:g>
              </table:table-cell>
            </table:table-row>
            <table:table-row>
              <table:table-cell office:value-type="float" office:value="43671">
                <text:p>43671</text:p>
              </table:table-cell>
              <table:table-cell office:value-type="float" office:value="268.05">
                <text:p>268.05</text:p>
              </table:table-cell>
            </table:table-row>
            <table:table-row>
              <table:table-cell office:value-type="float" office:value="43672">
                <text:p>43672</text:p>
              </table:table-cell>
              <table:table-cell office:value-type="float" office:value="257.15">
                <text:p>257.15</text:p>
              </table:table-cell>
            </table:table-row>
            <table:table-row>
              <table:table-cell office:value-type="float" office:value="43674">
                <text:p>43674</text:p>
              </table:table-cell>
              <table:table-cell office:value-type="float" office:value="154.35">
                <text:p>154.35</text:p>
              </table:table-cell>
            </table:table-row>
            <table:table-row>
              <table:table-cell office:value-type="float" office:value="43676">
                <text:p>43676</text:p>
              </table:table-cell>
              <table:table-cell office:value-type="float" office:value="148.72">
                <text:p>148.72</text:p>
              </table:table-cell>
            </table:table-row>
            <table:table-row>
              <table:table-cell office:value-type="float" office:value="43677">
                <text:p>43677</text:p>
              </table:table-cell>
              <table:table-cell office:value-type="float" office:value="143.82">
                <text:p>143.82</text:p>
              </table:table-cell>
            </table:table-row>
            <table:table-row>
              <table:table-cell office:value-type="float" office:value="43678">
                <text:p>43678</text:p>
              </table:table-cell>
              <table:table-cell office:value-type="float" office:value="156.07">
                <text:p>156.07</text:p>
              </table:table-cell>
            </table:table-row>
            <table:table-row>
              <table:table-cell office:value-type="float" office:value="43679">
                <text:p>43679</text:p>
              </table:table-cell>
              <table:table-cell office:value-type="float" office:value="145.91">
                <text:p>145.91</text:p>
              </table:table-cell>
            </table:table-row>
            <table:table-row>
              <table:table-cell office:value-type="float" office:value="43680">
                <text:p>43680</text:p>
              </table:table-cell>
              <table:table-cell office:value-type="float" office:value="141.19">
                <text:p>141.19</text:p>
              </table:table-cell>
            </table:table-row>
            <table:table-row>
              <table:table-cell office:value-type="float" office:value="43682">
                <text:p>43682</text:p>
              </table:table-cell>
              <table:table-cell office:value-type="float" office:value="134.73">
                <text:p>134.73</text:p>
              </table:table-cell>
            </table:table-row>
            <table:table-row>
              <table:table-cell office:value-type="float" office:value="43683">
                <text:p>43683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684">
                <text:p>43684</text:p>
              </table:table-cell>
              <table:table-cell office:value-type="float" office:value="132.07">
                <text:p>132.07</text:p>
              </table:table-cell>
            </table:table-row>
            <table:table-row>
              <table:table-cell office:value-type="float" office:value="43685">
                <text:p>43685</text:p>
              </table:table-cell>
              <table:table-cell office:value-type="float" office:value="131.21">
                <text:p>131.21</text:p>
              </table:table-cell>
            </table:table-row>
            <table:table-row>
              <table:table-cell office:value-type="float" office:value="43686">
                <text:p>43686</text:p>
              </table:table-cell>
              <table:table-cell office:value-type="float" office:value="232.32">
                <text:p>232.32</text:p>
              </table:table-cell>
            </table:table-row>
            <table:table-row>
              <table:table-cell office:value-type="float" office:value="43688">
                <text:p>43688</text:p>
              </table:table-cell>
              <table:table-cell office:value-type="float" office:value="173.54">
                <text:p>173.54</text:p>
              </table:table-cell>
            </table:table-row>
            <table:table-row>
              <table:table-cell office:value-type="float" office:value="43690">
                <text:p>43690</text:p>
              </table:table-cell>
              <table:table-cell office:value-type="float" office:value="255.84">
                <text:p>255.84</text:p>
              </table:table-cell>
            </table:table-row>
            <table:table-row>
              <table:table-cell office:value-type="float" office:value="43692">
                <text:p>43692</text:p>
              </table:table-cell>
              <table:table-cell office:value-type="float" office:value="244.2">
                <text:p>244.2</text:p>
              </table:table-cell>
            </table:table-row>
            <table:table-row>
              <table:table-cell office:value-type="float" office:value="43693">
                <text:p>43693</text:p>
              </table:table-cell>
              <table:table-cell office:value-type="float" office:value="230.32">
                <text:p>230.32</text:p>
              </table:table-cell>
            </table:table-row>
            <table:table-row>
              <table:table-cell office:value-type="float" office:value="43694">
                <text:p>43694</text:p>
              </table:table-cell>
              <table:table-cell office:value-type="float" office:value="222.94">
                <text:p>222.94</text:p>
              </table:table-cell>
            </table:table-row>
            <table:table-row>
              <table:table-cell office:value-type="float" office:value="43695">
                <text:p>43695</text:p>
              </table:table-cell>
              <table:table-cell office:value-type="float" office:value="224.54">
                <text:p>224.54</text:p>
              </table:table-cell>
            </table:table-row>
            <table:table-row>
              <table:table-cell office:value-type="float" office:value="43696">
                <text:p>43696</text:p>
              </table:table-cell>
              <table:table-cell office:value-type="float" office:value="226.65">
                <text:p>226.65</text:p>
              </table:table-cell>
            </table:table-row>
            <table:table-row>
              <table:table-cell office:value-type="float" office:value="43697">
                <text:p>43697</text:p>
              </table:table-cell>
              <table:table-cell office:value-type="float" office:value="246.73">
                <text:p>246.73</text:p>
              </table:table-cell>
            </table:table-row>
            <table:table-row>
              <table:table-cell office:value-type="float" office:value="43698">
                <text:p>43698</text:p>
              </table:table-cell>
              <table:table-cell office:value-type="float" office:value="239.13">
                <text:p>239.13</text:p>
              </table:table-cell>
            </table:table-row>
            <table:table-row>
              <table:table-cell office:value-type="float" office:value="43699">
                <text:p>43699</text:p>
              </table:table-cell>
              <table:table-cell office:value-type="float" office:value="227.67">
                <text:p>227.67</text:p>
              </table:table-cell>
            </table:table-row>
            <table:table-row>
              <table:table-cell office:value-type="float" office:value="43700">
                <text:p>43700</text:p>
              </table:table-cell>
              <table:table-cell office:value-type="float" office:value="228.34">
                <text:p>228.34</text:p>
              </table:table-cell>
            </table:table-row>
            <table:table-row>
              <table:table-cell office:value-type="float" office:value="43703">
                <text:p>43703</text:p>
              </table:table-cell>
              <table:table-cell office:value-type="float" office:value="211.15">
                <text:p>211.15</text:p>
              </table:table-cell>
            </table:table-row>
            <table:table-row>
              <table:table-cell office:value-type="float" office:value="43704">
                <text:p>43704</text:p>
              </table:table-cell>
              <table:table-cell office:value-type="float" office:value="203.31">
                <text:p>203.31</text:p>
              </table:table-cell>
            </table:table-row>
            <table:table-row>
              <table:table-cell office:value-type="float" office:value="43706">
                <text:p>43706</text:p>
              </table:table-cell>
              <table:table-cell office:value-type="float" office:value="166.53">
                <text:p>166.53</text:p>
              </table:table-cell>
            </table:table-row>
            <table:table-row>
              <table:table-cell office:value-type="float" office:value="43707">
                <text:p>43707</text:p>
              </table:table-cell>
              <table:table-cell office:value-type="float" office:value="169.18">
                <text:p>169.18</text:p>
              </table:table-cell>
            </table:table-row>
            <table:table-row>
              <table:table-cell office:value-type="float" office:value="43710">
                <text:p>43710</text:p>
              </table:table-cell>
              <table:table-cell office:value-type="float" office:value="157.69">
                <text:p>157.69</text:p>
              </table:table-cell>
            </table:table-row>
            <table:table-row>
              <table:table-cell office:value-type="float" office:value="43711">
                <text:p>43711</text:p>
              </table:table-cell>
              <table:table-cell office:value-type="float" office:value="144.69">
                <text:p>144.69</text:p>
              </table:table-cell>
            </table:table-row>
            <table:table-row>
              <table:table-cell office:value-type="float" office:value="43713">
                <text:p>43713</text:p>
              </table:table-cell>
              <table:table-cell office:value-type="float" office:value="140.69">
                <text:p>140.69</text:p>
              </table:table-cell>
            </table:table-row>
            <table:table-row>
              <table:table-cell office:value-type="float" office:value="43714">
                <text:p>43714</text:p>
              </table:table-cell>
              <table:table-cell office:value-type="float" office:value="138.69">
                <text:p>138.69</text:p>
              </table:table-cell>
            </table:table-row>
            <table:table-row>
              <table:table-cell office:value-type="float" office:value="43724">
                <text:p>43724</text:p>
              </table:table-cell>
              <table:table-cell office:value-type="float" office:value="141.49">
                <text:p>141.49</text:p>
              </table:table-cell>
            </table:table-row>
            <table:table-row>
              <table:table-cell office:value-type="float" office:value="43725">
                <text:p>43725</text:p>
              </table:table-cell>
              <table:table-cell office:value-type="float" office:value="139.53">
                <text:p>139.53</text:p>
              </table:table-cell>
            </table:table-row>
            <table:table-row>
              <table:table-cell office:value-type="float" office:value="43726">
                <text:p>43726</text:p>
              </table:table-cell>
              <table:table-cell office:value-type="float" office:value="144.94">
                <text:p>144.94</text:p>
              </table:table-cell>
            </table:table-row>
            <table:table-row>
              <table:table-cell office:value-type="float" office:value="43727">
                <text:p>43727</text:p>
              </table:table-cell>
              <table:table-cell office:value-type="float" office:value="146.67">
                <text:p>146.67</text:p>
              </table:table-cell>
            </table:table-row>
            <table:table-row>
              <table:table-cell office:value-type="float" office:value="43728">
                <text:p>43728</text:p>
              </table:table-cell>
              <table:table-cell office:value-type="float" office:value="144.65">
                <text:p>144.65</text:p>
              </table:table-cell>
            </table:table-row>
            <table:table-row>
              <table:table-cell office:value-type="float" office:value="43729">
                <text:p>43729</text:p>
              </table:table-cell>
              <table:table-cell office:value-type="float" office:value="150.23">
                <text:p>150.23</text:p>
              </table:table-cell>
            </table:table-row>
            <table:table-row>
              <table:table-cell office:value-type="float" office:value="43730">
                <text:p>43730</text:p>
              </table:table-cell>
              <table:table-cell office:value-type="float" office:value="151.03">
                <text:p>151.03</text:p>
              </table:table-cell>
            </table:table-row>
            <table:table-row>
              <table:table-cell office:value-type="float" office:value="43731">
                <text:p>43731</text:p>
              </table:table-cell>
              <table:table-cell office:value-type="float" office:value="151.19">
                <text:p>151.19</text:p>
              </table:table-cell>
            </table:table-row>
            <table:table-row>
              <table:table-cell office:value-type="float" office:value="43732">
                <text:p>43732</text:p>
              </table:table-cell>
              <table:table-cell office:value-type="float" office:value="150.39">
                <text:p>150.39</text:p>
              </table:table-cell>
            </table:table-row>
            <table:table-row>
              <table:table-cell office:value-type="float" office:value="43733">
                <text:p>43733</text:p>
              </table:table-cell>
              <table:table-cell office:value-type="float" office:value="149.08">
                <text:p>149.08</text:p>
              </table:table-cell>
            </table:table-row>
            <table:table-row>
              <table:table-cell office:value-type="float" office:value="43734">
                <text:p>43734</text:p>
              </table:table-cell>
              <table:table-cell office:value-type="float" office:value="143.76">
                <text:p>143.76</text:p>
              </table:table-cell>
            </table:table-row>
            <table:table-row>
              <table:table-cell office:value-type="float" office:value="43735">
                <text:p>43735</text:p>
              </table:table-cell>
              <table:table-cell office:value-type="float" office:value="145.46">
                <text:p>145.46</text:p>
              </table:table-cell>
            </table:table-row>
            <table:table-row>
              <table:table-cell office:value-type="float" office:value="43737">
                <text:p>43737</text:p>
              </table:table-cell>
              <table:table-cell office:value-type="float" office:value="145.2">
                <text:p>145.2</text:p>
              </table:table-cell>
            </table:table-row>
            <table:table-row>
              <table:table-cell office:value-type="float" office:value="43738">
                <text:p>43738</text:p>
              </table:table-cell>
              <table:table-cell office:value-type="float" office:value="146.76">
                <text:p>146.76</text:p>
              </table:table-cell>
            </table:table-row>
            <table:table-row>
              <table:table-cell office:value-type="float" office:value="43739">
                <text:p>43739</text:p>
              </table:table-cell>
              <table:table-cell office:value-type="float" office:value="145.5">
                <text:p>145.5</text:p>
              </table:table-cell>
            </table:table-row>
            <table:table-row>
              <table:table-cell office:value-type="float" office:value="43740">
                <text:p>43740</text:p>
              </table:table-cell>
              <table:table-cell office:value-type="float" office:value="145.75">
                <text:p>145.75</text:p>
              </table:table-cell>
            </table:table-row>
            <table:table-row>
              <table:table-cell office:value-type="float" office:value="43741">
                <text:p>43741</text:p>
              </table:table-cell>
              <table:table-cell office:value-type="float" office:value="147.03">
                <text:p>147.03</text:p>
              </table:table-cell>
            </table:table-row>
            <table:table-row>
              <table:table-cell office:value-type="float" office:value="43742">
                <text:p>43742</text:p>
              </table:table-cell>
              <table:table-cell office:value-type="float" office:value="152.4">
                <text:p>152.4</text:p>
              </table:table-cell>
            </table:table-row>
            <table:table-row>
              <table:table-cell office:value-type="float" office:value="43743">
                <text:p>43743</text:p>
              </table:table-cell>
              <table:table-cell office:value-type="float" office:value="146.54">
                <text:p>146.54</text:p>
              </table:table-cell>
            </table:table-row>
            <table:table-row>
              <table:table-cell office:value-type="float" office:value="43744">
                <text:p>43744</text:p>
              </table:table-cell>
              <table:table-cell office:value-type="float" office:value="144.66">
                <text:p>144.66</text:p>
              </table:table-cell>
            </table:table-row>
            <table:table-row>
              <table:table-cell office:value-type="float" office:value="43745">
                <text:p>43745</text:p>
              </table:table-cell>
              <table:table-cell office:value-type="float" office:value="147.52">
                <text:p>147.52</text:p>
              </table:table-cell>
            </table:table-row>
            <table:table-row>
              <table:table-cell office:value-type="float" office:value="43746">
                <text:p>43746</text:p>
              </table:table-cell>
              <table:table-cell office:value-type="float" office:value="149.85">
                <text:p>149.85</text:p>
              </table:table-cell>
            </table:table-row>
            <table:table-row>
              <table:table-cell office:value-type="float" office:value="43747">
                <text:p>43747</text:p>
              </table:table-cell>
              <table:table-cell office:value-type="float" office:value="153.62">
                <text:p>153.62</text:p>
              </table:table-cell>
            </table:table-row>
            <table:table-row>
              <table:table-cell office:value-type="float" office:value="43748">
                <text:p>43748</text:p>
              </table:table-cell>
              <table:table-cell office:value-type="float" office:value="157.91">
                <text:p>157.91</text:p>
              </table:table-cell>
            </table:table-row>
            <table:table-row>
              <table:table-cell office:value-type="float" office:value="43749">
                <text:p>43749</text:p>
              </table:table-cell>
              <table:table-cell office:value-type="float" office:value="149.71">
                <text:p>149.71</text:p>
              </table:table-cell>
            </table:table-row>
            <table:table-row>
              <table:table-cell office:value-type="float" office:value="43750">
                <text:p>43750</text:p>
              </table:table-cell>
              <table:table-cell office:value-type="float" office:value="152.51">
                <text:p>152.51</text:p>
              </table:table-cell>
            </table:table-row>
            <table:table-row>
              <table:table-cell office:value-type="float" office:value="43751">
                <text:p>43751</text:p>
              </table:table-cell>
              <table:table-cell office:value-type="float" office:value="163.7">
                <text:p>163.7</text:p>
              </table:table-cell>
            </table:table-row>
            <table:table-row>
              <table:table-cell office:value-type="float" office:value="43752">
                <text:p>43752</text:p>
              </table:table-cell>
              <table:table-cell office:value-type="float" office:value="167.97">
                <text:p>167.97</text:p>
              </table:table-cell>
            </table:table-row>
            <table:table-row>
              <table:table-cell office:value-type="float" office:value="43753">
                <text:p>43753</text:p>
              </table:table-cell>
              <table:table-cell office:value-type="float" office:value="173.66">
                <text:p>173.66</text:p>
              </table:table-cell>
            </table:table-row>
            <table:table-row>
              <table:table-cell office:value-type="float" office:value="43754">
                <text:p>43754</text:p>
              </table:table-cell>
              <table:table-cell office:value-type="float" office:value="187.1">
                <text:p>187.1</text:p>
              </table:table-cell>
            </table:table-row>
            <table:table-row>
              <table:table-cell office:value-type="float" office:value="43755">
                <text:p>43755</text:p>
              </table:table-cell>
              <table:table-cell office:value-type="float" office:value="180.48">
                <text:p>180.48</text:p>
              </table:table-cell>
            </table:table-row>
            <table:table-row>
              <table:table-cell office:value-type="float" office:value="43756">
                <text:p>43756</text:p>
              </table:table-cell>
              <table:table-cell office:value-type="float" office:value="191.22">
                <text:p>191.22</text:p>
              </table:table-cell>
            </table:table-row>
            <table:table-row>
              <table:table-cell office:value-type="float" office:value="43757">
                <text:p>43757</text:p>
              </table:table-cell>
              <table:table-cell office:value-type="float" office:value="195.27">
                <text:p>195.27</text:p>
              </table:table-cell>
            </table:table-row>
            <table:table-row>
              <table:table-cell office:value-type="float" office:value="43758">
                <text:p>43758</text:p>
              </table:table-cell>
              <table:table-cell office:value-type="float" office:value="193.57">
                <text:p>193.57</text:p>
              </table:table-cell>
            </table:table-row>
            <table:table-row>
              <table:table-cell office:value-type="float" office:value="43759">
                <text:p>43759</text:p>
              </table:table-cell>
              <table:table-cell office:value-type="float" office:value="200">
                <text:p>200</text:p>
              </table:table-cell>
            </table:table-row>
            <table:table-row>
              <table:table-cell office:value-type="float" office:value="43760">
                <text:p>43760</text:p>
              </table:table-cell>
              <table:table-cell office:value-type="float" office:value="197.82">
                <text:p>197.82</text:p>
              </table:table-cell>
            </table:table-row>
            <table:table-row>
              <table:table-cell office:value-type="float" office:value="43761">
                <text:p>43761</text:p>
              </table:table-cell>
              <table:table-cell office:value-type="float" office:value="206.22">
                <text:p>206.22</text:p>
              </table:table-cell>
            </table:table-row>
            <table:table-row>
              <table:table-cell office:value-type="float" office:value="43762">
                <text:p>43762</text:p>
              </table:table-cell>
              <table:table-cell office:value-type="float" office:value="214.82">
                <text:p>214.82</text:p>
              </table:table-cell>
            </table:table-row>
            <table:table-row>
              <table:table-cell office:value-type="float" office:value="43763">
                <text:p>43763</text:p>
              </table:table-cell>
              <table:table-cell office:value-type="float" office:value="221.04">
                <text:p>221.04</text:p>
              </table:table-cell>
            </table:table-row>
            <table:table-row>
              <table:table-cell office:value-type="float" office:value="43764">
                <text:p>43764</text:p>
              </table:table-cell>
              <table:table-cell office:value-type="float" office:value="211.5">
                <text:p>211.5</text:p>
              </table:table-cell>
            </table:table-row>
            <table:table-row>
              <table:table-cell office:value-type="float" office:value="43765">
                <text:p>43765</text:p>
              </table:table-cell>
              <table:table-cell office:value-type="float" office:value="211.76">
                <text:p>211.76</text:p>
              </table:table-cell>
            </table:table-row>
            <table:table-row>
              <table:table-cell office:value-type="float" office:value="43766">
                <text:p>43766</text:p>
              </table:table-cell>
              <table:table-cell office:value-type="float" office:value="200.64">
                <text:p>200.64</text:p>
              </table:table-cell>
            </table:table-row>
            <table:table-row>
              <table:table-cell office:value-type="float" office:value="43767">
                <text:p>43767</text:p>
              </table:table-cell>
              <table:table-cell office:value-type="float" office:value="205.61">
                <text:p>205.61</text:p>
              </table:table-cell>
            </table:table-row>
            <table:table-row>
              <table:table-cell office:value-type="float" office:value="43768">
                <text:p>43768</text:p>
              </table:table-cell>
              <table:table-cell office:value-type="float" office:value="214.41">
                <text:p>214.41</text:p>
              </table:table-cell>
            </table:table-row>
            <table:table-row>
              <table:table-cell office:value-type="float" office:value="43769">
                <text:p>43769</text:p>
              </table:table-cell>
              <table:table-cell office:value-type="float" office:value="212.77">
                <text:p>212.77</text:p>
              </table:table-cell>
            </table:table-row>
            <table:table-row>
              <table:table-cell office:value-type="float" office:value="43770">
                <text:p>43770</text:p>
              </table:table-cell>
              <table:table-cell office:value-type="float" office:value="214.49">
                <text:p>214.49</text:p>
              </table:table-cell>
            </table:table-row>
            <table:table-row>
              <table:table-cell office:value-type="float" office:value="43771">
                <text:p>43771</text:p>
              </table:table-cell>
              <table:table-cell office:value-type="float" office:value="214.62">
                <text:p>214.62</text:p>
              </table:table-cell>
            </table:table-row>
            <table:table-row>
              <table:table-cell office:value-type="float" office:value="43772">
                <text:p>43772</text:p>
              </table:table-cell>
              <table:table-cell office:value-type="float" office:value="215.12">
                <text:p>215.12</text:p>
              </table:table-cell>
            </table:table-row>
            <table:table-row>
              <table:table-cell office:value-type="float" office:value="43833">
                <text:p>43833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float" office:value="43834">
                <text:p>43834</text:p>
              </table:table-cell>
              <table:table-cell office:value-type="float" office:value="210.75">
                <text:p>210.75</text:p>
              </table:table-cell>
            </table:table-row>
            <table:table-row>
              <table:table-cell office:value-type="float" office:value="43835">
                <text:p>43835</text:p>
              </table:table-cell>
              <table:table-cell office:value-type="float" office:value="310.74">
                <text:p>310.74</text:p>
              </table:table-cell>
            </table:table-row>
            <table:table-row>
              <table:table-cell office:value-type="float" office:value="43836">
                <text:p>43836</text:p>
              </table:table-cell>
              <table:table-cell office:value-type="float" office:value="296.28">
                <text:p>296.28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6.2$Windows_X86_64 LibreOffice_project/a3100ed2409ebf1c212f5048fbe377c281438fdc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